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7cm" fo:min-width="0.28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25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d7d7e3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11" style:family="paragraph">
      <loext:graphic-properties draw:fill="none"/>
      <style:text-properties fo:font-size="8.19999980926514pt" style:font-size-asian="8.19999980926514pt" style:font-size-complex="8.19999980926514pt"/>
    </style:style>
    <style:style style:name="P12" style:family="paragraph">
      <loext:graphic-properties draw:fill="none"/>
      <style:text-properties fo:font-size="11pt" style:font-size-asian="11pt" style:font-size-complex="11pt"/>
    </style:style>
    <style:style style:name="P13" style:family="paragraph">
      <loext:graphic-properties draw:fill="none"/>
      <style:text-properties fo:font-size="6.40000009536743pt" style:font-size-asian="6.40000009536743pt" style:font-size-complex="6.40000009536743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6" style:family="text">
      <style:text-properties fo:color="#101e8e" style:font-name="Arial1" fo:font-size="10pt" style:font-size-asian="10pt" style:font-name-complex="Arial1" style:font-size-complex="10pt"/>
    </style:style>
    <style:style style:name="T7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8" style:family="text">
      <style:text-properties fo:color="#101e8e" style:font-name="Arial1" fo:font-size="18pt" style:font-size-asian="18pt" style:font-name-complex="Arial1" style:font-size-complex="18pt"/>
    </style:style>
    <style:style style:name="T9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10" style:family="text">
      <style:text-properties fo:color="#000000" style:font-name="Arial1" fo:font-size="14pt" style:font-size-asian="14pt" style:font-name-complex="Arial1" style:font-size-complex="14pt"/>
    </style:style>
    <style:style style:name="T11" style:family="text">
      <style:text-properties fo:color="#000000" style:font-name="Arial1" fo:font-size="10pt" style:font-size-asian="10pt" style:font-name-complex="Arial1" style:font-size-complex="10pt"/>
    </style:style>
    <style:style style:name="T12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3" style:family="text">
      <style:text-properties fo:color="#000000" style:font-name="Arial1" fo:font-size="7pt" style:font-size-asian="7pt" style:font-name-complex="Arial1" style:font-size-complex="7pt"/>
    </style:style>
    <style:style style:name="T14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5" style:family="text">
      <style:text-properties fo:color="#000000" style:font-name="Arial1" fo:font-size="8.19999980926514pt" style:font-size-asian="8.19999980926514pt" style:font-name-complex="Arial1" style:font-size-complex="8.19999980926514pt"/>
    </style:style>
    <style:style style:name="T16" style:family="text">
      <style:text-properties fo:color="#000000" style:font-name="Arial1" fo:font-size="11pt" style:font-size-asian="11pt" style:font-name-complex="Arial1" style:font-size-complex="11pt"/>
    </style:style>
    <style:style style:name="T17" style:family="text">
      <style:text-properties fo:color="#000000" style:font-name="Arial1" fo:font-size="14pt" fo:font-weight="bold" style:font-size-asian="14pt" style:font-name-complex="Arial1" style:font-size-complex="14pt" style:font-weight-complex="bold"/>
    </style:style>
    <style:style style:name="T18" style:family="text">
      <style:text-properties fo:color="#000000" style:font-name="Arial1" fo:font-size="6.40000009536743pt" style:font-size-asian="6.40000009536743pt" style:font-name-complex="Arial1" style:font-size-complex="6.40000009536743pt"/>
    </style:style>
    <style:style style:name="T19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20" style:family="text">
      <style:text-properties fo:color="#101e8e" style:font-name="Arial1" fo:font-size="14pt" fo:font-style="italic" fo:font-weight="bold" style:font-size-asian="14pt" style:font-name-complex="Arial1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5cm" svg:x="10.382cm" svg:y="28.2cm">
          <draw:text-box>
            <text:p text:style-name="P1"><text:span text:style-name="T1">1</text:span></text:p>
          </draw:text-box>
        </draw:frame>
        <draw:frame draw:style-name="gr2" draw:text-style-name="P3" draw:layer="layout" svg:width="3.355cm" svg:height="0.712cm" svg:x="8.824cm" svg:y="2.488cm">
          <draw:text-box>
            <text:p text:style-name="P1"><text:span text:style-name="T2">SECTION 5</text:span></text:p>
          </draw:text-box>
        </draw:frame>
        <draw:frame draw:style-name="gr2" draw:text-style-name="P3" draw:layer="layout" svg:width="14.192cm" svg:height="0.712cm" svg:x="3.491cm" svg:y="4.064cm">
          <draw:text-box>
            <text:p text:style-name="P1"><text:span text:style-name="T2">ADVICE ON THE LEGAL BASIS FOR MILITARY </text:span></text:p>
          </draw:text-box>
        </draw:frame>
        <draw:frame draw:style-name="gr2" draw:text-style-name="P3" draw:layer="layout" svg:width="13.206cm" svg:height="0.712cm" svg:x="3.89cm" svg:y="4.84cm">
          <draw:text-box>
            <text:p text:style-name="P1"><text:span text:style-name="T2">ACTION, NOVEMBER 2002 TO MARCH 2003</text:span></text:p>
          </draw:text-box>
        </draw:frame>
        <draw:frame draw:style-name="gr3" draw:text-style-name="P4" draw:layer="layout" svg:width="2.436cm" svg:height="0.628cm" svg:x="2.2cm" svg:y="6.4cm">
          <draw:text-box>
            <text:p text:style-name="P1"><text:span text:style-name="T3">Contents</text:span></text:p>
          </draw:text-box>
        </draw:frame>
        <draw:frame draw:style-name="gr1" draw:text-style-name="P2" draw:layer="layout" svg:width="16.796cm" svg:height="0.475cm" svg:x="2.2cm" svg:y="7.292cm">
          <draw:text-box>
            <text:p text:style-name="P1"><text:span text:style-name="T4">Introduction and key findings <text:s/>........................................................................................... 4</text:span></text:p>
          </draw:text-box>
        </draw:frame>
        <draw:frame draw:style-name="gr1" draw:text-style-name="P2" draw:layer="layout" svg:width="16.796cm" svg:height="0.475cm" svg:x="2.2cm" svg:y="8.157cm">
          <draw:text-box>
            <text:p text:style-name="P1"><text:span text:style-name="T4">UNSCR 1441 <text:s/>................................................................................................................... 5</text:span></text:p>
          </draw:text-box>
        </draw:frame>
        <draw:frame draw:style-name="gr1" draw:text-style-name="P2" draw:layer="layout" svg:width="16.791cm" svg:height="0.475cm" svg:x="2.2cm" svg:y="9.021cm">
          <draw:text-box>
            <text:p text:style-name="P1"><text:span text:style-name="T4">Discussion, debate and advice, November to December 2002 <text:s/>....................................... 6</text:span></text:p>
          </draw:text-box>
        </draw:frame>
        <draw:frame draw:style-name="gr1" draw:text-style-name="P2" draw:layer="layout" svg:width="16.063cm" svg:height="0.475cm" svg:x="2.94cm" svg:y="9.686cm">
          <draw:text-box>
            <text:p text:style-name="P1"><text:span text:style-name="T4">Lord Goldsmith’s conversations with Mr Powell and Mr Straw, November 2002 <text:s/>....... 6</text:span></text:p>
          </draw:text-box>
        </draw:frame>
        <draw:frame draw:style-name="gr1" draw:text-style-name="P2" draw:layer="layout" svg:width="16.072cm" svg:height="0.475cm" svg:x="2.94cm" svg:y="10.35cm">
          <draw:text-box>
            <text:p text:style-name="P1"><text:span text:style-name="T4">Cabinet, 14 November 2002 <text:s/>.................................................................................... 11</text:span></text:p>
          </draw:text-box>
        </draw:frame>
        <draw:frame draw:style-name="gr1" draw:text-style-name="P2" draw:layer="layout" svg:width="16.038cm" svg:height="0.475cm" svg:x="2.94cm" svg:y="11.014cm">
          <draw:text-box>
            <text:p text:style-name="P1"><text:span text:style-name="T4">“</text:span><text:span text:style-name="T4">Material breach” and the need for advice <text:s/>............................................................... 11</text:span></text:p>
          </draw:text-box>
        </draw:frame>
        <draw:frame draw:style-name="gr1" draw:text-style-name="P2" draw:layer="layout" svg:width="16.042cm" svg:height="0.475cm" svg:x="2.94cm" svg:y="11.679cm">
          <draw:text-box>
            <text:p text:style-name="P1"><text:span text:style-name="T4">House of Commons debate on Iraq, 25 November 2002 <text:s/>........................................ 17</text:span></text:p>
          </draw:text-box>
        </draw:frame>
        <draw:frame draw:style-name="gr1" draw:text-style-name="P2" draw:layer="layout" svg:width="16.051cm" svg:height="0.475cm" svg:x="2.94cm" svg:y="12.343cm">
          <draw:text-box>
            <text:p text:style-name="P1"><text:span text:style-name="T4">FCO advice, 6 December 2002 <text:s/>............................................................................... 19</text:span></text:p>
          </draw:text-box>
        </draw:frame>
        <draw:frame draw:style-name="gr1" draw:text-style-name="P2" draw:layer="layout" svg:width="16.8cm" svg:height="0.475cm" svg:x="2.2cm" svg:y="13.208cm">
          <draw:text-box>
            <text:p text:style-name="P1"><text:span text:style-name="T4">Obtaining Lord Goldsmith’s opinion <text:s/>............................................................................... 21</text:span></text:p>
          </draw:text-box>
        </draw:frame>
        <draw:frame draw:style-name="gr1" draw:text-style-name="P2" draw:layer="layout" svg:width="16.021cm" svg:height="0.475cm" svg:x="2.94cm" svg:y="13.872cm">
          <draw:text-box>
            <text:p text:style-name="P1"><text:span text:style-name="T4">Instructions for Lord Goldsmith to advise <text:s/>................................................................ 21</text:span></text:p>
          </draw:text-box>
        </draw:frame>
        <draw:frame draw:style-name="gr1" draw:text-style-name="P2" draw:layer="layout" svg:width="15.983cm" svg:height="0.475cm" svg:x="2.94cm" svg:y="14.537cm">
          <draw:text-box>
            <text:p text:style-name="P1"><text:span text:style-name="T4">Lord Goldsmith’s meeting with No.10 officials, 19 December 2002 <text:s/>........................ 33</text:span></text:p>
          </draw:text-box>
        </draw:frame>
        <draw:frame draw:style-name="gr1" draw:text-style-name="P2" draw:layer="layout" svg:width="16.838cm" svg:height="0.475cm" svg:x="2.2cm" svg:y="15.401cm">
          <draw:text-box>
            <text:p text:style-name="P1"><text:span text:style-name="T4">Lord Goldsmith’s provisional view <text:s/>.................................................................................. 36</text:span></text:p>
          </draw:text-box>
        </draw:frame>
        <draw:frame draw:style-name="gr1" draw:text-style-name="P2" draw:layer="layout" svg:width="16.012cm" svg:height="0.475cm" svg:x="2.94cm" svg:y="16.066cm">
          <draw:text-box>
            <text:p text:style-name="P1"><text:span text:style-name="T4">Lord Goldsmith’s draft advice of 14 January 2003 <text:s/>.................................................. 36</text:span></text:p>
          </draw:text-box>
        </draw:frame>
        <draw:frame draw:style-name="gr1" draw:text-style-name="P2" draw:layer="layout" svg:width="16cm" svg:height="0.475cm" svg:x="2.94cm" svg:y="16.73cm">
          <draw:text-box>
            <text:p text:style-name="P1"><text:span text:style-name="T4">No.10’s reaction to Lord Goldsmith’s advice <text:s/>........................................................... 42</text:span></text:p>
          </draw:text-box>
        </draw:frame>
        <draw:frame draw:style-name="gr1" draw:text-style-name="P2" draw:layer="layout" svg:width="16.135cm" svg:height="0.475cm" svg:x="2.94cm" svg:y="17.394cm">
          <draw:text-box>
            <text:p text:style-name="P1"><text:span text:style-name="T4">Cabinet, 16 January 2003 <text:s/>........................................................................................ 47</text:span></text:p>
          </draw:text-box>
        </draw:frame>
        <draw:frame draw:style-name="gr1" draw:text-style-name="P2" draw:layer="layout" svg:width="16.008cm" svg:height="0.475cm" svg:x="2.94cm" svg:y="18.059cm">
          <draw:text-box>
            <text:p text:style-name="P1"><text:span text:style-name="T4">Lord Goldsmith’s meeting with Sir Jeremy Greenstock, 23 January 2003 <text:s/>.............. 50</text:span></text:p>
          </draw:text-box>
        </draw:frame>
        <draw:frame draw:style-name="gr1" draw:text-style-name="P2" draw:layer="layout" svg:width="15.978cm" svg:height="0.475cm" svg:x="2.94cm" svg:y="18.723cm">
          <draw:text-box>
            <text:p text:style-name="P1"><text:span text:style-name="T4">Mr Blair’s interview on </text:span><text:span text:style-name="T5">BBC Breakfast with Frost</text:span><text:span text:style-name="T4">, 26 January 2003 <text:s/>....................... 53</text:span></text:p>
          </draw:text-box>
        </draw:frame>
        <draw:frame draw:style-name="gr1" draw:text-style-name="P2" draw:layer="layout" svg:width="16.08cm" svg:height="0.475cm" svg:x="2.94cm" svg:y="19.388cm">
          <draw:text-box>
            <text:p text:style-name="P1"><text:span text:style-name="T4">Options for a second resolution <text:s/>............................................................................... 53</text:span></text:p>
          </draw:text-box>
        </draw:frame>
        <draw:frame draw:style-name="gr1" draw:text-style-name="P2" draw:layer="layout" svg:width="16.821cm" svg:height="0.475cm" svg:x="2.2cm" svg:y="20.252cm">
          <draw:text-box>
            <text:p text:style-name="P1"><text:span text:style-name="T4">Lord Goldsmith’s advice, 30 January 2003 <text:s/>.................................................................... 55</text:span></text:p>
          </draw:text-box>
        </draw:frame>
        <draw:frame draw:style-name="gr1" draw:text-style-name="P2" draw:layer="layout" svg:width="16.025cm" svg:height="0.475cm" svg:x="2.94cm" svg:y="20.917cm">
          <draw:text-box>
            <text:p text:style-name="P1"><text:span text:style-name="T4">US agreement to pursue a second resolution <text:s/>......................................................... 58</text:span></text:p>
          </draw:text-box>
        </draw:frame>
        <draw:frame draw:style-name="gr1" draw:text-style-name="P2" draw:layer="layout" svg:width="16.059cm" svg:height="0.475cm" svg:x="2.94cm" svg:y="21.581cm">
          <draw:text-box>
            <text:p text:style-name="P1"><text:span text:style-name="T4">Public statements by Mr Blair, February 2003 <text:s/>......................................................... 60</text:span></text:p>
          </draw:text-box>
        </draw:frame>
        <draw:frame draw:style-name="gr1" draw:text-style-name="P2" draw:layer="layout" svg:width="16.736cm" svg:height="0.475cm" svg:x="2.2cm" svg:y="22.446cm">
          <draw:text-box>
            <text:p text:style-name="P1"><text:span text:style-name="T4">A disagreement between Mr Straw and Mr Wood .......................................................... 64</text:span></text:p>
          </draw:text-box>
        </draw:frame>
        <draw:frame draw:style-name="gr1" draw:text-style-name="P2" draw:layer="layout" svg:width="16.046cm" svg:height="0.475cm" svg:x="2.94cm" svg:y="23.11cm">
          <draw:text-box>
            <text:p text:style-name="P1"><text:span text:style-name="T4">Mr Straw’s letter to Lord Goldsmith, 6 February 2003 <text:s/>............................................. 72</text:span></text:p>
          </draw:text-box>
        </draw:frame>
        <draw:frame draw:style-name="gr1" draw:text-style-name="P2" draw:layer="layout" svg:width="16.123cm" svg:height="0.475cm" svg:x="2.94cm" svg:y="23.774cm">
          <draw:text-box>
            <text:p text:style-name="P1"><text:span text:style-name="T4">Further advice on a second resolution <text:s/>..................................................................... 75</text:span></text:p>
          </draw:text-box>
        </draw:frame>
        <draw:frame draw:style-name="gr1" draw:text-style-name="P2" draw:layer="layout" svg:width="16.838cm" svg:height="0.475cm" svg:x="2.2cm" svg:y="24.639cm">
          <draw:text-box>
            <text:p text:style-name="P1"><text:span text:style-name="T4">Lord Goldsmith’s visit to Washington, 10 February 2003 <text:s/>............................................... 76</text:span></text:p>
          </draw:text-box>
        </draw:frame>
        <draw:frame draw:style-name="gr1" draw:text-style-name="P2" draw:layer="layout" svg:width="16.791cm" svg:height="0.475cm" svg:x="2.2cm" svg:y="25.503cm">
          <draw:text-box>
            <text:p text:style-name="P1"><text:span text:style-name="T4">Agreement on a second resolution <text:s/>................................................................................ 78</text:span></text:p>
          </draw:text-box>
        </draw:frame>
        <draw:frame draw:style-name="gr1" draw:text-style-name="P2" draw:layer="layout" svg:width="16.08cm" svg:height="0.475cm" svg:x="2.94cm" svg:y="26.168cm">
          <draw:text-box>
            <text:p text:style-name="P1"><text:span text:style-name="T4">A second resolution is tabled <text:s/>................................................................................... 80</text:span></text:p>
          </draw:text-box>
        </draw:frame>
      </draw:page>
      <draw:page draw:name="page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2</text:span></text:p>
          </draw:text-box>
        </draw:frame>
        <draw:frame draw:style-name="gr1" draw:text-style-name="P2" draw:layer="layout" svg:width="16.817cm" svg:height="0.475cm" svg:x="2.2cm" svg:y="2.525cm">
          <draw:text-box>
            <text:p text:style-name="P1"><text:span text:style-name="T4">A “reasonable case” <text:s/>....................................................................................................... 81</text:span></text:p>
          </draw:text-box>
        </draw:frame>
        <draw:frame draw:style-name="gr1" draw:text-style-name="P2" draw:layer="layout" svg:width="16.08cm" svg:height="0.475cm" svg:x="2.94cm" svg:y="3.19cm">
          <draw:text-box>
            <text:p text:style-name="P1"><text:span text:style-name="T4">Lord Goldsmith’s meeting with No.10 officials, 27 February 2003 <text:s/>........................... 81</text:span></text:p>
          </draw:text-box>
        </draw:frame>
        <draw:frame draw:style-name="gr1" draw:text-style-name="P2" draw:layer="layout" svg:width="16.046cm" svg:height="0.475cm" svg:x="2.94cm" svg:y="3.854cm">
          <draw:text-box>
            <text:p text:style-name="P1"><text:span text:style-name="T4">Mr Straw’s evidence to the Foreign Affairs Committee, 4 March 2003 <text:s/>.................... 87</text:span></text:p>
          </draw:text-box>
        </draw:frame>
        <draw:frame draw:style-name="gr1" draw:text-style-name="P2" draw:layer="layout" svg:width="16.012cm" svg:height="0.475cm" svg:x="2.94cm" svg:y="4.518cm">
          <draw:text-box>
            <text:p text:style-name="P1"><text:span text:style-name="T4">Sir Jeremy Greenstock’s advice on “end game options”, 4 March 2003 <text:s/>................. 89</text:span></text:p>
          </draw:text-box>
        </draw:frame>
        <draw:frame draw:style-name="gr1" draw:text-style-name="P2" draw:layer="layout" svg:width="15.987cm" svg:height="0.475cm" svg:x="2.94cm" svg:y="5.183cm">
          <draw:text-box>
            <text:p text:style-name="P1"><text:span text:style-name="T4">Mr Blair’s conversation with President Bush, 5 March 2003 <text:s/>................................... 90</text:span></text:p>
          </draw:text-box>
        </draw:frame>
        <draw:frame draw:style-name="gr1" draw:text-style-name="P2" draw:layer="layout" svg:width="16.076cm" svg:height="0.475cm" svg:x="2.94cm" svg:y="5.847cm">
          <draw:text-box>
            <text:p text:style-name="P1"><text:span text:style-name="T4">Advice on the effect of a “veto” <text:s/>................................................................................ 90</text:span></text:p>
          </draw:text-box>
        </draw:frame>
        <draw:frame draw:style-name="gr1" draw:text-style-name="P2" draw:layer="layout" svg:width="16.038cm" svg:height="0.475cm" svg:x="2.94cm" svg:y="6.512cm">
          <draw:text-box>
            <text:p text:style-name="P1"><text:span text:style-name="T4">Cabinet, 6 March 2003 <text:s/>............................................................................................ 92</text:span></text:p>
          </draw:text-box>
        </draw:frame>
        <draw:frame draw:style-name="gr1" draw:text-style-name="P2" draw:layer="layout" svg:width="16.842cm" svg:height="0.475cm" svg:x="2.2cm" svg:y="7.376cm">
          <draw:text-box>
            <text:p text:style-name="P1"><text:span text:style-name="T4">Lord Goldsmith’s advice, 7 March 2003 <text:s/>......................................................................... 93</text:span></text:p>
          </draw:text-box>
        </draw:frame>
        <draw:frame draw:style-name="gr1" draw:text-style-name="P2" draw:layer="layout" svg:width="16.034cm" svg:height="0.475cm" svg:x="2.94cm" svg:y="8.041cm">
          <draw:text-box>
            <text:p text:style-name="P1"><text:span text:style-name="T4">The revival argument – a sound basis “in principle” <text:s/>................................................ 94</text:span></text:p>
          </draw:text-box>
        </draw:frame>
        <draw:frame draw:style-name="gr1" draw:text-style-name="P2" draw:layer="layout" svg:width="16.034cm" svg:height="0.475cm" svg:x="2.94cm" svg:y="8.705cm">
          <draw:text-box>
            <text:p text:style-name="P1"><text:span text:style-name="T4">The revival argument – the effect of resolution 1441 (2002) <text:s/>................................... 95</text:span></text:p>
          </draw:text-box>
        </draw:frame>
        <draw:frame draw:style-name="gr1" draw:text-style-name="P2" draw:layer="layout" svg:width="16.08cm" svg:height="0.475cm" svg:x="2.94cm" svg:y="9.37cm">
          <draw:text-box>
            <text:p text:style-name="P1"><text:span text:style-name="T4">The first line of argument <text:s/>......................................................................................... 96</text:span></text:p>
          </draw:text-box>
        </draw:frame>
        <draw:frame draw:style-name="gr1" draw:text-style-name="P2" draw:layer="layout" svg:width="16.059cm" svg:height="0.475cm" svg:x="2.94cm" svg:y="10.034cm">
          <draw:text-box>
            <text:p text:style-name="P1"><text:span text:style-name="T4">The second line of argument <text:s/>................................................................................... 97</text:span></text:p>
          </draw:text-box>
        </draw:frame>
        <draw:frame draw:style-name="gr1" draw:text-style-name="P2" draw:layer="layout" svg:width="16.131cm" svg:height="0.475cm" svg:x="2.94cm" svg:y="10.698cm">
          <draw:text-box>
            <text:p text:style-name="P1"><text:span text:style-name="T4">The significance of OP12 <text:s/>......................................................................................... 98</text:span></text:p>
          </draw:text-box>
        </draw:frame>
        <draw:frame draw:style-name="gr1" draw:text-style-name="P2" draw:layer="layout" svg:width="16.08cm" svg:height="0.475cm" svg:x="2.94cm" svg:y="11.363cm">
          <draw:text-box>
            <text:p text:style-name="P1"><text:span text:style-name="T4">Other arguments rejected <text:s/>........................................................................................ 99</text:span></text:p>
          </draw:text-box>
        </draw:frame>
        <draw:frame draw:style-name="gr1" draw:text-style-name="P2" draw:layer="layout" svg:width="16.063cm" svg:height="0.475cm" svg:x="2.94cm" svg:y="12.027cm">
          <draw:text-box>
            <text:p text:style-name="P1"><text:span text:style-name="T4">Lord Goldsmith’s conclusions <text:s/>................................................................................ 100</text:span></text:p>
          </draw:text-box>
        </draw:frame>
        <draw:frame draw:style-name="gr1" draw:text-style-name="P2" draw:layer="layout" svg:width="15.991cm" svg:height="0.475cm" svg:x="2.94cm" svg:y="12.692cm">
          <draw:text-box>
            <text:p text:style-name="P1"><text:span text:style-name="T4">Other matters dealt with in Lord Goldsmith’s 7 March advice <text:s/>............................... 105</text:span></text:p>
          </draw:text-box>
        </draw:frame>
        <draw:frame draw:style-name="gr1" draw:text-style-name="P2" draw:layer="layout" svg:width="16.804cm" svg:height="0.475cm" svg:x="2.2cm" svg:y="13.556cm">
          <draw:text-box>
            <text:p text:style-name="P1"><text:span text:style-name="T4">Media coverage during the weekend of 8 and 9 March <text:s/>............................................... 107</text:span></text:p>
          </draw:text-box>
        </draw:frame>
        <draw:frame draw:style-name="gr1" draw:text-style-name="P2" draw:layer="layout" svg:width="16.779cm" svg:height="0.475cm" svg:x="2.2cm" svg:y="14.421cm">
          <draw:text-box>
            <text:p text:style-name="P1"><text:span text:style-name="T4">Government reaction to Lord Goldsmith’s advice of 7 March <text:s/>...................................... 107</text:span></text:p>
          </draw:text-box>
        </draw:frame>
        <draw:frame draw:style-name="gr1" draw:text-style-name="P2" draw:layer="layout" svg:width="16.059cm" svg:height="0.475cm" svg:x="2.94cm" svg:y="15.085cm">
          <draw:text-box>
            <text:p text:style-name="P1"><text:span text:style-name="T4">Mr Straw’s statement, 10 March 2003 <text:s/>................................................................... 107</text:span></text:p>
          </draw:text-box>
        </draw:frame>
        <draw:frame draw:style-name="gr1" draw:text-style-name="P2" draw:layer="layout" svg:width="16cm" svg:height="0.475cm" svg:x="2.94cm" svg:y="15.75cm">
          <draw:text-box>
            <text:p text:style-name="P1"><text:span text:style-name="T4">Mr Blair’s meeting with Lord Goldsmith, 11 March 2003 <text:s/>....................................... 108</text:span></text:p>
          </draw:text-box>
        </draw:frame>
        <draw:frame draw:style-name="gr1" draw:text-style-name="P2" draw:layer="layout" svg:width="16.042cm" svg:height="0.475cm" svg:x="2.94cm" svg:y="16.414cm">
          <draw:text-box>
            <text:p text:style-name="P1"><text:span text:style-name="T4">Mr Blair’s meeting, 11 March 2003 <text:s/>........................................................................ 109</text:span></text:p>
          </draw:text-box>
        </draw:frame>
        <draw:frame draw:style-name="gr1" draw:text-style-name="P2" draw:layer="layout" svg:width="16cm" svg:height="0.475cm" svg:x="2.94cm" svg:y="17.078cm">
          <draw:text-box>
            <text:p text:style-name="P1"><text:span text:style-name="T4">Mr Straw’s minute to Mr Blair, 11 March 2003 <text:s/>....................................................... 112</text:span></text:p>
          </draw:text-box>
        </draw:frame>
        <draw:frame draw:style-name="gr1" draw:text-style-name="P2" draw:layer="layout" svg:width="16.034cm" svg:height="0.475cm" svg:x="2.94cm" svg:y="17.743cm">
          <draw:text-box>
            <text:p text:style-name="P1"><text:span text:style-name="T4">Prime Minister’s Questions, 12 March 2003 <text:s/>.......................................................... 115</text:span></text:p>
          </draw:text-box>
        </draw:frame>
        <draw:frame draw:style-name="gr1" draw:text-style-name="P2" draw:layer="layout" svg:width="15.991cm" svg:height="0.475cm" svg:x="2.94cm" svg:y="18.407cm">
          <draw:text-box>
            <text:p text:style-name="P1"><text:span text:style-name="T4">Sir Jeremy Greenstock’s discussions in New York, 12 March 2003 <text:s/>...................... 116</text:span></text:p>
          </draw:text-box>
        </draw:frame>
        <draw:frame draw:style-name="gr1" draw:text-style-name="P2" draw:layer="layout" svg:width="15.953cm" svg:height="0.475cm" svg:x="2.94cm" svg:y="19.072cm">
          <draw:text-box>
            <text:p text:style-name="P1"><text:span text:style-name="T4">Mr Blair’s conversation with President Bush, 12 March 2003 <text:s/>............................... 118</text:span></text:p>
          </draw:text-box>
        </draw:frame>
        <draw:frame draw:style-name="gr1" draw:text-style-name="P2" draw:layer="layout" svg:width="16.004cm" svg:height="0.475cm" svg:x="2.94cm" svg:y="19.736cm">
          <draw:text-box>
            <text:p text:style-name="P1"><text:span text:style-name="T4">Cabinet, 13 March 2003 <text:s/>........................................................................................ 119</text:span></text:p>
          </draw:text-box>
        </draw:frame>
        <draw:frame draw:style-name="gr1" draw:text-style-name="P2" draw:layer="layout" svg:width="16.821cm" svg:height="0.475cm" svg:x="2.2cm" svg:y="20.601cm">
          <draw:text-box>
            <text:p text:style-name="P1"><text:span text:style-name="T4">The continuing public debate <text:s/>....................................................................................... 121</text:span></text:p>
          </draw:text-box>
        </draw:frame>
        <draw:frame draw:style-name="gr1" draw:text-style-name="P2" draw:layer="layout" svg:width="16.101cm" svg:height="0.475cm" svg:x="2.94cm" svg:y="21.265cm">
          <draw:text-box>
            <text:p text:style-name="P1"><text:span text:style-name="T4">Media reports, 13 March 2003 <text:s/>............................................................................... 121</text:span></text:p>
          </draw:text-box>
        </draw:frame>
        <draw:frame draw:style-name="gr1" draw:text-style-name="P2" draw:layer="layout" svg:width="16.021cm" svg:height="0.475cm" svg:x="2.94cm" svg:y="21.93cm">
          <draw:text-box>
            <text:p text:style-name="P1"><text:span text:style-name="T4">Parliamentary calls for a statement <text:s/>....................................................................... 121</text:span></text:p>
          </draw:text-box>
        </draw:frame>
        <draw:frame draw:style-name="gr1" draw:text-style-name="P2" draw:layer="layout" svg:width="16.851cm" svg:height="0.475cm" svg:x="2.2cm" svg:y="22.794cm">
          <draw:text-box>
            <text:p text:style-name="P1"><text:span text:style-name="T4">The legal basis for military action <text:s/>................................................................................. 123</text:span></text:p>
          </draw:text-box>
        </draw:frame>
        <draw:frame draw:style-name="gr1" draw:text-style-name="P2" draw:layer="layout" svg:width="16.055cm" svg:height="0.475cm" svg:x="2.94cm" svg:y="23.458cm">
          <draw:text-box>
            <text:p text:style-name="P1"><text:span text:style-name="T4">Lord Goldsmith’s change of view, 13 March 2003 <text:s/>................................................. 123</text:span></text:p>
          </draw:text-box>
        </draw:frame>
        <draw:frame draw:style-name="gr1" draw:text-style-name="P2" draw:layer="layout" svg:width="16.084cm" svg:height="0.475cm" svg:x="2.94cm" svg:y="24.123cm">
          <draw:text-box>
            <text:p text:style-name="P1"><text:span text:style-name="T4">Preparing the legal case <text:s/>........................................................................................ 129</text:span></text:p>
          </draw:text-box>
        </draw:frame>
        <draw:frame draw:style-name="gr1" draw:text-style-name="P2" draw:layer="layout" svg:width="13.075cm" svg:height="0.475cm" svg:x="2.94cm" svg:y="24.787cm">
          <draw:text-box>
            <text:p text:style-name="P1"><text:span text:style-name="T4">Lord Goldsmith’s meeting with Lord Falconer and Baroness Morgan, <text:s/></text:span></text:p>
          </draw:text-box>
        </draw:frame>
        <draw:frame draw:style-name="gr1" draw:text-style-name="P2" draw:layer="layout" svg:width="16.114cm" svg:height="0.475cm" svg:x="2.94cm" svg:y="25.352cm">
          <draw:text-box>
            <text:p text:style-name="P1"><text:span text:style-name="T4">13 March 2003 <text:s/>....................................................................................................... 131</text:span></text:p>
          </draw:text-box>
        </draw:frame>
        <draw:frame draw:style-name="gr1" draw:text-style-name="P2" draw:layer="layout" svg:width="15.987cm" svg:height="0.475cm" svg:x="2.94cm" svg:y="26.016cm">
          <draw:text-box>
            <text:p text:style-name="P1"><text:span text:style-name="T4">Mr Blair’s conversation with President Bush, 13 March 2003 <text:s/>............................... 132</text:span></text:p>
          </draw:text-box>
        </draw:frame>
      </draw:page>
      <draw:page draw:name="page3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3</text:span></text:p>
          </draw:text-box>
        </draw:frame>
        <draw:frame draw:style-name="gr1" draw:text-style-name="P2" draw:layer="layout" svg:width="16.758cm" svg:height="0.475cm" svg:x="2.2cm" svg:y="2.525cm">
          <draw:text-box>
            <text:p text:style-name="P1"><text:span text:style-name="T4">Confirmation of Mr Blair’s view <text:s/>.................................................................................... 133</text:span></text:p>
          </draw:text-box>
        </draw:frame>
        <draw:frame draw:style-name="gr1" draw:text-style-name="P2" draw:layer="layout" svg:width="16.055cm" svg:height="0.475cm" svg:x="2.94cm" svg:y="3.19cm">
          <draw:text-box>
            <text:p text:style-name="P1"><text:span text:style-name="T4">The exchange of letters on 14 and 15 March 2003 <text:s/>............................................... 133</text:span></text:p>
          </draw:text-box>
        </draw:frame>
        <draw:frame draw:style-name="gr1" draw:text-style-name="P2" draw:layer="layout" svg:width="16.012cm" svg:height="0.475cm" svg:x="2.94cm" svg:y="3.854cm">
          <draw:text-box>
            <text:p text:style-name="P1"><text:span text:style-name="T4">Mr Blair’s view ........................................................................................................ 136</text:span></text:p>
          </draw:text-box>
        </draw:frame>
        <draw:frame draw:style-name="gr1" draw:text-style-name="P2" draw:layer="layout" svg:width="15.987cm" svg:height="0.475cm" svg:x="2.94cm" svg:y="4.518cm">
          <draw:text-box>
            <text:p text:style-name="P1"><text:span text:style-name="T4">Mr Blair’s conversation with President Bush, 15 March 2003 <text:s/>............................... 139</text:span></text:p>
          </draw:text-box>
        </draw:frame>
        <draw:frame draw:style-name="gr1" draw:text-style-name="P2" draw:layer="layout" svg:width="16.774cm" svg:height="0.475cm" svg:x="2.2cm" svg:y="5.383cm">
          <draw:text-box>
            <text:p text:style-name="P1"><text:span text:style-name="T4">The presentation of the Government’s position <text:s/>........................................................... 140</text:span></text:p>
          </draw:text-box>
        </draw:frame>
        <draw:frame draw:style-name="gr1" draw:text-style-name="P2" draw:layer="layout" svg:width="16.08cm" svg:height="0.475cm" svg:x="2.94cm" svg:y="6.047cm">
          <draw:text-box>
            <text:p text:style-name="P1"><text:span text:style-name="T4">FCO paper, ‘Iraqi Non-Compliance with UNSCR 1441’, 15 March 2003 <text:s/>............... 140</text:span></text:p>
          </draw:text-box>
        </draw:frame>
        <draw:frame draw:style-name="gr1" draw:text-style-name="P2" draw:layer="layout" svg:width="16.025cm" svg:height="0.475cm" svg:x="2.94cm" svg:y="6.712cm">
          <draw:text-box>
            <text:p text:style-name="P1"><text:span text:style-name="T4">Sir Jeremy Greenstock’s discussions in New York, 16 March 2003 <text:s/>...................... 141</text:span></text:p>
          </draw:text-box>
        </draw:frame>
        <draw:frame draw:style-name="gr1" draw:text-style-name="P2" draw:layer="layout" svg:width="16.034cm" svg:height="0.475cm" svg:x="2.94cm" svg:y="7.376cm">
          <draw:text-box>
            <text:p text:style-name="P1"><text:span text:style-name="T4">Preparing the legal argument <text:s/>................................................................................ 142</text:span></text:p>
          </draw:text-box>
        </draw:frame>
        <draw:frame draw:style-name="gr1" draw:text-style-name="P2" draw:layer="layout" svg:width="16.059cm" svg:height="0.475cm" svg:x="2.94cm" svg:y="8.041cm">
          <draw:text-box>
            <text:p text:style-name="P1"><text:span text:style-name="T4">Lord Goldsmith’s Written Answer, 17 March 2003 <text:s/>................................................. 143</text:span></text:p>
          </draw:text-box>
        </draw:frame>
        <draw:frame draw:style-name="gr1" draw:text-style-name="P2" draw:layer="layout" svg:width="16.038cm" svg:height="0.475cm" svg:x="2.94cm" svg:y="8.705cm">
          <draw:text-box>
            <text:p text:style-name="P1"><text:span text:style-name="T4">Cabinet, 17 March 2003 <text:s/>........................................................................................ 148</text:span></text:p>
          </draw:text-box>
        </draw:frame>
        <draw:frame draw:style-name="gr1" draw:text-style-name="P2" draw:layer="layout" svg:width="16.017cm" svg:height="0.475cm" svg:x="2.94cm" svg:y="9.37cm">
          <draw:text-box>
            <text:p text:style-name="P1"><text:span text:style-name="T4">Mr Straw’s statement to the House of Commons, 17 March 2003 <text:s/>........................ 160</text:span></text:p>
          </draw:text-box>
        </draw:frame>
        <draw:frame draw:style-name="gr1" draw:text-style-name="P2" draw:layer="layout" svg:width="16.774cm" svg:height="0.475cm" svg:x="2.2cm" svg:y="10.234cm">
          <draw:text-box>
            <text:p text:style-name="P1"><text:span text:style-name="T4">Conclusions <text:s/>................................................................................................................. 163</text:span></text:p>
          </draw:text-box>
        </draw:frame>
        <draw:frame draw:style-name="gr1" draw:text-style-name="P2" draw:layer="layout" svg:width="16.042cm" svg:height="0.475cm" svg:x="2.94cm" svg:y="10.898cm">
          <draw:text-box>
            <text:p text:style-name="P1"><text:span text:style-name="T4">The timing of Lord Goldsmith’s advice on the interpretation of resolution 1441 <text:s/>.... 163</text:span></text:p>
          </draw:text-box>
        </draw:frame>
        <draw:frame draw:style-name="gr1" draw:text-style-name="P2" draw:layer="layout" svg:width="16.012cm" svg:height="0.475cm" svg:x="2.94cm" svg:y="11.563cm">
          <draw:text-box>
            <text:p text:style-name="P1"><text:span text:style-name="T4">Lord Goldsmith’s advice of 7 March 2003 <text:s/>............................................................. 164</text:span></text:p>
          </draw:text-box>
        </draw:frame>
        <draw:frame draw:style-name="gr1" draw:text-style-name="P2" draw:layer="layout" svg:width="16.025cm" svg:height="0.475cm" svg:x="2.94cm" svg:y="12.227cm">
          <draw:text-box>
            <text:p text:style-name="P1"><text:span text:style-name="T4">Lord Goldsmith’s arrival at a “better view” <text:s/>............................................................. 166</text:span></text:p>
          </draw:text-box>
        </draw:frame>
        <draw:frame draw:style-name="gr1" draw:text-style-name="P2" draw:layer="layout" svg:width="16.055cm" svg:height="0.475cm" svg:x="2.94cm" svg:y="12.892cm">
          <draw:text-box>
            <text:p text:style-name="P1"><text:span text:style-name="T4">The exchange of letters on 14 and 15 March 2003 <text:s/>............................................... 166</text:span></text:p>
          </draw:text-box>
        </draw:frame>
        <draw:frame draw:style-name="gr1" draw:text-style-name="P2" draw:layer="layout" svg:width="16.084cm" svg:height="0.475cm" svg:x="2.94cm" svg:y="13.556cm">
          <draw:text-box>
            <text:p text:style-name="P1"><text:span text:style-name="T4">Lord Goldsmith’s Written Answer of 17 March 2003 <text:s/>.............................................. 167</text:span></text:p>
          </draw:text-box>
        </draw:frame>
        <draw:frame draw:style-name="gr1" draw:text-style-name="P2" draw:layer="layout" svg:width="16.038cm" svg:height="0.475cm" svg:x="2.94cm" svg:y="14.221cm">
          <draw:text-box>
            <text:p text:style-name="P1"><text:span text:style-name="T4">Cabinet, 17 March 2003 <text:s/>........................................................................................ 168</text:span></text:p>
          </draw:text-box>
        </draw:frame>
      </draw:page>
      <draw:page draw:name="page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polygon draw:style-name="gr5" draw:text-style-name="P6" draw:layer="layout" svg:width="15.083cm" svg:height="12.483cm" svg:x="2.958cm" svg:y="14.608cm" svg:viewBox="0 0 15084 12484" draw:points="0,12484 15084,12484 15084,0 0,0">
          <text:p/>
        </draw:polygon>
        <draw:frame draw:style-name="gr1" draw:text-style-name="P2" draw:layer="layout" svg:width="0.422cm" svg:height="0.475cm" svg:x="10.382cm" svg:y="28.2cm">
          <draw:text-box>
            <text:p text:style-name="P1"><text:span text:style-name="T1">4</text:span></text:p>
          </draw:text-box>
        </draw:frame>
        <draw:frame draw:style-name="gr3" draw:text-style-name="P4" draw:layer="layout" svg:width="7.872cm" svg:height="0.628cm" svg:x="2.2cm" svg:y="2.5cm">
          <draw:text-box>
            <text:p text:style-name="P1"><text:span text:style-name="T3">Introduction and key findings</text:span></text:p>
          </draw:text-box>
        </draw:frame>
        <draw:frame draw:style-name="gr1" draw:text-style-name="P2" draw:layer="layout" svg:width="4.904cm" svg:height="0.475cm" svg:x="2.2cm" svg:y="3.392cm">
          <draw:text-box>
            <text:p text:style-name="P1"><text:span text:style-name="T7">1. </text:span><text:span text:style-name="T4"><text:s/>This section describes:</text:span></text:p>
          </draw:text-box>
        </draw:frame>
        <draw:frame draw:style-name="gr2" draw:text-style-name="P3" draw:layer="layout" svg:width="0.634cm" svg:height="0.712cm" svg:x="2.95cm" svg:y="4.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45cm" svg:height="0.475cm" svg:x="3.7cm" svg:y="4.307cm">
          <draw:text-box>
            <text:p text:style-name="P1"><text:span text:style-name="T4">how advice was sought from Lord Goldsmith, the Attorney General, regarding </text:span></text:p>
          </draw:text-box>
        </draw:frame>
        <draw:frame draw:style-name="gr1" draw:text-style-name="P2" draw:layer="layout" svg:width="15.17cm" svg:height="0.475cm" svg:x="3.7cm" svg:y="4.871cm">
          <draw:text-box>
            <text:p text:style-name="P1"><text:span text:style-name="T4">the interpretation of UN Security Council resolution 1441 (2002) and the manner </text:span></text:p>
          </draw:text-box>
        </draw:frame>
        <draw:frame draw:style-name="gr1" draw:text-style-name="P2" draw:layer="layout" svg:width="6.449cm" svg:height="0.475cm" svg:x="3.7cm" svg:y="5.436cm">
          <draw:text-box>
            <text:p text:style-name="P1"><text:span text:style-name="T4">in which that advice was provided;</text:span></text:p>
          </draw:text-box>
        </draw:frame>
        <draw:frame draw:style-name="gr2" draw:text-style-name="P3" draw:layer="layout" svg:width="0.634cm" svg:height="0.712cm" svg:x="2.95cm" svg:y="5.9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981cm" svg:height="0.475cm" svg:x="3.7cm" svg:y="6.1cm">
          <draw:text-box>
            <text:p text:style-name="P1"><text:span text:style-name="T4">the events and other influences that affected the timing of the advice;</text:span></text:p>
          </draw:text-box>
        </draw:frame>
        <draw:frame draw:style-name="gr2" draw:text-style-name="P3" draw:layer="layout" svg:width="0.634cm" svg:height="0.712cm" svg:x="2.95cm" svg:y="6.6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885cm" svg:height="0.475cm" svg:x="3.7cm" svg:y="6.764cm">
          <draw:text-box>
            <text:p text:style-name="P1"><text:span text:style-name="T4">the written advice provided by Lord Goldsmith in January 2003;</text:span></text:p>
          </draw:text-box>
        </draw:frame>
        <draw:frame draw:style-name="gr2" draw:text-style-name="P3" draw:layer="layout" svg:width="0.634cm" svg:height="0.712cm" svg:x="2.95cm" svg:y="7.2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34cm" svg:height="0.475cm" svg:x="3.7cm" svg:y="7.429cm">
          <draw:text-box>
            <text:p text:style-name="P1"><text:span text:style-name="T4">Lord Goldsmith’s discussions with Sir Jeremy Greenstock, UK Permanent </text:span></text:p>
          </draw:text-box>
        </draw:frame>
        <draw:frame draw:style-name="gr1" draw:text-style-name="P2" draw:layer="layout" svg:width="14.336cm" svg:height="0.475cm" svg:x="3.7cm" svg:y="7.993cm">
          <draw:text-box>
            <text:p text:style-name="P1"><text:span text:style-name="T4">Representative to the UN in New York, in January 2003, his exchanges with </text:span></text:p>
          </draw:text-box>
        </draw:frame>
        <draw:frame draw:style-name="gr1" draw:text-style-name="P2" draw:layer="layout" svg:width="14.565cm" svg:height="0.475cm" svg:x="3.7cm" svg:y="8.558cm">
          <draw:text-box>
            <text:p text:style-name="P1"><text:span text:style-name="T4">Mr Jack Straw, the Foreign Secretary, in early February, and his meeting with </text:span></text:p>
          </draw:text-box>
        </draw:frame>
        <draw:frame draw:style-name="gr1" draw:text-style-name="P2" draw:layer="layout" svg:width="5.594cm" svg:height="0.475cm" svg:x="3.7cm" svg:y="9.122cm">
          <draw:text-box>
            <text:p text:style-name="P1"><text:span text:style-name="T4">US lawyers in February 2003;</text:span></text:p>
          </draw:text-box>
        </draw:frame>
        <draw:frame draw:style-name="gr2" draw:text-style-name="P3" draw:layer="layout" svg:width="0.634cm" svg:height="0.712cm" svg:x="2.95cm" svg:y="9.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32cm" svg:height="0.475cm" svg:x="3.7cm" svg:y="9.787cm">
          <draw:text-box>
            <text:p text:style-name="P1"><text:span text:style-name="T4">Lord Goldsmith’s written advice of 7 March 2003; </text:span></text:p>
          </draw:text-box>
        </draw:frame>
        <draw:frame draw:style-name="gr2" draw:text-style-name="P3" draw:layer="layout" svg:width="0.634cm" svg:height="0.712cm" svg:x="2.95cm" svg:y="10.29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8cm" svg:height="0.475cm" svg:x="3.7cm" svg:y="10.451cm">
          <draw:text-box>
            <text:p text:style-name="P1"><text:span text:style-name="T4">the legal basis on which the UK ultimately decided to participate in military action </text:span></text:p>
          </draw:text-box>
        </draw:frame>
        <draw:frame draw:style-name="gr1" draw:text-style-name="P2" draw:layer="layout" svg:width="3.291cm" svg:height="0.475cm" svg:x="3.7cm" svg:y="11.016cm">
          <draw:text-box>
            <text:p text:style-name="P1"><text:span text:style-name="T4">against Iraq; and </text:span></text:p>
          </draw:text-box>
        </draw:frame>
        <draw:frame draw:style-name="gr2" draw:text-style-name="P3" draw:layer="layout" svg:width="0.634cm" svg:height="0.712cm" svg:x="2.95cm" svg:y="11.52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17cm" svg:height="0.475cm" svg:x="3.7cm" svg:y="11.68cm">
          <draw:text-box>
            <text:p text:style-name="P1"><text:span text:style-name="T4">the presentation of the Government’s legal position to Cabinet and to Parliament </text:span></text:p>
          </draw:text-box>
        </draw:frame>
        <draw:frame draw:style-name="gr1" draw:text-style-name="P2" draw:layer="layout" svg:width="3.55cm" svg:height="0.475cm" svg:x="3.7cm" svg:y="12.244cm">
          <draw:text-box>
            <text:p text:style-name="P1"><text:span text:style-name="T4">on 17 March 2003.</text:span></text:p>
          </draw:text-box>
        </draw:frame>
        <draw:frame draw:style-name="gr1" draw:text-style-name="P2" draw:layer="layout" svg:width="16.597cm" svg:height="0.475cm" svg:x="2.2cm" svg:y="13.159cm">
          <draw:text-box>
            <text:p text:style-name="P1"><text:span text:style-name="T7">2. </text:span><text:span text:style-name="T4"><text:s/>Finally, this section sets out the Inquiry’s conclusions regarding these events and the </text:span></text:p>
          </draw:text-box>
        </draw:frame>
        <draw:frame draw:style-name="gr1" draw:text-style-name="P2" draw:layer="layout" svg:width="15.001cm" svg:height="0.475cm" svg:x="2.2cm" svg:y="13.723cm">
          <draw:text-box>
            <text:p text:style-name="P1"><text:span text:style-name="T4">legal basis on which the UK decided to participate in military action against Iraq.</text:span></text:p>
          </draw:text-box>
        </draw:frame>
        <draw:frame draw:style-name="gr6" draw:text-style-name="P7" draw:layer="layout" svg:width="2.974cm" svg:height="0.556cm" svg:x="9.018cm" svg:y="15.045cm">
          <draw:text-box>
            <text:p text:style-name="P1"><text:span text:style-name="T9">Key findings</text:span></text:p>
          </draw:text-box>
        </draw:frame>
        <draw:frame draw:style-name="gr6" draw:text-style-name="P7" draw:layer="layout" svg:width="0.493cm" svg:height="0.556cm" svg:x="3.7cm" svg:y="15.90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172cm" svg:height="0.395cm" svg:x="4.2cm" svg:y="15.966cm">
          <draw:text-box>
            <text:p text:style-name="P1"><text:span text:style-name="T11">On 9 December, formal “instructions” to provide advice were sent to Lord Goldsmith. </text:span></text:p>
          </draw:text-box>
        </draw:frame>
        <draw:frame draw:style-name="gr4" draw:text-style-name="P5" draw:layer="layout" svg:width="12.706cm" svg:height="0.395cm" svg:x="4.2cm" svg:y="16.46cm">
          <draw:text-box>
            <text:p text:style-name="P1"><text:span text:style-name="T11">They were sent by the FCO on behalf of the FCO and the MOD as well as No.10. </text:span></text:p>
          </draw:text-box>
        </draw:frame>
        <draw:frame draw:style-name="gr4" draw:text-style-name="P5" draw:layer="layout" svg:width="12.732cm" svg:height="0.395cm" svg:x="4.2cm" svg:y="16.954cm">
          <draw:text-box>
            <text:p text:style-name="P1"><text:span text:style-name="T11">The instructions made clear that Lord Goldsmith should not provide an immediate </text:span></text:p>
          </draw:text-box>
        </draw:frame>
        <draw:frame draw:style-name="gr4" draw:text-style-name="P5" draw:layer="layout" svg:width="1.645cm" svg:height="0.395cm" svg:x="4.2cm" svg:y="17.448cm">
          <draw:text-box>
            <text:p text:style-name="P1"><text:span text:style-name="T11">response. </text:span></text:p>
          </draw:text-box>
        </draw:frame>
        <draw:frame draw:style-name="gr6" draw:text-style-name="P7" draw:layer="layout" svg:width="0.493cm" svg:height="0.556cm" svg:x="3.7cm" svg:y="17.98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218cm" svg:height="0.395cm" svg:x="4.2cm" svg:y="18.042cm">
          <draw:text-box>
            <text:p text:style-name="P1"><text:span text:style-name="T11">Until 27 February, No.10 could not have been sure that Lord Goldsmith would advise </text:span></text:p>
          </draw:text-box>
        </draw:frame>
        <draw:frame draw:style-name="gr4" draw:text-style-name="P5" draw:layer="layout" svg:width="12.499cm" svg:height="0.395cm" svg:x="4.2cm" svg:y="18.536cm">
          <draw:text-box>
            <text:p text:style-name="P1"><text:span text:style-name="T11">that there was a basis on which military action against Iraq could be taken in the </text:span></text:p>
          </draw:text-box>
        </draw:frame>
        <draw:frame draw:style-name="gr4" draw:text-style-name="P5" draw:layer="layout" svg:width="8.312cm" svg:height="0.395cm" svg:x="4.2cm" svg:y="19.029cm">
          <draw:text-box>
            <text:p text:style-name="P1"><text:span text:style-name="T11">absence of a further decision of the Security Council. </text:span></text:p>
          </draw:text-box>
        </draw:frame>
        <draw:frame draw:style-name="gr6" draw:text-style-name="P7" draw:layer="layout" svg:width="0.493cm" svg:height="0.556cm" svg:x="3.7cm" svg:y="19.56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241cm" svg:height="0.395cm" svg:x="4.2cm" svg:y="19.623cm">
          <draw:text-box>
            <text:p text:style-name="P1"><text:span text:style-name="T11">Lord Goldsmith’s formal advice of 7 March set out alternative interpretations of </text:span></text:p>
          </draw:text-box>
        </draw:frame>
        <draw:frame draw:style-name="gr4" draw:text-style-name="P5" draw:layer="layout" svg:width="12.668cm" svg:height="0.395cm" svg:x="4.2cm" svg:y="20.117cm">
          <draw:text-box>
            <text:p text:style-name="P1"><text:span text:style-name="T11">the legal effect of resolution 1441. While Lord Goldsmith remained “of the opinion </text:span></text:p>
          </draw:text-box>
        </draw:frame>
        <draw:frame draw:style-name="gr4" draw:text-style-name="P5" draw:layer="layout" svg:width="12.88cm" svg:height="0.395cm" svg:x="4.2cm" svg:y="20.611cm">
          <draw:text-box>
            <text:p text:style-name="P1"><text:span text:style-name="T11">that the safest legal course would be to secure a second resolution”, he concluded </text:span></text:p>
          </draw:text-box>
        </draw:frame>
        <draw:frame draw:style-name="gr4" draw:text-style-name="P5" draw:layer="layout" svg:width="12.215cm" svg:height="0.395cm" svg:x="4.2cm" svg:y="21.105cm">
          <draw:text-box>
            <text:p text:style-name="P1"><text:span text:style-name="T11">(paragraph 28) that “a reasonable case can be made that resolution 1441 was </text:span></text:p>
          </draw:text-box>
        </draw:frame>
        <draw:frame draw:style-name="gr4" draw:text-style-name="P5" draw:layer="layout" svg:width="12.727cm" svg:height="0.395cm" svg:x="4.2cm" svg:y="21.599cm">
          <draw:text-box>
            <text:p text:style-name="P1"><text:span text:style-name="T11">capable of reviving the authorisation in resolution 678 without a further resolution”.</text:span></text:p>
          </draw:text-box>
        </draw:frame>
        <draw:frame draw:style-name="gr6" draw:text-style-name="P7" draw:layer="layout" svg:width="0.493cm" svg:height="0.556cm" svg:x="3.7cm" svg:y="22.13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17cm" svg:height="0.395cm" svg:x="4.2cm" svg:y="22.193cm">
          <draw:text-box>
            <text:p text:style-name="P1"><text:span text:style-name="T11">Lord Goldsmith wrote that a reasonable case did not mean that if the matter ever </text:span></text:p>
          </draw:text-box>
        </draw:frame>
        <draw:frame draw:style-name="gr4" draw:text-style-name="P5" draw:layer="layout" svg:width="12.219cm" svg:height="0.395cm" svg:x="4.2cm" svg:y="22.687cm">
          <draw:text-box>
            <text:p text:style-name="P1"><text:span text:style-name="T11">came to court, he would be confident that the court would agree with this view. </text:span></text:p>
          </draw:text-box>
        </draw:frame>
        <draw:frame draw:style-name="gr4" draw:text-style-name="P5" draw:layer="layout" svg:width="13.104cm" svg:height="0.395cm" svg:x="4.2cm" svg:y="23.181cm">
          <draw:text-box>
            <text:p text:style-name="P1"><text:span text:style-name="T11">He judged a court might well conclude that OPs 4 and 12 required a further Security </text:span></text:p>
          </draw:text-box>
        </draw:frame>
        <draw:frame draw:style-name="gr4" draw:text-style-name="P5" draw:layer="layout" svg:width="10.721cm" svg:height="0.395cm" svg:x="4.2cm" svg:y="23.674cm">
          <draw:text-box>
            <text:p text:style-name="P1"><text:span text:style-name="T11">Council decision in order to revive the authorisation in resolution 678.</text:span></text:p>
          </draw:text-box>
        </draw:frame>
        <draw:frame draw:style-name="gr6" draw:text-style-name="P7" draw:layer="layout" svg:width="0.493cm" svg:height="0.556cm" svg:x="3.7cm" svg:y="24.21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26cm" svg:height="0.395cm" svg:x="4.2cm" svg:y="24.268cm">
          <draw:text-box>
            <text:p text:style-name="P1"><text:span text:style-name="T11">At a meeting on 11 March, there was concern that the advice did not offer a clear </text:span></text:p>
          </draw:text-box>
        </draw:frame>
        <draw:frame draw:style-name="gr4" draw:text-style-name="P5" draw:layer="layout" svg:width="12.804cm" svg:height="0.395cm" svg:x="4.2cm" svg:y="24.762cm">
          <draw:text-box>
            <text:p text:style-name="P1"><text:span text:style-name="T11">indication that military action would be lawful. Lord Goldsmith was asked, after the </text:span></text:p>
          </draw:text-box>
        </draw:frame>
        <draw:frame draw:style-name="gr4" draw:text-style-name="P5" draw:layer="layout" svg:width="12.338cm" svg:height="0.395cm" svg:x="4.2cm" svg:y="25.256cm">
          <draw:text-box>
            <text:p text:style-name="P1"><text:span text:style-name="T11">meeting, by Admiral Boyce on behalf of the Armed Forces, and by the Treasury </text:span></text:p>
          </draw:text-box>
        </draw:frame>
        <draw:frame draw:style-name="gr4" draw:text-style-name="P5" draw:layer="layout" svg:width="13.295cm" svg:height="0.395cm" svg:x="4.2cm" svg:y="25.75cm">
          <draw:text-box>
            <text:p text:style-name="P1"><text:span text:style-name="T11">Solicitor, Ms Juliet Wheldon, in respect of the Civil Service, to give a clear-cut answer </text:span></text:p>
          </draw:text-box>
        </draw:frame>
        <draw:frame draw:style-name="gr4" draw:text-style-name="P5" draw:layer="layout" svg:width="9.739cm" svg:height="0.395cm" svg:x="4.2cm" svg:y="26.244cm">
          <draw:text-box>
            <text:p text:style-name="P1"><text:span text:style-name="T11">on whether military action would be lawful rather than unlawful.</text:span></text:p>
          </draw:text-box>
        </draw:frame>
      </draw:page>
      <draw:page draw:name="page5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polygon draw:style-name="gr5" draw:text-style-name="P6" draw:layer="layout" svg:width="15.083cm" svg:height="19.833cm" svg:x="2.958cm" svg:y="2.608cm" svg:viewBox="0 0 15084 19834" draw:points="0,19834 15084,19834 15084,0 0,0">
          <text:p/>
        </draw:polygon>
        <draw:frame draw:style-name="gr1" draw:text-style-name="P2" draw:layer="layout" svg:width="0.422cm" svg:height="0.475cm" svg:x="10.382cm" svg:y="28.2cm">
          <draw:text-box>
            <text:p text:style-name="P1"><text:span text:style-name="T1">5</text:span></text:p>
          </draw:text-box>
        </draw:frame>
        <draw:frame draw:style-name="gr6" draw:text-style-name="P7" draw:layer="layout" svg:width="0.493cm" svg:height="0.556cm" svg:x="3.7cm" svg:y="2.99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253cm" svg:height="0.395cm" svg:x="4.2cm" svg:y="3.055cm">
          <draw:text-box>
            <text:p text:style-name="P1"><text:span text:style-name="T11">Lord Goldsmith concluded on 13 March that, on balance, the “better view” was </text:span></text:p>
          </draw:text-box>
        </draw:frame>
        <draw:frame draw:style-name="gr4" draw:text-style-name="P5" draw:layer="layout" svg:width="12.753cm" svg:height="0.395cm" svg:x="4.2cm" svg:y="3.549cm">
          <draw:text-box>
            <text:p text:style-name="P1"><text:span text:style-name="T11">that the conditions for the operation of the revival argument were met in this case, </text:span></text:p>
          </draw:text-box>
        </draw:frame>
        <draw:frame draw:style-name="gr4" draw:text-style-name="P5" draw:layer="layout" svg:width="13.202cm" svg:height="0.395cm" svg:x="4.2cm" svg:y="4.043cm">
          <draw:text-box>
            <text:p text:style-name="P1"><text:span text:style-name="T11">meaning that there was a lawful basis for the use of force without a further resolution </text:span></text:p>
          </draw:text-box>
        </draw:frame>
        <draw:frame draw:style-name="gr4" draw:text-style-name="P5" draw:layer="layout" svg:width="3.744cm" svg:height="0.395cm" svg:x="4.2cm" svg:y="4.537cm">
          <draw:text-box>
            <text:p text:style-name="P1"><text:span text:style-name="T11">beyond resolution 1441.</text:span></text:p>
          </draw:text-box>
        </draw:frame>
        <draw:frame draw:style-name="gr6" draw:text-style-name="P7" draw:layer="layout" svg:width="0.493cm" svg:height="0.556cm" svg:x="3.7cm" svg:y="5.07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7.203cm" svg:height="0.395cm" svg:x="4.2cm" svg:y="5.131cm">
          <draw:text-box>
            <text:p text:style-name="P1"><text:span text:style-name="T11">Mr Brummell wrote to Mr Rycroft on 14 March:</text:span></text:p>
          </draw:text-box>
        </draw:frame>
        <draw:frame draw:style-name="gr4" draw:text-style-name="P5" draw:layer="layout" svg:width="13.139cm" svg:height="0.395cm" svg:x="4.2cm" svg:y="5.725cm">
          <draw:text-box>
            <text:p text:style-name="P1"><text:span text:style-name="T11">“</text:span><text:span text:style-name="T11">It is an essential part of the legal basis for military action without a further resolution </text:span></text:p>
          </draw:text-box>
        </draw:frame>
        <draw:frame draw:style-name="gr4" draw:text-style-name="P5" draw:layer="layout" svg:width="12.698cm" svg:height="0.395cm" svg:x="4.2cm" svg:y="6.219cm">
          <draw:text-box>
            <text:p text:style-name="P1"><text:span text:style-name="T11">of the Security Council that there is strong evidence that Iraq has failed to comply </text:span></text:p>
          </draw:text-box>
        </draw:frame>
        <draw:frame draw:style-name="gr4" draw:text-style-name="P5" draw:layer="layout" svg:width="13.244cm" svg:height="0.395cm" svg:x="4.2cm" svg:y="6.712cm">
          <draw:text-box>
            <text:p text:style-name="P1"><text:span text:style-name="T11">with and co-operate fully in the implementation of resolution 1441 and has thus failed </text:span></text:p>
          </draw:text-box>
        </draw:frame>
        <draw:frame draw:style-name="gr4" draw:text-style-name="P5" draw:layer="layout" svg:width="12.634cm" svg:height="0.395cm" svg:x="4.2cm" svg:y="7.206cm">
          <draw:text-box>
            <text:p text:style-name="P1"><text:span text:style-name="T11">to take the final opportunity offered by the Security Council in that resolution. The </text:span></text:p>
          </draw:text-box>
        </draw:frame>
        <draw:frame draw:style-name="gr4" draw:text-style-name="P5" draw:layer="layout" svg:width="12.973cm" svg:height="0.395cm" svg:x="4.2cm" svg:y="7.7cm">
          <draw:text-box>
            <text:p text:style-name="P1"><text:span text:style-name="T11">Attorney General understands that it is unequivocally the Prime Minister’s view that </text:span></text:p>
          </draw:text-box>
        </draw:frame>
        <draw:frame draw:style-name="gr4" draw:text-style-name="P5" draw:layer="layout" svg:width="13.13cm" svg:height="0.395cm" svg:x="4.2cm" svg:y="8.194cm">
          <draw:text-box>
            <text:p text:style-name="P1"><text:span text:style-name="T11">Iraq has committed further material breaches as specified in [operative] paragraph 4 </text:span></text:p>
          </draw:text-box>
        </draw:frame>
        <draw:frame draw:style-name="gr4" draw:text-style-name="P5" draw:layer="layout" svg:width="13.337cm" svg:height="0.395cm" svg:x="4.2cm" svg:y="8.688cm">
          <draw:text-box>
            <text:p text:style-name="P1"><text:span text:style-name="T11">of resolution 1441, but as this is a judgment for the Prime Minister, the Attorney would </text:span></text:p>
          </draw:text-box>
        </draw:frame>
        <draw:frame draw:style-name="gr4" draw:text-style-name="P5" draw:layer="layout" svg:width="7.491cm" svg:height="0.395cm" svg:x="4.2cm" svg:y="9.182cm">
          <draw:text-box>
            <text:p text:style-name="P1"><text:span text:style-name="T11">be grateful for confirmation that this is the case.”</text:span></text:p>
          </draw:text-box>
        </draw:frame>
        <draw:frame draw:style-name="gr6" draw:text-style-name="P7" draw:layer="layout" svg:width="0.493cm" svg:height="0.556cm" svg:x="3.7cm" svg:y="9.96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7.393cm" svg:height="0.395cm" svg:x="4.2cm" svg:y="10.026cm">
          <draw:text-box>
            <text:p text:style-name="P1"><text:span text:style-name="T11">Mr Rycroft replied to Mr Brummell on 15 March:</text:span></text:p>
          </draw:text-box>
        </draw:frame>
        <draw:frame draw:style-name="gr4" draw:text-style-name="P5" draw:layer="layout" svg:width="12.656cm" svg:height="0.395cm" svg:x="4.2cm" svg:y="10.62cm">
          <draw:text-box>
            <text:p text:style-name="P1"><text:span text:style-name="T11">“</text:span><text:span text:style-name="T11">This is to confirm that it is indeed the Prime Minister’s unequivocal view that Iraq </text:span></text:p>
          </draw:text-box>
        </draw:frame>
        <draw:frame draw:style-name="gr4" draw:text-style-name="P5" draw:layer="layout" svg:width="12.418cm" svg:height="0.395cm" svg:x="4.2cm" svg:y="11.114cm">
          <draw:text-box>
            <text:p text:style-name="P1"><text:span text:style-name="T11">is in further material breach of its obligations, as in OP4 [operative paragraph 4] </text:span></text:p>
          </draw:text-box>
        </draw:frame>
        <draw:frame draw:style-name="gr4" draw:text-style-name="P5" draw:layer="layout" svg:width="12.27cm" svg:height="0.395cm" svg:x="4.2cm" svg:y="11.607cm">
          <draw:text-box>
            <text:p text:style-name="P1"><text:span text:style-name="T11">of UNSCR 1441, because of ‘false statements or omissions in the declarations </text:span></text:p>
          </draw:text-box>
        </draw:frame>
        <draw:frame draw:style-name="gr4" draw:text-style-name="P5" draw:layer="layout" svg:width="11.737cm" svg:height="0.395cm" svg:x="4.2cm" svg:y="12.101cm">
          <draw:text-box>
            <text:p text:style-name="P1"><text:span text:style-name="T11">submitted by Iraq pursuant to this resolution and failure to comply with, and </text:span></text:p>
          </draw:text-box>
        </draw:frame>
        <draw:frame draw:style-name="gr4" draw:text-style-name="P5" draw:layer="layout" svg:width="8.536cm" svg:height="0.395cm" svg:x="4.2cm" svg:y="12.595cm">
          <draw:text-box>
            <text:p text:style-name="P1"><text:span text:style-name="T11">co-operate fully in the interpretation of, this resolution’.”</text:span></text:p>
          </draw:text-box>
        </draw:frame>
        <draw:frame draw:style-name="gr6" draw:text-style-name="P7" draw:layer="layout" svg:width="0.493cm" svg:height="0.556cm" svg:x="3.7cm" svg:y="13.38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177cm" svg:height="0.395cm" svg:x="4.2cm" svg:y="13.439cm">
          <draw:text-box>
            <text:p text:style-name="P1"><text:span text:style-name="T11">Senior Ministers should have considered the question posed in Mr Brummell’s </text:span></text:p>
          </draw:text-box>
        </draw:frame>
        <draw:frame draw:style-name="gr4" draw:text-style-name="P5" draw:layer="layout" svg:width="12.075cm" svg:height="0.395cm" svg:x="4.2cm" svg:y="13.933cm">
          <draw:text-box>
            <text:p text:style-name="P1"><text:span text:style-name="T11">letter of 14 March, either in the Defence and Overseas Policy Committee or a </text:span></text:p>
          </draw:text-box>
        </draw:frame>
        <draw:frame draw:style-name="gr4" draw:text-style-name="P5" draw:layer="layout" svg:width="12.774cm" svg:height="0.395cm" svg:x="4.2cm" svg:y="14.427cm">
          <draw:text-box>
            <text:p text:style-name="P1"><text:span text:style-name="T11">“</text:span><text:span text:style-name="T11">War Cabinet”, on the basis of formal advice. Such a Committee should then have </text:span></text:p>
          </draw:text-box>
        </draw:frame>
        <draw:frame draw:style-name="gr4" draw:text-style-name="P5" draw:layer="layout" svg:width="12.825cm" svg:height="0.395cm" svg:x="4.2cm" svg:y="14.921cm">
          <draw:text-box>
            <text:p text:style-name="P1"><text:span text:style-name="T11">reported its conclusions to Cabinet before its Members were asked to endorse the </text:span></text:p>
          </draw:text-box>
        </draw:frame>
        <draw:frame draw:style-name="gr4" draw:text-style-name="P5" draw:layer="layout" svg:width="3.249cm" svg:height="0.395cm" svg:x="4.2cm" svg:y="15.415cm">
          <draw:text-box>
            <text:p text:style-name="P1"><text:span text:style-name="T11">Government’s policy.</text:span></text:p>
          </draw:text-box>
        </draw:frame>
        <draw:frame draw:style-name="gr6" draw:text-style-name="P7" draw:layer="layout" svg:width="0.493cm" svg:height="0.556cm" svg:x="3.7cm" svg:y="15.95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969cm" svg:height="0.395cm" svg:x="4.2cm" svg:y="16.009cm">
          <draw:text-box>
            <text:p text:style-name="P1"><text:span text:style-name="T11">Cabinet was provided with the text of Lord Goldsmith’s Written Answer to Baroness </text:span></text:p>
          </draw:text-box>
        </draw:frame>
        <draw:frame draw:style-name="gr4" draw:text-style-name="P5" draw:layer="layout" svg:width="8.287cm" svg:height="0.395cm" svg:x="4.2cm" svg:y="16.502cm">
          <draw:text-box>
            <text:p text:style-name="P1"><text:span text:style-name="T11">Ramsey setting out the legal basis for military action. </text:span></text:p>
          </draw:text-box>
        </draw:frame>
        <draw:frame draw:style-name="gr6" draw:text-style-name="P7" draw:layer="layout" svg:width="0.493cm" svg:height="0.556cm" svg:x="3.7cm" svg:y="17.03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859cm" svg:height="0.395cm" svg:x="4.2cm" svg:y="17.096cm">
          <draw:text-box>
            <text:p text:style-name="P1"><text:span text:style-name="T11">That document represented a statement of the Government’s legal position – it did </text:span></text:p>
          </draw:text-box>
        </draw:frame>
        <draw:frame draw:style-name="gr4" draw:text-style-name="P5" draw:layer="layout" svg:width="12.448cm" svg:height="0.395cm" svg:x="4.2cm" svg:y="17.59cm">
          <draw:text-box>
            <text:p text:style-name="P1"><text:span text:style-name="T11">not explain the legal basis of the conclusion that Iraq had failed to take “the final </text:span></text:p>
          </draw:text-box>
        </draw:frame>
        <draw:frame draw:style-name="gr4" draw:text-style-name="P5" draw:layer="layout" svg:width="12.859cm" svg:height="0.395cm" svg:x="4.2cm" svg:y="18.084cm">
          <draw:text-box>
            <text:p text:style-name="P1"><text:span text:style-name="T11">opportunity” to comply with its disarmament obligations offered by resolution 1441. </text:span></text:p>
          </draw:text-box>
        </draw:frame>
        <draw:frame draw:style-name="gr6" draw:text-style-name="P7" draw:layer="layout" svg:width="0.493cm" svg:height="0.556cm" svg:x="3.7cm" svg:y="18.62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189cm" svg:height="0.395cm" svg:x="4.2cm" svg:y="18.678cm">
          <draw:text-box>
            <text:p text:style-name="P1"><text:span text:style-name="T11">Cabinet was not provided with written advice which set out, as the advice of 7 March </text:span></text:p>
          </draw:text-box>
        </draw:frame>
        <draw:frame draw:style-name="gr4" draw:text-style-name="P5" draw:layer="layout" svg:width="13.163cm" svg:height="0.395cm" svg:x="4.2cm" svg:y="19.172cm">
          <draw:text-box>
            <text:p text:style-name="P1"><text:span text:style-name="T11">had done, the conflicting arguments regarding the legal effect of resolution 1441 and </text:span></text:p>
          </draw:text-box>
        </draw:frame>
        <draw:frame draw:style-name="gr4" draw:text-style-name="P5" draw:layer="layout" svg:width="12.85cm" svg:height="0.395cm" svg:x="4.2cm" svg:y="19.666cm">
          <draw:text-box>
            <text:p text:style-name="P1"><text:span text:style-name="T11">whether, in particular, it authorised military action without a further resolution of the </text:span></text:p>
          </draw:text-box>
        </draw:frame>
        <draw:frame draw:style-name="gr4" draw:text-style-name="P5" draw:layer="layout" svg:width="2.733cm" svg:height="0.395cm" svg:x="4.2cm" svg:y="20.16cm">
          <draw:text-box>
            <text:p text:style-name="P1"><text:span text:style-name="T11">Security Council. </text:span></text:p>
          </draw:text-box>
        </draw:frame>
        <draw:frame draw:style-name="gr6" draw:text-style-name="P7" draw:layer="layout" svg:width="0.493cm" svg:height="0.556cm" svg:x="3.7cm" svg:y="20.69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126cm" svg:height="0.395cm" svg:x="4.2cm" svg:y="20.754cm">
          <draw:text-box>
            <text:p text:style-name="P1"><text:span text:style-name="T11">The advice should have been provided to Ministers and senior officials whose </text:span></text:p>
          </draw:text-box>
        </draw:frame>
        <draw:frame draw:style-name="gr4" draw:text-style-name="P5" draw:layer="layout" svg:width="12.317cm" svg:height="0.395cm" svg:x="4.2cm" svg:y="21.247cm">
          <draw:text-box>
            <text:p text:style-name="P1"><text:span text:style-name="T11">responsibilities were directly engaged and should have been made available to </text:span></text:p>
          </draw:text-box>
        </draw:frame>
        <draw:frame draw:style-name="gr4" draw:text-style-name="P5" draw:layer="layout" svg:width="1.403cm" svg:height="0.395cm" svg:x="4.2cm" svg:y="21.741cm">
          <draw:text-box>
            <text:p text:style-name="P1"><text:span text:style-name="T11">Cabinet. </text:span></text:p>
          </draw:text-box>
        </draw:frame>
        <draw:frame draw:style-name="gr3" draw:text-style-name="P4" draw:layer="layout" svg:width="3.414cm" svg:height="0.628cm" svg:x="2.2cm" svg:y="23.055cm">
          <draw:text-box>
            <text:p text:style-name="P1"><text:span text:style-name="T3">UNSCR 1441</text:span></text:p>
          </draw:text-box>
        </draw:frame>
        <draw:frame draw:style-name="gr1" draw:text-style-name="P2" draw:layer="layout" svg:width="14.67cm" svg:height="0.475cm" svg:x="2.2cm" svg:y="23.947cm">
          <draw:text-box>
            <text:p text:style-name="P1"><text:span text:style-name="T7">3. </text:span><text:span text:style-name="T4"><text:s/>On 8 November the United Nations Security Council unanimously adopted </text:span></text:p>
          </draw:text-box>
        </draw:frame>
        <draw:frame draw:style-name="gr1" draw:text-style-name="P2" draw:layer="layout" svg:width="4.494cm" svg:height="0.475cm" svg:x="2.2cm" svg:y="24.512cm">
          <draw:text-box>
            <text:p text:style-name="P1"><text:span text:style-name="T4">resolution 1441 (2002). </text:span></text:p>
          </draw:text-box>
        </draw:frame>
        <draw:frame draw:style-name="gr1" draw:text-style-name="P2" draw:layer="layout" svg:width="4.519cm" svg:height="0.475cm" svg:x="2.2cm" svg:y="25.426cm">
          <draw:text-box>
            <text:p text:style-name="P1"><text:span text:style-name="T7">4. </text:span><text:span text:style-name="T4"><text:s/>Section 3.5 includes:</text:span></text:p>
          </draw:text-box>
        </draw:frame>
        <draw:frame draw:style-name="gr2" draw:text-style-name="P3" draw:layer="layout" svg:width="0.634cm" svg:height="0.712cm" svg:x="2.95cm" svg:y="26.1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18cm" svg:height="0.475cm" svg:x="3.7cm" svg:y="26.341cm">
          <draw:text-box>
            <text:p text:style-name="P1"><text:span text:style-name="T4">a description of the negotiation of the resolution; </text:span></text:p>
          </draw:text-box>
        </draw:frame>
      </draw:page>
      <draw:page draw:name="page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6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83cm" svg:height="0.475cm" svg:x="3.7cm" svg:y="2.525cm">
          <draw:text-box>
            <text:p text:style-name="P1"><text:span text:style-name="T4">details of the legal advice offered by FCO Legal Advisers and by Lord Goldsmith </text:span></text:p>
          </draw:text-box>
        </draw:frame>
        <draw:frame draw:style-name="gr1" draw:text-style-name="P2" draw:layer="layout" svg:width="8.282cm" svg:height="0.475cm" svg:x="3.7cm" svg:y="3.09cm">
          <draw:text-box>
            <text:p text:style-name="P1"><text:span text:style-name="T4">during the course of those negotiations; and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42cm" svg:height="0.475cm" svg:x="3.7cm" svg:y="3.754cm">
          <draw:text-box>
            <text:p text:style-name="P1"><text:span text:style-name="T4">the provisions of the resolution and the statements made by Members of the </text:span></text:p>
          </draw:text-box>
        </draw:frame>
        <draw:frame draw:style-name="gr1" draw:text-style-name="P2" draw:layer="layout" svg:width="5.531cm" svg:height="0.475cm" svg:x="3.7cm" svg:y="4.318cm">
          <draw:text-box>
            <text:p text:style-name="P1"><text:span text:style-name="T4">Security Council on adoption.</text:span></text:p>
          </draw:text-box>
        </draw:frame>
        <draw:frame draw:style-name="gr3" draw:text-style-name="P4" draw:layer="layout" svg:width="16.233cm" svg:height="0.628cm" svg:x="2.2cm" svg:y="5.346cm">
          <draw:text-box>
            <text:p text:style-name="P1"><text:span text:style-name="T3">Discussion, debate and advice, November to December 2002</text:span></text:p>
          </draw:text-box>
        </draw:frame>
        <draw:frame draw:style-name="gr6" draw:text-style-name="P7" draw:layer="layout" svg:width="14.675cm" svg:height="0.556cm" svg:x="2.2cm" svg:y="6.445cm">
          <draw:text-box>
            <text:p text:style-name="P1"><text:span text:style-name="T9">Lord Goldsmith’s conversations with Mr Powell and Mr Straw, </text:span></text:p>
          </draw:text-box>
        </draw:frame>
        <draw:frame draw:style-name="gr6" draw:text-style-name="P7" draw:layer="layout" svg:width="3.664cm" svg:height="0.556cm" svg:x="2.2cm" svg:y="7.08cm">
          <draw:text-box>
            <text:p text:style-name="P1"><text:span text:style-name="T9">November 2002</text:span></text:p>
          </draw:text-box>
        </draw:frame>
        <draw:frame draw:style-name="gr1" draw:text-style-name="P2" draw:layer="layout" svg:width="15.78cm" svg:height="0.475cm" svg:x="2.2cm" svg:y="7.908cm">
          <draw:text-box>
            <text:p text:style-name="P1"><text:span text:style-name="T7">5. </text:span><text:span text:style-name="T12"><text:s/>After resolution 1441 was adopted, Lord Goldsmith warned both No.10 and </text:span></text:p>
          </draw:text-box>
        </draw:frame>
        <draw:frame draw:style-name="gr1" draw:text-style-name="P2" draw:layer="layout" svg:width="16.216cm" svg:height="0.475cm" svg:x="2.2cm" svg:y="8.473cm">
          <draw:text-box>
            <text:p text:style-name="P1"><text:span text:style-name="T12">Mr Straw that he was “not optimistic” about the legal position for military action </text:span></text:p>
          </draw:text-box>
        </draw:frame>
        <draw:frame draw:style-name="gr1" draw:text-style-name="P2" draw:layer="layout" svg:width="15.496cm" svg:height="0.475cm" svg:x="2.2cm" svg:y="9.037cm">
          <draw:text-box>
            <text:p text:style-name="P1"><text:span text:style-name="T12">in response to an Iraqi breach without a second Security Council resolution. </text:span></text:p>
          </draw:text-box>
        </draw:frame>
        <draw:frame draw:style-name="gr1" draw:text-style-name="P2" draw:layer="layout" svg:width="8.045cm" svg:height="0.475cm" svg:x="2.2cm" svg:y="9.602cm">
          <draw:text-box>
            <text:p text:style-name="P1"><text:span text:style-name="T12">He offered to provide immediate advice.</text:span></text:p>
          </draw:text-box>
        </draw:frame>
        <draw:frame draw:style-name="gr1" draw:text-style-name="P2" draw:layer="layout" svg:width="15.653cm" svg:height="0.475cm" svg:x="2.2cm" svg:y="10.516cm">
          <draw:text-box>
            <text:p text:style-name="P1"><text:span text:style-name="T7">6. </text:span><text:span text:style-name="T12"><text:s/>Mr Jonathan Powell, Mr Blair’s Chief of Staff, assured Lord Goldsmith that </text:span></text:p>
          </draw:text-box>
        </draw:frame>
        <draw:frame draw:style-name="gr1" draw:text-style-name="P2" draw:layer="layout" svg:width="15.314cm" svg:height="0.475cm" svg:x="2.2cm" svg:y="11.081cm">
          <draw:text-box>
            <text:p text:style-name="P1"><text:span text:style-name="T12">his views were known in No.10. The issue would be for consideration in the </text:span></text:p>
          </draw:text-box>
        </draw:frame>
        <draw:frame draw:style-name="gr1" draw:text-style-name="P2" draw:layer="layout" svg:width="16.012cm" svg:height="0.475cm" svg:x="2.2cm" svg:y="11.645cm">
          <draw:text-box>
            <text:p text:style-name="P1"><text:span text:style-name="T12">longer term in the event of a report to the Security Council of a serious breach. </text:span></text:p>
          </draw:text-box>
        </draw:frame>
        <draw:frame draw:style-name="gr1" draw:text-style-name="P2" draw:layer="layout" svg:width="11.25cm" svg:height="0.475cm" svg:x="2.2cm" svg:y="12.21cm">
          <draw:text-box>
            <text:p text:style-name="P1"><text:span text:style-name="T12">He suggested a meeting “some time before Christmas”.</text:span></text:p>
          </draw:text-box>
        </draw:frame>
        <draw:frame draw:style-name="gr1" draw:text-style-name="P2" draw:layer="layout" svg:width="16.165cm" svg:height="0.475cm" svg:x="2.2cm" svg:y="13.124cm">
          <draw:text-box>
            <text:p text:style-name="P1"><text:span text:style-name="T7">7. </text:span><text:span text:style-name="T4"><text:s/>Lord Goldsmith telephoned Mr Powell on Monday, 11 November and conveyed his </text:span></text:p>
          </draw:text-box>
        </draw:frame>
        <draw:frame draw:style-name="gr1" draw:text-style-name="P2" draw:layer="layout" svg:width="12.863cm" svg:height="0.475cm" svg:x="2.2cm" svg:y="13.688cm">
          <draw:text-box>
            <text:p text:style-name="P1"><text:span text:style-name="T4">congratulations to No.10 for having secured such a tough resolution.</text:span></text:p>
          </draw:text-box>
        </draw:frame>
        <draw:frame draw:style-name="gr7" draw:text-style-name="P8" draw:layer="layout" svg:width="0.246cm" svg:height="0.276cm" svg:x="15.002cm" svg:y="13.707cm">
          <draw:text-box>
            <text:p text:style-name="P1"><text:span text:style-name="T13">1</text:span></text:p>
          </draw:text-box>
        </draw:frame>
        <draw:frame draw:style-name="gr1" draw:text-style-name="P2" draw:layer="layout" svg:width="3.118cm" svg:height="0.475cm" svg:x="15.139cm" svg:y="13.688cm">
          <draw:text-box>
            <text:p text:style-name="P1"><text:span text:style-name="T4"><text:s/></text:span><text:span text:style-name="T4">Lord Goldsmith </text:span></text:p>
          </draw:text-box>
        </draw:frame>
        <draw:frame draw:style-name="gr1" draw:text-style-name="P2" draw:layer="layout" svg:width="16.804cm" svg:height="0.475cm" svg:x="2.2cm" svg:y="14.253cm">
          <draw:text-box>
            <text:p text:style-name="P1"><text:span text:style-name="T4">“</text:span><text:span text:style-name="T4">mentioned the possibility of Iraq finding itself in breach of resolution 1441 at some future </text:span></text:p>
          </draw:text-box>
        </draw:frame>
        <draw:frame draw:style-name="gr1" draw:text-style-name="P2" draw:layer="layout" svg:width="16.635cm" svg:height="0.475cm" svg:x="2.2cm" svg:y="14.817cm">
          <draw:text-box>
            <text:p text:style-name="P1"><text:span text:style-name="T4">stage but with no second Security Council resolution”; a “matter to which he had said he </text:span></text:p>
          </draw:text-box>
        </draw:frame>
        <draw:frame draw:style-name="gr1" draw:text-style-name="P2" draw:layer="layout" svg:width="15.555cm" svg:height="0.475cm" svg:x="2.2cm" svg:y="15.382cm">
          <draw:text-box>
            <text:p text:style-name="P1"><text:span text:style-name="T4">would give further consideration” following his meeting with Mr Blair on 22 October.</text:span></text:p>
          </draw:text-box>
        </draw:frame>
        <draw:frame draw:style-name="gr1" draw:text-style-name="P2" draw:layer="layout" svg:width="15.14cm" svg:height="0.475cm" svg:x="2.2cm" svg:y="16.296cm">
          <draw:text-box>
            <text:p text:style-name="P1"><text:span text:style-name="T7">8. </text:span><text:span text:style-name="T4"><text:s/>Lord Goldsmith also mentioned the “Chinese whispers” that had “come to his </text:span></text:p>
          </draw:text-box>
        </draw:frame>
        <draw:frame draw:style-name="gr1" draw:text-style-name="P2" draw:layer="layout" svg:width="15.983cm" svg:height="0.475cm" svg:x="2.2cm" svg:y="16.861cm">
          <draw:text-box>
            <text:p text:style-name="P1"><text:span text:style-name="T4">attention … which suggested that he took an optimistic view of the legal position that </text:span></text:p>
          </draw:text-box>
        </draw:frame>
        <draw:frame draw:style-name="gr1" draw:text-style-name="P2" draw:layer="layout" svg:width="15.661cm" svg:height="0.475cm" svg:x="2.2cm" svg:y="17.425cm">
          <draw:text-box>
            <text:p text:style-name="P1"><text:span text:style-name="T4">would obtain if such a situation arose”. The “true position was that he was not at all </text:span></text:p>
          </draw:text-box>
        </draw:frame>
        <draw:frame draw:style-name="gr1" draw:text-style-name="P2" draw:layer="layout" svg:width="2.144cm" svg:height="0.475cm" svg:x="2.2cm" svg:y="17.99cm">
          <draw:text-box>
            <text:p text:style-name="P1"><text:span text:style-name="T4">optimistic”. </text:span></text:p>
          </draw:text-box>
        </draw:frame>
        <draw:frame draw:style-name="gr1" draw:text-style-name="P2" draw:layer="layout" svg:width="15.83cm" svg:height="0.475cm" svg:x="2.2cm" svg:y="18.904cm">
          <draw:text-box>
            <text:p text:style-name="P1"><text:span text:style-name="T7">9. </text:span><text:span text:style-name="T4"><text:s/>Lord Goldsmith suggested that “against this background, it was desirable for him </text:span></text:p>
          </draw:text-box>
        </draw:frame>
        <draw:frame draw:style-name="gr1" draw:text-style-name="P2" draw:layer="layout" svg:width="6.852cm" svg:height="0.475cm" svg:x="2.2cm" svg:y="19.468cm">
          <draw:text-box>
            <text:p text:style-name="P1"><text:span text:style-name="T4">to provide advice on this issue now”.</text:span></text:p>
          </draw:text-box>
        </draw:frame>
        <draw:frame draw:style-name="gr1" draw:text-style-name="P2" draw:layer="layout" svg:width="15.991cm" svg:height="0.475cm" svg:x="2.2cm" svg:y="20.383cm">
          <draw:text-box>
            <text:p text:style-name="P1"><text:span text:style-name="T7">10. </text:span><text:span text:style-name="T4"><text:s/>Mr Powell noted what Lord Goldsmith said, “but was at pains” to assure him that </text:span></text:p>
          </draw:text-box>
        </draw:frame>
        <draw:frame draw:style-name="gr1" draw:text-style-name="P2" draw:layer="layout" svg:width="16.787cm" svg:height="0.475cm" svg:x="2.2cm" svg:y="20.947cm">
          <draw:text-box>
            <text:p text:style-name="P1"><text:span text:style-name="T4">“</text:span><text:span text:style-name="T4">No.10 were under no illusion as to the Attorney’s views” on that point. Mr Powell thought </text:span></text:p>
          </draw:text-box>
        </draw:frame>
        <draw:frame draw:style-name="gr1" draw:text-style-name="P2" draw:layer="layout" svg:width="15.924cm" svg:height="0.475cm" svg:x="2.2cm" svg:y="21.512cm">
          <draw:text-box>
            <text:p text:style-name="P1"><text:span text:style-name="T4">that as “it was most unlikely that Iraq would not in the first instance accept resolution </text:span></text:p>
          </draw:text-box>
        </draw:frame>
        <draw:frame draw:style-name="gr1" draw:text-style-name="P2" draw:layer="layout" svg:width="16.123cm" svg:height="0.475cm" svg:x="2.2cm" svg:y="22.076cm">
          <draw:text-box>
            <text:p text:style-name="P1"><text:span text:style-name="T4">1441, this was an issue for consideration in the longer term, in the event that at some </text:span></text:p>
          </draw:text-box>
        </draw:frame>
        <draw:frame draw:style-name="gr1" draw:text-style-name="P2" draw:layer="layout" svg:width="16.508cm" svg:height="0.475cm" svg:x="2.2cm" svg:y="22.641cm">
          <draw:text-box>
            <text:p text:style-name="P1"><text:span text:style-name="T4">stage in the future we are faced with a breach by Iraq of resolution 1441 and the matter </text:span></text:p>
          </draw:text-box>
        </draw:frame>
        <draw:frame draw:style-name="gr1" draw:text-style-name="P2" draw:layer="layout" svg:width="8.879cm" svg:height="0.475cm" svg:x="2.2cm" svg:y="23.205cm">
          <draw:text-box>
            <text:p text:style-name="P1"><text:span text:style-name="T4">is referred to the Security Council at that time”.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9" draw:text-style-name="P9" draw:layer="layout" svg:x1="2.371cm" svg:y1="26.714cm" svg:x2="17.66cm" svg:y2="26.714cm">
          <text:p/>
        </draw:line>
        <draw:line draw:style-name="gr9" draw:text-style-name="P9" draw:layer="layout" svg:x1="2.199cm" svg:y1="27.137cm" svg:x2="11.796cm" svg:y2="27.137cm">
          <text:p/>
        </draw:line>
        <draw:frame draw:style-name="gr1" draw:text-style-name="P2" draw:layer="layout" svg:width="16.03cm" svg:height="0.475cm" svg:x="2.2cm" svg:y="24.12cm">
          <draw:text-box>
            <text:p text:style-name="P1"><text:span text:style-name="T7">11. </text:span><text:span text:style-name="T4"><text:s/>Mr Powell proposed a meeting some time before Christmas to discuss the issue. </text:span></text:p>
          </draw:text-box>
        </draw:frame>
        <draw:frame draw:style-name="gr10" draw:text-style-name="P10" draw:layer="layout" svg:width="0.205cm" svg:height="0.23cm" svg:x="2.2cm" svg:y="26.373cm">
          <draw:text-box>
            <text:p text:style-name="P1"><text:span text:style-name="T14">1 </text:span></text:p>
          </draw:text-box>
        </draw:frame>
        <draw:frame draw:style-name="gr4" draw:text-style-name="P5" draw:layer="layout" svg:width="15.191cm" svg:height="0.395cm" svg:x="2.372cm" svg:y="26.357cm">
          <draw:text-box>
            <text:p text:style-name="P1"><text:span text:style-name="T6">Minute Brummell, 11 November 2002, ‘Iraq: Note of telephone conversation between the Attorney </text:span></text:p>
          </draw:text-box>
        </draw:frame>
        <draw:frame draw:style-name="gr4" draw:text-style-name="P5" draw:layer="layout" svg:width="9.54cm" svg:height="0.395cm" svg:x="2.2cm" svg:y="26.781cm">
          <draw:text-box>
            <text:p text:style-name="P1"><text:span text:style-name="T6">General and Jonathan Powell – Monday, 11 November 2002’.</text:span></text:p>
          </draw:text-box>
        </draw:frame>
      </draw:page>
      <draw:page draw:name="page7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7</text:span></text:p>
          </draw:text-box>
        </draw:frame>
        <draw:frame draw:style-name="gr1" draw:text-style-name="P2" draw:layer="layout" svg:width="16.469cm" svg:height="0.475cm" svg:x="2.2cm" svg:y="2.525cm">
          <draw:text-box>
            <text:p text:style-name="P1"><text:span text:style-name="T7">12. </text:span><text:span text:style-name="T4"><text:s/>Lord Goldsmith told Mr Powell that, in the meantime, he would obtain and consider </text:span></text:p>
          </draw:text-box>
        </draw:frame>
        <draw:frame draw:style-name="gr1" draw:text-style-name="P2" draw:layer="layout" svg:width="15.945cm" svg:height="0.475cm" svg:x="2.2cm" svg:y="3.09cm">
          <draw:text-box>
            <text:p text:style-name="P1"><text:span text:style-name="T4">the statements made by members of the Security Council when resolution 1441 was </text:span></text:p>
          </draw:text-box>
        </draw:frame>
        <draw:frame draw:style-name="gr1" draw:text-style-name="P2" draw:layer="layout" svg:width="1.78cm" svg:height="0.475cm" svg:x="2.2cm" svg:y="3.654cm">
          <draw:text-box>
            <text:p text:style-name="P1"><text:span text:style-name="T4">adopted. </text:span></text:p>
          </draw:text-box>
        </draw:frame>
        <draw:frame draw:style-name="gr1" draw:text-style-name="P2" draw:layer="layout" svg:width="16.558cm" svg:height="0.475cm" svg:x="2.2cm" svg:y="4.568cm">
          <draw:text-box>
            <text:p text:style-name="P1"><text:span text:style-name="T7">13. </text:span><text:span text:style-name="T4"><text:s/>Asked whether he recollected Lord Goldsmith wishing to provide written advice and </text:span></text:p>
          </draw:text-box>
        </draw:frame>
        <draw:frame draw:style-name="gr1" draw:text-style-name="P2" draw:layer="layout" svg:width="11.292cm" svg:height="0.475cm" svg:x="2.2cm" svg:y="5.133cm">
          <draw:text-box>
            <text:p text:style-name="P1"><text:span text:style-name="T4">being discouraged from doing so, Mr Powell told the Inquiry:</text:span></text:p>
          </draw:text-box>
        </draw:frame>
        <draw:frame draw:style-name="gr1" draw:text-style-name="P2" draw:layer="layout" svg:width="14.882cm" svg:height="0.475cm" svg:x="2.95cm" svg:y="6.047cm">
          <draw:text-box>
            <text:p text:style-name="P1"><text:span text:style-name="T4">“</text:span><text:span text:style-name="T4">No, he gave written advice – I don’t know if you would call it written advice, he </text:span></text:p>
          </draw:text-box>
        </draw:frame>
        <draw:frame draw:style-name="gr1" draw:text-style-name="P2" draw:layer="layout" svg:width="5.006cm" svg:height="0.475cm" svg:x="2.95cm" svg:y="6.612cm">
          <draw:text-box>
            <text:p text:style-name="P1"><text:span text:style-name="T4">expressed his opinions …”</text:span></text:p>
          </draw:text-box>
        </draw:frame>
        <draw:frame draw:style-name="gr1" draw:text-style-name="P2" draw:layer="layout" svg:width="0.425cm" svg:height="0.475cm" svg:x="2.95cm" svg:y="7.526cm">
          <draw:text-box>
            <text:p text:style-name="P1"><text:span text:style-name="T4">…</text:span></text:p>
          </draw:text-box>
        </draw:frame>
        <draw:frame draw:style-name="gr1" draw:text-style-name="P2" draw:layer="layout" svg:width="14.874cm" svg:height="0.475cm" svg:x="2.95cm" svg:y="8.441cm">
          <draw:text-box>
            <text:p text:style-name="P1"><text:span text:style-name="T4">“</text:span><text:span text:style-name="T4">On a number of occasions before 1441 and after 1441, he set out his views in </text:span></text:p>
          </draw:text-box>
        </draw:frame>
        <draw:frame draw:style-name="gr1" draw:text-style-name="P2" draw:layer="layout" svg:width="3.304cm" svg:height="0.475cm" svg:x="2.95cm" svg:y="9.005cm">
          <draw:text-box>
            <text:p text:style-name="P1"><text:span text:style-name="T4">writing on it, yes.”</text:span></text:p>
          </draw:text-box>
        </draw:frame>
        <draw:frame draw:style-name="gr7" draw:text-style-name="P8" draw:layer="layout" svg:width="0.246cm" svg:height="0.276cm" svg:x="6.244cm" svg:y="9.024cm">
          <draw:text-box>
            <text:p text:style-name="P1"><text:span text:style-name="T13">2</text:span></text:p>
          </draw:text-box>
        </draw:frame>
        <draw:frame draw:style-name="gr1" draw:text-style-name="P2" draw:layer="layout" svg:width="16.203cm" svg:height="0.475cm" svg:x="2.2cm" svg:y="9.92cm">
          <draw:text-box>
            <text:p text:style-name="P1"><text:span text:style-name="T7">14. </text:span><text:span text:style-name="T12"><text:s/>Lord Goldsmith told Mr Straw that the key question would be whether Iraq’s </text:span></text:p>
          </draw:text-box>
        </draw:frame>
        <draw:frame draw:style-name="gr1" draw:text-style-name="P2" draw:layer="layout" svg:width="15.022cm" svg:height="0.475cm" svg:x="2.2cm" svg:y="10.484cm">
          <draw:text-box>
            <text:p text:style-name="P1"><text:span text:style-name="T12">non-compliance amounted to a material breach and who was to make that </text:span></text:p>
          </draw:text-box>
        </draw:frame>
        <draw:frame draw:style-name="gr1" draw:text-style-name="P2" draw:layer="layout" svg:width="3.042cm" svg:height="0.475cm" svg:x="2.2cm" svg:y="11.048cm">
          <draw:text-box>
            <text:p text:style-name="P1"><text:span text:style-name="T12">determination. </text:span></text:p>
          </draw:text-box>
        </draw:frame>
        <draw:frame draw:style-name="gr1" draw:text-style-name="P2" draw:layer="layout" svg:width="14.912cm" svg:height="0.475cm" svg:x="2.2cm" svg:y="11.963cm">
          <draw:text-box>
            <text:p text:style-name="P1"><text:span text:style-name="T7">15. </text:span><text:span text:style-name="T12"><text:s/>Lord Goldsmith’s initial view was that, notwithstanding the deliberate </text:span></text:p>
          </draw:text-box>
        </draw:frame>
        <draw:frame draw:style-name="gr1" draw:text-style-name="P2" draw:layer="layout" svg:width="16.592cm" svg:height="0.475cm" svg:x="2.2cm" svg:y="12.527cm">
          <draw:text-box>
            <text:p text:style-name="P1"><text:span text:style-name="T12">ambiguity in the language of resolution 1441, the question of whether or not there </text:span></text:p>
          </draw:text-box>
        </draw:frame>
        <draw:frame draw:style-name="gr1" draw:text-style-name="P2" draw:layer="layout" svg:width="13.549cm" svg:height="0.475cm" svg:x="2.2cm" svg:y="13.092cm">
          <draw:text-box>
            <text:p text:style-name="P1"><text:span text:style-name="T12">was a serious breach was for the Security Council alone to answer.</text:span></text:p>
          </draw:text-box>
        </draw:frame>
        <draw:frame draw:style-name="gr1" draw:text-style-name="P2" draw:layer="layout" svg:width="16.719cm" svg:height="0.475cm" svg:x="2.2cm" svg:y="14.006cm">
          <draw:text-box>
            <text:p text:style-name="P1"><text:span text:style-name="T7">16. </text:span><text:span text:style-name="T12"><text:s/>Lord Goldsmith suggested that it would be desirable for him to provide advice </text:span></text:p>
          </draw:text-box>
        </draw:frame>
        <draw:frame draw:style-name="gr1" draw:text-style-name="P2" draw:layer="layout" svg:width="16.686cm" svg:height="0.475cm" svg:x="2.2cm" svg:y="14.571cm">
          <draw:text-box>
            <text:p text:style-name="P1"><text:span text:style-name="T12">on the position if, at some point in the future, Iraq “found itself” in material breach </text:span></text:p>
          </draw:text-box>
        </draw:frame>
        <draw:frame draw:style-name="gr1" draw:text-style-name="P2" draw:layer="layout" svg:width="16.165cm" svg:height="0.475cm" svg:x="2.2cm" svg:y="15.135cm">
          <draw:text-box>
            <text:p text:style-name="P1"><text:span text:style-name="T12">of resolution 1441 but the Security Council had not adopted a further resolution.</text:span></text:p>
          </draw:text-box>
        </draw:frame>
        <draw:frame draw:style-name="gr1" draw:text-style-name="P2" draw:layer="layout" svg:width="15.729cm" svg:height="0.475cm" svg:x="2.2cm" svg:y="16.05cm">
          <draw:text-box>
            <text:p text:style-name="P1"><text:span text:style-name="T7">17. </text:span><text:span text:style-name="T12"><text:s/>Mr Straw agreed that formal “instructions” should be prepared asking for </text:span></text:p>
          </draw:text-box>
        </draw:frame>
        <draw:frame draw:style-name="gr1" draw:text-style-name="P2" draw:layer="layout" svg:width="5.175cm" svg:height="0.475cm" svg:x="2.2cm" svg:y="16.614cm">
          <draw:text-box>
            <text:p text:style-name="P1"><text:span text:style-name="T12">Lord Goldsmith’s advice. </text:span></text:p>
          </draw:text-box>
        </draw:frame>
        <draw:frame draw:style-name="gr1" draw:text-style-name="P2" draw:layer="layout" svg:width="16.186cm" svg:height="0.475cm" svg:x="2.2cm" svg:y="17.528cm">
          <draw:text-box>
            <text:p text:style-name="P1"><text:span text:style-name="T7">18. </text:span><text:span text:style-name="T4"><text:s/>Mr Straw telephoned Lord Goldsmith on 12 November, suggesting that resolution </text:span></text:p>
          </draw:text-box>
        </draw:frame>
        <draw:frame draw:style-name="gr1" draw:text-style-name="P2" draw:layer="layout" svg:width="8.244cm" svg:height="0.475cm" svg:x="2.2cm" svg:y="18.093cm">
          <draw:text-box>
            <text:p text:style-name="P1"><text:span text:style-name="T4">1441 “made life easier” for the Government.</text:span></text:p>
          </draw:text-box>
        </draw:frame>
        <draw:frame draw:style-name="gr7" draw:text-style-name="P8" draw:layer="layout" svg:width="0.246cm" svg:height="0.276cm" svg:x="10.412cm" svg:y="18.112cm">
          <draw:text-box>
            <text:p text:style-name="P1"><text:span text:style-name="T13">3</text:span></text:p>
          </draw:text-box>
        </draw:frame>
        <draw:frame draw:style-name="gr11" draw:text-style-name="P11" draw:layer="layout" svg:width="0.287cm" svg:height="0.323cm" svg:x="10.549cm" svg:y="18.051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5.657cm" svg:height="0.475cm" svg:x="2.2cm" svg:y="19.007cm">
          <draw:text-box>
            <text:p text:style-name="P1"><text:span text:style-name="T7">19. </text:span><text:span text:style-name="T4"><text:s/>Lord Goldsmith agreed that it was an excellent achievement but added that he </text:span></text:p>
          </draw:text-box>
        </draw:frame>
        <draw:frame draw:style-name="gr1" draw:text-style-name="P2" draw:layer="layout" svg:width="15.475cm" svg:height="0.475cm" svg:x="2.2cm" svg:y="19.572cm">
          <draw:text-box>
            <text:p text:style-name="P1"><text:span text:style-name="T4">would “need to study the resolution, together with the report of the debate and the </text:span></text:p>
          </draw:text-box>
        </draw:frame>
        <draw:frame draw:style-name="gr1" draw:text-style-name="P2" draw:layer="layout" svg:width="3.638cm" svg:height="0.475cm" svg:x="2.2cm" svg:y="20.136cm">
          <draw:text-box>
            <text:p text:style-name="P1"><text:span text:style-name="T4">statements made”. </text:span></text:p>
          </draw:text-box>
        </draw:frame>
        <draw:frame draw:style-name="gr1" draw:text-style-name="P2" draw:layer="layout" svg:width="16.783cm" svg:height="0.475cm" svg:x="2.2cm" svg:y="21.051cm">
          <draw:text-box>
            <text:p text:style-name="P1"><text:span text:style-name="T7">20. </text:span><text:span text:style-name="T4"><text:s/>In relation to “the possibility of Iraq finding itself in breach of resolution 1441 at some </text:span></text:p>
          </draw:text-box>
        </draw:frame>
        <draw:frame draw:style-name="gr1" draw:text-style-name="P2" draw:layer="layout" svg:width="16.364cm" svg:height="0.475cm" svg:x="2.2cm" svg:y="21.615cm">
          <draw:text-box>
            <text:p text:style-name="P1"><text:span text:style-name="T4">future stage” but without a second resolution, Lord Goldsmith reported that he had told </text:span></text:p>
          </draw:text-box>
        </draw:frame>
        <draw:frame draw:style-name="gr1" draw:text-style-name="P2" draw:layer="layout" svg:width="16.482cm" svg:height="0.475cm" svg:x="2.2cm" svg:y="22.18cm">
          <draw:text-box>
            <text:p text:style-name="P1"><text:span text:style-name="T4">Mr Powell that he was “pessimistic as to whether there would be a sound legal basis … </text:span></text:p>
          </draw:text-box>
        </draw:frame>
        <draw:frame draw:style-name="gr1" draw:text-style-name="P2" draw:layer="layout" svg:width="16.156cm" svg:height="0.475cm" svg:x="2.2cm" svg:y="22.744cm">
          <draw:text-box>
            <text:p text:style-name="P1"><text:span text:style-name="T4">for the use of force”. Mr Powell had suggested a meeting before Christmas to discuss </text:span></text:p>
          </draw:text-box>
        </draw:frame>
        <draw:frame draw:style-name="gr1" draw:text-style-name="P2" draw:layer="layout" svg:width="15.708cm" svg:height="0.475cm" svg:x="2.2cm" svg:y="23.308cm">
          <draw:text-box>
            <text:p text:style-name="P1"><text:span text:style-name="T4">the issues. Lord Goldsmith “indicated” to Mr Straw that “he would propose to give a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7.11cm" svg:height="0.475cm" svg:x="2.2cm" svg:y="23.873cm">
          <draw:text-box>
            <text:p text:style-name="P1"><text:span text:style-name="T4">more definitive view … at that stage”. </text:span></text:p>
          </draw:text-box>
        </draw:frame>
        <draw:frame draw:style-name="gr10" draw:text-style-name="P10" draw:layer="layout" svg:width="0.205cm" svg:height="0.23cm" svg:x="2.2cm" svg:y="25.95cm">
          <draw:text-box>
            <text:p text:style-name="P1"><text:span text:style-name="T14">2 </text:span></text:p>
          </draw:text-box>
        </draw:frame>
        <draw:line draw:style-name="gr9" draw:text-style-name="P9" draw:layer="layout" svg:x1="2.371cm" svg:y1="26.714cm" svg:x2="17.588cm" svg:y2="26.714cm">
          <text:p/>
        </draw:line>
        <draw:line draw:style-name="gr9" draw:text-style-name="P9" draw:layer="layout" svg:x1="2.199cm" svg:y1="27.137cm" svg:x2="7.906cm" svg:y2="27.137cm">
          <text:p/>
        </draw:line>
        <draw:frame draw:style-name="gr4" draw:text-style-name="P5" draw:layer="layout" svg:width="7.762cm" svg:height="0.395cm" svg:x="2.372cm" svg:y="25.934cm">
          <draw:text-box>
            <text:p text:style-name="P1"><text:span text:style-name="T11">Public hearing, 18 January 2010, pages 103-104. </text:span></text:p>
          </draw:text-box>
        </draw:frame>
        <draw:frame draw:style-name="gr10" draw:text-style-name="P10" draw:layer="layout" svg:width="0.205cm" svg:height="0.23cm" svg:x="2.2cm" svg:y="26.373cm">
          <draw:text-box>
            <text:p text:style-name="P1"><text:span text:style-name="T14">3 </text:span></text:p>
          </draw:text-box>
        </draw:frame>
        <draw:frame draw:style-name="gr4" draw:text-style-name="P5" draw:layer="layout" svg:width="15.123cm" svg:height="0.395cm" svg:x="2.372cm" svg:y="26.357cm">
          <draw:text-box>
            <text:p text:style-name="P1"><text:span text:style-name="T6">Minute Brummell, 12 November 2002, ‘Iraq: Note of telephone conversation between the Foreign </text:span></text:p>
          </draw:text-box>
        </draw:frame>
        <draw:frame draw:style-name="gr4" draw:text-style-name="P5" draw:layer="layout" svg:width="5.772cm" svg:height="0.395cm" svg:x="2.2cm" svg:y="26.781cm">
          <draw:text-box>
            <text:p text:style-name="P1"><text:span text:style-name="T6">Secretary and the Attorney General’.</text:span><text:span text:style-name="T11"> </text:span></text:p>
          </draw:text-box>
        </draw:frame>
      </draw:page>
      <draw:page draw:name="page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8</text:span></text:p>
          </draw:text-box>
        </draw:frame>
        <draw:frame draw:style-name="gr1" draw:text-style-name="P2" draw:layer="layout" svg:width="15.072cm" svg:height="0.475cm" svg:x="2.2cm" svg:y="2.525cm">
          <draw:text-box>
            <text:p text:style-name="P1"><text:span text:style-name="T7">21. </text:span><text:span text:style-name="T4"><text:s/>Mr Straw shared Mr Powell’s view that it was unlikely that Iraq would refuse </text:span></text:p>
          </draw:text-box>
        </draw:frame>
        <draw:frame draw:style-name="gr1" draw:text-style-name="P2" draw:layer="layout" svg:width="15.052cm" svg:height="0.475cm" svg:x="2.2cm" svg:y="3.09cm">
          <draw:text-box>
            <text:p text:style-name="P1"><text:span text:style-name="T4">to accept resolution 1441. He suggested two particular issues warranted further </text:span></text:p>
          </draw:text-box>
        </draw:frame>
        <draw:frame draw:style-name="gr1" draw:text-style-name="P2" draw:layer="layout" svg:width="2.648cm" svg:height="0.475cm" svg:x="2.2cm" svg:y="3.654cm">
          <draw:text-box>
            <text:p text:style-name="P1"><text:span text:style-name="T4">consideration: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58cm" svg:height="0.475cm" svg:x="3.7cm" svg:y="4.568cm">
          <draw:text-box>
            <text:p text:style-name="P1"><text:span text:style-name="T4">First, both France and Russia had insisted that, in the event of an Iraqi </text:span></text:p>
          </draw:text-box>
        </draw:frame>
        <draw:frame draw:style-name="gr1" draw:text-style-name="P2" draw:layer="layout" svg:width="13.138cm" svg:height="0.475cm" svg:x="3.7cm" svg:y="5.133cm">
          <draw:text-box>
            <text:p text:style-name="P1"><text:span text:style-name="T4">breach, the matter should be referred back to the Security Council for </text:span></text:p>
          </draw:text-box>
        </draw:frame>
        <draw:frame draw:style-name="gr1" draw:text-style-name="P2" draw:layer="layout" svg:width="14.196cm" svg:height="0.475cm" svg:x="3.7cm" svg:y="5.697cm">
          <draw:text-box>
            <text:p text:style-name="P1"><text:span text:style-name="T4">further consideration before a decision on military action. The “UK’s current </text:span></text:p>
          </draw:text-box>
        </draw:frame>
        <draw:frame draw:style-name="gr1" draw:text-style-name="P2" draw:layer="layout" svg:width="14.798cm" svg:height="0.475cm" svg:x="3.7cm" svg:y="6.262cm">
          <draw:text-box>
            <text:p text:style-name="P1"><text:span text:style-name="T4">understanding was that it was unlikely that, if it came to a vote, there would be </text:span></text:p>
          </draw:text-box>
        </draw:frame>
        <draw:frame draw:style-name="gr1" draw:text-style-name="P2" draw:layer="layout" svg:width="14.768cm" svg:height="0.475cm" svg:x="3.7cm" svg:y="6.826cm">
          <draw:text-box>
            <text:p text:style-name="P1"><text:span text:style-name="T4">any veto by France … If there were to be any veto … this was likely to be only </text:span></text:p>
          </draw:text-box>
        </draw:frame>
        <draw:frame draw:style-name="gr1" draw:text-style-name="P2" draw:layer="layout" svg:width="2.241cm" svg:height="0.475cm" svg:x="3.7cm" svg:y="7.391cm">
          <draw:text-box>
            <text:p text:style-name="P1"><text:span text:style-name="T4">by Russia.” </text:span></text:p>
          </draw:text-box>
        </draw:frame>
        <draw:frame draw:style-name="gr2" draw:text-style-name="P3" draw:layer="layout" svg:width="0.634cm" svg:height="0.712cm" svg:x="2.95cm" svg:y="7.8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13cm" svg:height="0.475cm" svg:x="3.7cm" svg:y="8.055cm">
          <draw:text-box>
            <text:p text:style-name="P1"><text:span text:style-name="T4">Secondly, Mr Straw would be “interested” in Lord Goldsmith’s views on “the </text:span></text:p>
          </draw:text-box>
        </draw:frame>
        <draw:frame draw:style-name="gr1" draw:text-style-name="P2" draw:layer="layout" svg:width="14.222cm" svg:height="0.475cm" svg:x="3.7cm" svg:y="8.62cm">
          <draw:text-box>
            <text:p text:style-name="P1"><text:span text:style-name="T4">effect of a resolution being adopted by the House of Commons … following </text:span></text:p>
          </draw:text-box>
        </draw:frame>
        <draw:frame draw:style-name="gr1" draw:text-style-name="P2" draw:layer="layout" svg:width="14.844cm" svg:height="0.475cm" svg:x="3.7cm" svg:y="9.184cm">
          <draw:text-box>
            <text:p text:style-name="P1"><text:span text:style-name="T4">the contemplated debate on Iraq”. Mr Straw identified two options: a resolution </text:span></text:p>
          </draw:text-box>
        </draw:frame>
        <draw:frame draw:style-name="gr1" draw:text-style-name="P2" draw:layer="layout" svg:width="13.93cm" svg:height="0.475cm" svg:x="3.7cm" svg:y="9.748cm">
          <draw:text-box>
            <text:p text:style-name="P1"><text:span text:style-name="T4">endorsing 1441 and one including “an acknowledgement that there would </text:span></text:p>
          </draw:text-box>
        </draw:frame>
        <draw:frame draw:style-name="gr1" draw:text-style-name="P2" draw:layer="layout" svg:width="15.187cm" svg:height="0.475cm" svg:x="3.7cm" svg:y="10.313cm">
          <draw:text-box>
            <text:p text:style-name="P1"><text:span text:style-name="T4">inevitably be military action if peaceful resolution of the issue were not possible”. </text:span></text:p>
          </draw:text-box>
        </draw:frame>
        <draw:frame draw:style-name="gr1" draw:text-style-name="P2" draw:layer="layout" svg:width="6.513cm" svg:height="0.475cm" svg:x="3.7cm" svg:y="10.877cm">
          <draw:text-box>
            <text:p text:style-name="P1"><text:span text:style-name="T4">His preference was for the former. </text:span></text:p>
          </draw:text-box>
        </draw:frame>
        <draw:frame draw:style-name="gr1" draw:text-style-name="P2" draw:layer="layout" svg:width="15.276cm" svg:height="0.475cm" svg:x="2.2cm" svg:y="11.792cm">
          <draw:text-box>
            <text:p text:style-name="P1"><text:span text:style-name="T7">22. </text:span><text:span text:style-name="T4"><text:s/>Lord Goldsmith’s initial view was that, leaving aside the political advantages, </text:span></text:p>
          </draw:text-box>
        </draw:frame>
        <draw:frame draw:style-name="gr1" draw:text-style-name="P2" draw:layer="layout" svg:width="7.372cm" svg:height="0.475cm" svg:x="2.2cm" svg:y="12.356cm">
          <draw:text-box>
            <text:p text:style-name="P1"><text:span text:style-name="T4">a resolution of the House of Commons:</text:span></text:p>
          </draw:text-box>
        </draw:frame>
        <draw:frame draw:style-name="gr1" draw:text-style-name="P2" draw:layer="layout" svg:width="15.365cm" svg:height="0.475cm" svg:x="2.95cm" svg:y="13.271cm">
          <draw:text-box>
            <text:p text:style-name="P1"><text:span text:style-name="T4">“… </text:span><text:span text:style-name="T4">would not have any bearing on the position in international law as regards the </text:span></text:p>
          </draw:text-box>
        </draw:frame>
        <draw:frame draw:style-name="gr1" draw:text-style-name="P2" draw:layer="layout" svg:width="15.581cm" svg:height="0.475cm" svg:x="2.95cm" svg:y="13.835cm">
          <draw:text-box>
            <text:p text:style-name="P1"><text:span text:style-name="T4">lawfulness of using force against Iraq. It might be that a case could be constructed </text:span></text:p>
          </draw:text-box>
        </draw:frame>
        <draw:frame draw:style-name="gr1" draw:text-style-name="P2" draw:layer="layout" svg:width="15.543cm" svg:height="0.475cm" svg:x="2.95cm" svg:y="14.4cm">
          <draw:text-box>
            <text:p text:style-name="P1"><text:span text:style-name="T4">seeking to justify such action, if a number of other Parliaments in … countries who </text:span></text:p>
          </draw:text-box>
        </draw:frame>
        <draw:frame draw:style-name="gr1" draw:text-style-name="P2" draw:layer="layout" svg:width="15.382cm" svg:height="0.475cm" svg:x="2.95cm" svg:y="14.964cm">
          <draw:text-box>
            <text:p text:style-name="P1"><text:span text:style-name="T4">are members of the Security Council were also to adopt such a resolution. But he </text:span></text:p>
          </draw:text-box>
        </draw:frame>
        <draw:frame draw:style-name="gr1" draw:text-style-name="P2" draw:layer="layout" svg:width="12.816cm" svg:height="0.475cm" svg:x="2.95cm" svg:y="15.528cm">
          <draw:text-box>
            <text:p text:style-name="P1"><text:span text:style-name="T4">thought that … would be a rather subtle and speculative argument.” </text:span></text:p>
          </draw:text-box>
        </draw:frame>
        <draw:frame draw:style-name="gr1" draw:text-style-name="P2" draw:layer="layout" svg:width="15.682cm" svg:height="0.475cm" svg:x="2.2cm" svg:y="16.443cm">
          <draw:text-box>
            <text:p text:style-name="P1"><text:span text:style-name="T7">23. </text:span><text:span text:style-name="T4"><text:s/>Mr Straw thought that military action was some way further down the track but, </text:span></text:p>
          </draw:text-box>
        </draw:frame>
        <draw:frame draw:style-name="gr1" draw:text-style-name="P2" draw:layer="layout" svg:width="16.212cm" svg:height="0.475cm" svg:x="2.2cm" svg:y="17.007cm">
          <draw:text-box>
            <text:p text:style-name="P1"><text:span text:style-name="T4">“</text:span><text:span text:style-name="T4">if Iraq were to be found in breach” of resolution 1441, it would be “essential … we act </text:span></text:p>
          </draw:text-box>
        </draw:frame>
        <draw:frame draw:style-name="gr1" draw:text-style-name="P2" draw:layer="layout" svg:width="16.08cm" svg:height="0.475cm" svg:x="2.2cm" svg:y="17.572cm">
          <draw:text-box>
            <text:p text:style-name="P1"><text:span text:style-name="T4">pretty swiftly to take military action”. One of the reasons “was that there might well be </text:span></text:p>
          </draw:text-box>
        </draw:frame>
        <draw:frame draw:style-name="gr1" draw:text-style-name="P2" draw:layer="layout" svg:width="9.108cm" svg:height="0.475cm" svg:x="2.2cm" svg:y="18.136cm">
          <draw:text-box>
            <text:p text:style-name="P1"><text:span text:style-name="T4">a need for less military force if action was swift”. </text:span></text:p>
          </draw:text-box>
        </draw:frame>
        <draw:frame draw:style-name="gr1" draw:text-style-name="P2" draw:layer="layout" svg:width="16.626cm" svg:height="0.475cm" svg:x="2.2cm" svg:y="19.051cm">
          <draw:text-box>
            <text:p text:style-name="P1"><text:span text:style-name="T7">24. </text:span><text:span text:style-name="T4"><text:s/>Lord Goldsmith “commented that, from the point of view of legality, the key question </text:span></text:p>
          </draw:text-box>
        </draw:frame>
        <draw:frame draw:style-name="gr1" draw:text-style-name="P2" draw:layer="layout" svg:width="16.08cm" svg:height="0.475cm" svg:x="2.2cm" svg:y="19.615cm">
          <draw:text-box>
            <text:p text:style-name="P1"><text:span text:style-name="T4">would be whether Iraq’s non-compliance with resolution 1441 amounted to a material </text:span></text:p>
          </draw:text-box>
        </draw:frame>
        <draw:frame draw:style-name="gr1" draw:text-style-name="P2" draw:layer="layout" svg:width="9.26cm" svg:height="0.475cm" svg:x="2.2cm" svg:y="20.18cm">
          <draw:text-box>
            <text:p text:style-name="P1"><text:span text:style-name="T4">breach and who was to make this determination”.</text:span></text:p>
          </draw:text-box>
        </draw:frame>
        <draw:frame draw:style-name="gr1" draw:text-style-name="P2" draw:layer="layout" svg:width="15.758cm" svg:height="0.475cm" svg:x="2.2cm" svg:y="21.094cm">
          <draw:text-box>
            <text:p text:style-name="P1"><text:span text:style-name="T7">25. </text:span><text:span text:style-name="T4"><text:s/>Mr Straw “pointed out that it was clear to him that the US – despite its bellicose </text:span></text:p>
          </draw:text-box>
        </draw:frame>
        <draw:frame draw:style-name="gr1" draw:text-style-name="P2" draw:layer="layout" svg:width="9.523cm" svg:height="0.475cm" svg:x="2.2cm" svg:y="21.658cm">
          <draw:text-box>
            <text:p text:style-name="P1"><text:span text:style-name="T4">rhetoric – would not wish to go to war for nothing”. </text:span></text:p>
          </draw:text-box>
        </draw:frame>
        <draw:frame draw:style-name="gr1" draw:text-style-name="P2" draw:layer="layout" svg:width="16.469cm" svg:height="0.475cm" svg:x="2.2cm" svg:y="22.573cm">
          <draw:text-box>
            <text:p text:style-name="P1"><text:span text:style-name="T7">26. </text:span><text:span text:style-name="T4"><text:s/>Mr Straw “mentioned that, reading resolution 1441 again as a layman, it was pretty </text:span></text:p>
          </draw:text-box>
        </draw:frame>
        <draw:frame draw:style-name="gr1" draw:text-style-name="P2" draw:layer="layout" svg:width="16.711cm" svg:height="0.475cm" svg:x="2.2cm" svg:y="23.137cm">
          <draw:text-box>
            <text:p text:style-name="P1"><text:span text:style-name="T4">clear that the Security Council were basically telling Iraq – </text:span><text:span text:style-name="T5">‘Comply or else’</text:span><text:span text:style-name="T4">.” In response </text:span></text:p>
          </draw:text-box>
        </draw:frame>
        <draw:frame draw:style-name="gr1" draw:text-style-name="P2" draw:layer="layout" svg:width="16.529cm" svg:height="0.475cm" svg:x="2.2cm" svg:y="23.702cm">
          <draw:text-box>
            <text:p text:style-name="P1"><text:span text:style-name="T4">to Lord Goldsmith’s observation that “the question was who was to decide the ‘or else’”, </text:span></text:p>
          </draw:text-box>
        </draw:frame>
        <draw:frame draw:style-name="gr1" draw:text-style-name="P2" draw:layer="layout" svg:width="10.192cm" svg:height="0.475cm" svg:x="2.2cm" svg:y="24.266cm">
          <draw:text-box>
            <text:p text:style-name="P1"><text:span text:style-name="T4">Mr Straw pointed out that resolution 1441 could have: </text:span></text:p>
          </draw:text-box>
        </draw:frame>
        <draw:frame draw:style-name="gr1" draw:text-style-name="P2" draw:layer="layout" svg:width="15.539cm" svg:height="0.475cm" svg:x="2.95cm" svg:y="25.181cm">
          <draw:text-box>
            <text:p text:style-name="P1"><text:span text:style-name="T4">“… </text:span><text:span text:style-name="T4">said in terms that it was for the Security Council to decide whether there was a </text:span></text:p>
          </draw:text-box>
        </draw:frame>
        <draw:frame draw:style-name="gr1" draw:text-style-name="P2" draw:layer="layout" svg:width="15.996cm" svg:height="0.475cm" svg:x="2.95cm" svg:y="25.745cm">
          <draw:text-box>
            <text:p text:style-name="P1"><text:span text:style-name="T4">material breach and what action would then ensue. However … [it] did not … France </text:span></text:p>
          </draw:text-box>
        </draw:frame>
        <draw:frame draw:style-name="gr1" draw:text-style-name="P2" draw:layer="layout" svg:width="15.115cm" svg:height="0.475cm" svg:x="2.95cm" svg:y="26.31cm">
          <draw:text-box>
            <text:p text:style-name="P1"><text:span text:style-name="T4">and Russia had accepted the US/UK argument that this should be left open and </text:span></text:p>
          </draw:text-box>
        </draw:frame>
      </draw:page>
      <draw:page draw:name="page9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9</text:span></text:p>
          </draw:text-box>
        </draw:frame>
        <draw:frame draw:style-name="gr1" draw:text-style-name="P2" draw:layer="layout" svg:width="15.263cm" svg:height="0.475cm" svg:x="2.95cm" svg:y="2.525cm">
          <draw:text-box>
            <text:p text:style-name="P1"><text:span text:style-name="T4">that, while it was preferable, it was not essential for the Security Council to adopt </text:span></text:p>
          </draw:text-box>
        </draw:frame>
        <draw:frame draw:style-name="gr1" draw:text-style-name="P2" draw:layer="layout" svg:width="4.066cm" svg:height="0.475cm" svg:x="2.95cm" svg:y="3.09cm">
          <draw:text-box>
            <text:p text:style-name="P1"><text:span text:style-name="T4">a second resolution.” </text:span></text:p>
          </draw:text-box>
        </draw:frame>
        <draw:frame draw:style-name="gr1" draw:text-style-name="P2" draw:layer="layout" svg:width="15.678cm" svg:height="0.475cm" svg:x="2.2cm" svg:y="4.004cm">
          <draw:text-box>
            <text:p text:style-name="P1"><text:span text:style-name="T7">27. </text:span><text:span text:style-name="T4"><text:s/>Lord Goldsmith told Mr Straw it “seemed implicit” in resolution 1441 that, in the </text:span></text:p>
          </draw:text-box>
        </draw:frame>
        <draw:frame draw:style-name="gr1" draw:text-style-name="P2" draw:layer="layout" svg:width="16.135cm" svg:height="0.475cm" svg:x="2.2cm" svg:y="4.568cm">
          <draw:text-box>
            <text:p text:style-name="P1"><text:span text:style-name="T4">event of non-compliance, “it would be for the Security Council to decide whether Iraq” </text:span></text:p>
          </draw:text-box>
        </draw:frame>
        <draw:frame draw:style-name="gr1" draw:text-style-name="P2" draw:layer="layout" svg:width="4.646cm" svg:height="0.475cm" svg:x="2.2cm" svg:y="5.133cm">
          <draw:text-box>
            <text:p text:style-name="P1"><text:span text:style-name="T4">was in “material breach”.</text:span></text:p>
          </draw:text-box>
        </draw:frame>
        <draw:frame draw:style-name="gr1" draw:text-style-name="P2" draw:layer="layout" svg:width="16.44cm" svg:height="0.475cm" svg:x="2.2cm" svg:y="6.047cm">
          <draw:text-box>
            <text:p text:style-name="P1"><text:span text:style-name="T7">28. </text:span><text:span text:style-name="T4"><text:s/>Mr Straw suggested that “the reality was that members of the Security Council had </text:span></text:p>
          </draw:text-box>
        </draw:frame>
        <draw:frame draw:style-name="gr1" draw:text-style-name="P2" draw:layer="layout" svg:width="15.814cm" svg:height="0.475cm" svg:x="2.2cm" svg:y="6.612cm">
          <draw:text-box>
            <text:p text:style-name="P1"><text:span text:style-name="T4">had to agree and ‘coalesce’ around a particular form of words … to the effect that, if </text:span></text:p>
          </draw:text-box>
        </draw:frame>
        <draw:frame draw:style-name="gr1" draw:text-style-name="P2" draw:layer="layout" svg:width="16.118cm" svg:height="0.475cm" svg:x="2.2cm" svg:y="7.176cm">
          <draw:text-box>
            <text:p text:style-name="P1"><text:span text:style-name="T4">there were to be a breach, it would be for the Security Council to meet to discuss and </text:span></text:p>
          </draw:text-box>
        </draw:frame>
        <draw:frame draw:style-name="gr1" draw:text-style-name="P2" draw:layer="layout" svg:width="15.725cm" svg:height="0.475cm" svg:x="2.2cm" svg:y="7.741cm">
          <draw:text-box>
            <text:p text:style-name="P1"><text:span text:style-name="T4">consider what should be done”. That “allowed for ‘a range of possibilities’, including:</text:span></text:p>
          </draw:text-box>
        </draw:frame>
        <draw:frame draw:style-name="gr2" draw:text-style-name="P3" draw:layer="layout" svg:width="0.634cm" svg:height="0.712cm" svg:x="2.95cm" svg:y="8.4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698cm" svg:height="0.475cm" svg:x="3.7cm" svg:y="8.655cm">
          <draw:text-box>
            <text:p text:style-name="P1"><text:span text:style-name="T4">“</text:span><text:span text:style-name="T4">the possibility that there would have to be a second resolution; and</text:span></text:p>
          </draw:text-box>
        </draw:frame>
        <draw:frame draw:style-name="gr2" draw:text-style-name="P3" draw:layer="layout" svg:width="0.634cm" svg:height="0.712cm" svg:x="2.95cm" svg:y="9.1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54cm" svg:height="0.475cm" svg:x="3.7cm" svg:y="9.32cm">
          <draw:text-box>
            <text:p text:style-name="P1"><text:span text:style-name="T4">“</text:span><text:span text:style-name="T4">the possibility that there might be a general consensus or desire [amongst </text:span></text:p>
          </draw:text-box>
        </draw:frame>
        <draw:frame draw:style-name="gr1" draw:text-style-name="P2" draw:layer="layout" svg:width="13.621cm" svg:height="0.475cm" svg:x="3.7cm" svg:y="9.884cm">
          <draw:text-box>
            <text:p text:style-name="P1"><text:span text:style-name="T4">the five Permanent Members of the Security Council] for military action, <text:s/></text:span></text:p>
          </draw:text-box>
        </draw:frame>
        <draw:frame draw:style-name="gr1" draw:text-style-name="P2" draw:layer="layout" svg:width="13.756cm" svg:height="0.475cm" svg:x="3.7cm" svg:y="10.448cm">
          <draw:text-box>
            <text:p text:style-name="P1"><text:span text:style-name="T4">but a preference (in particular by Russia) that there should be no second </text:span></text:p>
          </draw:text-box>
        </draw:frame>
        <draw:frame draw:style-name="gr1" draw:text-style-name="P2" draw:layer="layout" svg:width="2.644cm" svg:height="0.475cm" svg:x="3.7cm" svg:y="11.013cm">
          <draw:text-box>
            <text:p text:style-name="P1"><text:span text:style-name="T4">resolution …” </text:span></text:p>
          </draw:text-box>
        </draw:frame>
        <draw:frame draw:style-name="gr1" draw:text-style-name="P2" draw:layer="layout" svg:width="6.716cm" svg:height="0.475cm" svg:x="2.2cm" svg:y="11.927cm">
          <draw:text-box>
            <text:p text:style-name="P1"><text:span text:style-name="T7">29. </text:span><text:span text:style-name="T4"><text:s/>Mr Straw again suggested that:</text:span></text:p>
          </draw:text-box>
        </draw:frame>
        <draw:frame draw:style-name="gr1" draw:text-style-name="P2" draw:layer="layout" svg:width="14.176cm" svg:height="0.475cm" svg:x="2.95cm" svg:y="12.842cm">
          <draw:text-box>
            <text:p text:style-name="P1"><text:span text:style-name="T4">“… </text:span><text:span text:style-name="T4">it was necessary to look at the negotiating background. For example … </text:span></text:p>
          </draw:text-box>
        </draw:frame>
        <draw:frame draw:style-name="gr1" draw:text-style-name="P2" draw:layer="layout" svg:width="15.602cm" svg:height="0.475cm" svg:x="2.95cm" svg:y="13.406cm">
          <draw:text-box>
            <text:p text:style-name="P1"><text:span text:style-name="T4">[President] Jaques Chirac had originally insisted on there being a ‘lock’ against the </text:span></text:p>
          </draw:text-box>
        </draw:frame>
        <draw:frame draw:style-name="gr1" draw:text-style-name="P2" draw:layer="layout" svg:width="15.344cm" svg:height="0.475cm" svg:x="2.95cm" svg:y="13.971cm">
          <draw:text-box>
            <text:p text:style-name="P1"><text:span text:style-name="T4">use of force unless this had been authorised by the Security Council by a second </text:span></text:p>
          </draw:text-box>
        </draw:frame>
        <draw:frame draw:style-name="gr1" draw:text-style-name="P2" draw:layer="layout" svg:width="15.691cm" svg:height="0.475cm" svg:x="2.95cm" svg:y="14.535cm">
          <draw:text-box>
            <text:p text:style-name="P1"><text:span text:style-name="T4">resolution. But this … did not appear in the resolution … [W]hat France and Russia </text:span></text:p>
          </draw:text-box>
        </draw:frame>
        <draw:frame draw:style-name="gr1" draw:text-style-name="P2" draw:layer="layout" svg:width="15.928cm" svg:height="0.475cm" svg:x="2.95cm" svg:y="15.1cm">
          <draw:text-box>
            <text:p text:style-name="P1"><text:span text:style-name="T4">were virtually saying was that they understood that there might well be a breach, but </text:span></text:p>
          </draw:text-box>
        </draw:frame>
        <draw:frame draw:style-name="gr1" draw:text-style-name="P2" draw:layer="layout" svg:width="15.623cm" svg:height="0.475cm" svg:x="2.95cm" svg:y="15.664cm">
          <draw:text-box>
            <text:p text:style-name="P1"><text:span text:style-name="T4">while they would in fact support the need for military action, they would not be able </text:span></text:p>
          </draw:text-box>
        </draw:frame>
        <draw:frame draw:style-name="gr1" draw:text-style-name="P2" draw:layer="layout" svg:width="11.462cm" svg:height="0.475cm" svg:x="2.95cm" svg:y="16.228cm">
          <draw:text-box>
            <text:p text:style-name="P1"><text:span text:style-name="T4">to support a resolution in terms authorising the use of force.” </text:span></text:p>
          </draw:text-box>
        </draw:frame>
        <draw:frame draw:style-name="gr1" draw:text-style-name="P2" draw:layer="layout" svg:width="6.788cm" svg:height="0.475cm" svg:x="2.2cm" svg:y="17.143cm">
          <draw:text-box>
            <text:p text:style-name="P1"><text:span text:style-name="T7">30. </text:span><text:span text:style-name="T4"><text:s/>Lord Goldsmith responded that:</text:span></text:p>
          </draw:text-box>
        </draw:frame>
        <draw:frame draw:style-name="gr1" draw:text-style-name="P2" draw:layer="layout" svg:width="15.217cm" svg:height="0.475cm" svg:x="2.95cm" svg:y="18.057cm">
          <draw:text-box>
            <text:p text:style-name="P1"><text:span text:style-name="T4">“… </text:span><text:span text:style-name="T4">the position remained that only the Security Council could decide on whether </text:span></text:p>
          </draw:text-box>
        </draw:frame>
        <draw:frame draw:style-name="gr1" draw:text-style-name="P2" draw:layer="layout" svg:width="14.044cm" svg:height="0.475cm" svg:x="2.95cm" svg:y="18.622cm">
          <draw:text-box>
            <text:p text:style-name="P1"><text:span text:style-name="T4">there had been a material breach (and whether the breach was such as to </text:span></text:p>
          </draw:text-box>
        </draw:frame>
        <draw:frame draw:style-name="gr1" draw:text-style-name="P2" draw:layer="layout" svg:width="15.83cm" svg:height="0.475cm" svg:x="2.95cm" svg:y="19.186cm">
          <draw:text-box>
            <text:p text:style-name="P1"><text:span text:style-name="T4">undermine the conditions underpinning the cease-fire) and/or whether all necessary </text:span></text:p>
          </draw:text-box>
        </draw:frame>
        <draw:frame draw:style-name="gr1" draw:text-style-name="P2" draw:layer="layout" svg:width="15.754cm" svg:height="0.475cm" svg:x="2.95cm" svg:y="19.751cm">
          <draw:text-box>
            <text:p text:style-name="P1"><text:span text:style-name="T4">means were authorised. The question of whether there was a serious breach or not </text:span></text:p>
          </draw:text-box>
        </draw:frame>
        <draw:frame draw:style-name="gr1" draw:text-style-name="P2" draw:layer="layout" svg:width="15.767cm" svg:height="0.475cm" svg:x="2.95cm" svg:y="20.315cm">
          <draw:text-box>
            <text:p text:style-name="P1"><text:span text:style-name="T4">was for the Security Council alone. It was not possible to say that the unreasonable </text:span></text:p>
          </draw:text-box>
        </draw:frame>
        <draw:frame draw:style-name="gr1" draw:text-style-name="P2" draw:layer="layout" svg:width="14.455cm" svg:height="0.475cm" svg:x="2.95cm" svg:y="20.88cm">
          <draw:text-box>
            <text:p text:style-name="P1"><text:span text:style-name="T4">exercise of the veto by a particular member of the Security Council would be </text:span></text:p>
          </draw:text-box>
        </draw:frame>
        <draw:frame draw:style-name="gr1" draw:text-style-name="P2" draw:layer="layout" svg:width="2.614cm" svg:height="0.475cm" svg:x="2.95cm" svg:y="21.444cm">
          <draw:text-box>
            <text:p text:style-name="P1"><text:span text:style-name="T4">ineffectual …”</text:span></text:p>
          </draw:text-box>
        </draw:frame>
        <draw:frame draw:style-name="gr1" draw:text-style-name="P2" draw:layer="layout" svg:width="15.386cm" svg:height="0.475cm" svg:x="2.2cm" svg:y="22.358cm">
          <draw:text-box>
            <text:p text:style-name="P1"><text:span text:style-name="T7">31. </text:span><text:span text:style-name="T4"><text:s/>Mr Straw “said that there would be a danger in going for a second resolution” </text:span></text:p>
          </draw:text-box>
        </draw:frame>
        <draw:frame draw:style-name="gr1" draw:text-style-name="P2" draw:layer="layout" svg:width="16.377cm" svg:height="0.475cm" svg:x="2.2cm" svg:y="22.923cm">
          <draw:text-box>
            <text:p text:style-name="P1"><text:span text:style-name="T4">because, “if it were not obtained, then we would be in a worse position”. He “wondered </text:span></text:p>
          </draw:text-box>
        </draw:frame>
        <draw:frame draw:style-name="gr1" draw:text-style-name="P2" draw:layer="layout" svg:width="16.656cm" svg:height="0.475cm" svg:x="2.2cm" svg:y="23.487cm">
          <draw:text-box>
            <text:p text:style-name="P1"><text:span text:style-name="T4">if there was any alternative option” between a general discussion in the Security Council </text:span></text:p>
          </draw:text-box>
        </draw:frame>
        <draw:frame draw:style-name="gr1" draw:text-style-name="P2" draw:layer="layout" svg:width="11.821cm" svg:height="0.475cm" svg:x="2.2cm" svg:y="24.052cm">
          <draw:text-box>
            <text:p text:style-name="P1"><text:span text:style-name="T4">and the adoption of a resolution determining a material breach.</text:span></text:p>
          </draw:text-box>
        </draw:frame>
        <draw:frame draw:style-name="gr1" draw:text-style-name="P2" draw:layer="layout" svg:width="16.33cm" svg:height="0.475cm" svg:x="2.2cm" svg:y="24.966cm">
          <draw:text-box>
            <text:p text:style-name="P1"><text:span text:style-name="T7">32. </text:span><text:span text:style-name="T4"><text:s/>Lord Goldsmith said that it “could be possible for a valid determination to be made </text:span></text:p>
          </draw:text-box>
        </draw:frame>
        <draw:frame draw:style-name="gr1" draw:text-style-name="P2" draw:layer="layout" svg:width="7.444cm" svg:height="0.475cm" svg:x="2.2cm" svg:y="25.531cm">
          <draw:text-box>
            <text:p text:style-name="P1"><text:span text:style-name="T4">by means of a Presidential Statement”. </text:span></text:p>
          </draw:text-box>
        </draw:frame>
      </draw:page>
      <draw:page draw:name="page1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0</text:span></text:p>
          </draw:text-box>
        </draw:frame>
        <draw:frame draw:style-name="gr1" draw:text-style-name="P2" draw:layer="layout" svg:width="16.584cm" svg:height="0.475cm" svg:x="2.2cm" svg:y="2.525cm">
          <draw:text-box>
            <text:p text:style-name="P1"><text:span text:style-name="T7">33. </text:span><text:span text:style-name="T4"><text:s/>Mr Straw and Lord Goldsmith agreed that the “different options should be explored”:</text:span></text:p>
          </draw:text-box>
        </draw:frame>
        <draw:frame draw:style-name="gr1" draw:text-style-name="P2" draw:layer="layout" svg:width="15.805cm" svg:height="0.475cm" svg:x="2.95cm" svg:y="3.44cm">
          <draw:text-box>
            <text:p text:style-name="P1"><text:span text:style-name="T4">“</text:span><text:span text:style-name="T4">Mr Straw … would arrange for all the details of the negotiating history … to be sent </text:span></text:p>
          </draw:text-box>
        </draw:frame>
        <draw:frame draw:style-name="gr1" draw:text-style-name="P2" draw:layer="layout" svg:width="15.911cm" svg:height="0.475cm" svg:x="2.95cm" svg:y="4.004cm">
          <draw:text-box>
            <text:p text:style-name="P1"><text:span text:style-name="T4">to the Attorney General, so that the Attorney could consider further the legal position </text:span></text:p>
          </draw:text-box>
        </draw:frame>
        <draw:frame draw:style-name="gr1" draw:text-style-name="P2" draw:layer="layout" svg:width="14.531cm" svg:height="0.475cm" svg:x="2.95cm" svg:y="4.568cm">
          <draw:text-box>
            <text:p text:style-name="P1"><text:span text:style-name="T4">in the event that Iraq were (as expected) sooner or later to fail to comply with </text:span></text:p>
          </draw:text-box>
        </draw:frame>
        <draw:frame draw:style-name="gr1" draw:text-style-name="P2" draw:layer="layout" svg:width="11.352cm" svg:height="0.475cm" svg:x="2.95cm" svg:y="5.133cm">
          <draw:text-box>
            <text:p text:style-name="P1"><text:span text:style-name="T4">resolution 1441 and there were to be no second resolution.” </text:span></text:p>
          </draw:text-box>
        </draw:frame>
        <draw:frame draw:style-name="gr1" draw:text-style-name="P2" draw:layer="layout" svg:width="16.58cm" svg:height="0.475cm" svg:x="2.2cm" svg:y="6.047cm">
          <draw:text-box>
            <text:p text:style-name="P1"><text:span text:style-name="T7">34. </text:span><text:span text:style-name="T4"><text:s/>On timing, Mr Straw “thought the crunch point” would come soon after 8 December, </text:span></text:p>
          </draw:text-box>
        </draw:frame>
        <draw:frame draw:style-name="gr1" draw:text-style-name="P2" draw:layer="layout" svg:width="16.482cm" svg:height="0.475cm" svg:x="2.2cm" svg:y="6.612cm">
          <draw:text-box>
            <text:p text:style-name="P1"><text:span text:style-name="T4">the deadline for Iraq to make its declaration on its weapons of mass destruction (WMD) </text:span></text:p>
          </draw:text-box>
        </draw:frame>
        <draw:frame draw:style-name="gr1" draw:text-style-name="P2" draw:layer="layout" svg:width="15.885cm" svg:height="0.475cm" svg:x="2.2cm" svg:y="7.176cm">
          <draw:text-box>
            <text:p text:style-name="P1"><text:span text:style-name="T4">programmes. There was a “high likelihood/probability that Iraq would produce only a </text:span></text:p>
          </draw:text-box>
        </draw:frame>
        <draw:frame draw:style-name="gr1" draw:text-style-name="P2" draw:layer="layout" svg:width="16.063cm" svg:height="0.475cm" svg:x="2.2cm" svg:y="7.741cm">
          <draw:text-box>
            <text:p text:style-name="P1"><text:span text:style-name="T4">‘</text:span><text:span text:style-name="T4">partial declaration’, with the likelihood that soon after … a report of Iraq’s inadequate/</text:span></text:p>
          </draw:text-box>
        </draw:frame>
        <draw:frame draw:style-name="gr1" draw:text-style-name="P2" draw:layer="layout" svg:width="16.207cm" svg:height="0.475cm" svg:x="2.2cm" svg:y="8.305cm">
          <draw:text-box>
            <text:p text:style-name="P1"><text:span text:style-name="T4">incomplete/inaccurate declaration would be made to the Security Council (pursuant to </text:span></text:p>
          </draw:text-box>
        </draw:frame>
        <draw:frame draw:style-name="gr1" draw:text-style-name="P2" draw:layer="layout" svg:width="5.641cm" svg:height="0.475cm" svg:x="2.2cm" svg:y="8.87cm">
          <draw:text-box>
            <text:p text:style-name="P1"><text:span text:style-name="T4">OP [operative paragraph] 4)”. </text:span></text:p>
          </draw:text-box>
        </draw:frame>
        <draw:frame draw:style-name="gr1" draw:text-style-name="P2" draw:layer="layout" svg:width="14.213cm" svg:height="0.475cm" svg:x="2.2cm" svg:y="9.784cm">
          <draw:text-box>
            <text:p text:style-name="P1"><text:span text:style-name="T7">35. </text:span><text:span text:style-name="T4"><text:s/>Asked about the conversations with Mr Powell and Mr Straw on 11 and </text:span></text:p>
          </draw:text-box>
        </draw:frame>
        <draw:frame draw:style-name="gr1" draw:text-style-name="P2" draw:layer="layout" svg:width="9.76cm" svg:height="0.475cm" svg:x="2.2cm" svg:y="10.348cm">
          <draw:text-box>
            <text:p text:style-name="P1"><text:span text:style-name="T4">12 November 2002, Lord Goldsmith told the Inquiry:</text:span></text:p>
          </draw:text-box>
        </draw:frame>
        <draw:frame draw:style-name="gr1" draw:text-style-name="P2" draw:layer="layout" svg:width="15.729cm" svg:height="0.475cm" svg:x="2.95cm" svg:y="11.263cm">
          <draw:text-box>
            <text:p text:style-name="P1"><text:span text:style-name="T4">“</text:span><text:span text:style-name="T4">There is … I see this quite a lot in government … also the problem that sometimes </text:span></text:p>
          </draw:text-box>
        </draw:frame>
        <draw:frame draw:style-name="gr1" draw:text-style-name="P2" draw:layer="layout" svg:width="15.272cm" svg:height="0.475cm" svg:x="2.95cm" svg:y="11.827cm">
          <draw:text-box>
            <text:p text:style-name="P1"><text:span text:style-name="T4">the qualifications to what you have said don’t seem to be heard as clearly as you </text:span></text:p>
          </draw:text-box>
        </draw:frame>
        <draw:frame draw:style-name="gr1" draw:text-style-name="P2" draw:layer="layout" svg:width="15.466cm" svg:height="0.475cm" svg:x="2.95cm" svg:y="12.392cm">
          <draw:text-box>
            <text:p text:style-name="P1"><text:span text:style-name="T4">intended them to be. I have heard the expression about the ‘yes, but’ and the ‘but’ </text:span></text:p>
          </draw:text-box>
        </draw:frame>
        <draw:frame draw:style-name="gr1" draw:text-style-name="P2" draw:layer="layout" svg:width="15.991cm" svg:height="0.475cm" svg:x="2.95cm" svg:y="12.956cm">
          <draw:text-box>
            <text:p text:style-name="P1"><text:span text:style-name="T4">is forgotten, in another context … [S]ometimes, therefore, you have to shout the ‘but’ </text:span></text:p>
          </draw:text-box>
        </draw:frame>
        <draw:frame draw:style-name="gr1" draw:text-style-name="P2" draw:layer="layout" svg:width="13.337cm" svg:height="0.475cm" svg:x="2.95cm" svg:y="13.521cm">
          <draw:text-box>
            <text:p text:style-name="P1"><text:span text:style-name="T4">rather harder than you would normally, to make sure it is not forgotten.”</text:span></text:p>
          </draw:text-box>
        </draw:frame>
        <draw:frame draw:style-name="gr7" draw:text-style-name="P8" draw:layer="layout" svg:width="0.246cm" svg:height="0.276cm" svg:x="16.254cm" svg:y="13.539cm">
          <draw:text-box>
            <text:p text:style-name="P1"><text:span text:style-name="T13">4</text:span></text:p>
          </draw:text-box>
        </draw:frame>
        <draw:frame draw:style-name="gr1" draw:text-style-name="P2" draw:layer="layout" svg:width="0.422cm" svg:height="0.475cm" svg:x="16.391cm" svg:y="13.5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96cm" svg:height="0.475cm" svg:x="2.2cm" svg:y="14.435cm">
          <draw:text-box>
            <text:p text:style-name="P1"><text:span text:style-name="T7">36. </text:span><text:span text:style-name="T4"><text:s/>Asked whether the Chinese whispers came from No.10, Lord Goldsmith replied:</text:span></text:p>
          </draw:text-box>
        </draw:frame>
        <draw:frame draw:style-name="gr1" draw:text-style-name="P2" draw:layer="layout" svg:width="15.539cm" svg:height="0.475cm" svg:x="2.95cm" svg:y="15.35cm">
          <draw:text-box>
            <text:p text:style-name="P1"><text:span text:style-name="T4">“</text:span><text:span text:style-name="T4">Wherever the ‘Chinese whispers’ had been coming from, what mattered was their </text:span></text:p>
          </draw:text-box>
        </draw:frame>
        <draw:frame draw:style-name="gr1" draw:text-style-name="P2" draw:layer="layout" svg:width="15.517cm" svg:height="0.475cm" svg:x="2.95cm" svg:y="15.914cm">
          <draw:text-box>
            <text:p text:style-name="P1"><text:span text:style-name="T4">view, and each time I did say, ‘I want this to be understood’, the response I always </text:span></text:p>
          </draw:text-box>
        </draw:frame>
        <draw:frame draw:style-name="gr1" draw:text-style-name="P2" draw:layer="layout" svg:width="15.78cm" svg:height="0.475cm" svg:x="2.95cm" svg:y="16.478cm">
          <draw:text-box>
            <text:p text:style-name="P1"><text:span text:style-name="T4">got was, ‘Yes, that is understood’, and sometimes afterwards you wondered if that’s </text:span></text:p>
          </draw:text-box>
        </draw:frame>
        <draw:frame draw:style-name="gr1" draw:text-style-name="P2" draw:layer="layout" svg:width="5.577cm" svg:height="0.475cm" svg:x="2.95cm" svg:y="17.043cm">
          <draw:text-box>
            <text:p text:style-name="P1"><text:span text:style-name="T4">the way everyone was acting.</text:span></text:p>
          </draw:text-box>
        </draw:frame>
        <draw:frame draw:style-name="gr12" draw:text-style-name="P12" draw:layer="layout" svg:width="0.387cm" svg:height="0.433cm" svg:x="8.503cm" svg:y="17.075cm">
          <draw:text-box>
            <text:p text:style-name="P1"><text:span text:style-name="T16">”</text:span></text:p>
          </draw:text-box>
        </draw:frame>
        <draw:frame draw:style-name="gr7" draw:text-style-name="P8" draw:layer="layout" svg:width="0.246cm" svg:height="0.276cm" svg:x="8.648cm" svg:y="17.062cm">
          <draw:text-box>
            <text:p text:style-name="P1"><text:span text:style-name="T13">5</text:span></text:p>
          </draw:text-box>
        </draw:frame>
        <draw:frame draw:style-name="gr12" draw:text-style-name="P12" draw:layer="layout" svg:width="0.387cm" svg:height="0.433cm" svg:x="8.785cm" svg:y="17.075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16.749cm" svg:height="0.475cm" svg:x="2.2cm" svg:y="17.957cm">
          <draw:text-box>
            <text:p text:style-name="P1"><text:span text:style-name="T7">37. </text:span><text:span text:style-name="T4"><text:s/>Lord Goldsmith told the Inquiry that the conversation with Mr Straw on 12 November </text:span></text:p>
          </draw:text-box>
        </draw:frame>
        <draw:frame draw:style-name="gr1" draw:text-style-name="P2" draw:layer="layout" svg:width="15.809cm" svg:height="0.475cm" svg:x="2.2cm" svg:y="18.522cm">
          <draw:text-box>
            <text:p text:style-name="P1"><text:span text:style-name="T4">was the point when it was agreed that he would receive a formal request for advice: </text:span></text:p>
          </draw:text-box>
        </draw:frame>
        <draw:frame draw:style-name="gr1" draw:text-style-name="P2" draw:layer="layout" svg:width="14.277cm" svg:height="0.475cm" svg:x="2.95cm" svg:y="19.436cm">
          <draw:text-box>
            <text:p text:style-name="P1"><text:span text:style-name="T4">“</text:span><text:span text:style-name="T4">I think there was an important moment after [resolution] 1441 when I had a </text:span></text:p>
          </draw:text-box>
        </draw:frame>
        <draw:frame draw:style-name="gr1" draw:text-style-name="P2" draw:layer="layout" svg:width="14.98cm" svg:height="0.475cm" svg:x="2.95cm" svg:y="20.001cm">
          <draw:text-box>
            <text:p text:style-name="P1"><text:span text:style-name="T4">conversation with Mr Straw and I hadn’t at that stage received what I would call </text:span></text:p>
          </draw:text-box>
        </draw:frame>
        <draw:frame draw:style-name="gr1" draw:text-style-name="P2" draw:layer="layout" svg:width="2.407cm" svg:height="0.475cm" svg:x="2.95cm" svg:y="20.565cm">
          <draw:text-box>
            <text:p text:style-name="P1"><text:span text:style-name="T4">instructions.”</text:span></text:p>
          </draw:text-box>
        </draw:frame>
        <draw:frame draw:style-name="gr7" draw:text-style-name="P8" draw:layer="layout" svg:width="0.246cm" svg:height="0.276cm" svg:x="5.367cm" svg:y="20.584cm">
          <draw:text-box>
            <text:p text:style-name="P1"><text:span text:style-name="T13">6</text:span></text:p>
          </draw:text-box>
        </draw:frame>
        <draw:frame draw:style-name="gr6" draw:text-style-name="P7" draw:layer="layout" svg:width="0.493cm" svg:height="0.556cm" svg:x="5.504cm" svg:y="20.501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6.338cm" svg:height="0.475cm" svg:x="2.2cm" svg:y="21.48cm">
          <draw:text-box>
            <text:p text:style-name="P1"><text:span text:style-name="T7">38. </text:span><text:span text:style-name="T4"><text:s/>Lord Goldsmith told the Inquiry that barristers work by receiving “instructions”; that </text:span></text:p>
          </draw:text-box>
        </draw:frame>
        <draw:frame draw:style-name="gr1" draw:text-style-name="P2" draw:layer="layout" svg:width="16.529cm" svg:height="0.475cm" svg:x="2.2cm" svg:y="22.044cm">
          <draw:text-box>
            <text:p text:style-name="P1"><text:span text:style-name="T4">is, a request to advise, including the detail of the question and the supporting materials, </text:span></text:p>
          </draw:text-box>
        </draw:frame>
        <draw:frame draw:style-name="gr1" draw:text-style-name="P2" draw:layer="layout" svg:width="11.504cm" svg:height="0.475cm" svg:x="2.2cm" svg:y="22.608cm">
          <draw:text-box>
            <text:p text:style-name="P1"><text:span text:style-name="T4">often with the instructing solicitor’s views expressed. He said:</text:span></text:p>
          </draw:text-box>
        </draw:frame>
        <draw:frame draw:style-name="gr1" draw:text-style-name="P2" draw:layer="layout" svg:width="15.636cm" svg:height="0.475cm" svg:x="2.95cm" svg:y="23.523cm">
          <draw:text-box>
            <text:p text:style-name="P1"><text:span text:style-name="T4">“… </text:span><text:span text:style-name="T4">until I had had that, particularly the Foreign Office Legal Adviser’s point of view, </text:span></text:p>
          </draw:text-box>
        </draw:frame>
        <draw:frame draw:style-name="gr1" draw:text-style-name="P2" draw:layer="layout" svg:width="15.466cm" svg:height="0.475cm" svg:x="2.95cm" svg:y="24.087cm">
          <draw:text-box>
            <text:p text:style-name="P1"><text:span text:style-name="T4">and been able to analyse that, I wasn’t really in a position to give a definitive point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5.572cm" svg:height="0.475cm" svg:x="2.95cm" svg:y="24.652cm">
          <draw:text-box>
            <text:p text:style-name="P1"><text:span text:style-name="T4">of view … So I think there then came this moment when it was agreed that I would </text:span></text:p>
          </draw:text-box>
        </draw:frame>
        <draw:frame draw:style-name="gr10" draw:text-style-name="P10" draw:layer="layout" svg:width="0.205cm" svg:height="0.23cm" svg:x="2.2cm" svg:y="25.95cm">
          <draw:text-box>
            <text:p text:style-name="P1"><text:span text:style-name="T14">4 </text:span></text:p>
          </draw:text-box>
        </draw:frame>
        <draw:frame draw:style-name="gr4" draw:text-style-name="P5" draw:layer="layout" svg:width="7.275cm" svg:height="0.395cm" svg:x="2.372cm" svg:y="25.934cm">
          <draw:text-box>
            <text:p text:style-name="P1"><text:span text:style-name="T11">Public hearing, 27 January 2010, pages 54-55.</text:span></text:p>
          </draw:text-box>
        </draw:frame>
        <draw:frame draw:style-name="gr10" draw:text-style-name="P10" draw:layer="layout" svg:width="0.205cm" svg:height="0.23cm" svg:x="2.2cm" svg:y="26.373cm">
          <draw:text-box>
            <text:p text:style-name="P1"><text:span text:style-name="T14">5 </text:span></text:p>
          </draw:text-box>
        </draw:frame>
        <draw:frame draw:style-name="gr4" draw:text-style-name="P5" draw:layer="layout" svg:width="6.589cm" svg:height="0.395cm" svg:x="2.372cm" svg:y="26.357cm">
          <draw:text-box>
            <text:p text:style-name="P1"><text:span text:style-name="T11">Public hearing, 27 January 2010, page 55.</text:span></text:p>
          </draw:text-box>
        </draw:frame>
        <draw:frame draw:style-name="gr10" draw:text-style-name="P10" draw:layer="layout" svg:width="0.205cm" svg:height="0.23cm" svg:x="2.2cm" svg:y="26.796cm">
          <draw:text-box>
            <text:p text:style-name="P1"><text:span text:style-name="T14">6 </text:span></text:p>
          </draw:text-box>
        </draw:frame>
        <draw:frame draw:style-name="gr4" draw:text-style-name="P5" draw:layer="layout" svg:width="6.589cm" svg:height="0.395cm" svg:x="2.372cm" svg:y="26.781cm">
          <draw:text-box>
            <text:p text:style-name="P1"><text:span text:style-name="T11">Public hearing, 27 January 2010, page 56.</text:span></text:p>
          </draw:text-box>
        </draw:frame>
      </draw:page>
      <draw:page draw:name="page11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42cm" svg:height="0.475cm" svg:x="10.28cm" svg:y="28.2cm">
          <draw:text-box>
            <text:p text:style-name="P1"><text:span text:style-name="T1">11</text:span></text:p>
          </draw:text-box>
        </draw:frame>
        <draw:frame draw:style-name="gr1" draw:text-style-name="P2" draw:layer="layout" svg:width="15.187cm" svg:height="0.475cm" svg:x="2.95cm" svg:y="2.525cm">
          <draw:text-box>
            <text:p text:style-name="P1"><text:span text:style-name="T4">receive this request for advice and that finally came at some stage in December. </text:span></text:p>
          </draw:text-box>
        </draw:frame>
        <draw:frame draw:style-name="gr1" draw:text-style-name="P2" draw:layer="layout" svg:width="14.7cm" svg:height="0.475cm" svg:x="2.95cm" svg:y="3.09cm">
          <draw:text-box>
            <text:p text:style-name="P1"><text:span text:style-name="T4">Until that had arrived, I couldn’t actually start to form a definitive view anyway.”</text:span></text:p>
          </draw:text-box>
        </draw:frame>
        <draw:frame draw:style-name="gr7" draw:text-style-name="P8" draw:layer="layout" svg:width="0.246cm" svg:height="0.276cm" svg:x="17.601cm" svg:y="3.108cm">
          <draw:text-box>
            <text:p text:style-name="P1"><text:span text:style-name="T13">7</text:span></text:p>
          </draw:text-box>
        </draw:frame>
        <draw:frame draw:style-name="gr1" draw:text-style-name="P2" draw:layer="layout" svg:width="16.436cm" svg:height="0.475cm" svg:x="2.2cm" svg:y="4.004cm">
          <draw:text-box>
            <text:p text:style-name="P1"><text:span text:style-name="T7">39. </text:span><text:span text:style-name="T4"><text:s/>The letter of instructions for Lord Goldsmith was not sent until 9 December and did </text:span></text:p>
          </draw:text-box>
        </draw:frame>
        <draw:frame draw:style-name="gr1" draw:text-style-name="P2" draw:layer="layout" svg:width="16.753cm" svg:height="0.475cm" svg:x="2.2cm" svg:y="4.568cm">
          <draw:text-box>
            <text:p text:style-name="P1"><text:span text:style-name="T4">not include the point of view of Mr Michael Wood, the Foreign and Commonwealth Office </text:span></text:p>
          </draw:text-box>
        </draw:frame>
        <draw:frame draw:style-name="gr1" draw:text-style-name="P2" draw:layer="layout" svg:width="3.935cm" svg:height="0.475cm" svg:x="2.2cm" svg:y="5.133cm">
          <draw:text-box>
            <text:p text:style-name="P1"><text:span text:style-name="T4">(FCO) Legal Adviser.</text:span></text:p>
          </draw:text-box>
        </draw:frame>
        <draw:frame draw:style-name="gr6" draw:text-style-name="P7" draw:layer="layout" svg:width="6.449cm" svg:height="0.556cm" svg:x="2.2cm" svg:y="6.254cm">
          <draw:text-box>
            <text:p text:style-name="P1"><text:span text:style-name="T9">Cabinet, 14 November 2002</text:span></text:p>
          </draw:text-box>
        </draw:frame>
        <draw:frame draw:style-name="gr1" draw:text-style-name="P2" draw:layer="layout" svg:width="15.14cm" svg:height="0.475cm" svg:x="2.2cm" svg:y="7.082cm">
          <draw:text-box>
            <text:p text:style-name="P1"><text:span text:style-name="T7">40. </text:span><text:span text:style-name="T12"><text:s/>Mr Straw told Cabinet on 14 November that, while the Security Council </text:span></text:p>
          </draw:text-box>
        </draw:frame>
        <draw:frame draw:style-name="gr1" draw:text-style-name="P2" draw:layer="layout" svg:width="14.675cm" svg:height="0.475cm" svg:x="2.2cm" svg:y="7.647cm">
          <draw:text-box>
            <text:p text:style-name="P1"><text:span text:style-name="T12">would need to be reconvened to discuss any breach in the event of Iraqi </text:span></text:p>
          </draw:text-box>
        </draw:frame>
        <draw:frame draw:style-name="gr1" draw:text-style-name="P2" draw:layer="layout" svg:width="16.351cm" svg:height="0.475cm" svg:x="2.2cm" svg:y="8.211cm">
          <draw:text-box>
            <text:p text:style-name="P1"><text:span text:style-name="T12">non-compliance, the key aspect of resolution 1441 was that military action could </text:span></text:p>
          </draw:text-box>
        </draw:frame>
        <draw:frame draw:style-name="gr1" draw:text-style-name="P2" draw:layer="layout" svg:width="7.47cm" svg:height="0.475cm" svg:x="2.2cm" svg:y="8.776cm">
          <draw:text-box>
            <text:p text:style-name="P1"><text:span text:style-name="T12">be taken without a further resolution.</text:span></text:p>
          </draw:text-box>
        </draw:frame>
        <draw:frame draw:style-name="gr6" draw:text-style-name="P7" draw:layer="layout" svg:width="0.493cm" svg:height="0.556cm" svg:x="9.656cm" svg:y="8.712cm">
          <draw:text-box>
            <text:p text:style-name="P1"><text:span text:style-name="T17"><text:s/></text:span></text:p>
          </draw:text-box>
        </draw:frame>
        <draw:frame draw:style-name="gr1" draw:text-style-name="P2" draw:layer="layout" svg:width="15.945cm" svg:height="0.475cm" svg:x="2.2cm" svg:y="9.69cm">
          <draw:text-box>
            <text:p text:style-name="P1"><text:span text:style-name="T7">41. </text:span><text:span text:style-name="T12"><text:s/>That statement reflected the position Mr Straw had taken in his discussion </text:span></text:p>
          </draw:text-box>
        </draw:frame>
        <draw:frame draw:style-name="gr1" draw:text-style-name="P2" draw:layer="layout" svg:width="15.013cm" svg:height="0.475cm" svg:x="2.2cm" svg:y="10.255cm">
          <draw:text-box>
            <text:p text:style-name="P1"><text:span text:style-name="T12">with Lord Goldsmith on 12 November, but it did not fully reflect the advice </text:span></text:p>
          </draw:text-box>
        </draw:frame>
        <draw:frame draw:style-name="gr1" draw:text-style-name="P2" draw:layer="layout" svg:width="14.891cm" svg:height="0.475cm" svg:x="2.2cm" svg:y="10.819cm">
          <draw:text-box>
            <text:p text:style-name="P1"><text:span text:style-name="T12">Mr Straw had been given by the Mr Wood on 6 November or the concerns </text:span></text:p>
          </draw:text-box>
        </draw:frame>
        <draw:frame draw:style-name="gr1" draw:text-style-name="P2" draw:layer="layout" svg:width="9.883cm" svg:height="0.475cm" svg:x="2.2cm" svg:y="11.383cm">
          <draw:text-box>
            <text:p text:style-name="P1"><text:span text:style-name="T12">Lord Goldsmith had expressed on 12 November. </text:span></text:p>
          </draw:text-box>
        </draw:frame>
        <draw:frame draw:style-name="gr1" draw:text-style-name="P2" draw:layer="layout" svg:width="12.363cm" svg:height="0.475cm" svg:x="2.2cm" svg:y="12.298cm">
          <draw:text-box>
            <text:p text:style-name="P1"><text:span text:style-name="T7">42. </text:span><text:span text:style-name="T12"><text:s/>The advice given by Mr Wood is described in Section 3.5.</text:span></text:p>
          </draw:text-box>
        </draw:frame>
        <draw:frame draw:style-name="gr1" draw:text-style-name="P2" draw:layer="layout" svg:width="14.861cm" svg:height="0.475cm" svg:x="2.2cm" svg:y="13.212cm">
          <draw:text-box>
            <text:p text:style-name="P1"><text:span text:style-name="T7">43. </text:span><text:span text:style-name="T4"><text:s/>In the discussion of Iraq and the adoption of resolution 1441 in Cabinet on </text:span></text:p>
          </draw:text-box>
        </draw:frame>
        <draw:frame draw:style-name="gr1" draw:text-style-name="P2" draw:layer="layout" svg:width="16.135cm" svg:height="0.475cm" svg:x="2.2cm" svg:y="13.777cm">
          <draw:text-box>
            <text:p text:style-name="P1"><text:span text:style-name="T4">14 November, Mr Straw stated that a “key aspect of the resolution was that there was </text:span></text:p>
          </draw:text-box>
        </draw:frame>
        <draw:frame draw:style-name="gr1" draw:text-style-name="P2" draw:layer="layout" svg:width="16.669cm" svg:height="0.475cm" svg:x="2.2cm" svg:y="14.341cm">
          <draw:text-box>
            <text:p text:style-name="P1"><text:span text:style-name="T4">no requirement for a second resolution before action was taken against Iraq in the event </text:span></text:p>
          </draw:text-box>
        </draw:frame>
        <draw:frame draw:style-name="gr1" draw:text-style-name="P2" draw:layer="layout" svg:width="16.563cm" svg:height="0.475cm" svg:x="2.2cm" svg:y="14.906cm">
          <draw:text-box>
            <text:p text:style-name="P1"><text:span text:style-name="T4">of its non-compliance, although reconvening the Security Council to discuss any breach </text:span></text:p>
          </draw:text-box>
        </draw:frame>
        <draw:frame draw:style-name="gr1" draw:text-style-name="P2" draw:layer="layout" svg:width="3.634cm" svg:height="0.475cm" svg:x="2.2cm" svg:y="15.47cm">
          <draw:text-box>
            <text:p text:style-name="P1"><text:span text:style-name="T4">was clearly stated”.</text:span></text:p>
          </draw:text-box>
        </draw:frame>
        <draw:frame draw:style-name="gr7" draw:text-style-name="P8" draw:layer="layout" svg:width="0.246cm" svg:height="0.276cm" svg:x="5.823cm" svg:y="15.489cm">
          <draw:text-box>
            <text:p text:style-name="P1"><text:span text:style-name="T13">8</text:span></text:p>
          </draw:text-box>
        </draw:frame>
        <draw:frame draw:style-name="gr12" draw:text-style-name="P12" draw:layer="layout" svg:width="0.387cm" svg:height="0.433cm" svg:x="5.96cm" svg:y="15.502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11.466cm" svg:height="0.475cm" svg:x="2.2cm" svg:y="16.385cm">
          <draw:text-box>
            <text:p text:style-name="P1"><text:span text:style-name="T7">44. </text:span><text:span text:style-name="T4"><text:s/>Lord Goldsmith was not present at that Cabinet meeting.</text:span></text:p>
          </draw:text-box>
        </draw:frame>
        <draw:frame draw:style-name="gr6" draw:text-style-name="P7" draw:layer="layout" svg:width="9.807cm" svg:height="0.556cm" svg:x="2.2cm" svg:y="17.506cm">
          <draw:text-box>
            <text:p text:style-name="P1"><text:span text:style-name="T9">“</text:span><text:span text:style-name="T9">Material breach” and the need for advice</text:span></text:p>
          </draw:text-box>
        </draw:frame>
        <draw:frame draw:style-name="gr1" draw:text-style-name="P2" draw:layer="layout" svg:width="16.004cm" svg:height="0.475cm" svg:x="2.2cm" svg:y="18.334cm">
          <draw:text-box>
            <text:p text:style-name="P1"><text:span text:style-name="T7">45. </text:span><text:span text:style-name="T12"><text:s/>Concerns about the differences between the UK and the US on what would </text:span></text:p>
          </draw:text-box>
        </draw:frame>
        <draw:frame draw:style-name="gr1" draw:text-style-name="P2" draw:layer="layout" svg:width="16.347cm" svg:height="0.475cm" svg:x="2.2cm" svg:y="18.898cm">
          <draw:text-box>
            <text:p text:style-name="P1"><text:span text:style-name="T12">constitute a material breach, the US stance of “zero tolerance” and the debate in </text:span></text:p>
          </draw:text-box>
        </draw:frame>
        <draw:frame draw:style-name="gr1" draw:text-style-name="P2" draw:layer="layout" svg:width="12.74cm" svg:height="0.475cm" svg:x="2.2cm" svg:y="19.463cm">
          <draw:text-box>
            <text:p text:style-name="P1"><text:span text:style-name="T12">the US on “triggers” for military action were already emerging. </text:span></text:p>
          </draw:text-box>
        </draw:frame>
        <draw:frame draw:style-name="gr1" draw:text-style-name="P2" draw:layer="layout" svg:width="16.461cm" svg:height="0.475cm" svg:x="2.2cm" svg:y="20.377cm">
          <draw:text-box>
            <text:p text:style-name="P1"><text:span text:style-name="T7">46. </text:span><text:span text:style-name="T12"><text:s/>Mr Blair and Mr Straw, and their most senior officials, were clearly aware that </text:span></text:p>
          </draw:text-box>
        </draw:frame>
        <draw:frame draw:style-name="gr1" draw:text-style-name="P2" draw:layer="layout" svg:width="14.831cm" svg:height="0.475cm" svg:x="2.2cm" svg:y="20.942cm">
          <draw:text-box>
            <text:p text:style-name="P1"><text:span text:style-name="T12">difficult and controversial questions had yet to be resolved in relation to: </text:span></text:p>
          </draw:text-box>
        </draw:frame>
        <draw:frame draw:style-name="gr2" draw:text-style-name="P3" draw:layer="layout" svg:width="0.634cm" svg:height="0.712cm" svg:x="2.95cm" svg:y="21.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25cm" svg:height="0.475cm" svg:x="3.7cm" svg:y="21.856cm">
          <draw:text-box>
            <text:p text:style-name="P1"><text:span text:style-name="T12">what would constitute a further material breach and how and by whom that </text:span></text:p>
          </draw:text-box>
        </draw:frame>
        <draw:frame draw:style-name="gr1" draw:text-style-name="P2" draw:layer="layout" svg:width="4.502cm" svg:height="0.475cm" svg:x="3.7cm" svg:y="22.421cm">
          <draw:text-box>
            <text:p text:style-name="P1"><text:span text:style-name="T12">would be determined; </text:span></text:p>
          </draw:text-box>
        </draw:frame>
        <draw:frame draw:style-name="gr2" draw:text-style-name="P3" draw:layer="layout" svg:width="0.634cm" svg:height="0.712cm" svg:x="2.95cm" svg:y="22.9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32cm" svg:height="0.475cm" svg:x="3.7cm" svg:y="23.085cm">
          <draw:text-box>
            <text:p text:style-name="P1"><text:span text:style-name="T12">the issue of whether a further resolution would be needed to authorise </text:span></text:p>
          </draw:text-box>
        </draw:frame>
        <draw:frame draw:style-name="gr1" draw:text-style-name="P2" draw:layer="layout" svg:width="2.169cm" svg:height="0.475cm" svg:x="3.7cm" svg:y="23.65cm">
          <draw:text-box>
            <text:p text:style-name="P1"><text:span text:style-name="T12">force; and </text:span></text:p>
          </draw:text-box>
        </draw:frame>
        <draw:frame draw:style-name="gr2" draw:text-style-name="P3" draw:layer="layout" svg:width="0.634cm" svg:height="0.712cm" svg:x="2.95cm" svg:y="24.158cm">
          <draw:text-box>
            <text:p text:style-name="P1"><text:span text:style-name="T8">•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5.332cm" svg:height="0.475cm" svg:x="3.7cm" svg:y="24.314cm">
          <draw:text-box>
            <text:p text:style-name="P1"><text:span text:style-name="T12">the implications of a veto. </text:span></text:p>
          </draw:text-box>
        </draw:frame>
        <draw:frame draw:style-name="gr10" draw:text-style-name="P10" draw:layer="layout" svg:width="0.205cm" svg:height="0.23cm" svg:x="2.2cm" svg:y="26.373cm">
          <draw:text-box>
            <text:p text:style-name="P1"><text:span text:style-name="T14">7 </text:span></text:p>
          </draw:text-box>
        </draw:frame>
        <draw:frame draw:style-name="gr4" draw:text-style-name="P5" draw:layer="layout" svg:width="7.275cm" svg:height="0.395cm" svg:x="2.372cm" svg:y="26.357cm">
          <draw:text-box>
            <text:p text:style-name="P1"><text:span text:style-name="T11">Public hearing, 27 January 2010, pages 55-56.</text:span></text:p>
          </draw:text-box>
        </draw:frame>
        <draw:frame draw:style-name="gr10" draw:text-style-name="P10" draw:layer="layout" svg:width="0.205cm" svg:height="0.23cm" svg:x="2.2cm" svg:y="26.796cm">
          <draw:text-box>
            <text:p text:style-name="P1"><text:span text:style-name="T14">8 </text:span></text:p>
          </draw:text-box>
        </draw:frame>
        <draw:frame draw:style-name="gr4" draw:text-style-name="P5" draw:layer="layout" svg:width="6.593cm" svg:height="0.395cm" svg:x="2.372cm" svg:y="26.781cm">
          <draw:text-box>
            <text:p text:style-name="P1"><text:span text:style-name="T11">Cabinet Conclusions, 14 November 2002. </text:span></text:p>
          </draw:text-box>
        </draw:frame>
      </draw:page>
      <draw:page draw:name="page1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polygon draw:style-name="gr5" draw:text-style-name="P6" draw:layer="layout" svg:width="15.083cm" svg:height="12.016cm" svg:x="2.958cm" svg:y="10.708cm" svg:viewBox="0 0 15084 12017" draw:points="0,12017 15084,12017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12</text:span></text:p>
          </draw:text-box>
        </draw:frame>
        <draw:frame draw:style-name="gr1" draw:text-style-name="P2" draw:layer="layout" svg:width="15.949cm" svg:height="0.475cm" svg:x="2.2cm" svg:y="2.525cm">
          <draw:text-box>
            <text:p text:style-name="P1"><text:span text:style-name="T7">47. </text:span><text:span text:style-name="T12"><text:s/>Mr Geoff Hoon, the Defence Secretary, did not regard the position that “we </text:span></text:p>
          </draw:text-box>
        </draw:frame>
        <draw:frame draw:style-name="gr1" draw:text-style-name="P2" draw:layer="layout" svg:width="16.029cm" svg:height="0.475cm" svg:x="2.2cm" svg:y="3.09cm">
          <draw:text-box>
            <text:p text:style-name="P1"><text:span text:style-name="T12">would know a material breach when we see it” as a suitable basis for planning. </text:span></text:p>
          </draw:text-box>
        </draw:frame>
        <draw:frame draw:style-name="gr1" draw:text-style-name="P2" draw:layer="layout" svg:width="16.338cm" svg:height="0.475cm" svg:x="2.2cm" svg:y="3.654cm">
          <draw:text-box>
            <text:p text:style-name="P1"><text:span text:style-name="T12">Mr Hoon’s view was that agreement with the US on what constituted a trigger for </text:span></text:p>
          </draw:text-box>
        </draw:frame>
        <draw:frame draw:style-name="gr1" draw:text-style-name="P2" draw:layer="layout" svg:width="7.194cm" svg:height="0.475cm" svg:x="2.2cm" svg:y="4.218cm">
          <draw:text-box>
            <text:p text:style-name="P1"><text:span text:style-name="T12">military action was needed quickly. </text:span></text:p>
          </draw:text-box>
        </draw:frame>
        <draw:frame draw:style-name="gr1" draw:text-style-name="P2" draw:layer="layout" svg:width="16.381cm" svg:height="0.475cm" svg:x="2.2cm" svg:y="5.133cm">
          <draw:text-box>
            <text:p text:style-name="P1"><text:span text:style-name="T7">48. </text:span><text:span text:style-name="T12"><text:s/>The papers produced before Mr Straw’s meeting held in his Private Office on </text:span></text:p>
          </draw:text-box>
        </draw:frame>
        <draw:frame draw:style-name="gr1" draw:text-style-name="P2" draw:layer="layout" svg:width="16.567cm" svg:height="0.475cm" svg:x="2.2cm" svg:y="5.697cm">
          <draw:text-box>
            <text:p text:style-name="P1"><text:span text:style-name="T12">20 November recognised that Lord Goldsmith’s advice would be needed to clarify </text:span></text:p>
          </draw:text-box>
        </draw:frame>
        <draw:frame draw:style-name="gr1" draw:text-style-name="P2" draw:layer="layout" svg:width="16.47cm" svg:height="0.475cm" svg:x="2.2cm" svg:y="6.262cm">
          <draw:text-box>
            <text:p text:style-name="P1"><text:span text:style-name="T12">those issues; and that it would be useful to seek Lord Goldsmith’s advice sooner </text:span></text:p>
          </draw:text-box>
        </draw:frame>
        <draw:frame draw:style-name="gr1" draw:text-style-name="P2" draw:layer="layout" svg:width="3.444cm" svg:height="0.475cm" svg:x="2.2cm" svg:y="6.826cm">
          <draw:text-box>
            <text:p text:style-name="P1"><text:span text:style-name="T12">rather than later. </text:span></text:p>
          </draw:text-box>
        </draw:frame>
        <draw:frame draw:style-name="gr1" draw:text-style-name="P2" draw:layer="layout" svg:width="15.568cm" svg:height="0.475cm" svg:x="2.2cm" svg:y="7.741cm">
          <draw:text-box>
            <text:p text:style-name="P1"><text:span text:style-name="T7">49. </text:span><text:span text:style-name="T12"><text:s/>There is, however, no evidence of a discussion about the right timing for </text:span></text:p>
          </draw:text-box>
        </draw:frame>
        <draw:frame draw:style-name="gr1" draw:text-style-name="P2" draw:layer="layout" svg:width="6.593cm" svg:height="0.475cm" svg:x="2.2cm" svg:y="8.305cm">
          <draw:text-box>
            <text:p text:style-name="P1"><text:span text:style-name="T12">seeking Lord Goldsmith’s views.</text:span></text:p>
          </draw:text-box>
        </draw:frame>
        <draw:frame draw:style-name="gr1" draw:text-style-name="P2" draw:layer="layout" svg:width="16.592cm" svg:height="0.475cm" svg:x="2.2cm" svg:y="9.22cm">
          <draw:text-box>
            <text:p text:style-name="P1"><text:span text:style-name="T7">50. </text:span><text:span text:style-name="T4"><text:s/>A debate on what might constitute a material breach and what actions by Iraq might </text:span></text:p>
          </draw:text-box>
        </draw:frame>
        <draw:frame draw:style-name="gr1" draw:text-style-name="P2" draw:layer="layout" svg:width="16.41cm" svg:height="0.475cm" svg:x="2.2cm" svg:y="9.784cm">
          <draw:text-box>
            <text:p text:style-name="P1"><text:span text:style-name="T4">trigger a military response had begun in the US before the adoption of resolution 1441. </text:span></text:p>
          </draw:text-box>
        </draw:frame>
        <draw:frame draw:style-name="gr6" draw:text-style-name="P7" draw:layer="layout" svg:width="7.821cm" svg:height="0.556cm" svg:x="6.603cm" svg:y="11.105cm">
          <draw:text-box>
            <text:p text:style-name="P1"><text:span text:style-name="T9">The concept of “material breach”</text:span></text:p>
          </draw:text-box>
        </draw:frame>
        <draw:frame draw:style-name="gr4" draw:text-style-name="P5" draw:layer="layout" svg:width="10.441cm" svg:height="0.395cm" svg:x="3.45cm" svg:y="12.027cm">
          <draw:text-box>
            <text:p text:style-name="P1"><text:span text:style-name="T11">The concept of “material breach” is central to the revival argument. </text:span></text:p>
          </draw:text-box>
        </draw:frame>
        <draw:frame draw:style-name="gr4" draw:text-style-name="P5" draw:layer="layout" svg:width="13.765cm" svg:height="0.395cm" svg:x="3.45cm" svg:y="12.721cm">
          <draw:text-box>
            <text:p text:style-name="P1"><text:span text:style-name="T11">Material breach is a term derived from Article 60 of the Vienna Convention on the Law of </text:span></text:p>
          </draw:text-box>
        </draw:frame>
        <draw:frame draw:style-name="gr4" draw:text-style-name="P5" draw:layer="layout" svg:width="13.671cm" svg:height="0.395cm" svg:x="3.45cm" svg:y="13.214cm">
          <draw:text-box>
            <text:p text:style-name="P1"><text:span text:style-name="T11">Treaties, 1969. In that context a material breach is said to consist in a repudiation of the </text:span></text:p>
          </draw:text-box>
        </draw:frame>
        <draw:frame draw:style-name="gr4" draw:text-style-name="P5" draw:layer="layout" svg:width="14.12cm" svg:height="0.395cm" svg:x="3.45cm" svg:y="13.708cm">
          <draw:text-box>
            <text:p text:style-name="P1"><text:span text:style-name="T11">treaty or a violation of a provision essential to the accomplishment of the object or purpose </text:span></text:p>
          </draw:text-box>
        </draw:frame>
        <draw:frame draw:style-name="gr4" draw:text-style-name="P5" draw:layer="layout" svg:width="2.026cm" svg:height="0.395cm" svg:x="3.45cm" svg:y="14.202cm">
          <draw:text-box>
            <text:p text:style-name="P1"><text:span text:style-name="T11">of the treaty. </text:span></text:p>
          </draw:text-box>
        </draw:frame>
        <draw:frame draw:style-name="gr4" draw:text-style-name="P5" draw:layer="layout" svg:width="13.853cm" svg:height="0.395cm" svg:x="3.45cm" svg:y="14.896cm">
          <draw:text-box>
            <text:p text:style-name="P1"><text:span text:style-name="T11">A material breach of a bilateral treaty by one of the parties entitles the other to invoke the </text:span></text:p>
          </draw:text-box>
        </draw:frame>
        <draw:frame draw:style-name="gr4" draw:text-style-name="P5" draw:layer="layout" svg:width="13.494cm" svg:height="0.395cm" svg:x="3.45cm" svg:y="15.39cm">
          <draw:text-box>
            <text:p text:style-name="P1"><text:span text:style-name="T11">breach as a ground for terminating the treaty or suspending its operation in whole or in </text:span></text:p>
          </draw:text-box>
        </draw:frame>
        <draw:frame draw:style-name="gr4" draw:text-style-name="P5" draw:layer="layout" svg:width="0.802cm" svg:height="0.395cm" svg:x="3.45cm" svg:y="15.884cm">
          <draw:text-box>
            <text:p text:style-name="P1"><text:span text:style-name="T11">part. </text:span></text:p>
          </draw:text-box>
        </draw:frame>
        <draw:frame draw:style-name="gr4" draw:text-style-name="P5" draw:layer="layout" svg:width="13.384cm" svg:height="0.395cm" svg:x="3.45cm" svg:y="16.578cm">
          <draw:text-box>
            <text:p text:style-name="P1"><text:span text:style-name="T11">A material breach of a multilateral treaty by one of the parties entitles the other parties </text:span></text:p>
          </draw:text-box>
        </draw:frame>
        <draw:frame draw:style-name="gr4" draw:text-style-name="P5" draw:layer="layout" svg:width="13.337cm" svg:height="0.395cm" svg:x="3.45cm" svg:y="17.072cm">
          <draw:text-box>
            <text:p text:style-name="P1"><text:span text:style-name="T11">by unanimous agreement to suspend the operation of the treaty in whole or in part, or </text:span></text:p>
          </draw:text-box>
        </draw:frame>
        <draw:frame draw:style-name="gr4" draw:text-style-name="P5" draw:layer="layout" svg:width="13.786cm" svg:height="0.395cm" svg:x="3.45cm" svg:y="17.566cm">
          <draw:text-box>
            <text:p text:style-name="P1"><text:span text:style-name="T11">to terminate it either in relations between themselves and the defaulting State or entirely. </text:span></text:p>
          </draw:text-box>
        </draw:frame>
        <draw:frame draw:style-name="gr4" draw:text-style-name="P5" draw:layer="layout" svg:width="13.409cm" svg:height="0.395cm" svg:x="3.45cm" svg:y="18.259cm">
          <draw:text-box>
            <text:p text:style-name="P1"><text:span text:style-name="T11">Resolution 707 (1991) was the first resolution in relation to Iraq to use the formulation, </text:span></text:p>
          </draw:text-box>
        </draw:frame>
        <draw:frame draw:style-name="gr4" draw:text-style-name="P5" draw:layer="layout" svg:width="2.009cm" svg:height="0.395cm" svg:x="3.45cm" svg:y="18.753cm">
          <draw:text-box>
            <text:p text:style-name="P1"><text:span text:style-name="T11">condemning:</text:span></text:p>
          </draw:text-box>
        </draw:frame>
        <draw:frame draw:style-name="gr4" draw:text-style-name="P5" draw:layer="layout" svg:width="11.204cm" svg:height="0.395cm" svg:x="4.2cm" svg:y="19.447cm">
          <draw:text-box>
            <text:p text:style-name="P1"><text:span text:style-name="T11">“</text:span><text:span text:style-name="T11">Iraq’s serious violation of a number of its obligations under section C of </text:span></text:p>
          </draw:text-box>
        </draw:frame>
        <draw:frame draw:style-name="gr4" draw:text-style-name="P5" draw:layer="layout" svg:width="11.639cm" svg:height="0.395cm" svg:x="4.2cm" svg:y="19.941cm">
          <draw:text-box>
            <text:p text:style-name="P1"><text:span text:style-name="T11">resolution 687 (1991) and of its undertakings to cooperate with the Special </text:span></text:p>
          </draw:text-box>
        </draw:frame>
        <draw:frame draw:style-name="gr4" draw:text-style-name="P5" draw:layer="layout" svg:width="12.054cm" svg:height="0.395cm" svg:x="4.2cm" svg:y="20.435cm">
          <draw:text-box>
            <text:p text:style-name="P1"><text:span text:style-name="T11">Commission and the International Atomic Energy Agency, which constitutes a </text:span></text:p>
          </draw:text-box>
        </draw:frame>
        <draw:frame draw:style-name="gr4" draw:text-style-name="P5" draw:layer="layout" svg:width="12.753cm" svg:height="0.395cm" svg:x="4.2cm" svg:y="20.929cm">
          <draw:text-box>
            <text:p text:style-name="P1"><text:span text:style-name="T11">material breach of the relevant provisions of that resolution 687 which established </text:span></text:p>
          </draw:text-box>
        </draw:frame>
        <draw:frame draw:style-name="gr4" draw:text-style-name="P5" draw:layer="layout" svg:width="12.66cm" svg:height="0.395cm" svg:x="4.2cm" svg:y="21.423cm">
          <draw:text-box>
            <text:p text:style-name="P1"><text:span text:style-name="T11">a cease-fire and provided the conditions essential to the restoration of peace and </text:span></text:p>
          </draw:text-box>
        </draw:frame>
        <draw:frame draw:style-name="gr4" draw:text-style-name="P5" draw:layer="layout" svg:width="3.554cm" svg:height="0.395cm" svg:x="4.2cm" svg:y="21.917cm">
          <draw:text-box>
            <text:p text:style-name="P1"><text:span text:style-name="T11">security in the region.” </text:span></text:p>
          </draw:text-box>
        </draw:frame>
        <draw:frame draw:style-name="gr1" draw:text-style-name="P2" draw:layer="layout" svg:width="14.112cm" svg:height="0.475cm" svg:x="2.2cm" svg:y="23.117cm">
          <draw:text-box>
            <text:p text:style-name="P1"><text:span text:style-name="T7">51. </text:span><text:span text:style-name="T4"><text:s/>On 7 November, reporting conversations with senior officials in the US </text:span></text:p>
          </draw:text-box>
        </draw:frame>
        <draw:frame draw:style-name="gr1" draw:text-style-name="P2" draw:layer="layout" svg:width="15.238cm" svg:height="0.475cm" svg:x="2.2cm" svg:y="23.682cm">
          <draw:text-box>
            <text:p text:style-name="P1"><text:span text:style-name="T4">Administration, Mr Tony Brenton, Deputy Head of Mission at the British Embassy </text:span></text:p>
          </draw:text-box>
        </draw:frame>
        <draw:frame draw:style-name="gr1" draw:text-style-name="P2" draw:layer="layout" svg:width="15.619cm" svg:height="0.475cm" svg:x="2.2cm" svg:y="24.246cm">
          <draw:text-box>
            <text:p text:style-name="P1"><text:span text:style-name="T4">Washington, said that the hawks in Washington saw the resolution as a defeat and </text:span></text:p>
          </draw:text-box>
        </draw:frame>
        <draw:frame draw:style-name="gr1" draw:text-style-name="P2" draw:layer="layout" svg:width="15.784cm" svg:height="0.475cm" svg:x="2.2cm" svg:y="24.811cm">
          <draw:text-box>
            <text:p text:style-name="P1"><text:span text:style-name="T4">warned that they would be “looking for the least breach of its terms as a justification </text:span></text:p>
          </draw:text-box>
        </draw:frame>
        <draw:frame draw:style-name="gr1" draw:text-style-name="P2" draw:layer="layout" svg:width="6.78cm" svg:height="0.475cm" svg:x="2.2cm" svg:y="25.375cm">
          <draw:text-box>
            <text:p text:style-name="P1"><text:span text:style-name="T4">for resuming the countdown to war”.</text:span></text:p>
          </draw:text-box>
        </draw:frame>
        <draw:frame draw:style-name="gr7" draw:text-style-name="P8" draw:layer="layout" svg:width="0.246cm" svg:height="0.276cm" svg:x="8.953cm" svg:y="25.394cm">
          <draw:text-box>
            <text:p text:style-name="P1"><text:span text:style-name="T13">9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3" draw:text-style-name="P13" draw:layer="layout" svg:width="0.225cm" svg:height="0.251cm" svg:x="9.09cm" svg:y="25.424cm">
          <draw:text-box>
            <text:p text:style-name="P1"><text:span text:style-name="T18"><text:s/></text:span></text:p>
          </draw:text-box>
        </draw:frame>
        <draw:frame draw:style-name="gr10" draw:text-style-name="P10" draw:layer="layout" svg:width="0.205cm" svg:height="0.23cm" svg:x="2.2cm" svg:y="26.796cm">
          <draw:text-box>
            <text:p text:style-name="P1"><text:span text:style-name="T14">9 </text:span></text:p>
          </draw:text-box>
        </draw:frame>
        <draw:frame draw:style-name="gr4" draw:text-style-name="P5" draw:layer="layout" svg:width="8.85cm" svg:height="0.395cm" svg:x="2.372cm" svg:y="26.781cm">
          <draw:text-box>
            <text:p text:style-name="P1"><text:span text:style-name="T11">Minute Brenton to Gooderham, 7 November 2002, ‘Iraq’. </text:span></text:p>
          </draw:text-box>
        </draw:frame>
      </draw:page>
      <draw:page draw:name="page13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3</text:span></text:p>
          </draw:text-box>
        </draw:frame>
        <draw:frame draw:style-name="gr1" draw:text-style-name="P2" draw:layer="layout" svg:width="16.69cm" svg:height="0.475cm" svg:x="2.2cm" svg:y="2.525cm">
          <draw:text-box>
            <text:p text:style-name="P1"><text:span text:style-name="T7">52. </text:span><text:span text:style-name="T4"><text:s/>Sir David Manning, Mr Blair’s Foreign Policy Adviser and Head of the Cabinet Office </text:span></text:p>
          </draw:text-box>
        </draw:frame>
        <draw:frame draw:style-name="gr1" draw:text-style-name="P2" draw:layer="layout" svg:width="16.156cm" svg:height="0.475cm" svg:x="2.2cm" svg:y="3.09cm">
          <draw:text-box>
            <text:p text:style-name="P1"><text:span text:style-name="T4">Overseas and Defence Secretariat (OD Sec), subsequently spoke to Dr Condoleezza </text:span></text:p>
          </draw:text-box>
        </draw:frame>
        <draw:frame draw:style-name="gr1" draw:text-style-name="P2" draw:layer="layout" svg:width="12.545cm" svg:height="0.475cm" svg:x="2.2cm" svg:y="3.654cm">
          <draw:text-box>
            <text:p text:style-name="P1"><text:span text:style-name="T4">Rice, President Bush’s National Security Advisor, on 15 November.</text:span></text:p>
          </draw:text-box>
        </draw:frame>
        <draw:frame draw:style-name="gr7" draw:text-style-name="P8" draw:layer="layout" svg:width="0.273cm" svg:height="0.276cm" svg:x="14.71cm" svg:y="3.673cm">
          <draw:text-box>
            <text:p text:style-name="P1"><text:span text:style-name="T13">10</text:span></text:p>
          </draw:text-box>
        </draw:frame>
        <draw:frame draw:style-name="gr1" draw:text-style-name="P2" draw:layer="layout" svg:width="3.237cm" svg:height="0.475cm" svg:x="14.985cm" svg:y="3.654cm">
          <draw:text-box>
            <text:p text:style-name="P1"><text:span text:style-name="T4"><text:s/></text:span><text:span text:style-name="T4">Sir David stated </text:span></text:p>
          </draw:text-box>
        </draw:frame>
        <draw:frame draw:style-name="gr1" draw:text-style-name="P2" draw:layer="layout" svg:width="15.843cm" svg:height="0.475cm" svg:x="2.2cm" svg:y="4.218cm">
          <draw:text-box>
            <text:p text:style-name="P1"><text:span text:style-name="T4">that the UK and the US should not be drawn on “hypothetical scenarios” about what </text:span></text:p>
          </draw:text-box>
        </draw:frame>
        <draw:frame draw:style-name="gr1" draw:text-style-name="P2" draw:layer="layout" svg:width="15.78cm" svg:height="0.475cm" svg:x="2.2cm" svg:y="4.783cm">
          <draw:text-box>
            <text:p text:style-name="P1"><text:span text:style-name="T4">would constitute a material breach. Reflecting Mr Blair’s words to President Bush at </text:span></text:p>
          </draw:text-box>
        </draw:frame>
        <draw:frame draw:style-name="gr1" draw:text-style-name="P2" draw:layer="layout" svg:width="15.682cm" svg:height="0.475cm" svg:x="2.2cm" svg:y="5.347cm">
          <draw:text-box>
            <text:p text:style-name="P1"><text:span text:style-name="T4">Camp David on 7 September that, “If Saddam Hussein was obviously in breach we </text:span></text:p>
          </draw:text-box>
        </draw:frame>
        <draw:frame draw:style-name="gr1" draw:text-style-name="P2" draw:layer="layout" svg:width="16.338cm" svg:height="0.475cm" svg:x="2.2cm" svg:y="5.912cm">
          <draw:text-box>
            <text:p text:style-name="P1"><text:span text:style-name="T4">would know”, Sir David added that “the Security Council would know a material breach </text:span></text:p>
          </draw:text-box>
        </draw:frame>
        <draw:frame draw:style-name="gr1" draw:text-style-name="P2" draw:layer="layout" svg:width="15.424cm" svg:height="0.475cm" svg:x="2.2cm" svg:y="6.476cm">
          <draw:text-box>
            <text:p text:style-name="P1"><text:span text:style-name="T4">when it saw it”. He reported that the US Administration would continue to insist on </text:span></text:p>
          </draw:text-box>
        </draw:frame>
        <draw:frame draw:style-name="gr1" draw:text-style-name="P2" draw:layer="layout" svg:width="11.627cm" svg:height="0.475cm" svg:x="2.2cm" svg:y="7.041cm">
          <draw:text-box>
            <text:p text:style-name="P1"><text:span text:style-name="T4">“</text:span><text:span text:style-name="T4">zero tolerance” to keep up the pressure on Saddam Hussein.</text:span></text:p>
          </draw:text-box>
        </draw:frame>
        <draw:frame draw:style-name="gr1" draw:text-style-name="P2" draw:layer="layout" svg:width="16.042cm" svg:height="0.475cm" svg:x="2.2cm" svg:y="7.955cm">
          <draw:text-box>
            <text:p text:style-name="P1"><text:span text:style-name="T7">53. </text:span><text:span text:style-name="T4"><text:s/>A paper on what might constitute a material breach, which highlighted “a number </text:span></text:p>
          </draw:text-box>
        </draw:frame>
        <draw:frame draw:style-name="gr1" draw:text-style-name="P2" draw:layer="layout" svg:width="15.699cm" svg:height="0.475cm" svg:x="2.2cm" svg:y="8.52cm">
          <draw:text-box>
            <text:p text:style-name="P1"><text:span text:style-name="T4">of difficult questions … on which we will need to consult the Attorney General”, was </text:span></text:p>
          </draw:text-box>
        </draw:frame>
        <draw:frame draw:style-name="gr1" draw:text-style-name="P2" draw:layer="layout" svg:width="15.801cm" svg:height="0.475cm" svg:x="2.2cm" svg:y="9.084cm">
          <draw:text-box>
            <text:p text:style-name="P1"><text:span text:style-name="T4">prepared by the FCO and sent to Sir David Manning (and to Sir Jeremy Greenstock </text:span></text:p>
          </draw:text-box>
        </draw:frame>
        <draw:frame draw:style-name="gr1" draw:text-style-name="P2" draw:layer="layout" svg:width="3.236cm" svg:height="0.475cm" svg:x="2.2cm" svg:y="9.648cm">
          <draw:text-box>
            <text:p text:style-name="P1"><text:span text:style-name="T4">on 15 November.</text:span></text:p>
          </draw:text-box>
        </draw:frame>
        <draw:frame draw:style-name="gr7" draw:text-style-name="P8" draw:layer="layout" svg:width="0.324cm" svg:height="0.276cm" svg:x="5.424cm" svg:y="9.667cm">
          <draw:text-box>
            <text:p text:style-name="P1"><text:span text:style-name="T13">11 </text:span></text:p>
          </draw:text-box>
        </draw:frame>
        <draw:frame draw:style-name="gr1" draw:text-style-name="P2" draw:layer="layout" svg:width="15.936cm" svg:height="0.475cm" svg:x="2.2cm" svg:y="10.563cm">
          <draw:text-box>
            <text:p text:style-name="P1"><text:span text:style-name="T7">54. </text:span><text:span text:style-name="T4"><text:s/>The paper stated that “Most, if not all members of the Council will be inclined” to </text:span></text:p>
          </draw:text-box>
        </draw:frame>
        <draw:frame draw:style-name="gr1" draw:text-style-name="P2" draw:layer="layout" svg:width="15.902cm" svg:height="0.475cm" svg:x="2.2cm" svg:y="11.127cm">
          <draw:text-box>
            <text:p text:style-name="P1"><text:span text:style-name="T4">take the view that a “material breach” should be interpreted in the light of the Vienna </text:span></text:p>
          </draw:text-box>
        </draw:frame>
        <draw:frame draw:style-name="gr1" draw:text-style-name="P2" draw:layer="layout" svg:width="15.932cm" svg:height="0.475cm" svg:x="2.2cm" svg:y="11.692cm">
          <draw:text-box>
            <text:p text:style-name="P1"><text:span text:style-name="T4">Convention. Dr Hans Blix, the Executive Chairman of the UN Monitoring, Verification </text:span></text:p>
          </draw:text-box>
        </draw:frame>
        <draw:frame draw:style-name="gr1" draw:text-style-name="P2" draw:layer="layout" svg:width="16.381cm" svg:height="0.475cm" svg:x="2.2cm" svg:y="12.256cm">
          <draw:text-box>
            <text:p text:style-name="P1"><text:span text:style-name="T4">and Inspection Commission (UNMOVIC), had “made it clear” that he would “be using a </text:span></text:p>
          </draw:text-box>
        </draw:frame>
        <draw:frame draw:style-name="gr1" draw:text-style-name="P2" draw:layer="layout" svg:width="16.618cm" svg:height="0.475cm" svg:x="2.2cm" svg:y="12.821cm">
          <draw:text-box>
            <text:p text:style-name="P1"><text:span text:style-name="T4">similar definition for the purposes of reporting under OP11”. The paper stated that it was </text:span></text:p>
          </draw:text-box>
        </draw:frame>
        <draw:frame draw:style-name="gr1" draw:text-style-name="P2" draw:layer="layout" svg:width="16.554cm" svg:height="0.475cm" svg:x="2.2cm" svg:y="13.385cm">
          <draw:text-box>
            <text:p text:style-name="P1"><text:span text:style-name="T4">not for Dr Blix to determine what constituted a material breach, “but his decision (or not) </text:span></text:p>
          </draw:text-box>
        </draw:frame>
        <draw:frame draw:style-name="gr1" draw:text-style-name="P2" draw:layer="layout" svg:width="15.094cm" svg:height="0.475cm" svg:x="2.2cm" svg:y="13.95cm">
          <draw:text-box>
            <text:p text:style-name="P1"><text:span text:style-name="T4">to report to the Council and the terms in which he reports” would “be influential”. </text:span></text:p>
          </draw:text-box>
        </draw:frame>
        <draw:frame draw:style-name="gr1" draw:text-style-name="P2" draw:layer="layout" svg:width="15.42cm" svg:height="0.475cm" svg:x="2.2cm" svg:y="14.864cm">
          <draw:text-box>
            <text:p text:style-name="P1"><text:span text:style-name="T7">55. </text:span><text:span text:style-name="T4"><text:s/>The FCO paper stated that the US was “becoming more and more inclined to </text:span></text:p>
          </draw:text-box>
        </draw:frame>
        <draw:frame draw:style-name="gr1" draw:text-style-name="P2" draw:layer="layout" svg:width="15.953cm" svg:height="0.475cm" svg:x="2.2cm" svg:y="15.428cm">
          <draw:text-box>
            <text:p text:style-name="P1"><text:span text:style-name="T4">interpret the 1441 definition downwards” and that: “Although, some weeks ago, NSC </text:span></text:p>
          </draw:text-box>
        </draw:frame>
        <draw:frame draw:style-name="gr1" draw:text-style-name="P2" draw:layer="layout" svg:width="16.66cm" svg:height="0.475cm" svg:x="2.2cm" svg:y="15.993cm">
          <draw:text-box>
            <text:p text:style-name="P1"><text:span text:style-name="T4">[National Security Council] indicated that they would not regard trivial omissions in Iraq’s </text:span></text:p>
          </draw:text-box>
        </draw:frame>
        <draw:frame draw:style-name="gr1" draw:text-style-name="P2" draw:layer="layout" svg:width="16.597cm" svg:height="0.475cm" svg:x="2.2cm" svg:y="16.557cm">
          <draw:text-box>
            <text:p text:style-name="P1"><text:span text:style-name="T4">declaration (or minor problems encountered by the UNMOVIC) as triggers for the use of </text:span></text:p>
          </draw:text-box>
        </draw:frame>
        <draw:frame draw:style-name="gr1" draw:text-style-name="P2" draw:layer="layout" svg:width="16.495cm" svg:height="0.475cm" svg:x="2.2cm" svg:y="17.122cm">
          <draw:text-box>
            <text:p text:style-name="P1"><text:span text:style-name="T4">force, more recently DoD [Department of Defense] have indicated that they want to test </text:span></text:p>
          </draw:text-box>
        </draw:frame>
        <draw:frame draw:style-name="gr1" draw:text-style-name="P2" draw:layer="layout" svg:width="16.745cm" svg:height="0.475cm" svg:x="2.2cm" svg:y="17.686cm">
          <draw:text-box>
            <text:p text:style-name="P1"><text:span text:style-name="T4">Saddam early.” It also drew attention to President Bush’s remarks on 8 November, which </text:span></text:p>
          </draw:text-box>
        </draw:frame>
        <draw:frame draw:style-name="gr1" draw:text-style-name="P2" draw:layer="layout" svg:width="16.186cm" svg:height="0.475cm" svg:x="2.2cm" svg:y="18.251cm">
          <draw:text-box>
            <text:p text:style-name="P1"><text:span text:style-name="T4">it described as “zero tolerance” and his warning against “unproductive debates” about </text:span></text:p>
          </draw:text-box>
        </draw:frame>
        <draw:frame draw:style-name="gr1" draw:text-style-name="P2" draw:layer="layout" svg:width="7.398cm" svg:height="0.475cm" svg:x="2.2cm" svg:y="18.815cm">
          <draw:text-box>
            <text:p text:style-name="P1"><text:span text:style-name="T4">what would constitute an Iraqi violation.</text:span></text:p>
          </draw:text-box>
        </draw:frame>
        <draw:frame draw:style-name="gr1" draw:text-style-name="P2" draw:layer="layout" svg:width="16.241cm" svg:height="0.475cm" svg:x="2.2cm" svg:y="19.73cm">
          <draw:text-box>
            <text:p text:style-name="P1"><text:span text:style-name="T7">56. </text:span><text:span text:style-name="T4"><text:s/>An examination of past practice on seven separate occasions since 1991 showed </text:span></text:p>
          </draw:text-box>
        </draw:frame>
        <draw:frame draw:style-name="gr1" draw:text-style-name="P2" draw:layer="layout" svg:width="16cm" svg:height="0.475cm" svg:x="2.2cm" svg:y="20.294cm">
          <draw:text-box>
            <text:p text:style-name="P1"><text:span text:style-name="T4">that the Council had determined Iraq to be in material breach of its obligations where </text:span></text:p>
          </draw:text-box>
        </draw:frame>
        <draw:frame draw:style-name="gr1" draw:text-style-name="P2" draw:layer="layout" svg:width="15.386cm" svg:height="0.475cm" svg:x="2.2cm" svg:y="20.858cm">
          <draw:text-box>
            <text:p text:style-name="P1"><text:span text:style-name="T4">there seemed “to have been a conviction that an Iraqi act would seriously impede </text:span></text:p>
          </draw:text-box>
        </draw:frame>
        <draw:frame draw:style-name="gr1" draw:text-style-name="P2" draw:layer="layout" svg:width="15.386cm" svg:height="0.475cm" svg:x="2.2cm" svg:y="21.423cm">
          <draw:text-box>
            <text:p text:style-name="P1"><text:span text:style-name="T4">inspectors in the fulfilment of their mandate and therefore undermine an essential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5.247cm" svg:height="0.475cm" svg:x="2.2cm" svg:y="21.987cm">
          <draw:text-box>
            <text:p text:style-name="P1"><text:span text:style-name="T4">condition of the cease-fire”. 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10 </text:span></text:p>
          </draw:text-box>
        </draw:frame>
        <draw:line draw:style-name="gr9" draw:text-style-name="P9" draw:layer="layout" svg:x1="2.47cm" svg:y1="26.714cm" svg:x2="16.811cm" svg:y2="26.714cm">
          <text:p/>
        </draw:line>
        <draw:line draw:style-name="gr9" draw:text-style-name="P9" draw:layer="layout" svg:x1="2.199cm" svg:y1="27.137cm" svg:x2="5.062cm" svg:y2="27.137cm">
          <text:p/>
        </draw:line>
        <draw:frame draw:style-name="gr4" draw:text-style-name="P5" draw:layer="layout" svg:width="13.528cm" svg:height="0.395cm" svg:x="2.486cm" svg:y="25.934cm">
          <draw:text-box>
            <text:p text:style-name="P1"><text:span text:style-name="T11">Letter Manning to McDonald, 15 November 2002, ‘Iraq: Conversation with Condi Rice’. </text:span></text:p>
          </draw:text-box>
        </draw:frame>
        <draw:frame draw:style-name="gr10" draw:text-style-name="P10" draw:layer="layout" svg:width="0.273cm" svg:height="0.23cm" svg:x="2.2cm" svg:y="26.373cm">
          <draw:text-box>
            <text:p text:style-name="P1"><text:span text:style-name="T14">11 </text:span></text:p>
          </draw:text-box>
        </draw:frame>
        <draw:frame draw:style-name="gr4" draw:text-style-name="P5" draw:layer="layout" svg:width="14.336cm" svg:height="0.395cm" svg:x="2.471cm" svg:y="26.357cm">
          <draw:text-box>
            <text:p text:style-name="P1"><text:span text:style-name="T6">Letter Sinclair to Manning, 15 November 2002, ‘Iraq: Material Breach’ attaching Paper, ‘Iraq: </text:span></text:p>
          </draw:text-box>
        </draw:frame>
        <draw:frame draw:style-name="gr4" draw:text-style-name="P5" draw:layer="layout" svg:width="3.033cm" svg:height="0.395cm" svg:x="2.2cm" svg:y="26.781cm">
          <draw:text-box>
            <text:p text:style-name="P1"><text:span text:style-name="T6">A Material Breach’</text:span><text:span text:style-name="T11">. </text:span></text:p>
          </draw:text-box>
        </draw:frame>
      </draw:page>
      <draw:page draw:name="page1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4</text:span></text:p>
          </draw:text-box>
        </draw:frame>
        <draw:frame draw:style-name="gr1" draw:text-style-name="P2" draw:layer="layout" svg:width="16.262cm" svg:height="0.475cm" svg:x="2.2cm" svg:y="2.525cm">
          <draw:text-box>
            <text:p text:style-name="P1"><text:span text:style-name="T7">57. </text:span><text:span text:style-name="T4"><text:s/>Against that background, the FCO listed the following incidents as ones which the </text:span></text:p>
          </draw:text-box>
        </draw:frame>
        <draw:frame draw:style-name="gr1" draw:text-style-name="P2" draw:layer="layout" svg:width="8.219cm" svg:height="0.475cm" svg:x="2.2cm" svg:y="3.09cm">
          <draw:text-box>
            <text:p text:style-name="P1"><text:span text:style-name="T4">UK would consider to be material breaches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64cm" svg:height="0.475cm" svg:x="3.7cm" svg:y="4.004cm">
          <draw:text-box>
            <text:p text:style-name="P1"><text:span text:style-name="T4">“</text:span><text:span text:style-name="T4">Any incident sufficiently serious to demonstrate that Iraq had no real intention </text:span></text:p>
          </draw:text-box>
        </draw:frame>
        <draw:frame draw:style-name="gr1" draw:text-style-name="P2" draw:layer="layout" svg:width="13.811cm" svg:height="0.475cm" svg:x="3.7cm" svg:y="4.568cm">
          <draw:text-box>
            <text:p text:style-name="P1"><text:span text:style-name="T4">of complying”, such as “an Iraqi decision to expel UNMOVIC, or to refuse </text:span></text:p>
          </draw:text-box>
        </draw:frame>
        <draw:frame draw:style-name="gr1" draw:text-style-name="P2" draw:layer="layout" svg:width="14.611cm" svg:height="0.475cm" svg:x="3.7cm" svg:y="5.133cm">
          <draw:text-box>
            <text:p text:style-name="P1"><text:span text:style-name="T4">access to a particular site, parts of a site or important information”, “discovery </text:span></text:p>
          </draw:text-box>
        </draw:frame>
        <draw:frame draw:style-name="gr1" draw:text-style-name="P2" draw:layer="layout" svg:width="13.697cm" svg:height="0.475cm" svg:x="3.7cm" svg:y="5.697cm">
          <draw:text-box>
            <text:p text:style-name="P1"><text:span text:style-name="T4">by UNMOVIC/IAEA [International Atomic Energy Agency] of a concealed </text:span></text:p>
          </draw:text-box>
        </draw:frame>
        <draw:frame draw:style-name="gr1" draw:text-style-name="P2" draw:layer="layout" svg:width="13.1cm" svg:height="0.475cm" svg:x="3.7cm" svg:y="6.262cm">
          <draw:text-box>
            <text:p text:style-name="P1"><text:span text:style-name="T4">weapons programme, or of a cache of WMD material not declared …”</text:span></text:p>
          </draw:text-box>
        </draw:frame>
        <draw:frame draw:style-name="gr2" draw:text-style-name="P3" draw:layer="layout" svg:width="0.634cm" svg:height="0.712cm" svg:x="2.95cm" svg:y="6.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31cm" svg:height="0.475cm" svg:x="3.7cm" svg:y="6.926cm">
          <draw:text-box>
            <text:p text:style-name="P1"><text:span text:style-name="T4">“</text:span><text:span text:style-name="T4">Efforts to constrain UNMOVIC/IAEA’s operations in significant ways contrary to </text:span></text:p>
          </draw:text-box>
        </draw:frame>
        <draw:frame draw:style-name="gr1" draw:text-style-name="P2" draw:layer="layout" svg:width="15.212cm" svg:height="0.475cm" svg:x="3.7cm" svg:y="7.491cm">
          <draw:text-box>
            <text:p text:style-name="P1"><text:span text:style-name="T4">the provisions of SCR 1441 (2002) … and other relevant resolutions. Systematic </text:span></text:p>
          </draw:text-box>
        </draw:frame>
        <draw:frame draw:style-name="gr1" draw:text-style-name="P2" draw:layer="layout" svg:width="14.476cm" svg:height="0.475cm" svg:x="3.7cm" svg:y="8.055cm">
          <draw:text-box>
            <text:p text:style-name="P1"><text:span text:style-name="T4">efforts to deter, obstruct or intimidate the interview process would need to be </text:span></text:p>
          </draw:text-box>
        </draw:frame>
        <draw:frame draw:style-name="gr1" draw:text-style-name="P2" draw:layer="layout" svg:width="5.709cm" svg:height="0.475cm" svg:x="3.7cm" svg:y="8.62cm">
          <draw:text-box>
            <text:p text:style-name="P1"><text:span text:style-name="T4">particularly carefully watched.”</text:span></text:p>
          </draw:text-box>
        </draw:frame>
        <draw:frame draw:style-name="gr2" draw:text-style-name="P3" draw:layer="layout" svg:width="0.634cm" svg:height="0.712cm" svg:x="2.95cm" svg:y="9.1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23cm" svg:height="0.475cm" svg:x="3.7cm" svg:y="9.284cm">
          <draw:text-box>
            <text:p text:style-name="P1"><text:span text:style-name="T4">“</text:span><text:span text:style-name="T4">Systematic Iraqi harassment of inspectors … which jeopardised their ability to </text:span></text:p>
          </draw:text-box>
        </draw:frame>
        <draw:frame draw:style-name="gr1" draw:text-style-name="P2" draw:layer="layout" svg:width="3.634cm" svg:height="0.475cm" svg:x="3.7cm" svg:y="9.848cm">
          <draw:text-box>
            <text:p text:style-name="P1"><text:span text:style-name="T4">fulfil their duties …”</text:span></text:p>
          </draw:text-box>
        </draw:frame>
        <draw:frame draw:style-name="gr2" draw:text-style-name="P3" draw:layer="layout" svg:width="0.634cm" svg:height="0.712cm" svg:x="2.95cm" svg:y="10.3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289cm" svg:height="0.475cm" svg:x="3.7cm" svg:y="10.513cm">
          <draw:text-box>
            <text:p text:style-name="P1"><text:span text:style-name="T4">Failure to accept resolution 1441.</text:span></text:p>
          </draw:text-box>
        </draw:frame>
        <draw:frame draw:style-name="gr2" draw:text-style-name="P3" draw:layer="layout" svg:width="0.634cm" svg:height="0.712cm" svg:x="2.95cm" svg:y="11.0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694cm" svg:height="0.475cm" svg:x="3.7cm" svg:y="11.177cm">
          <draw:text-box>
            <text:p text:style-name="P1"><text:span text:style-name="T4">“</text:span><text:span text:style-name="T4">A pattern of relatively minor Iraqi obstructions of UNMOVIC/IAEA.” </text:span></text:p>
          </draw:text-box>
        </draw:frame>
        <draw:frame draw:style-name="gr1" draw:text-style-name="P2" draw:layer="layout" svg:width="8.401cm" svg:height="0.475cm" svg:x="2.2cm" svg:y="12.092cm">
          <draw:text-box>
            <text:p text:style-name="P1"><text:span text:style-name="T7">58. </text:span><text:span text:style-name="T4"><text:s/>On the last point, the FCO paper added:</text:span></text:p>
          </draw:text-box>
        </draw:frame>
        <draw:frame draw:style-name="gr1" draw:text-style-name="P2" draw:layer="layout" svg:width="15.501cm" svg:height="0.475cm" svg:x="2.95cm" svg:y="13.006cm">
          <draw:text-box>
            <text:p text:style-name="P1"><text:span text:style-name="T4">“</text:span><text:span text:style-name="T4">We would not take the view that a short (hours) delay in giving UNMOVIC access </text:span></text:p>
          </draw:text-box>
        </draw:frame>
        <draw:frame draw:style-name="gr1" draw:text-style-name="P2" draw:layer="layout" svg:width="15.881cm" svg:height="0.475cm" svg:x="2.95cm" svg:y="13.571cm">
          <draw:text-box>
            <text:p text:style-name="P1"><text:span text:style-name="T4">to a site would constitute a material breach unless there was clear evidence that the </text:span></text:p>
          </draw:text-box>
        </draw:frame>
        <draw:frame draw:style-name="gr1" draw:text-style-name="P2" draw:layer="layout" svg:width="15.39cm" svg:height="0.475cm" svg:x="2.95cm" svg:y="14.135cm">
          <draw:text-box>
            <text:p text:style-name="P1"><text:span text:style-name="T4">Iraqis used such a delay to smuggle information out of a site or to coach potential </text:span></text:p>
          </draw:text-box>
        </draw:frame>
        <draw:frame draw:style-name="gr1" draw:text-style-name="P2" draw:layer="layout" svg:width="15.06cm" svg:height="0.475cm" svg:x="2.95cm" svg:y="14.7cm">
          <draw:text-box>
            <text:p text:style-name="P1"><text:span text:style-name="T4">witnesses. But repeated incidents of such obstruction, even without evidence of </text:span></text:p>
          </draw:text-box>
        </draw:frame>
        <draw:frame draw:style-name="gr1" draw:text-style-name="P2" draw:layer="layout" svg:width="15.593cm" svg:height="0.475cm" svg:x="2.95cm" svg:y="15.264cm">
          <draw:text-box>
            <text:p text:style-name="P1"><text:span text:style-name="T4">accompanying Iraqi deception, would cumulatively indicate that the Iraqis were not </text:span></text:p>
          </draw:text-box>
        </draw:frame>
        <draw:frame draw:style-name="gr1" draw:text-style-name="P2" draw:layer="layout" svg:width="15.809cm" svg:height="0.475cm" svg:x="2.95cm" svg:y="15.828cm">
          <draw:text-box>
            <text:p text:style-name="P1"><text:span text:style-name="T4">fully co-operating, and thus cast doubt upon whether UNMOVIC would ever be able </text:span></text:p>
          </draw:text-box>
        </draw:frame>
        <draw:frame draw:style-name="gr1" draw:text-style-name="P2" draw:layer="layout" svg:width="6.623cm" svg:height="0.475cm" svg:x="2.95cm" svg:y="16.393cm">
          <draw:text-box>
            <text:p text:style-name="P1"><text:span text:style-name="T4">to implement its mandate properly.”</text:span></text:p>
          </draw:text-box>
        </draw:frame>
        <draw:frame draw:style-name="gr1" draw:text-style-name="P2" draw:layer="layout" svg:width="16.309cm" svg:height="0.475cm" svg:x="2.2cm" svg:y="17.307cm">
          <draw:text-box>
            <text:p text:style-name="P1"><text:span text:style-name="T7">59. </text:span><text:span text:style-name="T4"><text:s/>The FCO stated that a similar US list would “probably … be even tougher”. “Given </text:span></text:p>
          </draw:text-box>
        </draw:frame>
        <draw:frame draw:style-name="gr1" draw:text-style-name="P2" draw:layer="layout" svg:width="16.072cm" svg:height="0.475cm" svg:x="2.2cm" svg:y="17.872cm">
          <draw:text-box>
            <text:p text:style-name="P1"><text:span text:style-name="T4">the opportunity” in the resolution for the US to make its own report to the Council, the </text:span></text:p>
          </draw:text-box>
        </draw:frame>
        <draw:frame draw:style-name="gr1" draw:text-style-name="P2" draw:layer="layout" svg:width="15.699cm" svg:height="0.475cm" svg:x="2.2cm" svg:y="18.436cm">
          <draw:text-box>
            <text:p text:style-name="P1"><text:span text:style-name="T4">UK needed “to be clear in our own minds where the dividing lines” were. The paper </text:span></text:p>
          </draw:text-box>
        </draw:frame>
        <draw:frame draw:style-name="gr1" draw:text-style-name="P2" draw:layer="layout" svg:width="15.966cm" svg:height="0.475cm" svg:x="2.2cm" svg:y="19.001cm">
          <draw:text-box>
            <text:p text:style-name="P1"><text:span text:style-name="T4">recommended that the UK would need to work out “where to draw our red lines” with </text:span></text:p>
          </draw:text-box>
        </draw:frame>
        <draw:frame draw:style-name="gr1" draw:text-style-name="P2" draw:layer="layout" svg:width="15.898cm" svg:height="0.475cm" svg:x="2.2cm" svg:y="19.565cm">
          <draw:text-box>
            <text:p text:style-name="P1"><text:span text:style-name="T4">the US; and that “in the interests of maintaining maximum Council support for use of </text:span></text:p>
          </draw:text-box>
        </draw:frame>
        <draw:frame draw:style-name="gr1" draw:text-style-name="P2" draw:layer="layout" svg:width="16.135cm" svg:height="0.475cm" svg:x="2.2cm" svg:y="20.13cm">
          <draw:text-box>
            <text:p text:style-name="P1"><text:span text:style-name="T4">force, we should try to persuade the Americans to focus on the more serious possible </text:span></text:p>
          </draw:text-box>
        </draw:frame>
        <draw:frame draw:style-name="gr1" draw:text-style-name="P2" draw:layer="layout" svg:width="10.678cm" svg:height="0.475cm" svg:x="2.2cm" svg:y="20.694cm">
          <draw:text-box>
            <text:p text:style-name="P1"><text:span text:style-name="T4">violations, or to establish a pattern of minor obstruction”. </text:span></text:p>
          </draw:text-box>
        </draw:frame>
        <draw:frame draw:style-name="gr1" draw:text-style-name="P2" draw:layer="layout" svg:width="15.022cm" svg:height="0.475cm" svg:x="2.2cm" svg:y="21.608cm">
          <draw:text-box>
            <text:p text:style-name="P1"><text:span text:style-name="T7">60. </text:span><text:span text:style-name="T4"><text:s/>The FCO did not address the issue of whether a Council decision would be </text:span></text:p>
          </draw:text-box>
        </draw:frame>
        <draw:frame draw:style-name="gr1" draw:text-style-name="P2" draw:layer="layout" svg:width="15.945cm" svg:height="0.475cm" svg:x="2.2cm" svg:y="22.173cm">
          <draw:text-box>
            <text:p text:style-name="P1"><text:span text:style-name="T4">needed “to determine that Iraq’s actions justify the serious consequences referred to </text:span></text:p>
          </draw:text-box>
        </draw:frame>
        <draw:frame draw:style-name="gr1" draw:text-style-name="P2" draw:layer="layout" svg:width="16.279cm" svg:height="0.475cm" svg:x="2.2cm" svg:y="22.737cm">
          <draw:text-box>
            <text:p text:style-name="P1"><text:span text:style-name="T4">in OP13 of 1441”. That would be “a matter on which we will need the Attorney’s views”.</text:span></text:p>
          </draw:text-box>
        </draw:frame>
      </draw:page>
      <draw:page draw:name="page15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5</text:span></text:p>
          </draw:text-box>
        </draw:frame>
        <draw:frame draw:style-name="gr1" draw:text-style-name="P2" draw:layer="layout" svg:width="15.737cm" svg:height="0.475cm" svg:x="2.2cm" svg:y="2.525cm">
          <draw:text-box>
            <text:p text:style-name="P1"><text:span text:style-name="T7">61. </text:span><text:span text:style-name="T4"><text:s/>An undated, unsigned document, headed ‘Background on material breach’ and </text:span></text:p>
          </draw:text-box>
        </draw:frame>
        <draw:frame draw:style-name="gr1" draw:text-style-name="P2" draw:layer="layout" svg:width="16.8cm" svg:height="0.475cm" svg:x="2.2cm" svg:y="3.09cm">
          <draw:text-box>
            <text:p text:style-name="P1"><text:span text:style-name="T4">received in No.10 around 20 November 2002, raised the need to address three, primarily </text:span></text:p>
          </draw:text-box>
        </draw:frame>
        <draw:frame draw:style-name="gr1" draw:text-style-name="P2" draw:layer="layout" svg:width="2.576cm" svg:height="0.475cm" svg:x="2.2cm" svg:y="3.654cm">
          <draw:text-box>
            <text:p text:style-name="P1"><text:span text:style-name="T4">legal, issues: 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49cm" svg:height="0.475cm" svg:x="3.7cm" svg:y="4.568cm">
          <draw:text-box>
            <text:p text:style-name="P1"><text:span text:style-name="T4">the need to clarify whether OP4 “must be construed” in the light of the Vienna </text:span></text:p>
          </draw:text-box>
        </draw:frame>
        <draw:frame draw:style-name="gr1" draw:text-style-name="P2" draw:layer="layout" svg:width="14.45cm" svg:height="0.475cm" svg:x="3.7cm" svg:y="5.133cm">
          <draw:text-box>
            <text:p text:style-name="P1"><text:span text:style-name="T4">Convention and past practice as that suggested “a much higher bar than the </text:span></text:p>
          </draw:text-box>
        </draw:frame>
        <draw:frame draw:style-name="gr1" draw:text-style-name="P2" draw:layer="layout" svg:width="0.849cm" svg:height="0.475cm" svg:x="3.7cm" svg:y="5.697cm">
          <draw:text-box>
            <text:p text:style-name="P1"><text:span text:style-name="T4">US”;</text:span></text:p>
          </draw:text-box>
        </draw:frame>
        <draw:frame draw:style-name="gr2" draw:text-style-name="P3" draw:layer="layout" svg:width="0.634cm" svg:height="0.712cm" svg:x="2.95cm" svg:y="6.2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56cm" svg:height="0.475cm" svg:x="3.7cm" svg:y="6.362cm">
          <draw:text-box>
            <text:p text:style-name="P1"><text:span text:style-name="T4">the need to seek Lord Goldsmith’s advice “on how OPs 1 and 2 (and 13) and </text:span></text:p>
          </draw:text-box>
        </draw:frame>
        <draw:frame draw:style-name="gr1" draw:text-style-name="P2" draw:layer="layout" svg:width="15.102cm" svg:height="0.475cm" svg:x="3.7cm" svg:y="6.926cm">
          <draw:text-box>
            <text:p text:style-name="P1"><text:span text:style-name="T4">the declaration of material breach they contain – affect the legal situation of Iraq </text:span></text:p>
          </draw:text-box>
        </draw:frame>
        <draw:frame draw:style-name="gr1" draw:text-style-name="P2" draw:layer="layout" svg:width="14.869cm" svg:height="0.475cm" svg:x="3.7cm" svg:y="7.491cm">
          <draw:text-box>
            <text:p text:style-name="P1"><text:span text:style-name="T4">and our authority to use force”; and specifically whether it could be argued that </text:span></text:p>
          </draw:text-box>
        </draw:frame>
        <draw:frame draw:style-name="gr1" draw:text-style-name="P2" draw:layer="layout" svg:width="14.705cm" svg:height="0.475cm" svg:x="3.7cm" svg:y="8.055cm">
          <draw:text-box>
            <text:p text:style-name="P1"><text:span text:style-name="T4">“</text:span><text:span text:style-name="T4">1441 itself (especially OPs 1, 2 and 13 taken together) contains a conditional </text:span></text:p>
          </draw:text-box>
        </draw:frame>
        <draw:frame draw:style-name="gr1" draw:text-style-name="P2" draw:layer="layout" svg:width="13.511cm" svg:height="0.475cm" svg:x="3.7cm" svg:y="8.62cm">
          <draw:text-box>
            <text:p text:style-name="P1"><text:span text:style-name="T4">authority to use force … which will be fully uncovered once that Council </text:span></text:p>
          </draw:text-box>
        </draw:frame>
        <draw:frame draw:style-name="gr1" draw:text-style-name="P2" draw:layer="layout" svg:width="6.17cm" svg:height="0.475cm" svg:x="3.7cm" svg:y="9.184cm">
          <draw:text-box>
            <text:p text:style-name="P1"><text:span text:style-name="T4">discussion has taken place”; and</text:span></text:p>
          </draw:text-box>
        </draw:frame>
        <draw:frame draw:style-name="gr2" draw:text-style-name="P3" draw:layer="layout" svg:width="0.634cm" svg:height="0.712cm" svg:x="2.95cm" svg:y="9.6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218cm" svg:height="0.475cm" svg:x="3.7cm" svg:y="9.848cm">
          <draw:text-box>
            <text:p text:style-name="P1"><text:span text:style-name="T4">“</text:span><text:span text:style-name="T4">What happens if a second resolution is vetoed?”</text:span></text:p>
          </draw:text-box>
        </draw:frame>
        <draw:frame draw:style-name="gr7" draw:text-style-name="P8" draw:layer="layout" svg:width="0.273cm" svg:height="0.276cm" svg:x="12.878cm" svg:y="9.867cm">
          <draw:text-box>
            <text:p text:style-name="P1"><text:span text:style-name="T13">12</text:span></text:p>
          </draw:text-box>
        </draw:frame>
        <draw:frame draw:style-name="gr1" draw:text-style-name="P2" draw:layer="layout" svg:width="14.912cm" svg:height="0.475cm" svg:x="2.2cm" svg:y="10.763cm">
          <draw:text-box>
            <text:p text:style-name="P1"><text:span text:style-name="T7">62. </text:span><text:span text:style-name="T4"><text:s/>The document appears to have drawn on the analysis in the FCO paper of </text:span></text:p>
          </draw:text-box>
        </draw:frame>
        <draw:frame draw:style-name="gr1" draw:text-style-name="P2" draw:layer="layout" svg:width="2.762cm" svg:height="0.475cm" svg:x="2.2cm" svg:y="11.327cm">
          <draw:text-box>
            <text:p text:style-name="P1"><text:span text:style-name="T4">15 November. </text:span></text:p>
          </draw:text-box>
        </draw:frame>
        <draw:frame draw:style-name="gr1" draw:text-style-name="P2" draw:layer="layout" svg:width="8.138cm" svg:height="0.475cm" svg:x="2.2cm" svg:y="12.242cm">
          <draw:text-box>
            <text:p text:style-name="P1"><text:span text:style-name="T7">63. </text:span><text:span text:style-name="T4"><text:s/>On the second issue, the author wrote:</text:span></text:p>
          </draw:text-box>
        </draw:frame>
        <draw:frame draw:style-name="gr1" draw:text-style-name="P2" draw:layer="layout" svg:width="15.136cm" svg:height="0.475cm" svg:x="2.95cm" svg:y="13.156cm">
          <draw:text-box>
            <text:p text:style-name="P1"><text:span text:style-name="T4">“</text:span><text:span text:style-name="T4">If this [the argument that 1441 contains a conditional authority to use force] has </text:span></text:p>
          </draw:text-box>
        </draw:frame>
        <draw:frame draw:style-name="gr1" draw:text-style-name="P2" draw:layer="layout" svg:width="14.751cm" svg:height="0.475cm" svg:x="2.95cm" svg:y="13.721cm">
          <draw:text-box>
            <text:p text:style-name="P1"><text:span text:style-name="T4">merit (and the most we can hope for in the absence of an express Chapter VII </text:span></text:p>
          </draw:text-box>
        </draw:frame>
        <draw:frame draw:style-name="gr1" draw:text-style-name="P2" draw:layer="layout" svg:width="14.535cm" svg:height="0.475cm" svg:x="2.95cm" svg:y="14.285cm">
          <draw:text-box>
            <text:p text:style-name="P1"><text:span text:style-name="T4">authorisation is a reasonable argument) it would be helpful to know that now. </text:span></text:p>
          </draw:text-box>
        </draw:frame>
        <draw:frame draw:style-name="gr1" draw:text-style-name="P2" draw:layer="layout" svg:width="14.395cm" svg:height="0.475cm" svg:x="2.95cm" svg:y="14.85cm">
          <draw:text-box>
            <text:p text:style-name="P1"><text:span text:style-name="T4">We would not have to impale ourselves and Ministers on the difficult point of </text:span></text:p>
          </draw:text-box>
        </draw:frame>
        <draw:frame draw:style-name="gr1" draw:text-style-name="P2" draw:layer="layout" svg:width="13.24cm" svg:height="0.475cm" svg:x="2.95cm" svg:y="15.414cm">
          <draw:text-box>
            <text:p text:style-name="P1"><text:span text:style-name="T4">what happens if the US/UK try and fail to get an express authorisation.</text:span></text:p>
          </draw:text-box>
        </draw:frame>
        <draw:frame draw:style-name="gr1" draw:text-style-name="P2" draw:layer="layout" svg:width="14.65cm" svg:height="0.475cm" svg:x="2.95cm" svg:y="16.328cm">
          <draw:text-box>
            <text:p text:style-name="P1"><text:span text:style-name="T4">“… </text:span><text:span text:style-name="T4">we think London seriously needs to consider revising its thinking on 1441. </text:span></text:p>
          </draw:text-box>
        </draw:frame>
        <draw:frame draw:style-name="gr1" draw:text-style-name="P2" draw:layer="layout" svg:width="15.535cm" svg:height="0.475cm" svg:x="2.95cm" svg:y="17.243cm">
          <draw:text-box>
            <text:p text:style-name="P1"><text:span text:style-name="T4">“… </text:span><text:span text:style-name="T4">from the point of view of OP4 the question is ‘What does Iraq have to do to put </text:span></text:p>
          </draw:text-box>
        </draw:frame>
        <draw:frame draw:style-name="gr1" draw:text-style-name="P2" draw:layer="layout" svg:width="15.136cm" svg:height="0.475cm" svg:x="2.95cm" svg:y="17.807cm">
          <draw:text-box>
            <text:p text:style-name="P1"><text:span text:style-name="T4">itself beyond the protection of the law? At what point does its conduct amount to </text:span></text:p>
          </draw:text-box>
        </draw:frame>
        <draw:frame draw:style-name="gr1" draw:text-style-name="P2" draw:layer="layout" svg:width="8.621cm" svg:height="0.475cm" svg:x="2.95cm" svg:y="18.372cm">
          <draw:text-box>
            <text:p text:style-name="P1"><text:span text:style-name="T4">material breach?’ Innocent until proved guilty. </text:span></text:p>
          </draw:text-box>
        </draw:frame>
        <draw:frame draw:style-name="gr1" draw:text-style-name="P2" draw:layer="layout" svg:width="15.649cm" svg:height="0.475cm" svg:x="2.95cm" svg:y="19.286cm">
          <draw:text-box>
            <text:p text:style-name="P1"><text:span text:style-name="T4">“</text:span><text:span text:style-name="T4">But if you come at it through OPs 1 and 2 the question is ‘When has Iraq blown its </text:span></text:p>
          </draw:text-box>
        </draw:frame>
        <draw:frame draw:style-name="gr1" draw:text-style-name="P2" draw:layer="layout" svg:width="15.631cm" svg:height="0.475cm" svg:x="2.95cm" svg:y="19.851cm">
          <draw:text-box>
            <text:p text:style-name="P1"><text:span text:style-name="T4">last chance? (regardless of whether OP4 is ever breached)’. Compliance with OP4 </text:span></text:p>
          </draw:text-box>
        </draw:frame>
        <draw:frame draw:style-name="gr1" draw:text-style-name="P2" draw:layer="layout" svg:width="14.98cm" svg:height="0.475cm" svg:x="2.95cm" svg:y="20.415cm">
          <draw:text-box>
            <text:p text:style-name="P1"><text:span text:style-name="T4">is strictly irrelevant: Iraq is guilty but released on a suspended sentence/parole. </text:span></text:p>
          </draw:text-box>
        </draw:frame>
        <draw:frame draw:style-name="gr1" draw:text-style-name="P2" draw:layer="layout" svg:width="15.267cm" svg:height="0.475cm" svg:x="2.95cm" svg:y="20.98cm">
          <draw:text-box>
            <text:p text:style-name="P1"><text:span text:style-name="T4">This seems to us to have huge presentational angles – as well as whatever legal </text:span></text:p>
          </draw:text-box>
        </draw:frame>
        <draw:frame draw:style-name="gr1" draw:text-style-name="P2" draw:layer="layout" svg:width="15.209cm" svg:height="0.475cm" svg:x="2.95cm" svg:y="21.544cm">
          <draw:text-box>
            <text:p text:style-name="P1"><text:span text:style-name="T4">deductions can be made. </text:span><text:span text:style-name="T12">If we are not careful, we are in danger of losing the </text:span></text:p>
          </draw:text-box>
        </draw:frame>
        <draw:frame draw:style-name="gr1" draw:text-style-name="P2" draw:layer="layout" svg:width="15.53cm" svg:height="0.475cm" svg:x="2.95cm" svg:y="22.108cm">
          <draw:text-box>
            <text:p text:style-name="P1"><text:span text:style-name="T12">key advantage of the resolution and turning a provision which we thought of </text:span></text:p>
          </draw:text-box>
        </draw:frame>
        <draw:frame draw:style-name="gr1" draw:text-style-name="P2" draw:layer="layout" svg:width="15.115cm" svg:height="0.475cm" svg:x="2.95cm" svg:y="22.673cm">
          <draw:text-box>
            <text:p text:style-name="P1"><text:span text:style-name="T12">deleting as unnecessary into the main operational paragraph of the text …</text:span><text:span text:style-name="T4">”</text:span></text:p>
          </draw:text-box>
        </draw:frame>
        <draw:frame draw:style-name="gr1" draw:text-style-name="P2" draw:layer="layout" svg:width="16.69cm" svg:height="0.475cm" svg:x="2.2cm" svg:y="23.587cm">
          <draw:text-box>
            <text:p text:style-name="P1"><text:span text:style-name="T7">64. </text:span><text:span text:style-name="T4"><text:s/>Someone in No.10 wrote: “Is this, tho’ a hidden trigger? (We and the US denied that </text:span></text:p>
          </draw:text-box>
        </draw:frame>
        <draw:frame draw:style-name="gr1" draw:text-style-name="P2" draw:layer="layout" svg:width="4.587cm" svg:height="0.475cm" svg:x="2.2cm" svg:y="24.152cm">
          <draw:text-box>
            <text:p text:style-name="P1"><text:span text:style-name="T4">there was one in 1441.)”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9" draw:text-style-name="P9" draw:layer="layout" svg:x1="2.485cm" svg:y1="26.714cm" svg:x2="12.997cm" svg:y2="26.714cm">
          <text:p/>
        </draw:line>
        <draw:frame draw:style-name="gr7" draw:text-style-name="P8" draw:layer="layout" svg:width="0.273cm" svg:height="0.276cm" svg:x="6.765cm" svg:y="24.171cm">
          <draw:text-box>
            <text:p text:style-name="P1"><text:span text:style-name="T13">13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12 </text:span></text:p>
          </draw:text-box>
        </draw:frame>
        <draw:line draw:style-name="gr9" draw:text-style-name="P9" draw:layer="layout" svg:x1="2.485cm" svg:y1="27.137cm" svg:x2="16.86cm" svg:y2="27.137cm">
          <text:p/>
        </draw:line>
        <draw:frame draw:style-name="gr4" draw:text-style-name="P5" draw:layer="layout" svg:width="10.543cm" svg:height="0.395cm" svg:x="2.486cm" svg:y="26.357cm">
          <draw:text-box>
            <text:p text:style-name="P1"><text:span text:style-name="T6">Paper [unattributed and undated], ‘Background on material breach’.</text:span><text:span text:style-name="T11">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13 </text:span></text:p>
          </draw:text-box>
        </draw:frame>
        <draw:frame draw:style-name="gr4" draw:text-style-name="P5" draw:layer="layout" svg:width="14.29cm" svg:height="0.395cm" svg:x="2.486cm" svg:y="26.781cm">
          <draw:text-box>
            <text:p text:style-name="P1"><text:span text:style-name="T6">Manuscript comment on Paper [unattributed and undated], ‘Background on material breach’.</text:span></text:p>
          </draw:text-box>
        </draw:frame>
      </draw:page>
      <draw:page draw:name="page1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6</text:span></text:p>
          </draw:text-box>
        </draw:frame>
        <draw:frame draw:style-name="gr1" draw:text-style-name="P2" draw:layer="layout" svg:width="16.685cm" svg:height="0.475cm" svg:x="2.2cm" svg:y="2.525cm">
          <draw:text-box>
            <text:p text:style-name="P1"><text:span text:style-name="T7">65. </text:span><text:span text:style-name="T4"><text:s/>On what would happen in the event of a veto, the author of the document wrote that </text:span></text:p>
          </draw:text-box>
        </draw:frame>
        <draw:frame draw:style-name="gr1" draw:text-style-name="P2" draw:layer="layout" svg:width="1.323cm" svg:height="0.475cm" svg:x="2.2cm" svg:y="3.09cm">
          <draw:text-box>
            <text:p text:style-name="P1"><text:span text:style-name="T4">it was: </text:span></text:p>
          </draw:text-box>
        </draw:frame>
        <draw:frame draw:style-name="gr1" draw:text-style-name="P2" draw:layer="layout" svg:width="15.496cm" svg:height="0.475cm" svg:x="2.95cm" svg:y="4.004cm">
          <draw:text-box>
            <text:p text:style-name="P1"><text:span text:style-name="T4">“… </text:span><text:span text:style-name="T4">probably too difficult [to say] at this stage – everything depends on the circs … </text:span></text:p>
          </draw:text-box>
        </draw:frame>
        <draw:frame draw:style-name="gr1" draw:text-style-name="P2" draw:layer="layout" svg:width="15.852cm" svg:height="0.475cm" svg:x="2.95cm" svg:y="4.568cm">
          <draw:text-box>
            <text:p text:style-name="P1"><text:span text:style-name="T4">But knowing the answer to the legal implications of 1441 … would either (i) leave us </text:span></text:p>
          </draw:text-box>
        </draw:frame>
        <draw:frame draw:style-name="gr1" draw:text-style-name="P2" draw:layer="layout" svg:width="15.784cm" svg:height="0.475cm" svg:x="2.95cm" svg:y="5.133cm">
          <draw:text-box>
            <text:p text:style-name="P1"><text:span text:style-name="T4">no worse off than we are – if the AG [Attorney General] thinks the argument doesn’t </text:span></text:p>
          </draw:text-box>
        </draw:frame>
        <draw:frame draw:style-name="gr1" draw:text-style-name="P2" draw:layer="layout" svg:width="13.832cm" svg:height="0.475cm" svg:x="2.95cm" svg:y="5.697cm">
          <draw:text-box>
            <text:p text:style-name="P1"><text:span text:style-name="T4">run or (ii) radically improve the situation if the AG thinks we have a case.” </text:span></text:p>
          </draw:text-box>
        </draw:frame>
        <draw:frame draw:style-name="gr1" draw:text-style-name="P2" draw:layer="layout" svg:width="16.393cm" svg:height="0.475cm" svg:x="2.2cm" svg:y="6.612cm">
          <draw:text-box>
            <text:p text:style-name="P1"><text:span text:style-name="T7">66. </text:span><text:span text:style-name="T4"><text:s/>Mr Matthew Rycroft, Mr Blair’s Private Secretary for Foreign Affairs, commented to </text:span></text:p>
          </draw:text-box>
        </draw:frame>
        <draw:frame draw:style-name="gr1" draw:text-style-name="P2" draw:layer="layout" svg:width="7.986cm" svg:height="0.475cm" svg:x="2.2cm" svg:y="7.176cm">
          <draw:text-box>
            <text:p text:style-name="P1"><text:span text:style-name="T4">Sir David Manning that the document was:</text:span></text:p>
          </draw:text-box>
        </draw:frame>
        <draw:frame draw:style-name="gr1" draw:text-style-name="P2" draw:layer="layout" svg:width="16.034cm" svg:height="0.475cm" svg:x="2.95cm" svg:y="8.091cm">
          <draw:text-box>
            <text:p text:style-name="P1"><text:span text:style-name="T4">“… </text:span><text:span text:style-name="T4">helpful. Of course a S[ecurity] C[ouncil] discussion is needed if there is a material </text:span></text:p>
          </draw:text-box>
        </draw:frame>
        <draw:frame draw:style-name="gr1" draw:text-style-name="P2" draw:layer="layout" svg:width="15.416cm" svg:height="0.475cm" svg:x="2.95cm" svg:y="8.655cm">
          <draw:text-box>
            <text:p text:style-name="P1"><text:span text:style-name="T4">breach. But as the PM has said all along that discussion must be in the context of </text:span></text:p>
          </draw:text-box>
        </draw:frame>
        <draw:frame draw:style-name="gr1" draw:text-style-name="P2" draw:layer="layout" svg:width="7.846cm" svg:height="0.475cm" svg:x="2.95cm" svg:y="9.22cm">
          <draw:text-box>
            <text:p text:style-name="P1"><text:span text:style-name="T4">an understanding that action must follow.”</text:span></text:p>
          </draw:text-box>
        </draw:frame>
        <draw:frame draw:style-name="gr7" draw:text-style-name="P8" draw:layer="layout" svg:width="0.273cm" svg:height="0.276cm" svg:x="10.763cm" svg:y="9.238cm">
          <draw:text-box>
            <text:p text:style-name="P1"><text:span text:style-name="T13">14</text:span></text:p>
          </draw:text-box>
        </draw:frame>
        <draw:frame draw:style-name="gr1" draw:text-style-name="P2" draw:layer="layout" svg:width="15.915cm" svg:height="0.475cm" svg:x="2.2cm" svg:y="10.134cm">
          <draw:text-box>
            <text:p text:style-name="P1"><text:span text:style-name="T7">67. </text:span><text:span text:style-name="T4"><text:s/>On 15 November, Mr Peter Watkins, Mr Hoon’s Principal Private Secretary, sent </text:span></text:p>
          </draw:text-box>
        </draw:frame>
        <draw:frame draw:style-name="gr1" draw:text-style-name="P2" draw:layer="layout" svg:width="16.559cm" svg:height="0.475cm" svg:x="2.2cm" svg:y="10.698cm">
          <draw:text-box>
            <text:p text:style-name="P1"><text:span text:style-name="T4">Sir David Manning an update on military discussions with the US setting out the themes </text:span></text:p>
          </draw:text-box>
        </draw:frame>
        <draw:frame draw:style-name="gr1" draw:text-style-name="P2" draw:layer="layout" svg:width="3.829cm" svg:height="0.475cm" svg:x="2.2cm" svg:y="11.263cm">
          <draw:text-box>
            <text:p text:style-name="P1"><text:span text:style-name="T4">which had emerged.</text:span></text:p>
          </draw:text-box>
        </draw:frame>
        <draw:frame draw:style-name="gr7" draw:text-style-name="P8" draw:layer="layout" svg:width="0.273cm" svg:height="0.276cm" svg:x="6.012cm" svg:y="11.282cm">
          <draw:text-box>
            <text:p text:style-name="P1"><text:span text:style-name="T13">15</text:span></text:p>
          </draw:text-box>
        </draw:frame>
        <draw:frame draw:style-name="gr1" draw:text-style-name="P2" draw:layer="layout" svg:width="10.37cm" svg:height="0.475cm" svg:x="6.287cm" svg:y="11.263cm">
          <draw:text-box>
            <text:p text:style-name="P1"><text:span text:style-name="T4"><text:s/></text:span><text:span text:style-name="T4">Mr Watkins registered a number of concerns including:</text:span></text:p>
          </draw:text-box>
        </draw:frame>
        <draw:frame draw:style-name="gr1" draw:text-style-name="P2" draw:layer="layout" svg:width="15.657cm" svg:height="0.475cm" svg:x="2.95cm" svg:y="12.177cm">
          <draw:text-box>
            <text:p text:style-name="P1"><text:span text:style-name="T4">“</text:span><text:span text:style-name="T4">Lack of clarity in US thinking about possible triggers for military action needs to be </text:span></text:p>
          </draw:text-box>
        </draw:frame>
        <draw:frame draw:style-name="gr1" draw:text-style-name="P2" draw:layer="layout" svg:width="3.82cm" svg:height="0.475cm" svg:x="2.95cm" svg:y="12.742cm">
          <draw:text-box>
            <text:p text:style-name="P1"><text:span text:style-name="T4">resolved quickly …” </text:span></text:p>
          </draw:text-box>
        </draw:frame>
        <draw:frame draw:style-name="gr1" draw:text-style-name="P2" draw:layer="layout" svg:width="4.354cm" svg:height="0.475cm" svg:x="2.2cm" svg:y="13.656cm">
          <draw:text-box>
            <text:p text:style-name="P1"><text:span text:style-name="T7">68. </text:span><text:span text:style-name="T4"><text:s/>Mr Watkins added:</text:span></text:p>
          </draw:text-box>
        </draw:frame>
        <draw:frame draw:style-name="gr1" draw:text-style-name="P2" draw:layer="layout" svg:width="15.776cm" svg:height="0.475cm" svg:x="2.95cm" svg:y="14.571cm">
          <draw:text-box>
            <text:p text:style-name="P1"><text:span text:style-name="T4">“</text:span><text:span text:style-name="T4">To some extent, triggers are now under Saddam’s control and so cannot be slotted </text:span></text:p>
          </draw:text-box>
        </draw:frame>
        <draw:frame draw:style-name="gr1" draw:text-style-name="P2" draw:layer="layout" svg:width="14.806cm" svg:height="0.475cm" svg:x="2.95cm" svg:y="15.135cm">
          <draw:text-box>
            <text:p text:style-name="P1"><text:span text:style-name="T4">into any firm timetable. Moreover, what constitutes a ‘violation’ and/or ‘material </text:span></text:p>
          </draw:text-box>
        </draw:frame>
        <draw:frame draw:style-name="gr1" draw:text-style-name="P2" draw:layer="layout" svg:width="15.737cm" svg:height="0.475cm" svg:x="2.95cm" svg:y="15.7cm">
          <draw:text-box>
            <text:p text:style-name="P1"><text:span text:style-name="T4">breach’ remains undefined: many in the US are reduced to saying ‘we’ll know when </text:span></text:p>
          </draw:text-box>
        </draw:frame>
        <draw:frame draw:style-name="gr1" draw:text-style-name="P2" draw:layer="layout" svg:width="9.806cm" svg:height="0.475cm" svg:x="2.95cm" svg:y="16.264cm">
          <draw:text-box>
            <text:p text:style-name="P1"><text:span text:style-name="T4">we see it’, which is not a suitable base for planning.”</text:span></text:p>
          </draw:text-box>
        </draw:frame>
        <draw:frame draw:style-name="gr1" draw:text-style-name="P2" draw:layer="layout" svg:width="16.017cm" svg:height="0.475cm" svg:x="2.2cm" svg:y="17.178cm">
          <draw:text-box>
            <text:p text:style-name="P1"><text:span text:style-name="T7">69. </text:span><text:span text:style-name="T4"><text:s/>Mr Hoon believed that the UK response should include working “quickly to reach </text:span></text:p>
          </draw:text-box>
        </draw:frame>
        <draw:frame draw:style-name="gr1" draw:text-style-name="P2" draw:layer="layout" svg:width="16.292cm" svg:height="0.475cm" svg:x="2.2cm" svg:y="17.743cm">
          <draw:text-box>
            <text:p text:style-name="P1"><text:span text:style-name="T4">an agreed US/UK view on triggers … well before we are confronted with it in practice”. </text:span></text:p>
          </draw:text-box>
        </draw:frame>
        <draw:frame draw:style-name="gr1" draw:text-style-name="P2" draw:layer="layout" svg:width="11.483cm" svg:height="0.475cm" svg:x="2.2cm" svg:y="18.657cm">
          <draw:text-box>
            <text:p text:style-name="P1"><text:span text:style-name="T7">70. </text:span><text:span text:style-name="T4"><text:s/>A copy of the letter was sent to Mr Straw’s Private Office.</text:span></text:p>
          </draw:text-box>
        </draw:frame>
        <draw:frame draw:style-name="gr1" draw:text-style-name="P2" draw:layer="layout" svg:width="14.327cm" svg:height="0.475cm" svg:x="2.2cm" svg:y="19.572cm">
          <draw:text-box>
            <text:p text:style-name="P1"><text:span text:style-name="T7">71. </text:span><text:span text:style-name="T4"><text:s/>Mr Straw held a Private Office meeting on 20 November to discuss Iraq </text:span></text:p>
          </draw:text-box>
        </draw:frame>
        <draw:frame draw:style-name="gr1" draw:text-style-name="P2" draw:layer="layout" svg:width="13.671cm" svg:height="0.475cm" svg:x="2.2cm" svg:y="20.136cm">
          <draw:text-box>
            <text:p text:style-name="P1"><text:span text:style-name="T4">policy with Sir Michael Jay, the FCO Permanent Under Secretary (PUS), </text:span></text:p>
          </draw:text-box>
        </draw:frame>
        <draw:frame draw:style-name="gr1" draw:text-style-name="P2" draw:layer="layout" svg:width="13.468cm" svg:height="0.475cm" svg:x="2.2cm" svg:y="20.701cm">
          <draw:text-box>
            <text:p text:style-name="P1"><text:span text:style-name="T4">Sir Jeremy Greenstock, Sir David Manning and Mr Peter Ricketts, FCO </text:span></text:p>
          </draw:text-box>
        </draw:frame>
        <draw:frame draw:style-name="gr1" draw:text-style-name="P2" draw:layer="layout" svg:width="3.156cm" svg:height="0.475cm" svg:x="2.2cm" svg:y="21.265cm">
          <draw:text-box>
            <text:p text:style-name="P1"><text:span text:style-name="T4">Political Director.</text:span></text:p>
          </draw:text-box>
        </draw:frame>
        <draw:frame draw:style-name="gr7" draw:text-style-name="P8" draw:layer="layout" svg:width="0.273cm" svg:height="0.276cm" svg:x="5.352cm" svg:y="21.284cm">
          <draw:text-box>
            <text:p text:style-name="P1"><text:span text:style-name="T13">16</text:span></text:p>
          </draw:text-box>
        </draw:frame>
        <draw:frame draw:style-name="gr1" draw:text-style-name="P2" draw:layer="layout" svg:width="0.422cm" svg:height="0.475cm" svg:x="5.627cm" svg:y="21.2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66cm" svg:height="0.475cm" svg:x="2.2cm" svg:y="22.18cm">
          <draw:text-box>
            <text:p text:style-name="P1"><text:span text:style-name="T7">72. </text:span><text:span text:style-name="T4"><text:s/>Sir Jeremy told Mr Straw that he “believed we could get a second resolution </text:span></text:p>
          </draw:text-box>
        </draw:frame>
        <draw:frame draw:style-name="gr1" draw:text-style-name="P2" draw:layer="layout" svg:width="16.478cm" svg:height="0.475cm" svg:x="2.2cm" svg:y="22.744cm">
          <draw:text-box>
            <text:p text:style-name="P1"><text:span text:style-name="T4">provided the Americans did not go for material breach too early”. The “facts to convince </text:span></text:p>
          </draw:text-box>
        </draw:frame>
        <draw:frame draw:style-name="gr1" draw:text-style-name="P2" draw:layer="layout" svg:width="16.072cm" svg:height="0.475cm" svg:x="2.2cm" svg:y="23.308cm">
          <draw:text-box>
            <text:p text:style-name="P1"><text:span text:style-name="T4">nine members of the Security Council” would be needed. He thought that the Council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9" draw:text-style-name="P9" draw:layer="layout" svg:x1="2.485cm" svg:y1="25.867cm" svg:x2="18.056cm" svg:y2="25.867cm">
          <text:p/>
        </draw:line>
        <draw:line draw:style-name="gr9" draw:text-style-name="P9" draw:layer="layout" svg:x1="2.199cm" svg:y1="26.29cm" svg:x2="7.396cm" svg:y2="26.29cm">
          <text:p/>
        </draw:line>
        <draw:frame draw:style-name="gr1" draw:text-style-name="P2" draw:layer="layout" svg:width="7.326cm" svg:height="0.475cm" svg:x="2.2cm" svg:y="23.873cm">
          <draw:text-box>
            <text:p text:style-name="P1"><text:span text:style-name="T4">“</text:span><text:span text:style-name="T4">would not … need much persuading”. 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4">14 </text:span></text:p>
          </draw:text-box>
        </draw:frame>
        <draw:frame draw:style-name="gr4" draw:text-style-name="P5" draw:layer="layout" svg:width="15.483cm" svg:height="0.395cm" svg:x="2.486cm" svg:y="25.511cm">
          <draw:text-box>
            <text:p text:style-name="P1"><text:span text:style-name="T6">Manuscript comment Rycroft to Manning, 20 November 2002, on Paper [unattributed and undated], </text:span></text:p>
          </draw:text-box>
        </draw:frame>
        <draw:line draw:style-name="gr9" draw:text-style-name="P9" draw:layer="layout" svg:x1="2.485cm" svg:y1="26.714cm" svg:x2="16.551cm" svg:y2="26.714cm">
          <text:p/>
        </draw:line>
        <draw:frame draw:style-name="gr4" draw:text-style-name="P5" draw:layer="layout" svg:width="5.263cm" svg:height="0.395cm" svg:x="2.2cm" svg:y="25.934cm">
          <draw:text-box>
            <text:p text:style-name="P1"><text:span text:style-name="T6">‘</text:span><text:span text:style-name="T6">Background on Material Breach’.</text:span><text:span text:style-name="T11">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15 </text:span></text:p>
          </draw:text-box>
        </draw:frame>
        <draw:line draw:style-name="gr9" draw:text-style-name="P9" draw:layer="layout" svg:x1="2.485cm" svg:y1="27.137cm" svg:x2="14.459cm" svg:y2="27.137cm">
          <text:p/>
        </draw:line>
        <draw:frame draw:style-name="gr4" draw:text-style-name="P5" draw:layer="layout" svg:width="14.069cm" svg:height="0.395cm" svg:x="2.486cm" svg:y="26.357cm">
          <draw:text-box>
            <text:p text:style-name="P1"><text:span text:style-name="T6">Letter Watkins to Manning, 19 November 2002, ‘Iraq: Military Planning after UNSCR 1441’</text:span><text:span text:style-name="T11">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16 </text:span></text:p>
          </draw:text-box>
        </draw:frame>
        <draw:frame draw:style-name="gr4" draw:text-style-name="P5" draw:layer="layout" svg:width="12.101cm" svg:height="0.395cm" svg:x="2.486cm" svg:y="26.781cm">
          <draw:text-box>
            <text:p text:style-name="P1"><text:span text:style-name="T6">Minute McDonald to Gray, 20 November 2002, ‘Iraq: Follow-up to SCR 1441’</text:span><text:span text:style-name="T11">. </text:span></text:p>
          </draw:text-box>
        </draw:frame>
      </draw:page>
      <draw:page draw:name="page17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7</text:span></text:p>
          </draw:text-box>
        </draw:frame>
        <draw:frame draw:style-name="gr1" draw:text-style-name="P2" draw:layer="layout" svg:width="16.067cm" svg:height="0.475cm" svg:x="2.2cm" svg:y="2.525cm">
          <draw:text-box>
            <text:p text:style-name="P1"><text:span text:style-name="T7">73. </text:span><text:span text:style-name="T4"><text:s/>Sir Jeremy proposed that “When the time came”, the UK should put down a draft </text:span></text:p>
          </draw:text-box>
        </draw:frame>
        <draw:frame draw:style-name="gr1" draw:text-style-name="P2" draw:layer="layout" svg:width="16.381cm" svg:height="0.475cm" svg:x="2.2cm" svg:y="3.09cm">
          <draw:text-box>
            <text:p text:style-name="P1"><text:span text:style-name="T4">resolution and, “if we could show that we had done everything possible, then we would </text:span></text:p>
          </draw:text-box>
        </draw:frame>
        <draw:frame draw:style-name="gr1" draw:text-style-name="P2" draw:layer="layout" svg:width="13.904cm" svg:height="0.475cm" svg:x="2.2cm" svg:y="3.654cm">
          <draw:text-box>
            <text:p text:style-name="P1"><text:span text:style-name="T4">be in the best possible position if – in the end – there were no resolution”. </text:span></text:p>
          </draw:text-box>
        </draw:frame>
        <draw:frame draw:style-name="gr1" draw:text-style-name="P2" draw:layer="layout" svg:width="15.813cm" svg:height="0.475cm" svg:x="2.2cm" svg:y="4.568cm">
          <draw:text-box>
            <text:p text:style-name="P1"><text:span text:style-name="T7">74. </text:span><text:span text:style-name="T4"><text:s/>Sir David suggested that France should be invited to co-sponsor the resolution. </text:span></text:p>
          </draw:text-box>
        </draw:frame>
        <draw:frame draw:style-name="gr1" draw:text-style-name="P2" draw:layer="layout" svg:width="3.257cm" svg:height="0.475cm" svg:x="2.2cm" svg:y="5.133cm">
          <draw:text-box>
            <text:p text:style-name="P1"><text:span text:style-name="T4">Mr Straw agreed.</text:span></text:p>
          </draw:text-box>
        </draw:frame>
        <draw:frame draw:style-name="gr1" draw:text-style-name="P2" draw:layer="layout" svg:width="15.589cm" svg:height="0.475cm" svg:x="2.2cm" svg:y="6.047cm">
          <draw:text-box>
            <text:p text:style-name="P1"><text:span text:style-name="T7">75. </text:span><text:span text:style-name="T4"><text:s/>Sir Jeremy advised that “the real strength” of resolution 1441 lay in its first two </text:span></text:p>
          </draw:text-box>
        </draw:frame>
        <draw:frame draw:style-name="gr1" draw:text-style-name="P2" draw:layer="layout" svg:width="16.719cm" svg:height="0.475cm" svg:x="2.2cm" svg:y="6.612cm">
          <draw:text-box>
            <text:p text:style-name="P1"><text:span text:style-name="T4">operative paragraphs: OP1 reaffirming Iraq’s material breach up to the adoption of 1441, </text:span></text:p>
          </draw:text-box>
        </draw:frame>
        <draw:frame draw:style-name="gr1" draw:text-style-name="P2" draw:layer="layout" svg:width="15.894cm" svg:height="0.475cm" svg:x="2.2cm" svg:y="7.176cm">
          <draw:text-box>
            <text:p text:style-name="P1"><text:span text:style-name="T4">and OP2 suspending that material breach to give Iraq a final opportunity. Sir Jeremy </text:span></text:p>
          </draw:text-box>
        </draw:frame>
        <draw:frame draw:style-name="gr1" draw:text-style-name="P2" draw:layer="layout" svg:width="15.509cm" svg:height="0.475cm" svg:x="2.2cm" svg:y="7.741cm">
          <draw:text-box>
            <text:p text:style-name="P1"><text:span text:style-name="T4">stated that OP4 (and 11 and 12) were, therefore, not needed to reach the “serious </text:span></text:p>
          </draw:text-box>
        </draw:frame>
        <draw:frame draw:style-name="gr1" draw:text-style-name="P2" draw:layer="layout" svg:width="16.042cm" svg:height="0.475cm" svg:x="2.2cm" svg:y="8.305cm">
          <draw:text-box>
            <text:p text:style-name="P1"><text:span text:style-name="T4">consequences” in OP13. He was already using that argument in the Security Council </text:span></text:p>
          </draw:text-box>
        </draw:frame>
        <draw:frame draw:style-name="gr1" draw:text-style-name="P2" draw:layer="layout" svg:width="16.554cm" svg:height="0.475cm" svg:x="2.2cm" svg:y="8.87cm">
          <draw:text-box>
            <text:p text:style-name="P1"><text:span text:style-name="T4">and cautioned Mr Straw that focusing too much on OP4 brought a danger of weakening </text:span></text:p>
          </draw:text-box>
        </draw:frame>
        <draw:frame draw:style-name="gr1" draw:text-style-name="P2" draw:layer="layout" svg:width="2.606cm" svg:height="0.475cm" svg:x="2.2cm" svg:y="9.434cm">
          <draw:text-box>
            <text:p text:style-name="P1"><text:span text:style-name="T4">OPs 1 and 2. </text:span></text:p>
          </draw:text-box>
        </draw:frame>
        <draw:frame draw:style-name="gr1" draw:text-style-name="P2" draw:layer="layout" svg:width="15.868cm" svg:height="0.475cm" svg:x="2.2cm" svg:y="10.348cm">
          <draw:text-box>
            <text:p text:style-name="P1"><text:span text:style-name="T7">76. </text:span><text:span text:style-name="T4"><text:s/>Sir Michael Jay took a different view, advising that the UK could use all the OPs </text:span></text:p>
          </draw:text-box>
        </draw:frame>
        <draw:frame draw:style-name="gr1" draw:text-style-name="P2" draw:layer="layout" svg:width="16.135cm" svg:height="0.475cm" svg:x="2.2cm" svg:y="10.913cm">
          <draw:text-box>
            <text:p text:style-name="P1"><text:span text:style-name="T4">in resolution 1441. Mr Straw agreed that it would be a mistake to focus exclusively on </text:span></text:p>
          </draw:text-box>
        </draw:frame>
        <draw:frame draw:style-name="gr1" draw:text-style-name="P2" draw:layer="layout" svg:width="2.487cm" svg:height="0.475cm" svg:x="2.2cm" svg:y="11.477cm">
          <draw:text-box>
            <text:p text:style-name="P1"><text:span text:style-name="T4">OPs 1 and 2.</text:span></text:p>
          </draw:text-box>
        </draw:frame>
        <draw:frame draw:style-name="gr1" draw:text-style-name="P2" draw:layer="layout" svg:width="16.58cm" svg:height="0.475cm" svg:x="2.2cm" svg:y="12.392cm">
          <draw:text-box>
            <text:p text:style-name="P1"><text:span text:style-name="T7">77. </text:span><text:span text:style-name="T4"><text:s/>Given the reference to “London” and the content of Sir Jeremy’s advice to Mr Straw </text:span></text:p>
          </draw:text-box>
        </draw:frame>
        <draw:frame draw:style-name="gr1" draw:text-style-name="P2" draw:layer="layout" svg:width="15.742cm" svg:height="0.475cm" svg:x="2.2cm" svg:y="12.956cm">
          <draw:text-box>
            <text:p text:style-name="P1"><text:span text:style-name="T4">in the Private office meeting on 20 November, the unsigned and undated document </text:span></text:p>
          </draw:text-box>
        </draw:frame>
        <draw:frame draw:style-name="gr1" draw:text-style-name="P2" draw:layer="layout" svg:width="15.614cm" svg:height="0.475cm" svg:x="2.2cm" svg:y="13.521cm">
          <draw:text-box>
            <text:p text:style-name="P1"><text:span text:style-name="T4">‘</text:span><text:span text:style-name="T4">Background on material breach’ was most probably produced in the UK Mission in </text:span></text:p>
          </draw:text-box>
        </draw:frame>
        <draw:frame draw:style-name="gr1" draw:text-style-name="P2" draw:layer="layout" svg:width="1.907cm" svg:height="0.475cm" svg:x="2.2cm" svg:y="14.085cm">
          <draw:text-box>
            <text:p text:style-name="P1"><text:span text:style-name="T4">New York.</text:span></text:p>
          </draw:text-box>
        </draw:frame>
        <draw:frame draw:style-name="gr6" draw:text-style-name="P7" draw:layer="layout" svg:width="12.829cm" svg:height="0.556cm" svg:x="2.2cm" svg:y="15.206cm">
          <draw:text-box>
            <text:p text:style-name="P1"><text:span text:style-name="T9">House of Commons debate on Iraq, 25 November 2002</text:span></text:p>
          </draw:text-box>
        </draw:frame>
        <draw:frame draw:style-name="gr1" draw:text-style-name="P2" draw:layer="layout" svg:width="15.271cm" svg:height="0.475cm" svg:x="2.2cm" svg:y="16.035cm">
          <draw:text-box>
            <text:p text:style-name="P1"><text:span text:style-name="T7">78. </text:span><text:span text:style-name="T12"><text:s/>When the House of Commons debated Iraq on 25 November, it voted to </text:span></text:p>
          </draw:text-box>
        </draw:frame>
        <draw:frame draw:style-name="gr1" draw:text-style-name="P2" draw:layer="layout" svg:width="15.018cm" svg:height="0.475cm" svg:x="2.2cm" svg:y="16.599cm">
          <draw:text-box>
            <text:p text:style-name="P1"><text:span text:style-name="T12">“</text:span><text:span text:style-name="T12">support” resolution 1441 and agreed that if the Government of Iraq failed </text:span></text:p>
          </draw:text-box>
        </draw:frame>
        <draw:frame draw:style-name="gr1" draw:text-style-name="P2" draw:layer="layout" svg:width="16.246cm" svg:height="0.475cm" svg:x="2.2cm" svg:y="17.163cm">
          <draw:text-box>
            <text:p text:style-name="P1"><text:span text:style-name="T12">“</text:span><text:span text:style-name="T12">to comply fully” with its provisions, “the Security Council should meet in order </text:span></text:p>
          </draw:text-box>
        </draw:frame>
        <draw:frame draw:style-name="gr1" draw:text-style-name="P2" draw:layer="layout" svg:width="11.881cm" svg:height="0.475cm" svg:x="2.2cm" svg:y="17.728cm">
          <draw:text-box>
            <text:p text:style-name="P1"><text:span text:style-name="T12">to consider the situation and the need for full compliance”.</text:span></text:p>
          </draw:text-box>
        </draw:frame>
        <draw:frame draw:style-name="gr1" draw:text-style-name="P2" draw:layer="layout" svg:width="16.499cm" svg:height="0.475cm" svg:x="2.2cm" svg:y="18.642cm">
          <draw:text-box>
            <text:p text:style-name="P1"><text:span text:style-name="T7">79. </text:span><text:span text:style-name="T12"><text:s/>Mr Straw assured Parliament that a material breach would need to be serious.</text:span></text:p>
          </draw:text-box>
        </draw:frame>
        <draw:frame draw:style-name="gr1" draw:text-style-name="P2" draw:layer="layout" svg:width="16.495cm" svg:height="0.475cm" svg:x="2.2cm" svg:y="19.557cm">
          <draw:text-box>
            <text:p text:style-name="P1"><text:span text:style-name="T7">80. </text:span><text:span text:style-name="T12"><text:s/>Mr Straw’s interpretation was consistent with the advice given to him by FCO </text:span></text:p>
          </draw:text-box>
        </draw:frame>
        <draw:frame draw:style-name="gr1" draw:text-style-name="P2" draw:layer="layout" svg:width="15.606cm" svg:height="0.475cm" svg:x="2.2cm" svg:y="20.121cm">
          <draw:text-box>
            <text:p text:style-name="P1"><text:span text:style-name="T12">Legal Advisers, and properly recognised the need for a material breach to be </text:span></text:p>
          </draw:text-box>
        </draw:frame>
        <draw:frame draw:style-name="gr1" draw:text-style-name="P2" draw:layer="layout" svg:width="15.784cm" svg:height="0.475cm" svg:x="2.2cm" svg:y="20.686cm">
          <draw:text-box>
            <text:p text:style-name="P1"><text:span text:style-name="T12">sufficiently serious to undermine the basis for the cease-fire in resolution 687 </text:span></text:p>
          </draw:text-box>
        </draw:frame>
        <draw:frame draw:style-name="gr1" draw:text-style-name="P2" draw:layer="layout" svg:width="1.467cm" svg:height="0.475cm" svg:x="2.2cm" svg:y="21.25cm">
          <draw:text-box>
            <text:p text:style-name="P1"><text:span text:style-name="T12">(1991). </text:span></text:p>
          </draw:text-box>
        </draw:frame>
        <draw:frame draw:style-name="gr1" draw:text-style-name="P2" draw:layer="layout" svg:width="15.661cm" svg:height="0.475cm" svg:x="2.2cm" svg:y="22.165cm">
          <draw:text-box>
            <text:p text:style-name="P1"><text:span text:style-name="T7">81. </text:span><text:span text:style-name="T12"><text:s/>But Mr Straw explicitly did not address the role of the Security Council in </text:span></text:p>
          </draw:text-box>
        </draw:frame>
        <draw:frame draw:style-name="gr1" draw:text-style-name="P2" draw:layer="layout" svg:width="15.979cm" svg:height="0.475cm" svg:x="2.2cm" svg:y="22.729cm">
          <draw:text-box>
            <text:p text:style-name="P1"><text:span text:style-name="T12">assessing whether any report of non-compliance or obstruction would amount </text:span></text:p>
          </draw:text-box>
        </draw:frame>
        <draw:frame draw:style-name="gr1" draw:text-style-name="P2" draw:layer="layout" svg:width="4.252cm" svg:height="0.475cm" svg:x="2.2cm" svg:y="23.293cm">
          <draw:text-box>
            <text:p text:style-name="P1"><text:span text:style-name="T12">to a material breach. </text:span></text:p>
          </draw:text-box>
        </draw:frame>
        <draw:frame draw:style-name="gr1" draw:text-style-name="P2" draw:layer="layout" svg:width="15.534cm" svg:height="0.475cm" svg:x="2.2cm" svg:y="24.208cm">
          <draw:text-box>
            <text:p text:style-name="P1"><text:span text:style-name="T7">82. </text:span><text:span text:style-name="T12"><text:s/>Mr Straw’s reference to a judgement having “to be made against the real </text:span></text:p>
          </draw:text-box>
        </draw:frame>
        <draw:frame draw:style-name="gr1" draw:text-style-name="P2" draw:layer="layout" svg:width="16.36cm" svg:height="0.475cm" svg:x="2.2cm" svg:y="24.772cm">
          <draw:text-box>
            <text:p text:style-name="P1"><text:span text:style-name="T12">circumstances that arise” highlighted the problem created by the drafting of that </text:span></text:p>
          </draw:text-box>
        </draw:frame>
        <draw:frame draw:style-name="gr1" draw:text-style-name="P2" draw:layer="layout" svg:width="6.78cm" svg:height="0.475cm" svg:x="2.2cm" svg:y="25.337cm">
          <draw:text-box>
            <text:p text:style-name="P1"><text:span text:style-name="T12">clause in OP4 of resolution 1441. </text:span></text:p>
          </draw:text-box>
        </draw:frame>
      </draw:page>
      <draw:page draw:name="page1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8</text:span></text:p>
          </draw:text-box>
        </draw:frame>
        <draw:frame draw:style-name="gr1" draw:text-style-name="P2" draw:layer="layout" svg:width="16.508cm" svg:height="0.475cm" svg:x="2.2cm" svg:y="2.525cm">
          <draw:text-box>
            <text:p text:style-name="P1"><text:span text:style-name="T7">83. </text:span><text:span text:style-name="T12"><text:s/>As Lord Goldsmith’s subsequent advice confirmed, whether a specific failure </text:span></text:p>
          </draw:text-box>
        </draw:frame>
        <draw:frame draw:style-name="gr1" draw:text-style-name="P2" draw:layer="layout" svg:width="16.686cm" svg:height="0.475cm" svg:x="2.2cm" svg:y="3.09cm">
          <draw:text-box>
            <text:p text:style-name="P1"><text:span text:style-name="T12">to comply with the requirements placed upon Iraq by the resolution would amount </text:span></text:p>
          </draw:text-box>
        </draw:frame>
        <draw:frame draw:style-name="gr1" draw:text-style-name="P2" draw:layer="layout" svg:width="16.114cm" svg:height="0.475cm" svg:x="2.2cm" svg:y="3.654cm">
          <draw:text-box>
            <text:p text:style-name="P1"><text:span text:style-name="T12">to a material breach would have to be judged in the particular circumstances of </text:span></text:p>
          </draw:text-box>
        </draw:frame>
        <draw:frame draw:style-name="gr1" draw:text-style-name="P2" draw:layer="layout" svg:width="3.245cm" svg:height="0.475cm" svg:x="2.2cm" svg:y="4.218cm">
          <draw:text-box>
            <text:p text:style-name="P1"><text:span text:style-name="T12">Iraq’s response.</text:span></text:p>
          </draw:text-box>
        </draw:frame>
        <draw:frame draw:style-name="gr1" draw:text-style-name="P2" draw:layer="layout" svg:width="16.431cm" svg:height="0.475cm" svg:x="2.2cm" svg:y="5.133cm">
          <draw:text-box>
            <text:p text:style-name="P1"><text:span text:style-name="T7">84. </text:span><text:span text:style-name="T4"><text:s/>On 25 November, the House of Commons debated resolution 1441 (2002) and the </text:span></text:p>
          </draw:text-box>
        </draw:frame>
        <draw:frame draw:style-name="gr1" draw:text-style-name="P2" draw:layer="layout" svg:width="3.85cm" svg:height="0.475cm" svg:x="2.2cm" svg:y="5.697cm">
          <draw:text-box>
            <text:p text:style-name="P1"><text:span text:style-name="T4">Government motion:</text:span></text:p>
          </draw:text-box>
        </draw:frame>
        <draw:frame draw:style-name="gr1" draw:text-style-name="P2" draw:layer="layout" svg:width="14.408cm" svg:height="0.475cm" svg:x="2.95cm" svg:y="6.612cm">
          <draw:text-box>
            <text:p text:style-name="P1"><text:span text:style-name="T4">“</text:span><text:span text:style-name="T4">That this House supports UNSCR 1441 as unanimously adopted by the UN </text:span></text:p>
          </draw:text-box>
        </draw:frame>
        <draw:frame draw:style-name="gr1" draw:text-style-name="P2" draw:layer="layout" svg:width="14.827cm" svg:height="0.475cm" svg:x="2.95cm" svg:y="7.176cm">
          <draw:text-box>
            <text:p text:style-name="P1"><text:span text:style-name="T4">Security Council; agrees that the Government of Iraq must comply fully with all </text:span></text:p>
          </draw:text-box>
        </draw:frame>
        <draw:frame draw:style-name="gr1" draw:text-style-name="P2" draw:layer="layout" svg:width="15.67cm" svg:height="0.475cm" svg:x="2.95cm" svg:y="7.741cm">
          <draw:text-box>
            <text:p text:style-name="P1"><text:span text:style-name="T4">provisions of the resolution; and agrees that, if it fails to do so, the Security Council </text:span></text:p>
          </draw:text-box>
        </draw:frame>
        <draw:frame draw:style-name="gr1" draw:text-style-name="P2" draw:layer="layout" svg:width="14.891cm" svg:height="0.475cm" svg:x="2.95cm" svg:y="8.305cm">
          <draw:text-box>
            <text:p text:style-name="P1"><text:span text:style-name="T4">should meet in order to consider the situation and the need for full compliance.”</text:span></text:p>
          </draw:text-box>
        </draw:frame>
        <draw:frame draw:style-name="gr7" draw:text-style-name="P8" draw:layer="layout" svg:width="0.273cm" svg:height="0.276cm" svg:x="17.775cm" svg:y="8.324cm">
          <draw:text-box>
            <text:p text:style-name="P1"><text:span text:style-name="T13">17</text:span></text:p>
          </draw:text-box>
        </draw:frame>
        <draw:frame draw:style-name="gr1" draw:text-style-name="P2" draw:layer="layout" svg:width="15.623cm" svg:height="0.475cm" svg:x="2.2cm" svg:y="9.22cm">
          <draw:text-box>
            <text:p text:style-name="P1"><text:span text:style-name="T7">85. </text:span><text:span text:style-name="T4"><text:s/>Mr Straw’s draft opening statement was sent to No.10 for comment. Mr Powell </text:span></text:p>
          </draw:text-box>
        </draw:frame>
        <draw:frame draw:style-name="gr1" draw:text-style-name="P2" draw:layer="layout" svg:width="6.2cm" svg:height="0.475cm" svg:x="2.2cm" svg:y="9.784cm">
          <draw:text-box>
            <text:p text:style-name="P1"><text:span text:style-name="T4">questioned two points in the text:</text:span></text:p>
          </draw:text-box>
        </draw:frame>
        <draw:frame draw:style-name="gr2" draw:text-style-name="P3" draw:layer="layout" svg:width="0.634cm" svg:height="0.712cm" svg:x="2.95cm" svg:y="10.5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5cm" svg:height="0.475cm" svg:x="3.7cm" svg:y="10.698cm">
          <draw:text-box>
            <text:p text:style-name="P1"><text:span text:style-name="T4">a statement that the UK would prefer a second resolution, which Mr Powell </text:span></text:p>
          </draw:text-box>
        </draw:frame>
        <draw:frame draw:style-name="gr1" draw:text-style-name="P2" draw:layer="layout" svg:width="8.63cm" svg:height="0.475cm" svg:x="3.7cm" svg:y="11.263cm">
          <draw:text-box>
            <text:p text:style-name="P1"><text:span text:style-name="T4">described as “not our position up to now”; and</text:span></text:p>
          </draw:text-box>
        </draw:frame>
        <draw:frame draw:style-name="gr2" draw:text-style-name="P3" draw:layer="layout" svg:width="0.634cm" svg:height="0.712cm" svg:x="2.95cm" svg:y="11.7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75cm" svg:height="0.475cm" svg:x="3.7cm" svg:y="11.927cm">
          <draw:text-box>
            <text:p text:style-name="P1"><text:span text:style-name="T4">that we didn’t “absolutely need one [a second resolution]”, which Mr Powell </text:span></text:p>
          </draw:text-box>
        </draw:frame>
        <draw:frame draw:style-name="gr1" draw:text-style-name="P2" draw:layer="layout" svg:width="11.737cm" svg:height="0.475cm" svg:x="3.7cm" svg:y="12.492cm">
          <draw:text-box>
            <text:p text:style-name="P1"><text:span text:style-name="T4">commented would “force the Attorney General to break cover”.</text:span></text:p>
          </draw:text-box>
        </draw:frame>
        <draw:frame draw:style-name="gr7" draw:text-style-name="P8" draw:layer="layout" svg:width="0.273cm" svg:height="0.276cm" svg:x="15.394cm" svg:y="12.511cm">
          <draw:text-box>
            <text:p text:style-name="P1"><text:span text:style-name="T13">18</text:span></text:p>
          </draw:text-box>
        </draw:frame>
        <draw:frame draw:style-name="gr1" draw:text-style-name="P2" draw:layer="layout" svg:width="0.422cm" svg:height="0.475cm" svg:x="15.669cm" svg:y="12.4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015cm" svg:height="0.475cm" svg:x="2.2cm" svg:y="13.406cm">
          <draw:text-box>
            <text:p text:style-name="P1"><text:span text:style-name="T7">86. </text:span><text:span text:style-name="T4"><text:s/>Mr Blair commented that he did not “see this as such a problem”.</text:span></text:p>
          </draw:text-box>
        </draw:frame>
        <draw:frame draw:style-name="gr7" draw:text-style-name="P8" draw:layer="layout" svg:width="0.273cm" svg:height="0.276cm" svg:x="15.141cm" svg:y="13.425cm">
          <draw:text-box>
            <text:p text:style-name="P1"><text:span text:style-name="T13">19</text:span></text:p>
          </draw:text-box>
        </draw:frame>
        <draw:frame draw:style-name="gr1" draw:text-style-name="P2" draw:layer="layout" svg:width="16.004cm" svg:height="0.475cm" svg:x="2.2cm" svg:y="14.321cm">
          <draw:text-box>
            <text:p text:style-name="P1"><text:span text:style-name="T7">87. </text:span><text:span text:style-name="T4"><text:s/>In his opening speech, Mr Straw set out the inspection process and the answers </text:span></text:p>
          </draw:text-box>
        </draw:frame>
        <draw:frame draw:style-name="gr1" draw:text-style-name="P2" draw:layer="layout" svg:width="10.344cm" svg:height="0.475cm" svg:x="2.2cm" svg:y="14.885cm">
          <draw:text-box>
            <text:p text:style-name="P1"><text:span text:style-name="T4">to four “key questions” which arose from the resolution:</text:span></text:p>
          </draw:text-box>
        </draw:frame>
        <draw:frame draw:style-name="gr2" draw:text-style-name="P3" draw:layer="layout" svg:width="0.634cm" svg:height="0.712cm" svg:x="2.95cm" svg:y="15.6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94cm" svg:height="0.475cm" svg:x="3.7cm" svg:y="15.8cm">
          <draw:text-box>
            <text:p text:style-name="P1"><text:span text:style-name="T4">What constituted a material breach? Mr Straw referred to operative paragraph 4 </text:span></text:p>
          </draw:text-box>
        </draw:frame>
        <draw:frame draw:style-name="gr1" draw:text-style-name="P2" draw:layer="layout" svg:width="14.306cm" svg:height="0.475cm" svg:x="3.7cm" svg:y="16.364cm">
          <draw:text-box>
            <text:p text:style-name="P1"><text:span text:style-name="T4">of the resolution, but went on to say: “As with any definition of that type, it is </text:span></text:p>
          </draw:text-box>
        </draw:frame>
        <draw:frame draw:style-name="gr1" draw:text-style-name="P2" draw:layer="layout" svg:width="13.896cm" svg:height="0.475cm" svg:x="3.7cm" svg:y="16.928cm">
          <draw:text-box>
            <text:p text:style-name="P1"><text:span text:style-name="T4">never possible to give an exhaustive list of all the conceivable behaviours </text:span></text:p>
          </draw:text-box>
        </draw:frame>
        <draw:frame draw:style-name="gr1" draw:text-style-name="P2" draw:layer="layout" svg:width="14.62cm" svg:height="0.475cm" svg:x="3.7cm" svg:y="17.493cm">
          <draw:text-box>
            <text:p text:style-name="P1"><text:span text:style-name="T4">that it covers. That judgement has to be made against the real circumstances </text:span></text:p>
          </draw:text-box>
        </draw:frame>
        <draw:frame draw:style-name="gr1" draw:text-style-name="P2" draw:layer="layout" svg:width="14.107cm" svg:height="0.475cm" svg:x="3.7cm" svg:y="18.057cm">
          <draw:text-box>
            <text:p text:style-name="P1"><text:span text:style-name="T4">that arise, but I reassure the House that material breach means something </text:span></text:p>
          </draw:text-box>
        </draw:frame>
        <draw:frame draw:style-name="gr1" draw:text-style-name="P2" draw:layer="layout" svg:width="14.98cm" svg:height="0.475cm" svg:x="3.7cm" svg:y="18.622cm">
          <draw:text-box>
            <text:p text:style-name="P1"><text:span text:style-name="T4">significant: some behaviour or pattern of behaviour that is serious. Among such </text:span></text:p>
          </draw:text-box>
        </draw:frame>
        <draw:frame draw:style-name="gr1" draw:text-style-name="P2" draw:layer="layout" svg:width="14.298cm" svg:height="0.475cm" svg:x="3.7cm" svg:y="19.186cm">
          <draw:text-box>
            <text:p text:style-name="P1"><text:span text:style-name="T4">breaches could be action by the Government of Iraq seriously to obstruct or </text:span></text:p>
          </draw:text-box>
        </draw:frame>
        <draw:frame draw:style-name="gr1" draw:text-style-name="P2" draw:layer="layout" svg:width="14.933cm" svg:height="0.475cm" svg:x="3.7cm" svg:y="19.751cm">
          <draw:text-box>
            <text:p text:style-name="P1"><text:span text:style-name="T4">impede the inspectors, to intimidate witnesses, or a pattern of behaviour where </text:span></text:p>
          </draw:text-box>
        </draw:frame>
        <draw:frame draw:style-name="gr1" draw:text-style-name="P2" draw:layer="layout" svg:width="14.844cm" svg:height="0.475cm" svg:x="3.7cm" svg:y="20.315cm">
          <draw:text-box>
            <text:p text:style-name="P1"><text:span text:style-name="T4">any single action appears relatively minor but the actions as a whole add up to </text:span></text:p>
          </draw:text-box>
        </draw:frame>
        <draw:frame draw:style-name="gr1" draw:text-style-name="P2" draw:layer="layout" svg:width="15.208cm" svg:height="0.475cm" svg:x="3.7cm" svg:y="20.88cm">
          <draw:text-box>
            <text:p text:style-name="P1"><text:span text:style-name="T4">something deliberate and more significant: something that shows Iraq’s intention </text:span></text:p>
          </draw:text-box>
        </draw:frame>
        <draw:frame draw:style-name="gr1" draw:text-style-name="P2" draw:layer="layout" svg:width="2.754cm" svg:height="0.475cm" svg:x="3.7cm" svg:y="21.444cm">
          <draw:text-box>
            <text:p text:style-name="P1"><text:span text:style-name="T4">not to comply.”</text:span></text:p>
          </draw:text-box>
        </draw:frame>
        <draw:frame draw:style-name="gr7" draw:text-style-name="P8" draw:layer="layout" svg:width="0.273cm" svg:height="0.276cm" svg:x="6.445cm" svg:y="21.463cm">
          <draw:text-box>
            <text:p text:style-name="P1"><text:span text:style-name="T13">20</text:span></text:p>
          </draw:text-box>
        </draw:frame>
        <draw:frame draw:style-name="gr2" draw:text-style-name="P3" draw:layer="layout" svg:width="0.634cm" svg:height="0.712cm" svg:x="2.95cm" svg:y="21.9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61cm" svg:height="0.475cm" svg:x="3.7cm" svg:y="22.108cm">
          <draw:text-box>
            <text:p text:style-name="P1"><text:span text:style-name="T4">Who would decide what happened if there was a material breach? Mr Straw </text:span></text:p>
          </draw:text-box>
        </draw:frame>
        <draw:frame draw:style-name="gr1" draw:text-style-name="P2" draw:layer="layout" svg:width="14.196cm" svg:height="0.475cm" svg:x="3.7cm" svg:y="22.673cm">
          <draw:text-box>
            <text:p text:style-name="P1"><text:span text:style-name="T4">argued that if a “material breach” was reported to the Security Council, “th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094cm" svg:height="0.475cm" svg:x="3.7cm" svg:y="23.237cm">
          <draw:text-box>
            <text:p text:style-name="P1"><text:span text:style-name="T4">decision on whether there had been a material breach will effectively have been 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4">17 </text:span></text:p>
          </draw:text-box>
        </draw:frame>
        <draw:line draw:style-name="gr9" draw:text-style-name="P9" draw:layer="layout" svg:x1="2.485cm" svg:y1="26.29cm" svg:x2="13.283cm" svg:y2="26.29cm">
          <text:p/>
        </draw:line>
        <draw:frame draw:style-name="gr4" draw:text-style-name="P5" draw:layer="layout" svg:width="10.611cm" svg:height="0.395cm" svg:x="2.486cm" svg:y="25.511cm">
          <draw:text-box>
            <text:p text:style-name="P1"><text:span text:style-name="T11">House of Commons, </text:span><text:span text:style-name="T19">Official Report</text:span><text:span text:style-name="T11">, 25 November 2002, column 47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18 </text:span></text:p>
          </draw:text-box>
        </draw:frame>
        <draw:line draw:style-name="gr9" draw:text-style-name="P9" draw:layer="layout" svg:x1="2.485cm" svg:y1="26.714cm" svg:x2="18.047cm" svg:y2="26.714cm">
          <text:p/>
        </draw:line>
        <draw:frame draw:style-name="gr4" draw:text-style-name="P5" draw:layer="layout" svg:width="10.92cm" svg:height="0.395cm" svg:x="2.486cm" svg:y="25.934cm">
          <draw:text-box>
            <text:p text:style-name="P1"><text:span text:style-name="T6">Email Powell to Manning, 23 November 2002, ‘Jack’s Iraq Statement’</text:span><text:span text:style-name="T11">.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19 </text:span></text:p>
          </draw:text-box>
        </draw:frame>
        <draw:frame draw:style-name="gr4" draw:text-style-name="P5" draw:layer="layout" svg:width="15.559cm" svg:height="0.395cm" svg:x="2.486cm" svg:y="26.357cm">
          <draw:text-box>
            <text:p text:style-name="P1"><text:span text:style-name="T6">Manuscript comment Blair on Email Powell to Manning, 23 November 2002, ‘Jack’s Iraq Statement’.</text:span><text:span text:style-name="T11">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20 </text:span></text:p>
          </draw:text-box>
        </draw:frame>
        <draw:frame draw:style-name="gr4" draw:text-style-name="P5" draw:layer="layout" svg:width="10.611cm" svg:height="0.395cm" svg:x="2.486cm" svg:y="26.781cm">
          <draw:text-box>
            <text:p text:style-name="P1"><text:span text:style-name="T11">House of Commons, </text:span><text:span text:style-name="T19">Official Report</text:span><text:span text:style-name="T11">, 25 November 2002, column 51.</text:span></text:p>
          </draw:text-box>
        </draw:frame>
      </draw:page>
      <draw:page draw:name="page19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9</text:span></text:p>
          </draw:text-box>
        </draw:frame>
        <draw:frame draw:style-name="gr1" draw:text-style-name="P2" draw:layer="layout" svg:width="15.204cm" svg:height="0.475cm" svg:x="3.7cm" svg:y="2.525cm">
          <draw:text-box>
            <text:p text:style-name="P1"><text:span text:style-name="T4">made by the Iraqis … there will be no decision to be made. The Security Council </text:span></text:p>
          </draw:text-box>
        </draw:frame>
        <draw:frame draw:style-name="gr1" draw:text-style-name="P2" draw:layer="layout" svg:width="4.917cm" svg:height="0.475cm" svg:x="3.7cm" svg:y="3.09cm">
          <draw:text-box>
            <text:p text:style-name="P1"><text:span text:style-name="T4">will undoubtedly then act.”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42cm" svg:height="0.475cm" svg:x="3.7cm" svg:y="3.754cm">
          <draw:text-box>
            <text:p text:style-name="P1"><text:span text:style-name="T4">Would there be a second Security Council resolution if military action proved </text:span></text:p>
          </draw:text-box>
        </draw:frame>
        <draw:frame draw:style-name="gr1" draw:text-style-name="P2" draw:layer="layout" svg:width="14.594cm" svg:height="0.475cm" svg:x="3.7cm" svg:y="4.318cm">
          <draw:text-box>
            <text:p text:style-name="P1"><text:span text:style-name="T4">necessary? Mr Straw stated: “the moment there is any evidence of a material </text:span></text:p>
          </draw:text-box>
        </draw:frame>
        <draw:frame draw:style-name="gr1" draw:text-style-name="P2" draw:layer="layout" svg:width="14.738cm" svg:height="0.475cm" svg:x="3.7cm" svg:y="4.883cm">
          <draw:text-box>
            <text:p text:style-name="P1"><text:span text:style-name="T4">breach … there will be a meeting of the Security Council at which it is … open </text:span></text:p>
          </draw:text-box>
        </draw:frame>
        <draw:frame draw:style-name="gr1" draw:text-style-name="P2" draw:layer="layout" svg:width="14.048cm" svg:height="0.475cm" svg:x="3.7cm" svg:y="5.447cm">
          <draw:text-box>
            <text:p text:style-name="P1"><text:span text:style-name="T4">for any member to move any resolution … Our preference is for a Security </text:span></text:p>
          </draw:text-box>
        </draw:frame>
        <draw:frame draw:style-name="gr1" draw:text-style-name="P2" draw:layer="layout" svg:width="9.26cm" svg:height="0.475cm" svg:x="3.7cm" svg:y="6.012cm">
          <draw:text-box>
            <text:p text:style-name="P1"><text:span text:style-name="T4">Council resolution, and I hope we would move it.”</text:span></text:p>
          </draw:text-box>
        </draw:frame>
        <draw:frame draw:style-name="gr2" draw:text-style-name="P3" draw:layer="layout" svg:width="0.634cm" svg:height="0.712cm" svg:x="2.95cm" svg:y="6.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98cm" svg:height="0.475cm" svg:x="3.7cm" svg:y="6.676cm">
          <draw:text-box>
            <text:p text:style-name="P1"><text:span text:style-name="T4">If military action was necessary, would the House of Commons be able to vote </text:span></text:p>
          </draw:text-box>
        </draw:frame>
        <draw:frame draw:style-name="gr1" draw:text-style-name="P2" draw:layer="layout" svg:width="14.738cm" svg:height="0.475cm" svg:x="3.7cm" svg:y="7.241cm">
          <draw:text-box>
            <text:p text:style-name="P1"><text:span text:style-name="T4">on it and, if so, when? Mr Straw stated: “No decision on military action has yet </text:span></text:p>
          </draw:text-box>
        </draw:frame>
        <draw:frame draw:style-name="gr1" draw:text-style-name="P2" draw:layer="layout" svg:width="14.916cm" svg:height="0.475cm" svg:x="3.7cm" svg:y="7.805cm">
          <draw:text-box>
            <text:p text:style-name="P1"><text:span text:style-name="T4">been taken … and I fervently hope that none will be necessary … Any decision </text:span></text:p>
          </draw:text-box>
        </draw:frame>
        <draw:frame draw:style-name="gr1" draw:text-style-name="P2" draw:layer="layout" svg:width="15.145cm" svg:height="0.475cm" svg:x="3.7cm" svg:y="8.37cm">
          <draw:text-box>
            <text:p text:style-name="P1"><text:span text:style-name="T4">… </text:span><text:span text:style-name="T4">to take military action will be put to the House as soon as possible after it has </text:span></text:p>
          </draw:text-box>
        </draw:frame>
        <draw:frame draw:style-name="gr1" draw:text-style-name="P2" draw:layer="layout" svg:width="15.132cm" svg:height="0.475cm" svg:x="3.7cm" svg:y="8.934cm">
          <draw:text-box>
            <text:p text:style-name="P1"><text:span text:style-name="T4">been taken … the Government have no difficulty about the idea of a substantive </text:span></text:p>
          </draw:text-box>
        </draw:frame>
        <draw:frame draw:style-name="gr1" draw:text-style-name="P2" draw:layer="layout" svg:width="15.047cm" svg:height="0.475cm" svg:x="3.7cm" svg:y="9.498cm">
          <draw:text-box>
            <text:p text:style-name="P1"><text:span text:style-name="T4">motion on military action … at the appropriate time … [I]f we can and if it is safe </text:span></text:p>
          </draw:text-box>
        </draw:frame>
        <draw:frame draw:style-name="gr1" draw:text-style-name="P2" draw:layer="layout" svg:width="15.136cm" svg:height="0.475cm" svg:x="3.7cm" svg:y="10.063cm">
          <draw:text-box>
            <text:p text:style-name="P1"><text:span text:style-name="T4">to do so, we will propose a resolution seeking the House’s approval of decisions </text:span></text:p>
          </draw:text-box>
        </draw:frame>
        <draw:frame draw:style-name="gr1" draw:text-style-name="P2" draw:layer="layout" svg:width="6.987cm" svg:height="0.475cm" svg:x="3.7cm" svg:y="10.627cm">
          <draw:text-box>
            <text:p text:style-name="P1"><text:span text:style-name="T4">… </text:span><text:span text:style-name="T4">before military action takes place.”</text:span></text:p>
          </draw:text-box>
        </draw:frame>
        <draw:frame draw:style-name="gr7" draw:text-style-name="P8" draw:layer="layout" svg:width="0.273cm" svg:height="0.276cm" svg:x="10.664cm" svg:y="10.646cm">
          <draw:text-box>
            <text:p text:style-name="P1"><text:span text:style-name="T13">21</text:span></text:p>
          </draw:text-box>
        </draw:frame>
        <draw:frame draw:style-name="gr6" draw:text-style-name="P7" draw:layer="layout" svg:width="7.059cm" svg:height="0.556cm" svg:x="2.2cm" svg:y="11.748cm">
          <draw:text-box>
            <text:p text:style-name="P1"><text:span text:style-name="T9">FCO advice, 6 December 2002</text:span></text:p>
          </draw:text-box>
        </draw:frame>
        <draw:frame draw:style-name="gr1" draw:text-style-name="P2" draw:layer="layout" svg:width="16.495cm" svg:height="0.475cm" svg:x="2.2cm" svg:y="12.577cm">
          <draw:text-box>
            <text:p text:style-name="P1"><text:span text:style-name="T7">88. </text:span><text:span text:style-name="T12"><text:s/>The FCO advised on 6 December that there was no agreement in the Security </text:span></text:p>
          </draw:text-box>
        </draw:frame>
        <draw:frame draw:style-name="gr1" draw:text-style-name="P2" draw:layer="layout" svg:width="16.639cm" svg:height="0.475cm" svg:x="2.2cm" svg:y="13.141cm">
          <draw:text-box>
            <text:p text:style-name="P1"><text:span text:style-name="T12">Council on precise criteria for what would constitute a material breach. Each case </text:span></text:p>
          </draw:text-box>
        </draw:frame>
        <draw:frame draw:style-name="gr1" draw:text-style-name="P2" draw:layer="layout" svg:width="12.71cm" svg:height="0.475cm" svg:x="2.2cm" svg:y="13.706cm">
          <draw:text-box>
            <text:p text:style-name="P1"><text:span text:style-name="T12">would need to be considered in the light of the circumstances. </text:span></text:p>
          </draw:text-box>
        </draw:frame>
        <draw:frame draw:style-name="gr1" draw:text-style-name="P2" draw:layer="layout" svg:width="16.186cm" svg:height="0.475cm" svg:x="2.2cm" svg:y="14.62cm">
          <draw:text-box>
            <text:p text:style-name="P1"><text:span text:style-name="T7">89. </text:span><text:span text:style-name="T12"><text:s/>The UK position remained that deficiencies in Iraq’s declaration on its WMD </text:span></text:p>
          </draw:text-box>
        </draw:frame>
        <draw:frame draw:style-name="gr1" draw:text-style-name="P2" draw:layer="layout" svg:width="16.457cm" svg:height="0.475cm" svg:x="2.2cm" svg:y="15.185cm">
          <draw:text-box>
            <text:p text:style-name="P1"><text:span text:style-name="T12">programmes could not constitute a casus belli but if an “audit” by the inspectors </text:span></text:p>
          </draw:text-box>
        </draw:frame>
        <draw:frame draw:style-name="gr1" draw:text-style-name="P2" draw:layer="layout" svg:width="16.305cm" svg:height="0.475cm" svg:x="2.2cm" svg:y="15.749cm">
          <draw:text-box>
            <text:p text:style-name="P1"><text:span text:style-name="T12">subsequently discovered significant discrepancies in the declaration, that could </text:span></text:p>
          </draw:text-box>
        </draw:frame>
        <draw:frame draw:style-name="gr1" draw:text-style-name="P2" draw:layer="layout" svg:width="5.759cm" svg:height="0.475cm" svg:x="2.2cm" svg:y="16.313cm">
          <draw:text-box>
            <text:p text:style-name="P1"><text:span text:style-name="T12">constitute a material breach.</text:span></text:p>
          </draw:text-box>
        </draw:frame>
        <draw:frame draw:style-name="gr1" draw:text-style-name="P2" draw:layer="layout" svg:width="14.315cm" svg:height="0.475cm" svg:x="2.2cm" svg:y="17.228cm">
          <draw:text-box>
            <text:p text:style-name="P1"><text:span text:style-name="T7">90. </text:span><text:span text:style-name="T12"><text:s/>The FCO position was, increasingly, shifting from a single specific </text:span></text:p>
          </draw:text-box>
        </draw:frame>
        <draw:frame draw:style-name="gr1" draw:text-style-name="P2" draw:layer="layout" svg:width="15.822cm" svg:height="0.475cm" svg:x="2.2cm" svg:y="17.792cm">
          <draw:text-box>
            <text:p text:style-name="P1"><text:span text:style-name="T12">incident demonstrating a material breach, to the need to establish a pattern of </text:span></text:p>
          </draw:text-box>
        </draw:frame>
        <draw:frame draw:style-name="gr1" draw:text-style-name="P2" draw:layer="layout" svg:width="16.626cm" svg:height="0.475cm" svg:x="2.2cm" svg:y="18.357cm">
          <draw:text-box>
            <text:p text:style-name="P1"><text:span text:style-name="T12">non-co-operation over time demonstrating that Iraq had no intention of complying </text:span></text:p>
          </draw:text-box>
        </draw:frame>
        <draw:frame draw:style-name="gr1" draw:text-style-name="P2" draw:layer="layout" svg:width="3.96cm" svg:height="0.475cm" svg:x="2.2cm" svg:y="18.921cm">
          <draw:text-box>
            <text:p text:style-name="P1"><text:span text:style-name="T12">with its obligations.</text:span></text:p>
          </draw:text-box>
        </draw:frame>
        <draw:frame draw:style-name="gr1" draw:text-style-name="P2" draw:layer="layout" svg:width="16.677cm" svg:height="0.475cm" svg:x="2.2cm" svg:y="19.836cm">
          <draw:text-box>
            <text:p text:style-name="P1"><text:span text:style-name="T7">91. </text:span><text:span text:style-name="T4"><text:s/>In response to a request from Sir David Manning on 29 November, Mr Straw’s office </text:span></text:p>
          </draw:text-box>
        </draw:frame>
        <draw:frame draw:style-name="gr1" draw:text-style-name="P2" draw:layer="layout" svg:width="9.269cm" svg:height="0.475cm" svg:x="2.2cm" svg:y="20.4cm">
          <draw:text-box>
            <text:p text:style-name="P1"><text:span text:style-name="T4">provided advice on handling the Iraqi declaration.</text:span></text:p>
          </draw:text-box>
        </draw:frame>
        <draw:frame draw:style-name="gr7" draw:text-style-name="P8" draw:layer="layout" svg:width="0.273cm" svg:height="0.276cm" svg:x="11.425cm" svg:y="20.419cm">
          <draw:text-box>
            <text:p text:style-name="P1"><text:span text:style-name="T13">22</text:span></text:p>
          </draw:text-box>
        </draw:frame>
        <draw:frame draw:style-name="gr1" draw:text-style-name="P2" draw:layer="layout" svg:width="6.403cm" svg:height="0.475cm" svg:x="11.7cm" svg:y="20.4cm">
          <draw:text-box>
            <text:p text:style-name="P1"><text:span text:style-name="T4"><text:s/></text:span><text:span text:style-name="T4">The FCO also provided a refined </text:span></text:p>
          </draw:text-box>
        </draw:frame>
        <draw:frame draw:style-name="gr1" draw:text-style-name="P2" draw:layer="layout" svg:width="16.719cm" svg:height="0.475cm" svg:x="2.2cm" svg:y="20.965cm">
          <draw:text-box>
            <text:p text:style-name="P1"><text:span text:style-name="T4">version of the advice in its letter to Sir David of 15 November about what might comprise </text:span></text:p>
          </draw:text-box>
        </draw:frame>
        <draw:frame draw:style-name="gr1" draw:text-style-name="P2" draw:layer="layout" svg:width="3.52cm" svg:height="0.475cm" svg:x="2.2cm" svg:y="21.529cm">
          <draw:text-box>
            <text:p text:style-name="P1"><text:span text:style-name="T4">a material breach. </text:span></text:p>
          </draw:text-box>
        </draw:frame>
        <draw:frame draw:style-name="gr1" draw:text-style-name="P2" draw:layer="layout" svg:width="16.74cm" svg:height="0.475cm" svg:x="2.2cm" svg:y="22.443cm">
          <draw:text-box>
            <text:p text:style-name="P1"><text:span text:style-name="T7">92. </text:span><text:span text:style-name="T4"><text:s/>That was further refined in a letter from Mr Straw’s office on 6 December responding </text:span></text:p>
          </draw:text-box>
        </draw:frame>
        <draw:frame draw:style-name="gr1" draw:text-style-name="P2" draw:layer="layout" svg:width="16.051cm" svg:height="0.475cm" svg:x="2.2cm" svg:y="23.008cm">
          <draw:text-box>
            <text:p text:style-name="P1"><text:span text:style-name="T4">to Sir David’s request for further advice on what would constitute a “trigger” for action.</text:span></text:p>
          </draw:text-box>
        </draw:frame>
        <draw:frame draw:style-name="gr7" draw:text-style-name="P8" draw:layer="layout" svg:width="0.341cm" svg:height="0.276cm" svg:x="18.192cm" svg:y="23.027cm">
          <draw:text-box>
            <text:p text:style-name="P1"><text:span text:style-name="T13">23 </text:span></text:p>
          </draw:text-box>
        </draw:frame>
        <draw:frame draw:style-name="gr1" draw:text-style-name="P2" draw:layer="layout" svg:width="15.847cm" svg:height="0.475cm" svg:x="2.2cm" svg:y="23.922cm">
          <draw:text-box>
            <text:p text:style-name="P1"><text:span text:style-name="T7">93. </text:span><text:span text:style-name="T4"><text:s/>The FCO stated that a material breach could not “be a minor violation but must <text:s/>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6.241cm" svg:height="0.475cm" svg:x="2.2cm" svg:y="24.487cm">
          <draw:text-box>
            <text:p text:style-name="P1"><text:span text:style-name="T4">be a violation of a provision essential to achieving the object or purpose of the original 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21 </text:span></text:p>
          </draw:text-box>
        </draw:frame>
        <draw:line draw:style-name="gr9" draw:text-style-name="P9" draw:layer="layout" svg:x1="2.485cm" svg:y1="26.714cm" svg:x2="14.643cm" svg:y2="26.714cm">
          <text:p/>
        </draw:line>
        <draw:frame draw:style-name="gr4" draw:text-style-name="P5" draw:layer="layout" svg:width="10.611cm" svg:height="0.395cm" svg:x="2.486cm" svg:y="25.934cm">
          <draw:text-box>
            <text:p text:style-name="P1"><text:span text:style-name="T11">House of Commons, </text:span><text:span text:style-name="T19">Official Report</text:span><text:span text:style-name="T11">, 25 November 2002, column 49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22 </text:span></text:p>
          </draw:text-box>
        </draw:frame>
        <draw:line draw:style-name="gr9" draw:text-style-name="P9" draw:layer="layout" svg:x1="2.485cm" svg:y1="27.137cm" svg:x2="13.545cm" svg:y2="27.137cm">
          <text:p/>
        </draw:line>
        <draw:frame draw:style-name="gr4" draw:text-style-name="P5" draw:layer="layout" svg:width="12.279cm" svg:height="0.395cm" svg:x="2.486cm" svg:y="26.357cm">
          <draw:text-box>
            <text:p text:style-name="P1"><text:span text:style-name="T6">Letter Sinclair to Manning, 29 November 2002, ‘Iraq: 8 December Declaration’</text:span><text:span text:style-name="T11">.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23 </text:span></text:p>
          </draw:text-box>
        </draw:frame>
        <draw:frame draw:style-name="gr4" draw:text-style-name="P5" draw:layer="layout" svg:width="11.187cm" svg:height="0.395cm" svg:x="2.486cm" svg:y="26.781cm">
          <draw:text-box>
            <text:p text:style-name="P1"><text:span text:style-name="T6">Letter McDonald to Manning, 6 December 2002, ‘Iraq: Material Breach’</text:span><text:span text:style-name="T11">. </text:span></text:p>
          </draw:text-box>
        </draw:frame>
      </draw:page>
      <draw:page draw:name="page2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0</text:span></text:p>
          </draw:text-box>
        </draw:frame>
        <draw:frame draw:style-name="gr1" draw:text-style-name="P2" draw:layer="layout" svg:width="16.161cm" svg:height="0.475cm" svg:x="2.2cm" svg:y="2.525cm">
          <draw:text-box>
            <text:p text:style-name="P1"><text:span text:style-name="T4">Gulf War [1991] cease-fire”. That position had been reflected in Mr Straw’s remarks in </text:span></text:p>
          </draw:text-box>
        </draw:frame>
        <draw:frame draw:style-name="gr1" draw:text-style-name="P2" draw:layer="layout" svg:width="15.742cm" svg:height="0.475cm" svg:x="2.2cm" svg:y="3.09cm">
          <draw:text-box>
            <text:p text:style-name="P1"><text:span text:style-name="T4">the House of Commons on 25 November. The FCO expected most members of the </text:span></text:p>
          </draw:text-box>
        </draw:frame>
        <draw:frame draw:style-name="gr1" draw:text-style-name="P2" draw:layer="layout" svg:width="7.216cm" svg:height="0.475cm" svg:x="2.2cm" svg:y="3.654cm">
          <draw:text-box>
            <text:p text:style-name="P1"><text:span text:style-name="T4">Security Council to take a similar view.</text:span></text:p>
          </draw:text-box>
        </draw:frame>
        <draw:frame draw:style-name="gr1" draw:text-style-name="P2" draw:layer="layout" svg:width="15.619cm" svg:height="0.475cm" svg:x="2.2cm" svg:y="4.568cm">
          <draw:text-box>
            <text:p text:style-name="P1"><text:span text:style-name="T7">94. </text:span><text:span text:style-name="T4"><text:s/>Consistent with the advice sent to Sir David on 15 and 29 November, the FCO </text:span></text:p>
          </draw:text-box>
        </draw:frame>
        <draw:frame draw:style-name="gr1" draw:text-style-name="P2" draw:layer="layout" svg:width="16.609cm" svg:height="0.475cm" svg:x="2.2cm" svg:y="5.133cm">
          <draw:text-box>
            <text:p text:style-name="P1"><text:span text:style-name="T4">wrote that there were two broad areas where Iraqi behaviour could amount to a material </text:span></text:p>
          </draw:text-box>
        </draw:frame>
        <draw:frame draw:style-name="gr1" draw:text-style-name="P2" draw:layer="layout" svg:width="1.42cm" svg:height="0.475cm" svg:x="2.2cm" svg:y="5.697cm">
          <draw:text-box>
            <text:p text:style-name="P1"><text:span text:style-name="T4">breach:</text:span></text:p>
          </draw:text-box>
        </draw:frame>
        <draw:frame draw:style-name="gr2" draw:text-style-name="P3" draw:layer="layout" svg:width="0.634cm" svg:height="0.712cm" svg:x="2.95cm" svg:y="6.455cm">
          <draw:text-box>
            <text:p text:style-name="P1"><text:span text:style-name="T2">• </text:span></text:p>
          </draw:text-box>
        </draw:frame>
        <draw:frame draw:style-name="gr1" draw:text-style-name="P2" draw:layer="layout" svg:width="15.022cm" svg:height="0.475cm" svg:x="3.7cm" svg:y="6.612cm">
          <draw:text-box>
            <text:p text:style-name="P1"><text:span text:style-name="T12">Non-compliance with its disarmament obligations</text:span><text:span text:style-name="T4"> – if Iraq concealed WMD. </text:span></text:p>
          </draw:text-box>
        </draw:frame>
        <draw:frame draw:style-name="gr1" draw:text-style-name="P2" draw:layer="layout" svg:width="14.853cm" svg:height="0.475cm" svg:x="3.7cm" svg:y="7.176cm">
          <draw:text-box>
            <text:p text:style-name="P1"><text:span text:style-name="T4">Evidence might take the form of discovery of WMD material not included in the </text:span></text:p>
          </draw:text-box>
        </draw:frame>
        <draw:frame draw:style-name="gr1" draw:text-style-name="P2" draw:layer="layout" svg:width="14.874cm" svg:height="0.475cm" svg:x="3.7cm" svg:y="7.741cm">
          <draw:text-box>
            <text:p text:style-name="P1"><text:span text:style-name="T4">declaration or evidence which Iraq could not satisfactorily explain which clearly </text:span></text:p>
          </draw:text-box>
        </draw:frame>
        <draw:frame draw:style-name="gr1" draw:text-style-name="P2" draw:layer="layout" svg:width="13.032cm" svg:height="0.475cm" svg:x="3.7cm" svg:y="8.305cm">
          <draw:text-box>
            <text:p text:style-name="P1"><text:span text:style-name="T4">pointed to a concealed WMD programme (e.g. a yellowcake receipt). </text:span></text:p>
          </draw:text-box>
        </draw:frame>
        <draw:frame draw:style-name="gr2" draw:text-style-name="P3" draw:layer="layout" svg:width="0.634cm" svg:height="0.712cm" svg:x="2.95cm" svg:y="8.813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396cm" svg:height="0.475cm" svg:x="3.7cm" svg:y="8.97cm">
          <draw:text-box>
            <text:p text:style-name="P1"><text:span text:style-name="T12">Non-co-operation with UNMOVIC/IAEA</text:span><text:span text:style-name="T4"> – if Iraq’s behaviour demonstrated </text:span></text:p>
          </draw:text-box>
        </draw:frame>
        <draw:frame draw:style-name="gr1" draw:text-style-name="P2" draw:layer="layout" svg:width="13.65cm" svg:height="0.475cm" svg:x="3.7cm" svg:y="9.534cm">
          <draw:text-box>
            <text:p text:style-name="P1"><text:span text:style-name="T4">that it had no intention of co-operating fully with UNMOVIC in fulfilling its </text:span></text:p>
          </draw:text-box>
        </draw:frame>
        <draw:frame draw:style-name="gr1" draw:text-style-name="P2" draw:layer="layout" svg:width="14.726cm" svg:height="0.475cm" svg:x="3.7cm" svg:y="10.098cm">
          <draw:text-box>
            <text:p text:style-name="P1"><text:span text:style-name="T4">mandate under resolution 1441 (2002) or other relevant resolutions. Evidence </text:span></text:p>
          </draw:text-box>
        </draw:frame>
        <draw:frame draw:style-name="gr1" draw:text-style-name="P2" draw:layer="layout" svg:width="14.383cm" svg:height="0.475cm" svg:x="3.7cm" svg:y="10.663cm">
          <draw:text-box>
            <text:p text:style-name="P1"><text:span text:style-name="T4">might comprise a single incident such as denying access to a particular site, </text:span></text:p>
          </draw:text-box>
        </draw:frame>
        <draw:frame draw:style-name="gr1" draw:text-style-name="P2" draw:layer="layout" svg:width="13.511cm" svg:height="0.475cm" svg:x="3.7cm" svg:y="11.227cm">
          <draw:text-box>
            <text:p text:style-name="P1"><text:span text:style-name="T4">information or personnel. Evidence of coaching witnesses or smuggling </text:span></text:p>
          </draw:text-box>
        </draw:frame>
        <draw:frame draw:style-name="gr1" draw:text-style-name="P2" draw:layer="layout" svg:width="15.14cm" svg:height="0.475cm" svg:x="3.7cm" svg:y="11.792cm">
          <draw:text-box>
            <text:p text:style-name="P1"><text:span text:style-name="T4">information out of potential sites would be “pretty damming”. Attempts to impede </text:span></text:p>
          </draw:text-box>
        </draw:frame>
        <draw:frame draw:style-name="gr1" draw:text-style-name="P2" draw:layer="layout" svg:width="14.404cm" svg:height="0.475cm" svg:x="3.7cm" svg:y="12.356cm">
          <draw:text-box>
            <text:p text:style-name="P1"><text:span text:style-name="T4">the removal and destruction of WMD or related material would potentially be </text:span></text:p>
          </draw:text-box>
        </draw:frame>
        <draw:frame draw:style-name="gr1" draw:text-style-name="P2" draw:layer="layout" svg:width="3.52cm" svg:height="0.475cm" svg:x="3.7cm" svg:y="12.921cm">
          <draw:text-box>
            <text:p text:style-name="P1"><text:span text:style-name="T4">a material breach. </text:span></text:p>
          </draw:text-box>
        </draw:frame>
        <draw:frame draw:style-name="gr1" draw:text-style-name="P2" draw:layer="layout" svg:width="15.75cm" svg:height="0.475cm" svg:x="2.2cm" svg:y="13.835cm">
          <draw:text-box>
            <text:p text:style-name="P1"><text:span text:style-name="T7">95. </text:span><text:span text:style-name="T4"><text:s/>The FCO view was that there would be no need for “a single specific instance”. </text:span></text:p>
          </draw:text-box>
        </draw:frame>
        <draw:frame draw:style-name="gr1" draw:text-style-name="P2" draw:layer="layout" svg:width="16.609cm" svg:height="0.475cm" svg:x="2.2cm" svg:y="14.4cm">
          <draw:text-box>
            <text:p text:style-name="P1"><text:span text:style-name="T4">A “pattern of lower level incidents” could amount to a demonstration of non-co-operation </text:span></text:p>
          </draw:text-box>
        </draw:frame>
        <draw:frame draw:style-name="gr1" draw:text-style-name="P2" draw:layer="layout" svg:width="15.797cm" svg:height="0.475cm" svg:x="2.2cm" svg:y="14.964cm">
          <draw:text-box>
            <text:p text:style-name="P1"><text:span text:style-name="T4">sufficiently serious to constitute a material breach. Indications of concealment could </text:span></text:p>
          </draw:text-box>
        </draw:frame>
        <draw:frame draw:style-name="gr1" draw:text-style-name="P2" draw:layer="layout" svg:width="14.827cm" svg:height="0.475cm" svg:x="2.2cm" svg:y="15.528cm">
          <draw:text-box>
            <text:p text:style-name="P1"><text:span text:style-name="T4">include “a series of unanswered questions identified by UNMOVIC/IAEA which </text:span></text:p>
          </draw:text-box>
        </draw:frame>
        <draw:frame draw:style-name="gr1" draw:text-style-name="P2" draw:layer="layout" svg:width="15.932cm" svg:height="0.475cm" svg:x="2.2cm" svg:y="16.093cm">
          <draw:text-box>
            <text:p text:style-name="P1"><text:span text:style-name="T4">suggested a concealed WMD programme” or “failure … to demonstrate convincingly </text:span></text:p>
          </draw:text-box>
        </draw:frame>
        <draw:frame draw:style-name="gr1" draw:text-style-name="P2" draw:layer="layout" svg:width="15.826cm" svg:height="0.475cm" svg:x="2.2cm" svg:y="16.657cm">
          <draw:text-box>
            <text:p text:style-name="P1"><text:span text:style-name="T4">that the WMD material identified by UNSCOM [United Nations Special Commission] </text:span></text:p>
          </draw:text-box>
        </draw:frame>
        <draw:frame draw:style-name="gr1" draw:text-style-name="P2" draw:layer="layout" svg:width="16.203cm" svg:height="0.475cm" svg:x="2.2cm" svg:y="17.222cm">
          <draw:text-box>
            <text:p text:style-name="P1"><text:span text:style-name="T4">in 1998 had been destroyed and properly accounted for”; “Much would depend on the </text:span></text:p>
          </draw:text-box>
        </draw:frame>
        <draw:frame draw:style-name="gr1" draw:text-style-name="P2" draw:layer="layout" svg:width="15.83cm" svg:height="0.475cm" svg:x="2.2cm" svg:y="17.786cm">
          <draw:text-box>
            <text:p text:style-name="P1"><text:span text:style-name="T4">circumstances and whether the incidents demonstrated deliberate non-co-operation </text:span></text:p>
          </draw:text-box>
        </draw:frame>
        <draw:frame draw:style-name="gr1" draw:text-style-name="P2" draw:layer="layout" svg:width="6.962cm" svg:height="0.475cm" svg:x="2.2cm" svg:y="18.351cm">
          <draw:text-box>
            <text:p text:style-name="P1"><text:span text:style-name="T4">rather than inefficiency or confusion.”</text:span></text:p>
          </draw:text-box>
        </draw:frame>
        <draw:frame draw:style-name="gr1" draw:text-style-name="P2" draw:layer="layout" svg:width="7.698cm" svg:height="0.475cm" svg:x="2.2cm" svg:y="19.265cm">
          <draw:text-box>
            <text:p text:style-name="P1"><text:span text:style-name="T7">96. </text:span><text:span text:style-name="T4"><text:s/>The FCO concluded that there were:</text:span></text:p>
          </draw:text-box>
        </draw:frame>
        <draw:frame draw:style-name="gr1" draw:text-style-name="P2" draw:layer="layout" svg:width="14.967cm" svg:height="0.475cm" svg:x="2.95cm" svg:y="20.18cm">
          <draw:text-box>
            <text:p text:style-name="P1"><text:span text:style-name="T4">“… </text:span><text:span text:style-name="T4">bound to be grey areas over whether Iraqi failures are sufficiently serious to </text:span></text:p>
          </draw:text-box>
        </draw:frame>
        <draw:frame draw:style-name="gr1" draw:text-style-name="P2" draw:layer="layout" svg:width="15.327cm" svg:height="0.475cm" svg:x="2.95cm" svg:y="20.744cm">
          <draw:text-box>
            <text:p text:style-name="P1"><text:span text:style-name="T4">constitute a material breach. There is no agreement in the Council on the precise </text:span></text:p>
          </draw:text-box>
        </draw:frame>
        <draw:frame draw:style-name="gr1" draw:text-style-name="P2" draw:layer="layout" svg:width="14.421cm" svg:height="0.475cm" svg:x="2.95cm" svg:y="21.308cm">
          <draw:text-box>
            <text:p text:style-name="P1"><text:span text:style-name="T4">criteria. We would need in each case to look at the particular circumstances. </text:span></text:p>
          </draw:text-box>
        </draw:frame>
        <draw:frame draw:style-name="gr1" draw:text-style-name="P2" draw:layer="layout" svg:width="15.771cm" svg:height="0.475cm" svg:x="2.95cm" svg:y="21.873cm">
          <draw:text-box>
            <text:p text:style-name="P1"><text:span text:style-name="T4">Moreover, some incidents of non-compliance may be susceptible to remedial action </text:span></text:p>
          </draw:text-box>
        </draw:frame>
        <draw:frame draw:style-name="gr1" draw:text-style-name="P2" draw:layer="layout" svg:width="15.708cm" svg:height="0.475cm" svg:x="2.95cm" svg:y="22.437cm">
          <draw:text-box>
            <text:p text:style-name="P1"><text:span text:style-name="T4">by UNMOVIC/IAEA (e.g. by destroying weapons etc). In such cases, those seeking </text:span></text:p>
          </draw:text-box>
        </draw:frame>
        <draw:frame draw:style-name="gr1" draw:text-style-name="P2" draw:layer="layout" svg:width="14.751cm" svg:height="0.475cm" svg:x="2.95cm" svg:y="23.002cm">
          <draw:text-box>
            <text:p text:style-name="P1"><text:span text:style-name="T4">to trigger enforcement action would need to explain how such action would be </text:span></text:p>
          </draw:text-box>
        </draw:frame>
        <draw:frame draw:style-name="gr1" draw:text-style-name="P2" draw:layer="layout" svg:width="7.415cm" svg:height="0.475cm" svg:x="2.95cm" svg:y="23.566cm">
          <draw:text-box>
            <text:p text:style-name="P1"><text:span text:style-name="T4">necessary to enforce Iraqi compliance.”</text:span></text:p>
          </draw:text-box>
        </draw:frame>
      </draw:page>
      <draw:page draw:name="page21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1</text:span></text:p>
          </draw:text-box>
        </draw:frame>
        <draw:frame draw:style-name="gr3" draw:text-style-name="P4" draw:layer="layout" svg:width="9.591cm" svg:height="0.628cm" svg:x="2.2cm" svg:y="2.5cm">
          <draw:text-box>
            <text:p text:style-name="P1"><text:span text:style-name="T3">Obtaining Lord Goldsmith’s opinion</text:span></text:p>
          </draw:text-box>
        </draw:frame>
        <draw:frame draw:style-name="gr6" draw:text-style-name="P7" draw:layer="layout" svg:width="9.743cm" svg:height="0.556cm" svg:x="2.2cm" svg:y="3.599cm">
          <draw:text-box>
            <text:p text:style-name="P1"><text:span text:style-name="T9">Instructions for Lord Goldsmith to advise</text:span></text:p>
          </draw:text-box>
        </draw:frame>
        <draw:frame draw:style-name="gr1" draw:text-style-name="P2" draw:layer="layout" svg:width="16.495cm" svg:height="0.475cm" svg:x="2.2cm" svg:y="4.427cm">
          <draw:text-box>
            <text:p text:style-name="P1"><text:span text:style-name="T7">97. </text:span><text:span text:style-name="T12"><text:s/>On 9 December, after receipt of the Iraqi declaration, the FCO issued a formal </text:span></text:p>
          </draw:text-box>
        </draw:frame>
        <draw:frame draw:style-name="gr1" draw:text-style-name="P2" draw:layer="layout" svg:width="15.835cm" svg:height="0.475cm" svg:x="2.2cm" svg:y="4.992cm">
          <draw:text-box>
            <text:p text:style-name="P1"><text:span text:style-name="T12">request seeking Lord Goldsmith’s advice on whether a further decision by the </text:span></text:p>
          </draw:text-box>
        </draw:frame>
        <draw:frame draw:style-name="gr1" draw:text-style-name="P2" draw:layer="layout" svg:width="16.025cm" svg:height="0.475cm" svg:x="2.2cm" svg:y="5.556cm">
          <draw:text-box>
            <text:p text:style-name="P1"><text:span text:style-name="T12">Security Council would be required before force could be used to secure Iraq’s </text:span></text:p>
          </draw:text-box>
        </draw:frame>
        <draw:frame draw:style-name="gr1" draw:text-style-name="P2" draw:layer="layout" svg:width="9.294cm" svg:height="0.475cm" svg:x="2.2cm" svg:y="6.121cm">
          <draw:text-box>
            <text:p text:style-name="P1"><text:span text:style-name="T12">compliance with its disarmament obligations. </text:span></text:p>
          </draw:text-box>
        </draw:frame>
        <draw:frame draw:style-name="gr1" draw:text-style-name="P2" draw:layer="layout" svg:width="15.775cm" svg:height="0.475cm" svg:x="2.2cm" svg:y="7.035cm">
          <draw:text-box>
            <text:p text:style-name="P1"><text:span text:style-name="T7">98. </text:span><text:span text:style-name="T12"><text:s/>Mr Wood set out the “two broad views” on the interpretation of resolution </text:span></text:p>
          </draw:text-box>
        </draw:frame>
        <draw:frame draw:style-name="gr1" draw:text-style-name="P2" draw:layer="layout" svg:width="15.454cm" svg:height="0.475cm" svg:x="2.2cm" svg:y="7.599cm">
          <draw:text-box>
            <text:p text:style-name="P1"><text:span text:style-name="T12">1441 and whether a further decision was required by the Security Council to </text:span></text:p>
          </draw:text-box>
        </draw:frame>
        <draw:frame draw:style-name="gr1" draw:text-style-name="P2" draw:layer="layout" svg:width="5.425cm" svg:height="0.475cm" svg:x="2.2cm" svg:y="8.164cm">
          <draw:text-box>
            <text:p text:style-name="P1"><text:span text:style-name="T12">authorise the use of force. </text:span></text:p>
          </draw:text-box>
        </draw:frame>
        <draw:frame draw:style-name="gr1" draw:text-style-name="P2" draw:layer="layout" svg:width="16.601cm" svg:height="0.475cm" svg:x="2.2cm" svg:y="9.078cm">
          <draw:text-box>
            <text:p text:style-name="P1"><text:span text:style-name="T7">99. </text:span><text:span text:style-name="T12"><text:s/>Mr Straw asked Mr Wood to make clear to Lord Goldsmith that his advice was </text:span></text:p>
          </draw:text-box>
        </draw:frame>
        <draw:frame draw:style-name="gr1" draw:text-style-name="P2" draw:layer="layout" svg:width="3.888cm" svg:height="0.475cm" svg:x="2.2cm" svg:y="9.643cm">
          <draw:text-box>
            <text:p text:style-name="P1"><text:span text:style-name="T12">not needed “now”. </text:span></text:p>
          </draw:text-box>
        </draw:frame>
        <draw:frame draw:style-name="gr1" draw:text-style-name="P2" draw:layer="layout" svg:width="16.491cm" svg:height="0.475cm" svg:x="2.2cm" svg:y="10.557cm">
          <draw:text-box>
            <text:p text:style-name="P1"><text:span text:style-name="T7">100. </text:span><text:span text:style-name="T4"><text:s/>Several drafts of the instructions for Lord Goldsmith were prepared and circulated </text:span></text:p>
          </draw:text-box>
        </draw:frame>
        <draw:frame draw:style-name="gr1" draw:text-style-name="P2" draw:layer="layout" svg:width="3.046cm" svg:height="0.475cm" svg:x="2.2cm" svg:y="11.122cm">
          <draw:text-box>
            <text:p text:style-name="P1"><text:span text:style-name="T4">within the FCO. </text:span></text:p>
          </draw:text-box>
        </draw:frame>
        <draw:frame draw:style-name="gr1" draw:text-style-name="P2" draw:layer="layout" svg:width="16.249cm" svg:height="0.475cm" svg:x="2.2cm" svg:y="12.036cm">
          <draw:text-box>
            <text:p text:style-name="P1"><text:span text:style-name="T7">101. </text:span><text:span text:style-name="T4"><text:s/>Mr Wood sought the views of senior FCO officials on 21 November, including Sir </text:span></text:p>
          </draw:text-box>
        </draw:frame>
        <draw:frame draw:style-name="gr1" draw:text-style-name="P2" draw:layer="layout" svg:width="16.554cm" svg:height="0.475cm" svg:x="2.2cm" svg:y="12.601cm">
          <draw:text-box>
            <text:p text:style-name="P1"><text:span text:style-name="T4">Michael Jay and Mr Iain Macleod, the Legal Counsellor in the UK Permanent Mission to </text:span></text:p>
          </draw:text-box>
        </draw:frame>
        <draw:frame draw:style-name="gr1" draw:text-style-name="P2" draw:layer="layout" svg:width="16.512cm" svg:height="0.475cm" svg:x="2.2cm" svg:y="13.165cm">
          <draw:text-box>
            <text:p text:style-name="P1"><text:span text:style-name="T4">the UN in New York (UKMIS New York). He also wrote that he planned to give Mr Straw </text:span></text:p>
          </draw:text-box>
        </draw:frame>
        <draw:frame draw:style-name="gr1" draw:text-style-name="P2" draw:layer="layout" svg:width="11.136cm" svg:height="0.475cm" svg:x="2.2cm" svg:y="13.729cm">
          <draw:text-box>
            <text:p text:style-name="P1"><text:span text:style-name="T4">the opportunity to comment on the draft the following week.</text:span></text:p>
          </draw:text-box>
        </draw:frame>
        <draw:frame draw:style-name="gr7" draw:text-style-name="P8" draw:layer="layout" svg:width="0.273cm" svg:height="0.276cm" svg:x="13.284cm" svg:y="13.748cm">
          <draw:text-box>
            <text:p text:style-name="P1"><text:span text:style-name="T13">24</text:span></text:p>
          </draw:text-box>
        </draw:frame>
        <draw:frame draw:style-name="gr1" draw:text-style-name="P2" draw:layer="layout" svg:width="16.097cm" svg:height="0.475cm" svg:x="2.2cm" svg:y="14.644cm">
          <draw:text-box>
            <text:p text:style-name="P1"><text:span text:style-name="T7">102. </text:span><text:span text:style-name="T4"><text:s/>Ms Cathy Adams, Legal Counsellor to Lord Goldsmith between 2002 and 2005, </text:span></text:p>
          </draw:text-box>
        </draw:frame>
        <draw:frame draw:style-name="gr1" draw:text-style-name="P2" draw:layer="layout" svg:width="15.911cm" svg:height="0.475cm" svg:x="2.2cm" svg:y="15.208cm">
          <draw:text-box>
            <text:p text:style-name="P1"><text:span text:style-name="T4">informed Lord Goldsmith on 29 November that the letter from Mr Wood had “been in </text:span></text:p>
          </draw:text-box>
        </draw:frame>
        <draw:frame draw:style-name="gr1" draw:text-style-name="P2" draw:layer="layout" svg:width="16.698cm" svg:height="0.475cm" svg:x="2.2cm" svg:y="15.773cm">
          <draw:text-box>
            <text:p text:style-name="P1"><text:span text:style-name="T4">gestation for a couple of weeks now and I understand the original draft has been subject </text:span></text:p>
          </draw:text-box>
        </draw:frame>
        <draw:frame draw:style-name="gr1" draw:text-style-name="P2" draw:layer="layout" svg:width="8.934cm" svg:height="0.475cm" svg:x="2.2cm" svg:y="16.337cm">
          <draw:text-box>
            <text:p text:style-name="P1"><text:span text:style-name="T4">to extensive comments from UKMIS New York”.</text:span></text:p>
          </draw:text-box>
        </draw:frame>
        <draw:frame draw:style-name="gr7" draw:text-style-name="P8" draw:layer="layout" svg:width="0.273cm" svg:height="0.276cm" svg:x="11.116cm" svg:y="16.356cm">
          <draw:text-box>
            <text:p text:style-name="P1"><text:span text:style-name="T13">25</text:span></text:p>
          </draw:text-box>
        </draw:frame>
        <draw:frame draw:style-name="gr1" draw:text-style-name="P2" draw:layer="layout" svg:width="0.422cm" svg:height="0.475cm" svg:x="11.391cm" svg:y="16.33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02cm" svg:height="0.475cm" svg:x="2.2cm" svg:y="17.252cm">
          <draw:text-box>
            <text:p text:style-name="P1"><text:span text:style-name="T7">103. </text:span><text:span text:style-name="T4"><text:s/>Mr Stephen Pattison, Head of FCO UN Department, told the Inquiry that all those </text:span></text:p>
          </draw:text-box>
        </draw:frame>
        <draw:frame draw:style-name="gr1" draw:text-style-name="P2" draw:layer="layout" svg:width="15.331cm" svg:height="0.475cm" svg:x="2.2cm" svg:y="17.816cm">
          <draw:text-box>
            <text:p text:style-name="P1"><text:span text:style-name="T4">people involved in Mr Ricketts’ core group saw the draft instructions, but very few </text:span></text:p>
          </draw:text-box>
        </draw:frame>
        <draw:frame draw:style-name="gr1" draw:text-style-name="P2" draw:layer="layout" svg:width="16.66cm" svg:height="0.475cm" svg:x="2.2cm" svg:y="18.381cm">
          <draw:text-box>
            <text:p text:style-name="P1"><text:span text:style-name="T4">officials commented from a sense that it was for the lawyers to sort out, and that officials </text:span></text:p>
          </draw:text-box>
        </draw:frame>
        <draw:frame draw:style-name="gr1" draw:text-style-name="P2" draw:layer="layout" svg:width="8.342cm" svg:height="0.475cm" svg:x="2.2cm" svg:y="18.945cm">
          <draw:text-box>
            <text:p text:style-name="P1"><text:span text:style-name="T4">should not give the impression of interfering.</text:span></text:p>
          </draw:text-box>
        </draw:frame>
        <draw:frame draw:style-name="gr7" draw:text-style-name="P8" draw:layer="layout" svg:width="0.273cm" svg:height="0.276cm" svg:x="10.507cm" svg:y="18.964cm">
          <draw:text-box>
            <text:p text:style-name="P1"><text:span text:style-name="T13">26</text:span></text:p>
          </draw:text-box>
        </draw:frame>
        <draw:frame draw:style-name="gr1" draw:text-style-name="P2" draw:layer="layout" svg:width="0.422cm" svg:height="0.475cm" svg:x="10.781cm" svg:y="18.94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41cm" svg:height="0.475cm" svg:x="2.2cm" svg:y="19.859cm">
          <draw:text-box>
            <text:p text:style-name="P1"><text:span text:style-name="T7">104. </text:span><text:span text:style-name="T4"><text:s/>Sir Michael Wood told the Inquiry:</text:span></text:p>
          </draw:text-box>
        </draw:frame>
        <draw:frame draw:style-name="gr1" draw:text-style-name="P2" draw:layer="layout" svg:width="15.573cm" svg:height="0.475cm" svg:x="2.95cm" svg:y="20.774cm">
          <draw:text-box>
            <text:p text:style-name="P1"><text:span text:style-name="T4">“… </text:span><text:span text:style-name="T4">I received extensive comments from UKMIS New York, conveyed to me by Iain </text:span></text:p>
          </draw:text-box>
        </draw:frame>
        <draw:frame draw:style-name="gr1" draw:text-style-name="P2" draw:layer="layout" svg:width="15.212cm" svg:height="0.475cm" svg:x="2.95cm" svg:y="21.338cm">
          <draw:text-box>
            <text:p text:style-name="P1"><text:span text:style-name="T4">Macleod and as I understood it, reflecting Sir Jeremy Greenstock’s views. These </text:span></text:p>
          </draw:text-box>
        </draw:frame>
        <draw:frame draw:style-name="gr1" draw:text-style-name="P2" draw:layer="layout" svg:width="15.809cm" svg:height="0.475cm" svg:x="2.95cm" svg:y="21.903cm">
          <draw:text-box>
            <text:p text:style-name="P1"><text:span text:style-name="T4">essentially concerned the alternative arguments to which they attached importance, </text:span></text:p>
          </draw:text-box>
        </draw:frame>
        <draw:frame draw:style-name="gr1" draw:text-style-name="P2" draw:layer="layout" svg:width="15.509cm" svg:height="0.475cm" svg:x="2.95cm" svg:y="22.467cm">
          <draw:text-box>
            <text:p text:style-name="P1"><text:span text:style-name="T4">based in part on the negotiating history of the resolution. As I recall, I incorporated </text:span></text:p>
          </draw:text-box>
        </draw:frame>
        <draw:frame draw:style-name="gr1" draw:text-style-name="P2" draw:layer="layout" svg:width="10.725cm" svg:height="0.475cm" svg:x="2.95cm" svg:y="23.032cm">
          <draw:text-box>
            <text:p text:style-name="P1"><text:span text:style-name="T4">all or virtually all of UKMIS’s suggestions into my letter …</text:span></text:p>
          </draw:text-box>
        </draw:frame>
        <draw:frame draw:style-name="gr1" draw:text-style-name="P2" draw:layer="layout" svg:width="12.846cm" svg:height="0.475cm" svg:x="2.95cm" svg:y="23.946cm">
          <draw:text-box>
            <text:p text:style-name="P1"><text:span text:style-name="T4">“</text:span><text:span text:style-name="T4">I do not recall receiving comments on the draft from other quarters.”</text:span></text:p>
          </draw:text-box>
        </draw:frame>
        <draw:frame draw:style-name="gr7" draw:text-style-name="P8" draw:layer="layout" svg:width="0.273cm" svg:height="0.276cm" svg:x="15.75cm" svg:y="23.965cm">
          <draw:text-box>
            <text:p text:style-name="P1"><text:span text:style-name="T13">27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9" draw:text-style-name="P9" draw:layer="layout" svg:x1="2.485cm" svg:y1="25.867cm" svg:x2="14.774cm" svg:y2="25.867cm">
          <text:p/>
        </draw:line>
        <draw:frame draw:style-name="gr1" draw:text-style-name="P2" draw:layer="layout" svg:width="0.422cm" svg:height="0.475cm" svg:x="16.024cm" svg:y="23.946cm">
          <draw:text-box>
            <text:p text:style-name="P1"><text:span text:style-name="T4"><text:s/>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4">24 </text:span></text:p>
          </draw:text-box>
        </draw:frame>
        <draw:frame draw:style-name="gr4" draw:text-style-name="P5" draw:layer="layout" svg:width="12.41cm" svg:height="0.395cm" svg:x="2.486cm" svg:y="25.511cm">
          <draw:text-box>
            <text:p text:style-name="P1"><text:span text:style-name="T6">Minute Wood to Ricketts, 21 November 2002, ‘Iraq: SCR 1441: Letter to LSLO’</text:span><text:span text:style-name="T11">. 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25 </text:span></text:p>
          </draw:text-box>
        </draw:frame>
        <draw:frame draw:style-name="gr4" draw:text-style-name="P5" draw:layer="layout" svg:width="9.658cm" svg:height="0.395cm" svg:x="2.486cm" svg:y="25.934cm">
          <draw:text-box>
            <text:p text:style-name="P1"><text:span text:style-name="T11">Minute Adams to Attorney General, 29 November 2002, ‘Iraq’.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26 </text:span></text:p>
          </draw:text-box>
        </draw:frame>
        <draw:frame draw:style-name="gr4" draw:text-style-name="P5" draw:layer="layout" svg:width="7.249cm" svg:height="0.395cm" svg:x="2.486cm" svg:y="26.357cm">
          <draw:text-box>
            <text:p text:style-name="P1"><text:span text:style-name="T11">Public hearing, 31 January 2011, pages 48-49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27 </text:span></text:p>
          </draw:text-box>
        </draw:frame>
        <draw:frame draw:style-name="gr4" draw:text-style-name="P5" draw:layer="layout" svg:width="5.666cm" svg:height="0.395cm" svg:x="2.486cm" svg:y="26.781cm">
          <draw:text-box>
            <text:p text:style-name="P1"><text:span text:style-name="T11">Statement, 15 March 2011, page 19.</text:span></text:p>
          </draw:text-box>
        </draw:frame>
      </draw:page>
      <draw:page draw:name="page2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polygon draw:style-name="gr5" draw:text-style-name="P6" draw:layer="layout" svg:width="15.083cm" svg:height="6.783cm" svg:x="2.958cm" svg:y="19.108cm" svg:viewBox="0 0 15084 6784" draw:points="0,6784 15084,67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22</text:span></text:p>
          </draw:text-box>
        </draw:frame>
        <draw:frame draw:style-name="gr1" draw:text-style-name="P2" draw:layer="layout" svg:width="14.975cm" svg:height="0.475cm" svg:x="2.2cm" svg:y="2.525cm">
          <draw:text-box>
            <text:p text:style-name="P1"><text:span text:style-name="T7">105. </text:span><text:span text:style-name="T4"><text:s/>Mr Wood’s letter incorporating instructions for Lord Goldsmith was sent to </text:span></text:p>
          </draw:text-box>
        </draw:frame>
        <draw:frame draw:style-name="gr1" draw:text-style-name="P2" draw:layer="layout" svg:width="15.953cm" svg:height="0.475cm" svg:x="2.2cm" svg:y="3.09cm">
          <draw:text-box>
            <text:p text:style-name="P1"><text:span text:style-name="T4">Ms Adams on 9 December 2002, with a copy to Mr Martin Hemming, the MOD Legal </text:span></text:p>
          </draw:text-box>
        </draw:frame>
        <draw:frame draw:style-name="gr1" draw:text-style-name="P2" draw:layer="layout" svg:width="1.509cm" svg:height="0.475cm" svg:x="2.2cm" svg:y="3.654cm">
          <draw:text-box>
            <text:p text:style-name="P1"><text:span text:style-name="T4">Adviser.</text:span></text:p>
          </draw:text-box>
        </draw:frame>
        <draw:frame draw:style-name="gr7" draw:text-style-name="P8" draw:layer="layout" svg:width="0.273cm" svg:height="0.276cm" svg:x="3.706cm" svg:y="3.673cm">
          <draw:text-box>
            <text:p text:style-name="P1"><text:span text:style-name="T13">28</text:span></text:p>
          </draw:text-box>
        </draw:frame>
        <draw:frame draw:style-name="gr1" draw:text-style-name="P2" draw:layer="layout" svg:width="13.308cm" svg:height="0.475cm" svg:x="3.98cm" svg:y="3.654cm">
          <draw:text-box>
            <text:p text:style-name="P1"><text:span text:style-name="T4"><text:s/></text:span><text:span text:style-name="T4">It briefly described the provisions of resolution 1441, the history of the </text:span></text:p>
          </draw:text-box>
        </draw:frame>
        <draw:frame draw:style-name="gr1" draw:text-style-name="P2" draw:layer="layout" svg:width="15.149cm" svg:height="0.475cm" svg:x="2.2cm" svg:y="4.218cm">
          <draw:text-box>
            <text:p text:style-name="P1"><text:span text:style-name="T4">negotiation and adoption of resolution 1441 and subsequent developments, and </text:span></text:p>
          </draw:text-box>
        </draw:frame>
        <draw:frame draw:style-name="gr1" draw:text-style-name="P2" draw:layer="layout" svg:width="4.189cm" svg:height="0.475cm" svg:x="2.2cm" svg:y="4.783cm">
          <draw:text-box>
            <text:p text:style-name="P1"><text:span text:style-name="T4">the legal background. </text:span></text:p>
          </draw:text-box>
        </draw:frame>
        <draw:frame draw:style-name="gr1" draw:text-style-name="P2" draw:layer="layout" svg:width="4.172cm" svg:height="0.475cm" svg:x="2.2cm" svg:y="5.697cm">
          <draw:text-box>
            <text:p text:style-name="P1"><text:span text:style-name="T7">106. </text:span><text:span text:style-name="T4"><text:s/>Mr Wood wrote: </text:span></text:p>
          </draw:text-box>
        </draw:frame>
        <draw:frame draw:style-name="gr1" draw:text-style-name="P2" draw:layer="layout" svg:width="15.92cm" svg:height="0.475cm" svg:x="2.95cm" svg:y="6.612cm">
          <draw:text-box>
            <text:p text:style-name="P1"><text:span text:style-name="T4">“</text:span><text:span text:style-name="T4">The main legal issue raised by the resolution … is whether a further decision by the </text:span></text:p>
          </draw:text-box>
        </draw:frame>
        <draw:frame draw:style-name="gr1" draw:text-style-name="P2" draw:layer="layout" svg:width="15.238cm" svg:height="0.475cm" svg:x="2.95cm" svg:y="7.176cm">
          <draw:text-box>
            <text:p text:style-name="P1"><text:span text:style-name="T4">Security Council would be required before force could lawfully be used to ensure </text:span></text:p>
          </draw:text-box>
        </draw:frame>
        <draw:frame draw:style-name="gr1" draw:text-style-name="P2" draw:layer="layout" svg:width="15.61cm" svg:height="0.475cm" svg:x="2.95cm" svg:y="7.741cm">
          <draw:text-box>
            <text:p text:style-name="P1"><text:span text:style-name="T4">Iraqi compliance with its disarmament obligations. (This question is often put in the </text:span></text:p>
          </draw:text-box>
        </draw:frame>
        <draw:frame draw:style-name="gr1" draw:text-style-name="P2" draw:layer="layout" svg:width="15.475cm" svg:height="0.475cm" svg:x="2.95cm" svg:y="8.305cm">
          <draw:text-box>
            <text:p text:style-name="P1"><text:span text:style-name="T4">form ‘Is a second resolution required?’, but a further decision by the Council could </text:span></text:p>
          </draw:text-box>
        </draw:frame>
        <draw:frame draw:style-name="gr1" draw:text-style-name="P2" draw:layer="layout" svg:width="15.788cm" svg:height="0.475cm" svg:x="2.95cm" svg:y="8.87cm">
          <draw:text-box>
            <text:p text:style-name="P1"><text:span text:style-name="T4">take other forms, in particular it could be a statement made on behalf of the Council </text:span></text:p>
          </draw:text-box>
        </draw:frame>
        <draw:frame draw:style-name="gr1" draw:text-style-name="P2" draw:layer="layout" svg:width="3.202cm" svg:height="0.475cm" svg:x="2.95cm" svg:y="9.434cm">
          <draw:text-box>
            <text:p text:style-name="P1"><text:span text:style-name="T4">or its members.)”</text:span></text:p>
          </draw:text-box>
        </draw:frame>
        <draw:frame draw:style-name="gr1" draw:text-style-name="P2" draw:layer="layout" svg:width="16.431cm" svg:height="0.475cm" svg:x="2.2cm" svg:y="10.348cm">
          <draw:text-box>
            <text:p text:style-name="P1"><text:span text:style-name="T7">107. </text:span><text:span text:style-name="T4"><text:s/>Describing resolution 1441 as a “consensus text” and stating that, “as is often the </text:span></text:p>
          </draw:text-box>
        </draw:frame>
        <draw:frame draw:style-name="gr1" draw:text-style-name="P2" draw:layer="layout" svg:width="16.317cm" svg:height="0.475cm" svg:x="2.2cm" svg:y="10.913cm">
          <draw:text-box>
            <text:p text:style-name="P1"><text:span text:style-name="T4">case, the drafting leaves something to be desired”, Mr Wood wrote (paragraph 5 of his </text:span></text:p>
          </draw:text-box>
        </draw:frame>
        <draw:frame draw:style-name="gr1" draw:text-style-name="P2" draw:layer="layout" svg:width="14.726cm" svg:height="0.475cm" svg:x="2.2cm" svg:y="11.477cm">
          <draw:text-box>
            <text:p text:style-name="P1"><text:span text:style-name="T4">letter) that there were two broad views of the interpretation of resolution 1441: </text:span></text:p>
          </draw:text-box>
        </draw:frame>
        <draw:frame draw:style-name="gr2" draw:text-style-name="P3" draw:layer="layout" svg:width="0.634cm" svg:height="0.712cm" svg:x="2.95cm" svg:y="12.2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509cm" svg:height="0.475cm" svg:x="3.7cm" svg:y="12.392cm">
          <draw:text-box>
            <text:p text:style-name="P1"><text:span text:style-name="T4">the first was that resolution 1441 “does not authorise the use of force or revive the </text:span></text:p>
          </draw:text-box>
        </draw:frame>
        <draw:frame draw:style-name="gr1" draw:text-style-name="P2" draw:layer="layout" svg:width="15.204cm" svg:height="0.475cm" svg:x="3.7cm" svg:y="12.956cm">
          <draw:text-box>
            <text:p text:style-name="P1"><text:span text:style-name="T4">Council’s earlier authorisation; a further Council decision is needed for that”; and </text:span></text:p>
          </draw:text-box>
        </draw:frame>
        <draw:frame draw:style-name="gr2" draw:text-style-name="P3" draw:layer="layout" svg:width="0.634cm" svg:height="0.712cm" svg:x="2.95cm" svg:y="13.4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72cm" svg:height="0.475cm" svg:x="3.7cm" svg:y="13.621cm">
          <draw:text-box>
            <text:p text:style-name="P1"><text:span text:style-name="T4">the second was that “taking account of previous Council practice, the negotiating </text:span></text:p>
          </draw:text-box>
        </draw:frame>
        <draw:frame draw:style-name="gr1" draw:text-style-name="P2" draw:layer="layout" svg:width="14.992cm" svg:height="0.475cm" svg:x="3.7cm" svg:y="14.185cm">
          <draw:text-box>
            <text:p text:style-name="P1"><text:span text:style-name="T4">history and the statements made on adoption”, resolution 1441 “can be read as </text:span></text:p>
          </draw:text-box>
        </draw:frame>
        <draw:frame draw:style-name="gr1" draw:text-style-name="P2" draw:layer="layout" svg:width="14.751cm" svg:height="0.475cm" svg:x="3.7cm" svg:y="14.75cm">
          <draw:text-box>
            <text:p text:style-name="P1"><text:span text:style-name="T4">meaning that the Council has already conditionally authorised the use of force </text:span></text:p>
          </draw:text-box>
        </draw:frame>
        <draw:frame draw:style-name="gr1" draw:text-style-name="P2" draw:layer="layout" svg:width="14.781cm" svg:height="0.475cm" svg:x="3.7cm" svg:y="15.314cm">
          <draw:text-box>
            <text:p text:style-name="P1"><text:span text:style-name="T4">against Iraq; the conditions being (a) that Iraq fails to take the final opportunity </text:span></text:p>
          </draw:text-box>
        </draw:frame>
        <draw:frame draw:style-name="gr1" draw:text-style-name="P2" draw:layer="layout" svg:width="14.497cm" svg:height="0.475cm" svg:x="3.7cm" svg:y="15.878cm">
          <draw:text-box>
            <text:p text:style-name="P1"><text:span text:style-name="T4">if it has been offered and (b) that there is Council discussion (not necessarily </text:span></text:p>
          </draw:text-box>
        </draw:frame>
        <draw:frame draw:style-name="gr1" draw:text-style-name="P2" draw:layer="layout" svg:width="14.518cm" svg:height="0.475cm" svg:x="3.7cm" svg:y="16.443cm">
          <draw:text-box>
            <text:p text:style-name="P1"><text:span text:style-name="T4">a decision) under paragraph 12 of the resolution. If these conditions are met, </text:span></text:p>
          </draw:text-box>
        </draw:frame>
        <draw:frame draw:style-name="gr1" draw:text-style-name="P2" draw:layer="layout" svg:width="15.009cm" svg:height="0.475cm" svg:x="3.7cm" svg:y="17.007cm">
          <draw:text-box>
            <text:p text:style-name="P1"><text:span text:style-name="T4">the material breach is uncovered and (on the ‘revival of authorisation’ argument </text:span></text:p>
          </draw:text-box>
        </draw:frame>
        <draw:frame draw:style-name="gr1" draw:text-style-name="P2" draw:layer="layout" svg:width="15.009cm" svg:height="0.475cm" svg:x="3.7cm" svg:y="17.572cm">
          <draw:text-box>
            <text:p text:style-name="P1"><text:span text:style-name="T4">based on Security Council resolutions 678 (1990) and 687 (1991)) force can be </text:span></text:p>
          </draw:text-box>
        </draw:frame>
        <draw:frame draw:style-name="gr1" draw:text-style-name="P2" draw:layer="layout" svg:width="7.757cm" svg:height="0.475cm" svg:x="3.7cm" svg:y="18.136cm">
          <draw:text-box>
            <text:p text:style-name="P1"><text:span text:style-name="T4">taken to be authorised under SCR 1441.”</text:span></text:p>
          </draw:text-box>
        </draw:frame>
        <draw:frame draw:style-name="gr6" draw:text-style-name="P7" draw:layer="layout" svg:width="4.985cm" svg:height="0.556cm" svg:x="8.016cm" svg:y="19.457cm">
          <draw:text-box>
            <text:p text:style-name="P1"><text:span text:style-name="T9">The revival argument</text:span></text:p>
          </draw:text-box>
        </draw:frame>
        <draw:frame draw:style-name="gr4" draw:text-style-name="P5" draw:layer="layout" svg:width="13.295cm" svg:height="0.395cm" svg:x="3.45cm" svg:y="20.379cm">
          <draw:text-box>
            <text:p text:style-name="P1"><text:span text:style-name="T11">The UK justification for the use of military force against Iraq in 1993 and in December </text:span></text:p>
          </draw:text-box>
        </draw:frame>
        <draw:frame draw:style-name="gr4" draw:text-style-name="P5" draw:layer="layout" svg:width="13.231cm" svg:height="0.395cm" svg:x="3.45cm" svg:y="20.873cm">
          <draw:text-box>
            <text:p text:style-name="P1"><text:span text:style-name="T11">1998 (Operation Desert Fox) relied on the concept that the use of force authorised in </text:span></text:p>
          </draw:text-box>
        </draw:frame>
        <draw:frame draw:style-name="gr4" draw:text-style-name="P5" draw:layer="layout" svg:width="14.027cm" svg:height="0.395cm" svg:x="3.45cm" svg:y="21.367cm">
          <draw:text-box>
            <text:p text:style-name="P1"><text:span text:style-name="T11">resolution 678 (1990) could be “revived” by a Security Council determination that Iraq was </text:span></text:p>
          </draw:text-box>
        </draw:frame>
        <draw:frame draw:style-name="gr4" draw:text-style-name="P5" draw:layer="layout" svg:width="11.297cm" svg:height="0.395cm" svg:x="3.45cm" svg:y="21.861cm">
          <draw:text-box>
            <text:p text:style-name="P1"><text:span text:style-name="T11">in “material breach” of the cease-fire provisions in resolution 687 (1991). </text:span></text:p>
          </draw:text-box>
        </draw:frame>
        <draw:frame draw:style-name="gr4" draw:text-style-name="P5" draw:layer="layout" svg:width="9.315cm" svg:height="0.395cm" svg:x="3.45cm" svg:y="22.554cm">
          <draw:text-box>
            <text:p text:style-name="P1"><text:span text:style-name="T11">Resolution 678, adopted on 29 November 1990, demanded:</text:span></text:p>
          </draw:text-box>
        </draw:frame>
        <draw:frame draw:style-name="gr4" draw:text-style-name="P5" draw:layer="layout" svg:width="12.651cm" svg:height="0.395cm" svg:x="4.2cm" svg:y="23.248cm">
          <draw:text-box>
            <text:p text:style-name="P1"><text:span text:style-name="T11">“… </text:span><text:span text:style-name="T11">that Iraq comply fully with resolution 660 (1990) [which required its immediate </text:span></text:p>
          </draw:text-box>
        </draw:frame>
        <draw:frame draw:style-name="gr4" draw:text-style-name="P5" draw:layer="layout" svg:width="9.434cm" svg:height="0.395cm" svg:x="4.2cm" svg:y="23.742cm">
          <draw:text-box>
            <text:p text:style-name="P1"><text:span text:style-name="T11">withdrawal from Kuwait] and all subsequent resolutions”; and</text:span></text:p>
          </draw:text-box>
        </draw:frame>
        <draw:frame draw:style-name="gr4" draw:text-style-name="P5" draw:layer="layout" svg:width="12.427cm" svg:height="0.395cm" svg:x="4.2cm" svg:y="24.586cm">
          <draw:text-box>
            <text:p text:style-name="P1"><text:span text:style-name="T11">“</text:span><text:span text:style-name="T11">unless Iraq on or before 15 January 1991 fully” implemented those resolutions,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485cm" svg:y1="27.137cm" svg:x2="16.441cm" svg:y2="27.137cm">
          <text:p/>
        </draw:line>
        <draw:frame draw:style-name="gr4" draw:text-style-name="P5" draw:layer="layout" svg:width="1.738cm" svg:height="0.395cm" svg:x="4.2cm" svg:y="25.08cm">
          <draw:text-box>
            <text:p text:style-name="P1"><text:span text:style-name="T11">authorised: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28 </text:span></text:p>
          </draw:text-box>
        </draw:frame>
        <draw:frame draw:style-name="gr4" draw:text-style-name="P5" draw:layer="layout" svg:width="14.061cm" svg:height="0.395cm" svg:x="2.486cm" svg:y="26.781cm">
          <draw:text-box>
            <text:p text:style-name="P1"><text:span text:style-name="T6">Letter Wood to Adams, 9 December 2002, ‘Iraq: Security Council Resolution 1441 (2002)’</text:span><text:span text:style-name="T11">. </text:span></text:p>
          </draw:text-box>
        </draw:frame>
      </draw:page>
      <draw:page draw:name="page23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polygon draw:style-name="gr5" draw:text-style-name="P6" draw:layer="layout" svg:width="15.083cm" svg:height="21.583cm" svg:x="2.958cm" svg:y="2.608cm" svg:viewBox="0 0 15084 21584" draw:points="0,21584 15084,215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23</text:span></text:p>
          </draw:text-box>
        </draw:frame>
        <draw:frame draw:style-name="gr4" draw:text-style-name="P5" draw:layer="layout" svg:width="11.914cm" svg:height="0.395cm" svg:x="4.2cm" svg:y="3.055cm">
          <draw:text-box>
            <text:p text:style-name="P1"><text:span text:style-name="T11">“… </text:span><text:span text:style-name="T11">Member States co-operating with the Government of Kuwait … to use all </text:span></text:p>
          </draw:text-box>
        </draw:frame>
        <draw:frame draw:style-name="gr4" draw:text-style-name="P5" draw:layer="layout" svg:width="13.24cm" svg:height="0.395cm" svg:x="4.2cm" svg:y="3.549cm">
          <draw:text-box>
            <text:p text:style-name="P1"><text:span text:style-name="T11">necessary means to uphold and implement resolution 660 (1990) and all subsequent </text:span></text:p>
          </draw:text-box>
        </draw:frame>
        <draw:frame draw:style-name="gr4" draw:text-style-name="P5" draw:layer="layout" svg:width="12.329cm" svg:height="0.395cm" svg:x="4.2cm" svg:y="4.043cm">
          <draw:text-box>
            <text:p text:style-name="P1"><text:span text:style-name="T11">relevant resolutions and to restore international peace and security in the area.”</text:span></text:p>
          </draw:text-box>
        </draw:frame>
        <draw:frame draw:style-name="gr4" draw:text-style-name="P5" draw:layer="layout" svg:width="12.99cm" svg:height="0.395cm" svg:x="3.45cm" svg:y="4.887cm">
          <draw:text-box>
            <text:p text:style-name="P1"><text:span text:style-name="T11">The resolution stated that the Security Council was “acting under Chapter VII of the </text:span></text:p>
          </draw:text-box>
        </draw:frame>
        <draw:frame draw:style-name="gr4" draw:text-style-name="P5" draw:layer="layout" svg:width="13.265cm" svg:height="0.395cm" svg:x="3.45cm" svg:y="5.381cm">
          <draw:text-box>
            <text:p text:style-name="P1"><text:span text:style-name="T11">Charter”. Chapter VII is the only part of the United Nations Charter governing the use </text:span></text:p>
          </draw:text-box>
        </draw:frame>
        <draw:frame draw:style-name="gr4" draw:text-style-name="P5" draw:layer="layout" svg:width="13.172cm" svg:height="0.395cm" svg:x="3.45cm" svg:y="5.875cm">
          <draw:text-box>
            <text:p text:style-name="P1"><text:span text:style-name="T11">of force, and it does so in the context of: “Action with respect to threats to the peace, </text:span></text:p>
          </draw:text-box>
        </draw:frame>
        <draw:frame draw:style-name="gr4" draw:text-style-name="P5" draw:layer="layout" svg:width="7.52cm" svg:height="0.395cm" svg:x="3.45cm" svg:y="6.369cm">
          <draw:text-box>
            <text:p text:style-name="P1"><text:span text:style-name="T11">breaches of the peace, and acts of aggression.” </text:span></text:p>
          </draw:text-box>
        </draw:frame>
        <draw:frame draw:style-name="gr4" draw:text-style-name="P5" draw:layer="layout" svg:width="13.591cm" svg:height="0.395cm" svg:x="3.45cm" svg:y="7.062cm">
          <draw:text-box>
            <text:p text:style-name="P1"><text:span text:style-name="T11">After the suspension of hostilities at the end of February 1991, resolutions 686 and 687 </text:span></text:p>
          </draw:text-box>
        </draw:frame>
        <draw:frame draw:style-name="gr4" draw:text-style-name="P5" draw:layer="layout" svg:width="14.048cm" svg:height="0.395cm" svg:x="3.45cm" svg:y="7.556cm">
          <draw:text-box>
            <text:p text:style-name="P1"><text:span text:style-name="T11">of 1991 contained a number of demands which Iraq had to fulfil in relation to the cessation </text:span></text:p>
          </draw:text-box>
        </draw:frame>
        <draw:frame draw:style-name="gr4" draw:text-style-name="P5" draw:layer="layout" svg:width="8.13cm" svg:height="0.395cm" svg:x="3.45cm" svg:y="8.05cm">
          <draw:text-box>
            <text:p text:style-name="P1"><text:span text:style-name="T11">of hostilities and the commencement of reparations. </text:span></text:p>
          </draw:text-box>
        </draw:frame>
        <draw:frame draw:style-name="gr4" draw:text-style-name="P5" draw:layer="layout" svg:width="7.559cm" svg:height="0.395cm" svg:x="3.45cm" svg:y="8.744cm">
          <draw:text-box>
            <text:p text:style-name="P1"><text:span text:style-name="T11">The obligations included provisions in relation to:</text:span></text:p>
          </draw:text-box>
        </draw:frame>
        <draw:frame draw:style-name="gr6" draw:text-style-name="P7" draw:layer="layout" svg:width="0.493cm" svg:height="0.556cm" svg:x="3.7cm" svg:y="9.38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3.647cm" svg:height="0.395cm" svg:x="4.2cm" svg:y="9.438cm">
          <draw:text-box>
            <text:p text:style-name="P1"><text:span text:style-name="T11">the Iraq/Kuwait border; </text:span></text:p>
          </draw:text-box>
        </draw:frame>
        <draw:frame draw:style-name="gr6" draw:text-style-name="P7" draw:layer="layout" svg:width="0.493cm" svg:height="0.556cm" svg:x="3.7cm" svg:y="9.97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486cm" svg:height="0.395cm" svg:x="4.2cm" svg:y="10.032cm">
          <draw:text-box>
            <text:p text:style-name="P1"><text:span text:style-name="T11">repatriation of Kuwaiti nationals and property, and the payment of compensation </text:span></text:p>
          </draw:text-box>
        </draw:frame>
        <draw:frame draw:style-name="gr4" draw:text-style-name="P5" draw:layer="layout" svg:width="1.272cm" svg:height="0.395cm" svg:x="4.2cm" svg:y="10.526cm">
          <draw:text-box>
            <text:p text:style-name="P1"><text:span text:style-name="T11">by Iraq; </text:span></text:p>
          </draw:text-box>
        </draw:frame>
        <draw:frame draw:style-name="gr6" draw:text-style-name="P7" draw:layer="layout" svg:width="0.493cm" svg:height="0.556cm" svg:x="3.7cm" svg:y="11.06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2.267cm" svg:height="0.395cm" svg:x="4.2cm" svg:y="11.12cm">
          <draw:text-box>
            <text:p text:style-name="P1"><text:span text:style-name="T11">sanctions; and</text:span></text:p>
          </draw:text-box>
        </draw:frame>
        <draw:frame draw:style-name="gr6" draw:text-style-name="P7" draw:layer="layout" svg:width="0.493cm" svg:height="0.556cm" svg:x="3.7cm" svg:y="11.65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6.123cm" svg:height="0.395cm" svg:x="4.2cm" svg:y="11.714cm">
          <draw:text-box>
            <text:p text:style-name="P1"><text:span text:style-name="T11">disarmament of WMD, and inspections.</text:span></text:p>
          </draw:text-box>
        </draw:frame>
        <draw:frame draw:style-name="gr4" draw:text-style-name="P5" draw:layer="layout" svg:width="13.642cm" svg:height="0.395cm" svg:x="3.45cm" svg:y="12.557cm">
          <draw:text-box>
            <text:p text:style-name="P1"><text:span text:style-name="T11">It was expressly stated that the authority to use force in resolution 678 (1990) remained </text:span></text:p>
          </draw:text-box>
        </draw:frame>
        <draw:frame draw:style-name="gr4" draw:text-style-name="P5" draw:layer="layout" svg:width="10.958cm" svg:height="0.395cm" svg:x="3.45cm" svg:y="13.051cm">
          <draw:text-box>
            <text:p text:style-name="P1"><text:span text:style-name="T11">valid during the period required for Iraq to comply with those demands.</text:span></text:p>
          </draw:text-box>
        </draw:frame>
        <draw:frame draw:style-name="gr4" draw:text-style-name="P5" draw:layer="layout" svg:width="12.448cm" svg:height="0.395cm" svg:x="3.45cm" svg:y="13.745cm">
          <draw:text-box>
            <text:p text:style-name="P1"><text:span text:style-name="T11">In resolution 707 of August 1991 the Security Council condemned Iraq’s serious </text:span></text:p>
          </draw:text-box>
        </draw:frame>
        <draw:frame draw:style-name="gr4" draw:text-style-name="P5" draw:layer="layout" svg:width="13.807cm" svg:height="0.395cm" svg:x="3.45cm" svg:y="14.239cm">
          <draw:text-box>
            <text:p text:style-name="P1"><text:span text:style-name="T11">violations of its disarmament obligations as a “material breach” of the relevant provisions </text:span></text:p>
          </draw:text-box>
        </draw:frame>
        <draw:frame draw:style-name="gr4" draw:text-style-name="P5" draw:layer="layout" svg:width="13.206cm" svg:height="0.395cm" svg:x="3.45cm" svg:y="14.733cm">
          <draw:text-box>
            <text:p text:style-name="P1"><text:span text:style-name="T11">of resolution 687 (1991), “which established a cease-fire and provided the conditions </text:span></text:p>
          </draw:text-box>
        </draw:frame>
        <draw:frame draw:style-name="gr4" draw:text-style-name="P5" draw:layer="layout" svg:width="9.891cm" svg:height="0.395cm" svg:x="3.45cm" svg:y="15.227cm">
          <draw:text-box>
            <text:p text:style-name="P1"><text:span text:style-name="T11">essential to the restoration of peace and security in the region”. </text:span></text:p>
          </draw:text-box>
        </draw:frame>
        <draw:frame draw:style-name="gr4" draw:text-style-name="P5" draw:layer="layout" svg:width="13.583cm" svg:height="0.395cm" svg:x="3.45cm" svg:y="15.921cm">
          <draw:text-box>
            <text:p text:style-name="P1"><text:span text:style-name="T11">In January 1993, two further serious incidents arose in relation to Iraq’s implementation </text:span></text:p>
          </draw:text-box>
        </draw:frame>
        <draw:frame draw:style-name="gr4" draw:text-style-name="P5" draw:layer="layout" svg:width="13.671cm" svg:height="0.395cm" svg:x="3.45cm" svg:y="16.415cm">
          <draw:text-box>
            <text:p text:style-name="P1"><text:span text:style-name="T11">of resolution 687 (1991). This led to the adoption of two further Presidential Statements, </text:span></text:p>
          </draw:text-box>
        </draw:frame>
        <draw:frame draw:style-name="gr4" draw:text-style-name="P5" draw:layer="layout" svg:width="12.52cm" svg:height="0.395cm" svg:x="3.45cm" svg:y="16.909cm">
          <draw:text-box>
            <text:p text:style-name="P1"><text:span text:style-name="T11">on 8 and 11 January, which contained a direct warning of serious consequences.</text:span></text:p>
          </draw:text-box>
        </draw:frame>
        <draw:frame draw:style-name="gr10" draw:text-style-name="P10" draw:layer="layout" svg:width="0.231cm" svg:height="0.23cm" svg:x="16.027cm" svg:y="16.924cm">
          <draw:text-box>
            <text:p text:style-name="P1"><text:span text:style-name="T14">29</text:span></text:p>
          </draw:text-box>
        </draw:frame>
        <draw:frame draw:style-name="gr4" draw:text-style-name="P5" draw:layer="layout" svg:width="1.166cm" svg:height="0.395cm" svg:x="16.256cm" svg:y="16.909cm">
          <draw:text-box>
            <text:p text:style-name="P1"><text:span text:style-name="T11"><text:s/></text:span><text:span text:style-name="T11">Within </text:span></text:p>
          </draw:text-box>
        </draw:frame>
        <draw:frame draw:style-name="gr4" draw:text-style-name="P5" draw:layer="layout" svg:width="11.068cm" svg:height="0.395cm" svg:x="3.45cm" svg:y="17.402cm">
          <draw:text-box>
            <text:p text:style-name="P1"><text:span text:style-name="T11">days the US, UK and France carried out air and missile strikes on Iraq. </text:span></text:p>
          </draw:text-box>
        </draw:frame>
        <draw:frame draw:style-name="gr4" draw:text-style-name="P5" draw:layer="layout" svg:width="14.091cm" svg:height="0.395cm" svg:x="3.45cm" svg:y="18.096cm">
          <draw:text-box>
            <text:p text:style-name="P1"><text:span text:style-name="T11">In August 1992, Dr Carl-August Fleischhauer, then the UN Legal Counsel, provided advice </text:span></text:p>
          </draw:text-box>
        </draw:frame>
        <draw:frame draw:style-name="gr4" draw:text-style-name="P5" draw:layer="layout" svg:width="14.069cm" svg:height="0.395cm" svg:x="3.45cm" svg:y="18.59cm">
          <draw:text-box>
            <text:p text:style-name="P1"><text:span text:style-name="T11">to the UN Secretary-General on the legal and procedural basis for the use of force against </text:span></text:p>
          </draw:text-box>
        </draw:frame>
        <draw:frame draw:style-name="gr4" draw:text-style-name="P5" draw:layer="layout" svg:width="0.705cm" svg:height="0.395cm" svg:x="3.45cm" svg:y="19.084cm">
          <draw:text-box>
            <text:p text:style-name="P1"><text:span text:style-name="T11">Iraq.</text:span></text:p>
          </draw:text-box>
        </draw:frame>
        <draw:frame draw:style-name="gr10" draw:text-style-name="P10" draw:layer="layout" svg:width="0.231cm" svg:height="0.23cm" svg:x="4.156cm" svg:y="19.1cm">
          <draw:text-box>
            <text:p text:style-name="P1"><text:span text:style-name="T14">30</text:span></text:p>
          </draw:text-box>
        </draw:frame>
        <draw:frame draw:style-name="gr4" draw:text-style-name="P5" draw:layer="layout" svg:width="0.352cm" svg:height="0.395cm" svg:x="4.385cm" svg:y="19.08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8.782cm" svg:height="0.395cm" svg:x="3.45cm" svg:y="19.778cm">
          <draw:text-box>
            <text:p text:style-name="P1"><text:span text:style-name="T11">The key elements of Dr. Fleischhauer’s advice included: </text:span></text:p>
          </draw:text-box>
        </draw:frame>
        <draw:frame draw:style-name="gr6" draw:text-style-name="P7" draw:layer="layout" svg:width="0.493cm" svg:height="0.556cm" svg:x="3.7cm" svg:y="20.41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774cm" svg:height="0.395cm" svg:x="4.2cm" svg:y="20.472cm">
          <draw:text-box>
            <text:p text:style-name="P1"><text:span text:style-name="T11">The authorisation to use all necessary means in resolution 678 (1990) was limited </text:span></text:p>
          </draw:text-box>
        </draw:frame>
        <draw:frame draw:style-name="gr4" draw:text-style-name="P5" draw:layer="layout" svg:width="12.626cm" svg:height="0.395cm" svg:x="4.2cm" svg:y="20.966cm">
          <draw:text-box>
            <text:p text:style-name="P1"><text:span text:style-name="T11">to the achievement of the objectives in that resolution - “to uphold and implement </text:span></text:p>
          </draw:text-box>
        </draw:frame>
        <draw:frame draw:style-name="gr4" draw:text-style-name="P5" draw:layer="layout" svg:width="11.86cm" svg:height="0.395cm" svg:x="4.2cm" svg:y="21.46cm">
          <draw:text-box>
            <text:p text:style-name="P1"><text:span text:style-name="T11">resolution 660 (1990) and all subsequent relevant resolutions and to restore </text:span></text:p>
          </draw:text-box>
        </draw:frame>
        <draw:frame draw:style-name="gr4" draw:text-style-name="P5" draw:layer="layout" svg:width="12.355cm" svg:height="0.395cm" svg:x="4.2cm" svg:y="21.954cm">
          <draw:text-box>
            <text:p text:style-name="P1"><text:span text:style-name="T11">international peace and security in the area” - but was not limited in time; it was </text:span></text:p>
          </draw:text-box>
        </draw:frame>
        <draw:frame draw:style-name="gr4" draw:text-style-name="P5" draw:layer="layout" svg:width="12.626cm" svg:height="0.395cm" svg:x="4.2cm" svg:y="22.447cm">
          <draw:text-box>
            <text:p text:style-name="P1"><text:span text:style-name="T11">not addressed to a defined group of states except for “the vague notion of ‘states </text:span></text:p>
          </draw:text-box>
        </draw:frame>
        <draw:frame draw:style-name="gr4" draw:text-style-name="P5" draw:layer="layout" svg:width="12.939cm" svg:height="0.395cm" svg:x="4.2cm" svg:y="22.941cm">
          <draw:text-box>
            <text:p text:style-name="P1"><text:span text:style-name="T11">cooperating with Kuwait’”, and it was clear by the words “all necessary means” that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4" draw:text-style-name="P5" draw:layer="layout" svg:width="8.155cm" svg:height="0.395cm" svg:x="4.2cm" svg:y="23.435cm">
          <draw:text-box>
            <text:p text:style-name="P1"><text:span text:style-name="T11">it was understood to include the use of armed force. </text:span></text:p>
          </draw:text-box>
        </draw:frame>
        <draw:frame draw:style-name="gr10" draw:text-style-name="P10" draw:layer="layout" svg:width="0.29cm" svg:height="0.23cm" svg:x="2.2cm" svg:y="25.103cm">
          <draw:text-box>
            <text:p text:style-name="P1"><text:span text:style-name="T14">29 </text:span></text:p>
          </draw:text-box>
        </draw:frame>
        <draw:frame draw:style-name="gr4" draw:text-style-name="P5" draw:layer="layout" svg:width="15.835cm" svg:height="0.395cm" svg:x="2.486cm" svg:y="25.087cm">
          <draw:text-box>
            <text:p text:style-name="P1"><text:span text:style-name="T11">Presidential Statement, S/25081, 8 January 1993; Presidential Statement, S/25091, 11 January 1993. 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4">30 </text:span></text:p>
          </draw:text-box>
        </draw:frame>
        <draw:frame draw:style-name="gr4" draw:text-style-name="P5" draw:layer="layout" svg:width="14.438cm" svg:height="0.395cm" svg:x="2.486cm" svg:y="25.511cm">
          <draw:text-box>
            <text:p text:style-name="P1"><text:span text:style-name="T11">Zacklin R, The United Nations Secretariat And The Use of Force In A Unipolar World, Hersch </text:span></text:p>
          </draw:text-box>
        </draw:frame>
        <draw:frame draw:style-name="gr4" draw:text-style-name="P5" draw:layer="layout" svg:width="16.127cm" svg:height="0.395cm" svg:x="2.2cm" svg:y="25.934cm">
          <draw:text-box>
            <text:p text:style-name="P1"><text:span text:style-name="T11">Lauterpacht Memorial Lectures, University of Cambridge, 22 January 2008. The advice of the UN Legal </text:span></text:p>
          </draw:text-box>
        </draw:frame>
        <draw:frame draw:style-name="gr4" draw:text-style-name="P5" draw:layer="layout" svg:width="16.004cm" svg:height="0.395cm" svg:x="2.2cm" svg:y="26.357cm">
          <draw:text-box>
            <text:p text:style-name="P1"><text:span text:style-name="T11">Counsel can be sought by the Secretary-General, and by the organs of the UN, but not by the Member </text:span></text:p>
          </draw:text-box>
        </draw:frame>
        <draw:frame draw:style-name="gr4" draw:text-style-name="P5" draw:layer="layout" svg:width="15.733cm" svg:height="0.395cm" svg:x="2.2cm" svg:y="26.781cm">
          <draw:text-box>
            <text:p text:style-name="P1"><text:span text:style-name="T11">States, who rely on their own legal advisers. It is not determinative and does not bind Member States.</text:span></text:p>
          </draw:text-box>
        </draw:frame>
      </draw:page>
      <draw:page draw:name="page2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polygon draw:style-name="gr5" draw:text-style-name="P6" draw:layer="layout" svg:width="15.083cm" svg:height="23.483cm" svg:x="2.958cm" svg:y="2.608cm" svg:viewBox="0 0 15084 23484" draw:points="0,23484 15084,234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24</text:span></text:p>
          </draw:text-box>
        </draw:frame>
        <draw:frame draw:style-name="gr6" draw:text-style-name="P7" draw:layer="layout" svg:width="0.493cm" svg:height="0.556cm" svg:x="3.7cm" svg:y="2.99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207cm" svg:height="0.395cm" svg:x="4.2cm" svg:y="3.055cm">
          <draw:text-box>
            <text:p text:style-name="P1"><text:span text:style-name="T11">Resolution 687 (1991) permitted the conclusion that once the Security Council </text:span></text:p>
          </draw:text-box>
        </draw:frame>
        <draw:frame draw:style-name="gr4" draw:text-style-name="P5" draw:layer="layout" svg:width="12.351cm" svg:height="0.395cm" svg:x="4.2cm" svg:y="3.549cm">
          <draw:text-box>
            <text:p text:style-name="P1"><text:span text:style-name="T11">was satisfied that Iraq had complied with all its obligations under the resolution, </text:span></text:p>
          </draw:text-box>
        </draw:frame>
        <draw:frame draw:style-name="gr4" draw:text-style-name="P5" draw:layer="layout" svg:width="12.668cm" svg:height="0.395cm" svg:x="4.2cm" svg:y="4.043cm">
          <draw:text-box>
            <text:p text:style-name="P1"><text:span text:style-name="T11">the authorisation to use force would lapse. But resolution 687 (1991) did not itself </text:span></text:p>
          </draw:text-box>
        </draw:frame>
        <draw:frame draw:style-name="gr4" draw:text-style-name="P5" draw:layer="layout" svg:width="12.77cm" svg:height="0.395cm" svg:x="4.2cm" svg:y="4.537cm">
          <draw:text-box>
            <text:p text:style-name="P1"><text:span text:style-name="T11">terminate that authorisation, expressly or by inference. That followed from the fact </text:span></text:p>
          </draw:text-box>
        </draw:frame>
        <draw:frame draw:style-name="gr4" draw:text-style-name="P5" draw:layer="layout" svg:width="12.177cm" svg:height="0.395cm" svg:x="4.2cm" svg:y="5.031cm">
          <draw:text-box>
            <text:p text:style-name="P1"><text:span text:style-name="T11">that the preambular paragraphs (PPs) of resolution 687 (1991) affirmed all the </text:span></text:p>
          </draw:text-box>
        </draw:frame>
        <draw:frame draw:style-name="gr4" draw:text-style-name="P5" draw:layer="layout" svg:width="12.376cm" svg:height="0.395cm" svg:x="4.2cm" svg:y="5.525cm">
          <draw:text-box>
            <text:p text:style-name="P1"><text:span text:style-name="T11">Security Council’s previous resolutions on Iraq, including resolution 678 (1990). </text:span></text:p>
          </draw:text-box>
        </draw:frame>
        <draw:frame draw:style-name="gr6" draw:text-style-name="P7" draw:layer="layout" svg:width="0.493cm" svg:height="0.556cm" svg:x="3.7cm" svg:y="6.06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86cm" svg:height="0.395cm" svg:x="4.2cm" svg:y="6.119cm">
          <draw:text-box>
            <text:p text:style-name="P1"><text:span text:style-name="T11">A cease-fire is by its nature a transitory measure but, during its duration, the </text:span></text:p>
          </draw:text-box>
        </draw:frame>
        <draw:frame draw:style-name="gr4" draw:text-style-name="P5" draw:layer="layout" svg:width="11.974cm" svg:height="0.395cm" svg:x="4.2cm" svg:y="6.612cm">
          <draw:text-box>
            <text:p text:style-name="P1"><text:span text:style-name="T11">cease-fire superseded the ability to implement the authorisation to use force. </text:span></text:p>
          </draw:text-box>
        </draw:frame>
        <draw:frame draw:style-name="gr4" draw:text-style-name="P5" draw:layer="layout" svg:width="13.049cm" svg:height="0.395cm" svg:x="4.2cm" svg:y="7.106cm">
          <draw:text-box>
            <text:p text:style-name="P1"><text:span text:style-name="T11">The promise contained in the cease-fire to cease hostilities under certain conditions </text:span></text:p>
          </draw:text-box>
        </draw:frame>
        <draw:frame draw:style-name="gr4" draw:text-style-name="P5" draw:layer="layout" svg:width="12.528cm" svg:height="0.395cm" svg:x="4.2cm" svg:y="7.6cm">
          <draw:text-box>
            <text:p text:style-name="P1"><text:span text:style-name="T11">created an international obligation, which, as long as those conditions pertained, </text:span></text:p>
          </draw:text-box>
        </draw:frame>
        <draw:frame draw:style-name="gr4" draw:text-style-name="P5" draw:layer="layout" svg:width="13.138cm" svg:height="0.395cm" svg:x="4.2cm" svg:y="8.094cm">
          <draw:text-box>
            <text:p text:style-name="P1"><text:span text:style-name="T11">excluded the recourse to armed force. Under general international law the obligation </text:span></text:p>
          </draw:text-box>
        </draw:frame>
        <draw:frame draw:style-name="gr4" draw:text-style-name="P5" draw:layer="layout" svg:width="12.901cm" svg:height="0.395cm" svg:x="4.2cm" svg:y="8.588cm">
          <draw:text-box>
            <text:p text:style-name="P1"><text:span text:style-name="T11">created could be terminated only if the conditions on which it had been established </text:span></text:p>
          </draw:text-box>
        </draw:frame>
        <draw:frame draw:style-name="gr4" draw:text-style-name="P5" draw:layer="layout" svg:width="13.286cm" svg:height="0.395cm" svg:x="4.2cm" svg:y="9.082cm">
          <draw:text-box>
            <text:p text:style-name="P1"><text:span text:style-name="T11">were violated. In other words, the authority to use force had been suspended, but not </text:span></text:p>
          </draw:text-box>
        </draw:frame>
        <draw:frame draw:style-name="gr4" draw:text-style-name="P5" draw:layer="layout" svg:width="12.876cm" svg:height="0.395cm" svg:x="4.2cm" svg:y="9.576cm">
          <draw:text-box>
            <text:p text:style-name="P1"><text:span text:style-name="T11">terminated. A sufficiently serious violation of Iraq’s obligations under resolution 687 </text:span></text:p>
          </draw:text-box>
        </draw:frame>
        <draw:frame draw:style-name="gr4" draw:text-style-name="P5" draw:layer="layout" svg:width="13.193cm" svg:height="0.395cm" svg:x="4.2cm" svg:y="10.07cm">
          <draw:text-box>
            <text:p text:style-name="P1"><text:span text:style-name="T11">(1991) could withdraw the basis for the cease-fire and re-open the way to a renewed </text:span></text:p>
          </draw:text-box>
        </draw:frame>
        <draw:frame draw:style-name="gr4" draw:text-style-name="P5" draw:layer="layout" svg:width="13.951cm" svg:height="0.395cm" svg:x="4.2cm" svg:y="10.564cm">
          <draw:text-box>
            <text:p text:style-name="P1"><text:span text:style-name="T11">use of force. That possibility was not limited by the passage of time that had then elapsed.</text:span></text:p>
          </draw:text-box>
        </draw:frame>
        <draw:frame draw:style-name="gr6" draw:text-style-name="P7" draw:layer="layout" svg:width="0.493cm" svg:height="0.556cm" svg:x="3.7cm" svg:y="11.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504cm" svg:height="0.395cm" svg:x="4.2cm" svg:y="11.157cm">
          <draw:text-box>
            <text:p text:style-name="P1"><text:span text:style-name="T11">Authority to use force could be revived in circumstances where a two-part </text:span></text:p>
          </draw:text-box>
        </draw:frame>
        <draw:frame draw:style-name="gr4" draw:text-style-name="P5" draw:layer="layout" svg:width="12.909cm" svg:height="0.395cm" svg:x="4.2cm" svg:y="11.651cm">
          <draw:text-box>
            <text:p text:style-name="P1"><text:span text:style-name="T11">pre-condition was met: the Security Council should be in agreement that there was </text:span></text:p>
          </draw:text-box>
        </draw:frame>
        <draw:frame draw:style-name="gr4" draw:text-style-name="P5" draw:layer="layout" svg:width="13.257cm" svg:height="0.395cm" svg:x="4.2cm" svg:y="12.145cm">
          <draw:text-box>
            <text:p text:style-name="P1"><text:span text:style-name="T11">a violation of the obligations undertaken by Iraq; and the Security Council considered </text:span></text:p>
          </draw:text-box>
        </draw:frame>
        <draw:frame draw:style-name="gr4" draw:text-style-name="P5" draw:layer="layout" svg:width="10.784cm" svg:height="0.395cm" svg:x="4.2cm" svg:y="12.639cm">
          <draw:text-box>
            <text:p text:style-name="P1"><text:span text:style-name="T11">the violation sufficiently serious to destroy the basis of the cease-fire. </text:span></text:p>
          </draw:text-box>
        </draw:frame>
        <draw:frame draw:style-name="gr6" draw:text-style-name="P7" draw:layer="layout" svg:width="0.493cm" svg:height="0.556cm" svg:x="3.7cm" svg:y="13.17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922cm" svg:height="0.395cm" svg:x="4.2cm" svg:y="13.233cm">
          <draw:text-box>
            <text:p text:style-name="P1"><text:span text:style-name="T11">Those findings need not be in the form of a resolution, but could be recorded in the </text:span></text:p>
          </draw:text-box>
        </draw:frame>
        <draw:frame draw:style-name="gr4" draw:text-style-name="P5" draw:layer="layout" svg:width="12.863cm" svg:height="0.395cm" svg:x="4.2cm" svg:y="13.727cm">
          <draw:text-box>
            <text:p text:style-name="P1"><text:span text:style-name="T11">form of a Presidential Statement. But the content must make clear that the Council </text:span></text:p>
          </draw:text-box>
        </draw:frame>
        <draw:frame draw:style-name="gr4" draw:text-style-name="P5" draw:layer="layout" svg:width="12.109cm" svg:height="0.395cm" svg:x="4.2cm" svg:y="14.221cm">
          <draw:text-box>
            <text:p text:style-name="P1"><text:span text:style-name="T11">considered that the violation of resolution 687 (1991) was such that all means </text:span></text:p>
          </draw:text-box>
        </draw:frame>
        <draw:frame draw:style-name="gr4" draw:text-style-name="P5" draw:layer="layout" svg:width="12.423cm" svg:height="0.395cm" svg:x="4.2cm" svg:y="14.715cm">
          <draw:text-box>
            <text:p text:style-name="P1"><text:span text:style-name="T11">deemed appropriate by Member States were justified in order to bring Iraq back </text:span></text:p>
          </draw:text-box>
        </draw:frame>
        <draw:frame draw:style-name="gr4" draw:text-style-name="P5" draw:layer="layout" svg:width="12.368cm" svg:height="0.395cm" svg:x="4.2cm" svg:y="15.209cm">
          <draw:text-box>
            <text:p text:style-name="P1"><text:span text:style-name="T11">into compliance with resolution 687 (1991). Under no circumstances should the </text:span></text:p>
          </draw:text-box>
        </draw:frame>
        <draw:frame draw:style-name="gr4" draw:text-style-name="P5" draw:layer="layout" svg:width="12.842cm" svg:height="0.395cm" svg:x="4.2cm" svg:y="15.702cm">
          <draw:text-box>
            <text:p text:style-name="P1"><text:span text:style-name="T11">assessment of that condition be left to individual Member States; since the original </text:span></text:p>
          </draw:text-box>
        </draw:frame>
        <draw:frame draw:style-name="gr4" draw:text-style-name="P5" draw:layer="layout" svg:width="12.38cm" svg:height="0.395cm" svg:x="4.2cm" svg:y="16.196cm">
          <draw:text-box>
            <text:p text:style-name="P1"><text:span text:style-name="T11">authorisation came from the Council, the return to it should also come from that </text:span></text:p>
          </draw:text-box>
        </draw:frame>
        <draw:frame draw:style-name="gr4" draw:text-style-name="P5" draw:layer="layout" svg:width="13.274cm" svg:height="0.395cm" svg:x="4.2cm" svg:y="16.69cm">
          <draw:text-box>
            <text:p text:style-name="P1"><text:span text:style-name="T11">source and not be left to the subjective evaluation made by individual Member States </text:span></text:p>
          </draw:text-box>
        </draw:frame>
        <draw:frame draw:style-name="gr4" draw:text-style-name="P5" draw:layer="layout" svg:width="3.77cm" svg:height="0.395cm" svg:x="4.2cm" svg:y="17.184cm">
          <draw:text-box>
            <text:p text:style-name="P1"><text:span text:style-name="T11">and their Governments. </text:span></text:p>
          </draw:text-box>
        </draw:frame>
        <draw:frame draw:style-name="gr4" draw:text-style-name="P5" draw:layer="layout" svg:width="13.972cm" svg:height="0.395cm" svg:x="3.45cm" svg:y="18.028cm">
          <draw:text-box>
            <text:p text:style-name="P1"><text:span text:style-name="T11">In January 1993, two further serious incidents arose in relation to Iraq’s implementation of </text:span></text:p>
          </draw:text-box>
        </draw:frame>
        <draw:frame draw:style-name="gr4" draw:text-style-name="P5" draw:layer="layout" svg:width="13.913cm" svg:height="0.395cm" svg:x="3.45cm" svg:y="18.522cm">
          <draw:text-box>
            <text:p text:style-name="P1"><text:span text:style-name="T11">resolution 687 (1991), which led to the adoption of two further Presidential Statements on </text:span></text:p>
          </draw:text-box>
        </draw:frame>
        <draw:frame draw:style-name="gr4" draw:text-style-name="P5" draw:layer="layout" svg:width="2.762cm" svg:height="0.395cm" svg:x="3.45cm" svg:y="19.016cm">
          <draw:text-box>
            <text:p text:style-name="P1"><text:span text:style-name="T11">8 and 11 January.</text:span></text:p>
          </draw:text-box>
        </draw:frame>
        <draw:frame draw:style-name="gr10" draw:text-style-name="P10" draw:layer="layout" svg:width="0.231cm" svg:height="0.23cm" svg:x="6.222cm" svg:y="19.031cm">
          <draw:text-box>
            <text:p text:style-name="P1"><text:span text:style-name="T14">31</text:span></text:p>
          </draw:text-box>
        </draw:frame>
        <draw:frame draw:style-name="gr4" draw:text-style-name="P5" draw:layer="layout" svg:width="0.352cm" svg:height="0.395cm" svg:x="6.451cm" svg:y="19.016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2.837cm" svg:height="0.395cm" svg:x="3.45cm" svg:y="19.71cm">
          <draw:text-box>
            <text:p text:style-name="P1"><text:span text:style-name="T11">Unlike resolution 707 (1991) and the Presidential Statements in 1992, in which the </text:span></text:p>
          </draw:text-box>
        </draw:frame>
        <draw:frame draw:style-name="gr4" draw:text-style-name="P5" draw:layer="layout" svg:width="14.107cm" svg:height="0.395cm" svg:x="3.45cm" svg:y="20.204cm">
          <draw:text-box>
            <text:p text:style-name="P1"><text:span text:style-name="T11">warning of serious consequences had been conveyed in indirect language, the statements </text:span></text:p>
          </draw:text-box>
        </draw:frame>
        <draw:frame draw:style-name="gr4" draw:text-style-name="P5" draw:layer="layout" svg:width="13.964cm" svg:height="0.395cm" svg:x="3.45cm" svg:y="20.697cm">
          <draw:text-box>
            <text:p text:style-name="P1"><text:span text:style-name="T11">in 1993 contained a direct warning of serious consequences. Within days the US, UK and </text:span></text:p>
          </draw:text-box>
        </draw:frame>
        <draw:frame draw:style-name="gr4" draw:text-style-name="P5" draw:layer="layout" svg:width="7.694cm" svg:height="0.395cm" svg:x="3.45cm" svg:y="21.191cm">
          <draw:text-box>
            <text:p text:style-name="P1"><text:span text:style-name="T11">France carried out air and missile strikes on Iraq. </text:span></text:p>
          </draw:text-box>
        </draw:frame>
        <draw:frame draw:style-name="gr4" draw:text-style-name="P5" draw:layer="layout" svg:width="12.046cm" svg:height="0.395cm" svg:x="3.45cm" svg:y="21.885cm">
          <draw:text-box>
            <text:p text:style-name="P1"><text:span text:style-name="T11">On 14 January 1993, in relation to military action on the previous day, the UN </text:span></text:p>
          </draw:text-box>
        </draw:frame>
        <draw:frame draw:style-name="gr4" draw:text-style-name="P5" draw:layer="layout" svg:width="7.542cm" svg:height="0.395cm" svg:x="3.45cm" svg:y="22.379cm">
          <draw:text-box>
            <text:p text:style-name="P1"><text:span text:style-name="T11">Secretary-General was reported as having said: </text:span></text:p>
          </draw:text-box>
        </draw:frame>
        <draw:frame draw:style-name="gr4" draw:text-style-name="P5" draw:layer="layout" svg:width="12.22cm" svg:height="0.395cm" svg:x="4.2cm" svg:y="23.073cm">
          <draw:text-box>
            <text:p text:style-name="P1"><text:span text:style-name="T11">“</text:span><text:span text:style-name="T11">The raid yesterday, and the forces which carried out the raid, have received a </text:span></text:p>
          </draw:text-box>
        </draw:frame>
        <draw:frame draw:style-name="gr4" draw:text-style-name="P5" draw:layer="layout" svg:width="12.579cm" svg:height="0.395cm" svg:x="4.2cm" svg:y="23.567cm">
          <draw:text-box>
            <text:p text:style-name="P1"><text:span text:style-name="T11">mandate from the Security Council, according to resolution 678 and the cause of </text:span></text:p>
          </draw:text-box>
        </draw:frame>
        <draw:frame draw:style-name="gr4" draw:text-style-name="P5" draw:layer="layout" svg:width="13.049cm" svg:height="0.395cm" svg:x="4.2cm" svg:y="24.061cm">
          <draw:text-box>
            <text:p text:style-name="P1"><text:span text:style-name="T11">the raid was the violation by Iraq of resolution 687 concerning the cease-fire. So, as </text:span></text:p>
          </draw:text-box>
        </draw:frame>
        <draw:frame draw:style-name="gr4" draw:text-style-name="P5" draw:layer="layout" svg:width="12.668cm" svg:height="0.395cm" svg:x="4.2cm" svg:y="24.555cm">
          <draw:text-box>
            <text:p text:style-name="P1"><text:span text:style-name="T11">Secretary-General of the United Nations, I can say that this action was taken and </text:span></text:p>
          </draw:text-box>
        </draw:frame>
        <draw:frame draw:style-name="gr4" draw:text-style-name="P5" draw:layer="layout" svg:width="13.367cm" svg:height="0.395cm" svg:x="4.2cm" svg:y="25.049cm">
          <draw:text-box>
            <text:p text:style-name="P1"><text:span text:style-name="T11">conforms to the resolutions of the Security Council and conforms to the Charter of the </text:span></text:p>
          </draw:text-box>
        </draw:frame>
        <draw:frame draw:style-name="gr4" draw:text-style-name="P5" draw:layer="layout" svg:width="2.517cm" svg:height="0.395cm" svg:x="4.2cm" svg:y="25.542cm">
          <draw:text-box>
            <text:p text:style-name="P1"><text:span text:style-name="T11">United Nations.”</text:span></text:p>
          </draw:text-box>
        </draw:frame>
        <draw:frame draw:style-name="gr10" draw:text-style-name="P10" draw:layer="layout" svg:width="0.231cm" svg:height="0.23cm" svg:x="6.729cm" svg:y="25.558cm">
          <draw:text-box>
            <text:p text:style-name="P1"><text:span text:style-name="T14">32</text:span></text:p>
          </draw:text-box>
        </draw:frame>
        <draw:line draw:style-name="gr8" draw:text-style-name="P9" draw:layer="layout" svg:x1="2.199cm" svg:y1="26.27cm" svg:x2="7.3cm" svg:y2="26.27cm">
          <text:p/>
        </draw:line>
        <draw:frame draw:style-name="gr4" draw:text-style-name="P5" draw:layer="layout" svg:width="0.352cm" svg:height="0.395cm" svg:x="6.958cm" svg:y="25.542cm">
          <draw:text-box>
            <text:p text:style-name="P1"><text:span text:style-name="T11"><text:s/></text:span></text:p>
          </draw:text-box>
        </draw:frame>
        <draw:frame draw:style-name="gr10" draw:text-style-name="P10" draw:layer="layout" svg:width="0.29cm" svg:height="0.23cm" svg:x="2.2cm" svg:y="26.79cm">
          <draw:text-box>
            <text:p text:style-name="P1"><text:span text:style-name="T14">31 </text:span></text:p>
          </draw:text-box>
        </draw:frame>
        <draw:frame draw:style-name="gr4" draw:text-style-name="P5" draw:layer="layout" svg:width="15.835cm" svg:height="0.395cm" svg:x="2.486cm" svg:y="26.774cm">
          <draw:text-box>
            <text:p text:style-name="P1"><text:span text:style-name="T11">Presidential Statement, S/25081, 8 January 1993; Presidential Statement, S/25091, 11 January 1993. </text:span></text:p>
          </draw:text-box>
        </draw:frame>
        <draw:frame draw:style-name="gr10" draw:text-style-name="P10" draw:layer="layout" svg:width="0.29cm" svg:height="0.23cm" svg:x="2.2cm" svg:y="27.213cm">
          <draw:text-box>
            <text:p text:style-name="P1"><text:span text:style-name="T14">32 </text:span></text:p>
          </draw:text-box>
        </draw:frame>
        <draw:frame draw:style-name="gr4" draw:text-style-name="P5" draw:layer="layout" svg:width="10.674cm" svg:height="0.395cm" svg:x="2.486cm" svg:y="27.197cm">
          <draw:text-box>
            <text:p text:style-name="P1"><text:span text:style-name="T11">Paper FCO, 17 March 2003, ‘Iraq: Legal Basis for the Use of Force’. </text:span></text:p>
          </draw:text-box>
        </draw:frame>
      </draw:page>
      <draw:page draw:name="page25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polygon draw:style-name="gr5" draw:text-style-name="P6" draw:layer="layout" svg:width="15.083cm" svg:height="17.883cm" svg:x="2.958cm" svg:y="2.608cm" svg:viewBox="0 0 15084 17884" draw:points="0,17884 15084,178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25</text:span></text:p>
          </draw:text-box>
        </draw:frame>
        <draw:frame draw:style-name="gr4" draw:text-style-name="P5" draw:layer="layout" svg:width="14.069cm" svg:height="0.395cm" svg:x="3.45cm" svg:y="3.055cm">
          <draw:text-box>
            <text:p text:style-name="P1"><text:span text:style-name="T11">In essence, the statement was an explicit acknowledgement that the authority to use force </text:span></text:p>
          </draw:text-box>
        </draw:frame>
        <draw:frame draw:style-name="gr4" draw:text-style-name="P5" draw:layer="layout" svg:width="6.809cm" svg:height="0.395cm" svg:x="3.45cm" svg:y="3.549cm">
          <draw:text-box>
            <text:p text:style-name="P1"><text:span text:style-name="T11">in resolution 678 (1990) had been “revived”.</text:span></text:p>
          </draw:text-box>
        </draw:frame>
        <draw:frame draw:style-name="gr4" draw:text-style-name="P5" draw:layer="layout" svg:width="12.554cm" svg:height="0.395cm" svg:x="3.45cm" svg:y="4.243cm">
          <draw:text-box>
            <text:p text:style-name="P1"><text:span text:style-name="T11">From June 1997, Iraq had begun to interfere with the activities of the UN Special </text:span></text:p>
          </draw:text-box>
        </draw:frame>
        <draw:frame draw:style-name="gr4" draw:text-style-name="P5" draw:layer="layout" svg:width="13.451cm" svg:height="0.395cm" svg:x="3.45cm" svg:y="4.737cm">
          <draw:text-box>
            <text:p text:style-name="P1"><text:span text:style-name="T11">Commission (UNSCOM), which had been established to monitor Iraq’s WMD. Reports </text:span></text:p>
          </draw:text-box>
        </draw:frame>
        <draw:frame draw:style-name="gr4" draw:text-style-name="P5" draw:layer="layout" svg:width="13.155cm" svg:height="0.395cm" svg:x="3.45cm" svg:y="5.231cm">
          <draw:text-box>
            <text:p text:style-name="P1"><text:span text:style-name="T11">of Iraqi failures to comply with the obligations in resolution 687 (1991) were made by </text:span></text:p>
          </draw:text-box>
        </draw:frame>
        <draw:frame draw:style-name="gr4" draw:text-style-name="P5" draw:layer="layout" svg:width="14.027cm" svg:height="0.395cm" svg:x="3.45cm" svg:y="5.725cm">
          <draw:text-box>
            <text:p text:style-name="P1"><text:span text:style-name="T11">UNSCOM to the UN Security Council (see Section 2.2). Several resolutions were adopted </text:span></text:p>
          </draw:text-box>
        </draw:frame>
        <draw:frame draw:style-name="gr4" draw:text-style-name="P5" draw:layer="layout" svg:width="10.45cm" svg:height="0.395cm" svg:x="3.45cm" svg:y="6.219cm">
          <draw:text-box>
            <text:p text:style-name="P1"><text:span text:style-name="T11">and Presidential Statements were issued condemning Iraqi actions.</text:span></text:p>
          </draw:text-box>
        </draw:frame>
        <draw:frame draw:style-name="gr4" draw:text-style-name="P5" draw:layer="layout" svg:width="13.972cm" svg:height="0.395cm" svg:x="3.45cm" svg:y="6.912cm">
          <draw:text-box>
            <text:p text:style-name="P1"><text:span text:style-name="T11">In March 1998, the Security Council adopted resolution 1154, stating that the Council was </text:span></text:p>
          </draw:text-box>
        </draw:frame>
        <draw:frame draw:style-name="gr4" draw:text-style-name="P5" draw:layer="layout" svg:width="13.845cm" svg:height="0.395cm" svg:x="3.45cm" svg:y="7.406cm">
          <draw:text-box>
            <text:p text:style-name="P1"><text:span text:style-name="T11">acting under Chapter VII of the Charter, and stressing the need for Iraq to comply with its </text:span></text:p>
          </draw:text-box>
        </draw:frame>
        <draw:frame draw:style-name="gr4" draw:text-style-name="P5" draw:layer="layout" svg:width="13.553cm" svg:height="0.395cm" svg:x="3.45cm" svg:y="7.9cm">
          <draw:text-box>
            <text:p text:style-name="P1"><text:span text:style-name="T11">obligations to provide access to UNSCOM in order to implement resolution 687 (1991). </text:span></text:p>
          </draw:text-box>
        </draw:frame>
        <draw:frame draw:style-name="gr4" draw:text-style-name="P5" draw:layer="layout" svg:width="13.697cm" svg:height="0.395cm" svg:x="3.45cm" svg:y="8.394cm">
          <draw:text-box>
            <text:p text:style-name="P1"><text:span text:style-name="T11">It stated that “any violation would have severest consequences for Iraq”. That resolution </text:span></text:p>
          </draw:text-box>
        </draw:frame>
        <draw:frame draw:style-name="gr4" draw:text-style-name="P5" draw:layer="layout" svg:width="11.474cm" svg:height="0.395cm" svg:x="3.45cm" svg:y="8.888cm">
          <draw:text-box>
            <text:p text:style-name="P1"><text:span text:style-name="T11">did not, however, make a finding that Iraq was in breach of its obligations. </text:span></text:p>
          </draw:text-box>
        </draw:frame>
        <draw:frame draw:style-name="gr4" draw:text-style-name="P5" draw:layer="layout" svg:width="13.197cm" svg:height="0.395cm" svg:x="3.45cm" svg:y="9.582cm">
          <draw:text-box>
            <text:p text:style-name="P1"><text:span text:style-name="T11">In October 1998, Dr Richard Butler, UNSCOM’s Executive Chairman, reported to the </text:span></text:p>
          </draw:text-box>
        </draw:frame>
        <draw:frame draw:style-name="gr4" draw:text-style-name="P5" draw:layer="layout" svg:width="13.261cm" svg:height="0.395cm" svg:x="3.45cm" svg:y="10.076cm">
          <draw:text-box>
            <text:p text:style-name="P1"><text:span text:style-name="T11">Security Council that Iraq had suspended its co-operation; Iraq’s decision to suspend </text:span></text:p>
          </draw:text-box>
        </draw:frame>
        <draw:frame draw:style-name="gr4" draw:text-style-name="P5" draw:layer="layout" svg:width="13.642cm" svg:height="0.395cm" svg:x="3.45cm" svg:y="10.57cm">
          <draw:text-box>
            <text:p text:style-name="P1"><text:span text:style-name="T11">co-operation made it “impossible for the Commission to implement its disarmament and </text:span></text:p>
          </draw:text-box>
        </draw:frame>
        <draw:frame draw:style-name="gr4" draw:text-style-name="P5" draw:layer="layout" svg:width="5.886cm" svg:height="0.395cm" svg:x="3.45cm" svg:y="11.064cm">
          <draw:text-box>
            <text:p text:style-name="P1"><text:span text:style-name="T11">monitoring rights and responsibilities”.</text:span></text:p>
          </draw:text-box>
        </draw:frame>
        <draw:frame draw:style-name="gr10" draw:text-style-name="P10" draw:layer="layout" svg:width="0.231cm" svg:height="0.23cm" svg:x="9.372cm" svg:y="11.079cm">
          <draw:text-box>
            <text:p text:style-name="P1"><text:span text:style-name="T14">33</text:span></text:p>
          </draw:text-box>
        </draw:frame>
        <draw:frame draw:style-name="gr4" draw:text-style-name="P5" draw:layer="layout" svg:width="0.352cm" svg:height="0.395cm" svg:x="9.6cm" svg:y="11.064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2.778cm" svg:height="0.395cm" svg:x="3.45cm" svg:y="11.757cm">
          <draw:text-box>
            <text:p text:style-name="P1"><text:span text:style-name="T11">On 5 November, the Security Council adopted resolution 1205, condemning Iraq’s </text:span></text:p>
          </draw:text-box>
        </draw:frame>
        <draw:frame draw:style-name="gr4" draw:text-style-name="P5" draw:layer="layout" svg:width="13.574cm" svg:height="0.395cm" svg:x="3.45cm" svg:y="12.251cm">
          <draw:text-box>
            <text:p text:style-name="P1"><text:span text:style-name="T11">decision to cease co-operation with UNSCOM as a “flagrant violation” of resolution 687 </text:span></text:p>
          </draw:text-box>
        </draw:frame>
        <draw:frame draw:style-name="gr4" draw:text-style-name="P5" draw:layer="layout" svg:width="13.883cm" svg:height="0.395cm" svg:x="3.45cm" svg:y="12.745cm">
          <draw:text-box>
            <text:p text:style-name="P1"><text:span text:style-name="T11">(1991) and other relevant resolutions. In the final paragraph of the resolution the Security </text:span></text:p>
          </draw:text-box>
        </draw:frame>
        <draw:frame draw:style-name="gr4" draw:text-style-name="P5" draw:layer="layout" svg:width="13.502cm" svg:height="0.395cm" svg:x="3.45cm" svg:y="13.239cm">
          <draw:text-box>
            <text:p text:style-name="P1"><text:span text:style-name="T11">Council decided “in accordance with its primary responsibility under the Charter for the </text:span></text:p>
          </draw:text-box>
        </draw:frame>
        <draw:frame draw:style-name="gr4" draw:text-style-name="P5" draw:layer="layout" svg:width="13.841cm" svg:height="0.395cm" svg:x="3.45cm" svg:y="13.733cm">
          <draw:text-box>
            <text:p text:style-name="P1"><text:span text:style-name="T11">maintenance of international peace and security, to remain actively seized of the matter”. </text:span></text:p>
          </draw:text-box>
        </draw:frame>
        <draw:frame draw:style-name="gr4" draw:text-style-name="P5" draw:layer="layout" svg:width="13.202cm" svg:height="0.395cm" svg:x="3.45cm" svg:y="14.427cm">
          <draw:text-box>
            <text:p text:style-name="P1"><text:span text:style-name="T11">Diplomatic contact between the UN and Iraq continued, as did discussions within the </text:span></text:p>
          </draw:text-box>
        </draw:frame>
        <draw:frame draw:style-name="gr4" draw:text-style-name="P5" draw:layer="layout" svg:width="13.866cm" svg:height="0.395cm" svg:x="3.45cm" svg:y="14.921cm">
          <draw:text-box>
            <text:p text:style-name="P1"><text:span text:style-name="T11">Security Council, but on 16 December 1998, the US and UK launched air attacks against </text:span></text:p>
          </draw:text-box>
        </draw:frame>
        <draw:frame draw:style-name="gr4" draw:text-style-name="P5" draw:layer="layout" svg:width="4.261cm" svg:height="0.395cm" svg:x="3.45cm" svg:y="15.415cm">
          <draw:text-box>
            <text:p text:style-name="P1"><text:span text:style-name="T11">Iraq, Operation Desert Fox.</text:span></text:p>
          </draw:text-box>
        </draw:frame>
        <draw:frame draw:style-name="gr4" draw:text-style-name="P5" draw:layer="layout" svg:width="12.867cm" svg:height="0.395cm" svg:x="3.45cm" svg:y="16.109cm">
          <draw:text-box>
            <text:p text:style-name="P1"><text:span text:style-name="T11">Mr John Morris (Attorney General from 1997 to 1999), supported by Lord Falconer </text:span></text:p>
          </draw:text-box>
        </draw:frame>
        <draw:frame draw:style-name="gr4" draw:text-style-name="P5" draw:layer="layout" svg:width="9.07cm" svg:height="0.395cm" svg:x="3.45cm" svg:y="16.602cm">
          <draw:text-box>
            <text:p text:style-name="P1"><text:span text:style-name="T11">(as Solicitor General), advised Mr Blair in November 1997:</text:span></text:p>
          </draw:text-box>
        </draw:frame>
        <draw:frame draw:style-name="gr4" draw:text-style-name="P5" draw:layer="layout" svg:width="11.788cm" svg:height="0.395cm" svg:x="4.2cm" svg:y="17.296cm">
          <draw:text-box>
            <text:p text:style-name="P1"><text:span text:style-name="T11">“</text:span><text:span text:style-name="T11">Charles [Lord Falconer] and I remain of the view that, in the circumstances </text:span></text:p>
          </draw:text-box>
        </draw:frame>
        <draw:frame draw:style-name="gr4" draw:text-style-name="P5" draw:layer="layout" svg:width="11.936cm" svg:height="0.395cm" svg:x="4.2cm" svg:y="17.79cm">
          <draw:text-box>
            <text:p text:style-name="P1"><text:span text:style-name="T11">presently prevailing, an essential precondition of the renewed use of force to </text:span></text:p>
          </draw:text-box>
        </draw:frame>
        <draw:frame draw:style-name="gr4" draw:text-style-name="P5" draw:layer="layout" svg:width="12.736cm" svg:height="0.395cm" svg:x="4.2cm" svg:y="18.284cm">
          <draw:text-box>
            <text:p text:style-name="P1"><text:span text:style-name="T11">compel compliance with the cease-fire conditions is that the Security Council has, </text:span></text:p>
          </draw:text-box>
        </draw:frame>
        <draw:frame draw:style-name="gr4" draw:text-style-name="P5" draw:layer="layout" svg:width="12.99cm" svg:height="0.395cm" svg:x="4.2cm" svg:y="18.778cm">
          <draw:text-box>
            <text:p text:style-name="P1"><text:span text:style-name="T11">in whatever language – whether expressly or impliedly – stated that there has been </text:span></text:p>
          </draw:text-box>
        </draw:frame>
        <draw:frame draw:style-name="gr4" draw:text-style-name="P5" draw:layer="layout" svg:width="12.334cm" svg:height="0.395cm" svg:x="4.2cm" svg:y="19.272cm">
          <draw:text-box>
            <text:p text:style-name="P1"><text:span text:style-name="T11">a breach of the cease-fire conditions and that the Council considers the breach </text:span></text:p>
          </draw:text-box>
        </draw:frame>
        <draw:frame draw:style-name="gr4" draw:text-style-name="P5" draw:layer="layout" svg:width="12.452cm" svg:height="0.395cm" svg:x="4.2cm" svg:y="19.766cm">
          <draw:text-box>
            <text:p text:style-name="P1"><text:span text:style-name="T11">sufficiently grave to undermine the basis or effective operation of the cease-fire.”</text:span></text:p>
          </draw:text-box>
        </draw:frame>
        <draw:frame draw:style-name="gr10" draw:text-style-name="P10" draw:layer="layout" svg:width="0.231cm" svg:height="0.23cm" svg:x="16.724cm" svg:y="19.781cm">
          <draw:text-box>
            <text:p text:style-name="P1"><text:span text:style-name="T14">34</text:span></text:p>
          </draw:text-box>
        </draw:frame>
        <draw:frame draw:style-name="gr4" draw:text-style-name="P5" draw:layer="layout" svg:width="0.352cm" svg:height="0.395cm" svg:x="16.953cm" svg:y="19.766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6.723cm" svg:height="0.475cm" svg:x="2.2cm" svg:y="20.966cm">
          <draw:text-box>
            <text:p text:style-name="P1"><text:span text:style-name="T7">108. </text:span><text:span text:style-name="T4"><text:s/>Recognising that “final decisions” could “only be made in the light of circumstances </text:span></text:p>
          </draw:text-box>
        </draw:frame>
        <draw:frame draw:style-name="gr1" draw:text-style-name="P2" draw:layer="layout" svg:width="14.772cm" svg:height="0.475cm" svg:x="2.2cm" svg:y="21.531cm">
          <draw:text-box>
            <text:p text:style-name="P1"><text:span text:style-name="T4">at the time (including what transpires in the Council)”, Mr Wood addressed the </text:span></text:p>
          </draw:text-box>
        </draw:frame>
        <draw:frame draw:style-name="gr1" draw:text-style-name="P2" draw:layer="layout" svg:width="16.042cm" svg:height="0.475cm" svg:x="2.2cm" svg:y="22.095cm">
          <draw:text-box>
            <text:p text:style-name="P1"><text:span text:style-name="T4">provisions of the resolution and the rules for their interpretation. As regards the latter, </text:span></text:p>
          </draw:text-box>
        </draw:frame>
        <draw:frame draw:style-name="gr1" draw:text-style-name="P2" draw:layer="layout" svg:width="1.869cm" svg:height="0.475cm" svg:x="2.2cm" svg:y="22.66cm">
          <draw:text-box>
            <text:p text:style-name="P1"><text:span text:style-name="T4">he wrote: </text:span></text:p>
          </draw:text-box>
        </draw:frame>
        <draw:frame draw:style-name="gr1" draw:text-style-name="P2" draw:layer="layout" svg:width="14.032cm" svg:height="0.475cm" svg:x="2.95cm" svg:y="23.574cm">
          <draw:text-box>
            <text:p text:style-name="P1"><text:span text:style-name="T4">“</text:span><text:span text:style-name="T4">The rules for treaty interpretation set out in Articles 31 to 33 of the Vienna </text:span></text:p>
          </draw:text-box>
        </draw:frame>
        <draw:frame draw:style-name="gr1" draw:text-style-name="P2" draw:layer="layout" svg:width="15.564cm" svg:height="0.475cm" svg:x="2.95cm" svg:y="24.139cm">
          <draw:text-box>
            <text:p text:style-name="P1"><text:span text:style-name="T4">Convention on the Law of Treaties are a useful starting point, but these have to be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5.06cm" svg:height="0.475cm" svg:x="2.95cm" svg:y="24.703cm">
          <draw:text-box>
            <text:p text:style-name="P1"><text:span text:style-name="T4">applied in a way that takes into account the different nature of resolutions of the 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33 </text:span></text:p>
          </draw:text-box>
        </draw:frame>
        <draw:frame draw:style-name="gr4" draw:text-style-name="P5" draw:layer="layout" svg:width="14.941cm" svg:height="0.395cm" svg:x="2.486cm" svg:y="25.934cm">
          <draw:text-box>
            <text:p text:style-name="P1"><text:span text:style-name="T11">Letter Executive Chairman of UNSCOM to President of the Security Council, 2 November 1998, </text:span></text:p>
          </draw:text-box>
        </draw:frame>
        <draw:line draw:style-name="gr9" draw:text-style-name="P9" draw:layer="layout" svg:x1="2.485cm" svg:y1="27.137cm" svg:x2="11.21cm" svg:y2="27.137cm">
          <text:p/>
        </draw:line>
        <draw:frame draw:style-name="gr4" draw:text-style-name="P5" draw:layer="layout" svg:width="2.334cm" svg:height="0.395cm" svg:x="2.2cm" svg:y="26.357cm">
          <draw:text-box>
            <text:p text:style-name="P1"><text:span text:style-name="T11">‘</text:span><text:span text:style-name="T11">S/1998/1032’.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34 </text:span></text:p>
          </draw:text-box>
        </draw:frame>
        <draw:frame draw:style-name="gr4" draw:text-style-name="P5" draw:layer="layout" svg:width="8.76cm" svg:height="0.395cm" svg:x="2.486cm" svg:y="26.781cm">
          <draw:text-box>
            <text:p text:style-name="P1"><text:span text:style-name="T6">Minute Goldsmith to Prime Minister, 30 July 2002, ‘Iraq’.</text:span><text:span text:style-name="T11"> </text:span></text:p>
          </draw:text-box>
        </draw:frame>
      </draw:page>
      <draw:page draw:name="page2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polygon draw:style-name="gr5" draw:text-style-name="P6" draw:layer="layout" svg:width="15.083cm" svg:height="18.833cm" svg:x="2.958cm" svg:y="5.158cm" svg:viewBox="0 0 15084 18834" draw:points="0,18834 15084,1883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26</text:span></text:p>
          </draw:text-box>
        </draw:frame>
        <draw:frame draw:style-name="gr1" draw:text-style-name="P2" draw:layer="layout" svg:width="15.335cm" svg:height="0.475cm" svg:x="2.95cm" svg:y="2.525cm">
          <draw:text-box>
            <text:p text:style-name="P1"><text:span text:style-name="T4">Security Council. The basic principle to be derived from the Vienna Convention is </text:span></text:p>
          </draw:text-box>
        </draw:frame>
        <draw:frame draw:style-name="gr1" draw:text-style-name="P2" draw:layer="layout" svg:width="15.174cm" svg:height="0.475cm" svg:x="2.95cm" svg:y="3.09cm">
          <draw:text-box>
            <text:p text:style-name="P1"><text:span text:style-name="T4">that a Security Council resolution is to be interpreted in good faith in accordance </text:span></text:p>
          </draw:text-box>
        </draw:frame>
        <draw:frame draw:style-name="gr1" draw:text-style-name="P2" draw:layer="layout" svg:width="15.098cm" svg:height="0.475cm" svg:x="2.95cm" svg:y="3.654cm">
          <draw:text-box>
            <text:p text:style-name="P1"><text:span text:style-name="T4">with the ordinary meaning given to its terms in their context and in the light of its </text:span></text:p>
          </draw:text-box>
        </draw:frame>
        <draw:frame draw:style-name="gr1" draw:text-style-name="P2" draw:layer="layout" svg:width="3.998cm" svg:height="0.475cm" svg:x="2.95cm" svg:y="4.218cm">
          <draw:text-box>
            <text:p text:style-name="P1"><text:span text:style-name="T4">object and purpose.” </text:span></text:p>
          </draw:text-box>
        </draw:frame>
        <draw:frame draw:style-name="gr6" draw:text-style-name="P7" draw:layer="layout" svg:width="10.971cm" svg:height="0.556cm" svg:x="5.098cm" svg:y="5.54cm">
          <draw:text-box>
            <text:p text:style-name="P1"><text:span text:style-name="T9">The Vienna Convention on the Law of Treaties </text:span></text:p>
          </draw:text-box>
        </draw:frame>
        <draw:frame draw:style-name="gr6" draw:text-style-name="P7" draw:layer="layout" svg:width="3.232cm" svg:height="0.556cm" svg:x="8.869cm" svg:y="6.175cm">
          <draw:text-box>
            <text:p text:style-name="P1"><text:span text:style-name="T9">Articles 31-33</text:span></text:p>
          </draw:text-box>
        </draw:frame>
        <draw:frame draw:style-name="gr1" draw:text-style-name="P2" draw:layer="layout" svg:width="10.471cm" svg:height="0.475cm" svg:x="3.45cm" svg:y="7.203cm">
          <draw:text-box>
            <text:p text:style-name="P1"><text:span text:style-name="T1">“</text:span><text:span text:style-name="T1">ARTICLE 31: GENERAL RULE OF INTERPRETATION</text:span></text:p>
          </draw:text-box>
        </draw:frame>
        <draw:frame draw:style-name="gr4" draw:text-style-name="P5" draw:layer="layout" svg:width="0.391cm" svg:height="0.395cm" svg:x="3.42cm" svg:y="8.061cm">
          <draw:text-box>
            <text:p text:style-name="P1"><text:span text:style-name="T11">1. </text:span></text:p>
          </draw:text-box>
        </draw:frame>
        <draw:frame draw:style-name="gr4" draw:text-style-name="P5" draw:layer="layout" svg:width="12.761cm" svg:height="0.395cm" svg:x="4.05cm" svg:y="8.061cm">
          <draw:text-box>
            <text:p text:style-name="P1"><text:span text:style-name="T11">A treaty shall be interpreted in good faith in accordance with the ordinary meaning </text:span></text:p>
          </draw:text-box>
        </draw:frame>
        <draw:frame draw:style-name="gr4" draw:text-style-name="P5" draw:layer="layout" svg:width="13.02cm" svg:height="0.395cm" svg:x="4.05cm" svg:y="8.554cm">
          <draw:text-box>
            <text:p text:style-name="P1"><text:span text:style-name="T11">to be given to the terms of the treaty in their context and in the light of its object and </text:span></text:p>
          </draw:text-box>
        </draw:frame>
        <draw:frame draw:style-name="gr4" draw:text-style-name="P5" draw:layer="layout" svg:width="1.369cm" svg:height="0.395cm" svg:x="4.05cm" svg:y="9.048cm">
          <draw:text-box>
            <text:p text:style-name="P1"><text:span text:style-name="T11">purpose.</text:span></text:p>
          </draw:text-box>
        </draw:frame>
        <draw:frame draw:style-name="gr4" draw:text-style-name="P5" draw:layer="layout" svg:width="0.391cm" svg:height="0.395cm" svg:x="3.42cm" svg:y="9.742cm">
          <draw:text-box>
            <text:p text:style-name="P1"><text:span text:style-name="T11">2. </text:span></text:p>
          </draw:text-box>
        </draw:frame>
        <draw:frame draw:style-name="gr4" draw:text-style-name="P5" draw:layer="layout" svg:width="13.299cm" svg:height="0.395cm" svg:x="4.05cm" svg:y="9.742cm">
          <draw:text-box>
            <text:p text:style-name="P1"><text:span text:style-name="T11">The context for the purpose of the interpretation of a treaty shall comprise, in addition </text:span></text:p>
          </draw:text-box>
        </draw:frame>
        <draw:frame draw:style-name="gr4" draw:text-style-name="P5" draw:layer="layout" svg:width="7.33cm" svg:height="0.395cm" svg:x="4.05cm" svg:y="10.236cm">
          <draw:text-box>
            <text:p text:style-name="P1"><text:span text:style-name="T11">to the text, including its preamble and annexes:</text:span></text:p>
          </draw:text-box>
        </draw:frame>
        <draw:frame draw:style-name="gr4" draw:text-style-name="P5" draw:layer="layout" svg:width="12.926cm" svg:height="0.395cm" svg:x="4.07cm" svg:y="10.93cm">
          <draw:text-box>
            <text:p text:style-name="P1"><text:span text:style-name="T11">(a) <text:s/>any agreement relating to the treaty which was made between all the parties in </text:span></text:p>
          </draw:text-box>
        </draw:frame>
        <draw:frame draw:style-name="gr4" draw:text-style-name="P5" draw:layer="layout" svg:width="6.712cm" svg:height="0.395cm" svg:x="4.7cm" svg:y="11.424cm">
          <draw:text-box>
            <text:p text:style-name="P1"><text:span text:style-name="T11">connexion with the conclusion of the treaty;</text:span></text:p>
          </draw:text-box>
        </draw:frame>
        <draw:frame draw:style-name="gr4" draw:text-style-name="P5" draw:layer="layout" svg:width="12.702cm" svg:height="0.395cm" svg:x="4.07cm" svg:y="12.118cm">
          <draw:text-box>
            <text:p text:style-name="P1"><text:span text:style-name="T11">(b) <text:s/>any instrument which was made by one or more parties in connexion with the </text:span></text:p>
          </draw:text-box>
        </draw:frame>
        <draw:frame draw:style-name="gr4" draw:text-style-name="P5" draw:layer="layout" svg:width="12.88cm" svg:height="0.395cm" svg:x="4.7cm" svg:y="12.612cm">
          <draw:text-box>
            <text:p text:style-name="P1"><text:span text:style-name="T11">conclusion of the treaty and accepted by the other parties as an instrument related </text:span></text:p>
          </draw:text-box>
        </draw:frame>
        <draw:frame draw:style-name="gr4" draw:text-style-name="P5" draw:layer="layout" svg:width="1.928cm" svg:height="0.395cm" svg:x="4.7cm" svg:y="13.106cm">
          <draw:text-box>
            <text:p text:style-name="P1"><text:span text:style-name="T11">to the treaty.</text:span></text:p>
          </draw:text-box>
        </draw:frame>
        <draw:frame draw:style-name="gr4" draw:text-style-name="P5" draw:layer="layout" svg:width="0.391cm" svg:height="0.395cm" svg:x="3.42cm" svg:y="13.799cm">
          <draw:text-box>
            <text:p text:style-name="P1"><text:span text:style-name="T11">3. </text:span></text:p>
          </draw:text-box>
        </draw:frame>
        <draw:frame draw:style-name="gr4" draw:text-style-name="P5" draw:layer="layout" svg:width="9.286cm" svg:height="0.395cm" svg:x="4.05cm" svg:y="13.799cm">
          <draw:text-box>
            <text:p text:style-name="P1"><text:span text:style-name="T11">There shall be taken into account, together with the context:</text:span></text:p>
          </draw:text-box>
        </draw:frame>
        <draw:frame draw:style-name="gr4" draw:text-style-name="P5" draw:layer="layout" svg:width="13.417cm" svg:height="0.395cm" svg:x="4.07cm" svg:y="14.493cm">
          <draw:text-box>
            <text:p text:style-name="P1"><text:span text:style-name="T11">(a) <text:s/>any subsequent agreement between the parties regarding the interpretation of the </text:span></text:p>
          </draw:text-box>
        </draw:frame>
        <draw:frame draw:style-name="gr4" draw:text-style-name="P5" draw:layer="layout" svg:width="6.263cm" svg:height="0.395cm" svg:x="4.7cm" svg:y="14.987cm">
          <draw:text-box>
            <text:p text:style-name="P1"><text:span text:style-name="T11">treaty or the application of its provisions;</text:span></text:p>
          </draw:text-box>
        </draw:frame>
        <draw:frame draw:style-name="gr4" draw:text-style-name="P5" draw:layer="layout" svg:width="12.643cm" svg:height="0.395cm" svg:x="4.07cm" svg:y="15.681cm">
          <draw:text-box>
            <text:p text:style-name="P1"><text:span text:style-name="T11">(b) <text:s/>any subsequent practice in the application of the treaty which establishes the </text:span></text:p>
          </draw:text-box>
        </draw:frame>
        <draw:frame draw:style-name="gr4" draw:text-style-name="P5" draw:layer="layout" svg:width="8.071cm" svg:height="0.395cm" svg:x="4.7cm" svg:y="16.175cm">
          <draw:text-box>
            <text:p text:style-name="P1"><text:span text:style-name="T11">agreement of the parties regarding its interpretation;</text:span></text:p>
          </draw:text-box>
        </draw:frame>
        <draw:frame draw:style-name="gr4" draw:text-style-name="P5" draw:layer="layout" svg:width="12.55cm" svg:height="0.395cm" svg:x="4.07cm" svg:y="16.869cm">
          <draw:text-box>
            <text:p text:style-name="P1"><text:span text:style-name="T11">(c) <text:s/>any relevant rules of international law applicable in the relations between the </text:span></text:p>
          </draw:text-box>
        </draw:frame>
        <draw:frame draw:style-name="gr4" draw:text-style-name="P5" draw:layer="layout" svg:width="1.153cm" svg:height="0.395cm" svg:x="4.7cm" svg:y="17.363cm">
          <draw:text-box>
            <text:p text:style-name="P1"><text:span text:style-name="T11">parties.</text:span></text:p>
          </draw:text-box>
        </draw:frame>
        <draw:frame draw:style-name="gr4" draw:text-style-name="P5" draw:layer="layout" svg:width="0.489cm" svg:height="0.395cm" svg:x="3.42cm" svg:y="18.057cm">
          <draw:text-box>
            <text:p text:style-name="P1"><text:span text:style-name="T11">4. <text:s/></text:span></text:p>
          </draw:text-box>
        </draw:frame>
        <draw:frame draw:style-name="gr4" draw:text-style-name="P5" draw:layer="layout" svg:width="12.308cm" svg:height="0.395cm" svg:x="4.05cm" svg:y="18.057cm">
          <draw:text-box>
            <text:p text:style-name="P1"><text:span text:style-name="T11">A special meaning shall be given to a term if it is established that the parties so </text:span></text:p>
          </draw:text-box>
        </draw:frame>
        <draw:frame draw:style-name="gr4" draw:text-style-name="P5" draw:layer="layout" svg:width="1.441cm" svg:height="0.395cm" svg:x="4.05cm" svg:y="18.551cm">
          <draw:text-box>
            <text:p text:style-name="P1"><text:span text:style-name="T11">intended.</text:span></text:p>
          </draw:text-box>
        </draw:frame>
        <draw:frame draw:style-name="gr1" draw:text-style-name="P2" draw:layer="layout" svg:width="12.533cm" svg:height="0.475cm" svg:x="3.45cm" svg:y="19.351cm">
          <draw:text-box>
            <text:p text:style-name="P1"><text:span text:style-name="T1">“</text:span><text:span text:style-name="T1">ARTICLE 32: SUPPLEMENTARY MEANS OF INTERPRETATION</text:span></text:p>
          </draw:text-box>
        </draw:frame>
        <draw:frame draw:style-name="gr4" draw:text-style-name="P5" draw:layer="layout" svg:width="14.065cm" svg:height="0.395cm" svg:x="3.45cm" svg:y="20.209cm">
          <draw:text-box>
            <text:p text:style-name="P1"><text:span text:style-name="T11">Recourse may be had to supplementary means of interpretation, including the preparatory </text:span></text:p>
          </draw:text-box>
        </draw:frame>
        <draw:frame draw:style-name="gr4" draw:text-style-name="P5" draw:layer="layout" svg:width="14.052cm" svg:height="0.395cm" svg:x="3.45cm" svg:y="20.703cm">
          <draw:text-box>
            <text:p text:style-name="P1"><text:span text:style-name="T11">work of the treaty and the circumstances of its conclusion, in order to confirm the meaning </text:span></text:p>
          </draw:text-box>
        </draw:frame>
        <draw:frame draw:style-name="gr4" draw:text-style-name="P5" draw:layer="layout" svg:width="12.583cm" svg:height="0.395cm" svg:x="3.45cm" svg:y="21.197cm">
          <draw:text-box>
            <text:p text:style-name="P1"><text:span text:style-name="T11">resulting from the application of article 31, or to determine the meaning when the </text:span></text:p>
          </draw:text-box>
        </draw:frame>
        <draw:frame draw:style-name="gr4" draw:text-style-name="P5" draw:layer="layout" svg:width="5.675cm" svg:height="0.395cm" svg:x="3.45cm" svg:y="21.691cm">
          <draw:text-box>
            <text:p text:style-name="P1"><text:span text:style-name="T11">interpretation according to article 31:</text:span></text:p>
          </draw:text-box>
        </draw:frame>
        <draw:frame draw:style-name="gr4" draw:text-style-name="P5" draw:layer="layout" svg:width="7.749cm" svg:height="0.395cm" svg:x="4.07cm" svg:y="22.384cm">
          <draw:text-box>
            <text:p text:style-name="P1"><text:span text:style-name="T11">(a) <text:s/>leaves the meaning ambiguous or obscure; or</text:span></text:p>
          </draw:text-box>
        </draw:frame>
        <draw:frame draw:style-name="gr4" draw:text-style-name="P5" draw:layer="layout" svg:width="7.398cm" svg:height="0.395cm" svg:x="4.07cm" svg:y="23.078cm">
          <draw:text-box>
            <text:p text:style-name="P1"><text:span text:style-name="T11">(b) <text:s/>leads to a result which is manifestly absurd.</text:span></text:p>
          </draw:text-box>
        </draw:frame>
      </draw:page>
      <draw:page draw:name="page27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polygon draw:style-name="gr5" draw:text-style-name="P6" draw:layer="layout" svg:width="15.083cm" svg:height="5.008cm" svg:x="2.958cm" svg:y="2.608cm" svg:viewBox="0 0 15084 5009" draw:points="0,5009 15084,5009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27</text:span></text:p>
          </draw:text-box>
        </draw:frame>
        <draw:frame draw:style-name="gr1" draw:text-style-name="P2" draw:layer="layout" svg:width="13.515cm" svg:height="0.475cm" svg:x="3.45cm" svg:y="3.025cm">
          <draw:text-box>
            <text:p text:style-name="P1"><text:span text:style-name="T1">“</text:span><text:span text:style-name="T1">ARTICLE 33: INTERPRETATION OF TREATIES AUTHENTICATED IN </text:span></text:p>
          </draw:text-box>
        </draw:frame>
        <draw:frame draw:style-name="gr1" draw:text-style-name="P2" draw:layer="layout" svg:width="5.891cm" svg:height="0.475cm" svg:x="3.45cm" svg:y="3.59cm">
          <draw:text-box>
            <text:p text:style-name="P1"><text:span text:style-name="T1">TWO OR MORE LANGUAGES</text:span></text:p>
          </draw:text-box>
        </draw:frame>
        <draw:frame draw:style-name="gr4" draw:text-style-name="P5" draw:layer="layout" svg:width="13.79cm" svg:height="0.395cm" svg:x="3.45cm" svg:y="4.447cm">
          <draw:text-box>
            <text:p text:style-name="P1"><text:span text:style-name="T11">When a treaty has been authenticated in two or more languages the text of each version </text:span></text:p>
          </draw:text-box>
        </draw:frame>
        <draw:frame draw:style-name="gr4" draw:text-style-name="P5" draw:layer="layout" svg:width="12.016cm" svg:height="0.395cm" svg:x="3.45cm" svg:y="4.941cm">
          <draw:text-box>
            <text:p text:style-name="P1"><text:span text:style-name="T11">is equally authoritative unless the parties to the treaty have agreed otherwise.</text:span></text:p>
          </draw:text-box>
        </draw:frame>
        <draw:frame draw:style-name="gr4" draw:text-style-name="P5" draw:layer="layout" svg:width="10.657cm" svg:height="0.395cm" svg:x="3.45cm" svg:y="5.635cm">
          <draw:text-box>
            <text:p text:style-name="P1"><text:span text:style-name="T11">The terms of each version are presumed to have the same meaning.</text:span></text:p>
          </draw:text-box>
        </draw:frame>
        <draw:frame draw:style-name="gr4" draw:text-style-name="P5" draw:layer="layout" svg:width="13.523cm" svg:height="0.395cm" svg:x="3.45cm" svg:y="6.329cm">
          <draw:text-box>
            <text:p text:style-name="P1"><text:span text:style-name="T11">If a difference in meaning should emerge, the meaning which best reconciles the texts, </text:span></text:p>
          </draw:text-box>
        </draw:frame>
        <draw:frame draw:style-name="gr4" draw:text-style-name="P5" draw:layer="layout" svg:width="11.263cm" svg:height="0.395cm" svg:x="3.45cm" svg:y="6.823cm">
          <draw:text-box>
            <text:p text:style-name="P1"><text:span text:style-name="T11">having regard to the objects of the treaty, shall be the meaning adopted.”</text:span></text:p>
          </draw:text-box>
        </draw:frame>
        <draw:frame draw:style-name="gr1" draw:text-style-name="P2" draw:layer="layout" svg:width="16.491cm" svg:height="0.475cm" svg:x="2.2cm" svg:y="8.023cm">
          <draw:text-box>
            <text:p text:style-name="P1"><text:span text:style-name="T7">109. </text:span><text:span text:style-name="T4"><text:s/>Referring to a number of telegrams describing the formal and informal negotiation </text:span></text:p>
          </draw:text-box>
        </draw:frame>
        <draw:frame draw:style-name="gr1" draw:text-style-name="P2" draw:layer="layout" svg:width="7.059cm" svg:height="0.475cm" svg:x="2.2cm" svg:y="8.588cm">
          <draw:text-box>
            <text:p text:style-name="P1"><text:span text:style-name="T4">of the resolution, Mr Wood cautioned:</text:span></text:p>
          </draw:text-box>
        </draw:frame>
        <draw:frame draw:style-name="gr1" draw:text-style-name="P2" draw:layer="layout" svg:width="14.84cm" svg:height="0.475cm" svg:x="2.95cm" svg:y="9.502cm">
          <draw:text-box>
            <text:p text:style-name="P1"><text:span text:style-name="T4">“</text:span><text:span text:style-name="T4">If the matter were ever brought to court, none of these records would be likely </text:span></text:p>
          </draw:text-box>
        </draw:frame>
        <draw:frame draw:style-name="gr1" draw:text-style-name="P2" draw:layer="layout" svg:width="7.825cm" svg:height="0.475cm" svg:x="2.95cm" svg:y="10.067cm">
          <draw:text-box>
            <text:p text:style-name="P1"><text:span text:style-name="T4">to be acceptable as travaux preparatoires</text:span></text:p>
          </draw:text-box>
        </draw:frame>
        <draw:frame draw:style-name="gr7" draw:text-style-name="P8" draw:layer="layout" svg:width="0.273cm" svg:height="0.276cm" svg:x="10.739cm" svg:y="10.086cm">
          <draw:text-box>
            <text:p text:style-name="P1"><text:span text:style-name="T13">35</text:span></text:p>
          </draw:text-box>
        </draw:frame>
        <draw:frame draw:style-name="gr1" draw:text-style-name="P2" draw:layer="layout" svg:width="6.86cm" svg:height="0.475cm" svg:x="11.014cm" svg:y="10.067cm">
          <draw:text-box>
            <text:p text:style-name="P1"><text:span text:style-name="T4"><text:s/></text:span><text:span text:style-name="T4">of the resolution, since they are not </text:span></text:p>
          </draw:text-box>
        </draw:frame>
        <draw:frame draw:style-name="gr1" draw:text-style-name="P2" draw:layer="layout" svg:width="15.483cm" svg:height="0.475cm" svg:x="2.95cm" svg:y="10.631cm">
          <draw:text-box>
            <text:p text:style-name="P1"><text:span text:style-name="T4">independent or agreed records, and the meetings themselves were behind closed </text:span></text:p>
          </draw:text-box>
        </draw:frame>
        <draw:frame draw:style-name="gr1" draw:text-style-name="P2" draw:layer="layout" svg:width="1.441cm" svg:height="0.475cm" svg:x="2.95cm" svg:y="11.196cm">
          <draw:text-box>
            <text:p text:style-name="P1"><text:span text:style-name="T4">doors.” </text:span></text:p>
          </draw:text-box>
        </draw:frame>
        <draw:frame draw:style-name="gr1" draw:text-style-name="P2" draw:layer="layout" svg:width="14.268cm" svg:height="0.475cm" svg:x="2.2cm" svg:y="12.11cm">
          <draw:text-box>
            <text:p text:style-name="P1"><text:span text:style-name="T7">110. </text:span><text:span text:style-name="T4"><text:s/>Mr Wood set out the arguments relevant to the two broad views of the </text:span></text:p>
          </draw:text-box>
        </draw:frame>
        <draw:frame draw:style-name="gr1" draw:text-style-name="P2" draw:layer="layout" svg:width="15.822cm" svg:height="0.475cm" svg:x="2.2cm" svg:y="12.675cm">
          <draw:text-box>
            <text:p text:style-name="P1"><text:span text:style-name="T4">interpretation of resolution 1441. For the first, Mr Wood identified the considerations </text:span></text:p>
          </draw:text-box>
        </draw:frame>
        <draw:frame draw:style-name="gr1" draw:text-style-name="P2" draw:layer="layout" svg:width="15.377cm" svg:height="0.475cm" svg:x="2.2cm" svg:y="13.239cm">
          <draw:text-box>
            <text:p text:style-name="P1"><text:span text:style-name="T4">which suggested that, taken as a whole, the resolution meant that, in the event of </text:span></text:p>
          </draw:text-box>
        </draw:frame>
        <draw:frame draw:style-name="gr1" draw:text-style-name="P2" draw:layer="layout" svg:width="13.752cm" svg:height="0.475cm" svg:x="2.2cm" svg:y="13.803cm">
          <draw:text-box>
            <text:p text:style-name="P1"><text:span text:style-name="T4">non-compliance, the Council itself would decide what action was needed.</text:span></text:p>
          </draw:text-box>
        </draw:frame>
        <draw:frame draw:style-name="gr1" draw:text-style-name="P2" draw:layer="layout" svg:width="15.288cm" svg:height="0.475cm" svg:x="2.2cm" svg:y="14.718cm">
          <draw:text-box>
            <text:p text:style-name="P1"><text:span text:style-name="T7">111. </text:span><text:span text:style-name="T4"><text:s/>In relation to the second, Mr Wood wrote: “UKMIS New York are of the view </text:span></text:p>
          </draw:text-box>
        </draw:frame>
        <draw:frame draw:style-name="gr1" draw:text-style-name="P2" draw:layer="layout" svg:width="15.183cm" svg:height="0.475cm" svg:x="2.2cm" svg:y="15.282cm">
          <draw:text-box>
            <text:p text:style-name="P1"><text:span text:style-name="T4">that this argument is consistent with the negotiating history, and requires serious </text:span></text:p>
          </draw:text-box>
        </draw:frame>
        <draw:frame draw:style-name="gr1" draw:text-style-name="P2" draw:layer="layout" svg:width="16.309cm" svg:height="0.475cm" svg:x="2.2cm" svg:y="15.847cm">
          <draw:text-box>
            <text:p text:style-name="P1"><text:span text:style-name="T4">consideration”. He set out four supporting points for the second view before identifying </text:span></text:p>
          </draw:text-box>
        </draw:frame>
        <draw:frame draw:style-name="gr1" draw:text-style-name="P2" draw:layer="layout" svg:width="6.437cm" svg:height="0.475cm" svg:x="2.2cm" svg:y="16.411cm">
          <draw:text-box>
            <text:p text:style-name="P1"><text:span text:style-name="T4">a number of “possible difficulties”. </text:span></text:p>
          </draw:text-box>
        </draw:frame>
        <draw:frame draw:style-name="gr1" draw:text-style-name="P2" draw:layer="layout" svg:width="15.716cm" svg:height="0.475cm" svg:x="2.2cm" svg:y="17.326cm">
          <draw:text-box>
            <text:p text:style-name="P1"><text:span text:style-name="T7">112. </text:span><text:span text:style-name="T4"><text:s/>Mr Wood concluded: “Whichever line of argument is adopted” it would “still be </text:span></text:p>
          </draw:text-box>
        </draw:frame>
        <draw:frame draw:style-name="gr1" draw:text-style-name="P2" draw:layer="layout" svg:width="15.945cm" svg:height="0.475cm" svg:x="2.2cm" svg:y="17.89cm">
          <draw:text-box>
            <text:p text:style-name="P1"><text:span text:style-name="T4">necessary” to address what “type of Iraqi non-compliance” would be “of a magnitude </text:span></text:p>
          </draw:text-box>
        </draw:frame>
        <draw:frame draw:style-name="gr1" draw:text-style-name="P2" draw:layer="layout" svg:width="15.941cm" svg:height="0.475cm" svg:x="2.2cm" svg:y="18.455cm">
          <draw:text-box>
            <text:p text:style-name="P1"><text:span text:style-name="T4">which would undermine the cease-fire”. He also re-stated the governing principles of </text:span></text:p>
          </draw:text-box>
        </draw:frame>
        <draw:frame draw:style-name="gr1" draw:text-style-name="P2" draw:layer="layout" svg:width="9.171cm" svg:height="0.475cm" svg:x="2.2cm" svg:y="19.019cm">
          <draw:text-box>
            <text:p text:style-name="P1"><text:span text:style-name="T4">necessity and proportionality for the use of force.</text:span></text:p>
          </draw:text-box>
        </draw:frame>
        <draw:frame draw:style-name="gr1" draw:text-style-name="P2" draw:layer="layout" svg:width="16.626cm" svg:height="0.475cm" svg:x="2.2cm" svg:y="19.933cm">
          <draw:text-box>
            <text:p text:style-name="P1"><text:span text:style-name="T7">113. </text:span><text:span text:style-name="T4"><text:s/>On receipt of Mr Wood’s letter of 9 December, Ms Adams prepared advice for Lord </text:span></text:p>
          </draw:text-box>
        </draw:frame>
        <draw:frame draw:style-name="gr1" draw:text-style-name="P2" draw:layer="layout" svg:width="9.878cm" svg:height="0.475cm" svg:x="2.2cm" svg:y="20.498cm">
          <draw:text-box>
            <text:p text:style-name="P1"><text:span text:style-name="T4">Goldsmith, including a full set of background papers.</text:span></text:p>
          </draw:text-box>
        </draw:frame>
        <draw:frame draw:style-name="gr7" draw:text-style-name="P8" draw:layer="layout" svg:width="0.273cm" svg:height="0.276cm" svg:x="12.036cm" svg:y="20.517cm">
          <draw:text-box>
            <text:p text:style-name="P1"><text:span text:style-name="T13">36</text:span></text:p>
          </draw:text-box>
        </draw:frame>
        <draw:frame draw:style-name="gr1" draw:text-style-name="P2" draw:layer="layout" svg:width="15.378cm" svg:height="0.475cm" svg:x="2.2cm" svg:y="21.412cm">
          <draw:text-box>
            <text:p text:style-name="P1"><text:span text:style-name="T7">114. </text:span><text:span text:style-name="T4"><text:s/>Addressing the “two alternative views” on the legal effect of resolution 1441, </text:span></text:p>
          </draw:text-box>
        </draw:frame>
        <draw:frame draw:style-name="gr1" draw:text-style-name="P2" draw:layer="layout" svg:width="15.217cm" svg:height="0.475cm" svg:x="2.2cm" svg:y="21.977cm">
          <draw:text-box>
            <text:p text:style-name="P1"><text:span text:style-name="T4">Ms Adams wrote that, while Mr Wood did not “say so expressly”, she understood 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frame draw:style-name="gr1" draw:text-style-name="P2" draw:layer="layout" svg:width="16.77cm" svg:height="0.475cm" svg:x="2.2cm" svg:y="22.541cm">
          <draw:text-box>
            <text:p text:style-name="P1"><text:span text:style-name="T4">Mr Wood believed the first view, that resolution 1441 “does not authorise the use of force </text:span></text:p>
          </draw:text-box>
        </draw:frame>
        <draw:frame draw:style-name="gr10" draw:text-style-name="P10" draw:layer="layout" svg:width="0.29cm" svg:height="0.23cm" svg:x="2.2cm" svg:y="23.833cm">
          <draw:text-box>
            <text:p text:style-name="P1"><text:span text:style-name="T14">35 </text:span></text:p>
          </draw:text-box>
        </draw:frame>
        <draw:frame draw:style-name="gr4" draw:text-style-name="P5" draw:layer="layout" svg:width="15.53cm" svg:height="0.395cm" svg:x="2.482cm" svg:y="23.817cm">
          <draw:text-box>
            <text:p text:style-name="P1"><text:span text:style-name="T11">The expression used in the French version of the Vienna Convention in place of “preparatory work”. </text:span></text:p>
          </draw:text-box>
        </draw:frame>
        <draw:frame draw:style-name="gr4" draw:text-style-name="P5" draw:layer="layout" svg:width="15.491cm" svg:height="0.395cm" svg:x="2.2cm" svg:y="24.241cm">
          <draw:text-box>
            <text:p text:style-name="P1"><text:span text:style-name="T19">Travaux préparatoires</text:span><text:span text:style-name="T11"> are regarded as useful for the interpretation of treaties when the evidence as </text:span></text:p>
          </draw:text-box>
        </draw:frame>
        <draw:frame draw:style-name="gr4" draw:text-style-name="P5" draw:layer="layout" svg:width="16.296cm" svg:height="0.395cm" svg:x="2.2cm" svg:y="24.664cm">
          <draw:text-box>
            <text:p text:style-name="P1"><text:span text:style-name="T11">regards particular words or phrases reveals a common understanding: </text:span><text:span text:style-name="T19">Kasikili/Sedudu Island (Botswana/</text:span></text:p>
          </draw:text-box>
        </draw:frame>
        <draw:frame draw:style-name="gr4" draw:text-style-name="P5" draw:layer="layout" svg:width="15.509cm" svg:height="0.395cm" svg:x="2.2cm" svg:y="25.087cm">
          <draw:text-box>
            <text:p text:style-name="P1"><text:span text:style-name="T19">Namibia) </text:span><text:span text:style-name="T11">ICJ Reports 1999 at pp. 1074-1075, 1101; </text:span><text:span text:style-name="T19">Avena and Other Mexican Nationals (Mexico v. </text:span></text:p>
          </draw:text-box>
        </draw:frame>
        <draw:frame draw:style-name="gr4" draw:text-style-name="P5" draw:layer="layout" svg:width="16.453cm" svg:height="0.395cm" svg:x="2.2cm" svg:y="25.511cm">
          <draw:text-box>
            <text:p text:style-name="P1"><text:span text:style-name="T19">United States of America) </text:span><text:span text:style-name="T11">ICJ Reports 2004 at p. 49; </text:span><text:span text:style-name="T19">Application of the Convention on the Prevention and </text:span></text:p>
          </draw:text-box>
        </draw:frame>
        <draw:frame draw:style-name="gr4" draw:text-style-name="P5" draw:layer="layout" svg:width="16.165cm" svg:height="0.395cm" svg:x="2.2cm" svg:y="25.934cm">
          <draw:text-box>
            <text:p text:style-name="P1"><text:span text:style-name="T19">Punishment of the Crime of Genocide (Bosnia and Herzegovina v. Serbia and Montenegro) </text:span><text:span text:style-name="T11">ICJ Reports </text:span></text:p>
          </draw:text-box>
        </draw:frame>
        <draw:line draw:style-name="gr9" draw:text-style-name="P9" draw:layer="layout" svg:x1="2.485cm" svg:y1="27.137cm" svg:x2="17.304cm" svg:y2="27.137cm">
          <text:p/>
        </draw:line>
        <draw:frame draw:style-name="gr4" draw:text-style-name="P5" draw:layer="layout" svg:width="2.847cm" svg:height="0.395cm" svg:x="2.2cm" svg:y="26.357cm">
          <draw:text-box>
            <text:p text:style-name="P1"><text:span text:style-name="T11">2007 at para. 194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36 </text:span></text:p>
          </draw:text-box>
        </draw:frame>
        <draw:frame draw:style-name="gr4" draw:text-style-name="P5" draw:layer="layout" svg:width="14.912cm" svg:height="0.395cm" svg:x="2.486cm" svg:y="26.781cm">
          <draw:text-box>
            <text:p text:style-name="P1"><text:span text:style-name="T6">Minute Adams to Attorney General, 11 December 2002, ‘Iraq: Interpretation of Resolution 1441’</text:span><text:span text:style-name="T11">. </text:span></text:p>
          </draw:text-box>
        </draw:frame>
      </draw:page>
      <draw:page draw:name="page2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8</text:span></text:p>
          </draw:text-box>
        </draw:frame>
        <draw:frame draw:style-name="gr1" draw:text-style-name="P2" draw:layer="layout" svg:width="16.537cm" svg:height="0.475cm" svg:x="2.2cm" svg:y="2.525cm">
          <draw:text-box>
            <text:p text:style-name="P1"><text:span text:style-name="T4">expressly or revive the authorisation in resolution 678 (1990)”, to be “the better analysis </text:span></text:p>
          </draw:text-box>
        </draw:frame>
        <draw:frame draw:style-name="gr1" draw:text-style-name="P2" draw:layer="layout" svg:width="3.287cm" svg:height="0.475cm" svg:x="2.2cm" svg:y="3.09cm">
          <draw:text-box>
            <text:p text:style-name="P1"><text:span text:style-name="T4">of the resolution”.</text:span></text:p>
          </draw:text-box>
        </draw:frame>
        <draw:frame draw:style-name="gr1" draw:text-style-name="P2" draw:layer="layout" svg:width="16.55cm" svg:height="0.475cm" svg:x="2.2cm" svg:y="4.004cm">
          <draw:text-box>
            <text:p text:style-name="P1"><text:span text:style-name="T7">115. </text:span><text:span text:style-name="T4"><text:s/>Commenting on the way in which Mr Wood had addressed the “second view”, that </text:span></text:p>
          </draw:text-box>
        </draw:frame>
        <draw:frame draw:style-name="gr1" draw:text-style-name="P2" draw:layer="layout" svg:width="16.753cm" svg:height="0.475cm" svg:x="2.2cm" svg:y="4.568cm">
          <draw:text-box>
            <text:p text:style-name="P1"><text:span text:style-name="T4">resolution 1441 had conditionally authorised the use of force, Ms Adams wrote: “I am not </text:span></text:p>
          </draw:text-box>
        </draw:frame>
        <draw:frame draw:style-name="gr1" draw:text-style-name="P2" draw:layer="layout" svg:width="14.844cm" svg:height="0.475cm" svg:x="2.2cm" svg:y="5.133cm">
          <draw:text-box>
            <text:p text:style-name="P1"><text:span text:style-name="T4">convinced that he puts the arguments in support of this view at their strongest.”</text:span></text:p>
          </draw:text-box>
        </draw:frame>
        <draw:frame draw:style-name="gr1" draw:text-style-name="P2" draw:layer="layout" svg:width="15.568cm" svg:height="0.475cm" svg:x="2.2cm" svg:y="6.047cm">
          <draw:text-box>
            <text:p text:style-name="P1"><text:span text:style-name="T7">116. </text:span><text:span text:style-name="T4"><text:s/>Setting out an alternative analysis, Ms Adams wrote that “one thing is clearer </text:span></text:p>
          </draw:text-box>
        </draw:frame>
        <draw:frame draw:style-name="gr1" draw:text-style-name="P2" draw:layer="layout" svg:width="7.165cm" svg:height="0.475cm" svg:x="2.2cm" svg:y="6.612cm">
          <draw:text-box>
            <text:p text:style-name="P1"><text:span text:style-name="T4">following adoption” of resolution 1441:</text:span></text:p>
          </draw:text-box>
        </draw:frame>
        <draw:frame draw:style-name="gr1" draw:text-style-name="P2" draw:layer="layout" svg:width="15.111cm" svg:height="0.475cm" svg:x="2.95cm" svg:y="7.526cm">
          <draw:text-box>
            <text:p text:style-name="P1"><text:span text:style-name="T4">“… </text:span><text:span text:style-name="T4">the existence of the ‘revival argument’ did not seem to be doubted within the </text:span></text:p>
          </draw:text-box>
        </draw:frame>
        <draw:frame draw:style-name="gr1" draw:text-style-name="P2" draw:layer="layout" svg:width="15.792cm" svg:height="0.475cm" svg:x="2.95cm" svg:y="8.091cm">
          <draw:text-box>
            <text:p text:style-name="P1"><text:span text:style-name="T4">Security Council. The whole basis of the negotiation … was that the words ‘material </text:span></text:p>
          </draw:text-box>
        </draw:frame>
        <draw:frame draw:style-name="gr1" draw:text-style-name="P2" draw:layer="layout" svg:width="14.903cm" svg:height="0.475cm" svg:x="2.95cm" svg:y="8.655cm">
          <draw:text-box>
            <text:p text:style-name="P1"><text:span text:style-name="T4">breach’ and ‘serious consequences’ were code for authorising the use of force. </text:span></text:p>
          </draw:text-box>
        </draw:frame>
        <draw:frame draw:style-name="gr1" draw:text-style-name="P2" draw:layer="layout" svg:width="15.187cm" svg:height="0.475cm" svg:x="2.95cm" svg:y="9.22cm">
          <draw:text-box>
            <text:p text:style-name="P1"><text:span text:style-name="T4">There is now therefore a much sounder basis for relying on the revival argument </text:span></text:p>
          </draw:text-box>
        </draw:frame>
        <draw:frame draw:style-name="gr1" draw:text-style-name="P2" draw:layer="layout" svg:width="2.944cm" svg:height="0.475cm" svg:x="2.95cm" svg:y="9.784cm">
          <draw:text-box>
            <text:p text:style-name="P1"><text:span text:style-name="T4">than previously.</text:span></text:p>
          </draw:text-box>
        </draw:frame>
        <draw:frame draw:style-name="gr1" draw:text-style-name="P2" draw:layer="layout" svg:width="14.798cm" svg:height="0.475cm" svg:x="2.95cm" svg:y="10.698cm">
          <draw:text-box>
            <text:p text:style-name="P1"><text:span text:style-name="T4">“… </text:span><text:span text:style-name="T4">[T]he question of whether resolution 1441 alone satisfies the conditions for </text:span></text:p>
          </draw:text-box>
        </draw:frame>
        <draw:frame draw:style-name="gr1" draw:text-style-name="P2" draw:layer="layout" svg:width="15.644cm" svg:height="0.475cm" svg:x="2.95cm" svg:y="11.263cm">
          <draw:text-box>
            <text:p text:style-name="P1"><text:span text:style-name="T4">reviving the authorisation in resolution 678 without a further decision of the Council </text:span></text:p>
          </draw:text-box>
        </draw:frame>
        <draw:frame draw:style-name="gr1" draw:text-style-name="P2" draw:layer="layout" svg:width="15.619cm" svg:height="0.475cm" svg:x="2.95cm" svg:y="11.827cm">
          <draw:text-box>
            <text:p text:style-name="P1"><text:span text:style-name="T4">is far from clear from the text … It is therefore not easy to ascertain the intention of </text:span></text:p>
          </draw:text-box>
        </draw:frame>
        <draw:frame draw:style-name="gr1" draw:text-style-name="P2" draw:layer="layout" svg:width="4.155cm" svg:height="0.475cm" svg:x="2.95cm" svg:y="12.392cm">
          <draw:text-box>
            <text:p text:style-name="P1"><text:span text:style-name="T4">the Security Council.” </text:span></text:p>
          </draw:text-box>
        </draw:frame>
        <draw:frame draw:style-name="gr1" draw:text-style-name="P2" draw:layer="layout" svg:width="5.103cm" svg:height="0.475cm" svg:x="2.2cm" svg:y="13.306cm">
          <draw:text-box>
            <text:p text:style-name="P1"><text:span text:style-name="T7">117. </text:span><text:span text:style-name="T4"><text:s/>Ms Adams continued:</text:span></text:p>
          </draw:text-box>
        </draw:frame>
        <draw:frame draw:style-name="gr1" draw:text-style-name="P2" draw:layer="layout" svg:width="15.928cm" svg:height="0.475cm" svg:x="2.95cm" svg:y="14.221cm">
          <draw:text-box>
            <text:p text:style-name="P1"><text:span text:style-name="T4">“</text:span><text:span text:style-name="T4">What advice you give … may therefore depend on the view you take as to your role </text:span></text:p>
          </draw:text-box>
        </draw:frame>
        <draw:frame draw:style-name="gr1" draw:text-style-name="P2" draw:layer="layout" svg:width="15.441cm" svg:height="0.475cm" svg:x="2.95cm" svg:y="14.785cm">
          <draw:text-box>
            <text:p text:style-name="P1"><text:span text:style-name="T4">in advising on use of force issues. For example, you might give a different answer </text:span></text:p>
          </draw:text-box>
        </draw:frame>
        <draw:frame draw:style-name="gr1" draw:text-style-name="P2" draw:layer="layout" svg:width="14.861cm" svg:height="0.475cm" svg:x="2.95cm" svg:y="15.35cm">
          <draw:text-box>
            <text:p text:style-name="P1"><text:span text:style-name="T4">to the question: what is the better interpretation of resolution 1441? than to the </text:span></text:p>
          </draw:text-box>
        </draw:frame>
        <draw:frame draw:style-name="gr1" draw:text-style-name="P2" draw:layer="layout" svg:width="15.775cm" svg:height="0.475cm" svg:x="2.95cm" svg:y="15.914cm">
          <draw:text-box>
            <text:p text:style-name="P1"><text:span text:style-name="T4">question: can it reasonably be argued that resolution 1441 is capable of authorising </text:span></text:p>
          </draw:text-box>
        </draw:frame>
        <draw:frame draw:style-name="gr1" draw:text-style-name="P2" draw:layer="layout" svg:width="9.667cm" svg:height="0.475cm" svg:x="2.95cm" svg:y="16.478cm">
          <draw:text-box>
            <text:p text:style-name="P1"><text:span text:style-name="T4">the use of force without a further Council decision? </text:span></text:p>
          </draw:text-box>
        </draw:frame>
        <draw:frame draw:style-name="gr1" draw:text-style-name="P2" draw:layer="layout" svg:width="15.314cm" svg:height="0.475cm" svg:x="2.95cm" svg:y="17.393cm">
          <draw:text-box>
            <text:p text:style-name="P1"><text:span text:style-name="T4">“</text:span><text:span text:style-name="T4">You have previously indicated that you are not entirely comfortable with advising </text:span></text:p>
          </draw:text-box>
        </draw:frame>
        <draw:frame draw:style-name="gr1" draw:text-style-name="P2" draw:layer="layout" svg:width="14.802cm" svg:height="0.475cm" svg:x="2.95cm" svg:y="17.957cm">
          <draw:text-box>
            <text:p text:style-name="P1"><text:span text:style-name="T4">that ‘there is a respectable argument’ that the use of force is lawful, given your </text:span></text:p>
          </draw:text-box>
        </draw:frame>
        <draw:frame draw:style-name="gr1" draw:text-style-name="P2" draw:layer="layout" svg:width="14.891cm" svg:height="0.475cm" svg:x="2.95cm" svg:y="18.522cm">
          <draw:text-box>
            <text:p text:style-name="P1"><text:span text:style-name="T4">quasi-judicial role in this area. Previous Law Officers have of course advised in </text:span></text:p>
          </draw:text-box>
        </draw:frame>
        <draw:frame draw:style-name="gr1" draw:text-style-name="P2" draw:layer="layout" svg:width="2.902cm" svg:height="0.475cm" svg:x="2.95cm" svg:y="19.086cm">
          <draw:text-box>
            <text:p text:style-name="P1"><text:span text:style-name="T4">these terms …”</text:span></text:p>
          </draw:text-box>
        </draw:frame>
        <draw:frame draw:style-name="gr1" draw:text-style-name="P2" draw:layer="layout" svg:width="5.196cm" svg:height="0.475cm" svg:x="2.2cm" svg:y="20.001cm">
          <draw:text-box>
            <text:p text:style-name="P1"><text:span text:style-name="T7">118. </text:span><text:span text:style-name="T4"><text:s/>Ms Adams concluded:</text:span></text:p>
          </draw:text-box>
        </draw:frame>
        <draw:frame draw:style-name="gr1" draw:text-style-name="P2" draw:layer="layout" svg:width="15.314cm" svg:height="0.475cm" svg:x="2.95cm" svg:y="20.915cm">
          <draw:text-box>
            <text:p text:style-name="P1"><text:span text:style-name="T4">“</text:span><text:span text:style-name="T4">For my own part, I think that the first view is the better interpretation, but that the </text:span></text:p>
          </draw:text-box>
        </draw:frame>
        <draw:frame draw:style-name="gr1" draw:text-style-name="P2" draw:layer="layout" svg:width="15.174cm" svg:height="0.475cm" svg:x="2.95cm" svg:y="21.48cm">
          <draw:text-box>
            <text:p text:style-name="P1"><text:span text:style-name="T4">arguments in favour of the second view are probably as strong as the legal case </text:span></text:p>
          </draw:text-box>
        </draw:frame>
        <draw:frame draw:style-name="gr1" draw:text-style-name="P2" draw:layer="layout" svg:width="15.449cm" svg:height="0.475cm" svg:x="2.95cm" svg:y="22.044cm">
          <draw:text-box>
            <text:p text:style-name="P1"><text:span text:style-name="T4">for relying on the revival argument in December 1998 when the UK participated in </text:span></text:p>
          </draw:text-box>
        </draw:frame>
        <draw:frame draw:style-name="gr1" draw:text-style-name="P2" draw:layer="layout" svg:width="4.439cm" svg:height="0.475cm" svg:x="2.95cm" svg:y="22.608cm">
          <draw:text-box>
            <text:p text:style-name="P1"><text:span text:style-name="T4">Operation Desert Fox.” </text:span></text:p>
          </draw:text-box>
        </draw:frame>
        <draw:frame draw:style-name="gr1" draw:text-style-name="P2" draw:layer="layout" svg:width="16.343cm" svg:height="0.475cm" svg:x="2.2cm" svg:y="23.523cm">
          <draw:text-box>
            <text:p text:style-name="P1"><text:span text:style-name="T7">119. </text:span><text:span text:style-name="T4"><text:s/>Ms Adams wrote that she understood the statement that Lord Goldsmith’s advice </text:span></text:p>
          </draw:text-box>
        </draw:frame>
        <draw:frame draw:style-name="gr1" draw:text-style-name="P2" draw:layer="layout" svg:width="10.42cm" svg:height="0.475cm" svg:x="2.2cm" svg:y="24.087cm">
          <draw:text-box>
            <text:p text:style-name="P1"><text:span text:style-name="T4">was not “required now” reflected Mr Straw’s views, and:</text:span></text:p>
          </draw:text-box>
        </draw:frame>
        <draw:frame draw:style-name="gr1" draw:text-style-name="P2" draw:layer="layout" svg:width="15.17cm" svg:height="0.475cm" svg:x="2.95cm" svg:y="25.002cm">
          <draw:text-box>
            <text:p text:style-name="P1"><text:span text:style-name="T4">“</text:span><text:span text:style-name="T4">While it is certainly true that definitive advice could not be given at this stage on </text:span></text:p>
          </draw:text-box>
        </draw:frame>
        <draw:frame draw:style-name="gr1" draw:text-style-name="P2" draw:layer="layout" svg:width="15.166cm" svg:height="0.475cm" svg:x="2.95cm" svg:y="25.566cm">
          <draw:text-box>
            <text:p text:style-name="P1"><text:span text:style-name="T4">whether a further Council decision is required (because such advice would need </text:span></text:p>
          </draw:text-box>
        </draw:frame>
        <draw:frame draw:style-name="gr1" draw:text-style-name="P2" draw:layer="layout" svg:width="15.238cm" svg:height="0.475cm" svg:x="2.95cm" svg:y="26.131cm">
          <draw:text-box>
            <text:p text:style-name="P1"><text:span text:style-name="T4">to take account of all the circumstances at the time, including further discussions </text:span></text:p>
          </draw:text-box>
        </draw:frame>
        <draw:frame draw:style-name="gr1" draw:text-style-name="P2" draw:layer="layout" svg:width="15.386cm" svg:height="0.475cm" svg:x="2.95cm" svg:y="26.695cm">
          <draw:text-box>
            <text:p text:style-name="P1"><text:span text:style-name="T4">in the Council), there is no reason why advice could not be given now on whether </text:span></text:p>
          </draw:text-box>
        </draw:frame>
      </draw:page>
      <draw:page draw:name="page29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9</text:span></text:p>
          </draw:text-box>
        </draw:frame>
        <draw:frame draw:style-name="gr1" draw:text-style-name="P2" draw:layer="layout" svg:width="15.691cm" svg:height="0.475cm" svg:x="2.95cm" svg:y="2.525cm">
          <draw:text-box>
            <text:p text:style-name="P1"><text:span text:style-name="T4">resolution 1441 is capable in any circumstances of being interpreted as authorising </text:span></text:p>
          </draw:text-box>
        </draw:frame>
        <draw:frame draw:style-name="gr1" draw:text-style-name="P2" draw:layer="layout" svg:width="11.22cm" svg:height="0.475cm" svg:x="2.95cm" svg:y="3.09cm">
          <draw:text-box>
            <text:p text:style-name="P1"><text:span text:style-name="T4">the use of force without a further Security Council decision.”</text:span></text:p>
          </draw:text-box>
        </draw:frame>
        <draw:frame draw:style-name="gr1" draw:text-style-name="P2" draw:layer="layout" svg:width="4.468cm" svg:height="0.475cm" svg:x="2.2cm" svg:y="4.004cm">
          <draw:text-box>
            <text:p text:style-name="P1"><text:span text:style-name="T7">120. </text:span><text:span text:style-name="T4"><text:s/>Ms Adams added:</text:span></text:p>
          </draw:text-box>
        </draw:frame>
        <draw:frame draw:style-name="gr1" draw:text-style-name="P2" draw:layer="layout" svg:width="15.797cm" svg:height="0.475cm" svg:x="2.95cm" svg:y="4.918cm">
          <draw:text-box>
            <text:p text:style-name="P1"><text:span text:style-name="T4">“… </text:span><text:span text:style-name="T4">I think a serious issue for consideration is whether, if you were to reach the view </text:span></text:p>
          </draw:text-box>
        </draw:frame>
        <draw:frame draw:style-name="gr1" draw:text-style-name="P2" draw:layer="layout" svg:width="15.318cm" svg:height="0.475cm" svg:x="2.95cm" svg:y="5.483cm">
          <draw:text-box>
            <text:p text:style-name="P1"><text:span text:style-name="T4">that resolution 1441 was under no circumstances capable of being interpreted as </text:span></text:p>
          </draw:text-box>
        </draw:frame>
        <draw:frame draw:style-name="gr1" draw:text-style-name="P2" draw:layer="layout" svg:width="15.619cm" svg:height="0.475cm" svg:x="2.95cm" svg:y="6.047cm">
          <draw:text-box>
            <text:p text:style-name="P1"><text:span text:style-name="T4">authorising force without a further Council decision … this should be relayed to the </text:span></text:p>
          </draw:text-box>
        </draw:frame>
        <draw:frame draw:style-name="gr1" draw:text-style-name="P2" draw:layer="layout" svg:width="5.002cm" svg:height="0.475cm" svg:x="2.95cm" svg:y="6.612cm">
          <draw:text-box>
            <text:p text:style-name="P1"><text:span text:style-name="T4">Foreign Office and No.10.”</text:span></text:p>
          </draw:text-box>
        </draw:frame>
        <draw:frame draw:style-name="gr1" draw:text-style-name="P2" draw:layer="layout" svg:width="15.928cm" svg:height="0.475cm" svg:x="2.2cm" svg:y="7.526cm">
          <draw:text-box>
            <text:p text:style-name="P1"><text:span text:style-name="T7">121. </text:span><text:span text:style-name="T4"><text:s/>Observing that “the Foreign Secretary (and other Ministers) have gone beyond </text:span></text:p>
          </draw:text-box>
        </draw:frame>
        <draw:frame draw:style-name="gr1" draw:text-style-name="P2" draw:layer="layout" svg:width="14.925cm" svg:height="0.475cm" svg:x="2.2cm" svg:y="8.091cm">
          <draw:text-box>
            <text:p text:style-name="P1"><text:span text:style-name="T4">the neutral line suggested … stating that resolution 1441 does not ‘necessarily’ </text:span></text:p>
          </draw:text-box>
        </draw:frame>
        <draw:frame draw:style-name="gr1" draw:text-style-name="P2" draw:layer="layout" svg:width="14.946cm" svg:height="0.475cm" svg:x="2.2cm" svg:y="8.655cm">
          <draw:text-box>
            <text:p text:style-name="P1"><text:span text:style-name="T4">require a further Council decision”, Ms Adams suggested that if Lord Goldsmith </text:span></text:p>
          </draw:text-box>
        </draw:frame>
        <draw:frame draw:style-name="gr1" draw:text-style-name="P2" draw:layer="layout" svg:width="15.471cm" svg:height="0.475cm" svg:x="2.2cm" svg:y="9.22cm">
          <draw:text-box>
            <text:p text:style-name="P1"><text:span text:style-name="T4">was “not minded” to give advice: “An alternative option … might be for me to reply </text:span></text:p>
          </draw:text-box>
        </draw:frame>
        <draw:frame draw:style-name="gr1" draw:text-style-name="P2" draw:layer="layout" svg:width="16.601cm" svg:height="0.475cm" svg:x="2.2cm" svg:y="9.784cm">
          <draw:text-box>
            <text:p text:style-name="P1"><text:span text:style-name="T4">to Michael [Wood]’s letter confirming that you do not propose to advise at this stage, but </text:span></text:p>
          </draw:text-box>
        </draw:frame>
        <draw:frame draw:style-name="gr1" draw:text-style-name="P2" draw:layer="layout" svg:width="16.719cm" svg:height="0.475cm" svg:x="2.2cm" svg:y="10.348cm">
          <draw:text-box>
            <text:p text:style-name="P1"><text:span text:style-name="T4">stressing the need for neutrality in HMG’s public line for so long as you have not advised </text:span></text:p>
          </draw:text-box>
        </draw:frame>
        <draw:frame draw:style-name="gr1" draw:text-style-name="P2" draw:layer="layout" svg:width="7.309cm" svg:height="0.475cm" svg:x="2.2cm" svg:y="10.913cm">
          <draw:text-box>
            <text:p text:style-name="P1"><text:span text:style-name="T4">on the interpretation of the resolution.” </text:span></text:p>
          </draw:text-box>
        </draw:frame>
        <draw:frame draw:style-name="gr1" draw:text-style-name="P2" draw:layer="layout" svg:width="15.25cm" svg:height="0.475cm" svg:x="2.2cm" svg:y="11.827cm">
          <draw:text-box>
            <text:p text:style-name="P1"><text:span text:style-name="T7">122. </text:span><text:span text:style-name="T4"><text:s/>Lord Goldsmith told the Inquiry that the instructions set out both arguments </text:span></text:p>
          </draw:text-box>
        </draw:frame>
        <draw:frame draw:style-name="gr1" draw:text-style-name="P2" draw:layer="layout" svg:width="16.555cm" svg:height="0.475cm" svg:x="2.2cm" svg:y="12.392cm">
          <draw:text-box>
            <text:p text:style-name="P1"><text:span text:style-name="T4">“</text:span><text:span text:style-name="T4">without expressing a view between them, although I think I knew what view Sir Michael </text:span></text:p>
          </draw:text-box>
        </draw:frame>
        <draw:frame draw:style-name="gr1" draw:text-style-name="P2" draw:layer="layout" svg:width="2.58cm" svg:height="0.475cm" svg:x="2.2cm" svg:y="12.956cm">
          <draw:text-box>
            <text:p text:style-name="P1"><text:span text:style-name="T4">took about it”.</text:span></text:p>
          </draw:text-box>
        </draw:frame>
        <draw:frame draw:style-name="gr7" draw:text-style-name="P8" draw:layer="layout" svg:width="0.273cm" svg:height="0.276cm" svg:x="4.765cm" svg:y="12.975cm">
          <draw:text-box>
            <text:p text:style-name="P1"><text:span text:style-name="T13">37</text:span></text:p>
          </draw:text-box>
        </draw:frame>
        <draw:frame draw:style-name="gr1" draw:text-style-name="P2" draw:layer="layout" svg:width="16.012cm" svg:height="0.475cm" svg:x="2.2cm" svg:y="13.871cm">
          <draw:text-box>
            <text:p text:style-name="P1"><text:span text:style-name="T7">123. </text:span><text:span text:style-name="T4"><text:s/>Mr Straw told the Inquiry that he had asked Mr Wood to ensure Lord Goldsmith </text:span></text:p>
          </draw:text-box>
        </draw:frame>
        <draw:frame draw:style-name="gr1" draw:text-style-name="P2" draw:layer="layout" svg:width="5.15cm" svg:height="0.475cm" svg:x="2.2cm" svg:y="14.435cm">
          <draw:text-box>
            <text:p text:style-name="P1"><text:span text:style-name="T4">was given a balanced view.</text:span></text:p>
          </draw:text-box>
        </draw:frame>
        <draw:frame draw:style-name="gr7" draw:text-style-name="P8" draw:layer="layout" svg:width="0.273cm" svg:height="0.276cm" svg:x="7.33cm" svg:y="14.454cm">
          <draw:text-box>
            <text:p text:style-name="P1"><text:span text:style-name="T13">38</text:span></text:p>
          </draw:text-box>
        </draw:frame>
        <draw:frame draw:style-name="gr1" draw:text-style-name="P2" draw:layer="layout" svg:width="0.422cm" svg:height="0.475cm" svg:x="7.605cm" svg:y="14.4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95cm" svg:height="0.475cm" svg:x="2.2cm" svg:y="15.35cm">
          <draw:text-box>
            <text:p text:style-name="P1"><text:span text:style-name="T7">124. </text:span><text:span text:style-name="T4"><text:s/>Mr Straw added that, if Sir Michael had thought there was only one view, that was </text:span></text:p>
          </draw:text-box>
        </draw:frame>
        <draw:frame draw:style-name="gr1" draw:text-style-name="P2" draw:layer="layout" svg:width="13.629cm" svg:height="0.475cm" svg:x="2.2cm" svg:y="15.914cm">
          <draw:text-box>
            <text:p text:style-name="P1"><text:span text:style-name="T4">“</text:span><text:span text:style-name="T4">what he would have written” to Lord Goldsmith. Mr Straw stated that he:</text:span></text:p>
          </draw:text-box>
        </draw:frame>
        <draw:frame draw:style-name="gr1" draw:text-style-name="P2" draw:layer="layout" svg:width="14.497cm" svg:height="0.475cm" svg:x="2.95cm" svg:y="16.828cm">
          <draw:text-box>
            <text:p text:style-name="P1"><text:span text:style-name="T4">“… </text:span><text:span text:style-name="T4">had no input, as far as I recall – and we have been through the records – </text:span></text:p>
          </draw:text-box>
        </draw:frame>
        <draw:frame draw:style-name="gr1" draw:text-style-name="P2" draw:layer="layout" svg:width="15.437cm" svg:height="0.475cm" svg:x="2.95cm" svg:y="17.393cm">
          <draw:text-box>
            <text:p text:style-name="P1"><text:span text:style-name="T4">whatsoever in what he [Sir Michael] wrote to the Attorney General. Quite properly. </text:span></text:p>
          </draw:text-box>
        </draw:frame>
        <draw:frame draw:style-name="gr1" draw:text-style-name="P2" draw:layer="layout" svg:width="15.885cm" svg:height="0.475cm" svg:x="2.95cm" svg:y="17.957cm">
          <draw:text-box>
            <text:p text:style-name="P1"><text:span text:style-name="T4">I don’t think I, so far as I recall, ever saw the letter until after it had been written, and </text:span></text:p>
          </draw:text-box>
        </draw:frame>
        <draw:frame draw:style-name="gr1" draw:text-style-name="P2" draw:layer="layout" svg:width="3.935cm" svg:height="0.475cm" svg:x="2.95cm" svg:y="18.522cm">
          <draw:text-box>
            <text:p text:style-name="P1"><text:span text:style-name="T4">that’s entirely proper.</text:span></text:p>
          </draw:text-box>
        </draw:frame>
        <draw:frame draw:style-name="gr1" draw:text-style-name="P2" draw:layer="layout" svg:width="15.132cm" svg:height="0.475cm" svg:x="2.95cm" svg:y="19.436cm">
          <draw:text-box>
            <text:p text:style-name="P1"><text:span text:style-name="T4">“</text:span><text:span text:style-name="T4">If his view had been, ‘There is no doubt we require a second resolution’ … then </text:span></text:p>
          </draw:text-box>
        </draw:frame>
        <draw:frame draw:style-name="gr1" draw:text-style-name="P2" draw:layer="layout" svg:width="9.214cm" svg:height="0.475cm" svg:x="2.95cm" svg:y="20.001cm">
          <draw:text-box>
            <text:p text:style-name="P1"><text:span text:style-name="T4">that’s what he should have written, but he didn’t.”</text:span></text:p>
          </draw:text-box>
        </draw:frame>
        <draw:frame draw:style-name="gr7" draw:text-style-name="P8" draw:layer="layout" svg:width="0.273cm" svg:height="0.276cm" svg:x="12.12cm" svg:y="20.019cm">
          <draw:text-box>
            <text:p text:style-name="P1"><text:span text:style-name="T13">39</text:span></text:p>
          </draw:text-box>
        </draw:frame>
        <draw:frame draw:style-name="gr1" draw:text-style-name="P2" draw:layer="layout" svg:width="0.422cm" svg:height="0.475cm" svg:x="12.395cm" svg:y="20.0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53cm" svg:height="0.475cm" svg:x="2.2cm" svg:y="20.915cm">
          <draw:text-box>
            <text:p text:style-name="P1"><text:span text:style-name="T7">125. </text:span><text:span text:style-name="T4"><text:s/>In his statement for the Inquiry, Mr Pattison wrote: </text:span></text:p>
          </draw:text-box>
        </draw:frame>
        <draw:frame draw:style-name="gr1" draw:text-style-name="P2" draw:layer="layout" svg:width="14.548cm" svg:height="0.475cm" svg:x="2.95cm" svg:y="21.83cm">
          <draw:text-box>
            <text:p text:style-name="P1"><text:span text:style-name="T4">“</text:span><text:span text:style-name="T4">With hindsight, the letter … probably steered [Lord Goldsmith] in a particular </text:span></text:p>
          </draw:text-box>
        </draw:frame>
        <draw:frame draw:style-name="gr1" draw:text-style-name="P2" draw:layer="layout" svg:width="15.483cm" svg:height="0.475cm" svg:x="2.95cm" svg:y="22.394cm">
          <draw:text-box>
            <text:p text:style-name="P1"><text:span text:style-name="T4">direction: although it set out competing interpretations of SCR 1441, it was loaded </text:span></text:p>
          </draw:text-box>
        </draw:frame>
        <draw:frame draw:style-name="gr1" draw:text-style-name="P2" draw:layer="layout" svg:width="3.194cm" svg:height="0.475cm" svg:x="2.95cm" svg:y="22.958cm">
          <draw:text-box>
            <text:p text:style-name="P1"><text:span text:style-name="T4">in favour of one.”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7" draw:text-style-name="P8" draw:layer="layout" svg:width="0.273cm" svg:height="0.276cm" svg:x="6.127cm" svg:y="22.977cm">
          <draw:text-box>
            <text:p text:style-name="P1"><text:span text:style-name="T13">40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4">37 </text:span></text:p>
          </draw:text-box>
        </draw:frame>
        <draw:frame draw:style-name="gr4" draw:text-style-name="P5" draw:layer="layout" svg:width="6.589cm" svg:height="0.395cm" svg:x="2.486cm" svg:y="25.511cm">
          <draw:text-box>
            <text:p text:style-name="P1"><text:span text:style-name="T11">Public hearing, 27 January 2010, page 62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38 </text:span></text:p>
          </draw:text-box>
        </draw:frame>
        <draw:frame draw:style-name="gr4" draw:text-style-name="P5" draw:layer="layout" svg:width="6.551cm" svg:height="0.395cm" svg:x="2.486cm" svg:y="25.934cm">
          <draw:text-box>
            <text:p text:style-name="P1"><text:span text:style-name="T11">Public hearing, 8 February 2010, page 13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39 </text:span></text:p>
          </draw:text-box>
        </draw:frame>
        <draw:frame draw:style-name="gr4" draw:text-style-name="P5" draw:layer="layout" svg:width="6.551cm" svg:height="0.395cm" svg:x="2.486cm" svg:y="26.357cm">
          <draw:text-box>
            <text:p text:style-name="P1"><text:span text:style-name="T11">Public hearing, 8 February 2010, page 15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40 </text:span></text:p>
          </draw:text-box>
        </draw:frame>
        <draw:frame draw:style-name="gr4" draw:text-style-name="P5" draw:layer="layout" svg:width="6.276cm" svg:height="0.395cm" svg:x="2.486cm" svg:y="26.781cm">
          <draw:text-box>
            <text:p text:style-name="P1"><text:span text:style-name="T11">Statement, January 2011, paragraph 35.</text:span></text:p>
          </draw:text-box>
        </draw:frame>
      </draw:page>
      <draw:page draw:name="page3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0</text:span></text:p>
          </draw:text-box>
        </draw:frame>
        <draw:frame draw:style-name="gr1" draw:text-style-name="P2" draw:layer="layout" svg:width="12.164cm" svg:height="0.475cm" svg:x="2.2cm" svg:y="2.525cm">
          <draw:text-box>
            <text:p text:style-name="P1"><text:span text:style-name="T7">126. </text:span><text:span text:style-name="T4"><text:s/>Sir Michael Wood disagreed with Mr Pattison’s conclusion: </text:span></text:p>
          </draw:text-box>
        </draw:frame>
        <draw:frame draw:style-name="gr1" draw:text-style-name="P2" draw:layer="layout" svg:width="14.984cm" svg:height="0.475cm" svg:x="2.95cm" svg:y="3.44cm">
          <draw:text-box>
            <text:p text:style-name="P1"><text:span text:style-name="T4">“</text:span><text:span text:style-name="T4">This is not so. I set out the arguments as fairly as I could, taking full account of </text:span></text:p>
          </draw:text-box>
        </draw:frame>
        <draw:frame draw:style-name="gr1" draw:text-style-name="P2" draw:layer="layout" svg:width="8.46cm" svg:height="0.475cm" svg:x="2.95cm" svg:y="4.004cm">
          <draw:text-box>
            <text:p text:style-name="P1"><text:span text:style-name="T4">extensive comments from UKMIS New York.”</text:span></text:p>
          </draw:text-box>
        </draw:frame>
        <draw:frame draw:style-name="gr7" draw:text-style-name="P8" draw:layer="layout" svg:width="0.273cm" svg:height="0.276cm" svg:x="11.396cm" svg:y="4.023cm">
          <draw:text-box>
            <text:p text:style-name="P1"><text:span text:style-name="T13">41</text:span></text:p>
          </draw:text-box>
        </draw:frame>
        <draw:frame draw:style-name="gr1" draw:text-style-name="P2" draw:layer="layout" svg:width="7.651cm" svg:height="0.475cm" svg:x="2.2cm" svg:y="4.918cm">
          <draw:text-box>
            <text:p text:style-name="P1"><text:span text:style-name="T7">127. </text:span><text:span text:style-name="T4"><text:s/>Sir Michael wrote in his statement: </text:span></text:p>
          </draw:text-box>
        </draw:frame>
        <draw:frame draw:style-name="gr1" draw:text-style-name="P2" draw:layer="layout" svg:width="15.784cm" svg:height="0.475cm" svg:x="2.95cm" svg:y="5.833cm">
          <draw:text-box>
            <text:p text:style-name="P1"><text:span text:style-name="T4">“</text:span><text:span text:style-name="T4">I was instructed … that the Foreign Secretary was content for me to send the letter </text:span></text:p>
          </draw:text-box>
        </draw:frame>
        <draw:frame draw:style-name="gr1" draw:text-style-name="P2" draw:layer="layout" svg:width="15.318cm" svg:height="0.475cm" svg:x="2.95cm" svg:y="6.397cm">
          <draw:text-box>
            <text:p text:style-name="P1"><text:span text:style-name="T4">provided I did not include in the letter a statement of my own view of the law; and </text:span></text:p>
          </draw:text-box>
        </draw:frame>
        <draw:frame draw:style-name="gr1" draw:text-style-name="P2" draw:layer="layout" svg:width="15.018cm" svg:height="0.475cm" svg:x="2.95cm" svg:y="6.962cm">
          <draw:text-box>
            <text:p text:style-name="P1"><text:span text:style-name="T4">provided that I made it clear in the letter that no advice was needed at present. <text:s/></text:span></text:p>
          </draw:text-box>
        </draw:frame>
        <draw:frame draw:style-name="gr1" draw:text-style-name="P2" draw:layer="layout" svg:width="7.821cm" svg:height="0.475cm" svg:x="2.95cm" svg:y="7.526cm">
          <draw:text-box>
            <text:p text:style-name="P1"><text:span text:style-name="T4">I was not happy with these instructions …</text:span></text:p>
          </draw:text-box>
        </draw:frame>
        <draw:frame draw:style-name="gr1" draw:text-style-name="P2" draw:layer="layout" svg:width="15.399cm" svg:height="0.475cm" svg:x="2.95cm" svg:y="8.441cm">
          <draw:text-box>
            <text:p text:style-name="P1"><text:span text:style-name="T4">“</text:span><text:span text:style-name="T4">There are broadly two ways for a departmental lawyer to consult the Attorney: by </text:span></text:p>
          </draw:text-box>
        </draw:frame>
        <draw:frame draw:style-name="gr1" draw:text-style-name="P2" draw:layer="layout" svg:width="15.699cm" svg:height="0.475cm" svg:x="2.95cm" svg:y="9.005cm">
          <draw:text-box>
            <text:p text:style-name="P1"><text:span text:style-name="T4">setting out the different possibilities, without expressing a view; or, and this is much </text:span></text:p>
          </draw:text-box>
        </draw:frame>
        <draw:frame draw:style-name="gr1" draw:text-style-name="P2" draw:layer="layout" svg:width="14.941cm" svg:height="0.475cm" svg:x="2.95cm" svg:y="9.57cm">
          <draw:text-box>
            <text:p text:style-name="P1"><text:span text:style-name="T4">more common and usually more helpful, by setting out the differing possibilities </text:span></text:p>
          </draw:text-box>
        </draw:frame>
        <draw:frame draw:style-name="gr1" draw:text-style-name="P2" draw:layer="layout" svg:width="15.746cm" svg:height="0.475cm" svg:x="2.95cm" svg:y="10.134cm">
          <draw:text-box>
            <text:p text:style-name="P1"><text:span text:style-name="T4">and giving a view. In the present case, I was instructed to do the former, though the </text:span></text:p>
          </draw:text-box>
        </draw:frame>
        <draw:frame draw:style-name="gr1" draw:text-style-name="P2" draw:layer="layout" svg:width="8.727cm" svg:height="0.475cm" svg:x="2.95cm" svg:y="10.698cm">
          <draw:text-box>
            <text:p text:style-name="P1"><text:span text:style-name="T4">Attorney was anyway well aware of my views.”</text:span></text:p>
          </draw:text-box>
        </draw:frame>
        <draw:frame draw:style-name="gr1" draw:text-style-name="P2" draw:layer="layout" svg:width="15.199cm" svg:height="0.475cm" svg:x="2.2cm" svg:y="11.613cm">
          <draw:text-box>
            <text:p text:style-name="P1"><text:span text:style-name="T7">128. </text:span><text:span text:style-name="T4"><text:s/>In the final version of the “instructions” for Lord Goldsmith, Mr Wood wrote: </text:span></text:p>
          </draw:text-box>
        </draw:frame>
        <draw:frame draw:style-name="gr1" draw:text-style-name="P2" draw:layer="layout" svg:width="15.352cm" svg:height="0.475cm" svg:x="2.95cm" svg:y="12.527cm">
          <draw:text-box>
            <text:p text:style-name="P1"><text:span text:style-name="T4">“</text:span><text:span text:style-name="T4">No advice is required now. Any decisions in the future would clearly need to take </text:span></text:p>
          </draw:text-box>
        </draw:frame>
        <draw:frame draw:style-name="gr1" draw:text-style-name="P2" draw:layer="layout" svg:width="15.356cm" svg:height="0.475cm" svg:x="2.95cm" svg:y="13.092cm">
          <draw:text-box>
            <text:p text:style-name="P1"><text:span text:style-name="T4">account of all the circumstances, including any further deliberation in the Security </text:span></text:p>
          </draw:text-box>
        </draw:frame>
        <draw:frame draw:style-name="gr1" draw:text-style-name="P2" draw:layer="layout" svg:width="1.674cm" svg:height="0.475cm" svg:x="2.95cm" svg:y="13.656cm">
          <draw:text-box>
            <text:p text:style-name="P1"><text:span text:style-name="T4">Council.”</text:span></text:p>
          </draw:text-box>
        </draw:frame>
        <draw:frame draw:style-name="gr7" draw:text-style-name="P8" draw:layer="layout" svg:width="0.273cm" svg:height="0.276cm" svg:x="4.62cm" svg:y="13.675cm">
          <draw:text-box>
            <text:p text:style-name="P1"><text:span text:style-name="T13">42</text:span></text:p>
          </draw:text-box>
        </draw:frame>
        <draw:frame draw:style-name="gr1" draw:text-style-name="P2" draw:layer="layout" svg:width="0.422cm" svg:height="0.475cm" svg:x="4.895cm" svg:y="13.6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27cm" svg:height="0.475cm" svg:x="2.2cm" svg:y="14.571cm">
          <draw:text-box>
            <text:p text:style-name="P1"><text:span text:style-name="T7">129. </text:span><text:span text:style-name="T4"><text:s/>In his statement for the Inquiry, Lord Goldsmith wrote that he had been told that it </text:span></text:p>
          </draw:text-box>
        </draw:frame>
        <draw:frame draw:style-name="gr1" draw:text-style-name="P2" draw:layer="layout" svg:width="16.533cm" svg:height="0.475cm" svg:x="2.2cm" svg:y="15.135cm">
          <draw:text-box>
            <text:p text:style-name="P1"><text:span text:style-name="T4">was the view of Mr Straw that the instructions of 9 December should make clear that no </text:span></text:p>
          </draw:text-box>
        </draw:frame>
        <draw:frame draw:style-name="gr1" draw:text-style-name="P2" draw:layer="layout" svg:width="5.984cm" svg:height="0.475cm" svg:x="2.2cm" svg:y="15.7cm">
          <draw:text-box>
            <text:p text:style-name="P1"><text:span text:style-name="T4">advice was needed at that time.</text:span></text:p>
          </draw:text-box>
        </draw:frame>
        <draw:frame draw:style-name="gr7" draw:text-style-name="P8" draw:layer="layout" svg:width="0.273cm" svg:height="0.276cm" svg:x="8.154cm" svg:y="15.718cm">
          <draw:text-box>
            <text:p text:style-name="P1"><text:span text:style-name="T13">43</text:span></text:p>
          </draw:text-box>
        </draw:frame>
        <draw:frame draw:style-name="gr1" draw:text-style-name="P2" draw:layer="layout" svg:width="15.216cm" svg:height="0.475cm" svg:x="2.2cm" svg:y="16.614cm">
          <draw:text-box>
            <text:p text:style-name="P1"><text:span text:style-name="T7">130. </text:span><text:span text:style-name="T4"><text:s/>The Inquiry sought the views of a number of witnesses about whether Lord </text:span></text:p>
          </draw:text-box>
        </draw:frame>
        <draw:frame draw:style-name="gr1" draw:text-style-name="P2" draw:layer="layout" svg:width="12.469cm" svg:height="0.475cm" svg:x="2.2cm" svg:y="17.178cm">
          <draw:text-box>
            <text:p text:style-name="P1"><text:span text:style-name="T4">Goldsmith’s advice should have been available at an earlier stage.</text:span></text:p>
          </draw:text-box>
        </draw:frame>
        <draw:frame draw:style-name="gr1" draw:text-style-name="P2" draw:layer="layout" svg:width="16.338cm" svg:height="0.475cm" svg:x="2.2cm" svg:y="18.093cm">
          <draw:text-box>
            <text:p text:style-name="P1"><text:span text:style-name="T7">131. </text:span><text:span text:style-name="T4"><text:s/>In his statement to the Inquiry, Sir Michael Wood wrote that he did not agree with </text:span></text:p>
          </draw:text-box>
        </draw:frame>
        <draw:frame draw:style-name="gr1" draw:text-style-name="P2" draw:layer="layout" svg:width="10.217cm" svg:height="0.475cm" svg:x="2.2cm" svg:y="18.657cm">
          <draw:text-box>
            <text:p text:style-name="P1"><text:span text:style-name="T4">Mr Straw’s view that advice was not needed until later:</text:span></text:p>
          </draw:text-box>
        </draw:frame>
        <draw:frame draw:style-name="gr1" draw:text-style-name="P2" draw:layer="layout" svg:width="15.683cm" svg:height="0.475cm" svg:x="2.95cm" svg:y="19.572cm">
          <draw:text-box>
            <text:p text:style-name="P1"><text:span text:style-name="T4">“</text:span><text:span text:style-name="T4">While it may not have been essential to have advice at that time, it was in my view </text:span></text:p>
          </draw:text-box>
        </draw:frame>
        <draw:frame draw:style-name="gr1" draw:text-style-name="P2" draw:layer="layout" svg:width="15.2cm" svg:height="0.475cm" svg:x="2.95cm" svg:y="20.136cm">
          <draw:text-box>
            <text:p text:style-name="P1"><text:span text:style-name="T4">highly desirable … FCO Legal Advisers were in a very uncomfortable position … </text:span></text:p>
          </draw:text-box>
        </draw:frame>
        <draw:frame draw:style-name="gr1" draw:text-style-name="P2" draw:layer="layout" svg:width="15.898cm" svg:height="0.475cm" svg:x="2.95cm" svg:y="20.701cm">
          <draw:text-box>
            <text:p text:style-name="P1"><text:span text:style-name="T4">We were having to advise on whether SCR 1441 authorised the use of force without </text:span></text:p>
          </draw:text-box>
        </draw:frame>
        <draw:frame draw:style-name="gr1" draw:text-style-name="P2" draw:layer="layout" svg:width="15.945cm" svg:height="0.475cm" svg:x="2.95cm" svg:y="21.265cm">
          <draw:text-box>
            <text:p text:style-name="P1"><text:span text:style-name="T4">a further decision of the Security Council without the benefit of the Attorney’s advice. </text:span></text:p>
          </draw:text-box>
        </draw:frame>
        <draw:frame draw:style-name="gr1" draw:text-style-name="P2" draw:layer="layout" svg:width="15.42cm" svg:height="0.475cm" svg:x="2.95cm" svg:y="21.83cm">
          <draw:text-box>
            <text:p text:style-name="P1"><text:span text:style-name="T4">It would have been possible for the Attorney to have given advice on the meaning </text:span></text:p>
          </draw:text-box>
        </draw:frame>
        <draw:frame draw:style-name="gr1" draw:text-style-name="P2" draw:layer="layout" svg:width="15.814cm" svg:height="0.475cm" svg:x="2.95cm" svg:y="22.394cm">
          <draw:text-box>
            <text:p text:style-name="P1"><text:span text:style-name="T4">of SCR 1441 soon after its adoption, since all the relevant considerations were then </text:span></text:p>
          </draw:text-box>
        </draw:frame>
        <draw:frame draw:style-name="gr1" draw:text-style-name="P2" draw:layer="layout" svg:width="15.64cm" svg:height="0.475cm" svg:x="2.95cm" svg:y="22.958cm">
          <draw:text-box>
            <text:p text:style-name="P1"><text:span text:style-name="T4">known, though that advice would no doubt have had to be kept under review in the </text:span></text:p>
          </draw:text-box>
        </draw:frame>
        <draw:frame draw:style-name="gr1" draw:text-style-name="P2" draw:layer="layout" svg:width="4.278cm" svg:height="0.475cm" svg:x="2.95cm" svg:y="23.523cm">
          <draw:text-box>
            <text:p text:style-name="P1"><text:span text:style-name="T4">light of developments.”</text:span></text:p>
          </draw:text-box>
        </draw:frame>
        <draw:frame draw:style-name="gr7" draw:text-style-name="P8" draw:layer="layout" svg:width="0.273cm" svg:height="0.276cm" svg:x="7.209cm" svg:y="23.542cm">
          <draw:text-box>
            <text:p text:style-name="P1"><text:span text:style-name="T13">44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0.422cm" svg:height="0.475cm" svg:x="7.484cm" svg:y="23.523cm">
          <draw:text-box>
            <text:p text:style-name="P1"><text:span text:style-name="T4"><text:s/>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4">41 </text:span></text:p>
          </draw:text-box>
        </draw:frame>
        <draw:line draw:style-name="gr9" draw:text-style-name="P9" draw:layer="layout" svg:x1="2.485cm" svg:y1="26.29cm" svg:x2="16.539cm" svg:y2="26.29cm">
          <text:p/>
        </draw:line>
        <draw:frame draw:style-name="gr4" draw:text-style-name="P5" draw:layer="layout" svg:width="5.764cm" svg:height="0.395cm" svg:x="2.486cm" svg:y="25.511cm">
          <draw:text-box>
            <text:p text:style-name="P1"><text:span text:style-name="T11">Statement, 15 March 2011, page 19. 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42 </text:span></text:p>
          </draw:text-box>
        </draw:frame>
        <draw:frame draw:style-name="gr4" draw:text-style-name="P5" draw:layer="layout" svg:width="14.061cm" svg:height="0.395cm" svg:x="2.486cm" svg:y="25.934cm">
          <draw:text-box>
            <text:p text:style-name="P1"><text:span text:style-name="T6">Letter Wood to Adams, 9 December 2002, ‘Iraq: Security Council Resolution 1441 (2002)’.</text:span><text:span text:style-name="T11">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43 </text:span></text:p>
          </draw:text-box>
        </draw:frame>
        <draw:frame draw:style-name="gr4" draw:text-style-name="P5" draw:layer="layout" svg:width="7.055cm" svg:height="0.395cm" svg:x="2.486cm" svg:y="26.357cm">
          <draw:text-box>
            <text:p text:style-name="P1"><text:span text:style-name="T11">Statement, 17 January 2011, paragraph 1.12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44 </text:span></text:p>
          </draw:text-box>
        </draw:frame>
        <draw:frame draw:style-name="gr4" draw:text-style-name="P5" draw:layer="layout" svg:width="5.666cm" svg:height="0.395cm" svg:x="2.486cm" svg:y="26.781cm">
          <draw:text-box>
            <text:p text:style-name="P1"><text:span text:style-name="T11">Statement, 15 March 2011, page 20.</text:span></text:p>
          </draw:text-box>
        </draw:frame>
      </draw:page>
      <draw:page draw:name="page31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1</text:span></text:p>
          </draw:text-box>
        </draw:frame>
        <draw:frame draw:style-name="gr1" draw:text-style-name="P2" draw:layer="layout" svg:width="15.788cm" svg:height="0.475cm" svg:x="2.2cm" svg:y="2.525cm">
          <draw:text-box>
            <text:p text:style-name="P1"><text:span text:style-name="T7">132. </text:span><text:span text:style-name="T4"><text:s/>Sir Michael added that he had explained in a meeting with Lord Goldsmith “as </text:span></text:p>
          </draw:text-box>
        </draw:frame>
        <draw:frame draw:style-name="gr1" draw:text-style-name="P2" draw:layer="layout" svg:width="15.67cm" svg:height="0.475cm" svg:x="2.2cm" svg:y="3.09cm">
          <draw:text-box>
            <text:p text:style-name="P1"><text:span text:style-name="T4">late as January 2003” that his “position within the FCO was becoming very difficult” </text:span></text:p>
          </draw:text-box>
        </draw:frame>
        <draw:frame draw:style-name="gr1" draw:text-style-name="P2" draw:layer="layout" svg:width="16.203cm" svg:height="0.475cm" svg:x="2.2cm" svg:y="3.654cm">
          <draw:text-box>
            <text:p text:style-name="P1"><text:span text:style-name="T4">since he was still having to advise Mr Straw and others “without being able to refer to” </text:span></text:p>
          </draw:text-box>
        </draw:frame>
        <draw:frame draw:style-name="gr1" draw:text-style-name="P2" draw:layer="layout" svg:width="16.351cm" svg:height="0.475cm" svg:x="2.2cm" svg:y="4.218cm">
          <draw:text-box>
            <text:p text:style-name="P1"><text:span text:style-name="T4">Lord Goldsmith’s advice, even though he was “aware of his [Lord Goldsmith’s] thinking </text:span></text:p>
          </draw:text-box>
        </draw:frame>
        <draw:frame draw:style-name="gr1" draw:text-style-name="P2" draw:layer="layout" svg:width="2.364cm" svg:height="0.475cm" svg:x="2.2cm" svg:y="4.783cm">
          <draw:text-box>
            <text:p text:style-name="P1"><text:span text:style-name="T4">at that time”.</text:span></text:p>
          </draw:text-box>
        </draw:frame>
        <draw:frame draw:style-name="gr1" draw:text-style-name="P2" draw:layer="layout" svg:width="6.072cm" svg:height="0.475cm" svg:x="2.2cm" svg:y="5.697cm">
          <draw:text-box>
            <text:p text:style-name="P1"><text:span text:style-name="T7">133. </text:span><text:span text:style-name="T4"><text:s/>Sir Michael told the Inquiry</text:span></text:p>
          </draw:text-box>
        </draw:frame>
        <draw:frame draw:style-name="gr7" draw:text-style-name="P8" draw:layer="layout" svg:width="0.246cm" svg:height="0.276cm" svg:x="8.224cm" svg:y="5.716cm">
          <draw:text-box>
            <text:p text:style-name="P1"><text:span text:style-name="T13">:</text:span></text:p>
          </draw:text-box>
        </draw:frame>
        <draw:frame draw:style-name="gr1" draw:text-style-name="P2" draw:layer="layout" svg:width="15.928cm" svg:height="0.475cm" svg:x="2.95cm" svg:y="6.612cm">
          <draw:text-box>
            <text:p text:style-name="P1"><text:span text:style-name="T4">“… </text:span><text:span text:style-name="T4">it was certainly a problem for me within the Foreign Office, because I was having </text:span></text:p>
          </draw:text-box>
        </draw:frame>
        <draw:frame draw:style-name="gr1" draw:text-style-name="P2" draw:layer="layout" svg:width="15.149cm" svg:height="0.475cm" svg:x="2.95cm" svg:y="7.176cm">
          <draw:text-box>
            <text:p text:style-name="P1"><text:span text:style-name="T4">to react to public statements by Ministers, to prepare briefings for people, on the </text:span></text:p>
          </draw:text-box>
        </draw:frame>
        <draw:frame draw:style-name="gr1" draw:text-style-name="P2" draw:layer="layout" svg:width="15.957cm" svg:height="0.475cm" svg:x="2.95cm" svg:y="7.741cm">
          <draw:text-box>
            <text:p text:style-name="P1"><text:span text:style-name="T4">basis of my views, without having a definitive view from the Attorney, although I think </text:span></text:p>
          </draw:text-box>
        </draw:frame>
        <draw:frame draw:style-name="gr1" draw:text-style-name="P2" draw:layer="layout" svg:width="7.821cm" svg:height="0.475cm" svg:x="2.95cm" svg:y="8.305cm">
          <draw:text-box>
            <text:p text:style-name="P1"><text:span text:style-name="T4">I know what his thinking was at that time. </text:span></text:p>
          </draw:text-box>
        </draw:frame>
        <draw:frame draw:style-name="gr1" draw:text-style-name="P2" draw:layer="layout" svg:width="15.623cm" svg:height="0.475cm" svg:x="2.95cm" svg:y="9.22cm">
          <draw:text-box>
            <text:p text:style-name="P1"><text:span text:style-name="T4">“</text:span><text:span text:style-name="T4">So I think it was a problem in terms of giving legal advice within the Foreign Office </text:span></text:p>
          </draw:text-box>
        </draw:frame>
        <draw:frame draw:style-name="gr1" draw:text-style-name="P2" draw:layer="layout" svg:width="15.263cm" svg:height="0.475cm" svg:x="2.95cm" svg:y="9.784cm">
          <draw:text-box>
            <text:p text:style-name="P1"><text:span text:style-name="T4">… </text:span><text:span text:style-name="T4">in the broader sense … it was a problem for government as a whole, because </text:span></text:p>
          </draw:text-box>
        </draw:frame>
        <draw:frame draw:style-name="gr1" draw:text-style-name="P2" draw:layer="layout" svg:width="16.059cm" svg:height="0.475cm" svg:x="2.95cm" svg:y="10.348cm">
          <draw:text-box>
            <text:p text:style-name="P1"><text:span text:style-name="T4">they really needed advice, even if they didn’t want it at that stage, in order to develop </text:span></text:p>
          </draw:text-box>
        </draw:frame>
        <draw:frame draw:style-name="gr1" draw:text-style-name="P2" draw:layer="layout" svg:width="14.658cm" svg:height="0.475cm" svg:x="2.95cm" svg:y="10.913cm">
          <draw:text-box>
            <text:p text:style-name="P1"><text:span text:style-name="T4">their policy in the weeks leading up to the failure to get the second resolution.”</text:span></text:p>
          </draw:text-box>
        </draw:frame>
        <draw:frame draw:style-name="gr7" draw:text-style-name="P8" draw:layer="layout" svg:width="0.273cm" svg:height="0.276cm" svg:x="17.54cm" svg:y="10.932cm">
          <draw:text-box>
            <text:p text:style-name="P1"><text:span text:style-name="T13">45</text:span></text:p>
          </draw:text-box>
        </draw:frame>
        <draw:frame draw:style-name="gr1" draw:text-style-name="P2" draw:layer="layout" svg:width="0.422cm" svg:height="0.475cm" svg:x="17.815cm" svg:y="10.9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888cm" svg:height="0.475cm" svg:x="2.2cm" svg:y="11.827cm">
          <draw:text-box>
            <text:p text:style-name="P1"><text:span text:style-name="T7">134. </text:span><text:span text:style-name="T4"><text:s/>Asked what he meant, Sir Michael added:</text:span></text:p>
          </draw:text-box>
        </draw:frame>
        <draw:frame draw:style-name="gr1" draw:text-style-name="P2" draw:layer="layout" svg:width="15.97cm" svg:height="0.475cm" svg:x="2.95cm" svg:y="12.742cm">
          <draw:text-box>
            <text:p text:style-name="P1"><text:span text:style-name="T4">“</text:span><text:span text:style-name="T4">I think it was clear to me that the Attorney would give advice when he was asked for </text:span></text:p>
          </draw:text-box>
        </draw:frame>
        <draw:frame draw:style-name="gr1" draw:text-style-name="P2" draw:layer="layout" svg:width="15.399cm" svg:height="0.475cm" svg:x="2.95cm" svg:y="13.306cm">
          <draw:text-box>
            <text:p text:style-name="P1"><text:span text:style-name="T4">it, and there were various stages when he was not asked for it … [M]y impression </text:span></text:p>
          </draw:text-box>
        </draw:frame>
        <draw:frame draw:style-name="gr1" draw:text-style-name="P2" draw:layer="layout" svg:width="15.61cm" svg:height="0.475cm" svg:x="2.95cm" svg:y="13.871cm">
          <draw:text-box>
            <text:p text:style-name="P1"><text:span text:style-name="T4">was that there was a reluctance in some quarters to seek the Attorney’s advice too </text:span></text:p>
          </draw:text-box>
        </draw:frame>
        <draw:frame draw:style-name="gr1" draw:text-style-name="P2" draw:layer="layout" svg:width="1.145cm" svg:height="0.475cm" svg:x="2.95cm" svg:y="14.435cm">
          <draw:text-box>
            <text:p text:style-name="P1"><text:span text:style-name="T4">early.”</text:span></text:p>
          </draw:text-box>
        </draw:frame>
        <draw:frame draw:style-name="gr7" draw:text-style-name="P8" draw:layer="layout" svg:width="0.341cm" svg:height="0.276cm" svg:x="4.095cm" svg:y="14.454cm">
          <draw:text-box>
            <text:p text:style-name="P1"><text:span text:style-name="T13">46 </text:span></text:p>
          </draw:text-box>
        </draw:frame>
        <draw:frame draw:style-name="gr1" draw:text-style-name="P2" draw:layer="layout" svg:width="15.339cm" svg:height="0.475cm" svg:x="2.2cm" svg:y="15.35cm">
          <draw:text-box>
            <text:p text:style-name="P1"><text:span text:style-name="T7">135. </text:span><text:span text:style-name="T4"><text:s/>Asked whether it would have helped if his advice had been provided earlier, </text:span></text:p>
          </draw:text-box>
        </draw:frame>
        <draw:frame draw:style-name="gr1" draw:text-style-name="P2" draw:layer="layout" svg:width="13.409cm" svg:height="0.475cm" svg:x="2.2cm" svg:y="15.914cm">
          <draw:text-box>
            <text:p text:style-name="P1"><text:span text:style-name="T4">Lord Goldsmith told the Inquiry that he did not think so. He said he had:</text:span></text:p>
          </draw:text-box>
        </draw:frame>
        <draw:frame draw:style-name="gr1" draw:text-style-name="P2" draw:layer="layout" svg:width="14.612cm" svg:height="0.475cm" svg:x="2.95cm" svg:y="16.828cm">
          <draw:text-box>
            <text:p text:style-name="P1"><text:span text:style-name="T4">“… </text:span><text:span text:style-name="T4">been at pains, as you have seen, to try to make sure that those who were </text:span></text:p>
          </draw:text-box>
        </draw:frame>
        <draw:frame draw:style-name="gr1" draw:text-style-name="P2" draw:layer="layout" svg:width="15.335cm" svg:height="0.475cm" svg:x="2.95cm" svg:y="17.393cm">
          <draw:text-box>
            <text:p text:style-name="P1"><text:span text:style-name="T4">moulding the policy didn’t have a misunderstanding about, at least, what my view </text:span></text:p>
          </draw:text-box>
        </draw:frame>
        <draw:frame draw:style-name="gr1" draw:text-style-name="P2" draw:layer="layout" svg:width="6.953cm" svg:height="0.475cm" svg:x="2.95cm" svg:y="17.957cm">
          <draw:text-box>
            <text:p text:style-name="P1"><text:span text:style-name="T4">might be and I had been involved …”</text:span></text:p>
          </draw:text-box>
        </draw:frame>
        <draw:frame draw:style-name="gr7" draw:text-style-name="P8" draw:layer="layout" svg:width="0.273cm" svg:height="0.276cm" svg:x="9.869cm" svg:y="17.976cm">
          <draw:text-box>
            <text:p text:style-name="P1"><text:span text:style-name="T13">47</text:span></text:p>
          </draw:text-box>
        </draw:frame>
        <draw:frame draw:style-name="gr1" draw:text-style-name="P2" draw:layer="layout" svg:width="5.37cm" svg:height="0.475cm" svg:x="2.2cm" svg:y="18.872cm">
          <draw:text-box>
            <text:p text:style-name="P1"><text:span text:style-name="T7">136. </text:span><text:span text:style-name="T4"><text:s/>Lord Goldsmith added:</text:span></text:p>
          </draw:text-box>
        </draw:frame>
        <draw:frame draw:style-name="gr1" draw:text-style-name="P2" draw:layer="layout" svg:width="15.695cm" svg:height="0.475cm" svg:x="2.95cm" svg:y="19.786cm">
          <draw:text-box>
            <text:p text:style-name="P1"><text:span text:style-name="T4">“</text:span><text:span text:style-name="T4">My view was, if I thought it was necessary for a Minister to know, I would tell them, </text:span></text:p>
          </draw:text-box>
        </draw:frame>
        <draw:frame draw:style-name="gr1" draw:text-style-name="P2" draw:layer="layout" svg:width="7.283cm" svg:height="0.475cm" svg:x="2.95cm" svg:y="20.351cm">
          <draw:text-box>
            <text:p text:style-name="P1"><text:span text:style-name="T4">whether they wanted to hear it or not.” </text:span></text:p>
          </draw:text-box>
        </draw:frame>
        <draw:frame draw:style-name="gr1" draw:text-style-name="P2" draw:layer="layout" svg:width="15.86cm" svg:height="0.475cm" svg:x="2.2cm" svg:y="21.265cm">
          <draw:text-box>
            <text:p text:style-name="P1"><text:span text:style-name="T7">137. </text:span><text:span text:style-name="T4"><text:s/>Asked if he had been involved at the right time in terms of policy development, </text:span></text:p>
          </draw:text-box>
        </draw:frame>
        <draw:frame draw:style-name="gr1" draw:text-style-name="P2" draw:layer="layout" svg:width="4.278cm" svg:height="0.475cm" svg:x="2.2cm" svg:y="21.83cm">
          <draw:text-box>
            <text:p text:style-name="P1"><text:span text:style-name="T4">Lord Goldsmith stated:</text:span></text:p>
          </draw:text-box>
        </draw:frame>
        <draw:frame draw:style-name="gr1" draw:text-style-name="P2" draw:layer="layout" svg:width="14.819cm" svg:height="0.475cm" svg:x="2.95cm" svg:y="22.744cm">
          <draw:text-box>
            <text:p text:style-name="P1"><text:span text:style-name="T4">“</text:span><text:span text:style-name="T4">I don’t know. I don’t know what difference, if any, it would have made. My own </text:span></text:p>
          </draw:text-box>
        </draw:frame>
        <draw:frame draw:style-name="gr1" draw:text-style-name="P2" draw:layer="layout" svg:width="15.306cm" svg:height="0.475cm" svg:x="2.95cm" svg:y="23.308cm">
          <draw:text-box>
            <text:p text:style-name="P1"><text:span text:style-name="T4">view is that it is right that the Senior Legal Adviser, and all Legal Advisers, should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4.772cm" svg:height="0.475cm" svg:x="2.95cm" svg:y="23.873cm">
          <draw:text-box>
            <text:p text:style-name="P1"><text:span text:style-name="T4">be involved in the policy development, because that helps Ministers, once you 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45 </text:span></text:p>
          </draw:text-box>
        </draw:frame>
        <draw:frame draw:style-name="gr4" draw:text-style-name="P5" draw:layer="layout" svg:width="6.589cm" svg:height="0.395cm" svg:x="2.486cm" svg:y="25.934cm">
          <draw:text-box>
            <text:p text:style-name="P1"><text:span text:style-name="T11">Public hearing, 26 January 2010, page 39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46 </text:span></text:p>
          </draw:text-box>
        </draw:frame>
        <draw:frame draw:style-name="gr4" draw:text-style-name="P5" draw:layer="layout" svg:width="6.589cm" svg:height="0.395cm" svg:x="2.486cm" svg:y="26.357cm">
          <draw:text-box>
            <text:p text:style-name="P1"><text:span text:style-name="T11">Public hearing, 26 January 2010, page 40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47 </text:span></text:p>
          </draw:text-box>
        </draw:frame>
        <draw:frame draw:style-name="gr4" draw:text-style-name="P5" draw:layer="layout" svg:width="6.784cm" svg:height="0.395cm" svg:x="2.486cm" svg:y="26.781cm">
          <draw:text-box>
            <text:p text:style-name="P1"><text:span text:style-name="T11">Public hearing, 27 January 2010, page 101.</text:span></text:p>
          </draw:text-box>
        </draw:frame>
      </draw:page>
      <draw:page draw:name="page3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2</text:span></text:p>
          </draw:text-box>
        </draw:frame>
        <draw:frame draw:style-name="gr1" draw:text-style-name="P2" draw:layer="layout" svg:width="15.123cm" svg:height="0.475cm" svg:x="2.95cm" svg:y="2.525cm">
          <draw:text-box>
            <text:p text:style-name="P1"><text:span text:style-name="T4">understand what their objectives are, to reach a way of achieving those which is </text:span></text:p>
          </draw:text-box>
        </draw:frame>
        <draw:frame draw:style-name="gr1" draw:text-style-name="P2" draw:layer="layout" svg:width="1.767cm" svg:height="0.475cm" svg:x="2.95cm" svg:y="3.09cm">
          <draw:text-box>
            <text:p text:style-name="P1"><text:span text:style-name="T4">lawful …”</text:span></text:p>
          </draw:text-box>
        </draw:frame>
        <draw:frame draw:style-name="gr7" draw:text-style-name="P8" draw:layer="layout" svg:width="0.273cm" svg:height="0.276cm" svg:x="4.714cm" svg:y="3.108cm">
          <draw:text-box>
            <text:p text:style-name="P1"><text:span text:style-name="T13">48</text:span></text:p>
          </draw:text-box>
        </draw:frame>
        <draw:frame draw:style-name="gr1" draw:text-style-name="P2" draw:layer="layout" svg:width="15.415cm" svg:height="0.475cm" svg:x="2.2cm" svg:y="4.004cm">
          <draw:text-box>
            <text:p text:style-name="P1"><text:span text:style-name="T7">138. </text:span><text:span text:style-name="T4"><text:s/>Asked about whether the legal issues were folded into the developing policy </text:span></text:p>
          </draw:text-box>
        </draw:frame>
        <draw:frame draw:style-name="gr1" draw:text-style-name="P2" draw:layer="layout" svg:width="6.449cm" svg:height="0.475cm" svg:x="2.2cm" svg:y="4.568cm">
          <draw:text-box>
            <text:p text:style-name="P1"><text:span text:style-name="T4">questions, Lord Goldsmith replied:</text:span></text:p>
          </draw:text-box>
        </draw:frame>
        <draw:frame draw:style-name="gr1" draw:text-style-name="P2" draw:layer="layout" svg:width="15.822cm" svg:height="0.475cm" svg:x="2.95cm" svg:y="5.483cm">
          <draw:text-box>
            <text:p text:style-name="P1"><text:span text:style-name="T4">“</text:span><text:span text:style-name="T4">I think in the event that did happen. As you have heard, on two occasions I insisted </text:span></text:p>
          </draw:text-box>
        </draw:frame>
        <draw:frame draw:style-name="gr1" draw:text-style-name="P2" draw:layer="layout" svg:width="15.911cm" svg:height="0.475cm" svg:x="2.95cm" svg:y="6.047cm">
          <draw:text-box>
            <text:p text:style-name="P1"><text:span text:style-name="T4">on offering a view, even though it wasn’t being asked for, to make sure the policy, as </text:span></text:p>
          </draw:text-box>
        </draw:frame>
        <draw:frame draw:style-name="gr1" draw:text-style-name="P2" draw:layer="layout" svg:width="5.463cm" svg:height="0.475cm" svg:x="2.95cm" svg:y="6.612cm">
          <draw:text-box>
            <text:p text:style-name="P1"><text:span text:style-name="T4">it were, took account of that.”</text:span></text:p>
          </draw:text-box>
        </draw:frame>
        <draw:frame draw:style-name="gr7" draw:text-style-name="P8" draw:layer="layout" svg:width="0.273cm" svg:height="0.276cm" svg:x="8.386cm" svg:y="6.631cm">
          <draw:text-box>
            <text:p text:style-name="P1"><text:span text:style-name="T13">49</text:span></text:p>
          </draw:text-box>
        </draw:frame>
        <draw:frame draw:style-name="gr1" draw:text-style-name="P2" draw:layer="layout" svg:width="16.351cm" svg:height="0.475cm" svg:x="2.2cm" svg:y="7.526cm">
          <draw:text-box>
            <text:p text:style-name="P1"><text:span text:style-name="T7">139. </text:span><text:span text:style-name="T4"><text:s/>Ms Elizabeth Wilmshurst, a Deputy FCO Legal Adviser, identified a particular risk </text:span></text:p>
          </draw:text-box>
        </draw:frame>
        <draw:frame draw:style-name="gr1" draw:text-style-name="P2" draw:layer="layout" svg:width="9.836cm" svg:height="0.475cm" svg:x="2.2cm" svg:y="8.091cm">
          <draw:text-box>
            <text:p text:style-name="P1"><text:span text:style-name="T4">that arose from the lateness of the definitive advice: </text:span></text:p>
          </draw:text-box>
        </draw:frame>
        <draw:frame draw:style-name="gr1" draw:text-style-name="P2" draw:layer="layout" svg:width="14.756cm" svg:height="0.475cm" svg:x="2.95cm" svg:y="9.005cm">
          <draw:text-box>
            <text:p text:style-name="P1"><text:span text:style-name="T4">“… </text:span><text:span text:style-name="T4">on the process of obtaining the Law Officers’ advice, it was clearly far from </text:span></text:p>
          </draw:text-box>
        </draw:frame>
        <draw:frame draw:style-name="gr1" draw:text-style-name="P2" draw:layer="layout" svg:width="15.433cm" svg:height="0.475cm" svg:x="2.95cm" svg:y="9.57cm">
          <draw:text-box>
            <text:p text:style-name="P1"><text:span text:style-name="T4">satisfactory, and it seemed to have been left right until the end, the request to him </text:span></text:p>
          </draw:text-box>
        </draw:frame>
        <draw:frame draw:style-name="gr1" draw:text-style-name="P2" draw:layer="layout" svg:width="14.882cm" svg:height="0.475cm" svg:x="2.95cm" svg:y="10.134cm">
          <draw:text-box>
            <text:p text:style-name="P1"><text:span text:style-name="T4">for his formal opinion, as if it was simply an impediment that had to be got over </text:span></text:p>
          </draw:text-box>
        </draw:frame>
        <draw:frame draw:style-name="gr1" draw:text-style-name="P2" draw:layer="layout" svg:width="15.797cm" svg:height="0.475cm" svg:x="2.95cm" svg:y="10.698cm">
          <draw:text-box>
            <text:p text:style-name="P1"><text:span text:style-name="T4">before the policy could be implemented, and perhaps a lesson to be learned is that, </text:span></text:p>
          </draw:text-box>
        </draw:frame>
        <draw:frame draw:style-name="gr1" draw:text-style-name="P2" draw:layer="layout" svg:width="15.107cm" svg:height="0.475cm" svg:x="2.95cm" svg:y="11.263cm">
          <draw:text-box>
            <text:p text:style-name="P1"><text:span text:style-name="T4">if the Law Officers’ advice needs to be obtained, as it always does for the use of </text:span></text:p>
          </draw:text-box>
        </draw:frame>
        <draw:frame draw:style-name="gr1" draw:text-style-name="P2" draw:layer="layout" svg:width="15.869cm" svg:height="0.475cm" svg:x="2.95cm" svg:y="11.827cm">
          <draw:text-box>
            <text:p text:style-name="P1"><text:span text:style-name="T4">force issues, then it should be obtained before the deployment of substantial forces. </text:span></text:p>
          </draw:text-box>
        </draw:frame>
        <draw:frame draw:style-name="gr1" draw:text-style-name="P2" draw:layer="layout" svg:width="15.699cm" svg:height="0.475cm" svg:x="2.95cm" svg:y="12.392cm">
          <draw:text-box>
            <text:p text:style-name="P1"><text:span text:style-name="T4">For the Attorney to have advised that the conflict would have been unlawful without </text:span></text:p>
          </draw:text-box>
        </draw:frame>
        <draw:frame draw:style-name="gr1" draw:text-style-name="P2" draw:layer="layout" svg:width="15.056cm" svg:height="0.475cm" svg:x="2.95cm" svg:y="12.956cm">
          <draw:text-box>
            <text:p text:style-name="P1"><text:span text:style-name="T4">a second resolution would have been very difficult at that stage without handing </text:span></text:p>
          </draw:text-box>
        </draw:frame>
        <draw:frame draw:style-name="gr1" draw:text-style-name="P2" draw:layer="layout" svg:width="15.919cm" svg:height="0.475cm" svg:x="2.95cm" svg:y="13.521cm">
          <draw:text-box>
            <text:p text:style-name="P1"><text:span text:style-name="T4">Saddam Hussein a massive public relations advantage. It was extraordinary, frankly, </text:span></text:p>
          </draw:text-box>
        </draw:frame>
        <draw:frame draw:style-name="gr1" draw:text-style-name="P2" draw:layer="layout" svg:width="8.575cm" svg:height="0.475cm" svg:x="2.95cm" svg:y="14.085cm">
          <draw:text-box>
            <text:p text:style-name="P1"><text:span text:style-name="T4">to leave the request to him so late in the day.”</text:span></text:p>
          </draw:text-box>
        </draw:frame>
        <draw:frame draw:style-name="gr7" draw:text-style-name="P8" draw:layer="layout" svg:width="0.273cm" svg:height="0.276cm" svg:x="11.484cm" svg:y="14.104cm">
          <draw:text-box>
            <text:p text:style-name="P1"><text:span text:style-name="T13">50</text:span></text:p>
          </draw:text-box>
        </draw:frame>
        <draw:frame draw:style-name="gr1" draw:text-style-name="P2" draw:layer="layout" svg:width="0.422cm" svg:height="0.475cm" svg:x="11.759cm" svg:y="14.0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52cm" svg:height="0.475cm" svg:x="2.2cm" svg:y="15cm">
          <draw:text-box>
            <text:p text:style-name="P1"><text:span text:style-name="T7">140. </text:span><text:span text:style-name="T4"><text:s/>Asked if it would have been useful to have had the formal advice of the Attorney </text:span></text:p>
          </draw:text-box>
        </draw:frame>
        <draw:frame draw:style-name="gr1" draw:text-style-name="P2" draw:layer="layout" svg:width="16.491cm" svg:height="0.475cm" svg:x="2.2cm" svg:y="15.564cm">
          <draw:text-box>
            <text:p text:style-name="P1"><text:span text:style-name="T4">General during the period after resolution 1441 when the Armed Forces were preparing </text:span></text:p>
          </draw:text-box>
        </draw:frame>
        <draw:frame draw:style-name="gr1" draw:text-style-name="P2" draw:layer="layout" svg:width="6.411cm" svg:height="0.475cm" svg:x="2.2cm" svg:y="16.128cm">
          <draw:text-box>
            <text:p text:style-name="P1"><text:span text:style-name="T4">for military action, Mr Blair replied:</text:span></text:p>
          </draw:text-box>
        </draw:frame>
        <draw:frame draw:style-name="gr1" draw:text-style-name="P2" draw:layer="layout" svg:width="15.801cm" svg:height="0.475cm" svg:x="2.95cm" svg:y="17.043cm">
          <draw:text-box>
            <text:p text:style-name="P1"><text:span text:style-name="T4">“</text:span><text:span text:style-name="T4">No. I think what was important for him to do was to explain to us what his concerns </text:span></text:p>
          </draw:text-box>
        </draw:frame>
        <draw:frame draw:style-name="gr1" draw:text-style-name="P2" draw:layer="layout" svg:width="15.356cm" svg:height="0.475cm" svg:x="2.95cm" svg:y="17.607cm">
          <draw:text-box>
            <text:p text:style-name="P1"><text:span text:style-name="T4">were … Peter was quite rightly saying to us, ‘These are my concerns. This is why </text:span></text:p>
          </draw:text-box>
        </draw:frame>
        <draw:frame draw:style-name="gr1" draw:text-style-name="P2" draw:layer="layout" svg:width="6.979cm" svg:height="0.475cm" svg:x="2.95cm" svg:y="18.172cm">
          <draw:text-box>
            <text:p text:style-name="P1"><text:span text:style-name="T4">I don’t think 1441 in itself is enough’. </text:span></text:p>
          </draw:text-box>
        </draw:frame>
        <draw:frame draw:style-name="gr1" draw:text-style-name="P2" draw:layer="layout" svg:width="15.882cm" svg:height="0.475cm" svg:x="2.95cm" svg:y="19.086cm">
          <draw:text-box>
            <text:p text:style-name="P1"><text:span text:style-name="T4">“… </text:span><text:span text:style-name="T4">[W]e had begun military preparations even before we got the … 1441 resolution. </text:span></text:p>
          </draw:text-box>
        </draw:frame>
        <draw:frame draw:style-name="gr1" draw:text-style-name="P2" draw:layer="layout" svg:width="15.826cm" svg:height="0.475cm" svg:x="2.95cm" svg:y="19.651cm">
          <draw:text-box>
            <text:p text:style-name="P1"><text:span text:style-name="T4">We had to do that otherwise we would never have been in a position to take military </text:span></text:p>
          </draw:text-box>
        </draw:frame>
        <draw:frame draw:style-name="gr1" draw:text-style-name="P2" draw:layer="layout" svg:width="15.763cm" svg:height="0.475cm" svg:x="2.95cm" svg:y="20.215cm">
          <draw:text-box>
            <text:p text:style-name="P1"><text:span text:style-name="T4">action. But let me make it absolutely clear, if Peter in the end had said, ‘This cannot </text:span></text:p>
          </draw:text-box>
        </draw:frame>
        <draw:frame draw:style-name="gr1" draw:text-style-name="P2" draw:layer="layout" svg:width="12.054cm" svg:height="0.475cm" svg:x="2.95cm" svg:y="20.78cm">
          <draw:text-box>
            <text:p text:style-name="P1"><text:span text:style-name="T4">be justified lawfully’, we would have been unable to take action.”</text:span></text:p>
          </draw:text-box>
        </draw:frame>
        <draw:frame draw:style-name="gr7" draw:text-style-name="P8" draw:layer="layout" svg:width="0.273cm" svg:height="0.276cm" svg:x="14.952cm" svg:y="20.798cm">
          <draw:text-box>
            <text:p text:style-name="P1"><text:span text:style-name="T13">51</text:span></text:p>
          </draw:text-box>
        </draw:frame>
        <draw:frame draw:style-name="gr1" draw:text-style-name="P2" draw:layer="layout" svg:width="16.745cm" svg:height="0.475cm" svg:x="2.2cm" svg:y="21.694cm">
          <draw:text-box>
            <text:p text:style-name="P1"><text:span text:style-name="T7">141. </text:span><text:span text:style-name="T4"><text:s/>Asked if he had any observations on the process by which Lord Goldsmith’s advice </text:span></text:p>
          </draw:text-box>
        </draw:frame>
        <draw:frame draw:style-name="gr1" draw:text-style-name="P2" draw:layer="layout" svg:width="15.822cm" svg:height="0.475cm" svg:x="2.2cm" svg:y="22.258cm">
          <draw:text-box>
            <text:p text:style-name="P1"><text:span text:style-name="T4">had been obtained, Lord Turnbull, Cabinet Secretary between September 2002 and </text:span></text:p>
          </draw:text-box>
        </draw:frame>
        <draw:frame draw:style-name="gr1" draw:text-style-name="P2" draw:layer="layout" svg:width="16.161cm" svg:height="0.475cm" svg:x="2.2cm" svg:y="22.823cm">
          <draw:text-box>
            <text:p text:style-name="P1"><text:span text:style-name="T4">September 2005, said: “I can see that it would have been better if this had been done </text:span></text:p>
          </draw:text-box>
        </draw:frame>
        <draw:frame draw:style-name="gr1" draw:text-style-name="P2" draw:layer="layout" svg:width="13.087cm" svg:height="0.475cm" svg:x="2.2cm" svg:y="23.387cm">
          <draw:text-box>
            <text:p text:style-name="P1"><text:span text:style-name="T4">earlier, but the list of things for which that is true runs to many pages.”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7" draw:text-style-name="P8" draw:layer="layout" svg:width="0.273cm" svg:height="0.276cm" svg:x="15.236cm" svg:y="23.406cm">
          <draw:text-box>
            <text:p text:style-name="P1"><text:span text:style-name="T13">52</text:span></text:p>
          </draw:text-box>
        </draw:frame>
        <draw:frame draw:style-name="gr10" draw:text-style-name="P10" draw:layer="layout" svg:width="0.29cm" svg:height="0.23cm" svg:x="2.2cm" svg:y="25.103cm">
          <draw:text-box>
            <text:p text:style-name="P1"><text:span text:style-name="T14">48 </text:span></text:p>
          </draw:text-box>
        </draw:frame>
        <draw:frame draw:style-name="gr4" draw:text-style-name="P5" draw:layer="layout" svg:width="6.784cm" svg:height="0.395cm" svg:x="2.486cm" svg:y="25.087cm">
          <draw:text-box>
            <text:p text:style-name="P1"><text:span text:style-name="T11">Public hearing, 27 January 2010, page 102.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4">49 </text:span></text:p>
          </draw:text-box>
        </draw:frame>
        <draw:frame draw:style-name="gr4" draw:text-style-name="P5" draw:layer="layout" svg:width="6.784cm" svg:height="0.395cm" svg:x="2.486cm" svg:y="25.511cm">
          <draw:text-box>
            <text:p text:style-name="P1"><text:span text:style-name="T11">Public hearing, 27 January 2010, page 232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50 </text:span></text:p>
          </draw:text-box>
        </draw:frame>
        <draw:frame draw:style-name="gr4" draw:text-style-name="P5" draw:layer="layout" svg:width="7.275cm" svg:height="0.395cm" svg:x="2.486cm" svg:y="25.934cm">
          <draw:text-box>
            <text:p text:style-name="P1"><text:span text:style-name="T11">Public hearing, 26 January 2010, pages 24-25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51 </text:span></text:p>
          </draw:text-box>
        </draw:frame>
        <draw:frame draw:style-name="gr4" draw:text-style-name="P5" draw:layer="layout" svg:width="6.784cm" svg:height="0.395cm" svg:x="2.486cm" svg:y="26.357cm">
          <draw:text-box>
            <text:p text:style-name="P1"><text:span text:style-name="T11">Public hearing, 29 January 2010, page 150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52 </text:span></text:p>
          </draw:text-box>
        </draw:frame>
        <draw:frame draw:style-name="gr4" draw:text-style-name="P5" draw:layer="layout" svg:width="6.564cm" svg:height="0.395cm" svg:x="2.486cm" svg:y="26.781cm">
          <draw:text-box>
            <text:p text:style-name="P1"><text:span text:style-name="T11">Public hearing, 25 January 2011, page 25.</text:span></text:p>
          </draw:text-box>
        </draw:frame>
      </draw:page>
      <draw:page draw:name="page33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3</text:span></text:p>
          </draw:text-box>
        </draw:frame>
        <draw:frame draw:style-name="gr6" draw:text-style-name="P7" draw:layer="layout" svg:width="15.361cm" svg:height="0.556cm" svg:x="2.2cm" svg:y="2.513cm">
          <draw:text-box>
            <text:p text:style-name="P1"><text:span text:style-name="T9">Lord Goldsmith’s meeting with No.10 officials, 19 December 2002</text:span></text:p>
          </draw:text-box>
        </draw:frame>
        <draw:frame draw:style-name="gr1" draw:text-style-name="P2" draw:layer="layout" svg:width="14.988cm" svg:height="0.475cm" svg:x="2.2cm" svg:y="3.341cm">
          <draw:text-box>
            <text:p text:style-name="P1"><text:span text:style-name="T7">142. </text:span><text:span text:style-name="T12"><text:s/>In a meeting held at his request with No.10 officials on 19 December, </text:span></text:p>
          </draw:text-box>
        </draw:frame>
        <draw:frame draw:style-name="gr1" draw:text-style-name="P2" draw:layer="layout" svg:width="15.394cm" svg:height="0.475cm" svg:x="2.2cm" svg:y="3.905cm">
          <draw:text-box>
            <text:p text:style-name="P1"><text:span text:style-name="T12">Lord Goldsmith was again told that he was not at that stage being asked for </text:span></text:p>
          </draw:text-box>
        </draw:frame>
        <draw:frame draw:style-name="gr1" draw:text-style-name="P2" draw:layer="layout" svg:width="12.329cm" svg:height="0.475cm" svg:x="2.2cm" svg:y="4.47cm">
          <draw:text-box>
            <text:p text:style-name="P1"><text:span text:style-name="T12">advice; and that the UK was pushing for a second resolution.</text:span></text:p>
          </draw:text-box>
        </draw:frame>
        <draw:frame draw:style-name="gr1" draw:text-style-name="P2" draw:layer="layout" svg:width="16.165cm" svg:height="0.475cm" svg:x="2.2cm" svg:y="5.384cm">
          <draw:text-box>
            <text:p text:style-name="P1"><text:span text:style-name="T7">143. </text:span><text:span text:style-name="T12"><text:s/>Lord Goldsmith was also told that, when he was asked for advice, it would </text:span></text:p>
          </draw:text-box>
        </draw:frame>
        <draw:frame draw:style-name="gr1" draw:text-style-name="P2" draw:layer="layout" svg:width="10.59cm" svg:height="0.475cm" svg:x="2.2cm" svg:y="5.949cm">
          <draw:text-box>
            <text:p text:style-name="P1"><text:span text:style-name="T12">be helpful if he were to discuss a draft with Mr Blair.</text:span><text:span text:style-name="T4"> </text:span></text:p>
          </draw:text-box>
        </draw:frame>
        <draw:frame draw:style-name="gr1" draw:text-style-name="P2" draw:layer="layout" svg:width="15.559cm" svg:height="0.475cm" svg:x="2.2cm" svg:y="6.863cm">
          <draw:text-box>
            <text:p text:style-name="P1"><text:span text:style-name="T7">144. </text:span><text:span text:style-name="T4"><text:s/>As requested by Lord Goldsmith, Ms Adams set up a meeting with Mr Powell.</text:span></text:p>
          </draw:text-box>
        </draw:frame>
        <draw:frame draw:style-name="gr7" draw:text-style-name="P8" draw:layer="layout" svg:width="0.273cm" svg:height="0.276cm" svg:x="17.706cm" svg:y="6.882cm">
          <draw:text-box>
            <text:p text:style-name="P1"><text:span text:style-name="T13">53</text:span></text:p>
          </draw:text-box>
        </draw:frame>
        <draw:frame draw:style-name="gr1" draw:text-style-name="P2" draw:layer="layout" svg:width="0.422cm" svg:height="0.475cm" svg:x="17.98cm" svg:y="6.8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951cm" svg:height="0.475cm" svg:x="2.2cm" svg:y="7.778cm">
          <draw:text-box>
            <text:p text:style-name="P1"><text:span text:style-name="T7">145. </text:span><text:span text:style-name="T4"><text:s/>The meeting took place on 19 December. </text:span></text:p>
          </draw:text-box>
        </draw:frame>
        <draw:frame draw:style-name="gr1" draw:text-style-name="P2" draw:layer="layout" svg:width="16.567cm" svg:height="0.475cm" svg:x="2.2cm" svg:y="8.692cm">
          <draw:text-box>
            <text:p text:style-name="P1"><text:span text:style-name="T7">146. </text:span><text:span text:style-name="T4"><text:s/>A minute produced by Mr David Brummell, the Legal Secretary to the Law Officers </text:span></text:p>
          </draw:text-box>
        </draw:frame>
        <draw:frame draw:style-name="gr1" draw:text-style-name="P2" draw:layer="layout" svg:width="15.623cm" svg:height="0.475cm" svg:x="2.2cm" svg:y="9.256cm">
          <draw:text-box>
            <text:p text:style-name="P1"><text:span text:style-name="T4">from August 2000 to November 2004, stated that Sir David Manning and Baroness </text:span></text:p>
          </draw:text-box>
        </draw:frame>
        <draw:frame draw:style-name="gr1" draw:text-style-name="P2" draw:layer="layout" svg:width="15.56cm" svg:height="0.475cm" svg:x="2.2cm" svg:y="9.821cm">
          <draw:text-box>
            <text:p text:style-name="P1"><text:span text:style-name="T4">Sally Morgan, the No.10 Director of Political and Government Relations, were also </text:span></text:p>
          </draw:text-box>
        </draw:frame>
        <draw:frame draw:style-name="gr1" draw:text-style-name="P2" draw:layer="layout" svg:width="15.513cm" svg:height="0.475cm" svg:x="2.2cm" svg:y="10.385cm">
          <draw:text-box>
            <text:p text:style-name="P1"><text:span text:style-name="T4">present, as well as Mr Powell, and that the meeting’s purpose was to provide Lord </text:span></text:p>
          </draw:text-box>
        </draw:frame>
        <draw:frame draw:style-name="gr1" draw:text-style-name="P2" draw:layer="layout" svg:width="15.758cm" svg:height="0.475cm" svg:x="2.2cm" svg:y="10.95cm">
          <draw:text-box>
            <text:p text:style-name="P1"><text:span text:style-name="T4">Goldsmith “with an update on developments and likely timings for any future action, </text:span></text:p>
          </draw:text-box>
        </draw:frame>
        <draw:frame draw:style-name="gr1" draw:text-style-name="P2" draw:layer="layout" svg:width="10.23cm" svg:height="0.475cm" svg:x="2.2cm" svg:y="11.514cm">
          <draw:text-box>
            <text:p text:style-name="P1"><text:span text:style-name="T4">rather than for the AG to provide specific legal advice”.</text:span></text:p>
          </draw:text-box>
        </draw:frame>
        <draw:frame draw:style-name="gr7" draw:text-style-name="P8" draw:layer="layout" svg:width="0.273cm" svg:height="0.276cm" svg:x="12.389cm" svg:y="11.533cm">
          <draw:text-box>
            <text:p text:style-name="P1"><text:span text:style-name="T13">54</text:span></text:p>
          </draw:text-box>
        </draw:frame>
        <draw:frame draw:style-name="gr1" draw:text-style-name="P2" draw:layer="layout" svg:width="0.422cm" svg:height="0.475cm" svg:x="12.663cm" svg:y="11.5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24cm" svg:height="0.475cm" svg:x="2.2cm" svg:y="12.429cm">
          <draw:text-box>
            <text:p text:style-name="P1"><text:span text:style-name="T7">147. </text:span><text:span text:style-name="T4"><text:s/>Mr Brummell recorded that Mr Powell had sketched out three “possible scenarios”:</text:span></text:p>
          </draw:text-box>
        </draw:frame>
        <draw:frame draw:style-name="gr2" draw:text-style-name="P3" draw:layer="layout" svg:width="0.634cm" svg:height="0.712cm" svg:x="2.95cm" svg:y="13.1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01cm" svg:height="0.475cm" svg:x="3.7cm" svg:y="13.343cm">
          <draw:text-box>
            <text:p text:style-name="P1"><text:span text:style-name="T4">“</text:span><text:span text:style-name="T4">Saddam Hussein does something very stupid and the weapons inspectors </text:span></text:p>
          </draw:text-box>
        </draw:frame>
        <draw:frame draw:style-name="gr1" draw:text-style-name="P2" draw:layer="layout" svg:width="14.895cm" svg:height="0.475cm" svg:x="3.7cm" svg:y="13.908cm">
          <draw:text-box>
            <text:p text:style-name="P1"><text:span text:style-name="T4">find some WMD, which leads to a UN … resolution finding material breach and </text:span></text:p>
          </draw:text-box>
        </draw:frame>
        <draw:frame draw:style-name="gr1" draw:text-style-name="P2" draw:layer="layout" svg:width="5.391cm" svg:height="0.475cm" svg:x="3.7cm" svg:y="14.472cm">
          <draw:text-box>
            <text:p text:style-name="P1"><text:span text:style-name="T4">authorising the use of force.”</text:span></text:p>
          </draw:text-box>
        </draw:frame>
        <draw:frame draw:style-name="gr2" draw:text-style-name="P3" draw:layer="layout" svg:width="0.634cm" svg:height="0.712cm" svg:x="2.95cm" svg:y="14.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85cm" svg:height="0.475cm" svg:x="3.7cm" svg:y="15.136cm">
          <draw:text-box>
            <text:p text:style-name="P1"><text:span text:style-name="T4">“</text:span><text:span text:style-name="T4">The inspectors catch out Saddam Hussein in some way but the response of </text:span></text:p>
          </draw:text-box>
        </draw:frame>
        <draw:frame draw:style-name="gr1" draw:text-style-name="P2" draw:layer="layout" svg:width="14.218cm" svg:height="0.475cm" svg:x="3.7cm" svg:y="15.701cm">
          <draw:text-box>
            <text:p text:style-name="P1"><text:span text:style-name="T4">members of the Security Council is such that there is no second resolution.”</text:span></text:p>
          </draw:text-box>
        </draw:frame>
        <draw:frame draw:style-name="gr2" draw:text-style-name="P3" draw:layer="layout" svg:width="0.634cm" svg:height="0.712cm" svg:x="2.95cm" svg:y="16.2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93cm" svg:height="0.475cm" svg:x="3.7cm" svg:y="16.365cm">
          <draw:text-box>
            <text:p text:style-name="P1"><text:span text:style-name="T4">“… </text:span><text:span text:style-name="T4">[T]he US become frustrated with the UN process and decide to take military </text:span></text:p>
          </draw:text-box>
        </draw:frame>
        <draw:frame draw:style-name="gr1" draw:text-style-name="P2" draw:layer="layout" svg:width="8.147cm" svg:height="0.475cm" svg:x="3.7cm" svg:y="16.93cm">
          <draw:text-box>
            <text:p text:style-name="P1"><text:span text:style-name="T4">action regardless, i.e. without UN support.” </text:span></text:p>
          </draw:text-box>
        </draw:frame>
        <draw:frame draw:style-name="gr1" draw:text-style-name="P2" draw:layer="layout" svg:width="10.831cm" svg:height="0.475cm" svg:x="2.2cm" svg:y="17.844cm">
          <draw:text-box>
            <text:p text:style-name="P1"><text:span text:style-name="T7">148. </text:span><text:span text:style-name="T4"><text:s/>Mr Brummell wrote that Mr Powell had commented: </text:span></text:p>
          </draw:text-box>
        </draw:frame>
        <draw:frame draw:style-name="gr2" draw:text-style-name="P3" draw:layer="layout" svg:width="0.634cm" svg:height="0.712cm" svg:x="2.95cm" svg:y="18.6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04cm" svg:height="0.475cm" svg:x="3.7cm" svg:y="18.759cm">
          <draw:text-box>
            <text:p text:style-name="P1"><text:span text:style-name="T4">“</text:span><text:span text:style-name="T4">if the US and UK were to decide that military action was justified, the British </text:span></text:p>
          </draw:text-box>
        </draw:frame>
        <draw:frame draw:style-name="gr1" draw:text-style-name="P2" draw:layer="layout" svg:width="8.672cm" svg:height="0.475cm" svg:x="3.7cm" svg:y="19.323cm">
          <draw:text-box>
            <text:p text:style-name="P1"><text:span text:style-name="T4">Cabinet would be unanimous in their support”;</text:span></text:p>
          </draw:text-box>
        </draw:frame>
        <draw:frame draw:style-name="gr2" draw:text-style-name="P3" draw:layer="layout" svg:width="0.634cm" svg:height="0.712cm" svg:x="2.95cm" svg:y="19.83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59cm" svg:height="0.475cm" svg:x="3.7cm" svg:y="19.988cm">
          <draw:text-box>
            <text:p text:style-name="P1"><text:span text:style-name="T4">“</text:span><text:span text:style-name="T4">There would be no question of the UK supporting military action” in the third </text:span></text:p>
          </draw:text-box>
        </draw:frame>
        <draw:frame draw:style-name="gr1" draw:text-style-name="P2" draw:layer="layout" svg:width="15.026cm" svg:height="0.475cm" svg:x="3.7cm" svg:y="20.552cm">
          <draw:text-box>
            <text:p text:style-name="P1"><text:span text:style-name="T4">scenario; and “it was unlikely that the US would proceed” in the “absence of UK </text:span></text:p>
          </draw:text-box>
        </draw:frame>
        <draw:frame draw:style-name="gr1" draw:text-style-name="P2" draw:layer="layout" svg:width="2.508cm" svg:height="0.475cm" svg:x="3.7cm" svg:y="21.116cm">
          <draw:text-box>
            <text:p text:style-name="P1"><text:span text:style-name="T4">support”; and</text:span></text:p>
          </draw:text-box>
        </draw:frame>
        <draw:frame draw:style-name="gr2" draw:text-style-name="P3" draw:layer="layout" svg:width="0.634cm" svg:height="0.712cm" svg:x="2.95cm" svg:y="21.625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684cm" svg:height="0.475cm" svg:x="3.7cm" svg:y="21.781cm">
          <draw:text-box>
            <text:p text:style-name="P1"><text:span text:style-name="T4">military action could start as early as mid-February. </text:span></text:p>
          </draw:text-box>
        </draw:frame>
        <draw:frame draw:style-name="gr1" draw:text-style-name="P2" draw:layer="layout" svg:width="15.631cm" svg:height="0.475cm" svg:x="2.2cm" svg:y="22.695cm">
          <draw:text-box>
            <text:p text:style-name="P1"><text:span text:style-name="T7">149. </text:span><text:span text:style-name="T4"><text:s/>Mr Brummell reported that Sir David Manning had confirmed that the UK was </text:span></text:p>
          </draw:text-box>
        </draw:frame>
        <draw:frame draw:style-name="gr1" draw:text-style-name="P2" draw:layer="layout" svg:width="16.461cm" svg:height="0.475cm" svg:x="2.2cm" svg:y="23.26cm">
          <draw:text-box>
            <text:p text:style-name="P1"><text:span text:style-name="T4">pushing for a second resolution and he thought there was a “reasonably good prospect </text:span></text:p>
          </draw:text-box>
        </draw:frame>
        <draw:frame draw:style-name="gr1" draw:text-style-name="P2" draw:layer="layout" svg:width="16.046cm" svg:height="0.475cm" svg:x="2.2cm" svg:y="23.824cm">
          <draw:text-box>
            <text:p text:style-name="P1"><text:span text:style-name="T4">(i.e. a 50:50 or so chance)” of success. Iraq had also made the “mistake of alienating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9" draw:text-style-name="P9" draw:layer="layout" svg:x1="2.485cm" svg:y1="26.29cm" svg:x2="17.304cm" svg:y2="26.29cm">
          <text:p/>
        </draw:line>
        <draw:frame draw:style-name="gr1" draw:text-style-name="P2" draw:layer="layout" svg:width="15.111cm" svg:height="0.475cm" svg:x="2.2cm" svg:y="24.389cm">
          <draw:text-box>
            <text:p text:style-name="P1"><text:span text:style-name="T4">Russia” by cancelling an oil contract which “would change the political weather”. 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53 </text:span></text:p>
          </draw:text-box>
        </draw:frame>
        <draw:line draw:style-name="gr9" draw:text-style-name="P9" draw:layer="layout" svg:x1="2.485cm" svg:y1="26.714cm" svg:x2="17.8cm" svg:y2="26.714cm">
          <text:p/>
        </draw:line>
        <draw:line draw:style-name="gr9" draw:text-style-name="P9" draw:layer="layout" svg:x1="2.199cm" svg:y1="27.137cm" svg:x2="5.278cm" svg:y2="27.137cm">
          <text:p/>
        </draw:line>
        <draw:frame draw:style-name="gr4" draw:text-style-name="P5" draw:layer="layout" svg:width="14.912cm" svg:height="0.395cm" svg:x="2.486cm" svg:y="25.934cm">
          <draw:text-box>
            <text:p text:style-name="P1"><text:span text:style-name="T6">Minute Adams to Attorney General, 11 December 2002, ‘Iraq: Interpretation of Resolution 1441’</text:span><text:span text:style-name="T11">.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54 </text:span></text:p>
          </draw:text-box>
        </draw:frame>
        <draw:frame draw:style-name="gr4" draw:text-style-name="P5" draw:layer="layout" svg:width="15.212cm" svg:height="0.395cm" svg:x="2.486cm" svg:y="26.357cm">
          <draw:text-box>
            <text:p text:style-name="P1"><text:span text:style-name="T6">Minute Brummell, 19 December 2002, ‘Iraq: Note of Meeting at No. 10 Downing Street – 4.00 pm, </text:span></text:p>
          </draw:text-box>
        </draw:frame>
        <draw:frame draw:style-name="gr4" draw:text-style-name="P5" draw:layer="layout" svg:width="3.258cm" svg:height="0.395cm" svg:x="2.2cm" svg:y="26.781cm">
          <draw:text-box>
            <text:p text:style-name="P1"><text:span text:style-name="T6">19 December 2002’</text:span><text:span text:style-name="T11">. </text:span></text:p>
          </draw:text-box>
        </draw:frame>
      </draw:page>
      <draw:page draw:name="page3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4</text:span></text:p>
          </draw:text-box>
        </draw:frame>
        <draw:frame draw:style-name="gr1" draw:text-style-name="P2" draw:layer="layout" svg:width="16.127cm" svg:height="0.475cm" svg:x="2.2cm" svg:y="2.525cm">
          <draw:text-box>
            <text:p text:style-name="P1"><text:span text:style-name="T7">150. </text:span><text:span text:style-name="T4"><text:s/>Sir David had also confirmed that the “basic assumption” was that Dr Blix would </text:span></text:p>
          </draw:text-box>
        </draw:frame>
        <draw:frame draw:style-name="gr1" draw:text-style-name="P2" draw:layer="layout" svg:width="11.394cm" svg:height="0.475cm" svg:x="2.2cm" svg:y="3.09cm">
          <draw:text-box>
            <text:p text:style-name="P1"><text:span text:style-name="T4">report any evidence of breaches to the Security Council and:</text:span></text:p>
          </draw:text-box>
        </draw:frame>
        <draw:frame draw:style-name="gr1" draw:text-style-name="P2" draw:layer="layout" svg:width="15.45cm" svg:height="0.475cm" svg:x="2.95cm" svg:y="4.004cm">
          <draw:text-box>
            <text:p text:style-name="P1"><text:span text:style-name="T4">“</text:span><text:span text:style-name="T4">The SC would then debate whether the reported breaches were serious or trivial. </text:span></text:p>
          </draw:text-box>
        </draw:frame>
        <draw:frame draw:style-name="gr1" draw:text-style-name="P2" draw:layer="layout" svg:width="15.517cm" svg:height="0.475cm" svg:x="2.95cm" svg:y="4.568cm">
          <draw:text-box>
            <text:p text:style-name="P1"><text:span text:style-name="T4">It would then be for the Security Council, in the light of that debate, to decide what </text:span></text:p>
          </draw:text-box>
        </draw:frame>
        <draw:frame draw:style-name="gr1" draw:text-style-name="P2" draw:layer="layout" svg:width="15.234cm" svg:height="0.475cm" svg:x="2.95cm" svg:y="5.133cm">
          <draw:text-box>
            <text:p text:style-name="P1"><text:span text:style-name="T4">action should be taken. It was noted that this would suggest that it was expected </text:span></text:p>
          </draw:text-box>
        </draw:frame>
        <draw:frame draw:style-name="gr1" draw:text-style-name="P2" draw:layer="layout" svg:width="8.219cm" svg:height="0.475cm" svg:x="2.95cm" svg:y="5.697cm">
          <draw:text-box>
            <text:p text:style-name="P1"><text:span text:style-name="T4">that the SC would have to express its view.”</text:span></text:p>
          </draw:text-box>
        </draw:frame>
        <draw:frame draw:style-name="gr1" draw:text-style-name="P2" draw:layer="layout" svg:width="15.246cm" svg:height="0.475cm" svg:x="2.2cm" svg:y="6.612cm">
          <draw:text-box>
            <text:p text:style-name="P1"><text:span text:style-name="T7">151. </text:span><text:span text:style-name="T4"><text:s/>Mr Brummell recorded that Lord Goldsmith had agreed that the adoption of </text:span></text:p>
          </draw:text-box>
        </draw:frame>
        <draw:frame draw:style-name="gr1" draw:text-style-name="P2" draw:layer="layout" svg:width="3.029cm" svg:height="0.475cm" svg:x="2.2cm" svg:y="7.176cm">
          <draw:text-box>
            <text:p text:style-name="P1"><text:span text:style-name="T4">resolution 1441:</text:span></text:p>
          </draw:text-box>
        </draw:frame>
        <draw:frame draw:style-name="gr1" draw:text-style-name="P2" draw:layer="layout" svg:width="13.702cm" svg:height="0.475cm" svg:x="2.95cm" svg:y="8.091cm">
          <draw:text-box>
            <text:p text:style-name="P1"><text:span text:style-name="T4">“… </text:span><text:span text:style-name="T4">which represented a ‘complex compromise’ had been a considerable </text:span></text:p>
          </draw:text-box>
        </draw:frame>
        <draw:frame draw:style-name="gr1" draw:text-style-name="P2" draw:layer="layout" svg:width="15.466cm" svg:height="0.475cm" svg:x="2.95cm" svg:y="8.655cm">
          <draw:text-box>
            <text:p text:style-name="P1"><text:span text:style-name="T4">achievement. He thought that a key question arose in relation to the interpretation </text:span></text:p>
          </draw:text-box>
        </draw:frame>
        <draw:frame draw:style-name="gr1" draw:text-style-name="P2" draw:layer="layout" svg:width="14.539cm" svg:height="0.475cm" svg:x="2.95cm" svg:y="9.22cm">
          <draw:text-box>
            <text:p text:style-name="P1"><text:span text:style-name="T4">of OP4 … What could the phrase ‘for assessment’ mean if it did not mean an </text:span></text:p>
          </draw:text-box>
        </draw:frame>
        <draw:frame draw:style-name="gr1" draw:text-style-name="P2" draw:layer="layout" svg:width="15.932cm" svg:height="0.475cm" svg:x="2.95cm" svg:y="9.784cm">
          <draw:text-box>
            <text:p text:style-name="P1"><text:span text:style-name="T4">assessment as to whether the breach was sufficiently material to justify resort to use </text:span></text:p>
          </draw:text-box>
        </draw:frame>
        <draw:frame draw:style-name="gr1" draw:text-style-name="P2" draw:layer="layout" svg:width="1.915cm" svg:height="0.475cm" svg:x="2.95cm" svg:y="10.348cm">
          <draw:text-box>
            <text:p text:style-name="P1"><text:span text:style-name="T4">of force?” </text:span></text:p>
          </draw:text-box>
        </draw:frame>
        <draw:frame draw:style-name="gr1" draw:text-style-name="P2" draw:layer="layout" svg:width="16.296cm" svg:height="0.475cm" svg:x="2.2cm" svg:y="11.263cm">
          <draw:text-box>
            <text:p text:style-name="P1"><text:span text:style-name="T7">152. </text:span><text:span text:style-name="T4"><text:s/>Mr Brummell also recorded that there would be “a full Cabinet discussion on Iraq </text:span></text:p>
          </draw:text-box>
        </draw:frame>
        <draw:frame draw:style-name="gr1" draw:text-style-name="P2" draw:layer="layout" svg:width="16.012cm" svg:height="0.475cm" svg:x="2.2cm" svg:y="11.827cm">
          <draw:text-box>
            <text:p text:style-name="P1"><text:span text:style-name="T4">some time in the middle of January, i.e. before the Security Council met at the end of </text:span></text:p>
          </draw:text-box>
        </draw:frame>
        <draw:frame draw:style-name="gr1" draw:text-style-name="P2" draw:layer="layout" svg:width="6.416cm" svg:height="0.475cm" svg:x="2.2cm" svg:y="12.392cm">
          <draw:text-box>
            <text:p text:style-name="P1"><text:span text:style-name="T4">January”. It had been agreed that:</text:span></text:p>
          </draw:text-box>
        </draw:frame>
        <draw:frame draw:style-name="gr2" draw:text-style-name="P3" draw:layer="layout" svg:width="0.634cm" svg:height="0.712cm" svg:x="2.95cm" svg:y="13.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854cm" svg:height="0.475cm" svg:x="3.7cm" svg:y="13.306cm">
          <draw:text-box>
            <text:p text:style-name="P1"><text:span text:style-name="T4">Lord Goldsmith would be invited to attend Cabinet “for this purpose”;</text:span></text:p>
          </draw:text-box>
        </draw:frame>
        <draw:frame draw:style-name="gr2" draw:text-style-name="P3" draw:layer="layout" svg:width="0.634cm" svg:height="0.712cm" svg:x="2.95cm" svg:y="13.8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71cm" svg:height="0.475cm" svg:x="3.7cm" svg:y="13.971cm">
          <draw:text-box>
            <text:p text:style-name="P1"><text:span text:style-name="T4">it would be useful for him to speak to Sir Jeremy Greenstock “to get a fuller </text:span></text:p>
          </draw:text-box>
        </draw:frame>
        <draw:frame draw:style-name="gr1" draw:text-style-name="P2" draw:layer="layout" svg:width="11.093cm" svg:height="0.475cm" svg:x="3.7cm" svg:y="14.535cm">
          <draw:text-box>
            <text:p text:style-name="P1"><text:span text:style-name="T4">picture of the history of the negotiation of resolution 1441”; </text:span></text:p>
          </draw:text-box>
        </draw:frame>
        <draw:frame draw:style-name="gr2" draw:text-style-name="P3" draw:layer="layout" svg:width="0.634cm" svg:height="0.712cm" svg:x="2.95cm" svg:y="15.0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02cm" svg:height="0.475cm" svg:x="3.7cm" svg:y="15.2cm">
          <draw:text-box>
            <text:p text:style-name="P1"><text:span text:style-name="T4">Lord Goldsmith “was not being called on to give advice at this stage. But he </text:span></text:p>
          </draw:text-box>
        </draw:frame>
        <draw:frame draw:style-name="gr1" draw:text-style-name="P2" draw:layer="layout" svg:width="11.508cm" svg:height="0.475cm" svg:x="3.7cm" svg:y="15.764cm">
          <draw:text-box>
            <text:p text:style-name="P1"><text:span text:style-name="T4">would be giving further consideration to all these issues”; and</text:span></text:p>
          </draw:text-box>
        </draw:frame>
        <draw:frame draw:style-name="gr2" draw:text-style-name="P3" draw:layer="layout" svg:width="0.634cm" svg:height="0.712cm" svg:x="2.95cm" svg:y="16.27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15cm" svg:height="0.475cm" svg:x="3.7cm" svg:y="16.428cm">
          <draw:text-box>
            <text:p text:style-name="P1"><text:span text:style-name="T4">it “might be helpful” if Lord Goldsmith “were to discuss a legal advice paper in </text:span></text:p>
          </draw:text-box>
        </draw:frame>
        <draw:frame draw:style-name="gr1" draw:text-style-name="P2" draw:layer="layout" svg:width="5.518cm" svg:height="0.475cm" svg:x="3.7cm" svg:y="16.993cm">
          <draw:text-box>
            <text:p text:style-name="P1"><text:span text:style-name="T4">draft with the Prime Minister”.</text:span></text:p>
          </draw:text-box>
        </draw:frame>
        <draw:frame draw:style-name="gr1" draw:text-style-name="P2" draw:layer="layout" svg:width="8.811cm" svg:height="0.475cm" svg:x="2.2cm" svg:y="17.907cm">
          <draw:text-box>
            <text:p text:style-name="P1"><text:span text:style-name="T7">153. </text:span><text:span text:style-name="T4"><text:s/>There is no No.10 record of the meeting. </text:span></text:p>
          </draw:text-box>
        </draw:frame>
        <draw:frame draw:style-name="gr1" draw:text-style-name="P2" draw:layer="layout" svg:width="16.313cm" svg:height="0.475cm" svg:x="2.2cm" svg:y="18.822cm">
          <draw:text-box>
            <text:p text:style-name="P1"><text:span text:style-name="T7">154. </text:span><text:span text:style-name="T4"><text:s/>Lord Goldsmith told the Inquiry that he was concerned about what was meant by </text:span></text:p>
          </draw:text-box>
        </draw:frame>
        <draw:frame draw:style-name="gr1" draw:text-style-name="P2" draw:layer="layout" svg:width="15.483cm" svg:height="0.475cm" svg:x="2.2cm" svg:y="19.386cm">
          <draw:text-box>
            <text:p text:style-name="P1"><text:span text:style-name="T4">the expression “for assessment” in OP 4, which seemed “to be an essential issue”.</text:span></text:p>
          </draw:text-box>
        </draw:frame>
        <draw:frame draw:style-name="gr7" draw:text-style-name="P8" draw:layer="layout" svg:width="0.273cm" svg:height="0.276cm" svg:x="17.628cm" svg:y="19.405cm">
          <draw:text-box>
            <text:p text:style-name="P1"><text:span text:style-name="T13">55</text:span></text:p>
          </draw:text-box>
        </draw:frame>
        <draw:frame draw:style-name="gr1" draw:text-style-name="P2" draw:layer="layout" svg:width="4.963cm" svg:height="0.475cm" svg:x="2.2cm" svg:y="20.301cm">
          <draw:text-box>
            <text:p text:style-name="P1"><text:span text:style-name="T7">155. </text:span><text:span text:style-name="T4"><text:s/>Lord Goldsmith said:</text:span></text:p>
          </draw:text-box>
        </draw:frame>
        <draw:frame draw:style-name="gr1" draw:text-style-name="P2" draw:layer="layout" svg:width="15.615cm" svg:height="0.475cm" svg:x="2.95cm" svg:y="21.215cm">
          <draw:text-box>
            <text:p text:style-name="P1"><text:span text:style-name="T4">“</text:span><text:span text:style-name="T4">I wanted to understand principally what was meant by ‘for assessment’, and I also </text:span></text:p>
          </draw:text-box>
        </draw:frame>
        <draw:frame draw:style-name="gr1" draw:text-style-name="P2" draw:layer="layout" svg:width="14.941cm" svg:height="0.475cm" svg:x="2.95cm" svg:y="21.78cm">
          <draw:text-box>
            <text:p text:style-name="P1"><text:span text:style-name="T4">wanted to know what were the – what the answers to a number of other textual </text:span></text:p>
          </draw:text-box>
        </draw:frame>
        <draw:frame draw:style-name="gr1" draw:text-style-name="P2" draw:layer="layout" svg:width="14.751cm" svg:height="0.475cm" svg:x="2.95cm" svg:y="22.344cm">
          <draw:text-box>
            <text:p text:style-name="P1"><text:span text:style-name="T4">points that I raised as giving rise to questions about what was meant by 1441.”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7" draw:text-style-name="P8" draw:layer="layout" svg:width="0.273cm" svg:height="0.276cm" svg:x="17.634cm" svg:y="22.363cm">
          <draw:text-box>
            <text:p text:style-name="P1"><text:span text:style-name="T13">56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55 </text:span></text:p>
          </draw:text-box>
        </draw:frame>
        <draw:frame draw:style-name="gr4" draw:text-style-name="P5" draw:layer="layout" svg:width="6.589cm" svg:height="0.395cm" svg:x="2.486cm" svg:y="26.357cm">
          <draw:text-box>
            <text:p text:style-name="P1"><text:span text:style-name="T11">Public hearing, 27 January 2010, page 65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56 </text:span></text:p>
          </draw:text-box>
        </draw:frame>
        <draw:frame draw:style-name="gr4" draw:text-style-name="P5" draw:layer="layout" svg:width="7.275cm" svg:height="0.395cm" svg:x="2.486cm" svg:y="26.781cm">
          <draw:text-box>
            <text:p text:style-name="P1"><text:span text:style-name="T11">Public hearing, 27 January 2010, pages 65-66.</text:span></text:p>
          </draw:text-box>
        </draw:frame>
      </draw:page>
      <draw:page draw:name="page35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5</text:span></text:p>
          </draw:text-box>
        </draw:frame>
        <draw:frame draw:style-name="gr1" draw:text-style-name="P2" draw:layer="layout" svg:width="16.808cm" svg:height="0.475cm" svg:x="2.2cm" svg:y="2.525cm">
          <draw:text-box>
            <text:p text:style-name="P1"><text:span text:style-name="T7">156. </text:span><text:span text:style-name="T4"><text:s/>Asked if this request could have been channelled through Ms Adams to the Foreign </text:span></text:p>
          </draw:text-box>
        </draw:frame>
        <draw:frame draw:style-name="gr1" draw:text-style-name="P2" draw:layer="layout" svg:width="9.154cm" svg:height="0.475cm" svg:x="2.2cm" svg:y="3.09cm">
          <draw:text-box>
            <text:p text:style-name="P1"><text:span text:style-name="T4">Office Legal Advisers, Lord Goldsmith explained:</text:span></text:p>
          </draw:text-box>
        </draw:frame>
        <draw:frame draw:style-name="gr1" draw:text-style-name="P2" draw:layer="layout" svg:width="15.039cm" svg:height="0.475cm" svg:x="2.95cm" svg:y="4.004cm">
          <draw:text-box>
            <text:p text:style-name="P1"><text:span text:style-name="T4">“</text:span><text:span text:style-name="T4">There are a number of ways it could have been done, and I’m not sure that the </text:span></text:p>
          </draw:text-box>
        </draw:frame>
        <draw:frame draw:style-name="gr1" draw:text-style-name="P2" draw:layer="layout" svg:width="15.826cm" svg:height="0.475cm" svg:x="2.95cm" svg:y="4.568cm">
          <draw:text-box>
            <text:p text:style-name="P1"><text:span text:style-name="T4">Foreign Office would have been able to deal ultimately with the US side, but it could </text:span></text:p>
          </draw:text-box>
        </draw:frame>
        <draw:frame draw:style-name="gr1" draw:text-style-name="P2" draw:layer="layout" svg:width="2.25cm" svg:height="0.475cm" svg:x="2.95cm" svg:y="5.133cm">
          <draw:text-box>
            <text:p text:style-name="P1"><text:span text:style-name="T4">have been.”</text:span></text:p>
          </draw:text-box>
        </draw:frame>
        <draw:frame draw:style-name="gr7" draw:text-style-name="P8" draw:layer="layout" svg:width="0.273cm" svg:height="0.276cm" svg:x="5.186cm" svg:y="5.152cm">
          <draw:text-box>
            <text:p text:style-name="P1"><text:span text:style-name="T13">57</text:span></text:p>
          </draw:text-box>
        </draw:frame>
        <draw:frame draw:style-name="gr1" draw:text-style-name="P2" draw:layer="layout" svg:width="4.963cm" svg:height="0.475cm" svg:x="2.2cm" svg:y="6.047cm">
          <draw:text-box>
            <text:p text:style-name="P1"><text:span text:style-name="T7">157. </text:span><text:span text:style-name="T4"><text:s/>Lord Goldsmith said:</text:span></text:p>
          </draw:text-box>
        </draw:frame>
        <draw:frame draw:style-name="gr1" draw:text-style-name="P2" draw:layer="layout" svg:width="15.28cm" svg:height="0.475cm" svg:x="2.95cm" svg:y="6.962cm">
          <draw:text-box>
            <text:p text:style-name="P1"><text:span text:style-name="T4">“</text:span><text:span text:style-name="T4">I wasn’t expecting to discuss it with Jonathan Powell. That wasn’t the point. I did </text:span></text:p>
          </draw:text-box>
        </draw:frame>
        <draw:frame draw:style-name="gr1" draw:text-style-name="P2" draw:layer="layout" svg:width="15.242cm" svg:height="0.475cm" svg:x="2.95cm" svg:y="7.526cm">
          <draw:text-box>
            <text:p text:style-name="P1"><text:span text:style-name="T4">want to discuss that with the Prime Minister, with the Foreign Secretary, who had </text:span></text:p>
          </draw:text-box>
        </draw:frame>
        <draw:frame draw:style-name="gr1" draw:text-style-name="P2" draw:layer="layout" svg:width="13.354cm" svg:height="0.475cm" svg:x="2.95cm" svg:y="8.091cm">
          <draw:text-box>
            <text:p text:style-name="P1"><text:span text:style-name="T4">been very closely involved in the negotiations, and this was a channel.”</text:span></text:p>
          </draw:text-box>
        </draw:frame>
        <draw:frame draw:style-name="gr7" draw:text-style-name="P8" draw:layer="layout" svg:width="0.273cm" svg:height="0.276cm" svg:x="16.246cm" svg:y="8.109cm">
          <draw:text-box>
            <text:p text:style-name="P1"><text:span text:style-name="T13">58</text:span></text:p>
          </draw:text-box>
        </draw:frame>
        <draw:frame draw:style-name="gr1" draw:text-style-name="P2" draw:layer="layout" svg:width="16.452cm" svg:height="0.475cm" svg:x="2.2cm" svg:y="9.005cm">
          <draw:text-box>
            <text:p text:style-name="P1"><text:span text:style-name="T7">158. </text:span><text:span text:style-name="T4"><text:s/>Lord Goldsmith told the Inquiry that he wanted to have “from the client, you know, </text:span></text:p>
          </draw:text-box>
        </draw:frame>
        <draw:frame draw:style-name="gr1" draw:text-style-name="P2" draw:layer="layout" svg:width="11.318cm" svg:height="0.475cm" svg:x="2.2cm" svg:y="9.57cm">
          <draw:text-box>
            <text:p text:style-name="P1"><text:span text:style-name="T4">‘</text:span><text:span text:style-name="T4">What do you say in relation to certain of these arguments?’”</text:span></text:p>
          </draw:text-box>
        </draw:frame>
        <draw:frame draw:style-name="gr7" draw:text-style-name="P8" draw:layer="layout" svg:width="0.273cm" svg:height="0.276cm" svg:x="13.471cm" svg:y="9.588cm">
          <draw:text-box>
            <text:p text:style-name="P1"><text:span text:style-name="T13">59</text:span></text:p>
          </draw:text-box>
        </draw:frame>
        <draw:frame draw:style-name="gr1" draw:text-style-name="P2" draw:layer="layout" svg:width="16.601cm" svg:height="0.475cm" svg:x="2.2cm" svg:y="10.484cm">
          <draw:text-box>
            <text:p text:style-name="P1"><text:span text:style-name="T7">159. </text:span><text:span text:style-name="T4"><text:s/>Lord Goldsmith told the Inquiry that he viewed Mr Blair as “ultimately” the client for </text:span></text:p>
          </draw:text-box>
        </draw:frame>
        <draw:frame draw:style-name="gr1" draw:text-style-name="P2" draw:layer="layout" svg:width="2.009cm" svg:height="0.475cm" svg:x="2.2cm" svg:y="11.048cm">
          <draw:text-box>
            <text:p text:style-name="P1"><text:span text:style-name="T4">his advice.</text:span></text:p>
          </draw:text-box>
        </draw:frame>
        <draw:frame draw:style-name="gr7" draw:text-style-name="P8" draw:layer="layout" svg:width="0.273cm" svg:height="0.276cm" svg:x="4.2cm" svg:y="11.067cm">
          <draw:text-box>
            <text:p text:style-name="P1"><text:span text:style-name="T13">60</text:span></text:p>
          </draw:text-box>
        </draw:frame>
        <draw:frame draw:style-name="gr1" draw:text-style-name="P2" draw:layer="layout" svg:width="16.381cm" svg:height="0.475cm" svg:x="2.2cm" svg:y="11.963cm">
          <draw:text-box>
            <text:p text:style-name="P1"><text:span text:style-name="T7">160. </text:span><text:span text:style-name="T4"><text:s/>Asked whether the client was, at that stage, “expressing a view on how soon” the </text:span></text:p>
          </draw:text-box>
        </draw:frame>
        <draw:frame draw:style-name="gr1" draw:text-style-name="P2" draw:layer="layout" svg:width="10.869cm" svg:height="0.475cm" svg:x="2.2cm" svg:y="12.527cm">
          <draw:text-box>
            <text:p text:style-name="P1"><text:span text:style-name="T4">advice would be required, Lord Goldsmith told the Inquiry:</text:span></text:p>
          </draw:text-box>
        </draw:frame>
        <draw:frame draw:style-name="gr1" draw:text-style-name="P2" draw:layer="layout" svg:width="15.903cm" svg:height="0.475cm" svg:x="2.95cm" svg:y="13.442cm">
          <draw:text-box>
            <text:p text:style-name="P1"><text:span text:style-name="T4">“</text:span><text:span text:style-name="T4">I don’t recall. Certainly there wasn’t … any request at that stage for final advice, but </text:span></text:p>
          </draw:text-box>
        </draw:frame>
        <draw:frame draw:style-name="gr1" draw:text-style-name="P2" draw:layer="layout" svg:width="15.86cm" svg:height="0.475cm" svg:x="2.95cm" svg:y="14.006cm">
          <draw:text-box>
            <text:p text:style-name="P1"><text:span text:style-name="T4">given what I said about needing to understand certain further matters … it obviously </text:span></text:p>
          </draw:text-box>
        </draw:frame>
        <draw:frame draw:style-name="gr1" draw:text-style-name="P2" draw:layer="layout" svg:width="6.555cm" svg:height="0.475cm" svg:x="2.95cm" svg:y="14.571cm">
          <draw:text-box>
            <text:p text:style-name="P1"><text:span text:style-name="T4">wasn’t going to be then and there.”</text:span></text:p>
          </draw:text-box>
        </draw:frame>
        <draw:frame draw:style-name="gr7" draw:text-style-name="P8" draw:layer="layout" svg:width="0.273cm" svg:height="0.276cm" svg:x="9.469cm" svg:y="14.589cm">
          <draw:text-box>
            <text:p text:style-name="P1"><text:span text:style-name="T13">61</text:span></text:p>
          </draw:text-box>
        </draw:frame>
        <draw:frame draw:style-name="gr1" draw:text-style-name="P2" draw:layer="layout" svg:width="0.422cm" svg:height="0.475cm" svg:x="9.744cm" svg:y="14.5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11cm" svg:height="0.475cm" svg:x="2.2cm" svg:y="15.485cm">
          <draw:text-box>
            <text:p text:style-name="P1"><text:span text:style-name="T7">161. </text:span><text:span text:style-name="T4"><text:s/>Asked whether the client was concerned that he should not “come in too soon” </text:span></text:p>
          </draw:text-box>
        </draw:frame>
        <draw:frame draw:style-name="gr1" draw:text-style-name="P2" draw:layer="layout" svg:width="15.653cm" svg:height="0.475cm" svg:x="2.2cm" svg:y="16.05cm">
          <draw:text-box>
            <text:p text:style-name="P1"><text:span text:style-name="T4">with his advice, Lord Goldsmith told the Inquiry that that question would need to be </text:span></text:p>
          </draw:text-box>
        </draw:frame>
        <draw:frame draw:style-name="gr1" draw:text-style-name="P2" draw:layer="layout" svg:width="15.746cm" svg:height="0.475cm" svg:x="2.2cm" svg:y="16.614cm">
          <draw:text-box>
            <text:p text:style-name="P1"><text:span text:style-name="T4">put to Mr Blair; and that Mr Powell and his very close advisers knew what Mr Blair’s </text:span></text:p>
          </draw:text-box>
        </draw:frame>
        <draw:frame draw:style-name="gr1" draw:text-style-name="P2" draw:layer="layout" svg:width="1.911cm" svg:height="0.475cm" svg:x="2.2cm" svg:y="17.178cm">
          <draw:text-box>
            <text:p text:style-name="P1"><text:span text:style-name="T4">mind was.</text:span></text:p>
          </draw:text-box>
        </draw:frame>
        <draw:frame draw:style-name="gr7" draw:text-style-name="P8" draw:layer="layout" svg:width="0.273cm" svg:height="0.276cm" svg:x="4.106cm" svg:y="17.197cm">
          <draw:text-box>
            <text:p text:style-name="P1"><text:span text:style-name="T13">62</text:span></text:p>
          </draw:text-box>
        </draw:frame>
        <draw:frame draw:style-name="gr1" draw:text-style-name="P2" draw:layer="layout" svg:width="0.422cm" svg:height="0.475cm" svg:x="4.38cm" svg:y="17.1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873cm" svg:height="0.475cm" svg:x="2.2cm" svg:y="18.093cm">
          <draw:text-box>
            <text:p text:style-name="P1"><text:span text:style-name="T7">162. </text:span><text:span text:style-name="T4"><text:s/>Asked what indications he had been given about the timing of his replies, </text:span></text:p>
          </draw:text-box>
        </draw:frame>
        <draw:frame draw:style-name="gr1" draw:text-style-name="P2" draw:layer="layout" svg:width="4.278cm" svg:height="0.475cm" svg:x="2.2cm" svg:y="18.657cm">
          <draw:text-box>
            <text:p text:style-name="P1"><text:span text:style-name="T4">Lord Goldsmith stated:</text:span></text:p>
          </draw:text-box>
        </draw:frame>
        <draw:frame draw:style-name="gr1" draw:text-style-name="P2" draw:layer="layout" svg:width="2.974cm" svg:height="0.475cm" svg:x="2.95cm" svg:y="19.572cm">
          <draw:text-box>
            <text:p text:style-name="P1"><text:span text:style-name="T4">“</text:span><text:span text:style-name="T4">I don’t recall …</text:span></text:p>
          </draw:text-box>
        </draw:frame>
        <draw:frame draw:style-name="gr1" draw:text-style-name="P2" draw:layer="layout" svg:width="16.038cm" svg:height="0.475cm" svg:x="2.95cm" svg:y="20.486cm">
          <draw:text-box>
            <text:p text:style-name="P1"><text:span text:style-name="T4">“</text:span><text:span text:style-name="T4">All I was saying was I wasn’t actually in a position to provide my advice at that stage </text:span></text:p>
          </draw:text-box>
        </draw:frame>
        <draw:frame draw:style-name="gr1" draw:text-style-name="P2" draw:layer="layout" svg:width="15.763cm" svg:height="0.475cm" svg:x="2.95cm" svg:y="21.051cm">
          <draw:text-box>
            <text:p text:style-name="P1"><text:span text:style-name="T4">– </text:span><text:span text:style-name="T4">because I hadn’t completed my researches and my enquiries – and it was agreed </text:span></text:p>
          </draw:text-box>
        </draw:frame>
        <draw:frame draw:style-name="gr1" draw:text-style-name="P2" draw:layer="layout" svg:width="15.983cm" svg:height="0.475cm" svg:x="2.95cm" svg:y="21.615cm">
          <draw:text-box>
            <text:p text:style-name="P1"><text:span text:style-name="T4">that I would provide a draft advice which would be something that would then enable </text:span></text:p>
          </draw:text-box>
        </draw:frame>
        <draw:frame draw:style-name="gr1" draw:text-style-name="P2" draw:layer="layout" svg:width="15.64cm" svg:height="0.475cm" svg:x="2.95cm" svg:y="22.18cm">
          <draw:text-box>
            <text:p text:style-name="P1"><text:span text:style-name="T4">me to raise questions which were causing me concern, so I could understand what </text:span></text:p>
          </draw:text-box>
        </draw:frame>
        <draw:frame draw:style-name="gr1" draw:text-style-name="P2" draw:layer="layout" svg:width="5.129cm" svg:height="0.475cm" svg:x="2.95cm" svg:y="22.744cm">
          <draw:text-box>
            <text:p text:style-name="P1"><text:span text:style-name="T4">the response to them was.”</text:span></text:p>
          </draw:text-box>
        </draw:frame>
        <draw:frame draw:style-name="gr7" draw:text-style-name="P8" draw:layer="layout" svg:width="0.273cm" svg:height="0.276cm" svg:x="8.056cm" svg:y="22.763cm">
          <draw:text-box>
            <text:p text:style-name="P1"><text:span text:style-name="T13">63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0.422cm" svg:height="0.475cm" svg:x="8.331cm" svg:y="22.744cm">
          <draw:text-box>
            <text:p text:style-name="P1"><text:span text:style-name="T4"><text:s/></text:span></text:p>
          </draw:text-box>
        </draw:frame>
        <draw:frame draw:style-name="gr10" draw:text-style-name="P10" draw:layer="layout" svg:width="0.29cm" svg:height="0.23cm" svg:x="2.2cm" svg:y="24.256cm">
          <draw:text-box>
            <text:p text:style-name="P1"><text:span text:style-name="T14">57 </text:span></text:p>
          </draw:text-box>
        </draw:frame>
        <draw:frame draw:style-name="gr4" draw:text-style-name="P5" draw:layer="layout" svg:width="6.589cm" svg:height="0.395cm" svg:x="2.486cm" svg:y="24.241cm">
          <draw:text-box>
            <text:p text:style-name="P1"><text:span text:style-name="T11">Public hearing, 27 January 2010, page 65.</text:span></text:p>
          </draw:text-box>
        </draw:frame>
        <draw:frame draw:style-name="gr10" draw:text-style-name="P10" draw:layer="layout" svg:width="0.29cm" svg:height="0.23cm" svg:x="2.2cm" svg:y="24.68cm">
          <draw:text-box>
            <text:p text:style-name="P1"><text:span text:style-name="T14">58 </text:span></text:p>
          </draw:text-box>
        </draw:frame>
        <draw:frame draw:style-name="gr4" draw:text-style-name="P5" draw:layer="layout" svg:width="6.589cm" svg:height="0.395cm" svg:x="2.486cm" svg:y="24.664cm">
          <draw:text-box>
            <text:p text:style-name="P1"><text:span text:style-name="T11">Public hearing, 27 January 2010, page 66.</text:span></text:p>
          </draw:text-box>
        </draw:frame>
        <draw:frame draw:style-name="gr10" draw:text-style-name="P10" draw:layer="layout" svg:width="0.29cm" svg:height="0.23cm" svg:x="2.2cm" svg:y="25.103cm">
          <draw:text-box>
            <text:p text:style-name="P1"><text:span text:style-name="T14">59 </text:span></text:p>
          </draw:text-box>
        </draw:frame>
        <draw:frame draw:style-name="gr4" draw:text-style-name="P5" draw:layer="layout" svg:width="6.589cm" svg:height="0.395cm" svg:x="2.486cm" svg:y="25.087cm">
          <draw:text-box>
            <text:p text:style-name="P1"><text:span text:style-name="T11">Public hearing, 27 January 2010, page 67.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4">60 </text:span></text:p>
          </draw:text-box>
        </draw:frame>
        <draw:frame draw:style-name="gr4" draw:text-style-name="P5" draw:layer="layout" svg:width="6.589cm" svg:height="0.395cm" svg:x="2.486cm" svg:y="25.511cm">
          <draw:text-box>
            <text:p text:style-name="P1"><text:span text:style-name="T11">Public hearing, 27 January 2010, page 68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61 </text:span></text:p>
          </draw:text-box>
        </draw:frame>
        <draw:frame draw:style-name="gr4" draw:text-style-name="P5" draw:layer="layout" svg:width="6.589cm" svg:height="0.395cm" svg:x="2.486cm" svg:y="25.934cm">
          <draw:text-box>
            <text:p text:style-name="P1"><text:span text:style-name="T11">Public hearing, 27 January 2010, page 68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62 </text:span></text:p>
          </draw:text-box>
        </draw:frame>
        <draw:frame draw:style-name="gr4" draw:text-style-name="P5" draw:layer="layout" svg:width="6.589cm" svg:height="0.395cm" svg:x="2.486cm" svg:y="26.357cm">
          <draw:text-box>
            <text:p text:style-name="P1"><text:span text:style-name="T11">Public hearing, 27 January 2010, page 68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63 </text:span></text:p>
          </draw:text-box>
        </draw:frame>
        <draw:frame draw:style-name="gr4" draw:text-style-name="P5" draw:layer="layout" svg:width="6.589cm" svg:height="0.395cm" svg:x="2.486cm" svg:y="26.781cm">
          <draw:text-box>
            <text:p text:style-name="P1"><text:span text:style-name="T11">Public hearing, 27 January 2010, page 69.</text:span></text:p>
          </draw:text-box>
        </draw:frame>
      </draw:page>
      <draw:page draw:name="page3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6</text:span></text:p>
          </draw:text-box>
        </draw:frame>
        <draw:frame draw:style-name="gr1" draw:text-style-name="P2" draw:layer="layout" svg:width="15.568cm" svg:height="0.475cm" svg:x="2.2cm" svg:y="2.525cm">
          <draw:text-box>
            <text:p text:style-name="P1"><text:span text:style-name="T7">163. </text:span><text:span text:style-name="T4"><text:s/>Lord Turnbull told the Inquiry that he, Admiral Sir Michael Boyce, Chief of the </text:span></text:p>
          </draw:text-box>
        </draw:frame>
        <draw:frame draw:style-name="gr1" draw:text-style-name="P2" draw:layer="layout" svg:width="14.912cm" svg:height="0.475cm" svg:x="2.2cm" svg:y="3.09cm">
          <draw:text-box>
            <text:p text:style-name="P1"><text:span text:style-name="T4">Defence Staff (CDS), the diplomatic service and others were all clients for Lord </text:span></text:p>
          </draw:text-box>
        </draw:frame>
        <draw:frame draw:style-name="gr1" draw:text-style-name="P2" draw:layer="layout" svg:width="3.672cm" svg:height="0.475cm" svg:x="2.2cm" svg:y="3.654cm">
          <draw:text-box>
            <text:p text:style-name="P1"><text:span text:style-name="T4">Goldsmith’s advice.</text:span></text:p>
          </draw:text-box>
        </draw:frame>
        <draw:frame draw:style-name="gr7" draw:text-style-name="P8" draw:layer="layout" svg:width="0.273cm" svg:height="0.276cm" svg:x="5.863cm" svg:y="3.673cm">
          <draw:text-box>
            <text:p text:style-name="P1"><text:span text:style-name="T13">64</text:span></text:p>
          </draw:text-box>
        </draw:frame>
        <draw:frame draw:style-name="gr1" draw:text-style-name="P2" draw:layer="layout" svg:width="12.588cm" svg:height="0.475cm" svg:x="6.137cm" svg:y="3.654cm">
          <draw:text-box>
            <text:p text:style-name="P1"><text:span text:style-name="T4"><text:s/></text:span><text:span text:style-name="T4">The characterisation of Mr Blair as the client was not “a very good </text:span></text:p>
          </draw:text-box>
        </draw:frame>
        <draw:frame draw:style-name="gr1" draw:text-style-name="P2" draw:layer="layout" svg:width="8.316cm" svg:height="0.475cm" svg:x="2.2cm" svg:y="4.218cm">
          <draw:text-box>
            <text:p text:style-name="P1"><text:span text:style-name="T4">description of the importance of this advice”.</text:span></text:p>
          </draw:text-box>
        </draw:frame>
        <draw:frame draw:style-name="gr1" draw:text-style-name="P2" draw:layer="layout" svg:width="15.94cm" svg:height="0.475cm" svg:x="2.2cm" svg:y="5.133cm">
          <draw:text-box>
            <text:p text:style-name="P1"><text:span text:style-name="T7">164. </text:span><text:span text:style-name="T4"><text:s/>In his written statement, Lord Goldsmith cited his telephone call with Mr Powell </text:span></text:p>
          </draw:text-box>
        </draw:frame>
        <draw:frame draw:style-name="gr1" draw:text-style-name="P2" draw:layer="layout" svg:width="15.856cm" svg:height="0.475cm" svg:x="2.2cm" svg:y="5.697cm">
          <draw:text-box>
            <text:p text:style-name="P1"><text:span text:style-name="T4">on 11 November and the meeting on 19 December as occasions when he had been </text:span></text:p>
          </draw:text-box>
        </draw:frame>
        <draw:frame draw:style-name="gr1" draw:text-style-name="P2" draw:layer="layout" svg:width="7.529cm" svg:height="0.475cm" svg:x="2.2cm" svg:y="6.262cm">
          <draw:text-box>
            <text:p text:style-name="P1"><text:span text:style-name="T4">“</text:span><text:span text:style-name="T4">discouraged from providing” his advice.</text:span></text:p>
          </draw:text-box>
        </draw:frame>
        <draw:frame draw:style-name="gr7" draw:text-style-name="P8" draw:layer="layout" svg:width="0.273cm" svg:height="0.276cm" svg:x="9.706cm" svg:y="6.281cm">
          <draw:text-box>
            <text:p text:style-name="P1"><text:span text:style-name="T13">65</text:span></text:p>
          </draw:text-box>
        </draw:frame>
        <draw:frame draw:style-name="gr1" draw:text-style-name="P2" draw:layer="layout" svg:width="16.677cm" svg:height="0.475cm" svg:x="2.2cm" svg:y="7.176cm">
          <draw:text-box>
            <text:p text:style-name="P1"><text:span text:style-name="T7">165. </text:span><text:span text:style-name="T4"><text:s/>Asked if he was aware that Lord Goldsmith felt he was being discouraged, Mr Blair </text:span></text:p>
          </draw:text-box>
        </draw:frame>
        <draw:frame draw:style-name="gr1" draw:text-style-name="P2" draw:layer="layout" svg:width="2.91cm" svg:height="0.475cm" svg:x="2.2cm" svg:y="7.741cm">
          <draw:text-box>
            <text:p text:style-name="P1"><text:span text:style-name="T4">told the Inquiry:</text:span></text:p>
          </draw:text-box>
        </draw:frame>
        <draw:frame draw:style-name="gr1" draw:text-style-name="P2" draw:layer="layout" svg:width="15.496cm" svg:height="0.475cm" svg:x="2.95cm" svg:y="8.655cm">
          <draw:text-box>
            <text:p text:style-name="P1"><text:span text:style-name="T4">“</text:span><text:span text:style-name="T4">I think it was more that we knew obviously when we came to the point of decision </text:span></text:p>
          </draw:text-box>
        </draw:frame>
        <draw:frame draw:style-name="gr1" draw:text-style-name="P2" draw:layer="layout" svg:width="14.772cm" svg:height="0.475cm" svg:x="2.95cm" svg:y="9.22cm">
          <draw:text-box>
            <text:p text:style-name="P1"><text:span text:style-name="T4">we were going to need formal advice. We knew also this was a very tricky and </text:span></text:p>
          </draw:text-box>
        </draw:frame>
        <draw:frame draw:style-name="gr1" draw:text-style-name="P2" draw:layer="layout" svg:width="15.521cm" svg:height="0.475cm" svg:x="2.95cm" svg:y="9.784cm">
          <draw:text-box>
            <text:p text:style-name="P1"><text:span text:style-name="T4">difficult question. It was important actually that he gave this advice. I think the only </text:span></text:p>
          </draw:text-box>
        </draw:frame>
        <draw:frame draw:style-name="gr1" draw:text-style-name="P2" draw:layer="layout" svg:width="15.526cm" svg:height="0.475cm" svg:x="2.95cm" svg:y="10.348cm">
          <draw:text-box>
            <text:p text:style-name="P1"><text:span text:style-name="T4">concern, and I am speaking from memory here; generating bits of paper the entire </text:span></text:p>
          </draw:text-box>
        </draw:frame>
        <draw:frame draw:style-name="gr1" draw:text-style-name="P2" draw:layer="layout" svg:width="13.417cm" svg:height="0.475cm" svg:x="2.95cm" svg:y="10.913cm">
          <draw:text-box>
            <text:p text:style-name="P1"><text:span text:style-name="T4">time on it, but, I mean, it was obviously important that he was involved.”</text:span></text:p>
          </draw:text-box>
        </draw:frame>
        <draw:frame draw:style-name="gr7" draw:text-style-name="P8" draw:layer="layout" svg:width="0.273cm" svg:height="0.276cm" svg:x="16.315cm" svg:y="10.932cm">
          <draw:text-box>
            <text:p text:style-name="P1"><text:span text:style-name="T13">66</text:span></text:p>
          </draw:text-box>
        </draw:frame>
        <draw:frame draw:style-name="gr3" draw:text-style-name="P4" draw:layer="layout" svg:width="9.163cm" svg:height="0.628cm" svg:x="2.2cm" svg:y="11.941cm">
          <draw:text-box>
            <text:p text:style-name="P1"><text:span text:style-name="T3">Lord Goldsmith’s provisional view</text:span></text:p>
          </draw:text-box>
        </draw:frame>
        <draw:frame draw:style-name="gr6" draw:text-style-name="P7" draw:layer="layout" svg:width="11.576cm" svg:height="0.556cm" svg:x="2.2cm" svg:y="13.04cm">
          <draw:text-box>
            <text:p text:style-name="P1"><text:span text:style-name="T9">Lord Goldsmith’s draft advice of 14 January 2003</text:span></text:p>
          </draw:text-box>
        </draw:frame>
        <draw:frame draw:style-name="gr1" draw:text-style-name="P2" draw:layer="layout" svg:width="16.503cm" svg:height="0.475cm" svg:x="2.2cm" svg:y="13.868cm">
          <draw:text-box>
            <text:p text:style-name="P1"><text:span text:style-name="T7">166. </text:span><text:span text:style-name="T12"><text:s/>As agreed with Mr Powell on 19 December 2002, Lord Goldsmith handed his </text:span></text:p>
          </draw:text-box>
        </draw:frame>
        <draw:frame draw:style-name="gr1" draw:text-style-name="P2" draw:layer="layout" svg:width="8.761cm" svg:height="0.475cm" svg:x="2.2cm" svg:y="14.432cm">
          <draw:text-box>
            <text:p text:style-name="P1"><text:span text:style-name="T12">draft advice to Mr Blair on 14 January 2003.</text:span></text:p>
          </draw:text-box>
        </draw:frame>
        <draw:frame draw:style-name="gr1" draw:text-style-name="P2" draw:layer="layout" svg:width="16.558cm" svg:height="0.475cm" svg:x="2.2cm" svg:y="15.347cm">
          <draw:text-box>
            <text:p text:style-name="P1"><text:span text:style-name="T7">167. </text:span><text:span text:style-name="T12"><text:s/>The draft advice stated that a further decision by the Security Council would </text:span></text:p>
          </draw:text-box>
        </draw:frame>
        <draw:frame draw:style-name="gr1" draw:text-style-name="P2" draw:layer="layout" svg:width="15.991cm" svg:height="0.475cm" svg:x="2.2cm" svg:y="15.911cm">
          <draw:text-box>
            <text:p text:style-name="P1"><text:span text:style-name="T12">be required to revive the authorisation to use force contained in resolution 678 </text:span></text:p>
          </draw:text-box>
        </draw:frame>
        <draw:frame draw:style-name="gr1" draw:text-style-name="P2" draw:layer="layout" svg:width="16.584cm" svg:height="0.475cm" svg:x="2.2cm" svg:y="16.476cm">
          <draw:text-box>
            <text:p text:style-name="P1"><text:span text:style-name="T12">(1990) although that decision did not need to be in the form of a further resolution.</text:span></text:p>
          </draw:text-box>
        </draw:frame>
        <draw:frame draw:style-name="gr1" draw:text-style-name="P2" draw:layer="layout" svg:width="14.31cm" svg:height="0.475cm" svg:x="2.2cm" svg:y="17.39cm">
          <draw:text-box>
            <text:p text:style-name="P1"><text:span text:style-name="T7">168. </text:span><text:span text:style-name="T12"><text:s/>Lord Goldsmith saw no grounds for self-defence or humanitarian </text:span></text:p>
          </draw:text-box>
        </draw:frame>
        <draw:frame draw:style-name="gr1" draw:text-style-name="P2" draw:layer="layout" svg:width="12.715cm" svg:height="0.475cm" svg:x="2.2cm" svg:y="17.955cm">
          <draw:text-box>
            <text:p text:style-name="P1"><text:span text:style-name="T12">intervention providing the legal basis for military action in Iraq.</text:span></text:p>
          </draw:text-box>
        </draw:frame>
        <draw:frame draw:style-name="gr1" draw:text-style-name="P2" draw:layer="layout" svg:width="15.453cm" svg:height="0.475cm" svg:x="2.2cm" svg:y="18.869cm">
          <draw:text-box>
            <text:p text:style-name="P1"><text:span text:style-name="T7">169. </text:span><text:span text:style-name="T12"><text:s/>Lord Goldsmith’s draft advice did not explicitly address the possibility, </text:span></text:p>
          </draw:text-box>
        </draw:frame>
        <draw:frame draw:style-name="gr1" draw:text-style-name="P2" draw:layer="layout" svg:width="15.386cm" svg:height="0.475cm" svg:x="2.2cm" svg:y="19.433cm">
          <draw:text-box>
            <text:p text:style-name="P1"><text:span text:style-name="T12">identified by the Law Officers in 1997, of other “exceptional circumstances” </text:span></text:p>
          </draw:text-box>
        </draw:frame>
        <draw:frame draw:style-name="gr1" draw:text-style-name="P2" draw:layer="layout" svg:width="15.873cm" svg:height="0.475cm" svg:x="2.2cm" svg:y="19.998cm">
          <draw:text-box>
            <text:p text:style-name="P1"><text:span text:style-name="T12">arising if the international community “as a whole” had accepted that Iraq had </text:span></text:p>
          </draw:text-box>
        </draw:frame>
        <draw:frame draw:style-name="gr1" draw:text-style-name="P2" draw:layer="layout" svg:width="14.459cm" svg:height="0.475cm" svg:x="2.2cm" svg:y="20.562cm">
          <draw:text-box>
            <text:p text:style-name="P1"><text:span text:style-name="T12">repudiated the cease-fire, but the Security Council was “unable to act”. </text:span></text:p>
          </draw:text-box>
        </draw:frame>
        <draw:frame draw:style-name="gr1" draw:text-style-name="P2" draw:layer="layout" svg:width="15.686cm" svg:height="0.475cm" svg:x="2.2cm" svg:y="21.477cm">
          <draw:text-box>
            <text:p text:style-name="P1"><text:span text:style-name="T7">170. </text:span><text:span text:style-name="T12"><text:s/>The advice did, however, address both the precedent of Kosovo and the </text:span></text:p>
          </draw:text-box>
        </draw:frame>
        <draw:frame draw:style-name="gr1" draw:text-style-name="P2" draw:layer="layout" svg:width="15.665cm" svg:height="0.475cm" svg:x="2.2cm" svg:y="22.041cm">
          <draw:text-box>
            <text:p text:style-name="P1"><text:span text:style-name="T12">question of whether a veto exercised by a Permanent Member of the Security </text:span></text:p>
          </draw:text-box>
        </draw:frame>
        <draw:frame draw:style-name="gr1" draw:text-style-name="P2" draw:layer="layout" svg:width="16.381cm" svg:height="0.475cm" svg:x="2.2cm" svg:y="22.606cm">
          <draw:text-box>
            <text:p text:style-name="P1"><text:span text:style-name="T12">Council might be deemed to be unreasonable, stating that the Kosovo precedent </text:span></text:p>
          </draw:text-box>
        </draw:frame>
        <draw:frame draw:style-name="gr1" draw:text-style-name="P2" draw:layer="layout" svg:width="15.259cm" svg:height="0.475cm" svg:x="2.2cm" svg:y="23.17cm">
          <draw:text-box>
            <text:p text:style-name="P1"><text:span text:style-name="T12">did not apply in the prevailing circumstances of Iraq; and that there was no </text:span></text:p>
          </draw:text-box>
        </draw:frame>
        <draw:frame draw:style-name="gr1" draw:text-style-name="P2" draw:layer="layout" svg:width="15.204cm" svg:height="0.475cm" svg:x="2.2cm" svg:y="23.735cm">
          <draw:text-box>
            <text:p text:style-name="P1"><text:span text:style-name="T12">“</text:span><text:span text:style-name="T12">room for arguing that a condition of reasonableness [could] be implied as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8.376cm" svg:height="0.475cm" svg:x="2.2cm" svg:y="24.299cm">
          <draw:text-box>
            <text:p text:style-name="P1"><text:span text:style-name="T12">a precondition for the exercise of a veto”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64 </text:span></text:p>
          </draw:text-box>
        </draw:frame>
        <draw:frame draw:style-name="gr4" draw:text-style-name="P5" draw:layer="layout" svg:width="6.564cm" svg:height="0.395cm" svg:x="2.486cm" svg:y="25.934cm">
          <draw:text-box>
            <text:p text:style-name="P1"><text:span text:style-name="T11">Public hearing, 25 January 2011, page 28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65 </text:span></text:p>
          </draw:text-box>
        </draw:frame>
        <draw:frame draw:style-name="gr4" draw:text-style-name="P5" draw:layer="layout" svg:width="6.665cm" svg:height="0.395cm" svg:x="2.486cm" svg:y="26.357cm">
          <draw:text-box>
            <text:p text:style-name="P1"><text:span text:style-name="T11">Statement, 4 January 2011, paragraph 4.2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66 </text:span></text:p>
          </draw:text-box>
        </draw:frame>
        <draw:frame draw:style-name="gr4" draw:text-style-name="P5" draw:layer="layout" svg:width="6.564cm" svg:height="0.395cm" svg:x="2.486cm" svg:y="26.781cm">
          <draw:text-box>
            <text:p text:style-name="P1"><text:span text:style-name="T11">Public hearing, 21 January 2011, page 59.</text:span></text:p>
          </draw:text-box>
        </draw:frame>
      </draw:page>
      <draw:page draw:name="page37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7</text:span></text:p>
          </draw:text-box>
        </draw:frame>
        <draw:frame draw:style-name="gr1" draw:text-style-name="P2" draw:layer="layout" svg:width="16.008cm" svg:height="0.475cm" svg:x="2.2cm" svg:y="2.525cm">
          <draw:text-box>
            <text:p text:style-name="P1"><text:span text:style-name="T7">171. </text:span><text:span text:style-name="T4"><text:s/>Ms Adams informed Lord Goldsmith on 10 January that a meeting with Mr Blair </text:span></text:p>
          </draw:text-box>
        </draw:frame>
        <draw:frame draw:style-name="gr1" draw:text-style-name="P2" draw:layer="layout" svg:width="15.136cm" svg:height="0.475cm" svg:x="2.2cm" svg:y="3.09cm">
          <draw:text-box>
            <text:p text:style-name="P1"><text:span text:style-name="T4">had been arranged, at No.10’s request, for noon on 14 January. There would be </text:span></text:p>
          </draw:text-box>
        </draw:frame>
        <draw:frame draw:style-name="gr1" draw:text-style-name="P2" draw:layer="layout" svg:width="15.077cm" svg:height="0.475cm" svg:x="2.2cm" svg:y="3.654cm">
          <draw:text-box>
            <text:p text:style-name="P1"><text:span text:style-name="T4">a full Cabinet discussion on 16 January and arrangements were being made for </text:span></text:p>
          </draw:text-box>
        </draw:frame>
        <draw:frame draw:style-name="gr1" draw:text-style-name="P2" draw:layer="layout" svg:width="4.896cm" svg:height="0.475cm" svg:x="2.2cm" svg:y="4.218cm">
          <draw:text-box>
            <text:p text:style-name="P1"><text:span text:style-name="T4">Lord Goldsmith to attend. </text:span></text:p>
          </draw:text-box>
        </draw:frame>
        <draw:frame draw:style-name="gr1" draw:text-style-name="P2" draw:layer="layout" svg:width="14.746cm" svg:height="0.475cm" svg:x="2.2cm" svg:y="5.133cm">
          <draw:text-box>
            <text:p text:style-name="P1"><text:span text:style-name="T7">172. </text:span><text:span text:style-name="T4"><text:s/>Ms Adams told the Inquiry she had prepared a submission analysing the </text:span></text:p>
          </draw:text-box>
        </draw:frame>
        <draw:frame draw:style-name="gr1" draw:text-style-name="P2" draw:layer="layout" svg:width="15.631cm" svg:height="0.475cm" svg:x="2.2cm" svg:y="5.697cm">
          <draw:text-box>
            <text:p text:style-name="P1"><text:span text:style-name="T4">arguments as she saw them and including her own view, which was essentially the </text:span></text:p>
          </draw:text-box>
        </draw:frame>
        <draw:frame draw:style-name="gr1" draw:text-style-name="P2" draw:layer="layout" svg:width="16.766cm" svg:height="0.475cm" svg:x="2.2cm" svg:y="6.262cm">
          <draw:text-box>
            <text:p text:style-name="P1"><text:span text:style-name="T4">same as that of Mr Wood. Lord Goldsmith then made comments on it which she adopted </text:span></text:p>
          </draw:text-box>
        </draw:frame>
        <draw:frame draw:style-name="gr1" draw:text-style-name="P2" draw:layer="layout" svg:width="4.803cm" svg:height="0.475cm" svg:x="2.2cm" svg:y="6.826cm">
          <draw:text-box>
            <text:p text:style-name="P1"><text:span text:style-name="T4">to produce a draft advice.</text:span></text:p>
          </draw:text-box>
        </draw:frame>
        <draw:frame draw:style-name="gr7" draw:text-style-name="P8" draw:layer="layout" svg:width="0.273cm" svg:height="0.276cm" svg:x="6.977cm" svg:y="6.845cm">
          <draw:text-box>
            <text:p text:style-name="P1"><text:span text:style-name="T13">67</text:span></text:p>
          </draw:text-box>
        </draw:frame>
        <draw:frame draw:style-name="gr1" draw:text-style-name="P2" draw:layer="layout" svg:width="0.422cm" svg:height="0.475cm" svg:x="7.252cm" svg:y="6.82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61cm" svg:height="0.475cm" svg:x="2.2cm" svg:y="7.741cm">
          <draw:text-box>
            <text:p text:style-name="P1"><text:span text:style-name="T7">173. </text:span><text:span text:style-name="T4"><text:s/>Lord Goldsmith’s draft advice stated that it was “clear that resolution 1441” </text:span></text:p>
          </draw:text-box>
        </draw:frame>
        <draw:frame draw:style-name="gr1" draw:text-style-name="P2" draw:layer="layout" svg:width="15.123cm" svg:height="0.475cm" svg:x="2.2cm" svg:y="8.305cm">
          <draw:text-box>
            <text:p text:style-name="P1"><text:span text:style-name="T4">contained “no express authorisation by the Security Council for the use of force”.</text:span></text:p>
          </draw:text-box>
        </draw:frame>
        <draw:frame draw:style-name="gr7" draw:text-style-name="P8" draw:layer="layout" svg:width="0.273cm" svg:height="0.276cm" svg:x="17.26cm" svg:y="8.324cm">
          <draw:text-box>
            <text:p text:style-name="P1"><text:span text:style-name="T13">68</text:span></text:p>
          </draw:text-box>
        </draw:frame>
        <draw:frame draw:style-name="gr1" draw:text-style-name="P2" draw:layer="layout" svg:width="15.149cm" svg:height="0.475cm" svg:x="2.2cm" svg:y="9.22cm">
          <draw:text-box>
            <text:p text:style-name="P1"><text:span text:style-name="T7">174. </text:span><text:span text:style-name="T4"><text:s/>The revival argument had been relied on by the UK in the past but it would:</text:span></text:p>
          </draw:text-box>
        </draw:frame>
        <draw:frame draw:style-name="gr1" draw:text-style-name="P2" draw:layer="layout" svg:width="15.484cm" svg:height="0.475cm" svg:x="2.95cm" svg:y="10.134cm">
          <draw:text-box>
            <text:p text:style-name="P1"><text:span text:style-name="T4">“… </text:span><text:span text:style-name="T4">not be defensible if the Council has made it clear either that action short of the </text:span></text:p>
          </draw:text-box>
        </draw:frame>
        <draw:frame draw:style-name="gr1" draw:text-style-name="P2" draw:layer="layout" svg:width="14.844cm" svg:height="0.475cm" svg:x="2.95cm" svg:y="10.698cm">
          <draw:text-box>
            <text:p text:style-name="P1"><text:span text:style-name="T4">use of force should be taken to ensure compliance with the cease-fire or that it </text:span></text:p>
          </draw:text-box>
        </draw:frame>
        <draw:frame draw:style-name="gr1" draw:text-style-name="P2" draw:layer="layout" svg:width="10.894cm" svg:height="0.475cm" svg:x="2.95cm" svg:y="11.263cm">
          <draw:text-box>
            <text:p text:style-name="P1"><text:span text:style-name="T4">intends to decide subsequently what action is required …”</text:span></text:p>
          </draw:text-box>
        </draw:frame>
        <draw:frame draw:style-name="gr7" draw:text-style-name="P8" draw:layer="layout" svg:width="0.273cm" svg:height="0.276cm" svg:x="13.798cm" svg:y="11.282cm">
          <draw:text-box>
            <text:p text:style-name="P1"><text:span text:style-name="T13">69</text:span></text:p>
          </draw:text-box>
        </draw:frame>
        <draw:frame draw:style-name="gr1" draw:text-style-name="P2" draw:layer="layout" svg:width="16.757cm" svg:height="0.475cm" svg:x="2.2cm" svg:y="12.177cm">
          <draw:text-box>
            <text:p text:style-name="P1"><text:span text:style-name="T7">175. </text:span><text:span text:style-name="T4"><text:s/>Lord Goldsmith wrote that OP1 contained a finding that Iraq was in material breach </text:span></text:p>
          </draw:text-box>
        </draw:frame>
        <draw:frame draw:style-name="gr1" draw:text-style-name="P2" draw:layer="layout" svg:width="16.203cm" svg:height="0.475cm" svg:x="2.2cm" svg:y="12.742cm">
          <draw:text-box>
            <text:p text:style-name="P1"><text:span text:style-name="T4">of its obligations, but it was accepted that the effect of the “firebreak” in OP 2 was that </text:span></text:p>
          </draw:text-box>
        </draw:frame>
        <draw:frame draw:style-name="gr1" draw:text-style-name="P2" draw:layer="layout" svg:width="16.068cm" svg:height="0.475cm" svg:x="2.2cm" svg:y="13.306cm">
          <draw:text-box>
            <text:p text:style-name="P1"><text:span text:style-name="T4">resolution 1441 did not immediately revive the authorisation to use force in resolution </text:span></text:p>
          </draw:text-box>
        </draw:frame>
        <draw:frame draw:style-name="gr1" draw:text-style-name="P2" draw:layer="layout" svg:width="3.05cm" svg:height="0.475cm" svg:x="2.2cm" svg:y="13.871cm">
          <draw:text-box>
            <text:p text:style-name="P1"><text:span text:style-name="T4">678. In his view:</text:span></text:p>
          </draw:text-box>
        </draw:frame>
        <draw:frame draw:style-name="gr1" draw:text-style-name="P2" draw:layer="layout" svg:width="15.509cm" svg:height="0.475cm" svg:x="2.95cm" svg:y="14.785cm">
          <draw:text-box>
            <text:p text:style-name="P1"><text:span text:style-name="T4">“</text:span><text:span text:style-name="T4">The key question in relation to the interpretation of resolution 1441 is whether the </text:span></text:p>
          </draw:text-box>
        </draw:frame>
        <draw:frame draw:style-name="gr1" draw:text-style-name="P2" draw:layer="layout" svg:width="15.644cm" svg:height="0.475cm" svg:x="2.95cm" svg:y="15.35cm">
          <draw:text-box>
            <text:p text:style-name="P1"><text:span text:style-name="T4">terms of [operative] paragraph 12 … indicate that the Council has reserved to itself </text:span></text:p>
          </draw:text-box>
        </draw:frame>
        <draw:frame draw:style-name="gr1" draw:text-style-name="P2" draw:layer="layout" svg:width="16.004cm" svg:height="0.475cm" svg:x="2.95cm" svg:y="15.914cm">
          <draw:text-box>
            <text:p text:style-name="P1"><text:span text:style-name="T4">the power to decide on what further action is required to enforce the cease-fire in the </text:span></text:p>
          </draw:text-box>
        </draw:frame>
        <draw:frame draw:style-name="gr1" draw:text-style-name="P2" draw:layer="layout" svg:width="7.8cm" svg:height="0.475cm" svg:x="2.95cm" svg:y="16.478cm">
          <draw:text-box>
            <text:p text:style-name="P1"><text:span text:style-name="T4">event of a further material breach by Iraq.</text:span></text:p>
          </draw:text-box>
        </draw:frame>
        <draw:frame draw:style-name="gr1" draw:text-style-name="P2" draw:layer="layout" svg:width="15.522cm" svg:height="0.475cm" svg:x="2.95cm" svg:y="17.393cm">
          <draw:text-box>
            <text:p text:style-name="P1"><text:span text:style-name="T4">“… </text:span><text:span text:style-name="T4">to answer this question, it is necessary to analyse the terms of resolution 1441 </text:span></text:p>
          </draw:text-box>
        </draw:frame>
        <draw:frame draw:style-name="gr1" draw:text-style-name="P2" draw:layer="layout" svg:width="2.834cm" svg:height="0.475cm" svg:x="2.95cm" svg:y="17.957cm">
          <draw:text-box>
            <text:p text:style-name="P1"><text:span text:style-name="T4">as a whole …” </text:span></text:p>
          </draw:text-box>
        </draw:frame>
        <draw:frame draw:style-name="gr1" draw:text-style-name="P2" draw:layer="layout" svg:width="13.159cm" svg:height="0.475cm" svg:x="2.2cm" svg:y="18.872cm">
          <draw:text-box>
            <text:p text:style-name="P1"><text:span text:style-name="T7">176. </text:span><text:span text:style-name="T4"><text:s/>In his analysis, Lord Goldsmith made the following observations:</text:span></text:p>
          </draw:text-box>
        </draw:frame>
        <draw:frame draw:style-name="gr2" draw:text-style-name="P3" draw:layer="layout" svg:width="0.634cm" svg:height="0.712cm" svg:x="2.95cm" svg:y="19.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67cm" svg:height="0.475cm" svg:x="3.7cm" svg:y="19.786cm">
          <draw:text-box>
            <text:p text:style-name="P1"><text:span text:style-name="T4">The references to resolution 678 (1990) and resolution 687 (1991) in preambular </text:span></text:p>
          </draw:text-box>
        </draw:frame>
        <draw:frame draw:style-name="gr1" draw:text-style-name="P2" draw:layer="layout" svg:width="14.505cm" svg:height="0.475cm" svg:x="3.7cm" svg:y="20.351cm">
          <draw:text-box>
            <text:p text:style-name="P1"><text:span text:style-name="T4">paragraphs 4, 5 and 10 of the resolution suggested “that the Council had the </text:span></text:p>
          </draw:text-box>
        </draw:frame>
        <draw:frame draw:style-name="gr1" draw:text-style-name="P2" draw:layer="layout" svg:width="10.678cm" svg:height="0.475cm" svg:x="3.7cm" svg:y="20.915cm">
          <draw:text-box>
            <text:p text:style-name="P1"><text:span text:style-name="T4">revival argument in mind” when it adopted the resolution.</text:span></text:p>
          </draw:text-box>
        </draw:frame>
        <draw:frame draw:style-name="gr2" draw:text-style-name="P3" draw:layer="layout" svg:width="0.634cm" svg:height="0.712cm" svg:x="2.95cm" svg:y="21.4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66cm" svg:height="0.475cm" svg:x="3.7cm" svg:y="21.58cm">
          <draw:text-box>
            <text:p text:style-name="P1"><text:span text:style-name="T4">The reference to “material breach” in OP1 signified “a finding by the Council of a </text:span></text:p>
          </draw:text-box>
        </draw:frame>
        <draw:frame draw:style-name="gr1" draw:text-style-name="P2" draw:layer="layout" svg:width="15.183cm" svg:height="0.475cm" svg:x="3.7cm" svg:y="22.144cm">
          <draw:text-box>
            <text:p text:style-name="P1"><text:span text:style-name="T4">sufficiently serious breach of the cease-fire conditions to revive the authorisation </text:span></text:p>
          </draw:text-box>
        </draw:frame>
        <draw:frame draw:style-name="gr1" draw:text-style-name="P2" draw:layer="layout" svg:width="3.38cm" svg:height="0.475cm" svg:x="3.7cm" svg:y="22.708cm">
          <draw:text-box>
            <text:p text:style-name="P1"><text:span text:style-name="T4">in resolution 678”.</text:span></text:p>
          </draw:text-box>
        </draw:frame>
        <draw:frame draw:style-name="gr2" draw:text-style-name="P3" draw:layer="layout" svg:width="0.634cm" svg:height="0.712cm" svg:x="2.95cm" svg:y="23.21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47cm" svg:height="0.475cm" svg:x="3.7cm" svg:y="23.373cm">
          <draw:text-box>
            <text:p text:style-name="P1"><text:span text:style-name="T4">The “final opportunity” in OP2 implied that the Council had “determined that </text:span></text:p>
          </draw:text-box>
        </draw:frame>
        <draw:frame draw:style-name="gr1" draw:text-style-name="P2" draw:layer="layout" svg:width="14.751cm" svg:height="0.475cm" svg:x="3.7cm" svg:y="23.937cm">
          <draw:text-box>
            <text:p text:style-name="P1"><text:span text:style-name="T4">compliance with resolution 1441” was Iraq’s “last chance before the cease-fire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5.171cm" svg:height="0.475cm" svg:x="3.7cm" svg:y="24.502cm">
          <draw:text-box>
            <text:p text:style-name="P1"><text:span text:style-name="T4">resolution will be enforced”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67 </text:span></text:p>
          </draw:text-box>
        </draw:frame>
        <draw:frame draw:style-name="gr4" draw:text-style-name="P5" draw:layer="layout" svg:width="6.784cm" svg:height="0.395cm" svg:x="2.486cm" svg:y="25.934cm">
          <draw:text-box>
            <text:p text:style-name="P1"><text:span text:style-name="T11">Public hearing, 30 June 2010, pages 20-22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68 </text:span></text:p>
          </draw:text-box>
        </draw:frame>
        <draw:line draw:style-name="gr9" draw:text-style-name="P9" draw:layer="layout" svg:x1="2.485cm" svg:y1="27.137cm" svg:x2="18.329cm" svg:y2="27.137cm">
          <text:p/>
        </draw:line>
        <draw:frame draw:style-name="gr4" draw:text-style-name="P5" draw:layer="layout" svg:width="12.016cm" svg:height="0.395cm" svg:x="2.486cm" svg:y="26.357cm">
          <draw:text-box>
            <text:p text:style-name="P1"><text:span text:style-name="T11">Minute Adams to Attorney General, 10 January 2003, ‘Iraq: Resolution 1441’.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69 </text:span></text:p>
          </draw:text-box>
        </draw:frame>
        <draw:frame draw:style-name="gr4" draw:text-style-name="P5" draw:layer="layout" svg:width="15.941cm" svg:height="0.395cm" svg:x="2.486cm" svg:y="26.781cm">
          <draw:text-box>
            <text:p text:style-name="P1"><text:span text:style-name="T6">Minute [Draft] [Goldsmith to Prime Minister], 14 January 2003, ‘Iraq: Interpretation of Resolution 1441’</text:span><text:span text:style-name="T11">. </text:span></text:p>
          </draw:text-box>
        </draw:frame>
      </draw:page>
      <draw:page draw:name="page3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8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08cm" svg:height="0.475cm" svg:x="3.7cm" svg:y="2.525cm">
          <draw:text-box>
            <text:p text:style-name="P1"><text:span text:style-name="T4">The first part of OP4, that false statements or omissions in the Iraqi declaration </text:span></text:p>
          </draw:text-box>
        </draw:frame>
        <draw:frame draw:style-name="gr1" draw:text-style-name="P2" draw:layer="layout" svg:width="13.396cm" svg:height="0.475cm" svg:x="3.7cm" svg:y="3.09cm">
          <draw:text-box>
            <text:p text:style-name="P1"><text:span text:style-name="T4">and failure to comply with and co-operate fully in the implementation of </text:span></text:p>
          </draw:text-box>
        </draw:frame>
        <draw:frame draw:style-name="gr1" draw:text-style-name="P2" draw:layer="layout" svg:width="14.963cm" svg:height="0.475cm" svg:x="3.7cm" svg:y="3.654cm">
          <draw:text-box>
            <text:p text:style-name="P1"><text:span text:style-name="T4">resolution 1441 would “constitute a further material breach”, suggested that the </text:span></text:p>
          </draw:text-box>
        </draw:frame>
        <draw:frame draw:style-name="gr1" draw:text-style-name="P2" draw:layer="layout" svg:width="14.975cm" svg:height="0.475cm" svg:x="3.7cm" svg:y="4.218cm">
          <draw:text-box>
            <text:p text:style-name="P1"><text:span text:style-name="T4">Council had “determined that any failure by Iraq to comply with or co-operate in </text:span></text:p>
          </draw:text-box>
        </draw:frame>
        <draw:frame draw:style-name="gr1" draw:text-style-name="P2" draw:layer="layout" svg:width="11.69cm" svg:height="0.475cm" svg:x="3.7cm" svg:y="4.783cm">
          <draw:text-box>
            <text:p text:style-name="P1"><text:span text:style-name="T4">the implementation of the resolution will be a material breach”.</text:span></text:p>
          </draw:text-box>
        </draw:frame>
        <draw:frame draw:style-name="gr2" draw:text-style-name="P3" draw:layer="layout" svg:width="0.634cm" svg:height="0.712cm" svg:x="2.95cm" svg:y="5.2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49cm" svg:height="0.475cm" svg:x="3.7cm" svg:y="5.447cm">
          <draw:text-box>
            <text:p text:style-name="P1"><text:span text:style-name="T4">The later reference in OP4 to a requirement to report that breach “to the Council </text:span></text:p>
          </draw:text-box>
        </draw:frame>
        <draw:frame draw:style-name="gr1" draw:text-style-name="P2" draw:layer="layout" svg:width="14.408cm" svg:height="0.475cm" svg:x="3.7cm" svg:y="6.012cm">
          <draw:text-box>
            <text:p text:style-name="P1"><text:span text:style-name="T4">for assessment under paragraphs 11 and 12” raised the “key question” as to </text:span></text:p>
          </draw:text-box>
        </draw:frame>
        <draw:frame draw:style-name="gr1" draw:text-style-name="P2" draw:layer="layout" svg:width="14.328cm" svg:height="0.475cm" svg:x="3.7cm" svg:y="6.576cm">
          <draw:text-box>
            <text:p text:style-name="P1"><text:span text:style-name="T4">whether that was “merely a procedural requirement for a Council discussion </text:span></text:p>
          </draw:text-box>
        </draw:frame>
        <draw:frame draw:style-name="gr1" draw:text-style-name="P2" draw:layer="layout" svg:width="15.263cm" svg:height="0.475cm" svg:x="3.7cm" svg:y="7.141cm">
          <draw:text-box>
            <text:p text:style-name="P1"><text:span text:style-name="T4">(the stated US/UK position)” or whether it indicated “the need for a determination </text:span></text:p>
          </draw:text-box>
        </draw:frame>
        <draw:frame draw:style-name="gr1" draw:text-style-name="P2" draw:layer="layout" svg:width="8.477cm" svg:height="0.475cm" svg:x="3.7cm" svg:y="7.705cm">
          <draw:text-box>
            <text:p text:style-name="P1"><text:span text:style-name="T4">of some sort … that force was now justified”. </text:span></text:p>
          </draw:text-box>
        </draw:frame>
        <draw:frame draw:style-name="gr2" draw:text-style-name="P3" draw:layer="layout" svg:width="0.634cm" svg:height="0.712cm" svg:x="2.95cm" svg:y="8.2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86cm" svg:height="0.475cm" svg:x="3.7cm" svg:y="8.37cm">
          <draw:text-box>
            <text:p text:style-name="P1"><text:span text:style-name="T4">It appeared “to be accepted that only serious cases of non-compliance would </text:span></text:p>
          </draw:text-box>
        </draw:frame>
        <draw:frame draw:style-name="gr1" draw:text-style-name="P2" draw:layer="layout" svg:width="13.959cm" svg:height="0.475cm" svg:x="3.7cm" svg:y="8.934cm">
          <draw:text-box>
            <text:p text:style-name="P1"><text:span text:style-name="T4">constitute a material breach, on the basis that it would be difficult to justify </text:span></text:p>
          </draw:text-box>
        </draw:frame>
        <draw:frame draw:style-name="gr1" draw:text-style-name="P2" draw:layer="layout" svg:width="13.942cm" svg:height="0.475cm" svg:x="3.7cm" svg:y="9.498cm">
          <draw:text-box>
            <text:p text:style-name="P1"><text:span text:style-name="T4">the use of force in relation to a very minor infringement of the terms of the </text:span></text:p>
          </draw:text-box>
        </draw:frame>
        <draw:frame draw:style-name="gr1" draw:text-style-name="P2" draw:layer="layout" svg:width="2.102cm" svg:height="0.475cm" svg:x="3.7cm" svg:y="10.063cm">
          <draw:text-box>
            <text:p text:style-name="P1"><text:span text:style-name="T4">resolution”.</text:span></text:p>
          </draw:text-box>
        </draw:frame>
        <draw:frame draw:style-name="gr2" draw:text-style-name="P3" draw:layer="layout" svg:width="0.634cm" svg:height="0.712cm" svg:x="2.95cm" svg:y="10.5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11cm" svg:height="0.475cm" svg:x="3.7cm" svg:y="10.727cm">
          <draw:text-box>
            <text:p text:style-name="P1"><text:span text:style-name="T4">Mr Straw had told Parliament on 25 November that a material breach would </text:span></text:p>
          </draw:text-box>
        </draw:frame>
        <draw:frame draw:style-name="gr1" draw:text-style-name="P2" draw:layer="layout" svg:width="13.832cm" svg:height="0.475cm" svg:x="3.7cm" svg:y="11.292cm">
          <draw:text-box>
            <text:p text:style-name="P1"><text:span text:style-name="T4">need “as a whole to add up to something deliberate and more significant: </text:span></text:p>
          </draw:text-box>
        </draw:frame>
        <draw:frame draw:style-name="gr1" draw:text-style-name="P2" draw:layer="layout" svg:width="9.891cm" svg:height="0.475cm" svg:x="3.7cm" svg:y="11.856cm">
          <draw:text-box>
            <text:p text:style-name="P1"><text:span text:style-name="T4">something that shows Iraq’s intention not to comply”.</text:span></text:p>
          </draw:text-box>
        </draw:frame>
        <draw:frame draw:style-name="gr2" draw:text-style-name="P3" draw:layer="layout" svg:width="0.634cm" svg:height="0.712cm" svg:x="2.95cm" svg:y="12.3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3cm" svg:height="0.475cm" svg:x="3.7cm" svg:y="12.521cm">
          <draw:text-box>
            <text:p text:style-name="P1"><text:span text:style-name="T4">If that was the case, “then any Iraqi misconduct must be assessed to determine </text:span></text:p>
          </draw:text-box>
        </draw:frame>
        <draw:frame draw:style-name="gr1" draw:text-style-name="P2" draw:layer="layout" svg:width="12.482cm" svg:height="0.475cm" svg:x="3.7cm" svg:y="13.085cm">
          <draw:text-box>
            <text:p text:style-name="P1"><text:span text:style-name="T4">whether it is sufficiently serious as to constitute a material breach”.</text:span></text:p>
          </draw:text-box>
        </draw:frame>
        <draw:frame draw:style-name="gr2" draw:text-style-name="P3" draw:layer="layout" svg:width="0.634cm" svg:height="0.712cm" svg:x="2.95cm" svg:y="13.5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962cm" svg:height="0.475cm" svg:x="3.7cm" svg:y="13.75cm">
          <draw:text-box>
            <text:p text:style-name="P1"><text:span text:style-name="T4">The question then was “who is to make that assessment”. </text:span></text:p>
          </draw:text-box>
        </draw:frame>
        <draw:frame draw:style-name="gr2" draw:text-style-name="P3" draw:layer="layout" svg:width="0.634cm" svg:height="0.712cm" svg:x="2.95cm" svg:y="14.2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64cm" svg:height="0.475cm" svg:x="3.7cm" svg:y="14.414cm">
          <draw:text-box>
            <text:p text:style-name="P1"><text:span text:style-name="T4">In the event of a reported breach, OP12 stated that the Council would “consider </text:span></text:p>
          </draw:text-box>
        </draw:frame>
        <draw:frame draw:style-name="gr1" draw:text-style-name="P2" draw:layer="layout" svg:width="15.149cm" svg:height="0.475cm" svg:x="3.7cm" svg:y="14.978cm">
          <draw:text-box>
            <text:p text:style-name="P1"><text:span text:style-name="T4">the situation and the need for compliance with all relevant resolutions in order to </text:span></text:p>
          </draw:text-box>
        </draw:frame>
        <draw:frame draw:style-name="gr1" draw:text-style-name="P2" draw:layer="layout" svg:width="7.656cm" svg:height="0.475cm" svg:x="3.7cm" svg:y="15.543cm">
          <draw:text-box>
            <text:p text:style-name="P1"><text:span text:style-name="T4">secure international peace and security”.</text:span></text:p>
          </draw:text-box>
        </draw:frame>
        <draw:frame draw:style-name="gr2" draw:text-style-name="P3" draw:layer="layout" svg:width="0.634cm" svg:height="0.712cm" svg:x="2.95cm" svg:y="16.0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45cm" svg:height="0.475cm" svg:x="3.7cm" svg:y="16.207cm">
          <draw:text-box>
            <text:p text:style-name="P1"><text:span text:style-name="T4">Proposals to amend OP12 “which would have made clear that a further decision </text:span></text:p>
          </draw:text-box>
        </draw:frame>
        <draw:frame draw:style-name="gr1" draw:text-style-name="P2" draw:layer="layout" svg:width="5.357cm" svg:height="0.475cm" svg:x="3.7cm" svg:y="16.772cm">
          <draw:text-box>
            <text:p text:style-name="P1"><text:span text:style-name="T4">was required were rejected”.</text:span></text:p>
          </draw:text-box>
        </draw:frame>
        <draw:frame draw:style-name="gr2" draw:text-style-name="P3" draw:layer="layout" svg:width="0.634cm" svg:height="0.712cm" svg:x="2.95cm" svg:y="17.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257cm" svg:height="0.475cm" svg:x="3.7cm" svg:y="17.436cm">
          <draw:text-box>
            <text:p text:style-name="P1"><text:span text:style-name="T4">“</text:span><text:span text:style-name="T4">The previous practice of the Council and statements made during the </text:span></text:p>
          </draw:text-box>
        </draw:frame>
        <draw:frame draw:style-name="gr1" draw:text-style-name="P2" draw:layer="layout" svg:width="13.147cm" svg:height="0.475cm" svg:x="3.7cm" svg:y="18.001cm">
          <draw:text-box>
            <text:p text:style-name="P1"><text:span text:style-name="T4">negotiation” of resolution 1441 demonstrated that the phrase “serious </text:span></text:p>
          </draw:text-box>
        </draw:frame>
        <draw:frame draw:style-name="gr1" draw:text-style-name="P2" draw:layer="layout" svg:width="13.307cm" svg:height="0.475cm" svg:x="3.7cm" svg:y="18.565cm">
          <draw:text-box>
            <text:p text:style-name="P1"><text:span text:style-name="T4">consequences” in OP13 was “accepted as indicating the use of force”. </text:span></text:p>
          </draw:text-box>
        </draw:frame>
        <draw:frame draw:style-name="gr1" draw:text-style-name="P2" draw:layer="layout" svg:width="15.834cm" svg:height="0.475cm" svg:x="2.2cm" svg:y="19.48cm">
          <draw:text-box>
            <text:p text:style-name="P1"><text:span text:style-name="T7">177. </text:span><text:span text:style-name="T4"><text:s/>In the light of that examination, Lord Goldsmith identified two critical questions:</text:span></text:p>
          </draw:text-box>
        </draw:frame>
        <draw:frame draw:style-name="gr1" draw:text-style-name="P2" draw:layer="layout" svg:width="13.392cm" svg:height="0.475cm" svg:x="2.8cm" svg:y="20.394cm">
          <draw:text-box>
            <text:p text:style-name="P1"><text:span text:style-name="T4">“</text:span><text:span text:style-name="T4">(a) <text:s/>whether it would be legitimate to rely on the revival argument; and </text:span></text:p>
          </draw:text-box>
        </draw:frame>
        <draw:frame draw:style-name="gr1" draw:text-style-name="P2" draw:layer="layout" svg:width="7.461cm" svg:height="0.475cm" svg:x="2.95cm" svg:y="21.308cm">
          <draw:text-box>
            <text:p text:style-name="P1"><text:span text:style-name="T4">(b) <text:s/>what are the conditions for revival.” </text:span></text:p>
          </draw:text-box>
        </draw:frame>
        <draw:frame draw:style-name="gr1" draw:text-style-name="P2" draw:layer="layout" svg:width="5.221cm" svg:height="0.475cm" svg:x="2.2cm" svg:y="22.223cm">
          <draw:text-box>
            <text:p text:style-name="P1"><text:span text:style-name="T7">178. </text:span><text:span text:style-name="T4"><text:s/>Lord Goldsmith wrote:</text:span></text:p>
          </draw:text-box>
        </draw:frame>
        <draw:frame draw:style-name="gr2" draw:text-style-name="P3" draw:layer="layout" svg:width="0.634cm" svg:height="0.712cm" svg:x="2.95cm" svg:y="22.98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083cm" svg:height="0.475cm" svg:x="3.7cm" svg:y="23.137cm">
          <draw:text-box>
            <text:p text:style-name="P1"><text:span text:style-name="T4">He considered “in relation to OP1” that “a finding of ‘material breach’” </text:span></text:p>
          </draw:text-box>
        </draw:frame>
        <draw:frame draw:style-name="gr1" draw:text-style-name="P2" draw:layer="layout" svg:width="14.738cm" svg:height="0.475cm" svg:x="3.7cm" svg:y="23.702cm">
          <draw:text-box>
            <text:p text:style-name="P1"><text:span text:style-name="T4">constituted a “determination of a sufficiently serious breach of the terms of the </text:span></text:p>
          </draw:text-box>
        </draw:frame>
        <draw:frame draw:style-name="gr1" draw:text-style-name="P2" draw:layer="layout" svg:width="14.535cm" svg:height="0.475cm" svg:x="3.7cm" svg:y="24.266cm">
          <draw:text-box>
            <text:p text:style-name="P1"><text:span text:style-name="T4">cease-fire resolution [resolution 687] to revive the authorisation to use for[ce] </text:span></text:p>
          </draw:text-box>
        </draw:frame>
        <draw:frame draw:style-name="gr1" draw:text-style-name="P2" draw:layer="layout" svg:width="3.499cm" svg:height="0.475cm" svg:x="3.7cm" svg:y="24.831cm">
          <draw:text-box>
            <text:p text:style-name="P1"><text:span text:style-name="T4">in resolution 678”. </text:span></text:p>
          </draw:text-box>
        </draw:frame>
        <draw:frame draw:style-name="gr2" draw:text-style-name="P3" draw:layer="layout" svg:width="0.634cm" svg:height="0.712cm" svg:x="2.95cm" svg:y="25.33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64cm" svg:height="0.475cm" svg:x="3.7cm" svg:y="25.495cm">
          <draw:text-box>
            <text:p text:style-name="P1"><text:span text:style-name="T4">If OP4 had stopped after the words “breach of Iraq’s obligations”, there “would </text:span></text:p>
          </draw:text-box>
        </draw:frame>
        <draw:frame draw:style-name="gr1" draw:text-style-name="P2" draw:layer="layout" svg:width="14.755cm" svg:height="0.475cm" svg:x="3.7cm" svg:y="26.06cm">
          <draw:text-box>
            <text:p text:style-name="P1"><text:span text:style-name="T4">have been a good argument that the Security Council was authorising the use </text:span></text:p>
          </draw:text-box>
        </draw:frame>
      </draw:page>
      <draw:page draw:name="page39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9</text:span></text:p>
          </draw:text-box>
        </draw:frame>
        <draw:frame draw:style-name="gr1" draw:text-style-name="P2" draw:layer="layout" svg:width="14.84cm" svg:height="0.475cm" svg:x="3.7cm" svg:y="2.525cm">
          <draw:text-box>
            <text:p text:style-name="P1"><text:span text:style-name="T4">of force in advance if there was a failure by Iraq to comply and co-operate fully </text:span></text:p>
          </draw:text-box>
        </draw:frame>
        <draw:frame draw:style-name="gr1" draw:text-style-name="P2" draw:layer="layout" svg:width="7.868cm" svg:height="0.475cm" svg:x="3.7cm" svg:y="3.09cm">
          <draw:text-box>
            <text:p text:style-name="P1"><text:span text:style-name="T4">with the implementation of the resolution”.</text:span></text:p>
          </draw:text-box>
        </draw:frame>
        <draw:frame draw:style-name="gr1" draw:text-style-name="P2" draw:layer="layout" svg:width="15.466cm" svg:height="0.475cm" svg:x="2.2cm" svg:y="4.004cm">
          <draw:text-box>
            <text:p text:style-name="P1"><text:span text:style-name="T7">179. </text:span><text:span text:style-name="T4"><text:s/>Considering the words “for assessment under paragraphs 11 and 12”, which </text:span></text:p>
          </draw:text-box>
        </draw:frame>
        <draw:frame draw:style-name="gr1" draw:text-style-name="P2" draw:layer="layout" svg:width="15.754cm" svg:height="0.475cm" svg:x="2.2cm" svg:y="4.568cm">
          <draw:text-box>
            <text:p text:style-name="P1"><text:span text:style-name="T4">had been added at the end of OP4, Lord Goldsmith observed that they “must mean </text:span></text:p>
          </draw:text-box>
        </draw:frame>
        <draw:frame draw:style-name="gr1" draw:text-style-name="P2" draw:layer="layout" svg:width="15.924cm" svg:height="0.475cm" svg:x="2.2cm" svg:y="5.133cm">
          <draw:text-box>
            <text:p text:style-name="P1"><text:span text:style-name="T4">something”. He wrote that it was “hard not to read these words as indicating that it is </text:span></text:p>
          </draw:text-box>
        </draw:frame>
        <draw:frame draw:style-name="gr1" draw:text-style-name="P2" draw:layer="layout" svg:width="15.89cm" svg:height="0.475cm" svg:x="2.2cm" svg:y="5.697cm">
          <draw:text-box>
            <text:p text:style-name="P1"><text:span text:style-name="T4">for the Council [to] assess if an Iraqi breach is sufficiently significant in light of all the </text:span></text:p>
          </draw:text-box>
        </draw:frame>
        <draw:frame draw:style-name="gr1" draw:text-style-name="P2" draw:layer="layout" svg:width="3.088cm" svg:height="0.475cm" svg:x="2.2cm" svg:y="6.262cm">
          <draw:text-box>
            <text:p text:style-name="P1"><text:span text:style-name="T4">circumstances”. </text:span></text:p>
          </draw:text-box>
        </draw:frame>
        <draw:frame draw:style-name="gr1" draw:text-style-name="P2" draw:layer="layout" svg:width="14.912cm" svg:height="0.475cm" svg:x="2.2cm" svg:y="7.176cm">
          <draw:text-box>
            <text:p text:style-name="P1"><text:span text:style-name="T7">180. </text:span><text:span text:style-name="T4"><text:s/>Lord Goldsmith explained that “three principal factors” had led him to that </text:span></text:p>
          </draw:text-box>
        </draw:frame>
        <draw:frame draw:style-name="gr1" draw:text-style-name="P2" draw:layer="layout" svg:width="2.127cm" svg:height="0.475cm" svg:x="2.2cm" svg:y="7.741cm">
          <draw:text-box>
            <text:p text:style-name="P1"><text:span text:style-name="T4">conclusion:</text:span></text:p>
          </draw:text-box>
        </draw:frame>
        <draw:frame draw:style-name="gr2" draw:text-style-name="P3" draw:layer="layout" svg:width="0.634cm" svg:height="0.712cm" svg:x="2.95cm" svg:y="8.4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37cm" svg:height="0.475cm" svg:x="3.7cm" svg:y="8.655cm">
          <draw:text-box>
            <text:p text:style-name="P1"><text:span text:style-name="T4">The words “for assessment” implied the “need for a substantive assessment”. </text:span></text:p>
          </draw:text-box>
        </draw:frame>
        <draw:frame draw:style-name="gr1" draw:text-style-name="P2" draw:layer="layout" svg:width="14.234cm" svg:height="0.475cm" svg:x="3.7cm" svg:y="9.22cm">
          <draw:text-box>
            <text:p text:style-name="P1"><text:span text:style-name="T4">The view that OP12 required “merely a Council discussion … would reduce </text:span></text:p>
          </draw:text-box>
        </draw:frame>
        <draw:frame draw:style-name="gr1" draw:text-style-name="P2" draw:layer="layout" svg:width="14.391cm" svg:height="0.475cm" svg:x="3.7cm" svg:y="9.784cm">
          <draw:text-box>
            <text:p text:style-name="P1"><text:span text:style-name="T4">the Council’s role to a procedural formality, so that even if the majority of the </text:span></text:p>
          </draw:text-box>
        </draw:frame>
        <draw:frame draw:style-name="gr1" draw:text-style-name="P2" draw:layer="layout" svg:width="14.116cm" svg:height="0.475cm" svg:x="3.7cm" svg:y="10.348cm">
          <draw:text-box>
            <text:p text:style-name="P1"><text:span text:style-name="T4">Council’s members expressed themselves opposed to the use of force this </text:span></text:p>
          </draw:text-box>
        </draw:frame>
        <draw:frame draw:style-name="gr1" draw:text-style-name="P2" draw:layer="layout" svg:width="4.155cm" svg:height="0.475cm" svg:x="3.7cm" svg:y="10.913cm">
          <draw:text-box>
            <text:p text:style-name="P1"><text:span text:style-name="T4">would have no effect”.</text:span></text:p>
          </draw:text-box>
        </draw:frame>
        <draw:frame draw:style-name="gr2" draw:text-style-name="P3" draw:layer="layout" svg:width="0.634cm" svg:height="0.712cm" svg:x="2.95cm" svg:y="11.4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47cm" svg:height="0.475cm" svg:x="3.7cm" svg:y="11.577cm">
          <draw:text-box>
            <text:p text:style-name="P1"><text:span text:style-name="T4">It was “accepted that” OP4 did “not mean that every Iraqi breach would </text:span></text:p>
          </draw:text-box>
        </draw:frame>
        <draw:frame draw:style-name="gr1" draw:text-style-name="P2" draw:layer="layout" svg:width="14.37cm" svg:height="0.475cm" svg:x="3.7cm" svg:y="12.142cm">
          <draw:text-box>
            <text:p text:style-name="P1"><text:span text:style-name="T4">trigger the use of force, so someone must assess whether or not the breach </text:span></text:p>
          </draw:text-box>
        </draw:frame>
        <draw:frame draw:style-name="gr1" draw:text-style-name="P2" draw:layer="layout" svg:width="14.277cm" svg:height="0.475cm" svg:x="3.7cm" svg:y="12.706cm">
          <draw:text-box>
            <text:p text:style-name="P1"><text:span text:style-name="T4">is ‘material’”. It was “more consistent with the underlying basis of the revival </text:span></text:p>
          </draw:text-box>
        </draw:frame>
        <draw:frame draw:style-name="gr1" draw:text-style-name="P2" draw:layer="layout" svg:width="14.764cm" svg:height="0.475cm" svg:x="3.7cm" svg:y="13.271cm">
          <draw:text-box>
            <text:p text:style-name="P1"><text:span text:style-name="T4">argument” to interpret OP4 as meaning that it was “for the Council to carry out </text:span></text:p>
          </draw:text-box>
        </draw:frame>
        <draw:frame draw:style-name="gr1" draw:text-style-name="P2" draw:layer="layout" svg:width="3.355cm" svg:height="0.475cm" svg:x="3.7cm" svg:y="13.835cm">
          <draw:text-box>
            <text:p text:style-name="P1"><text:span text:style-name="T4">that assessment”.</text:span></text:p>
          </draw:text-box>
        </draw:frame>
        <draw:frame draw:style-name="gr2" draw:text-style-name="P3" draw:layer="layout" svg:width="0.634cm" svg:height="0.712cm" svg:x="2.95cm" svg:y="14.3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29cm" svg:height="0.475cm" svg:x="3.7cm" svg:y="14.5cm">
          <draw:text-box>
            <text:p text:style-name="P1"><text:span text:style-name="T4">He did not find the “contrary arguments concerning the meaning of ‘for </text:span></text:p>
          </draw:text-box>
        </draw:frame>
        <draw:frame draw:style-name="gr1" draw:text-style-name="P2" draw:layer="layout" svg:width="6.936cm" svg:height="0.475cm" svg:x="3.7cm" svg:y="15.064cm">
          <draw:text-box>
            <text:p text:style-name="P1"><text:span text:style-name="T4">assessment’ sufficiently convincing”. </text:span></text:p>
          </draw:text-box>
        </draw:frame>
        <draw:frame draw:style-name="gr1" draw:text-style-name="P2" draw:layer="layout" svg:width="15.69cm" svg:height="0.475cm" svg:x="2.2cm" svg:y="15.978cm">
          <draw:text-box>
            <text:p text:style-name="P1"><text:span text:style-name="T7">181. </text:span><text:span text:style-name="T4"><text:s/>While Lord Goldsmith described the fact that French and Russian attempts to </text:span></text:p>
          </draw:text-box>
        </draw:frame>
        <draw:frame draw:style-name="gr1" draw:text-style-name="P2" draw:layer="layout" svg:width="16.017cm" svg:height="0.475cm" svg:x="2.2cm" svg:y="16.543cm">
          <draw:text-box>
            <text:p text:style-name="P1"><text:span text:style-name="T4">“</text:span><text:span text:style-name="T4">make it plain” that a further breach would “only be ‘material’ when assessed as such </text:span></text:p>
          </draw:text-box>
        </draw:frame>
        <draw:frame draw:style-name="gr1" draw:text-style-name="P2" draw:layer="layout" svg:width="16.601cm" svg:height="0.475cm" svg:x="2.2cm" svg:y="17.107cm">
          <draw:text-box>
            <text:p text:style-name="P1"><text:span text:style-name="T4">by the Council” had not been accepted as the “strongest” point in favour of the view that </text:span></text:p>
          </draw:text-box>
        </draw:frame>
        <draw:frame draw:style-name="gr1" draw:text-style-name="P2" draw:layer="layout" svg:width="11.796cm" svg:height="0.475cm" svg:x="2.2cm" svg:y="17.672cm">
          <draw:text-box>
            <text:p text:style-name="P1"><text:span text:style-name="T4">a determination by the Council was not required, he cautioned:</text:span></text:p>
          </draw:text-box>
        </draw:frame>
        <draw:frame draw:style-name="gr1" draw:text-style-name="P2" draw:layer="layout" svg:width="14.971cm" svg:height="0.475cm" svg:x="2.95cm" svg:y="18.586cm">
          <draw:text-box>
            <text:p text:style-name="P1"><text:span text:style-name="T4">“</text:span><text:span text:style-name="T4">But what matters principally in interpreting a resolution is what the text actually </text:span></text:p>
          </draw:text-box>
        </draw:frame>
        <draw:frame draw:style-name="gr1" draw:text-style-name="P2" draw:layer="layout" svg:width="10.264cm" svg:height="0.475cm" svg:x="2.95cm" svg:y="19.151cm">
          <draw:text-box>
            <text:p text:style-name="P1"><text:span text:style-name="T4">says, not the negotiation which preceded its adoption.”</text:span></text:p>
          </draw:text-box>
        </draw:frame>
        <draw:frame draw:style-name="gr1" draw:text-style-name="P2" draw:layer="layout" svg:width="16.283cm" svg:height="0.475cm" svg:x="2.2cm" svg:y="20.065cm">
          <draw:text-box>
            <text:p text:style-name="P1"><text:span text:style-name="T7">182. </text:span><text:span text:style-name="T4"><text:s/>Lord Goldsmith added that he did “not find much difference” between the French </text:span></text:p>
          </draw:text-box>
        </draw:frame>
        <draw:frame draw:style-name="gr1" draw:text-style-name="P2" draw:layer="layout" svg:width="8.469cm" svg:height="0.475cm" svg:x="2.2cm" svg:y="20.63cm">
          <draw:text-box>
            <text:p text:style-name="P1"><text:span text:style-name="T4">proposals and the final text of the resolution. </text:span></text:p>
          </draw:text-box>
        </draw:frame>
        <draw:frame draw:style-name="gr1" draw:text-style-name="P2" draw:layer="layout" svg:width="16.283cm" svg:height="0.475cm" svg:x="2.2cm" svg:y="21.544cm">
          <draw:text-box>
            <text:p text:style-name="P1"><text:span text:style-name="T7">183. </text:span><text:span text:style-name="T4"><text:s/>Addressing the Explanations of Vote (EOVs) provided when resolution 1441 was </text:span></text:p>
          </draw:text-box>
        </draw:frame>
        <draw:frame draw:style-name="gr1" draw:text-style-name="P2" draw:layer="layout" svg:width="15.907cm" svg:height="0.475cm" svg:x="2.2cm" svg:y="22.108cm">
          <draw:text-box>
            <text:p text:style-name="P1"><text:span text:style-name="T4">adopted on 8 November 2002, Lord Goldsmith wrote that they “did not assist greatly </text:span></text:p>
          </draw:text-box>
        </draw:frame>
        <draw:frame draw:style-name="gr1" draw:text-style-name="P2" draw:layer="layout" svg:width="12.956cm" svg:height="0.475cm" svg:x="2.2cm" svg:y="22.673cm">
          <draw:text-box>
            <text:p text:style-name="P1"><text:span text:style-name="T4">in determining the correct interpretation of the text of OPs 4 and 12”. </text:span></text:p>
          </draw:text-box>
        </draw:frame>
        <draw:frame draw:style-name="gr1" draw:text-style-name="P2" draw:layer="layout" svg:width="6.242cm" svg:height="0.475cm" svg:x="2.2cm" svg:y="23.587cm">
          <draw:text-box>
            <text:p text:style-name="P1"><text:span text:style-name="T7">184. </text:span><text:span text:style-name="T4"><text:s/>Lord Goldsmith concluded: </text:span></text:p>
          </draw:text-box>
        </draw:frame>
        <draw:frame draw:style-name="gr1" draw:text-style-name="P2" draw:layer="layout" svg:width="16.026cm" svg:height="0.475cm" svg:x="2.95cm" svg:y="24.502cm">
          <draw:text-box>
            <text:p text:style-name="P1"><text:span text:style-name="T4">“… </text:span><text:span text:style-name="T4">my opinion is that resolution 1441 does not revive the authorisation to use of [sic] </text:span></text:p>
          </draw:text-box>
        </draw:frame>
        <draw:frame draw:style-name="gr1" draw:text-style-name="P2" draw:layer="layout" svg:width="15.843cm" svg:height="0.475cm" svg:x="2.95cm" svg:y="25.066cm">
          <draw:text-box>
            <text:p text:style-name="P1"><text:span text:style-name="T4">force contained in resolution 678 in the absence of a further decision of the Security </text:span></text:p>
          </draw:text-box>
        </draw:frame>
        <draw:frame draw:style-name="gr1" draw:text-style-name="P2" draw:layer="layout" svg:width="15.725cm" svg:height="0.475cm" svg:x="2.95cm" svg:y="25.631cm">
          <draw:text-box>
            <text:p text:style-name="P1"><text:span text:style-name="T4">Council. The difference between this view of the resolution and the approach which </text:span></text:p>
          </draw:text-box>
        </draw:frame>
        <draw:frame draw:style-name="gr1" draw:text-style-name="P2" draw:layer="layout" svg:width="11.352cm" svg:height="0.475cm" svg:x="2.95cm" svg:y="26.195cm">
          <draw:text-box>
            <text:p text:style-name="P1"><text:span text:style-name="T4">argues that no further decision is required is narrow, but key.</text:span></text:p>
          </draw:text-box>
        </draw:frame>
      </draw:page>
      <draw:page draw:name="page4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0</text:span></text:p>
          </draw:text-box>
        </draw:frame>
        <draw:frame draw:style-name="gr1" draw:text-style-name="P2" draw:layer="layout" svg:width="16.051cm" svg:height="0.475cm" svg:x="2.95cm" svg:y="2.525cm">
          <draw:text-box>
            <text:p text:style-name="P1"><text:span text:style-name="T4">“</text:span><text:span text:style-name="T4">The further decision need not be in the form of a further resolution. It is possible that </text:span></text:p>
          </draw:text-box>
        </draw:frame>
        <draw:frame draw:style-name="gr1" draw:text-style-name="P2" draw:layer="layout" svg:width="15.475cm" svg:height="0.475cm" svg:x="2.95cm" svg:y="3.09cm">
          <draw:text-box>
            <text:p text:style-name="P1"><text:span text:style-name="T4">following a discussion under OP12 of the resolution, the Council could make clear </text:span></text:p>
          </draw:text-box>
        </draw:frame>
        <draw:frame draw:style-name="gr1" draw:text-style-name="P2" draw:layer="layout" svg:width="15.572cm" svg:height="0.475cm" svg:x="2.95cm" svg:y="3.654cm">
          <draw:text-box>
            <text:p text:style-name="P1"><text:span text:style-name="T4">by other means, e.g. a Presidential statement, that it believes force is now justified </text:span></text:p>
          </draw:text-box>
        </draw:frame>
        <draw:frame draw:style-name="gr1" draw:text-style-name="P2" draw:layer="layout" svg:width="4.845cm" svg:height="0.475cm" svg:x="2.95cm" svg:y="4.218cm">
          <draw:text-box>
            <text:p text:style-name="P1"><text:span text:style-name="T4">to enforce the cease-fire.”</text:span></text:p>
          </draw:text-box>
        </draw:frame>
        <draw:frame draw:style-name="gr1" draw:text-style-name="P2" draw:layer="layout" svg:width="15.276cm" svg:height="0.475cm" svg:x="2.2cm" svg:y="5.133cm">
          <draw:text-box>
            <text:p text:style-name="P1"><text:span text:style-name="T7">185. </text:span><text:span text:style-name="T4"><text:s/>Addressing the principle of proportionality, Lord Goldsmith emphasised that:</text:span></text:p>
          </draw:text-box>
        </draw:frame>
        <draw:frame draw:style-name="gr1" draw:text-style-name="P2" draw:layer="layout" svg:width="11.847cm" svg:height="0.475cm" svg:x="2.95cm" svg:y="6.047cm">
          <draw:text-box>
            <text:p text:style-name="P1"><text:span text:style-name="T4">“</text:span><text:span text:style-name="T4">Any force used pursuant to the authorisation in resolution 678:</text:span></text:p>
          </draw:text-box>
        </draw:frame>
        <draw:frame draw:style-name="gr1" draw:text-style-name="P2" draw:layer="layout" svg:width="0.422cm" svg:height="0.475cm" svg:x="3.885cm" svg:y="6.9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3.65cm" svg:y="6.962cm">
          <draw:text-box>
            <text:p text:style-name="P1"><text:span text:style-name="T4">–</text:span></text:p>
          </draw:text-box>
        </draw:frame>
        <draw:frame draw:style-name="gr1" draw:text-style-name="P2" draw:layer="layout" svg:width="13.705cm" svg:height="0.475cm" svg:x="4.4cm" svg:y="6.962cm">
          <draw:text-box>
            <text:p text:style-name="P1"><text:span text:style-name="T4">must have as its objective the enforcement of the terms of the cease-fire </text:span></text:p>
          </draw:text-box>
        </draw:frame>
        <draw:frame draw:style-name="gr1" draw:text-style-name="P2" draw:layer="layout" svg:width="14.493cm" svg:height="0.475cm" svg:x="4.4cm" svg:y="7.526cm">
          <draw:text-box>
            <text:p text:style-name="P1"><text:span text:style-name="T4">contained in resolution 687 (1990) [sic] and subsequent relevant resolutions; </text:span></text:p>
          </draw:text-box>
        </draw:frame>
        <draw:frame draw:style-name="gr1" draw:text-style-name="P2" draw:layer="layout" svg:width="0.422cm" svg:height="0.475cm" svg:x="3.885cm" svg:y="8.1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3.65cm" svg:y="8.191cm">
          <draw:text-box>
            <text:p text:style-name="P1"><text:span text:style-name="T4">–</text:span></text:p>
          </draw:text-box>
        </draw:frame>
        <draw:frame draw:style-name="gr1" draw:text-style-name="P2" draw:layer="layout" svg:width="11.534cm" svg:height="0.475cm" svg:x="4.4cm" svg:y="8.191cm">
          <draw:text-box>
            <text:p text:style-name="P1"><text:span text:style-name="T4">be limited to what is necessary to achieve that objective; and </text:span></text:p>
          </draw:text-box>
        </draw:frame>
        <draw:frame draw:style-name="gr1" draw:text-style-name="P2" draw:layer="layout" svg:width="0.422cm" svg:height="0.475cm" svg:x="3.885cm" svg:y="8.8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3.65cm" svg:y="8.855cm">
          <draw:text-box>
            <text:p text:style-name="P1"><text:span text:style-name="T4">–</text:span></text:p>
          </draw:text-box>
        </draw:frame>
        <draw:frame draw:style-name="gr1" draw:text-style-name="P2" draw:layer="layout" svg:width="14.167cm" svg:height="0.475cm" svg:x="4.4cm" svg:y="8.855cm">
          <draw:text-box>
            <text:p text:style-name="P1"><text:span text:style-name="T4">must be proportionate to that objective, i.e. securing compliance with Iraq’s </text:span></text:p>
          </draw:text-box>
        </draw:frame>
        <draw:frame draw:style-name="gr1" draw:text-style-name="P2" draw:layer="layout" svg:width="4.697cm" svg:height="0.475cm" svg:x="4.4cm" svg:y="9.42cm">
          <draw:text-box>
            <text:p text:style-name="P1"><text:span text:style-name="T4">disarmament objectives. </text:span></text:p>
          </draw:text-box>
        </draw:frame>
        <draw:frame draw:style-name="gr1" draw:text-style-name="P2" draw:layer="layout" svg:width="15.289cm" svg:height="0.475cm" svg:x="2.95cm" svg:y="10.334cm">
          <draw:text-box>
            <text:p text:style-name="P1"><text:span text:style-name="T4">“</text:span><text:span text:style-name="T4">That is not to say that action may not be taken to remove Saddam Hussein from </text:span></text:p>
          </draw:text-box>
        </draw:frame>
        <draw:frame draw:style-name="gr1" draw:text-style-name="P2" draw:layer="layout" svg:width="15.403cm" svg:height="0.475cm" svg:x="2.95cm" svg:y="10.898cm">
          <draw:text-box>
            <text:p text:style-name="P1"><text:span text:style-name="T4">power if it can be shown that such action is necessary to secure the disarmament </text:span></text:p>
          </draw:text-box>
        </draw:frame>
        <draw:frame draw:style-name="gr1" draw:text-style-name="P2" draw:layer="layout" svg:width="15.492cm" svg:height="0.475cm" svg:x="2.95cm" svg:y="11.463cm">
          <draw:text-box>
            <text:p text:style-name="P1"><text:span text:style-name="T4">of Iraq and that it is a proportionate response to that objective. But regime change </text:span></text:p>
          </draw:text-box>
        </draw:frame>
        <draw:frame draw:style-name="gr1" draw:text-style-name="P2" draw:layer="layout" svg:width="15.301cm" svg:height="0.475cm" svg:x="2.95cm" svg:y="12.027cm">
          <draw:text-box>
            <text:p text:style-name="P1"><text:span text:style-name="T4">cannot be the objective of military action. This should be borne in mind in making </text:span></text:p>
          </draw:text-box>
        </draw:frame>
        <draw:frame draw:style-name="gr1" draw:text-style-name="P2" draw:layer="layout" svg:width="7.516cm" svg:height="0.475cm" svg:x="2.95cm" svg:y="12.592cm">
          <draw:text-box>
            <text:p text:style-name="P1"><text:span text:style-name="T4">public statements about any campaign.”</text:span></text:p>
          </draw:text-box>
        </draw:frame>
        <draw:frame draw:style-name="gr1" draw:text-style-name="P2" draw:layer="layout" svg:width="16.753cm" svg:height="0.475cm" svg:x="2.2cm" svg:y="13.506cm">
          <draw:text-box>
            <text:p text:style-name="P1"><text:span text:style-name="T7">186. </text:span><text:span text:style-name="T4"><text:s/>As he had promised following the meeting on 22 October, when Mr Blair had asked </text:span></text:p>
          </draw:text-box>
        </draw:frame>
        <draw:frame draw:style-name="gr1" draw:text-style-name="P2" draw:layer="layout" svg:width="15.894cm" svg:height="0.475cm" svg:x="2.2cm" svg:y="14.071cm">
          <draw:text-box>
            <text:p text:style-name="P1"><text:span text:style-name="T4">about the consequences of a perverse or unreasonable veto “of a second resolution </text:span></text:p>
          </draw:text-box>
        </draw:frame>
        <draw:frame draw:style-name="gr1" draw:text-style-name="P2" draw:layer="layout" svg:width="16.762cm" svg:height="0.475cm" svg:x="2.2cm" svg:y="14.635cm">
          <draw:text-box>
            <text:p text:style-name="P1"><text:span text:style-name="T4">intended to authorise the use of force”, Lord Goldsmith also addressed other legal bases </text:span></text:p>
          </draw:text-box>
        </draw:frame>
        <draw:frame draw:style-name="gr1" draw:text-style-name="P2" draw:layer="layout" svg:width="3.325cm" svg:height="0.475cm" svg:x="2.2cm" svg:y="15.2cm">
          <draw:text-box>
            <text:p text:style-name="P1"><text:span text:style-name="T4">for military action.</text:span></text:p>
          </draw:text-box>
        </draw:frame>
        <draw:frame draw:style-name="gr1" draw:text-style-name="P2" draw:layer="layout" svg:width="16.795cm" svg:height="0.475cm" svg:x="2.2cm" svg:y="16.114cm">
          <draw:text-box>
            <text:p text:style-name="P1"><text:span text:style-name="T7">187. </text:span><text:span text:style-name="T4"><text:s/>In her minute of 14 October 2002, Ms Adams had drawn Lord Goldsmith’s attention </text:span></text:p>
          </draw:text-box>
        </draw:frame>
        <draw:frame draw:style-name="gr1" draw:text-style-name="P2" draw:layer="layout" svg:width="16.25cm" svg:height="0.475cm" svg:x="2.2cm" svg:y="16.678cm">
          <draw:text-box>
            <text:p text:style-name="P1"><text:span text:style-name="T4">to the Law Officers’ advice to Mr Blair in 1997 which identified the possibility that there </text:span></text:p>
          </draw:text-box>
        </draw:frame>
        <draw:frame draw:style-name="gr1" draw:text-style-name="P2" draw:layer="layout" svg:width="1.729cm" svg:height="0.475cm" svg:x="2.2cm" svg:y="17.243cm">
          <draw:text-box>
            <text:p text:style-name="P1"><text:span text:style-name="T4">could be:</text:span></text:p>
          </draw:text-box>
        </draw:frame>
        <draw:frame draw:style-name="gr1" draw:text-style-name="P2" draw:layer="layout" svg:width="14.506cm" svg:height="0.475cm" svg:x="2.95cm" svg:y="18.157cm">
          <draw:text-box>
            <text:p text:style-name="P1"><text:span text:style-name="T4">“… </text:span><text:span text:style-name="T4">exceptional circumstances in which although the Council had not made a </text:span></text:p>
          </draw:text-box>
        </draw:frame>
        <draw:frame draw:style-name="gr1" draw:text-style-name="P2" draw:layer="layout" svg:width="15.174cm" svg:height="0.475cm" svg:x="2.95cm" svg:y="18.722cm">
          <draw:text-box>
            <text:p text:style-name="P1"><text:span text:style-name="T4">determination of material breach it was evident to and generally accepted by the </text:span></text:p>
          </draw:text-box>
        </draw:frame>
        <draw:frame draw:style-name="gr1" draw:text-style-name="P2" draw:layer="layout" svg:width="15.687cm" svg:height="0.475cm" svg:x="2.95cm" svg:y="19.286cm">
          <draw:text-box>
            <text:p text:style-name="P1"><text:span text:style-name="T4">international community as a whole that Iraq had in effect repudiated the cease-fire </text:span></text:p>
          </draw:text-box>
        </draw:frame>
        <draw:frame draw:style-name="gr1" draw:text-style-name="P2" draw:layer="layout" svg:width="15.284cm" svg:height="0.475cm" svg:x="2.95cm" svg:y="19.851cm">
          <draw:text-box>
            <text:p text:style-name="P1"><text:span text:style-name="T4">and that a resort to military force to deal with the consequences of Iraq’s conduct </text:span></text:p>
          </draw:text-box>
        </draw:frame>
        <draw:frame draw:style-name="gr1" draw:text-style-name="P2" draw:layer="layout" svg:width="13.248cm" svg:height="0.475cm" svg:x="2.95cm" svg:y="20.415cm">
          <draw:text-box>
            <text:p text:style-name="P1"><text:span text:style-name="T4">was the only way to ensure compliance with the cease-fire conditions.”</text:span></text:p>
          </draw:text-box>
        </draw:frame>
        <draw:frame draw:style-name="gr7" draw:text-style-name="P8" draw:layer="layout" svg:width="0.273cm" svg:height="0.276cm" svg:x="16.15cm" svg:y="20.434cm">
          <draw:text-box>
            <text:p text:style-name="P1"><text:span text:style-name="T13">70</text:span></text:p>
          </draw:text-box>
        </draw:frame>
        <draw:frame draw:style-name="gr1" draw:text-style-name="P2" draw:layer="layout" svg:width="4.468cm" svg:height="0.475cm" svg:x="2.2cm" svg:y="21.33cm">
          <draw:text-box>
            <text:p text:style-name="P1"><text:span text:style-name="T7">188. </text:span><text:span text:style-name="T4"><text:s/>Ms Adams added:</text:span></text:p>
          </draw:text-box>
        </draw:frame>
        <draw:frame draw:style-name="gr1" draw:text-style-name="P2" draw:layer="layout" svg:width="15.556cm" svg:height="0.475cm" svg:x="2.95cm" svg:y="22.244cm">
          <draw:text-box>
            <text:p text:style-name="P1"><text:span text:style-name="T4">“</text:span><text:span text:style-name="T4">I understand this passage was included in the advice to cover the sort of situation </text:span></text:p>
          </draw:text-box>
        </draw:frame>
        <draw:frame draw:style-name="gr1" draw:text-style-name="P2" draw:layer="layout" svg:width="15.555cm" svg:height="0.475cm" svg:x="2.95cm" svg:y="22.808cm">
          <draw:text-box>
            <text:p text:style-name="P1"><text:span text:style-name="T4">where the Council was unable to act. But of course the counter view would be that </text:span></text:p>
          </draw:text-box>
        </draw:frame>
        <draw:frame draw:style-name="gr1" draw:text-style-name="P2" draw:layer="layout" svg:width="15.56cm" svg:height="0.475cm" svg:x="2.95cm" svg:y="23.373cm">
          <draw:text-box>
            <text:p text:style-name="P1"><text:span text:style-name="T4">if the Council has rejected a resolution authorising the use of force, then under th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485cm" svg:y1="27.137cm" svg:x2="18.225cm" svg:y2="27.137cm">
          <text:p/>
        </draw:line>
        <draw:frame draw:style-name="gr1" draw:text-style-name="P2" draw:layer="layout" svg:width="12.969cm" svg:height="0.475cm" svg:x="2.95cm" svg:y="23.937cm">
          <draw:text-box>
            <text:p text:style-name="P1"><text:span text:style-name="T4">scheme of the Charter, it cannot be said that force is legally justified.”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70 </text:span></text:p>
          </draw:text-box>
        </draw:frame>
        <draw:frame draw:style-name="gr4" draw:text-style-name="P5" draw:layer="layout" svg:width="15.826cm" svg:height="0.395cm" svg:x="2.486cm" svg:y="26.781cm">
          <draw:text-box>
            <text:p text:style-name="P1"><text:span text:style-name="T6">Minute Adams to Attorney General, 14 October 2002, ‘Iraq: Meeting with David Manning, 14 October’</text:span><text:span text:style-name="T11">. </text:span></text:p>
          </draw:text-box>
        </draw:frame>
      </draw:page>
      <draw:page draw:name="page41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1</text:span></text:p>
          </draw:text-box>
        </draw:frame>
        <draw:frame draw:style-name="gr1" draw:text-style-name="P2" draw:layer="layout" svg:width="14.746cm" svg:height="0.475cm" svg:x="2.2cm" svg:y="2.525cm">
          <draw:text-box>
            <text:p text:style-name="P1"><text:span text:style-name="T7">189. </text:span><text:span text:style-name="T4"><text:s/>In the “lines to take” provided for Lord Goldsmith’s meeting with Mr Blair, </text:span></text:p>
          </draw:text-box>
        </draw:frame>
        <draw:frame draw:style-name="gr1" draw:text-style-name="P2" draw:layer="layout" svg:width="3.253cm" svg:height="0.475cm" svg:x="2.2cm" svg:y="3.09cm">
          <draw:text-box>
            <text:p text:style-name="P1"><text:span text:style-name="T4">Ms Adams wrote:</text:span></text:p>
          </draw:text-box>
        </draw:frame>
        <draw:frame draw:style-name="gr1" draw:text-style-name="P2" draw:layer="layout" svg:width="14.959cm" svg:height="0.475cm" svg:x="2.95cm" svg:y="4.004cm">
          <draw:text-box>
            <text:p text:style-name="P1"><text:span text:style-name="T4">“</text:span><text:span text:style-name="T4">It is impossible to give a firm view on this now. We should certainly not plan on </text:span></text:p>
          </draw:text-box>
        </draw:frame>
        <draw:frame draw:style-name="gr1" draw:text-style-name="P2" draw:layer="layout" svg:width="15.619cm" svg:height="0.475cm" svg:x="2.95cm" svg:y="4.568cm">
          <draw:text-box>
            <text:p text:style-name="P1"><text:span text:style-name="T4">being able to rely on such a justification. There does not seem to [be] wide support </text:span></text:p>
          </draw:text-box>
        </draw:frame>
        <draw:frame draw:style-name="gr1" draw:text-style-name="P2" draw:layer="layout" svg:width="13.337cm" svg:height="0.475cm" svg:x="2.95cm" svg:y="5.133cm">
          <draw:text-box>
            <text:p text:style-name="P1"><text:span text:style-name="T4">for military action among the wider international community at present.”</text:span></text:p>
          </draw:text-box>
        </draw:frame>
        <draw:frame draw:style-name="gr7" draw:text-style-name="P8" draw:layer="layout" svg:width="0.273cm" svg:height="0.276cm" svg:x="16.244cm" svg:y="5.152cm">
          <draw:text-box>
            <text:p text:style-name="P1"><text:span text:style-name="T13">71</text:span></text:p>
          </draw:text-box>
        </draw:frame>
        <draw:frame draw:style-name="gr1" draw:text-style-name="P2" draw:layer="layout" svg:width="13.383cm" svg:height="0.475cm" svg:x="2.2cm" svg:y="6.047cm">
          <draw:text-box>
            <text:p text:style-name="P1"><text:span text:style-name="T7">190. </text:span><text:span text:style-name="T4"><text:s/>In his draft advice of 14 January 2003, Lord Goldsmith wrote that:</text:span></text:p>
          </draw:text-box>
        </draw:frame>
        <draw:frame draw:style-name="gr1" draw:text-style-name="P2" draw:layer="layout" svg:width="14.87cm" svg:height="0.475cm" svg:x="2.95cm" svg:y="6.962cm">
          <draw:text-box>
            <text:p text:style-name="P1"><text:span text:style-name="T4">“</text:span><text:span text:style-name="T4">In ruling out the use of force without a further decision of the Council, I am not </text:span></text:p>
          </draw:text-box>
        </draw:frame>
        <draw:frame draw:style-name="gr1" draw:text-style-name="P2" draw:layer="layout" svg:width="14.975cm" svg:height="0.475cm" svg:x="2.95cm" svg:y="7.526cm">
          <draw:text-box>
            <text:p text:style-name="P1"><text:span text:style-name="T4">saying that other circumstances may not arise in which the use of force may be </text:span></text:p>
          </draw:text-box>
        </draw:frame>
        <draw:frame draw:style-name="gr1" draw:text-style-name="P2" draw:layer="layout" svg:width="15.814cm" svg:height="0.475cm" svg:x="2.95cm" svg:y="8.091cm">
          <draw:text-box>
            <text:p text:style-name="P1"><text:span text:style-name="T4">justified on other legal grounds, eg if the conditions for self-defence or humanitarian </text:span></text:p>
          </draw:text-box>
        </draw:frame>
        <draw:frame draw:style-name="gr1" draw:text-style-name="P2" draw:layer="layout" svg:width="15.318cm" svg:height="0.475cm" svg:x="2.95cm" svg:y="8.655cm">
          <draw:text-box>
            <text:p text:style-name="P1"><text:span text:style-name="T4">intervention were met. However, at present, I have seen nothing to suggest there </text:span></text:p>
          </draw:text-box>
        </draw:frame>
        <draw:frame draw:style-name="gr1" draw:text-style-name="P2" draw:layer="layout" svg:width="10.213cm" svg:height="0.475cm" svg:x="2.95cm" svg:y="9.22cm">
          <draw:text-box>
            <text:p text:style-name="P1"><text:span text:style-name="T4">would be a legal justification on either of these bases.”</text:span></text:p>
          </draw:text-box>
        </draw:frame>
        <draw:frame draw:style-name="gr7" draw:text-style-name="P8" draw:layer="layout" svg:width="0.273cm" svg:height="0.276cm" svg:x="13.116cm" svg:y="9.238cm">
          <draw:text-box>
            <text:p text:style-name="P1"><text:span text:style-name="T13">72</text:span></text:p>
          </draw:text-box>
        </draw:frame>
        <draw:frame draw:style-name="gr1" draw:text-style-name="P2" draw:layer="layout" svg:width="15.843cm" svg:height="0.475cm" svg:x="2.2cm" svg:y="10.134cm">
          <draw:text-box>
            <text:p text:style-name="P1"><text:span text:style-name="T7">191. </text:span><text:span text:style-name="T4"><text:s/>In relation to the “Kosovo Option”, Lord Goldsmith wrote that the UK had been </text:span></text:p>
          </draw:text-box>
        </draw:frame>
        <draw:frame draw:style-name="gr1" draw:text-style-name="P2" draw:layer="layout" svg:width="15.602cm" svg:height="0.475cm" svg:x="2.2cm" svg:y="10.698cm">
          <draw:text-box>
            <text:p text:style-name="P1"><text:span text:style-name="T4">“</text:span><text:span text:style-name="T4">able to take action … because there was an alternative legal base which could be </text:span></text:p>
          </draw:text-box>
        </draw:frame>
        <draw:frame draw:style-name="gr1" draw:text-style-name="P2" draw:layer="layout" svg:width="16.025cm" svg:height="0.475cm" svg:x="2.2cm" svg:y="11.263cm">
          <draw:text-box>
            <text:p text:style-name="P1"><text:span text:style-name="T4">relied on which did not depend on Council authorisation, namely intervention to avert </text:span></text:p>
          </draw:text-box>
        </draw:frame>
        <draw:frame draw:style-name="gr1" draw:text-style-name="P2" draw:layer="layout" svg:width="8.503cm" svg:height="0.475cm" svg:x="2.2cm" svg:y="11.827cm">
          <draw:text-box>
            <text:p text:style-name="P1"><text:span text:style-name="T4">an overwhelming humanitarian catastrophe”. </text:span></text:p>
          </draw:text-box>
        </draw:frame>
        <draw:frame draw:style-name="gr1" draw:text-style-name="P2" draw:layer="layout" svg:width="14.958cm" svg:height="0.475cm" svg:x="2.2cm" svg:y="12.742cm">
          <draw:text-box>
            <text:p text:style-name="P1"><text:span text:style-name="T7">192. </text:span><text:span text:style-name="T4"><text:s/>Lord Goldsmith did not, however, address whether any other “exceptional </text:span></text:p>
          </draw:text-box>
        </draw:frame>
        <draw:frame draw:style-name="gr1" draw:text-style-name="P2" draw:layer="layout" svg:width="15.157cm" svg:height="0.475cm" svg:x="2.2cm" svg:y="13.306cm">
          <draw:text-box>
            <text:p text:style-name="P1"><text:span text:style-name="T4">circumstances” could arise which might provide the basis for action against Iraq. </text:span></text:p>
          </draw:text-box>
        </draw:frame>
        <draw:frame draw:style-name="gr1" draw:text-style-name="P2" draw:layer="layout" svg:width="14.971cm" svg:height="0.475cm" svg:x="2.2cm" svg:y="14.221cm">
          <draw:text-box>
            <text:p text:style-name="P1"><text:span text:style-name="T7">193. </text:span><text:span text:style-name="T4"><text:s/>Lord Goldsmith also addressed the question of whether, in the event that, </text:span></text:p>
          </draw:text-box>
        </draw:frame>
        <draw:frame draw:style-name="gr1" draw:text-style-name="P2" draw:layer="layout" svg:width="16.136cm" svg:height="0.475cm" svg:x="2.2cm" svg:y="14.785cm">
          <draw:text-box>
            <text:p text:style-name="P1"><text:span text:style-name="T4">“</text:span><text:span text:style-name="T4">following a flagrant violation by Iraq”, one of the five Permanent Members (P5) of the </text:span></text:p>
          </draw:text-box>
        </draw:frame>
        <draw:frame draw:style-name="gr1" draw:text-style-name="P2" draw:layer="layout" svg:width="15.687cm" svg:height="0.475cm" svg:x="2.2cm" svg:y="15.35cm">
          <draw:text-box>
            <text:p text:style-name="P1"><text:span text:style-name="T4">Council “perversely or unreasonably vetoed [a] further Council decision intended to </text:span></text:p>
          </draw:text-box>
        </draw:frame>
        <draw:frame draw:style-name="gr1" draw:text-style-name="P2" draw:layer="layout" svg:width="15.856cm" svg:height="0.475cm" svg:x="2.2cm" svg:y="15.914cm">
          <draw:text-box>
            <text:p text:style-name="P1"><text:span text:style-name="T4">authorise the use of force”, the Coalition would be justified in acting without Security </text:span></text:p>
          </draw:text-box>
        </draw:frame>
        <draw:frame draw:style-name="gr1" draw:text-style-name="P2" draw:layer="layout" svg:width="4.206cm" svg:height="0.475cm" svg:x="2.2cm" svg:y="16.478cm">
          <draw:text-box>
            <text:p text:style-name="P1"><text:span text:style-name="T4">Council authorisation. </text:span></text:p>
          </draw:text-box>
        </draw:frame>
        <draw:frame draw:style-name="gr1" draw:text-style-name="P2" draw:layer="layout" svg:width="16.063cm" svg:height="0.475cm" svg:x="2.2cm" svg:y="17.393cm">
          <draw:text-box>
            <text:p text:style-name="P1"><text:span text:style-name="T7">194. </text:span><text:span text:style-name="T4"><text:s/>Lord Goldsmith wrote that the scheme of the UN Charter clearly envisaged “the </text:span></text:p>
          </draw:text-box>
        </draw:frame>
        <draw:frame draw:style-name="gr1" draw:text-style-name="P2" draw:layer="layout" svg:width="16.52cm" svg:height="0.475cm" svg:x="2.2cm" svg:y="17.957cm">
          <draw:text-box>
            <text:p text:style-name="P1"><text:span text:style-name="T4">possibility of a P5 veto” and did “not provide that such vetoes may only be exercised on </text:span></text:p>
          </draw:text-box>
        </draw:frame>
        <draw:frame draw:style-name="gr1" draw:text-style-name="P2" draw:layer="layout" svg:width="15.149cm" svg:height="0.475cm" svg:x="2.2cm" svg:y="18.522cm">
          <draw:text-box>
            <text:p text:style-name="P1"><text:span text:style-name="T4">‘</text:span><text:span text:style-name="T4">reasonable grounds’”. In those circumstances, he did not believe that there was:</text:span></text:p>
          </draw:text-box>
        </draw:frame>
        <draw:frame draw:style-name="gr1" draw:text-style-name="P2" draw:layer="layout" svg:width="14.298cm" svg:height="0.475cm" svg:x="2.95cm" svg:y="19.436cm">
          <draw:text-box>
            <text:p text:style-name="P1"><text:span text:style-name="T4">“… </text:span><text:span text:style-name="T4">room for arguing that a condition of reasonableness can be implied as a </text:span></text:p>
          </draw:text-box>
        </draw:frame>
        <draw:frame draw:style-name="gr1" draw:text-style-name="P2" draw:layer="layout" svg:width="15.123cm" svg:height="0.475cm" svg:x="2.95cm" svg:y="20.001cm">
          <draw:text-box>
            <text:p text:style-name="P1"><text:span text:style-name="T4">precondition for the lawful exercise of a veto. Thus, if one of the P5 were to veto </text:span></text:p>
          </draw:text-box>
        </draw:frame>
        <draw:frame draw:style-name="gr1" draw:text-style-name="P2" draw:layer="layout" svg:width="15.818cm" svg:height="0.475cm" svg:x="2.95cm" svg:y="20.565cm">
          <draw:text-box>
            <text:p text:style-name="P1"><text:span text:style-name="T4">a further Council decision pursuant to OPs 4 and 12 of resolution 1441, there would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9" draw:text-style-name="P9" draw:layer="layout" svg:x1="2.485cm" svg:y1="26.29cm" svg:x2="18.78cm" svg:y2="26.29cm">
          <text:p/>
        </draw:line>
        <draw:line draw:style-name="gr9" draw:text-style-name="P9" draw:layer="layout" svg:x1="2.199cm" svg:y1="26.714cm" svg:x2="5.958cm" svg:y2="26.714cm">
          <text:p/>
        </draw:line>
        <draw:frame draw:style-name="gr1" draw:text-style-name="P2" draw:layer="layout" svg:width="8.854cm" svg:height="0.475cm" svg:x="2.95cm" svg:y="21.13cm">
          <draw:text-box>
            <text:p text:style-name="P1"><text:span text:style-name="T4">be no Council authorisation for military action.” 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71 </text:span></text:p>
          </draw:text-box>
        </draw:frame>
        <draw:frame draw:style-name="gr4" draw:text-style-name="P5" draw:layer="layout" svg:width="16.178cm" svg:height="0.395cm" svg:x="2.486cm" svg:y="25.934cm">
          <draw:text-box>
            <text:p text:style-name="P1"><text:span text:style-name="T6">Minute Adams to Attorney General, 22 October 2002, ‘Iraq: Meeting with the Prime Minister, 22 October’ </text:span></text:p>
          </draw:text-box>
        </draw:frame>
        <draw:line draw:style-name="gr9" draw:text-style-name="P9" draw:layer="layout" svg:x1="2.485cm" svg:y1="27.137cm" svg:x2="18.329cm" svg:y2="27.137cm">
          <text:p/>
        </draw:line>
        <draw:frame draw:style-name="gr4" draw:text-style-name="P5" draw:layer="layout" svg:width="3.931cm" svg:height="0.395cm" svg:x="2.2cm" svg:y="26.357cm">
          <draw:text-box>
            <text:p text:style-name="P1"><text:span text:style-name="T6">attaching ‘Lines to Take’</text:span><text:span text:style-name="T11">.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72 </text:span></text:p>
          </draw:text-box>
        </draw:frame>
        <draw:frame draw:style-name="gr4" draw:text-style-name="P5" draw:layer="layout" svg:width="15.843cm" svg:height="0.395cm" svg:x="2.486cm" svg:y="26.781cm">
          <draw:text-box>
            <text:p text:style-name="P1"><text:span text:style-name="T6">Minute [Draft] [Goldsmith to Prime Minister], 14 January 2003, ‘Iraq: Interpretation of Resolution 1441’</text:span><text:span text:style-name="T11">.</text:span></text:p>
          </draw:text-box>
        </draw:frame>
      </draw:page>
      <draw:page draw:name="page4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2</text:span></text:p>
          </draw:text-box>
        </draw:frame>
        <draw:frame draw:style-name="gr1" draw:text-style-name="P2" draw:layer="layout" svg:width="16.533cm" svg:height="0.475cm" svg:x="2.2cm" svg:y="2.525cm">
          <draw:text-box>
            <text:p text:style-name="P1"><text:span text:style-name="T7">195. </text:span><text:span text:style-name="T4"><text:s/>Lord Goldsmith told the Inquiry that he had handed the draft paper to Mr Blair and </text:span></text:p>
          </draw:text-box>
        </draw:frame>
        <draw:frame draw:style-name="gr1" draw:text-style-name="P2" draw:layer="layout" svg:width="15.416cm" svg:height="0.475cm" svg:x="2.2cm" svg:y="3.09cm">
          <draw:text-box>
            <text:p text:style-name="P1"><text:span text:style-name="T4">there was some discussion, but he did not think there had been a long discussion:</text:span></text:p>
          </draw:text-box>
        </draw:frame>
        <draw:frame draw:style-name="gr1" draw:text-style-name="P2" draw:layer="layout" svg:width="15.314cm" svg:height="0.475cm" svg:x="2.95cm" svg:y="4.004cm">
          <draw:text-box>
            <text:p text:style-name="P1"><text:span text:style-name="T4">“</text:span><text:span text:style-name="T4">The one thing I do recall was that he [Mr Blair] said … ‘I do understand that your </text:span></text:p>
          </draw:text-box>
        </draw:frame>
        <draw:frame draw:style-name="gr1" draw:text-style-name="P2" draw:layer="layout" svg:width="15.725cm" svg:height="0.475cm" svg:x="2.95cm" svg:y="4.568cm">
          <draw:text-box>
            <text:p text:style-name="P1"><text:span text:style-name="T4">advice is your advice’. In other words, the Prime Minister made it clear he accepted </text:span></text:p>
          </draw:text-box>
        </draw:frame>
        <draw:frame draw:style-name="gr1" draw:text-style-name="P2" draw:layer="layout" svg:width="13.367cm" svg:height="0.475cm" svg:x="2.95cm" svg:y="5.133cm">
          <draw:text-box>
            <text:p text:style-name="P1"><text:span text:style-name="T4">that it was for me to reach a judgement and that he had to accept that.”</text:span></text:p>
          </draw:text-box>
        </draw:frame>
        <draw:frame draw:style-name="gr7" draw:text-style-name="P8" draw:layer="layout" svg:width="0.273cm" svg:height="0.276cm" svg:x="16.246cm" svg:y="5.152cm">
          <draw:text-box>
            <text:p text:style-name="P1"><text:span text:style-name="T13">73</text:span></text:p>
          </draw:text-box>
        </draw:frame>
        <draw:frame draw:style-name="gr1" draw:text-style-name="P2" draw:layer="layout" svg:width="16.702cm" svg:height="0.475cm" svg:x="2.2cm" svg:y="6.047cm">
          <draw:text-box>
            <text:p text:style-name="P1"><text:span text:style-name="T7">196. </text:span><text:span text:style-name="T4"><text:s/>No.10 did not seek Lord Goldsmith’s further views about the legal basis for the use </text:span></text:p>
          </draw:text-box>
        </draw:frame>
        <draw:frame draw:style-name="gr1" draw:text-style-name="P2" draw:layer="layout" svg:width="16.343cm" svg:height="0.475cm" svg:x="2.2cm" svg:y="6.612cm">
          <draw:text-box>
            <text:p text:style-name="P1"><text:span text:style-name="T4">of force until the end of February, and he did not discuss the issues again with Mr Blair </text:span></text:p>
          </draw:text-box>
        </draw:frame>
        <draw:frame draw:style-name="gr1" draw:text-style-name="P2" draw:layer="layout" svg:width="2.754cm" svg:height="0.475cm" svg:x="2.2cm" svg:y="7.176cm">
          <draw:text-box>
            <text:p text:style-name="P1"><text:span text:style-name="T4">until 11 March.</text:span></text:p>
          </draw:text-box>
        </draw:frame>
        <draw:frame draw:style-name="gr6" draw:text-style-name="P7" draw:layer="layout" svg:width="10.323cm" svg:height="0.556cm" svg:x="2.2cm" svg:y="8.297cm">
          <draw:text-box>
            <text:p text:style-name="P1"><text:span text:style-name="T9">No.10’s reaction to Lord Goldsmith’s advice</text:span></text:p>
          </draw:text-box>
        </draw:frame>
        <draw:frame draw:style-name="gr1" draw:text-style-name="P2" draw:layer="layout" svg:width="16.567cm" svg:height="0.475cm" svg:x="2.2cm" svg:y="9.126cm">
          <draw:text-box>
            <text:p text:style-name="P1"><text:span text:style-name="T7">197. </text:span><text:span text:style-name="T12"><text:s/>Mr Powell proposed that Sir Jeremy Greenstock should be asked to suggest </text:span></text:p>
          </draw:text-box>
        </draw:frame>
        <draw:frame draw:style-name="gr1" draw:text-style-name="P2" draw:layer="layout" svg:width="6.272cm" svg:height="0.475cm" svg:x="2.2cm" svg:y="9.69cm">
          <draw:text-box>
            <text:p text:style-name="P1"><text:span text:style-name="T12">alternatives to Lord Goldsmith.</text:span></text:p>
          </draw:text-box>
        </draw:frame>
        <draw:frame draw:style-name="gr1" draw:text-style-name="P2" draw:layer="layout" svg:width="16.558cm" svg:height="0.475cm" svg:x="2.2cm" svg:y="10.605cm">
          <draw:text-box>
            <text:p text:style-name="P1"><text:span text:style-name="T7">198. </text:span><text:span text:style-name="T12"><text:s/>Mr Blair’s response to Mr Powell indicated that he himself was not confident </text:span></text:p>
          </draw:text-box>
        </draw:frame>
        <draw:frame draw:style-name="gr1" draw:text-style-name="P2" draw:layer="layout" svg:width="16.681cm" svg:height="0.475cm" svg:x="2.2cm" svg:y="11.169cm">
          <draw:text-box>
            <text:p text:style-name="P1"><text:span text:style-name="T12">that resolution 1441, of itself, provided a legal basis for the use of force. Mr Blair’s </text:span></text:p>
          </draw:text-box>
        </draw:frame>
        <draw:frame draw:style-name="gr1" draw:text-style-name="P2" draw:layer="layout" svg:width="15.945cm" svg:height="0.475cm" svg:x="2.2cm" svg:y="11.733cm">
          <draw:text-box>
            <text:p text:style-name="P1"><text:span text:style-name="T12">response suggested a readiness to seek any ground on which Lord Goldsmith </text:span></text:p>
          </draw:text-box>
        </draw:frame>
        <draw:frame draw:style-name="gr1" draw:text-style-name="P2" draw:layer="layout" svg:width="14.726cm" svg:height="0.475cm" svg:x="2.2cm" svg:y="12.298cm">
          <draw:text-box>
            <text:p text:style-name="P1"><text:span text:style-name="T12">would be able to conclude that there was a legal basis for military action.</text:span></text:p>
          </draw:text-box>
        </draw:frame>
        <draw:frame draw:style-name="gr1" draw:text-style-name="P2" draw:layer="layout" svg:width="15.978cm" svg:height="0.475cm" svg:x="2.2cm" svg:y="13.212cm">
          <draw:text-box>
            <text:p text:style-name="P1"><text:span text:style-name="T7">199. </text:span><text:span text:style-name="T12"><text:s/>Given the consistent and unambiguous advice of the FCO Legal Advisers </text:span></text:p>
          </draw:text-box>
        </draw:frame>
        <draw:frame draw:style-name="gr1" draw:text-style-name="P2" draw:layer="layout" svg:width="15.983cm" svg:height="0.475cm" svg:x="2.2cm" svg:y="13.777cm">
          <draw:text-box>
            <text:p text:style-name="P1"><text:span text:style-name="T12">from March 2002 onwards and Lord Goldsmith’s advice from 30 July 2002, that </text:span></text:p>
          </draw:text-box>
        </draw:frame>
        <draw:frame draw:style-name="gr1" draw:text-style-name="P2" draw:layer="layout" svg:width="16.161cm" svg:height="0.475cm" svg:x="2.2cm" svg:y="14.341cm">
          <draw:text-box>
            <text:p text:style-name="P1"><text:span text:style-name="T12">self-defence could not provide a basis for military action in Iraq, the Inquiry has </text:span></text:p>
          </draw:text-box>
        </draw:frame>
        <draw:frame draw:style-name="gr1" draw:text-style-name="P2" draw:layer="layout" svg:width="15.767cm" svg:height="0.475cm" svg:x="2.2cm" svg:y="14.906cm">
          <draw:text-box>
            <text:p text:style-name="P1"><text:span text:style-name="T12">seen nothing to support Mr Blair’s idea that a self-defence argument might be </text:span></text:p>
          </draw:text-box>
        </draw:frame>
        <draw:frame draw:style-name="gr1" draw:text-style-name="P2" draw:layer="layout" svg:width="2.153cm" svg:height="0.475cm" svg:x="2.2cm" svg:y="15.47cm">
          <draw:text-box>
            <text:p text:style-name="P1"><text:span text:style-name="T12">“</text:span><text:span text:style-name="T12">revived”. </text:span></text:p>
          </draw:text-box>
        </draw:frame>
        <draw:frame draw:style-name="gr1" draw:text-style-name="P2" draw:layer="layout" svg:width="8.786cm" svg:height="0.475cm" svg:x="2.2cm" svg:y="16.385cm">
          <draw:text-box>
            <text:p text:style-name="P1"><text:span text:style-name="T7">200. </text:span><text:span text:style-name="T4"><text:s/>Lord Goldsmith’s draft advice stated that:</text:span></text:p>
          </draw:text-box>
        </draw:frame>
        <draw:frame draw:style-name="gr1" draw:text-style-name="P2" draw:layer="layout" svg:width="14.43cm" svg:height="0.475cm" svg:x="2.95cm" svg:y="17.299cm">
          <draw:text-box>
            <text:p text:style-name="P1"><text:span text:style-name="T4">“</text:span><text:span text:style-name="T4">It was proposed before Christmas that it would be worthwhile to discuss the </text:span></text:p>
          </draw:text-box>
        </draw:frame>
        <draw:frame draw:style-name="gr1" draw:text-style-name="P2" draw:layer="layout" svg:width="13.782cm" svg:height="0.475cm" svg:x="2.95cm" svg:y="17.863cm">
          <draw:text-box>
            <text:p text:style-name="P1"><text:span text:style-name="T4">negotiation of the resolution and particularly the genesis of the words ‘for </text:span></text:p>
          </draw:text-box>
        </draw:frame>
        <draw:frame draw:style-name="gr1" draw:text-style-name="P2" draw:layer="layout" svg:width="15.517cm" svg:height="0.475cm" svg:x="2.95cm" svg:y="18.428cm">
          <draw:text-box>
            <text:p text:style-name="P1"><text:span text:style-name="T4">assessment’ with Sir Jeremy Greenstock. It is not clear if and when he will be able </text:span></text:p>
          </draw:text-box>
        </draw:frame>
        <draw:frame draw:style-name="gr1" draw:text-style-name="P2" draw:layer="layout" svg:width="7.402cm" svg:height="0.475cm" svg:x="2.95cm" svg:y="18.992cm">
          <draw:text-box>
            <text:p text:style-name="P1"><text:span text:style-name="T4">to come to London for such a meeting.”</text:span></text:p>
          </draw:text-box>
        </draw:frame>
        <draw:frame draw:style-name="gr7" draw:text-style-name="P8" draw:layer="layout" svg:width="0.273cm" svg:height="0.276cm" svg:x="10.316cm" svg:y="19.011cm">
          <draw:text-box>
            <text:p text:style-name="P1"><text:span text:style-name="T13">74</text:span></text:p>
          </draw:text-box>
        </draw:frame>
        <draw:frame draw:style-name="gr1" draw:text-style-name="P2" draw:layer="layout" svg:width="0.422cm" svg:height="0.475cm" svg:x="10.59cm" svg:y="18.9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87cm" svg:height="0.475cm" svg:x="2.2cm" svg:y="19.907cm">
          <draw:text-box>
            <text:p text:style-name="P1"><text:span text:style-name="T7">201. </text:span><text:span text:style-name="T4"><text:s/>Mr Powell sent an undated note to Mr Blair advising: “We should get Jeremy </text:span></text:p>
          </draw:text-box>
        </draw:frame>
        <draw:frame draw:style-name="gr1" draw:text-style-name="P2" draw:layer="layout" svg:width="9.023cm" svg:height="0.475cm" svg:x="2.2cm" svg:y="20.471cm">
          <draw:text-box>
            <text:p text:style-name="P1"><text:span text:style-name="T4">Greenstock over to suggest alternatives to him.”</text:span></text:p>
          </draw:text-box>
        </draw:frame>
        <draw:frame draw:style-name="gr7" draw:text-style-name="P8" draw:layer="layout" svg:width="0.273cm" svg:height="0.276cm" svg:x="11.188cm" svg:y="20.49cm">
          <draw:text-box>
            <text:p text:style-name="P1"><text:span text:style-name="T13">75</text:span></text:p>
          </draw:text-box>
        </draw:frame>
        <draw:frame draw:style-name="gr1" draw:text-style-name="P2" draw:layer="layout" svg:width="0.422cm" svg:height="0.475cm" svg:x="11.463cm" svg:y="20.4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487cm" svg:height="0.475cm" svg:x="2.2cm" svg:y="21.386cm">
          <draw:text-box>
            <text:p text:style-name="P1"><text:span text:style-name="T7">202. </text:span><text:span text:style-name="T4"><text:s/>Mr Blair replied to Mr Powell:</text:span></text:p>
          </draw:text-box>
        </draw:frame>
        <draw:frame draw:style-name="gr1" draw:text-style-name="P2" draw:layer="layout" svg:width="15.416cm" svg:height="0.475cm" svg:x="2.95cm" svg:y="22.3cm">
          <draw:text-box>
            <text:p text:style-name="P1"><text:span text:style-name="T4">“</text:span><text:span text:style-name="T4">We need to explore, especially (a) whether we c[oul]d revive the self-defence etc </text:span></text:p>
          </draw:text-box>
        </draw:frame>
        <draw:frame draw:style-name="gr1" draw:text-style-name="P2" draw:layer="layout" svg:width="15.631cm" svg:height="0.475cm" svg:x="2.95cm" svg:y="22.865cm">
          <draw:text-box>
            <text:p text:style-name="P1"><text:span text:style-name="T4">arguments or (b) whether the UNSCR [sic] c[oul]d have a discussion, no resolution </text:span></text:p>
          </draw:text-box>
        </draw:frame>
        <draw:frame draw:style-name="gr1" draw:text-style-name="P2" draw:layer="layout" svg:width="15.835cm" svg:height="0.475cm" svg:x="2.95cm" svg:y="23.429cm">
          <draw:text-box>
            <text:p text:style-name="P1"><text:span text:style-name="T4">authorising force but nonetheless the terms of the discussion and/or decision, make </text:span></text:p>
          </draw:text-box>
        </draw:frame>
        <draw:frame draw:style-name="gr1" draw:text-style-name="P2" draw:layer="layout" svg:width="4.773cm" svg:height="0.475cm" svg:x="2.95cm" svg:y="23.993cm">
          <draw:text-box>
            <text:p text:style-name="P1"><text:span text:style-name="T4">it plain there is a breach.”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7" draw:text-style-name="P8" draw:layer="layout" svg:width="0.273cm" svg:height="0.276cm" svg:x="7.703cm" svg:y="24.012cm">
          <draw:text-box>
            <text:p text:style-name="P1"><text:span text:style-name="T13">76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4">73 </text:span></text:p>
          </draw:text-box>
        </draw:frame>
        <draw:line draw:style-name="gr9" draw:text-style-name="P9" draw:layer="layout" svg:x1="2.485cm" svg:y1="26.29cm" svg:x2="18.329cm" svg:y2="26.29cm">
          <text:p/>
        </draw:line>
        <draw:frame draw:style-name="gr4" draw:text-style-name="P5" draw:layer="layout" svg:width="6.589cm" svg:height="0.395cm" svg:x="2.486cm" svg:y="25.511cm">
          <draw:text-box>
            <text:p text:style-name="P1"><text:span text:style-name="T11">Public hearing, 27 January 2010, page 72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74 </text:span></text:p>
          </draw:text-box>
        </draw:frame>
        <draw:frame draw:style-name="gr4" draw:text-style-name="P5" draw:layer="layout" svg:width="15.941cm" svg:height="0.395cm" svg:x="2.486cm" svg:y="25.934cm">
          <draw:text-box>
            <text:p text:style-name="P1"><text:span text:style-name="T6">Minute [Draft] [Goldsmith to Prime Minister], 14 January 2003, ‘Iraq: Interpretation of Resolution 1441’</text:span><text:span text:style-name="T11">.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75 </text:span></text:p>
          </draw:text-box>
        </draw:frame>
        <draw:frame draw:style-name="gr4" draw:text-style-name="P5" draw:layer="layout" svg:width="8.74cm" svg:height="0.395cm" svg:x="2.486cm" svg:y="26.357cm">
          <draw:text-box>
            <text:p text:style-name="P1"><text:span text:style-name="T11">Note [handwritten] Powell to PM, [undated and untitled].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76 </text:span></text:p>
          </draw:text-box>
        </draw:frame>
        <draw:frame draw:style-name="gr4" draw:text-style-name="P5" draw:layer="layout" svg:width="9.108cm" svg:height="0.395cm" svg:x="2.486cm" svg:y="26.781cm">
          <draw:text-box>
            <text:p text:style-name="P1"><text:span text:style-name="T11">Note [handwritten] [Blair to Powell], [undated and untitled]. </text:span></text:p>
          </draw:text-box>
        </draw:frame>
      </draw:page>
      <draw:page draw:name="page43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3</text:span></text:p>
          </draw:text-box>
        </draw:frame>
        <draw:frame draw:style-name="gr1" draw:text-style-name="P2" draw:layer="layout" svg:width="16.275cm" svg:height="0.475cm" svg:x="2.2cm" svg:y="2.525cm">
          <draw:text-box>
            <text:p text:style-name="P1"><text:span text:style-name="T7">203. </text:span><text:span text:style-name="T4"><text:s/>Asked whether his response to Mr Powell’s manuscript note on Lord Goldsmith’s </text:span></text:p>
          </draw:text-box>
        </draw:frame>
        <draw:frame draw:style-name="gr1" draw:text-style-name="P2" draw:layer="layout" svg:width="14.937cm" svg:height="0.475cm" svg:x="2.2cm" svg:y="3.09cm">
          <draw:text-box>
            <text:p text:style-name="P1"><text:span text:style-name="T4">draft advice of 14 January was mostly about Lord Goldsmith understanding the </text:span></text:p>
          </draw:text-box>
        </draw:frame>
        <draw:frame draw:style-name="gr1" draw:text-style-name="P2" draw:layer="layout" svg:width="16.114cm" svg:height="0.475cm" svg:x="2.2cm" svg:y="3.654cm">
          <draw:text-box>
            <text:p text:style-name="P1"><text:span text:style-name="T4">negotiating history, or whether he was keen to find an alternative that might persuade </text:span></text:p>
          </draw:text-box>
        </draw:frame>
        <draw:frame draw:style-name="gr1" draw:text-style-name="P2" draw:layer="layout" svg:width="16.008cm" svg:height="0.475cm" svg:x="2.2cm" svg:y="4.218cm">
          <draw:text-box>
            <text:p text:style-name="P1"><text:span text:style-name="T4">Lord Goldsmith that there was a basis for military action, Mr Blair told the Inquiry that </text:span></text:p>
          </draw:text-box>
        </draw:frame>
        <draw:frame draw:style-name="gr1" draw:text-style-name="P2" draw:layer="layout" svg:width="4.566cm" svg:height="0.475cm" svg:x="2.2cm" svg:y="4.783cm">
          <draw:text-box>
            <text:p text:style-name="P1"><text:span text:style-name="T4">he thought it was “both”.</text:span></text:p>
          </draw:text-box>
        </draw:frame>
        <draw:frame draw:style-name="gr7" draw:text-style-name="P8" draw:layer="layout" svg:width="0.273cm" svg:height="0.276cm" svg:x="6.742cm" svg:y="4.802cm">
          <draw:text-box>
            <text:p text:style-name="P1"><text:span text:style-name="T13">77</text:span></text:p>
          </draw:text-box>
        </draw:frame>
        <draw:frame draw:style-name="gr1" draw:text-style-name="P2" draw:layer="layout" svg:width="0.422cm" svg:height="0.475cm" svg:x="7.016cm" svg:y="4.78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11cm" svg:height="0.475cm" svg:x="2.2cm" svg:y="5.697cm">
          <draw:text-box>
            <text:p text:style-name="P1"><text:span text:style-name="T7">204. </text:span><text:span text:style-name="T4"><text:s/>Mr Blair added that he thought Lord Goldsmith himself had suggested meeting </text:span></text:p>
          </draw:text-box>
        </draw:frame>
        <draw:frame draw:style-name="gr1" draw:text-style-name="P2" draw:layer="layout" svg:width="2.263cm" svg:height="0.475cm" svg:x="2.2cm" svg:y="6.262cm">
          <draw:text-box>
            <text:p text:style-name="P1"><text:span text:style-name="T4">Sir Jeremy: </text:span></text:p>
          </draw:text-box>
        </draw:frame>
        <draw:frame draw:style-name="gr1" draw:text-style-name="P2" draw:layer="layout" svg:width="15.856cm" svg:height="0.475cm" svg:x="2.95cm" svg:y="7.176cm">
          <draw:text-box>
            <text:p text:style-name="P1"><text:span text:style-name="T4">“</text:span><text:span text:style-name="T4">So in a sense he had already raised that issue … I think I was simply casting about </text:span></text:p>
          </draw:text-box>
        </draw:frame>
        <draw:frame draw:style-name="gr1" draw:text-style-name="P2" draw:layer="layout" svg:width="15.86cm" svg:height="0.475cm" svg:x="2.95cm" svg:y="7.741cm">
          <draw:text-box>
            <text:p text:style-name="P1"><text:span text:style-name="T4">… </text:span><text:span text:style-name="T4">I was saying ‘Have a look at this point. Have a look at that’, but the key thing was </text:span></text:p>
          </draw:text-box>
        </draw:frame>
        <draw:frame draw:style-name="gr1" draw:text-style-name="P2" draw:layer="layout" svg:width="7.508cm" svg:height="0.475cm" svg:x="2.95cm" svg:y="8.305cm">
          <draw:text-box>
            <text:p text:style-name="P1"><text:span text:style-name="T4">indeed that he was to speak to Jeremy.”</text:span></text:p>
          </draw:text-box>
        </draw:frame>
        <draw:frame draw:style-name="gr1" draw:text-style-name="P2" draw:layer="layout" svg:width="14.84cm" svg:height="0.475cm" svg:x="2.2cm" svg:y="9.22cm">
          <draw:text-box>
            <text:p text:style-name="P1"><text:span text:style-name="T7">205. </text:span><text:span text:style-name="T4"><text:s/>Mr Brummell’s record of Lord Goldsmith’s meeting with No.10 officials on </text:span></text:p>
          </draw:text-box>
        </draw:frame>
        <draw:frame draw:style-name="gr1" draw:text-style-name="P2" draw:layer="layout" svg:width="15.09cm" svg:height="0.475cm" svg:x="2.2cm" svg:y="9.784cm">
          <draw:text-box>
            <text:p text:style-name="P1"><text:span text:style-name="T4">19 December records only that it would be “useful” for Lord Goldsmith to “speak </text:span></text:p>
          </draw:text-box>
        </draw:frame>
        <draw:frame draw:style-name="gr1" draw:text-style-name="P2" draw:layer="layout" svg:width="14.937cm" svg:height="0.475cm" svg:x="2.2cm" svg:y="10.348cm">
          <draw:text-box>
            <text:p text:style-name="P1"><text:span text:style-name="T4">to Sir Jeremy Greenstock, to get a fuller picture of the history of the negotiation </text:span></text:p>
          </draw:text-box>
        </draw:frame>
        <draw:frame draw:style-name="gr1" draw:text-style-name="P2" draw:layer="layout" svg:width="3.643cm" svg:height="0.475cm" svg:x="2.2cm" svg:y="10.913cm">
          <draw:text-box>
            <text:p text:style-name="P1"><text:span text:style-name="T4">of resolution 1441”.</text:span></text:p>
          </draw:text-box>
        </draw:frame>
        <draw:frame draw:style-name="gr7" draw:text-style-name="P8" draw:layer="layout" svg:width="0.273cm" svg:height="0.276cm" svg:x="5.824cm" svg:y="10.932cm">
          <draw:text-box>
            <text:p text:style-name="P1"><text:span text:style-name="T13">78</text:span></text:p>
          </draw:text-box>
        </draw:frame>
        <draw:frame draw:style-name="gr1" draw:text-style-name="P2" draw:layer="layout" svg:width="0.422cm" svg:height="0.475cm" svg:x="6.099cm" svg:y="10.9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cm" svg:height="0.475cm" svg:x="2.2cm" svg:y="11.827cm">
          <draw:text-box>
            <text:p text:style-name="P1"><text:span text:style-name="T7">206. </text:span><text:span text:style-name="T12"><text:s/>Despite Lord Goldsmith’s draft advice, Mr Blair continued to say in public </text:span></text:p>
          </draw:text-box>
        </draw:frame>
        <draw:frame draw:style-name="gr1" draw:text-style-name="P2" draw:layer="layout" svg:width="16.309cm" svg:height="0.475cm" svg:x="2.2cm" svg:y="12.392cm">
          <draw:text-box>
            <text:p text:style-name="P1"><text:span text:style-name="T12">that he would not rule out military action if a further resolution in response to an </text:span></text:p>
          </draw:text-box>
        </draw:frame>
        <draw:frame draw:style-name="gr1" draw:text-style-name="P2" draw:layer="layout" svg:width="5.057cm" svg:height="0.475cm" svg:x="2.2cm" svg:y="12.956cm">
          <draw:text-box>
            <text:p text:style-name="P1"><text:span text:style-name="T12">Iraqi breach was vetoed. </text:span></text:p>
          </draw:text-box>
        </draw:frame>
        <draw:frame draw:style-name="gr1" draw:text-style-name="P2" draw:layer="layout" svg:width="16.004cm" svg:height="0.475cm" svg:x="2.2cm" svg:y="13.871cm">
          <draw:text-box>
            <text:p text:style-name="P1"><text:span text:style-name="T7">207. </text:span><text:span text:style-name="T12"><text:s/>He did so in his statement to Parliament on 15 January and when he gave </text:span></text:p>
          </draw:text-box>
        </draw:frame>
        <draw:frame draw:style-name="gr1" draw:text-style-name="P2" draw:layer="layout" svg:width="16.58cm" svg:height="0.475cm" svg:x="2.2cm" svg:y="14.435cm">
          <draw:text-box>
            <text:p text:style-name="P1"><text:span text:style-name="T12">evidence to the Liaison Committee on 21 January about taking action in the event </text:span></text:p>
          </draw:text-box>
        </draw:frame>
        <draw:frame draw:style-name="gr1" draw:text-style-name="P2" draw:layer="layout" svg:width="5.543cm" svg:height="0.475cm" svg:x="2.2cm" svg:y="15cm">
          <draw:text-box>
            <text:p text:style-name="P1"><text:span text:style-name="T12">of an “unreasonable veto”. </text:span></text:p>
          </draw:text-box>
        </draw:frame>
        <draw:frame draw:style-name="gr1" draw:text-style-name="P2" draw:layer="layout" svg:width="15.911cm" svg:height="0.475cm" svg:x="2.2cm" svg:y="15.914cm">
          <draw:text-box>
            <text:p text:style-name="P1"><text:span text:style-name="T7">208. </text:span><text:span text:style-name="T12"><text:s/>These statements were at odds with the draft advice he had received and </text:span></text:p>
          </draw:text-box>
        </draw:frame>
        <draw:frame draw:style-name="gr1" draw:text-style-name="P2" draw:layer="layout" svg:width="6.437cm" svg:height="0.475cm" svg:x="2.2cm" svg:y="16.478cm">
          <draw:text-box>
            <text:p text:style-name="P1"><text:span text:style-name="T12">discussed with Lord Goldsmith.</text:span></text:p>
          </draw:text-box>
        </draw:frame>
        <draw:frame draw:style-name="gr1" draw:text-style-name="P2" draw:layer="layout" svg:width="15.809cm" svg:height="0.475cm" svg:x="2.2cm" svg:y="17.393cm">
          <draw:text-box>
            <text:p text:style-name="P1"><text:span text:style-name="T7">209. </text:span><text:span text:style-name="T4"><text:s/>During Prime Minister’s Questions on 15 January, Mr Blair was asked a series </text:span></text:p>
          </draw:text-box>
        </draw:frame>
        <draw:frame draw:style-name="gr1" draw:text-style-name="P2" draw:layer="layout" svg:width="12.791cm" svg:height="0.475cm" svg:x="2.2cm" svg:y="17.957cm">
          <draw:text-box>
            <text:p text:style-name="P1"><text:span text:style-name="T4">of questions by the Leader of the Opposition, Mr Iain Duncan Smith.</text:span></text:p>
          </draw:text-box>
        </draw:frame>
        <draw:frame draw:style-name="gr7" draw:text-style-name="P8" draw:layer="layout" svg:width="0.273cm" svg:height="0.276cm" svg:x="14.931cm" svg:y="17.976cm">
          <draw:text-box>
            <text:p text:style-name="P1"><text:span text:style-name="T13">79</text:span></text:p>
          </draw:text-box>
        </draw:frame>
        <draw:frame draw:style-name="gr1" draw:text-style-name="P2" draw:layer="layout" svg:width="15.398cm" svg:height="0.475cm" svg:x="2.2cm" svg:y="18.872cm">
          <draw:text-box>
            <text:p text:style-name="P1"><text:span text:style-name="T7">210. </text:span><text:span text:style-name="T4"><text:s/>Asked whether the Government’s position was that a second resolution was </text:span></text:p>
          </draw:text-box>
        </draw:frame>
        <draw:frame draw:style-name="gr1" draw:text-style-name="P2" draw:layer="layout" svg:width="15.365cm" svg:height="0.475cm" svg:x="2.2cm" svg:y="19.436cm">
          <draw:text-box>
            <text:p text:style-name="P1"><text:span text:style-name="T4">preferable or, as Ms Clare Short, the Development Secretary, had said, essential. </text:span></text:p>
          </draw:text-box>
        </draw:frame>
        <draw:frame draw:style-name="gr1" draw:text-style-name="P2" draw:layer="layout" svg:width="2.97cm" svg:height="0.475cm" svg:x="2.2cm" svg:y="20.001cm">
          <draw:text-box>
            <text:p text:style-name="P1"><text:span text:style-name="T4">Mr Blair replied:</text:span></text:p>
          </draw:text-box>
        </draw:frame>
        <draw:frame draw:style-name="gr1" draw:text-style-name="P2" draw:layer="layout" svg:width="15.234cm" svg:height="0.475cm" svg:x="2.95cm" svg:y="20.915cm">
          <draw:text-box>
            <text:p text:style-name="P1"><text:span text:style-name="T4">“… </text:span><text:span text:style-name="T4">we want a UN resolution. I have set out continually, not least in the House on </text:span></text:p>
          </draw:text-box>
        </draw:frame>
        <draw:frame draw:style-name="gr1" draw:text-style-name="P2" draw:layer="layout" svg:width="15.898cm" svg:height="0.475cm" svg:x="2.95cm" svg:y="21.48cm">
          <draw:text-box>
            <text:p text:style-name="P1"><text:span text:style-name="T4">18 December [2002], that in circumstances where there was a breach we went back </text:span></text:p>
          </draw:text-box>
        </draw:frame>
        <draw:frame draw:style-name="gr1" draw:text-style-name="P2" draw:layer="layout" svg:width="15.648cm" svg:height="0.475cm" svg:x="2.95cm" svg:y="22.044cm">
          <draw:text-box>
            <text:p text:style-name="P1"><text:span text:style-name="T4">to the UN and the spirit of the UN resolution was broken because an unreasonable </text:span></text:p>
          </draw:text-box>
        </draw:frame>
        <draw:frame draw:style-name="gr1" draw:text-style-name="P2" draw:layer="layout" svg:width="14.933cm" svg:height="0.475cm" svg:x="2.95cm" svg:y="22.608cm">
          <draw:text-box>
            <text:p text:style-name="P1"><text:span text:style-name="T4">veto was put down, we would not rule out action. That is the same position that </text:span></text:p>
          </draw:text-box>
        </draw:frame>
        <draw:frame draw:style-name="gr1" draw:text-style-name="P2" draw:layer="layout" svg:width="15.073cm" svg:height="0.475cm" svg:x="2.95cm" svg:y="23.173cm">
          <draw:text-box>
            <text:p text:style-name="P1"><text:span text:style-name="T4">everybody has expressed, and I think it is the right position. However … it is not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4.438cm" svg:height="0.475cm" svg:x="2.95cm" svg:y="23.737cm">
          <draw:text-box>
            <text:p text:style-name="P1"><text:span text:style-name="T4">merely preferable to have a second resolution. I believe that we will get one.”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4">77 </text:span></text:p>
          </draw:text-box>
        </draw:frame>
        <draw:line draw:style-name="gr9" draw:text-style-name="P9" draw:layer="layout" svg:x1="2.485cm" svg:y1="26.29cm" svg:x2="16.231cm" svg:y2="26.29cm">
          <text:p/>
        </draw:line>
        <draw:line draw:style-name="gr9" draw:text-style-name="P9" draw:layer="layout" svg:x1="2.199cm" svg:y1="26.714cm" svg:x2="5.376cm" svg:y2="26.714cm">
          <text:p/>
        </draw:line>
        <draw:frame draw:style-name="gr4" draw:text-style-name="P5" draw:layer="layout" svg:width="6.564cm" svg:height="0.395cm" svg:x="2.486cm" svg:y="25.511cm">
          <draw:text-box>
            <text:p text:style-name="P1"><text:span text:style-name="T11">Public hearing, 21 January 2011, page 63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78 </text:span></text:p>
          </draw:text-box>
        </draw:frame>
        <draw:frame draw:style-name="gr4" draw:text-style-name="P5" draw:layer="layout" svg:width="13.752cm" svg:height="0.395cm" svg:x="2.486cm" svg:y="25.934cm">
          <draw:text-box>
            <text:p text:style-name="P1"><text:span text:style-name="T6">Minute Brummell, 19 December 2002, ‘Iraq – Note of meeting at No.10 Downing Street, <text:s/></text:span></text:p>
          </draw:text-box>
        </draw:frame>
        <draw:frame draw:style-name="gr4" draw:text-style-name="P5" draw:layer="layout" svg:width="3.257cm" svg:height="0.395cm" svg:x="2.2cm" svg:y="26.357cm">
          <draw:text-box>
            <text:p text:style-name="P1"><text:span text:style-name="T6">19 December 2002’.</text:span><text:span text:style-name="T11">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79 </text:span></text:p>
          </draw:text-box>
        </draw:frame>
        <draw:frame draw:style-name="gr4" draw:text-style-name="P5" draw:layer="layout" svg:width="11.318cm" svg:height="0.395cm" svg:x="2.486cm" svg:y="26.781cm">
          <draw:text-box>
            <text:p text:style-name="P1"><text:span text:style-name="T11">House of Commons, </text:span><text:span text:style-name="T19">Official Report</text:span><text:span text:style-name="T11">, 15 January 2003, columns 677-678.</text:span></text:p>
          </draw:text-box>
        </draw:frame>
      </draw:page>
      <draw:page draw:name="page4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4</text:span></text:p>
          </draw:text-box>
        </draw:frame>
        <draw:frame draw:style-name="gr1" draw:text-style-name="P2" draw:layer="layout" svg:width="15.259cm" svg:height="0.475cm" svg:x="2.2cm" svg:y="2.525cm">
          <draw:text-box>
            <text:p text:style-name="P1"><text:span text:style-name="T7">211. </text:span><text:span text:style-name="T4"><text:s/>Mr Blair emphasised that the UN route had been chosen “very deliberately” </text:span></text:p>
          </draw:text-box>
        </draw:frame>
        <draw:frame draw:style-name="gr1" draw:text-style-name="P2" draw:layer="layout" svg:width="15.75cm" svg:height="0.475cm" svg:x="2.2cm" svg:y="3.09cm">
          <draw:text-box>
            <text:p text:style-name="P1"><text:span text:style-name="T4">because it was “important” that Saddam Hussein was “disarmed with the support of </text:span></text:p>
          </draw:text-box>
        </draw:frame>
        <draw:frame draw:style-name="gr1" draw:text-style-name="P2" draw:layer="layout" svg:width="16.432cm" svg:height="0.475cm" svg:x="2.2cm" svg:y="3.654cm">
          <draw:text-box>
            <text:p text:style-name="P1"><text:span text:style-name="T4">the international community”. He hoped that the House would unite around the position </text:span></text:p>
          </draw:text-box>
        </draw:frame>
        <draw:frame draw:style-name="gr1" draw:text-style-name="P2" draw:layer="layout" svg:width="16.11cm" svg:height="0.475cm" svg:x="2.2cm" svg:y="4.218cm">
          <draw:text-box>
            <text:p text:style-name="P1"><text:span text:style-name="T4">that if the UN resolution was breached, “action must follow, because the UN mandate </text:span></text:p>
          </draw:text-box>
        </draw:frame>
        <draw:frame draw:style-name="gr1" draw:text-style-name="P2" draw:layer="layout" svg:width="16.093cm" svg:height="0.475cm" svg:x="2.2cm" svg:y="4.783cm">
          <draw:text-box>
            <text:p text:style-name="P1"><text:span text:style-name="T4">has to be upheld”. The Government’s position was that a “second UN resolution” was </text:span></text:p>
          </draw:text-box>
        </draw:frame>
        <draw:frame draw:style-name="gr1" draw:text-style-name="P2" draw:layer="layout" svg:width="4.303cm" svg:height="0.475cm" svg:x="2.2cm" svg:y="5.347cm">
          <draw:text-box>
            <text:p text:style-name="P1"><text:span text:style-name="T4">“</text:span><text:span text:style-name="T4">preferable”, but it had:</text:span></text:p>
          </draw:text-box>
        </draw:frame>
        <draw:frame draw:style-name="gr1" draw:text-style-name="P2" draw:layer="layout" svg:width="15.924cm" svg:height="0.475cm" svg:x="2.95cm" svg:y="6.262cm">
          <draw:text-box>
            <text:p text:style-name="P1"><text:span text:style-name="T4">“… </text:span><text:span text:style-name="T4">also said that there are circumstances in which a UN resolution is not necessary, </text:span></text:p>
          </draw:text-box>
        </draw:frame>
        <draw:frame draw:style-name="gr1" draw:text-style-name="P2" draw:layer="layout" svg:width="15.619cm" svg:height="0.475cm" svg:x="2.95cm" svg:y="6.826cm">
          <draw:text-box>
            <text:p text:style-name="P1"><text:span text:style-name="T4">because it is necessary to be able to say in circumstances where an unreasonable </text:span></text:p>
          </draw:text-box>
        </draw:frame>
        <draw:frame draw:style-name="gr1" draw:text-style-name="P2" draw:layer="layout" svg:width="7.465cm" svg:height="0.475cm" svg:x="2.95cm" svg:y="7.391cm">
          <draw:text-box>
            <text:p text:style-name="P1"><text:span text:style-name="T4">veto is put down that we would still act.”</text:span></text:p>
          </draw:text-box>
        </draw:frame>
        <draw:frame draw:style-name="gr7" draw:text-style-name="P8" draw:layer="layout" svg:width="0.273cm" svg:height="0.276cm" svg:x="10.385cm" svg:y="7.409cm">
          <draw:text-box>
            <text:p text:style-name="P1"><text:span text:style-name="T13">80</text:span></text:p>
          </draw:text-box>
        </draw:frame>
        <draw:frame draw:style-name="gr1" draw:text-style-name="P2" draw:layer="layout" svg:width="16.626cm" svg:height="0.475cm" svg:x="2.2cm" svg:y="8.305cm">
          <draw:text-box>
            <text:p text:style-name="P1"><text:span text:style-name="T7">212. </text:span><text:span text:style-name="T4"><text:s/>In his evidence to the Liaison Committee on 21 January, Mr Blair was asked about </text:span></text:p>
          </draw:text-box>
        </draw:frame>
        <draw:frame draw:style-name="gr1" draw:text-style-name="P2" draw:layer="layout" svg:width="10.331cm" svg:height="0.475cm" svg:x="2.2cm" svg:y="8.87cm">
          <draw:text-box>
            <text:p text:style-name="P1"><text:span text:style-name="T4">the impact of taking action without a second resolution.</text:span></text:p>
          </draw:text-box>
        </draw:frame>
        <draw:frame draw:style-name="gr7" draw:text-style-name="P8" draw:layer="layout" svg:width="0.273cm" svg:height="0.276cm" svg:x="12.484cm" svg:y="8.888cm">
          <draw:text-box>
            <text:p text:style-name="P1"><text:span text:style-name="T13">81</text:span></text:p>
          </draw:text-box>
        </draw:frame>
        <draw:frame draw:style-name="gr1" draw:text-style-name="P2" draw:layer="layout" svg:width="15.238cm" svg:height="0.475cm" svg:x="2.2cm" svg:y="9.784cm">
          <draw:text-box>
            <text:p text:style-name="P1"><text:span text:style-name="T7">213. </text:span><text:span text:style-name="T4"><text:s/>In his responses, Mr Blair emphasised a second resolution would be highly </text:span></text:p>
          </draw:text-box>
        </draw:frame>
        <draw:frame draw:style-name="gr1" draw:text-style-name="P2" draw:layer="layout" svg:width="13.409cm" svg:height="0.475cm" svg:x="2.2cm" svg:y="10.348cm">
          <draw:text-box>
            <text:p text:style-name="P1"><text:span text:style-name="T4">desirable, but argued that action should not be “unreasonably blocked”.</text:span></text:p>
          </draw:text-box>
        </draw:frame>
        <draw:frame draw:style-name="gr2" draw:text-style-name="P3" draw:layer="layout" svg:width="0.634cm" svg:height="0.712cm" svg:x="2.95cm" svg:y="11.1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73cm" svg:height="0.475cm" svg:x="3.7cm" svg:y="11.263cm">
          <draw:text-box>
            <text:p text:style-name="P1"><text:span text:style-name="T4">It would be “easier in every respect” if there was a second resolution, but </text:span></text:p>
          </draw:text-box>
        </draw:frame>
        <draw:frame draw:style-name="gr1" draw:text-style-name="P2" draw:layer="layout" svg:width="14.675cm" svg:height="0.475cm" svg:x="3.7cm" svg:y="11.827cm">
          <draw:text-box>
            <text:p text:style-name="P1"><text:span text:style-name="T4">there could not be “a situation where there is a material breach recognised by </text:span></text:p>
          </draw:text-box>
        </draw:frame>
        <draw:frame draw:style-name="gr1" draw:text-style-name="P2" draw:layer="layout" svg:width="14.933cm" svg:height="0.475cm" svg:x="3.7cm" svg:y="12.392cm">
          <draw:text-box>
            <text:p text:style-name="P1"><text:span text:style-name="T4">everybody and yet action is unreasonably blocked”. Without that “qualification”, </text:span></text:p>
          </draw:text-box>
        </draw:frame>
        <draw:frame draw:style-name="gr1" draw:text-style-name="P2" draw:layer="layout" svg:width="14.548cm" svg:height="0.475cm" svg:x="3.7cm" svg:y="12.956cm">
          <draw:text-box>
            <text:p text:style-name="P1"><text:span text:style-name="T4">the discussion in the Security Council was “not likely to be as productive as it </text:span></text:p>
          </draw:text-box>
        </draw:frame>
        <draw:frame draw:style-name="gr1" draw:text-style-name="P2" draw:layer="layout" svg:width="2.106cm" svg:height="0.475cm" svg:x="3.7cm" svg:y="13.521cm">
          <draw:text-box>
            <text:p text:style-name="P1"><text:span text:style-name="T4">should be”.</text:span></text:p>
          </draw:text-box>
        </draw:frame>
        <draw:frame draw:style-name="gr2" draw:text-style-name="P3" draw:layer="layout" svg:width="0.634cm" svg:height="0.712cm" svg:x="2.95cm" svg:y="14.0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848cm" svg:height="0.475cm" svg:x="3.7cm" svg:y="14.185cm">
          <draw:text-box>
            <text:p text:style-name="P1"><text:span text:style-name="T4">It would be “highly desirable” to have a second resolution.</text:span></text:p>
          </draw:text-box>
        </draw:frame>
        <draw:frame draw:style-name="gr2" draw:text-style-name="P3" draw:layer="layout" svg:width="0.634cm" svg:height="0.712cm" svg:x="2.95cm" svg:y="14.6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01cm" svg:height="0.475cm" svg:x="3.7cm" svg:y="14.85cm">
          <draw:text-box>
            <text:p text:style-name="P1"><text:span text:style-name="T4">It would be “more difficult” to act without one, but if the inspectors said that they </text:span></text:p>
          </draw:text-box>
        </draw:frame>
        <draw:frame draw:style-name="gr1" draw:text-style-name="P2" draw:layer="layout" svg:width="14.823cm" svg:height="0.475cm" svg:x="3.7cm" svg:y="15.414cm">
          <draw:text-box>
            <text:p text:style-name="P1"><text:span text:style-name="T4">could not do their job properly or they made a finding that there were weapons </text:span></text:p>
          </draw:text-box>
        </draw:frame>
        <draw:frame draw:style-name="gr1" draw:text-style-name="P2" draw:layer="layout" svg:width="14.81cm" svg:height="0.475cm" svg:x="3.7cm" svg:y="15.978cm">
          <draw:text-box>
            <text:p text:style-name="P1"><text:span text:style-name="T4">of mass destruction, it would “be wrong” in the face of a veto “if we said ‘Right, </text:span></text:p>
          </draw:text-box>
        </draw:frame>
        <draw:frame draw:style-name="gr1" draw:text-style-name="P2" draw:layer="layout" svg:width="14.713cm" svg:height="0.475cm" svg:x="3.7cm" svg:y="16.543cm">
          <draw:text-box>
            <text:p text:style-name="P1"><text:span text:style-name="T4">well there is nothing we can do, he can carry on and develop these weapons.’ </text:span></text:p>
          </draw:text-box>
        </draw:frame>
        <draw:frame draw:style-name="gr1" draw:text-style-name="P2" draw:layer="layout" svg:width="14.785cm" svg:height="0.475cm" svg:x="3.7cm" svg:y="17.107cm">
          <draw:text-box>
            <text:p text:style-name="P1"><text:span text:style-name="T4">… </text:span><text:span text:style-name="T4">We must not give a signal to Saddam that there is a way out of this … [It] is </text:span></text:p>
          </draw:text-box>
        </draw:frame>
        <draw:frame draw:style-name="gr1" draw:text-style-name="P2" draw:layer="layout" svg:width="14.628cm" svg:height="0.475cm" svg:x="3.7cm" svg:y="17.672cm">
          <draw:text-box>
            <text:p text:style-name="P1"><text:span text:style-name="T4">best done with the maximum international support but it will not be done at all </text:span></text:p>
          </draw:text-box>
        </draw:frame>
        <draw:frame draw:style-name="gr1" draw:text-style-name="P2" draw:layer="layout" svg:width="13.379cm" svg:height="0.475cm" svg:x="3.7cm" svg:y="18.236cm">
          <draw:text-box>
            <text:p text:style-name="P1"><text:span text:style-name="T4">if Saddam thinks there is any weakness …” That “would be disastrous”.</text:span></text:p>
          </draw:text-box>
        </draw:frame>
        <draw:frame draw:style-name="gr1" draw:text-style-name="P2" draw:layer="layout" svg:width="16.029cm" svg:height="0.475cm" svg:x="2.2cm" svg:y="19.151cm">
          <draw:text-box>
            <text:p text:style-name="P1"><text:span text:style-name="T7">214. </text:span><text:span text:style-name="T4"><text:s/>Lord Goldsmith was asked by the Inquiry about the timing and substance of his </text:span></text:p>
          </draw:text-box>
        </draw:frame>
        <draw:frame draw:style-name="gr1" draw:text-style-name="P2" draw:layer="layout" svg:width="7.821cm" svg:height="0.475cm" svg:x="2.2cm" svg:y="19.715cm">
          <draw:text-box>
            <text:p text:style-name="P1"><text:span text:style-name="T4">advice to Mr Blair on the impact of a veto.</text:span></text:p>
          </draw:text-box>
        </draw:frame>
        <draw:frame draw:style-name="gr7" draw:text-style-name="P8" draw:layer="layout" svg:width="0.273cm" svg:height="0.276cm" svg:x="9.988cm" svg:y="19.734cm">
          <draw:text-box>
            <text:p text:style-name="P1"><text:span text:style-name="T13">82</text:span></text:p>
          </draw:text-box>
        </draw:frame>
        <draw:frame draw:style-name="gr1" draw:text-style-name="P2" draw:layer="layout" svg:width="0.422cm" svg:height="0.475cm" svg:x="10.263cm" svg:y="19.7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221cm" svg:height="0.475cm" svg:x="2.2cm" svg:y="20.63cm">
          <draw:text-box>
            <text:p text:style-name="P1"><text:span text:style-name="T7">215. </text:span><text:span text:style-name="T4"><text:s/>Lord Goldsmith wrote:</text:span></text:p>
          </draw:text-box>
        </draw:frame>
        <draw:frame draw:style-name="gr1" draw:text-style-name="P2" draw:layer="layout" svg:width="15.302cm" svg:height="0.475cm" svg:x="2.95cm" svg:y="21.544cm">
          <draw:text-box>
            <text:p text:style-name="P1"><text:span text:style-name="T4">“… </text:span><text:span text:style-name="T4">I do not think that there was any doubt about my view. I had been clear at the </text:span></text:p>
          </draw:text-box>
        </draw:frame>
        <draw:frame draw:style-name="gr1" draw:text-style-name="P2" draw:layer="layout" svg:width="15.898cm" svg:height="0.475cm" svg:x="2.95cm" svg:y="22.108cm">
          <draw:text-box>
            <text:p text:style-name="P1"><text:span text:style-name="T4">meeting with the Prime Minister on 22 October 2002, and I provided a written record </text:span></text:p>
          </draw:text-box>
        </draw:frame>
        <draw:frame draw:style-name="gr1" draw:text-style-name="P2" draw:layer="layout" svg:width="15.293cm" svg:height="0.475cm" svg:x="2.95cm" svg:y="22.673cm">
          <draw:text-box>
            <text:p text:style-name="P1"><text:span text:style-name="T4">of my view in David Brummell’s letter of 23 October 2002. Although I said I would </text:span></text:p>
          </draw:text-box>
        </draw:frame>
        <draw:frame draw:style-name="gr1" draw:text-style-name="P2" draw:layer="layout" svg:width="15.204cm" svg:height="0.475cm" svg:x="2.95cm" svg:y="23.237cm">
          <draw:text-box>
            <text:p text:style-name="P1"><text:span text:style-name="T4">consider the issue further, the sense that I conveyed was that I would look at th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949cm" svg:height="0.475cm" svg:x="2.95cm" svg:y="23.802cm">
          <draw:text-box>
            <text:p text:style-name="P1"><text:span text:style-name="T4">issue again to see if anything changed my mind. To that end, I did have a discussion 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4">80 </text:span></text:p>
          </draw:text-box>
        </draw:frame>
        <draw:frame draw:style-name="gr4" draw:text-style-name="P5" draw:layer="layout" svg:width="10.437cm" svg:height="0.395cm" svg:x="2.486cm" svg:y="25.511cm">
          <draw:text-box>
            <text:p text:style-name="P1"><text:span text:style-name="T11">House of Commons, </text:span><text:span text:style-name="T19">Official</text:span><text:span text:style-name="T11"> </text:span><text:span text:style-name="T19">Report</text:span><text:span text:style-name="T11">, 15 January 2003, column 678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81 </text:span></text:p>
          </draw:text-box>
        </draw:frame>
        <draw:frame draw:style-name="gr4" draw:text-style-name="P5" draw:layer="layout" svg:width="15.615cm" svg:height="0.395cm" svg:x="2.486cm" svg:y="25.934cm">
          <draw:text-box>
            <text:p text:style-name="P1"><text:span text:style-name="T11">Minutes 21 January 2003, Liaison Committee (House of Commons), [Minutes of Evidence], Q&amp;A 25, </text:span></text:p>
          </draw:text-box>
        </draw:frame>
        <draw:frame draw:style-name="gr4" draw:text-style-name="P5" draw:layer="layout" svg:width="2.165cm" svg:height="0.395cm" svg:x="2.2cm" svg:y="26.357cm">
          <draw:text-box>
            <text:p text:style-name="P1"><text:span text:style-name="T11">27-28, 52, 54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82 </text:span></text:p>
          </draw:text-box>
        </draw:frame>
        <draw:frame draw:style-name="gr4" draw:text-style-name="P5" draw:layer="layout" svg:width="7.741cm" svg:height="0.395cm" svg:x="2.486cm" svg:y="26.781cm">
          <draw:text-box>
            <text:p text:style-name="P1"><text:span text:style-name="T11">Statement, 17 January 2011, paragraphs 4.1-4.7. </text:span></text:p>
          </draw:text-box>
        </draw:frame>
      </draw:page>
      <draw:page draw:name="page45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5</text:span></text:p>
          </draw:text-box>
        </draw:frame>
        <draw:frame draw:style-name="gr1" draw:text-style-name="P2" draw:layer="layout" svg:width="15.957cm" svg:height="0.475cm" svg:x="2.95cm" svg:y="2.525cm">
          <draw:text-box>
            <text:p text:style-name="P1"><text:span text:style-name="T4">with John Grainger [FCO Legal Counsellor] and Michael Wood on 5 November 2002 </text:span></text:p>
          </draw:text-box>
        </draw:frame>
        <draw:frame draw:style-name="gr1" draw:text-style-name="P2" draw:layer="layout" svg:width="14.903cm" svg:height="0.475cm" svg:x="2.95cm" svg:y="3.09cm">
          <draw:text-box>
            <text:p text:style-name="P1"><text:span text:style-name="T4">and asked for further information … but after this further consideration my view </text:span></text:p>
          </draw:text-box>
        </draw:frame>
        <draw:frame draw:style-name="gr1" draw:text-style-name="P2" draw:layer="layout" svg:width="15.238cm" svg:height="0.475cm" svg:x="2.95cm" svg:y="3.654cm">
          <draw:text-box>
            <text:p text:style-name="P1"><text:span text:style-name="T4">remained the same. If I had reached a different view, I am sure that I would have </text:span></text:p>
          </draw:text-box>
        </draw:frame>
        <draw:frame draw:style-name="gr1" draw:text-style-name="P2" draw:layer="layout" svg:width="15.86cm" svg:height="0.475cm" svg:x="2.95cm" svg:y="4.218cm">
          <draw:text-box>
            <text:p text:style-name="P1"><text:span text:style-name="T4">made this known, but I didn’t. I decided therefore to wrap the issue up … in my draft </text:span></text:p>
          </draw:text-box>
        </draw:frame>
        <draw:frame draw:style-name="gr1" draw:text-style-name="P2" draw:layer="layout" svg:width="5.251cm" svg:height="0.475cm" svg:x="2.95cm" svg:y="4.783cm">
          <draw:text-box>
            <text:p text:style-name="P1"><text:span text:style-name="T4">advice of 14 January 2003.”</text:span></text:p>
          </draw:text-box>
        </draw:frame>
        <draw:frame draw:style-name="gr1" draw:text-style-name="P2" draw:layer="layout" svg:width="17.401cm" svg:height="0.475cm" svg:x="2.2cm" svg:y="5.697cm">
          <draw:text-box>
            <text:p text:style-name="P1"><text:span text:style-name="T7">216. </text:span><text:span text:style-name="T4"><text:s/>Lord Goldsmith’s meeting with Mr Blair on 22 October 2002 is described in Section 3.5.</text:span></text:p>
          </draw:text-box>
        </draw:frame>
        <draw:frame draw:style-name="gr1" draw:text-style-name="P2" draw:layer="layout" svg:width="16.114cm" svg:height="0.475cm" svg:x="2.2cm" svg:y="6.612cm">
          <draw:text-box>
            <text:p text:style-name="P1"><text:span text:style-name="T7">217. </text:span><text:span text:style-name="T4"><text:s/>Asked whether that advice was draft or definitive, Lord Goldsmith wrote: “In one </text:span></text:p>
          </draw:text-box>
        </draw:frame>
        <draw:frame draw:style-name="gr1" draw:text-style-name="P2" draw:layer="layout" svg:width="16.478cm" svg:height="0.475cm" svg:x="2.2cm" svg:y="7.176cm">
          <draw:text-box>
            <text:p text:style-name="P1"><text:span text:style-name="T4">sense the whole of the advice of 14 January 2003 was draft”, but he “was clear” that, in </text:span></text:p>
          </draw:text-box>
        </draw:frame>
        <draw:frame draw:style-name="gr1" draw:text-style-name="P2" draw:layer="layout" svg:width="16.872cm" svg:height="0.475cm" svg:x="2.2cm" svg:y="7.741cm">
          <draw:text-box>
            <text:p text:style-name="P1"><text:span text:style-name="T4">relation to the exercise of a veto, “that must have been understood by the Prime Minister”.</text:span></text:p>
          </draw:text-box>
        </draw:frame>
        <draw:frame draw:style-name="gr1" draw:text-style-name="P2" draw:layer="layout" svg:width="13.007cm" svg:height="0.475cm" svg:x="2.2cm" svg:y="8.655cm">
          <draw:text-box>
            <text:p text:style-name="P1"><text:span text:style-name="T7">218. </text:span><text:span text:style-name="T4"><text:s/>Asked whether that was clear to Mr Blair, Lord Goldsmith wrote:</text:span></text:p>
          </draw:text-box>
        </draw:frame>
        <draw:frame draw:style-name="gr1" draw:text-style-name="P2" draw:layer="layout" svg:width="2.551cm" svg:height="0.475cm" svg:x="2.95cm" svg:y="9.57cm">
          <draw:text-box>
            <text:p text:style-name="P1"><text:span text:style-name="T4">“</text:span><text:span text:style-name="T4">I believe so.”</text:span></text:p>
          </draw:text-box>
        </draw:frame>
        <draw:frame draw:style-name="gr1" draw:text-style-name="P2" draw:layer="layout" svg:width="15.026cm" svg:height="0.475cm" svg:x="2.2cm" svg:y="10.484cm">
          <draw:text-box>
            <text:p text:style-name="P1"><text:span text:style-name="T7">219. </text:span><text:span text:style-name="T4"><text:s/>Asked whether Mr Blair’s words that it was “necessary to be able to say in </text:span></text:p>
          </draw:text-box>
        </draw:frame>
        <draw:frame draw:style-name="gr1" draw:text-style-name="P2" draw:layer="layout" svg:width="15.805cm" svg:height="0.475cm" svg:x="2.2cm" svg:y="11.048cm">
          <draw:text-box>
            <text:p text:style-name="P1"><text:span text:style-name="T4">circumstances where an unreasonable veto is put down that we would still act”, and </text:span></text:p>
          </draw:text-box>
        </draw:frame>
        <draw:frame draw:style-name="gr1" draw:text-style-name="P2" draw:layer="layout" svg:width="4.79cm" svg:height="0.475cm" svg:x="2.2cm" svg:y="11.613cm">
          <draw:text-box>
            <text:p text:style-name="P1"><text:span text:style-name="T4">Mr Blair’s later comments</text:span></text:p>
          </draw:text-box>
        </draw:frame>
        <draw:frame draw:style-name="gr7" draw:text-style-name="P8" draw:layer="layout" svg:width="0.273cm" svg:height="0.276cm" svg:x="6.983cm" svg:y="11.632cm">
          <draw:text-box>
            <text:p text:style-name="P1"><text:span text:style-name="T13">83</text:span></text:p>
          </draw:text-box>
        </draw:frame>
        <draw:frame draw:style-name="gr1" draw:text-style-name="P2" draw:layer="layout" svg:width="10.543cm" svg:height="0.475cm" svg:x="7.258cm" svg:y="11.613cm">
          <draw:text-box>
            <text:p text:style-name="P1"><text:span text:style-name="T4"><text:s/></text:span><text:span text:style-name="T4">during a </text:span><text:span text:style-name="T5">BBC Newsnight </text:span><text:span text:style-name="T4">interview on 6 February, were </text:span></text:p>
          </draw:text-box>
        </draw:frame>
        <draw:frame draw:style-name="gr1" draw:text-style-name="P2" draw:layer="layout" svg:width="10.619cm" svg:height="0.475cm" svg:x="2.2cm" svg:y="12.177cm">
          <draw:text-box>
            <text:p text:style-name="P1"><text:span text:style-name="T4">compatible with his advice, Lord Goldsmith replied: “No.”</text:span></text:p>
          </draw:text-box>
        </draw:frame>
        <draw:frame draw:style-name="gr1" draw:text-style-name="P2" draw:layer="layout" svg:width="15.767cm" svg:height="0.475cm" svg:x="2.2cm" svg:y="13.092cm">
          <draw:text-box>
            <text:p text:style-name="P1"><text:span text:style-name="T7">220. </text:span><text:span text:style-name="T4"><text:s/>Asked if he was aware of Mr Blair’s statements at the time, and, if so, what he </text:span></text:p>
          </draw:text-box>
        </draw:frame>
        <draw:frame draw:style-name="gr1" draw:text-style-name="P2" draw:layer="layout" svg:width="13.388cm" svg:height="0.475cm" svg:x="2.2cm" svg:y="13.656cm">
          <draw:text-box>
            <text:p text:style-name="P1"><text:span text:style-name="T4">thought of them, and what action he had taken, Lord Goldsmith replied:</text:span></text:p>
          </draw:text-box>
        </draw:frame>
        <draw:frame draw:style-name="gr1" draw:text-style-name="P2" draw:layer="layout" svg:width="15.712cm" svg:height="0.475cm" svg:x="2.95cm" svg:y="14.571cm">
          <draw:text-box>
            <text:p text:style-name="P1"><text:span text:style-name="T4">“</text:span><text:span text:style-name="T4">I became aware at some stage of the statements the Prime Minister made, though </text:span></text:p>
          </draw:text-box>
        </draw:frame>
        <draw:frame draw:style-name="gr1" draw:text-style-name="P2" draw:layer="layout" svg:width="15.458cm" svg:height="0.475cm" svg:x="2.95cm" svg:y="15.135cm">
          <draw:text-box>
            <text:p text:style-name="P1"><text:span text:style-name="T4">I cannot recall precisely when. I was uncomfortable about them, and I believe that </text:span></text:p>
          </draw:text-box>
        </draw:frame>
        <draw:frame draw:style-name="gr1" draw:text-style-name="P2" draw:layer="layout" svg:width="15.136cm" svg:height="0.475cm" svg:x="2.95cm" svg:y="15.7cm">
          <draw:text-box>
            <text:p text:style-name="P1"><text:span text:style-name="T4">I discussed my concerns with Jack Straw and my own staff, though I can find no </text:span></text:p>
          </draw:text-box>
        </draw:frame>
        <draw:frame draw:style-name="gr1" draw:text-style-name="P2" draw:layer="layout" svg:width="15.771cm" svg:height="0.475cm" svg:x="2.95cm" svg:y="16.264cm">
          <draw:text-box>
            <text:p text:style-name="P1"><text:span text:style-name="T4">record of a formal note of any such conversations. I understood entirely the need to </text:span></text:p>
          </draw:text-box>
        </draw:frame>
        <draw:frame draw:style-name="gr1" draw:text-style-name="P2" draw:layer="layout" svg:width="15.687cm" svg:height="0.475cm" svg:x="2.95cm" svg:y="16.828cm">
          <draw:text-box>
            <text:p text:style-name="P1"><text:span text:style-name="T4">make public statements which left Saddam Hussein in no doubt about our firmness </text:span></text:p>
          </draw:text-box>
        </draw:frame>
        <draw:frame draw:style-name="gr1" draw:text-style-name="P2" draw:layer="layout" svg:width="15.674cm" svg:height="0.475cm" svg:x="2.95cm" svg:y="17.393cm">
          <draw:text-box>
            <text:p text:style-name="P1"><text:span text:style-name="T4">of purpose. It was more likely that he would co-operate if he thought that there was </text:span></text:p>
          </draw:text-box>
        </draw:frame>
        <draw:frame draw:style-name="gr1" draw:text-style-name="P2" draw:layer="layout" svg:width="15.615cm" svg:height="0.475cm" svg:x="2.95cm" svg:y="17.957cm">
          <draw:text-box>
            <text:p text:style-name="P1"><text:span text:style-name="T4">a real likelihood of conflict. My concern was that we should not box ourselves in by </text:span></text:p>
          </draw:text-box>
        </draw:frame>
        <draw:frame draw:style-name="gr1" draw:text-style-name="P2" draw:layer="layout" svg:width="15.839cm" svg:height="0.475cm" svg:x="2.95cm" svg:y="18.522cm">
          <draw:text-box>
            <text:p text:style-name="P1"><text:span text:style-name="T4">the public statements that were made, and create a situation which might then have </text:span></text:p>
          </draw:text-box>
        </draw:frame>
        <draw:frame draw:style-name="gr1" draw:text-style-name="P2" draw:layer="layout" svg:width="3.287cm" svg:height="0.475cm" svg:x="2.95cm" svg:y="19.086cm">
          <draw:text-box>
            <text:p text:style-name="P1"><text:span text:style-name="T4">to be unravelled.”</text:span></text:p>
          </draw:text-box>
        </draw:frame>
        <draw:frame draw:style-name="gr7" draw:text-style-name="P8" draw:layer="layout" svg:width="0.273cm" svg:height="0.276cm" svg:x="6.221cm" svg:y="19.105cm">
          <draw:text-box>
            <text:p text:style-name="P1"><text:span text:style-name="T13">84</text:span></text:p>
          </draw:text-box>
        </draw:frame>
        <draw:frame draw:style-name="gr1" draw:text-style-name="P2" draw:layer="layout" svg:width="6.132cm" svg:height="0.475cm" svg:x="2.2cm" svg:y="20.001cm">
          <draw:text-box>
            <text:p text:style-name="P1"><text:span text:style-name="T7">221. </text:span><text:span text:style-name="T4"><text:s/>The Inquiry asked Mr Blair:</text:span></text:p>
          </draw:text-box>
        </draw:frame>
        <draw:frame draw:style-name="gr2" draw:text-style-name="P3" draw:layer="layout" svg:width="0.634cm" svg:height="0.712cm" svg:x="2.95cm" svg:y="20.7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46cm" svg:height="0.475cm" svg:x="3.7cm" svg:y="20.915cm">
          <draw:text-box>
            <text:p text:style-name="P1"><text:span text:style-name="T4">whether he considered that what he said on 15 January and 6 February was </text:span></text:p>
          </draw:text-box>
        </draw:frame>
        <draw:frame draw:style-name="gr1" draw:text-style-name="P2" draw:layer="layout" svg:width="7.686cm" svg:height="0.475cm" svg:x="3.7cm" svg:y="21.48cm">
          <draw:text-box>
            <text:p text:style-name="P1"><text:span text:style-name="T4">compatible with Lord Goldsmith’s advice;</text:span></text:p>
          </draw:text-box>
        </draw:frame>
        <draw:frame draw:style-name="gr2" draw:text-style-name="P3" draw:layer="layout" svg:width="0.634cm" svg:height="0.712cm" svg:x="2.95cm" svg:y="21.9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445cm" svg:height="0.475cm" svg:x="3.7cm" svg:y="22.144cm">
          <draw:text-box>
            <text:p text:style-name="P1"><text:span text:style-name="T4">whether he had received any other legal advice on the issue;</text:span></text:p>
          </draw:text-box>
        </draw:frame>
        <draw:frame draw:style-name="gr2" draw:text-style-name="P3" draw:layer="layout" svg:width="0.634cm" svg:height="0.712cm" svg:x="2.95cm" svg:y="22.6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28cm" svg:height="0.475cm" svg:x="3.7cm" svg:y="22.808cm">
          <draw:text-box>
            <text:p text:style-name="P1"><text:span text:style-name="T4">whether his view that action could be taken was derived from the use of force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8.244cm" svg:height="0.475cm" svg:x="3.7cm" svg:y="23.373cm">
          <draw:text-box>
            <text:p text:style-name="P1"><text:span text:style-name="T4">without a UNSCR in relation to Kosovo; and</text:span></text:p>
          </draw:text-box>
        </draw:frame>
        <draw:frame draw:style-name="gr10" draw:text-style-name="P10" draw:layer="layout" svg:width="0.29cm" svg:height="0.23cm" svg:x="2.2cm" svg:y="25.103cm">
          <draw:text-box>
            <text:p text:style-name="P1"><text:span text:style-name="T14">83 </text:span></text:p>
          </draw:text-box>
        </draw:frame>
        <draw:frame draw:style-name="gr4" draw:text-style-name="P5" draw:layer="layout" svg:width="16.216cm" svg:height="0.395cm" svg:x="2.486cm" svg:y="25.087cm">
          <draw:text-box>
            <text:p text:style-name="P1"><text:span text:style-name="T11">“</text:span><text:span text:style-name="T11">If the inspectors do report that they can’t do their work properly because Iraq is not co-operating there’s </text:span></text:p>
          </draw:text-box>
        </draw:frame>
        <draw:frame draw:style-name="gr4" draw:text-style-name="P5" draw:layer="layout" svg:width="16.427cm" svg:height="0.395cm" svg:x="2.2cm" svg:y="25.511cm">
          <draw:text-box>
            <text:p text:style-name="P1"><text:span text:style-name="T11">no doubt … that is a breach of the resolution. In those circumstances there should be a further resolution. </text:span></text:p>
          </draw:text-box>
        </draw:frame>
        <draw:frame draw:style-name="gr4" draw:text-style-name="P5" draw:layer="layout" svg:width="15.678cm" svg:height="0.395cm" svg:x="2.2cm" svg:y="25.934cm">
          <draw:text-box>
            <text:p text:style-name="P1"><text:span text:style-name="T11">If, however … a country unreasonably in those circumstances put down a veto then I would consider </text:span></text:p>
          </draw:text-box>
        </draw:frame>
        <draw:frame draw:style-name="gr4" draw:text-style-name="P5" draw:layer="layout" svg:width="11.288cm" svg:height="0.395cm" svg:x="2.2cm" svg:y="26.357cm">
          <draw:text-box>
            <text:p text:style-name="P1"><text:span text:style-name="T11">action outside of that.”; Statement, 17 January 2011, paragraphs 4.5-4.6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84 </text:span></text:p>
          </draw:text-box>
        </draw:frame>
        <draw:frame draw:style-name="gr4" draw:text-style-name="P5" draw:layer="layout" svg:width="6.86cm" svg:height="0.395cm" svg:x="2.486cm" svg:y="26.781cm">
          <draw:text-box>
            <text:p text:style-name="P1"><text:span text:style-name="T11">Statement, 17 January 2011, paragraph 4.7.</text:span></text:p>
          </draw:text-box>
        </draw:frame>
      </draw:page>
      <draw:page draw:name="page4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6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25cm" svg:height="0.475cm" svg:x="3.7cm" svg:y="2.525cm">
          <draw:text-box>
            <text:p text:style-name="P1"><text:span text:style-name="T4">given that the need to prevent an overwhelming humanitarian catastrophe would </text:span></text:p>
          </draw:text-box>
        </draw:frame>
        <draw:frame draw:style-name="gr1" draw:text-style-name="P2" draw:layer="layout" svg:width="14.806cm" svg:height="0.475cm" svg:x="3.7cm" svg:y="3.09cm">
          <draw:text-box>
            <text:p text:style-name="P1"><text:span text:style-name="T4">not provide the basis for action in Iraq, the legal basis on which he thought the </text:span></text:p>
          </draw:text-box>
        </draw:frame>
        <draw:frame draw:style-name="gr1" draw:text-style-name="P2" draw:layer="layout" svg:width="2.622cm" svg:height="0.475cm" svg:x="3.7cm" svg:y="3.654cm">
          <draw:text-box>
            <text:p text:style-name="P1"><text:span text:style-name="T4">UK would act.</text:span></text:p>
          </draw:text-box>
        </draw:frame>
        <draw:frame draw:style-name="gr7" draw:text-style-name="P8" draw:layer="layout" svg:width="0.273cm" svg:height="0.276cm" svg:x="6.312cm" svg:y="3.673cm">
          <draw:text-box>
            <text:p text:style-name="P1"><text:span text:style-name="T13">85</text:span></text:p>
          </draw:text-box>
        </draw:frame>
        <draw:frame draw:style-name="gr1" draw:text-style-name="P2" draw:layer="layout" svg:width="15.805cm" svg:height="0.475cm" svg:x="2.2cm" svg:y="4.568cm">
          <draw:text-box>
            <text:p text:style-name="P1"><text:span text:style-name="T7">222. </text:span><text:span text:style-name="T4"><text:s/>In his statement for the Inquiry, Mr Blair did not address the substance of Lord </text:span></text:p>
          </draw:text-box>
        </draw:frame>
        <draw:frame draw:style-name="gr1" draw:text-style-name="P2" draw:layer="layout" svg:width="15.496cm" svg:height="0.475cm" svg:x="2.2cm" svg:y="5.133cm">
          <draw:text-box>
            <text:p text:style-name="P1"><text:span text:style-name="T4">Goldsmith’s advice that, in the event of a veto, there would be no Security Council </text:span></text:p>
          </draw:text-box>
        </draw:frame>
        <draw:frame draw:style-name="gr1" draw:text-style-name="P2" draw:layer="layout" svg:width="6.221cm" svg:height="0.475cm" svg:x="2.2cm" svg:y="5.697cm">
          <draw:text-box>
            <text:p text:style-name="P1"><text:span text:style-name="T4">authorisation for the use of force.</text:span></text:p>
          </draw:text-box>
        </draw:frame>
        <draw:frame draw:style-name="gr7" draw:text-style-name="P8" draw:layer="layout" svg:width="0.341cm" svg:height="0.276cm" svg:x="8.389cm" svg:y="5.716cm">
          <draw:text-box>
            <text:p text:style-name="P1"><text:span text:style-name="T13">86 </text:span></text:p>
          </draw:text-box>
        </draw:frame>
        <draw:frame draw:style-name="gr1" draw:text-style-name="P2" draw:layer="layout" svg:width="1.818cm" svg:height="0.475cm" svg:x="8.732cm" svg:y="5.697cm">
          <draw:text-box>
            <text:p text:style-name="P1"><text:span text:style-name="T4">He wrote:</text:span></text:p>
          </draw:text-box>
        </draw:frame>
        <draw:frame draw:style-name="gr7" draw:text-style-name="P8" draw:layer="layout" svg:width="0.246cm" svg:height="0.276cm" svg:x="10.544cm" svg:y="5.716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5.602cm" svg:height="0.475cm" svg:x="2.95cm" svg:y="6.612cm">
          <draw:text-box>
            <text:p text:style-name="P1"><text:span text:style-name="T4">“</text:span><text:span text:style-name="T4">I never believed that action in Iraq could be on the same legal basis as Kosovo … </text:span></text:p>
          </draw:text-box>
        </draw:frame>
        <draw:frame draw:style-name="gr1" draw:text-style-name="P2" draw:layer="layout" svg:width="15.293cm" svg:height="0.475cm" svg:x="2.95cm" svg:y="7.176cm">
          <draw:text-box>
            <text:p text:style-name="P1"><text:span text:style-name="T4">So I never raised Kosovo as a direct precedent. However in Kosovo, we had had </text:span></text:p>
          </draw:text-box>
        </draw:frame>
        <draw:frame draw:style-name="gr1" draw:text-style-name="P2" draw:layer="layout" svg:width="15.28cm" svg:height="0.475cm" svg:x="2.95cm" svg:y="7.741cm">
          <draw:text-box>
            <text:p text:style-name="P1"><text:span text:style-name="T4">to accept we could not get a UN resolution even though we wanted one because </text:span></text:p>
          </draw:text-box>
        </draw:frame>
        <draw:frame draw:style-name="gr1" draw:text-style-name="P2" draw:layer="layout" svg:width="15.822cm" svg:height="0.475cm" svg:x="2.95cm" svg:y="8.305cm">
          <draw:text-box>
            <text:p text:style-name="P1"><text:span text:style-name="T4">Russia had made it clear it would wield a political veto. So we, not the UNSC, made </text:span></text:p>
          </draw:text-box>
        </draw:frame>
        <draw:frame draw:style-name="gr1" draw:text-style-name="P2" draw:layer="layout" svg:width="12.88cm" svg:height="0.475cm" svg:x="2.95cm" svg:y="8.87cm">
          <draw:text-box>
            <text:p text:style-name="P1"><text:span text:style-name="T4">the judgement that the humanitarian catastrophe was overwhelming.</text:span></text:p>
          </draw:text-box>
        </draw:frame>
        <draw:frame draw:style-name="gr1" draw:text-style-name="P2" draw:layer="layout" svg:width="15.306cm" svg:height="0.475cm" svg:x="2.95cm" svg:y="9.784cm">
          <draw:text-box>
            <text:p text:style-name="P1"><text:span text:style-name="T4">“… </text:span><text:span text:style-name="T4">[I]f it were clear and accepted by a UNSC member that there was a breach of </text:span></text:p>
          </draw:text-box>
        </draw:frame>
        <draw:frame draw:style-name="gr1" draw:text-style-name="P2" draw:layer="layout" svg:width="14.988cm" svg:height="0.475cm" svg:x="2.95cm" svg:y="10.348cm">
          <draw:text-box>
            <text:p text:style-name="P1"><text:span text:style-name="T4">[resolution] 1441, but nonetheless they still vetoed, surely that must have some </text:span></text:p>
          </draw:text-box>
        </draw:frame>
        <draw:frame draw:style-name="gr1" draw:text-style-name="P2" draw:layer="layout" svg:width="15.957cm" svg:height="0.475cm" svg:x="2.95cm" svg:y="10.913cm">
          <draw:text-box>
            <text:p text:style-name="P1"><text:span text:style-name="T4">relevance as to whether a breach had occurred, and thus to revival of resolution 678 </text:span></text:p>
          </draw:text-box>
        </draw:frame>
        <draw:frame draw:style-name="gr1" draw:text-style-name="P2" draw:layer="layout" svg:width="15.217cm" svg:height="0.475cm" svg:x="2.95cm" svg:y="11.477cm">
          <draw:text-box>
            <text:p text:style-name="P1"><text:span text:style-name="T4">authorising force … I was not suggesting that we, subjectively and without more, </text:span></text:p>
          </draw:text-box>
        </draw:frame>
        <draw:frame draw:style-name="gr1" draw:text-style-name="P2" draw:layer="layout" svg:width="15.433cm" svg:height="0.475cm" svg:x="2.95cm" svg:y="12.042cm">
          <draw:text-box>
            <text:p text:style-name="P1"><text:span text:style-name="T4">could say: this is unreasonable, but that a veto in circumstances where [a] breach </text:span></text:p>
          </draw:text-box>
        </draw:frame>
        <draw:frame draw:style-name="gr1" draw:text-style-name="P2" draw:layer="layout" svg:width="15.818cm" svg:height="0.475cm" svg:x="2.95cm" svg:y="12.606cm">
          <draw:text-box>
            <text:p text:style-name="P1"><text:span text:style-name="T4">was accepted, surely could not override the consequences of such a breach set out </text:span></text:p>
          </draw:text-box>
        </draw:frame>
        <draw:frame draw:style-name="gr1" draw:text-style-name="P2" draw:layer="layout" svg:width="10.64cm" svg:height="0.475cm" svg:x="2.95cm" svg:y="13.171cm">
          <draw:text-box>
            <text:p text:style-name="P1"><text:span text:style-name="T4">in 1441 ie they could not make a bad faith assessment.” </text:span></text:p>
          </draw:text-box>
        </draw:frame>
        <draw:frame draw:style-name="gr1" draw:text-style-name="P2" draw:layer="layout" svg:width="3.947cm" svg:height="0.475cm" svg:x="2.2cm" svg:y="14.085cm">
          <draw:text-box>
            <text:p text:style-name="P1"><text:span text:style-name="T7">223. </text:span><text:span text:style-name="T4"><text:s/>Mr Blair added:</text:span></text:p>
          </draw:text-box>
        </draw:frame>
        <draw:frame draw:style-name="gr1" draw:text-style-name="P2" draw:layer="layout" svg:width="14.963cm" svg:height="0.475cm" svg:x="2.95cm" svg:y="15cm">
          <draw:text-box>
            <text:p text:style-name="P1"><text:span text:style-name="T4">“</text:span><text:span text:style-name="T4">I was aware … of Peter Goldsmith’s advice on 14 January … but … I was also </text:span></text:p>
          </draw:text-box>
        </draw:frame>
        <draw:frame draw:style-name="gr1" draw:text-style-name="P2" draw:layer="layout" svg:width="15.818cm" svg:height="0.475cm" svg:x="2.95cm" svg:y="15.564cm">
          <draw:text-box>
            <text:p text:style-name="P1"><text:span text:style-name="T4">aware that he had not yet had the opportunity to speak to Sir Jeremy Greenstock or </text:span></text:p>
          </draw:text-box>
        </draw:frame>
        <draw:frame draw:style-name="gr1" draw:text-style-name="P2" draw:layer="layout" svg:width="4.46cm" svg:height="0.475cm" svg:x="2.95cm" svg:y="16.128cm">
          <draw:text-box>
            <text:p text:style-name="P1"><text:span text:style-name="T4">to the US counterparty. </text:span></text:p>
          </draw:text-box>
        </draw:frame>
        <draw:frame draw:style-name="gr1" draw:text-style-name="P2" draw:layer="layout" svg:width="14.954cm" svg:height="0.475cm" svg:x="2.95cm" svg:y="17.043cm">
          <draw:text-box>
            <text:p text:style-name="P1"><text:span text:style-name="T4">“</text:span><text:span text:style-name="T4">I had not yet got to the stage of a formal request for advice and neither had he </text:span></text:p>
          </draw:text-box>
        </draw:frame>
        <draw:frame draw:style-name="gr1" draw:text-style-name="P2" draw:layer="layout" svg:width="14.662cm" svg:height="0.475cm" svg:x="2.95cm" svg:y="17.607cm">
          <draw:text-box>
            <text:p text:style-name="P1"><text:span text:style-name="T4">got to the point of formally giving it. So I was continuing to hold to the position </text:span></text:p>
          </draw:text-box>
        </draw:frame>
        <draw:frame draw:style-name="gr1" draw:text-style-name="P2" draw:layer="layout" svg:width="15.204cm" svg:height="0.475cm" svg:x="2.95cm" svg:y="18.172cm">
          <draw:text-box>
            <text:p text:style-name="P1"><text:span text:style-name="T4">that another resolution was not necessary. I knew that the language of 1441 had </text:span></text:p>
          </draw:text-box>
        </draw:frame>
        <draw:frame draw:style-name="gr1" draw:text-style-name="P2" draw:layer="layout" svg:width="15.433cm" svg:height="0.475cm" svg:x="2.95cm" svg:y="18.736cm">
          <draw:text-box>
            <text:p text:style-name="P1"><text:span text:style-name="T4">represented a political compromise. But I also knew it had to have a meaning and </text:span></text:p>
          </draw:text-box>
        </draw:frame>
        <draw:frame draw:style-name="gr1" draw:text-style-name="P2" draw:layer="layout" svg:width="15.513cm" svg:height="0.475cm" svg:x="2.95cm" svg:y="19.301cm">
          <draw:text-box>
            <text:p text:style-name="P1"><text:span text:style-name="T4">that meaning, in circumstances where lack of clarity was the outcome of a political </text:span></text:p>
          </draw:text-box>
        </draw:frame>
        <draw:frame draw:style-name="gr1" draw:text-style-name="P2" draw:layer="layout" svg:width="15.805cm" svg:height="0.475cm" svg:x="2.95cm" svg:y="19.865cm">
          <draw:text-box>
            <text:p text:style-name="P1"><text:span text:style-name="T4">negotiation, must depend on what was understood by the parties to the negotiation. </text:span></text:p>
          </draw:text-box>
        </draw:frame>
        <draw:frame draw:style-name="gr1" draw:text-style-name="P2" draw:layer="layout" svg:width="15.022cm" svg:height="0.475cm" svg:x="2.95cm" svg:y="20.78cm">
          <draw:text-box>
            <text:p text:style-name="P1"><text:span text:style-name="T4">“</text:span><text:span text:style-name="T4">I knew that the US had been crystal clear and explicit throughout. This was the </text:span></text:p>
          </draw:text-box>
        </draw:frame>
        <draw:frame draw:style-name="gr1" draw:text-style-name="P2" draw:layer="layout" svg:width="15.386cm" svg:height="0.475cm" svg:x="2.95cm" svg:y="21.344cm">
          <draw:text-box>
            <text:p text:style-name="P1"><text:span text:style-name="T4">cardinal importance of not just including the phrase ‘final opportunity’ which to me </text:span></text:p>
          </draw:text-box>
        </draw:frame>
        <draw:frame draw:style-name="gr1" draw:text-style-name="P2" draw:layer="layout" svg:width="15.576cm" svg:height="0.475cm" svg:x="2.95cm" svg:y="21.908cm">
          <draw:text-box>
            <text:p text:style-name="P1"><text:span text:style-name="T4">meant ‘last chance’; but also the designation in advance of a failure to comply fully </text:span></text:p>
          </draw:text-box>
        </draw:frame>
        <draw:frame draw:style-name="gr1" draw:text-style-name="P2" draw:layer="layout" svg:width="15.496cm" svg:height="0.475cm" svg:x="2.95cm" svg:y="22.473cm">
          <draw:text-box>
            <text:p text:style-name="P1"><text:span text:style-name="T4">and unconditionally, as a ‘material breach’ – words with a plain and legally defined </text:span></text:p>
          </draw:text-box>
        </draw:frame>
        <draw:frame draw:style-name="gr1" draw:text-style-name="P2" draw:layer="layout" svg:width="1.869cm" svg:height="0.475cm" svg:x="2.95cm" svg:y="23.037cm">
          <draw:text-box>
            <text:p text:style-name="P1"><text:span text:style-name="T4">meaning. </text:span></text:p>
          </draw:text-box>
        </draw:frame>
        <draw:frame draw:style-name="gr1" draw:text-style-name="P2" draw:layer="layout" svg:width="15.348cm" svg:height="0.475cm" svg:x="2.95cm" svg:y="23.952cm">
          <draw:text-box>
            <text:p text:style-name="P1"><text:span text:style-name="T4">“</text:span><text:span text:style-name="T4">Peter’s view at that time was, because of the word ‘assessment’ in OP4 of 1441, </text:span></text:p>
          </draw:text-box>
        </draw:frame>
        <draw:frame draw:style-name="gr1" draw:text-style-name="P2" draw:layer="layout" svg:width="14.751cm" svg:height="0.475cm" svg:x="2.95cm" svg:y="24.516cm">
          <draw:text-box>
            <text:p text:style-name="P1"><text:span text:style-name="T4">there should be a further decision. But I was aware that … had been precisely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4.582cm" svg:height="0.475cm" svg:x="2.95cm" svg:y="25.081cm">
          <draw:text-box>
            <text:p text:style-name="P1"><text:span text:style-name="T4">and openly rejected by the US and UK when negotiating the text. That is why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85 </text:span></text:p>
          </draw:text-box>
        </draw:frame>
        <draw:frame draw:style-name="gr4" draw:text-style-name="P5" draw:layer="layout" svg:width="11.339cm" svg:height="0.395cm" svg:x="2.486cm" svg:y="26.357cm">
          <draw:text-box>
            <text:p text:style-name="P1"><text:span text:style-name="T11">Inquiry request for a witness statement, 13 December 2010, Q7, page 4.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86 </text:span></text:p>
          </draw:text-box>
        </draw:frame>
        <draw:frame draw:style-name="gr4" draw:text-style-name="P5" draw:layer="layout" svg:width="6.53cm" svg:height="0.395cm" svg:x="2.486cm" svg:y="26.781cm">
          <draw:text-box>
            <text:p text:style-name="P1"><text:span text:style-name="T11">Statement, 14 January 2011, pages 9-10. </text:span></text:p>
          </draw:text-box>
        </draw:frame>
      </draw:page>
      <draw:page draw:name="page47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7</text:span></text:p>
          </draw:text-box>
        </draw:frame>
        <draw:frame draw:style-name="gr1" draw:text-style-name="P2" draw:layer="layout" svg:width="14.908cm" svg:height="0.475cm" svg:x="2.95cm" svg:y="2.525cm">
          <draw:text-box>
            <text:p text:style-name="P1"><text:span text:style-name="T4">his provisional advice was always going to be influenced by what was said and </text:span></text:p>
          </draw:text-box>
        </draw:frame>
        <draw:frame draw:style-name="gr1" draw:text-style-name="P2" draw:layer="layout" svg:width="15.03cm" svg:height="0.475cm" svg:x="2.95cm" svg:y="3.09cm">
          <draw:text-box>
            <text:p text:style-name="P1"><text:span text:style-name="T4">meant during the course of the negotiation of 1441. So I asked that he speak to </text:span></text:p>
          </draw:text-box>
        </draw:frame>
        <draw:frame draw:style-name="gr1" draw:text-style-name="P2" draw:layer="layout" svg:width="8.359cm" svg:height="0.475cm" svg:x="2.95cm" svg:y="3.654cm">
          <draw:text-box>
            <text:p text:style-name="P1"><text:span text:style-name="T4">Sir Jeremy Greenstock and later to the US.” </text:span></text:p>
          </draw:text-box>
        </draw:frame>
        <draw:frame draw:style-name="gr1" draw:text-style-name="P2" draw:layer="layout" svg:width="16.732cm" svg:height="0.475cm" svg:x="2.2cm" svg:y="4.568cm">
          <draw:text-box>
            <text:p text:style-name="P1"><text:span text:style-name="T7">224. </text:span><text:span text:style-name="T4"><text:s/>Asked if he had understood that his answer in Parliament was inconsistent with the </text:span></text:p>
          </draw:text-box>
        </draw:frame>
        <draw:frame draw:style-name="gr1" draw:text-style-name="P2" draw:layer="layout" svg:width="10.59cm" svg:height="0.475cm" svg:x="2.2cm" svg:y="5.133cm">
          <draw:text-box>
            <text:p text:style-name="P1"><text:span text:style-name="T4">legal advice he had been given, Mr Blair told the Inquiry:</text:span></text:p>
          </draw:text-box>
        </draw:frame>
        <draw:frame draw:style-name="gr1" draw:text-style-name="P2" draw:layer="layout" svg:width="15.204cm" svg:height="0.475cm" svg:x="2.95cm" svg:y="6.047cm">
          <draw:text-box>
            <text:p text:style-name="P1"><text:span text:style-name="T4">“</text:span><text:span text:style-name="T4">I was making basically a political point. However I accept entirely that there was </text:span></text:p>
          </draw:text-box>
        </draw:frame>
        <draw:frame draw:style-name="gr1" draw:text-style-name="P2" draw:layer="layout" svg:width="15.479cm" svg:height="0.475cm" svg:x="2.95cm" svg:y="6.612cm">
          <draw:text-box>
            <text:p text:style-name="P1"><text:span text:style-name="T4">an inconsistency between what he was saying and what I was saying … but I was </text:span></text:p>
          </draw:text-box>
        </draw:frame>
        <draw:frame draw:style-name="gr1" draw:text-style-name="P2" draw:layer="layout" svg:width="7.944cm" svg:height="0.475cm" svg:x="2.95cm" svg:y="7.176cm">
          <draw:text-box>
            <text:p text:style-name="P1"><text:span text:style-name="T4">saying it not … as a lawyer, but politically.”</text:span></text:p>
          </draw:text-box>
        </draw:frame>
        <draw:frame draw:style-name="gr7" draw:text-style-name="P8" draw:layer="layout" svg:width="0.273cm" svg:height="0.276cm" svg:x="10.871cm" svg:y="7.195cm">
          <draw:text-box>
            <text:p text:style-name="P1"><text:span text:style-name="T13">87</text:span></text:p>
          </draw:text-box>
        </draw:frame>
        <draw:frame draw:style-name="gr1" draw:text-style-name="P2" draw:layer="layout" svg:width="16cm" svg:height="0.475cm" svg:x="2.2cm" svg:y="8.091cm">
          <draw:text-box>
            <text:p text:style-name="P1"><text:span text:style-name="T7">225. </text:span><text:span text:style-name="T4"><text:s/>Asked if he could really distinguish between making a political point and a legal </text:span></text:p>
          </draw:text-box>
        </draw:frame>
        <draw:frame draw:style-name="gr1" draw:text-style-name="P2" draw:layer="layout" svg:width="16.516cm" svg:height="0.475cm" svg:x="2.2cm" svg:y="8.655cm">
          <draw:text-box>
            <text:p text:style-name="P1"><text:span text:style-name="T4">point when presenting a legal interpretation to the House of Commons, Mr Blair told the </text:span></text:p>
          </draw:text-box>
        </draw:frame>
        <draw:frame draw:style-name="gr1" draw:text-style-name="P2" draw:layer="layout" svg:width="1.395cm" svg:height="0.475cm" svg:x="2.2cm" svg:y="9.22cm">
          <draw:text-box>
            <text:p text:style-name="P1"><text:span text:style-name="T4">Inquiry:</text:span></text:p>
          </draw:text-box>
        </draw:frame>
        <draw:frame draw:style-name="gr1" draw:text-style-name="P2" draw:layer="layout" svg:width="14.65cm" svg:height="0.475cm" svg:x="2.95cm" svg:y="10.134cm">
          <draw:text-box>
            <text:p text:style-name="P1"><text:span text:style-name="T4">“</text:span><text:span text:style-name="T4">I understand that … I was trying to hold that line … I was less making a legal </text:span></text:p>
          </draw:text-box>
        </draw:frame>
        <draw:frame draw:style-name="gr1" draw:text-style-name="P2" draw:layer="layout" svg:width="15.915cm" svg:height="0.475cm" svg:x="2.95cm" svg:y="10.698cm">
          <draw:text-box>
            <text:p text:style-name="P1"><text:span text:style-name="T4">declaration … because I could not do that, but a political point, if there was a breach </text:span></text:p>
          </draw:text-box>
        </draw:frame>
        <draw:frame draw:style-name="gr1" draw:text-style-name="P2" draw:layer="layout" svg:width="15.602cm" svg:height="0.475cm" svg:x="2.95cm" svg:y="11.263cm">
          <draw:text-box>
            <text:p text:style-name="P1"><text:span text:style-name="T4">we had to be able to act … throughout this period of time … we were going for this </text:span></text:p>
          </draw:text-box>
        </draw:frame>
        <draw:frame draw:style-name="gr1" draw:text-style-name="P2" draw:layer="layout" svg:width="15.077cm" svg:height="0.475cm" svg:x="2.95cm" svg:y="11.827cm">
          <draw:text-box>
            <text:p text:style-name="P1"><text:span text:style-name="T4">second resolution. It was always going to be difficult to get it, but we thought we </text:span></text:p>
          </draw:text-box>
        </draw:frame>
        <draw:frame draw:style-name="gr1" draw:text-style-name="P2" draw:layer="layout" svg:width="1.721cm" svg:height="0.475cm" svg:x="2.95cm" svg:y="12.392cm">
          <draw:text-box>
            <text:p text:style-name="P1"><text:span text:style-name="T4">might …”</text:span></text:p>
          </draw:text-box>
        </draw:frame>
        <draw:frame draw:style-name="gr7" draw:text-style-name="P8" draw:layer="layout" svg:width="0.273cm" svg:height="0.276cm" svg:x="4.667cm" svg:y="12.411cm">
          <draw:text-box>
            <text:p text:style-name="P1"><text:span text:style-name="T13">88</text:span></text:p>
          </draw:text-box>
        </draw:frame>
        <draw:frame draw:style-name="gr1" draw:text-style-name="P2" draw:layer="layout" svg:width="3.947cm" svg:height="0.475cm" svg:x="2.2cm" svg:y="13.306cm">
          <draw:text-box>
            <text:p text:style-name="P1"><text:span text:style-name="T7">226. </text:span><text:span text:style-name="T4"><text:s/>Mr Blair added:</text:span></text:p>
          </draw:text-box>
        </draw:frame>
        <draw:frame draw:style-name="gr1" draw:text-style-name="P2" draw:layer="layout" svg:width="16.047cm" svg:height="0.475cm" svg:x="2.95cm" svg:y="14.221cm">
          <draw:text-box>
            <text:p text:style-name="P1"><text:span text:style-name="T4">“</text:span><text:span text:style-name="T4">I tried to choose my words carefully all the way through. In the two quotes you have, </text:span></text:p>
          </draw:text-box>
        </draw:frame>
        <draw:frame draw:style-name="gr1" draw:text-style-name="P2" draw:layer="layout" svg:width="5.687cm" svg:height="0.475cm" svg:x="2.95cm" svg:y="14.785cm">
          <draw:text-box>
            <text:p text:style-name="P1"><text:span text:style-name="T4">I chose them less carefully …”</text:span></text:p>
          </draw:text-box>
        </draw:frame>
        <draw:frame draw:style-name="gr7" draw:text-style-name="P8" draw:layer="layout" svg:width="0.273cm" svg:height="0.276cm" svg:x="8.62cm" svg:y="14.804cm">
          <draw:text-box>
            <text:p text:style-name="P1"><text:span text:style-name="T13">89</text:span></text:p>
          </draw:text-box>
        </draw:frame>
        <draw:frame draw:style-name="gr1" draw:text-style-name="P2" draw:layer="layout" svg:width="16.27cm" svg:height="0.475cm" svg:x="2.2cm" svg:y="15.7cm">
          <draw:text-box>
            <text:p text:style-name="P1"><text:span text:style-name="T7">227. </text:span><text:span text:style-name="T4"><text:s/>Mr Blair made similar points justifying the position he had taken in his discussion </text:span></text:p>
          </draw:text-box>
        </draw:frame>
        <draw:frame draw:style-name="gr1" draw:text-style-name="P2" draw:layer="layout" svg:width="16.652cm" svg:height="0.475cm" svg:x="2.2cm" svg:y="16.264cm">
          <draw:text-box>
            <text:p text:style-name="P1"><text:span text:style-name="T4">with President Bush on 31 January and his interview on the </text:span><text:span text:style-name="T5">BBC Newsnight</text:span><text:span text:style-name="T4"> programme </text:span></text:p>
          </draw:text-box>
        </draw:frame>
        <draw:frame draw:style-name="gr1" draw:text-style-name="P2" draw:layer="layout" svg:width="2.733cm" svg:height="0.475cm" svg:x="2.2cm" svg:y="16.828cm">
          <draw:text-box>
            <text:p text:style-name="P1"><text:span text:style-name="T4">on 6 February.</text:span></text:p>
          </draw:text-box>
        </draw:frame>
        <draw:frame draw:style-name="gr6" draw:text-style-name="P7" draw:layer="layout" svg:width="5.924cm" svg:height="0.556cm" svg:x="2.2cm" svg:y="17.95cm">
          <draw:text-box>
            <text:p text:style-name="P1"><text:span text:style-name="T9">Cabinet, 16 January 2003</text:span></text:p>
          </draw:text-box>
        </draw:frame>
        <draw:frame draw:style-name="gr1" draw:text-style-name="P2" draw:layer="layout" svg:width="14.945cm" svg:height="0.475cm" svg:x="2.2cm" svg:y="18.778cm">
          <draw:text-box>
            <text:p text:style-name="P1"><text:span text:style-name="T7">228. </text:span><text:span text:style-name="T12"><text:s/>As promised by Mr Blair on 19 December, Cabinet discussed Iraq on </text:span></text:p>
          </draw:text-box>
        </draw:frame>
        <draw:frame draw:style-name="gr1" draw:text-style-name="P2" draw:layer="layout" svg:width="3.41cm" svg:height="0.475cm" svg:x="2.2cm" svg:y="19.342cm">
          <draw:text-box>
            <text:p text:style-name="P1"><text:span text:style-name="T12">16 January 2003.</text:span></text:p>
          </draw:text-box>
        </draw:frame>
        <draw:frame draw:style-name="gr1" draw:text-style-name="P2" draw:layer="layout" svg:width="15.915cm" svg:height="0.475cm" svg:x="2.2cm" svg:y="20.257cm">
          <draw:text-box>
            <text:p text:style-name="P1"><text:span text:style-name="T7">229. </text:span><text:span text:style-name="T12"><text:s/>Mr Blair told Cabinet that the strategy remained to pursue the UN course. </text:span></text:p>
          </draw:text-box>
        </draw:frame>
        <draw:frame draw:style-name="gr1" draw:text-style-name="P2" draw:layer="layout" svg:width="16.491cm" svg:height="0.475cm" svg:x="2.2cm" svg:y="20.821cm">
          <draw:text-box>
            <text:p text:style-name="P1"><text:span text:style-name="T12">The inspectors needed time to achieve results. If Iraq was not complying with the </text:span></text:p>
          </draw:text-box>
        </draw:frame>
        <draw:frame draw:style-name="gr1" draw:text-style-name="P2" draw:layer="layout" svg:width="14.552cm" svg:height="0.475cm" svg:x="2.2cm" svg:y="21.386cm">
          <draw:text-box>
            <text:p text:style-name="P1"><text:span text:style-name="T12">demands of the Security Council, a second resolution would be agreed. </text:span></text:p>
          </draw:text-box>
        </draw:frame>
        <draw:frame draw:style-name="gr1" draw:text-style-name="P2" draw:layer="layout" svg:width="15.792cm" svg:height="0.475cm" svg:x="2.2cm" svg:y="22.3cm">
          <draw:text-box>
            <text:p text:style-name="P1"><text:span text:style-name="T7">230. </text:span><text:span text:style-name="T12"><text:s/>Mr Straw stated that the UK should not rule out the possibility of military </text:span></text:p>
          </draw:text-box>
        </draw:frame>
        <draw:frame draw:style-name="gr1" draw:text-style-name="P2" draw:layer="layout" svg:width="15.064cm" svg:height="0.475cm" svg:x="2.2cm" svg:y="22.865cm">
          <draw:text-box>
            <text:p text:style-name="P1"><text:span text:style-name="T12">action without a second resolution. Mr Blair repeated that statement in his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4.155cm" svg:height="0.475cm" svg:x="2.2cm" svg:y="23.429cm">
          <draw:text-box>
            <text:p text:style-name="P1"><text:span text:style-name="T12">concluding remarks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87 </text:span></text:p>
          </draw:text-box>
        </draw:frame>
        <draw:frame draw:style-name="gr4" draw:text-style-name="P5" draw:layer="layout" svg:width="6.564cm" svg:height="0.395cm" svg:x="2.486cm" svg:y="25.934cm">
          <draw:text-box>
            <text:p text:style-name="P1"><text:span text:style-name="T11">Public hearing, 21 January 2011, page 71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88 </text:span></text:p>
          </draw:text-box>
        </draw:frame>
        <draw:frame draw:style-name="gr4" draw:text-style-name="P5" draw:layer="layout" svg:width="6.564cm" svg:height="0.395cm" svg:x="2.486cm" svg:y="26.357cm">
          <draw:text-box>
            <text:p text:style-name="P1"><text:span text:style-name="T11">Public hearing, 21 January 2011, page 74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89 </text:span></text:p>
          </draw:text-box>
        </draw:frame>
        <draw:frame draw:style-name="gr4" draw:text-style-name="P5" draw:layer="layout" svg:width="6.564cm" svg:height="0.395cm" svg:x="2.486cm" svg:y="26.781cm">
          <draw:text-box>
            <text:p text:style-name="P1"><text:span text:style-name="T11">Public hearing, 21 January 2011, page 75.</text:span></text:p>
          </draw:text-box>
        </draw:frame>
      </draw:page>
      <draw:page draw:name="page4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8</text:span></text:p>
          </draw:text-box>
        </draw:frame>
        <draw:frame draw:style-name="gr1" draw:text-style-name="P2" draw:layer="layout" svg:width="16.711cm" svg:height="0.475cm" svg:x="2.2cm" svg:y="2.525cm">
          <draw:text-box>
            <text:p text:style-name="P1"><text:span text:style-name="T7">231. </text:span><text:span text:style-name="T12"><text:s/>Mr Blair’s decision to ask for Lord Goldsmith’s draft advice and his invitation </text:span></text:p>
          </draw:text-box>
        </draw:frame>
        <draw:frame draw:style-name="gr1" draw:text-style-name="P2" draw:layer="layout" svg:width="16.652cm" svg:height="0.475cm" svg:x="2.2cm" svg:y="3.09cm">
          <draw:text-box>
            <text:p text:style-name="P1"><text:span text:style-name="T12">to Lord Goldsmith to attend Cabinet suggest that he intended the advice to inform </text:span></text:p>
          </draw:text-box>
        </draw:frame>
        <draw:frame draw:style-name="gr1" draw:text-style-name="P2" draw:layer="layout" svg:width="7.448cm" svg:height="0.475cm" svg:x="2.2cm" svg:y="3.654cm">
          <draw:text-box>
            <text:p text:style-name="P1"><text:span text:style-name="T12">discussion in Cabinet on 16 January.</text:span></text:p>
          </draw:text-box>
        </draw:frame>
        <draw:frame draw:style-name="gr1" draw:text-style-name="P2" draw:layer="layout" svg:width="16.804cm" svg:height="0.475cm" svg:x="2.2cm" svg:y="4.568cm">
          <draw:text-box>
            <text:p text:style-name="P1"><text:span text:style-name="T7">232. </text:span><text:span text:style-name="T12"><text:s/>But Mr Blair did not reveal that he had received Lord Goldsmith’s draft advice </text:span></text:p>
          </draw:text-box>
        </draw:frame>
        <draw:frame draw:style-name="gr1" draw:text-style-name="P2" draw:layer="layout" svg:width="16.504cm" svg:height="0.475cm" svg:x="2.2cm" svg:y="5.133cm">
          <draw:text-box>
            <text:p text:style-name="P1"><text:span text:style-name="T12">which indicated that a further determination by the Security Council that Iraq was </text:span></text:p>
          </draw:text-box>
        </draw:frame>
        <draw:frame draw:style-name="gr1" draw:text-style-name="P2" draw:layer="layout" svg:width="16.322cm" svg:height="0.475cm" svg:x="2.2cm" svg:y="5.697cm">
          <draw:text-box>
            <text:p text:style-name="P1"><text:span text:style-name="T12">in material breach of its obligations would be required to authorise the revival of </text:span></text:p>
          </draw:text-box>
        </draw:frame>
        <draw:frame draw:style-name="gr1" draw:text-style-name="P2" draw:layer="layout" svg:width="10.78cm" svg:height="0.475cm" svg:x="2.2cm" svg:y="6.262cm">
          <draw:text-box>
            <text:p text:style-name="P1"><text:span text:style-name="T12">the authority to take military action in resolution 678. </text:span></text:p>
          </draw:text-box>
        </draw:frame>
        <draw:frame draw:style-name="gr1" draw:text-style-name="P2" draw:layer="layout" svg:width="15.259cm" svg:height="0.475cm" svg:x="2.2cm" svg:y="7.176cm">
          <draw:text-box>
            <text:p text:style-name="P1"><text:span text:style-name="T7">233. </text:span><text:span text:style-name="T12"><text:s/>As the Attorney General, Lord Goldsmith was the Government’s Legal </text:span></text:p>
          </draw:text-box>
        </draw:frame>
        <draw:frame draw:style-name="gr1" draw:text-style-name="P2" draw:layer="layout" svg:width="9.154cm" svg:height="0.475cm" svg:x="2.2cm" svg:y="7.741cm">
          <draw:text-box>
            <text:p text:style-name="P1"><text:span text:style-name="T12">Adviser not just the Legal Adviser to Mr Blair.</text:span></text:p>
          </draw:text-box>
        </draw:frame>
        <draw:frame draw:style-name="gr1" draw:text-style-name="P2" draw:layer="layout" svg:width="15.627cm" svg:height="0.475cm" svg:x="2.2cm" svg:y="8.655cm">
          <draw:text-box>
            <text:p text:style-name="P1"><text:span text:style-name="T7">234. </text:span><text:span text:style-name="T12"><text:s/>There is no evidence that Mr Straw was aware of Lord Goldsmith’s draft </text:span></text:p>
          </draw:text-box>
        </draw:frame>
        <draw:frame draw:style-name="gr1" draw:text-style-name="P2" draw:layer="layout" svg:width="16.487cm" svg:height="0.475cm" svg:x="2.2cm" svg:y="9.22cm">
          <draw:text-box>
            <text:p text:style-name="P1"><text:span text:style-name="T12">advice before Cabinet on 16 January, although he was aware of Lord Goldsmith’s </text:span></text:p>
          </draw:text-box>
        </draw:frame>
        <draw:frame draw:style-name="gr1" draw:text-style-name="P2" draw:layer="layout" svg:width="1.767cm" svg:height="0.475cm" svg:x="2.2cm" svg:y="9.784cm">
          <draw:text-box>
            <text:p text:style-name="P1"><text:span text:style-name="T12">position.</text:span></text:p>
          </draw:text-box>
        </draw:frame>
        <draw:frame draw:style-name="gr1" draw:text-style-name="P2" draw:layer="layout" svg:width="16.279cm" svg:height="0.475cm" svg:x="2.2cm" svg:y="10.698cm">
          <draw:text-box>
            <text:p text:style-name="P1"><text:span text:style-name="T7">235. </text:span><text:span text:style-name="T12"><text:s/>There is no evidence that Lord Goldsmith had communicated his concerns </text:span></text:p>
          </draw:text-box>
        </draw:frame>
        <draw:frame draw:style-name="gr1" draw:text-style-name="P2" draw:layer="layout" svg:width="9.396cm" svg:height="0.475cm" svg:x="2.2cm" svg:y="11.263cm">
          <draw:text-box>
            <text:p text:style-name="P1"><text:span text:style-name="T12">to Mr Hoon or to any other member of Cabinet.</text:span></text:p>
          </draw:text-box>
        </draw:frame>
        <draw:frame draw:style-name="gr1" draw:text-style-name="P2" draw:layer="layout" svg:width="16.529cm" svg:height="0.475cm" svg:x="2.2cm" svg:y="12.177cm">
          <draw:text-box>
            <text:p text:style-name="P1"><text:span text:style-name="T7">236. </text:span><text:span text:style-name="T12"><text:s/>Mr Blair’s decision not to invite Lord Goldsmith to speak meant that Cabinet </text:span></text:p>
          </draw:text-box>
        </draw:frame>
        <draw:frame draw:style-name="gr1" draw:text-style-name="P2" draw:layer="layout" svg:width="16.588cm" svg:height="0.475cm" svg:x="2.2cm" svg:y="12.742cm">
          <draw:text-box>
            <text:p text:style-name="P1"><text:span text:style-name="T12">Ministers, including those whose responsibilities were directly engaged, were not </text:span></text:p>
          </draw:text-box>
        </draw:frame>
        <draw:frame draw:style-name="gr1" draw:text-style-name="P2" draw:layer="layout" svg:width="16.673cm" svg:height="0.475cm" svg:x="2.2cm" svg:y="13.306cm">
          <draw:text-box>
            <text:p text:style-name="P1"><text:span text:style-name="T12">informed of the doubts expressed in Lord Goldsmith’s draft advice about the legal </text:span></text:p>
          </draw:text-box>
        </draw:frame>
        <draw:frame draw:style-name="gr1" draw:text-style-name="P2" draw:layer="layout" svg:width="4.976cm" svg:height="0.475cm" svg:x="2.2cm" svg:y="13.871cm">
          <draw:text-box>
            <text:p text:style-name="P1"><text:span text:style-name="T12">basis of the UK’s policy. </text:span></text:p>
          </draw:text-box>
        </draw:frame>
        <draw:frame draw:style-name="gr1" draw:text-style-name="P2" draw:layer="layout" svg:width="15.14cm" svg:height="0.475cm" svg:x="2.2cm" svg:y="14.785cm">
          <draw:text-box>
            <text:p text:style-name="P1"><text:span text:style-name="T7">237. </text:span><text:span text:style-name="T12"><text:s/>It may not have been appropriate for Lord Goldsmith to challenge the </text:span></text:p>
          </draw:text-box>
        </draw:frame>
        <draw:frame draw:style-name="gr1" draw:text-style-name="P2" draw:layer="layout" svg:width="16.169cm" svg:height="0.475cm" svg:x="2.2cm" svg:y="15.35cm">
          <draw:text-box>
            <text:p text:style-name="P1"><text:span text:style-name="T12">assertions made by Mr Blair and Mr Straw, which repeated their previous public </text:span></text:p>
          </draw:text-box>
        </draw:frame>
        <draw:frame draw:style-name="gr1" draw:text-style-name="P2" draw:layer="layout" svg:width="5.586cm" svg:height="0.475cm" svg:x="2.2cm" svg:y="15.914cm">
          <draw:text-box>
            <text:p text:style-name="P1"><text:span text:style-name="T12">statements, during Cabinet.</text:span></text:p>
          </draw:text-box>
        </draw:frame>
        <draw:frame draw:style-name="gr1" draw:text-style-name="P2" draw:layer="layout" svg:width="16.512cm" svg:height="0.475cm" svg:x="2.2cm" svg:y="16.828cm">
          <draw:text-box>
            <text:p text:style-name="P1"><text:span text:style-name="T7">238. </text:span><text:span text:style-name="T12"><text:s/>Notwithstanding the draft nature of his advice, it would have been advisable </text:span></text:p>
          </draw:text-box>
        </draw:frame>
        <draw:frame draw:style-name="gr1" draw:text-style-name="P2" draw:layer="layout" svg:width="14.323cm" svg:height="0.475cm" svg:x="2.2cm" svg:y="17.393cm">
          <draw:text-box>
            <text:p text:style-name="P1"><text:span text:style-name="T12">for Lord Goldsmith to have told Mr Straw and Mr Hoon of his concerns.</text:span></text:p>
          </draw:text-box>
        </draw:frame>
        <draw:frame draw:style-name="gr1" draw:text-style-name="P2" draw:layer="layout" svg:width="15.957cm" svg:height="0.475cm" svg:x="2.2cm" svg:y="18.307cm">
          <draw:text-box>
            <text:p text:style-name="P1"><text:span text:style-name="T7">239. </text:span><text:span text:style-name="T12"><text:s/>Lord Goldsmith could also have expressed his concerns subsequently in </text:span></text:p>
          </draw:text-box>
        </draw:frame>
        <draw:frame draw:style-name="gr1" draw:text-style-name="P2" draw:layer="layout" svg:width="15.754cm" svg:height="0.475cm" svg:x="2.2cm" svg:y="18.872cm">
          <draw:text-box>
            <text:p text:style-name="P1"><text:span text:style-name="T12">private. Other than his conversations with Mr Straw in early February, there is </text:span></text:p>
          </draw:text-box>
        </draw:frame>
        <draw:frame draw:style-name="gr1" draw:text-style-name="P2" draw:layer="layout" svg:width="5.45cm" svg:height="0.475cm" svg:x="2.2cm" svg:y="19.436cm">
          <draw:text-box>
            <text:p text:style-name="P1"><text:span text:style-name="T12">no evidence that he did so.</text:span></text:p>
          </draw:text-box>
        </draw:frame>
        <draw:frame draw:style-name="gr1" draw:text-style-name="P2" draw:layer="layout" svg:width="14.086cm" svg:height="0.475cm" svg:x="2.2cm" svg:y="20.351cm">
          <draw:text-box>
            <text:p text:style-name="P1"><text:span text:style-name="T7">240. </text:span><text:span text:style-name="T4"><text:s/>Ms Adams’ brief for Lord Goldsmith for Cabinet on 16 January stated:</text:span></text:p>
          </draw:text-box>
        </draw:frame>
        <draw:frame draw:style-name="gr1" draw:text-style-name="P2" draw:layer="layout" svg:width="15.797cm" svg:height="0.475cm" svg:x="2.95cm" svg:y="21.265cm">
          <draw:text-box>
            <text:p text:style-name="P1"><text:span text:style-name="T4">“</text:span><text:span text:style-name="T4">In the light of our discussion yesterday, if asked for your views on the interpretation </text:span></text:p>
          </draw:text-box>
        </draw:frame>
        <draw:frame draw:style-name="gr1" draw:text-style-name="P2" draw:layer="layout" svg:width="7.19cm" svg:height="0.475cm" svg:x="2.95cm" svg:y="21.83cm">
          <draw:text-box>
            <text:p text:style-name="P1"><text:span text:style-name="T4">of resolution 1441, you might say that:</text:span></text:p>
          </draw:text-box>
        </draw:frame>
        <draw:frame draw:style-name="gr2" draw:text-style-name="P3" draw:layer="layout" svg:width="0.634cm" svg:height="0.712cm" svg:x="2.95cm" svg:y="22.5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5.319cm" svg:height="0.475cm" svg:x="3.7cm" svg:y="22.744cm">
          <draw:text-box>
            <text:p text:style-name="P1"><text:span text:style-name="T4">“</text:span><text:span text:style-name="T4">you have not given advice”;</text:span></text:p>
          </draw:text-box>
        </draw:frame>
        <draw:frame draw:style-name="gr2" draw:text-style-name="P3" draw:layer="layout" svg:width="0.634cm" svg:height="0.712cm" svg:x="2.95cm" svg:y="23.2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93cm" svg:height="0.475cm" svg:x="3.7cm" svg:y="23.408cm">
          <draw:text-box>
            <text:p text:style-name="P1"><text:span text:style-name="T4">“</text:span><text:span text:style-name="T4">you are waiting for further briefing from the FCO before finalising your views </text:span></text:p>
          </draw:text-box>
        </draw:frame>
        <draw:frame draw:style-name="gr1" draw:text-style-name="P2" draw:layer="layout" svg:width="9.472cm" svg:height="0.475cm" svg:x="3.7cm" svg:y="23.973cm">
          <draw:text-box>
            <text:p text:style-name="P1"><text:span text:style-name="T4">(alluding to the proposed Greenstock discussion)”;</text:span></text:p>
          </draw:text-box>
        </draw:frame>
        <draw:frame draw:style-name="gr2" draw:text-style-name="P3" draw:layer="layout" svg:width="0.634cm" svg:height="0.712cm" svg:x="2.95cm" svg:y="24.481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138cm" svg:height="0.475cm" svg:x="3.7cm" svg:y="24.637cm">
          <draw:text-box>
            <text:p text:style-name="P1"><text:span text:style-name="T4">“</text:span><text:span text:style-name="T4">it is therefore premature to express a view”; and</text:span></text:p>
          </draw:text-box>
        </draw:frame>
      </draw:page>
      <draw:page draw:name="page49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9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47cm" svg:height="0.475cm" svg:x="3.7cm" svg:y="2.525cm">
          <draw:text-box>
            <text:p text:style-name="P1"><text:span text:style-name="T4">“</text:span><text:span text:style-name="T4">in any event, interpretation of resolution [1441] may be influenced by </text:span></text:p>
          </draw:text-box>
        </draw:frame>
        <draw:frame draw:style-name="gr1" draw:text-style-name="P2" draw:layer="layout" svg:width="13.269cm" svg:height="0.475cm" svg:x="3.7cm" svg:y="3.09cm">
          <draw:text-box>
            <text:p text:style-name="P1"><text:span text:style-name="T4">subsequent Council discussion following further Iraqi non-compliance”.</text:span></text:p>
          </draw:text-box>
        </draw:frame>
        <draw:frame draw:style-name="gr7" draw:text-style-name="P8" draw:layer="layout" svg:width="0.273cm" svg:height="0.276cm" svg:x="16.924cm" svg:y="3.108cm">
          <draw:text-box>
            <text:p text:style-name="P1"><text:span text:style-name="T13">90</text:span></text:p>
          </draw:text-box>
        </draw:frame>
        <draw:frame draw:style-name="gr1" draw:text-style-name="P2" draw:layer="layout" svg:width="16.317cm" svg:height="0.475cm" svg:x="2.2cm" svg:y="4.004cm">
          <draw:text-box>
            <text:p text:style-name="P1"><text:span text:style-name="T7">241. </text:span><text:span text:style-name="T4"><text:s/>Lord Goldsmith’s manuscript comments indicated that he had reservations about </text:span></text:p>
          </draw:text-box>
        </draw:frame>
        <draw:frame draw:style-name="gr1" draw:text-style-name="P2" draw:layer="layout" svg:width="10.869cm" svg:height="0.475cm" svg:x="2.2cm" svg:y="4.568cm">
          <draw:text-box>
            <text:p text:style-name="P1"><text:span text:style-name="T4">the first bullet point in Ms Adams’ proposed “lines to take”.</text:span></text:p>
          </draw:text-box>
        </draw:frame>
        <draw:frame draw:style-name="gr7" draw:text-style-name="P8" draw:layer="layout" svg:width="0.273cm" svg:height="0.276cm" svg:x="13.032cm" svg:y="4.587cm">
          <draw:text-box>
            <text:p text:style-name="P1"><text:span text:style-name="T13">91</text:span></text:p>
          </draw:text-box>
        </draw:frame>
        <draw:frame draw:style-name="gr1" draw:text-style-name="P2" draw:layer="layout" svg:width="9.349cm" svg:height="0.475cm" svg:x="2.2cm" svg:y="5.483cm">
          <draw:text-box>
            <text:p text:style-name="P1"><text:span text:style-name="T7">242. </text:span><text:span text:style-name="T4"><text:s/>At Cabinet on 16 January, Mr Blair said that:</text:span></text:p>
          </draw:text-box>
        </draw:frame>
        <draw:frame draw:style-name="gr1" draw:text-style-name="P2" draw:layer="layout" svg:width="15.323cm" svg:height="0.475cm" svg:x="2.95cm" svg:y="6.397cm">
          <draw:text-box>
            <text:p text:style-name="P1"><text:span text:style-name="T4">“… </text:span><text:span text:style-name="T4">he wanted to make the United Nations route work. The inspectors were doing </text:span></text:p>
          </draw:text-box>
        </draw:frame>
        <draw:frame draw:style-name="gr1" draw:text-style-name="P2" draw:layer="layout" svg:width="14.861cm" svg:height="0.475cm" svg:x="2.95cm" svg:y="6.962cm">
          <draw:text-box>
            <text:p text:style-name="P1"><text:span text:style-name="T4">their job inside Iraq and he was optimistic that they would discover weapons of </text:span></text:p>
          </draw:text-box>
        </draw:frame>
        <draw:frame draw:style-name="gr1" draw:text-style-name="P2" draw:layer="layout" svg:width="15.026cm" svg:height="0.475cm" svg:x="2.95cm" svg:y="7.526cm">
          <draw:text-box>
            <text:p text:style-name="P1"><text:span text:style-name="T4">mass destruction and their associated programmes which had been concealed. </text:span></text:p>
          </draw:text-box>
        </draw:frame>
        <draw:frame draw:style-name="gr1" draw:text-style-name="P2" draw:layer="layout" svg:width="15.877cm" svg:height="0.475cm" svg:x="2.95cm" svg:y="8.091cm">
          <draw:text-box>
            <text:p text:style-name="P1"><text:span text:style-name="T4">They needed time to achieve results, including from better co-ordinated intelligence. </text:span></text:p>
          </draw:text-box>
        </draw:frame>
        <draw:frame draw:style-name="gr1" draw:text-style-name="P2" draw:layer="layout" svg:width="16.025cm" svg:height="0.475cm" svg:x="2.95cm" svg:y="8.655cm">
          <draw:text-box>
            <text:p text:style-name="P1"><text:span text:style-name="T4">If Iraq was not complying with the demands of the United Nations, he believed the … </text:span></text:p>
          </draw:text-box>
        </draw:frame>
        <draw:frame draw:style-name="gr1" draw:text-style-name="P2" draw:layer="layout" svg:width="9.375cm" svg:height="0.475cm" svg:x="2.95cm" svg:y="9.22cm">
          <draw:text-box>
            <text:p text:style-name="P1"><text:span text:style-name="T4">Security Council would pass a second resolution.”</text:span></text:p>
          </draw:text-box>
        </draw:frame>
        <draw:frame draw:style-name="gr7" draw:text-style-name="P8" draw:layer="layout" svg:width="0.273cm" svg:height="0.276cm" svg:x="12.292cm" svg:y="9.238cm">
          <draw:text-box>
            <text:p text:style-name="P1"><text:span text:style-name="T13">92</text:span></text:p>
          </draw:text-box>
        </draw:frame>
        <draw:frame draw:style-name="gr1" draw:text-style-name="P2" draw:layer="layout" svg:width="0.422cm" svg:height="0.475cm" svg:x="12.566cm" svg:y="9.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74cm" svg:height="0.475cm" svg:x="2.2cm" svg:y="10.134cm">
          <draw:text-box>
            <text:p text:style-name="P1"><text:span text:style-name="T7">243. </text:span><text:span text:style-name="T4"><text:s/>Mr Blair told his colleagues that evidence from the inspectors would make a veto of </text:span></text:p>
          </draw:text-box>
        </draw:frame>
        <draw:frame draw:style-name="gr1" draw:text-style-name="P2" draw:layer="layout" svg:width="16.123cm" svg:height="0.475cm" svg:x="2.2cm" svg:y="10.698cm">
          <draw:text-box>
            <text:p text:style-name="P1"><text:span text:style-name="T4">a second resolution by other Permanent Members of the Security Council “less likely”:</text:span></text:p>
          </draw:text-box>
        </draw:frame>
        <draw:frame draw:style-name="gr1" draw:text-style-name="P2" draw:layer="layout" svg:width="15.395cm" svg:height="0.475cm" svg:x="2.95cm" svg:y="11.613cm">
          <draw:text-box>
            <text:p text:style-name="P1"><text:span text:style-name="T4">“</text:span><text:span text:style-name="T4">Meanwhile, British and American forces were being built up in the Gulf. If it came </text:span></text:p>
          </draw:text-box>
        </draw:frame>
        <draw:frame draw:style-name="gr1" draw:text-style-name="P2" draw:layer="layout" svg:width="15.259cm" svg:height="0.475cm" svg:x="2.95cm" svg:y="12.177cm">
          <draw:text-box>
            <text:p text:style-name="P1"><text:span text:style-name="T4">to conflict, it would be important for success to be achieved quickly. The [military] </text:span></text:p>
          </draw:text-box>
        </draw:frame>
        <draw:frame draw:style-name="gr1" draw:text-style-name="P2" draw:layer="layout" svg:width="15.801cm" svg:height="0.475cm" svg:x="2.95cm" svg:y="12.742cm">
          <draw:text-box>
            <text:p text:style-name="P1"><text:span text:style-name="T4">build up was having an effect on the Iraqi regime, with internal support dwindling for </text:span></text:p>
          </draw:text-box>
        </draw:frame>
        <draw:frame draw:style-name="gr1" draw:text-style-name="P2" draw:layer="layout" svg:width="15.678cm" svg:height="0.475cm" svg:x="2.95cm" svg:y="13.306cm">
          <draw:text-box>
            <text:p text:style-name="P1"><text:span text:style-name="T4">President Saddam Hussein … The strategy remained to pursue the United Nations </text:span></text:p>
          </draw:text-box>
        </draw:frame>
        <draw:frame draw:style-name="gr1" draw:text-style-name="P2" draw:layer="layout" svg:width="1.653cm" svg:height="0.475cm" svg:x="2.95cm" svg:y="13.871cm">
          <draw:text-box>
            <text:p text:style-name="P1"><text:span text:style-name="T4">course.” </text:span></text:p>
          </draw:text-box>
        </draw:frame>
        <draw:frame draw:style-name="gr1" draw:text-style-name="P2" draw:layer="layout" svg:width="15.953cm" svg:height="0.475cm" svg:x="2.2cm" svg:y="14.785cm">
          <draw:text-box>
            <text:p text:style-name="P1"><text:span text:style-name="T7">244. </text:span><text:span text:style-name="T4"><text:s/>Mr Blair concluded by telling Cabinet that he would be meeting President Bush </text:span></text:p>
          </draw:text-box>
        </draw:frame>
        <draw:frame draw:style-name="gr1" draw:text-style-name="P2" draw:layer="layout" svg:width="15.703cm" svg:height="0.475cm" svg:x="2.2cm" svg:y="15.35cm">
          <draw:text-box>
            <text:p text:style-name="P1"><text:span text:style-name="T4">at the end of the month to discuss Iraq, after Dr Blix’s report to the Security Council </text:span></text:p>
          </draw:text-box>
        </draw:frame>
        <draw:frame draw:style-name="gr1" draw:text-style-name="P2" draw:layer="layout" svg:width="2.783cm" svg:height="0.475cm" svg:x="2.2cm" svg:y="15.914cm">
          <draw:text-box>
            <text:p text:style-name="P1"><text:span text:style-name="T4">on 27 January.</text:span></text:p>
          </draw:text-box>
        </draw:frame>
        <draw:frame draw:style-name="gr1" draw:text-style-name="P2" draw:layer="layout" svg:width="3.778cm" svg:height="0.475cm" svg:x="2.2cm" svg:y="16.828cm">
          <draw:text-box>
            <text:p text:style-name="P1"><text:span text:style-name="T7">245. </text:span><text:span text:style-name="T4"><text:s/>Mr Straw said:</text:span></text:p>
          </draw:text-box>
        </draw:frame>
        <draw:frame draw:style-name="gr1" draw:text-style-name="P2" draw:layer="layout" svg:width="15.052cm" svg:height="0.475cm" svg:x="2.95cm" svg:y="17.743cm">
          <draw:text-box>
            <text:p text:style-name="P1"><text:span text:style-name="T4">“… </text:span><text:span text:style-name="T4">he was aware of anxieties about the possibility of having to diverge from the </text:span></text:p>
          </draw:text-box>
        </draw:frame>
        <draw:frame draw:style-name="gr1" draw:text-style-name="P2" draw:layer="layout" svg:width="15.547cm" svg:height="0.475cm" svg:x="2.95cm" svg:y="18.307cm">
          <draw:text-box>
            <text:p text:style-name="P1"><text:span text:style-name="T4">United Nations path. There was a good prospect of achieving a second resolution. </text:span></text:p>
          </draw:text-box>
        </draw:frame>
        <draw:frame draw:style-name="gr1" draw:text-style-name="P2" draw:layer="layout" svg:width="15.068cm" svg:height="0.475cm" svg:x="2.95cm" svg:y="18.872cm">
          <draw:text-box>
            <text:p text:style-name="P1"><text:span text:style-name="T4">Many had been doubtful about achieving the first resolution; in the event, the … </text:span></text:p>
          </draw:text-box>
        </draw:frame>
        <draw:frame draw:style-name="gr1" draw:text-style-name="P2" draw:layer="layout" svg:width="15.517cm" svg:height="0.475cm" svg:x="2.95cm" svg:y="19.436cm">
          <draw:text-box>
            <text:p text:style-name="P1"><text:span text:style-name="T4">Security Council vote had been unanimous. While sticking with the United Nations </text:span></text:p>
          </draw:text-box>
        </draw:frame>
        <draw:frame draw:style-name="gr1" draw:text-style-name="P2" draw:layer="layout" svg:width="14.531cm" svg:height="0.475cm" svg:x="2.95cm" svg:y="20.001cm">
          <draw:text-box>
            <text:p text:style-name="P1"><text:span text:style-name="T4">route we should not rule out the possibility of military action without a second </text:span></text:p>
          </draw:text-box>
        </draw:frame>
        <draw:frame draw:style-name="gr1" draw:text-style-name="P2" draw:layer="layout" svg:width="14.996cm" svg:height="0.475cm" svg:x="2.95cm" svg:y="20.565cm">
          <draw:text-box>
            <text:p text:style-name="P1"><text:span text:style-name="T4">resolution. Voting decisions in the Security Council could be driven by domestic </text:span></text:p>
          </draw:text-box>
        </draw:frame>
        <draw:frame draw:style-name="gr1" draw:text-style-name="P2" draw:layer="layout" svg:width="10.403cm" svg:height="0.475cm" svg:x="2.95cm" svg:y="21.13cm">
          <draw:text-box>
            <text:p text:style-name="P1"><text:span text:style-name="T4">politics, not the demands of the international situation.” </text:span></text:p>
          </draw:text-box>
        </draw:frame>
        <draw:frame draw:style-name="gr1" draw:text-style-name="P2" draw:layer="layout" svg:width="5.014cm" svg:height="0.475cm" svg:x="2.2cm" svg:y="22.044cm">
          <draw:text-box>
            <text:p text:style-name="P1"><text:span text:style-name="T7">246. </text:span><text:span text:style-name="T4"><text:s/>Mr Straw added that:</text:span></text:p>
          </draw:text-box>
        </draw:frame>
        <draw:frame draw:style-name="gr1" draw:text-style-name="P2" draw:layer="layout" svg:width="15.45cm" svg:height="0.475cm" svg:x="2.95cm" svg:y="22.958cm">
          <draw:text-box>
            <text:p text:style-name="P1"><text:span text:style-name="T4">“</text:span><text:span text:style-name="T4">In his recent contacts with the Muslim and Arab world, all could see the benefit of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9" draw:text-style-name="P9" draw:layer="layout" svg:x1="2.485cm" svg:y1="25.867cm" svg:x2="18.01cm" svg:y2="25.867cm">
          <text:p/>
        </draw:line>
        <draw:frame draw:style-name="gr1" draw:text-style-name="P2" draw:layer="layout" svg:width="15.513cm" svg:height="0.475cm" svg:x="2.95cm" svg:y="23.523cm">
          <draw:text-box>
            <text:p text:style-name="P1"><text:span text:style-name="T4">Saddam Hussein’s demise. He had utterly rejected the notion that we were hostile 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4">90 </text:span></text:p>
          </draw:text-box>
        </draw:frame>
        <draw:line draw:style-name="gr9" draw:text-style-name="P9" draw:layer="layout" svg:x1="2.485cm" svg:y1="26.29cm" svg:x2="17.82cm" svg:y2="26.29cm">
          <text:p/>
        </draw:line>
        <draw:line draw:style-name="gr9" draw:text-style-name="P9" draw:layer="layout" svg:x1="2.199cm" svg:y1="26.714cm" svg:x2="7.84cm" svg:y2="26.714cm">
          <text:p/>
        </draw:line>
        <draw:frame draw:style-name="gr4" draw:text-style-name="P5" draw:layer="layout" svg:width="15.525cm" svg:height="0.395cm" svg:x="2.486cm" svg:y="25.511cm">
          <draw:text-box>
            <text:p text:style-name="P1"><text:span text:style-name="T6">Minute Adams to Attorney General, 15 January 2003, ‘Cabinet Meeting, Thursday 16 January: Iraq’.</text:span><text:span text:style-name="T11"> 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91 </text:span></text:p>
          </draw:text-box>
        </draw:frame>
        <draw:frame draw:style-name="gr4" draw:text-style-name="P5" draw:layer="layout" svg:width="15.238cm" svg:height="0.395cm" svg:x="2.486cm" svg:y="25.934cm">
          <draw:text-box>
            <text:p text:style-name="P1"><text:span text:style-name="T6">Manuscript comment Goldsmith on Minute Adams to Attorney General, 15 January 2003, ‘Cabinet </text:span></text:p>
          </draw:text-box>
        </draw:frame>
        <draw:line draw:style-name="gr9" draw:text-style-name="P9" draw:layer="layout" svg:x1="2.485cm" svg:y1="27.137cm" svg:x2="8.545cm" svg:y2="27.137cm">
          <text:p/>
        </draw:line>
        <draw:frame draw:style-name="gr4" draw:text-style-name="P5" draw:layer="layout" svg:width="5.81cm" svg:height="0.395cm" svg:x="2.2cm" svg:y="26.357cm">
          <draw:text-box>
            <text:p text:style-name="P1"><text:span text:style-name="T6">Meeting, Thursday 16 January: Iraq’</text:span><text:span text:style-name="T11">.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92 </text:span></text:p>
          </draw:text-box>
        </draw:frame>
        <draw:frame draw:style-name="gr4" draw:text-style-name="P5" draw:layer="layout" svg:width="6.225cm" svg:height="0.395cm" svg:x="2.486cm" svg:y="26.781cm">
          <draw:text-box>
            <text:p text:style-name="P1"><text:span text:style-name="T6">Cabinet Conclusions, 16 January 2003</text:span><text:span text:style-name="T11">. </text:span></text:p>
          </draw:text-box>
        </draw:frame>
      </draw:page>
      <draw:page draw:name="page5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0</text:span></text:p>
          </draw:text-box>
        </draw:frame>
        <draw:frame draw:style-name="gr1" draw:text-style-name="P2" draw:layer="layout" svg:width="15.623cm" svg:height="0.475cm" svg:x="2.95cm" svg:y="2.525cm">
          <draw:text-box>
            <text:p text:style-name="P1"><text:span text:style-name="T4">to Islam … Saddam Hussein had attacked his own people and his neighbours – all </text:span></text:p>
          </draw:text-box>
        </draw:frame>
        <draw:frame draw:style-name="gr1" draw:text-style-name="P2" draw:layer="layout" svg:width="4.688cm" svg:height="0.475cm" svg:x="2.95cm" svg:y="3.09cm">
          <draw:text-box>
            <text:p text:style-name="P1"><text:span text:style-name="T4">of whom were Muslims.” </text:span></text:p>
          </draw:text-box>
        </draw:frame>
        <draw:frame draw:style-name="gr1" draw:text-style-name="P2" draw:layer="layout" svg:width="8.972cm" svg:height="0.475cm" svg:x="2.2cm" svg:y="4.004cm">
          <draw:text-box>
            <text:p text:style-name="P1"><text:span text:style-name="T7">247. </text:span><text:span text:style-name="T4"><text:s/>Summing up the discussion, Mr Blair said:</text:span></text:p>
          </draw:text-box>
        </draw:frame>
        <draw:frame draw:style-name="gr1" draw:text-style-name="P2" draw:layer="layout" svg:width="14.066cm" svg:height="0.475cm" svg:x="2.95cm" svg:y="4.918cm">
          <draw:text-box>
            <text:p text:style-name="P1"><text:span text:style-name="T4">“… </text:span><text:span text:style-name="T4">the strategy based on the United Nations route was clear, although the </text:span></text:p>
          </draw:text-box>
        </draw:frame>
        <draw:frame draw:style-name="gr1" draw:text-style-name="P2" draw:layer="layout" svg:width="15.407cm" svg:height="0.475cm" svg:x="2.95cm" svg:y="5.483cm">
          <draw:text-box>
            <text:p text:style-name="P1"><text:span text:style-name="T4">uncertainties loomed large and there was a natural reluctance to go to war. It was </text:span></text:p>
          </draw:text-box>
        </draw:frame>
        <draw:frame draw:style-name="gr1" draw:text-style-name="P2" draw:layer="layout" svg:width="15.826cm" svg:height="0.475cm" svg:x="2.95cm" svg:y="6.047cm">
          <draw:text-box>
            <text:p text:style-name="P1"><text:span text:style-name="T4">to be expected that the public would want the inspectors to find the evidence before </text:span></text:p>
          </draw:text-box>
        </draw:frame>
        <draw:frame draw:style-name="gr1" draw:text-style-name="P2" draw:layer="layout" svg:width="15.885cm" svg:height="0.475cm" svg:x="2.95cm" svg:y="6.612cm">
          <draw:text-box>
            <text:p text:style-name="P1"><text:span text:style-name="T4">military action was taken. Pursuing the United Nations route was the right policy, but </text:span></text:p>
          </draw:text-box>
        </draw:frame>
        <draw:frame draw:style-name="gr1" draw:text-style-name="P2" draw:layer="layout" svg:width="15.521cm" svg:height="0.475cm" svg:x="2.95cm" svg:y="7.176cm">
          <draw:text-box>
            <text:p text:style-name="P1"><text:span text:style-name="T4">we should not rule out the possibility of military action without a second resolution. </text:span></text:p>
          </draw:text-box>
        </draw:frame>
        <draw:frame draw:style-name="gr1" draw:text-style-name="P2" draw:layer="layout" svg:width="8.215cm" svg:height="0.475cm" svg:x="2.95cm" svg:y="7.741cm">
          <draw:text-box>
            <text:p text:style-name="P1"><text:span text:style-name="T4">The priorities for the immediate future were:</text:span></text:p>
          </draw:text-box>
        </draw:frame>
        <draw:frame draw:style-name="gr2" draw:text-style-name="P3" draw:layer="layout" svg:width="0.634cm" svg:height="0.712cm" svg:x="2.95cm" svg:y="8.4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16cm" svg:height="0.475cm" svg:x="3.7cm" svg:y="8.655cm">
          <draw:text-box>
            <text:p text:style-name="P1"><text:span text:style-name="T4">improved communications, which would set out the Government’s strategy and </text:span></text:p>
          </draw:text-box>
        </draw:frame>
        <draw:frame draw:style-name="gr1" draw:text-style-name="P2" draw:layer="layout" svg:width="6.598cm" svg:height="0.475cm" svg:x="3.7cm" svg:y="9.22cm">
          <draw:text-box>
            <text:p text:style-name="P1"><text:span text:style-name="T4">be promoted by the whole Cabinet;</text:span></text:p>
          </draw:text-box>
        </draw:frame>
        <draw:frame draw:style-name="gr2" draw:text-style-name="P3" draw:layer="layout" svg:width="0.634cm" svg:height="0.712cm" svg:x="2.95cm" svg:y="9.7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77cm" svg:height="0.475cm" svg:x="3.7cm" svg:y="9.884cm">
          <draw:text-box>
            <text:p text:style-name="P1"><text:span text:style-name="T4">preparatory work on planning the aftermath of any military action and the role of </text:span></text:p>
          </draw:text-box>
        </draw:frame>
        <draw:frame draw:style-name="gr1" draw:text-style-name="P2" draw:layer="layout" svg:width="14.946cm" svg:height="0.475cm" svg:x="3.7cm" svg:y="10.448cm">
          <draw:text-box>
            <text:p text:style-name="P1"><text:span text:style-name="T4">the United Nations in that, which should in turn be conveyed to the Iraqi people </text:span></text:p>
          </draw:text-box>
        </draw:frame>
        <draw:frame draw:style-name="gr1" draw:text-style-name="P2" draw:layer="layout" svg:width="10.433cm" svg:height="0.475cm" svg:x="3.7cm" svg:y="11.013cm">
          <draw:text-box>
            <text:p text:style-name="P1"><text:span text:style-name="T4">so that they had a vision of a better life in prospect; and</text:span></text:p>
          </draw:text-box>
        </draw:frame>
        <draw:frame draw:style-name="gr2" draw:text-style-name="P3" draw:layer="layout" svg:width="0.634cm" svg:height="0.712cm" svg:x="2.95cm" svg:y="11.5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33cm" svg:height="0.475cm" svg:x="3.7cm" svg:y="11.677cm">
          <draw:text-box>
            <text:p text:style-name="P1"><text:span text:style-name="T4">contingency work on the unintended consequences which could arise from </text:span></text:p>
          </draw:text-box>
        </draw:frame>
        <draw:frame draw:style-name="gr1" draw:text-style-name="P2" draw:layer="layout" svg:width="14.298cm" svg:height="0.475cm" svg:x="3.7cm" svg:y="12.242cm">
          <draw:text-box>
            <text:p text:style-name="P1"><text:span text:style-name="T4">the Iraqi use of weapons of mass destruction, environmental catastrophe or </text:span></text:p>
          </draw:text-box>
        </draw:frame>
        <draw:frame draw:style-name="gr1" draw:text-style-name="P2" draw:layer="layout" svg:width="5.429cm" svg:height="0.475cm" svg:x="3.7cm" svg:y="12.806cm">
          <draw:text-box>
            <text:p text:style-name="P1"><text:span text:style-name="T4">internecine strife within Iraq.”</text:span></text:p>
          </draw:text-box>
        </draw:frame>
        <draw:frame draw:style-name="gr6" draw:text-style-name="P7" draw:layer="layout" svg:width="13.07cm" svg:height="0.556cm" svg:x="2.2cm" svg:y="13.927cm">
          <draw:text-box>
            <text:p text:style-name="P1"><text:span text:style-name="T9">Lord Goldsmith’s meeting with Sir Jeremy Greenstock, </text:span></text:p>
          </draw:text-box>
        </draw:frame>
        <draw:frame draw:style-name="gr6" draw:text-style-name="P7" draw:layer="layout" svg:width="3.829cm" svg:height="0.556cm" svg:x="2.2cm" svg:y="14.562cm">
          <draw:text-box>
            <text:p text:style-name="P1"><text:span text:style-name="T9">23 January 2003</text:span></text:p>
          </draw:text-box>
        </draw:frame>
        <draw:frame draw:style-name="gr1" draw:text-style-name="P2" draw:layer="layout" svg:width="16.093cm" svg:height="0.475cm" svg:x="2.2cm" svg:y="15.391cm">
          <draw:text-box>
            <text:p text:style-name="P1"><text:span text:style-name="T7">248. </text:span><text:span text:style-name="T4"><text:s/>Ms Adams sent Sir Jeremy Greenstock a copy of Lord Goldsmith’s draft advice, </text:span></text:p>
          </draw:text-box>
        </draw:frame>
        <draw:frame draw:style-name="gr1" draw:text-style-name="P2" draw:layer="layout" svg:width="16.707cm" svg:height="0.475cm" svg:x="2.2cm" svg:y="15.955cm">
          <draw:text-box>
            <text:p text:style-name="P1"><text:span text:style-name="T4">stating that it indicated the view he had “provisionally formed regarding the interpretation </text:span></text:p>
          </draw:text-box>
        </draw:frame>
        <draw:frame draw:style-name="gr1" draw:text-style-name="P2" draw:layer="layout" svg:width="5.065cm" svg:height="0.475cm" svg:x="2.2cm" svg:y="16.52cm">
          <draw:text-box>
            <text:p text:style-name="P1"><text:span text:style-name="T4">of the resolution”; and that:</text:span></text:p>
          </draw:text-box>
        </draw:frame>
        <draw:frame draw:style-name="gr1" draw:text-style-name="P2" draw:layer="layout" svg:width="14.146cm" svg:height="0.475cm" svg:x="2.95cm" svg:y="17.434cm">
          <draw:text-box>
            <text:p text:style-name="P1"><text:span text:style-name="T4">“</text:span><text:span text:style-name="T4">The Attorney would welcome your comments on the view he has reached. </text:span></text:p>
          </draw:text-box>
        </draw:frame>
        <draw:frame draw:style-name="gr1" draw:text-style-name="P2" draw:layer="layout" svg:width="15.814cm" svg:height="0.475cm" svg:x="2.95cm" svg:y="17.998cm">
          <draw:text-box>
            <text:p text:style-name="P1"><text:span text:style-name="T4">In particular, he would be interested to know if you feel that there are any significant </text:span></text:p>
          </draw:text-box>
        </draw:frame>
        <draw:frame draw:style-name="gr1" draw:text-style-name="P2" draw:layer="layout" svg:width="15.115cm" svg:height="0.475cm" svg:x="2.95cm" svg:y="18.563cm">
          <draw:text-box>
            <text:p text:style-name="P1"><text:span text:style-name="T4">arguments which he has overlooked which would point to a different conclusion. </text:span></text:p>
          </draw:text-box>
        </draw:frame>
        <draw:frame draw:style-name="gr1" draw:text-style-name="P2" draw:layer="layout" svg:width="16.275cm" svg:height="0.475cm" svg:x="2.95cm" svg:y="19.127cm">
          <draw:text-box>
            <text:p text:style-name="P1"><text:span text:style-name="T4">The note has been passed by the Attorney to No.10, but has not been circulated more </text:span></text:p>
          </draw:text-box>
        </draw:frame>
        <draw:frame draw:style-name="gr1" draw:text-style-name="P2" draw:layer="layout" svg:width="14.7cm" svg:height="0.475cm" svg:x="2.95cm" svg:y="19.692cm">
          <draw:text-box>
            <text:p text:style-name="P1"><text:span text:style-name="T4">widely. I have been asked to stress that the note should not be copied further.”</text:span></text:p>
          </draw:text-box>
        </draw:frame>
        <draw:frame draw:style-name="gr7" draw:text-style-name="P8" draw:layer="layout" svg:width="0.273cm" svg:height="0.276cm" svg:x="17.58cm" svg:y="19.711cm">
          <draw:text-box>
            <text:p text:style-name="P1"><text:span text:style-name="T13">93</text:span></text:p>
          </draw:text-box>
        </draw:frame>
        <draw:frame draw:style-name="gr1" draw:text-style-name="P2" draw:layer="layout" svg:width="0.422cm" svg:height="0.475cm" svg:x="17.854cm" svg:y="19.6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74cm" svg:height="0.475cm" svg:x="2.2cm" svg:y="20.606cm">
          <draw:text-box>
            <text:p text:style-name="P1"><text:span text:style-name="T7">249. </text:span><text:span text:style-name="T4"><text:s/>In preparation for a meeting between Sir Jeremy and Mr Blair on 23 January to </text:span></text:p>
          </draw:text-box>
        </draw:frame>
        <draw:frame draw:style-name="gr1" draw:text-style-name="P2" draw:layer="layout" svg:width="16.152cm" svg:height="0.475cm" svg:x="2.2cm" svg:y="21.171cm">
          <draw:text-box>
            <text:p text:style-name="P1"><text:span text:style-name="T4">discuss negotiation of a second resolution and related issues, Mr Rycroft told Mr Blair </text:span></text:p>
          </draw:text-box>
        </draw:frame>
        <draw:frame draw:style-name="gr1" draw:text-style-name="P2" draw:layer="layout" svg:width="15.428cm" svg:height="0.475cm" svg:x="2.2cm" svg:y="21.735cm">
          <draw:text-box>
            <text:p text:style-name="P1"><text:span text:style-name="T4">that Sir Jeremy would explore Mr Blair’s “ideas” with Lord Goldsmith later that day.</text:span></text:p>
          </draw:text-box>
        </draw:frame>
        <draw:frame draw:style-name="gr7" draw:text-style-name="P8" draw:layer="layout" svg:width="0.273cm" svg:height="0.276cm" svg:x="17.587cm" svg:y="21.754cm">
          <draw:text-box>
            <text:p text:style-name="P1"><text:span text:style-name="T13">94</text:span></text:p>
          </draw:text-box>
        </draw:frame>
        <draw:frame draw:style-name="gr1" draw:text-style-name="P2" draw:layer="layout" svg:width="16.795cm" svg:height="0.475cm" svg:x="2.2cm" svg:y="22.65cm">
          <draw:text-box>
            <text:p text:style-name="P1"><text:span text:style-name="T7">250. </text:span><text:span text:style-name="T4"><text:s/>There is no mention of the issues to be discussed with Lord Goldsmith in the No.10 </text:span></text:p>
          </draw:text-box>
        </draw:frame>
        <draw:frame draw:style-name="gr1" draw:text-style-name="P2" draw:layer="layout" svg:width="7.118cm" svg:height="0.475cm" svg:x="2.2cm" svg:y="23.214cm">
          <draw:text-box>
            <text:p text:style-name="P1"><text:span text:style-name="T4">record of the meeting with Sir Jeremy.</text:span></text:p>
          </draw:text-box>
        </draw:frame>
        <draw:frame draw:style-name="gr7" draw:text-style-name="P8" draw:layer="layout" svg:width="0.273cm" svg:height="0.276cm" svg:x="9.297cm" svg:y="23.233cm">
          <draw:text-box>
            <text:p text:style-name="P1"><text:span text:style-name="T13">95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9" draw:text-style-name="P9" draw:layer="layout" svg:x1="2.485cm" svg:y1="26.29cm" svg:x2="17.291cm" svg:y2="26.29cm">
          <text:p/>
        </draw:line>
        <draw:frame draw:style-name="gr1" draw:text-style-name="P2" draw:layer="layout" svg:width="0.422cm" svg:height="0.475cm" svg:x="9.572cm" svg:y="23.214cm">
          <draw:text-box>
            <text:p text:style-name="P1"><text:span text:style-name="T4"><text:s/>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93 </text:span></text:p>
          </draw:text-box>
        </draw:frame>
        <draw:line draw:style-name="gr9" draw:text-style-name="P9" draw:layer="layout" svg:x1="2.485cm" svg:y1="26.714cm" svg:x2="16.7cm" svg:y2="26.714cm">
          <text:p/>
        </draw:line>
        <draw:frame draw:style-name="gr4" draw:text-style-name="P5" draw:layer="layout" svg:width="14.916cm" svg:height="0.395cm" svg:x="2.486cm" svg:y="25.934cm">
          <draw:text-box>
            <text:p text:style-name="P1"><text:span text:style-name="T6">Letter Adams to Greenstock, 21 January 2003, ‘Meeting with the Attorney General, 23 January’</text:span><text:span text:style-name="T11">. 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4">94 </text:span></text:p>
          </draw:text-box>
        </draw:frame>
        <draw:line draw:style-name="gr9" draw:text-style-name="P9" draw:layer="layout" svg:x1="2.485cm" svg:y1="27.137cm" svg:x2="18.334cm" svg:y2="27.137cm">
          <text:p/>
        </draw:line>
        <draw:frame draw:style-name="gr4" draw:text-style-name="P5" draw:layer="layout" svg:width="14.238cm" svg:height="0.395cm" svg:x="2.486cm" svg:y="26.357cm">
          <draw:text-box>
            <text:p text:style-name="P1"><text:span text:style-name="T6">Minute Rycroft to Prime Minister, 22 January 2003, ‘Iraq: Meeting with Jeremy Greenstock’.</text:span><text:span text:style-name="T11">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95 </text:span></text:p>
          </draw:text-box>
        </draw:frame>
        <draw:frame draw:style-name="gr4" draw:text-style-name="P5" draw:layer="layout" svg:width="15.962cm" svg:height="0.395cm" svg:x="2.486cm" svg:y="26.781cm">
          <draw:text-box>
            <text:p text:style-name="P1"><text:span text:style-name="T6">Minute Rycroft to Manning, 23 January 2003, ‘Iraq: Prime Minister’s Meeting with Jeremy Greenstock’</text:span><text:span text:style-name="T11">. </text:span></text:p>
          </draw:text-box>
        </draw:frame>
      </draw:page>
      <draw:page draw:name="page51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1</text:span></text:p>
          </draw:text-box>
        </draw:frame>
        <draw:frame draw:style-name="gr1" draw:text-style-name="P2" draw:layer="layout" svg:width="15.064cm" svg:height="0.475cm" svg:x="2.2cm" svg:y="2.525cm">
          <draw:text-box>
            <text:p text:style-name="P1"><text:span text:style-name="T7">251. </text:span><text:span text:style-name="T4"><text:s/>Sir Jeremy Greenstock wrote to Sir David Manning on 24 January with his </text:span></text:p>
          </draw:text-box>
        </draw:frame>
        <draw:frame draw:style-name="gr1" draw:text-style-name="P2" draw:layer="layout" svg:width="9.565cm" svg:height="0.475cm" svg:x="2.2cm" svg:y="3.09cm">
          <draw:text-box>
            <text:p text:style-name="P1"><text:span text:style-name="T4">perspective on the discussion with Lord Goldsmith.</text:span></text:p>
          </draw:text-box>
        </draw:frame>
        <draw:frame draw:style-name="gr7" draw:text-style-name="P8" draw:layer="layout" svg:width="0.273cm" svg:height="0.276cm" svg:x="11.73cm" svg:y="3.108cm">
          <draw:text-box>
            <text:p text:style-name="P1"><text:span text:style-name="T13">96</text:span></text:p>
          </draw:text-box>
        </draw:frame>
        <draw:frame draw:style-name="gr1" draw:text-style-name="P2" draw:layer="layout" svg:width="0.422cm" svg:height="0.475cm" svg:x="12.004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05cm" svg:height="0.475cm" svg:x="2.2cm" svg:y="4.004cm">
          <draw:text-box>
            <text:p text:style-name="P1"><text:span text:style-name="T7">252. </text:span><text:span text:style-name="T4"><text:s/>Sir Jeremy recorded that the “central issue” debated was whether the wording </text:span></text:p>
          </draw:text-box>
        </draw:frame>
        <draw:frame draw:style-name="gr1" draw:text-style-name="P2" draw:layer="layout" svg:width="16.012cm" svg:height="0.475cm" svg:x="2.2cm" svg:y="4.568cm">
          <draw:text-box>
            <text:p text:style-name="P1"><text:span text:style-name="T4">of OP4 “meant that the Council had something substantive to do in the second stage </text:span></text:p>
          </draw:text-box>
        </draw:frame>
        <draw:frame draw:style-name="gr1" draw:text-style-name="P2" draw:layer="layout" svg:width="16.377cm" svg:height="0.475cm" svg:x="2.2cm" svg:y="5.133cm">
          <draw:text-box>
            <text:p text:style-name="P1"><text:span text:style-name="T4">(viz determining that a breach was material and deciding on consequent action) before </text:span></text:p>
          </draw:text-box>
        </draw:frame>
        <draw:frame draw:style-name="gr1" draw:text-style-name="P2" draw:layer="layout" svg:width="15.526cm" svg:height="0.475cm" svg:x="2.2cm" svg:y="5.697cm">
          <draw:text-box>
            <text:p text:style-name="P1"><text:span text:style-name="T4">action could be taken on the further material breach; or whether further discussion/</text:span></text:p>
          </draw:text-box>
        </draw:frame>
        <draw:frame draw:style-name="gr1" draw:text-style-name="P2" draw:layer="layout" svg:width="7.715cm" svg:height="0.475cm" svg:x="2.2cm" svg:y="6.262cm">
          <draw:text-box>
            <text:p text:style-name="P1"><text:span text:style-name="T4">consideration in the Council … sufficed”. </text:span></text:p>
          </draw:text-box>
        </draw:frame>
        <draw:frame draw:style-name="gr1" draw:text-style-name="P2" draw:layer="layout" svg:width="10.162cm" svg:height="0.475cm" svg:x="2.2cm" svg:y="7.176cm">
          <draw:text-box>
            <text:p text:style-name="P1"><text:span text:style-name="T7">253. </text:span><text:span text:style-name="T4"><text:s/>Sir Jeremy said he had told Lord Goldsmith that:</text:span></text:p>
          </draw:text-box>
        </draw:frame>
        <draw:frame draw:style-name="gr2" draw:text-style-name="P3" draw:layer="layout" svg:width="0.634cm" svg:height="0.712cm" svg:x="2.95cm" svg:y="7.9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65cm" svg:height="0.475cm" svg:x="3.7cm" svg:y="8.091cm">
          <draw:text-box>
            <text:p text:style-name="P1"><text:span text:style-name="T4">the negotiations had “settled the wording of OPs 11-13 before a draft OP4 was </text:span></text:p>
          </draw:text-box>
        </draw:frame>
        <draw:frame draw:style-name="gr1" draw:text-style-name="P2" draw:layer="layout" svg:width="3.097cm" svg:height="0.475cm" svg:x="3.7cm" svg:y="8.655cm">
          <draw:text-box>
            <text:p text:style-name="P1"><text:span text:style-name="T4">ever proposed”; </text:span></text:p>
          </draw:text-box>
        </draw:frame>
        <draw:frame draw:style-name="gr2" draw:text-style-name="P3" draw:layer="layout" svg:width="0.634cm" svg:height="0.712cm" svg:x="2.95cm" svg:y="9.1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23cm" svg:height="0.475cm" svg:x="3.7cm" svg:y="9.32cm">
          <draw:text-box>
            <text:p text:style-name="P1"><text:span text:style-name="T4">in that “tussle”, the “French/Russians/ Chinese lost (their … EOVs were </text:span></text:p>
          </draw:text-box>
        </draw:frame>
        <draw:frame draw:style-name="gr1" draw:text-style-name="P2" draw:layer="layout" svg:width="13.98cm" svg:height="0.475cm" svg:x="3.7cm" svg:y="9.884cm">
          <draw:text-box>
            <text:p text:style-name="P1"><text:span text:style-name="T4">indicative in this respect) an explicit requirement for a new decision by the </text:span></text:p>
          </draw:text-box>
        </draw:frame>
        <draw:frame draw:style-name="gr1" draw:text-style-name="P2" draw:layer="layout" svg:width="1.793cm" svg:height="0.475cm" svg:x="3.7cm" svg:y="10.448cm">
          <draw:text-box>
            <text:p text:style-name="P1"><text:span text:style-name="T4">Council”; </text:span></text:p>
          </draw:text-box>
        </draw:frame>
        <draw:frame draw:style-name="gr2" draw:text-style-name="P3" draw:layer="layout" svg:width="0.634cm" svg:height="0.712cm" svg:x="2.95cm" svg:y="10.9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8cm" svg:height="0.475cm" svg:x="3.7cm" svg:y="11.113cm">
          <draw:text-box>
            <text:p text:style-name="P1"><text:span text:style-name="T4">France “wanted ‘further material breach, when assessed’, and accepted with </text:span></text:p>
          </draw:text-box>
        </draw:frame>
        <draw:frame draw:style-name="gr1" draw:text-style-name="P2" draw:layer="layout" svg:width="14.891cm" svg:height="0.475cm" svg:x="3.7cm" svg:y="11.677cm">
          <draw:text-box>
            <text:p text:style-name="P1"><text:span text:style-name="T4">difficulty the final wording. This suggested they saw the difference between the </text:span></text:p>
          </draw:text-box>
        </draw:frame>
        <draw:frame draw:style-name="gr1" draw:text-style-name="P2" draw:layer="layout" svg:width="0.921cm" svg:height="0.475cm" svg:x="3.7cm" svg:y="12.242cm">
          <draw:text-box>
            <text:p text:style-name="P1"><text:span text:style-name="T4">two”;</text:span></text:p>
          </draw:text-box>
        </draw:frame>
        <draw:frame draw:style-name="gr2" draw:text-style-name="P3" draw:layer="layout" svg:width="0.634cm" svg:height="0.712cm" svg:x="2.95cm" svg:y="12.7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49cm" svg:height="0.475cm" svg:x="3.7cm" svg:y="12.906cm">
          <draw:text-box>
            <text:p text:style-name="P1"><text:span text:style-name="T4">the US had come to the UN “to give the Security Council a further opportunity </text:span></text:p>
          </draw:text-box>
        </draw:frame>
        <draw:frame draw:style-name="gr1" draw:text-style-name="P2" draw:layer="layout" svg:width="6.344cm" svg:height="0.475cm" svg:x="3.7cm" svg:y="13.471cm">
          <draw:text-box>
            <text:p text:style-name="P1"><text:span text:style-name="T4">to be the channel for action”; and </text:span></text:p>
          </draw:text-box>
        </draw:frame>
        <draw:frame draw:style-name="gr2" draw:text-style-name="P3" draw:layer="layout" svg:width="0.634cm" svg:height="0.712cm" svg:x="2.95cm" svg:y="13.9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72cm" svg:height="0.475cm" svg:x="3.7cm" svg:y="14.135cm">
          <draw:text-box>
            <text:p text:style-name="P1"><text:span text:style-name="T4">the “intention of the sponsors was that the fact of a further material breach would </text:span></text:p>
          </draw:text-box>
        </draw:frame>
        <draw:frame draw:style-name="gr1" draw:text-style-name="P2" draw:layer="layout" svg:width="8.884cm" svg:height="0.475cm" svg:x="3.7cm" svg:y="14.7cm">
          <draw:text-box>
            <text:p text:style-name="P1"><text:span text:style-name="T4">be established in a report from the inspectors”. </text:span></text:p>
          </draw:text-box>
        </draw:frame>
        <draw:frame draw:style-name="gr1" draw:text-style-name="P2" draw:layer="layout" svg:width="16.711cm" svg:height="0.475cm" svg:x="2.2cm" svg:y="15.614cm">
          <draw:text-box>
            <text:p text:style-name="P1"><text:span text:style-name="T7">254. </text:span><text:span text:style-name="T4"><text:s/>Sir Jeremy had argued that Lord Goldsmith’s draft advice “took insufficient account </text:span></text:p>
          </draw:text-box>
        </draw:frame>
        <draw:frame draw:style-name="gr1" draw:text-style-name="P2" draw:layer="layout" svg:width="15.339cm" svg:height="0.475cm" svg:x="2.2cm" svg:y="16.178cm">
          <draw:text-box>
            <text:p text:style-name="P1"><text:span text:style-name="T4">of the alternative routes to OP12 … The fact that OP4 was a late addition was an </text:span></text:p>
          </draw:text-box>
        </draw:frame>
        <draw:frame draw:style-name="gr1" draw:text-style-name="P2" draw:layer="layout" svg:width="15.052cm" svg:height="0.475cm" svg:x="2.2cm" svg:y="16.743cm">
          <draw:text-box>
            <text:p text:style-name="P1"><text:span text:style-name="T4">indication that the route through OPs 1, 2, 11, 12 and 13 had separate validity.” <text:s/></text:span></text:p>
          </draw:text-box>
        </draw:frame>
        <draw:frame draw:style-name="gr1" draw:text-style-name="P2" draw:layer="layout" svg:width="16.453cm" svg:height="0.475cm" svg:x="2.2cm" svg:y="17.307cm">
          <draw:text-box>
            <text:p text:style-name="P1"><text:span text:style-name="T4">There was “no question in the co-sponsors’ minds of … conceding that the Council had </text:span></text:p>
          </draw:text-box>
        </draw:frame>
        <draw:frame draw:style-name="gr1" draw:text-style-name="P2" draw:layer="layout" svg:width="5.836cm" svg:height="0.475cm" svg:x="2.2cm" svg:y="17.872cm">
          <draw:text-box>
            <text:p text:style-name="P1"><text:span text:style-name="T4">to assess what was a breach”. </text:span></text:p>
          </draw:text-box>
        </draw:frame>
        <draw:frame draw:style-name="gr1" draw:text-style-name="P2" draw:layer="layout" svg:width="16.313cm" svg:height="0.475cm" svg:x="2.2cm" svg:y="18.786cm">
          <draw:text-box>
            <text:p text:style-name="P1"><text:span text:style-name="T7">255. </text:span><text:span text:style-name="T4"><text:s/>Sir Jeremy’s view was that “the natural interpretation of ‘assessment’ … was that </text:span></text:p>
          </draw:text-box>
        </draw:frame>
        <draw:frame draw:style-name="gr1" draw:text-style-name="P2" draw:layer="layout" svg:width="16.237cm" svg:height="0.475cm" svg:x="2.2cm" svg:y="19.351cm">
          <draw:text-box>
            <text:p text:style-name="P1"><text:span text:style-name="T4">the Council would assess the options for the next steps … after a material breach had </text:span></text:p>
          </draw:text-box>
        </draw:frame>
        <draw:frame draw:style-name="gr1" draw:text-style-name="P2" draw:layer="layout" svg:width="2.03cm" svg:height="0.475cm" svg:x="2.2cm" svg:y="19.915cm">
          <draw:text-box>
            <text:p text:style-name="P1"><text:span text:style-name="T4">occurred”. </text:span></text:p>
          </draw:text-box>
        </draw:frame>
        <draw:frame draw:style-name="gr1" draw:text-style-name="P2" draw:layer="layout" svg:width="15.58cm" svg:height="0.475cm" svg:x="2.2cm" svg:y="20.83cm">
          <draw:text-box>
            <text:p text:style-name="P1"><text:span text:style-name="T7">256. </text:span><text:span text:style-name="T4"><text:s/>Lord Goldsmith’s position had been to argue “the opposite case, that the late </text:span></text:p>
          </draw:text-box>
        </draw:frame>
        <draw:frame draw:style-name="gr1" draw:text-style-name="P2" draw:layer="layout" svg:width="11.271cm" svg:height="0.475cm" svg:x="2.2cm" svg:y="21.394cm">
          <draw:text-box>
            <text:p text:style-name="P1"><text:span text:style-name="T4">addition of ‘assessment’ … must add something significant”.</text:span></text:p>
          </draw:text-box>
        </draw:frame>
        <draw:frame draw:style-name="gr1" draw:text-style-name="P2" draw:layer="layout" svg:width="14.649cm" svg:height="0.475cm" svg:x="2.2cm" svg:y="22.308cm">
          <draw:text-box>
            <text:p text:style-name="P1"><text:span text:style-name="T7">257. </text:span><text:span text:style-name="T4"><text:s/>Sir Jeremy identified “an intermediate interpretation, whereby the fact of </text:span></text:p>
          </draw:text-box>
        </draw:frame>
        <draw:frame draw:style-name="gr1" draw:text-style-name="P2" draw:layer="layout" svg:width="15.225cm" svg:height="0.475cm" svg:x="2.2cm" svg:y="22.873cm">
          <draw:text-box>
            <text:p text:style-name="P1"><text:span text:style-name="T4">the material breach particularly if reported by the inspectors as directed in OP11, </text:span></text:p>
          </draw:text-box>
        </draw:frame>
        <draw:frame draw:style-name="gr1" draw:text-style-name="P2" draw:layer="layout" svg:width="15.2cm" svg:height="0.475cm" svg:x="2.2cm" svg:y="23.437cm">
          <draw:text-box>
            <text:p text:style-name="P1"><text:span text:style-name="T4">automatically brought the final opportunity to an end”. Sir Jeremy suggested that </text:span></text:p>
          </draw:text-box>
        </draw:frame>
        <draw:frame draw:style-name="gr1" draw:text-style-name="P2" draw:layer="layout" svg:width="15.124cm" svg:height="0.475cm" svg:x="2.2cm" svg:y="24.002cm">
          <draw:text-box>
            <text:p text:style-name="P1"><text:span text:style-name="T4">“</text:span><text:span text:style-name="T4">interpretation was … given weight by the absence of clear wording in OP12 on <text:s/></text:span></text:p>
          </draw:text-box>
        </draw:frame>
        <draw:frame draw:style-name="gr1" draw:text-style-name="P2" draw:layer="layout" svg:width="15.915cm" svg:height="0.475cm" svg:x="2.2cm" svg:y="24.566cm">
          <draw:text-box>
            <text:p text:style-name="P1"><text:span text:style-name="T4">the need for a further decision. And it had a close precedent in the US/UK action on <text:s/>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4.417cm" svg:height="0.475cm" svg:x="2.2cm" svg:y="25.131cm">
          <draw:text-box>
            <text:p text:style-name="P1"><text:span text:style-name="T4">16 December 1998 …” 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4">96 </text:span></text:p>
          </draw:text-box>
        </draw:frame>
        <draw:frame draw:style-name="gr4" draw:text-style-name="P5" draw:layer="layout" svg:width="9.15cm" svg:height="0.395cm" svg:x="2.486cm" svg:y="26.781cm">
          <draw:text-box>
            <text:p text:style-name="P1"><text:span text:style-name="T11">Letter Greenstock to Manning, 24 January 2003, [untitled]. </text:span></text:p>
          </draw:text-box>
        </draw:frame>
      </draw:page>
      <draw:page draw:name="page5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2</text:span></text:p>
          </draw:text-box>
        </draw:frame>
        <draw:frame draw:style-name="gr1" draw:text-style-name="P2" draw:layer="layout" svg:width="16.478cm" svg:height="0.475cm" svg:x="2.2cm" svg:y="2.525cm">
          <draw:text-box>
            <text:p text:style-name="P1"><text:span text:style-name="T7">258. </text:span><text:span text:style-name="T4"><text:s/>Sir David Manning submitted the letter to Mr Blair, commenting: “To be aware that </text:span></text:p>
          </draw:text-box>
        </draw:frame>
        <draw:frame draw:style-name="gr1" draw:text-style-name="P2" draw:layer="layout" svg:width="8.761cm" svg:height="0.475cm" svg:x="2.2cm" svg:y="3.09cm">
          <draw:text-box>
            <text:p text:style-name="P1"><text:span text:style-name="T4">Jeremy G[reenstock] is in debate with the AG.”</text:span></text:p>
          </draw:text-box>
        </draw:frame>
        <draw:frame draw:style-name="gr7" draw:text-style-name="P8" draw:layer="layout" svg:width="0.273cm" svg:height="0.276cm" svg:x="10.929cm" svg:y="3.108cm">
          <draw:text-box>
            <text:p text:style-name="P1"><text:span text:style-name="T13">97</text:span></text:p>
          </draw:text-box>
        </draw:frame>
        <draw:frame draw:style-name="gr1" draw:text-style-name="P2" draw:layer="layout" svg:width="14.116cm" svg:height="0.475cm" svg:x="2.2cm" svg:y="4.004cm">
          <draw:text-box>
            <text:p text:style-name="P1"><text:span text:style-name="T7">259. </text:span><text:span text:style-name="T4"><text:s/>A copy of Sir Jeremy’s letter was sent only to Lord Goldsmith’s office. </text:span></text:p>
          </draw:text-box>
        </draw:frame>
        <draw:frame draw:style-name="gr1" draw:text-style-name="P2" draw:layer="layout" svg:width="15.826cm" svg:height="0.475cm" svg:x="2.2cm" svg:y="4.918cm">
          <draw:text-box>
            <text:p text:style-name="P1"><text:span text:style-name="T7">260. </text:span><text:span text:style-name="T4"><text:s/>In a minute to Lord Goldsmith on 24 January, Ms Adams addressed the points </text:span></text:p>
          </draw:text-box>
        </draw:frame>
        <draw:frame draw:style-name="gr1" draw:text-style-name="P2" draw:layer="layout" svg:width="15.318cm" svg:height="0.475cm" svg:x="2.2cm" svg:y="5.483cm">
          <draw:text-box>
            <text:p text:style-name="P1"><text:span text:style-name="T4">made by Sir Jeremy on the textual arguments; the history of the negotiations; the </text:span></text:p>
          </draw:text-box>
        </draw:frame>
        <draw:frame draw:style-name="gr1" draw:text-style-name="P2" draw:layer="layout" svg:width="16.25cm" svg:height="0.475cm" svg:x="2.2cm" svg:y="6.047cm">
          <draw:text-box>
            <text:p text:style-name="P1"><text:span text:style-name="T4">precedent provided by resolution 1205 (1998); and references that had been made by </text:span></text:p>
          </draw:text-box>
        </draw:frame>
        <draw:frame draw:style-name="gr1" draw:text-style-name="P2" draw:layer="layout" svg:width="16.313cm" svg:height="0.475cm" svg:x="2.2cm" svg:y="6.612cm">
          <draw:text-box>
            <text:p text:style-name="P1"><text:span text:style-name="T4">Sir Jeremy to a paper submitted by Professor Christopher Greenwood Q.C., Professor </text:span></text:p>
          </draw:text-box>
        </draw:frame>
        <draw:frame draw:style-name="gr1" draw:text-style-name="P2" draw:layer="layout" svg:width="15.53cm" svg:height="0.475cm" svg:x="2.2cm" svg:y="7.176cm">
          <draw:text-box>
            <text:p text:style-name="P1"><text:span text:style-name="T4">of International Law, LSE, to the Foreign Affairs Committee (FAC) in October 2002.</text:span></text:p>
          </draw:text-box>
        </draw:frame>
        <draw:frame draw:style-name="gr7" draw:text-style-name="P8" draw:layer="layout" svg:width="0.273cm" svg:height="0.276cm" svg:x="17.675cm" svg:y="7.195cm">
          <draw:text-box>
            <text:p text:style-name="P1"><text:span text:style-name="T13">98</text:span></text:p>
          </draw:text-box>
        </draw:frame>
        <draw:frame draw:style-name="gr1" draw:text-style-name="P2" draw:layer="layout" svg:width="0.422cm" svg:height="0.475cm" svg:x="17.95cm" svg:y="7.1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221cm" svg:height="0.475cm" svg:x="2.2cm" svg:y="8.091cm">
          <draw:text-box>
            <text:p text:style-name="P1"><text:span text:style-name="T7">261. </text:span><text:span text:style-name="T4"><text:s/>Ms Adams concluded:</text:span></text:p>
          </draw:text-box>
        </draw:frame>
        <draw:frame draw:style-name="gr1" draw:text-style-name="P2" draw:layer="layout" svg:width="14.446cm" svg:height="0.475cm" svg:x="2.95cm" svg:y="9.005cm">
          <draw:text-box>
            <text:p text:style-name="P1"><text:span text:style-name="T4">“</text:span><text:span text:style-name="T4">Overall, although I don’t believe that the arguments can all be taken without </text:span></text:p>
          </draw:text-box>
        </draw:frame>
        <draw:frame draw:style-name="gr1" draw:text-style-name="P2" draw:layer="layout" svg:width="15.555cm" svg:height="0.475cm" svg:x="2.95cm" svg:y="9.57cm">
          <draw:text-box>
            <text:p text:style-name="P1"><text:span text:style-name="T4">challenge, I certainly think they strengthen the case for the second view and make </text:span></text:p>
          </draw:text-box>
        </draw:frame>
        <draw:frame draw:style-name="gr1" draw:text-style-name="P2" draw:layer="layout" svg:width="15.2cm" svg:height="0.475cm" svg:x="2.95cm" svg:y="10.134cm">
          <draw:text-box>
            <text:p text:style-name="P1"><text:span text:style-name="T4">the balance of view as to which is the better of the two alternative interpretations </text:span></text:p>
          </draw:text-box>
        </draw:frame>
        <draw:frame draw:style-name="gr1" draw:text-style-name="P2" draw:layer="layout" svg:width="2.711cm" svg:height="0.475cm" svg:x="2.95cm" svg:y="10.698cm">
          <draw:text-box>
            <text:p text:style-name="P1"><text:span text:style-name="T4">rather closer.” </text:span></text:p>
          </draw:text-box>
        </draw:frame>
        <draw:frame draw:style-name="gr1" draw:text-style-name="P2" draw:layer="layout" svg:width="15.944cm" svg:height="0.475cm" svg:x="2.2cm" svg:y="11.613cm">
          <draw:text-box>
            <text:p text:style-name="P1"><text:span text:style-name="T7">262. </text:span><text:span text:style-name="T4"><text:s/>Ms Adams suggested that Lord Goldsmith “might want to consider” whether he </text:span></text:p>
          </draw:text-box>
        </draw:frame>
        <draw:frame draw:style-name="gr1" draw:text-style-name="P2" draw:layer="layout" svg:width="15.843cm" svg:height="0.475cm" svg:x="2.2cm" svg:y="12.177cm">
          <draw:text-box>
            <text:p text:style-name="P1"><text:span text:style-name="T4">“</text:span><text:span text:style-name="T4">would like to put these arguments to Michael Wood”. Although that would “probably </text:span></text:p>
          </draw:text-box>
        </draw:frame>
        <draw:frame draw:style-name="gr1" draw:text-style-name="P2" draw:layer="layout" svg:width="15.877cm" svg:height="0.475cm" svg:x="2.2cm" svg:y="12.742cm">
          <draw:text-box>
            <text:p text:style-name="P1"><text:span text:style-name="T4">mean disclosing to him your provisional view of the resolution and perhaps even the </text:span></text:p>
          </draw:text-box>
        </draw:frame>
        <draw:frame draw:style-name="gr1" draw:text-style-name="P2" draw:layer="layout" svg:width="2.457cm" svg:height="0.475cm" svg:x="2.2cm" svg:y="13.306cm">
          <draw:text-box>
            <text:p text:style-name="P1"><text:span text:style-name="T4">draft advice”.</text:span></text:p>
          </draw:text-box>
        </draw:frame>
        <draw:frame draw:style-name="gr1" draw:text-style-name="P2" draw:layer="layout" svg:width="15.614cm" svg:height="0.475cm" svg:x="2.2cm" svg:y="14.221cm">
          <draw:text-box>
            <text:p text:style-name="P1"><text:span text:style-name="T7">263. </text:span><text:span text:style-name="T4"><text:s/>Ms Adams commented to Lord Goldsmith that Sir Jeremy’s letter to Sir David </text:span></text:p>
          </draw:text-box>
        </draw:frame>
        <draw:frame draw:style-name="gr1" draw:text-style-name="P2" draw:layer="layout" svg:width="16.097cm" svg:height="0.475cm" svg:x="2.2cm" svg:y="14.785cm">
          <draw:text-box>
            <text:p text:style-name="P1"><text:span text:style-name="T4">Manning “helpfully sets out his view of the arguments, although I don’t think there are </text:span></text:p>
          </draw:text-box>
        </draw:frame>
        <draw:frame draw:style-name="gr1" draw:text-style-name="P2" draw:layer="layout" svg:width="11.694cm" svg:height="0.475cm" svg:x="2.2cm" svg:y="15.35cm">
          <draw:text-box>
            <text:p text:style-name="P1"><text:span text:style-name="T4">any points which are not covered in my minute of 24 January”.</text:span></text:p>
          </draw:text-box>
        </draw:frame>
        <draw:frame draw:style-name="gr7" draw:text-style-name="P8" draw:layer="layout" svg:width="0.273cm" svg:height="0.276cm" svg:x="13.848cm" svg:y="15.368cm">
          <draw:text-box>
            <text:p text:style-name="P1"><text:span text:style-name="T13">99</text:span></text:p>
          </draw:text-box>
        </draw:frame>
        <draw:frame draw:style-name="gr1" draw:text-style-name="P2" draw:layer="layout" svg:width="0.422cm" svg:height="0.475cm" svg:x="14.122cm" svg:y="15.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93cm" svg:height="0.475cm" svg:x="2.2cm" svg:y="16.264cm">
          <draw:text-box>
            <text:p text:style-name="P1"><text:span text:style-name="T7">264. </text:span><text:span text:style-name="T4"><text:s/>Lord Goldsmith’s undated minute to Ms Adams, inviting her to draft a note setting </text:span></text:p>
          </draw:text-box>
        </draw:frame>
        <draw:frame draw:style-name="gr1" draw:text-style-name="P2" draw:layer="layout" svg:width="16.745cm" svg:height="0.475cm" svg:x="2.2cm" svg:y="16.828cm">
          <draw:text-box>
            <text:p text:style-name="P1"><text:span text:style-name="T4">out his views, suggested that he did not share Sir Jeremy’s view that the wording of OP4 </text:span></text:p>
          </draw:text-box>
        </draw:frame>
        <draw:frame draw:style-name="gr1" draw:text-style-name="P2" draw:layer="layout" svg:width="4.367cm" svg:height="0.475cm" svg:x="2.2cm" svg:y="17.393cm">
          <draw:text-box>
            <text:p text:style-name="P1"><text:span text:style-name="T4">was the “central issue”.</text:span></text:p>
          </draw:text-box>
        </draw:frame>
        <draw:frame draw:style-name="gr7" draw:text-style-name="P8" draw:layer="layout" svg:width="0.408cm" svg:height="0.276cm" svg:x="6.553cm" svg:y="17.412cm">
          <draw:text-box>
            <text:p text:style-name="P1"><text:span text:style-name="T13">100</text:span></text:p>
          </draw:text-box>
        </draw:frame>
        <draw:frame draw:style-name="gr1" draw:text-style-name="P2" draw:layer="layout" svg:width="0.422cm" svg:height="0.475cm" svg:x="6.964cm" svg:y="17.39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27cm" svg:height="0.475cm" svg:x="2.2cm" svg:y="18.307cm">
          <draw:text-box>
            <text:p text:style-name="P1"><text:span text:style-name="T7">265. </text:span><text:span text:style-name="T4"><text:s/>Lord Goldsmith wrote that Sir Jeremy’s main argument had been that there was </text:span></text:p>
          </draw:text-box>
        </draw:frame>
        <draw:frame draw:style-name="gr1" draw:text-style-name="P2" draw:layer="layout" svg:width="15.911cm" svg:height="0.475cm" svg:x="2.2cm" svg:y="18.872cm">
          <draw:text-box>
            <text:p text:style-name="P1"><text:span text:style-name="T4">“</text:span><text:span text:style-name="T4">no need to focus on the words ‘for assessment’ in OP4 because there is a trigger in </text:span></text:p>
          </draw:text-box>
        </draw:frame>
        <draw:frame draw:style-name="gr1" draw:text-style-name="P2" draw:layer="layout" svg:width="16.355cm" svg:height="0.475cm" svg:x="2.2cm" svg:y="19.436cm">
          <draw:text-box>
            <text:p text:style-name="P1"><text:span text:style-name="T4">OP1 suspended by OP2 but which suspension will be lifted if Iraq ‘fails to take the final </text:span></text:p>
          </draw:text-box>
        </draw:frame>
        <draw:frame draw:style-name="gr1" draw:text-style-name="P2" draw:layer="layout" svg:width="2.576cm" svg:height="0.475cm" svg:x="2.2cm" svg:y="20.001cm">
          <draw:text-box>
            <text:p text:style-name="P1"><text:span text:style-name="T4">opportunity’”. </text:span></text:p>
          </draw:text-box>
        </draw:frame>
        <draw:frame draw:style-name="gr1" draw:text-style-name="P2" draw:layer="layout" svg:width="16.495cm" svg:height="0.475cm" svg:x="2.2cm" svg:y="20.915cm">
          <draw:text-box>
            <text:p text:style-name="P1"><text:span text:style-name="T7">266. </text:span><text:span text:style-name="T4"><text:s/>Lord Goldsmith wrote that he did “not consider that this argument can in fact work </text:span></text:p>
          </draw:text-box>
        </draw:frame>
        <draw:frame draw:style-name="gr1" draw:text-style-name="P2" draw:layer="layout" svg:width="15.53cm" svg:height="0.475cm" svg:x="2.2cm" svg:y="21.48cm">
          <draw:text-box>
            <text:p text:style-name="P1"><text:span text:style-name="T4">to create a form of automaticity if the final opportunity is not taken”. He focused on </text:span></text:p>
          </draw:text-box>
        </draw:frame>
        <draw:frame draw:style-name="gr1" draw:text-style-name="P2" draw:layer="layout" svg:width="15.941cm" svg:height="0.475cm" svg:x="2.2cm" svg:y="22.044cm">
          <draw:text-box>
            <text:p text:style-name="P1"><text:span text:style-name="T4">the fact that OPs 4 and 11 both led to OP12 and the need for the Security Council to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line draw:style-name="gr9" draw:text-style-name="P9" draw:layer="layout" svg:x1="2.485cm" svg:y1="24.597cm" svg:x2="18.428cm" svg:y2="24.597cm">
          <text:p/>
        </draw:line>
        <draw:line draw:style-name="gr9" draw:text-style-name="P9" draw:layer="layout" svg:x1="2.199cm" svg:y1="25.02cm" svg:x2="4.612cm" svg:y2="25.02cm">
          <text:p/>
        </draw:line>
        <draw:frame draw:style-name="gr1" draw:text-style-name="P2" draw:layer="layout" svg:width="16.258cm" svg:height="0.475cm" svg:x="2.2cm" svg:y="22.608cm">
          <draw:text-box>
            <text:p text:style-name="P1"><text:span text:style-name="T4">meet “to consider the situation … and the need for full compliance with all the relevant </text:span></text:p>
          </draw:text-box>
        </draw:frame>
        <draw:frame draw:style-name="gr10" draw:text-style-name="P10" draw:layer="layout" svg:width="0.29cm" svg:height="0.23cm" svg:x="2.2cm" svg:y="24.256cm">
          <draw:text-box>
            <text:p text:style-name="P1"><text:span text:style-name="T14">97 </text:span></text:p>
          </draw:text-box>
        </draw:frame>
        <draw:frame draw:style-name="gr4" draw:text-style-name="P5" draw:layer="layout" svg:width="15.864cm" svg:height="0.395cm" svg:x="2.486cm" svg:y="24.241cm">
          <draw:text-box>
            <text:p text:style-name="P1"><text:span text:style-name="T6">Manuscript comment Manning to PM, 25 January 2003, on Letter Greenstock to Manning, 24 January </text:span></text:p>
          </draw:text-box>
        </draw:frame>
        <draw:line draw:style-name="gr9" draw:text-style-name="P9" draw:layer="layout" svg:x1="2.485cm" svg:y1="25.444cm" svg:x2="18.441cm" svg:y2="25.444cm">
          <text:p/>
        </draw:line>
        <draw:line draw:style-name="gr9" draw:text-style-name="P9" draw:layer="layout" svg:x1="2.199cm" svg:y1="25.867cm" svg:x2="3.219cm" svg:y2="25.867cm">
          <text:p/>
        </draw:line>
        <draw:frame draw:style-name="gr4" draw:text-style-name="P5" draw:layer="layout" svg:width="2.491cm" svg:height="0.395cm" svg:x="2.2cm" svg:y="24.664cm">
          <draw:text-box>
            <text:p text:style-name="P1"><text:span text:style-name="T6">2003, [untitled].</text:span><text:span text:style-name="T11"> </text:span></text:p>
          </draw:text-box>
        </draw:frame>
        <draw:frame draw:style-name="gr10" draw:text-style-name="P10" draw:layer="layout" svg:width="0.29cm" svg:height="0.23cm" svg:x="2.2cm" svg:y="25.103cm">
          <draw:text-box>
            <text:p text:style-name="P1"><text:span text:style-name="T14">98 </text:span></text:p>
          </draw:text-box>
        </draw:frame>
        <draw:frame draw:style-name="gr4" draw:text-style-name="P5" draw:layer="layout" svg:width="15.864cm" svg:height="0.395cm" svg:x="2.486cm" svg:y="25.087cm">
          <draw:text-box>
            <text:p text:style-name="P1"><text:span text:style-name="T6">Minute Adams to Attorney General, 24 January 2003, ‘Iraq: Resolution 1441: Sir Jeremy Greenstock’s </text:span></text:p>
          </draw:text-box>
        </draw:frame>
        <draw:line draw:style-name="gr9" draw:text-style-name="P9" draw:layer="layout" svg:x1="2.485cm" svg:y1="26.29cm" svg:x2="18.114cm" svg:y2="26.29cm">
          <text:p/>
        </draw:line>
        <draw:line draw:style-name="gr9" draw:text-style-name="P9" draw:layer="layout" svg:x1="2.199cm" svg:y1="26.714cm" svg:x2="4.612cm" svg:y2="26.714cm">
          <text:p/>
        </draw:line>
        <draw:frame draw:style-name="gr4" draw:text-style-name="P5" draw:layer="layout" svg:width="1.209cm" svg:height="0.395cm" svg:x="2.2cm" svg:y="25.511cm">
          <draw:text-box>
            <text:p text:style-name="P1"><text:span text:style-name="T6">points’</text:span><text:span text:style-name="T11">. 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4">99 </text:span></text:p>
          </draw:text-box>
        </draw:frame>
        <draw:frame draw:style-name="gr4" draw:text-style-name="P5" draw:layer="layout" svg:width="15.547cm" svg:height="0.395cm" svg:x="2.486cm" svg:y="25.934cm">
          <draw:text-box>
            <text:p text:style-name="P1"><text:span text:style-name="T6">Manuscript comment Adams to AG, 27 January 2003, on Letter Greenstock to Manning, 24 January </text:span></text:p>
          </draw:text-box>
        </draw:frame>
        <draw:frame draw:style-name="gr4" draw:text-style-name="P5" draw:layer="layout" svg:width="2.491cm" svg:height="0.395cm" svg:x="2.2cm" svg:y="26.357cm">
          <draw:text-box>
            <text:p text:style-name="P1"><text:span text:style-name="T6">2003, [untitled].</text:span><text:span text:style-name="T11">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00 </text:span></text:p>
          </draw:text-box>
        </draw:frame>
        <draw:frame draw:style-name="gr4" draw:text-style-name="P5" draw:layer="layout" svg:width="9.95cm" svg:height="0.395cm" svg:x="2.6cm" svg:y="26.781cm">
          <draw:text-box>
            <text:p text:style-name="P1"><text:span text:style-name="T11">Minute Attorney General to Adams, [24 January 2003], [untitled].</text:span></text:p>
          </draw:text-box>
        </draw:frame>
      </draw:page>
      <draw:page draw:name="page53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3</text:span></text:p>
          </draw:text-box>
        </draw:frame>
        <draw:frame draw:style-name="gr1" draw:text-style-name="P2" draw:layer="layout" svg:width="15.991cm" svg:height="0.475cm" svg:x="2.2cm" svg:y="2.525cm">
          <draw:text-box>
            <text:p text:style-name="P1"><text:span text:style-name="T4">Security Council resolutions in order to secure international peace and security”; and </text:span></text:p>
          </draw:text-box>
        </draw:frame>
        <draw:frame draw:style-name="gr1" draw:text-style-name="P2" draw:layer="layout" svg:width="16.034cm" svg:height="0.475cm" svg:x="2.2cm" svg:y="3.09cm">
          <draw:text-box>
            <text:p text:style-name="P1"><text:span text:style-name="T4">that the resolution had to be read as a whole. In his view, that meant the Council had </text:span></text:p>
          </draw:text-box>
        </draw:frame>
        <draw:frame draw:style-name="gr1" draw:text-style-name="P2" draw:layer="layout" svg:width="15.814cm" svg:height="0.475cm" svg:x="2.2cm" svg:y="3.654cm">
          <draw:text-box>
            <text:p text:style-name="P1"><text:span text:style-name="T4">to “consider what is needed in order to secure international peace and security and, </text:span></text:p>
          </draw:text-box>
        </draw:frame>
        <draw:frame draw:style-name="gr1" draw:text-style-name="P2" draw:layer="layout" svg:width="15.767cm" svg:height="0.475cm" svg:x="2.2cm" svg:y="4.218cm">
          <draw:text-box>
            <text:p text:style-name="P1"><text:span text:style-name="T4">in particular, whether full compliance is necessary”. OP12 required “a determination </text:span></text:p>
          </draw:text-box>
        </draw:frame>
        <draw:frame draw:style-name="gr1" draw:text-style-name="P2" draw:layer="layout" svg:width="9.091cm" svg:height="0.475cm" svg:x="2.2cm" svg:y="4.783cm">
          <draw:text-box>
            <text:p text:style-name="P1"><text:span text:style-name="T4">by the Security Council of what is now required”.</text:span></text:p>
          </draw:text-box>
        </draw:frame>
        <draw:frame draw:style-name="gr1" draw:text-style-name="P2" draw:layer="layout" svg:width="16.622cm" svg:height="0.475cm" svg:x="2.2cm" svg:y="5.697cm">
          <draw:text-box>
            <text:p text:style-name="P1"><text:span text:style-name="T7">267. </text:span><text:span text:style-name="T4"><text:s/>Lord Goldsmith also addressed Sir Jeremy’s argument that resolution 1205 (1998) </text:span></text:p>
          </draw:text-box>
        </draw:frame>
        <draw:frame draw:style-name="gr1" draw:text-style-name="P2" draw:layer="layout" svg:width="16.055cm" svg:height="0.475cm" svg:x="2.2cm" svg:y="6.262cm">
          <draw:text-box>
            <text:p text:style-name="P1"><text:span text:style-name="T4">provided a precedent. Lord Goldsmith wrote that the point was not that the resolution </text:span></text:p>
          </draw:text-box>
        </draw:frame>
        <draw:frame draw:style-name="gr1" draw:text-style-name="P2" draw:layer="layout" svg:width="16.808cm" svg:height="0.475cm" svg:x="2.2cm" svg:y="6.826cm">
          <draw:text-box>
            <text:p text:style-name="P1"><text:span text:style-name="T4">validated the revival argument; he did not regard the fact that there was “strong evidence </text:span></text:p>
          </draw:text-box>
        </draw:frame>
        <draw:frame draw:style-name="gr1" draw:text-style-name="P2" draw:layer="layout" svg:width="15.564cm" svg:height="0.475cm" svg:x="2.2cm" svg:y="7.391cm">
          <draw:text-box>
            <text:p text:style-name="P1"><text:span text:style-name="T4">of disagreement of other States with the proposition” as “a matter of concern”. The </text:span></text:p>
          </draw:text-box>
        </draw:frame>
        <draw:frame draw:style-name="gr1" draw:text-style-name="P2" draw:layer="layout" svg:width="16.211cm" svg:height="0.475cm" svg:x="2.2cm" svg:y="7.955cm">
          <draw:text-box>
            <text:p text:style-name="P1"><text:span text:style-name="T4">question was “not whether such an argument exists but what are the conditions which </text:span></text:p>
          </draw:text-box>
        </draw:frame>
        <draw:frame draw:style-name="gr1" draw:text-style-name="P2" draw:layer="layout" svg:width="4.468cm" svg:height="0.475cm" svg:x="2.2cm" svg:y="8.52cm">
          <draw:text-box>
            <text:p text:style-name="P1"><text:span text:style-name="T4">attach to its existence”. </text:span></text:p>
          </draw:text-box>
        </draw:frame>
        <draw:frame draw:style-name="gr6" draw:text-style-name="P7" draw:layer="layout" svg:width="15.534cm" svg:height="0.556cm" svg:x="2.2cm" svg:y="9.641cm">
          <draw:text-box>
            <text:p text:style-name="P1"><text:span text:style-name="T9">Mr Blair’s interview on </text:span><text:span text:style-name="T20">BBC Breakfast with Frost</text:span><text:span text:style-name="T9">, 26 January 2003</text:span></text:p>
          </draw:text-box>
        </draw:frame>
        <draw:frame draw:style-name="gr1" draw:text-style-name="P2" draw:layer="layout" svg:width="15.005cm" svg:height="0.475cm" svg:x="2.2cm" svg:y="10.469cm">
          <draw:text-box>
            <text:p text:style-name="P1"><text:span text:style-name="T7">268. </text:span><text:span text:style-name="T12"><text:s/>In an interview on 26 January, Mr Blair stated explicitly that failure to </text:span></text:p>
          </draw:text-box>
        </draw:frame>
        <draw:frame draw:style-name="gr1" draw:text-style-name="P2" draw:layer="layout" svg:width="15.593cm" svg:height="0.475cm" svg:x="2.2cm" svg:y="11.033cm">
          <draw:text-box>
            <text:p text:style-name="P1"><text:span text:style-name="T12">co-operate with the inspectors would be a material breach of resolution 1441.</text:span></text:p>
          </draw:text-box>
        </draw:frame>
        <draw:frame draw:style-name="gr1" draw:text-style-name="P2" draw:layer="layout" svg:width="15.224cm" svg:height="0.475cm" svg:x="2.2cm" svg:y="11.948cm">
          <draw:text-box>
            <text:p text:style-name="P1"><text:span text:style-name="T7">269. </text:span><text:span text:style-name="T4"><text:s/>In an extended interview on </text:span><text:span text:style-name="T5">BBC TV </text:span><text:span text:style-name="T4">’s</text:span><text:span text:style-name="T5"> Breakfast with Frost</text:span><text:span text:style-name="T4"> on 26 January, </text:span></text:p>
          </draw:text-box>
        </draw:frame>
        <draw:frame draw:style-name="gr1" draw:text-style-name="P2" draw:layer="layout" svg:width="8.244cm" svg:height="0.475cm" svg:x="2.2cm" svg:y="12.512cm">
          <draw:text-box>
            <text:p text:style-name="P1"><text:span text:style-name="T4">Mr Blair set out in detail his position on Iraq.</text:span></text:p>
          </draw:text-box>
        </draw:frame>
        <draw:frame draw:style-name="gr7" draw:text-style-name="P8" draw:layer="layout" svg:width="0.408cm" svg:height="0.276cm" svg:x="10.412cm" svg:y="12.531cm">
          <draw:text-box>
            <text:p text:style-name="P1"><text:span text:style-name="T13">101</text:span></text:p>
          </draw:text-box>
        </draw:frame>
        <draw:frame draw:style-name="gr1" draw:text-style-name="P2" draw:layer="layout" svg:width="0.422cm" svg:height="0.475cm" svg:x="10.824cm" svg:y="12.5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27cm" svg:height="0.475cm" svg:x="2.2cm" svg:y="13.427cm">
          <draw:text-box>
            <text:p text:style-name="P1"><text:span text:style-name="T7">270. </text:span><text:span text:style-name="T4"><text:s/>Pressed as to whether non-compliance rather than evidence of weapons of mass </text:span></text:p>
          </draw:text-box>
        </draw:frame>
        <draw:frame draw:style-name="gr1" draw:text-style-name="P2" draw:layer="layout" svg:width="16.576cm" svg:height="0.475cm" svg:x="2.2cm" svg:y="13.991cm">
          <draw:text-box>
            <text:p text:style-name="P1"><text:span text:style-name="T4">destruction justified “a war”, Mr Blair replied that he “profoundly” disagreed with the idea </text:span></text:p>
          </draw:text-box>
        </draw:frame>
        <draw:frame draw:style-name="gr1" draw:text-style-name="P2" draw:layer="layout" svg:width="9.544cm" svg:height="0.475cm" svg:x="2.2cm" svg:y="14.556cm">
          <draw:text-box>
            <text:p text:style-name="P1"><text:span text:style-name="T4">that a refusal to co-operate was of a “lesser order”:</text:span></text:p>
          </draw:text-box>
        </draw:frame>
        <draw:frame draw:style-name="gr1" draw:text-style-name="P2" draw:layer="layout" svg:width="14.819cm" svg:height="0.475cm" svg:x="2.95cm" svg:y="15.47cm">
          <draw:text-box>
            <text:p text:style-name="P1"><text:span text:style-name="T4">“… </text:span><text:span text:style-name="T4">if he fails to co-operate in being honest and he is pursuing a programme of </text:span></text:p>
          </draw:text-box>
        </draw:frame>
        <draw:frame draw:style-name="gr1" draw:text-style-name="P2" draw:layer="layout" svg:width="15.399cm" svg:height="0.475cm" svg:x="2.95cm" svg:y="16.035cm">
          <draw:text-box>
            <text:p text:style-name="P1"><text:span text:style-name="T4">concealment, that is every bit as much a breach as finding, for example, a missile </text:span></text:p>
          </draw:text-box>
        </draw:frame>
        <draw:frame draw:style-name="gr1" draw:text-style-name="P2" draw:layer="layout" svg:width="3.732cm" svg:height="0.475cm" svg:x="2.95cm" svg:y="16.599cm">
          <draw:text-box>
            <text:p text:style-name="P1"><text:span text:style-name="T4">or chemical agent.” </text:span></text:p>
          </draw:text-box>
        </draw:frame>
        <draw:frame draw:style-name="gr1" draw:text-style-name="P2" draw:layer="layout" svg:width="16.016cm" svg:height="0.475cm" svg:x="2.2cm" svg:y="17.513cm">
          <draw:text-box>
            <text:p text:style-name="P1"><text:span text:style-name="T7">271. </text:span><text:span text:style-name="T4"><text:s/>Asked whether a second resolution was needed, required or preferred, Mr Blair </text:span></text:p>
          </draw:text-box>
        </draw:frame>
        <draw:frame draw:style-name="gr1" draw:text-style-name="P2" draw:layer="layout" svg:width="1.395cm" svg:height="0.475cm" svg:x="2.2cm" svg:y="18.078cm">
          <draw:text-box>
            <text:p text:style-name="P1"><text:span text:style-name="T4">replied:</text:span></text:p>
          </draw:text-box>
        </draw:frame>
        <draw:frame draw:style-name="gr1" draw:text-style-name="P2" draw:layer="layout" svg:width="15.64cm" svg:height="0.475cm" svg:x="2.95cm" svg:y="18.992cm">
          <draw:text-box>
            <text:p text:style-name="P1"><text:span text:style-name="T4">“</text:span><text:span text:style-name="T4">Of course we want a second resolution and there is only one set of circumstances </text:span></text:p>
          </draw:text-box>
        </draw:frame>
        <draw:frame draw:style-name="gr1" draw:text-style-name="P2" draw:layer="layout" svg:width="14.776cm" svg:height="0.475cm" svg:x="2.95cm" svg:y="19.557cm">
          <draw:text-box>
            <text:p text:style-name="P1"><text:span text:style-name="T4">in which I’ve said that we would move without one … all this stuff that … we’re </text:span></text:p>
          </draw:text-box>
        </draw:frame>
        <draw:frame draw:style-name="gr1" draw:text-style-name="P2" draw:layer="layout" svg:width="13.803cm" svg:height="0.475cm" svg:x="2.95cm" svg:y="20.121cm">
          <draw:text-box>
            <text:p text:style-name="P1"><text:span text:style-name="T4">indifferent … is nonsense. We’re very focused on getting a UN resolution.</text:span></text:p>
          </draw:text-box>
        </draw:frame>
        <draw:frame draw:style-name="gr1" draw:text-style-name="P2" draw:layer="layout" svg:width="15.031cm" svg:height="0.475cm" svg:x="2.95cm" svg:y="21.036cm">
          <draw:text-box>
            <text:p text:style-name="P1"><text:span text:style-name="T4">“… </text:span><text:span text:style-name="T4">[Y]ou damage the UN if the UN inspectors say he’s not co-operating, he’s in </text:span></text:p>
          </draw:text-box>
        </draw:frame>
        <draw:frame draw:style-name="gr1" draw:text-style-name="P2" draw:layer="layout" svg:width="15.538cm" svg:height="0.475cm" svg:x="2.95cm" svg:y="21.6cm">
          <draw:text-box>
            <text:p text:style-name="P1"><text:span text:style-name="T4">breach, and the world does nothing about it. But I don’t believe that will happen …”</text:span></text:p>
          </draw:text-box>
        </draw:frame>
        <draw:frame draw:style-name="gr6" draw:text-style-name="P7" draw:layer="layout" svg:width="7.482cm" svg:height="0.556cm" svg:x="2.2cm" svg:y="22.721cm">
          <draw:text-box>
            <text:p text:style-name="P1"><text:span text:style-name="T9">Options for a second resolution</text:span></text:p>
          </draw:text-box>
        </draw:frame>
        <draw:frame draw:style-name="gr1" draw:text-style-name="P2" draw:layer="layout" svg:width="15.221cm" svg:height="0.475cm" svg:x="2.2cm" svg:y="23.55cm">
          <draw:text-box>
            <text:p text:style-name="P1"><text:span text:style-name="T7">272. </text:span><text:span text:style-name="T12"><text:s/>Intensive discussions on a second resolution took place at the end of </text:span></text:p>
          </draw:text-box>
        </draw:frame>
        <draw:frame draw:style-name="gr1" draw:text-style-name="P2" draw:layer="layout" svg:width="1.835cm" svg:height="0.475cm" svg:x="2.2cm" svg:y="24.114cm">
          <draw:text-box>
            <text:p text:style-name="P1"><text:span text:style-name="T12">January. </text:span></text:p>
          </draw:text-box>
        </draw:frame>
        <draw:frame draw:style-name="gr1" draw:text-style-name="P2" draw:layer="layout" svg:width="16.241cm" svg:height="0.475cm" svg:x="2.2cm" svg:y="25.028cm">
          <draw:text-box>
            <text:p text:style-name="P1"><text:span text:style-name="T7">273. </text:span><text:span text:style-name="T4"><text:s/>Ms Wilmshurst wrote to Ms Adams on 27 January with draft texts for two options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6.504cm" svg:height="0.475cm" svg:x="2.2cm" svg:y="25.593cm">
          <draw:text-box>
            <text:p text:style-name="P1"><text:span text:style-name="T4">for a second resolution, one expressly authorising the use of force, the other containing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01 </text:span></text:p>
          </draw:text-box>
        </draw:frame>
        <draw:frame draw:style-name="gr4" draw:text-style-name="P5" draw:layer="layout" svg:width="9.684cm" svg:height="0.395cm" svg:x="2.6cm" svg:y="26.781cm">
          <draw:text-box>
            <text:p text:style-name="P1"><text:span text:style-name="T19">BBC News</text:span><text:span text:style-name="T11">, 26 January 2003, </text:span><text:span text:style-name="T19">Prime Minister prepares for war.</text:span></text:p>
          </draw:text-box>
        </draw:frame>
      </draw:page>
      <draw:page draw:name="page5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4</text:span></text:p>
          </draw:text-box>
        </draw:frame>
        <draw:frame draw:style-name="gr1" draw:text-style-name="P2" draw:layer="layout" svg:width="3.126cm" svg:height="0.475cm" svg:x="2.2cm" svg:y="2.525cm">
          <draw:text-box>
            <text:p text:style-name="P1"><text:span text:style-name="T4">implicit authority.</text:span></text:p>
          </draw:text-box>
        </draw:frame>
        <draw:frame draw:style-name="gr7" draw:text-style-name="P8" draw:layer="layout" svg:width="0.408cm" svg:height="0.276cm" svg:x="5.321cm" svg:y="2.544cm">
          <draw:text-box>
            <text:p text:style-name="P1"><text:span text:style-name="T13">102</text:span></text:p>
          </draw:text-box>
        </draw:frame>
        <draw:frame draw:style-name="gr1" draw:text-style-name="P2" draw:layer="layout" svg:width="13.02cm" svg:height="0.475cm" svg:x="5.733cm" svg:y="2.525cm">
          <draw:text-box>
            <text:p text:style-name="P1"><text:span text:style-name="T4"><text:s/></text:span><text:span text:style-name="T4">Ms Wilmshurst wrote that no decisions had been taken on the drafts </text:span></text:p>
          </draw:text-box>
        </draw:frame>
        <draw:frame draw:style-name="gr1" draw:text-style-name="P2" draw:layer="layout" svg:width="16.609cm" svg:height="0.475cm" svg:x="2.2cm" svg:y="3.09cm">
          <draw:text-box>
            <text:p text:style-name="P1"><text:span text:style-name="T4">and no discussions had begun with the US, but the FCO would welcome any comments </text:span></text:p>
          </draw:text-box>
        </draw:frame>
        <draw:frame draw:style-name="gr1" draw:text-style-name="P2" draw:layer="layout" svg:width="9.662cm" svg:height="0.475cm" svg:x="2.2cm" svg:y="3.654cm">
          <draw:text-box>
            <text:p text:style-name="P1"><text:span text:style-name="T4">Lord Goldsmith might wish to make on the options. </text:span></text:p>
          </draw:text-box>
        </draw:frame>
        <draw:frame draw:style-name="gr1" draw:text-style-name="P2" draw:layer="layout" svg:width="15.627cm" svg:height="0.475cm" svg:x="2.2cm" svg:y="4.568cm">
          <draw:text-box>
            <text:p text:style-name="P1"><text:span text:style-name="T7">274. </text:span><text:span text:style-name="T4"><text:s/>Ms Adams replied that, having regard to the terms of resolution 1441 and the </text:span></text:p>
          </draw:text-box>
        </draw:frame>
        <draw:frame draw:style-name="gr1" draw:text-style-name="P2" draw:layer="layout" svg:width="15.966cm" svg:height="0.475cm" svg:x="2.2cm" svg:y="5.133cm">
          <draw:text-box>
            <text:p text:style-name="P1"><text:span text:style-name="T4">previous practice of the Council, Lord Goldsmith considered that “where the Security </text:span></text:p>
          </draw:text-box>
        </draw:frame>
        <draw:frame draw:style-name="gr1" draw:text-style-name="P2" draw:layer="layout" svg:width="14.874cm" svg:height="0.475cm" svg:x="2.2cm" svg:y="5.697cm">
          <draw:text-box>
            <text:p text:style-name="P1"><text:span text:style-name="T4">Council determines that Iraq had committed a sufficiently serious breach of the </text:span></text:p>
          </draw:text-box>
        </draw:frame>
        <draw:frame draw:style-name="gr1" draw:text-style-name="P2" draw:layer="layout" svg:width="16.753cm" svg:height="0.475cm" svg:x="2.2cm" svg:y="6.262cm">
          <draw:text-box>
            <text:p text:style-name="P1"><text:span text:style-name="T4">conditions of the cease-fire imposed by resolution 687 (1991)” to revive the authorisation </text:span></text:p>
          </draw:text-box>
        </draw:frame>
        <draw:frame draw:style-name="gr1" draw:text-style-name="P2" draw:layer="layout" svg:width="14.59cm" svg:height="0.475cm" svg:x="2.2cm" svg:y="6.826cm">
          <draw:text-box>
            <text:p text:style-name="P1"><text:span text:style-name="T4">in resolution 678(1990), an implicit resolution would be sufficient to revive the </text:span></text:p>
          </draw:text-box>
        </draw:frame>
        <draw:frame draw:style-name="gr1" draw:text-style-name="P2" draw:layer="layout" svg:width="8.134cm" svg:height="0.475cm" svg:x="2.2cm" svg:y="7.391cm">
          <draw:text-box>
            <text:p text:style-name="P1"><text:span text:style-name="T4">authorisation to use force in resolution 678.</text:span></text:p>
          </draw:text-box>
        </draw:frame>
        <draw:frame draw:style-name="gr7" draw:text-style-name="P8" draw:layer="layout" svg:width="0.408cm" svg:height="0.276cm" svg:x="10.295cm" svg:y="7.409cm">
          <draw:text-box>
            <text:p text:style-name="P1"><text:span text:style-name="T13">103</text:span></text:p>
          </draw:text-box>
        </draw:frame>
        <draw:frame draw:style-name="gr1" draw:text-style-name="P2" draw:layer="layout" svg:width="0.422cm" svg:height="0.475cm" svg:x="10.707cm" svg:y="7.3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36cm" svg:height="0.475cm" svg:x="2.2cm" svg:y="8.305cm">
          <draw:text-box>
            <text:p text:style-name="P1"><text:span text:style-name="T7">275. </text:span><text:span text:style-name="T4"><text:s/>The “critical element” was that “there has been a finding, in whatever form, by the </text:span></text:p>
          </draw:text-box>
        </draw:frame>
        <draw:frame draw:style-name="gr1" draw:text-style-name="P2" draw:layer="layout" svg:width="15.767cm" svg:height="0.475cm" svg:x="2.2cm" svg:y="8.87cm">
          <draw:text-box>
            <text:p text:style-name="P1"><text:span text:style-name="T4">Security Council itself”, and that “A Presidential Statement would also be sufficient”. </text:span></text:p>
          </draw:text-box>
        </draw:frame>
        <draw:frame draw:style-name="gr1" draw:text-style-name="P2" draw:layer="layout" svg:width="15.525cm" svg:height="0.475cm" svg:x="2.2cm" svg:y="9.784cm">
          <draw:text-box>
            <text:p text:style-name="P1"><text:span text:style-name="T7">276. </text:span><text:span text:style-name="T4"><text:s/>Ms Adams wrote that Lord Goldsmith did not at that stage intend to offer any </text:span></text:p>
          </draw:text-box>
        </draw:frame>
        <draw:frame draw:style-name="gr1" draw:text-style-name="P2" draw:layer="layout" svg:width="15.712cm" svg:height="0.475cm" svg:x="2.2cm" svg:y="10.348cm">
          <draw:text-box>
            <text:p text:style-name="P1"><text:span text:style-name="T4">detailed drafting comments on the proposed text, “given that it is likely that they will </text:span></text:p>
          </draw:text-box>
        </draw:frame>
        <draw:frame draw:style-name="gr1" draw:text-style-name="P2" draw:layer="layout" svg:width="6.826cm" svg:height="0.475cm" svg:x="2.2cm" svg:y="10.913cm">
          <draw:text-box>
            <text:p text:style-name="P1"><text:span text:style-name="T4">change in discussions with the US”. </text:span></text:p>
          </draw:text-box>
        </draw:frame>
        <draw:frame draw:style-name="gr1" draw:text-style-name="P2" draw:layer="layout" svg:width="16.186cm" svg:height="0.475cm" svg:x="2.2cm" svg:y="11.827cm">
          <draw:text-box>
            <text:p text:style-name="P1"><text:span text:style-name="T7">277. </text:span><text:span text:style-name="T4"><text:s/>In relation to the possibility of issuing an “ultimatum”, Lord Goldsmith’s view was </text:span></text:p>
          </draw:text-box>
        </draw:frame>
        <draw:frame draw:style-name="gr1" draw:text-style-name="P2" draw:layer="layout" svg:width="15.547cm" svg:height="0.475cm" svg:x="2.2cm" svg:y="12.392cm">
          <draw:text-box>
            <text:p text:style-name="P1"><text:span text:style-name="T4">that “would need to be expressed in very clear terms so there is no room for doubt </text:span></text:p>
          </draw:text-box>
        </draw:frame>
        <draw:frame draw:style-name="gr1" draw:text-style-name="P2" draw:layer="layout" svg:width="16.647cm" svg:height="0.475cm" svg:x="2.2cm" svg:y="12.956cm">
          <draw:text-box>
            <text:p text:style-name="P1"><text:span text:style-name="T4">whether or not Iraq had met the Council’s demands. Otherwise there is a risk of opening </text:span></text:p>
          </draw:text-box>
        </draw:frame>
        <draw:frame draw:style-name="gr1" draw:text-style-name="P2" draw:layer="layout" svg:width="16.77cm" svg:height="0.475cm" svg:x="2.2cm" svg:y="13.521cm">
          <draw:text-box>
            <text:p text:style-name="P1"><text:span text:style-name="T4">up a debate about whether there is a need for a further determination by the Council that </text:span></text:p>
          </draw:text-box>
        </draw:frame>
        <draw:frame draw:style-name="gr1" draw:text-style-name="P2" draw:layer="layout" svg:width="9.447cm" svg:height="0.475cm" svg:x="2.2cm" svg:y="14.085cm">
          <draw:text-box>
            <text:p text:style-name="P1"><text:span text:style-name="T4">Iraq had failed to comply with the new ultimatum.” </text:span></text:p>
          </draw:text-box>
        </draw:frame>
        <draw:frame draw:style-name="gr1" draw:text-style-name="P2" draw:layer="layout" svg:width="15.568cm" svg:height="0.475cm" svg:x="2.2cm" svg:y="15cm">
          <draw:text-box>
            <text:p text:style-name="P1"><text:span text:style-name="T7">278. </text:span><text:span text:style-name="T4"><text:s/>Ms Adams recorded that Lord Goldsmith wished to make clear that a second </text:span></text:p>
          </draw:text-box>
        </draw:frame>
        <draw:frame draw:style-name="gr1" draw:text-style-name="P2" draw:layer="layout" svg:width="15.881cm" svg:height="0.475cm" svg:x="2.2cm" svg:y="15.564cm">
          <draw:text-box>
            <text:p text:style-name="P1"><text:span text:style-name="T4">resolution authorising the use of force “would not give an unlimited right to use force </text:span></text:p>
          </draw:text-box>
        </draw:frame>
        <draw:frame draw:style-name="gr1" draw:text-style-name="P2" draw:layer="layout" svg:width="16.736cm" svg:height="0.475cm" svg:x="2.2cm" svg:y="16.128cm">
          <draw:text-box>
            <text:p text:style-name="P1"><text:span text:style-name="T4">against Iraq”. Lord Goldsmith considered that any use of force would have to be directed </text:span></text:p>
          </draw:text-box>
        </draw:frame>
        <draw:frame draw:style-name="gr1" draw:text-style-name="P2" draw:layer="layout" svg:width="16.199cm" svg:height="0.475cm" svg:x="2.2cm" svg:y="16.693cm">
          <draw:text-box>
            <text:p text:style-name="P1"><text:span text:style-name="T4">towards the objective of securing compliance with the disarmament obligations, which </text:span></text:p>
          </draw:text-box>
        </draw:frame>
        <draw:frame draw:style-name="gr1" draw:text-style-name="P2" draw:layer="layout" svg:width="16.097cm" svg:height="0.475cm" svg:x="2.2cm" svg:y="17.257cm">
          <draw:text-box>
            <text:p text:style-name="P1"><text:span text:style-name="T4">the Security Council had already determined in resolution 687(1991) and subsequent </text:span></text:p>
          </draw:text-box>
        </draw:frame>
        <draw:frame draw:style-name="gr1" draw:text-style-name="P2" draw:layer="layout" svg:width="15.725cm" svg:height="0.475cm" svg:x="2.2cm" svg:y="17.822cm">
          <draw:text-box>
            <text:p text:style-name="P1"><text:span text:style-name="T4">relevant resolutions were “necessary requirements for restoring international peace </text:span></text:p>
          </draw:text-box>
        </draw:frame>
        <draw:frame draw:style-name="gr1" draw:text-style-name="P2" draw:layer="layout" svg:width="16.271cm" svg:height="0.475cm" svg:x="2.2cm" svg:y="18.386cm">
          <draw:text-box>
            <text:p text:style-name="P1"><text:span text:style-name="T4">and security in the area”. The use of force would, moreover, have to be limited to what </text:span></text:p>
          </draw:text-box>
        </draw:frame>
        <draw:frame draw:style-name="gr1" draw:text-style-name="P2" draw:layer="layout" svg:width="16.398cm" svg:height="0.475cm" svg:x="2.2cm" svg:y="18.951cm">
          <draw:text-box>
            <text:p text:style-name="P1"><text:span text:style-name="T4">was “necessary to enforce those obligations, and be a proportionate response to Iraq’s </text:span></text:p>
          </draw:text-box>
        </draw:frame>
        <draw:frame draw:style-name="gr1" draw:text-style-name="P2" draw:layer="layout" svg:width="1.678cm" svg:height="0.475cm" svg:x="2.2cm" svg:y="19.515cm">
          <draw:text-box>
            <text:p text:style-name="P1"><text:span text:style-name="T4">breach”. </text:span></text:p>
          </draw:text-box>
        </draw:frame>
        <draw:frame draw:style-name="gr1" draw:text-style-name="P2" draw:layer="layout" svg:width="16.182cm" svg:height="0.475cm" svg:x="2.2cm" svg:y="20.43cm">
          <draw:text-box>
            <text:p text:style-name="P1"><text:span text:style-name="T7">279. </text:span><text:span text:style-name="T4"><text:s/>Ms Adams explicitly stated that Lord Goldsmith’s comments were “made without </text:span></text:p>
          </draw:text-box>
        </draw:frame>
        <draw:frame draw:style-name="gr1" draw:text-style-name="P2" draw:layer="layout" svg:width="16.66cm" svg:height="0.475cm" svg:x="2.2cm" svg:y="20.994cm">
          <draw:text-box>
            <text:p text:style-name="P1"><text:span text:style-name="T4">prejudice to the separate question … of whether a second resolution is legally required”. </text:span></text:p>
          </draw:text-box>
        </draw:frame>
        <draw:frame draw:style-name="gr1" draw:text-style-name="P2" draw:layer="layout" svg:width="16.258cm" svg:height="0.475cm" svg:x="2.2cm" svg:y="21.558cm">
          <draw:text-box>
            <text:p text:style-name="P1"><text:span text:style-name="T4">He had also asked to be “kept closely informed of developments” and wished “to have </text:span></text:p>
          </draw:text-box>
        </draw:frame>
        <draw:frame draw:style-name="gr1" draw:text-style-name="P2" draw:layer="layout" svg:width="16.283cm" svg:height="0.475cm" svg:x="2.2cm" svg:y="22.123cm">
          <draw:text-box>
            <text:p text:style-name="P1"><text:span text:style-name="T4">the opportunity to comment on any draft which is to be tabled for discussion with other </text:span></text:p>
          </draw:text-box>
        </draw:frame>
        <draw:frame draw:style-name="gr1" draw:text-style-name="P2" draw:layer="layout" svg:width="4.743cm" svg:height="0.475cm" svg:x="2.2cm" svg:y="22.687cm">
          <draw:text-box>
            <text:p text:style-name="P1"><text:span text:style-name="T4">members of the Council”.</text:span></text:p>
          </draw:text-box>
        </draw:frame>
        <draw:frame draw:style-name="gr1" draw:text-style-name="P2" draw:layer="layout" svg:width="15.216cm" svg:height="0.475cm" svg:x="2.2cm" svg:y="23.602cm">
          <draw:text-box>
            <text:p text:style-name="P1"><text:span text:style-name="T7">280. </text:span><text:span text:style-name="T4"><text:s/>Mr Grainger wrote to Mr Macleod, to convey the substance of the advice in </text:span></text:p>
          </draw:text-box>
        </draw:frame>
        <draw:frame draw:style-name="gr1" draw:text-style-name="P2" draw:layer="layout" svg:width="3.211cm" svg:height="0.475cm" svg:x="2.2cm" svg:y="24.166cm">
          <draw:text-box>
            <text:p text:style-name="P1"><text:span text:style-name="T4">Ms Adams’ letter.</text:span></text:p>
          </draw:text-box>
        </draw:frame>
        <draw:frame draw:style-name="gr7" draw:text-style-name="P8" draw:layer="layout" svg:width="0.408cm" svg:height="0.276cm" svg:x="5.407cm" svg:y="24.185cm">
          <draw:text-box>
            <text:p text:style-name="P1"><text:span text:style-name="T13">104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0.422cm" svg:height="0.475cm" svg:x="5.819cm" svg:y="24.166cm">
          <draw:text-box>
            <text:p text:style-name="P1"><text:span text:style-name="T4"><text:s/>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02 </text:span></text:p>
          </draw:text-box>
        </draw:frame>
        <draw:line draw:style-name="gr9" draw:text-style-name="P9" draw:layer="layout" svg:x1="2.6cm" svg:y1="26.714cm" svg:x2="13.855cm" svg:y2="26.714cm">
          <text:p/>
        </draw:line>
        <draw:frame draw:style-name="gr4" draw:text-style-name="P5" draw:layer="layout" svg:width="11.381cm" svg:height="0.395cm" svg:x="2.6cm" svg:y="25.934cm">
          <draw:text-box>
            <text:p text:style-name="P1"><text:span text:style-name="T11">Letter Wilmshurst to Adams, 27 January 2003, ‘Iraq: Second Resolution’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03 </text:span></text:p>
          </draw:text-box>
        </draw:frame>
        <draw:line draw:style-name="gr9" draw:text-style-name="P9" draw:layer="layout" svg:x1="2.6cm" svg:y1="27.137cm" svg:x2="13.738cm" svg:y2="27.137cm">
          <text:p/>
        </draw:line>
        <draw:frame draw:style-name="gr4" draw:text-style-name="P5" draw:layer="layout" svg:width="11.381cm" svg:height="0.395cm" svg:x="2.6cm" svg:y="26.357cm">
          <draw:text-box>
            <text:p text:style-name="P1"><text:span text:style-name="T6">Letter Adams to Wilmshurst, 30 January 2003, ‘Iraq: Second Resolution’</text:span><text:span text:style-name="T11">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04 </text:span></text:p>
          </draw:text-box>
        </draw:frame>
        <draw:frame draw:style-name="gr4" draw:text-style-name="P5" draw:layer="layout" svg:width="11.271cm" svg:height="0.395cm" svg:x="2.6cm" svg:y="26.781cm">
          <draw:text-box>
            <text:p text:style-name="P1"><text:span text:style-name="T6">Letter Grainger to Macleod, 31 January 2003, ‘Iraq: Second Resolution’</text:span><text:span text:style-name="T11">. </text:span></text:p>
          </draw:text-box>
        </draw:frame>
      </draw:page>
      <draw:page draw:name="page55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5</text:span></text:p>
          </draw:text-box>
        </draw:frame>
        <draw:frame draw:style-name="gr3" draw:text-style-name="P4" draw:layer="layout" svg:width="11.203cm" svg:height="0.628cm" svg:x="2.2cm" svg:y="2.5cm">
          <draw:text-box>
            <text:p text:style-name="P1"><text:span text:style-name="T3">Lord Goldsmith’s advice, 30 January 2003</text:span></text:p>
          </draw:text-box>
        </draw:frame>
        <draw:frame draw:style-name="gr1" draw:text-style-name="P2" draw:layer="layout" svg:width="16.008cm" svg:height="0.475cm" svg:x="2.2cm" svg:y="3.392cm">
          <draw:text-box>
            <text:p text:style-name="P1"><text:span text:style-name="T7">281. </text:span><text:span text:style-name="T4"><text:s/>Ms Adams had written to Sir David Manning on 28 January, recording that Lord </text:span></text:p>
          </draw:text-box>
        </draw:frame>
        <draw:frame draw:style-name="gr1" draw:text-style-name="P2" draw:layer="layout" svg:width="16.076cm" svg:height="0.475cm" svg:x="2.2cm" svg:y="3.957cm">
          <draw:text-box>
            <text:p text:style-name="P1"><text:span text:style-name="T4">Goldsmith had found Sir Jeremy Greenstock’s letter of 24 January “a useful record of </text:span></text:p>
          </draw:text-box>
        </draw:frame>
        <draw:frame draw:style-name="gr1" draw:text-style-name="P2" draw:layer="layout" svg:width="15.809cm" svg:height="0.475cm" svg:x="2.2cm" svg:y="4.521cm">
          <draw:text-box>
            <text:p text:style-name="P1"><text:span text:style-name="T4">Sir Jeremy’s arguments on which the Attorney is reflecting”; but that Lord Goldsmith:</text:span></text:p>
          </draw:text-box>
        </draw:frame>
        <draw:frame draw:style-name="gr1" draw:text-style-name="P2" draw:layer="layout" svg:width="14.959cm" svg:height="0.475cm" svg:x="2.95cm" svg:y="5.436cm">
          <draw:text-box>
            <text:p text:style-name="P1"><text:span text:style-name="T4">“… </text:span><text:span text:style-name="T4">would like to make clear, in order to avoid any doubt about his position, that </text:span></text:p>
          </draw:text-box>
        </draw:frame>
        <draw:frame draw:style-name="gr1" draw:text-style-name="P2" draw:layer="layout" svg:width="15.204cm" svg:height="0.475cm" svg:x="2.95cm" svg:y="6cm">
          <draw:text-box>
            <text:p text:style-name="P1"><text:span text:style-name="T4">the purpose of the meeting was to allow the Attorney to hear the best arguments </text:span></text:p>
          </draw:text-box>
        </draw:frame>
        <draw:frame draw:style-name="gr1" draw:text-style-name="P2" draw:layer="layout" svg:width="15.653cm" svg:height="0.475cm" svg:x="2.95cm" svg:y="6.564cm">
          <draw:text-box>
            <text:p text:style-name="P1"><text:span text:style-name="T4">which could be made in support of the view that resolution 1441 can be interpreted </text:span></text:p>
          </draw:text-box>
        </draw:frame>
        <draw:frame draw:style-name="gr1" draw:text-style-name="P2" draw:layer="layout" svg:width="15.386cm" svg:height="0.475cm" svg:x="2.95cm" svg:y="7.129cm">
          <draw:text-box>
            <text:p text:style-name="P1"><text:span text:style-name="T4">as authorising the use of force, under certain conditions, without a further Council </text:span></text:p>
          </draw:text-box>
        </draw:frame>
        <draw:frame draw:style-name="gr1" draw:text-style-name="P2" draw:layer="layout" svg:width="12.88cm" svg:height="0.475cm" svg:x="2.95cm" svg:y="7.693cm">
          <draw:text-box>
            <text:p text:style-name="P1"><text:span text:style-name="T4">decision. The Attorney was therefore principally in listening mode …”</text:span></text:p>
          </draw:text-box>
        </draw:frame>
        <draw:frame draw:style-name="gr7" draw:text-style-name="P8" draw:layer="layout" svg:width="0.408cm" svg:height="0.276cm" svg:x="15.79cm" svg:y="7.712cm">
          <draw:text-box>
            <text:p text:style-name="P1"><text:span text:style-name="T13">105</text:span></text:p>
          </draw:text-box>
        </draw:frame>
        <draw:frame draw:style-name="gr1" draw:text-style-name="P2" draw:layer="layout" svg:width="0.422cm" svg:height="0.475cm" svg:x="16.202cm" svg:y="7.69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75cm" svg:height="0.475cm" svg:x="2.2cm" svg:y="8.608cm">
          <draw:text-box>
            <text:p text:style-name="P1"><text:span text:style-name="T7">282. </text:span><text:span text:style-name="T4"><text:s/>Ms Adams wrote that there was “one point on which Lord Goldsmith would find it </text:span></text:p>
          </draw:text-box>
        </draw:frame>
        <draw:frame draw:style-name="gr1" draw:text-style-name="P2" draw:layer="layout" svg:width="16.144cm" svg:height="0.475cm" svg:x="2.2cm" svg:y="9.172cm">
          <draw:text-box>
            <text:p text:style-name="P1"><text:span text:style-name="T4">helpful to have further information”. Sir Jeremy’s arguments had relied “heavily on the </text:span></text:p>
          </draw:text-box>
        </draw:frame>
        <draw:frame draw:style-name="gr1" draw:text-style-name="P2" draw:layer="layout" svg:width="15.902cm" svg:height="0.475cm" svg:x="2.2cm" svg:y="9.737cm">
          <draw:text-box>
            <text:p text:style-name="P1"><text:span text:style-name="T4">negotiating history … and the fact that other delegations sought, but failed to obtain, </text:span></text:p>
          </draw:text-box>
        </draw:frame>
        <draw:frame draw:style-name="gr1" draw:text-style-name="P2" draw:layer="layout" svg:width="15.504cm" svg:height="0.475cm" svg:x="2.2cm" svg:y="10.301cm">
          <draw:text-box>
            <text:p text:style-name="P1"><text:span text:style-name="T4">certain language in OPs 4 and 12”. Lord Goldsmith wanted to know “if possible, to </text:span></text:p>
          </draw:text-box>
        </draw:frame>
        <draw:frame draw:style-name="gr1" draw:text-style-name="P2" draw:layer="layout" svg:width="15.847cm" svg:height="0.475cm" svg:x="2.2cm" svg:y="10.866cm">
          <draw:text-box>
            <text:p text:style-name="P1"><text:span text:style-name="T4">what extent other members of the Council were aware of these bilateral discussions </text:span></text:p>
          </draw:text-box>
        </draw:frame>
        <draw:frame draw:style-name="gr1" draw:text-style-name="P2" draw:layer="layout" svg:width="16.338cm" svg:height="0.475cm" svg:x="2.2cm" svg:y="11.43cm">
          <draw:text-box>
            <text:p text:style-name="P1"><text:span text:style-name="T4">and therefore the significance of the language”. Lord Goldsmith also wished to take up </text:span></text:p>
          </draw:text-box>
        </draw:frame>
        <draw:frame draw:style-name="gr1" draw:text-style-name="P2" draw:layer="layout" svg:width="16.567cm" svg:height="0.475cm" svg:x="2.2cm" svg:y="11.994cm">
          <draw:text-box>
            <text:p text:style-name="P1"><text:span text:style-name="T4">Sir Jeremy’s suggestion to meet US counterparts, including to “hear their views on what </text:span></text:p>
          </draw:text-box>
        </draw:frame>
        <draw:frame draw:style-name="gr1" draw:text-style-name="P2" draw:layer="layout" svg:width="12.19cm" svg:height="0.475cm" svg:x="2.2cm" svg:y="12.559cm">
          <draw:text-box>
            <text:p text:style-name="P1"><text:span text:style-name="T4">is necessary in practice to trigger the authorisation to use force”. </text:span></text:p>
          </draw:text-box>
        </draw:frame>
        <draw:frame draw:style-name="gr1" draw:text-style-name="P2" draw:layer="layout" svg:width="16.508cm" svg:height="0.475cm" svg:x="2.2cm" svg:y="13.473cm">
          <draw:text-box>
            <text:p text:style-name="P1"><text:span text:style-name="T7">283. </text:span><text:span text:style-name="T4"><text:s/>Ms Adams concluded that Lord Goldsmith was conscious that Mr Blair was due to </text:span></text:p>
          </draw:text-box>
        </draw:frame>
        <draw:frame draw:style-name="gr1" draw:text-style-name="P2" draw:layer="layout" svg:width="10.251cm" svg:height="0.475cm" svg:x="2.2cm" svg:y="14.038cm">
          <draw:text-box>
            <text:p text:style-name="P1"><text:span text:style-name="T4">meet President Bush later that week. The letter stated:</text:span></text:p>
          </draw:text-box>
        </draw:frame>
        <draw:frame draw:style-name="gr1" draw:text-style-name="P2" draw:layer="layout" svg:width="15.568cm" svg:height="0.475cm" svg:x="2.95cm" svg:y="14.952cm">
          <draw:text-box>
            <text:p text:style-name="P1"><text:span text:style-name="T4">“</text:span><text:span text:style-name="T4">The Prime Minister is aware of the Attorney’s provisional view of the interpretation </text:span></text:p>
          </draw:text-box>
        </draw:frame>
        <draw:frame draw:style-name="gr1" draw:text-style-name="P2" draw:layer="layout" svg:width="15.166cm" svg:height="0.475cm" svg:x="2.95cm" svg:y="15.517cm">
          <draw:text-box>
            <text:p text:style-name="P1"><text:span text:style-name="T4">of the resolution. However, if the Attorney is to consider the arguments of his US </text:span></text:p>
          </draw:text-box>
        </draw:frame>
        <draw:frame draw:style-name="gr1" draw:text-style-name="P2" draw:layer="layout" svg:width="15.665cm" svg:height="0.475cm" svg:x="2.95cm" svg:y="16.081cm">
          <draw:text-box>
            <text:p text:style-name="P1"><text:span text:style-name="T4">counterparts before reaching a definitive view, he will not be in a position to finalise </text:span></text:p>
          </draw:text-box>
        </draw:frame>
        <draw:frame draw:style-name="gr1" draw:text-style-name="P2" draw:layer="layout" svg:width="15.962cm" svg:height="0.475cm" svg:x="2.95cm" svg:y="16.646cm">
          <draw:text-box>
            <text:p text:style-name="P1"><text:span text:style-name="T4">his advice this week. The Attorney would therefore like to know whether you see any </text:span></text:p>
          </draw:text-box>
        </draw:frame>
        <draw:frame draw:style-name="gr1" draw:text-style-name="P2" draw:layer="layout" svg:width="15.682cm" svg:height="0.475cm" svg:x="2.95cm" svg:y="17.21cm">
          <draw:text-box>
            <text:p text:style-name="P1"><text:span text:style-name="T4">difficulty with this and whether the Prime Minister would wish to have the Attorney’s </text:span></text:p>
          </draw:text-box>
        </draw:frame>
        <draw:frame draw:style-name="gr1" draw:text-style-name="P2" draw:layer="layout" svg:width="9.29cm" svg:height="0.475cm" svg:x="2.95cm" svg:y="17.774cm">
          <draw:text-box>
            <text:p text:style-name="P1"><text:span text:style-name="T4">considered advice before he departs for the US.” </text:span></text:p>
          </draw:text-box>
        </draw:frame>
        <draw:frame draw:style-name="gr1" draw:text-style-name="P2" draw:layer="layout" svg:width="15.834cm" svg:height="0.475cm" svg:x="2.2cm" svg:y="18.689cm">
          <draw:text-box>
            <text:p text:style-name="P1"><text:span text:style-name="T7">284. </text:span><text:span text:style-name="T4"><text:s/>Sir David Manning wrote on Ms Adams’ letter that someone should respond to </text:span></text:p>
          </draw:text-box>
        </draw:frame>
        <draw:frame draw:style-name="gr1" draw:text-style-name="P2" draw:layer="layout" svg:width="12.579cm" svg:height="0.475cm" svg:x="2.2cm" svg:y="19.253cm">
          <draw:text-box>
            <text:p text:style-name="P1"><text:span text:style-name="T4">Lord Goldsmith’s question about advice for Mr Blair in his absence.</text:span></text:p>
          </draw:text-box>
        </draw:frame>
        <draw:frame draw:style-name="gr7" draw:text-style-name="P8" draw:layer="layout" svg:width="0.408cm" svg:height="0.276cm" svg:x="14.734cm" svg:y="19.272cm">
          <draw:text-box>
            <text:p text:style-name="P1"><text:span text:style-name="T13">106</text:span></text:p>
          </draw:text-box>
        </draw:frame>
        <draw:frame draw:style-name="gr1" draw:text-style-name="P2" draw:layer="layout" svg:width="0.422cm" svg:height="0.475cm" svg:x="15.146cm" svg:y="19.25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617cm" svg:height="0.475cm" svg:x="2.2cm" svg:y="20.168cm">
          <draw:text-box>
            <text:p text:style-name="P1"><text:span text:style-name="T7">285. </text:span><text:span text:style-name="T4"><text:s/>Baroness Morgan commented: “not necessary before w/end”.</text:span></text:p>
          </draw:text-box>
        </draw:frame>
        <draw:frame draw:style-name="gr7" draw:text-style-name="P8" draw:layer="layout" svg:width="0.408cm" svg:height="0.276cm" svg:x="14.742cm" svg:y="20.187cm">
          <draw:text-box>
            <text:p text:style-name="P1"><text:span text:style-name="T13">107</text:span></text:p>
          </draw:text-box>
        </draw:frame>
        <draw:frame draw:style-name="gr1" draw:text-style-name="P2" draw:layer="layout" svg:width="0.422cm" svg:height="0.475cm" svg:x="15.154cm" svg:y="20.1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334cm" svg:height="0.475cm" svg:x="2.2cm" svg:y="21.082cm">
          <draw:text-box>
            <text:p text:style-name="P1"><text:span text:style-name="T7">286. </text:span><text:span text:style-name="T4"><text:s/>Mr Rycroft recorded: “I replied by phone as Sally said.”</text:span></text:p>
          </draw:text-box>
        </draw:frame>
        <draw:frame draw:style-name="gr7" draw:text-style-name="P8" draw:layer="layout" svg:width="0.408cm" svg:height="0.276cm" svg:x="13.47cm" svg:y="21.101cm">
          <draw:text-box>
            <text:p text:style-name="P1"><text:span text:style-name="T13">108</text:span></text:p>
          </draw:text-box>
        </draw:frame>
        <draw:frame draw:style-name="gr1" draw:text-style-name="P2" draw:layer="layout" svg:width="15.991cm" svg:height="0.475cm" svg:x="2.2cm" svg:y="21.997cm">
          <draw:text-box>
            <text:p text:style-name="P1"><text:span text:style-name="T7">287. </text:span><text:span text:style-name="T4"><text:s/>A copy of Ms Adams’ letter was sent to Sir Jeremy Greenstock, who responded </text:span></text:p>
          </draw:text-box>
        </draw:frame>
        <draw:frame draw:style-name="gr1" draw:text-style-name="P2" draw:layer="layout" svg:width="8.278cm" svg:height="0.475cm" svg:x="2.2cm" svg:y="22.561cm">
          <draw:text-box>
            <text:p text:style-name="P1"><text:span text:style-name="T4">to Lord Goldsmith’s question on 29 January.</text:span></text:p>
          </draw:text-box>
        </draw:frame>
        <draw:frame draw:style-name="gr7" draw:text-style-name="P8" draw:layer="layout" svg:width="0.408cm" svg:height="0.276cm" svg:x="10.444cm" svg:y="22.58cm">
          <draw:text-box>
            <text:p text:style-name="P1"><text:span text:style-name="T13">109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9" draw:text-style-name="P9" draw:layer="layout" svg:x1="2.6cm" svg:y1="25.444cm" svg:x2="10.307cm" svg:y2="25.444cm">
          <text:p/>
        </draw:line>
        <draw:frame draw:style-name="gr1" draw:text-style-name="P2" draw:layer="layout" svg:width="0.422cm" svg:height="0.475cm" svg:x="10.856cm" svg:y="22.561cm">
          <draw:text-box>
            <text:p text:style-name="P1"><text:span text:style-name="T4"><text:s/>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4">105 </text:span></text:p>
          </draw:text-box>
        </draw:frame>
        <draw:line draw:style-name="gr9" draw:text-style-name="P9" draw:layer="layout" svg:x1="2.6cm" svg:y1="25.867cm" svg:x2="15.719cm" svg:y2="25.867cm">
          <text:p/>
        </draw:line>
        <draw:frame draw:style-name="gr4" draw:text-style-name="P5" draw:layer="layout" svg:width="7.851cm" svg:height="0.395cm" svg:x="2.6cm" svg:y="25.087cm">
          <draw:text-box>
            <text:p text:style-name="P1"><text:span text:style-name="T6">Letter Adams to Manning, 28 January 2003, ‘Iraq’</text:span><text:span text:style-name="T11">. 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106 </text:span></text:p>
          </draw:text-box>
        </draw:frame>
        <draw:line draw:style-name="gr9" draw:text-style-name="P9" draw:layer="layout" svg:x1="2.6cm" svg:y1="26.29cm" svg:x2="15.561cm" svg:y2="26.29cm">
          <text:p/>
        </draw:line>
        <draw:frame draw:style-name="gr4" draw:text-style-name="P5" draw:layer="layout" svg:width="13.133cm" svg:height="0.395cm" svg:x="2.6cm" svg:y="25.511cm">
          <draw:text-box>
            <text:p text:style-name="P1"><text:span text:style-name="T6">Manuscript comment Manning on Letter Adams to Manning, 28 January 2003, ‘Iraq’.</text:span><text:span text:style-name="T11">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07 </text:span></text:p>
          </draw:text-box>
        </draw:frame>
        <draw:line draw:style-name="gr9" draw:text-style-name="P9" draw:layer="layout" svg:x1="2.6cm" svg:y1="26.714cm" svg:x2="15.483cm" svg:y2="26.714cm">
          <text:p/>
        </draw:line>
        <draw:frame draw:style-name="gr4" draw:text-style-name="P5" draw:layer="layout" svg:width="12.981cm" svg:height="0.395cm" svg:x="2.6cm" svg:y="25.934cm">
          <draw:text-box>
            <text:p text:style-name="P1"><text:span text:style-name="T6">Manuscript comment Morgan on Letter Adams to Manning, 28 January 2003, ‘Iraq’.</text:span><text:span text:style-name="T11">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08 </text:span></text:p>
          </draw:text-box>
        </draw:frame>
        <draw:frame draw:style-name="gr4" draw:text-style-name="P5" draw:layer="layout" svg:width="12.909cm" svg:height="0.395cm" svg:x="2.6cm" svg:y="26.357cm">
          <draw:text-box>
            <text:p text:style-name="P1"><text:span text:style-name="T6">Manuscript comment Rycroft on Letter Adams to Manning, 28 January 2003, ‘Iraq’.</text:span><text:span text:style-name="T11">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09 </text:span></text:p>
          </draw:text-box>
        </draw:frame>
        <draw:frame draw:style-name="gr4" draw:text-style-name="P5" draw:layer="layout" svg:width="9.15cm" svg:height="0.395cm" svg:x="2.6cm" svg:y="26.781cm">
          <draw:text-box>
            <text:p text:style-name="P1"><text:span text:style-name="T11">Letter Greenstock to Manning, 29 January 2003, [untitled]. </text:span></text:p>
          </draw:text-box>
        </draw:frame>
      </draw:page>
      <draw:page draw:name="page5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6</text:span></text:p>
          </draw:text-box>
        </draw:frame>
        <draw:frame draw:style-name="gr1" draw:text-style-name="P2" draw:layer="layout" svg:width="8.756cm" svg:height="0.475cm" svg:x="2.2cm" svg:y="2.525cm">
          <draw:text-box>
            <text:p text:style-name="P1"><text:span text:style-name="T7">288. </text:span><text:span text:style-name="T4"><text:s/>The points made by Sir Jeremy included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8cm" svg:height="0.475cm" svg:x="3.7cm" svg:y="3.44cm">
          <draw:text-box>
            <text:p text:style-name="P1"><text:span text:style-name="T4">the early drafts of what became resolution 1441 “were discussed among </text:span></text:p>
          </draw:text-box>
        </draw:frame>
        <draw:frame draw:style-name="gr1" draw:text-style-name="P2" draw:layer="layout" svg:width="14.738cm" svg:height="0.475cm" svg:x="3.7cm" svg:y="4.004cm">
          <draw:text-box>
            <text:p text:style-name="P1"><text:span text:style-name="T4">members of the P5, bilaterally, and in extensive and frequent conversations at </text:span></text:p>
          </draw:text-box>
        </draw:frame>
        <draw:frame draw:style-name="gr1" draw:text-style-name="P2" draw:layer="layout" svg:width="3.156cm" svg:height="0.475cm" svg:x="3.7cm" svg:y="4.568cm">
          <draw:text-box>
            <text:p text:style-name="P1"><text:span text:style-name="T4">Ministerial level”;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45cm" svg:height="0.475cm" svg:x="3.7cm" svg:y="5.233cm">
          <draw:text-box>
            <text:p text:style-name="P1"><text:span text:style-name="T4">a text was not finally “agreed by” all members of the P5 until 7 November; and</text:span></text:p>
          </draw:text-box>
        </draw:frame>
        <draw:frame draw:style-name="gr2" draw:text-style-name="P3" draw:layer="layout" svg:width="0.634cm" svg:height="0.712cm" svg:x="2.95cm" svg:y="5.7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85cm" svg:height="0.475cm" svg:x="3.7cm" svg:y="5.897cm">
          <draw:text-box>
            <text:p text:style-name="P1"><text:span text:style-name="T4">he had “convened meetings with the non-Permanent Members during </text:span></text:p>
          </draw:text-box>
        </draw:frame>
        <draw:frame draw:style-name="gr1" draw:text-style-name="P2" draw:layer="layout" svg:width="13.02cm" svg:height="0.475cm" svg:x="3.7cm" svg:y="6.462cm">
          <draw:text-box>
            <text:p text:style-name="P1"><text:span text:style-name="T4">the drafting process to make sure they were aware of developments. </text:span></text:p>
          </draw:text-box>
        </draw:frame>
        <draw:frame draw:style-name="gr1" draw:text-style-name="P2" draw:layer="layout" svg:width="13.811cm" svg:height="0.475cm" svg:x="3.7cm" svg:y="7.026cm">
          <draw:text-box>
            <text:p text:style-name="P1"><text:span text:style-name="T4">The significance of the proposals for what became OP 4, 11 and 12 were </text:span></text:p>
          </draw:text-box>
        </draw:frame>
        <draw:frame draw:style-name="gr1" draw:text-style-name="P2" draw:layer="layout" svg:width="6.898cm" svg:height="0.475cm" svg:x="3.7cm" svg:y="7.591cm">
          <draw:text-box>
            <text:p text:style-name="P1"><text:span text:style-name="T4">fully discussed on these occasions.” </text:span></text:p>
          </draw:text-box>
        </draw:frame>
        <draw:frame draw:style-name="gr1" draw:text-style-name="P2" draw:layer="layout" svg:width="15.944cm" svg:height="0.475cm" svg:x="2.2cm" svg:y="8.505cm">
          <draw:text-box>
            <text:p text:style-name="P1"><text:span text:style-name="T7">289. </text:span><text:span text:style-name="T12"><text:s/>Despite being told that advice was not needed for Mr Blair’s meeting with </text:span></text:p>
          </draw:text-box>
        </draw:frame>
        <draw:frame draw:style-name="gr1" draw:text-style-name="P2" draw:layer="layout" svg:width="16.622cm" svg:height="0.475cm" svg:x="2.2cm" svg:y="9.07cm">
          <draw:text-box>
            <text:p text:style-name="P1"><text:span text:style-name="T12">President Bush on 31 January, Lord Goldsmith wrote on 30 January to emphasise </text:span></text:p>
          </draw:text-box>
        </draw:frame>
        <draw:frame draw:style-name="gr1" draw:text-style-name="P2" draw:layer="layout" svg:width="16.11cm" svg:height="0.475cm" svg:x="2.2cm" svg:y="9.634cm">
          <draw:text-box>
            <text:p text:style-name="P1"><text:span text:style-name="T12">that his view remained that resolution 1441 did not authorise the use of military </text:span></text:p>
          </draw:text-box>
        </draw:frame>
        <draw:frame draw:style-name="gr1" draw:text-style-name="P2" draw:layer="layout" svg:width="12.49cm" svg:height="0.475cm" svg:x="2.2cm" svg:y="10.198cm">
          <draw:text-box>
            <text:p text:style-name="P1"><text:span text:style-name="T12">force without a further determination by the Security Council. </text:span></text:p>
          </draw:text-box>
        </draw:frame>
        <draw:frame draw:style-name="gr1" draw:text-style-name="P2" draw:layer="layout" svg:width="16.749cm" svg:height="0.475cm" svg:x="2.2cm" svg:y="11.113cm">
          <draw:text-box>
            <text:p text:style-name="P1"><text:span text:style-name="T7">290. </text:span><text:span text:style-name="T12"><text:s/>That was the third time Lord Goldsmith had felt it necessary to put his advice </text:span></text:p>
          </draw:text-box>
        </draw:frame>
        <draw:frame draw:style-name="gr1" draw:text-style-name="P2" draw:layer="layout" svg:width="16.618cm" svg:height="0.475cm" svg:x="2.2cm" svg:y="11.677cm">
          <draw:text-box>
            <text:p text:style-name="P1"><text:span text:style-name="T12">to Mr Blair in writing without having been asked to do so; and on this occasion he </text:span></text:p>
          </draw:text-box>
        </draw:frame>
        <draw:frame draw:style-name="gr1" draw:text-style-name="P2" draw:layer="layout" svg:width="10.424cm" svg:height="0.475cm" svg:x="2.2cm" svg:y="12.242cm">
          <draw:text-box>
            <text:p text:style-name="P1"><text:span text:style-name="T12">had been explicitly informed that it was not needed.</text:span></text:p>
          </draw:text-box>
        </draw:frame>
        <draw:frame draw:style-name="gr1" draw:text-style-name="P2" draw:layer="layout" svg:width="16.127cm" svg:height="0.475cm" svg:x="2.2cm" svg:y="13.156cm">
          <draw:text-box>
            <text:p text:style-name="P1"><text:span text:style-name="T7">291. </text:span><text:span text:style-name="T12"><text:s/>Lord Goldsmith had made only a “provisional” interpretation of resolution </text:span></text:p>
          </draw:text-box>
        </draw:frame>
        <draw:frame draw:style-name="gr1" draw:text-style-name="P2" draw:layer="layout" svg:width="11.339cm" svg:height="0.475cm" svg:x="2.2cm" svg:y="13.721cm">
          <draw:text-box>
            <text:p text:style-name="P1"><text:span text:style-name="T12">1441, but his position was firmly and clearly expressed. </text:span></text:p>
          </draw:text-box>
        </draw:frame>
        <draw:frame draw:style-name="gr1" draw:text-style-name="P2" draw:layer="layout" svg:width="15.026cm" svg:height="0.475cm" svg:x="2.2cm" svg:y="14.635cm">
          <draw:text-box>
            <text:p text:style-name="P1"><text:span text:style-name="T7">292. </text:span><text:span text:style-name="T12"><text:s/>It was also consistent with the advice given by Mr Wood to Mr Straw.</text:span><text:span text:style-name="T4"> </text:span></text:p>
          </draw:text-box>
        </draw:frame>
        <draw:frame draw:style-name="gr1" draw:text-style-name="P2" draw:layer="layout" svg:width="15.678cm" svg:height="0.475cm" svg:x="2.2cm" svg:y="15.55cm">
          <draw:text-box>
            <text:p text:style-name="P1"><text:span text:style-name="T7">293. </text:span><text:span text:style-name="T4"><text:s/>Despite the message that his advice was not needed before the meeting with </text:span></text:p>
          </draw:text-box>
        </draw:frame>
        <draw:frame draw:style-name="gr1" draw:text-style-name="P2" draw:layer="layout" svg:width="15.653cm" svg:height="0.475cm" svg:x="2.2cm" svg:y="16.114cm">
          <draw:text-box>
            <text:p text:style-name="P1"><text:span text:style-name="T4">President Bush, Lord Goldsmith decided to write to Mr Blair on 30 January, stating: </text:span></text:p>
          </draw:text-box>
        </draw:frame>
        <draw:frame draw:style-name="gr1" draw:text-style-name="P2" draw:layer="layout" svg:width="15.937cm" svg:height="0.475cm" svg:x="2.95cm" svg:y="17.028cm">
          <draw:text-box>
            <text:p text:style-name="P1"><text:span text:style-name="T4">“</text:span><text:span text:style-name="T4">I thought you might wish to know where I stand on the question of whether a further </text:span></text:p>
          </draw:text-box>
        </draw:frame>
        <draw:frame draw:style-name="gr1" draw:text-style-name="P2" draw:layer="layout" svg:width="15.356cm" svg:height="0.475cm" svg:x="2.95cm" svg:y="17.593cm">
          <draw:text-box>
            <text:p text:style-name="P1"><text:span text:style-name="T4">decision of the Security Council is legally required in order to authorise the use of </text:span></text:p>
          </draw:text-box>
        </draw:frame>
        <draw:frame draw:style-name="gr1" draw:text-style-name="P2" draw:layer="layout" svg:width="3.545cm" svg:height="0.475cm" svg:x="2.95cm" svg:y="18.157cm">
          <draw:text-box>
            <text:p text:style-name="P1"><text:span text:style-name="T4">force against Iraq.”</text:span></text:p>
          </draw:text-box>
        </draw:frame>
        <draw:frame draw:style-name="gr7" draw:text-style-name="P8" draw:layer="layout" svg:width="0.391cm" svg:height="0.276cm" svg:x="6.48cm" svg:y="18.176cm">
          <draw:text-box>
            <text:p text:style-name="P1"><text:span text:style-name="T13">110</text:span></text:p>
          </draw:text-box>
        </draw:frame>
        <draw:frame draw:style-name="gr1" draw:text-style-name="P2" draw:layer="layout" svg:width="0.422cm" svg:height="0.475cm" svg:x="6.873cm" svg:y="18.1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85cm" svg:height="0.475cm" svg:x="2.2cm" svg:y="19.072cm">
          <draw:text-box>
            <text:p text:style-name="P1"><text:span text:style-name="T7">294. </text:span><text:span text:style-name="T4"><text:s/>Lord Goldsmith informed Mr Blair that the meeting with Sir Jeremy Greenstock </text:span></text:p>
          </draw:text-box>
        </draw:frame>
        <draw:frame draw:style-name="gr1" draw:text-style-name="P2" draw:layer="layout" svg:width="16.305cm" svg:height="0.475cm" svg:x="2.2cm" svg:y="19.636cm">
          <draw:text-box>
            <text:p text:style-name="P1"><text:span text:style-name="T4">had been “extremely useful”, and that “it was in fact the first time that the arguments in </text:span></text:p>
          </draw:text-box>
        </draw:frame>
        <draw:frame draw:style-name="gr1" draw:text-style-name="P2" draw:layer="layout" svg:width="16.347cm" svg:height="0.475cm" svg:x="2.2cm" svg:y="20.201cm">
          <draw:text-box>
            <text:p text:style-name="P1"><text:span text:style-name="T4">support of the case that there is no need for a further Council decision had been put to </text:span></text:p>
          </draw:text-box>
        </draw:frame>
        <draw:frame draw:style-name="gr1" draw:text-style-name="P2" draw:layer="layout" svg:width="16.618cm" svg:height="0.475cm" svg:x="2.2cm" svg:y="20.765cm">
          <draw:text-box>
            <text:p text:style-name="P1"><text:span text:style-name="T4">me in detail”. He had “considered carefully” the “important points” Sir Jeremy had made. </text:span></text:p>
          </draw:text-box>
        </draw:frame>
        <draw:frame draw:style-name="gr1" draw:text-style-name="P2" draw:layer="layout" svg:width="15.661cm" svg:height="0.475cm" svg:x="2.2cm" svg:y="21.33cm">
          <draw:text-box>
            <text:p text:style-name="P1"><text:span text:style-name="T4">Lord Goldsmith wrote that he was “preparing a more detailed note of advice” which </text:span></text:p>
          </draw:text-box>
        </draw:frame>
        <draw:frame draw:style-name="gr1" draw:text-style-name="P2" draw:layer="layout" svg:width="11.741cm" svg:height="0.475cm" svg:x="2.2cm" svg:y="21.894cm">
          <draw:text-box>
            <text:p text:style-name="P1"><text:span text:style-name="T4">would set out his “conclusions in relation to those arguments”. </text:span></text:p>
          </draw:text-box>
        </draw:frame>
        <draw:frame draw:style-name="gr1" draw:text-style-name="P2" draw:layer="layout" svg:width="16.571cm" svg:height="0.475cm" svg:x="2.2cm" svg:y="22.808cm">
          <draw:text-box>
            <text:p text:style-name="P1"><text:span text:style-name="T7">295. </text:span><text:span text:style-name="T4"><text:s/>Lord Goldsmith added that he had “indicated to Sir David Manning” that he “would </text:span></text:p>
          </draw:text-box>
        </draw:frame>
        <draw:frame draw:style-name="gr1" draw:text-style-name="P2" draw:layer="layout" svg:width="15.75cm" svg:height="0.475cm" svg:x="2.2cm" svg:y="23.373cm">
          <draw:text-box>
            <text:p text:style-name="P1"><text:span text:style-name="T4">welcome the opportunity, if arrangements can be made in time, to hear the views of </text:span></text:p>
          </draw:text-box>
        </draw:frame>
        <draw:frame draw:style-name="gr1" draw:text-style-name="P2" draw:layer="layout" svg:width="16.089cm" svg:height="0.475cm" svg:x="2.2cm" svg:y="23.937cm">
          <draw:text-box>
            <text:p text:style-name="P1"><text:span text:style-name="T4">my US counterparts on the interpretation of resolution 1441”. He was “not convinced” </text:span></text:p>
          </draw:text-box>
        </draw:frame>
        <draw:frame draw:style-name="gr1" draw:text-style-name="P2" draw:layer="layout" svg:width="15.606cm" svg:height="0.475cm" svg:x="2.2cm" svg:y="24.502cm">
          <draw:text-box>
            <text:p text:style-name="P1"><text:span text:style-name="T4">that it would “make any difference to my view”, but he remained “ready to hear any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585cm" svg:y1="27.137cm" svg:x2="11.839cm" svg:y2="27.137cm">
          <text:p/>
        </draw:line>
        <draw:frame draw:style-name="gr1" draw:text-style-name="P2" draw:layer="layout" svg:width="2.385cm" svg:height="0.475cm" svg:x="2.2cm" svg:y="25.066cm">
          <draw:text-box>
            <text:p text:style-name="P1"><text:span text:style-name="T4">arguments”. </text:span></text:p>
          </draw:text-box>
        </draw:frame>
        <draw:frame draw:style-name="gr10" draw:text-style-name="P10" draw:layer="layout" svg:width="0.387cm" svg:height="0.23cm" svg:x="2.2cm" svg:y="26.796cm">
          <draw:text-box>
            <text:p text:style-name="P1"><text:span text:style-name="T14">110 </text:span></text:p>
          </draw:text-box>
        </draw:frame>
        <draw:frame draw:style-name="gr4" draw:text-style-name="P5" draw:layer="layout" svg:width="9.388cm" svg:height="0.395cm" svg:x="2.585cm" svg:y="26.781cm">
          <draw:text-box>
            <text:p text:style-name="P1"><text:span text:style-name="T6">Minute Goldsmith to Prime Minister, 30 January 2003, ‘Iraq’</text:span><text:span text:style-name="T11">. </text:span></text:p>
          </draw:text-box>
        </draw:frame>
      </draw:page>
      <draw:page draw:name="page57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line draw:style-name="gr14" draw:text-style-name="P9" draw:layer="layout" svg:x1="2.949cm" svg:y1="4.996cm" svg:x2="18.033cm" svg:y2="4.996cm">
          <text:p/>
        </draw:line>
        <draw:line draw:style-name="gr14" draw:text-style-name="P9" draw:layer="layout" svg:x1="2.949cm" svg:y1="5.56cm" svg:x2="6.008cm" svg:y2="5.56cm">
          <text:p/>
        </draw:line>
        <draw:line draw:style-name="gr14" draw:text-style-name="P9" draw:layer="layout" svg:x1="12.151cm" svg:y1="6.125cm" svg:x2="17.963cm" svg:y2="6.125cm">
          <text:p/>
        </draw:line>
        <draw:line draw:style-name="gr14" draw:text-style-name="P9" draw:layer="layout" svg:x1="2.949cm" svg:y1="6.689cm" svg:x2="17.892cm" svg:y2="6.689cm">
          <text:p/>
        </draw:line>
        <draw:line draw:style-name="gr14" draw:text-style-name="P9" draw:layer="layout" svg:x1="2.949cm" svg:y1="7.254cm" svg:x2="17.469cm" svg:y2="7.254cm">
          <text:p/>
        </draw:line>
        <draw:line draw:style-name="gr14" draw:text-style-name="P9" draw:layer="layout" svg:x1="2.949cm" svg:y1="7.818cm" svg:x2="17.256cm" svg:y2="7.818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57</text:span></text:p>
          </draw:text-box>
        </draw:frame>
        <draw:frame draw:style-name="gr1" draw:text-style-name="P2" draw:layer="layout" svg:width="6.123cm" svg:height="0.475cm" svg:x="2.2cm" svg:y="2.525cm">
          <draw:text-box>
            <text:p text:style-name="P1"><text:span text:style-name="T7">296. </text:span><text:span text:style-name="T4"><text:s/>Lord Goldsmith concluded:</text:span></text:p>
          </draw:text-box>
        </draw:frame>
        <draw:frame draw:style-name="gr1" draw:text-style-name="P2" draw:layer="layout" svg:width="15.264cm" svg:height="0.475cm" svg:x="2.95cm" svg:y="3.44cm">
          <draw:text-box>
            <text:p text:style-name="P1"><text:span text:style-name="T4">“… </text:span><text:span text:style-name="T4">notwithstanding the additional arguments put to me since our last discussion, </text:span></text:p>
          </draw:text-box>
        </draw:frame>
        <draw:frame draw:style-name="gr1" draw:text-style-name="P2" draw:layer="layout" svg:width="15.458cm" svg:height="0.475cm" svg:x="2.95cm" svg:y="4.004cm">
          <draw:text-box>
            <text:p text:style-name="P1"><text:span text:style-name="T4">I remain of the view that the correct legal interpretation of resolution 1441 is that it </text:span></text:p>
          </draw:text-box>
        </draw:frame>
        <draw:frame draw:style-name="gr1" draw:text-style-name="P2" draw:layer="layout" svg:width="15.267cm" svg:height="0.475cm" svg:x="2.95cm" svg:y="4.568cm">
          <draw:text-box>
            <text:p text:style-name="P1"><text:span text:style-name="T4">does not authorise the use of military force without a further determination by the </text:span></text:p>
          </draw:text-box>
        </draw:frame>
        <draw:frame draw:style-name="gr1" draw:text-style-name="P2" draw:layer="layout" svg:width="15.56cm" svg:height="0.475cm" svg:x="2.95cm" svg:y="5.133cm">
          <draw:text-box>
            <text:p text:style-name="P1"><text:span text:style-name="T4">Security Council, pursuant to paragraph 12 of the resolution, that Iraq has failed to </text:span></text:p>
          </draw:text-box>
        </draw:frame>
        <draw:frame draw:style-name="gr1" draw:text-style-name="P2" draw:layer="layout" svg:width="15.204cm" svg:height="0.475cm" svg:x="2.95cm" svg:y="5.697cm">
          <draw:text-box>
            <text:p text:style-name="P1"><text:span text:style-name="T4">take the final opportunity granted by the Council. I recognise that arguments can </text:span></text:p>
          </draw:text-box>
        </draw:frame>
        <draw:frame draw:style-name="gr1" draw:text-style-name="P2" draw:layer="layout" svg:width="15.128cm" svg:height="0.475cm" svg:x="2.95cm" svg:y="6.262cm">
          <draw:text-box>
            <text:p text:style-name="P1"><text:span text:style-name="T4">be made to support the view that paragraph 12 of the resolution merely requires </text:span></text:p>
          </draw:text-box>
        </draw:frame>
        <draw:frame draw:style-name="gr1" draw:text-style-name="P2" draw:layer="layout" svg:width="14.7cm" svg:height="0.475cm" svg:x="2.95cm" svg:y="6.826cm">
          <draw:text-box>
            <text:p text:style-name="P1"><text:span text:style-name="T4">a Council discussion rather than a further decision. But having considered the </text:span></text:p>
          </draw:text-box>
        </draw:frame>
        <draw:frame draw:style-name="gr1" draw:text-style-name="P2" draw:layer="layout" svg:width="14.734cm" svg:height="0.475cm" svg:x="2.95cm" svg:y="7.391cm">
          <draw:text-box>
            <text:p text:style-name="P1"><text:span text:style-name="T4">arguments on both sides, my view remains that a further decision is required.” </text:span></text:p>
          </draw:text-box>
        </draw:frame>
        <draw:frame draw:style-name="gr1" draw:text-style-name="P2" draw:layer="layout" svg:width="15.987cm" svg:height="0.475cm" svg:x="2.2cm" svg:y="8.305cm">
          <draw:text-box>
            <text:p text:style-name="P1"><text:span text:style-name="T7">297. </text:span><text:span text:style-name="T4"><text:s/>Sir David Manning commented: “Clear advice from Attorney on need for further </text:span></text:p>
          </draw:text-box>
        </draw:frame>
        <draw:frame draw:style-name="gr1" draw:text-style-name="P2" draw:layer="layout" svg:width="2.102cm" svg:height="0.475cm" svg:x="2.2cm" svg:y="8.87cm">
          <draw:text-box>
            <text:p text:style-name="P1"><text:span text:style-name="T4">resolution.”</text:span></text:p>
          </draw:text-box>
        </draw:frame>
        <draw:frame draw:style-name="gr7" draw:text-style-name="P8" draw:layer="layout" svg:width="0.375cm" svg:height="0.276cm" svg:x="4.294cm" svg:y="8.888cm">
          <draw:text-box>
            <text:p text:style-name="P1"><text:span text:style-name="T13">111</text:span></text:p>
          </draw:text-box>
        </draw:frame>
        <draw:frame draw:style-name="gr1" draw:text-style-name="P2" draw:layer="layout" svg:width="0.422cm" svg:height="0.475cm" svg:x="4.669cm" svg:y="8.8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8cm" svg:height="0.475cm" svg:x="2.2cm" svg:y="9.784cm">
          <draw:text-box>
            <text:p text:style-name="P1"><text:span text:style-name="T7">298. </text:span><text:span text:style-name="T4"><text:s/>Mr Rycroft wrote: “I specifically said that we did not need further advice this </text:span></text:p>
          </draw:text-box>
        </draw:frame>
        <draw:frame draw:style-name="gr1" draw:text-style-name="P2" draw:layer="layout" svg:width="1.251cm" svg:height="0.475cm" svg:x="2.2cm" svg:y="10.348cm">
          <draw:text-box>
            <text:p text:style-name="P1"><text:span text:style-name="T4">week.”</text:span></text:p>
          </draw:text-box>
        </draw:frame>
        <draw:frame draw:style-name="gr7" draw:text-style-name="P8" draw:layer="layout" svg:width="0.391cm" svg:height="0.276cm" svg:x="3.447cm" svg:y="10.367cm">
          <draw:text-box>
            <text:p text:style-name="P1"><text:span text:style-name="T13">112</text:span></text:p>
          </draw:text-box>
        </draw:frame>
        <draw:frame draw:style-name="gr1" draw:text-style-name="P2" draw:layer="layout" svg:width="0.422cm" svg:height="0.475cm" svg:x="3.84cm" svg:y="10.3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08cm" svg:height="0.475cm" svg:x="2.2cm" svg:y="11.263cm">
          <draw:text-box>
            <text:p text:style-name="P1"><text:span text:style-name="T7">299. </text:span><text:span text:style-name="T4"><text:s/>The underlining of Lord Goldsmith’s concluding paragraph quoted above is </text:span></text:p>
          </draw:text-box>
        </draw:frame>
        <draw:frame draw:style-name="gr1" draw:text-style-name="P2" draw:layer="layout" svg:width="14.658cm" svg:height="0.475cm" svg:x="2.2cm" svg:y="11.827cm">
          <draw:text-box>
            <text:p text:style-name="P1"><text:span text:style-name="T4">Mr Blair’s and he wrote alongside the paragraph: “I just don’t understand this.”</text:span></text:p>
          </draw:text-box>
        </draw:frame>
        <draw:frame draw:style-name="gr7" draw:text-style-name="P8" draw:layer="layout" svg:width="0.391cm" svg:height="0.276cm" svg:x="16.798cm" svg:y="11.846cm">
          <draw:text-box>
            <text:p text:style-name="P1"><text:span text:style-name="T13">113</text:span></text:p>
          </draw:text-box>
        </draw:frame>
        <draw:frame draw:style-name="gr1" draw:text-style-name="P2" draw:layer="layout" svg:width="0.422cm" svg:height="0.475cm" svg:x="17.191cm" svg:y="11.8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86cm" svg:height="0.475cm" svg:x="2.2cm" svg:y="12.742cm">
          <draw:text-box>
            <text:p text:style-name="P1"><text:span text:style-name="T7">300. </text:span><text:span text:style-name="T4"><text:s/>Asked by the Inquiry why he had written to Mr Blair at that point, Lord Goldsmith </text:span></text:p>
          </draw:text-box>
        </draw:frame>
        <draw:frame draw:style-name="gr1" draw:text-style-name="P2" draw:layer="layout" svg:width="2.91cm" svg:height="0.475cm" svg:x="2.2cm" svg:y="13.306cm">
          <draw:text-box>
            <text:p text:style-name="P1"><text:span text:style-name="T4">told the Inquiry:</text:span></text:p>
          </draw:text-box>
        </draw:frame>
        <draw:frame draw:style-name="gr1" draw:text-style-name="P2" draw:layer="layout" svg:width="14.916cm" svg:height="0.475cm" svg:x="2.95cm" svg:y="14.221cm">
          <draw:text-box>
            <text:p text:style-name="P1"><text:span text:style-name="T4">“</text:span><text:span text:style-name="T4">I discovered that Mr Blair was going to see President Bush again at the end of </text:span></text:p>
          </draw:text-box>
        </draw:frame>
        <draw:frame draw:style-name="gr1" draw:text-style-name="P2" draw:layer="layout" svg:width="15.606cm" svg:height="0.475cm" svg:x="2.95cm" svg:y="14.785cm">
          <draw:text-box>
            <text:p text:style-name="P1"><text:span text:style-name="T4">January and there was concern again about views being expressed that I had now </text:span></text:p>
          </draw:text-box>
        </draw:frame>
        <draw:frame draw:style-name="gr1" draw:text-style-name="P2" draw:layer="layout" svg:width="15.344cm" svg:height="0.475cm" svg:x="2.95cm" svg:y="15.35cm">
          <draw:text-box>
            <text:p text:style-name="P1"><text:span text:style-name="T4">been persuaded by Sir Jeremy, so I did send a short minute to the Prime Minister </text:span></text:p>
          </draw:text-box>
        </draw:frame>
        <draw:frame draw:style-name="gr1" draw:text-style-name="P2" draw:layer="layout" svg:width="14.594cm" svg:height="0.475cm" svg:x="2.95cm" svg:y="15.914cm">
          <draw:text-box>
            <text:p text:style-name="P1"><text:span text:style-name="T4">to make sure that he didn’t think that was the case. I hadn’t been asked for it, </text:span></text:p>
          </draw:text-box>
        </draw:frame>
        <draw:frame draw:style-name="gr1" draw:text-style-name="P2" draw:layer="layout" svg:width="2.343cm" svg:height="0.475cm" svg:x="2.95cm" svg:y="16.478cm">
          <draw:text-box>
            <text:p text:style-name="P1"><text:span text:style-name="T4">but I sent it.”</text:span></text:p>
          </draw:text-box>
        </draw:frame>
        <draw:frame draw:style-name="gr7" draw:text-style-name="P8" draw:layer="layout" svg:width="0.391cm" svg:height="0.276cm" svg:x="5.279cm" svg:y="16.497cm">
          <draw:text-box>
            <text:p text:style-name="P1"><text:span text:style-name="T13">114</text:span></text:p>
          </draw:text-box>
        </draw:frame>
        <draw:frame draw:style-name="gr1" draw:text-style-name="P2" draw:layer="layout" svg:width="0.422cm" svg:height="0.475cm" svg:x="5.673cm" svg:y="16.4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81cm" svg:height="0.475cm" svg:x="2.2cm" svg:y="17.393cm">
          <draw:text-box>
            <text:p text:style-name="P1"><text:span text:style-name="T7">301. </text:span><text:span text:style-name="T4"><text:s/>Asked to explain what it was he did not understand about Lord Goldsmith’s advice, </text:span></text:p>
          </draw:text-box>
        </draw:frame>
        <draw:frame draw:style-name="gr1" draw:text-style-name="P2" draw:layer="layout" svg:width="2.733cm" svg:height="0.475cm" svg:x="2.2cm" svg:y="17.957cm">
          <draw:text-box>
            <text:p text:style-name="P1"><text:span text:style-name="T4">Mr Blair wrote:</text:span></text:p>
          </draw:text-box>
        </draw:frame>
        <draw:frame draw:style-name="gr1" draw:text-style-name="P2" draw:layer="layout" svg:width="15.928cm" svg:height="0.475cm" svg:x="2.95cm" svg:y="18.872cm">
          <draw:text-box>
            <text:p text:style-name="P1"><text:span text:style-name="T4">“</text:span><text:span text:style-name="T4">When I received the advice on 30 January – which again was provisional – I did not </text:span></text:p>
          </draw:text-box>
        </draw:frame>
        <draw:frame draw:style-name="gr1" draw:text-style-name="P2" draw:layer="layout" svg:width="15.767cm" svg:height="0.475cm" svg:x="2.95cm" svg:y="19.436cm">
          <draw:text-box>
            <text:p text:style-name="P1"><text:span text:style-name="T4">understand how he could reach the conclusion that a further decision was required, </text:span></text:p>
          </draw:text-box>
        </draw:frame>
        <draw:frame draw:style-name="gr1" draw:text-style-name="P2" draw:layer="layout" svg:width="10.615cm" svg:height="0.475cm" svg:x="2.95cm" svg:y="20.001cm">
          <draw:text-box>
            <text:p text:style-name="P1"><text:span text:style-name="T4">when expressly we had refused such language in 1441.”</text:span></text:p>
          </draw:text-box>
        </draw:frame>
        <draw:frame draw:style-name="gr7" draw:text-style-name="P8" draw:layer="layout" svg:width="0.391cm" svg:height="0.276cm" svg:x="13.517cm" svg:y="20.019cm">
          <draw:text-box>
            <text:p text:style-name="P1"><text:span text:style-name="T13">115</text:span></text:p>
          </draw:text-box>
        </draw:frame>
        <draw:frame draw:style-name="gr1" draw:text-style-name="P2" draw:layer="layout" svg:width="0.422cm" svg:height="0.475cm" svg:x="13.91cm" svg:y="20.0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92cm" svg:height="0.475cm" svg:x="2.2cm" svg:y="20.915cm">
          <draw:text-box>
            <text:p text:style-name="P1"><text:span text:style-name="T7">302. </text:span><text:span text:style-name="T12"><text:s/>Although Mr Blair commented that he did not understand Lord Goldsmith’s </text:span></text:p>
          </draw:text-box>
        </draw:frame>
        <draw:frame draw:style-name="gr1" draw:text-style-name="P2" draw:layer="layout" svg:width="15.894cm" svg:height="0.475cm" svg:x="2.2cm" svg:y="21.48cm">
          <draw:text-box>
            <text:p text:style-name="P1"><text:span text:style-name="T12">conclusion, it was consistent with the views Lord Goldsmith had set out in his </text:span></text:p>
          </draw:text-box>
        </draw:frame>
        <draw:frame draw:style-name="gr1" draw:text-style-name="P2" draw:layer="layout" svg:width="16.516cm" svg:height="0.475cm" svg:x="2.2cm" svg:y="22.044cm">
          <draw:text-box>
            <text:p text:style-name="P1"><text:span text:style-name="T12">meeting with Mr Blair on 22 October 2002, and subsequently in his conversations </text:span></text:p>
          </draw:text-box>
        </draw:frame>
        <draw:frame draw:style-name="gr1" draw:text-style-name="P2" draw:layer="layout" svg:width="16.444cm" svg:height="0.475cm" svg:x="2.2cm" svg:y="22.608cm">
          <draw:text-box>
            <text:p text:style-name="P1"><text:span text:style-name="T12">with Mr Powell on 11 November and 19 December and in his draft advice given to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9" draw:text-style-name="P9" draw:layer="layout" svg:x1="2.569cm" svg:y1="25.444cm" svg:x2="17.236cm" svg:y2="25.444cm">
          <text:p/>
        </draw:line>
        <draw:frame draw:style-name="gr1" draw:text-style-name="P2" draw:layer="layout" svg:width="10.767cm" svg:height="0.475cm" svg:x="2.2cm" svg:y="23.173cm">
          <draw:text-box>
            <text:p text:style-name="P1"><text:span text:style-name="T12">Mr Blair and discussed with him on 14 January 2003. </text:span></text:p>
          </draw:text-box>
        </draw:frame>
        <draw:frame draw:style-name="gr10" draw:text-style-name="P10" draw:layer="layout" svg:width="0.37cm" svg:height="0.23cm" svg:x="2.2cm" svg:y="25.103cm">
          <draw:text-box>
            <text:p text:style-name="P1"><text:span text:style-name="T14">111 </text:span></text:p>
          </draw:text-box>
        </draw:frame>
        <draw:line draw:style-name="gr9" draw:text-style-name="P9" draw:layer="layout" svg:x1="2.585cm" svg:y1="25.867cm" svg:x2="17.015cm" svg:y2="25.867cm">
          <text:p/>
        </draw:line>
        <draw:frame draw:style-name="gr4" draw:text-style-name="P5" draw:layer="layout" svg:width="14.67cm" svg:height="0.395cm" svg:x="2.57cm" svg:y="25.087cm">
          <draw:text-box>
            <text:p text:style-name="P1"><text:span text:style-name="T6">Manuscript comment Manning on Minute Goldsmith to Prime Minister, 30 January 2003, ‘Iraq’.</text:span><text:span text:style-name="T11"> </text:span></text:p>
          </draw:text-box>
        </draw:frame>
        <draw:frame draw:style-name="gr10" draw:text-style-name="P10" draw:layer="layout" svg:width="0.387cm" svg:height="0.23cm" svg:x="2.2cm" svg:y="25.526cm">
          <draw:text-box>
            <text:p text:style-name="P1"><text:span text:style-name="T14">112 </text:span></text:p>
          </draw:text-box>
        </draw:frame>
        <draw:line draw:style-name="gr9" draw:text-style-name="P9" draw:layer="layout" svg:x1="2.585cm" svg:y1="26.29cm" svg:x2="16.603cm" svg:y2="26.29cm">
          <text:p/>
        </draw:line>
        <draw:frame draw:style-name="gr4" draw:text-style-name="P5" draw:layer="layout" svg:width="14.446cm" svg:height="0.395cm" svg:x="2.585cm" svg:y="25.511cm">
          <draw:text-box>
            <text:p text:style-name="P1"><text:span text:style-name="T6">Manuscript comment Rycroft on Minute Goldsmith to Prime Minister, 30 January 2003, ‘Iraq’.</text:span><text:span text:style-name="T11"> </text:span></text:p>
          </draw:text-box>
        </draw:frame>
        <draw:frame draw:style-name="gr10" draw:text-style-name="P10" draw:layer="layout" svg:width="0.387cm" svg:height="0.23cm" svg:x="2.2cm" svg:y="25.95cm">
          <draw:text-box>
            <text:p text:style-name="P1"><text:span text:style-name="T14">113 </text:span></text:p>
          </draw:text-box>
        </draw:frame>
        <draw:frame draw:style-name="gr4" draw:text-style-name="P5" draw:layer="layout" svg:width="14.027cm" svg:height="0.395cm" svg:x="2.585cm" svg:y="25.934cm">
          <draw:text-box>
            <text:p text:style-name="P1"><text:span text:style-name="T6">Manuscript comment Blair on Minute Goldsmith to Prime Minister, 30 January 2003, ‘Iraq’.</text:span><text:span text:style-name="T11"> </text:span></text:p>
          </draw:text-box>
        </draw:frame>
        <draw:frame draw:style-name="gr10" draw:text-style-name="P10" draw:layer="layout" svg:width="0.387cm" svg:height="0.23cm" svg:x="2.2cm" svg:y="26.373cm">
          <draw:text-box>
            <text:p text:style-name="P1"><text:span text:style-name="T14">114 </text:span></text:p>
          </draw:text-box>
        </draw:frame>
        <draw:frame draw:style-name="gr4" draw:text-style-name="P5" draw:layer="layout" svg:width="6.589cm" svg:height="0.395cm" svg:x="2.585cm" svg:y="26.357cm">
          <draw:text-box>
            <text:p text:style-name="P1"><text:span text:style-name="T11">Public hearing, 27 January 2010, page 90.</text:span></text:p>
          </draw:text-box>
        </draw:frame>
        <draw:frame draw:style-name="gr10" draw:text-style-name="P10" draw:layer="layout" svg:width="0.387cm" svg:height="0.23cm" svg:x="2.2cm" svg:y="26.796cm">
          <draw:text-box>
            <text:p text:style-name="P1"><text:span text:style-name="T14">115 </text:span></text:p>
          </draw:text-box>
        </draw:frame>
        <draw:frame draw:style-name="gr4" draw:text-style-name="P5" draw:layer="layout" svg:width="6.039cm" svg:height="0.395cm" svg:x="2.585cm" svg:y="26.781cm">
          <draw:text-box>
            <text:p text:style-name="P1"><text:span text:style-name="T11">Statement, 14 January 2011, page 10. </text:span></text:p>
          </draw:text-box>
        </draw:frame>
      </draw:page>
      <draw:page draw:name="page5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8</text:span></text:p>
          </draw:text-box>
        </draw:frame>
        <draw:frame draw:style-name="gr1" draw:text-style-name="P2" draw:layer="layout" svg:width="16.427cm" svg:height="0.475cm" svg:x="2.2cm" svg:y="2.525cm">
          <draw:text-box>
            <text:p text:style-name="P1"><text:span text:style-name="T7">303. </text:span><text:span text:style-name="T12"><text:s/>The issue that Lord Goldsmith was addressing in his advice to Mr Blair was </text:span></text:p>
          </draw:text-box>
        </draw:frame>
        <draw:frame draw:style-name="gr1" draw:text-style-name="P2" draw:layer="layout" svg:width="16.228cm" svg:height="0.475cm" svg:x="2.2cm" svg:y="3.09cm">
          <draw:text-box>
            <text:p text:style-name="P1"><text:span text:style-name="T12">not what the UK’s objective had been in negotiating resolution 1441 but its legal </text:span></text:p>
          </draw:text-box>
        </draw:frame>
        <draw:frame draw:style-name="gr1" draw:text-style-name="P2" draw:layer="layout" svg:width="8.291cm" svg:height="0.475cm" svg:x="2.2cm" svg:y="3.654cm">
          <draw:text-box>
            <text:p text:style-name="P1"><text:span text:style-name="T12">effect in the circumstances of early 2003.</text:span></text:p>
          </draw:text-box>
        </draw:frame>
        <draw:frame draw:style-name="gr1" draw:text-style-name="P2" draw:layer="layout" svg:width="15.606cm" svg:height="0.475cm" svg:x="2.2cm" svg:y="4.568cm">
          <draw:text-box>
            <text:p text:style-name="P1"><text:span text:style-name="T7">304. </text:span><text:span text:style-name="T4"><text:s/>Mr Blair referred again to this manuscript comment in his oral evidence when </text:span></text:p>
          </draw:text-box>
        </draw:frame>
        <draw:frame draw:style-name="gr1" draw:text-style-name="P2" draw:layer="layout" svg:width="16.571cm" svg:height="0.475cm" svg:x="2.2cm" svg:y="5.133cm">
          <draw:text-box>
            <text:p text:style-name="P1"><text:span text:style-name="T4">recalling the No.10 meeting which had taken place on 17 October 2002, “which we then </text:span></text:p>
          </draw:text-box>
        </draw:frame>
        <draw:frame draw:style-name="gr1" draw:text-style-name="P2" draw:layer="layout" svg:width="17.113cm" svg:height="0.475cm" svg:x="2.2cm" svg:y="5.697cm">
          <draw:text-box>
            <text:p text:style-name="P1"><text:span text:style-name="T4">minuted out, including to Peter”; and his meeting with Lord Goldsmith on 22 October 2002. </text:span></text:p>
          </draw:text-box>
        </draw:frame>
        <draw:frame draw:style-name="gr1" draw:text-style-name="P2" draw:layer="layout" svg:width="3.541cm" svg:height="0.475cm" svg:x="2.2cm" svg:y="6.612cm">
          <draw:text-box>
            <text:p text:style-name="P1"><text:span text:style-name="T7">305. </text:span><text:span text:style-name="T4"><text:s/>Mr Blair said:</text:span></text:p>
          </draw:text-box>
        </draw:frame>
        <draw:frame draw:style-name="gr1" draw:text-style-name="P2" draw:layer="layout" svg:width="15.717cm" svg:height="0.475cm" svg:x="2.95cm" svg:y="7.526cm">
          <draw:text-box>
            <text:p text:style-name="P1"><text:span text:style-name="T4">“… </text:span><text:span text:style-name="T4">we had agreed on 17 October that there were clear objectives for the resolution </text:span></text:p>
          </draw:text-box>
        </draw:frame>
        <draw:frame draw:style-name="gr1" draw:text-style-name="P2" draw:layer="layout" svg:width="15.174cm" svg:height="0.475cm" svg:x="2.95cm" svg:y="8.091cm">
          <draw:text-box>
            <text:p text:style-name="P1"><text:span text:style-name="T4">and those objectives were, I think we actually say this very plainly, the ultimatum </text:span></text:p>
          </draw:text-box>
        </draw:frame>
        <draw:frame draw:style-name="gr1" draw:text-style-name="P2" draw:layer="layout" svg:width="14.302cm" svg:height="0.475cm" svg:x="2.95cm" svg:y="8.655cm">
          <draw:text-box>
            <text:p text:style-name="P1"><text:span text:style-name="T4">goes into 1441. If he breaches the ultimatum action follows. So this was the </text:span></text:p>
          </draw:text-box>
        </draw:frame>
        <draw:frame draw:style-name="gr1" draw:text-style-name="P2" draw:layer="layout" svg:width="15.733cm" svg:height="0.475cm" svg:x="2.95cm" svg:y="9.22cm">
          <draw:text-box>
            <text:p text:style-name="P1"><text:span text:style-name="T4">instruction given. I mean, I can’t remember exactly what I said after the 22 October, </text:span></text:p>
          </draw:text-box>
        </draw:frame>
        <draw:frame draw:style-name="gr1" draw:text-style-name="P2" draw:layer="layout" svg:width="14.357cm" svg:height="0.475cm" svg:x="2.95cm" svg:y="9.784cm">
          <draw:text-box>
            <text:p text:style-name="P1"><text:span text:style-name="T4">but I should imagine I said “Well, you had better make sure it does meet our </text:span></text:p>
          </draw:text-box>
        </draw:frame>
        <draw:frame draw:style-name="gr1" draw:text-style-name="P2" draw:layer="layout" svg:width="2.572cm" svg:height="0.475cm" svg:x="2.95cm" svg:y="10.348cm">
          <draw:text-box>
            <text:p text:style-name="P1"><text:span text:style-name="T4">objectives …”</text:span></text:p>
          </draw:text-box>
        </draw:frame>
        <draw:frame draw:style-name="gr7" draw:text-style-name="P8" draw:layer="layout" svg:width="0.391cm" svg:height="0.276cm" svg:x="5.514cm" svg:y="10.367cm">
          <draw:text-box>
            <text:p text:style-name="P1"><text:span text:style-name="T13">116</text:span></text:p>
          </draw:text-box>
        </draw:frame>
        <draw:frame draw:style-name="gr1" draw:text-style-name="P2" draw:layer="layout" svg:width="4.066cm" svg:height="0.475cm" svg:x="2.2cm" svg:y="11.263cm">
          <draw:text-box>
            <text:p text:style-name="P1"><text:span text:style-name="T7">306. </text:span><text:span text:style-name="T4"><text:s/>Mr Blair added: </text:span></text:p>
          </draw:text-box>
        </draw:frame>
        <draw:frame draw:style-name="gr1" draw:text-style-name="P2" draw:layer="layout" svg:width="15.543cm" svg:height="0.475cm" svg:x="2.95cm" svg:y="12.177cm">
          <draw:text-box>
            <text:p text:style-name="P1"><text:span text:style-name="T4">“… </text:span><text:span text:style-name="T4">the thing that was problematic for me throughout, and it is why I wrote … ‘I just </text:span></text:p>
          </draw:text-box>
        </draw:frame>
        <draw:frame draw:style-name="gr1" draw:text-style-name="P2" draw:layer="layout" svg:width="15.991cm" svg:height="0.475cm" svg:x="2.95cm" svg:y="12.742cm">
          <draw:text-box>
            <text:p text:style-name="P1"><text:span text:style-name="T4">don’t understand this’ is that the whole point about our instructions to our negotiators </text:span></text:p>
          </draw:text-box>
        </draw:frame>
        <draw:frame draw:style-name="gr1" draw:text-style-name="P2" draw:layer="layout" svg:width="15.797cm" svg:height="0.475cm" svg:x="2.95cm" svg:y="13.306cm">
          <draw:text-box>
            <text:p text:style-name="P1"><text:span text:style-name="T4">was, ‘Make sure that this resolution is sufficient because we can’t guarantee we are </text:span></text:p>
          </draw:text-box>
        </draw:frame>
        <draw:frame draw:style-name="gr1" draw:text-style-name="P2" draw:layer="layout" svg:width="13.168cm" svg:height="0.475cm" svg:x="2.95cm" svg:y="13.871cm">
          <draw:text-box>
            <text:p text:style-name="P1"><text:span text:style-name="T4">going to go back into a further iteration of this or a second resolution’.”</text:span></text:p>
          </draw:text-box>
        </draw:frame>
        <draw:frame draw:style-name="gr1" draw:text-style-name="P2" draw:layer="layout" svg:width="16.127cm" svg:height="0.475cm" svg:x="2.2cm" svg:y="14.785cm">
          <draw:text-box>
            <text:p text:style-name="P1"><text:span text:style-name="T7">307. </text:span><text:span text:style-name="T4"><text:s/>Mr Blair’s meeting on 17 October and the meeting between Lord Goldsmith and </text:span></text:p>
          </draw:text-box>
        </draw:frame>
        <draw:frame draw:style-name="gr1" draw:text-style-name="P2" draw:layer="layout" svg:width="9.781cm" svg:height="0.475cm" svg:x="2.2cm" svg:y="15.35cm">
          <draw:text-box>
            <text:p text:style-name="P1"><text:span text:style-name="T4">Mr Blair on 22 October are described in Section 3.5.</text:span></text:p>
          </draw:text-box>
        </draw:frame>
        <draw:frame draw:style-name="gr6" draw:text-style-name="P7" draw:layer="layout" svg:width="10.539cm" svg:height="0.556cm" svg:x="2.2cm" svg:y="16.471cm">
          <draw:text-box>
            <text:p text:style-name="P1"><text:span text:style-name="T9">US agreement to pursue a second resolution</text:span></text:p>
          </draw:text-box>
        </draw:frame>
        <draw:frame draw:style-name="gr1" draw:text-style-name="P2" draw:layer="layout" svg:width="16.033cm" svg:height="0.475cm" svg:x="2.2cm" svg:y="17.299cm">
          <draw:text-box>
            <text:p text:style-name="P1"><text:span text:style-name="T7">308. </text:span><text:span text:style-name="T12"><text:s/>In the meeting on 31 January, President Bush agreed to support a second </text:span></text:p>
          </draw:text-box>
        </draw:frame>
        <draw:frame draw:style-name="gr1" draw:text-style-name="P2" draw:layer="layout" svg:width="5.467cm" svg:height="0.475cm" svg:x="2.2cm" svg:y="17.863cm">
          <draw:text-box>
            <text:p text:style-name="P1"><text:span text:style-name="T12">resolution to help Mr Blair. </text:span></text:p>
          </draw:text-box>
        </draw:frame>
        <draw:frame draw:style-name="gr1" draw:text-style-name="P2" draw:layer="layout" svg:width="15.737cm" svg:height="0.475cm" svg:x="2.2cm" svg:y="18.778cm">
          <draw:text-box>
            <text:p text:style-name="P1"><text:span text:style-name="T7">309. </text:span><text:span text:style-name="T4"><text:s/>A briefing paper prepared by the FCO Middle East Department on 30 January </text:span></text:p>
          </draw:text-box>
        </draw:frame>
        <draw:frame draw:style-name="gr1" draw:text-style-name="P2" draw:layer="layout" svg:width="13.371cm" svg:height="0.475cm" svg:x="2.2cm" svg:y="19.342cm">
          <draw:text-box>
            <text:p text:style-name="P1"><text:span text:style-name="T4">described the objectives for Mr Blair’s meeting with President Bush as: </text:span></text:p>
          </draw:text-box>
        </draw:frame>
        <draw:frame draw:style-name="gr1" draw:text-style-name="P2" draw:layer="layout" svg:width="6.242cm" svg:height="0.475cm" svg:x="2.95cm" svg:y="20.257cm">
          <draw:text-box>
            <text:p text:style-name="P1"><text:span text:style-name="T4">“</text:span><text:span text:style-name="T4">to convince President Bush that:</text:span></text:p>
          </draw:text-box>
        </draw:frame>
        <draw:frame draw:style-name="gr2" draw:text-style-name="P3" draw:layer="layout" svg:width="0.634cm" svg:height="0.712cm" svg:x="2.95cm" svg:y="21.0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85cm" svg:height="0.475cm" svg:x="3.7cm" svg:y="21.171cm">
          <draw:text-box>
            <text:p text:style-name="P1"><text:span text:style-name="T4">our strategy, though working, needs more time;</text:span></text:p>
          </draw:text-box>
        </draw:frame>
        <draw:frame draw:style-name="gr2" draw:text-style-name="P3" draw:layer="layout" svg:width="0.634cm" svg:height="0.712cm" svg:x="2.95cm" svg:y="21.6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21cm" svg:height="0.475cm" svg:x="3.7cm" svg:y="21.836cm">
          <draw:text-box>
            <text:p text:style-name="P1"><text:span text:style-name="T4">the military campaign will be very shocking in many parts of the world, especially </text:span></text:p>
          </draw:text-box>
        </draw:frame>
        <draw:frame draw:style-name="gr1" draw:text-style-name="P2" draw:layer="layout" svg:width="11.436cm" svg:height="0.475cm" svg:x="3.7cm" svg:y="22.4cm">
          <draw:text-box>
            <text:p text:style-name="P1"><text:span text:style-name="T4">in its opening phase (five times the bombing of the Gulf war);</text:span></text:p>
          </draw:text-box>
        </draw:frame>
        <draw:frame draw:style-name="gr2" draw:text-style-name="P3" draw:layer="layout" svg:width="0.634cm" svg:height="0.712cm" svg:x="2.95cm" svg:y="22.9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75cm" svg:height="0.475cm" svg:x="3.7cm" svg:y="23.065cm">
          <draw:text-box>
            <text:p text:style-name="P1"><text:span text:style-name="T4">a second UN Security Council resolution (i) would greatly strengthen the US’s </text:span></text:p>
          </draw:text-box>
        </draw:frame>
        <draw:frame draw:style-name="gr1" draw:text-style-name="P2" draw:layer="layout" svg:width="13.71cm" svg:height="0.475cm" svg:x="3.7cm" svg:y="23.629cm">
          <draw:text-box>
            <text:p text:style-name="P1"><text:span text:style-name="T4">position, (ii) is politically essential for the UK, and almost certainly legally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3.211cm" svg:height="0.475cm" svg:x="3.7cm" svg:y="24.193cm">
          <draw:text-box>
            <text:p text:style-name="P1"><text:span text:style-name="T4">essential as well;</text:span></text:p>
          </draw:text-box>
        </draw:frame>
        <draw:frame draw:style-name="gr10" draw:text-style-name="P10" draw:layer="layout" svg:width="0.387cm" svg:height="0.23cm" svg:x="2.2cm" svg:y="26.796cm">
          <draw:text-box>
            <text:p text:style-name="P1"><text:span text:style-name="T14">116 </text:span></text:p>
          </draw:text-box>
        </draw:frame>
        <draw:frame draw:style-name="gr4" draw:text-style-name="P5" draw:layer="layout" svg:width="7.249cm" svg:height="0.395cm" svg:x="2.585cm" svg:y="26.781cm">
          <draw:text-box>
            <text:p text:style-name="P1"><text:span text:style-name="T11">Public hearing, 21 January 2011, pages 55-56.</text:span></text:p>
          </draw:text-box>
        </draw:frame>
      </draw:page>
      <draw:page draw:name="page59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9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55cm" svg:height="0.475cm" svg:x="3.7cm" svg:y="2.525cm">
          <draw:text-box>
            <text:p text:style-name="P1"><text:span text:style-name="T4">we should support Saudi ideas for disarmament and regime change with UN </text:span></text:p>
          </draw:text-box>
        </draw:frame>
        <draw:frame draw:style-name="gr1" draw:text-style-name="P2" draw:layer="layout" svg:width="2.508cm" svg:height="0.475cm" svg:x="3.7cm" svg:y="3.09cm">
          <draw:text-box>
            <text:p text:style-name="P1"><text:span text:style-name="T4">blessing; and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4cm" svg:height="0.475cm" svg:x="3.7cm" svg:y="3.754cm">
          <draw:text-box>
            <text:p text:style-name="P1"><text:span text:style-name="T4">the US needs to pay much more attention, quickly, to planning on ‘day after’ </text:span></text:p>
          </draw:text-box>
        </draw:frame>
        <draw:frame draw:style-name="gr1" draw:text-style-name="P2" draw:layer="layout" svg:width="9.222cm" svg:height="0.475cm" svg:x="3.7cm" svg:y="4.318cm">
          <draw:text-box>
            <text:p text:style-name="P1"><text:span text:style-name="T4">issues; and that the UN needs to be central to it.”</text:span></text:p>
          </draw:text-box>
        </draw:frame>
        <draw:frame draw:style-name="gr7" draw:text-style-name="P8" draw:layer="layout" svg:width="0.391cm" svg:height="0.276cm" svg:x="12.877cm" svg:y="4.337cm">
          <draw:text-box>
            <text:p text:style-name="P1"><text:span text:style-name="T13">117</text:span></text:p>
          </draw:text-box>
        </draw:frame>
        <draw:frame draw:style-name="gr1" draw:text-style-name="P2" draw:layer="layout" svg:width="0.422cm" svg:height="0.475cm" svg:x="13.271cm" svg:y="4.31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107cm" svg:height="0.475cm" svg:x="2.2cm" svg:y="5.233cm">
          <draw:text-box>
            <text:p text:style-name="P1"><text:span text:style-name="T7">310. </text:span><text:span text:style-name="T4"><text:s/>On the legal position, a background note stated:</text:span></text:p>
          </draw:text-box>
        </draw:frame>
        <draw:frame draw:style-name="gr1" draw:text-style-name="P2" draw:layer="layout" svg:width="15.793cm" svg:height="0.475cm" svg:x="2.95cm" svg:y="6.147cm">
          <draw:text-box>
            <text:p text:style-name="P1"><text:span text:style-name="T4">“</text:span><text:span text:style-name="T4">There are concerns that a second resolution authorising the use of force is needed </text:span></text:p>
          </draw:text-box>
        </draw:frame>
        <draw:frame draw:style-name="gr1" draw:text-style-name="P2" draw:layer="layout" svg:width="15.754cm" svg:height="0.475cm" svg:x="2.95cm" svg:y="6.712cm">
          <draw:text-box>
            <text:p text:style-name="P1"><text:span text:style-name="T4">before force may lawfully be employed against Iraq to enforce the WMD obligations </text:span></text:p>
          </draw:text-box>
        </draw:frame>
        <draw:frame draw:style-name="gr1" draw:text-style-name="P2" draw:layer="layout" svg:width="15.195cm" svg:height="0.475cm" svg:x="2.95cm" svg:y="7.276cm">
          <draw:text-box>
            <text:p text:style-name="P1"><text:span text:style-name="T4">in the UNSCRs. If a draft resolution fails because of a veto (or indeed because it </text:span></text:p>
          </draw:text-box>
        </draw:frame>
        <draw:frame draw:style-name="gr1" draw:text-style-name="P2" draw:layer="layout" svg:width="15.78cm" svg:height="0.475cm" svg:x="2.95cm" svg:y="7.841cm">
          <draw:text-box>
            <text:p text:style-name="P1"><text:span text:style-name="T4">does not receive nine positive votes), the fact that the veto is judged ‘unreasonable’ </text:span></text:p>
          </draw:text-box>
        </draw:frame>
        <draw:frame draw:style-name="gr1" draw:text-style-name="P2" draw:layer="layout" svg:width="7.546cm" svg:height="0.475cm" svg:x="2.95cm" svg:y="8.405cm">
          <draw:text-box>
            <text:p text:style-name="P1"><text:span text:style-name="T4">is immaterial from a legal point of view.” </text:span></text:p>
          </draw:text-box>
        </draw:frame>
        <draw:frame draw:style-name="gr1" draw:text-style-name="P2" draw:layer="layout" svg:width="12.609cm" svg:height="0.475cm" svg:x="2.2cm" svg:y="9.32cm">
          <draw:text-box>
            <text:p text:style-name="P1"><text:span text:style-name="T7">311. </text:span><text:span text:style-name="T4"><text:s/>In the meeting on 31 January, Mr Blair confirmed that he was:</text:span></text:p>
          </draw:text-box>
        </draw:frame>
        <draw:frame draw:style-name="gr1" draw:text-style-name="P2" draw:layer="layout" svg:width="14.878cm" svg:height="0.475cm" svg:x="2.95cm" svg:y="10.234cm">
          <draw:text-box>
            <text:p text:style-name="P1"><text:span text:style-name="T4">“… </text:span><text:span text:style-name="T4">solidly with the President and ready do whatever it took to disarm Saddam.”</text:span></text:p>
          </draw:text-box>
        </draw:frame>
        <draw:frame draw:style-name="gr7" draw:text-style-name="P8" draw:layer="layout" svg:width="0.391cm" svg:height="0.276cm" svg:x="17.774cm" svg:y="10.253cm">
          <draw:text-box>
            <text:p text:style-name="P1"><text:span text:style-name="T13">118</text:span></text:p>
          </draw:text-box>
        </draw:frame>
        <draw:frame draw:style-name="gr1" draw:text-style-name="P2" draw:layer="layout" svg:width="0.422cm" svg:height="0.475cm" svg:x="18.167cm" svg:y="10.2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35cm" svg:height="0.475cm" svg:x="2.2cm" svg:y="11.148cm">
          <draw:text-box>
            <text:p text:style-name="P1"><text:span text:style-name="T7">312. </text:span><text:span text:style-name="T4"><text:s/>Mr Blair said he firmly believed that it was essential that we tackle the threats </text:span></text:p>
          </draw:text-box>
        </draw:frame>
        <draw:frame draw:style-name="gr1" draw:text-style-name="P2" draw:layer="layout" svg:width="16.199cm" svg:height="0.475cm" svg:x="2.2cm" svg:y="11.713cm">
          <draw:text-box>
            <text:p text:style-name="P1"><text:span text:style-name="T4">posed by WMD and terrorism. He wanted a second resolution if we could possibly get </text:span></text:p>
          </draw:text-box>
        </draw:frame>
        <draw:frame draw:style-name="gr1" draw:text-style-name="P2" draw:layer="layout" svg:width="15.61cm" svg:height="0.475cm" svg:x="2.2cm" svg:y="12.277cm">
          <draw:text-box>
            <text:p text:style-name="P1"><text:span text:style-name="T4">one because it would make it much easier politically to deal with Saddam Hussein. </text:span></text:p>
          </draw:text-box>
        </draw:frame>
        <draw:frame draw:style-name="gr1" draw:text-style-name="P2" draw:layer="layout" svg:width="14.886cm" svg:height="0.475cm" svg:x="2.2cm" svg:y="12.842cm">
          <draw:text-box>
            <text:p text:style-name="P1"><text:span text:style-name="T4">He believed that a second resolution was in reach. A second resolution was an </text:span></text:p>
          </draw:text-box>
        </draw:frame>
        <draw:frame draw:style-name="gr1" draw:text-style-name="P2" draw:layer="layout" svg:width="7.804cm" svg:height="0.475cm" svg:x="2.2cm" svg:y="13.406cm">
          <draw:text-box>
            <text:p text:style-name="P1"><text:span text:style-name="T4">insurance policy against the unexpected. </text:span></text:p>
          </draw:text-box>
        </draw:frame>
        <draw:frame draw:style-name="gr1" draw:text-style-name="P2" draw:layer="layout" svg:width="16.783cm" svg:height="0.475cm" svg:x="2.2cm" svg:y="14.321cm">
          <draw:text-box>
            <text:p text:style-name="P1"><text:span text:style-name="T7">313. </text:span><text:span text:style-name="T4"><text:s/>Mr Blair set out his position that the key argument in support of a second resolution </text:span></text:p>
          </draw:text-box>
        </draw:frame>
        <draw:frame draw:style-name="gr1" draw:text-style-name="P2" draw:layer="layout" svg:width="15.31cm" svg:height="0.475cm" svg:x="2.2cm" svg:y="14.885cm">
          <draw:text-box>
            <text:p text:style-name="P1"><text:span text:style-name="T4">must rest on the requirement in 1441 that Saddam Hussein must co-operate with </text:span></text:p>
          </draw:text-box>
        </draw:frame>
        <draw:frame draw:style-name="gr1" draw:text-style-name="P2" draw:layer="layout" svg:width="15.72cm" svg:height="0.475cm" svg:x="2.2cm" svg:y="15.45cm">
          <draw:text-box>
            <text:p text:style-name="P1"><text:span text:style-name="T4">the inspectors. Dr Blix had already said on 27 January that this was not happening; </text:span></text:p>
          </draw:text-box>
        </draw:frame>
        <draw:frame draw:style-name="gr1" draw:text-style-name="P2" draw:layer="layout" svg:width="14.853cm" svg:height="0.475cm" svg:x="2.2cm" svg:y="16.014cm">
          <draw:text-box>
            <text:p text:style-name="P1"><text:span text:style-name="T4">he needed to repeat that message when he reported to the Security Council in </text:span></text:p>
          </draw:text-box>
        </draw:frame>
        <draw:frame draw:style-name="gr1" draw:text-style-name="P2" draw:layer="layout" svg:width="16.554cm" svg:height="0.475cm" svg:x="2.2cm" svg:y="16.578cm">
          <draw:text-box>
            <text:p text:style-name="P1"><text:span text:style-name="T4">mid-February and at the end of February/early March. That would help to build the case </text:span></text:p>
          </draw:text-box>
        </draw:frame>
        <draw:frame draw:style-name="gr1" draw:text-style-name="P2" draw:layer="layout" svg:width="4.54cm" svg:height="0.475cm" svg:x="2.2cm" svg:y="17.143cm">
          <draw:text-box>
            <text:p text:style-name="P1"><text:span text:style-name="T4">for a second resolution. </text:span></text:p>
          </draw:text-box>
        </draw:frame>
        <draw:frame draw:style-name="gr1" draw:text-style-name="P2" draw:layer="layout" svg:width="10.915cm" svg:height="0.475cm" svg:x="2.2cm" svg:y="18.057cm">
          <draw:text-box>
            <text:p text:style-name="P1"><text:span text:style-name="T7">314. </text:span><text:span text:style-name="T4"><text:s/>Mr Blair added that there were various uncertainties:</text:span></text:p>
          </draw:text-box>
        </draw:frame>
        <draw:frame draw:style-name="gr2" draw:text-style-name="P3" draw:layer="layout" svg:width="0.634cm" svg:height="0.712cm" svg:x="2.95cm" svg:y="18.8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88cm" svg:height="0.475cm" svg:x="3.7cm" svg:y="18.972cm">
          <draw:text-box>
            <text:p text:style-name="P1"><text:span text:style-name="T4">Saddam Hussein might claim at the eleventh hour to have had a change of </text:span></text:p>
          </draw:text-box>
        </draw:frame>
        <draw:frame draw:style-name="gr1" draw:text-style-name="P2" draw:layer="layout" svg:width="2.038cm" svg:height="0.475cm" svg:x="3.7cm" svg:y="19.536cm">
          <draw:text-box>
            <text:p text:style-name="P1"><text:span text:style-name="T4">heart; and </text:span></text:p>
          </draw:text-box>
        </draw:frame>
        <draw:frame draw:style-name="gr2" draw:text-style-name="P3" draw:layer="layout" svg:width="0.634cm" svg:height="0.712cm" svg:x="2.95cm" svg:y="20.0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96cm" svg:height="0.475cm" svg:x="3.7cm" svg:y="20.201cm">
          <draw:text-box>
            <text:p text:style-name="P1"><text:span text:style-name="T4">we could not be sure that Dr Blix’s second and third reports would be as helpful </text:span></text:p>
          </draw:text-box>
        </draw:frame>
        <draw:frame draw:style-name="gr1" draw:text-style-name="P2" draw:layer="layout" svg:width="2.148cm" svg:height="0.475cm" svg:x="3.7cm" svg:y="20.765cm">
          <draw:text-box>
            <text:p text:style-name="P1"><text:span text:style-name="T4">as his first. </text:span></text:p>
          </draw:text-box>
        </draw:frame>
        <draw:frame draw:style-name="gr1" draw:text-style-name="P2" draw:layer="layout" svg:width="16.533cm" svg:height="0.475cm" svg:x="2.2cm" svg:y="21.68cm">
          <draw:text-box>
            <text:p text:style-name="P1"><text:span text:style-name="T7">315. </text:span><text:span text:style-name="T4"><text:s/>Mr Blair was, therefore, flexible about the timing of the second resolution. The key </text:span></text:p>
          </draw:text-box>
        </draw:frame>
        <draw:frame draw:style-name="gr1" draw:text-style-name="P2" draw:layer="layout" svg:width="15.881cm" svg:height="0.475cm" svg:x="2.2cm" svg:y="22.244cm">
          <draw:text-box>
            <text:p text:style-name="P1"><text:span text:style-name="T4">was to ensure that we secured it. We had taken the UN route in the expectation that </text:span></text:p>
          </draw:text-box>
        </draw:frame>
        <draw:frame draw:style-name="gr1" draw:text-style-name="P2" draw:layer="layout" svg:width="15.695cm" svg:height="0.475cm" svg:x="2.2cm" svg:y="22.808cm">
          <draw:text-box>
            <text:p text:style-name="P1"><text:span text:style-name="T4">the UN would deal with the Iraq problem, not provide an alibi for avoiding the tough </text:span></text:p>
          </draw:text-box>
        </draw:frame>
        <draw:frame draw:style-name="gr1" draw:text-style-name="P2" draw:layer="layout" svg:width="16.055cm" svg:height="0.475cm" svg:x="2.2cm" svg:y="23.373cm">
          <draw:text-box>
            <text:p text:style-name="P1"><text:span text:style-name="T4">decisions. The resolution was clear that this was Saddam Hussein’s final opportunity. </text:span></text:p>
          </draw:text-box>
        </draw:frame>
        <draw:frame draw:style-name="gr1" draw:text-style-name="P2" draw:layer="layout" svg:width="16.436cm" svg:height="0.475cm" svg:x="2.2cm" svg:y="23.937cm">
          <draw:text-box>
            <text:p text:style-name="P1"><text:span text:style-name="T4">We had been very patient. Now we should be saying that the crisis must be resolved in </text:span></text:p>
          </draw:text-box>
        </draw:frame>
        <draw:frame draw:style-name="gr1" draw:text-style-name="P2" draw:layer="layout" svg:width="16.694cm" svg:height="0.475cm" svg:x="2.2cm" svg:y="24.502cm">
          <draw:text-box>
            <text:p text:style-name="P1"><text:span text:style-name="T4">weeks, not months. The international community had to confront the challenges of WMD </text:span></text:p>
          </draw:text-box>
        </draw:frame>
        <draw:line draw:style-name="gr8" draw:text-style-name="P9" draw:layer="layout" svg:x1="2.199cm" svg:y1="25.863cm" svg:x2="7.3cm" svg:y2="25.863cm">
          <text:p/>
        </draw:line>
        <draw:line draw:style-name="gr9" draw:text-style-name="P9" draw:layer="layout" svg:x1="2.585cm" svg:y1="26.724cm" svg:x2="17.119cm" svg:y2="26.724cm">
          <text:p/>
        </draw:line>
        <draw:frame draw:style-name="gr1" draw:text-style-name="P2" draw:layer="layout" svg:width="3.49cm" svg:height="0.475cm" svg:x="2.2cm" svg:y="25.066cm">
          <draw:text-box>
            <text:p text:style-name="P1"><text:span text:style-name="T4">and terrorism now.</text:span></text:p>
          </draw:text-box>
        </draw:frame>
        <draw:frame draw:style-name="gr10" draw:text-style-name="P10" draw:layer="layout" svg:width="0.387cm" svg:height="0.23cm" svg:x="2.2cm" svg:y="26.383cm">
          <draw:text-box>
            <text:p text:style-name="P1"><text:span text:style-name="T14">117 </text:span></text:p>
          </draw:text-box>
        </draw:frame>
        <draw:frame draw:style-name="gr4" draw:text-style-name="P5" draw:layer="layout" svg:width="14.556cm" svg:height="0.395cm" svg:x="2.585cm" svg:y="26.367cm">
          <draw:text-box>
            <text:p text:style-name="P1"><text:span text:style-name="T6">Paper FCO [MED], 30 January 2003, ‘Prime Minister’s visit to Camp David, 31 January: Iraq’.</text:span><text:span text:style-name="T11"> </text:span></text:p>
          </draw:text-box>
        </draw:frame>
        <draw:frame draw:style-name="gr10" draw:text-style-name="P10" draw:layer="layout" svg:width="0.387cm" svg:height="0.23cm" svg:x="2.2cm" svg:y="26.806cm">
          <draw:text-box>
            <text:p text:style-name="P1"><text:span text:style-name="T14">118 </text:span></text:p>
          </draw:text-box>
        </draw:frame>
        <draw:frame draw:style-name="gr4" draw:text-style-name="P5" draw:layer="layout" svg:width="15.932cm" svg:height="0.395cm" svg:x="2.585cm" svg:y="26.791cm">
          <draw:text-box>
            <text:p text:style-name="P1"><text:span text:style-name="T11">Letter Manning to McDonald, 31 January 2003, ‘Prime Minister’s Conversation with President Bush on </text:span></text:p>
          </draw:text-box>
        </draw:frame>
        <draw:frame draw:style-name="gr4" draw:text-style-name="P5" draw:layer="layout" svg:width="2.013cm" svg:height="0.395cm" svg:x="2.2cm" svg:y="27.214cm">
          <draw:text-box>
            <text:p text:style-name="P1"><text:span text:style-name="T11">31 January’. </text:span></text:p>
          </draw:text-box>
        </draw:frame>
      </draw:page>
      <draw:page draw:name="page6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0</text:span></text:p>
          </draw:text-box>
        </draw:frame>
        <draw:frame draw:style-name="gr1" draw:text-style-name="P2" draw:layer="layout" svg:width="9.078cm" svg:height="0.475cm" svg:x="2.2cm" svg:y="2.525cm">
          <draw:text-box>
            <text:p text:style-name="P1"><text:span text:style-name="T7">316. </text:span><text:span text:style-name="T4"><text:s/>Mr Blair argued that the second resolution:</text:span></text:p>
          </draw:text-box>
        </draw:frame>
        <draw:frame draw:style-name="gr1" draw:text-style-name="P2" draw:layer="layout" svg:width="14.747cm" svg:height="0.475cm" svg:x="2.95cm" svg:y="3.44cm">
          <draw:text-box>
            <text:p text:style-name="P1"><text:span text:style-name="T4">“… </text:span><text:span text:style-name="T4">was not code for delay or hesitation. It was a clear statement that Saddam </text:span></text:p>
          </draw:text-box>
        </draw:frame>
        <draw:frame draw:style-name="gr1" draw:text-style-name="P2" draw:layer="layout" svg:width="15.221cm" svg:height="0.475cm" svg:x="2.95cm" svg:y="4.004cm">
          <draw:text-box>
            <text:p text:style-name="P1"><text:span text:style-name="T4">was not co-operating and that the international community was determined to do </text:span></text:p>
          </draw:text-box>
        </draw:frame>
        <draw:frame draw:style-name="gr1" draw:text-style-name="P2" draw:layer="layout" svg:width="15.026cm" svg:height="0.475cm" svg:x="2.95cm" svg:y="4.568cm">
          <draw:text-box>
            <text:p text:style-name="P1"><text:span text:style-name="T4">whatever it took to disarm him. We needed to put the debate in a wider context. </text:span></text:p>
          </draw:text-box>
        </draw:frame>
        <draw:frame draw:style-name="gr1" draw:text-style-name="P2" draw:layer="layout" svg:width="15.538cm" svg:height="0.475cm" svg:x="2.95cm" svg:y="5.133cm">
          <draw:text-box>
            <text:p text:style-name="P1"><text:span text:style-name="T4">The international community had to confront the challenges of WMD and terrorism </text:span></text:p>
          </draw:text-box>
        </draw:frame>
        <draw:frame draw:style-name="gr1" draw:text-style-name="P2" draw:layer="layout" svg:width="14.565cm" svg:height="0.475cm" svg:x="2.95cm" svg:y="5.697cm">
          <draw:text-box>
            <text:p text:style-name="P1"><text:span text:style-name="T4">now, whether in Iraq or North Korea, otherwise the risks would only increase.”</text:span></text:p>
          </draw:text-box>
        </draw:frame>
        <draw:frame draw:style-name="gr6" draw:text-style-name="P7" draw:layer="layout" svg:width="10.56cm" svg:height="0.556cm" svg:x="2.2cm" svg:y="6.818cm">
          <draw:text-box>
            <text:p text:style-name="P1"><text:span text:style-name="T9">Public statements by Mr Blair, February 2003</text:span></text:p>
          </draw:text-box>
        </draw:frame>
        <draw:frame draw:style-name="gr1" draw:text-style-name="P2" draw:layer="layout" svg:width="15.585cm" svg:height="0.475cm" svg:x="2.2cm" svg:y="7.647cm">
          <draw:text-box>
            <text:p text:style-name="P1"><text:span text:style-name="T7">317. </text:span><text:span text:style-name="T12"><text:s/>In early February, Mr Blair made public statements implying that the UK </text:span></text:p>
          </draw:text-box>
        </draw:frame>
        <draw:frame draw:style-name="gr1" draw:text-style-name="P2" draw:layer="layout" svg:width="13.544cm" svg:height="0.475cm" svg:x="2.2cm" svg:y="8.211cm">
          <draw:text-box>
            <text:p text:style-name="P1"><text:span text:style-name="T12">could take part in military action if a second resolution was vetoed.</text:span></text:p>
          </draw:text-box>
        </draw:frame>
        <draw:frame draw:style-name="gr1" draw:text-style-name="P2" draw:layer="layout" svg:width="16.012cm" svg:height="0.475cm" svg:x="2.2cm" svg:y="9.126cm">
          <draw:text-box>
            <text:p text:style-name="P1"><text:span text:style-name="T7">318. </text:span><text:span text:style-name="T4"><text:s/>In the House of Commons on 5 February, Mr Chris Mullin (Labour) told Mr Blair </text:span></text:p>
          </draw:text-box>
        </draw:frame>
        <draw:frame draw:style-name="gr1" draw:text-style-name="P2" draw:layer="layout" svg:width="1.424cm" svg:height="0.475cm" svg:x="2.2cm" svg:y="9.69cm">
          <draw:text-box>
            <text:p text:style-name="P1"><text:span text:style-name="T4">that he:</text:span></text:p>
          </draw:text-box>
        </draw:frame>
        <draw:frame draw:style-name="gr1" draw:text-style-name="P2" draw:layer="layout" svg:width="14.531cm" svg:height="0.475cm" svg:x="2.95cm" svg:y="10.605cm">
          <draw:text-box>
            <text:p text:style-name="P1"><text:span text:style-name="T4">“… </text:span><text:span text:style-name="T4">could not support an attack on Iraq unless it was specifically endorsed by </text:span></text:p>
          </draw:text-box>
        </draw:frame>
        <draw:frame draw:style-name="gr1" draw:text-style-name="P2" draw:layer="layout" svg:width="11.22cm" svg:height="0.475cm" svg:x="2.95cm" svg:y="11.169cm">
          <draw:text-box>
            <text:p text:style-name="P1"><text:span text:style-name="T4">a second resolution of the United Nations Security Council.”</text:span></text:p>
          </draw:text-box>
        </draw:frame>
        <draw:frame draw:style-name="gr7" draw:text-style-name="P8" draw:layer="layout" svg:width="0.391cm" svg:height="0.276cm" svg:x="14.127cm" svg:y="11.188cm">
          <draw:text-box>
            <text:p text:style-name="P1"><text:span text:style-name="T13">119</text:span></text:p>
          </draw:text-box>
        </draw:frame>
        <draw:frame draw:style-name="gr1" draw:text-style-name="P2" draw:layer="layout" svg:width="4.773cm" svg:height="0.475cm" svg:x="2.2cm" svg:y="12.083cm">
          <draw:text-box>
            <text:p text:style-name="P1"><text:span text:style-name="T7">319. </text:span><text:span text:style-name="T4"><text:s/>Mr Blair responded:</text:span></text:p>
          </draw:text-box>
        </draw:frame>
        <draw:frame draw:style-name="gr1" draw:text-style-name="P2" draw:layer="layout" svg:width="15.069cm" svg:height="0.475cm" svg:x="2.95cm" svg:y="12.998cm">
          <draw:text-box>
            <text:p text:style-name="P1"><text:span text:style-name="T4">“</text:span><text:span text:style-name="T4">I have set out my position … on many occasions. Surely, the position has to be </text:span></text:p>
          </draw:text-box>
        </draw:frame>
        <draw:frame draw:style-name="gr1" draw:text-style-name="P2" draw:layer="layout" svg:width="15.081cm" svg:height="0.475cm" svg:x="2.95cm" svg:y="13.562cm">
          <draw:text-box>
            <text:p text:style-name="P1"><text:span text:style-name="T4">this: if there is a breach of the original United Nations resolution 1441, a second </text:span></text:p>
          </draw:text-box>
        </draw:frame>
        <draw:frame draw:style-name="gr1" draw:text-style-name="P2" draw:layer="layout" svg:width="4.443cm" svg:height="0.475cm" svg:x="2.95cm" svg:y="14.127cm">
          <draw:text-box>
            <text:p text:style-name="P1"><text:span text:style-name="T4">resolution should issue.</text:span></text:p>
          </draw:text-box>
        </draw:frame>
        <draw:frame draw:style-name="gr1" draw:text-style-name="P2" draw:layer="layout" svg:width="15.882cm" svg:height="0.475cm" svg:x="2.95cm" svg:y="15.041cm">
          <draw:text-box>
            <text:p text:style-name="P1"><text:span text:style-name="T4">“</text:span><text:span text:style-name="T4">That was the anticipated outcome. What resolution 1441 says is that the inspectors </text:span></text:p>
          </draw:text-box>
        </draw:frame>
        <draw:frame draw:style-name="gr1" draw:text-style-name="P2" draw:layer="layout" svg:width="15.517cm" svg:height="0.475cm" svg:x="2.95cm" svg:y="15.606cm">
          <draw:text-box>
            <text:p text:style-name="P1"><text:span text:style-name="T4">go into Iraq, and if they notify the facts that amount to a material breach, a second </text:span></text:p>
          </draw:text-box>
        </draw:frame>
        <draw:frame draw:style-name="gr1" draw:text-style-name="P2" draw:layer="layout" svg:width="15.509cm" svg:height="0.475cm" svg:x="2.95cm" svg:y="16.17cm">
          <draw:text-box>
            <text:p text:style-name="P1"><text:span text:style-name="T4">resolution should issue. That is why I believe that if the inspectors continue to say, </text:span></text:p>
          </draw:text-box>
        </draw:frame>
        <draw:frame draw:style-name="gr1" draw:text-style-name="P2" draw:layer="layout" svg:width="14.937cm" svg:height="0.475cm" svg:x="2.95cm" svg:y="16.735cm">
          <draw:text-box>
            <text:p text:style-name="P1"><text:span text:style-name="T4">as they are now, that Iraq is not co-operating, there will be a second resolution. </text:span></text:p>
          </draw:text-box>
        </draw:frame>
        <draw:frame draw:style-name="gr1" draw:text-style-name="P2" draw:layer="layout" svg:width="15.517cm" svg:height="0.475cm" svg:x="2.95cm" svg:y="17.299cm">
          <draw:text-box>
            <text:p text:style-name="P1"><text:span text:style-name="T4">The only circumstances in which I have left room for us to manoeuvre are those in </text:span></text:p>
          </draw:text-box>
        </draw:frame>
        <draw:frame draw:style-name="gr1" draw:text-style-name="P2" draw:layer="layout" svg:width="15.428cm" svg:height="0.475cm" svg:x="2.95cm" svg:y="17.863cm">
          <draw:text-box>
            <text:p text:style-name="P1"><text:span text:style-name="T4">which it is clear that the inspectors are finding that Iraq is not co-operating, so it is </text:span></text:p>
          </draw:text-box>
        </draw:frame>
        <draw:frame draw:style-name="gr1" draw:text-style-name="P2" draw:layer="layout" svg:width="15.593cm" svg:height="0.475cm" svg:x="2.95cm" svg:y="18.428cm">
          <draw:text-box>
            <text:p text:style-name="P1"><text:span text:style-name="T4">clear that Iraq is in material breach, but for some reason someone puts down what </text:span></text:p>
          </draw:text-box>
        </draw:frame>
        <draw:frame draw:style-name="gr1" draw:text-style-name="P2" draw:layer="layout" svg:width="12.816cm" svg:height="0.475cm" svg:x="2.95cm" svg:y="18.992cm">
          <draw:text-box>
            <text:p text:style-name="P1"><text:span text:style-name="T4">I would describe as an unreasonable and capricious use of the veto.</text:span></text:p>
          </draw:text-box>
        </draw:frame>
        <draw:frame draw:style-name="gr1" draw:text-style-name="P2" draw:layer="layout" svg:width="15.145cm" svg:height="0.475cm" svg:x="2.95cm" svg:y="19.907cm">
          <draw:text-box>
            <text:p text:style-name="P1"><text:span text:style-name="T4">“</text:span><text:span text:style-name="T4">I do not believe that that will happen and I hope that it will not, but I do not think </text:span></text:p>
          </draw:text-box>
        </draw:frame>
        <draw:frame draw:style-name="gr1" draw:text-style-name="P2" draw:layer="layout" svg:width="15.682cm" svg:height="0.475cm" svg:x="2.95cm" svg:y="20.471cm">
          <draw:text-box>
            <text:p text:style-name="P1"><text:span text:style-name="T4">that it is right to restrict our freedom of manoeuvre in those circumstances because </text:span></text:p>
          </draw:text-box>
        </draw:frame>
        <draw:frame draw:style-name="gr1" draw:text-style-name="P2" draw:layer="layout" svg:width="15.479cm" svg:height="0.475cm" svg:x="2.95cm" svg:y="21.036cm">
          <draw:text-box>
            <text:p text:style-name="P1"><text:span text:style-name="T4">otherwise, the original spirit and letter of resolution 1441 would itself be breached. </text:span></text:p>
          </draw:text-box>
        </draw:frame>
        <draw:frame draw:style-name="gr1" draw:text-style-name="P2" draw:layer="layout" svg:width="14.484cm" svg:height="0.475cm" svg:x="2.95cm" svg:y="21.6cm">
          <draw:text-box>
            <text:p text:style-name="P1"><text:span text:style-name="T4">I believe and hope that we will resolve this issue through the United Nations.”</text:span></text:p>
          </draw:text-box>
        </draw:frame>
        <draw:frame draw:style-name="gr7" draw:text-style-name="P8" draw:layer="layout" svg:width="0.408cm" svg:height="0.276cm" svg:x="17.375cm" svg:y="21.619cm">
          <draw:text-box>
            <text:p text:style-name="P1"><text:span text:style-name="T13">120</text:span></text:p>
          </draw:text-box>
        </draw:frame>
        <draw:frame draw:style-name="gr1" draw:text-style-name="P2" draw:layer="layout" svg:width="16.245cm" svg:height="0.475cm" svg:x="2.2cm" svg:y="22.515cm">
          <draw:text-box>
            <text:p text:style-name="P1"><text:span text:style-name="T7">320. </text:span><text:span text:style-name="T4"><text:s/>Mr Blair gave an extended interview about Iraq and public services on </text:span><text:span text:style-name="T5">BBC TV’s </text:span></text:p>
          </draw:text-box>
        </draw:frame>
        <draw:frame draw:style-name="gr1" draw:text-style-name="P2" draw:layer="layout" svg:width="4.832cm" svg:height="0.475cm" svg:x="2.2cm" svg:y="23.079cm">
          <draw:text-box>
            <text:p text:style-name="P1"><text:span text:style-name="T5">Newsnight</text:span><text:span text:style-name="T4"> on 6 February.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7" draw:text-style-name="P8" draw:layer="layout" svg:width="0.408cm" svg:height="0.276cm" svg:x="7.016cm" svg:y="23.098cm">
          <draw:text-box>
            <text:p text:style-name="P1"><text:span text:style-name="T13">121</text:span></text:p>
          </draw:text-box>
        </draw:frame>
        <draw:frame draw:style-name="gr10" draw:text-style-name="P10" draw:layer="layout" svg:width="0.387cm" svg:height="0.23cm" svg:x="2.2cm" svg:y="25.95cm">
          <draw:text-box>
            <text:p text:style-name="P1"><text:span text:style-name="T14">119 </text:span></text:p>
          </draw:text-box>
        </draw:frame>
        <draw:frame draw:style-name="gr4" draw:text-style-name="P5" draw:layer="layout" svg:width="10.4cm" svg:height="0.395cm" svg:x="2.585cm" svg:y="25.934cm">
          <draw:text-box>
            <text:p text:style-name="P1"><text:span text:style-name="T11">House of Commons, </text:span><text:span text:style-name="T19">Official Report</text:span><text:span text:style-name="T11">, 5 February 2003, column 270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20 </text:span></text:p>
          </draw:text-box>
        </draw:frame>
        <draw:frame draw:style-name="gr4" draw:text-style-name="P5" draw:layer="layout" svg:width="10.4cm" svg:height="0.395cm" svg:x="2.6cm" svg:y="26.357cm">
          <draw:text-box>
            <text:p text:style-name="P1"><text:span text:style-name="T11">House of Commons, </text:span><text:span text:style-name="T19">Official Report</text:span><text:span text:style-name="T11">, 5 February 2003, column 270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21 </text:span></text:p>
          </draw:text-box>
        </draw:frame>
        <draw:frame draw:style-name="gr4" draw:text-style-name="P5" draw:layer="layout" svg:width="10.027cm" svg:height="0.395cm" svg:x="2.6cm" svg:y="26.781cm">
          <draw:text-box>
            <text:p text:style-name="P1"><text:span text:style-name="T19">BBC News</text:span><text:span text:style-name="T11">, 6 February 2003, </text:span><text:span text:style-name="T19">Transcript of Blair’s Iraq Interview.</text:span><text:span text:style-name="T11"> </text:span></text:p>
          </draw:text-box>
        </draw:frame>
      </draw:page>
      <draw:page draw:name="page61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1</text:span></text:p>
          </draw:text-box>
        </draw:frame>
        <draw:frame draw:style-name="gr1" draw:text-style-name="P2" draw:layer="layout" svg:width="14.988cm" svg:height="0.475cm" svg:x="2.2cm" svg:y="2.525cm">
          <draw:text-box>
            <text:p text:style-name="P1"><text:span text:style-name="T7">321. </text:span><text:span text:style-name="T4"><text:s/>During the interview Mr Jeremy Paxman challenged Mr Blair on a number </text:span></text:p>
          </draw:text-box>
        </draw:frame>
        <draw:frame draw:style-name="gr1" draw:text-style-name="P2" draw:layer="layout" svg:width="14.903cm" svg:height="0.475cm" svg:x="2.2cm" svg:y="3.09cm">
          <draw:text-box>
            <text:p text:style-name="P1"><text:span text:style-name="T4">of issues, including whether Mr Blair would “give an undertaking” that he would </text:span></text:p>
          </draw:text-box>
        </draw:frame>
        <draw:frame draw:style-name="gr1" draw:text-style-name="P2" draw:layer="layout" svg:width="12.965cm" svg:height="0.475cm" svg:x="2.2cm" svg:y="3.654cm">
          <draw:text-box>
            <text:p text:style-name="P1"><text:span text:style-name="T4">“</text:span><text:span text:style-name="T4">seek another UN resolution specifically authorising the use of force”.</text:span></text:p>
          </draw:text-box>
        </draw:frame>
        <draw:frame draw:style-name="gr1" draw:text-style-name="P2" draw:layer="layout" svg:width="15.339cm" svg:height="0.475cm" svg:x="2.2cm" svg:y="4.568cm">
          <draw:text-box>
            <text:p text:style-name="P1"><text:span text:style-name="T7">322. </text:span><text:span text:style-name="T4"><text:s/>Explaining his position on a second resolution, Mr Blair stated that “the only </text:span></text:p>
          </draw:text-box>
        </draw:frame>
        <draw:frame draw:style-name="gr1" draw:text-style-name="P2" draw:layer="layout" svg:width="16.529cm" svg:height="0.475cm" svg:x="2.2cm" svg:y="5.133cm">
          <draw:text-box>
            <text:p text:style-name="P1"><text:span text:style-name="T4">circumstances in which we would agree to use force” would be with a further resolution, </text:span></text:p>
          </draw:text-box>
        </draw:frame>
        <draw:frame draw:style-name="gr1" draw:text-style-name="P2" draw:layer="layout" svg:width="6.42cm" svg:height="0.475cm" svg:x="2.2cm" svg:y="5.697cm">
          <draw:text-box>
            <text:p text:style-name="P1"><text:span text:style-name="T4">“</text:span><text:span text:style-name="T4">except for one caveat”. That was:</text:span></text:p>
          </draw:text-box>
        </draw:frame>
        <draw:frame draw:style-name="gr1" draw:text-style-name="P2" draw:layer="layout" svg:width="15.763cm" svg:height="0.475cm" svg:x="2.95cm" svg:y="6.612cm">
          <draw:text-box>
            <text:p text:style-name="P1"><text:span text:style-name="T4">“</text:span><text:span text:style-name="T4">If the inspectors do report that they can’t do their work properly because Iraq is not </text:span></text:p>
          </draw:text-box>
        </draw:frame>
        <draw:frame draw:style-name="gr1" draw:text-style-name="P2" draw:layer="layout" svg:width="15.335cm" svg:height="0.475cm" svg:x="2.95cm" svg:y="7.176cm">
          <draw:text-box>
            <text:p text:style-name="P1"><text:span text:style-name="T4">co-operating, there’s no doubt that under the terms of the existing United Nations </text:span></text:p>
          </draw:text-box>
        </draw:frame>
        <draw:frame draw:style-name="gr1" draw:text-style-name="P2" draw:layer="layout" svg:width="15.877cm" svg:height="0.475cm" svg:x="2.95cm" svg:y="7.741cm">
          <draw:text-box>
            <text:p text:style-name="P1"><text:span text:style-name="T4">resolution that that’s a breach of the resolution. In those circumstances there should </text:span></text:p>
          </draw:text-box>
        </draw:frame>
        <draw:frame draw:style-name="gr1" draw:text-style-name="P2" draw:layer="layout" svg:width="4.257cm" svg:height="0.475cm" svg:x="2.95cm" svg:y="8.305cm">
          <draw:text-box>
            <text:p text:style-name="P1"><text:span text:style-name="T4">be a further resolution.</text:span></text:p>
          </draw:text-box>
        </draw:frame>
        <draw:frame draw:style-name="gr1" draw:text-style-name="P2" draw:layer="layout" svg:width="15.551cm" svg:height="0.475cm" svg:x="2.95cm" svg:y="9.22cm">
          <draw:text-box>
            <text:p text:style-name="P1"><text:span text:style-name="T4">“… </text:span><text:span text:style-name="T4">If a country unreasonably in those circumstances put down a veto then I would </text:span></text:p>
          </draw:text-box>
        </draw:frame>
        <draw:frame draw:style-name="gr1" draw:text-style-name="P2" draw:layer="layout" svg:width="5.912cm" svg:height="0.475cm" svg:x="2.95cm" svg:y="9.784cm">
          <draw:text-box>
            <text:p text:style-name="P1"><text:span text:style-name="T4">consider action outside of that.”</text:span></text:p>
          </draw:text-box>
        </draw:frame>
        <draw:frame draw:style-name="gr1" draw:text-style-name="P2" draw:layer="layout" svg:width="16.067cm" svg:height="0.475cm" svg:x="2.2cm" svg:y="10.698cm">
          <draw:text-box>
            <text:p text:style-name="P1"><text:span text:style-name="T7">323. </text:span><text:span text:style-name="T4"><text:s/>Pressed whether he considered he was “absolutely free to defy the express will </text:span></text:p>
          </draw:text-box>
        </draw:frame>
        <draw:frame draw:style-name="gr1" draw:text-style-name="P2" draw:layer="layout" svg:width="16.22cm" svg:height="0.475cm" svg:x="2.2cm" svg:y="11.263cm">
          <draw:text-box>
            <text:p text:style-name="P1"><text:span text:style-name="T4">of the Security Council”, Mr Blair responded that he could not “just do it with America”, </text:span></text:p>
          </draw:text-box>
        </draw:frame>
        <draw:frame draw:style-name="gr1" draw:text-style-name="P2" draw:layer="layout" svg:width="11.953cm" svg:height="0.475cm" svg:x="2.2cm" svg:y="11.827cm">
          <draw:text-box>
            <text:p text:style-name="P1"><text:span text:style-name="T4">there would have to be “a majority in the Security Council”, and:</text:span></text:p>
          </draw:text-box>
        </draw:frame>
        <draw:frame draw:style-name="gr1" draw:text-style-name="P2" draw:layer="layout" svg:width="15.454cm" svg:height="0.475cm" svg:x="2.95cm" svg:y="12.742cm">
          <draw:text-box>
            <text:p text:style-name="P1"><text:span text:style-name="T4">“… </text:span><text:span text:style-name="T4">the issue of a veto doesn’t even arise unless you get a majority in the Security </text:span></text:p>
          </draw:text-box>
        </draw:frame>
        <draw:frame draw:style-name="gr1" draw:text-style-name="P2" draw:layer="layout" svg:width="15.318cm" svg:height="0.475cm" svg:x="2.95cm" svg:y="13.306cm">
          <draw:text-box>
            <text:p text:style-name="P1"><text:span text:style-name="T4">Council. Secondly, the choice … is … If the will of the UN is the thing that is most </text:span></text:p>
          </draw:text-box>
        </draw:frame>
        <draw:frame draw:style-name="gr1" draw:text-style-name="P2" draw:layer="layout" svg:width="15.606cm" svg:height="0.475cm" svg:x="2.95cm" svg:y="13.871cm">
          <draw:text-box>
            <text:p text:style-name="P1"><text:span text:style-name="T4">important and I agree that it is, if there is a breach of resolution 1441 … and we do </text:span></text:p>
          </draw:text-box>
        </draw:frame>
        <draw:frame draw:style-name="gr1" draw:text-style-name="P2" draw:layer="layout" svg:width="9.032cm" svg:height="0.475cm" svg:x="2.95cm" svg:y="14.435cm">
          <draw:text-box>
            <text:p text:style-name="P1"><text:span text:style-name="T4">nothing then we have flouted the will of the UN.”</text:span></text:p>
          </draw:text-box>
        </draw:frame>
        <draw:frame draw:style-name="gr1" draw:text-style-name="P2" draw:layer="layout" svg:width="16.012cm" svg:height="0.475cm" svg:x="2.2cm" svg:y="15.35cm">
          <draw:text-box>
            <text:p text:style-name="P1"><text:span text:style-name="T7">324. </text:span><text:span text:style-name="T4"><text:s/>Asked if he was saying that there was already an authorisation for war, Mr Blair </text:span></text:p>
          </draw:text-box>
        </draw:frame>
        <draw:frame draw:style-name="gr1" draw:text-style-name="P2" draw:layer="layout" svg:width="2.131cm" svg:height="0.475cm" svg:x="2.2cm" svg:y="15.914cm">
          <draw:text-box>
            <text:p text:style-name="P1"><text:span text:style-name="T4">responded:</text:span></text:p>
          </draw:text-box>
        </draw:frame>
        <draw:frame draw:style-name="gr1" draw:text-style-name="P2" draw:layer="layout" svg:width="15.335cm" svg:height="0.475cm" svg:x="2.95cm" svg:y="16.828cm">
          <draw:text-box>
            <text:p text:style-name="P1"><text:span text:style-name="T4">“</text:span><text:span text:style-name="T4">No, what I am saying is … In the resolution [1441] … we said that Iraq … had … </text:span></text:p>
          </draw:text-box>
        </draw:frame>
        <draw:frame draw:style-name="gr1" draw:text-style-name="P2" draw:layer="layout" svg:width="5.378cm" svg:height="0.475cm" svg:x="2.95cm" svg:y="17.393cm">
          <draw:text-box>
            <text:p text:style-name="P1"><text:span text:style-name="T4">a final opportunity to comply.</text:span></text:p>
          </draw:text-box>
        </draw:frame>
        <draw:frame draw:style-name="gr1" draw:text-style-name="P2" draw:layer="layout" svg:width="15.234cm" svg:height="0.475cm" svg:x="2.95cm" svg:y="18.307cm">
          <draw:text-box>
            <text:p text:style-name="P1"><text:span text:style-name="T4">“</text:span><text:span text:style-name="T4">The duty of compliance was defined as full co-operation with the UN inspectors. </text:span></text:p>
          </draw:text-box>
        </draw:frame>
        <draw:frame draw:style-name="gr1" draw:text-style-name="P2" draw:layer="layout" svg:width="15.661cm" svg:height="0.475cm" svg:x="2.95cm" svg:y="18.872cm">
          <draw:text-box>
            <text:p text:style-name="P1"><text:span text:style-name="T4">The resolution … say[s] ‘any failure to co-operate fully is a breach of this resolution </text:span></text:p>
          </draw:text-box>
        </draw:frame>
        <draw:frame draw:style-name="gr1" draw:text-style-name="P2" draw:layer="layout" svg:width="15.111cm" svg:height="0.475cm" svg:x="2.95cm" svg:y="19.436cm">
          <draw:text-box>
            <text:p text:style-name="P1"><text:span text:style-name="T4">and serious consequences i.e. action, would follow’ … [W]e then also put in that </text:span></text:p>
          </draw:text-box>
        </draw:frame>
        <draw:frame draw:style-name="gr1" draw:text-style-name="P2" draw:layer="layout" svg:width="15.945cm" svg:height="0.475cm" svg:x="2.95cm" svg:y="20.001cm">
          <draw:text-box>
            <text:p text:style-name="P1"><text:span text:style-name="T4">resolution that there will be a further discussion in the Security Council. But the clear </text:span></text:p>
          </draw:text-box>
        </draw:frame>
        <draw:frame draw:style-name="gr1" draw:text-style-name="P2" draw:layer="layout" svg:width="15.576cm" svg:height="0.475cm" svg:x="2.95cm" svg:y="20.565cm">
          <draw:text-box>
            <text:p text:style-name="P1"><text:span text:style-name="T4">understanding was that if the inspectors say that Iraq is not complying and there is </text:span></text:p>
          </draw:text-box>
        </draw:frame>
        <draw:frame draw:style-name="gr1" draw:text-style-name="P2" draw:layer="layout" svg:width="6.128cm" svg:height="0.475cm" svg:x="2.95cm" svg:y="21.13cm">
          <draw:text-box>
            <text:p text:style-name="P1"><text:span text:style-name="T4">a breach … then we have to act.</text:span></text:p>
          </draw:text-box>
        </draw:frame>
        <draw:frame draw:style-name="gr1" draw:text-style-name="P2" draw:layer="layout" svg:width="16.009cm" svg:height="0.475cm" svg:x="2.95cm" svg:y="22.044cm">
          <draw:text-box>
            <text:p text:style-name="P1"><text:span text:style-name="T4">“… </text:span><text:span text:style-name="T4">[I]f someone … says … I accept there’s a breach … but I’m issuing a veto, I think </text:span></text:p>
          </draw:text-box>
        </draw:frame>
        <draw:frame draw:style-name="gr1" draw:text-style-name="P2" draw:layer="layout" svg:width="15.644cm" svg:height="0.475cm" svg:x="2.95cm" svg:y="22.608cm">
          <draw:text-box>
            <text:p text:style-name="P1"><text:span text:style-name="T4">that would be unreasonable … I don’t think that’s what will happen. I think that … if </text:span></text:p>
          </draw:text-box>
        </draw:frame>
        <draw:frame draw:style-name="gr1" draw:text-style-name="P2" draw:layer="layout" svg:width="15.788cm" svg:height="0.475cm" svg:x="2.95cm" svg:y="23.173cm">
          <draw:text-box>
            <text:p text:style-name="P1"><text:span text:style-name="T4">the inspectors do end up in a situation where they’re saying there is not compliance </text:span></text:p>
          </draw:text-box>
        </draw:frame>
        <draw:frame draw:style-name="gr1" draw:text-style-name="P2" draw:layer="layout" svg:width="9.616cm" svg:height="0.475cm" svg:x="2.95cm" svg:y="23.737cm">
          <draw:text-box>
            <text:p text:style-name="P1"><text:span text:style-name="T4">by Iraq, then I think a second resolution will issue.” </text:span></text:p>
          </draw:text-box>
        </draw:frame>
        <draw:frame draw:style-name="gr1" draw:text-style-name="P2" draw:layer="layout" svg:width="16.088cm" svg:height="0.475cm" svg:x="2.2cm" svg:y="24.652cm">
          <draw:text-box>
            <text:p text:style-name="P1"><text:span text:style-name="T7">325. </text:span><text:span text:style-name="T4"><text:s/>Asked whether he agreed it was “important to get France, Russia and Germany </text:span></text:p>
          </draw:text-box>
        </draw:frame>
        <draw:frame draw:style-name="gr1" draw:text-style-name="P2" draw:layer="layout" svg:width="12.334cm" svg:height="0.475cm" svg:x="2.2cm" svg:y="25.216cm">
          <draw:text-box>
            <text:p text:style-name="P1"><text:span text:style-name="T4">on board”, Mr Blair replied, “Yes … That’s what I am trying to get.”</text:span></text:p>
          </draw:text-box>
        </draw:frame>
      </draw:page>
      <draw:page draw:name="page6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2</text:span></text:p>
          </draw:text-box>
        </draw:frame>
        <draw:frame draw:style-name="gr1" draw:text-style-name="P2" draw:layer="layout" svg:width="15.839cm" svg:height="0.475cm" svg:x="2.2cm" svg:y="2.525cm">
          <draw:text-box>
            <text:p text:style-name="P1"><text:span text:style-name="T7">326. </text:span><text:span text:style-name="T4"><text:s/>Asked if he would “give an undertaking that he wouldn’t go to war without their </text:span></text:p>
          </draw:text-box>
        </draw:frame>
        <draw:frame draw:style-name="gr1" draw:text-style-name="P2" draw:layer="layout" svg:width="5.378cm" svg:height="0.475cm" svg:x="2.2cm" svg:y="3.09cm">
          <draw:text-box>
            <text:p text:style-name="P1"><text:span text:style-name="T4">agreement”, Mr Blair replied:</text:span></text:p>
          </draw:text-box>
        </draw:frame>
        <draw:frame draw:style-name="gr1" draw:text-style-name="P2" draw:layer="layout" svg:width="15.822cm" svg:height="0.475cm" svg:x="2.95cm" svg:y="4.004cm">
          <draw:text-box>
            <text:p text:style-name="P1"><text:span text:style-name="T4">“… </text:span><text:span text:style-name="T4">supposing in circumstances where there plainly was [a] breach … and everyone </text:span></text:p>
          </draw:text-box>
        </draw:frame>
        <draw:frame draw:style-name="gr1" draw:text-style-name="P2" draw:layer="layout" svg:width="15.179cm" svg:height="0.475cm" svg:x="2.95cm" svg:y="4.568cm">
          <draw:text-box>
            <text:p text:style-name="P1"><text:span text:style-name="T4">else wished to take action, one of them put down a veto. In those circumstances </text:span></text:p>
          </draw:text-box>
        </draw:frame>
        <draw:frame draw:style-name="gr1" draw:text-style-name="P2" draw:layer="layout" svg:width="4.849cm" svg:height="0.475cm" svg:x="2.95cm" svg:y="5.133cm">
          <draw:text-box>
            <text:p text:style-name="P1"><text:span text:style-name="T4">it would be unreasonable.</text:span></text:p>
          </draw:text-box>
        </draw:frame>
        <draw:frame draw:style-name="gr1" draw:text-style-name="P2" draw:layer="layout" svg:width="15.462cm" svg:height="0.475cm" svg:x="2.95cm" svg:y="6.047cm">
          <draw:text-box>
            <text:p text:style-name="P1"><text:span text:style-name="T4">“</text:span><text:span text:style-name="T4">Then I think it [not to act] would be wrong because otherwise you couldn’t uphold </text:span></text:p>
          </draw:text-box>
        </draw:frame>
        <draw:frame draw:style-name="gr1" draw:text-style-name="P2" draw:layer="layout" svg:width="15.89cm" svg:height="0.475cm" svg:x="2.95cm" svg:y="6.612cm">
          <draw:text-box>
            <text:p text:style-name="P1"><text:span text:style-name="T4">the UN. Because you would have passed your resolution and then you’d have failed </text:span></text:p>
          </draw:text-box>
        </draw:frame>
        <draw:frame draw:style-name="gr1" draw:text-style-name="P2" draw:layer="layout" svg:width="2.343cm" svg:height="0.475cm" svg:x="2.95cm" svg:y="7.176cm">
          <draw:text-box>
            <text:p text:style-name="P1"><text:span text:style-name="T4">to act on it.” </text:span></text:p>
          </draw:text-box>
        </draw:frame>
        <draw:frame draw:style-name="gr1" draw:text-style-name="P2" draw:layer="layout" svg:width="15.398cm" svg:height="0.475cm" svg:x="2.2cm" svg:y="8.091cm">
          <draw:text-box>
            <text:p text:style-name="P1"><text:span text:style-name="T7">327. </text:span><text:span text:style-name="T4"><text:s/>Asked whether it was for the UK to judge what was “unreasonable”, Mr Blair </text:span></text:p>
          </draw:text-box>
        </draw:frame>
        <draw:frame draw:style-name="gr1" draw:text-style-name="P2" draw:layer="layout" svg:width="15.221cm" svg:height="0.475cm" svg:x="2.2cm" svg:y="8.655cm">
          <draw:text-box>
            <text:p text:style-name="P1"><text:span text:style-name="T4">envisaged that would be in circumstances where the inspectors, not the UK, had </text:span></text:p>
          </draw:text-box>
        </draw:frame>
        <draw:frame draw:style-name="gr1" draw:text-style-name="P2" draw:layer="layout" svg:width="10.361cm" svg:height="0.475cm" svg:x="2.2cm" svg:y="9.22cm">
          <draw:text-box>
            <text:p text:style-name="P1"><text:span text:style-name="T4">reported to the Council that they could not do their job. </text:span></text:p>
          </draw:text-box>
        </draw:frame>
        <draw:frame draw:style-name="gr1" draw:text-style-name="P2" draw:layer="layout" svg:width="15.576cm" svg:height="0.475cm" svg:x="2.2cm" svg:y="10.134cm">
          <draw:text-box>
            <text:p text:style-name="P1"><text:span text:style-name="T7">328. </text:span><text:span text:style-name="T4"><text:s/>Asked if the US and UK went ahead without a UN resolution would any other </text:span></text:p>
          </draw:text-box>
        </draw:frame>
        <draw:frame draw:style-name="gr1" draw:text-style-name="P2" draw:layer="layout" svg:width="15.805cm" svg:height="0.475cm" svg:x="2.2cm" svg:y="10.698cm">
          <draw:text-box>
            <text:p text:style-name="P1"><text:span text:style-name="T4">country listen to the UN in the future, Mr Blair replied that there was “only one set of </text:span></text:p>
          </draw:text-box>
        </draw:frame>
        <draw:frame draw:style-name="gr1" draw:text-style-name="P2" draw:layer="layout" svg:width="16.576cm" svg:height="0.475cm" svg:x="2.2cm" svg:y="11.263cm">
          <draw:text-box>
            <text:p text:style-name="P1"><text:span text:style-name="T4">circumstances” in which that would happen. Resolution 1441 “effectively” said that if the </text:span></text:p>
          </draw:text-box>
        </draw:frame>
        <draw:frame draw:style-name="gr1" draw:text-style-name="P2" draw:layer="layout" svg:width="16.686cm" svg:height="0.475cm" svg:x="2.2cm" svg:y="11.827cm">
          <draw:text-box>
            <text:p text:style-name="P1"><text:span text:style-name="T4">inspectors said they could not do their job, a second resolution would issue: “If someone </text:span></text:p>
          </draw:text-box>
        </draw:frame>
        <draw:frame draw:style-name="gr1" draw:text-style-name="P2" draw:layer="layout" svg:width="7.647cm" svg:height="0.475cm" svg:x="2.2cm" svg:y="12.392cm">
          <draw:text-box>
            <text:p text:style-name="P1"><text:span text:style-name="T4">then … vetoes wrongly, what do we do?”</text:span></text:p>
          </draw:text-box>
        </draw:frame>
        <draw:frame draw:style-name="gr1" draw:text-style-name="P2" draw:layer="layout" svg:width="16.584cm" svg:height="0.475cm" svg:x="2.2cm" svg:y="13.306cm">
          <draw:text-box>
            <text:p text:style-name="P1"><text:span text:style-name="T7">329. </text:span><text:span text:style-name="T12"><text:s/>In his evidence to the Inquiry Mr Blair explained the position he had adopted </text:span></text:p>
          </draw:text-box>
        </draw:frame>
        <draw:frame draw:style-name="gr1" draw:text-style-name="P2" draw:layer="layout" svg:width="16.152cm" svg:height="0.475cm" svg:x="2.2cm" svg:y="13.871cm">
          <draw:text-box>
            <text:p text:style-name="P1"><text:span text:style-name="T12">in his meeting with President Bush and subsequent public statements. He drew </text:span></text:p>
          </draw:text-box>
        </draw:frame>
        <draw:frame draw:style-name="gr1" draw:text-style-name="P2" draw:layer="layout" svg:width="16.296cm" svg:height="0.475cm" svg:x="2.2cm" svg:y="14.435cm">
          <draw:text-box>
            <text:p text:style-name="P1"><text:span text:style-name="T12">the Inquiry’s attention to the political implications of acknowledging publicly the </text:span></text:p>
          </draw:text-box>
        </draw:frame>
        <draw:frame draw:style-name="gr1" draw:text-style-name="P2" draw:layer="layout" svg:width="16.292cm" svg:height="0.475cm" svg:x="2.2cm" svg:y="15cm">
          <draw:text-box>
            <text:p text:style-name="P1"><text:span text:style-name="T12">legal advice he had been given while there was still an unresolved debate within </text:span></text:p>
          </draw:text-box>
        </draw:frame>
        <draw:frame draw:style-name="gr1" draw:text-style-name="P2" draw:layer="layout" svg:width="4.1cm" svg:height="0.475cm" svg:x="2.2cm" svg:y="15.564cm">
          <draw:text-box>
            <text:p text:style-name="P1"><text:span text:style-name="T12">the UK Government.</text:span></text:p>
          </draw:text-box>
        </draw:frame>
        <draw:frame draw:style-name="gr1" draw:text-style-name="P2" draw:layer="layout" svg:width="16.287cm" svg:height="0.475cm" svg:x="2.2cm" svg:y="16.478cm">
          <draw:text-box>
            <text:p text:style-name="P1"><text:span text:style-name="T7">330. </text:span><text:span text:style-name="T12"><text:s/>Mr Blair also emphasised that he had specifically said that action would be </text:span></text:p>
          </draw:text-box>
        </draw:frame>
        <draw:frame draw:style-name="gr1" draw:text-style-name="P2" draw:layer="layout" svg:width="16.652cm" svg:height="0.475cm" svg:x="2.2cm" svg:y="17.043cm">
          <draw:text-box>
            <text:p text:style-name="P1"><text:span text:style-name="T12">taken only in circumstances where the inspectors had reported that they could no </text:span></text:p>
          </draw:text-box>
        </draw:frame>
        <draw:frame draw:style-name="gr1" draw:text-style-name="P2" draw:layer="layout" svg:width="3.961cm" svg:height="0.475cm" svg:x="2.2cm" svg:y="17.607cm">
          <draw:text-box>
            <text:p text:style-name="P1"><text:span text:style-name="T12">longer do their job.</text:span><text:span text:style-name="T4"> </text:span></text:p>
          </draw:text-box>
        </draw:frame>
        <draw:frame draw:style-name="gr1" draw:text-style-name="P2" draw:layer="layout" svg:width="16.427cm" svg:height="0.475cm" svg:x="2.2cm" svg:y="18.522cm">
          <draw:text-box>
            <text:p text:style-name="P1"><text:span text:style-name="T7">331. </text:span><text:span text:style-name="T4"><text:s/>Mr Blair told the Inquiry that the main objective of the meeting on 31 January was </text:span></text:p>
          </draw:text-box>
        </draw:frame>
        <draw:frame draw:style-name="gr1" draw:text-style-name="P2" draw:layer="layout" svg:width="14.349cm" svg:height="0.475cm" svg:x="2.2cm" svg:y="19.086cm">
          <draw:text-box>
            <text:p text:style-name="P1"><text:span text:style-name="T4">to convince President Bush that it was necessary to get a second resolution.</text:span></text:p>
          </draw:text-box>
        </draw:frame>
        <draw:frame draw:style-name="gr7" draw:text-style-name="P8" draw:layer="layout" svg:width="0.408cm" svg:height="0.276cm" svg:x="16.484cm" svg:y="19.105cm">
          <draw:text-box>
            <text:p text:style-name="P1"><text:span text:style-name="T13">122</text:span></text:p>
          </draw:text-box>
        </draw:frame>
        <draw:frame draw:style-name="gr1" draw:text-style-name="P2" draw:layer="layout" svg:width="1.09cm" svg:height="0.475cm" svg:x="16.896cm" svg:y="19.086cm">
          <draw:text-box>
            <text:p text:style-name="P1"><text:span text:style-name="T4"><text:s/></text:span><text:span text:style-name="T4">That </text:span></text:p>
          </draw:text-box>
        </draw:frame>
        <draw:frame draw:style-name="gr1" draw:text-style-name="P2" draw:layer="layout" svg:width="16.758cm" svg:height="0.475cm" svg:x="2.2cm" svg:y="19.651cm">
          <draw:text-box>
            <text:p text:style-name="P1"><text:span text:style-name="T4">“</text:span><text:span text:style-name="T4">was obviously going to make life a lot easier politically in every respect”. Mr Blair added: </text:span></text:p>
          </draw:text-box>
        </draw:frame>
        <draw:frame draw:style-name="gr1" draw:text-style-name="P2" draw:layer="layout" svg:width="16.106cm" svg:height="0.475cm" svg:x="2.2cm" svg:y="20.215cm">
          <draw:text-box>
            <text:p text:style-name="P1"><text:span text:style-name="T4">“</text:span><text:span text:style-name="T4">we took the view that that was not necessary, but, obviously, politically, it would have </text:span></text:p>
          </draw:text-box>
        </draw:frame>
        <draw:frame draw:style-name="gr1" draw:text-style-name="P2" draw:layer="layout" svg:width="3.215cm" svg:height="0.475cm" svg:x="2.2cm" svg:y="20.78cm">
          <draw:text-box>
            <text:p text:style-name="P1"><text:span text:style-name="T4">been far easier”. </text:span></text:p>
          </draw:text-box>
        </draw:frame>
        <draw:frame draw:style-name="gr1" draw:text-style-name="P2" draw:layer="layout" svg:width="16.588cm" svg:height="0.475cm" svg:x="2.2cm" svg:y="21.694cm">
          <draw:text-box>
            <text:p text:style-name="P1"><text:span text:style-name="T7">332. </text:span><text:span text:style-name="T4"><text:s/>Asked why he had not told President Bush that he had been advised that a further </text:span></text:p>
          </draw:text-box>
        </draw:frame>
        <draw:frame draw:style-name="gr1" draw:text-style-name="P2" draw:layer="layout" svg:width="16.449cm" svg:height="0.475cm" svg:x="2.2cm" svg:y="22.258cm">
          <draw:text-box>
            <text:p text:style-name="P1"><text:span text:style-name="T4">determination of the Security Council would be necessary to authorise the use of force, </text:span></text:p>
          </draw:text-box>
        </draw:frame>
        <draw:frame draw:style-name="gr1" draw:text-style-name="P2" draw:layer="layout" svg:width="7.36cm" svg:height="0.475cm" svg:x="2.2cm" svg:y="22.823cm">
          <draw:text-box>
            <text:p text:style-name="P1"><text:span text:style-name="T4">Mr Blair wrote in his witness statement:</text:span></text:p>
          </draw:text-box>
        </draw:frame>
        <draw:frame draw:style-name="gr1" draw:text-style-name="P2" draw:layer="layout" svg:width="14.645cm" svg:height="0.475cm" svg:x="2.95cm" svg:y="23.737cm">
          <draw:text-box>
            <text:p text:style-name="P1"><text:span text:style-name="T4">“</text:span><text:span text:style-name="T4">In speaking to President Bush on 31 January 2003 I was not going to go into </text:span></text:p>
          </draw:text-box>
        </draw:frame>
        <draw:frame draw:style-name="gr1" draw:text-style-name="P2" draw:layer="layout" svg:width="15.39cm" svg:height="0.475cm" svg:x="2.95cm" svg:y="24.302cm">
          <draw:text-box>
            <text:p text:style-name="P1"><text:span text:style-name="T4">this continuing legal debate, internal to the UK Government. I repeated my strong </text:span></text:p>
          </draw:text-box>
        </draw:frame>
        <draw:frame draw:style-name="gr1" draw:text-style-name="P2" draw:layer="layout" svg:width="14.781cm" svg:height="0.475cm" svg:x="2.95cm" svg:y="24.866cm">
          <draw:text-box>
            <text:p text:style-name="P1"><text:span text:style-name="T4">commitment, given publicly and privately to do what it took to disarm Saddam.”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7" draw:text-style-name="P8" draw:layer="layout" svg:width="0.408cm" svg:height="0.276cm" svg:x="17.679cm" svg:y="24.885cm">
          <draw:text-box>
            <text:p text:style-name="P1"><text:span text:style-name="T13">123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22 </text:span></text:p>
          </draw:text-box>
        </draw:frame>
        <draw:frame draw:style-name="gr4" draw:text-style-name="P5" draw:layer="layout" svg:width="7.275cm" svg:height="0.395cm" svg:x="2.6cm" svg:y="26.357cm">
          <draw:text-box>
            <text:p text:style-name="P1"><text:span text:style-name="T11">Public hearing, 29 January 2010, pages 95-96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23 </text:span></text:p>
          </draw:text-box>
        </draw:frame>
        <draw:frame draw:style-name="gr4" draw:text-style-name="P5" draw:layer="layout" svg:width="6.039cm" svg:height="0.395cm" svg:x="2.6cm" svg:y="26.781cm">
          <draw:text-box>
            <text:p text:style-name="P1"><text:span text:style-name="T11">Statement, 14 January 2011, page 10. </text:span></text:p>
          </draw:text-box>
        </draw:frame>
      </draw:page>
      <draw:page draw:name="page63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3</text:span></text:p>
          </draw:text-box>
        </draw:frame>
        <draw:frame draw:style-name="gr1" draw:text-style-name="P2" draw:layer="layout" svg:width="15.936cm" svg:height="0.475cm" svg:x="2.2cm" svg:y="2.525cm">
          <draw:text-box>
            <text:p text:style-name="P1"><text:span text:style-name="T7">333. </text:span><text:span text:style-name="T4"><text:s/>Mr Blair subsequently told the Inquiry that, in the context of trying to sustain an </text:span></text:p>
          </draw:text-box>
        </draw:frame>
        <draw:frame draw:style-name="gr1" draw:text-style-name="P2" draw:layer="layout" svg:width="4.231cm" svg:height="0.475cm" svg:x="2.2cm" svg:y="3.09cm">
          <draw:text-box>
            <text:p text:style-name="P1"><text:span text:style-name="T4">international coalition: </text:span></text:p>
          </draw:text-box>
        </draw:frame>
        <draw:frame draw:style-name="gr1" draw:text-style-name="P2" draw:layer="layout" svg:width="15.141cm" svg:height="0.475cm" svg:x="2.95cm" svg:y="4.004cm">
          <draw:text-box>
            <text:p text:style-name="P1"><text:span text:style-name="T4">“</text:span><text:span text:style-name="T4">My desire was to keep the maximum pressure on Saddam because I hoped we </text:span></text:p>
          </draw:text-box>
        </draw:frame>
        <draw:frame draw:style-name="gr1" draw:text-style-name="P2" draw:layer="layout" svg:width="15.86cm" svg:height="0.475cm" svg:x="2.95cm" svg:y="4.568cm">
          <draw:text-box>
            <text:p text:style-name="P1"><text:span text:style-name="T4">could get a second resolution with an ultimatum because that meant we could avoid </text:span></text:p>
          </draw:text-box>
        </draw:frame>
        <draw:frame draw:style-name="gr1" draw:text-style-name="P2" draw:layer="layout" svg:width="14.7cm" svg:height="0.475cm" svg:x="2.95cm" svg:y="5.133cm">
          <draw:text-box>
            <text:p text:style-name="P1"><text:span text:style-name="T4">the conflict altogether, or then have a clear consensus for removing Saddam. <text:s/></text:span></text:p>
          </draw:text-box>
        </draw:frame>
        <draw:frame draw:style-name="gr1" draw:text-style-name="P2" draw:layer="layout" svg:width="15.5cm" svg:height="0.475cm" svg:x="2.95cm" svg:y="5.697cm">
          <draw:text-box>
            <text:p text:style-name="P1"><text:span text:style-name="T4">So I was having to carry on whilst this internal legal debate was continuing and try </text:span></text:p>
          </draw:text-box>
        </draw:frame>
        <draw:frame draw:style-name="gr1" draw:text-style-name="P2" draw:layer="layout" svg:width="5.789cm" svg:height="0.475cm" svg:x="2.95cm" svg:y="6.262cm">
          <draw:text-box>
            <text:p text:style-name="P1"><text:span text:style-name="T4">to hope we could overcome it.”</text:span></text:p>
          </draw:text-box>
        </draw:frame>
        <draw:frame draw:style-name="gr7" draw:text-style-name="P8" draw:layer="layout" svg:width="0.408cm" svg:height="0.276cm" svg:x="8.715cm" svg:y="6.281cm">
          <draw:text-box>
            <text:p text:style-name="P1"><text:span text:style-name="T13">124</text:span></text:p>
          </draw:text-box>
        </draw:frame>
        <draw:frame draw:style-name="gr1" draw:text-style-name="P2" draw:layer="layout" svg:width="0.422cm" svg:height="0.475cm" svg:x="9.127cm" svg:y="6.2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67cm" svg:height="0.475cm" svg:x="2.2cm" svg:y="7.176cm">
          <draw:text-box>
            <text:p text:style-name="P1"><text:span text:style-name="T7">334. </text:span><text:span text:style-name="T4"><text:s/>Asked if he had felt constrained in making a commitment to President Bush by the </text:span></text:p>
          </draw:text-box>
        </draw:frame>
        <draw:frame draw:style-name="gr1" draw:text-style-name="P2" draw:layer="layout" svg:width="14.048cm" svg:height="0.475cm" svg:x="2.2cm" svg:y="7.741cm">
          <draw:text-box>
            <text:p text:style-name="P1"><text:span text:style-name="T4">advice Lord Goldsmith was continuing to give him, Mr Blair told the Inquiry:</text:span></text:p>
          </draw:text-box>
        </draw:frame>
        <draw:frame draw:style-name="gr1" draw:text-style-name="P2" draw:layer="layout" svg:width="15.7cm" svg:height="0.475cm" svg:x="2.95cm" svg:y="8.655cm">
          <draw:text-box>
            <text:p text:style-name="P1"><text:span text:style-name="T4">“</text:span><text:span text:style-name="T4">No. I was going to take the view, and I did right throughout that period, there might </text:span></text:p>
          </draw:text-box>
        </draw:frame>
        <draw:frame draw:style-name="gr1" draw:text-style-name="P2" draw:layer="layout" svg:width="15.352cm" svg:height="0.475cm" svg:x="2.95cm" svg:y="9.22cm">
          <draw:text-box>
            <text:p text:style-name="P1"><text:span text:style-name="T4">come a point at which I had to say to the President of the United States, to all the </text:span></text:p>
          </draw:text-box>
        </draw:frame>
        <draw:frame draw:style-name="gr1" draw:text-style-name="P2" draw:layer="layout" svg:width="15.306cm" svg:height="0.475cm" svg:x="2.95cm" svg:y="9.784cm">
          <draw:text-box>
            <text:p text:style-name="P1"><text:span text:style-name="T4">other allies, ‘I can’t be with you.’ I might have said that on legal grounds if Peter’s </text:span></text:p>
          </draw:text-box>
        </draw:frame>
        <draw:frame draw:style-name="gr1" draw:text-style-name="P2" draw:layer="layout" svg:width="14.946cm" svg:height="0.475cm" svg:x="2.95cm" svg:y="10.348cm">
          <draw:text-box>
            <text:p text:style-name="P1"><text:span text:style-name="T4">advice had not, having seen what the Americans told him about the negotiating </text:span></text:p>
          </draw:text-box>
        </draw:frame>
        <draw:frame draw:style-name="gr1" draw:text-style-name="P2" draw:layer="layout" svg:width="15.615cm" svg:height="0.475cm" svg:x="2.95cm" svg:y="10.913cm">
          <draw:text-box>
            <text:p text:style-name="P1"><text:span text:style-name="T4">process, come down on the other side. I might have had to do that politically. I was </text:span></text:p>
          </draw:text-box>
        </draw:frame>
        <draw:frame draw:style-name="gr1" draw:text-style-name="P2" draw:layer="layout" svg:width="15.674cm" svg:height="0.475cm" svg:x="2.95cm" svg:y="11.477cm">
          <draw:text-box>
            <text:p text:style-name="P1"><text:span text:style-name="T4">in a very, very difficult situation politically. It was by no means certain that we would </text:span></text:p>
          </draw:text-box>
        </draw:frame>
        <draw:frame draw:style-name="gr1" draw:text-style-name="P2" draw:layer="layout" svg:width="8.676cm" svg:height="0.475cm" svg:x="2.95cm" svg:y="12.042cm">
          <draw:text-box>
            <text:p text:style-name="P1"><text:span text:style-name="T4">get this thing through the House of Commons.</text:span></text:p>
          </draw:text-box>
        </draw:frame>
        <draw:frame draw:style-name="gr1" draw:text-style-name="P2" draw:layer="layout" svg:width="15.31cm" svg:height="0.475cm" svg:x="2.95cm" svg:y="12.956cm">
          <draw:text-box>
            <text:p text:style-name="P1"><text:span text:style-name="T4">“… </text:span><text:span text:style-name="T4">I was going to continue giving absolute and firm commitment until the point at </text:span></text:p>
          </draw:text-box>
        </draw:frame>
        <draw:frame draw:style-name="gr1" draw:text-style-name="P2" draw:layer="layout" svg:width="5.687cm" svg:height="0.475cm" svg:x="2.95cm" svg:y="13.521cm">
          <draw:text-box>
            <text:p text:style-name="P1"><text:span text:style-name="T4">which definitively I couldn’t …”</text:span></text:p>
          </draw:text-box>
        </draw:frame>
        <draw:frame draw:style-name="gr7" draw:text-style-name="P8" draw:layer="layout" svg:width="0.408cm" svg:height="0.276cm" svg:x="8.62cm" svg:y="13.539cm">
          <draw:text-box>
            <text:p text:style-name="P1"><text:span text:style-name="T13">125</text:span></text:p>
          </draw:text-box>
        </draw:frame>
        <draw:frame draw:style-name="gr1" draw:text-style-name="P2" draw:layer="layout" svg:width="8.943cm" svg:height="0.475cm" svg:x="2.2cm" svg:y="14.435cm">
          <draw:text-box>
            <text:p text:style-name="P1"><text:span text:style-name="T7">335. </text:span><text:span text:style-name="T4"><text:s/>Mr Blair added he had taken that position:</text:span></text:p>
          </draw:text-box>
        </draw:frame>
        <draw:frame draw:style-name="gr1" draw:text-style-name="P2" draw:layer="layout" svg:width="15.594cm" svg:height="0.475cm" svg:x="2.95cm" svg:y="15.35cm">
          <draw:text-box>
            <text:p text:style-name="P1"><text:span text:style-name="T4">“… </text:span><text:span text:style-name="T4">because had I raised any doubt at that time, if I had suddenly said ‘Well, I can’t </text:span></text:p>
          </draw:text-box>
        </draw:frame>
        <draw:frame draw:style-name="gr1" draw:text-style-name="P2" draw:layer="layout" svg:width="15.631cm" svg:height="0.475cm" svg:x="2.95cm" svg:y="15.914cm">
          <draw:text-box>
            <text:p text:style-name="P1"><text:span text:style-name="T4">be sure we have got the right legal basis’. If I started to say that to President Bush, </text:span></text:p>
          </draw:text-box>
        </draw:frame>
        <draw:frame draw:style-name="gr1" draw:text-style-name="P2" draw:layer="layout" svg:width="15.259cm" svg:height="0.475cm" svg:x="2.95cm" svg:y="16.478cm">
          <draw:text-box>
            <text:p text:style-name="P1"><text:span text:style-name="T4">if I had said that publicly, when I was being pressed the whole time ‘Do you need </text:span></text:p>
          </draw:text-box>
        </draw:frame>
        <draw:frame draw:style-name="gr1" draw:text-style-name="P2" draw:layer="layout" svg:width="14.755cm" svg:height="0.475cm" svg:x="2.95cm" svg:y="17.043cm">
          <draw:text-box>
            <text:p text:style-name="P1"><text:span text:style-name="T4">a second resolution, is it essential …?’ … but I wasn’t going to be in a position </text:span></text:p>
          </draw:text-box>
        </draw:frame>
        <draw:frame draw:style-name="gr1" draw:text-style-name="P2" draw:layer="layout" svg:width="15.022cm" svg:height="0.475cm" svg:x="2.95cm" svg:y="17.607cm">
          <draw:text-box>
            <text:p text:style-name="P1"><text:span text:style-name="T4">where I stepped back until I knew I had to, because I believed that if I started to </text:span></text:p>
          </draw:text-box>
        </draw:frame>
        <draw:frame draw:style-name="gr1" draw:text-style-name="P2" draw:layer="layout" svg:width="15.107cm" svg:height="0.475cm" svg:x="2.95cm" svg:y="18.172cm">
          <draw:text-box>
            <text:p text:style-name="P1"><text:span text:style-name="T4">articulate this, in a sense saying ‘Look, I can’t be sure’, the effect of that both on </text:span></text:p>
          </draw:text-box>
        </draw:frame>
        <draw:frame draw:style-name="gr1" draw:text-style-name="P2" draw:layer="layout" svg:width="15.716cm" svg:height="0.475cm" svg:x="2.95cm" svg:y="18.736cm">
          <draw:text-box>
            <text:p text:style-name="P1"><text:span text:style-name="T4">the Americans, on the coalition and most importantly on Saddam, would have been </text:span></text:p>
          </draw:text-box>
        </draw:frame>
        <draw:frame draw:style-name="gr1" draw:text-style-name="P2" draw:layer="layout" svg:width="2.004cm" svg:height="0.475cm" svg:x="2.95cm" svg:y="19.301cm">
          <draw:text-box>
            <text:p text:style-name="P1"><text:span text:style-name="T4">dramatic.” </text:span></text:p>
          </draw:text-box>
        </draw:frame>
        <draw:frame draw:style-name="gr1" draw:text-style-name="P2" draw:layer="layout" svg:width="16.491cm" svg:height="0.475cm" svg:x="2.2cm" svg:y="20.215cm">
          <draw:text-box>
            <text:p text:style-name="P1"><text:span text:style-name="T7">336. </text:span><text:span text:style-name="T4"><text:s/>Mr Blair acknowledged that holding that line was uncomfortable, “especially in the </text:span></text:p>
          </draw:text-box>
        </draw:frame>
        <draw:frame draw:style-name="gr1" draw:text-style-name="P2" draw:layer="layout" svg:width="7.656cm" svg:height="0.475cm" svg:x="2.2cm" svg:y="20.78cm">
          <draw:text-box>
            <text:p text:style-name="P1"><text:span text:style-name="T4">light of what Peter [Goldsmith] had said”.</text:span></text:p>
          </draw:text-box>
        </draw:frame>
        <draw:frame draw:style-name="gr1" draw:text-style-name="P2" draw:layer="layout" svg:width="9.383cm" svg:height="0.475cm" svg:x="2.2cm" svg:y="21.694cm">
          <draw:text-box>
            <text:p text:style-name="P1"><text:span text:style-name="T7">337. </text:span><text:span text:style-name="T4"><text:s/>Mr Blair told the Inquiry that President Bush:</text:span></text:p>
          </draw:text-box>
        </draw:frame>
        <draw:frame draw:style-name="gr1" draw:text-style-name="P2" draw:layer="layout" svg:width="15.306cm" svg:height="0.475cm" svg:x="2.95cm" svg:y="22.608cm">
          <draw:text-box>
            <text:p text:style-name="P1"><text:span text:style-name="T4">“… </text:span><text:span text:style-name="T4">knew perfectly well that we needed a second resolution. We had been saying </text:span></text:p>
          </draw:text-box>
        </draw:frame>
        <draw:frame draw:style-name="gr1" draw:text-style-name="P2" draw:layer="layout" svg:width="12.228cm" svg:height="0.475cm" svg:x="2.95cm" svg:y="23.173cm">
          <draw:text-box>
            <text:p text:style-name="P1"><text:span text:style-name="T4">that to him throughout … [W]e had not had the final advice yet …</text:span></text:p>
          </draw:text-box>
        </draw:frame>
        <draw:frame draw:style-name="gr1" draw:text-style-name="P2" draw:layer="layout" svg:width="15.882cm" svg:height="0.475cm" svg:x="2.95cm" svg:y="24.087cm">
          <draw:text-box>
            <text:p text:style-name="P1"><text:span text:style-name="T4">“… </text:span><text:span text:style-name="T4">I was not going to … start putting the problem before the President … until I was </text:span></text:p>
          </draw:text-box>
        </draw:frame>
        <draw:frame draw:style-name="gr1" draw:text-style-name="P2" draw:layer="layout" svg:width="9.315cm" svg:height="0.475cm" svg:x="2.95cm" svg:y="24.652cm">
          <draw:text-box>
            <text:p text:style-name="P1"><text:span text:style-name="T4">in a position where I knew definitely that I had to.”</text:span></text:p>
          </draw:text-box>
        </draw:frame>
        <draw:frame draw:style-name="gr7" draw:text-style-name="P8" draw:layer="layout" svg:width="0.408cm" svg:height="0.276cm" svg:x="12.222cm" svg:y="24.671cm">
          <draw:text-box>
            <text:p text:style-name="P1"><text:span text:style-name="T13">126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0.422cm" svg:height="0.475cm" svg:x="12.633cm" svg:y="24.652cm">
          <draw:text-box>
            <text:p text:style-name="P1"><text:span text:style-name="T4"><text:s/>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24 </text:span></text:p>
          </draw:text-box>
        </draw:frame>
        <draw:frame draw:style-name="gr4" draw:text-style-name="P5" draw:layer="layout" svg:width="6.661cm" svg:height="0.395cm" svg:x="2.6cm" svg:y="25.934cm">
          <draw:text-box>
            <text:p text:style-name="P1"><text:span text:style-name="T11">Public hearing, 21 January 2011, page 65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25 </text:span></text:p>
          </draw:text-box>
        </draw:frame>
        <draw:frame draw:style-name="gr4" draw:text-style-name="P5" draw:layer="layout" svg:width="7.249cm" svg:height="0.395cm" svg:x="2.6cm" svg:y="26.357cm">
          <draw:text-box>
            <text:p text:style-name="P1"><text:span text:style-name="T11">Public hearing, 21 January 2011, pages 67-68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26 </text:span></text:p>
          </draw:text-box>
        </draw:frame>
        <draw:frame draw:style-name="gr4" draw:text-style-name="P5" draw:layer="layout" svg:width="7.249cm" svg:height="0.395cm" svg:x="2.6cm" svg:y="26.781cm">
          <draw:text-box>
            <text:p text:style-name="P1"><text:span text:style-name="T11">Public hearing, 21 January 2011, pages 68-69.</text:span></text:p>
          </draw:text-box>
        </draw:frame>
      </draw:page>
      <draw:page draw:name="page6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4</text:span></text:p>
          </draw:text-box>
        </draw:frame>
        <draw:frame draw:style-name="gr1" draw:text-style-name="P2" draw:layer="layout" svg:width="3.947cm" svg:height="0.475cm" svg:x="2.2cm" svg:y="2.525cm">
          <draw:text-box>
            <text:p text:style-name="P1"><text:span text:style-name="T7">338. </text:span><text:span text:style-name="T4"><text:s/>Mr Blair added:</text:span></text:p>
          </draw:text-box>
        </draw:frame>
        <draw:frame draw:style-name="gr1" draw:text-style-name="P2" draw:layer="layout" svg:width="15.458cm" svg:height="0.475cm" svg:x="2.95cm" svg:y="3.44cm">
          <draw:text-box>
            <text:p text:style-name="P1"><text:span text:style-name="T4">“</text:span><text:span text:style-name="T4">If I had started raising legal issues at that point with the President, I think it would </text:span></text:p>
          </draw:text-box>
        </draw:frame>
        <draw:frame draw:style-name="gr1" draw:text-style-name="P2" draw:layer="layout" svg:width="15.809cm" svg:height="0.475cm" svg:x="2.95cm" svg:y="4.004cm">
          <draw:text-box>
            <text:p text:style-name="P1"><text:span text:style-name="T4">have started to make him concerned as to whether we were really going to be there </text:span></text:p>
          </draw:text-box>
        </draw:frame>
        <draw:frame draw:style-name="gr1" draw:text-style-name="P2" draw:layer="layout" svg:width="8.35cm" svg:height="0.475cm" svg:x="2.95cm" svg:y="4.568cm">
          <draw:text-box>
            <text:p text:style-name="P1"><text:span text:style-name="T4">or not and what was really going to happen. </text:span></text:p>
          </draw:text-box>
        </draw:frame>
        <draw:frame draw:style-name="gr1" draw:text-style-name="P2" draw:layer="layout" svg:width="15.192cm" svg:height="0.475cm" svg:x="2.95cm" svg:y="5.483cm">
          <draw:text-box>
            <text:p text:style-name="P1"><text:span text:style-name="T4">“</text:span><text:span text:style-name="T4">Now I would have had to have done that because in the end whatever I thought </text:span></text:p>
          </draw:text-box>
        </draw:frame>
        <draw:frame draw:style-name="gr1" draw:text-style-name="P2" draw:layer="layout" svg:width="15.606cm" svg:height="0.475cm" svg:x="2.95cm" svg:y="6.047cm">
          <draw:text-box>
            <text:p text:style-name="P1"><text:span text:style-name="T4">about the legal position, the person whose thoughts mattered most and definitively </text:span></text:p>
          </draw:text-box>
        </draw:frame>
        <draw:frame draw:style-name="gr1" draw:text-style-name="P2" draw:layer="layout" svg:width="12.537cm" svg:height="0.475cm" svg:x="2.95cm" svg:y="6.612cm">
          <draw:text-box>
            <text:p text:style-name="P1"><text:span text:style-name="T4">were Peter’s, but I wasn’t going to do that until I was sure about it.”</text:span></text:p>
          </draw:text-box>
        </draw:frame>
        <draw:frame draw:style-name="gr7" draw:text-style-name="P8" draw:layer="layout" svg:width="0.408cm" svg:height="0.276cm" svg:x="15.429cm" svg:y="6.631cm">
          <draw:text-box>
            <text:p text:style-name="P1"><text:span text:style-name="T13">127</text:span></text:p>
          </draw:text-box>
        </draw:frame>
        <draw:frame draw:style-name="gr1" draw:text-style-name="P2" draw:layer="layout" svg:width="15.068cm" svg:height="0.475cm" svg:x="2.2cm" svg:y="7.526cm">
          <draw:text-box>
            <text:p text:style-name="P1"><text:span text:style-name="T7">339. </text:span><text:span text:style-name="T4"><text:s/>Subsequently, Mr Blair added that it had been “very, very difficult”. He was </text:span></text:p>
          </draw:text-box>
        </draw:frame>
        <draw:frame draw:style-name="gr1" draw:text-style-name="P2" draw:layer="layout" svg:width="13.913cm" svg:height="0.475cm" svg:x="2.2cm" svg:y="8.091cm">
          <draw:text-box>
            <text:p text:style-name="P1"><text:span text:style-name="T4">answering questions in the House of Commons and giving interviews and:</text:span></text:p>
          </draw:text-box>
        </draw:frame>
        <draw:frame draw:style-name="gr1" draw:text-style-name="P2" draw:layer="layout" svg:width="15.962cm" svg:height="0.475cm" svg:x="2.95cm" svg:y="9.005cm">
          <draw:text-box>
            <text:p text:style-name="P1"><text:span text:style-name="T4">“… </text:span><text:span text:style-name="T4">having to hold the political line in circumstances where there was this unresolved </text:span></text:p>
          </draw:text-box>
        </draw:frame>
        <draw:frame draw:style-name="gr1" draw:text-style-name="P2" draw:layer="layout" svg:width="7.584cm" svg:height="0.475cm" svg:x="2.95cm" svg:y="9.57cm">
          <draw:text-box>
            <text:p text:style-name="P1"><text:span text:style-name="T4">… </text:span><text:span text:style-name="T4">debate within the UK Government … </text:span></text:p>
          </draw:text-box>
        </draw:frame>
        <draw:frame draw:style-name="gr1" draw:text-style-name="P2" draw:layer="layout" svg:width="15.839cm" svg:height="0.475cm" svg:x="2.95cm" svg:y="10.484cm">
          <draw:text-box>
            <text:p text:style-name="P1"><text:span text:style-name="T4">“</text:span><text:span text:style-name="T4">If I had … in January and February said anything that indicated there was a breach </text:span></text:p>
          </draw:text-box>
        </draw:frame>
        <draw:frame draw:style-name="gr1" draw:text-style-name="P2" draw:layer="layout" svg:width="13.798cm" svg:height="0.475cm" svg:x="2.95cm" svg:y="11.048cm">
          <draw:text-box>
            <text:p text:style-name="P1"><text:span text:style-name="T4">in the British position … it would have been a political catastrophe for us.”</text:span></text:p>
          </draw:text-box>
        </draw:frame>
        <draw:frame draw:style-name="gr7" draw:text-style-name="P8" draw:layer="layout" svg:width="0.408cm" svg:height="0.276cm" svg:x="16.692cm" svg:y="11.067cm">
          <draw:text-box>
            <text:p text:style-name="P1"><text:span text:style-name="T13">128</text:span></text:p>
          </draw:text-box>
        </draw:frame>
        <draw:frame draw:style-name="gr1" draw:text-style-name="P2" draw:layer="layout" svg:width="0.422cm" svg:height="0.475cm" svg:x="17.104cm" svg:y="11.0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23cm" svg:height="0.475cm" svg:x="2.2cm" svg:y="11.963cm">
          <draw:text-box>
            <text:p text:style-name="P1"><text:span text:style-name="T7">340. </text:span><text:span text:style-name="T4"><text:s/>Mr Blair told the Inquiry that these difficulties explained why he had wanted to get </text:span></text:p>
          </draw:text-box>
        </draw:frame>
        <draw:frame draw:style-name="gr1" draw:text-style-name="P2" draw:layer="layout" svg:width="14.759cm" svg:height="0.475cm" svg:x="2.2cm" svg:y="12.527cm">
          <draw:text-box>
            <text:p text:style-name="P1"><text:span text:style-name="T4">Lord Goldsmith “together with the Americans and resolve this once and for all”.</text:span></text:p>
          </draw:text-box>
        </draw:frame>
        <draw:frame draw:style-name="gr7" draw:text-style-name="P8" draw:layer="layout" svg:width="0.408cm" svg:height="0.276cm" svg:x="16.906cm" svg:y="12.546cm">
          <draw:text-box>
            <text:p text:style-name="P1"><text:span text:style-name="T13">129</text:span></text:p>
          </draw:text-box>
        </draw:frame>
        <draw:frame draw:style-name="gr3" draw:text-style-name="P4" draw:layer="layout" svg:width="12.85cm" svg:height="0.628cm" svg:x="2.2cm" svg:y="13.555cm">
          <draw:text-box>
            <text:p text:style-name="P1"><text:span text:style-name="T3">A disagreement between Mr Straw and Mr Wood</text:span></text:p>
          </draw:text-box>
        </draw:frame>
        <draw:frame draw:style-name="gr1" draw:text-style-name="P2" draw:layer="layout" svg:width="15.199cm" svg:height="0.475cm" svg:x="2.2cm" svg:y="14.447cm">
          <draw:text-box>
            <text:p text:style-name="P1"><text:span text:style-name="T7">341. </text:span><text:span text:style-name="T12"><text:s/>Mr Straw had visited Washington on 23 January and had repeated the </text:span></text:p>
          </draw:text-box>
        </draw:frame>
        <draw:frame draw:style-name="gr1" draw:text-style-name="P2" draw:layer="layout" svg:width="11.385cm" svg:height="0.475cm" svg:x="2.2cm" svg:y="15.012cm">
          <draw:text-box>
            <text:p text:style-name="P1"><text:span text:style-name="T12">political arguments for trying to get a second resolution.</text:span></text:p>
          </draw:text-box>
        </draw:frame>
        <draw:frame draw:style-name="gr1" draw:text-style-name="P2" draw:layer="layout" svg:width="15.365cm" svg:height="0.475cm" svg:x="2.2cm" svg:y="15.926cm">
          <draw:text-box>
            <text:p text:style-name="P1"><text:span text:style-name="T7">342. </text:span><text:span text:style-name="T4"><text:s/>In a meeting on 23 January, Mr Straw and Mr Colin Powell, US Secretary of </text:span></text:p>
          </draw:text-box>
        </draw:frame>
        <draw:frame draw:style-name="gr1" draw:text-style-name="P2" draw:layer="layout" svg:width="16.389cm" svg:height="0.475cm" svg:x="2.2cm" svg:y="16.491cm">
          <draw:text-box>
            <text:p text:style-name="P1"><text:span text:style-name="T4">State, discussed the inspectors’ reports due to be presented to the Security Council on </text:span></text:p>
          </draw:text-box>
        </draw:frame>
        <draw:frame draw:style-name="gr1" draw:text-style-name="P2" draw:layer="layout" svg:width="16.228cm" svg:height="0.475cm" svg:x="2.2cm" svg:y="17.055cm">
          <draw:text-box>
            <text:p text:style-name="P1"><text:span text:style-name="T4">27 January, the need to “shift the burden of proof to Iraq”, and the need to ensure that </text:span></text:p>
          </draw:text-box>
        </draw:frame>
        <draw:frame draw:style-name="gr1" draw:text-style-name="P2" draw:layer="layout" svg:width="9.591cm" svg:height="0.475cm" svg:x="2.2cm" svg:y="17.62cm">
          <draw:text-box>
            <text:p text:style-name="P1"><text:span text:style-name="T4">there were no differences between the US and UK.</text:span></text:p>
          </draw:text-box>
        </draw:frame>
        <draw:frame draw:style-name="gr7" draw:text-style-name="P8" draw:layer="layout" svg:width="0.408cm" svg:height="0.276cm" svg:x="11.746cm" svg:y="17.638cm">
          <draw:text-box>
            <text:p text:style-name="P1"><text:span text:style-name="T13">130</text:span></text:p>
          </draw:text-box>
        </draw:frame>
        <draw:frame draw:style-name="gr1" draw:text-style-name="P2" draw:layer="layout" svg:width="0.422cm" svg:height="0.475cm" svg:x="12.158cm" svg:y="17.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21cm" svg:height="0.475cm" svg:x="2.2cm" svg:y="18.534cm">
          <draw:text-box>
            <text:p text:style-name="P1"><text:span text:style-name="T7">343. </text:span><text:span text:style-name="T4"><text:s/>In his subsequent meeting with Vice President Dick Cheney, Mr Straw said that </text:span></text:p>
          </draw:text-box>
        </draw:frame>
        <draw:frame draw:style-name="gr1" draw:text-style-name="P2" draw:layer="layout" svg:width="16.076cm" svg:height="0.475cm" svg:x="2.2cm" svg:y="19.098cm">
          <draw:text-box>
            <text:p text:style-name="P1"><text:span text:style-name="T4">“</text:span><text:span text:style-name="T4">the key question was how to navigate the shoals between where we were today and </text:span></text:p>
          </draw:text-box>
        </draw:frame>
        <draw:frame draw:style-name="gr1" draw:text-style-name="P2" draw:layer="layout" svg:width="7.956cm" svg:height="0.475cm" svg:x="2.2cm" svg:y="19.663cm">
          <draw:text-box>
            <text:p text:style-name="P1"><text:span text:style-name="T4">a possible decision to take military action”.</text:span></text:p>
          </draw:text-box>
        </draw:frame>
        <draw:frame draw:style-name="gr7" draw:text-style-name="P8" draw:layer="layout" svg:width="0.408cm" svg:height="0.276cm" svg:x="10.129cm" svg:y="19.682cm">
          <draw:text-box>
            <text:p text:style-name="P1"><text:span text:style-name="T13">131</text:span></text:p>
          </draw:text-box>
        </draw:frame>
        <draw:frame draw:style-name="gr1" draw:text-style-name="P2" draw:layer="layout" svg:width="7.229cm" svg:height="0.475cm" svg:x="10.541cm" svg:y="19.663cm">
          <draw:text-box>
            <text:p text:style-name="P1"><text:span text:style-name="T4"><text:s/></text:span><text:span text:style-name="T4">The UK would be “fine” if there was a </text:span></text:p>
          </draw:text-box>
        </draw:frame>
        <draw:frame draw:style-name="gr1" draw:text-style-name="P2" draw:layer="layout" svg:width="16.144cm" svg:height="0.475cm" svg:x="2.2cm" svg:y="20.227cm">
          <draw:text-box>
            <text:p text:style-name="P1"><text:span text:style-name="T4">second resolution; and that it would be “ok if we tried and failed (a la Kosovo). But we </text:span></text:p>
          </draw:text-box>
        </draw:frame>
        <draw:frame draw:style-name="gr1" draw:text-style-name="P2" draw:layer="layout" svg:width="15.919cm" svg:height="0.475cm" svg:x="2.2cm" svg:y="20.792cm">
          <draw:text-box>
            <text:p text:style-name="P1"><text:span text:style-name="T4">would need bullet-proof jackets if we did not even try”. In response to Vice President </text:span></text:p>
          </draw:text-box>
        </draw:frame>
        <draw:frame draw:style-name="gr1" draw:text-style-name="P2" draw:layer="layout" svg:width="15.005cm" svg:height="0.475cm" svg:x="2.2cm" svg:y="21.356cm">
          <draw:text-box>
            <text:p text:style-name="P1"><text:span text:style-name="T4">Cheney’s question whether it would be better to try and fail than not to try at all, </text:span></text:p>
          </draw:text-box>
        </draw:frame>
        <draw:line draw:style-name="gr8" draw:text-style-name="P9" draw:layer="layout" svg:x1="2.199cm" svg:y1="22.603cm" svg:x2="7.3cm" svg:y2="22.603cm">
          <text:p/>
        </draw:line>
        <draw:frame draw:style-name="gr1" draw:text-style-name="P2" draw:layer="layout" svg:width="4.858cm" svg:height="0.475cm" svg:x="2.2cm" svg:y="21.921cm">
          <draw:text-box>
            <text:p text:style-name="P1"><text:span text:style-name="T4">Mr Straw said the former. </text:span></text:p>
          </draw:text-box>
        </draw:frame>
        <draw:frame draw:style-name="gr10" draw:text-style-name="P10" draw:layer="layout" svg:width="0.404cm" svg:height="0.23cm" svg:x="2.2cm" svg:y="23.123cm">
          <draw:text-box>
            <text:p text:style-name="P1"><text:span text:style-name="T14">127 </text:span></text:p>
          </draw:text-box>
        </draw:frame>
        <draw:frame draw:style-name="gr4" draw:text-style-name="P5" draw:layer="layout" svg:width="7.249cm" svg:height="0.395cm" svg:x="2.6cm" svg:y="23.108cm">
          <draw:text-box>
            <text:p text:style-name="P1"><text:span text:style-name="T11">Public hearing, 21 January 2011, pages 69-70.</text:span></text:p>
          </draw:text-box>
        </draw:frame>
        <draw:frame draw:style-name="gr10" draw:text-style-name="P10" draw:layer="layout" svg:width="0.404cm" svg:height="0.23cm" svg:x="2.2cm" svg:y="23.547cm">
          <draw:text-box>
            <text:p text:style-name="P1"><text:span text:style-name="T14">128 </text:span></text:p>
          </draw:text-box>
        </draw:frame>
        <draw:frame draw:style-name="gr4" draw:text-style-name="P5" draw:layer="layout" svg:width="7.249cm" svg:height="0.395cm" svg:x="2.6cm" svg:y="23.531cm">
          <draw:text-box>
            <text:p text:style-name="P1"><text:span text:style-name="T11">Public hearing, 21 January 2011, pages 70-71.</text:span></text:p>
          </draw:text-box>
        </draw:frame>
        <draw:frame draw:style-name="gr10" draw:text-style-name="P10" draw:layer="layout" svg:width="0.404cm" svg:height="0.23cm" svg:x="2.2cm" svg:y="23.97cm">
          <draw:text-box>
            <text:p text:style-name="P1"><text:span text:style-name="T14">129 </text:span></text:p>
          </draw:text-box>
        </draw:frame>
        <draw:frame draw:style-name="gr4" draw:text-style-name="P5" draw:layer="layout" svg:width="6.564cm" svg:height="0.395cm" svg:x="2.6cm" svg:y="23.955cm">
          <draw:text-box>
            <text:p text:style-name="P1"><text:span text:style-name="T11">Public hearing, 21 January 2011, page 73.</text:span></text:p>
          </draw:text-box>
        </draw:frame>
        <draw:frame draw:style-name="gr10" draw:text-style-name="P10" draw:layer="layout" svg:width="0.404cm" svg:height="0.23cm" svg:x="2.2cm" svg:y="24.393cm">
          <draw:text-box>
            <text:p text:style-name="P1"><text:span text:style-name="T14">130 </text:span></text:p>
          </draw:text-box>
        </draw:frame>
        <draw:frame draw:style-name="gr4" draw:text-style-name="P5" draw:layer="layout" svg:width="15.149cm" svg:height="0.395cm" svg:x="2.597cm" svg:y="24.378cm">
          <draw:text-box>
            <text:p text:style-name="P1"><text:span text:style-name="T11">Telegram 91 Washington to FCO London, 23 January 2003, ‘Iraq: Foreign Secretary’s Lunch with </text:span></text:p>
          </draw:text-box>
        </draw:frame>
        <draw:line draw:style-name="gr9" draw:text-style-name="P9" draw:layer="layout" svg:x1="2.596cm" svg:y1="25.581cm" svg:x2="17.323cm" svg:y2="25.581cm">
          <text:p/>
        </draw:line>
        <draw:line draw:style-name="gr9" draw:text-style-name="P9" draw:layer="layout" svg:x1="2.199cm" svg:y1="26.004cm" svg:x2="9.684cm" svg:y2="26.004cm">
          <text:p/>
        </draw:line>
        <draw:frame draw:style-name="gr4" draw:text-style-name="P5" draw:layer="layout" svg:width="3.668cm" svg:height="0.395cm" svg:x="2.2cm" svg:y="24.801cm">
          <draw:text-box>
            <text:p text:style-name="P1"><text:span text:style-name="T11">US Secretary of State’. </text:span></text:p>
          </draw:text-box>
        </draw:frame>
        <draw:frame draw:style-name="gr10" draw:text-style-name="P10" draw:layer="layout" svg:width="0.404cm" svg:height="0.23cm" svg:x="2.2cm" svg:y="25.24cm">
          <draw:text-box>
            <text:p text:style-name="P1"><text:span text:style-name="T14">131 </text:span></text:p>
          </draw:text-box>
        </draw:frame>
        <draw:frame draw:style-name="gr4" draw:text-style-name="P5" draw:layer="layout" svg:width="14.637cm" svg:height="0.395cm" svg:x="2.597cm" svg:y="25.225cm">
          <draw:text-box>
            <text:p text:style-name="P1"><text:span text:style-name="T6">Telegram 93 Washington to FCO London, 23 January 2003, ‘Foreign Secretary’s Meeting with </text:span></text:p>
          </draw:text-box>
        </draw:frame>
        <draw:frame draw:style-name="gr4" draw:text-style-name="P5" draw:layer="layout" svg:width="7.635cm" svg:height="0.395cm" svg:x="2.2cm" svg:y="25.648cm">
          <draw:text-box>
            <text:p text:style-name="P1"><text:span text:style-name="T6">Vice President of the United States, 23 January’</text:span><text:span text:style-name="T11">. </text:span></text:p>
          </draw:text-box>
        </draw:frame>
      </draw:page>
      <draw:page draw:name="page65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5</text:span></text:p>
          </draw:text-box>
        </draw:frame>
        <draw:frame draw:style-name="gr1" draw:text-style-name="P2" draw:layer="layout" svg:width="16.753cm" svg:height="0.475cm" svg:x="2.2cm" svg:y="2.525cm">
          <draw:text-box>
            <text:p text:style-name="P1"><text:span text:style-name="T7">344. </text:span><text:span text:style-name="T12"><text:s/>Mr Wood had warned Mr Straw on 24 January that “without a further decision </text:span></text:p>
          </draw:text-box>
        </draw:frame>
        <draw:frame draw:style-name="gr1" draw:text-style-name="P2" draw:layer="layout" svg:width="15.987cm" svg:height="0.475cm" svg:x="2.2cm" svg:y="3.09cm">
          <draw:text-box>
            <text:p text:style-name="P1"><text:span text:style-name="T12">by the Council, and absent extraordinary circumstances”, the UK would not be </text:span></text:p>
          </draw:text-box>
        </draw:frame>
        <draw:frame draw:style-name="gr1" draw:text-style-name="P2" draw:layer="layout" svg:width="7.673cm" svg:height="0.475cm" svg:x="2.2cm" svg:y="3.654cm">
          <draw:text-box>
            <text:p text:style-name="P1"><text:span text:style-name="T12">able lawfully to use force against Iraq.</text:span></text:p>
          </draw:text-box>
        </draw:frame>
        <draw:frame draw:style-name="gr1" draw:text-style-name="P2" draw:layer="layout" svg:width="14.835cm" svg:height="0.475cm" svg:x="2.2cm" svg:y="4.568cm">
          <draw:text-box>
            <text:p text:style-name="P1"><text:span text:style-name="T7">345. </text:span><text:span text:style-name="T4"><text:s/>Mr Wood wrote to Mr Straw on 22 and 24 January about the terms of the </text:span></text:p>
          </draw:text-box>
        </draw:frame>
        <draw:frame draw:style-name="gr1" draw:text-style-name="P2" draw:layer="layout" svg:width="6.83cm" svg:height="0.475cm" svg:x="2.2cm" svg:y="5.133cm">
          <draw:text-box>
            <text:p text:style-name="P1"><text:span text:style-name="T4">discussions on a second resolution. </text:span></text:p>
          </draw:text-box>
        </draw:frame>
        <draw:frame draw:style-name="gr1" draw:text-style-name="P2" draw:layer="layout" svg:width="15.86cm" svg:height="0.475cm" svg:x="2.2cm" svg:y="6.047cm">
          <draw:text-box>
            <text:p text:style-name="P1"><text:span text:style-name="T7">346. </text:span><text:span text:style-name="T4"><text:s/>Commenting on advice to Mr Straw for his visit to Washington, Mr Wood wrote:</text:span></text:p>
          </draw:text-box>
        </draw:frame>
        <draw:frame draw:style-name="gr1" draw:text-style-name="P2" draw:layer="layout" svg:width="15.259cm" svg:height="0.475cm" svg:x="2.95cm" svg:y="6.962cm">
          <draw:text-box>
            <text:p text:style-name="P1"><text:span text:style-name="T4">“</text:span><text:span text:style-name="T4">The Foreign Secretary will know that the legal advice is that a second resolution </text:span></text:p>
          </draw:text-box>
        </draw:frame>
        <draw:frame draw:style-name="gr1" draw:text-style-name="P2" draw:layer="layout" svg:width="15.386cm" svg:height="0.475cm" svg:x="2.95cm" svg:y="7.526cm">
          <draw:text-box>
            <text:p text:style-name="P1"><text:span text:style-name="T4">authorising the use of force is needed before any force may lawfully be employed </text:span></text:p>
          </draw:text-box>
        </draw:frame>
        <draw:frame draw:style-name="gr1" draw:text-style-name="P2" draw:layer="layout" svg:width="15.403cm" svg:height="0.475cm" svg:x="2.95cm" svg:y="8.091cm">
          <draw:text-box>
            <text:p text:style-name="P1"><text:span text:style-name="T4">against Iraq to enforce the WMD obligations in the SCRs. If a draft resolution fails </text:span></text:p>
          </draw:text-box>
        </draw:frame>
        <draw:frame draw:style-name="gr1" draw:text-style-name="P2" draw:layer="layout" svg:width="15.394cm" svg:height="0.475cm" svg:x="2.95cm" svg:y="8.655cm">
          <draw:text-box>
            <text:p text:style-name="P1"><text:span text:style-name="T4">because of a veto (or indeed because it does not receive nine positive votes), the </text:span></text:p>
          </draw:text-box>
        </draw:frame>
        <draw:frame draw:style-name="gr1" draw:text-style-name="P2" draw:layer="layout" svg:width="15.297cm" svg:height="0.475cm" svg:x="2.95cm" svg:y="9.22cm">
          <draw:text-box>
            <text:p text:style-name="P1"><text:span text:style-name="T4">fact that the veto (or failure to vote in favour) is ‘unreasonable’ is neither here nor </text:span></text:p>
          </draw:text-box>
        </draw:frame>
        <draw:frame draw:style-name="gr1" draw:text-style-name="P2" draw:layer="layout" svg:width="15.115cm" svg:height="0.475cm" svg:x="2.95cm" svg:y="9.784cm">
          <draw:text-box>
            <text:p text:style-name="P1"><text:span text:style-name="T4">there from a legal point of view. Further, who is to judge what is ‘unreasonable’?”</text:span></text:p>
          </draw:text-box>
        </draw:frame>
        <draw:frame draw:style-name="gr7" draw:text-style-name="P8" draw:layer="layout" svg:width="0.408cm" svg:height="0.276cm" svg:x="18.01cm" svg:y="9.803cm">
          <draw:text-box>
            <text:p text:style-name="P1"><text:span text:style-name="T13">132</text:span></text:p>
          </draw:text-box>
        </draw:frame>
        <draw:frame draw:style-name="gr1" draw:text-style-name="P2" draw:layer="layout" svg:width="15.737cm" svg:height="0.475cm" svg:x="2.2cm" svg:y="10.698cm">
          <draw:text-box>
            <text:p text:style-name="P1"><text:span text:style-name="T7">347. </text:span><text:span text:style-name="T4"><text:s/>In his second minute, Mr Wood expressed concern about Mr Straw’s reported </text:span></text:p>
          </draw:text-box>
        </draw:frame>
        <draw:frame draw:style-name="gr1" draw:text-style-name="P2" draw:layer="layout" svg:width="6.521cm" svg:height="0.475cm" svg:x="2.2cm" svg:y="11.263cm">
          <draw:text-box>
            <text:p text:style-name="P1"><text:span text:style-name="T4">remarks to Vice President Cheney.</text:span></text:p>
          </draw:text-box>
        </draw:frame>
        <draw:frame draw:style-name="gr7" draw:text-style-name="P8" draw:layer="layout" svg:width="0.408cm" svg:height="0.276cm" svg:x="8.702cm" svg:y="11.282cm">
          <draw:text-box>
            <text:p text:style-name="P1"><text:span text:style-name="T13">133</text:span></text:p>
          </draw:text-box>
        </draw:frame>
        <draw:frame draw:style-name="gr1" draw:text-style-name="P2" draw:layer="layout" svg:width="0.422cm" svg:height="0.475cm" svg:x="9.114cm" svg:y="11.2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54cm" svg:height="0.475cm" svg:x="2.2cm" svg:y="12.177cm">
          <draw:text-box>
            <text:p text:style-name="P1"><text:span text:style-name="T7">348. </text:span><text:span text:style-name="T4"><text:s/>Mr Wood wrote that Kosovo was “no precedent”: the legal basis was the need to </text:span></text:p>
          </draw:text-box>
        </draw:frame>
        <draw:frame draw:style-name="gr1" draw:text-style-name="P2" draw:layer="layout" svg:width="16.741cm" svg:height="0.475cm" svg:x="2.2cm" svg:y="12.742cm">
          <draw:text-box>
            <text:p text:style-name="P1"><text:span text:style-name="T4">avert an overwhelming humanitarian catastrophe; no draft resolution had been put to the </text:span></text:p>
          </draw:text-box>
        </draw:frame>
        <draw:frame draw:style-name="gr1" draw:text-style-name="P2" draw:layer="layout" svg:width="13.032cm" svg:height="0.475cm" svg:x="2.2cm" svg:y="13.306cm">
          <draw:text-box>
            <text:p text:style-name="P1"><text:span text:style-name="T4">Security Council; and no draft had been vetoed. He hoped there was:</text:span></text:p>
          </draw:text-box>
        </draw:frame>
        <draw:frame draw:style-name="gr1" draw:text-style-name="P2" draw:layer="layout" svg:width="15.099cm" svg:height="0.475cm" svg:x="2.95cm" svg:y="14.221cm">
          <draw:text-box>
            <text:p text:style-name="P1"><text:span text:style-name="T4">“… </text:span><text:span text:style-name="T4">no doubt in anyone’s mind that without a further decision of the Council, and </text:span></text:p>
          </draw:text-box>
        </draw:frame>
        <draw:frame draw:style-name="gr1" draw:text-style-name="P2" draw:layer="layout" svg:width="15.966cm" svg:height="0.475cm" svg:x="2.95cm" svg:y="14.785cm">
          <draw:text-box>
            <text:p text:style-name="P1"><text:span text:style-name="T4">absent extraordinary circumstances (of which at present there is no sign), the United </text:span></text:p>
          </draw:text-box>
        </draw:frame>
        <draw:frame draw:style-name="gr1" draw:text-style-name="P2" draw:layer="layout" svg:width="15.492cm" svg:height="0.475cm" svg:x="2.95cm" svg:y="15.35cm">
          <draw:text-box>
            <text:p text:style-name="P1"><text:span text:style-name="T4">Kingdom cannot lawfully use force against Iraq to ensure compliance with its SCR </text:span></text:p>
          </draw:text-box>
        </draw:frame>
        <draw:frame draw:style-name="gr1" draw:text-style-name="P2" draw:layer="layout" svg:width="15.5cm" svg:height="0.475cm" svg:x="2.95cm" svg:y="15.914cm">
          <draw:text-box>
            <text:p text:style-name="P1"><text:span text:style-name="T4">WMD obligations. To use force without Security Council authority would amount to </text:span></text:p>
          </draw:text-box>
        </draw:frame>
        <draw:frame draw:style-name="gr1" draw:text-style-name="P2" draw:layer="layout" svg:width="4.794cm" svg:height="0.475cm" svg:x="2.95cm" svg:y="16.478cm">
          <draw:text-box>
            <text:p text:style-name="P1"><text:span text:style-name="T4">the crime of aggression.” </text:span></text:p>
          </draw:text-box>
        </draw:frame>
        <draw:frame draw:style-name="gr1" draw:text-style-name="P2" draw:layer="layout" svg:width="15.53cm" svg:height="0.475cm" svg:x="2.2cm" svg:y="17.393cm">
          <draw:text-box>
            <text:p text:style-name="P1"><text:span text:style-name="T7">349. </text:span><text:span text:style-name="T12"><text:s/>Mr Straw told Mr Wood he did not accept that view and that there was a </text:span></text:p>
          </draw:text-box>
        </draw:frame>
        <draw:frame draw:style-name="gr1" draw:text-style-name="P2" draw:layer="layout" svg:width="6.377cm" svg:height="0.475cm" svg:x="2.2cm" svg:y="17.957cm">
          <draw:text-box>
            <text:p text:style-name="P1"><text:span text:style-name="T12">strong case for a different view.</text:span></text:p>
          </draw:text-box>
        </draw:frame>
        <draw:frame draw:style-name="gr1" draw:text-style-name="P2" draw:layer="layout" svg:width="12.427cm" svg:height="0.475cm" svg:x="2.2cm" svg:y="18.872cm">
          <draw:text-box>
            <text:p text:style-name="P1"><text:span text:style-name="T7">350. </text:span><text:span text:style-name="T4"><text:s/>Mr Straw discussed the advice with Mr Wood on 28 January.</text:span></text:p>
          </draw:text-box>
        </draw:frame>
        <draw:frame draw:style-name="gr7" draw:text-style-name="P8" draw:layer="layout" svg:width="0.408cm" svg:height="0.276cm" svg:x="14.561cm" svg:y="18.891cm">
          <draw:text-box>
            <text:p text:style-name="P1"><text:span text:style-name="T13">134</text:span></text:p>
          </draw:text-box>
        </draw:frame>
        <draw:frame draw:style-name="gr1" draw:text-style-name="P2" draw:layer="layout" svg:width="15.729cm" svg:height="0.475cm" svg:x="2.2cm" svg:y="19.786cm">
          <draw:text-box>
            <text:p text:style-name="P1"><text:span text:style-name="T7">351. </text:span><text:span text:style-name="T4"><text:s/>Mr Straw wrote to Mr Wood the following day: “I note your advice, but I do not </text:span></text:p>
          </draw:text-box>
        </draw:frame>
        <draw:frame draw:style-name="gr1" draw:text-style-name="P2" draw:layer="layout" svg:width="1.844cm" svg:height="0.475cm" svg:x="2.2cm" svg:y="20.351cm">
          <draw:text-box>
            <text:p text:style-name="P1"><text:span text:style-name="T4">accept it.”</text:span></text:p>
          </draw:text-box>
        </draw:frame>
        <draw:frame draw:style-name="gr7" draw:text-style-name="P8" draw:layer="layout" svg:width="0.408cm" svg:height="0.276cm" svg:x="4.035cm" svg:y="20.369cm">
          <draw:text-box>
            <text:p text:style-name="P1"><text:span text:style-name="T13">135</text:span></text:p>
          </draw:text-box>
        </draw:frame>
        <draw:frame draw:style-name="gr1" draw:text-style-name="P2" draw:layer="layout" svg:width="0.422cm" svg:height="0.475cm" svg:x="4.447cm" svg:y="20.35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94cm" svg:height="0.475cm" svg:x="2.2cm" svg:y="21.265cm">
          <draw:text-box>
            <text:p text:style-name="P1"><text:span text:style-name="T7">352. </text:span><text:span text:style-name="T4"><text:s/>Quoting his experiences as Home Secretary, Mr Straw stated that, “even on </text:span></text:p>
          </draw:text-box>
        </draw:frame>
        <draw:frame draw:style-name="gr1" draw:text-style-name="P2" draw:layer="layout" svg:width="16.711cm" svg:height="0.475cm" svg:x="2.2cm" svg:y="21.83cm">
          <draw:text-box>
            <text:p text:style-name="P1"><text:span text:style-name="T4">apparently open and shut issues”, he had been advised: “there could be a different view,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9" draw:text-style-name="P9" draw:layer="layout" svg:x1="2.6cm" svg:y1="25.444cm" svg:x2="12.869cm" svg:y2="25.444cm">
          <text:p/>
        </draw:line>
        <draw:frame draw:style-name="gr1" draw:text-style-name="P2" draw:layer="layout" svg:width="13.79cm" svg:height="0.475cm" svg:x="2.2cm" svg:y="22.394cm">
          <draw:text-box>
            <text:p text:style-name="P1"><text:span text:style-name="T4">honestly and reasonably held. And so it turned out to be time and again.” 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4">132 </text:span></text:p>
          </draw:text-box>
        </draw:frame>
        <draw:frame draw:style-name="gr4" draw:text-style-name="P5" draw:layer="layout" svg:width="10.395cm" svg:height="0.395cm" svg:x="2.6cm" svg:y="25.087cm">
          <draw:text-box>
            <text:p text:style-name="P1"><text:span text:style-name="T6">Minute Wood to PS [FCO], 22 January 2003, ‘Iraq: Legal Position’</text:span><text:span text:style-name="T11">. 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133 </text:span></text:p>
          </draw:text-box>
        </draw:frame>
        <draw:line draw:style-name="gr9" draw:text-style-name="P9" draw:layer="layout" svg:x1="2.6cm" svg:y1="26.29cm" svg:x2="16.744cm" svg:y2="26.29cm">
          <text:p/>
        </draw:line>
        <draw:line draw:style-name="gr9" draw:text-style-name="P9" draw:layer="layout" svg:x1="2.199cm" svg:y1="26.714cm" svg:x2="10.435cm" svg:y2="26.714cm">
          <text:p/>
        </draw:line>
        <draw:frame draw:style-name="gr4" draw:text-style-name="P5" draw:layer="layout" svg:width="12.63cm" svg:height="0.395cm" svg:x="2.6cm" svg:y="25.511cm">
          <draw:text-box>
            <text:p text:style-name="P1"><text:span text:style-name="T11">Minute Wood to PS [FCO], 24 January 2003, ‘Iraq: Legal Basis for Use of Force’.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34 </text:span></text:p>
          </draw:text-box>
        </draw:frame>
        <draw:frame draw:style-name="gr4" draw:text-style-name="P5" draw:layer="layout" svg:width="14.061cm" svg:height="0.395cm" svg:x="2.6cm" svg:y="25.934cm">
          <draw:text-box>
            <text:p text:style-name="P1"><text:span text:style-name="T6">Manuscript comment McDonald to Wood, 28 January 2003, on Minute Wood to PS [FCO], </text:span></text:p>
          </draw:text-box>
        </draw:frame>
        <draw:line draw:style-name="gr9" draw:text-style-name="P9" draw:layer="layout" svg:x1="2.6cm" svg:y1="27.137cm" svg:x2="14.496cm" svg:y2="27.137cm">
          <text:p/>
        </draw:line>
        <draw:frame draw:style-name="gr4" draw:text-style-name="P5" draw:layer="layout" svg:width="8.393cm" svg:height="0.395cm" svg:x="2.2cm" svg:y="26.357cm">
          <draw:text-box>
            <text:p text:style-name="P1"><text:span text:style-name="T6">24 January 2002, ‘Iraq: Legal Basis for Use of Force’</text:span><text:span text:style-name="T11">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35 </text:span></text:p>
          </draw:text-box>
        </draw:frame>
        <draw:frame draw:style-name="gr4" draw:text-style-name="P5" draw:layer="layout" svg:width="12.025cm" svg:height="0.395cm" svg:x="2.6cm" svg:y="26.781cm">
          <draw:text-box>
            <text:p text:style-name="P1"><text:span text:style-name="T6">Minute Straw to Wood, 29 January 2003, ‘Iraq: Legal Basis for Use of Force’</text:span><text:span text:style-name="T11">. </text:span></text:p>
          </draw:text-box>
        </draw:frame>
      </draw:page>
      <draw:page draw:name="page6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6</text:span></text:p>
          </draw:text-box>
        </draw:frame>
        <draw:frame draw:style-name="gr1" draw:text-style-name="P2" draw:layer="layout" svg:width="4.938cm" svg:height="0.475cm" svg:x="2.2cm" svg:y="2.525cm">
          <draw:text-box>
            <text:p text:style-name="P1"><text:span text:style-name="T7">353. </text:span><text:span text:style-name="T4"><text:s/>Mr Straw concluded:</text:span></text:p>
          </draw:text-box>
        </draw:frame>
        <draw:frame draw:style-name="gr1" draw:text-style-name="P2" draw:layer="layout" svg:width="15.17cm" svg:height="0.475cm" svg:x="2.95cm" svg:y="3.44cm">
          <draw:text-box>
            <text:p text:style-name="P1"><text:span text:style-name="T4">“</text:span><text:span text:style-name="T4">I am as committed as anyone to international law and its obligations, but it is an </text:span></text:p>
          </draw:text-box>
        </draw:frame>
        <draw:frame draw:style-name="gr1" draw:text-style-name="P2" draw:layer="layout" svg:width="15.162cm" svg:height="0.475cm" svg:x="2.95cm" svg:y="4.004cm">
          <draw:text-box>
            <text:p text:style-name="P1"><text:span text:style-name="T4">uncertain field. There is no international court for resolving such questions in the </text:span></text:p>
          </draw:text-box>
        </draw:frame>
        <draw:frame draw:style-name="gr1" draw:text-style-name="P2" draw:layer="layout" svg:width="15.733cm" svg:height="0.475cm" svg:x="2.95cm" svg:y="4.568cm">
          <draw:text-box>
            <text:p text:style-name="P1"><text:span text:style-name="T4">manner of a domestic court. Moreover, in this case, the issue is an arguable one … </text:span></text:p>
          </draw:text-box>
        </draw:frame>
        <draw:frame draw:style-name="gr1" draw:text-style-name="P2" draw:layer="layout" svg:width="15.386cm" svg:height="0.475cm" svg:x="2.95cm" svg:y="5.133cm">
          <draw:text-box>
            <text:p text:style-name="P1"><text:span text:style-name="T4">I hope (for political reasons) we can get a second resolution. But there is a strong </text:span></text:p>
          </draw:text-box>
        </draw:frame>
        <draw:frame draw:style-name="gr1" draw:text-style-name="P2" draw:layer="layout" svg:width="14.704cm" svg:height="0.475cm" svg:x="2.95cm" svg:y="5.697cm">
          <draw:text-box>
            <text:p text:style-name="P1"><text:span text:style-name="T4">case to be made that UNSCR 678, and everything which has happened since </text:span></text:p>
          </draw:text-box>
        </draw:frame>
        <draw:frame draw:style-name="gr1" draw:text-style-name="P2" draw:layer="layout" svg:width="15.627cm" svg:height="0.475cm" svg:x="2.95cm" svg:y="6.262cm">
          <draw:text-box>
            <text:p text:style-name="P1"><text:span text:style-name="T4">(assuming Iraq continues not to comply), provides a sufficient basis in international </text:span></text:p>
          </draw:text-box>
        </draw:frame>
        <draw:frame draw:style-name="gr1" draw:text-style-name="P2" draw:layer="layout" svg:width="5.281cm" svg:height="0.475cm" svg:x="2.95cm" svg:y="6.826cm">
          <draw:text-box>
            <text:p text:style-name="P1"><text:span text:style-name="T4">law to justify military action.”</text:span></text:p>
          </draw:text-box>
        </draw:frame>
        <draw:frame draw:style-name="gr1" draw:text-style-name="P2" draw:layer="layout" svg:width="16.275cm" svg:height="0.475cm" svg:x="2.2cm" svg:y="7.741cm">
          <draw:text-box>
            <text:p text:style-name="P1"><text:span text:style-name="T7">354. </text:span><text:span text:style-name="T4"><text:s/>Mr Straw sent copies of his letter to Lord Goldsmith and to Sir David Manning as </text:span></text:p>
          </draw:text-box>
        </draw:frame>
        <draw:frame draw:style-name="gr1" draw:text-style-name="P2" draw:layer="layout" svg:width="6.86cm" svg:height="0.475cm" svg:x="2.2cm" svg:y="8.305cm">
          <draw:text-box>
            <text:p text:style-name="P1"><text:span text:style-name="T4">well as to senior officials in the FCO.</text:span></text:p>
          </draw:text-box>
        </draw:frame>
        <draw:frame draw:style-name="gr1" draw:text-style-name="P2" draw:layer="layout" svg:width="16.321cm" svg:height="0.475cm" svg:x="2.2cm" svg:y="9.22cm">
          <draw:text-box>
            <text:p text:style-name="P1"><text:span text:style-name="T7">355. </text:span><text:span text:style-name="T12"><text:s/>Lord Goldsmith reminded Mr Straw of the duties of Legal Advisers and that </text:span></text:p>
          </draw:text-box>
        </draw:frame>
        <draw:frame draw:style-name="gr1" draw:text-style-name="P2" draw:layer="layout" svg:width="16cm" svg:height="0.475cm" svg:x="2.2cm" svg:y="9.784cm">
          <draw:text-box>
            <text:p text:style-name="P1"><text:span text:style-name="T12">the principal mechanism for resolving an issue when a Minister challenged the </text:span></text:p>
          </draw:text-box>
        </draw:frame>
        <draw:frame draw:style-name="gr1" draw:text-style-name="P2" draw:layer="layout" svg:width="16.504cm" svg:height="0.475cm" svg:x="2.2cm" svg:y="10.348cm">
          <draw:text-box>
            <text:p text:style-name="P1"><text:span text:style-name="T12">legal advice he or she had received was to seek an opinion from the Law Officers.</text:span></text:p>
          </draw:text-box>
        </draw:frame>
        <draw:frame draw:style-name="gr1" draw:text-style-name="P2" draw:layer="layout" svg:width="14.649cm" svg:height="0.475cm" svg:x="2.2cm" svg:y="11.263cm">
          <draw:text-box>
            <text:p text:style-name="P1"><text:span text:style-name="T7">356. </text:span><text:span text:style-name="T4"><text:s/>Lord Goldsmith wrote to Mr Straw on 3 February stating that he was not </text:span></text:p>
          </draw:text-box>
        </draw:frame>
        <draw:frame draw:style-name="gr1" draw:text-style-name="P2" draw:layer="layout" svg:width="16.046cm" svg:height="0.475cm" svg:x="2.2cm" svg:y="11.827cm">
          <draw:text-box>
            <text:p text:style-name="P1"><text:span text:style-name="T4">commenting “on the substance of the legal advice in relation to Iraq”, which he would </text:span></text:p>
          </draw:text-box>
        </draw:frame>
        <draw:frame draw:style-name="gr1" draw:text-style-name="P2" draw:layer="layout" svg:width="16.313cm" svg:height="0.475cm" svg:x="2.2cm" svg:y="12.392cm">
          <draw:text-box>
            <text:p text:style-name="P1"><text:span text:style-name="T4">“</text:span><text:span text:style-name="T4">deal with separately”, but on the points Mr Straw had made in his letter to Mr Wood of </text:span></text:p>
          </draw:text-box>
        </draw:frame>
        <draw:frame draw:style-name="gr1" draw:text-style-name="P2" draw:layer="layout" svg:width="16.275cm" svg:height="0.475cm" svg:x="2.2cm" svg:y="12.956cm">
          <draw:text-box>
            <text:p text:style-name="P1"><text:span text:style-name="T4">29 January about the role of Government Legal Advisers. They had already discussed </text:span></text:p>
          </draw:text-box>
        </draw:frame>
        <draw:frame draw:style-name="gr1" draw:text-style-name="P2" draw:layer="layout" svg:width="12.334cm" svg:height="0.475cm" svg:x="2.2cm" svg:y="13.521cm">
          <draw:text-box>
            <text:p text:style-name="P1"><text:span text:style-name="T4">that issue, but Lord Goldsmith thought it right to record his views. </text:span></text:p>
          </draw:text-box>
        </draw:frame>
        <draw:frame draw:style-name="gr1" draw:text-style-name="P2" draw:layer="layout" svg:width="5.221cm" svg:height="0.475cm" svg:x="2.2cm" svg:y="14.435cm">
          <draw:text-box>
            <text:p text:style-name="P1"><text:span text:style-name="T7">357. </text:span><text:span text:style-name="T4"><text:s/>Lord Goldsmith wrote:</text:span></text:p>
          </draw:text-box>
        </draw:frame>
        <draw:frame draw:style-name="gr1" draw:text-style-name="P2" draw:layer="layout" svg:width="15.585cm" svg:height="0.475cm" svg:x="2.95cm" svg:y="15.35cm">
          <draw:text-box>
            <text:p text:style-name="P1"><text:span text:style-name="T4">“</text:span><text:span text:style-name="T4">It is important for the Government that its lawyers give advice which they honestly </text:span></text:p>
          </draw:text-box>
        </draw:frame>
        <draw:frame draw:style-name="gr1" draw:text-style-name="P2" draw:layer="layout" svg:width="15.72cm" svg:height="0.475cm" svg:x="2.95cm" svg:y="15.914cm">
          <draw:text-box>
            <text:p text:style-name="P1"><text:span text:style-name="T4">consider to be correct … they should give the advice they believe in, not the advice </text:span></text:p>
          </draw:text-box>
        </draw:frame>
        <draw:frame draw:style-name="gr1" draw:text-style-name="P2" draw:layer="layout" svg:width="15.983cm" svg:height="0.475cm" svg:x="2.95cm" svg:y="16.478cm">
          <draw:text-box>
            <text:p text:style-name="P1"><text:span text:style-name="T4">which they think others want to hear. To do otherwise would undermine their function </text:span></text:p>
          </draw:text-box>
        </draw:frame>
        <draw:frame draw:style-name="gr1" draw:text-style-name="P2" draw:layer="layout" svg:width="15.162cm" svg:height="0.475cm" svg:x="2.95cm" svg:y="17.043cm">
          <draw:text-box>
            <text:p text:style-name="P1"><text:span text:style-name="T4">… </text:span><text:span text:style-name="T4">in giving independent objective and impartial advice. This is not to say … that </text:span></text:p>
          </draw:text-box>
        </draw:frame>
        <draw:frame draw:style-name="gr1" draw:text-style-name="P2" draw:layer="layout" svg:width="15.691cm" svg:height="0.475cm" svg:x="2.95cm" svg:y="17.607cm">
          <draw:text-box>
            <text:p text:style-name="P1"><text:span text:style-name="T4">lawyers should not be positive and constructive in helping the Government achieve </text:span></text:p>
          </draw:text-box>
        </draw:frame>
        <draw:frame draw:style-name="gr1" draw:text-style-name="P2" draw:layer="layout" svg:width="15.758cm" svg:height="0.475cm" svg:x="2.95cm" svg:y="18.172cm">
          <draw:text-box>
            <text:p text:style-name="P1"><text:span text:style-name="T4">its policy objectives through lawful means and be open-minded in considering other </text:span></text:p>
          </draw:text-box>
        </draw:frame>
        <draw:frame draw:style-name="gr1" draw:text-style-name="P2" draw:layer="layout" svg:width="2.788cm" svg:height="0.475cm" svg:x="2.95cm" svg:y="18.736cm">
          <draw:text-box>
            <text:p text:style-name="P1"><text:span text:style-name="T4">points of view. </text:span></text:p>
          </draw:text-box>
        </draw:frame>
        <draw:frame draw:style-name="gr1" draw:text-style-name="P2" draw:layer="layout" svg:width="14.463cm" svg:height="0.475cm" svg:x="2.95cm" svg:y="19.651cm">
          <draw:text-box>
            <text:p text:style-name="P1"><text:span text:style-name="T4">“</text:span><text:span text:style-name="T4">But if a Government legal adviser genuinely believes that a course of action </text:span></text:p>
          </draw:text-box>
        </draw:frame>
        <draw:frame draw:style-name="gr1" draw:text-style-name="P2" draw:layer="layout" svg:width="15.339cm" svg:height="0.475cm" svg:x="2.95cm" svg:y="20.215cm">
          <draw:text-box>
            <text:p text:style-name="P1"><text:span text:style-name="T4">would be unlawful, then it is his or her right and duty to say so. I support this right </text:span></text:p>
          </draw:text-box>
        </draw:frame>
        <draw:frame draw:style-name="gr1" draw:text-style-name="P2" draw:layer="layout" svg:width="14.895cm" svg:height="0.475cm" svg:x="2.95cm" svg:y="20.78cm">
          <draw:text-box>
            <text:p text:style-name="P1"><text:span text:style-name="T4">regardless of whether I agree with the substance of the advice which has been </text:span></text:p>
          </draw:text-box>
        </draw:frame>
        <draw:frame draw:style-name="gr1" draw:text-style-name="P2" draw:layer="layout" svg:width="15.428cm" svg:height="0.475cm" svg:x="2.95cm" svg:y="21.344cm">
          <draw:text-box>
            <text:p text:style-name="P1"><text:span text:style-name="T4">given. Where a Minister challenges the legal advice he or she has received, there </text:span></text:p>
          </draw:text-box>
        </draw:frame>
        <draw:frame draw:style-name="gr1" draw:text-style-name="P2" draw:layer="layout" svg:width="15.407cm" svg:height="0.475cm" svg:x="2.95cm" svg:y="21.908cm">
          <draw:text-box>
            <text:p text:style-name="P1"><text:span text:style-name="T4">are established mechanisms to deal with this. The principal such mechanism is to </text:span></text:p>
          </draw:text-box>
        </draw:frame>
        <draw:frame draw:style-name="gr1" draw:text-style-name="P2" draw:layer="layout" svg:width="7.385cm" svg:height="0.475cm" svg:x="2.95cm" svg:y="22.473cm">
          <draw:text-box>
            <text:p text:style-name="P1"><text:span text:style-name="T4">seek an opinion from the Law Officers.”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6cm" svg:y1="27.137cm" svg:x2="12.927cm" svg:y2="27.137cm">
          <text:p/>
        </draw:line>
        <draw:frame draw:style-name="gr7" draw:text-style-name="P8" draw:layer="layout" svg:width="0.408cm" svg:height="0.276cm" svg:x="10.315cm" svg:y="22.492cm">
          <draw:text-box>
            <text:p text:style-name="P1"><text:span text:style-name="T13">136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36 </text:span></text:p>
          </draw:text-box>
        </draw:frame>
        <draw:frame draw:style-name="gr4" draw:text-style-name="P5" draw:layer="layout" svg:width="10.467cm" svg:height="0.395cm" svg:x="2.6cm" svg:y="26.781cm">
          <draw:text-box>
            <text:p text:style-name="P1"><text:span text:style-name="T6">Minute Goldsmith to Foreign Secretary, 3 February 2003, [untitled]</text:span><text:span text:style-name="T11">. </text:span></text:p>
          </draw:text-box>
        </draw:frame>
      </draw:page>
      <draw:page draw:name="page67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7</text:span></text:p>
          </draw:text-box>
        </draw:frame>
        <draw:frame draw:style-name="gr1" draw:text-style-name="P2" draw:layer="layout" svg:width="15.572cm" svg:height="0.475cm" svg:x="2.2cm" svg:y="2.525cm">
          <draw:text-box>
            <text:p text:style-name="P1"><text:span text:style-name="T7">358. </text:span><text:span text:style-name="T4"><text:s/>Mr Straw responded on 20 February to Lord Goldsmith’s letter of 3 February, </text:span></text:p>
          </draw:text-box>
        </draw:frame>
        <draw:frame draw:style-name="gr1" draw:text-style-name="P2" draw:layer="layout" svg:width="15.521cm" svg:height="0.475cm" svg:x="2.2cm" svg:y="3.09cm">
          <draw:text-box>
            <text:p text:style-name="P1"><text:span text:style-name="T4">acknowledging that the substantive issue – Iraq – was being dealt with separately, </text:span></text:p>
          </draw:text-box>
        </draw:frame>
        <draw:frame draw:style-name="gr1" draw:text-style-name="P2" draw:layer="layout" svg:width="2.203cm" svg:height="0.475cm" svg:x="2.2cm" svg:y="3.654cm">
          <draw:text-box>
            <text:p text:style-name="P1"><text:span text:style-name="T4">and stating:</text:span></text:p>
          </draw:text-box>
        </draw:frame>
        <draw:frame draw:style-name="gr1" draw:text-style-name="P2" draw:layer="layout" svg:width="15.208cm" svg:height="0.475cm" svg:x="2.95cm" svg:y="4.568cm">
          <draw:text-box>
            <text:p text:style-name="P1"><text:span text:style-name="T4">“</text:span><text:span text:style-name="T4">For the record, I want to make it completely clear that I fully respect the integrity </text:span></text:p>
          </draw:text-box>
        </draw:frame>
        <draw:frame draw:style-name="gr1" draw:text-style-name="P2" draw:layer="layout" svg:width="15.005cm" svg:height="0.475cm" svg:x="2.95cm" svg:y="5.133cm">
          <draw:text-box>
            <text:p text:style-name="P1"><text:span text:style-name="T4">of Michael Wood and his colleague legal advisers. I believe that officials always </text:span></text:p>
          </draw:text-box>
        </draw:frame>
        <draw:frame draw:style-name="gr1" draw:text-style-name="P2" draw:layer="layout" svg:width="15.386cm" svg:height="0.475cm" svg:x="2.95cm" svg:y="5.697cm">
          <draw:text-box>
            <text:p text:style-name="P1"><text:span text:style-name="T4">offer their best advice. At the same time Ministers must be able to raise legitimate </text:span></text:p>
          </draw:text-box>
        </draw:frame>
        <draw:frame draw:style-name="gr1" draw:text-style-name="P2" draw:layer="layout" svg:width="14.514cm" svg:height="0.475cm" svg:x="2.95cm" svg:y="6.262cm">
          <draw:text-box>
            <text:p text:style-name="P1"><text:span text:style-name="T4">questions about the advice they receive. As far as the implementation of Iraq </text:span></text:p>
          </draw:text-box>
        </draw:frame>
        <draw:frame draw:style-name="gr1" draw:text-style-name="P2" draw:layer="layout" svg:width="15.339cm" svg:height="0.475cm" svg:x="2.95cm" svg:y="6.826cm">
          <draw:text-box>
            <text:p text:style-name="P1"><text:span text:style-name="T4">UNSCRs is concerned, this is an uncertain area of law. The US, Netherlands and </text:span></text:p>
          </draw:text-box>
        </draw:frame>
        <draw:frame draw:style-name="gr1" draw:text-style-name="P2" draw:layer="layout" svg:width="15.949cm" svg:height="0.475cm" svg:x="2.95cm" svg:y="7.391cm">
          <draw:text-box>
            <text:p text:style-name="P1"><text:span text:style-name="T4">Australian Government legal advisers all, I understand, take the view that SCR 1441 </text:span></text:p>
          </draw:text-box>
        </draw:frame>
        <draw:frame draw:style-name="gr1" draw:text-style-name="P2" draw:layer="layout" svg:width="15.348cm" svg:height="0.475cm" svg:x="2.95cm" svg:y="7.955cm">
          <draw:text-box>
            <text:p text:style-name="P1"><text:span text:style-name="T4">provides legal sanction for military operations. The full range of views ought to be </text:span></text:p>
          </draw:text-box>
        </draw:frame>
        <draw:frame draw:style-name="gr1" draw:text-style-name="P2" draw:layer="layout" svg:width="10.01cm" svg:height="0.475cm" svg:x="2.95cm" svg:y="8.52cm">
          <draw:text-box>
            <text:p text:style-name="P1"><text:span text:style-name="T4">reflected in the advice offered by our Legal Advisers.”</text:span></text:p>
          </draw:text-box>
        </draw:frame>
        <draw:frame draw:style-name="gr7" draw:text-style-name="P8" draw:layer="layout" svg:width="0.408cm" svg:height="0.276cm" svg:x="12.92cm" svg:y="8.538cm">
          <draw:text-box>
            <text:p text:style-name="P1"><text:span text:style-name="T13">137</text:span></text:p>
          </draw:text-box>
        </draw:frame>
        <draw:frame draw:style-name="gr1" draw:text-style-name="P2" draw:layer="layout" svg:width="0.422cm" svg:height="0.475cm" svg:x="13.332cm" svg:y="8.5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26cm" svg:height="0.475cm" svg:x="2.2cm" svg:y="9.434cm">
          <draw:text-box>
            <text:p text:style-name="P1"><text:span text:style-name="T7">359. </text:span><text:span text:style-name="T12"><text:s/>Mr Straw, Lord Goldsmith and Sir Michael Wood all conceded that this </text:span></text:p>
          </draw:text-box>
        </draw:frame>
        <draw:frame draw:style-name="gr1" draw:text-style-name="P2" draw:layer="layout" svg:width="6.09cm" svg:height="0.475cm" svg:x="2.2cm" svg:y="9.998cm">
          <draw:text-box>
            <text:p text:style-name="P1"><text:span text:style-name="T12">correspondence was unusual.</text:span></text:p>
          </draw:text-box>
        </draw:frame>
        <draw:frame draw:style-name="gr1" draw:text-style-name="P2" draw:layer="layout" svg:width="16.372cm" svg:height="0.475cm" svg:x="2.2cm" svg:y="10.913cm">
          <draw:text-box>
            <text:p text:style-name="P1"><text:span text:style-name="T7">360. </text:span><text:span text:style-name="T4"><text:s/>Sir Michael Wood told the Inquiry why he had felt it necessary to send his note of </text:span></text:p>
          </draw:text-box>
        </draw:frame>
        <draw:frame draw:style-name="gr1" draw:text-style-name="P2" draw:layer="layout" svg:width="2.225cm" svg:height="0.475cm" svg:x="2.2cm" svg:y="11.477cm">
          <draw:text-box>
            <text:p text:style-name="P1"><text:span text:style-name="T4">24 January:</text:span></text:p>
          </draw:text-box>
        </draw:frame>
        <draw:frame draw:style-name="gr1" draw:text-style-name="P2" draw:layer="layout" svg:width="15.386cm" svg:height="0.475cm" svg:x="2.95cm" svg:y="12.392cm">
          <draw:text-box>
            <text:p text:style-name="P1"><text:span text:style-name="T4">“</text:span><text:span text:style-name="T4">It is something I didn’t normally have to do, but I did it quite frequently during this </text:span></text:p>
          </draw:text-box>
        </draw:frame>
        <draw:frame draw:style-name="gr1" draw:text-style-name="P2" draw:layer="layout" svg:width="14.734cm" svg:height="0.475cm" svg:x="2.95cm" svg:y="12.956cm">
          <draw:text-box>
            <text:p text:style-name="P1"><text:span text:style-name="T4">period. It was because of the statement that he was recorded as saying to the </text:span></text:p>
          </draw:text-box>
        </draw:frame>
        <draw:frame draw:style-name="gr1" draw:text-style-name="P2" draw:layer="layout" svg:width="15.149cm" svg:height="0.475cm" svg:x="2.95cm" svg:y="13.521cm">
          <draw:text-box>
            <text:p text:style-name="P1"><text:span text:style-name="T4">[US] Vice President [about Kosovo]. That was so completely wrong, from a legal </text:span></text:p>
          </draw:text-box>
        </draw:frame>
        <draw:frame draw:style-name="gr1" draw:text-style-name="P2" draw:layer="layout" svg:width="15.365cm" svg:height="0.475cm" svg:x="2.95cm" svg:y="14.085cm">
          <draw:text-box>
            <text:p text:style-name="P1"><text:span text:style-name="T4">point of view, that I felt it was important to draw that to his attention … [W]e had a </text:span></text:p>
          </draw:text-box>
        </draw:frame>
        <draw:frame draw:style-name="gr1" draw:text-style-name="P2" draw:layer="layout" svg:width="15.623cm" svg:height="0.475cm" svg:x="2.95cm" svg:y="14.65cm">
          <draw:text-box>
            <text:p text:style-name="P1"><text:span text:style-name="T4">bilateral meeting at which he took the view that I was being very dogmatic and that </text:span></text:p>
          </draw:text-box>
        </draw:frame>
        <draw:frame draw:style-name="gr1" draw:text-style-name="P2" draw:layer="layout" svg:width="15.276cm" svg:height="0.475cm" svg:x="2.95cm" svg:y="15.214cm">
          <draw:text-box>
            <text:p text:style-name="P1"><text:span text:style-name="T4">international law was pretty vague and that he wasn’t used to people taking such </text:span></text:p>
          </draw:text-box>
        </draw:frame>
        <draw:frame draw:style-name="gr1" draw:text-style-name="P2" draw:layer="layout" svg:width="2.902cm" svg:height="0.475cm" svg:x="2.95cm" svg:y="15.778cm">
          <draw:text-box>
            <text:p text:style-name="P1"><text:span text:style-name="T4">a firm position.”</text:span></text:p>
          </draw:text-box>
        </draw:frame>
        <draw:frame draw:style-name="gr7" draw:text-style-name="P8" draw:layer="layout" svg:width="0.408cm" svg:height="0.276cm" svg:x="5.844cm" svg:y="15.797cm">
          <draw:text-box>
            <text:p text:style-name="P1"><text:span text:style-name="T13">138</text:span></text:p>
          </draw:text-box>
        </draw:frame>
        <draw:frame draw:style-name="gr1" draw:text-style-name="P2" draw:layer="layout" svg:width="0.422cm" svg:height="0.475cm" svg:x="6.255cm" svg:y="15.7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53cm" svg:height="0.475cm" svg:x="2.2cm" svg:y="16.693cm">
          <draw:text-box>
            <text:p text:style-name="P1"><text:span text:style-name="T7">361. </text:span><text:span text:style-name="T4"><text:s/>Sir Michael emphasised that the meeting had been very amicable and that </text:span></text:p>
          </draw:text-box>
        </draw:frame>
        <draw:frame draw:style-name="gr1" draw:text-style-name="P2" draw:layer="layout" svg:width="16.614cm" svg:height="0.475cm" svg:x="2.2cm" svg:y="17.257cm">
          <draw:text-box>
            <text:p text:style-name="P1"><text:span text:style-name="T4">although it was quite unusual to receive a minute like the one from Mr Straw, he had not </text:span></text:p>
          </draw:text-box>
        </draw:frame>
        <draw:frame draw:style-name="gr1" draw:text-style-name="P2" draw:layer="layout" svg:width="2.834cm" svg:height="0.475cm" svg:x="2.2cm" svg:y="17.822cm">
          <draw:text-box>
            <text:p text:style-name="P1"><text:span text:style-name="T4">taken it amiss. </text:span></text:p>
          </draw:text-box>
        </draw:frame>
        <draw:frame draw:style-name="gr1" draw:text-style-name="P2" draw:layer="layout" svg:width="16.334cm" svg:height="0.475cm" svg:x="2.2cm" svg:y="18.736cm">
          <draw:text-box>
            <text:p text:style-name="P1"><text:span text:style-name="T7">362. </text:span><text:span text:style-name="T4"><text:s/>Ms Wilmshurst told the Inquiry that Sir Michael’s view that 1441 did not authorise </text:span></text:p>
          </draw:text-box>
        </draw:frame>
        <draw:frame draw:style-name="gr1" draw:text-style-name="P2" draw:layer="layout" svg:width="16.19cm" svg:height="0.475cm" svg:x="2.2cm" svg:y="19.301cm">
          <draw:text-box>
            <text:p text:style-name="P1"><text:span text:style-name="T4">the use of force and that a second resolution was required was shared by all the FCO </text:span></text:p>
          </draw:text-box>
        </draw:frame>
        <draw:frame draw:style-name="gr1" draw:text-style-name="P2" draw:layer="layout" svg:width="7.249cm" svg:height="0.475cm" svg:x="2.2cm" svg:y="19.865cm">
          <draw:text-box>
            <text:p text:style-name="P1"><text:span text:style-name="T4">Legal Advisers dealing with the matter.</text:span></text:p>
          </draw:text-box>
        </draw:frame>
        <draw:frame draw:style-name="gr7" draw:text-style-name="P8" draw:layer="layout" svg:width="0.408cm" svg:height="0.276cm" svg:x="9.424cm" svg:y="19.884cm">
          <draw:text-box>
            <text:p text:style-name="P1"><text:span text:style-name="T13">139</text:span></text:p>
          </draw:text-box>
        </draw:frame>
        <draw:frame draw:style-name="gr1" draw:text-style-name="P2" draw:layer="layout" svg:width="0.422cm" svg:height="0.475cm" svg:x="9.836cm" svg:y="19.8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974cm" svg:height="0.475cm" svg:x="2.2cm" svg:y="20.78cm">
          <draw:text-box>
            <text:p text:style-name="P1"><text:span text:style-name="T7">363. </text:span><text:span text:style-name="T4"><text:s/>Lord Goldsmith told the Inquiry:</text:span></text:p>
          </draw:text-box>
        </draw:frame>
        <draw:frame draw:style-name="gr1" draw:text-style-name="P2" draw:layer="layout" svg:width="15.069cm" svg:height="0.475cm" svg:x="2.95cm" svg:y="21.694cm">
          <draw:text-box>
            <text:p text:style-name="P1"><text:span text:style-name="T4">“</text:span><text:span text:style-name="T4">I was unhappy when I saw that [Mr Straw’s minute of 29 January], not because </text:span></text:p>
          </draw:text-box>
        </draw:frame>
        <draw:frame draw:style-name="gr1" draw:text-style-name="P2" draw:layer="layout" svg:width="15.331cm" svg:height="0.475cm" svg:x="2.95cm" svg:y="22.258cm">
          <draw:text-box>
            <text:p text:style-name="P1"><text:span text:style-name="T4">I thought it followed that Sir Michael was right and Mr Straw was wrong about the </text:span></text:p>
          </draw:text-box>
        </draw:frame>
        <draw:frame draw:style-name="gr1" draw:text-style-name="P2" draw:layer="layout" svg:width="15.047cm" svg:height="0.475cm" svg:x="2.95cm" svg:y="22.823cm">
          <draw:text-box>
            <text:p text:style-name="P1"><text:span text:style-name="T4">legal issue … but I didn’t like, to be honest, the sort of tone of what appeared to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9" draw:text-style-name="P9" draw:layer="layout" svg:x1="2.6cm" svg:y1="26.29cm" svg:x2="12.307cm" svg:y2="26.29cm">
          <text:p/>
        </draw:line>
        <draw:frame draw:style-name="gr1" draw:text-style-name="P2" draw:layer="layout" svg:width="15.399cm" svg:height="0.475cm" svg:x="2.95cm" svg:y="23.387cm">
          <draw:text-box>
            <text:p text:style-name="P1"><text:span text:style-name="T4">be a rebuke to a senior legal adviser for expressing his or her view. I have always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37 </text:span></text:p>
          </draw:text-box>
        </draw:frame>
        <draw:frame draw:style-name="gr4" draw:text-style-name="P5" draw:layer="layout" svg:width="9.841cm" svg:height="0.395cm" svg:x="2.6cm" svg:y="25.934cm">
          <draw:text-box>
            <text:p text:style-name="P1"><text:span text:style-name="T6">Minute Straw to Attorney General, 20 February 2003, [untitled]</text:span><text:span text:style-name="T11">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38 </text:span></text:p>
          </draw:text-box>
        </draw:frame>
        <draw:frame draw:style-name="gr4" draw:text-style-name="P5" draw:layer="layout" svg:width="7.275cm" svg:height="0.395cm" svg:x="2.6cm" svg:y="26.357cm">
          <draw:text-box>
            <text:p text:style-name="P1"><text:span text:style-name="T11">Public hearing, 26 January 2010, pages 30-32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39 </text:span></text:p>
          </draw:text-box>
        </draw:frame>
        <draw:frame draw:style-name="gr4" draw:text-style-name="P5" draw:layer="layout" svg:width="6.983cm" svg:height="0.395cm" svg:x="2.6cm" svg:y="26.781cm">
          <draw:text-box>
            <text:p text:style-name="P1"><text:span text:style-name="T11">Public hearing, 26 January 2010, pages 5-6. </text:span></text:p>
          </draw:text-box>
        </draw:frame>
      </draw:page>
      <draw:page draw:name="page6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8</text:span></text:p>
          </draw:text-box>
        </draw:frame>
        <draw:frame draw:style-name="gr1" draw:text-style-name="P2" draw:layer="layout" svg:width="16.025cm" svg:height="0.475cm" svg:x="2.95cm" svg:y="2.525cm">
          <draw:text-box>
            <text:p text:style-name="P1"><text:span text:style-name="T4">taken the view in Government – indeed I told Government lawyers – that they should </text:span></text:p>
          </draw:text-box>
        </draw:frame>
        <draw:frame draw:style-name="gr1" draw:text-style-name="P2" draw:layer="layout" svg:width="10.645cm" svg:height="0.475cm" svg:x="2.95cm" svg:y="3.09cm">
          <draw:text-box>
            <text:p text:style-name="P1"><text:span text:style-name="T4">express their views, however unwelcome they might be.”</text:span></text:p>
          </draw:text-box>
        </draw:frame>
        <draw:frame draw:style-name="gr7" draw:text-style-name="P8" draw:layer="layout" svg:width="0.408cm" svg:height="0.276cm" svg:x="13.561cm" svg:y="3.108cm">
          <draw:text-box>
            <text:p text:style-name="P1"><text:span text:style-name="T13">140</text:span></text:p>
          </draw:text-box>
        </draw:frame>
        <draw:frame draw:style-name="gr1" draw:text-style-name="P2" draw:layer="layout" svg:width="0.422cm" svg:height="0.475cm" svg:x="13.973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16cm" svg:height="0.475cm" svg:x="2.2cm" svg:y="4.004cm">
          <draw:text-box>
            <text:p text:style-name="P1"><text:span text:style-name="T7">364. </text:span><text:span text:style-name="T4"><text:s/>Mr Straw submitted a ‘Supplementary Memorandum’ addressing this exchange </text:span></text:p>
          </draw:text-box>
        </draw:frame>
        <draw:frame draw:style-name="gr1" draw:text-style-name="P2" draw:layer="layout" svg:width="7.355cm" svg:height="0.475cm" svg:x="2.2cm" svg:y="4.568cm">
          <draw:text-box>
            <text:p text:style-name="P1"><text:span text:style-name="T4">before his hearing on 8 February 2010.</text:span></text:p>
          </draw:text-box>
        </draw:frame>
        <draw:frame draw:style-name="gr7" draw:text-style-name="P8" draw:layer="layout" svg:width="0.408cm" svg:height="0.276cm" svg:x="9.519cm" svg:y="4.587cm">
          <draw:text-box>
            <text:p text:style-name="P1"><text:span text:style-name="T13">141</text:span></text:p>
          </draw:text-box>
        </draw:frame>
        <draw:frame draw:style-name="gr1" draw:text-style-name="P2" draw:layer="layout" svg:width="15cm" svg:height="0.475cm" svg:x="2.2cm" svg:y="5.483cm">
          <draw:text-box>
            <text:p text:style-name="P1"><text:span text:style-name="T7">365. </text:span><text:span text:style-name="T4"><text:s/>Mr Straw wrote that following a “private meeting in mid-January” with Vice </text:span></text:p>
          </draw:text-box>
        </draw:frame>
        <draw:frame draw:style-name="gr1" draw:text-style-name="P2" draw:layer="layout" svg:width="3.499cm" svg:height="0.475cm" svg:x="2.2cm" svg:y="6.047cm">
          <draw:text-box>
            <text:p text:style-name="P1"><text:span text:style-name="T4">President Cheney:</text:span></text:p>
          </draw:text-box>
        </draw:frame>
        <draw:frame draw:style-name="gr1" draw:text-style-name="P2" draw:layer="layout" svg:width="15.932cm" svg:height="0.475cm" svg:x="2.95cm" svg:y="6.962cm">
          <draw:text-box>
            <text:p text:style-name="P1"><text:span text:style-name="T4">“… </text:span><text:span text:style-name="T4">the usual rather cryptic summary of my conversation was issued in a confidential </text:span></text:p>
          </draw:text-box>
        </draw:frame>
        <draw:frame draw:style-name="gr1" draw:text-style-name="P2" draw:layer="layout" svg:width="15.72cm" svg:height="0.475cm" svg:x="2.95cm" svg:y="7.526cm">
          <draw:text-box>
            <text:p text:style-name="P1"><text:span text:style-name="T4">FCO telegram … Reading this Sir Michael sent me his minute of 24 January which, </text:span></text:p>
          </draw:text-box>
        </draw:frame>
        <draw:frame draw:style-name="gr1" draw:text-style-name="P2" draw:layer="layout" svg:width="15.687cm" svg:height="0.475cm" svg:x="2.95cm" svg:y="8.091cm">
          <draw:text-box>
            <text:p text:style-name="P1"><text:span text:style-name="T4">with my response, has been the subject of considerable interest by the Inquiry, and </text:span></text:p>
          </draw:text-box>
        </draw:frame>
        <draw:frame draw:style-name="gr1" draw:text-style-name="P2" draw:layer="layout" svg:width="1.501cm" svg:height="0.475cm" svg:x="2.95cm" svg:y="8.655cm">
          <draw:text-box>
            <text:p text:style-name="P1"><text:span text:style-name="T4">publicly.</text:span></text:p>
          </draw:text-box>
        </draw:frame>
        <draw:frame draw:style-name="gr1" draw:text-style-name="P2" draw:layer="layout" svg:width="15.589cm" svg:height="0.475cm" svg:x="2.95cm" svg:y="9.57cm">
          <draw:text-box>
            <text:p text:style-name="P1"><text:span text:style-name="T4">“</text:span><text:span text:style-name="T4">Far from ignoring this advice, as has been suggested publicly, I read Sir Michael’s </text:span></text:p>
          </draw:text-box>
        </draw:frame>
        <draw:frame draw:style-name="gr1" draw:text-style-name="P2" draw:layer="layout" svg:width="15.246cm" svg:height="0.475cm" svg:x="2.95cm" svg:y="10.134cm">
          <draw:text-box>
            <text:p text:style-name="P1"><text:span text:style-name="T4">minute with great care, and gave it the serious attention it deserved. So much so </text:span></text:p>
          </draw:text-box>
        </draw:frame>
        <draw:frame draw:style-name="gr1" draw:text-style-name="P2" draw:layer="layout" svg:width="15.856cm" svg:height="0.475cm" svg:x="2.95cm" svg:y="10.698cm">
          <draw:text-box>
            <text:p text:style-name="P1"><text:span text:style-name="T4">that I thought I owed him a formal and personal written response, rather than simply </text:span></text:p>
          </draw:text-box>
        </draw:frame>
        <draw:frame draw:style-name="gr1" draw:text-style-name="P2" draw:layer="layout" svg:width="6.068cm" svg:height="0.475cm" svg:x="2.95cm" svg:y="11.263cm">
          <draw:text-box>
            <text:p text:style-name="P1"><text:span text:style-name="T4">having a conversation with him.”</text:span></text:p>
          </draw:text-box>
        </draw:frame>
        <draw:frame draw:style-name="gr1" draw:text-style-name="P2" draw:layer="layout" svg:width="15.436cm" svg:height="0.475cm" svg:x="2.2cm" svg:y="12.177cm">
          <draw:text-box>
            <text:p text:style-name="P1"><text:span text:style-name="T7">366. </text:span><text:span text:style-name="T4"><text:s/>Mr Straw told the Inquiry that he had “never sent a minute like that before or </text:span></text:p>
          </draw:text-box>
        </draw:frame>
        <draw:frame draw:style-name="gr1" draw:text-style-name="P2" draw:layer="layout" svg:width="1.251cm" svg:height="0.475cm" svg:x="2.2cm" svg:y="12.742cm">
          <draw:text-box>
            <text:p text:style-name="P1"><text:span text:style-name="T4">since”.</text:span></text:p>
          </draw:text-box>
        </draw:frame>
        <draw:frame draw:style-name="gr7" draw:text-style-name="P8" draw:layer="layout" svg:width="0.408cm" svg:height="0.276cm" svg:x="3.447cm" svg:y="12.761cm">
          <draw:text-box>
            <text:p text:style-name="P1"><text:span text:style-name="T13">142</text:span></text:p>
          </draw:text-box>
        </draw:frame>
        <draw:frame draw:style-name="gr1" draw:text-style-name="P2" draw:layer="layout" svg:width="15.318cm" svg:height="0.475cm" svg:x="2.2cm" svg:y="13.656cm">
          <draw:text-box>
            <text:p text:style-name="P1"><text:span text:style-name="T7">367. </text:span><text:span text:style-name="T4"><text:s/>Mr Straw also acknowledged that Lord Goldsmith’s letter of 3 February was </text:span></text:p>
          </draw:text-box>
        </draw:frame>
        <draw:frame draw:style-name="gr1" draw:text-style-name="P2" draw:layer="layout" svg:width="2.809cm" svg:height="0.475cm" svg:x="2.2cm" svg:y="14.221cm">
          <draw:text-box>
            <text:p text:style-name="P1"><text:span text:style-name="T4">“</text:span><text:span text:style-name="T4">very unusual”.</text:span></text:p>
          </draw:text-box>
        </draw:frame>
        <draw:frame draw:style-name="gr7" draw:text-style-name="P8" draw:layer="layout" svg:width="0.408cm" svg:height="0.276cm" svg:x="5cm" svg:y="14.239cm">
          <draw:text-box>
            <text:p text:style-name="P1"><text:span text:style-name="T13">143</text:span></text:p>
          </draw:text-box>
        </draw:frame>
        <draw:frame draw:style-name="gr1" draw:text-style-name="P2" draw:layer="layout" svg:width="13.541cm" svg:height="0.475cm" svg:x="5.412cm" svg:y="14.221cm">
          <draw:text-box>
            <text:p text:style-name="P1"><text:span text:style-name="T4"><text:s/></text:span><text:span text:style-name="T4">In his view, it had been sent because Lord Goldsmith thought Mr Straw </text:span></text:p>
          </draw:text-box>
        </draw:frame>
        <draw:frame draw:style-name="gr1" draw:text-style-name="P2" draw:layer="layout" svg:width="15.344cm" svg:height="0.475cm" svg:x="2.2cm" svg:y="14.785cm">
          <draw:text-box>
            <text:p text:style-name="P1"><text:span text:style-name="T4">was “questioning the right of legal advisers to offer me advice”. Mr Straw had told </text:span></text:p>
          </draw:text-box>
        </draw:frame>
        <draw:frame draw:style-name="gr1" draw:text-style-name="P2" draw:layer="layout" svg:width="13.739cm" svg:height="0.475cm" svg:x="2.2cm" svg:y="15.35cm">
          <draw:text-box>
            <text:p text:style-name="P1"><text:span text:style-name="T4">Lord Goldsmith that he was not, and had subsequently put that in writing.</text:span></text:p>
          </draw:text-box>
        </draw:frame>
        <draw:frame draw:style-name="gr1" draw:text-style-name="P2" draw:layer="layout" svg:width="15.161cm" svg:height="0.475cm" svg:x="2.2cm" svg:y="16.264cm">
          <draw:text-box>
            <text:p text:style-name="P1"><text:span text:style-name="T7">368. </text:span><text:span text:style-name="T12"><text:s/>Mr Straw explained that his comment to Vice President Cheney about </text:span></text:p>
          </draw:text-box>
        </draw:frame>
        <draw:frame draw:style-name="gr1" draw:text-style-name="P2" draw:layer="layout" svg:width="16.559cm" svg:height="0.475cm" svg:x="2.2cm" svg:y="16.828cm">
          <draw:text-box>
            <text:p text:style-name="P1"><text:span text:style-name="T12">Kosovo was about military action in the absence of a Security Council resolution. </text:span></text:p>
          </draw:text-box>
        </draw:frame>
        <draw:frame draw:style-name="gr1" draw:text-style-name="P2" draw:layer="layout" svg:width="15.614cm" svg:height="0.475cm" svg:x="2.2cm" svg:y="17.743cm">
          <draw:text-box>
            <text:p text:style-name="P1"><text:span text:style-name="T7">369. </text:span><text:span text:style-name="T4"><text:s/>Mr Straw’s minute did not address the substance of Mr Wood’s advice on the </text:span></text:p>
          </draw:text-box>
        </draw:frame>
        <draw:frame draw:style-name="gr1" draw:text-style-name="P2" draw:layer="layout" svg:width="2.648cm" svg:height="0.475cm" svg:x="2.2cm" svg:y="18.307cm">
          <draw:text-box>
            <text:p text:style-name="P1"><text:span text:style-name="T4">Kosovo issue.</text:span></text:p>
          </draw:text-box>
        </draw:frame>
        <draw:frame draw:style-name="gr1" draw:text-style-name="P2" draw:layer="layout" svg:width="15.39cm" svg:height="0.475cm" svg:x="2.2cm" svg:y="19.222cm">
          <draw:text-box>
            <text:p text:style-name="P1"><text:span text:style-name="T7">370. </text:span><text:span text:style-name="T4"><text:s/>Mr Straw told the Inquiry that Kosovo itself was not a precedent and he fully </text:span></text:p>
          </draw:text-box>
        </draw:frame>
        <draw:frame draw:style-name="gr1" draw:text-style-name="P2" draw:layer="layout" svg:width="7.203cm" svg:height="0.475cm" svg:x="2.2cm" svg:y="19.786cm">
          <draw:text-box>
            <text:p text:style-name="P1"><text:span text:style-name="T4">accepted the legal basis was different.</text:span></text:p>
          </draw:text-box>
        </draw:frame>
        <draw:frame draw:style-name="gr7" draw:text-style-name="P8" draw:layer="layout" svg:width="0.408cm" svg:height="0.276cm" svg:x="9.37cm" svg:y="19.805cm">
          <draw:text-box>
            <text:p text:style-name="P1"><text:span text:style-name="T13">144</text:span></text:p>
          </draw:text-box>
        </draw:frame>
        <draw:frame draw:style-name="gr1" draw:text-style-name="P2" draw:layer="layout" svg:width="9.125cm" svg:height="0.475cm" svg:x="9.782cm" svg:y="19.786cm">
          <draw:text-box>
            <text:p text:style-name="P1"><text:span text:style-name="T4"><text:s/></text:span><text:span text:style-name="T4">It was relevant “only to this extent, that … there </text:span></text:p>
          </draw:text-box>
        </draw:frame>
        <draw:frame draw:style-name="gr1" draw:text-style-name="P2" draw:layer="layout" svg:width="16.25cm" svg:height="0.475cm" svg:x="2.2cm" svg:y="20.351cm">
          <draw:text-box>
            <text:p text:style-name="P1"><text:span text:style-name="T4">was an effort made to gain Security Council agreement and that failed, but the military </text:span></text:p>
          </draw:text-box>
        </draw:frame>
        <draw:frame draw:style-name="gr1" draw:text-style-name="P2" draw:layer="layout" svg:width="3.715cm" svg:height="0.475cm" svg:x="2.2cm" svg:y="20.915cm">
          <draw:text-box>
            <text:p text:style-name="P1"><text:span text:style-name="T4">action went ahead”.</text:span></text:p>
          </draw:text-box>
        </draw:frame>
        <draw:frame draw:style-name="gr1" draw:text-style-name="P2" draw:layer="layout" svg:width="15.805cm" svg:height="0.475cm" svg:x="2.2cm" svg:y="21.83cm">
          <draw:text-box>
            <text:p text:style-name="P1"><text:span text:style-name="T7">371. </text:span><text:span text:style-name="T4"><text:s/>In his ‘Supplementary Memorandum’, Mr Straw wrote that he had reached the </text:span></text:p>
          </draw:text-box>
        </draw:frame>
        <draw:frame draw:style-name="gr1" draw:text-style-name="P2" draw:layer="layout" svg:width="15.758cm" svg:height="0.475cm" svg:x="2.2cm" svg:y="22.394cm">
          <draw:text-box>
            <text:p text:style-name="P1"><text:span text:style-name="T4">view that he needed to respond to Mr Wood in writing because he had been “struck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6.029cm" svg:height="0.475cm" svg:x="2.2cm" svg:y="22.958cm">
          <draw:text-box>
            <text:p text:style-name="P1"><text:span text:style-name="T4">by the categorical nature of the advice … and its contrast with the very balanced and 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4">140 </text:span></text:p>
          </draw:text-box>
        </draw:frame>
        <draw:frame draw:style-name="gr4" draw:text-style-name="P5" draw:layer="layout" svg:width="6.589cm" svg:height="0.395cm" svg:x="2.6cm" svg:y="25.087cm">
          <draw:text-box>
            <text:p text:style-name="P1"><text:span text:style-name="T11">Public hearing, 27 January 2010, page 94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141 </text:span></text:p>
          </draw:text-box>
        </draw:frame>
        <draw:frame draw:style-name="gr4" draw:text-style-name="P5" draw:layer="layout" svg:width="13.828cm" svg:height="0.395cm" svg:x="2.6cm" svg:y="25.511cm">
          <draw:text-box>
            <text:p text:style-name="P1"><text:span text:style-name="T11">Statement, February 2010, ‘Supplementary Memorandum by the Rt Hon Jack Straw MP’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42 </text:span></text:p>
          </draw:text-box>
        </draw:frame>
        <draw:frame draw:style-name="gr4" draw:text-style-name="P5" draw:layer="layout" svg:width="6.648cm" svg:height="0.395cm" svg:x="2.6cm" svg:y="25.934cm">
          <draw:text-box>
            <text:p text:style-name="P1"><text:span text:style-name="T11">Public hearing, 8 February 2010, page 19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43 </text:span></text:p>
          </draw:text-box>
        </draw:frame>
        <draw:frame draw:style-name="gr4" draw:text-style-name="P5" draw:layer="layout" svg:width="6.648cm" svg:height="0.395cm" svg:x="2.6cm" svg:y="26.357cm">
          <draw:text-box>
            <text:p text:style-name="P1"><text:span text:style-name="T11">Public hearing, 8 February 2010, page 24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44 </text:span></text:p>
          </draw:text-box>
        </draw:frame>
        <draw:frame draw:style-name="gr4" draw:text-style-name="P5" draw:layer="layout" svg:width="7.334cm" svg:height="0.395cm" svg:x="2.6cm" svg:y="26.781cm">
          <draw:text-box>
            <text:p text:style-name="P1"><text:span text:style-name="T11">Public hearing, 8 February 2010, pages 21-22. </text:span></text:p>
          </draw:text-box>
        </draw:frame>
      </draw:page>
      <draw:page draw:name="page69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9</text:span></text:p>
          </draw:text-box>
        </draw:frame>
        <draw:frame draw:style-name="gr1" draw:text-style-name="P2" draw:layer="layout" svg:width="14.764cm" svg:height="0.475cm" svg:x="2.2cm" svg:y="2.525cm">
          <draw:text-box>
            <text:p text:style-name="P1"><text:span text:style-name="T4">detailed advice the same Legal Adviser had proffered to the Attorney General”.</text:span></text:p>
          </draw:text-box>
        </draw:frame>
        <draw:frame draw:style-name="gr7" draw:text-style-name="P8" draw:layer="layout" svg:width="0.408cm" svg:height="0.276cm" svg:x="16.9cm" svg:y="2.544cm">
          <draw:text-box>
            <text:p text:style-name="P1"><text:span text:style-name="T13">145</text:span></text:p>
          </draw:text-box>
        </draw:frame>
        <draw:frame draw:style-name="gr1" draw:text-style-name="P2" draw:layer="layout" svg:width="1.349cm" svg:height="0.475cm" svg:x="17.312cm" svg:y="2.525cm">
          <draw:text-box>
            <text:p text:style-name="P1"><text:span text:style-name="T4"><text:s/></text:span><text:span text:style-name="T4">It was </text:span></text:p>
          </draw:text-box>
        </draw:frame>
        <draw:frame draw:style-name="gr1" draw:text-style-name="P2" draw:layer="layout" svg:width="16.335cm" svg:height="0.475cm" svg:x="2.2cm" svg:y="3.09cm">
          <draw:text-box>
            <text:p text:style-name="P1"><text:span text:style-name="T4">“</text:span><text:span text:style-name="T4">incorrect to claim that there was ‘no doubt’ about the position” because two views had </text:span></text:p>
          </draw:text-box>
        </draw:frame>
        <draw:frame draw:style-name="gr1" draw:text-style-name="P2" draw:layer="layout" svg:width="16.402cm" svg:height="0.475cm" svg:x="2.2cm" svg:y="3.654cm">
          <draw:text-box>
            <text:p text:style-name="P1"><text:span text:style-name="T4">been set out in Mr Wood’s letter of instructions to Lord Goldsmith on 9 December 2002 </text:span></text:p>
          </draw:text-box>
        </draw:frame>
        <draw:frame draw:style-name="gr1" draw:text-style-name="P2" draw:layer="layout" svg:width="16.711cm" svg:height="0.475cm" svg:x="2.2cm" svg:y="4.218cm">
          <draw:text-box>
            <text:p text:style-name="P1"><text:span text:style-name="T4">and the issue “was at the heart of the debate on lawfulness”. That, “In turn and in part … </text:span></text:p>
          </draw:text-box>
        </draw:frame>
        <draw:frame draw:style-name="gr1" draw:text-style-name="P2" draw:layer="layout" svg:width="10.598cm" svg:height="0.475cm" svg:x="2.2cm" svg:y="4.783cm">
          <draw:text-box>
            <text:p text:style-name="P1"><text:span text:style-name="T4">depended on the ‘negotiating history’”, of the resolution. </text:span></text:p>
          </draw:text-box>
        </draw:frame>
        <draw:frame draw:style-name="gr1" draw:text-style-name="P2" draw:layer="layout" svg:width="15.851cm" svg:height="0.475cm" svg:x="2.2cm" svg:y="5.697cm">
          <draw:text-box>
            <text:p text:style-name="P1"><text:span text:style-name="T7">372. </text:span><text:span text:style-name="T4"><text:s/>Mr Straw subsequently told the Inquiry that, if Mr Wood had thought there was </text:span></text:p>
          </draw:text-box>
        </draw:frame>
        <draw:frame draw:style-name="gr1" draw:text-style-name="P2" draw:layer="layout" svg:width="16.165cm" svg:height="0.475cm" svg:x="2.2cm" svg:y="6.262cm">
          <draw:text-box>
            <text:p text:style-name="P1"><text:span text:style-name="T4">“</text:span><text:span text:style-name="T4">no doubt”, that was what he should have written in the instructions to Lord Goldsmith </text:span></text:p>
          </draw:text-box>
        </draw:frame>
        <draw:frame draw:style-name="gr1" draw:text-style-name="P2" draw:layer="layout" svg:width="2.881cm" svg:height="0.475cm" svg:x="2.2cm" svg:y="6.826cm">
          <draw:text-box>
            <text:p text:style-name="P1"><text:span text:style-name="T4">of 9 December.</text:span></text:p>
          </draw:text-box>
        </draw:frame>
        <draw:frame draw:style-name="gr7" draw:text-style-name="P8" draw:layer="layout" svg:width="0.408cm" svg:height="0.276cm" svg:x="5.071cm" svg:y="6.845cm">
          <draw:text-box>
            <text:p text:style-name="P1"><text:span text:style-name="T13">146</text:span></text:p>
          </draw:text-box>
        </draw:frame>
        <draw:frame draw:style-name="gr1" draw:text-style-name="P2" draw:layer="layout" svg:width="13.172cm" svg:height="0.475cm" svg:x="5.483cm" svg:y="6.826cm">
          <draw:text-box>
            <text:p text:style-name="P1"><text:span text:style-name="T4"><text:s/></text:span><text:span text:style-name="T4">The purposes of that document and Mr Wood’s minute of 24 January </text:span></text:p>
          </draw:text-box>
        </draw:frame>
        <draw:frame draw:style-name="gr1" draw:text-style-name="P2" draw:layer="layout" svg:width="15.678cm" svg:height="0.475cm" svg:x="2.2cm" svg:y="7.391cm">
          <draw:text-box>
            <text:p text:style-name="P1"><text:span text:style-name="T4">“</text:span><text:span text:style-name="T4">were the same, to offer legal advice and … the legal advice he had offered … was </text:span></text:p>
          </draw:text-box>
        </draw:frame>
        <draw:frame draw:style-name="gr1" draw:text-style-name="P2" draw:layer="layout" svg:width="11.932cm" svg:height="0.475cm" svg:x="2.2cm" svg:y="7.955cm">
          <draw:text-box>
            <text:p text:style-name="P1"><text:span text:style-name="T4">contradictory”. In Mr Straw’s view he was “entitled to raise that”.</text:span></text:p>
          </draw:text-box>
        </draw:frame>
        <draw:frame draw:style-name="gr1" draw:text-style-name="P2" draw:layer="layout" svg:width="14.937cm" svg:height="0.475cm" svg:x="2.2cm" svg:y="8.87cm">
          <draw:text-box>
            <text:p text:style-name="P1"><text:span text:style-name="T7">373. </text:span><text:span text:style-name="T12"><text:s/>The evidence set out in this Report demonstrates that Mr Wood fully </text:span></text:p>
          </draw:text-box>
        </draw:frame>
        <draw:frame draw:style-name="gr1" draw:text-style-name="P2" draw:layer="layout" svg:width="14.726cm" svg:height="0.475cm" svg:x="2.2cm" svg:y="9.434cm">
          <draw:text-box>
            <text:p text:style-name="P1"><text:span text:style-name="T12">understood that Lord Goldsmith’s response to the letter of instruction of </text:span></text:p>
          </draw:text-box>
        </draw:frame>
        <draw:frame draw:style-name="gr1" draw:text-style-name="P2" draw:layer="layout" svg:width="15.742cm" svg:height="0.475cm" svg:x="2.2cm" svg:y="9.998cm">
          <draw:text-box>
            <text:p text:style-name="P1"><text:span text:style-name="T12">9 December 2002 would provide the determinative view on the points at issue </text:span></text:p>
          </draw:text-box>
        </draw:frame>
        <draw:frame draw:style-name="gr1" draw:text-style-name="P2" draw:layer="layout" svg:width="9.476cm" svg:height="0.475cm" svg:x="2.2cm" svg:y="10.563cm">
          <draw:text-box>
            <text:p text:style-name="P1"><text:span text:style-name="T12">and he was not seeking to usurp that position. </text:span></text:p>
          </draw:text-box>
        </draw:frame>
        <draw:frame draw:style-name="gr1" draw:text-style-name="P2" draw:layer="layout" svg:width="15.233cm" svg:height="0.475cm" svg:x="2.2cm" svg:y="11.477cm">
          <draw:text-box>
            <text:p text:style-name="P1"><text:span text:style-name="T7">374. </text:span><text:span text:style-name="T12"><text:s/>Mr Wood had referred to the need to seek Lord Goldsmith’s advice on </text:span></text:p>
          </draw:text-box>
        </draw:frame>
        <draw:frame draw:style-name="gr1" draw:text-style-name="P2" draw:layer="layout" svg:width="15.915cm" svg:height="0.475cm" svg:x="2.2cm" svg:y="12.042cm">
          <draw:text-box>
            <text:p text:style-name="P1"><text:span text:style-name="T12">several previous occasions and it should not have been necessary to reiterate </text:span></text:p>
          </draw:text-box>
        </draw:frame>
        <draw:frame draw:style-name="gr1" draw:text-style-name="P2" draw:layer="layout" svg:width="7.55cm" svg:height="0.475cm" svg:x="2.2cm" svg:y="12.606cm">
          <draw:text-box>
            <text:p text:style-name="P1"><text:span text:style-name="T12">the point in every minute to Mr Straw.</text:span></text:p>
          </draw:text-box>
        </draw:frame>
        <draw:frame draw:style-name="gr1" draw:text-style-name="P2" draw:layer="layout" svg:width="16.012cm" svg:height="0.475cm" svg:x="2.2cm" svg:y="13.521cm">
          <draw:text-box>
            <text:p text:style-name="P1"><text:span text:style-name="T7">375. </text:span><text:span text:style-name="T12"><text:s/>Until Lord Goldsmith had reached his definitive view, FCO Legal Advisers </text:span></text:p>
          </draw:text-box>
        </draw:frame>
        <draw:frame draw:style-name="gr1" draw:text-style-name="P2" draw:layer="layout" svg:width="15.695cm" svg:height="0.475cm" svg:x="2.2cm" svg:y="14.085cm">
          <draw:text-box>
            <text:p text:style-name="P1"><text:span text:style-name="T12">had a duty to draw the attention of Ministers to potential legal risks; and Lord </text:span></text:p>
          </draw:text-box>
        </draw:frame>
        <draw:frame draw:style-name="gr1" draw:text-style-name="P2" draw:layer="layout" svg:width="10.907cm" svg:height="0.475cm" svg:x="2.2cm" svg:y="14.65cm">
          <draw:text-box>
            <text:p text:style-name="P1"><text:span text:style-name="T12">Goldsmith’s minute of 3 February confirmed that duty.</text:span></text:p>
          </draw:text-box>
        </draw:frame>
        <draw:frame draw:style-name="gr1" draw:text-style-name="P2" draw:layer="layout" svg:width="15.834cm" svg:height="0.475cm" svg:x="2.2cm" svg:y="15.564cm">
          <draw:text-box>
            <text:p text:style-name="P1"><text:span text:style-name="T7">376. </text:span><text:span text:style-name="T12"><text:s/>Mr Wood’s advice to Mr Straw was fully consistent with views previously </text:span></text:p>
          </draw:text-box>
        </draw:frame>
        <draw:frame draw:style-name="gr1" draw:text-style-name="P2" draw:layer="layout" svg:width="6.229cm" svg:height="0.475cm" svg:x="2.2cm" svg:y="16.128cm">
          <draw:text-box>
            <text:p text:style-name="P1"><text:span text:style-name="T12">expressed by Lord Goldsmith. </text:span></text:p>
          </draw:text-box>
        </draw:frame>
        <draw:frame draw:style-name="gr1" draw:text-style-name="P2" draw:layer="layout" svg:width="16.397cm" svg:height="0.475cm" svg:x="2.2cm" svg:y="17.043cm">
          <draw:text-box>
            <text:p text:style-name="P1"><text:span text:style-name="T7">377. </text:span><text:span text:style-name="T12"><text:s/>Lord Goldsmith’s response, insisting on the duty of Government lawyers to </text:span></text:p>
          </draw:text-box>
        </draw:frame>
        <draw:frame draw:style-name="gr1" draw:text-style-name="P2" draw:layer="layout" svg:width="16.084cm" svg:height="0.475cm" svg:x="2.2cm" svg:y="17.607cm">
          <draw:text-box>
            <text:p text:style-name="P1"><text:span text:style-name="T12">provide frank, honest and, if necessary, unwelcome legal advice without fear of </text:span></text:p>
          </draw:text-box>
        </draw:frame>
        <draw:frame draw:style-name="gr1" draw:text-style-name="P2" draw:layer="layout" svg:width="9.557cm" svg:height="0.475cm" svg:x="2.2cm" svg:y="18.172cm">
          <draw:text-box>
            <text:p text:style-name="P1"><text:span text:style-name="T12">rebuke from Ministers, was timely and justified.</text:span></text:p>
          </draw:text-box>
        </draw:frame>
        <draw:frame draw:style-name="gr1" draw:text-style-name="P2" draw:layer="layout" svg:width="12.727cm" svg:height="0.475cm" svg:x="2.2cm" svg:y="19.086cm">
          <draw:text-box>
            <text:p text:style-name="P1"><text:span text:style-name="T7">378. </text:span><text:span text:style-name="T4"><text:s/>In his ‘Supplementary Memorandum’, Mr Straw wrote that the:</text:span></text:p>
          </draw:text-box>
        </draw:frame>
        <draw:frame draw:style-name="gr1" draw:text-style-name="P2" draw:layer="layout" svg:width="15.551cm" svg:height="0.475cm" svg:x="2.95cm" svg:y="20.001cm">
          <draw:text-box>
            <text:p text:style-name="P1"><text:span text:style-name="T4">“… </text:span><text:span text:style-name="T4">decision was one for the Attorney General alone – a fact to which no reference </text:span></text:p>
          </draw:text-box>
        </draw:frame>
        <draw:frame draw:style-name="gr1" draw:text-style-name="P2" draw:layer="layout" svg:width="13.862cm" svg:height="0.475cm" svg:x="2.95cm" svg:y="20.565cm">
          <draw:text-box>
            <text:p text:style-name="P1"><text:span text:style-name="T4">was made nor qualification offered in the Legal Adviser’s minute to me …”</text:span></text:p>
          </draw:text-box>
        </draw:frame>
        <draw:frame draw:style-name="gr7" draw:text-style-name="P8" draw:layer="layout" svg:width="0.408cm" svg:height="0.276cm" svg:x="16.763cm" svg:y="20.584cm">
          <draw:text-box>
            <text:p text:style-name="P1"><text:span text:style-name="T13">147</text:span></text:p>
          </draw:text-box>
        </draw:frame>
        <draw:frame draw:style-name="gr1" draw:text-style-name="P2" draw:layer="layout" svg:width="4.184cm" svg:height="0.475cm" svg:x="2.2cm" svg:y="21.48cm">
          <draw:text-box>
            <text:p text:style-name="P1"><text:span text:style-name="T7">379. </text:span><text:span text:style-name="T4"><text:s/>Mr Straw added:</text:span></text:p>
          </draw:text-box>
        </draw:frame>
        <draw:frame draw:style-name="gr1" draw:text-style-name="P2" draw:layer="layout" svg:width="15.649cm" svg:height="0.475cm" svg:x="2.95cm" svg:y="22.394cm">
          <draw:text-box>
            <text:p text:style-name="P1"><text:span text:style-name="T4">“</text:span><text:span text:style-name="T4">It would surely be a novel, and fundamentally flawed, constitutional doctrine that a </text:span></text:p>
          </draw:text-box>
        </draw:frame>
        <draw:frame draw:style-name="gr1" draw:text-style-name="P2" draw:layer="layout" svg:width="16.008cm" svg:height="0.475cm" svg:x="2.95cm" svg:y="22.958cm">
          <draw:text-box>
            <text:p text:style-name="P1"><text:span text:style-name="T4">Minister was bound to accept any advice offered … by a Departmental Legal Adviser </text:span></text:p>
          </draw:text-box>
        </draw:frame>
        <draw:frame draw:style-name="gr1" draw:text-style-name="P2" draw:layer="layout" svg:width="15.737cm" svg:height="0.475cm" svg:x="2.95cm" svg:y="23.523cm">
          <draw:text-box>
            <text:p text:style-name="P1"><text:span text:style-name="T4">as determinative of an issue, if there were reasonable grounds for taking a contrary </text:span></text:p>
          </draw:text-box>
        </draw:frame>
        <draw:frame draw:style-name="gr1" draw:text-style-name="P2" draw:layer="layout" svg:width="15.648cm" svg:height="0.475cm" svg:x="2.95cm" svg:y="24.087cm">
          <draw:text-box>
            <text:p text:style-name="P1"><text:span text:style-name="T4">view. Such a doctrine would wholly undermine the principles of personal Ministerial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4.772cm" svg:height="0.475cm" svg:x="2.95cm" svg:y="24.652cm">
          <draw:text-box>
            <text:p text:style-name="P1"><text:span text:style-name="T4">responsibility and give inappropriate power to a Department’s Legal Advisers.”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45 </text:span></text:p>
          </draw:text-box>
        </draw:frame>
        <draw:frame draw:style-name="gr4" draw:text-style-name="P5" draw:layer="layout" svg:width="13.828cm" svg:height="0.395cm" svg:x="2.6cm" svg:y="25.934cm">
          <draw:text-box>
            <text:p text:style-name="P1"><text:span text:style-name="T11">Statement, February 2010, ‘Supplementary Memorandum by the Rt Hon Jack Straw MP’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46 </text:span></text:p>
          </draw:text-box>
        </draw:frame>
        <draw:frame draw:style-name="gr4" draw:text-style-name="P5" draw:layer="layout" svg:width="6.648cm" svg:height="0.395cm" svg:x="2.6cm" svg:y="26.357cm">
          <draw:text-box>
            <text:p text:style-name="P1"><text:span text:style-name="T11">Public hearing, 8 February 2010, page 16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47 </text:span></text:p>
          </draw:text-box>
        </draw:frame>
        <draw:frame draw:style-name="gr4" draw:text-style-name="P5" draw:layer="layout" svg:width="13.828cm" svg:height="0.395cm" svg:x="2.6cm" svg:y="26.781cm">
          <draw:text-box>
            <text:p text:style-name="P1"><text:span text:style-name="T11">Statement, February 2010, ‘Supplementary Memorandum by the Rt Hon Jack Straw MP’.</text:span></text:p>
          </draw:text-box>
        </draw:frame>
      </draw:page>
      <draw:page draw:name="page7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0</text:span></text:p>
          </draw:text-box>
        </draw:frame>
        <draw:frame draw:style-name="gr1" draw:text-style-name="P2" draw:layer="layout" svg:width="16.804cm" svg:height="0.475cm" svg:x="2.2cm" svg:y="2.525cm">
          <draw:text-box>
            <text:p text:style-name="P1"><text:span text:style-name="T7">380. </text:span><text:span text:style-name="T4"><text:s/>In the subsequent hearing, Mr Straw told the Inquiry he had responded to Mr Wood </text:span></text:p>
          </draw:text-box>
        </draw:frame>
        <draw:frame draw:style-name="gr1" draw:text-style-name="P2" draw:layer="layout" svg:width="1.848cm" svg:height="0.475cm" svg:x="2.2cm" svg:y="3.09cm">
          <draw:text-box>
            <text:p text:style-name="P1"><text:span text:style-name="T4">because: </text:span></text:p>
          </draw:text-box>
        </draw:frame>
        <draw:frame draw:style-name="gr1" draw:text-style-name="P2" draw:layer="layout" svg:width="14.396cm" svg:height="0.475cm" svg:x="2.95cm" svg:y="4.004cm">
          <draw:text-box>
            <text:p text:style-name="P1"><text:span text:style-name="T4">“… </text:span><text:span text:style-name="T4">where I disagreed with him was that he had the right over and above the </text:span></text:p>
          </draw:text-box>
        </draw:frame>
        <draw:frame draw:style-name="gr1" draw:text-style-name="P2" draw:layer="layout" svg:width="15.513cm" svg:height="0.475cm" svg:x="2.95cm" svg:y="4.568cm">
          <draw:text-box>
            <text:p text:style-name="P1"><text:span text:style-name="T4">Attorney General to say what was or was not unlawful … it is a most extraordinary </text:span></text:p>
          </draw:text-box>
        </draw:frame>
        <draw:frame draw:style-name="gr1" draw:text-style-name="P2" draw:layer="layout" svg:width="15.157cm" svg:height="0.475cm" svg:x="2.95cm" svg:y="5.133cm">
          <draw:text-box>
            <text:p text:style-name="P1"><text:span text:style-name="T4">constitutional doctrine that, in the absence of a decision by the Attorney General </text:span></text:p>
          </draw:text-box>
        </draw:frame>
        <draw:frame draw:style-name="gr1" draw:text-style-name="P2" draw:layer="layout" svg:width="15.593cm" svg:height="0.475cm" svg:x="2.95cm" svg:y="5.697cm">
          <draw:text-box>
            <text:p text:style-name="P1"><text:span text:style-name="T4">about what was or was not lawful, that a Departmental Legal Adviser is able to say </text:span></text:p>
          </draw:text-box>
        </draw:frame>
        <draw:frame draw:style-name="gr1" draw:text-style-name="P2" draw:layer="layout" svg:width="4.887cm" svg:height="0.475cm" svg:x="2.95cm" svg:y="6.262cm">
          <draw:text-box>
            <text:p text:style-name="P1"><text:span text:style-name="T4">what is or is not unlawful.”</text:span></text:p>
          </draw:text-box>
        </draw:frame>
        <draw:frame draw:style-name="gr7" draw:text-style-name="P8" draw:layer="layout" svg:width="0.408cm" svg:height="0.276cm" svg:x="7.82cm" svg:y="6.281cm">
          <draw:text-box>
            <text:p text:style-name="P1"><text:span text:style-name="T13">148</text:span></text:p>
          </draw:text-box>
        </draw:frame>
        <draw:frame draw:style-name="gr1" draw:text-style-name="P2" draw:layer="layout" svg:width="0.422cm" svg:height="0.475cm" svg:x="8.232cm" svg:y="6.2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303cm" svg:height="0.475cm" svg:x="2.2cm" svg:y="7.176cm">
          <draw:text-box>
            <text:p text:style-name="P1"><text:span text:style-name="T7">381. </text:span><text:span text:style-name="T4"><text:s/>Mr Straw added: </text:span></text:p>
          </draw:text-box>
        </draw:frame>
        <draw:frame draw:style-name="gr1" draw:text-style-name="P2" draw:layer="layout" svg:width="15.683cm" svg:height="0.475cm" svg:x="2.95cm" svg:y="8.091cm">
          <draw:text-box>
            <text:p text:style-name="P1"><text:span text:style-name="T4">“</text:span><text:span text:style-name="T4">But in the absence of a decision by the Attorney General … there has to be doubt. </text:span></text:p>
          </draw:text-box>
        </draw:frame>
        <draw:frame draw:style-name="gr1" draw:text-style-name="P2" draw:layer="layout" svg:width="15.382cm" svg:height="0.475cm" svg:x="2.95cm" svg:y="8.655cm">
          <draw:text-box>
            <text:p text:style-name="P1"><text:span text:style-name="T4">That was what I thought was strange, and, as I say, he is fully entitled to send me </text:span></text:p>
          </draw:text-box>
        </draw:frame>
        <draw:frame draw:style-name="gr1" draw:text-style-name="P2" draw:layer="layout" svg:width="15.441cm" svg:height="0.475cm" svg:x="2.95cm" svg:y="9.22cm">
          <draw:text-box>
            <text:p text:style-name="P1"><text:span text:style-name="T4">the note. I never challenged his right to do that, and if I may say so, there is some </text:span></text:p>
          </draw:text-box>
        </draw:frame>
        <draw:frame draw:style-name="gr1" draw:text-style-name="P2" draw:layer="layout" svg:width="15.78cm" svg:height="0.475cm" svg:x="2.95cm" svg:y="9.784cm">
          <draw:text-box>
            <text:p text:style-name="P1"><text:span text:style-name="T4">suggestion in the notes that I ignored the advice. I never ignore advice. I gave it the </text:span></text:p>
          </draw:text-box>
        </draw:frame>
        <draw:frame draw:style-name="gr1" draw:text-style-name="P2" draw:layer="layout" svg:width="4.324cm" svg:height="0.475cm" svg:x="2.95cm" svg:y="10.348cm">
          <draw:text-box>
            <text:p text:style-name="P1"><text:span text:style-name="T4">most careful attention.”</text:span></text:p>
          </draw:text-box>
        </draw:frame>
        <draw:frame draw:style-name="gr7" draw:text-style-name="P8" draw:layer="layout" svg:width="0.408cm" svg:height="0.276cm" svg:x="7.256cm" svg:y="10.367cm">
          <draw:text-box>
            <text:p text:style-name="P1"><text:span text:style-name="T13">149</text:span></text:p>
          </draw:text-box>
        </draw:frame>
        <draw:frame draw:style-name="gr1" draw:text-style-name="P2" draw:layer="layout" svg:width="0.422cm" svg:height="0.475cm" svg:x="7.668cm" svg:y="10.3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87cm" svg:height="0.475cm" svg:x="2.2cm" svg:y="11.263cm">
          <draw:text-box>
            <text:p text:style-name="P1"><text:span text:style-name="T7">382. </text:span><text:span text:style-name="T4"><text:s/>Sir Franklin Berman, Sir Michael Wood’s predecessor as the FCO Legal Adviser, </text:span></text:p>
          </draw:text-box>
        </draw:frame>
        <draw:frame draw:style-name="gr1" draw:text-style-name="P2" draw:layer="layout" svg:width="1.158cm" svg:height="0.475cm" svg:x="2.2cm" svg:y="11.827cm">
          <draw:text-box>
            <text:p text:style-name="P1"><text:span text:style-name="T4">wrote:</text:span></text:p>
          </draw:text-box>
        </draw:frame>
        <draw:frame draw:style-name="gr1" draw:text-style-name="P2" draw:layer="layout" svg:width="15.335cm" svg:height="0.475cm" svg:x="2.95cm" svg:y="12.742cm">
          <draw:text-box>
            <text:p text:style-name="P1"><text:span text:style-name="T4">“</text:span><text:span text:style-name="T4">I have to confess (once again) to some astonishment at seeing a former Foreign </text:span></text:p>
          </draw:text-box>
        </draw:frame>
        <draw:frame draw:style-name="gr1" draw:text-style-name="P2" draw:layer="layout" svg:width="15.648cm" svg:height="0.475cm" svg:x="2.95cm" svg:y="13.306cm">
          <draw:text-box>
            <text:p text:style-name="P1"><text:span text:style-name="T4">Secretary implying in recent evidence to the Inquiry that he was not bound by legal </text:span></text:p>
          </draw:text-box>
        </draw:frame>
        <draw:frame draw:style-name="gr1" draw:text-style-name="P2" draw:layer="layout" svg:width="15.809cm" svg:height="0.475cm" svg:x="2.95cm" svg:y="13.871cm">
          <draw:text-box>
            <text:p text:style-name="P1"><text:span text:style-name="T4">advice given to him at the highest level, but was entitled to weigh it off against other </text:span></text:p>
          </draw:text-box>
        </draw:frame>
        <draw:frame draw:style-name="gr1" draw:text-style-name="P2" draw:layer="layout" svg:width="15.306cm" svg:height="0.475cm" svg:x="2.95cm" svg:y="14.435cm">
          <draw:text-box>
            <text:p text:style-name="P1"><text:span text:style-name="T4">legal views as the basis for policy formulation. If Ministers begin to think that they </text:span></text:p>
          </draw:text-box>
        </draw:frame>
        <draw:frame draw:style-name="gr1" draw:text-style-name="P2" draw:layer="layout" svg:width="15.619cm" svg:height="0.475cm" svg:x="2.95cm" svg:y="15cm">
          <draw:text-box>
            <text:p text:style-name="P1"><text:span text:style-name="T4">can shop around until they discover the most convenient legal view, without regard </text:span></text:p>
          </draw:text-box>
        </draw:frame>
        <draw:frame draw:style-name="gr1" draw:text-style-name="P2" draw:layer="layout" svg:width="7.741cm" svg:height="0.475cm" svg:x="2.95cm" svg:y="15.564cm">
          <draw:text-box>
            <text:p text:style-name="P1"><text:span text:style-name="T4">to its authority, that is a recipe for chaos.”</text:span></text:p>
          </draw:text-box>
        </draw:frame>
        <draw:frame draw:style-name="gr7" draw:text-style-name="P8" draw:layer="layout" svg:width="0.408cm" svg:height="0.276cm" svg:x="10.66cm" svg:y="15.583cm">
          <draw:text-box>
            <text:p text:style-name="P1"><text:span text:style-name="T13">150</text:span></text:p>
          </draw:text-box>
        </draw:frame>
        <draw:frame draw:style-name="gr1" draw:text-style-name="P2" draw:layer="layout" svg:width="0.422cm" svg:height="0.475cm" svg:x="11.071cm" svg:y="15.5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37cm" svg:height="0.475cm" svg:x="2.2cm" svg:y="16.478cm">
          <draw:text-box>
            <text:p text:style-name="P1"><text:span text:style-name="T7">383. </text:span><text:span text:style-name="T12"><text:s/>As Lord Goldsmith remarked in his letter of 3 February, the remedy in case </text:span></text:p>
          </draw:text-box>
        </draw:frame>
        <draw:frame draw:style-name="gr1" draw:text-style-name="P2" draw:layer="layout" svg:width="16.266cm" svg:height="0.475cm" svg:x="2.2cm" svg:y="17.043cm">
          <draw:text-box>
            <text:p text:style-name="P1"><text:span text:style-name="T12">of dispute was to ask for his opinion, but he did not at that stage have Mr Blair’s </text:span></text:p>
          </draw:text-box>
        </draw:frame>
        <draw:frame draw:style-name="gr1" draw:text-style-name="P2" draw:layer="layout" svg:width="7.106cm" svg:height="0.475cm" svg:x="2.2cm" svg:y="17.607cm">
          <draw:text-box>
            <text:p text:style-name="P1"><text:span text:style-name="T12">agreement to share his draft views.</text:span></text:p>
          </draw:text-box>
        </draw:frame>
        <draw:frame draw:style-name="gr1" draw:text-style-name="P2" draw:layer="layout" svg:width="15.987cm" svg:height="0.475cm" svg:x="2.2cm" svg:y="18.522cm">
          <draw:text-box>
            <text:p text:style-name="P1"><text:span text:style-name="T7">384. </text:span><text:span text:style-name="T12"><text:s/>Mr Straw’s evidence makes clear his concern that Lord Goldsmith should </text:span></text:p>
          </draw:text-box>
        </draw:frame>
        <draw:frame draw:style-name="gr1" draw:text-style-name="P2" draw:layer="layout" svg:width="15.873cm" svg:height="0.475cm" svg:x="2.2cm" svg:y="19.086cm">
          <draw:text-box>
            <text:p text:style-name="P1"><text:span text:style-name="T12">not at that stage take a definitive view without fully considering the alternative </text:span></text:p>
          </draw:text-box>
        </draw:frame>
        <draw:frame draw:style-name="gr1" draw:text-style-name="P2" draw:layer="layout" svg:width="16.347cm" svg:height="0.475cm" svg:x="2.2cm" svg:y="19.651cm">
          <draw:text-box>
            <text:p text:style-name="P1"><text:span text:style-name="T12">interpretation advocated by Mr Straw and set out in his letter of 6 February 2003. </text:span></text:p>
          </draw:text-box>
        </draw:frame>
        <draw:frame draw:style-name="gr1" draw:text-style-name="P2" draw:layer="layout" svg:width="15.699cm" svg:height="0.475cm" svg:x="2.2cm" svg:y="20.565cm">
          <draw:text-box>
            <text:p text:style-name="P1"><text:span text:style-name="T7">385. </text:span><text:span text:style-name="T4"><text:s/>The balance of the evidence set out later in this Section suggests that neither </text:span></text:p>
          </draw:text-box>
        </draw:frame>
        <draw:frame draw:style-name="gr1" draw:text-style-name="P2" draw:layer="layout" svg:width="15.322cm" svg:height="0.475cm" svg:x="2.2cm" svg:y="21.13cm">
          <draw:text-box>
            <text:p text:style-name="P1"><text:span text:style-name="T4">Mr Straw nor Mr Wood had, by 29 January, seen Lord Goldsmith’s draft advice of </text:span></text:p>
          </draw:text-box>
        </draw:frame>
        <draw:frame draw:style-name="gr1" draw:text-style-name="P2" draw:layer="layout" svg:width="2.191cm" svg:height="0.475cm" svg:x="2.2cm" svg:y="21.694cm">
          <draw:text-box>
            <text:p text:style-name="P1"><text:span text:style-name="T4">14 January.</text:span></text:p>
          </draw:text-box>
        </draw:frame>
        <draw:frame draw:style-name="gr1" draw:text-style-name="P2" draw:layer="layout" svg:width="16.016cm" svg:height="0.475cm" svg:x="2.2cm" svg:y="22.608cm">
          <draw:text-box>
            <text:p text:style-name="P1"><text:span text:style-name="T7">386. </text:span><text:span text:style-name="T4"><text:s/>In his ‘Supplementary Memorandum’ Mr Straw pointed out “the huge difference </text:span></text:p>
          </draw:text-box>
        </draw:frame>
        <draw:frame draw:style-name="gr1" draw:text-style-name="P2" draw:layer="layout" svg:width="15.716cm" svg:height="0.475cm" svg:x="2.2cm" svg:y="23.173cm">
          <draw:text-box>
            <text:p text:style-name="P1"><text:span text:style-name="T4">between the normal run of the mill legal advice on usual issues and legal advice on </text:span></text:p>
          </draw:text-box>
        </draw:frame>
        <draw:frame draw:style-name="gr1" draw:text-style-name="P2" draw:layer="layout" svg:width="12.562cm" svg:height="0.475cm" svg:x="2.2cm" svg:y="23.737cm">
          <draw:text-box>
            <text:p text:style-name="P1"><text:span text:style-name="T4">whether it was legal for the United Kingdom to take military action”.</text:span></text:p>
          </draw:text-box>
        </draw:frame>
        <draw:frame draw:style-name="gr7" draw:text-style-name="P8" draw:layer="layout" svg:width="0.408cm" svg:height="0.276cm" svg:x="14.718cm" svg:y="23.756cm">
          <draw:text-box>
            <text:p text:style-name="P1"><text:span text:style-name="T13">151</text:span></text:p>
          </draw:text-box>
        </draw:frame>
        <draw:frame draw:style-name="gr1" draw:text-style-name="P2" draw:layer="layout" svg:width="3.059cm" svg:height="0.475cm" svg:x="15.129cm" svg:y="23.737cm">
          <draw:text-box>
            <text:p text:style-name="P1"><text:span text:style-name="T4"><text:s/></text:span><text:span text:style-name="T4">That was “why,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7.719cm" svg:height="0.475cm" svg:x="2.2cm" svg:y="24.302cm">
          <draw:text-box>
            <text:p text:style-name="P1"><text:span text:style-name="T4">on all sides, this issue was so sensitive”. 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148 </text:span></text:p>
          </draw:text-box>
        </draw:frame>
        <draw:frame draw:style-name="gr4" draw:text-style-name="P5" draw:layer="layout" svg:width="6.623cm" svg:height="0.395cm" svg:x="2.6cm" svg:y="25.511cm">
          <draw:text-box>
            <text:p text:style-name="P1"><text:span text:style-name="T11">Public hearing, 8 February 2010, page 11.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49 </text:span></text:p>
          </draw:text-box>
        </draw:frame>
        <draw:frame draw:style-name="gr4" draw:text-style-name="P5" draw:layer="layout" svg:width="6.648cm" svg:height="0.395cm" svg:x="2.6cm" svg:y="25.934cm">
          <draw:text-box>
            <text:p text:style-name="P1"><text:span text:style-name="T11">Public hearing, 8 February 2010, page 14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50 </text:span></text:p>
          </draw:text-box>
        </draw:frame>
        <draw:frame draw:style-name="gr4" draw:text-style-name="P5" draw:layer="layout" svg:width="6.195cm" svg:height="0.395cm" svg:x="2.6cm" svg:y="26.357cm">
          <draw:text-box>
            <text:p text:style-name="P1"><text:span text:style-name="T11">Statement, 7 March 2011, paragraph 8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51 </text:span></text:p>
          </draw:text-box>
        </draw:frame>
        <draw:frame draw:style-name="gr4" draw:text-style-name="P5" draw:layer="layout" svg:width="13.828cm" svg:height="0.395cm" svg:x="2.6cm" svg:y="26.781cm">
          <draw:text-box>
            <text:p text:style-name="P1"><text:span text:style-name="T11">Statement, February 2010, ‘Supplementary Memorandum by the Rt Hon Jack Straw MP’.</text:span></text:p>
          </draw:text-box>
        </draw:frame>
      </draw:page>
      <draw:page draw:name="page71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1</text:span></text:p>
          </draw:text-box>
        </draw:frame>
        <draw:frame draw:style-name="gr1" draw:text-style-name="P2" draw:layer="layout" svg:width="15.987cm" svg:height="0.475cm" svg:x="2.2cm" svg:y="2.525cm">
          <draw:text-box>
            <text:p text:style-name="P1"><text:span text:style-name="T7">387. </text:span><text:span text:style-name="T4"><text:s/>Mr Straw added that he “had an intense appreciation” of the negotiating history </text:span></text:p>
          </draw:text-box>
        </draw:frame>
        <draw:frame draw:style-name="gr1" draw:text-style-name="P2" draw:layer="layout" svg:width="16.529cm" svg:height="0.475cm" svg:x="2.2cm" svg:y="3.09cm">
          <draw:text-box>
            <text:p text:style-name="P1"><text:span text:style-name="T4">of resolution 1441 and “an acute understanding” of what France, Russia and China had </text:span></text:p>
          </draw:text-box>
        </draw:frame>
        <draw:frame draw:style-name="gr1" draw:text-style-name="P2" draw:layer="layout" svg:width="16.444cm" svg:height="0.475cm" svg:x="2.2cm" svg:y="3.654cm">
          <draw:text-box>
            <text:p text:style-name="P1"><text:span text:style-name="T4">said in their EOVs and the subsequent Ministerial meetings of the Security Council and </text:span></text:p>
          </draw:text-box>
        </draw:frame>
        <draw:frame draw:style-name="gr1" draw:text-style-name="P2" draw:layer="layout" svg:width="16.284cm" svg:height="0.475cm" svg:x="2.2cm" svg:y="4.218cm">
          <draw:text-box>
            <text:p text:style-name="P1"><text:span text:style-name="T4">“</text:span><text:span text:style-name="T4">crucially – what they had not said”. That needed to be “weighed in the balance before </text:span></text:p>
          </draw:text-box>
        </draw:frame>
        <draw:frame draw:style-name="gr1" draw:text-style-name="P2" draw:layer="layout" svg:width="2.174cm" svg:height="0.475cm" svg:x="2.2cm" svg:y="4.783cm">
          <draw:text-box>
            <text:p text:style-name="P1"><text:span text:style-name="T4">a decision”.</text:span></text:p>
          </draw:text-box>
        </draw:frame>
        <draw:frame draw:style-name="gr1" draw:text-style-name="P2" draw:layer="layout" svg:width="4.036cm" svg:height="0.475cm" svg:x="2.2cm" svg:y="5.697cm">
          <draw:text-box>
            <text:p text:style-name="P1"><text:span text:style-name="T7">388. </text:span><text:span text:style-name="T4"><text:s/>Mr Straw wrote:</text:span></text:p>
          </draw:text-box>
        </draw:frame>
        <draw:frame draw:style-name="gr1" draw:text-style-name="P2" draw:layer="layout" svg:width="15.661cm" svg:height="0.475cm" svg:x="2.95cm" svg:y="6.612cm">
          <draw:text-box>
            <text:p text:style-name="P1"><text:span text:style-name="T4">“</text:span><text:span text:style-name="T4">Once the Attorney General had uttered on this question, that would have been the </text:span></text:p>
          </draw:text-box>
        </draw:frame>
        <draw:frame draw:style-name="gr1" draw:text-style-name="P2" draw:layer="layout" svg:width="15.97cm" svg:height="0.475cm" svg:x="2.95cm" svg:y="7.176cm">
          <draw:text-box>
            <text:p text:style-name="P1"><text:span text:style-name="T4">end of the matter; as on any other similar legal question. It would be wholly improper </text:span></text:p>
          </draw:text-box>
        </draw:frame>
        <draw:frame draw:style-name="gr1" draw:text-style-name="P2" draw:layer="layout" svg:width="14.819cm" svg:height="0.475cm" svg:x="2.95cm" svg:y="7.741cm">
          <draw:text-box>
            <text:p text:style-name="P1"><text:span text:style-name="T4">of any Minister to challenge, or not accept, such an Attorney General decision, </text:span></text:p>
          </draw:text-box>
        </draw:frame>
        <draw:frame draw:style-name="gr1" draw:text-style-name="P2" draw:layer="layout" svg:width="8.934cm" svg:height="0.475cm" svg:x="2.95cm" svg:y="8.305cm">
          <draw:text-box>
            <text:p text:style-name="P1"><text:span text:style-name="T4">whatever it was. But we were not at that stage.”</text:span></text:p>
          </draw:text-box>
        </draw:frame>
        <draw:frame draw:style-name="gr1" draw:text-style-name="P2" draw:layer="layout" svg:width="16.635cm" svg:height="0.475cm" svg:x="2.2cm" svg:y="9.22cm">
          <draw:text-box>
            <text:p text:style-name="P1"><text:span text:style-name="T7">389. </text:span><text:span text:style-name="T4"><text:s/>The Inquiry asked a number of witnesses to comment on Mr Straw’s assertion that </text:span></text:p>
          </draw:text-box>
        </draw:frame>
        <draw:frame draw:style-name="gr1" draw:text-style-name="P2" draw:layer="layout" svg:width="16.144cm" svg:height="0.475cm" svg:x="2.2cm" svg:y="9.784cm">
          <draw:text-box>
            <text:p text:style-name="P1"><text:span text:style-name="T4">international law was an uncertain field and there was no international court to decide </text:span></text:p>
          </draw:text-box>
        </draw:frame>
        <draw:frame draw:style-name="gr1" draw:text-style-name="P2" draw:layer="layout" svg:width="1.653cm" svg:height="0.475cm" svg:x="2.2cm" svg:y="10.348cm">
          <draw:text-box>
            <text:p text:style-name="P1"><text:span text:style-name="T4">matters. </text:span></text:p>
          </draw:text-box>
        </draw:frame>
        <draw:frame draw:style-name="gr1" draw:text-style-name="P2" draw:layer="layout" svg:width="16.215cm" svg:height="0.475cm" svg:x="2.2cm" svg:y="11.263cm">
          <draw:text-box>
            <text:p text:style-name="P1"><text:span text:style-name="T7">390. </text:span><text:span text:style-name="T4"><text:s/>Mr Straw emphasised that it meant the responsibility rested on Lord Goldsmith’s </text:span></text:p>
          </draw:text-box>
        </draw:frame>
        <draw:frame draw:style-name="gr1" draw:text-style-name="P2" draw:layer="layout" svg:width="1.962cm" svg:height="0.475cm" svg:x="2.2cm" svg:y="11.827cm">
          <draw:text-box>
            <text:p text:style-name="P1"><text:span text:style-name="T4">shoulders.</text:span></text:p>
          </draw:text-box>
        </draw:frame>
        <draw:frame draw:style-name="gr1" draw:text-style-name="P2" draw:layer="layout" svg:width="11.618cm" svg:height="0.475cm" svg:x="2.2cm" svg:y="12.742cm">
          <draw:text-box>
            <text:p text:style-name="P1"><text:span text:style-name="T7">391. </text:span><text:span text:style-name="T4"><text:s/>Addressing that point, Sir Michael Wood told the Inquiry:</text:span></text:p>
          </draw:text-box>
        </draw:frame>
        <draw:frame draw:style-name="gr1" draw:text-style-name="P2" draw:layer="layout" svg:width="14.485cm" svg:height="0.475cm" svg:x="2.95cm" svg:y="13.656cm">
          <draw:text-box>
            <text:p text:style-name="P1"><text:span text:style-name="T4">“… </text:span><text:span text:style-name="T4">he is somehow implying that one can therefore be more flexible, and that </text:span></text:p>
          </draw:text-box>
        </draw:frame>
        <draw:frame draw:style-name="gr1" draw:text-style-name="P2" draw:layer="layout" svg:width="15.492cm" svg:height="0.475cm" svg:x="2.95cm" svg:y="14.221cm">
          <draw:text-box>
            <text:p text:style-name="P1"><text:span text:style-name="T4">I think is probably the opposite of the case … because there is no court, the Legal </text:span></text:p>
          </draw:text-box>
        </draw:frame>
        <draw:frame draw:style-name="gr1" draw:text-style-name="P2" draw:layer="layout" svg:width="15.344cm" svg:height="0.475cm" svg:x="2.95cm" svg:y="14.785cm">
          <draw:text-box>
            <text:p text:style-name="P1"><text:span text:style-name="T4">Adviser and those taking decisions based on legal advice have to be all the more </text:span></text:p>
          </draw:text-box>
        </draw:frame>
        <draw:frame draw:style-name="gr1" draw:text-style-name="P2" draw:layer="layout" svg:width="15.407cm" svg:height="0.475cm" svg:x="2.95cm" svg:y="15.35cm">
          <draw:text-box>
            <text:p text:style-name="P1"><text:span text:style-name="T4">scrupulous in adhering to the law … It is one thing for a lawyer to say, ‘Well, there </text:span></text:p>
          </draw:text-box>
        </draw:frame>
        <draw:frame draw:style-name="gr1" draw:text-style-name="P2" draw:layer="layout" svg:width="15.458cm" svg:height="0.475cm" svg:x="2.95cm" svg:y="15.914cm">
          <draw:text-box>
            <text:p text:style-name="P1"><text:span text:style-name="T4">is an argument here. Have a go. A court, a judge, will decide in the end’. It is quite </text:span></text:p>
          </draw:text-box>
        </draw:frame>
        <draw:frame draw:style-name="gr1" draw:text-style-name="P2" draw:layer="layout" svg:width="14.967cm" svg:height="0.475cm" svg:x="2.95cm" svg:y="16.478cm">
          <draw:text-box>
            <text:p text:style-name="P1"><text:span text:style-name="T4">different in the international system where that’s usually not the case. You have </text:span></text:p>
          </draw:text-box>
        </draw:frame>
        <draw:frame draw:style-name="gr1" draw:text-style-name="P2" draw:layer="layout" svg:width="15.509cm" svg:height="0.475cm" svg:x="2.95cm" svg:y="17.043cm">
          <draw:text-box>
            <text:p text:style-name="P1"><text:span text:style-name="T4">a duty to the law, a duty to the system. You are setting precedents by the very fact </text:span></text:p>
          </draw:text-box>
        </draw:frame>
        <draw:frame draw:style-name="gr1" draw:text-style-name="P2" draw:layer="layout" svg:width="5.205cm" svg:height="0.475cm" svg:x="2.95cm" svg:y="17.607cm">
          <draw:text-box>
            <text:p text:style-name="P1"><text:span text:style-name="T4">of saying and doing things.”</text:span></text:p>
          </draw:text-box>
        </draw:frame>
        <draw:frame draw:style-name="gr7" draw:text-style-name="P8" draw:layer="layout" svg:width="0.408cm" svg:height="0.276cm" svg:x="8.128cm" svg:y="17.626cm">
          <draw:text-box>
            <text:p text:style-name="P1"><text:span text:style-name="T13">152</text:span></text:p>
          </draw:text-box>
        </draw:frame>
        <draw:frame draw:style-name="gr1" draw:text-style-name="P2" draw:layer="layout" svg:width="0.422cm" svg:height="0.475cm" svg:x="8.539cm" svg:y="17.6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58cm" svg:height="0.475cm" svg:x="2.2cm" svg:y="18.522cm">
          <draw:text-box>
            <text:p text:style-name="P1"><text:span text:style-name="T7">392. </text:span><text:span text:style-name="T4"><text:s/>Ms Wilmshurst took a similar view: “I think that, simply because there are no </text:span></text:p>
          </draw:text-box>
        </draw:frame>
        <draw:frame draw:style-name="gr1" draw:text-style-name="P2" draw:layer="layout" svg:width="15.483cm" svg:height="0.475cm" svg:x="2.2cm" svg:y="19.086cm">
          <draw:text-box>
            <text:p text:style-name="P1"><text:span text:style-name="T4">courts, it ought to make one more cautious about trying to keep within the law, not </text:span></text:p>
          </draw:text-box>
        </draw:frame>
        <draw:frame draw:style-name="gr1" draw:text-style-name="P2" draw:layer="layout" svg:width="1.014cm" svg:height="0.475cm" svg:x="2.2cm" svg:y="19.651cm">
          <draw:text-box>
            <text:p text:style-name="P1"><text:span text:style-name="T4">less.”</text:span></text:p>
          </draw:text-box>
        </draw:frame>
        <draw:frame draw:style-name="gr7" draw:text-style-name="P8" draw:layer="layout" svg:width="0.408cm" svg:height="0.276cm" svg:x="3.211cm" svg:y="19.669cm">
          <draw:text-box>
            <text:p text:style-name="P1"><text:span text:style-name="T13">153</text:span></text:p>
          </draw:text-box>
        </draw:frame>
        <draw:frame draw:style-name="gr1" draw:text-style-name="P2" draw:layer="layout" svg:width="0.422cm" svg:height="0.475cm" svg:x="3.623cm" svg:y="19.65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829cm" svg:height="0.475cm" svg:x="2.2cm" svg:y="20.565cm">
          <draw:text-box>
            <text:p text:style-name="P1"><text:span text:style-name="T7">393. </text:span><text:span text:style-name="T4"><text:s/>On the question of whether international law was an uncertain field, Lord Goldsmith </text:span></text:p>
          </draw:text-box>
        </draw:frame>
        <draw:frame draw:style-name="gr1" draw:text-style-name="P2" draw:layer="layout" svg:width="1.28cm" svg:height="0.475cm" svg:x="2.2cm" svg:y="21.13cm">
          <draw:text-box>
            <text:p text:style-name="P1"><text:span text:style-name="T4">stated:</text:span></text:p>
          </draw:text-box>
        </draw:frame>
        <draw:frame draw:style-name="gr1" draw:text-style-name="P2" draw:layer="layout" svg:width="15.704cm" svg:height="0.475cm" svg:x="2.95cm" svg:y="22.044cm">
          <draw:text-box>
            <text:p text:style-name="P1"><text:span text:style-name="T4">“</text:span><text:span text:style-name="T4">I didn’t really agree with what he was saying about that. There obviously are areas </text:span></text:p>
          </draw:text-box>
        </draw:frame>
        <draw:frame draw:style-name="gr1" draw:text-style-name="P2" draw:layer="layout" svg:width="15.365cm" svg:height="0.475cm" svg:x="2.95cm" svg:y="22.608cm">
          <draw:text-box>
            <text:p text:style-name="P1"><text:span text:style-name="T4">of international law which are uncertain, but this particular issue, at the end of the </text:span></text:p>
          </draw:text-box>
        </draw:frame>
        <draw:frame draw:style-name="gr1" draw:text-style-name="P2" draw:layer="layout" svg:width="8.117cm" svg:height="0.475cm" svg:x="2.95cm" svg:y="23.173cm">
          <draw:text-box>
            <text:p text:style-name="P1"><text:span text:style-name="T4">day, was: what does this resolution mean?”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7" draw:text-style-name="P8" draw:layer="layout" svg:width="0.408cm" svg:height="0.276cm" svg:x="11.037cm" svg:y="23.192cm">
          <draw:text-box>
            <text:p text:style-name="P1"><text:span text:style-name="T13">154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52 </text:span></text:p>
          </draw:text-box>
        </draw:frame>
        <draw:frame draw:style-name="gr4" draw:text-style-name="P5" draw:layer="layout" svg:width="7.275cm" svg:height="0.395cm" svg:x="2.6cm" svg:y="25.934cm">
          <draw:text-box>
            <text:p text:style-name="P1"><text:span text:style-name="T11">Public hearing, 26 January 2010, pages 33-34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53 </text:span></text:p>
          </draw:text-box>
        </draw:frame>
        <draw:frame draw:style-name="gr4" draw:text-style-name="P5" draw:layer="layout" svg:width="6.394cm" svg:height="0.395cm" svg:x="2.6cm" svg:y="26.357cm">
          <draw:text-box>
            <text:p text:style-name="P1"><text:span text:style-name="T11">Public hearing, 26 January 2010, page 9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54 </text:span></text:p>
          </draw:text-box>
        </draw:frame>
        <draw:frame draw:style-name="gr4" draw:text-style-name="P5" draw:layer="layout" svg:width="6.589cm" svg:height="0.395cm" svg:x="2.6cm" svg:y="26.781cm">
          <draw:text-box>
            <text:p text:style-name="P1"><text:span text:style-name="T11">Public hearing, 27 January 2010, page 94.</text:span></text:p>
          </draw:text-box>
        </draw:frame>
      </draw:page>
      <draw:page draw:name="page7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2</text:span></text:p>
          </draw:text-box>
        </draw:frame>
        <draw:frame draw:style-name="gr1" draw:text-style-name="P2" draw:layer="layout" svg:width="11.305cm" svg:height="0.475cm" svg:x="2.2cm" svg:y="2.525cm">
          <draw:text-box>
            <text:p text:style-name="P1"><text:span text:style-name="T7">394. </text:span><text:span text:style-name="T4"><text:s/>In his ‘Supplementary Memorandum’, Mr Straw wrote: </text:span></text:p>
          </draw:text-box>
        </draw:frame>
        <draw:frame draw:style-name="gr1" draw:text-style-name="P2" draw:layer="layout" svg:width="15.7cm" svg:height="0.475cm" svg:x="2.95cm" svg:y="3.44cm">
          <draw:text-box>
            <text:p text:style-name="P1"><text:span text:style-name="T4">“</text:span><text:span text:style-name="T4">In this area of international law, recourse to the courts is not available. This means </text:span></text:p>
          </draw:text-box>
        </draw:frame>
        <draw:frame draw:style-name="gr1" draw:text-style-name="P2" draw:layer="layout" svg:width="16cm" svg:height="0.475cm" svg:x="2.95cm" svg:y="4.004cm">
          <draw:text-box>
            <text:p text:style-name="P1"><text:span text:style-name="T4">that international law must be inherently less certain, and that, given the seriousness </text:span></text:p>
          </draw:text-box>
        </draw:frame>
        <draw:frame draw:style-name="gr1" draw:text-style-name="P2" draw:layer="layout" svg:width="15.183cm" svg:height="0.475cm" svg:x="2.95cm" svg:y="4.568cm">
          <draw:text-box>
            <text:p text:style-name="P1"><text:span text:style-name="T4">of the issues, great care has to be taken in coming to a view. But the absence of </text:span></text:p>
          </draw:text-box>
        </draw:frame>
        <draw:frame draw:style-name="gr1" draw:text-style-name="P2" draw:layer="layout" svg:width="15.255cm" svg:height="0.475cm" svg:x="2.95cm" svg:y="5.133cm">
          <draw:text-box>
            <text:p text:style-name="P1"><text:span text:style-name="T4">an external tribunal means that a view has in the end to be taken by the Attorney </text:span></text:p>
          </draw:text-box>
        </draw:frame>
        <draw:frame draw:style-name="gr1" draw:text-style-name="P2" draw:layer="layout" svg:width="12.626cm" svg:height="0.475cm" svg:x="2.95cm" svg:y="5.697cm">
          <draw:text-box>
            <text:p text:style-name="P1"><text:span text:style-name="T4">General, on whose shoulders rests a great weight of responsibility.”</text:span></text:p>
          </draw:text-box>
        </draw:frame>
        <draw:frame draw:style-name="gr7" draw:text-style-name="P8" draw:layer="layout" svg:width="0.408cm" svg:height="0.276cm" svg:x="15.531cm" svg:y="5.716cm">
          <draw:text-box>
            <text:p text:style-name="P1"><text:span text:style-name="T13">155</text:span></text:p>
          </draw:text-box>
        </draw:frame>
        <draw:frame draw:style-name="gr1" draw:text-style-name="P2" draw:layer="layout" svg:width="0.422cm" svg:height="0.475cm" svg:x="15.943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95cm" svg:height="0.475cm" svg:x="2.2cm" svg:y="6.612cm">
          <draw:text-box>
            <text:p text:style-name="P1"><text:span text:style-name="T7">395. </text:span><text:span text:style-name="T4"><text:s/>Asked whether there was a responsibility to be “all the more scrupulous in adhering </text:span></text:p>
          </draw:text-box>
        </draw:frame>
        <draw:frame draw:style-name="gr1" draw:text-style-name="P2" draw:layer="layout" svg:width="16.647cm" svg:height="0.475cm" svg:x="2.2cm" svg:y="7.176cm">
          <draw:text-box>
            <text:p text:style-name="P1"><text:span text:style-name="T4">to the law” in circumstances where there was no court with jurisdiction to rule on the use </text:span></text:p>
          </draw:text-box>
        </draw:frame>
        <draw:frame draw:style-name="gr1" draw:text-style-name="P2" draw:layer="layout" svg:width="6.162cm" svg:height="0.475cm" svg:x="2.2cm" svg:y="7.741cm">
          <draw:text-box>
            <text:p text:style-name="P1"><text:span text:style-name="T4">of force in Iraq, Mr Straw replied:</text:span></text:p>
          </draw:text-box>
        </draw:frame>
        <draw:frame draw:style-name="gr1" draw:text-style-name="P2" draw:layer="layout" svg:width="15.831cm" svg:height="0.475cm" svg:x="2.95cm" svg:y="8.655cm">
          <draw:text-box>
            <text:p text:style-name="P1"><text:span text:style-name="T4">“</text:span><text:span text:style-name="T4">Yes, of course. You have to be extremely scrupulous because it is a decision which </text:span></text:p>
          </draw:text-box>
        </draw:frame>
        <draw:frame draw:style-name="gr1" draw:text-style-name="P2" draw:layer="layout" svg:width="15.678cm" svg:height="0.475cm" svg:x="2.95cm" svg:y="9.22cm">
          <draw:text-box>
            <text:p text:style-name="P1"><text:span text:style-name="T4">is made internally without external determination … but that’s a very separate point </text:span></text:p>
          </draw:text-box>
        </draw:frame>
        <draw:frame draw:style-name="gr1" draw:text-style-name="P2" draw:layer="layout" svg:width="15.843cm" svg:height="0.475cm" svg:x="2.95cm" svg:y="9.784cm">
          <draw:text-box>
            <text:p text:style-name="P1"><text:span text:style-name="T4">from saying that … the correct view is on one side rather than the other. The correct </text:span></text:p>
          </draw:text-box>
        </draw:frame>
        <draw:frame draw:style-name="gr1" draw:text-style-name="P2" draw:layer="layout" svg:width="5.044cm" svg:height="0.475cm" svg:x="2.95cm" svg:y="10.348cm">
          <draw:text-box>
            <text:p text:style-name="P1"><text:span text:style-name="T4">view was the correct view.”</text:span></text:p>
          </draw:text-box>
        </draw:frame>
        <draw:frame draw:style-name="gr7" draw:text-style-name="P8" draw:layer="layout" svg:width="0.408cm" svg:height="0.276cm" svg:x="7.985cm" svg:y="10.367cm">
          <draw:text-box>
            <text:p text:style-name="P1"><text:span text:style-name="T13">156</text:span></text:p>
          </draw:text-box>
        </draw:frame>
        <draw:frame draw:style-name="gr6" draw:text-style-name="P7" draw:layer="layout" svg:width="12.329cm" svg:height="0.556cm" svg:x="2.2cm" svg:y="11.47cm">
          <draw:text-box>
            <text:p text:style-name="P1"><text:span text:style-name="T9">Mr Straw’s letter to Lord Goldsmith, 6 February 2003</text:span></text:p>
          </draw:text-box>
        </draw:frame>
        <draw:frame draw:style-name="gr1" draw:text-style-name="P2" draw:layer="layout" svg:width="16.74cm" svg:height="0.475cm" svg:x="2.2cm" svg:y="12.298cm">
          <draw:text-box>
            <text:p text:style-name="P1"><text:span text:style-name="T7">396. </text:span><text:span text:style-name="T12"><text:s/>In a letter of 6 February, Mr Straw took issue with a number of the provisional </text:span></text:p>
          </draw:text-box>
        </draw:frame>
        <draw:frame draw:style-name="gr1" draw:text-style-name="P2" draw:layer="layout" svg:width="12.147cm" svg:height="0.475cm" svg:x="2.2cm" svg:y="12.862cm">
          <draw:text-box>
            <text:p text:style-name="P1"><text:span text:style-name="T12">conclusions in Lord Goldsmith’s draft advice of 14 January. </text:span></text:p>
          </draw:text-box>
        </draw:frame>
        <draw:frame draw:style-name="gr1" draw:text-style-name="P2" draw:layer="layout" svg:width="16.592cm" svg:height="0.475cm" svg:x="2.2cm" svg:y="13.777cm">
          <draw:text-box>
            <text:p text:style-name="P1"><text:span text:style-name="T7">397. </text:span><text:span text:style-name="T12"><text:s/>Mr Straw attached great importance to concessions made by France, Russia </text:span></text:p>
          </draw:text-box>
        </draw:frame>
        <draw:frame draw:style-name="gr1" draw:text-style-name="P2" draw:layer="layout" svg:width="10.636cm" svg:height="0.475cm" svg:x="2.2cm" svg:y="14.341cm">
          <draw:text-box>
            <text:p text:style-name="P1"><text:span text:style-name="T12">and China (which he described as a defeat for them).</text:span></text:p>
          </draw:text-box>
        </draw:frame>
        <draw:frame draw:style-name="gr1" draw:text-style-name="P2" draw:layer="layout" svg:width="15.293cm" svg:height="0.475cm" svg:x="2.2cm" svg:y="15.256cm">
          <draw:text-box>
            <text:p text:style-name="P1"><text:span text:style-name="T7">398. </text:span><text:span text:style-name="T12"><text:s/>But Mr Straw dismissed concessions made by the UK and the US as a </text:span></text:p>
          </draw:text-box>
        </draw:frame>
        <draw:frame draw:style-name="gr1" draw:text-style-name="P2" draw:layer="layout" svg:width="15.56cm" svg:height="0.475cm" svg:x="2.2cm" svg:y="15.82cm">
          <draw:text-box>
            <text:p text:style-name="P1"><text:span text:style-name="T12">trade-off which merely offered other members of the Security Council “some </text:span></text:p>
          </draw:text-box>
        </draw:frame>
        <draw:frame draw:style-name="gr1" draw:text-style-name="P2" draw:layer="layout" svg:width="4.337cm" svg:height="0.475cm" svg:x="2.2cm" svg:y="16.385cm">
          <draw:text-box>
            <text:p text:style-name="P1"><text:span text:style-name="T12">procedural comfort”. </text:span></text:p>
          </draw:text-box>
        </draw:frame>
        <draw:frame draw:style-name="gr1" draw:text-style-name="P2" draw:layer="layout" svg:width="15.69cm" svg:height="0.475cm" svg:x="2.2cm" svg:y="17.299cm">
          <draw:text-box>
            <text:p text:style-name="P1"><text:span text:style-name="T7">399. </text:span><text:span text:style-name="T12"><text:s/>That considerably understated the importance of the concessions by all </text:span></text:p>
          </draw:text-box>
        </draw:frame>
        <draw:frame draw:style-name="gr1" draw:text-style-name="P2" draw:layer="layout" svg:width="15.085cm" svg:height="0.475cm" svg:x="2.2cm" svg:y="17.863cm">
          <draw:text-box>
            <text:p text:style-name="P1"><text:span text:style-name="T12">members of the P5 to create sufficient ambiguity about the meaning of the </text:span></text:p>
          </draw:text-box>
        </draw:frame>
        <draw:frame draw:style-name="gr1" draw:text-style-name="P2" draw:layer="layout" svg:width="11.86cm" svg:height="0.475cm" svg:x="2.2cm" svg:y="18.428cm">
          <draw:text-box>
            <text:p text:style-name="P1"><text:span text:style-name="T12">resolution to command consensus in the Security Council.</text:span></text:p>
          </draw:text-box>
        </draw:frame>
        <draw:frame draw:style-name="gr1" draw:text-style-name="P2" draw:layer="layout" svg:width="15.136cm" svg:height="0.475cm" svg:x="2.2cm" svg:y="19.342cm">
          <draw:text-box>
            <text:p text:style-name="P1"><text:span text:style-name="T7">400. </text:span><text:span text:style-name="T12"><text:s/>The UK had explicitly recognised during the negotiation of resolution </text:span></text:p>
          </draw:text-box>
        </draw:frame>
        <draw:frame draw:style-name="gr1" draw:text-style-name="P2" draw:layer="layout" svg:width="15.682cm" svg:height="0.475cm" svg:x="2.2cm" svg:y="19.907cm">
          <draw:text-box>
            <text:p text:style-name="P1"><text:span text:style-name="T12">1441 that the inclusion of a provision for the Security Council to “consider” a </text:span></text:p>
          </draw:text-box>
        </draw:frame>
        <draw:frame draw:style-name="gr1" draw:text-style-name="P2" draw:layer="layout" svg:width="16.279cm" svg:height="0.475cm" svg:x="2.2cm" svg:y="20.471cm">
          <draw:text-box>
            <text:p text:style-name="P1"><text:span text:style-name="T12">report would create the opportunity for France and others to argue that a further </text:span></text:p>
          </draw:text-box>
        </draw:frame>
        <draw:frame draw:style-name="gr1" draw:text-style-name="P2" draw:layer="layout" svg:width="16.114cm" svg:height="0.475cm" svg:x="2.2cm" svg:y="21.036cm">
          <draw:text-box>
            <text:p text:style-name="P1"><text:span text:style-name="T12">decision would be required to determine whether Iraq was in material breach of </text:span></text:p>
          </draw:text-box>
        </draw:frame>
        <draw:frame draw:style-name="gr1" draw:text-style-name="P2" draw:layer="layout" svg:width="3.236cm" svg:height="0.475cm" svg:x="2.2cm" svg:y="21.6cm">
          <draw:text-box>
            <text:p text:style-name="P1"><text:span text:style-name="T12">resolution 1441.</text:span></text:p>
          </draw:text-box>
        </draw:frame>
        <draw:frame draw:style-name="gr1" draw:text-style-name="P2" draw:layer="layout" svg:width="15.801cm" svg:height="0.475cm" svg:x="2.2cm" svg:y="22.515cm">
          <draw:text-box>
            <text:p text:style-name="P1"><text:span text:style-name="T7">401. </text:span><text:span text:style-name="T12"><text:s/>In his letter Mr Straw did not refer to Lord Goldsmith’s minute to Mr Blair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2.944cm" svg:height="0.475cm" svg:x="2.2cm" svg:y="23.079cm">
          <draw:text-box>
            <text:p text:style-name="P1"><text:span text:style-name="T12">of 30 January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55 </text:span></text:p>
          </draw:text-box>
        </draw:frame>
        <draw:frame draw:style-name="gr4" draw:text-style-name="P5" draw:layer="layout" svg:width="13.828cm" svg:height="0.395cm" svg:x="2.6cm" svg:y="26.357cm">
          <draw:text-box>
            <text:p text:style-name="P1"><text:span text:style-name="T11">Statement, February 2010, ‘Supplementary Memorandum by the Rt Hon Jack Straw MP’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56 </text:span></text:p>
          </draw:text-box>
        </draw:frame>
        <draw:frame draw:style-name="gr4" draw:text-style-name="P5" draw:layer="layout" svg:width="7.334cm" svg:height="0.395cm" svg:x="2.6cm" svg:y="26.781cm">
          <draw:text-box>
            <text:p text:style-name="P1"><text:span text:style-name="T11">Public hearing, 8 February 2010, pages 26-27. </text:span></text:p>
          </draw:text-box>
        </draw:frame>
      </draw:page>
      <draw:page draw:name="page73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3</text:span></text:p>
          </draw:text-box>
        </draw:frame>
        <draw:frame draw:style-name="gr1" draw:text-style-name="P2" draw:layer="layout" svg:width="15.652cm" svg:height="0.475cm" svg:x="2.2cm" svg:y="2.525cm">
          <draw:text-box>
            <text:p text:style-name="P1"><text:span text:style-name="T7">402. </text:span><text:span text:style-name="T4"><text:s/>A minute from Ms Adams to Lord Goldsmith, in preparation for a meeting with </text:span></text:p>
          </draw:text-box>
        </draw:frame>
        <draw:frame draw:style-name="gr1" draw:text-style-name="P2" draw:layer="layout" svg:width="15.712cm" svg:height="0.475cm" svg:x="2.2cm" svg:y="3.09cm">
          <draw:text-box>
            <text:p text:style-name="P1"><text:span text:style-name="T4">Mr Straw on 3 February, makes clear that Lord Goldsmith planned to give Mr Straw </text:span></text:p>
          </draw:text-box>
        </draw:frame>
        <draw:frame draw:style-name="gr1" draw:text-style-name="P2" draw:layer="layout" svg:width="15.115cm" svg:height="0.475cm" svg:x="2.2cm" svg:y="3.654cm">
          <draw:text-box>
            <text:p text:style-name="P1"><text:span text:style-name="T4">a copy of his draft advice of 14 January and his minute to Mr Blair of 30 January.</text:span></text:p>
          </draw:text-box>
        </draw:frame>
        <draw:frame draw:style-name="gr7" draw:text-style-name="P8" draw:layer="layout" svg:width="0.408cm" svg:height="0.276cm" svg:x="17.252cm" svg:y="3.673cm">
          <draw:text-box>
            <text:p text:style-name="P1"><text:span text:style-name="T13">157</text:span></text:p>
          </draw:text-box>
        </draw:frame>
        <draw:frame draw:style-name="gr1" draw:text-style-name="P2" draw:layer="layout" svg:width="0.422cm" svg:height="0.475cm" svg:x="17.664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217cm" svg:height="0.475cm" svg:x="2.2cm" svg:y="4.568cm">
          <draw:text-box>
            <text:p text:style-name="P1"><text:span text:style-name="T7">403. </text:span><text:span text:style-name="T4"><text:s/>Ms Adams also wrote:</text:span></text:p>
          </draw:text-box>
        </draw:frame>
        <draw:frame draw:style-name="gr1" draw:text-style-name="P2" draw:layer="layout" svg:width="15.107cm" svg:height="0.475cm" svg:x="2.95cm" svg:y="5.483cm">
          <draw:text-box>
            <text:p text:style-name="P1"><text:span text:style-name="T4">“</text:span><text:span text:style-name="T4">David [Brummell] has not yet been able to get hold of Jonathan Powell, despite </text:span></text:p>
          </draw:text-box>
        </draw:frame>
        <draw:frame draw:style-name="gr1" draw:text-style-name="P2" draw:layer="layout" svg:width="15.047cm" svg:height="0.475cm" svg:x="2.95cm" svg:y="6.047cm">
          <draw:text-box>
            <text:p text:style-name="P1"><text:span text:style-name="T4">several attempts. We do not therefore know whether No.10 is content for you to </text:span></text:p>
          </draw:text-box>
        </draw:frame>
        <draw:frame draw:style-name="gr1" draw:text-style-name="P2" draw:layer="layout" svg:width="9.061cm" svg:height="0.475cm" svg:x="2.95cm" svg:y="6.612cm">
          <draw:text-box>
            <text:p text:style-name="P1"><text:span text:style-name="T4">pass your draft advice to the Foreign Secretary.”</text:span></text:p>
          </draw:text-box>
        </draw:frame>
        <draw:frame draw:style-name="gr1" draw:text-style-name="P2" draw:layer="layout" svg:width="15.432cm" svg:height="0.475cm" svg:x="2.2cm" svg:y="7.526cm">
          <draw:text-box>
            <text:p text:style-name="P1"><text:span text:style-name="T7">404. </text:span><text:span text:style-name="T4"><text:s/>There is no record of the meeting on 3 February. There was no copy of Lord </text:span></text:p>
          </draw:text-box>
        </draw:frame>
        <draw:frame draw:style-name="gr1" draw:text-style-name="P2" draw:layer="layout" svg:width="16.266cm" svg:height="0.475cm" svg:x="2.2cm" svg:y="8.091cm">
          <draw:text-box>
            <text:p text:style-name="P1"><text:span text:style-name="T4">Goldsmith’s minute to Mr Blair of 30 January in the papers provided by the FCO to the </text:span></text:p>
          </draw:text-box>
        </draw:frame>
        <draw:frame draw:style-name="gr1" draw:text-style-name="P2" draw:layer="layout" svg:width="11.496cm" svg:height="0.475cm" svg:x="2.2cm" svg:y="8.655cm">
          <draw:text-box>
            <text:p text:style-name="P1"><text:span text:style-name="T4">Inquiry or anything to indicate that Mr Straw received a copy. </text:span></text:p>
          </draw:text-box>
        </draw:frame>
        <draw:frame draw:style-name="gr1" draw:text-style-name="P2" draw:layer="layout" svg:width="16.757cm" svg:height="0.475cm" svg:x="2.2cm" svg:y="9.57cm">
          <draw:text-box>
            <text:p text:style-name="P1"><text:span text:style-name="T7">405. </text:span><text:span text:style-name="T4"><text:s/>Mr Straw’s Private Office sent Mr Brummell, “as promised”, the draft of a letter from </text:span></text:p>
          </draw:text-box>
        </draw:frame>
        <draw:frame draw:style-name="gr1" draw:text-style-name="P2" draw:layer="layout" svg:width="8.016cm" svg:height="0.475cm" svg:x="2.2cm" svg:y="10.134cm">
          <draw:text-box>
            <text:p text:style-name="P1"><text:span text:style-name="T4">Mr Straw to Lord Goldsmith on 4 February.</text:span></text:p>
          </draw:text-box>
        </draw:frame>
        <draw:frame draw:style-name="gr7" draw:text-style-name="P8" draw:layer="layout" svg:width="0.408cm" svg:height="0.276cm" svg:x="10.191cm" svg:y="10.153cm">
          <draw:text-box>
            <text:p text:style-name="P1"><text:span text:style-name="T13">158</text:span></text:p>
          </draw:text-box>
        </draw:frame>
        <draw:frame draw:style-name="gr1" draw:text-style-name="P2" draw:layer="layout" svg:width="8.147cm" svg:height="0.475cm" svg:x="10.603cm" svg:y="10.134cm">
          <draw:text-box>
            <text:p text:style-name="P1"><text:span text:style-name="T4"><text:s/></text:span><text:span text:style-name="T4">The letter was also sent to Sir Christopher </text:span></text:p>
          </draw:text-box>
        </draw:frame>
        <draw:frame draw:style-name="gr1" draw:text-style-name="P2" draw:layer="layout" svg:width="13.684cm" svg:height="0.475cm" svg:x="2.2cm" svg:y="10.698cm">
          <draw:text-box>
            <text:p text:style-name="P1"><text:span text:style-name="T4">Meyer, British Ambassador to the US, Sir David Manning and Mr Powell. </text:span></text:p>
          </draw:text-box>
        </draw:frame>
        <draw:frame draw:style-name="gr1" draw:text-style-name="P2" draw:layer="layout" svg:width="16.029cm" svg:height="0.475cm" svg:x="2.2cm" svg:y="11.613cm">
          <draw:text-box>
            <text:p text:style-name="P1"><text:span text:style-name="T7">406. </text:span><text:span text:style-name="T4"><text:s/>In his letter of 6 February, which was unchanged from the draft, Mr Straw wrote </text:span></text:p>
          </draw:text-box>
        </draw:frame>
        <draw:frame draw:style-name="gr1" draw:text-style-name="P2" draw:layer="layout" svg:width="16.084cm" svg:height="0.475cm" svg:x="2.2cm" svg:y="12.177cm">
          <draw:text-box>
            <text:p text:style-name="P1"><text:span text:style-name="T4">that he had been asked by Lord Goldsmith in the last week of January if he had seen </text:span></text:p>
          </draw:text-box>
        </draw:frame>
        <draw:frame draw:style-name="gr1" draw:text-style-name="P2" draw:layer="layout" svg:width="7.478cm" svg:height="0.475cm" svg:x="2.2cm" svg:y="12.742cm">
          <draw:text-box>
            <text:p text:style-name="P1"><text:span text:style-name="T4">Lord Goldsmith’s draft “opinion” on Iraq.</text:span></text:p>
          </draw:text-box>
        </draw:frame>
        <draw:frame draw:style-name="gr7" draw:text-style-name="P8" draw:layer="layout" svg:width="0.408cm" svg:height="0.276cm" svg:x="9.651cm" svg:y="12.761cm">
          <draw:text-box>
            <text:p text:style-name="P1"><text:span text:style-name="T13">159</text:span></text:p>
          </draw:text-box>
        </draw:frame>
        <draw:frame draw:style-name="gr1" draw:text-style-name="P2" draw:layer="layout" svg:width="0.422cm" svg:height="0.475cm" svg:x="10.063cm" svg:y="12.7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783cm" svg:height="0.475cm" svg:x="2.2cm" svg:y="13.656cm">
          <draw:text-box>
            <text:p text:style-name="P1"><text:span text:style-name="T7">407. </text:span><text:span text:style-name="T4"><text:s/>Mr Straw had seen Lord Goldsmith’s draft advice, but he:</text:span></text:p>
          </draw:text-box>
        </draw:frame>
        <draw:frame draw:style-name="gr1" draw:text-style-name="P2" draw:layer="layout" svg:width="15.789cm" svg:height="0.475cm" svg:x="2.95cm" svg:y="14.571cm">
          <draw:text-box>
            <text:p text:style-name="P1"><text:span text:style-name="T4">“… </text:span><text:span text:style-name="T4">had not had a chance to study it in detail. This I have now done. I would be very </text:span></text:p>
          </draw:text-box>
        </draw:frame>
        <draw:frame draw:style-name="gr1" draw:text-style-name="P2" draw:layer="layout" svg:width="14.946cm" svg:height="0.475cm" svg:x="2.95cm" svg:y="15.135cm">
          <draw:text-box>
            <text:p text:style-name="P1"><text:span text:style-name="T4">grateful if you would carefully consider my comments below before coming to a </text:span></text:p>
          </draw:text-box>
        </draw:frame>
        <draw:frame draw:style-name="gr1" draw:text-style-name="P2" draw:layer="layout" svg:width="15.61cm" svg:height="0.475cm" svg:x="2.95cm" svg:y="15.7cm">
          <draw:text-box>
            <text:p text:style-name="P1"><text:span text:style-name="T4">final conclusion and I would appreciate a conversation with you as well. As you will </text:span></text:p>
          </draw:text-box>
        </draw:frame>
        <draw:frame draw:style-name="gr1" draw:text-style-name="P2" draw:layer="layout" svg:width="15.589cm" svg:height="0.475cm" svg:x="2.95cm" svg:y="16.264cm">
          <draw:text-box>
            <text:p text:style-name="P1"><text:span text:style-name="T4">be aware I was immersed in the line-by-line negotiations of the resolution, much of </text:span></text:p>
          </draw:text-box>
        </draw:frame>
        <draw:frame draw:style-name="gr1" draw:text-style-name="P2" draw:layer="layout" svg:width="12.465cm" svg:height="0.475cm" svg:x="2.95cm" svg:y="16.828cm">
          <draw:text-box>
            <text:p text:style-name="P1"><text:span text:style-name="T4">which was conducted capital to capital with P5 Foreign Ministers.” </text:span></text:p>
          </draw:text-box>
        </draw:frame>
        <draw:frame draw:style-name="gr1" draw:text-style-name="P2" draw:layer="layout" svg:width="4.845cm" svg:height="0.475cm" svg:x="2.2cm" svg:y="17.743cm">
          <draw:text-box>
            <text:p text:style-name="P1"><text:span text:style-name="T7">408. </text:span><text:span text:style-name="T4"><text:s/>Mr Straw continued:</text:span></text:p>
          </draw:text-box>
        </draw:frame>
        <draw:frame draw:style-name="gr1" draw:text-style-name="P2" draw:layer="layout" svg:width="15.903cm" svg:height="0.475cm" svg:x="2.95cm" svg:y="18.657cm">
          <draw:text-box>
            <text:p text:style-name="P1"><text:span text:style-name="T4">“</text:span><text:span text:style-name="T4">It goes without saying that a unanimous and express Security Council authorisation </text:span></text:p>
          </draw:text-box>
        </draw:frame>
        <draw:frame draw:style-name="gr1" draw:text-style-name="P2" draw:layer="layout" svg:width="15.64cm" svg:height="0.475cm" svg:x="2.95cm" svg:y="19.222cm">
          <draw:text-box>
            <text:p text:style-name="P1"><text:span text:style-name="T4">would be the safest basis for the use of force against Iraq. But I have doubts about </text:span></text:p>
          </draw:text-box>
        </draw:frame>
        <draw:frame draw:style-name="gr1" draw:text-style-name="P2" draw:layer="layout" svg:width="14.895cm" svg:height="0.475cm" svg:x="2.95cm" svg:y="19.786cm">
          <draw:text-box>
            <text:p text:style-name="P1"><text:span text:style-name="T4">the negotiability of this in current circumstances. We are likely to have to go for </text:span></text:p>
          </draw:text-box>
        </draw:frame>
        <draw:frame draw:style-name="gr1" draw:text-style-name="P2" draw:layer="layout" svg:width="15.399cm" svg:height="0.475cm" svg:x="2.95cm" svg:y="20.351cm">
          <draw:text-box>
            <text:p text:style-name="P1"><text:span text:style-name="T4">something less. You will know the UK attaches high priority to achieving a second </text:span></text:p>
          </draw:text-box>
        </draw:frame>
        <draw:frame draw:style-name="gr1" draw:text-style-name="P2" draw:layer="layout" svg:width="15.521cm" svg:height="0.475cm" svg:x="2.95cm" svg:y="20.915cm">
          <draw:text-box>
            <text:p text:style-name="P1"><text:span text:style-name="T4">resolution for domestic policy reasons and to ensure wide international support for </text:span></text:p>
          </draw:text-box>
        </draw:frame>
        <draw:frame draw:style-name="gr1" draw:text-style-name="P2" draw:layer="layout" svg:width="15.83cm" svg:height="0.475cm" svg:x="2.95cm" svg:y="21.48cm">
          <draw:text-box>
            <text:p text:style-name="P1"><text:span text:style-name="T4">any military action. This was the case the Prime Minister was making in Washington </text:span></text:p>
          </draw:text-box>
        </draw:frame>
        <draw:frame draw:style-name="gr1" draw:text-style-name="P2" draw:layer="layout" svg:width="9.845cm" svg:height="0.475cm" svg:x="2.95cm" svg:y="22.044cm">
          <draw:text-box>
            <text:p text:style-name="P1"><text:span text:style-name="T4">[on 31 January]. We are working hard to achieve it.” </text:span></text:p>
          </draw:text-box>
        </draw:frame>
        <draw:frame draw:style-name="gr1" draw:text-style-name="P2" draw:layer="layout" svg:width="16.025cm" svg:height="0.475cm" svg:x="2.2cm" svg:y="22.958cm">
          <draw:text-box>
            <text:p text:style-name="P1"><text:span text:style-name="T7">409. </text:span><text:span text:style-name="T4"><text:s/>Referring to his minute to Mr Wood of 29 January, Mr Straw stated that he “had </text:span></text:p>
          </draw:text-box>
        </draw:frame>
        <draw:frame draw:style-name="gr1" draw:text-style-name="P2" draw:layer="layout" svg:width="16.41cm" svg:height="0.475cm" svg:x="2.2cm" svg:y="23.523cm">
          <draw:text-box>
            <text:p text:style-name="P1"><text:span text:style-name="T4">been very forcefully struck by a paradox in the culture of Government lawyers, which is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9" draw:text-style-name="P9" draw:layer="layout" svg:x1="2.6cm" svg:y1="26.29cm" svg:x2="13.738cm" svg:y2="26.29cm">
          <text:p/>
        </draw:line>
        <draw:frame draw:style-name="gr1" draw:text-style-name="P2" draw:layer="layout" svg:width="14.264cm" svg:height="0.475cm" svg:x="2.2cm" svg:y="24.087cm">
          <draw:text-box>
            <text:p text:style-name="P1"><text:span text:style-name="T4">that the less certain the law is, the more certain in their views they become”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57 </text:span></text:p>
          </draw:text-box>
        </draw:frame>
        <draw:frame draw:style-name="gr4" draw:text-style-name="P5" draw:layer="layout" svg:width="11.263cm" svg:height="0.395cm" svg:x="2.6cm" svg:y="25.934cm">
          <draw:text-box>
            <text:p text:style-name="P1"><text:span text:style-name="T6">Minute Adams to Attorney General, 3 February 2003, ‘Iraq: Key Papers’</text:span><text:span text:style-name="T11">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58 </text:span></text:p>
          </draw:text-box>
        </draw:frame>
        <draw:line draw:style-name="gr9" draw:text-style-name="P9" draw:layer="layout" svg:x1="2.6cm" svg:y1="27.137cm" svg:x2="13.581cm" svg:y2="27.137cm">
          <text:p/>
        </draw:line>
        <draw:frame draw:style-name="gr4" draw:text-style-name="P5" draw:layer="layout" svg:width="11.165cm" svg:height="0.395cm" svg:x="2.6cm" svg:y="26.357cm">
          <draw:text-box>
            <text:p text:style-name="P1"><text:span text:style-name="T11">Letter Sinclair to Brummell, 4 February 2003, ‘Iraq: Second Resolution’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59 </text:span></text:p>
          </draw:text-box>
        </draw:frame>
        <draw:frame draw:style-name="gr4" draw:text-style-name="P5" draw:layer="layout" svg:width="11.017cm" svg:height="0.395cm" svg:x="2.6cm" svg:y="26.781cm">
          <draw:text-box>
            <text:p text:style-name="P1"><text:span text:style-name="T6">Letter Straw to Goldsmith, 6 February 2003, ‘Iraq: Second Resolution’.</text:span><text:span text:style-name="T11"> </text:span></text:p>
          </draw:text-box>
        </draw:frame>
      </draw:page>
      <draw:page draw:name="page7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line draw:style-name="gr14" draw:text-style-name="P9" draw:layer="layout" svg:x1="16.378cm" svg:y1="8.383cm" svg:x2="18.425cm" svg:y2="8.383cm">
          <text:p/>
        </draw:line>
        <draw:line draw:style-name="gr14" draw:text-style-name="P9" draw:layer="layout" svg:x1="2.949cm" svg:y1="8.947cm" svg:x2="17.132cm" svg:y2="8.947cm">
          <text:p/>
        </draw:line>
        <draw:line draw:style-name="gr14" draw:text-style-name="P9" draw:layer="layout" svg:x1="14.855cm" svg:y1="25.158cm" svg:x2="17.586cm" svg:y2="25.158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74</text:span></text:p>
          </draw:text-box>
        </draw:frame>
        <draw:frame draw:style-name="gr1" draw:text-style-name="P2" draw:layer="layout" svg:width="4.155cm" svg:height="0.475cm" svg:x="2.2cm" svg:y="2.525cm">
          <draw:text-box>
            <text:p text:style-name="P1"><text:span text:style-name="T7">410. </text:span><text:span text:style-name="T4"><text:s/>Mr Straw wrote: </text:span></text:p>
          </draw:text-box>
        </draw:frame>
        <draw:frame draw:style-name="gr1" draw:text-style-name="P2" draw:layer="layout" svg:width="15.319cm" svg:height="0.475cm" svg:x="2.95cm" svg:y="3.44cm">
          <draw:text-box>
            <text:p text:style-name="P1"><text:span text:style-name="T4">“</text:span><text:span text:style-name="T4">Jeremy Greenstock has given you the negotiating history of OP4 and of how the </text:span></text:p>
          </draw:text-box>
        </draw:frame>
        <draw:frame draw:style-name="gr1" draw:text-style-name="P2" draw:layer="layout" svg:width="15.25cm" svg:height="0.475cm" svg:x="2.95cm" svg:y="4.004cm">
          <draw:text-box>
            <text:p text:style-name="P1"><text:span text:style-name="T4">words ‘for assessment’ were included. It is crucial to emphasise, as Jeremy spelt </text:span></text:p>
          </draw:text-box>
        </draw:frame>
        <draw:frame draw:style-name="gr1" draw:text-style-name="P2" draw:layer="layout" svg:width="15.877cm" svg:height="0.475cm" svg:x="2.95cm" svg:y="4.568cm">
          <draw:text-box>
            <text:p text:style-name="P1"><text:span text:style-name="T4">out, that the overwhelming issue between US/UK and the French/Russians/Chinese </text:span></text:p>
          </draw:text-box>
        </draw:frame>
        <draw:frame draw:style-name="gr1" draw:text-style-name="P2" draw:layer="layout" svg:width="14.785cm" svg:height="0.475cm" svg:x="2.95cm" svg:y="5.133cm">
          <draw:text-box>
            <text:p text:style-name="P1"><text:span text:style-name="T4">(F/R/C) was whether a second resolution was required to authorise any use of </text:span></text:p>
          </draw:text-box>
        </draw:frame>
        <draw:frame draw:style-name="gr1" draw:text-style-name="P2" draw:layer="layout" svg:width="15.809cm" svg:height="0.475cm" svg:x="2.95cm" svg:y="5.697cm">
          <draw:text-box>
            <text:p text:style-name="P1"><text:span text:style-name="T4">force or not. As Jeremy told you the F/R/C lost on this, and they knew they had lost. </text:span></text:p>
          </draw:text-box>
        </draw:frame>
        <draw:frame draw:style-name="gr1" draw:text-style-name="P2" draw:layer="layout" svg:width="15.852cm" svg:height="0.475cm" svg:x="2.95cm" svg:y="6.262cm">
          <draw:text-box>
            <text:p text:style-name="P1"><text:span text:style-name="T4">To achieve this, however, we had to show that the discussions on the first resolution </text:span></text:p>
          </draw:text-box>
        </draw:frame>
        <draw:frame draw:style-name="gr1" draw:text-style-name="P2" draw:layer="layout" svg:width="15.416cm" svg:height="0.475cm" svg:x="2.95cm" svg:y="6.826cm">
          <draw:text-box>
            <text:p text:style-name="P1"><text:span text:style-name="T4">would not be the end of the matter. So the trade-off … for the F/R/C defeat on the </text:span></text:p>
          </draw:text-box>
        </draw:frame>
        <draw:frame draw:style-name="gr1" draw:text-style-name="P2" draw:layer="layout" svg:width="15.898cm" svg:height="0.475cm" svg:x="2.95cm" svg:y="7.391cm">
          <draw:text-box>
            <text:p text:style-name="P1"><text:span text:style-name="T4">substantive issue of a second resolution was some procedural comfort – provided in </text:span></text:p>
          </draw:text-box>
        </draw:frame>
        <draw:frame draw:style-name="gr1" draw:text-style-name="P2" draw:layer="layout" svg:width="15.661cm" svg:height="0.475cm" svg:x="2.95cm" svg:y="7.955cm">
          <draw:text-box>
            <text:p text:style-name="P1"><text:span text:style-name="T4">OPs 4, 11 and 12. If there were a further material breach this would be “reported to </text:span></text:p>
          </draw:text-box>
        </draw:frame>
        <draw:frame draw:style-name="gr1" draw:text-style-name="P2" draw:layer="layout" svg:width="15.039cm" svg:height="0.475cm" svg:x="2.95cm" svg:y="8.52cm">
          <draw:text-box>
            <text:p text:style-name="P1"><text:span text:style-name="T4">the Council for assessment in accordance with paragraphs 11 and 12 below …” </text:span></text:p>
          </draw:text-box>
        </draw:frame>
        <draw:frame draw:style-name="gr1" draw:text-style-name="P2" draw:layer="layout" svg:width="16.284cm" svg:height="0.475cm" svg:x="2.2cm" svg:y="9.434cm">
          <draw:text-box>
            <text:p text:style-name="P1"><text:span text:style-name="T7">411. </text:span><text:span text:style-name="T4"><text:s/>Addressing Lord Goldsmith’s view that he did not “find much difference” between </text:span></text:p>
          </draw:text-box>
        </draw:frame>
        <draw:frame draw:style-name="gr1" draw:text-style-name="P2" draw:layer="layout" svg:width="15.835cm" svg:height="0.475cm" svg:x="2.2cm" svg:y="9.998cm">
          <draw:text-box>
            <text:p text:style-name="P1"><text:span text:style-name="T4">the French text and the final wording of OP4, Mr Straw stated that there was “all the </text:span></text:p>
          </draw:text-box>
        </draw:frame>
        <draw:frame draw:style-name="gr1" draw:text-style-name="P2" draw:layer="layout" svg:width="7.495cm" svg:height="0.475cm" svg:x="2.2cm" svg:y="10.563cm">
          <draw:text-box>
            <text:p text:style-name="P1"><text:span text:style-name="T4">difference in the world”. The French text</text:span></text:p>
          </draw:text-box>
        </draw:frame>
        <draw:frame draw:style-name="gr7" draw:text-style-name="P8" draw:layer="layout" svg:width="0.408cm" svg:height="0.276cm" svg:x="9.667cm" svg:y="10.582cm">
          <draw:text-box>
            <text:p text:style-name="P1"><text:span text:style-name="T13">160</text:span></text:p>
          </draw:text-box>
        </draw:frame>
        <draw:frame draw:style-name="gr1" draw:text-style-name="P2" draw:layer="layout" svg:width="8.811cm" svg:height="0.475cm" svg:x="10.079cm" svg:y="10.563cm">
          <draw:text-box>
            <text:p text:style-name="P1"><text:span text:style-name="T4"><text:s/>“</text:span><text:span text:style-name="T4">would have given the Security Council … the </text:span></text:p>
          </draw:text-box>
        </draw:frame>
        <draw:frame draw:style-name="gr1" draw:text-style-name="P2" draw:layer="layout" svg:width="16.114cm" svg:height="0.475cm" svg:x="2.2cm" svg:y="11.127cm">
          <draw:text-box>
            <text:p text:style-name="P1"><text:span text:style-name="T4">exclusive right to determine whether there had been an OP4 further material breach”. </text:span></text:p>
          </draw:text-box>
        </draw:frame>
        <draw:frame draw:style-name="gr1" draw:text-style-name="P2" draw:layer="layout" svg:width="6.479cm" svg:height="0.475cm" svg:x="2.2cm" svg:y="11.692cm">
          <draw:text-box>
            <text:p text:style-name="P1"><text:span text:style-name="T4">The US and UK had resisted that. </text:span></text:p>
          </draw:text-box>
        </draw:frame>
        <draw:frame draw:style-name="gr1" draw:text-style-name="P2" draw:layer="layout" svg:width="16.042cm" svg:height="0.475cm" svg:x="2.2cm" svg:y="12.606cm">
          <draw:text-box>
            <text:p text:style-name="P1"><text:span text:style-name="T7">412. </text:span><text:span text:style-name="T4"><text:s/>Mr Straw also challenged Lord Goldsmith’s view that the Council “must” assess </text:span></text:p>
          </draw:text-box>
        </draw:frame>
        <draw:frame draw:style-name="gr1" draw:text-style-name="P2" draw:layer="layout" svg:width="16.537cm" svg:height="0.475cm" svg:x="2.2cm" svg:y="13.171cm">
          <draw:text-box>
            <text:p text:style-name="P1"><text:span text:style-name="T4">whether a breach was material. That was “to ignore both the negotiating history and the </text:span></text:p>
          </draw:text-box>
        </draw:frame>
        <draw:frame draw:style-name="gr1" draw:text-style-name="P2" draw:layer="layout" svg:width="16.605cm" svg:height="0.475cm" svg:x="2.2cm" svg:y="13.735cm">
          <draw:text-box>
            <text:p text:style-name="P1"><text:span text:style-name="T4">wording. We were deliberate in not specifying who would determine that there had been </text:span></text:p>
          </draw:text-box>
        </draw:frame>
        <draw:frame draw:style-name="gr1" draw:text-style-name="P2" draw:layer="layout" svg:width="3.541cm" svg:height="0.475cm" svg:x="2.2cm" svg:y="14.3cm">
          <draw:text-box>
            <text:p text:style-name="P1"><text:span text:style-name="T4">a material breach.”</text:span></text:p>
          </draw:text-box>
        </draw:frame>
        <draw:frame draw:style-name="gr1" draw:text-style-name="P2" draw:layer="layout" svg:width="16.059cm" svg:height="0.475cm" svg:x="2.2cm" svg:y="15.214cm">
          <draw:text-box>
            <text:p text:style-name="P1"><text:span text:style-name="T7">413. </text:span><text:span text:style-name="T4"><text:s/>Addressing the meaning of the term “for assessment”, Mr Straw wrote that OP4 </text:span></text:p>
          </draw:text-box>
        </draw:frame>
        <draw:frame draw:style-name="gr1" draw:text-style-name="P2" draw:layer="layout" svg:width="15.17cm" svg:height="0.475cm" svg:x="2.2cm" svg:y="15.778cm">
          <draw:text-box>
            <text:p text:style-name="P1"><text:span text:style-name="T4">itself offered “meaning by the following words ‘in accordance with paragraphs 11 </text:span></text:p>
          </draw:text-box>
        </draw:frame>
        <draw:frame draw:style-name="gr1" draw:text-style-name="P2" draw:layer="layout" svg:width="15.996cm" svg:height="0.475cm" svg:x="2.2cm" svg:y="16.343cm">
          <draw:text-box>
            <text:p text:style-name="P1"><text:span text:style-name="T4">and 12 below’.” OP12 provided that the Council would “consider the situation”, which </text:span></text:p>
          </draw:text-box>
        </draw:frame>
        <draw:frame draw:style-name="gr1" draw:text-style-name="P2" draw:layer="layout" svg:width="15.869cm" svg:height="0.475cm" svg:x="2.2cm" svg:y="16.907cm">
          <draw:text-box>
            <text:p text:style-name="P1"><text:span text:style-name="T4">Mr Straw argued stopped short of “decide”. Assessment was not, as Lord Goldsmith </text:span></text:p>
          </draw:text-box>
        </draw:frame>
        <draw:frame draw:style-name="gr1" draw:text-style-name="P2" draw:layer="layout" svg:width="16.051cm" svg:height="0.475cm" svg:x="2.2cm" svg:y="17.472cm">
          <draw:text-box>
            <text:p text:style-name="P1"><text:span text:style-name="T4">had characterised it, “a procedural ‘formality’”. That would be “to parody what we had </text:span></text:p>
          </draw:text-box>
        </draw:frame>
        <draw:frame draw:style-name="gr1" draw:text-style-name="P2" draw:layer="layout" svg:width="16.084cm" svg:height="0.475cm" svg:x="2.2cm" svg:y="18.036cm">
          <draw:text-box>
            <text:p text:style-name="P1"><text:span text:style-name="T4">in mind; but certainly a process in which the outcome was quite deliberately at large”. </text:span></text:p>
          </draw:text-box>
        </draw:frame>
        <draw:frame draw:style-name="gr1" draw:text-style-name="P2" draw:layer="layout" svg:width="6.712cm" svg:height="0.475cm" svg:x="2.2cm" svg:y="18.601cm">
          <draw:text-box>
            <text:p text:style-name="P1"><text:span text:style-name="T4">The resolution had given the F/R/C:</text:span></text:p>
          </draw:text-box>
        </draw:frame>
        <draw:frame draw:style-name="gr1" draw:text-style-name="P2" draw:layer="layout" svg:width="15.759cm" svg:height="0.475cm" svg:x="2.95cm" svg:y="19.515cm">
          <draw:text-box>
            <text:p text:style-name="P1"><text:span text:style-name="T4">“… </text:span><text:span text:style-name="T4">further discussions and time, further reports – and an ability to influence events, </text:span></text:p>
          </draw:text-box>
        </draw:frame>
        <draw:frame draw:style-name="gr1" draw:text-style-name="P2" draw:layer="layout" svg:width="16.008cm" svg:height="0.475cm" svg:x="2.95cm" svg:y="20.08cm">
          <draw:text-box>
            <text:p text:style-name="P1"><text:span text:style-name="T4">in return for no automatic second resolution being necessary. And in return – a major </text:span></text:p>
          </draw:text-box>
        </draw:frame>
        <draw:frame draw:style-name="gr1" draw:text-style-name="P2" draw:layer="layout" svg:width="15.56cm" svg:height="0.475cm" svg:x="2.95cm" svg:y="20.644cm">
          <draw:text-box>
            <text:p text:style-name="P1"><text:span text:style-name="T4">US concession – the US/UK agreed not to rely on 1441 as an authorisation for the </text:span></text:p>
          </draw:text-box>
        </draw:frame>
        <draw:frame draw:style-name="gr1" draw:text-style-name="P2" draw:layer="layout" svg:width="12.702cm" svg:height="0.475cm" svg:x="2.95cm" svg:y="21.208cm">
          <draw:text-box>
            <text:p text:style-name="P1"><text:span text:style-name="T4">use of force immediately after its adoption (so called automaticity).” </text:span></text:p>
          </draw:text-box>
        </draw:frame>
        <draw:frame draw:style-name="gr1" draw:text-style-name="P2" draw:layer="layout" svg:width="4.938cm" svg:height="0.475cm" svg:x="2.2cm" svg:y="22.123cm">
          <draw:text-box>
            <text:p text:style-name="P1"><text:span text:style-name="T7">414. </text:span><text:span text:style-name="T4"><text:s/>Mr Straw concluded:</text:span></text:p>
          </draw:text-box>
        </draw:frame>
        <draw:frame draw:style-name="gr1" draw:text-style-name="P2" draw:layer="layout" svg:width="15.179cm" svg:height="0.475cm" svg:x="2.95cm" svg:y="23.037cm">
          <draw:text-box>
            <text:p text:style-name="P1"><text:span text:style-name="T4">“</text:span><text:span text:style-name="T4">Putting all this together, I think the better interpretation of the scheme laid out in </text:span></text:p>
          </draw:text-box>
        </draw:frame>
        <draw:frame draw:style-name="gr1" draw:text-style-name="P2" draw:layer="layout" svg:width="15.009cm" svg:height="0.475cm" svg:x="2.95cm" svg:y="23.602cm">
          <draw:text-box>
            <text:p text:style-name="P1"><text:span text:style-name="T4">1441 is that (i) the fact of the material breach, (ii) (possibly) a further UNMOVIC </text:span></text:p>
          </draw:text-box>
        </draw:frame>
        <draw:frame draw:style-name="gr1" draw:text-style-name="P2" draw:layer="layout" svg:width="15.382cm" svg:height="0.475cm" svg:x="2.95cm" svg:y="24.166cm">
          <draw:text-box>
            <text:p text:style-name="P1"><text:span text:style-name="T4">report and (iii) ‘consideration’ in the Council together revive 678. At the very least,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4.81cm" svg:height="0.475cm" svg:x="2.95cm" svg:y="24.731cm">
          <draw:text-box>
            <text:p text:style-name="P1"><text:span text:style-name="T4">this interpretation, which coincides with our firm policy intention and that of our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60 </text:span></text:p>
          </draw:text-box>
        </draw:frame>
        <draw:frame draw:style-name="gr4" draw:text-style-name="P5" draw:layer="layout" svg:width="14.823cm" svg:height="0.395cm" svg:x="2.646cm" svg:y="26.357cm">
          <draw:text-box>
            <text:p text:style-name="P1"><text:span text:style-name="T11">On 2 November, France proposed the words “shall constitute a further material breach of Iraq’s </text:span></text:p>
          </draw:text-box>
        </draw:frame>
        <draw:frame draw:style-name="gr4" draw:text-style-name="P5" draw:layer="layout" svg:width="10.767cm" svg:height="0.395cm" svg:x="2.2cm" svg:y="26.781cm">
          <draw:text-box>
            <text:p text:style-name="P1"><text:span text:style-name="T11">obligations when assessed by the Security Council”. See Section 3.5.</text:span></text:p>
          </draw:text-box>
        </draw:frame>
      </draw:page>
      <draw:page draw:name="page75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line draw:style-name="gr14" draw:text-style-name="P9" draw:layer="layout" svg:x1="2.949cm" svg:y1="2.953cm" svg:x2="5.255cm" svg:y2="2.953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75</text:span></text:p>
          </draw:text-box>
        </draw:frame>
        <draw:frame draw:style-name="gr1" draw:text-style-name="P2" draw:layer="layout" svg:width="15.775cm" svg:height="0.475cm" svg:x="2.95cm" svg:y="2.525cm">
          <draw:text-box>
            <text:p text:style-name="P1"><text:span text:style-name="T4">co-sponsors, deserves to be given the same weight as a view which in effect hands </text:span></text:p>
          </draw:text-box>
        </draw:frame>
        <draw:frame draw:style-name="gr1" draw:text-style-name="P2" draw:layer="layout" svg:width="14.776cm" svg:height="0.475cm" svg:x="2.95cm" svg:y="3.09cm">
          <draw:text-box>
            <text:p text:style-name="P1"><text:span text:style-name="T4">the F/R/C the very legal prize they failed to achieve in the negotiation of 1441.”</text:span></text:p>
          </draw:text-box>
        </draw:frame>
        <draw:frame draw:style-name="gr1" draw:text-style-name="P2" draw:layer="layout" svg:width="15.288cm" svg:height="0.475cm" svg:x="2.2cm" svg:y="4.004cm">
          <draw:text-box>
            <text:p text:style-name="P1"><text:span text:style-name="T7">415. </text:span><text:span text:style-name="T4"><text:s/>Mr Straw told the Inquiry that he had “spent some time drafting” his letter to </text:span></text:p>
          </draw:text-box>
        </draw:frame>
        <draw:frame draw:style-name="gr1" draw:text-style-name="P2" draw:layer="layout" svg:width="4.896cm" svg:height="0.475cm" svg:x="2.2cm" svg:y="4.568cm">
          <draw:text-box>
            <text:p text:style-name="P1"><text:span text:style-name="T4">Lord Goldsmith, and that: </text:span></text:p>
          </draw:text-box>
        </draw:frame>
        <draw:frame draw:style-name="gr1" draw:text-style-name="P2" draw:layer="layout" svg:width="15.632cm" svg:height="0.475cm" svg:x="2.95cm" svg:y="5.483cm">
          <draw:text-box>
            <text:p text:style-name="P1"><text:span text:style-name="T4">“</text:span><text:span text:style-name="T4">Obviously I’m pretty certain that Sir Jeremy Greenstock would have seen the draft </text:span></text:p>
          </draw:text-box>
        </draw:frame>
        <draw:frame draw:style-name="gr1" draw:text-style-name="P2" draw:layer="layout" svg:width="15.166cm" svg:height="0.475cm" svg:x="2.95cm" svg:y="6.047cm">
          <draw:text-box>
            <text:p text:style-name="P1"><text:span text:style-name="T4">and his legal adviser Iain Macleod, certainly Peter Ricketts … But … I then put it </text:span></text:p>
          </draw:text-box>
        </draw:frame>
        <draw:frame draw:style-name="gr1" draw:text-style-name="P2" draw:layer="layout" svg:width="7.491cm" svg:height="0.475cm" svg:x="2.95cm" svg:y="6.612cm">
          <draw:text-box>
            <text:p text:style-name="P1"><text:span text:style-name="T4">together from the negotiating history …”</text:span></text:p>
          </draw:text-box>
        </draw:frame>
        <draw:frame draw:style-name="gr7" draw:text-style-name="P8" draw:layer="layout" svg:width="0.408cm" svg:height="0.276cm" svg:x="10.409cm" svg:y="6.631cm">
          <draw:text-box>
            <text:p text:style-name="P1"><text:span text:style-name="T13">161</text:span></text:p>
          </draw:text-box>
        </draw:frame>
        <draw:frame draw:style-name="gr1" draw:text-style-name="P2" draw:layer="layout" svg:width="0.422cm" svg:height="0.475cm" svg:x="10.821cm" svg:y="6.612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8.968cm" svg:height="0.556cm" svg:x="2.2cm" svg:y="7.733cm">
          <draw:text-box>
            <text:p text:style-name="P1"><text:span text:style-name="T9">Further advice on a second resolution</text:span></text:p>
          </draw:text-box>
        </draw:frame>
        <draw:frame draw:style-name="gr1" draw:text-style-name="P2" draw:layer="layout" svg:width="15.669cm" svg:height="0.475cm" svg:x="2.2cm" svg:y="8.561cm">
          <draw:text-box>
            <text:p text:style-name="P1"><text:span text:style-name="T7">416. </text:span><text:span text:style-name="T12"><text:s/>Lord Goldsmith was asked on 4 February for urgent advice on a second </text:span></text:p>
          </draw:text-box>
        </draw:frame>
        <draw:frame draw:style-name="gr1" draw:text-style-name="P2" draw:layer="layout" svg:width="15.856cm" svg:height="0.475cm" svg:x="2.2cm" svg:y="9.126cm">
          <draw:text-box>
            <text:p text:style-name="P1"><text:span text:style-name="T12">resolution determining that Iraq had failed to take the final opportunity offered </text:span></text:p>
          </draw:text-box>
        </draw:frame>
        <draw:frame draw:style-name="gr1" draw:text-style-name="P2" draw:layer="layout" svg:width="3.85cm" svg:height="0.475cm" svg:x="2.2cm" svg:y="9.69cm">
          <draw:text-box>
            <text:p text:style-name="P1"><text:span text:style-name="T12">in resolution 1441. </text:span></text:p>
          </draw:text-box>
        </draw:frame>
        <draw:frame draw:style-name="gr1" draw:text-style-name="P2" draw:layer="layout" svg:width="16.647cm" svg:height="0.475cm" svg:x="2.2cm" svg:y="10.605cm">
          <draw:text-box>
            <text:p text:style-name="P1"><text:span text:style-name="T7">417. </text:span><text:span text:style-name="T4"><text:s/>Following a number of bilateral contacts about the nature of the second resolution, </text:span></text:p>
          </draw:text-box>
        </draw:frame>
        <draw:frame draw:style-name="gr1" draw:text-style-name="P2" draw:layer="layout" svg:width="16.008cm" svg:height="0.475cm" svg:x="2.2cm" svg:y="11.169cm">
          <draw:text-box>
            <text:p text:style-name="P1"><text:span text:style-name="T4">Mr Grainger wrote to Ms Adams on 4 February warning that the indications were that </text:span></text:p>
          </draw:text-box>
        </draw:frame>
        <draw:frame draw:style-name="gr1" draw:text-style-name="P2" draw:layer="layout" svg:width="15.962cm" svg:height="0.475cm" svg:x="2.2cm" svg:y="11.733cm">
          <draw:text-box>
            <text:p text:style-name="P1"><text:span text:style-name="T4">some key Security Council members, “such as France”, might not be persuaded that </text:span></text:p>
          </draw:text-box>
        </draw:frame>
        <draw:frame draw:style-name="gr1" draw:text-style-name="P2" draw:layer="layout" svg:width="16.182cm" svg:height="0.475cm" svg:x="2.2cm" svg:y="12.298cm">
          <draw:text-box>
            <text:p text:style-name="P1"><text:span text:style-name="T4">the Council should adopt even an “implicit” resolution that mentioned material breach. </text:span></text:p>
          </draw:text-box>
        </draw:frame>
        <draw:frame draw:style-name="gr1" draw:text-style-name="P2" draw:layer="layout" svg:width="15.526cm" svg:height="0.475cm" svg:x="2.2cm" svg:y="12.862cm">
          <draw:text-box>
            <text:p text:style-name="P1"><text:span text:style-name="T4">Mr Grainger sought Lord Goldsmith’s views “as soon as possible” on the elements </text:span></text:p>
          </draw:text-box>
        </draw:frame>
        <draw:frame draw:style-name="gr1" draw:text-style-name="P2" draw:layer="layout" svg:width="15.653cm" svg:height="0.475cm" svg:x="2.2cm" svg:y="13.427cm">
          <draw:text-box>
            <text:p text:style-name="P1"><text:span text:style-name="T4">of a second resolution necessary to make clear that Iraq had failed to take the final </text:span></text:p>
          </draw:text-box>
        </draw:frame>
        <draw:frame draw:style-name="gr1" draw:text-style-name="P2" draw:layer="layout" svg:width="15.86cm" svg:height="0.475cm" svg:x="2.2cm" svg:y="13.991cm">
          <draw:text-box>
            <text:p text:style-name="P1"><text:span text:style-name="T4">opportunity provided in resolution 1441 and that serious consequences would follow.</text:span></text:p>
          </draw:text-box>
        </draw:frame>
        <draw:frame draw:style-name="gr7" draw:text-style-name="P8" draw:layer="layout" svg:width="0.408cm" svg:height="0.276cm" svg:x="17.991cm" svg:y="14.01cm">
          <draw:text-box>
            <text:p text:style-name="P1"><text:span text:style-name="T13">162</text:span></text:p>
          </draw:text-box>
        </draw:frame>
        <draw:frame draw:style-name="gr1" draw:text-style-name="P2" draw:layer="layout" svg:width="0.422cm" svg:height="0.475cm" svg:x="18.403cm" svg:y="13.9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33cm" svg:height="0.475cm" svg:x="2.2cm" svg:y="14.906cm">
          <draw:text-box>
            <text:p text:style-name="P1"><text:span text:style-name="T7">418. </text:span><text:span text:style-name="T4"><text:s/>After rehearsing the key provisions of OPs 1, 2, 4, 11, 12 and 13, Mr Grainger </text:span></text:p>
          </draw:text-box>
        </draw:frame>
        <draw:frame draw:style-name="gr1" draw:text-style-name="P2" draw:layer="layout" svg:width="1.158cm" svg:height="0.475cm" svg:x="2.2cm" svg:y="15.47cm">
          <draw:text-box>
            <text:p text:style-name="P1"><text:span text:style-name="T4">wrote:</text:span></text:p>
          </draw:text-box>
        </draw:frame>
        <draw:frame draw:style-name="gr1" draw:text-style-name="P2" draw:layer="layout" svg:width="14.057cm" svg:height="0.475cm" svg:x="2.95cm" svg:y="16.385cm">
          <draw:text-box>
            <text:p text:style-name="P1"><text:span text:style-name="T4">“… </text:span><text:span text:style-name="T4">the relationship between these various paragraphs is a matter of some </text:span></text:p>
          </draw:text-box>
        </draw:frame>
        <draw:frame draw:style-name="gr1" draw:text-style-name="P2" draw:layer="layout" svg:width="15.081cm" svg:height="0.475cm" svg:x="2.95cm" svg:y="16.949cm">
          <draw:text-box>
            <text:p text:style-name="P1"><text:span text:style-name="T4">complexity. It is however clear that the serious consequences which the Council </text:span></text:p>
          </draw:text-box>
        </draw:frame>
        <draw:frame draw:style-name="gr1" draw:text-style-name="P2" draw:layer="layout" svg:width="14.649cm" svg:height="0.475cm" svg:x="2.95cm" svg:y="17.513cm">
          <draw:text-box>
            <text:p text:style-name="P1"><text:span text:style-name="T4">has repeatedly warned Iraq it will face as a result of its continued violations of </text:span></text:p>
          </draw:text-box>
        </draw:frame>
        <draw:frame draw:style-name="gr1" draw:text-style-name="P2" draw:layer="layout" svg:width="14.751cm" svg:height="0.475cm" svg:x="2.95cm" svg:y="18.078cm">
          <draw:text-box>
            <text:p text:style-name="P1"><text:span text:style-name="T4">its obligations … are to occur in the context of paragraph 12 – that is following </text:span></text:p>
          </draw:text-box>
        </draw:frame>
        <draw:frame draw:style-name="gr1" draw:text-style-name="P2" draw:layer="layout" svg:width="14.988cm" svg:height="0.475cm" svg:x="2.95cm" svg:y="18.642cm">
          <draw:text-box>
            <text:p text:style-name="P1"><text:span text:style-name="T4">consideration of the situation by the Council in accordance with that paragraph. </text:span></text:p>
          </draw:text-box>
        </draw:frame>
        <draw:frame draw:style-name="gr1" draw:text-style-name="P2" draw:layer="layout" svg:width="14.51cm" svg:height="0.475cm" svg:x="2.95cm" svg:y="19.207cm">
          <draw:text-box>
            <text:p text:style-name="P1"><text:span text:style-name="T4">The consideration … can take place only when a report – either of a material </text:span></text:p>
          </draw:text-box>
        </draw:frame>
        <draw:frame draw:style-name="gr1" draw:text-style-name="P2" draw:layer="layout" svg:width="15.009cm" svg:height="0.475cm" svg:x="2.95cm" svg:y="19.771cm">
          <draw:text-box>
            <text:p text:style-name="P1"><text:span text:style-name="T4">breach under paragraph 4, or of the interference or failure to comply mentioned </text:span></text:p>
          </draw:text-box>
        </draw:frame>
        <draw:frame draw:style-name="gr1" draw:text-style-name="P2" draw:layer="layout" svg:width="6.593cm" svg:height="0.475cm" svg:x="2.95cm" svg:y="20.336cm">
          <draw:text-box>
            <text:p text:style-name="P1"><text:span text:style-name="T4">in paragraph 11 – has been made. </text:span></text:p>
          </draw:text-box>
        </draw:frame>
        <draw:frame draw:style-name="gr1" draw:text-style-name="P2" draw:layer="layout" svg:width="15.026cm" svg:height="0.475cm" svg:x="2.95cm" svg:y="21.25cm">
          <draw:text-box>
            <text:p text:style-name="P1"><text:span text:style-name="T4">“</text:span><text:span text:style-name="T4">In our view once Council consideration has taken place, a specific reference to </text:span></text:p>
          </draw:text-box>
        </draw:frame>
        <draw:frame draw:style-name="gr1" draw:text-style-name="P2" draw:layer="layout" svg:width="15.208cm" svg:height="0.475cm" svg:x="2.95cm" svg:y="21.815cm">
          <draw:text-box>
            <text:p text:style-name="P1"><text:span text:style-name="T4">material breach is not required in any decision by the Council: what is necessary </text:span></text:p>
          </draw:text-box>
        </draw:frame>
        <draw:frame draw:style-name="gr1" draw:text-style-name="P2" draw:layer="layout" svg:width="15.648cm" svg:height="0.475cm" svg:x="2.95cm" svg:y="22.379cm">
          <draw:text-box>
            <text:p text:style-name="P1"><text:span text:style-name="T4">is that the Council should conclude that the serious consequences for Iraq referred </text:span></text:p>
          </draw:text-box>
        </draw:frame>
        <draw:frame draw:style-name="gr1" draw:text-style-name="P2" draw:layer="layout" svg:width="14.611cm" svg:height="0.475cm" svg:x="2.95cm" svg:y="22.943cm">
          <draw:text-box>
            <text:p text:style-name="P1"><text:span text:style-name="T4">to in paragraph 13 are triggered. If the Council has considered a report under </text:span></text:p>
          </draw:text-box>
        </draw:frame>
        <draw:frame draw:style-name="gr1" draw:text-style-name="P2" draw:layer="layout" svg:width="14.903cm" svg:height="0.475cm" svg:x="2.95cm" svg:y="23.508cm">
          <draw:text-box>
            <text:p text:style-name="P1"><text:span text:style-name="T4">paragraph 4, the finding of material breach will be implicit. If … the Council has </text:span></text:p>
          </draw:text-box>
        </draw:frame>
        <draw:frame draw:style-name="gr1" draw:text-style-name="P2" draw:layer="layout" svg:width="14.814cm" svg:height="0.475cm" svg:x="2.95cm" svg:y="24.072cm">
          <draw:text-box>
            <text:p text:style-name="P1"><text:span text:style-name="T4">considered a report under paragraph 11, it will be clear that the new enhanced </text:span></text:p>
          </draw:text-box>
        </draw:frame>
        <draw:frame draw:style-name="gr1" draw:text-style-name="P2" draw:layer="layout" svg:width="14.886cm" svg:height="0.475cm" svg:x="2.95cm" svg:y="24.637cm">
          <draw:text-box>
            <text:p text:style-name="P1"><text:span text:style-name="T4">inspections regime has not worked and therefore the material breach finding in </text:span></text:p>
          </draw:text-box>
        </draw:frame>
        <draw:line draw:style-name="gr8" draw:text-style-name="P9" draw:layer="layout" svg:x1="2.199cm" svg:y1="26.12cm" svg:x2="7.3cm" svg:y2="26.12cm">
          <text:p/>
        </draw:line>
        <draw:frame draw:style-name="gr1" draw:text-style-name="P2" draw:layer="layout" svg:width="5.573cm" svg:height="0.475cm" svg:x="2.95cm" svg:y="25.201cm">
          <draw:text-box>
            <text:p text:style-name="P1"><text:span text:style-name="T4">paragraph 1 is still operative.”</text:span></text:p>
          </draw:text-box>
        </draw:frame>
        <draw:frame draw:style-name="gr10" draw:text-style-name="P10" draw:layer="layout" svg:width="0.404cm" svg:height="0.23cm" svg:x="2.2cm" svg:y="26.64cm">
          <draw:text-box>
            <text:p text:style-name="P1"><text:span text:style-name="T14">161 </text:span></text:p>
          </draw:text-box>
        </draw:frame>
        <draw:frame draw:style-name="gr4" draw:text-style-name="P5" draw:layer="layout" svg:width="6.551cm" svg:height="0.395cm" svg:x="2.6cm" svg:y="26.624cm">
          <draw:text-box>
            <text:p text:style-name="P1"><text:span text:style-name="T11">Public hearing, 8 February 2010, page 30.</text:span></text:p>
          </draw:text-box>
        </draw:frame>
        <draw:frame draw:style-name="gr10" draw:text-style-name="P10" draw:layer="layout" svg:width="0.404cm" svg:height="0.23cm" svg:x="2.2cm" svg:y="27.063cm">
          <draw:text-box>
            <text:p text:style-name="P1"><text:span text:style-name="T14">162 </text:span></text:p>
          </draw:text-box>
        </draw:frame>
        <draw:frame draw:style-name="gr4" draw:text-style-name="P5" draw:layer="layout" svg:width="10.975cm" svg:height="0.395cm" svg:x="2.6cm" svg:y="27.047cm">
          <draw:text-box>
            <text:p text:style-name="P1"><text:span text:style-name="T11">Letter Grainger to Adams, 4 February 2003, ‘Iraq: Second Resolution’. </text:span></text:p>
          </draw:text-box>
        </draw:frame>
      </draw:page>
      <draw:page draw:name="page7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6</text:span></text:p>
          </draw:text-box>
        </draw:frame>
        <draw:frame draw:style-name="gr1" draw:text-style-name="P2" draw:layer="layout" svg:width="14.988cm" svg:height="0.475cm" svg:x="2.2cm" svg:y="2.525cm">
          <draw:text-box>
            <text:p text:style-name="P1"><text:span text:style-name="T7">419. </text:span><text:span text:style-name="T4"><text:s/>Ms Adams responded on 6 February that Lord Goldsmith had agreed that:</text:span></text:p>
          </draw:text-box>
        </draw:frame>
        <draw:frame draw:style-name="gr1" draw:text-style-name="P2" draw:layer="layout" svg:width="15.915cm" svg:height="0.475cm" svg:x="2.95cm" svg:y="3.44cm">
          <draw:text-box>
            <text:p text:style-name="P1"><text:span text:style-name="T4">“</text:span><text:span text:style-name="T4">Provided the new resolution is linked back sufficiently to resolution 1441 so that it is </text:span></text:p>
          </draw:text-box>
        </draw:frame>
        <draw:frame draw:style-name="gr1" draw:text-style-name="P2" draw:layer="layout" svg:width="15.822cm" svg:height="0.475cm" svg:x="2.95cm" svg:y="4.004cm">
          <draw:text-box>
            <text:p text:style-name="P1"><text:span text:style-name="T4">clear that the Council has concluded that Iraq has failed to take the final opportunity </text:span></text:p>
          </draw:text-box>
        </draw:frame>
        <draw:frame draw:style-name="gr1" draw:text-style-name="P2" draw:layer="layout" svg:width="15.297cm" svg:height="0.475cm" svg:x="2.95cm" svg:y="4.568cm">
          <draw:text-box>
            <text:p text:style-name="P1"><text:span text:style-name="T4">granted by resolution 1441, it should be possible to rely on the finding of material </text:span></text:p>
          </draw:text-box>
        </draw:frame>
        <draw:frame draw:style-name="gr1" draw:text-style-name="P2" draw:layer="layout" svg:width="14.37cm" svg:height="0.475cm" svg:x="2.95cm" svg:y="5.133cm">
          <draw:text-box>
            <text:p text:style-name="P1"><text:span text:style-name="T4">breach in that resolution in order to revive the use of force in resolution 678.”</text:span></text:p>
          </draw:text-box>
        </draw:frame>
        <draw:frame draw:style-name="gr7" draw:text-style-name="P8" draw:layer="layout" svg:width="0.408cm" svg:height="0.276cm" svg:x="17.257cm" svg:y="5.152cm">
          <draw:text-box>
            <text:p text:style-name="P1"><text:span text:style-name="T13">163</text:span></text:p>
          </draw:text-box>
        </draw:frame>
        <draw:frame draw:style-name="gr1" draw:text-style-name="P2" draw:layer="layout" svg:width="15.801cm" svg:height="0.475cm" svg:x="2.2cm" svg:y="6.047cm">
          <draw:text-box>
            <text:p text:style-name="P1"><text:span text:style-name="T7">420. </text:span><text:span text:style-name="T4"><text:s/>Addressing draft text suggested by Mr Grainger, Ms Adams also recorded that </text:span></text:p>
          </draw:text-box>
        </draw:frame>
        <draw:frame draw:style-name="gr1" draw:text-style-name="P2" draw:layer="layout" svg:width="2.999cm" svg:height="0.475cm" svg:x="2.2cm" svg:y="6.612cm">
          <draw:text-box>
            <text:p text:style-name="P1"><text:span text:style-name="T4">Lord Goldsmith:</text:span></text:p>
          </draw:text-box>
        </draw:frame>
        <draw:frame draw:style-name="gr1" draw:text-style-name="P2" draw:layer="layout" svg:width="15.767cm" svg:height="0.475cm" svg:x="2.95cm" svg:y="7.526cm">
          <draw:text-box>
            <text:p text:style-name="P1"><text:span text:style-name="T4">“… </text:span><text:span text:style-name="T4">has some doubts about the generality of the wording ‘Iraq has still not complied’ </text:span></text:p>
          </draw:text-box>
        </draw:frame>
        <draw:frame draw:style-name="gr1" draw:text-style-name="P2" draw:layer="layout" svg:width="14.738cm" svg:height="0.475cm" svg:x="2.95cm" svg:y="8.091cm">
          <draw:text-box>
            <text:p text:style-name="P1"><text:span text:style-name="T4">because not every incident of non-compliance will constitute a further material </text:span></text:p>
          </draw:text-box>
        </draw:frame>
        <draw:frame draw:style-name="gr1" draw:text-style-name="P2" draw:layer="layout" svg:width="15.411cm" svg:height="0.475cm" svg:x="2.95cm" svg:y="8.655cm">
          <draw:text-box>
            <text:p text:style-name="P1"><text:span text:style-name="T4">breach under OP4 of resolution 1441 (see for example statements by the Foreign </text:span></text:p>
          </draw:text-box>
        </draw:frame>
        <draw:frame draw:style-name="gr1" draw:text-style-name="P2" draw:layer="layout" svg:width="4.439cm" svg:height="0.475cm" svg:x="2.95cm" svg:y="9.22cm">
          <draw:text-box>
            <text:p text:style-name="P1"><text:span text:style-name="T4">Secretary to Parliament</text:span></text:p>
          </draw:text-box>
        </draw:frame>
        <draw:frame draw:style-name="gr7" draw:text-style-name="P8" draw:layer="layout" svg:width="0.408cm" svg:height="0.276cm" svg:x="7.373cm" svg:y="9.238cm">
          <draw:text-box>
            <text:p text:style-name="P1"><text:span text:style-name="T13">164</text:span></text:p>
          </draw:text-box>
        </draw:frame>
        <draw:frame draw:style-name="gr1" draw:text-style-name="P2" draw:layer="layout" svg:width="10.365cm" svg:height="0.475cm" svg:x="7.785cm" svg:y="9.22cm">
          <draw:text-box>
            <text:p text:style-name="P1"><text:span text:style-name="T4">). Moreover, the Attorney recalls that Blix has indicated </text:span></text:p>
          </draw:text-box>
        </draw:frame>
        <draw:frame draw:style-name="gr1" draw:text-style-name="P2" draw:layer="layout" svg:width="14.273cm" svg:height="0.475cm" svg:x="2.95cm" svg:y="9.784cm">
          <draw:text-box>
            <text:p text:style-name="P1"><text:span text:style-name="T4">that only serious cases of non-compliance would be reported to the Council </text:span></text:p>
          </draw:text-box>
        </draw:frame>
        <draw:frame draw:style-name="gr1" draw:text-style-name="P2" draw:layer="layout" svg:width="2.521cm" svg:height="0.475cm" svg:x="2.95cm" svg:y="10.348cm">
          <draw:text-box>
            <text:p text:style-name="P1"><text:span text:style-name="T4">under OP11.”</text:span></text:p>
          </draw:text-box>
        </draw:frame>
        <draw:frame draw:style-name="gr1" draw:text-style-name="P2" draw:layer="layout" svg:width="15.873cm" svg:height="0.475cm" svg:x="2.2cm" svg:y="11.263cm">
          <draw:text-box>
            <text:p text:style-name="P1"><text:span text:style-name="T7">421. </text:span><text:span text:style-name="T4"><text:s/>Ms Adams suggested that a better minimalist version for a resolution would be </text:span></text:p>
          </draw:text-box>
        </draw:frame>
        <draw:frame draw:style-name="gr1" draw:text-style-name="P2" draw:layer="layout" svg:width="2.034cm" svg:height="0.475cm" svg:x="2.2cm" svg:y="11.827cm">
          <draw:text-box>
            <text:p text:style-name="P1"><text:span text:style-name="T4">one which:</text:span></text:p>
          </draw:text-box>
        </draw:frame>
        <draw:frame draw:style-name="gr1" draw:text-style-name="P2" draw:layer="layout" svg:width="14.942cm" svg:height="0.475cm" svg:x="2.95cm" svg:y="12.742cm">
          <draw:text-box>
            <text:p text:style-name="P1"><text:span text:style-name="T4">“… </text:span><text:span text:style-name="T4">stated simply that the Council has concluded that Iraq has failed to take the </text:span></text:p>
          </draw:text-box>
        </draw:frame>
        <draw:frame draw:style-name="gr1" draw:text-style-name="P2" draw:layer="layout" svg:width="15.377cm" svg:height="0.475cm" svg:x="2.95cm" svg:y="13.306cm">
          <draw:text-box>
            <text:p text:style-name="P1"><text:span text:style-name="T4">final opportunity offered by resolution 1441. This would indicate that the finding of </text:span></text:p>
          </draw:text-box>
        </draw:frame>
        <draw:frame draw:style-name="gr1" draw:text-style-name="P2" draw:layer="layout" svg:width="15.814cm" svg:height="0.475cm" svg:x="2.95cm" svg:y="13.871cm">
          <draw:text-box>
            <text:p text:style-name="P1"><text:span text:style-name="T4">material breach in OP1 of resolution 1441 is no longer suspended, thus reviving the </text:span></text:p>
          </draw:text-box>
        </draw:frame>
        <draw:frame draw:style-name="gr1" draw:text-style-name="P2" draw:layer="layout" svg:width="15.703cm" svg:height="0.475cm" svg:x="2.95cm" svg:y="14.435cm">
          <draw:text-box>
            <text:p text:style-name="P1"><text:span text:style-name="T4">authorisation to use force in resolution 678. In this case there would be no need for </text:span></text:p>
          </draw:text-box>
        </draw:frame>
        <draw:frame draw:style-name="gr1" draw:text-style-name="P2" draw:layer="layout" svg:width="15.53cm" svg:height="0.475cm" svg:x="2.95cm" svg:y="15cm">
          <draw:text-box>
            <text:p text:style-name="P1"><text:span text:style-name="T4">an operative paragraph on ‘serious consequences’ because this would follow from </text:span></text:p>
          </draw:text-box>
        </draw:frame>
        <draw:frame draw:style-name="gr1" draw:text-style-name="P2" draw:layer="layout" svg:width="5.531cm" svg:height="0.475cm" svg:x="2.95cm" svg:y="15.564cm">
          <draw:text-box>
            <text:p text:style-name="P1"><text:span text:style-name="T4">the terms of resolution 1441.”</text:span></text:p>
          </draw:text-box>
        </draw:frame>
        <draw:frame draw:style-name="gr7" draw:text-style-name="P8" draw:layer="layout" svg:width="0.408cm" svg:height="0.276cm" svg:x="8.456cm" svg:y="15.583cm">
          <draw:text-box>
            <text:p text:style-name="P1"><text:span text:style-name="T13">165</text:span></text:p>
          </draw:text-box>
        </draw:frame>
        <draw:frame draw:style-name="gr3" draw:text-style-name="P4" draw:layer="layout" svg:width="14.861cm" svg:height="0.628cm" svg:x="2.2cm" svg:y="16.592cm">
          <draw:text-box>
            <text:p text:style-name="P1"><text:span text:style-name="T3">Lord Goldsmith’s visit to Washington, 10 February 2003</text:span></text:p>
          </draw:text-box>
        </draw:frame>
        <draw:frame draw:style-name="gr1" draw:text-style-name="P2" draw:layer="layout" svg:width="16.495cm" svg:height="0.475cm" svg:x="2.2cm" svg:y="17.484cm">
          <draw:text-box>
            <text:p text:style-name="P1"><text:span text:style-name="T7">422. </text:span><text:span text:style-name="T12"><text:s/>Lord Goldsmith’s discussions in Washington on 10 February confirmed that </text:span></text:p>
          </draw:text-box>
        </draw:frame>
        <draw:frame draw:style-name="gr1" draw:text-style-name="P2" draw:layer="layout" svg:width="15.996cm" svg:height="0.475cm" svg:x="2.2cm" svg:y="18.048cm">
          <draw:text-box>
            <text:p text:style-name="P1"><text:span text:style-name="T12">the US position was that Iraq was in material breach of resolution 1441 and the </text:span></text:p>
          </draw:text-box>
        </draw:frame>
        <draw:frame draw:style-name="gr1" draw:text-style-name="P2" draw:layer="layout" svg:width="12.952cm" svg:height="0.475cm" svg:x="2.2cm" svg:y="18.613cm">
          <draw:text-box>
            <text:p text:style-name="P1"><text:span text:style-name="T12">conditions for the cease-fire were, therefore, no longer in place. </text:span></text:p>
          </draw:text-box>
        </draw:frame>
        <draw:frame draw:style-name="gr1" draw:text-style-name="P2" draw:layer="layout" svg:width="16.749cm" svg:height="0.475cm" svg:x="2.2cm" svg:y="19.527cm">
          <draw:text-box>
            <text:p text:style-name="P1"><text:span text:style-name="T7">423. </text:span><text:span text:style-name="T12"><text:s/>The US maintained that the Security Council had already considered that fact </text:span></text:p>
          </draw:text-box>
        </draw:frame>
        <draw:frame draw:style-name="gr1" draw:text-style-name="P2" draw:layer="layout" svg:width="4.35cm" svg:height="0.475cm" svg:x="2.2cm" svg:y="20.092cm">
          <draw:text-box>
            <text:p text:style-name="P1"><text:span text:style-name="T12">as required by OP12. </text:span></text:p>
          </draw:text-box>
        </draw:frame>
        <draw:frame draw:style-name="gr1" draw:text-style-name="P2" draw:layer="layout" svg:width="16.317cm" svg:height="0.475cm" svg:x="2.2cm" svg:y="21.006cm">
          <draw:text-box>
            <text:p text:style-name="P1"><text:span text:style-name="T7">424. </text:span><text:span text:style-name="T12"><text:s/>The US Administration attached importance to helping the UK find a way to </text:span></text:p>
          </draw:text-box>
        </draw:frame>
        <draw:frame draw:style-name="gr1" draw:text-style-name="P2" draw:layer="layout" svg:width="6.369cm" svg:height="0.475cm" svg:x="2.2cm" svg:y="21.571cm">
          <draw:text-box>
            <text:p text:style-name="P1"><text:span text:style-name="T12">join them in action against Iraq.</text:span></text:p>
          </draw:text-box>
        </draw:frame>
        <draw:frame draw:style-name="gr1" draw:text-style-name="P2" draw:layer="layout" svg:width="16.778cm" svg:height="0.475cm" svg:x="2.2cm" svg:y="22.485cm">
          <draw:text-box>
            <text:p text:style-name="P1"><text:span text:style-name="T7">425. </text:span><text:span text:style-name="T4"><text:s/>As discussed with No.10, Lord Goldsmith travelled to Washington, accompanied by </text:span></text:p>
          </draw:text-box>
        </draw:frame>
        <draw:frame draw:style-name="gr1" draw:text-style-name="P2" draw:layer="layout" svg:width="16.635cm" svg:height="0.475cm" svg:x="2.2cm" svg:y="23.05cm">
          <draw:text-box>
            <text:p text:style-name="P1"><text:span text:style-name="T4">Ms Adams, to meet leading US lawyers involved in the negotiation of resolution 1441 on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9" draw:text-style-name="P9" draw:layer="layout" svg:x1="2.6cm" svg:y1="26.29cm" svg:x2="13.424cm" svg:y2="26.29cm">
          <text:p/>
        </draw:line>
        <draw:frame draw:style-name="gr1" draw:text-style-name="P2" draw:layer="layout" svg:width="3.596cm" svg:height="0.475cm" svg:x="2.2cm" svg:y="23.614cm">
          <draw:text-box>
            <text:p text:style-name="P1"><text:span text:style-name="T4">10 February 2003.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63 </text:span></text:p>
          </draw:text-box>
        </draw:frame>
        <draw:frame draw:style-name="gr4" draw:text-style-name="P5" draw:layer="layout" svg:width="10.95cm" svg:height="0.395cm" svg:x="2.6cm" svg:y="25.934cm">
          <draw:text-box>
            <text:p text:style-name="P1"><text:span text:style-name="T6">Letter Adams to Grainger, 6 February 2003, ‘Iraq: Second Resolution’</text:span><text:span text:style-name="T11">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64 </text:span></text:p>
          </draw:text-box>
        </draw:frame>
        <draw:line draw:style-name="gr9" draw:text-style-name="P9" draw:layer="layout" svg:x1="2.6cm" svg:y1="27.137cm" svg:x2="13.424cm" svg:y2="27.137cm">
          <text:p/>
        </draw:line>
        <draw:frame draw:style-name="gr4" draw:text-style-name="P5" draw:layer="layout" svg:width="10.611cm" svg:height="0.395cm" svg:x="2.6cm" svg:y="26.357cm">
          <draw:text-box>
            <text:p text:style-name="P1"><text:span text:style-name="T11">House of Commons, </text:span><text:span text:style-name="T19">Official Report</text:span><text:span text:style-name="T11">, 25 November 2002, column 51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65 </text:span></text:p>
          </draw:text-box>
        </draw:frame>
        <draw:frame draw:style-name="gr4" draw:text-style-name="P5" draw:layer="layout" svg:width="10.95cm" svg:height="0.395cm" svg:x="2.6cm" svg:y="26.781cm">
          <draw:text-box>
            <text:p text:style-name="P1"><text:span text:style-name="T6">Letter Adams to Grainger, 6 February 2003, ‘Iraq: Second Resolution’</text:span><text:span text:style-name="T11">. </text:span></text:p>
          </draw:text-box>
        </draw:frame>
      </draw:page>
      <draw:page draw:name="page77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7</text:span></text:p>
          </draw:text-box>
        </draw:frame>
        <draw:frame draw:style-name="gr1" draw:text-style-name="P2" draw:layer="layout" svg:width="16.292cm" svg:height="0.475cm" svg:x="2.2cm" svg:y="2.525cm">
          <draw:text-box>
            <text:p text:style-name="P1"><text:span text:style-name="T7">426. </text:span><text:span text:style-name="T4"><text:s/>Lord Goldsmith met Mr John Bellinger III (the NSC Legal Adviser), Judge Alberto </text:span></text:p>
          </draw:text-box>
        </draw:frame>
        <draw:frame draw:style-name="gr1" draw:text-style-name="P2" draw:layer="layout" svg:width="16.127cm" svg:height="0.475cm" svg:x="2.2cm" svg:y="3.09cm">
          <draw:text-box>
            <text:p text:style-name="P1"><text:span text:style-name="T4">Gonzales (Counsel to the President), Dr Rice, Mr William Taft IV (Legal Adviser at the </text:span></text:p>
          </draw:text-box>
        </draw:frame>
        <draw:frame draw:style-name="gr1" draw:text-style-name="P2" draw:layer="layout" svg:width="16.008cm" svg:height="0.475cm" svg:x="2.2cm" svg:y="3.654cm">
          <draw:text-box>
            <text:p text:style-name="P1"><text:span text:style-name="T4">State Department), Mr Marc Grossman (Under Secretary of State for Political Affairs) </text:span></text:p>
          </draw:text-box>
        </draw:frame>
        <draw:frame draw:style-name="gr1" draw:text-style-name="P2" draw:layer="layout" svg:width="10.568cm" svg:height="0.475cm" svg:x="2.2cm" svg:y="4.218cm">
          <draw:text-box>
            <text:p text:style-name="P1"><text:span text:style-name="T4">and Mr William Haynes II (General Counsel at the DoD).</text:span></text:p>
          </draw:text-box>
        </draw:frame>
        <draw:frame draw:style-name="gr7" draw:text-style-name="P8" draw:layer="layout" svg:width="0.408cm" svg:height="0.276cm" svg:x="12.74cm" svg:y="4.237cm">
          <draw:text-box>
            <text:p text:style-name="P1"><text:span text:style-name="T13">166</text:span></text:p>
          </draw:text-box>
        </draw:frame>
        <draw:frame draw:style-name="gr1" draw:text-style-name="P2" draw:layer="layout" svg:width="0.422cm" svg:height="0.475cm" svg:x="13.152cm" svg:y="4.21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04cm" svg:height="0.475cm" svg:x="2.2cm" svg:y="5.133cm">
          <draw:text-box>
            <text:p text:style-name="P1"><text:span text:style-name="T7">427. </text:span><text:span text:style-name="T4"><text:s/>Ms Adams’ record of the discussions set out the questions which had been </text:span></text:p>
          </draw:text-box>
        </draw:frame>
        <draw:frame draw:style-name="gr1" draw:text-style-name="P2" draw:layer="layout" svg:width="8.464cm" svg:height="0.475cm" svg:x="2.2cm" svg:y="5.697cm">
          <draw:text-box>
            <text:p text:style-name="P1"><text:span text:style-name="T4">addressed and the US responses, including: </text:span></text:p>
          </draw:text-box>
        </draw:frame>
        <draw:frame draw:style-name="gr2" draw:text-style-name="P3" draw:layer="layout" svg:width="0.634cm" svg:height="0.712cm" svg:x="2.95cm" svg:y="6.4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47cm" svg:height="0.475cm" svg:x="3.7cm" svg:y="6.612cm">
          <draw:text-box>
            <text:p text:style-name="P1"><text:span text:style-name="T4">Resolution 1441 contained two determinations of material breach (in OPs 1 </text:span></text:p>
          </draw:text-box>
        </draw:frame>
        <draw:frame draw:style-name="gr1" draw:text-style-name="P2" draw:layer="layout" svg:width="14.781cm" svg:height="0.475cm" svg:x="3.7cm" svg:y="7.176cm">
          <draw:text-box>
            <text:p text:style-name="P1"><text:span text:style-name="T4">and 4) and the US view was that the conditions of OP4 had already been met. </text:span></text:p>
          </draw:text-box>
        </draw:frame>
        <draw:frame draw:style-name="gr1" draw:text-style-name="P2" draw:layer="layout" svg:width="14.476cm" svg:height="0.475cm" svg:x="3.7cm" svg:y="7.741cm">
          <draw:text-box>
            <text:p text:style-name="P1"><text:span text:style-name="T4">There was, therefore, a Security Council determination of material breach by </text:span></text:p>
          </draw:text-box>
        </draw:frame>
        <draw:frame draw:style-name="gr1" draw:text-style-name="P2" draw:layer="layout" svg:width="14.112cm" svg:height="0.475cm" svg:x="3.7cm" svg:y="8.305cm">
          <draw:text-box>
            <text:p text:style-name="P1"><text:span text:style-name="T4">Iraq, meaning that the conditions for the cease-fire were no longer in place.</text:span></text:p>
          </draw:text-box>
        </draw:frame>
        <draw:frame draw:style-name="gr2" draw:text-style-name="P3" draw:layer="layout" svg:width="0.634cm" svg:height="0.712cm" svg:x="2.95cm" svg:y="8.8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91cm" svg:height="0.475cm" svg:x="3.7cm" svg:y="8.97cm">
          <draw:text-box>
            <text:p text:style-name="P1"><text:span text:style-name="T4">The use of the term “material breach” had been avoided in 1998. Its use in </text:span></text:p>
          </draw:text-box>
        </draw:frame>
        <draw:frame draw:style-name="gr1" draw:text-style-name="P2" draw:layer="layout" svg:width="14.806cm" svg:height="0.475cm" svg:x="3.7cm" svg:y="9.534cm">
          <draw:text-box>
            <text:p text:style-name="P1"><text:span text:style-name="T4">resolution 1441 strengthened the argument that the Council intended to revive </text:span></text:p>
          </draw:text-box>
        </draw:frame>
        <draw:frame draw:style-name="gr1" draw:text-style-name="P2" draw:layer="layout" svg:width="2.792cm" svg:height="0.475cm" svg:x="3.7cm" svg:y="10.098cm">
          <draw:text-box>
            <text:p text:style-name="P1"><text:span text:style-name="T4">resolution 678.</text:span></text:p>
          </draw:text-box>
        </draw:frame>
        <draw:frame draw:style-name="gr2" draw:text-style-name="P3" draw:layer="layout" svg:width="0.634cm" svg:height="0.712cm" svg:x="2.95cm" svg:y="10.6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82cm" svg:height="0.475cm" svg:x="3.7cm" svg:y="10.763cm">
          <draw:text-box>
            <text:p text:style-name="P1"><text:span text:style-name="T4">The use of the term “co-operate fully” had been retained in the resolution </text:span></text:p>
          </draw:text-box>
        </draw:frame>
        <draw:frame draw:style-name="gr1" draw:text-style-name="P2" draw:layer="layout" svg:width="14.37cm" svg:height="0.475cm" svg:x="3.7cm" svg:y="11.327cm">
          <draw:text-box>
            <text:p text:style-name="P1"><text:span text:style-name="T4">in order to ensure that any instances of non-co-operation would be material. </text:span></text:p>
          </draw:text-box>
        </draw:frame>
        <draw:frame draw:style-name="gr1" draw:text-style-name="P2" draw:layer="layout" svg:width="15.149cm" svg:height="0.475cm" svg:x="3.7cm" svg:y="11.892cm">
          <draw:text-box>
            <text:p text:style-name="P1"><text:span text:style-name="T4">In the US view, “any” Iraqi non-compliance was sufficient to constitute a material </text:span></text:p>
          </draw:text-box>
        </draw:frame>
        <draw:frame draw:style-name="gr1" draw:text-style-name="P2" draw:layer="layout" svg:width="1.42cm" svg:height="0.475cm" svg:x="3.7cm" svg:y="12.456cm">
          <draw:text-box>
            <text:p text:style-name="P1"><text:span text:style-name="T4">breach.</text:span></text:p>
          </draw:text-box>
        </draw:frame>
        <draw:frame draw:style-name="gr2" draw:text-style-name="P3" draw:layer="layout" svg:width="0.634cm" svg:height="0.712cm" svg:x="2.95cm" svg:y="12.9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15cm" svg:height="0.475cm" svg:x="3.7cm" svg:y="13.121cm">
          <draw:text-box>
            <text:p text:style-name="P1"><text:span text:style-name="T4">The US recognised the UK’s concerns about de minimis breaches (eg an hour’s </text:span></text:p>
          </draw:text-box>
        </draw:frame>
        <draw:frame draw:style-name="gr1" draw:text-style-name="P2" draw:layer="layout" svg:width="14.298cm" svg:height="0.475cm" svg:x="3.7cm" svg:y="13.685cm">
          <draw:text-box>
            <text:p text:style-name="P1"><text:span text:style-name="T4">delay in getting access to a site), but considered that the situation was “well </text:span></text:p>
          </draw:text-box>
        </draw:frame>
        <draw:frame draw:style-name="gr1" draw:text-style-name="P2" draw:layer="layout" svg:width="2.936cm" svg:height="0.475cm" svg:x="3.7cm" svg:y="14.25cm">
          <draw:text-box>
            <text:p text:style-name="P1"><text:span text:style-name="T4">past” that point.</text:span></text:p>
          </draw:text-box>
        </draw:frame>
        <draw:frame draw:style-name="gr2" draw:text-style-name="P3" draw:layer="layout" svg:width="0.634cm" svg:height="0.712cm" svg:x="2.95cm" svg:y="14.7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778cm" svg:height="0.475cm" svg:x="3.7cm" svg:y="14.914cm">
          <draw:text-box>
            <text:p text:style-name="P1"><text:span text:style-name="T4">The inspectors were “reporters not assessors”.</text:span></text:p>
          </draw:text-box>
        </draw:frame>
        <draw:frame draw:style-name="gr2" draw:text-style-name="P3" draw:layer="layout" svg:width="0.634cm" svg:height="0.712cm" svg:x="2.95cm" svg:y="15.4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82cm" svg:height="0.475cm" svg:x="3.7cm" svg:y="15.578cm">
          <draw:text-box>
            <text:p text:style-name="P1"><text:span text:style-name="T4">The US would not have accepted a resolution implying that a further decision </text:span></text:p>
          </draw:text-box>
        </draw:frame>
        <draw:frame draw:style-name="gr1" draw:text-style-name="P2" draw:layer="layout" svg:width="2.55cm" svg:height="0.475cm" svg:x="3.7cm" svg:y="16.143cm">
          <draw:text-box>
            <text:p text:style-name="P1"><text:span text:style-name="T4">was required.</text:span></text:p>
          </draw:text-box>
        </draw:frame>
        <draw:frame draw:style-name="gr2" draw:text-style-name="P3" draw:layer="layout" svg:width="0.634cm" svg:height="0.712cm" svg:x="2.95cm" svg:y="16.6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72cm" svg:height="0.475cm" svg:x="3.7cm" svg:y="16.807cm">
          <draw:text-box>
            <text:p text:style-name="P1"><text:span text:style-name="T4">OP12 was not a “purely procedural requirement”. The members of the Council </text:span></text:p>
          </draw:text-box>
        </draw:frame>
        <draw:frame draw:style-name="gr1" draw:text-style-name="P2" draw:layer="layout" svg:width="14.848cm" svg:height="0.475cm" svg:x="3.7cm" svg:y="17.372cm">
          <draw:text-box>
            <text:p text:style-name="P1"><text:span text:style-name="T4">were “under a good faith obligation to participate in the further consideration of </text:span></text:p>
          </draw:text-box>
        </draw:frame>
        <draw:frame draw:style-name="gr1" draw:text-style-name="P2" draw:layer="layout" svg:width="7.516cm" svg:height="0.475cm" svg:x="3.7cm" svg:y="17.936cm">
          <draw:text-box>
            <text:p text:style-name="P1"><text:span text:style-name="T4">the matter within the meaning of OP12”.</text:span></text:p>
          </draw:text-box>
        </draw:frame>
        <draw:frame draw:style-name="gr2" draw:text-style-name="P3" draw:layer="layout" svg:width="0.634cm" svg:height="0.712cm" svg:x="2.95cm" svg:y="18.4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79cm" svg:height="0.475cm" svg:x="3.7cm" svg:y="18.601cm">
          <draw:text-box>
            <text:p text:style-name="P1"><text:span text:style-name="T4">The US had satisfied that requirement by the actions they had already taken, for </text:span></text:p>
          </draw:text-box>
        </draw:frame>
        <draw:frame draw:style-name="gr1" draw:text-style-name="P2" draw:layer="layout" svg:width="11.999cm" svg:height="0.475cm" svg:x="3.7cm" svg:y="19.165cm">
          <draw:text-box>
            <text:p text:style-name="P1"><text:span text:style-name="T4">example Secretary Powell’s report to the Council on 5 February.</text:span></text:p>
          </draw:text-box>
        </draw:frame>
        <draw:frame draw:style-name="gr7" draw:text-style-name="P8" draw:layer="layout" svg:width="0.408cm" svg:height="0.276cm" svg:x="15.661cm" svg:y="19.184cm">
          <draw:text-box>
            <text:p text:style-name="P1"><text:span text:style-name="T13">167</text:span></text:p>
          </draw:text-box>
        </draw:frame>
        <draw:frame draw:style-name="gr1" draw:text-style-name="P2" draw:layer="layout" svg:width="16.152cm" svg:height="0.475cm" svg:x="2.2cm" svg:y="20.08cm">
          <draw:text-box>
            <text:p text:style-name="P1"><text:span text:style-name="T7">428. </text:span><text:span text:style-name="T4"><text:s/>Mr Brenton commented that there had been “no problem lining up a good range </text:span></text:p>
          </draw:text-box>
        </draw:frame>
        <draw:frame draw:style-name="gr1" draw:text-style-name="P2" draw:layer="layout" svg:width="15.42cm" svg:height="0.475cm" svg:x="2.2cm" svg:y="20.644cm">
          <draw:text-box>
            <text:p text:style-name="P1"><text:span text:style-name="T4">of senior interlocutors” for Lord Goldsmith to meet, “underlining how important the </text:span></text:p>
          </draw:text-box>
        </draw:frame>
        <draw:frame draw:style-name="gr1" draw:text-style-name="P2" draw:layer="layout" svg:width="15.149cm" svg:height="0.475cm" svg:x="2.2cm" svg:y="21.208cm">
          <draw:text-box>
            <text:p text:style-name="P1"><text:span text:style-name="T4">Administration consider it to help the UK to be in a position to join them in action </text:span></text:p>
          </draw:text-box>
        </draw:frame>
        <draw:frame draw:style-name="gr1" draw:text-style-name="P2" draw:layer="layout" svg:width="2.483cm" svg:height="0.475cm" svg:x="2.2cm" svg:y="21.773cm">
          <draw:text-box>
            <text:p text:style-name="P1"><text:span text:style-name="T4">against Iraq”.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7" draw:text-style-name="P8" draw:layer="layout" svg:width="0.408cm" svg:height="0.276cm" svg:x="4.671cm" svg:y="21.792cm">
          <draw:text-box>
            <text:p text:style-name="P1"><text:span text:style-name="T13">168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4">166 </text:span></text:p>
          </draw:text-box>
        </draw:frame>
        <draw:frame draw:style-name="gr4" draw:text-style-name="P5" draw:layer="layout" svg:width="14.205cm" svg:height="0.395cm" svg:x="2.6cm" svg:y="25.087cm">
          <draw:text-box>
            <text:p text:style-name="P1"><text:span text:style-name="T11">Letter Brenton to Goldsmith, 11 February 2003, ‘Visit to Washington, January [sic] 10; Iraq’. 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167 </text:span></text:p>
          </draw:text-box>
        </draw:frame>
        <draw:frame draw:style-name="gr4" draw:text-style-name="P5" draw:layer="layout" svg:width="16.19cm" svg:height="0.395cm" svg:x="2.6cm" svg:y="25.511cm">
          <draw:text-box>
            <text:p text:style-name="P1"><text:span text:style-name="T11">Letter Adams to McDonald, 14 February 2003, ‘Attorney General’s Visit to Washington, 10 January [sic]: </text:span></text:p>
          </draw:text-box>
        </draw:frame>
        <draw:frame draw:style-name="gr4" draw:text-style-name="P5" draw:layer="layout" svg:width="15.852cm" svg:height="0.395cm" svg:x="2.2cm" svg:y="25.934cm">
          <draw:text-box>
            <text:p text:style-name="P1"><text:span text:style-name="T11">Iraq’ attaching Minute Adams to Attorney General, 14 February 2003, ‘US Responses to Questions on </text:span></text:p>
          </draw:text-box>
        </draw:frame>
        <draw:frame draw:style-name="gr4" draw:text-style-name="P5" draw:layer="layout" svg:width="2.804cm" svg:height="0.395cm" svg:x="2.2cm" svg:y="26.357cm">
          <draw:text-box>
            <text:p text:style-name="P1"><text:span text:style-name="T11">Resolution 1441’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68 </text:span></text:p>
          </draw:text-box>
        </draw:frame>
        <draw:frame draw:style-name="gr4" draw:text-style-name="P5" draw:layer="layout" svg:width="14.205cm" svg:height="0.395cm" svg:x="2.6cm" svg:y="26.781cm">
          <draw:text-box>
            <text:p text:style-name="P1"><text:span text:style-name="T11">Letter Brenton to Goldsmith, 11 February 2003, ‘Visit to Washington, January [sic] 10; Iraq’. </text:span></text:p>
          </draw:text-box>
        </draw:frame>
      </draw:page>
      <draw:page draw:name="page7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8</text:span></text:p>
          </draw:text-box>
        </draw:frame>
        <draw:frame draw:style-name="gr1" draw:text-style-name="P2" draw:layer="layout" svg:width="15.369cm" svg:height="0.475cm" svg:x="2.2cm" svg:y="2.525cm">
          <draw:text-box>
            <text:p text:style-name="P1"><text:span text:style-name="T7">429. </text:span><text:span text:style-name="T4"><text:s/>Mr Brenton subsequently reported on 6 March that the US “had also gained </text:span></text:p>
          </draw:text-box>
        </draw:frame>
        <draw:frame draw:style-name="gr1" draw:text-style-name="P2" draw:layer="layout" svg:width="15.2cm" svg:height="0.475cm" svg:x="2.2cm" svg:y="3.09cm">
          <draw:text-box>
            <text:p text:style-name="P1"><text:span text:style-name="T4">the impression that we need the resolution for legal reasons: I explained the real </text:span></text:p>
          </draw:text-box>
        </draw:frame>
        <draw:frame draw:style-name="gr1" draw:text-style-name="P2" draw:layer="layout" svg:width="1.844cm" svg:height="0.475cm" svg:x="2.2cm" svg:y="3.654cm">
          <draw:text-box>
            <text:p text:style-name="P1"><text:span text:style-name="T4">situation”.</text:span></text:p>
          </draw:text-box>
        </draw:frame>
        <draw:frame draw:style-name="gr7" draw:text-style-name="P8" draw:layer="layout" svg:width="0.408cm" svg:height="0.276cm" svg:x="4.035cm" svg:y="3.673cm">
          <draw:text-box>
            <text:p text:style-name="P1"><text:span text:style-name="T13">169</text:span></text:p>
          </draw:text-box>
        </draw:frame>
        <draw:frame draw:style-name="gr1" draw:text-style-name="P2" draw:layer="layout" svg:width="0.422cm" svg:height="0.475cm" svg:x="4.447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522cm" svg:height="0.475cm" svg:x="2.2cm" svg:y="4.568cm">
          <draw:text-box>
            <text:p text:style-name="P1"><text:span text:style-name="T7">430. </text:span><text:span text:style-name="T4"><text:s/>Asked by the Inquiry what he had understood “the real situation” to be, <text:s/></text:span></text:p>
          </draw:text-box>
        </draw:frame>
        <draw:frame draw:style-name="gr1" draw:text-style-name="P2" draw:layer="layout" svg:width="15.797cm" svg:height="0.475cm" svg:x="2.2cm" svg:y="5.133cm">
          <draw:text-box>
            <text:p text:style-name="P1"><text:span text:style-name="T4">Mr Brenton said that Lord Goldsmith had not told him anything, but he had sat in on </text:span></text:p>
          </draw:text-box>
        </draw:frame>
        <draw:frame draw:style-name="gr1" draw:text-style-name="P2" draw:layer="layout" svg:width="16.19cm" svg:height="0.475cm" svg:x="2.2cm" svg:y="5.697cm">
          <draw:text-box>
            <text:p text:style-name="P1"><text:span text:style-name="T4">Lord Goldsmith’s conversations with the US Attorney General and “got the impression </text:span></text:p>
          </draw:text-box>
        </draw:frame>
        <draw:frame draw:style-name="gr1" draw:text-style-name="P2" draw:layer="layout" svg:width="16.059cm" svg:height="0.475cm" svg:x="2.2cm" svg:y="6.262cm">
          <draw:text-box>
            <text:p text:style-name="P1"><text:span text:style-name="T4">from him [Lord Goldsmith] that there was a legal case for our involvement, even if we </text:span></text:p>
          </draw:text-box>
        </draw:frame>
        <draw:frame draw:style-name="gr1" draw:text-style-name="P2" draw:layer="layout" svg:width="6.149cm" svg:height="0.475cm" svg:x="2.2cm" svg:y="6.826cm">
          <draw:text-box>
            <text:p text:style-name="P1"><text:span text:style-name="T4">didn’t get the second resolution”.</text:span></text:p>
          </draw:text-box>
        </draw:frame>
        <draw:frame draw:style-name="gr7" draw:text-style-name="P8" draw:layer="layout" svg:width="0.408cm" svg:height="0.276cm" svg:x="8.319cm" svg:y="6.845cm">
          <draw:text-box>
            <text:p text:style-name="P1"><text:span text:style-name="T13">170</text:span></text:p>
          </draw:text-box>
        </draw:frame>
        <draw:frame draw:style-name="gr1" draw:text-style-name="P2" draw:layer="layout" svg:width="16.381cm" svg:height="0.475cm" svg:x="2.2cm" svg:y="7.741cm">
          <draw:text-box>
            <text:p text:style-name="P1"><text:span text:style-name="T7">431. </text:span><text:span text:style-name="T4"><text:s/>Ms Adams produced a revised draft for Lord Goldsmith on 12 February, which for </text:span></text:p>
          </draw:text-box>
        </draw:frame>
        <draw:frame draw:style-name="gr1" draw:text-style-name="P2" draw:layer="layout" svg:width="4.608cm" svg:height="0.475cm" svg:x="2.2cm" svg:y="8.305cm">
          <draw:text-box>
            <text:p text:style-name="P1"><text:span text:style-name="T4">the first time concluded: </text:span></text:p>
          </draw:text-box>
        </draw:frame>
        <draw:frame draw:style-name="gr1" draw:text-style-name="P2" draw:layer="layout" svg:width="15.907cm" svg:height="0.475cm" svg:x="2.95cm" svg:y="9.22cm">
          <draw:text-box>
            <text:p text:style-name="P1"><text:span text:style-name="T4">“… </text:span><text:span text:style-name="T4">having regard to the arguments of our co-sponsors which I heard in Washington, </text:span></text:p>
          </draw:text-box>
        </draw:frame>
        <draw:frame draw:style-name="gr1" draw:text-style-name="P2" draw:layer="layout" svg:width="15.471cm" svg:height="0.475cm" svg:x="2.95cm" svg:y="9.784cm">
          <draw:text-box>
            <text:p text:style-name="P1"><text:span text:style-name="T4">I am prepared to accept that a reasonable case can be made that resolution 1441 </text:span></text:p>
          </draw:text-box>
        </draw:frame>
        <draw:frame draw:style-name="gr1" draw:text-style-name="P2" draw:layer="layout" svg:width="10.446cm" svg:height="0.475cm" svg:x="2.95cm" svg:y="10.348cm">
          <draw:text-box>
            <text:p text:style-name="P1"><text:span text:style-name="T4">revives the authorisation to use force in resolution 678.”</text:span></text:p>
          </draw:text-box>
        </draw:frame>
        <draw:frame draw:style-name="gr7" draw:text-style-name="P8" draw:layer="layout" svg:width="0.408cm" svg:height="0.276cm" svg:x="13.351cm" svg:y="10.367cm">
          <draw:text-box>
            <text:p text:style-name="P1"><text:span text:style-name="T13">171</text:span></text:p>
          </draw:text-box>
        </draw:frame>
        <draw:frame draw:style-name="gr3" draw:text-style-name="P4" draw:layer="layout" svg:width="9.252cm" svg:height="0.628cm" svg:x="2.2cm" svg:y="11.376cm">
          <draw:text-box>
            <text:p text:style-name="P1"><text:span text:style-name="T3">Agreement on a second resolution</text:span></text:p>
          </draw:text-box>
        </draw:frame>
        <draw:frame draw:style-name="gr1" draw:text-style-name="P2" draw:layer="layout" svg:width="16.364cm" svg:height="0.475cm" svg:x="2.2cm" svg:y="12.268cm">
          <draw:text-box>
            <text:p text:style-name="P1"><text:span text:style-name="T7">432. </text:span><text:span text:style-name="T12"><text:s/>Following discussion between Mr Blair and President Bush on 19 February, </text:span></text:p>
          </draw:text-box>
        </draw:frame>
        <draw:frame draw:style-name="gr1" draw:text-style-name="P2" draw:layer="layout" svg:width="10.437cm" svg:height="0.475cm" svg:x="2.2cm" svg:y="12.833cm">
          <draw:text-box>
            <text:p text:style-name="P1"><text:span text:style-name="T12">the UK agreed a “light draft resolution” with the US.</text:span></text:p>
          </draw:text-box>
        </draw:frame>
        <draw:frame draw:style-name="gr1" draw:text-style-name="P2" draw:layer="layout" svg:width="15.229cm" svg:height="0.475cm" svg:x="2.2cm" svg:y="13.747cm">
          <draw:text-box>
            <text:p text:style-name="P1"><text:span text:style-name="T7">433. </text:span><text:span text:style-name="T12"><text:s/>Lord Goldsmith subsequently advised that draft would be “sufficient” </text:span></text:p>
          </draw:text-box>
        </draw:frame>
        <draw:frame draw:style-name="gr1" draw:text-style-name="P2" draw:layer="layout" svg:width="13.299cm" svg:height="0.475cm" svg:x="2.2cm" svg:y="14.312cm">
          <draw:text-box>
            <text:p text:style-name="P1"><text:span text:style-name="T12">to authorise the use of force if it was all that would be negotiable. </text:span></text:p>
          </draw:text-box>
        </draw:frame>
        <draw:frame draw:style-name="gr1" draw:text-style-name="P2" draw:layer="layout" svg:width="15.851cm" svg:height="0.475cm" svg:x="2.2cm" svg:y="15.226cm">
          <draw:text-box>
            <text:p text:style-name="P1"><text:span text:style-name="T7">434. </text:span><text:span text:style-name="T12"><text:s/>Lord Goldsmith did not, however, accept the underpinning legal analysis </text:span></text:p>
          </draw:text-box>
        </draw:frame>
        <draw:frame draw:style-name="gr1" draw:text-style-name="P2" draw:layer="layout" svg:width="6.919cm" svg:height="0.475cm" svg:x="2.2cm" svg:y="15.791cm">
          <draw:text-box>
            <text:p text:style-name="P1"><text:span text:style-name="T12">offered by Sir Jeremy Greenstock.</text:span></text:p>
          </draw:text-box>
        </draw:frame>
        <draw:frame draw:style-name="gr1" draw:text-style-name="P2" draw:layer="layout" svg:width="15.149cm" svg:height="0.475cm" svg:x="2.2cm" svg:y="16.705cm">
          <draw:text-box>
            <text:p text:style-name="P1"><text:span text:style-name="T7">435. </text:span><text:span text:style-name="T4"><text:s/>Reflecting the seriousness of his concerns about the implications of recent </text:span></text:p>
          </draw:text-box>
        </draw:frame>
        <draw:frame draw:style-name="gr1" draw:text-style-name="P2" draw:layer="layout" svg:width="16.69cm" svg:height="0.475cm" svg:x="2.2cm" svg:y="17.27cm">
          <draw:text-box>
            <text:p text:style-name="P1"><text:span text:style-name="T4">developments, Mr Blair sent President Bush a Note on 19 February about the need for a </text:span></text:p>
          </draw:text-box>
        </draw:frame>
        <draw:frame draw:style-name="gr1" draw:text-style-name="P2" draw:layer="layout" svg:width="7.021cm" svg:height="0.475cm" svg:x="2.2cm" svg:y="17.834cm">
          <draw:text-box>
            <text:p text:style-name="P1"><text:span text:style-name="T4">second resolution (see Section 3.7). </text:span><text:span text:style-name="T12"><text:s/></text:span></text:p>
          </draw:text-box>
        </draw:frame>
        <draw:frame draw:style-name="gr1" draw:text-style-name="P2" draw:layer="layout" svg:width="14.069cm" svg:height="0.475cm" svg:x="2.2cm" svg:y="18.748cm">
          <draw:text-box>
            <text:p text:style-name="P1"><text:span text:style-name="T7">436. </text:span><text:span text:style-name="T4"><text:s/>Mr Blair proposed focusing on the absence of full co-operation and a </text:span></text:p>
          </draw:text-box>
        </draw:frame>
        <draw:frame draw:style-name="gr1" draw:text-style-name="P2" draw:layer="layout" svg:width="13.913cm" svg:height="0.475cm" svg:x="2.2cm" svg:y="19.313cm">
          <draw:text-box>
            <text:p text:style-name="P1"><text:span text:style-name="T4">“</text:span><text:span text:style-name="T4">simple” resolution stating that Iraq had failed to take the final opportunity, </text:span></text:p>
          </draw:text-box>
        </draw:frame>
        <draw:frame draw:style-name="gr1" draw:text-style-name="P2" draw:layer="layout" svg:width="15.466cm" svg:height="0.475cm" svg:x="2.2cm" svg:y="19.877cm">
          <draw:text-box>
            <text:p text:style-name="P1"><text:span text:style-name="T4">with a side statement defining tough tests of co-operation and a vote on 14 March </text:span></text:p>
          </draw:text-box>
        </draw:frame>
        <draw:frame draw:style-name="gr1" draw:text-style-name="P2" draw:layer="layout" svg:width="5.937cm" svg:height="0.475cm" svg:x="2.2cm" svg:y="20.442cm">
          <draw:text-box>
            <text:p text:style-name="P1"><text:span text:style-name="T4">to provide a deadline for action.</text:span></text:p>
          </draw:text-box>
        </draw:frame>
        <draw:frame draw:style-name="gr1" draw:text-style-name="P2" draw:layer="layout" svg:width="16.11cm" svg:height="0.475cm" svg:x="2.2cm" svg:y="21.356cm">
          <draw:text-box>
            <text:p text:style-name="P1"><text:span text:style-name="T7">437. </text:span><text:span text:style-name="T4"><text:s/>Sir Jeremy gave Ambassador John Negroponte, US Permanent Representative </text:span></text:p>
          </draw:text-box>
        </draw:frame>
        <draw:frame draw:style-name="gr1" draw:text-style-name="P2" draw:layer="layout" svg:width="12.186cm" svg:height="0.475cm" svg:x="2.2cm" svg:y="21.921cm">
          <draw:text-box>
            <text:p text:style-name="P1"><text:span text:style-name="T4">to the UN, a revised “light draft resolution” on 19 February which:</text:span></text:p>
          </draw:text-box>
        </draw:frame>
        <draw:frame draw:style-name="gr2" draw:text-style-name="P3" draw:layer="layout" svg:width="0.634cm" svg:height="0.712cm" svg:x="2.95cm" svg:y="22.6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cm" svg:height="0.475cm" svg:x="3.7cm" svg:y="22.835cm">
          <draw:text-box>
            <text:p text:style-name="P1"><text:span text:style-name="T4">noted [draft preambular paragraph (PP) 5] that Iraq had “submitted a declaration </text:span></text:p>
          </draw:text-box>
        </draw:frame>
        <draw:frame draw:style-name="gr1" draw:text-style-name="P2" draw:layer="layout" svg:width="15.052cm" svg:height="0.475cm" svg:x="3.7cm" svg:y="23.4cm">
          <draw:text-box>
            <text:p text:style-name="P1"><text:span text:style-name="T4">… </text:span><text:span text:style-name="T4">containing false statements and omissions and has failed to comply with and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9" draw:text-style-name="P9" draw:layer="layout" svg:x1="2.596cm" svg:y1="26.29cm" svg:x2="14.819cm" svg:y2="26.29cm">
          <text:p/>
        </draw:line>
        <draw:frame draw:style-name="gr1" draw:text-style-name="P2" draw:layer="layout" svg:width="12.837cm" svg:height="0.475cm" svg:x="3.7cm" svg:y="23.964cm">
          <draw:text-box>
            <text:p text:style-name="P1"><text:span text:style-name="T4">co-operate fully in the implementation of that resolution [1441]”; and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69 </text:span></text:p>
          </draw:text-box>
        </draw:frame>
        <draw:frame draw:style-name="gr4" draw:text-style-name="P5" draw:layer="layout" svg:width="12.338cm" svg:height="0.395cm" svg:x="2.597cm" svg:y="25.934cm">
          <draw:text-box>
            <text:p text:style-name="P1"><text:span text:style-name="T6">Telegram 294 Washington to FCO London, 6 March 2003, ‘Iraq: UN Endgame’</text:span><text:span text:style-name="T11">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70 </text:span></text:p>
          </draw:text-box>
        </draw:frame>
        <draw:frame draw:style-name="gr4" draw:text-style-name="P5" draw:layer="layout" svg:width="7.487cm" svg:height="0.395cm" svg:x="2.6cm" svg:y="26.357cm">
          <draw:text-box>
            <text:p text:style-name="P1"><text:span text:style-name="T11">Private hearing, 17 January 2011, pages 25-26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71 </text:span></text:p>
          </draw:text-box>
        </draw:frame>
        <draw:frame draw:style-name="gr4" draw:text-style-name="P5" draw:layer="layout" svg:width="10.543cm" svg:height="0.395cm" svg:x="2.6cm" svg:y="26.781cm">
          <draw:text-box>
            <text:p text:style-name="P1"><text:span text:style-name="T11">Note [draft] Adams, 12 February 2003, ‘Iraq: Interpretation of 1441’. </text:span></text:p>
          </draw:text-box>
        </draw:frame>
      </draw:page>
      <draw:page draw:name="page79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9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46cm" svg:height="0.475cm" svg:x="3.7cm" svg:y="2.525cm">
          <draw:text-box>
            <text:p text:style-name="P1"><text:span text:style-name="T4">decided [draft OP1] that Iraq had “failed to take the final opportunity afforded to </text:span></text:p>
          </draw:text-box>
        </draw:frame>
        <draw:frame draw:style-name="gr1" draw:text-style-name="P2" draw:layer="layout" svg:width="5.294cm" svg:height="0.475cm" svg:x="3.7cm" svg:y="3.09cm">
          <draw:text-box>
            <text:p text:style-name="P1"><text:span text:style-name="T4">it in resolution 1441 (2002)”.</text:span></text:p>
          </draw:text-box>
        </draw:frame>
        <draw:frame draw:style-name="gr7" draw:text-style-name="P8" draw:layer="layout" svg:width="0.408cm" svg:height="0.276cm" svg:x="8.971cm" svg:y="3.108cm">
          <draw:text-box>
            <text:p text:style-name="P1"><text:span text:style-name="T13">172</text:span></text:p>
          </draw:text-box>
        </draw:frame>
        <draw:frame draw:style-name="gr1" draw:text-style-name="P2" draw:layer="layout" svg:width="16.309cm" svg:height="0.475cm" svg:x="2.2cm" svg:y="4.004cm">
          <draw:text-box>
            <text:p text:style-name="P1"><text:span text:style-name="T7">438. </text:span><text:span text:style-name="T4"><text:s/>Sir Jeremy reported that he had told Ambassador Negroponte that the draft “was </text:span></text:p>
          </draw:text-box>
        </draw:frame>
        <draw:frame draw:style-name="gr1" draw:text-style-name="P2" draw:layer="layout" svg:width="16.584cm" svg:height="0.475cm" svg:x="2.2cm" svg:y="4.568cm">
          <draw:text-box>
            <text:p text:style-name="P1"><text:span text:style-name="T4">thin on anything with which Council members could argue and would be less frightening </text:span></text:p>
          </draw:text-box>
        </draw:frame>
        <draw:frame draw:style-name="gr1" draw:text-style-name="P2" draw:layer="layout" svg:width="15.864cm" svg:height="0.475cm" svg:x="2.2cm" svg:y="5.133cm">
          <draw:text-box>
            <text:p text:style-name="P1"><text:span text:style-name="T4">to the middle ground”. It did not refer to “serious consequences” and that “instead of </text:span></text:p>
          </draw:text-box>
        </draw:frame>
        <draw:frame draw:style-name="gr1" draw:text-style-name="P2" draw:layer="layout" svg:width="15.767cm" svg:height="0.475cm" svg:x="2.2cm" svg:y="5.697cm">
          <draw:text-box>
            <text:p text:style-name="P1"><text:span text:style-name="T4">relying on OP4 of 1441”, the draft resolution “relied on OP1 of 1441, re-establishing </text:span></text:p>
          </draw:text-box>
        </draw:frame>
        <draw:frame draw:style-name="gr1" draw:text-style-name="P2" draw:layer="layout" svg:width="7.516cm" svg:height="0.475cm" svg:x="2.2cm" svg:y="6.262cm">
          <draw:text-box>
            <text:p text:style-name="P1"><text:span text:style-name="T4">the material breach suspended in OP2”.</text:span></text:p>
          </draw:text-box>
        </draw:frame>
        <draw:frame draw:style-name="gr7" draw:text-style-name="P8" draw:layer="layout" svg:width="0.408cm" svg:height="0.276cm" svg:x="9.683cm" svg:y="6.281cm">
          <draw:text-box>
            <text:p text:style-name="P1"><text:span text:style-name="T13">173</text:span></text:p>
          </draw:text-box>
        </draw:frame>
        <draw:frame draw:style-name="gr1" draw:text-style-name="P2" draw:layer="layout" svg:width="16.148cm" svg:height="0.475cm" svg:x="2.2cm" svg:y="7.176cm">
          <draw:text-box>
            <text:p text:style-name="P1"><text:span text:style-name="T7">439. </text:span><text:span text:style-name="T4"><text:s/>Sir Jeremy added that issuing the draft would signal the intent to move to a final </text:span></text:p>
          </draw:text-box>
        </draw:frame>
        <draw:frame draw:style-name="gr1" draw:text-style-name="P2" draw:layer="layout" svg:width="15.792cm" svg:height="0.475cm" svg:x="2.2cm" svg:y="7.741cm">
          <draw:text-box>
            <text:p text:style-name="P1"><text:span text:style-name="T4">debate, which they should seek to focus “not on individual elements of co-operation </text:span></text:p>
          </draw:text-box>
        </draw:frame>
        <draw:frame draw:style-name="gr1" draw:text-style-name="P2" draw:layer="layout" svg:width="15.941cm" svg:height="0.475cm" svg:x="2.2cm" svg:y="8.305cm">
          <draw:text-box>
            <text:p text:style-name="P1"><text:span text:style-name="T4">but on the failure by Iraq to voluntarily disarm” and avoid being “thrown off course by </text:span></text:p>
          </draw:text-box>
        </draw:frame>
        <draw:frame draw:style-name="gr1" draw:text-style-name="P2" draw:layer="layout" svg:width="16.296cm" svg:height="0.475cm" svg:x="2.2cm" svg:y="8.87cm">
          <draw:text-box>
            <text:p text:style-name="P1"><text:span text:style-name="T4">individual benchmarks or judgement by Blix”. It should be accompanied by a “powerful </text:span></text:p>
          </draw:text-box>
        </draw:frame>
        <draw:frame draw:style-name="gr1" draw:text-style-name="P2" draw:layer="layout" svg:width="14.967cm" svg:height="0.475cm" svg:x="2.2cm" svg:y="9.434cm">
          <draw:text-box>
            <text:p text:style-name="P1"><text:span text:style-name="T4">statement about what 1441 had asked for” which had “been twisted into partial, </text:span></text:p>
          </draw:text-box>
        </draw:frame>
        <draw:frame draw:style-name="gr1" draw:text-style-name="P2" draw:layer="layout" svg:width="15.648cm" svg:height="0.475cm" svg:x="2.2cm" svg:y="9.998cm">
          <draw:text-box>
            <text:p text:style-name="P1"><text:span text:style-name="T4">procedural, and grudging co-operation from Iraq”; and that “substantive, active and </text:span></text:p>
          </draw:text-box>
        </draw:frame>
        <draw:frame draw:style-name="gr1" draw:text-style-name="P2" draw:layer="layout" svg:width="8.274cm" svg:height="0.475cm" svg:x="2.2cm" svg:y="10.563cm">
          <draw:text-box>
            <text:p text:style-name="P1"><text:span text:style-name="T4">voluntary co-operation was not happening”. </text:span></text:p>
          </draw:text-box>
        </draw:frame>
        <draw:frame draw:style-name="gr1" draw:text-style-name="P2" draw:layer="layout" svg:width="16.122cm" svg:height="0.475cm" svg:x="2.2cm" svg:y="11.477cm">
          <draw:text-box>
            <text:p text:style-name="P1"><text:span text:style-name="T7">440. </text:span><text:span text:style-name="T4"><text:s/>In response to a question from the US about whether the “central premise”, that </text:span></text:p>
          </draw:text-box>
        </draw:frame>
        <draw:frame draw:style-name="gr1" draw:text-style-name="P2" draw:layer="layout" svg:width="14.599cm" svg:height="0.475cm" svg:x="2.2cm" svg:y="12.042cm">
          <draw:text-box>
            <text:p text:style-name="P1"><text:span text:style-name="T4">the final opportunity was “now over”, would be disputed, Sir Jeremy said that: </text:span></text:p>
          </draw:text-box>
        </draw:frame>
        <draw:frame draw:style-name="gr1" draw:text-style-name="P2" draw:layer="layout" svg:width="15.649cm" svg:height="0.475cm" svg:x="2.95cm" svg:y="12.956cm">
          <draw:text-box>
            <text:p text:style-name="P1"><text:span text:style-name="T4">“… </text:span><text:span text:style-name="T4">was where we would have to define our terms carefully: voluntary disarmament </text:span></text:p>
          </draw:text-box>
        </draw:frame>
        <draw:frame draw:style-name="gr1" draw:text-style-name="P2" draw:layer="layout" svg:width="3.833cm" svg:height="0.475cm" svg:x="2.95cm" svg:y="13.521cm">
          <draw:text-box>
            <text:p text:style-name="P1"><text:span text:style-name="T4">was not happening.”</text:span></text:p>
          </draw:text-box>
        </draw:frame>
        <draw:frame draw:style-name="gr1" draw:text-style-name="P2" draw:layer="layout" svg:width="15.788cm" svg:height="0.475cm" svg:x="2.2cm" svg:y="14.435cm">
          <draw:text-box>
            <text:p text:style-name="P1"><text:span text:style-name="T7">441. </text:span><text:span text:style-name="T4"><text:s/>Ms Adams wrote to Mr Grainger on 20 February. She thanked him for drawing </text:span></text:p>
          </draw:text-box>
        </draw:frame>
        <draw:frame draw:style-name="gr1" draw:text-style-name="P2" draw:layer="layout" svg:width="11.051cm" svg:height="0.475cm" svg:x="2.2cm" svg:y="15cm">
          <draw:text-box>
            <text:p text:style-name="P1"><text:span text:style-name="T4">her attention to the telegrams from Sir Jeremy Greenstock.</text:span></text:p>
          </draw:text-box>
        </draw:frame>
        <draw:frame draw:style-name="gr7" draw:text-style-name="P8" draw:layer="layout" svg:width="0.408cm" svg:height="0.276cm" svg:x="13.211cm" svg:y="15.018cm">
          <draw:text-box>
            <text:p text:style-name="P1"><text:span text:style-name="T13">174</text:span></text:p>
          </draw:text-box>
        </draw:frame>
        <draw:frame draw:style-name="gr1" draw:text-style-name="P2" draw:layer="layout" svg:width="4.054cm" svg:height="0.475cm" svg:x="13.623cm" svg:y="15cm">
          <draw:text-box>
            <text:p text:style-name="P1"><text:span text:style-name="T4"><text:s/></text:span><text:span text:style-name="T4">She pointed out that </text:span></text:p>
          </draw:text-box>
        </draw:frame>
        <draw:frame draw:style-name="gr1" draw:text-style-name="P2" draw:layer="layout" svg:width="16.11cm" svg:height="0.475cm" svg:x="2.2cm" svg:y="15.564cm">
          <draw:text-box>
            <text:p text:style-name="P1"><text:span text:style-name="T4">Lord Goldsmith did “not agree with the legal analysis” in Sir Jeremy Greenstock’s first </text:span></text:p>
          </draw:text-box>
        </draw:frame>
        <draw:frame draw:style-name="gr1" draw:text-style-name="P2" draw:layer="layout" svg:width="7.084cm" svg:height="0.475cm" svg:x="2.2cm" svg:y="16.128cm">
          <draw:text-box>
            <text:p text:style-name="P1"><text:span text:style-name="T4">telegram. Lord Goldsmith considered:</text:span></text:p>
          </draw:text-box>
        </draw:frame>
        <draw:frame draw:style-name="gr1" draw:text-style-name="P2" draw:layer="layout" svg:width="15.763cm" svg:height="0.475cm" svg:x="2.95cm" svg:y="17.043cm">
          <draw:text-box>
            <text:p text:style-name="P1"><text:span text:style-name="T4">“… </text:span><text:span text:style-name="T4">that OP4 of resolution 1441 is highly relevant to determining whether or not Iraq </text:span></text:p>
          </draw:text-box>
        </draw:frame>
        <draw:frame draw:style-name="gr1" draw:text-style-name="P2" draw:layer="layout" svg:width="15.322cm" svg:height="0.475cm" svg:x="2.95cm" svg:y="17.607cm">
          <draw:text-box>
            <text:p text:style-name="P1"><text:span text:style-name="T4">has taken the final opportunity granted by OP2 … Moreover, PP5 of the draft text </text:span></text:p>
          </draw:text-box>
        </draw:frame>
        <draw:frame draw:style-name="gr1" draw:text-style-name="P2" draw:layer="layout" svg:width="15.979cm" svg:height="0.475cm" svg:x="2.95cm" svg:y="18.172cm">
          <draw:text-box>
            <text:p text:style-name="P1"><text:span text:style-name="T4">uses language drawn from OP4 to establish the fact that Iraq has failed to comply … </text:span></text:p>
          </draw:text-box>
        </draw:frame>
        <draw:frame draw:style-name="gr1" draw:text-style-name="P2" draw:layer="layout" svg:width="15.488cm" svg:height="0.475cm" svg:x="2.95cm" svg:y="18.736cm">
          <draw:text-box>
            <text:p text:style-name="P1"><text:span text:style-name="T4">the Attorney does not consider that it is accurate to say that the draft text relies on </text:span></text:p>
          </draw:text-box>
        </draw:frame>
        <draw:frame draw:style-name="gr1" draw:text-style-name="P2" draw:layer="layout" svg:width="4.798cm" svg:height="0.475cm" svg:x="2.95cm" svg:y="19.301cm">
          <draw:text-box>
            <text:p text:style-name="P1"><text:span text:style-name="T4">OP1 … rather than OP4.”</text:span></text:p>
          </draw:text-box>
        </draw:frame>
        <draw:frame draw:style-name="gr1" draw:text-style-name="P2" draw:layer="layout" svg:width="13.633cm" svg:height="0.475cm" svg:x="2.2cm" svg:y="20.215cm">
          <draw:text-box>
            <text:p text:style-name="P1"><text:span text:style-name="T7">442. </text:span><text:span text:style-name="T4"><text:s/>On the draft text, Ms Adams wrote that Lord Goldsmith considered:</text:span></text:p>
          </draw:text-box>
        </draw:frame>
        <draw:frame draw:style-name="gr1" draw:text-style-name="P2" draw:layer="layout" svg:width="15.285cm" svg:height="0.475cm" svg:x="2.95cm" svg:y="21.13cm">
          <draw:text-box>
            <text:p text:style-name="P1"><text:span text:style-name="T4">“… </text:span><text:span text:style-name="T4">it would be preferable for any resolution to indicate as clearly as possible that </text:span></text:p>
          </draw:text-box>
        </draw:frame>
        <draw:frame draw:style-name="gr1" draw:text-style-name="P2" draw:layer="layout" svg:width="15.407cm" svg:height="0.475cm" svg:x="2.95cm" svg:y="21.694cm">
          <draw:text-box>
            <text:p text:style-name="P1"><text:span text:style-name="T4">the resolution is intended to authorise the use of force. The clearer the resolution, </text:span></text:p>
          </draw:text-box>
        </draw:frame>
        <draw:frame draw:style-name="gr1" draw:text-style-name="P2" draw:layer="layout" svg:width="15.212cm" svg:height="0.475cm" svg:x="2.95cm" svg:y="22.258cm">
          <draw:text-box>
            <text:p text:style-name="P1"><text:span text:style-name="T4">the easier it will be to defend legally the reliance on the ‘revival argument’, which </text:span></text:p>
          </draw:text-box>
        </draw:frame>
        <draw:frame draw:style-name="gr1" draw:text-style-name="P2" draw:layer="layout" svg:width="15.297cm" svg:height="0.475cm" svg:x="2.95cm" svg:y="22.823cm">
          <draw:text-box>
            <text:p text:style-name="P1"><text:span text:style-name="T4">… </text:span><text:span text:style-name="T4">is … controversial. A resolution which included the terms ‘material breach’ and </text:span></text:p>
          </draw:text-box>
        </draw:frame>
        <draw:frame draw:style-name="gr1" draw:text-style-name="P2" draw:layer="layout" svg:width="15.356cm" svg:height="0.475cm" svg:x="2.95cm" svg:y="23.387cm">
          <draw:text-box>
            <text:p text:style-name="P1"><text:span text:style-name="T4">‘</text:span><text:span text:style-name="T4">serious consequences’ … would therefore be desirable … However, the Attorney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9" draw:text-style-name="P9" draw:layer="layout" svg:x1="2.596cm" svg:y1="25.867cm" svg:x2="16.205cm" svg:y2="25.867cm">
          <text:p/>
        </draw:line>
        <draw:line draw:style-name="gr9" draw:text-style-name="P9" draw:layer="layout" svg:x1="2.199cm" svg:y1="26.29cm" svg:x2="4.807cm" svg:y2="26.29cm">
          <text:p/>
        </draw:line>
        <draw:frame draw:style-name="gr1" draw:text-style-name="P2" draw:layer="layout" svg:width="15.568cm" svg:height="0.475cm" svg:x="2.95cm" svg:y="23.952cm">
          <draw:text-box>
            <text:p text:style-name="P1"><text:span text:style-name="T4">has previously advised that it is not essential in legal terms for a second resolution 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172 </text:span></text:p>
          </draw:text-box>
        </draw:frame>
        <draw:frame draw:style-name="gr4" draw:text-style-name="P5" draw:layer="layout" svg:width="13.536cm" svg:height="0.395cm" svg:x="2.597cm" svg:y="25.511cm">
          <draw:text-box>
            <text:p text:style-name="P1"><text:span text:style-name="T6">Telegram 288 UKMIS New York to FCO London, 20 February 2003, ‘Iraq: 19 February: </text:span></text:p>
          </draw:text-box>
        </draw:frame>
        <draw:line draw:style-name="gr9" draw:text-style-name="P9" draw:layer="layout" svg:x1="2.596cm" svg:y1="26.714cm" svg:x2="16.087cm" svg:y2="26.714cm">
          <text:p/>
        </draw:line>
        <draw:frame draw:style-name="gr4" draw:text-style-name="P5" draw:layer="layout" svg:width="2.788cm" svg:height="0.395cm" svg:x="2.2cm" svg:y="25.934cm">
          <draw:text-box>
            <text:p text:style-name="P1"><text:span text:style-name="T6">Draft Resolution’</text:span><text:span text:style-name="T11">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73 </text:span></text:p>
          </draw:text-box>
        </draw:frame>
        <draw:line draw:style-name="gr9" draw:text-style-name="P9" draw:layer="layout" svg:x1="2.6cm" svg:y1="27.137cm" svg:x2="13.483cm" svg:y2="27.137cm">
          <text:p/>
        </draw:line>
        <draw:frame draw:style-name="gr4" draw:text-style-name="P5" draw:layer="layout" svg:width="13.612cm" svg:height="0.395cm" svg:x="2.597cm" svg:y="26.357cm">
          <draw:text-box>
            <text:p text:style-name="P1"><text:span text:style-name="T6">Telegram 287 UKMIS New York to FCO London, 20 February 2003, ‘Iraq: 19 February’</text:span><text:span text:style-name="T11">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74 </text:span></text:p>
          </draw:text-box>
        </draw:frame>
        <draw:frame draw:style-name="gr4" draw:text-style-name="P5" draw:layer="layout" svg:width="11.009cm" svg:height="0.395cm" svg:x="2.6cm" svg:y="26.781cm">
          <draw:text-box>
            <text:p text:style-name="P1"><text:span text:style-name="T6">Letter Adams to Grainger, 20 February 2003, ‘Iraq: Second resolution’</text:span><text:span text:style-name="T11">. </text:span></text:p>
          </draw:text-box>
        </draw:frame>
      </draw:page>
      <draw:page draw:name="page8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line draw:style-name="gr14" draw:text-style-name="P9" draw:layer="layout" svg:x1="16.151cm" svg:y1="18.391cm" svg:x2="17.233cm" svg:y2="18.391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80</text:span></text:p>
          </draw:text-box>
        </draw:frame>
        <draw:frame draw:style-name="gr1" draw:text-style-name="P2" draw:layer="layout" svg:width="15.335cm" svg:height="0.475cm" svg:x="2.95cm" svg:y="2.525cm">
          <draw:text-box>
            <text:p text:style-name="P1"><text:span text:style-name="T4">to include this language. Therefore, if a resolution in the form contained … [in the </text:span></text:p>
          </draw:text-box>
        </draw:frame>
        <draw:frame draw:style-name="gr1" draw:text-style-name="P2" draw:layer="layout" svg:width="15.2cm" svg:height="0.475cm" svg:x="2.95cm" svg:y="3.09cm">
          <draw:text-box>
            <text:p text:style-name="P1"><text:span text:style-name="T4">advice from UKMIS New York] is all that is likely to be negotiable, he considers it </text:span></text:p>
          </draw:text-box>
        </draw:frame>
        <draw:frame draw:style-name="gr1" draw:text-style-name="P2" draw:layer="layout" svg:width="4.172cm" svg:height="0.475cm" svg:x="2.95cm" svg:y="3.654cm">
          <draw:text-box>
            <text:p text:style-name="P1"><text:span text:style-name="T4">would be sufficient …”</text:span></text:p>
          </draw:text-box>
        </draw:frame>
        <draw:frame draw:style-name="gr6" draw:text-style-name="P7" draw:layer="layout" svg:width="6.894cm" svg:height="0.556cm" svg:x="2.2cm" svg:y="4.775cm">
          <draw:text-box>
            <text:p text:style-name="P1"><text:span text:style-name="T9">A second resolution is tabled</text:span></text:p>
          </draw:text-box>
        </draw:frame>
        <draw:frame draw:style-name="gr1" draw:text-style-name="P2" draw:layer="layout" svg:width="16.52cm" svg:height="0.475cm" svg:x="2.2cm" svg:y="5.603cm">
          <draw:text-box>
            <text:p text:style-name="P1"><text:span text:style-name="T7">443. </text:span><text:span text:style-name="T12"><text:s/>Sir Jeremy Greenstock remained concerned about the lack of support in the </text:span></text:p>
          </draw:text-box>
        </draw:frame>
        <draw:frame draw:style-name="gr1" draw:text-style-name="P2" draw:layer="layout" svg:width="16.432cm" svg:height="0.475cm" svg:x="2.2cm" svg:y="6.168cm">
          <draw:text-box>
            <text:p text:style-name="P1"><text:span text:style-name="T12">Security Council and the implications, including the legal implications, of putting </text:span></text:p>
          </draw:text-box>
        </draw:frame>
        <draw:frame draw:style-name="gr1" draw:text-style-name="P2" draw:layer="layout" svg:width="10.556cm" svg:height="0.475cm" svg:x="2.2cm" svg:y="6.732cm">
          <draw:text-box>
            <text:p text:style-name="P1"><text:span text:style-name="T12">the resolution to a vote and failing to get it adopted. </text:span></text:p>
          </draw:text-box>
        </draw:frame>
        <draw:frame draw:style-name="gr1" draw:text-style-name="P2" draw:layer="layout" svg:width="16.753cm" svg:height="0.475cm" svg:x="2.2cm" svg:y="7.647cm">
          <draw:text-box>
            <text:p text:style-name="P1"><text:span text:style-name="T7">444. </text:span><text:span text:style-name="T4"><text:s/>A draft of a second resolution was tabled by the UK, US and Spain on 24 February. </text:span></text:p>
          </draw:text-box>
        </draw:frame>
        <draw:frame draw:style-name="gr1" draw:text-style-name="P2" draw:layer="layout" svg:width="13.396cm" svg:height="0.475cm" svg:x="2.2cm" svg:y="8.211cm">
          <draw:text-box>
            <text:p text:style-name="P1"><text:span text:style-name="T4">The draft operative paragraphs stated simply that the Security Council: </text:span></text:p>
          </draw:text-box>
        </draw:frame>
        <draw:frame draw:style-name="gr2" draw:text-style-name="P3" draw:layer="layout" svg:width="0.634cm" svg:height="0.712cm" svg:x="2.95cm" svg:y="8.9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84cm" svg:height="0.475cm" svg:x="3.7cm" svg:y="9.126cm">
          <draw:text-box>
            <text:p text:style-name="P1"><text:span text:style-name="T4">“</text:span><text:span text:style-name="T4">Decides that Iraq has failed to take the final opportunity afforded to it by </text:span></text:p>
          </draw:text-box>
        </draw:frame>
        <draw:frame draw:style-name="gr1" draw:text-style-name="P2" draw:layer="layout" svg:width="3.287cm" svg:height="0.475cm" svg:x="3.7cm" svg:y="9.69cm">
          <draw:text-box>
            <text:p text:style-name="P1"><text:span text:style-name="T4">resolution 1441.” </text:span></text:p>
          </draw:text-box>
        </draw:frame>
        <draw:frame draw:style-name="gr2" draw:text-style-name="P3" draw:layer="layout" svg:width="0.634cm" svg:height="0.712cm" svg:x="2.95cm" svg:y="10.1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648cm" svg:height="0.475cm" svg:x="3.7cm" svg:y="10.355cm">
          <draw:text-box>
            <text:p text:style-name="P1"><text:span text:style-name="T4">“</text:span><text:span text:style-name="T4">Decides to remain seized of the matter.”</text:span></text:p>
          </draw:text-box>
        </draw:frame>
        <draw:frame draw:style-name="gr7" draw:text-style-name="P8" draw:layer="layout" svg:width="0.408cm" svg:height="0.276cm" svg:x="11.323cm" svg:y="10.373cm">
          <draw:text-box>
            <text:p text:style-name="P1"><text:span text:style-name="T13">175</text:span></text:p>
          </draw:text-box>
        </draw:frame>
        <draw:frame draw:style-name="gr1" draw:text-style-name="P2" draw:layer="layout" svg:width="0.422cm" svg:height="0.475cm" svg:x="11.735cm" svg:y="10.3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094cm" svg:height="0.475cm" svg:x="2.2cm" svg:y="11.269cm">
          <draw:text-box>
            <text:p text:style-name="P1"><text:span text:style-name="T7">445. </text:span><text:span text:style-name="T4"><text:s/>France, Russia and Germany responded by tabling a memorandum which </text:span></text:p>
          </draw:text-box>
        </draw:frame>
        <draw:frame draw:style-name="gr1" draw:text-style-name="P2" draw:layer="layout" svg:width="16.631cm" svg:height="0.475cm" svg:x="2.2cm" svg:y="11.833cm">
          <draw:text-box>
            <text:p text:style-name="P1"><text:span text:style-name="T4">proposed strengthening inspections and bringing forward the work programme specified </text:span></text:p>
          </draw:text-box>
        </draw:frame>
        <draw:frame draw:style-name="gr1" draw:text-style-name="P2" draw:layer="layout" svg:width="10.446cm" svg:height="0.475cm" svg:x="2.2cm" svg:y="12.398cm">
          <draw:text-box>
            <text:p text:style-name="P1"><text:span text:style-name="T4">in resolution 1284 (1999) and accelerating its timetable.</text:span></text:p>
          </draw:text-box>
        </draw:frame>
        <draw:frame draw:style-name="gr7" draw:text-style-name="P8" draw:layer="layout" svg:width="0.408cm" svg:height="0.276cm" svg:x="12.601cm" svg:y="12.417cm">
          <draw:text-box>
            <text:p text:style-name="P1"><text:span text:style-name="T13">176</text:span></text:p>
          </draw:text-box>
        </draw:frame>
        <draw:frame draw:style-name="gr1" draw:text-style-name="P2" draw:layer="layout" svg:width="15.365cm" svg:height="0.475cm" svg:x="2.2cm" svg:y="13.312cm">
          <draw:text-box>
            <text:p text:style-name="P1"><text:span text:style-name="T7">446. </text:span><text:span text:style-name="T4"><text:s/>Canada also circulated ideas for a process based on key tasks identified by </text:span></text:p>
          </draw:text-box>
        </draw:frame>
        <draw:frame draw:style-name="gr1" draw:text-style-name="P2" draw:layer="layout" svg:width="2.119cm" svg:height="0.475cm" svg:x="2.2cm" svg:y="13.877cm">
          <draw:text-box>
            <text:p text:style-name="P1"><text:span text:style-name="T4">UNMOVIC.</text:span></text:p>
          </draw:text-box>
        </draw:frame>
        <draw:frame draw:style-name="gr7" draw:text-style-name="P8" draw:layer="layout" svg:width="0.408cm" svg:height="0.276cm" svg:x="4.317cm" svg:y="13.896cm">
          <draw:text-box>
            <text:p text:style-name="P1"><text:span text:style-name="T13">177</text:span></text:p>
          </draw:text-box>
        </draw:frame>
        <draw:frame draw:style-name="gr1" draw:text-style-name="P2" draw:layer="layout" svg:width="0.422cm" svg:height="0.475cm" svg:x="4.728cm" svg:y="13.8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94cm" svg:height="0.475cm" svg:x="2.2cm" svg:y="14.791cm">
          <draw:text-box>
            <text:p text:style-name="P1"><text:span text:style-name="T7">447. </text:span><text:span text:style-name="T4"><text:s/>Sir Jeremy Greenstock advised that in circumstances where there were fewer than </text:span></text:p>
          </draw:text-box>
        </draw:frame>
        <draw:frame draw:style-name="gr1" draw:text-style-name="P2" draw:layer="layout" svg:width="16.038cm" svg:height="0.475cm" svg:x="2.2cm" svg:y="15.356cm">
          <draw:text-box>
            <text:p text:style-name="P1"><text:span text:style-name="T4">nine positive votes but everyone else abstained, the resolution would not be adopted </text:span></text:p>
          </draw:text-box>
        </draw:frame>
        <draw:frame draw:style-name="gr1" draw:text-style-name="P2" draw:layer="layout" svg:width="6.191cm" svg:height="0.475cm" svg:x="2.2cm" svg:y="15.92cm">
          <draw:text-box>
            <text:p text:style-name="P1"><text:span text:style-name="T4">and it would have no legal effect.</text:span></text:p>
          </draw:text-box>
        </draw:frame>
        <draw:frame draw:style-name="gr7" draw:text-style-name="P8" draw:layer="layout" svg:width="0.408cm" svg:height="0.276cm" svg:x="8.358cm" svg:y="15.939cm">
          <draw:text-box>
            <text:p text:style-name="P1"><text:span text:style-name="T13">178</text:span></text:p>
          </draw:text-box>
        </draw:frame>
        <draw:frame draw:style-name="gr1" draw:text-style-name="P2" draw:layer="layout" svg:width="2.297cm" svg:height="0.475cm" svg:x="8.77cm" svg:y="15.92cm">
          <draw:text-box>
            <text:p text:style-name="P1"><text:span text:style-name="T4"><text:s/></text:span><text:span text:style-name="T4">He found it:</text:span></text:p>
          </draw:text-box>
        </draw:frame>
        <draw:frame draw:style-name="gr1" draw:text-style-name="P2" draw:layer="layout" svg:width="15.518cm" svg:height="0.475cm" svg:x="2.95cm" svg:y="16.835cm">
          <draw:text-box>
            <text:p text:style-name="P1"><text:span text:style-name="T4">“… </text:span><text:span text:style-name="T4">hard to see how we could draw much legal comfort from such an outcome; but </text:span></text:p>
          </draw:text-box>
        </draw:frame>
        <draw:frame draw:style-name="gr1" draw:text-style-name="P2" draw:layer="layout" svg:width="15.678cm" svg:height="0.475cm" svg:x="2.95cm" svg:y="17.399cm">
          <draw:text-box>
            <text:p text:style-name="P1"><text:span text:style-name="T4">an authoritative determination would be a matter for the Law Officers. (Kosovo was </text:span></text:p>
          </draw:text-box>
        </draw:frame>
        <draw:frame draw:style-name="gr1" draw:text-style-name="P2" draw:layer="layout" svg:width="15.331cm" svg:height="0.475cm" svg:x="2.95cm" svg:y="17.963cm">
          <draw:text-box>
            <text:p text:style-name="P1"><text:span text:style-name="T4">different: in that case a Russian draft condemning the NATO action as illegal was </text:span></text:p>
          </draw:text-box>
        </draw:frame>
        <draw:frame draw:style-name="gr1" draw:text-style-name="P2" draw:layer="layout" svg:width="15.221cm" svg:height="0.475cm" svg:x="2.95cm" svg:y="18.528cm">
          <draw:text-box>
            <text:p text:style-name="P1"><text:span text:style-name="T4">heavily defeated, leaving open the claim that the action was lawful … (or at least </text:span></text:p>
          </draw:text-box>
        </draw:frame>
        <draw:frame draw:style-name="gr1" draw:text-style-name="P2" draw:layer="layout" svg:width="8.998cm" svg:height="0.475cm" svg:x="2.95cm" svg:y="19.092cm">
          <draw:text-box>
            <text:p text:style-name="P1"><text:span text:style-name="T4">was so regarded by the majority of the Council).</text:span></text:p>
          </draw:text-box>
        </draw:frame>
        <draw:frame draw:style-name="gr1" draw:text-style-name="P2" draw:layer="layout" svg:width="14.993cm" svg:height="0.475cm" svg:x="2.95cm" svg:y="20.007cm">
          <draw:text-box>
            <text:p text:style-name="P1"><text:span text:style-name="T4">“</text:span><text:span text:style-name="T4">Furthermore, in the current climate … the political mandate to be drawn from a </text:span></text:p>
          </draw:text-box>
        </draw:frame>
        <draw:frame draw:style-name="gr1" draw:text-style-name="P2" draw:layer="layout" svg:width="15.331cm" svg:height="0.475cm" svg:x="2.95cm" svg:y="20.571cm">
          <draw:text-box>
            <text:p text:style-name="P1"><text:span text:style-name="T4">draft which failed to achieve nine positive votes seems to me likely to be (at best) </text:span></text:p>
          </draw:text-box>
        </draw:frame>
        <draw:frame draw:style-name="gr1" draw:text-style-name="P2" draw:layer="layout" svg:width="14.946cm" svg:height="0.475cm" svg:x="2.95cm" svg:y="21.136cm">
          <draw:text-box>
            <text:p text:style-name="P1"><text:span text:style-name="T4">weak … The stark reality would remain that the US and UK had tried and failed 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line draw:style-name="gr9" draw:text-style-name="P9" draw:layer="layout" svg:x1="2.596cm" svg:y1="24.174cm" svg:x2="18.257cm" svg:y2="24.174cm">
          <text:p/>
        </draw:line>
        <draw:line draw:style-name="gr9" draw:text-style-name="P9" draw:layer="layout" svg:x1="2.199cm" svg:y1="24.597cm" svg:x2="7.533cm" svg:y2="24.597cm">
          <text:p/>
        </draw:line>
        <draw:frame draw:style-name="gr1" draw:text-style-name="P2" draw:layer="layout" svg:width="15.255cm" svg:height="0.475cm" svg:x="2.95cm" svg:y="21.7cm">
          <draw:text-box>
            <text:p text:style-name="P1"><text:span text:style-name="T4">to persuade the Council to endorse the use of force against Iraq. And the French </text:span></text:p>
          </draw:text-box>
        </draw:frame>
        <draw:frame draw:style-name="gr10" draw:text-style-name="P10" draw:layer="layout" svg:width="0.404cm" svg:height="0.23cm" svg:x="2.2cm" svg:y="23.833cm">
          <draw:text-box>
            <text:p text:style-name="P1"><text:span text:style-name="T14">175 </text:span></text:p>
          </draw:text-box>
        </draw:frame>
        <draw:frame draw:style-name="gr4" draw:text-style-name="P5" draw:layer="layout" svg:width="15.564cm" svg:height="0.395cm" svg:x="2.597cm" svg:y="23.817cm">
          <draw:text-box>
            <text:p text:style-name="P1"><text:span text:style-name="T6">Telegram 302 UKMIS New York to FCO London, 25 February 2003, ‘Iraq: Tabling of US/UK/Spanish </text:span></text:p>
          </draw:text-box>
        </draw:frame>
        <draw:frame draw:style-name="gr4" draw:text-style-name="P5" draw:layer="layout" svg:width="5.497cm" svg:height="0.395cm" svg:x="2.2cm" svg:y="24.241cm">
          <draw:text-box>
            <text:p text:style-name="P1"><text:span text:style-name="T6">Draft Resolution: Draft Resolution’</text:span><text:span text:style-name="T11">. </text:span></text:p>
          </draw:text-box>
        </draw:frame>
        <draw:frame draw:style-name="gr10" draw:text-style-name="P10" draw:layer="layout" svg:width="0.404cm" svg:height="0.23cm" svg:x="2.2cm" svg:y="24.68cm">
          <draw:text-box>
            <text:p text:style-name="P1"><text:span text:style-name="T14">176 </text:span></text:p>
          </draw:text-box>
        </draw:frame>
        <draw:frame draw:style-name="gr4" draw:text-style-name="P5" draw:layer="layout" svg:width="14.417cm" svg:height="0.395cm" svg:x="2.6cm" svg:y="24.664cm">
          <draw:text-box>
            <text:p text:style-name="P1"><text:span text:style-name="T11">UN Security Council, 23 February 2003, ‘Letter dated 24 February 2003 from the Permanent </text:span></text:p>
          </draw:text-box>
        </draw:frame>
        <draw:frame draw:style-name="gr4" draw:text-style-name="P5" draw:layer="layout" svg:width="16.355cm" svg:height="0.395cm" svg:x="2.2cm" svg:y="25.087cm">
          <draw:text-box>
            <text:p text:style-name="P1"><text:span text:style-name="T11">Representatives of France, Germany and the Russian Federation to the United Nations addressed to the </text:span></text:p>
          </draw:text-box>
        </draw:frame>
        <draw:line draw:style-name="gr9" draw:text-style-name="P9" draw:layer="layout" svg:x1="2.6cm" svg:y1="26.29cm" svg:x2="17.791cm" svg:y2="26.29cm">
          <text:p/>
        </draw:line>
        <draw:line draw:style-name="gr9" draw:text-style-name="P9" draw:layer="layout" svg:x1="2.199cm" svg:y1="26.714cm" svg:x2="3.847cm" svg:y2="26.714cm">
          <text:p/>
        </draw:line>
        <draw:frame draw:style-name="gr4" draw:text-style-name="P5" draw:layer="layout" svg:width="7.372cm" svg:height="0.395cm" svg:x="2.2cm" svg:y="25.511cm">
          <draw:text-box>
            <text:p text:style-name="P1"><text:span text:style-name="T11">President of the Security Council’ (S/2003/214)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77 </text:span></text:p>
          </draw:text-box>
        </draw:frame>
        <draw:frame draw:style-name="gr4" draw:text-style-name="P5" draw:layer="layout" svg:width="15.094cm" svg:height="0.395cm" svg:x="2.6cm" svg:y="25.934cm">
          <draw:text-box>
            <text:p text:style-name="P1"><text:span text:style-name="T6">Letter Wright to Colleagues, 24 February 2003, [untitled] attaching ‘Non-paper: Ideas on Bridging </text:span></text:p>
          </draw:text-box>
        </draw:frame>
        <draw:line draw:style-name="gr9" draw:text-style-name="P9" draw:layer="layout" svg:x1="2.6cm" svg:y1="27.137cm" svg:x2="11.758cm" svg:y2="27.137cm">
          <text:p/>
        </draw:line>
        <draw:frame draw:style-name="gr4" draw:text-style-name="P5" draw:layer="layout" svg:width="1.831cm" svg:height="0.395cm" svg:x="2.2cm" svg:y="26.357cm">
          <draw:text-box>
            <text:p text:style-name="P1"><text:span text:style-name="T6">the Divide’</text:span><text:span text:style-name="T11">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78 </text:span></text:p>
          </draw:text-box>
        </draw:frame>
        <draw:frame draw:style-name="gr4" draw:text-style-name="P5" draw:layer="layout" svg:width="9.209cm" svg:height="0.395cm" svg:x="2.6cm" svg:y="26.781cm">
          <draw:text-box>
            <text:p text:style-name="P1"><text:span text:style-name="T6">Letter Greenstock to Manning, 25 February 2003, [untitled]</text:span><text:span text:style-name="T11">.</text:span></text:p>
          </draw:text-box>
        </draw:frame>
      </draw:page>
      <draw:page draw:name="page81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1</text:span></text:p>
          </draw:text-box>
        </draw:frame>
        <draw:frame draw:style-name="gr1" draw:text-style-name="P2" draw:layer="layout" svg:width="15.458cm" svg:height="0.475cm" svg:x="2.95cm" svg:y="2.525cm">
          <draw:text-box>
            <text:p text:style-name="P1"><text:span text:style-name="T4">(and the Russians and Chinese) would no doubt be sitting comfortably among the </text:span></text:p>
          </draw:text-box>
        </draw:frame>
        <draw:frame draw:style-name="gr1" draw:text-style-name="P2" draw:layer="layout" svg:width="2.504cm" svg:height="0.475cm" svg:x="2.95cm" svg:y="3.09cm">
          <draw:text-box>
            <text:p text:style-name="P1"><text:span text:style-name="T4">abstainers …</text:span></text:p>
          </draw:text-box>
        </draw:frame>
        <draw:frame draw:style-name="gr1" draw:text-style-name="P2" draw:layer="layout" svg:width="15.53cm" svg:height="0.475cm" svg:x="2.95cm" svg:y="4.004cm">
          <draw:text-box>
            <text:p text:style-name="P1"><text:span text:style-name="T4">“</text:span><text:span text:style-name="T4">My feeling … is that our interests are better served by not putting a draft to a vote </text:span></text:p>
          </draw:text-box>
        </draw:frame>
        <draw:frame draw:style-name="gr1" draw:text-style-name="P2" draw:layer="layout" svg:width="14.958cm" svg:height="0.475cm" svg:x="2.95cm" svg:y="4.568cm">
          <draw:text-box>
            <text:p text:style-name="P1"><text:span text:style-name="T4">unless we were sure that it had sufficient votes to be adopted … But we should </text:span></text:p>
          </draw:text-box>
        </draw:frame>
        <draw:frame draw:style-name="gr1" draw:text-style-name="P2" draw:layer="layout" svg:width="12.876cm" svg:height="0.475cm" svg:x="2.95cm" svg:y="5.133cm">
          <draw:text-box>
            <text:p text:style-name="P1"><text:span text:style-name="T4">revisit this issue later – a lot still had to be played out in the Council.”</text:span></text:p>
          </draw:text-box>
        </draw:frame>
        <draw:frame draw:style-name="gr1" draw:text-style-name="P2" draw:layer="layout" svg:width="15.555cm" svg:height="0.475cm" svg:x="2.2cm" svg:y="6.047cm">
          <draw:text-box>
            <text:p text:style-name="P1"><text:span text:style-name="T7">448. </text:span><text:span text:style-name="T12"><text:s/>Mr Blair told Cabinet on 27 February that he would continue to push for </text:span></text:p>
          </draw:text-box>
        </draw:frame>
        <draw:frame draw:style-name="gr1" draw:text-style-name="P2" draw:layer="layout" svg:width="7.474cm" svg:height="0.475cm" svg:x="2.2cm" svg:y="6.612cm">
          <draw:text-box>
            <text:p text:style-name="P1"><text:span text:style-name="T12">a further Security Council resolution.</text:span></text:p>
          </draw:text-box>
        </draw:frame>
        <draw:frame draw:style-name="gr1" draw:text-style-name="P2" draw:layer="layout" svg:width="16.165cm" svg:height="0.475cm" svg:x="2.2cm" svg:y="7.526cm">
          <draw:text-box>
            <text:p text:style-name="P1"><text:span text:style-name="T7">449. </text:span><text:span text:style-name="T4"><text:s/>Mr Alastair Campbell, Mr Blair’s Director of Communications between May 1997 </text:span></text:p>
          </draw:text-box>
        </draw:frame>
        <draw:frame draw:style-name="gr1" draw:text-style-name="P2" draw:layer="layout" svg:width="16.393cm" svg:height="0.475cm" svg:x="2.2cm" svg:y="8.091cm">
          <draw:text-box>
            <text:p text:style-name="P1"><text:span text:style-name="T4">and August 2003, wrote in his diaries that Mr Blair had had a meeting with Mr Prescott, </text:span></text:p>
          </draw:text-box>
        </draw:frame>
        <draw:frame draw:style-name="gr1" draw:text-style-name="P2" draw:layer="layout" svg:width="16.372cm" svg:height="0.475cm" svg:x="2.2cm" svg:y="8.655cm">
          <draw:text-box>
            <text:p text:style-name="P1"><text:span text:style-name="T4">the Deputy Prime Minister, and Mr Straw, “at which we went over the distinct possibility </text:span></text:p>
          </draw:text-box>
        </draw:frame>
        <draw:frame draw:style-name="gr1" draw:text-style-name="P2" draw:layer="layout" svg:width="16.084cm" svg:height="0.475cm" svg:x="2.2cm" svg:y="9.22cm">
          <draw:text-box>
            <text:p text:style-name="P1"><text:span text:style-name="T4">of no second resolution because the majority was not there for it”. Mr Blair “knew that </text:span></text:p>
          </draw:text-box>
        </draw:frame>
        <draw:frame draw:style-name="gr1" draw:text-style-name="P2" draw:layer="layout" svg:width="16.753cm" svg:height="0.475cm" svg:x="2.2cm" svg:y="9.784cm">
          <draw:text-box>
            <text:p text:style-name="P1"><text:span text:style-name="T4">meant real problems, but he remained determined on this, and convinced it was the right </text:span></text:p>
          </draw:text-box>
        </draw:frame>
        <draw:frame draw:style-name="gr1" draw:text-style-name="P2" draw:layer="layout" svg:width="1.534cm" svg:height="0.475cm" svg:x="2.2cm" svg:y="10.348cm">
          <draw:text-box>
            <text:p text:style-name="P1"><text:span text:style-name="T4">course”.</text:span></text:p>
          </draw:text-box>
        </draw:frame>
        <draw:frame draw:style-name="gr7" draw:text-style-name="P8" draw:layer="layout" svg:width="0.408cm" svg:height="0.276cm" svg:x="3.729cm" svg:y="10.367cm">
          <draw:text-box>
            <text:p text:style-name="P1"><text:span text:style-name="T13">179</text:span></text:p>
          </draw:text-box>
        </draw:frame>
        <draw:frame draw:style-name="gr1" draw:text-style-name="P2" draw:layer="layout" svg:width="16.423cm" svg:height="0.475cm" svg:x="2.2cm" svg:y="11.263cm">
          <draw:text-box>
            <text:p text:style-name="P1"><text:span text:style-name="T7">450. </text:span><text:span text:style-name="T4"><text:s/>Mr Blair told Cabinet that he would continue to push for a further Security Council </text:span></text:p>
          </draw:text-box>
        </draw:frame>
        <draw:frame draw:style-name="gr1" draw:text-style-name="P2" draw:layer="layout" svg:width="1.962cm" svg:height="0.475cm" svg:x="2.2cm" svg:y="11.827cm">
          <draw:text-box>
            <text:p text:style-name="P1"><text:span text:style-name="T4">resolution.</text:span></text:p>
          </draw:text-box>
        </draw:frame>
        <draw:frame draw:style-name="gr7" draw:text-style-name="P8" draw:layer="layout" svg:width="0.408cm" svg:height="0.276cm" svg:x="4.153cm" svg:y="11.846cm">
          <draw:text-box>
            <text:p text:style-name="P1"><text:span text:style-name="T13">180</text:span></text:p>
          </draw:text-box>
        </draw:frame>
        <draw:frame draw:style-name="gr1" draw:text-style-name="P2" draw:layer="layout" svg:width="11.75cm" svg:height="0.475cm" svg:x="4.565cm" svg:y="11.827cm">
          <draw:text-box>
            <text:p text:style-name="P1"><text:span text:style-name="T4"><text:s/></text:span><text:span text:style-name="T4">He described the debate in the UK and Parliament as “open”: </text:span></text:p>
          </draw:text-box>
        </draw:frame>
        <draw:frame draw:style-name="gr1" draw:text-style-name="P2" draw:layer="layout" svg:width="14.37cm" svg:height="0.475cm" svg:x="2.95cm" svg:y="12.742cm">
          <draw:text-box>
            <text:p text:style-name="P1"><text:span text:style-name="T4">“</text:span><text:span text:style-name="T4">Feelings were running high and the concerns expressed were genuine. But </text:span></text:p>
          </draw:text-box>
        </draw:frame>
        <draw:frame draw:style-name="gr1" draw:text-style-name="P2" draw:layer="layout" svg:width="15.098cm" svg:height="0.475cm" svg:x="2.95cm" svg:y="13.306cm">
          <draw:text-box>
            <text:p text:style-name="P1"><text:span text:style-name="T4">decisions had to be made. The central arguments remained the threat posed by </text:span></text:p>
          </draw:text-box>
        </draw:frame>
        <draw:frame draw:style-name="gr1" draw:text-style-name="P2" draw:layer="layout" svg:width="14.853cm" svg:height="0.475cm" svg:x="2.95cm" svg:y="13.871cm">
          <draw:text-box>
            <text:p text:style-name="P1"><text:span text:style-name="T4">weapons of mass destruction in the hands of Iraq; the brutal nature of the Iraqi </text:span></text:p>
          </draw:text-box>
        </draw:frame>
        <draw:frame draw:style-name="gr1" draw:text-style-name="P2" draw:layer="layout" svg:width="16.025cm" svg:height="0.475cm" svg:x="2.95cm" svg:y="14.435cm">
          <draw:text-box>
            <text:p text:style-name="P1"><text:span text:style-name="T4">regime; and the importance of maintaining the authority of the UN in the international </text:span></text:p>
          </draw:text-box>
        </draw:frame>
        <draw:frame draw:style-name="gr1" draw:text-style-name="P2" draw:layer="layout" svg:width="15.229cm" svg:height="0.475cm" svg:x="2.95cm" svg:y="15cm">
          <draw:text-box>
            <text:p text:style-name="P1"><text:span text:style-name="T4">order. Failure to achieve a further Security Council resolution would reinforce the </text:span></text:p>
          </draw:text-box>
        </draw:frame>
        <draw:frame draw:style-name="gr1" draw:text-style-name="P2" draw:layer="layout" svg:width="10.695cm" svg:height="0.475cm" svg:x="2.95cm" svg:y="15.564cm">
          <draw:text-box>
            <text:p text:style-name="P1"><text:span text:style-name="T4">hand of the unilateralists in the American Administration.”</text:span></text:p>
          </draw:text-box>
        </draw:frame>
        <draw:frame draw:style-name="gr3" draw:text-style-name="P4" draw:layer="layout" svg:width="5.488cm" svg:height="0.628cm" svg:x="2.2cm" svg:y="16.592cm">
          <draw:text-box>
            <text:p text:style-name="P1"><text:span text:style-name="T3">A “reasonable case”</text:span></text:p>
          </draw:text-box>
        </draw:frame>
        <draw:frame draw:style-name="gr6" draw:text-style-name="P7" draw:layer="layout" svg:width="15.081cm" svg:height="0.556cm" svg:x="2.2cm" svg:y="17.691cm">
          <draw:text-box>
            <text:p text:style-name="P1"><text:span text:style-name="T9">Lord Goldsmith’s meeting with No.10 officials, 27 February 2003</text:span></text:p>
          </draw:text-box>
        </draw:frame>
        <draw:frame draw:style-name="gr1" draw:text-style-name="P2" draw:layer="layout" svg:width="15.851cm" svg:height="0.475cm" svg:x="2.2cm" svg:y="18.519cm">
          <draw:text-box>
            <text:p text:style-name="P1"><text:span text:style-name="T7">451. </text:span><text:span text:style-name="T12"><text:s/>When Lord Goldsmith met No.10 officials on 27 February he advised that </text:span></text:p>
          </draw:text-box>
        </draw:frame>
        <draw:frame draw:style-name="gr1" draw:text-style-name="P2" draw:layer="layout" svg:width="16.254cm" svg:height="0.475cm" svg:x="2.2cm" svg:y="19.083cm">
          <draw:text-box>
            <text:p text:style-name="P1"><text:span text:style-name="T12">the safest legal course would be to secure a further Security Council resolution. </text:span></text:p>
          </draw:text-box>
        </draw:frame>
        <draw:frame draw:style-name="gr1" draw:text-style-name="P2" draw:layer="layout" svg:width="15.589cm" svg:height="0.475cm" svg:x="2.2cm" svg:y="19.998cm">
          <draw:text-box>
            <text:p text:style-name="P1"><text:span text:style-name="T7">452. </text:span><text:span text:style-name="T12"><text:s/>Lord Goldsmith told them, however, that he had reached the view that a </text:span></text:p>
          </draw:text-box>
        </draw:frame>
        <draw:frame draw:style-name="gr1" draw:text-style-name="P2" draw:layer="layout" svg:width="15.962cm" svg:height="0.475cm" svg:x="2.2cm" svg:y="20.562cm">
          <draw:text-box>
            <text:p text:style-name="P1"><text:span text:style-name="T12">“</text:span><text:span text:style-name="T12">reasonable case” could be made that resolution 1441 was capable of reviving </text:span></text:p>
          </draw:text-box>
        </draw:frame>
        <draw:frame draw:style-name="gr1" draw:text-style-name="P2" draw:layer="layout" svg:width="16.664cm" svg:height="0.475cm" svg:x="2.2cm" svg:y="21.127cm">
          <draw:text-box>
            <text:p text:style-name="P1"><text:span text:style-name="T12">the authorisation to use force in resolution 678 (1990) without a further resolution, </text:span></text:p>
          </draw:text-box>
        </draw:frame>
        <draw:frame draw:style-name="gr1" draw:text-style-name="P2" draw:layer="layout" svg:width="16.546cm" svg:height="0.475cm" svg:x="2.2cm" svg:y="21.691cm">
          <draw:text-box>
            <text:p text:style-name="P1"><text:span text:style-name="T12">if there were strong factual grounds for concluding that Iraq had failed to take the </text:span></text:p>
          </draw:text-box>
        </draw:frame>
        <draw:frame draw:style-name="gr1" draw:text-style-name="P2" draw:layer="layout" svg:width="8.862cm" svg:height="0.475cm" svg:x="2.2cm" svg:y="22.256cm">
          <draw:text-box>
            <text:p text:style-name="P1"><text:span text:style-name="T12">final opportunity offered by resolution 1441.</text:span></text:p>
          </draw:text-box>
        </draw:frame>
        <draw:frame draw:style-name="gr1" draw:text-style-name="P2" draw:layer="layout" svg:width="16.347cm" svg:height="0.475cm" svg:x="2.2cm" svg:y="23.17cm">
          <draw:text-box>
            <text:p text:style-name="P1"><text:span text:style-name="T7">453. </text:span><text:span text:style-name="T12"><text:s/>Lord Goldsmith advised that, to avoid undermining the case for reliance on </text:span></text:p>
          </draw:text-box>
        </draw:frame>
        <draw:frame draw:style-name="gr1" draw:text-style-name="P2" draw:layer="layout" svg:width="16.478cm" svg:height="0.475cm" svg:x="2.2cm" svg:y="23.735cm">
          <draw:text-box>
            <text:p text:style-name="P1"><text:span text:style-name="T12">resolution 1441, it would be important to avoid giving any impression that the UK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0.251cm" svg:height="0.475cm" svg:x="2.2cm" svg:y="24.299cm">
          <draw:text-box>
            <text:p text:style-name="P1"><text:span text:style-name="T12">believed a second resolution was legally required.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79 </text:span></text:p>
          </draw:text-box>
        </draw:frame>
        <draw:frame draw:style-name="gr4" draw:text-style-name="P5" draw:layer="layout" svg:width="15.796cm" svg:height="0.395cm" svg:x="2.6cm" svg:y="25.934cm">
          <draw:text-box>
            <text:p text:style-name="P1"><text:span text:style-name="T11">Campbell A &amp; Hagerty B. </text:span><text:span text:style-name="T19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357cm">
          <draw:text-box>
            <text:p text:style-name="P1"><text:span text:style-name="T19">to Iraq.</text:span><text:span text:style-name="T11"> Hutchinson, 2012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80 </text:span></text:p>
          </draw:text-box>
        </draw:frame>
        <draw:frame draw:style-name="gr4" draw:text-style-name="P5" draw:layer="layout" svg:width="6.382cm" svg:height="0.395cm" svg:x="2.6cm" svg:y="26.781cm">
          <draw:text-box>
            <text:p text:style-name="P1"><text:span text:style-name="T11">Cabinet Conclusions, 27 February 2003. </text:span></text:p>
          </draw:text-box>
        </draw:frame>
      </draw:page>
      <draw:page draw:name="page8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2</text:span></text:p>
          </draw:text-box>
        </draw:frame>
        <draw:frame draw:style-name="gr1" draw:text-style-name="P2" draw:layer="layout" svg:width="16.173cm" svg:height="0.475cm" svg:x="2.2cm" svg:y="2.525cm">
          <draw:text-box>
            <text:p text:style-name="P1"><text:span text:style-name="T7">454. </text:span><text:span text:style-name="T12"><text:s/>Mr Powell confirmed that No.10 did not wish the Attorney General’s advice </text:span></text:p>
          </draw:text-box>
        </draw:frame>
        <draw:frame draw:style-name="gr1" draw:text-style-name="P2" draw:layer="layout" svg:width="4.151cm" svg:height="0.475cm" svg:x="2.2cm" svg:y="3.09cm">
          <draw:text-box>
            <text:p text:style-name="P1"><text:span text:style-name="T12">to “become public”. </text:span></text:p>
          </draw:text-box>
        </draw:frame>
        <draw:frame draw:style-name="gr1" draw:text-style-name="P2" draw:layer="layout" svg:width="15.983cm" svg:height="0.475cm" svg:x="2.2cm" svg:y="4.004cm">
          <draw:text-box>
            <text:p text:style-name="P1"><text:span text:style-name="T7">455. </text:span><text:span text:style-name="T12"><text:s/>Lord Goldsmith did not inform Mr Straw or Mr Hoon of his change of view.</text:span></text:p>
          </draw:text-box>
        </draw:frame>
        <draw:frame draw:style-name="gr1" draw:text-style-name="P2" draw:layer="layout" svg:width="16.27cm" svg:height="0.475cm" svg:x="2.2cm" svg:y="4.918cm">
          <draw:text-box>
            <text:p text:style-name="P1"><text:span text:style-name="T7">456. </text:span><text:span text:style-name="T12"><text:s/>As their responsibilities were directly engaged, they should have been told </text:span></text:p>
          </draw:text-box>
        </draw:frame>
        <draw:frame draw:style-name="gr1" draw:text-style-name="P2" draw:layer="layout" svg:width="8.016cm" svg:height="0.475cm" svg:x="2.2cm" svg:y="5.483cm">
          <draw:text-box>
            <text:p text:style-name="P1"><text:span text:style-name="T12">of Lord Goldsmith’s change of position.</text:span></text:p>
          </draw:text-box>
        </draw:frame>
        <draw:frame draw:style-name="gr1" draw:text-style-name="P2" draw:layer="layout" svg:width="15.877cm" svg:height="0.475cm" svg:x="2.2cm" svg:y="6.397cm">
          <draw:text-box>
            <text:p text:style-name="P1"><text:span text:style-name="T7">457. </text:span><text:span text:style-name="T4"><text:s/>At the request of No.10, Lord Goldsmith met Mr Powell, Baroness Morgan and </text:span></text:p>
          </draw:text-box>
        </draw:frame>
        <draw:frame draw:style-name="gr1" draw:text-style-name="P2" draw:layer="layout" svg:width="6.555cm" svg:height="0.475cm" svg:x="2.2cm" svg:y="6.962cm">
          <draw:text-box>
            <text:p text:style-name="P1"><text:span text:style-name="T4">Sir David Manning on 27 February.</text:span></text:p>
          </draw:text-box>
        </draw:frame>
        <draw:frame draw:style-name="gr7" draw:text-style-name="P8" draw:layer="layout" svg:width="0.408cm" svg:height="0.276cm" svg:x="8.734cm" svg:y="6.981cm">
          <draw:text-box>
            <text:p text:style-name="P1"><text:span text:style-name="T13">181</text:span></text:p>
          </draw:text-box>
        </draw:frame>
        <draw:frame draw:style-name="gr1" draw:text-style-name="P2" draw:layer="layout" svg:width="0.422cm" svg:height="0.475cm" svg:x="9.145cm" svg:y="6.9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74cm" svg:height="0.475cm" svg:x="2.2cm" svg:y="7.876cm">
          <draw:text-box>
            <text:p text:style-name="P1"><text:span text:style-name="T7">458. </text:span><text:span text:style-name="T4"><text:s/>Ms Adams advised Lord Goldsmith that the purpose of the meeting was to “discuss </text:span></text:p>
          </draw:text-box>
        </draw:frame>
        <draw:frame draw:style-name="gr1" draw:text-style-name="P2" draw:layer="layout" svg:width="16.664cm" svg:height="0.475cm" svg:x="2.2cm" svg:y="8.441cm">
          <draw:text-box>
            <text:p text:style-name="P1"><text:span text:style-name="T4">the French veto”, which she interpreted as meaning “the scope for action in the absence </text:span></text:p>
          </draw:text-box>
        </draw:frame>
        <draw:frame draw:style-name="gr1" draw:text-style-name="P2" draw:layer="layout" svg:width="4.54cm" svg:height="0.475cm" svg:x="2.2cm" svg:y="9.005cm">
          <draw:text-box>
            <text:p text:style-name="P1"><text:span text:style-name="T4">of a second resolution”. </text:span></text:p>
          </draw:text-box>
        </draw:frame>
        <draw:frame draw:style-name="gr1" draw:text-style-name="P2" draw:layer="layout" svg:width="15.576cm" svg:height="0.475cm" svg:x="2.2cm" svg:y="9.92cm">
          <draw:text-box>
            <text:p text:style-name="P1"><text:span text:style-name="T7">459. </text:span><text:span text:style-name="T4"><text:s/>Ms Adams provided a speaking note for Lord Goldsmith, setting out the legal </text:span></text:p>
          </draw:text-box>
        </draw:frame>
        <draw:frame draw:style-name="gr1" draw:text-style-name="P2" draw:layer="layout" svg:width="5.742cm" svg:height="0.475cm" svg:x="2.2cm" svg:y="10.484cm">
          <draw:text-box>
            <text:p text:style-name="P1"><text:span text:style-name="T4">arguments in detail, including: </text:span></text:p>
          </draw:text-box>
        </draw:frame>
        <draw:frame draw:style-name="gr2" draw:text-style-name="P3" draw:layer="layout" svg:width="0.634cm" svg:height="0.712cm" svg:x="2.95cm" svg:y="11.2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63cm" svg:height="0.475cm" svg:x="3.7cm" svg:y="11.398cm">
          <draw:text-box>
            <text:p text:style-name="P1"><text:span text:style-name="T4">the discussions with Mr Straw, Sir Jeremy Greenstock and the US Administration </text:span></text:p>
          </draw:text-box>
        </draw:frame>
        <draw:frame draw:style-name="gr1" draw:text-style-name="P2" draw:layer="layout" svg:width="14.815cm" svg:height="0.475cm" svg:x="3.7cm" svg:y="11.963cm">
          <draw:text-box>
            <text:p text:style-name="P1"><text:span text:style-name="T4">“</text:span><text:span text:style-name="T4">were valuable” and had given Lord Goldsmith “background information on the </text:span></text:p>
          </draw:text-box>
        </draw:frame>
        <draw:frame draw:style-name="gr1" draw:text-style-name="P2" draw:layer="layout" svg:width="10.183cm" svg:height="0.475cm" svg:x="3.7cm" svg:y="12.527cm">
          <draw:text-box>
            <text:p text:style-name="P1"><text:span text:style-name="T4">negotiating history” which he had “not previously had”;</text:span></text:p>
          </draw:text-box>
        </draw:frame>
        <draw:frame draw:style-name="gr2" draw:text-style-name="P3" draw:layer="layout" svg:width="0.634cm" svg:height="0.712cm" svg:x="2.95cm" svg:y="13.0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56cm" svg:height="0.475cm" svg:x="3.7cm" svg:y="13.192cm">
          <draw:text-box>
            <text:p text:style-name="P1"><text:span text:style-name="T4">the US discussions were “particularly useful” as they gave “a clearer insight </text:span></text:p>
          </draw:text-box>
        </draw:frame>
        <draw:frame draw:style-name="gr1" draw:text-style-name="P2" draw:layer="layout" svg:width="14.455cm" svg:height="0.475cm" svg:x="3.7cm" svg:y="13.756cm">
          <draw:text-box>
            <text:p text:style-name="P1"><text:span text:style-name="T4">into the important US/French bilateral discussions over the terms of OP12 of </text:span></text:p>
          </draw:text-box>
        </draw:frame>
        <draw:frame draw:style-name="gr1" draw:text-style-name="P2" draw:layer="layout" svg:width="3.169cm" svg:height="0.475cm" svg:x="3.7cm" svg:y="14.321cm">
          <draw:text-box>
            <text:p text:style-name="P1"><text:span text:style-name="T4">resolution 1441”;</text:span></text:p>
          </draw:text-box>
        </draw:frame>
        <draw:frame draw:style-name="gr2" draw:text-style-name="P3" draw:layer="layout" svg:width="0.634cm" svg:height="0.712cm" svg:x="2.95cm" svg:y="14.8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543cm" svg:height="0.475cm" svg:x="3.7cm" svg:y="14.985cm">
          <draw:text-box>
            <text:p text:style-name="P1"><text:span text:style-name="T4">that was “relevant to the interpretation of the resolution”;</text:span></text:p>
          </draw:text-box>
        </draw:frame>
        <draw:frame draw:style-name="gr2" draw:text-style-name="P3" draw:layer="layout" svg:width="0.634cm" svg:height="0.712cm" svg:x="2.95cm" svg:y="15.4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23cm" svg:height="0.475cm" svg:x="3.7cm" svg:y="15.65cm">
          <draw:text-box>
            <text:p text:style-name="P1"><text:span text:style-name="T4">while the revival argument was “controversial”, Lord Goldsmith had “already </text:span></text:p>
          </draw:text-box>
        </draw:frame>
        <draw:frame draw:style-name="gr1" draw:text-style-name="P2" draw:layer="layout" svg:width="14.865cm" svg:height="0.475cm" svg:x="3.7cm" svg:y="16.214cm">
          <draw:text-box>
            <text:p text:style-name="P1"><text:span text:style-name="T4">made clear” that he agreed with the advice of his predecessors that it provided </text:span></text:p>
          </draw:text-box>
        </draw:frame>
        <draw:frame draw:style-name="gr1" draw:text-style-name="P2" draw:layer="layout" svg:width="14.696cm" svg:height="0.475cm" svg:x="3.7cm" svg:y="16.778cm">
          <draw:text-box>
            <text:p text:style-name="P1"><text:span text:style-name="T4">“</text:span><text:span text:style-name="T4">a valid legal basis for the use of force provided that the conditions for revival” </text:span></text:p>
          </draw:text-box>
        </draw:frame>
        <draw:frame draw:style-name="gr1" draw:text-style-name="P2" draw:layer="layout" svg:width="2.995cm" svg:height="0.475cm" svg:x="3.7cm" svg:y="17.343cm">
          <draw:text-box>
            <text:p text:style-name="P1"><text:span text:style-name="T4">were “satisfied”;</text:span></text:p>
          </draw:text-box>
        </draw:frame>
        <draw:frame draw:style-name="gr2" draw:text-style-name="P3" draw:layer="layout" svg:width="0.634cm" svg:height="0.712cm" svg:x="2.95cm" svg:y="17.8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67cm" svg:height="0.475cm" svg:x="3.7cm" svg:y="18.007cm">
          <draw:text-box>
            <text:p text:style-name="P1"><text:span text:style-name="T4">the “arguments in support of the revival argument” were “stronger following </text:span></text:p>
          </draw:text-box>
        </draw:frame>
        <draw:frame draw:style-name="gr1" draw:text-style-name="P2" draw:layer="layout" svg:width="5.395cm" svg:height="0.475cm" svg:x="3.7cm" svg:y="18.572cm">
          <draw:text-box>
            <text:p text:style-name="P1"><text:span text:style-name="T4">adoption of resolution 1441”;</text:span></text:p>
          </draw:text-box>
        </draw:frame>
        <draw:frame draw:style-name="gr2" draw:text-style-name="P3" draw:layer="layout" svg:width="0.634cm" svg:height="0.712cm" svg:x="2.95cm" svg:y="19.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35cm" svg:height="0.475cm" svg:x="3.7cm" svg:y="19.236cm">
          <draw:text-box>
            <text:p text:style-name="P1"><text:span text:style-name="T4">“</text:span><text:span text:style-name="T4">elements” of resolution 1441 indicated that the Security Council “intended to </text:span></text:p>
          </draw:text-box>
        </draw:frame>
        <draw:frame draw:style-name="gr1" draw:text-style-name="P2" draw:layer="layout" svg:width="8.13cm" svg:height="0.475cm" svg:x="3.7cm" svg:y="19.801cm">
          <draw:text-box>
            <text:p text:style-name="P1"><text:span text:style-name="T4">revive the authorisation in [resolution] 678”;</text:span></text:p>
          </draw:text-box>
        </draw:frame>
        <draw:frame draw:style-name="gr2" draw:text-style-name="P3" draw:layer="layout" svg:width="0.634cm" svg:height="0.712cm" svg:x="2.95cm" svg:y="20.3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727cm" svg:height="0.475cm" svg:x="3.7cm" svg:y="20.465cm">
          <draw:text-box>
            <text:p text:style-name="P1"><text:span text:style-name="T4">but the Council “clearly … did not intend 678 to revive immediately”;</text:span></text:p>
          </draw:text-box>
        </draw:frame>
        <draw:frame draw:style-name="gr2" draw:text-style-name="P3" draw:layer="layout" svg:width="0.634cm" svg:height="0.712cm" svg:x="2.95cm" svg:y="20.9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49cm" svg:height="0.475cm" svg:x="3.7cm" svg:y="21.13cm">
          <draw:text-box>
            <text:p text:style-name="P1"><text:span text:style-name="T4">the procedure set out in OPs 4,11 and 12 “for determining whether or not Iraq </text:span></text:p>
          </draw:text-box>
        </draw:frame>
        <draw:frame draw:style-name="gr1" draw:text-style-name="P2" draw:layer="layout" svg:width="11.504cm" svg:height="0.475cm" svg:x="3.7cm" svg:y="21.694cm">
          <draw:text-box>
            <text:p text:style-name="P1"><text:span text:style-name="T4">has taken the final opportunity” were “somewhat ambiguous”;</text:span></text:p>
          </draw:text-box>
        </draw:frame>
        <draw:frame draw:style-name="gr2" draw:text-style-name="P3" draw:layer="layout" svg:width="0.634cm" svg:height="0.712cm" svg:x="2.95cm" svg:y="22.2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71cm" svg:height="0.475cm" svg:x="3.7cm" svg:y="22.358cm">
          <draw:text-box>
            <text:p text:style-name="P1"><text:span text:style-name="T4">it was “clear” that if Iraq did not comply there would be “a further Council </text:span></text:p>
          </draw:text-box>
        </draw:frame>
        <draw:frame draw:style-name="gr1" draw:text-style-name="P2" draw:layer="layout" svg:width="9.874cm" svg:height="0.475cm" svg:x="3.7cm" svg:y="22.923cm">
          <draw:text-box>
            <text:p text:style-name="P1"><text:span text:style-name="T4">discussion” but it was “not clear what happens next”;</text:span></text:p>
          </draw:text-box>
        </draw:frame>
        <draw:frame draw:style-name="gr2" draw:text-style-name="P3" draw:layer="layout" svg:width="0.634cm" svg:height="0.712cm" svg:x="2.95cm" svg:y="23.43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49cm" svg:height="0.475cm" svg:x="3.7cm" svg:y="23.587cm">
          <draw:text-box>
            <text:p text:style-name="P1"><text:span text:style-name="T4">it was “arguable” that OPs 4 and 12 indicated that “a further Council decision” </text:span></text:p>
          </draw:text-box>
        </draw:frame>
        <draw:frame draw:style-name="gr1" draw:text-style-name="P2" draw:layer="layout" svg:width="2.83cm" svg:height="0.475cm" svg:x="3.7cm" svg:y="24.152cm">
          <draw:text-box>
            <text:p text:style-name="P1"><text:span text:style-name="T4">was “required”;</text:span></text:p>
          </draw:text-box>
        </draw:frame>
        <draw:frame draw:style-name="gr2" draw:text-style-name="P3" draw:layer="layout" svg:width="0.634cm" svg:height="0.712cm" svg:x="2.95cm" svg:y="24.6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57cm" svg:height="0.475cm" svg:x="3.7cm" svg:y="24.816cm">
          <draw:text-box>
            <text:p text:style-name="P1"><text:span text:style-name="T4">Lord Goldsmith had been “impressed” by the “strength and sincerity” of the US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645cm" svg:y1="27.137cm" svg:x2="16.941cm" svg:y2="27.137cm">
          <text:p/>
        </draw:line>
        <draw:frame draw:style-name="gr1" draw:text-style-name="P2" draw:layer="layout" svg:width="12.287cm" svg:height="0.475cm" svg:x="3.7cm" svg:y="25.381cm">
          <draw:text-box>
            <text:p text:style-name="P1"><text:span text:style-name="T4">view that they had “conceded a Council discussion and no more”;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81 </text:span></text:p>
          </draw:text-box>
        </draw:frame>
        <draw:frame draw:style-name="gr4" draw:text-style-name="P5" draw:layer="layout" svg:width="14.4cm" svg:height="0.395cm" svg:x="2.646cm" svg:y="26.781cm">
          <draw:text-box>
            <text:p text:style-name="P1"><text:span text:style-name="T6">Minute Adams to Attorney General, 26 February 2003, ‘Iraq: Meeting at No.10, 27 February’</text:span><text:span text:style-name="T11">. </text:span></text:p>
          </draw:text-box>
        </draw:frame>
      </draw:page>
      <draw:page draw:name="page83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3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49cm" svg:height="0.475cm" svg:x="3.7cm" svg:y="2.525cm">
          <draw:text-box>
            <text:p text:style-name="P1"><text:span text:style-name="T4">the difficulty of relying on the assertions of US officials that the French knew </text:span></text:p>
          </draw:text-box>
        </draw:frame>
        <draw:frame draw:style-name="gr1" draw:text-style-name="P2" draw:layer="layout" svg:width="14.417cm" svg:height="0.475cm" svg:x="3.7cm" svg:y="3.09cm">
          <draw:text-box>
            <text:p text:style-name="P1"><text:span text:style-name="T4">and accepted what they were voting for when there was little “hard evidence </text:span></text:p>
          </draw:text-box>
        </draw:frame>
        <draw:frame draw:style-name="gr1" draw:text-style-name="P2" draw:layer="layout" svg:width="14.886cm" svg:height="0.475cm" svg:x="3.7cm" svg:y="3.654cm">
          <draw:text-box>
            <text:p text:style-name="P1"><text:span text:style-name="T4">beyond a couple of telegrams recording admissions by French negotiators that </text:span></text:p>
          </draw:text-box>
        </draw:frame>
        <draw:frame draw:style-name="gr1" draw:text-style-name="P2" draw:layer="layout" svg:width="15.191cm" svg:height="0.475cm" svg:x="3.7cm" svg:y="4.218cm">
          <draw:text-box>
            <text:p text:style-name="P1"><text:span text:style-name="T4">they knew the US would not accept a resolution which required a further Council </text:span></text:p>
          </draw:text-box>
        </draw:frame>
        <draw:frame draw:style-name="gr1" draw:text-style-name="P2" draw:layer="layout" svg:width="1.818cm" svg:height="0.475cm" svg:x="3.7cm" svg:y="4.783cm">
          <draw:text-box>
            <text:p text:style-name="P1"><text:span text:style-name="T4">decision”;</text:span></text:p>
          </draw:text-box>
        </draw:frame>
        <draw:frame draw:style-name="gr2" draw:text-style-name="P3" draw:layer="layout" svg:width="0.634cm" svg:height="0.712cm" svg:x="2.95cm" svg:y="5.2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24cm" svg:height="0.475cm" svg:x="3.7cm" svg:y="5.447cm">
          <draw:text-box>
            <text:p text:style-name="P1"><text:span text:style-name="T4">“</text:span><text:span text:style-name="T4">the possibility remains that the French and others accepted OP12 because </text:span></text:p>
          </draw:text-box>
        </draw:frame>
        <draw:frame draw:style-name="gr1" draw:text-style-name="P2" draw:layer="layout" svg:width="14.196cm" svg:height="0.475cm" svg:x="3.7cm" svg:y="6.012cm">
          <draw:text-box>
            <text:p text:style-name="P1"><text:span text:style-name="T4">in their view it gave them a sufficient basis on which to argue that a second </text:span></text:p>
          </draw:text-box>
        </draw:frame>
        <draw:frame draw:style-name="gr1" draw:text-style-name="P2" draw:layer="layout" svg:width="13.671cm" svg:height="0.475cm" svg:x="3.7cm" svg:y="6.576cm">
          <draw:text-box>
            <text:p text:style-name="P1"><text:span text:style-name="T4">resolution was required (even if that was not made expressly clear)”; and</text:span></text:p>
          </draw:text-box>
        </draw:frame>
        <draw:frame draw:style-name="gr2" draw:text-style-name="P3" draw:layer="layout" svg:width="0.634cm" svg:height="0.712cm" svg:x="2.95cm" svg:y="7.0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97cm" svg:height="0.475cm" svg:x="3.7cm" svg:y="7.241cm">
          <draw:text-box>
            <text:p text:style-name="P1"><text:span text:style-name="T4">the statements made on adoption of the resolution indicated that “there were </text:span></text:p>
          </draw:text-box>
        </draw:frame>
        <draw:frame draw:style-name="gr1" draw:text-style-name="P2" draw:layer="layout" svg:width="13.451cm" svg:height="0.475cm" svg:x="3.7cm" svg:y="7.805cm">
          <draw:text-box>
            <text:p text:style-name="P1"><text:span text:style-name="T4">differing views within the Council as to the legal effect of the resolution”.</text:span></text:p>
          </draw:text-box>
        </draw:frame>
        <draw:frame draw:style-name="gr7" draw:text-style-name="P8" draw:layer="layout" svg:width="0.408cm" svg:height="0.276cm" svg:x="17.097cm" svg:y="7.824cm">
          <draw:text-box>
            <text:p text:style-name="P1"><text:span text:style-name="T13">182</text:span></text:p>
          </draw:text-box>
        </draw:frame>
        <draw:frame draw:style-name="gr1" draw:text-style-name="P2" draw:layer="layout" svg:width="16.431cm" svg:height="0.475cm" svg:x="2.2cm" svg:y="8.72cm">
          <draw:text-box>
            <text:p text:style-name="P1"><text:span text:style-name="T7">460. </text:span><text:span text:style-name="T4"><text:s/>Lord Goldsmith was advised to state that he remained “of the view that the safest </text:span></text:p>
          </draw:text-box>
        </draw:frame>
        <draw:frame draw:style-name="gr1" draw:text-style-name="P2" draw:layer="layout" svg:width="16.393cm" svg:height="0.475cm" svg:x="2.2cm" svg:y="9.284cm">
          <draw:text-box>
            <text:p text:style-name="P1"><text:span text:style-name="T4">legal course would be to secure a further Security Council resolution” which, as he had </text:span></text:p>
          </draw:text-box>
        </draw:frame>
        <draw:frame draw:style-name="gr1" draw:text-style-name="P2" draw:layer="layout" svg:width="16.449cm" svg:height="0.475cm" svg:x="2.2cm" svg:y="9.848cm">
          <draw:text-box>
            <text:p text:style-name="P1"><text:span text:style-name="T4">advised the FCO, need not explicitly authorise the use of force as long as it made clear </text:span></text:p>
          </draw:text-box>
        </draw:frame>
        <draw:frame draw:style-name="gr1" draw:text-style-name="P2" draw:layer="layout" svg:width="14.378cm" svg:height="0.475cm" svg:x="2.2cm" svg:y="10.413cm">
          <draw:text-box>
            <text:p text:style-name="P1"><text:span text:style-name="T4">that the Council had “concluded that Iraq has not taken its final opportunity”. </text:span></text:p>
          </draw:text-box>
        </draw:frame>
        <draw:frame draw:style-name="gr1" draw:text-style-name="P2" draw:layer="layout" svg:width="9.929cm" svg:height="0.475cm" svg:x="2.2cm" svg:y="11.327cm">
          <draw:text-box>
            <text:p text:style-name="P1"><text:span text:style-name="T7">461. </text:span><text:span text:style-name="T4"><text:s/>Ms Adams advised that he should further state:</text:span></text:p>
          </draw:text-box>
        </draw:frame>
        <draw:frame draw:style-name="gr1" draw:text-style-name="P2" draw:layer="layout" svg:width="15.196cm" svg:height="0.475cm" svg:x="2.95cm" svg:y="12.242cm">
          <draw:text-box>
            <text:p text:style-name="P1"><text:span text:style-name="T4">“</text:span><text:span text:style-name="T4">Nevertheless, having regard to the further information on the negotiating history </text:span></text:p>
          </draw:text-box>
        </draw:frame>
        <draw:frame draw:style-name="gr1" draw:text-style-name="P2" draw:layer="layout" svg:width="14.679cm" svg:height="0.475cm" svg:x="2.95cm" svg:y="12.806cm">
          <draw:text-box>
            <text:p text:style-name="P1"><text:span text:style-name="T4">which I have been given and to the arguments of the US administration which </text:span></text:p>
          </draw:text-box>
        </draw:frame>
        <draw:frame draw:style-name="gr1" draw:text-style-name="P2" draw:layer="layout" svg:width="14.848cm" svg:height="0.475cm" svg:x="2.95cm" svg:y="13.371cm">
          <draw:text-box>
            <text:p text:style-name="P1"><text:span text:style-name="T4">I heard in Washington, I am prepared to accept – and I am choosing my words </text:span></text:p>
          </draw:text-box>
        </draw:frame>
        <draw:frame draw:style-name="gr1" draw:text-style-name="P2" draw:layer="layout" svg:width="15.915cm" svg:height="0.475cm" svg:x="2.95cm" svg:y="13.935cm">
          <draw:text-box>
            <text:p text:style-name="P1"><text:span text:style-name="T4">carefully here – that a reasonable case can be made that resolution 1441 is capable </text:span></text:p>
          </draw:text-box>
        </draw:frame>
        <draw:frame draw:style-name="gr1" draw:text-style-name="P2" draw:layer="layout" svg:width="15.174cm" svg:height="0.475cm" svg:x="2.95cm" svg:y="14.5cm">
          <draw:text-box>
            <text:p text:style-name="P1"><text:span text:style-name="T4">of reviving the authorisation in 678 without a further resolution if there are strong </text:span></text:p>
          </draw:text-box>
        </draw:frame>
        <draw:frame draw:style-name="gr1" draw:text-style-name="P2" draw:layer="layout" svg:width="14.726cm" svg:height="0.475cm" svg:x="2.95cm" svg:y="15.064cm">
          <draw:text-box>
            <text:p text:style-name="P1"><text:span text:style-name="T4">factual grounds for concluding that Iraq has failed to take the final opportunity. </text:span></text:p>
          </draw:text-box>
        </draw:frame>
        <draw:frame draw:style-name="gr1" draw:text-style-name="P2" draw:layer="layout" svg:width="15.102cm" svg:height="0.475cm" svg:x="2.95cm" svg:y="15.628cm">
          <draw:text-box>
            <text:p text:style-name="P1"><text:span text:style-name="T4">In other words we would need to demonstrate hard evidence of non-compliance </text:span></text:p>
          </draw:text-box>
        </draw:frame>
        <draw:frame draw:style-name="gr1" draw:text-style-name="P2" draw:layer="layout" svg:width="4.422cm" svg:height="0.475cm" svg:x="2.95cm" svg:y="16.193cm">
          <draw:text-box>
            <text:p text:style-name="P1"><text:span text:style-name="T4">and non-co-operation.” </text:span></text:p>
          </draw:text-box>
        </draw:frame>
        <draw:frame draw:style-name="gr1" draw:text-style-name="P2" draw:layer="layout" svg:width="7.419cm" svg:height="0.475cm" svg:x="2.2cm" svg:y="17.107cm">
          <draw:text-box>
            <text:p text:style-name="P1"><text:span text:style-name="T7">462. </text:span><text:span text:style-name="T4"><text:s/>Lord Goldsmith was also advised:</text:span></text:p>
          </draw:text-box>
        </draw:frame>
        <draw:frame draw:style-name="gr2" draw:text-style-name="P3" draw:layer="layout" svg:width="0.634cm" svg:height="0.712cm" svg:x="2.95cm" svg:y="17.8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7cm" svg:height="0.475cm" svg:x="3.7cm" svg:y="18.022cm">
          <draw:text-box>
            <text:p text:style-name="P1"><text:span text:style-name="T4">that a court “might well conclude” that OPs 4 and 12 did “require a further </text:span></text:p>
          </draw:text-box>
        </draw:frame>
        <draw:frame draw:style-name="gr1" draw:text-style-name="P2" draw:layer="layout" svg:width="14.294cm" svg:height="0.475cm" svg:x="3.7cm" svg:y="18.586cm">
          <draw:text-box>
            <text:p text:style-name="P1"><text:span text:style-name="T4">Council decision”, but that “the counter view can reasonably be maintained”;</text:span></text:p>
          </draw:text-box>
        </draw:frame>
        <draw:frame draw:style-name="gr2" draw:text-style-name="P3" draw:layer="layout" svg:width="0.634cm" svg:height="0.712cm" svg:x="2.95cm" svg:y="19.0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58cm" svg:height="0.475cm" svg:x="3.7cm" svg:y="19.251cm">
          <draw:text-box>
            <text:p text:style-name="P1"><text:span text:style-name="T4">that the analysis applied “whether a second resolution fails to be adopted </text:span></text:p>
          </draw:text-box>
        </draw:frame>
        <draw:frame draw:style-name="gr1" draw:text-style-name="P2" draw:layer="layout" svg:width="14.658cm" svg:height="0.475cm" svg:x="3.7cm" svg:y="19.815cm">
          <draw:text-box>
            <text:p text:style-name="P1"><text:span text:style-name="T4">because of a lack of votes or because it is vetoed. I do not see any difference </text:span></text:p>
          </draw:text-box>
        </draw:frame>
        <draw:frame draw:style-name="gr1" draw:text-style-name="P2" draw:layer="layout" svg:width="5.416cm" svg:height="0.475cm" svg:x="3.7cm" svg:y="20.38cm">
          <draw:text-box>
            <text:p text:style-name="P1"><text:span text:style-name="T4">between the two cases”; and</text:span></text:p>
          </draw:text-box>
        </draw:frame>
        <draw:frame draw:style-name="gr2" draw:text-style-name="P3" draw:layer="layout" svg:width="0.634cm" svg:height="0.712cm" svg:x="2.95cm" svg:y="20.8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56cm" svg:height="0.475cm" svg:x="3.7cm" svg:y="21.044cm">
          <draw:text-box>
            <text:p text:style-name="P1"><text:span text:style-name="T4">it was “important that in the course of negotiations on the second resolution </text:span></text:p>
          </draw:text-box>
        </draw:frame>
        <draw:frame draw:style-name="gr1" draw:text-style-name="P2" draw:layer="layout" svg:width="14.755cm" svg:height="0.475cm" svg:x="3.7cm" svg:y="21.608cm">
          <draw:text-box>
            <text:p text:style-name="P1"><text:span text:style-name="T4">we do not give the impression that we believe it is legally required. That would </text:span></text:p>
          </draw:text-box>
        </draw:frame>
        <draw:frame draw:style-name="gr1" draw:text-style-name="P2" draw:layer="layout" svg:width="9.972cm" svg:height="0.475cm" svg:x="3.7cm" svg:y="22.173cm">
          <draw:text-box>
            <text:p text:style-name="P1"><text:span text:style-name="T4">undermine our case for reliance on resolution 1441”. </text:span></text:p>
          </draw:text-box>
        </draw:frame>
        <draw:frame draw:style-name="gr1" draw:text-style-name="P2" draw:layer="layout" svg:width="11.22cm" svg:height="0.475cm" svg:x="2.2cm" svg:y="23.087cm">
          <draw:text-box>
            <text:p text:style-name="P1"><text:span text:style-name="T7">463. </text:span><text:span text:style-name="T4"><text:s/>There is no No.10 record of the 27 February meeting. </text:span></text:p>
          </draw:text-box>
        </draw:frame>
        <draw:frame draw:style-name="gr1" draw:text-style-name="P2" draw:layer="layout" svg:width="15.314cm" svg:height="0.475cm" svg:x="2.2cm" svg:y="24.002cm">
          <draw:text-box>
            <text:p text:style-name="P1"><text:span text:style-name="T7">464. </text:span><text:span text:style-name="T4"><text:s/>In his record of a telephone call from Lord Goldsmith reporting the meeting, </text:span></text:p>
          </draw:text-box>
        </draw:frame>
        <draw:frame draw:style-name="gr1" draw:text-style-name="P2" draw:layer="layout" svg:width="16.669cm" svg:height="0.475cm" svg:x="2.2cm" svg:y="24.566cm">
          <draw:text-box>
            <text:p text:style-name="P1"><text:span text:style-name="T4">Mr Brummell wrote that Lord Goldsmith “confirmed that he had deployed in full” the lines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6cm" svg:y1="27.137cm" svg:x2="17.183cm" svg:y2="27.137cm">
          <text:p/>
        </draw:line>
        <draw:frame draw:style-name="gr1" draw:text-style-name="P2" draw:layer="layout" svg:width="16.69cm" svg:height="0.475cm" svg:x="2.2cm" svg:y="25.131cm">
          <draw:text-box>
            <text:p text:style-name="P1"><text:span text:style-name="T4">prepared by Ms Adams, with the exception of the reference to the fact that “on a number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82 </text:span></text:p>
          </draw:text-box>
        </draw:frame>
        <draw:frame draw:style-name="gr4" draw:text-style-name="P5" draw:layer="layout" svg:width="14.585cm" svg:height="0.395cm" svg:x="2.6cm" svg:y="26.781cm">
          <draw:text-box>
            <text:p text:style-name="P1"><text:span text:style-name="T6">Minute Adams to Attorney General, 27 February 2003, ‘Iraq: Lines to Take for No 10 Meeting’.</text:span><text:span text:style-name="T19"> </text:span></text:p>
          </draw:text-box>
        </draw:frame>
      </draw:page>
      <draw:page draw:name="page8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4</text:span></text:p>
          </draw:text-box>
        </draw:frame>
        <draw:frame draw:style-name="gr1" draw:text-style-name="P2" draw:layer="layout" svg:width="16.351cm" svg:height="0.475cm" svg:x="2.2cm" svg:y="2.525cm">
          <draw:text-box>
            <text:p text:style-name="P1"><text:span text:style-name="T4">of previous occasions” the Government had engaged in military action on a legal basis </text:span></text:p>
          </draw:text-box>
        </draw:frame>
        <draw:frame draw:style-name="gr1" draw:text-style-name="P2" draw:layer="layout" svg:width="8.579cm" svg:height="0.475cm" svg:x="2.2cm" svg:y="3.09cm">
          <draw:text-box>
            <text:p text:style-name="P1"><text:span text:style-name="T4">that was no more than “reasonably arguable”.</text:span></text:p>
          </draw:text-box>
        </draw:frame>
        <draw:frame draw:style-name="gr7" draw:text-style-name="P8" draw:layer="layout" svg:width="0.408cm" svg:height="0.276cm" svg:x="10.742cm" svg:y="3.108cm">
          <draw:text-box>
            <text:p text:style-name="P1"><text:span text:style-name="T13">183</text:span></text:p>
          </draw:text-box>
        </draw:frame>
        <draw:frame draw:style-name="gr1" draw:text-style-name="P2" draw:layer="layout" svg:width="5.636cm" svg:height="0.475cm" svg:x="2.2cm" svg:y="4.004cm">
          <draw:text-box>
            <text:p text:style-name="P1"><text:span text:style-name="T7">465. </text:span><text:span text:style-name="T4"><text:s/>Mr Brummell also wrote:</text:span></text:p>
          </draw:text-box>
        </draw:frame>
        <draw:frame draw:style-name="gr1" draw:text-style-name="P2" draw:layer="layout" svg:width="15.941cm" svg:height="0.475cm" svg:x="2.95cm" svg:y="4.918cm">
          <draw:text-box>
            <text:p text:style-name="P1"><text:span text:style-name="T4">“</text:span><text:span text:style-name="T4">Jonathan Powell said that he understood the Attorney’s advice in summary to mean </text:span></text:p>
          </draw:text-box>
        </draw:frame>
        <draw:frame draw:style-name="gr1" draw:text-style-name="P2" draw:layer="layout" svg:width="15.864cm" svg:height="0.475cm" svg:x="2.95cm" svg:y="5.483cm">
          <draw:text-box>
            <text:p text:style-name="P1"><text:span text:style-name="T4">that by far the safest way forward is to obtain a second resolution, but that, if we are </text:span></text:p>
          </draw:text-box>
        </draw:frame>
        <draw:frame draw:style-name="gr1" draw:text-style-name="P2" draw:layer="layout" svg:width="15.174cm" svg:height="0.475cm" svg:x="2.95cm" svg:y="6.047cm">
          <draw:text-box>
            <text:p text:style-name="P1"><text:span text:style-name="T4">unable to obtain one, it might be arguable that we do not need one, although we </text:span></text:p>
          </draw:text-box>
        </draw:frame>
        <draw:frame draw:style-name="gr1" draw:text-style-name="P2" draw:layer="layout" svg:width="10.619cm" svg:height="0.475cm" svg:x="2.95cm" svg:y="6.612cm">
          <draw:text-box>
            <text:p text:style-name="P1"><text:span text:style-name="T4">could not be confident that a court would agree with this.</text:span></text:p>
          </draw:text-box>
        </draw:frame>
        <draw:frame draw:style-name="gr1" draw:text-style-name="P2" draw:layer="layout" svg:width="14.739cm" svg:height="0.475cm" svg:x="2.95cm" svg:y="7.526cm">
          <draw:text-box>
            <text:p text:style-name="P1"><text:span text:style-name="T4">“</text:span><text:span text:style-name="T4">The No.10 representatives confirmed that the US and UK Governments were </text:span></text:p>
          </draw:text-box>
        </draw:frame>
        <draw:frame draw:style-name="gr1" draw:text-style-name="P2" draw:layer="layout" svg:width="15.665cm" svg:height="0.475cm" svg:x="2.95cm" svg:y="8.091cm">
          <draw:text-box>
            <text:p text:style-name="P1"><text:span text:style-name="T4">continuing with their intensive efforts to secure the passage of a second resolution, </text:span></text:p>
          </draw:text-box>
        </draw:frame>
        <draw:frame draw:style-name="gr1" draw:text-style-name="P2" draw:layer="layout" svg:width="3.143cm" svg:height="0.475cm" svg:x="2.95cm" svg:y="8.655cm">
          <draw:text-box>
            <text:p text:style-name="P1"><text:span text:style-name="T4">if at all possible. </text:span></text:p>
          </draw:text-box>
        </draw:frame>
        <draw:frame draw:style-name="gr1" draw:text-style-name="P2" draw:layer="layout" svg:width="15.941cm" svg:height="0.475cm" svg:x="2.95cm" svg:y="9.57cm">
          <draw:text-box>
            <text:p text:style-name="P1"><text:span text:style-name="T4">“</text:span><text:span text:style-name="T4">Jonathan Powell confirmed that No.10 did not wish the Attorney’s advice to become </text:span></text:p>
          </draw:text-box>
        </draw:frame>
        <draw:frame draw:style-name="gr1" draw:text-style-name="P2" draw:layer="layout" svg:width="1.488cm" svg:height="0.475cm" svg:x="2.95cm" svg:y="10.134cm">
          <draw:text-box>
            <text:p text:style-name="P1"><text:span text:style-name="T4">public.” </text:span></text:p>
          </draw:text-box>
        </draw:frame>
        <draw:frame draw:style-name="gr1" draw:text-style-name="P2" draw:layer="layout" svg:width="14.293cm" svg:height="0.475cm" svg:x="2.2cm" svg:y="11.048cm">
          <draw:text-box>
            <text:p text:style-name="P1"><text:span text:style-name="T7">466. </text:span><text:span text:style-name="T4"><text:s/>Mr Powell told the Inquiry that he did not really remember the meeting.</text:span></text:p>
          </draw:text-box>
        </draw:frame>
        <draw:frame draw:style-name="gr7" draw:text-style-name="P8" draw:layer="layout" svg:width="0.408cm" svg:height="0.276cm" svg:x="16.412cm" svg:y="11.067cm">
          <draw:text-box>
            <text:p text:style-name="P1"><text:span text:style-name="T13">184</text:span></text:p>
          </draw:text-box>
        </draw:frame>
        <draw:frame draw:style-name="gr1" draw:text-style-name="P2" draw:layer="layout" svg:width="0.422cm" svg:height="0.475cm" svg:x="16.824cm" svg:y="11.0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78cm" svg:height="0.475cm" svg:x="2.2cm" svg:y="11.963cm">
          <draw:text-box>
            <text:p text:style-name="P1"><text:span text:style-name="T7">467. </text:span><text:span text:style-name="T4"><text:s/>Lord Goldsmith told the Inquiry that he did not know why he had not informed </text:span></text:p>
          </draw:text-box>
        </draw:frame>
        <draw:frame draw:style-name="gr1" draw:text-style-name="P2" draw:layer="layout" svg:width="13.015cm" svg:height="0.475cm" svg:x="2.2cm" svg:y="12.527cm">
          <draw:text-box>
            <text:p text:style-name="P1"><text:span text:style-name="T4">No.10 that there was a reasonable case before 27 February. He said:</text:span></text:p>
          </draw:text-box>
        </draw:frame>
        <draw:frame draw:style-name="gr1" draw:text-style-name="P2" draw:layer="layout" svg:width="14.675cm" svg:height="0.475cm" svg:x="2.95cm" svg:y="13.442cm">
          <draw:text-box>
            <text:p text:style-name="P1"><text:span text:style-name="T4">“</text:span><text:span text:style-name="T4">After I came back from the United States … I had taken the view there was a </text:span></text:p>
          </draw:text-box>
        </draw:frame>
        <draw:frame draw:style-name="gr1" draw:text-style-name="P2" draw:layer="layout" svg:width="15.856cm" svg:height="0.475cm" svg:x="2.95cm" svg:y="14.006cm">
          <draw:text-box>
            <text:p text:style-name="P1"><text:span text:style-name="T4">reasonable case. A draft was produced which reflected that. I don’t know why it took </text:span></text:p>
          </draw:text-box>
        </draw:frame>
        <draw:frame draw:style-name="gr1" draw:text-style-name="P2" draw:layer="layout" svg:width="15.162cm" svg:height="0.475cm" svg:x="2.95cm" svg:y="14.571cm">
          <draw:text-box>
            <text:p text:style-name="P1"><text:span text:style-name="T4">me until 27 February, but that may have been the first time there was a meeting. </text:span></text:p>
          </draw:text-box>
        </draw:frame>
        <draw:frame draw:style-name="gr1" draw:text-style-name="P2" draw:layer="layout" svg:width="15.877cm" svg:height="0.475cm" svg:x="2.95cm" svg:y="15.135cm">
          <draw:text-box>
            <text:p text:style-name="P1"><text:span text:style-name="T4">I met with Jonathan Powell, Sir David Manning and Baroness Morgan and told them </text:span></text:p>
          </draw:text-box>
        </draw:frame>
        <draw:frame draw:style-name="gr1" draw:text-style-name="P2" draw:layer="layout" svg:width="15.187cm" svg:height="0.475cm" svg:x="2.95cm" svg:y="15.7cm">
          <draw:text-box>
            <text:p text:style-name="P1"><text:span text:style-name="T4">that I had been very much assisted in my considerations by Jeremy Greenstock, </text:span></text:p>
          </draw:text-box>
        </draw:frame>
        <draw:frame draw:style-name="gr1" draw:text-style-name="P2" draw:layer="layout" svg:width="15.187cm" svg:height="0.475cm" svg:x="2.95cm" svg:y="16.264cm">
          <draw:text-box>
            <text:p text:style-name="P1"><text:span text:style-name="T4">the Americans – I may have mentioned Jack Straw as well, and I was able to tell </text:span></text:p>
          </draw:text-box>
        </draw:frame>
        <draw:frame draw:style-name="gr1" draw:text-style-name="P2" draw:layer="layout" svg:width="11.267cm" svg:height="0.475cm" svg:x="2.95cm" svg:y="16.828cm">
          <draw:text-box>
            <text:p text:style-name="P1"><text:span text:style-name="T4">them that it was my view that there was a reasonable case.”</text:span></text:p>
          </draw:text-box>
        </draw:frame>
        <draw:frame draw:style-name="gr7" draw:text-style-name="P8" draw:layer="layout" svg:width="0.408cm" svg:height="0.276cm" svg:x="14.173cm" svg:y="16.847cm">
          <draw:text-box>
            <text:p text:style-name="P1"><text:span text:style-name="T13">185</text:span></text:p>
          </draw:text-box>
        </draw:frame>
        <draw:frame draw:style-name="gr1" draw:text-style-name="P2" draw:layer="layout" svg:width="0.422cm" svg:height="0.475cm" svg:x="14.585cm" svg:y="16.82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37cm" svg:height="0.475cm" svg:x="2.2cm" svg:y="17.743cm">
          <draw:text-box>
            <text:p text:style-name="P1"><text:span text:style-name="T7">468. </text:span><text:span text:style-name="T4"><text:s/>Lord Goldsmith added:</text:span></text:p>
          </draw:text-box>
        </draw:frame>
        <draw:frame draw:style-name="gr1" draw:text-style-name="P2" draw:layer="layout" svg:width="15.009cm" svg:height="0.475cm" svg:x="2.95cm" svg:y="18.657cm">
          <draw:text-box>
            <text:p text:style-name="P1"><text:span text:style-name="T4">“</text:span><text:span text:style-name="T4">Obviously, I had prepared what I was going to say. Then – so I told them – and </text:span></text:p>
          </draw:text-box>
        </draw:frame>
        <draw:frame draw:style-name="gr1" draw:text-style-name="P2" draw:layer="layout" svg:width="15.132cm" svg:height="0.475cm" svg:x="2.95cm" svg:y="19.222cm">
          <draw:text-box>
            <text:p text:style-name="P1"><text:span text:style-name="T4">I had given them, therefore, as I saw it, and as I believe they saw it … the green </text:span></text:p>
          </draw:text-box>
        </draw:frame>
        <draw:frame draw:style-name="gr1" draw:text-style-name="P2" draw:layer="layout" svg:width="16.042cm" svg:height="0.475cm" svg:x="2.95cm" svg:y="19.786cm">
          <draw:text-box>
            <text:p text:style-name="P1"><text:span text:style-name="T4">light, if you will, that it was lawful to take military action, should there not be a second </text:span></text:p>
          </draw:text-box>
        </draw:frame>
        <draw:frame draw:style-name="gr1" draw:text-style-name="P2" draw:layer="layout" svg:width="15.648cm" svg:height="0.475cm" svg:x="2.95cm" svg:y="20.351cm">
          <draw:text-box>
            <text:p text:style-name="P1"><text:span text:style-name="T4">resolution and should it be politically decided that that was the right course to take.”</text:span></text:p>
          </draw:text-box>
        </draw:frame>
        <draw:frame draw:style-name="gr1" draw:text-style-name="P2" draw:layer="layout" svg:width="16.778cm" svg:height="0.475cm" svg:x="2.2cm" svg:y="21.265cm">
          <draw:text-box>
            <text:p text:style-name="P1"><text:span text:style-name="T7">469. </text:span><text:span text:style-name="T4"><text:s/>Lord Goldsmith identified three main influences on his thinking which contributed to </text:span></text:p>
          </draw:text-box>
        </draw:frame>
        <draw:frame draw:style-name="gr1" draw:text-style-name="P2" draw:layer="layout" svg:width="16.652cm" svg:height="0.475cm" svg:x="2.2cm" svg:y="21.83cm">
          <draw:text-box>
            <text:p text:style-name="P1"><text:span text:style-name="T4">the change in his position by the end of February that a reasonable case could be made </text:span></text:p>
          </draw:text-box>
        </draw:frame>
        <draw:frame draw:style-name="gr1" draw:text-style-name="P2" draw:layer="layout" svg:width="15.89cm" svg:height="0.475cm" svg:x="2.2cm" svg:y="22.394cm">
          <draw:text-box>
            <text:p text:style-name="P1"><text:span text:style-name="T4">that resolution 1441 authorised the use of force without the requirement for a further </text:span></text:p>
          </draw:text-box>
        </draw:frame>
        <draw:frame draw:style-name="gr1" draw:text-style-name="P2" draw:layer="layout" svg:width="2.081cm" svg:height="0.475cm" svg:x="2.2cm" svg:y="22.958cm">
          <draw:text-box>
            <text:p text:style-name="P1"><text:span text:style-name="T4">resolution: </text:span></text:p>
          </draw:text-box>
        </draw:frame>
        <draw:frame draw:style-name="gr2" draw:text-style-name="P3" draw:layer="layout" svg:width="0.634cm" svg:height="0.712cm" svg:x="2.95cm" svg:y="23.717cm">
          <draw:text-box>
            <text:p text:style-name="P1"><text:span text:style-name="T8">• </text:span></text:p>
          </draw:text-box>
        </draw:frame>
        <draw:line draw:style-name="gr8" draw:text-style-name="P9" draw:layer="layout" svg:x1="2.199cm" svg:y1="25.13cm" svg:x2="7.3cm" svg:y2="25.13cm">
          <text:p/>
        </draw:line>
        <draw:line draw:style-name="gr9" draw:text-style-name="P9" draw:layer="layout" svg:x1="2.6cm" svg:y1="25.99cm" svg:x2="18.474cm" svg:y2="25.99cm">
          <text:p/>
        </draw:line>
        <draw:frame draw:style-name="gr1" draw:text-style-name="P2" draw:layer="layout" svg:width="10.581cm" svg:height="0.475cm" svg:x="3.7cm" svg:y="23.873cm">
          <draw:text-box>
            <text:p text:style-name="P1"><text:span text:style-name="T4">the meeting with Sir Jeremy Greenstock on 23 January; </text:span></text:p>
          </draw:text-box>
        </draw:frame>
        <draw:frame draw:style-name="gr10" draw:text-style-name="P10" draw:layer="layout" svg:width="0.404cm" svg:height="0.23cm" svg:x="2.2cm" svg:y="25.65cm">
          <draw:text-box>
            <text:p text:style-name="P1"><text:span text:style-name="T14">183 </text:span></text:p>
          </draw:text-box>
        </draw:frame>
        <draw:frame draw:style-name="gr4" draw:text-style-name="P5" draw:layer="layout" svg:width="16.322cm" svg:height="0.395cm" svg:x="2.6cm" svg:y="25.634cm">
          <draw:text-box>
            <text:p text:style-name="P1"><text:span text:style-name="T6">Minute Brummell, 27 February 2003, ‘Iraq: Attorney General’s Meeting at No. 10 on 27th February 2003’</text:span><text:span text:style-name="T11">. </text:span></text:p>
          </draw:text-box>
        </draw:frame>
        <draw:frame draw:style-name="gr10" draw:text-style-name="P10" draw:layer="layout" svg:width="0.404cm" svg:height="0.23cm" svg:x="2.2cm" svg:y="26.073cm">
          <draw:text-box>
            <text:p text:style-name="P1"><text:span text:style-name="T14">184 </text:span></text:p>
          </draw:text-box>
        </draw:frame>
        <draw:frame draw:style-name="gr4" draw:text-style-name="P5" draw:layer="layout" svg:width="6.881cm" svg:height="0.395cm" svg:x="2.6cm" svg:y="26.057cm">
          <draw:text-box>
            <text:p text:style-name="P1"><text:span text:style-name="T11">Public hearing, 18 January 2010, page 104. </text:span></text:p>
          </draw:text-box>
        </draw:frame>
        <draw:frame draw:style-name="gr10" draw:text-style-name="P10" draw:layer="layout" svg:width="0.404cm" svg:height="0.23cm" svg:x="2.2cm" svg:y="26.496cm">
          <draw:text-box>
            <text:p text:style-name="P1"><text:span text:style-name="T14">185 </text:span></text:p>
          </draw:text-box>
        </draw:frame>
        <draw:frame draw:style-name="gr4" draw:text-style-name="P5" draw:layer="layout" svg:width="7.762cm" svg:height="0.395cm" svg:x="2.6cm" svg:y="26.481cm">
          <draw:text-box>
            <text:p text:style-name="P1"><text:span text:style-name="T11">Public hearing, 27 January 2010, pages 130-131. </text:span></text:p>
          </draw:text-box>
        </draw:frame>
      </draw:page>
      <draw:page draw:name="page85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5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55cm" svg:height="0.475cm" svg:x="3.7cm" svg:y="2.525cm">
          <draw:text-box>
            <text:p text:style-name="P1"><text:span text:style-name="T4">the views of Mr Straw as expressed in his letter of 6 February 2003; and </text:span></text:p>
          </draw:text-box>
        </draw:frame>
        <draw:frame draw:style-name="gr2" draw:text-style-name="P3" draw:layer="layout" svg:width="0.634cm" svg:height="0.712cm" svg:x="2.95cm" svg:y="3.033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797cm" svg:height="0.475cm" svg:x="3.7cm" svg:y="3.19cm">
          <draw:text-box>
            <text:p text:style-name="P1"><text:span text:style-name="T4">meetings in the US on 10 February. </text:span></text:p>
          </draw:text-box>
        </draw:frame>
        <draw:frame draw:style-name="gr1" draw:text-style-name="P2" draw:layer="layout" svg:width="14.738cm" svg:height="0.475cm" svg:x="2.2cm" svg:y="4.104cm">
          <draw:text-box>
            <text:p text:style-name="P1"><text:span text:style-name="T7">470. </text:span><text:span text:style-name="T4"><text:s/>Lord Goldsmith described the purpose of his meeting with Sir Jeremy as:</text:span></text:p>
          </draw:text-box>
        </draw:frame>
        <draw:frame draw:style-name="gr1" draw:text-style-name="P2" draw:layer="layout" svg:width="13.913cm" svg:height="0.475cm" svg:x="2.95cm" svg:y="5.018cm">
          <draw:text-box>
            <text:p text:style-name="P1"><text:span text:style-name="T4">“… </text:span><text:span text:style-name="T4">to get first-hand from our principal negotiator at the United Nations his </text:span></text:p>
          </draw:text-box>
        </draw:frame>
        <draw:frame draw:style-name="gr1" draw:text-style-name="P2" draw:layer="layout" svg:width="15.712cm" svg:height="0.475cm" svg:x="2.95cm" svg:y="5.583cm">
          <draw:text-box>
            <text:p text:style-name="P1"><text:span text:style-name="T4">observations on the negotiating history and on the text which had been agreed and </text:span></text:p>
          </draw:text-box>
        </draw:frame>
        <draw:frame draw:style-name="gr1" draw:text-style-name="P2" draw:layer="layout" svg:width="15.479cm" svg:height="0.475cm" svg:x="2.95cm" svg:y="6.147cm">
          <draw:text-box>
            <text:p text:style-name="P1"><text:span text:style-name="T4">his understanding of what it meant, particularly to get his comments on the textual </text:span></text:p>
          </draw:text-box>
        </draw:frame>
        <draw:frame draw:style-name="gr1" draw:text-style-name="P2" draw:layer="layout" svg:width="4.892cm" svg:height="0.475cm" svg:x="2.95cm" svg:y="6.712cm">
          <draw:text-box>
            <text:p text:style-name="P1"><text:span text:style-name="T4">arguments we had raised.</text:span></text:p>
          </draw:text-box>
        </draw:frame>
        <draw:frame draw:style-name="gr1" draw:text-style-name="P2" draw:layer="layout" svg:width="15.386cm" svg:height="0.475cm" svg:x="2.95cm" svg:y="7.626cm">
          <draw:text-box>
            <text:p text:style-name="P1"><text:span text:style-name="T4">“ … </text:span><text:span text:style-name="T4">It doesn’t mean I follow it, but it is helpful to me … because if you understand </text:span></text:p>
          </draw:text-box>
        </draw:frame>
        <draw:frame draw:style-name="gr1" draw:text-style-name="P2" draw:layer="layout" svg:width="15.416cm" svg:height="0.475cm" svg:x="2.95cm" svg:y="8.191cm">
          <draw:text-box>
            <text:p text:style-name="P1"><text:span text:style-name="T4">what somebody is trying to achieve, you can then often look at the document with </text:span></text:p>
          </draw:text-box>
        </draw:frame>
        <draw:frame draw:style-name="gr1" draw:text-style-name="P2" draw:layer="layout" svg:width="13.612cm" svg:height="0.475cm" svg:x="2.95cm" svg:y="8.755cm">
          <draw:text-box>
            <text:p text:style-name="P1"><text:span text:style-name="T4">that in mind, and then the words which are used become clearer to you.”</text:span></text:p>
          </draw:text-box>
        </draw:frame>
        <draw:frame draw:style-name="gr7" draw:text-style-name="P8" draw:layer="layout" svg:width="0.408cm" svg:height="0.276cm" svg:x="16.504cm" svg:y="8.774cm">
          <draw:text-box>
            <text:p text:style-name="P1"><text:span text:style-name="T13">186</text:span></text:p>
          </draw:text-box>
        </draw:frame>
        <draw:frame draw:style-name="gr1" draw:text-style-name="P2" draw:layer="layout" svg:width="10.962cm" svg:height="0.475cm" svg:x="2.2cm" svg:y="9.67cm">
          <draw:text-box>
            <text:p text:style-name="P1"><text:span text:style-name="T7">471. </text:span><text:span text:style-name="T4"><text:s/>Lord Goldsmith also told the Inquiry that Sir Jeremy: </text:span></text:p>
          </draw:text-box>
        </draw:frame>
        <draw:frame draw:style-name="gr1" draw:text-style-name="P2" draw:layer="layout" svg:width="15.611cm" svg:height="0.475cm" svg:x="2.95cm" svg:y="10.584cm">
          <draw:text-box>
            <text:p text:style-name="P1"><text:span text:style-name="T4">“… </text:span><text:span text:style-name="T4">was very clear in saying the French, Russians lost and they knew they had lost </text:span></text:p>
          </draw:text-box>
        </draw:frame>
        <draw:frame draw:style-name="gr1" draw:text-style-name="P2" draw:layer="layout" svg:width="14.946cm" svg:height="0.475cm" svg:x="2.95cm" svg:y="11.148cm">
          <draw:text-box>
            <text:p text:style-name="P1"><text:span text:style-name="T4">… </text:span><text:span text:style-name="T4">and his argument was – that’s why the resolution is worded the way that it is.</text:span></text:p>
          </draw:text-box>
        </draw:frame>
        <draw:frame draw:style-name="gr1" draw:text-style-name="P2" draw:layer="layout" svg:width="0.425cm" svg:height="0.475cm" svg:x="2.95cm" svg:y="12.063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59cm" svg:height="0.475cm" svg:x="2.95cm" svg:y="12.977cm">
          <draw:text-box>
            <text:p text:style-name="P1"><text:span text:style-name="T4">“… </text:span><text:span text:style-name="T4">It was a compromise, but compromise in this sense: that the United States had </text:span></text:p>
          </draw:text-box>
        </draw:frame>
        <draw:frame draw:style-name="gr1" draw:text-style-name="P2" draw:layer="layout" svg:width="8.481cm" svg:height="0.475cm" svg:x="2.95cm" svg:y="13.542cm">
          <draw:text-box>
            <text:p text:style-name="P1"><text:span text:style-name="T4">conceded a Council discussion but no more.”</text:span></text:p>
          </draw:text-box>
        </draw:frame>
        <draw:frame draw:style-name="gr7" draw:text-style-name="P8" draw:layer="layout" svg:width="0.408cm" svg:height="0.276cm" svg:x="11.398cm" svg:y="13.561cm">
          <draw:text-box>
            <text:p text:style-name="P1"><text:span text:style-name="T13">187</text:span></text:p>
          </draw:text-box>
        </draw:frame>
        <draw:frame draw:style-name="gr1" draw:text-style-name="P2" draw:layer="layout" svg:width="7.093cm" svg:height="0.475cm" svg:x="2.2cm" svg:y="14.456cm">
          <draw:text-box>
            <text:p text:style-name="P1"><text:span text:style-name="T7">472. </text:span><text:span text:style-name="T4"><text:s/>Lord Goldsmith told the Inquiry: </text:span></text:p>
          </draw:text-box>
        </draw:frame>
        <draw:frame draw:style-name="gr1" draw:text-style-name="P2" draw:layer="layout" svg:width="15.877cm" svg:height="0.475cm" svg:x="2.95cm" svg:y="15.371cm">
          <draw:text-box>
            <text:p text:style-name="P1"><text:span text:style-name="T4">“</text:span><text:span text:style-name="T4">Sir Jeremy had made some good points and he had made some headway with me, </text:span></text:p>
          </draw:text-box>
        </draw:frame>
        <draw:frame draw:style-name="gr1" draw:text-style-name="P2" draw:layer="layout" svg:width="15.619cm" svg:height="0.475cm" svg:x="2.95cm" svg:y="15.935cm">
          <draw:text-box>
            <text:p text:style-name="P1"><text:span text:style-name="T4">but, frankly there was still work for me to do and he hadn’t got me there, if you like, </text:span></text:p>
          </draw:text-box>
        </draw:frame>
        <draw:frame draw:style-name="gr1" draw:text-style-name="P2" draw:layer="layout" svg:width="0.828cm" svg:height="0.475cm" svg:x="2.95cm" svg:y="16.5cm">
          <draw:text-box>
            <text:p text:style-name="P1"><text:span text:style-name="T4">yet.”</text:span></text:p>
          </draw:text-box>
        </draw:frame>
        <draw:frame draw:style-name="gr7" draw:text-style-name="P8" draw:layer="layout" svg:width="0.408cm" svg:height="0.276cm" svg:x="3.773cm" svg:y="16.518cm">
          <draw:text-box>
            <text:p text:style-name="P1"><text:span text:style-name="T13">188</text:span></text:p>
          </draw:text-box>
        </draw:frame>
        <draw:frame draw:style-name="gr1" draw:text-style-name="P2" draw:layer="layout" svg:width="16.72cm" svg:height="0.475cm" svg:x="2.2cm" svg:y="17.414cm">
          <draw:text-box>
            <text:p text:style-name="P1"><text:span text:style-name="T7">473. </text:span><text:span text:style-name="T4"><text:s/>Mr Straw told the Inquiry that his letter of 6 February to Lord Goldsmith,</text:span><text:span text:style-name="T12"> </text:span><text:span text:style-name="T4">was “really </text:span></text:p>
          </draw:text-box>
        </draw:frame>
        <draw:frame draw:style-name="gr1" draw:text-style-name="P2" draw:layer="layout" svg:width="5.582cm" svg:height="0.475cm" svg:x="2.2cm" svg:y="17.978cm">
          <draw:text-box>
            <text:p text:style-name="P1"><text:span text:style-name="T4">the sum” of what he had said.</text:span></text:p>
          </draw:text-box>
        </draw:frame>
        <draw:frame draw:style-name="gr7" draw:text-style-name="P8" draw:layer="layout" svg:width="0.408cm" svg:height="0.276cm" svg:x="7.754cm" svg:y="17.997cm">
          <draw:text-box>
            <text:p text:style-name="P1"><text:span text:style-name="T13">189</text:span></text:p>
          </draw:text-box>
        </draw:frame>
        <draw:frame draw:style-name="gr1" draw:text-style-name="P2" draw:layer="layout" svg:width="16.376cm" svg:height="0.475cm" svg:x="2.2cm" svg:y="18.893cm">
          <draw:text-box>
            <text:p text:style-name="P1"><text:span text:style-name="T7">474. </text:span><text:span text:style-name="T4"><text:s/>Following his meetings in the US on 10 February, Lord Goldsmith was impressed </text:span></text:p>
          </draw:text-box>
        </draw:frame>
        <draw:frame draw:style-name="gr1" draw:text-style-name="P2" draw:layer="layout" svg:width="16.368cm" svg:height="0.475cm" svg:x="2.2cm" svg:y="19.457cm">
          <draw:text-box>
            <text:p text:style-name="P1"><text:span text:style-name="T4">by the fact that, in negotiating 1441, the US had a single red line which was not to lose </text:span></text:p>
          </draw:text-box>
        </draw:frame>
        <draw:frame draw:style-name="gr1" draw:text-style-name="P2" draw:layer="layout" svg:width="15.949cm" svg:height="0.475cm" svg:x="2.2cm" svg:y="20.022cm">
          <draw:text-box>
            <text:p text:style-name="P1"><text:span text:style-name="T4">the freedom of action to use force that they believed they had before 1441, and their </text:span></text:p>
          </draw:text-box>
        </draw:frame>
        <draw:frame draw:style-name="gr1" draw:text-style-name="P2" draw:layer="layout" svg:width="6.771cm" svg:height="0.475cm" svg:x="2.2cm" svg:y="20.586cm">
          <draw:text-box>
            <text:p text:style-name="P1"><text:span text:style-name="T4">certainty that they had not done so. </text:span></text:p>
          </draw:text-box>
        </draw:frame>
        <draw:frame draw:style-name="gr1" draw:text-style-name="P2" draw:layer="layout" svg:width="14.89cm" svg:height="0.475cm" svg:x="2.2cm" svg:y="21.501cm">
          <draw:text-box>
            <text:p text:style-name="P1"><text:span text:style-name="T7">475. </text:span><text:span text:style-name="T4"><text:s/>Asked to explain how the US belief that it had preserved its “red line” had </text:span></text:p>
          </draw:text-box>
        </draw:frame>
        <draw:frame draw:style-name="gr1" draw:text-style-name="P2" draw:layer="layout" svg:width="16.77cm" svg:height="0.475cm" svg:x="2.2cm" svg:y="22.065cm">
          <draw:text-box>
            <text:p text:style-name="P1"><text:span text:style-name="T4">influenced his considerations, Lord Goldsmith told the Inquiry that all his US interlocutors </text:span></text:p>
          </draw:text-box>
        </draw:frame>
        <draw:frame draw:style-name="gr1" draw:text-style-name="P2" draw:layer="layout" svg:width="12.99cm" svg:height="0.475cm" svg:x="2.2cm" svg:y="22.63cm">
          <draw:text-box>
            <text:p text:style-name="P1"><text:span text:style-name="T4">had spoken with one voice on the issue of the interpretation of 1441: </text:span></text:p>
          </draw:text-box>
        </draw:frame>
        <draw:frame draw:style-name="gr1" draw:text-style-name="P2" draw:layer="layout" svg:width="15.903cm" svg:height="0.475cm" svg:x="2.95cm" svg:y="23.544cm">
          <draw:text-box>
            <text:p text:style-name="P1"><text:span text:style-name="T4">“</text:span><text:span text:style-name="T4">The discussion involved some detailed textual questions … On one point they wer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966cm" svg:height="0.475cm" svg:x="2.95cm" svg:y="24.108cm">
          <draw:text-box>
            <text:p text:style-name="P1"><text:span text:style-name="T4">absolutely speaking with one voice, which is they were very clear that what mattered 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186 </text:span></text:p>
          </draw:text-box>
        </draw:frame>
        <draw:frame draw:style-name="gr4" draw:text-style-name="P5" draw:layer="layout" svg:width="7.275cm" svg:height="0.395cm" svg:x="2.6cm" svg:y="25.511cm">
          <draw:text-box>
            <text:p text:style-name="P1"><text:span text:style-name="T11">Public hearing, 27 January 2010, pages 75-76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87 </text:span></text:p>
          </draw:text-box>
        </draw:frame>
        <draw:frame draw:style-name="gr4" draw:text-style-name="P5" draw:layer="layout" svg:width="6.589cm" svg:height="0.395cm" svg:x="2.6cm" svg:y="25.934cm">
          <draw:text-box>
            <text:p text:style-name="P1"><text:span text:style-name="T11">Public hearing, 27 January 2010, page 77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88 </text:span></text:p>
          </draw:text-box>
        </draw:frame>
        <draw:frame draw:style-name="gr4" draw:text-style-name="P5" draw:layer="layout" svg:width="6.589cm" svg:height="0.395cm" svg:x="2.6cm" svg:y="26.357cm">
          <draw:text-box>
            <text:p text:style-name="P1"><text:span text:style-name="T11">Public hearing, 27 January 2010, page 89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89 </text:span></text:p>
          </draw:text-box>
        </draw:frame>
        <draw:frame draw:style-name="gr4" draw:text-style-name="P5" draw:layer="layout" svg:width="6.648cm" svg:height="0.395cm" svg:x="2.6cm" svg:y="26.781cm">
          <draw:text-box>
            <text:p text:style-name="P1"><text:span text:style-name="T11">Public hearing, 8 February 2010, page 30. </text:span></text:p>
          </draw:text-box>
        </draw:frame>
      </draw:page>
      <draw:page draw:name="page8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6</text:span></text:p>
          </draw:text-box>
        </draw:frame>
        <draw:frame draw:style-name="gr1" draw:text-style-name="P2" draw:layer="layout" svg:width="15.814cm" svg:height="0.475cm" svg:x="2.95cm" svg:y="2.525cm">
          <draw:text-box>
            <text:p text:style-name="P1"><text:span text:style-name="T4">to them, what mattered to President Bush, is whether they would … concede a veto </text:span></text:p>
          </draw:text-box>
        </draw:frame>
        <draw:frame draw:style-name="gr1" draw:text-style-name="P2" draw:layer="layout" svg:width="15.97cm" svg:height="0.475cm" svg:x="2.95cm" svg:y="3.09cm">
          <draw:text-box>
            <text:p text:style-name="P1"><text:span text:style-name="T4">… </text:span><text:span text:style-name="T4">that the red line was that they shouldn’t do that, and they were confident that they </text:span></text:p>
          </draw:text-box>
        </draw:frame>
        <draw:frame draw:style-name="gr1" draw:text-style-name="P2" draw:layer="layout" svg:width="2.085cm" svg:height="0.475cm" svg:x="2.95cm" svg:y="3.654cm">
          <draw:text-box>
            <text:p text:style-name="P1"><text:span text:style-name="T4">had not … </text:span></text:p>
          </draw:text-box>
        </draw:frame>
        <draw:frame draw:style-name="gr1" draw:text-style-name="P2" draw:layer="layout" svg:width="14.832cm" svg:height="0.475cm" svg:x="2.95cm" svg:y="4.568cm">
          <draw:text-box>
            <text:p text:style-name="P1"><text:span text:style-name="T4">“… </text:span><text:span text:style-name="T4">[T]he red line was ‘We believe’ they were saying ‘that we have a right to go </text:span></text:p>
          </draw:text-box>
        </draw:frame>
        <draw:frame draw:style-name="gr1" draw:text-style-name="P2" draw:layer="layout" svg:width="15.644cm" svg:height="0.475cm" svg:x="2.95cm" svg:y="5.133cm">
          <draw:text-box>
            <text:p text:style-name="P1"><text:span text:style-name="T4">without this resolution. We have been persuaded to come to the United Nations’ … </text:span></text:p>
          </draw:text-box>
        </draw:frame>
        <draw:frame draw:style-name="gr1" draw:text-style-name="P2" draw:layer="layout" svg:width="15.758cm" svg:height="0.475cm" svg:x="2.95cm" svg:y="5.697cm">
          <draw:text-box>
            <text:p text:style-name="P1"><text:span text:style-name="T4">‘</text:span><text:span text:style-name="T4">but the one thing that mustn’t happen is that by going down this route, we then find </text:span></text:p>
          </draw:text-box>
        </draw:frame>
        <draw:frame draw:style-name="gr1" draw:text-style-name="P2" draw:layer="layout" svg:width="15.585cm" svg:height="0.475cm" svg:x="2.95cm" svg:y="6.262cm">
          <draw:text-box>
            <text:p text:style-name="P1"><text:span text:style-name="T4">we lose the freedom of action we think we now have’ and if the resolution had said </text:span></text:p>
          </draw:text-box>
        </draw:frame>
        <draw:frame draw:style-name="gr1" draw:text-style-name="P2" draw:layer="layout" svg:width="15.42cm" svg:height="0.475cm" svg:x="2.95cm" svg:y="6.826cm">
          <draw:text-box>
            <text:p text:style-name="P1"><text:span text:style-name="T4">there must be a further decision by the Security Council, that’s what it would have </text:span></text:p>
          </draw:text-box>
        </draw:frame>
        <draw:frame draw:style-name="gr1" draw:text-style-name="P2" draw:layer="layout" svg:width="11.292cm" svg:height="0.475cm" svg:x="2.95cm" svg:y="7.391cm">
          <draw:text-box>
            <text:p text:style-name="P1"><text:span text:style-name="T4">done, and the United States would have been tied into that. </text:span></text:p>
          </draw:text-box>
        </draw:frame>
        <draw:frame draw:style-name="gr1" draw:text-style-name="P2" draw:layer="layout" svg:width="15.319cm" svg:height="0.475cm" svg:x="2.95cm" svg:y="8.305cm">
          <draw:text-box>
            <text:p text:style-name="P1"><text:span text:style-name="T4">“</text:span><text:span text:style-name="T4">They were all very, very clear that was the most important point to them and that </text:span></text:p>
          </draw:text-box>
        </draw:frame>
        <draw:frame draw:style-name="gr1" draw:text-style-name="P2" draw:layer="layout" svg:width="15.09cm" svg:height="0.475cm" svg:x="2.95cm" svg:y="8.87cm">
          <draw:text-box>
            <text:p text:style-name="P1"><text:span text:style-name="T4">they hadn’t conceded that, and they were very clear that the French understood </text:span></text:p>
          </draw:text-box>
        </draw:frame>
        <draw:frame draw:style-name="gr1" draw:text-style-name="P2" draw:layer="layout" svg:width="15.648cm" svg:height="0.475cm" svg:x="2.95cm" svg:y="9.434cm">
          <draw:text-box>
            <text:p text:style-name="P1"><text:span text:style-name="T4">that, that they said that they had discussed this with other members of the Security </text:span></text:p>
          </draw:text-box>
        </draw:frame>
        <draw:frame draw:style-name="gr1" draw:text-style-name="P2" draw:layer="layout" svg:width="11.627cm" svg:height="0.475cm" svg:x="2.95cm" svg:y="9.998cm">
          <draw:text-box>
            <text:p text:style-name="P1"><text:span text:style-name="T4">Council as well and they all understood that was the position.”</text:span></text:p>
          </draw:text-box>
        </draw:frame>
        <draw:frame draw:style-name="gr7" draw:text-style-name="P8" draw:layer="layout" svg:width="0.408cm" svg:height="0.276cm" svg:x="14.528cm" svg:y="10.017cm">
          <draw:text-box>
            <text:p text:style-name="P1"><text:span text:style-name="T13">190</text:span></text:p>
          </draw:text-box>
        </draw:frame>
        <draw:frame draw:style-name="gr1" draw:text-style-name="P2" draw:layer="layout" svg:width="5.344cm" svg:height="0.475cm" svg:x="2.2cm" svg:y="10.913cm">
          <draw:text-box>
            <text:p text:style-name="P1"><text:span text:style-name="T7">476. </text:span><text:span text:style-name="T4"><text:s/>Lord Goldsmith stated:</text:span></text:p>
          </draw:text-box>
        </draw:frame>
        <draw:frame draw:style-name="gr1" draw:text-style-name="P2" draw:layer="layout" svg:width="15.437cm" svg:height="0.475cm" svg:x="2.95cm" svg:y="11.827cm">
          <draw:text-box>
            <text:p text:style-name="P1"><text:span text:style-name="T4">“</text:span><text:span text:style-name="T4">It was frankly, quite hard to believe, given what I had been told about the one red </text:span></text:p>
          </draw:text-box>
        </draw:frame>
        <draw:frame draw:style-name="gr1" draw:text-style-name="P2" draw:layer="layout" svg:width="15.581cm" svg:height="0.475cm" svg:x="2.95cm" svg:y="12.392cm">
          <draw:text-box>
            <text:p text:style-name="P1"><text:span text:style-name="T4">line that President Bush had, that all these experienced lawyers and negotiators in </text:span></text:p>
          </draw:text-box>
        </draw:frame>
        <draw:frame draw:style-name="gr1" draw:text-style-name="P2" draw:layer="layout" svg:width="15.259cm" svg:height="0.475cm" svg:x="2.95cm" svg:y="12.956cm">
          <draw:text-box>
            <text:p text:style-name="P1"><text:span text:style-name="T4">the United States could actually have stumbled into doing the one thing that they </text:span></text:p>
          </draw:text-box>
        </draw:frame>
        <draw:frame draw:style-name="gr1" draw:text-style-name="P2" draw:layer="layout" svg:width="15.301cm" svg:height="0.475cm" svg:x="2.95cm" svg:y="13.521cm">
          <draw:text-box>
            <text:p text:style-name="P1"><text:span text:style-name="T4">had been told mustn’t happen … a red line means a red line. It was the only one, </text:span></text:p>
          </draw:text-box>
        </draw:frame>
        <draw:frame draw:style-name="gr1" draw:text-style-name="P2" draw:layer="layout" svg:width="15.094cm" svg:height="0.475cm" svg:x="2.95cm" svg:y="14.085cm">
          <draw:text-box>
            <text:p text:style-name="P1"><text:span text:style-name="T4">I was told, that mattered. They didn’t mind what else went into the resolution, so </text:span></text:p>
          </draw:text-box>
        </draw:frame>
        <draw:frame draw:style-name="gr1" draw:text-style-name="P2" draw:layer="layout" svg:width="15.941cm" svg:height="0.475cm" svg:x="2.95cm" svg:y="14.65cm">
          <draw:text-box>
            <text:p text:style-name="P1"><text:span text:style-name="T4">long as it did not provide a veto, and if it required a decision then one of the Security </text:span></text:p>
          </draw:text-box>
        </draw:frame>
        <draw:frame draw:style-name="gr1" draw:text-style-name="P2" draw:layer="layout" svg:width="15.86cm" svg:height="0.475cm" svg:x="2.95cm" svg:y="15.214cm">
          <draw:text-box>
            <text:p text:style-name="P1"><text:span text:style-name="T4">Council members, perhaps the French, could then have vetoed action by the United </text:span></text:p>
          </draw:text-box>
        </draw:frame>
        <draw:frame draw:style-name="gr1" draw:text-style-name="P2" draw:layer="layout" svg:width="13.98cm" svg:height="0.475cm" svg:x="2.95cm" svg:y="15.778cm">
          <draw:text-box>
            <text:p text:style-name="P1"><text:span text:style-name="T4">States, which, up to that point, they believed they could take in any event.”</text:span></text:p>
          </draw:text-box>
        </draw:frame>
        <draw:frame draw:style-name="gr7" draw:text-style-name="P8" draw:layer="layout" svg:width="0.408cm" svg:height="0.276cm" svg:x="16.858cm" svg:y="15.797cm">
          <draw:text-box>
            <text:p text:style-name="P1"><text:span text:style-name="T13">191</text:span></text:p>
          </draw:text-box>
        </draw:frame>
        <draw:frame draw:style-name="gr1" draw:text-style-name="P2" draw:layer="layout" svg:width="15.051cm" svg:height="0.475cm" svg:x="2.2cm" svg:y="16.693cm">
          <draw:text-box>
            <text:p text:style-name="P1"><text:span text:style-name="T7">477. </text:span><text:span text:style-name="T4"><text:s/>Asked whether his US interlocutors had been able to provide him with any </text:span></text:p>
          </draw:text-box>
        </draw:frame>
        <draw:frame draw:style-name="gr1" draw:text-style-name="P2" draw:layer="layout" svg:width="15.267cm" svg:height="0.475cm" svg:x="2.2cm" svg:y="17.257cm">
          <draw:text-box>
            <text:p text:style-name="P1"><text:span text:style-name="T4">evidence that France had acknowledged the US position, Lord Goldsmith replied:</text:span></text:p>
          </draw:text-box>
        </draw:frame>
        <draw:frame draw:style-name="gr1" draw:text-style-name="P2" draw:layer="layout" svg:width="14.658cm" svg:height="0.475cm" svg:x="2.95cm" svg:y="18.172cm">
          <draw:text-box>
            <text:p text:style-name="P1"><text:span text:style-name="T4">“</text:span><text:span text:style-name="T4">I wish they had presented me with more. That was one of the difficulties, and </text:span></text:p>
          </draw:text-box>
        </draw:frame>
        <draw:frame draw:style-name="gr1" draw:text-style-name="P2" draw:layer="layout" svg:width="15.83cm" svg:height="0.475cm" svg:x="2.95cm" svg:y="18.736cm">
          <draw:text-box>
            <text:p text:style-name="P1"><text:span text:style-name="T4">I make reference to this, that, at the end of the day we were sort of dependent upon </text:span></text:p>
          </draw:text-box>
        </draw:frame>
        <draw:frame draw:style-name="gr1" draw:text-style-name="P2" draw:layer="layout" svg:width="15.852cm" svg:height="0.475cm" svg:x="2.95cm" svg:y="19.301cm">
          <draw:text-box>
            <text:p text:style-name="P1"><text:span text:style-name="T4">their view in relation to that … I looked very carefully at all the negotiating telegrams </text:span></text:p>
          </draw:text-box>
        </draw:frame>
        <draw:frame draw:style-name="gr1" draw:text-style-name="P2" draw:layer="layout" svg:width="15.983cm" svg:height="0.475cm" svg:x="2.95cm" svg:y="19.865cm">
          <draw:text-box>
            <text:p text:style-name="P1"><text:span text:style-name="T4">and I had seen that there were some acknowledgements of that, acknowledgements </text:span></text:p>
          </draw:text-box>
        </draw:frame>
        <draw:frame draw:style-name="gr1" draw:text-style-name="P2" draw:layer="layout" svg:width="15.259cm" svg:height="0.475cm" svg:x="2.95cm" svg:y="20.43cm">
          <draw:text-box>
            <text:p text:style-name="P1"><text:span text:style-name="T4">that the French understood the United States’ position, at least, in telegrams that </text:span></text:p>
          </draw:text-box>
        </draw:frame>
        <draw:frame draw:style-name="gr1" draw:text-style-name="P2" draw:layer="layout" svg:width="15.068cm" svg:height="0.475cm" svg:x="2.95cm" svg:y="20.994cm">
          <draw:text-box>
            <text:p text:style-name="P1"><text:span text:style-name="T4">I had seen, and I was told of occasions when this had been clearly stated to the </text:span></text:p>
          </draw:text-box>
        </draw:frame>
        <draw:frame draw:style-name="gr1" draw:text-style-name="P2" draw:layer="layout" svg:width="1.581cm" svg:height="0.475cm" svg:x="2.95cm" svg:y="21.558cm">
          <draw:text-box>
            <text:p text:style-name="P1"><text:span text:style-name="T4">French.”</text:span></text:p>
          </draw:text-box>
        </draw:frame>
        <draw:frame draw:style-name="gr7" draw:text-style-name="P8" draw:layer="layout" svg:width="0.408cm" svg:height="0.276cm" svg:x="4.526cm" svg:y="21.577cm">
          <draw:text-box>
            <text:p text:style-name="P1"><text:span text:style-name="T13">192</text:span></text:p>
          </draw:text-box>
        </draw:frame>
        <draw:frame draw:style-name="gr1" draw:text-style-name="P2" draw:layer="layout" svg:width="0.422cm" svg:height="0.475cm" svg:x="4.938cm" svg:y="21.55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95cm" svg:height="0.475cm" svg:x="2.2cm" svg:y="22.473cm">
          <draw:text-box>
            <text:p text:style-name="P1"><text:span text:style-name="T7">478. </text:span><text:span text:style-name="T4"><text:s/>Correspondence between Ms Adams and the British Embassy Washington </text:span></text:p>
          </draw:text-box>
        </draw:frame>
        <draw:frame draw:style-name="gr1" draw:text-style-name="P2" draw:layer="layout" svg:width="15.386cm" svg:height="0.475cm" svg:x="2.2cm" svg:y="23.037cm">
          <draw:text-box>
            <text:p text:style-name="P1"><text:span text:style-name="T4">recorded that Lord Goldsmith had asked the US lawyers if they had any evidence </text:span></text:p>
          </draw:text-box>
        </draw:frame>
        <draw:frame draw:style-name="gr1" draw:text-style-name="P2" draw:layer="layout" svg:width="15.593cm" svg:height="0.475cm" svg:x="2.2cm" svg:y="23.602cm">
          <draw:text-box>
            <text:p text:style-name="P1"><text:span text:style-name="T4">that the French had acknowledged that no second resolution was needed, and the </text:span></text:p>
          </draw:text-box>
        </draw:frame>
        <draw:line draw:style-name="gr8" draw:text-style-name="P9" draw:layer="layout" svg:x1="2.199cm" svg:y1="25.263cm" svg:x2="7.3cm" svg:y2="25.263cm">
          <text:p/>
        </draw:line>
        <draw:frame draw:style-name="gr1" draw:text-style-name="P2" draw:layer="layout" svg:width="15.873cm" svg:height="0.475cm" svg:x="2.2cm" svg:y="24.166cm">
          <draw:text-box>
            <text:p text:style-name="P1"><text:span text:style-name="T4">US lawyers had offered to check. The subsequent reply was that, although they had </text:span></text:p>
          </draw:text-box>
        </draw:frame>
        <draw:frame draw:style-name="gr10" draw:text-style-name="P10" draw:layer="layout" svg:width="0.404cm" svg:height="0.23cm" svg:x="2.2cm" svg:y="25.783cm">
          <draw:text-box>
            <text:p text:style-name="P1"><text:span text:style-name="T14">190 </text:span></text:p>
          </draw:text-box>
        </draw:frame>
        <draw:frame draw:style-name="gr4" draw:text-style-name="P5" draw:layer="layout" svg:width="7.588cm" svg:height="0.395cm" svg:x="2.6cm" svg:y="25.767cm">
          <draw:text-box>
            <text:p text:style-name="P1"><text:span text:style-name="T11">Public hearing, 27 January 2010, pages 110-111.</text:span></text:p>
          </draw:text-box>
        </draw:frame>
        <draw:frame draw:style-name="gr10" draw:text-style-name="P10" draw:layer="layout" svg:width="0.404cm" svg:height="0.23cm" svg:x="2.2cm" svg:y="26.206cm">
          <draw:text-box>
            <text:p text:style-name="P1"><text:span text:style-name="T14">191 </text:span></text:p>
          </draw:text-box>
        </draw:frame>
        <draw:frame draw:style-name="gr4" draw:text-style-name="P5" draw:layer="layout" svg:width="7.664cm" svg:height="0.395cm" svg:x="2.6cm" svg:y="26.191cm">
          <draw:text-box>
            <text:p text:style-name="P1"><text:span text:style-name="T11">Public hearing, 27 January 2010, pages 127-128.</text:span></text:p>
          </draw:text-box>
        </draw:frame>
        <draw:frame draw:style-name="gr10" draw:text-style-name="P10" draw:layer="layout" svg:width="0.404cm" svg:height="0.23cm" svg:x="2.2cm" svg:y="26.63cm">
          <draw:text-box>
            <text:p text:style-name="P1"><text:span text:style-name="T14">192 </text:span></text:p>
          </draw:text-box>
        </draw:frame>
        <draw:frame draw:style-name="gr4" draw:text-style-name="P5" draw:layer="layout" svg:width="6.758cm" svg:height="0.395cm" svg:x="2.6cm" svg:y="26.614cm">
          <draw:text-box>
            <text:p text:style-name="P1"><text:span text:style-name="T11">Public hearing, 27 January 2010, page 112.</text:span></text:p>
          </draw:text-box>
        </draw:frame>
      </draw:page>
      <draw:page draw:name="page87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7</text:span></text:p>
          </draw:text-box>
        </draw:frame>
        <draw:frame draw:style-name="gr1" draw:text-style-name="P2" draw:layer="layout" svg:width="15.957cm" svg:height="0.475cm" svg:x="2.2cm" svg:y="2.525cm">
          <draw:text-box>
            <text:p text:style-name="P1"><text:span text:style-name="T4">made their position abundantly clear to the French, the US lawyers had been unable </text:span></text:p>
          </draw:text-box>
        </draw:frame>
        <draw:frame draw:style-name="gr1" draw:text-style-name="P2" draw:layer="layout" svg:width="16.241cm" svg:height="0.475cm" svg:x="2.2cm" svg:y="3.09cm">
          <draw:text-box>
            <text:p text:style-name="P1"><text:span text:style-name="T4">to find a statement from the French acknowledging that a second resolution would not </text:span></text:p>
          </draw:text-box>
        </draw:frame>
        <draw:frame draw:style-name="gr1" draw:text-style-name="P2" draw:layer="layout" svg:width="2.136cm" svg:height="0.475cm" svg:x="2.2cm" svg:y="3.654cm">
          <draw:text-box>
            <text:p text:style-name="P1"><text:span text:style-name="T4">be needed.</text:span></text:p>
          </draw:text-box>
        </draw:frame>
        <draw:frame draw:style-name="gr7" draw:text-style-name="P8" draw:layer="layout" svg:width="0.408cm" svg:height="0.276cm" svg:x="4.319cm" svg:y="3.673cm">
          <draw:text-box>
            <text:p text:style-name="P1"><text:span text:style-name="T13">193</text:span></text:p>
          </draw:text-box>
        </draw:frame>
        <draw:frame draw:style-name="gr1" draw:text-style-name="P2" draw:layer="layout" svg:width="15.602cm" svg:height="0.475cm" svg:x="2.2cm" svg:y="4.568cm">
          <draw:text-box>
            <text:p text:style-name="P1"><text:span text:style-name="T7">479. </text:span><text:span text:style-name="T4"><text:s/>Asked if he should also have sought the views of the French, Lord Goldsmith </text:span></text:p>
          </draw:text-box>
        </draw:frame>
        <draw:frame draw:style-name="gr1" draw:text-style-name="P2" draw:layer="layout" svg:width="1.395cm" svg:height="0.475cm" svg:x="2.2cm" svg:y="5.133cm">
          <draw:text-box>
            <text:p text:style-name="P1"><text:span text:style-name="T4">replied:</text:span></text:p>
          </draw:text-box>
        </draw:frame>
        <draw:frame draw:style-name="gr1" draw:text-style-name="P2" draw:layer="layout" svg:width="15.797cm" svg:height="0.475cm" svg:x="2.95cm" svg:y="6.047cm">
          <draw:text-box>
            <text:p text:style-name="P1"><text:span text:style-name="T4">“</text:span><text:span text:style-name="T4">No I couldn’t do that. I plainly could not have done that … because, there we were, </text:span></text:p>
          </draw:text-box>
        </draw:frame>
        <draw:frame draw:style-name="gr1" draw:text-style-name="P2" draw:layer="layout" svg:width="15.661cm" svg:height="0.475cm" svg:x="2.95cm" svg:y="6.612cm">
          <draw:text-box>
            <text:p text:style-name="P1"><text:span text:style-name="T4">plainly by this stage, in a major diplomatic stand-off between the United States and </text:span></text:p>
          </draw:text-box>
        </draw:frame>
        <draw:frame draw:style-name="gr1" draw:text-style-name="P2" draw:layer="layout" svg:width="16.008cm" svg:height="0.475cm" svg:x="2.95cm" svg:y="7.176cm">
          <draw:text-box>
            <text:p text:style-name="P1"><text:span text:style-name="T4">France … you couldn’t have had the British Attorney General being seen to go to the </text:span></text:p>
          </draw:text-box>
        </draw:frame>
        <draw:frame draw:style-name="gr1" draw:text-style-name="P2" draw:layer="layout" svg:width="15.433cm" svg:height="0.475cm" svg:x="2.95cm" svg:y="7.741cm">
          <draw:text-box>
            <text:p text:style-name="P1"><text:span text:style-name="T4">French to ask them ‘What do you think?’ The message that that would have given </text:span></text:p>
          </draw:text-box>
        </draw:frame>
        <draw:frame draw:style-name="gr1" draw:text-style-name="P2" draw:layer="layout" svg:width="14.869cm" svg:height="0.475cm" svg:x="2.95cm" svg:y="8.305cm">
          <draw:text-box>
            <text:p text:style-name="P1"><text:span text:style-name="T4">Saddam Hussein about the degree of our commitment would have been huge.”</text:span></text:p>
          </draw:text-box>
        </draw:frame>
        <draw:frame draw:style-name="gr7" draw:text-style-name="P8" draw:layer="layout" svg:width="0.408cm" svg:height="0.276cm" svg:x="17.752cm" svg:y="8.324cm">
          <draw:text-box>
            <text:p text:style-name="P1"><text:span text:style-name="T13">194</text:span></text:p>
          </draw:text-box>
        </draw:frame>
        <draw:frame draw:style-name="gr1" draw:text-style-name="P2" draw:layer="layout" svg:width="0.422cm" svg:height="0.475cm" svg:x="18.164cm" svg:y="8.3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352cm" svg:height="0.475cm" svg:x="2.2cm" svg:y="9.22cm">
          <draw:text-box>
            <text:p text:style-name="P1"><text:span text:style-name="T7">480. </text:span><text:span text:style-name="T4"><text:s/>Others had a different view. </text:span></text:p>
          </draw:text-box>
        </draw:frame>
        <draw:frame draw:style-name="gr1" draw:text-style-name="P2" draw:layer="layout" svg:width="16.165cm" svg:height="0.475cm" svg:x="2.2cm" svg:y="10.134cm">
          <draw:text-box>
            <text:p text:style-name="P1"><text:span text:style-name="T7">481. </text:span><text:span text:style-name="T4"><text:s/>Mr Straw told the Inquiry that if Lord Goldsmith “had asked to talk to the French, </text:span></text:p>
          </draw:text-box>
        </draw:frame>
        <draw:frame draw:style-name="gr1" draw:text-style-name="P2" draw:layer="layout" svg:width="15.746cm" svg:height="0.475cm" svg:x="2.2cm" svg:y="10.698cm">
          <draw:text-box>
            <text:p text:style-name="P1"><text:span text:style-name="T4">of course, we would have facilitated that … I have no recollection of that ever being </text:span></text:p>
          </draw:text-box>
        </draw:frame>
        <draw:frame draw:style-name="gr1" draw:text-style-name="P2" draw:layer="layout" svg:width="4.011cm" svg:height="0.475cm" svg:x="2.2cm" svg:y="11.263cm">
          <draw:text-box>
            <text:p text:style-name="P1"><text:span text:style-name="T4">raised with me at all”.</text:span></text:p>
          </draw:text-box>
        </draw:frame>
        <draw:frame draw:style-name="gr7" draw:text-style-name="P8" draw:layer="layout" svg:width="0.408cm" svg:height="0.276cm" svg:x="6.2cm" svg:y="11.282cm">
          <draw:text-box>
            <text:p text:style-name="P1"><text:span text:style-name="T13">195</text:span></text:p>
          </draw:text-box>
        </draw:frame>
        <draw:frame draw:style-name="gr1" draw:text-style-name="P2" draw:layer="layout" svg:width="0.422cm" svg:height="0.475cm" svg:x="6.611cm" svg:y="11.2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01cm" svg:height="0.475cm" svg:x="2.2cm" svg:y="12.177cm">
          <draw:text-box>
            <text:p text:style-name="P1"><text:span text:style-name="T7">482. </text:span><text:span text:style-name="T4"><text:s/>Asked about Lord Goldsmith’s evidence that he could not speak to French officials </text:span></text:p>
          </draw:text-box>
        </draw:frame>
        <draw:frame draw:style-name="gr1" draw:text-style-name="P2" draw:layer="layout" svg:width="15.712cm" svg:height="0.475cm" svg:x="2.2cm" svg:y="12.742cm">
          <draw:text-box>
            <text:p text:style-name="P1"><text:span text:style-name="T4">about the interpretation of resolution 1441, Sir John Holmes, British Ambassador to </text:span></text:p>
          </draw:text-box>
        </draw:frame>
        <draw:frame draw:style-name="gr1" draw:text-style-name="P2" draw:layer="layout" svg:width="6.526cm" svg:height="0.475cm" svg:x="2.2cm" svg:y="13.306cm">
          <draw:text-box>
            <text:p text:style-name="P1"><text:span text:style-name="T4">France from 2002 to 2007, replied:</text:span></text:p>
          </draw:text-box>
        </draw:frame>
        <draw:frame draw:style-name="gr1" draw:text-style-name="P2" draw:layer="layout" svg:width="15.678cm" svg:height="0.475cm" svg:x="2.95cm" svg:y="14.221cm">
          <draw:text-box>
            <text:p text:style-name="P1"><text:span text:style-name="T4">“</text:span><text:span text:style-name="T4">I don’t see why he couldn’t have done, or at least somebody else ask the question </text:span></text:p>
          </draw:text-box>
        </draw:frame>
        <draw:frame draw:style-name="gr1" draw:text-style-name="P2" draw:layer="layout" svg:width="15.907cm" svg:height="0.475cm" svg:x="2.95cm" svg:y="14.785cm">
          <draw:text-box>
            <text:p text:style-name="P1"><text:span text:style-name="T4">on his behalf. But I think what is true is that the French were, again, very wary about </text:span></text:p>
          </draw:text-box>
        </draw:frame>
        <draw:frame draw:style-name="gr1" draw:text-style-name="P2" draw:layer="layout" svg:width="14.823cm" svg:height="0.475cm" svg:x="2.95cm" svg:y="15.35cm">
          <draw:text-box>
            <text:p text:style-name="P1"><text:span text:style-name="T4">ever saying what their own legal position was. They took a very strong political </text:span></text:p>
          </draw:text-box>
        </draw:frame>
        <draw:frame draw:style-name="gr1" draw:text-style-name="P2" draw:layer="layout" svg:width="15.78cm" svg:height="0.475cm" svg:x="2.95cm" svg:y="15.914cm">
          <draw:text-box>
            <text:p text:style-name="P1"><text:span text:style-name="T4">position about no automaticity … but they were very careful, I don’t remember them </text:span></text:p>
          </draw:text-box>
        </draw:frame>
        <draw:frame draw:style-name="gr1" draw:text-style-name="P2" draw:layer="layout" svg:width="10.319cm" svg:height="0.475cm" svg:x="2.95cm" svg:y="16.478cm">
          <draw:text-box>
            <text:p text:style-name="P1"><text:span text:style-name="T4">ever actually saying what their own legal position was.”</text:span></text:p>
          </draw:text-box>
        </draw:frame>
        <draw:frame draw:style-name="gr7" draw:text-style-name="P8" draw:layer="layout" svg:width="0.408cm" svg:height="0.276cm" svg:x="13.233cm" svg:y="16.497cm">
          <draw:text-box>
            <text:p text:style-name="P1"><text:span text:style-name="T13">196</text:span></text:p>
          </draw:text-box>
        </draw:frame>
        <draw:frame draw:style-name="gr1" draw:text-style-name="P2" draw:layer="layout" svg:width="0.422cm" svg:height="0.475cm" svg:x="13.645cm" svg:y="16.4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92cm" svg:height="0.475cm" svg:x="2.2cm" svg:y="17.393cm">
          <draw:text-box>
            <text:p text:style-name="P1"><text:span text:style-name="T7">483. </text:span><text:span text:style-name="T4"><text:s/>Asked whether the legal position would have mattered as much to the French as it </text:span></text:p>
          </draw:text-box>
        </draw:frame>
        <draw:frame draw:style-name="gr1" draw:text-style-name="P2" draw:layer="layout" svg:width="16.491cm" svg:height="0.475cm" svg:x="2.2cm" svg:y="17.957cm">
          <draw:text-box>
            <text:p text:style-name="P1"><text:span text:style-name="T4">did to us, Sir John responded: “No because the automatic assumption increasingly was </text:span></text:p>
          </draw:text-box>
        </draw:frame>
        <draw:frame draw:style-name="gr1" draw:text-style-name="P2" draw:layer="layout" svg:width="7.262cm" svg:height="0.475cm" svg:x="2.2cm" svg:y="18.522cm">
          <draw:text-box>
            <text:p text:style-name="P1"><text:span text:style-name="T4">that they weren’t going to be part of it.”</text:span></text:p>
          </draw:text-box>
        </draw:frame>
        <draw:frame draw:style-name="gr7" draw:text-style-name="P8" draw:layer="layout" svg:width="0.408cm" svg:height="0.276cm" svg:x="9.424cm" svg:y="18.541cm">
          <draw:text-box>
            <text:p text:style-name="P1"><text:span text:style-name="T13">197</text:span></text:p>
          </draw:text-box>
        </draw:frame>
        <draw:frame draw:style-name="gr1" draw:text-style-name="P2" draw:layer="layout" svg:width="0.422cm" svg:height="0.475cm" svg:x="9.836cm" svg:y="18.522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15.979cm" svg:height="0.556cm" svg:x="2.2cm" svg:y="19.643cm">
          <draw:text-box>
            <text:p text:style-name="P1"><text:span text:style-name="T9">Mr Straw’s evidence to the Foreign Affairs Committee, 4 March 2003</text:span></text:p>
          </draw:text-box>
        </draw:frame>
        <draw:frame draw:style-name="gr1" draw:text-style-name="P2" draw:layer="layout" svg:width="16.579cm" svg:height="0.475cm" svg:x="2.2cm" svg:y="20.471cm">
          <draw:text-box>
            <text:p text:style-name="P1"><text:span text:style-name="T7">484. </text:span><text:span text:style-name="T12"><text:s/>Mr Straw told the Foreign Affairs Committee on 4 March that it was “a matter </text:span></text:p>
          </draw:text-box>
        </draw:frame>
        <draw:frame draw:style-name="gr1" draw:text-style-name="P2" draw:layer="layout" svg:width="15.898cm" svg:height="0.475cm" svg:x="2.2cm" svg:y="21.036cm">
          <draw:text-box>
            <text:p text:style-name="P1"><text:span text:style-name="T12">of fact” that Iraq had been in material breach “for some weeks” and resolution </text:span></text:p>
          </draw:text-box>
        </draw:frame>
        <draw:frame draw:style-name="gr1" draw:text-style-name="P2" draw:layer="layout" svg:width="16.135cm" svg:height="0.475cm" svg:x="2.2cm" svg:y="21.6cm">
          <draw:text-box>
            <text:p text:style-name="P1"><text:span text:style-name="T12">1441 provided sufficient legal authority to justify military action against Iraq if it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6.585cm" svg:height="0.475cm" svg:x="2.2cm" svg:y="22.165cm">
          <draw:text-box>
            <text:p text:style-name="P1"><text:span text:style-name="T12">was “in further material breach”.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4">193 </text:span></text:p>
          </draw:text-box>
        </draw:frame>
        <draw:frame draw:style-name="gr4" draw:text-style-name="P5" draw:layer="layout" svg:width="13.257cm" svg:height="0.395cm" svg:x="2.6cm" svg:y="25.087cm">
          <draw:text-box>
            <text:p text:style-name="P1"><text:span text:style-name="T11">Letter Brenton to Adams, 13 February 2003, ‘Attorney General’s Visit to Washington’. 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194 </text:span></text:p>
          </draw:text-box>
        </draw:frame>
        <draw:frame draw:style-name="gr4" draw:text-style-name="P5" draw:layer="layout" svg:width="6.758cm" svg:height="0.395cm" svg:x="2.6cm" svg:y="25.511cm">
          <draw:text-box>
            <text:p text:style-name="P1"><text:span text:style-name="T11">Public hearing, 27 January 2010, page 115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95 </text:span></text:p>
          </draw:text-box>
        </draw:frame>
        <draw:frame draw:style-name="gr4" draw:text-style-name="P5" draw:layer="layout" svg:width="6.551cm" svg:height="0.395cm" svg:x="2.6cm" svg:y="25.934cm">
          <draw:text-box>
            <text:p text:style-name="P1"><text:span text:style-name="T11">Public hearing, 8 February 2010, page 31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196 </text:span></text:p>
          </draw:text-box>
        </draw:frame>
        <draw:frame draw:style-name="gr4" draw:text-style-name="P5" draw:layer="layout" svg:width="6.098cm" svg:height="0.395cm" svg:x="2.6cm" svg:y="26.357cm">
          <draw:text-box>
            <text:p text:style-name="P1"><text:span text:style-name="T11">Public hearing, 29 June 2010, page 32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97 </text:span></text:p>
          </draw:text-box>
        </draw:frame>
        <draw:frame draw:style-name="gr4" draw:text-style-name="P5" draw:layer="layout" svg:width="6.098cm" svg:height="0.395cm" svg:x="2.6cm" svg:y="26.781cm">
          <draw:text-box>
            <text:p text:style-name="P1"><text:span text:style-name="T11">Public hearing, 29 June 2010, page 32.</text:span></text:p>
          </draw:text-box>
        </draw:frame>
      </draw:page>
      <draw:page draw:name="page8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8</text:span></text:p>
          </draw:text-box>
        </draw:frame>
        <draw:frame draw:style-name="gr1" draw:text-style-name="P2" draw:layer="layout" svg:width="16.465cm" svg:height="0.475cm" svg:x="2.2cm" svg:y="2.525cm">
          <draw:text-box>
            <text:p text:style-name="P1"><text:span text:style-name="T7">485. </text:span><text:span text:style-name="T12"><text:s/>Mr Straw also stated that a majority of members of the Security Council had </text:span></text:p>
          </draw:text-box>
        </draw:frame>
        <draw:frame draw:style-name="gr1" draw:text-style-name="P2" draw:layer="layout" svg:width="16.22cm" svg:height="0.475cm" svg:x="2.2cm" svg:y="3.09cm">
          <draw:text-box>
            <text:p text:style-name="P1"><text:span text:style-name="T12">been opposed to the suggestion that resolution 1441 should state explicitly that </text:span></text:p>
          </draw:text-box>
        </draw:frame>
        <draw:frame draw:style-name="gr1" draw:text-style-name="P2" draw:layer="layout" svg:width="13.947cm" svg:height="0.475cm" svg:x="2.2cm" svg:y="3.654cm">
          <draw:text-box>
            <text:p text:style-name="P1"><text:span text:style-name="T12">military action could be taken only if there were a second resolution. </text:span></text:p>
          </draw:text-box>
        </draw:frame>
        <draw:frame draw:style-name="gr1" draw:text-style-name="P2" draw:layer="layout" svg:width="16.465cm" svg:height="0.475cm" svg:x="2.2cm" svg:y="4.568cm">
          <draw:text-box>
            <text:p text:style-name="P1"><text:span text:style-name="T7">486. </text:span><text:span text:style-name="T4"><text:s/>In his evidence to the FAC on 4 March, Mr Straw was asked a series of questions </text:span></text:p>
          </draw:text-box>
        </draw:frame>
        <draw:frame draw:style-name="gr1" draw:text-style-name="P2" draw:layer="layout" svg:width="16.08cm" svg:height="0.475cm" svg:x="2.2cm" svg:y="5.133cm">
          <draw:text-box>
            <text:p text:style-name="P1"><text:span text:style-name="T4">by Mr Donald Anderson, the Chairman of the Committee, about the legality of military </text:span></text:p>
          </draw:text-box>
        </draw:frame>
        <draw:frame draw:style-name="gr1" draw:text-style-name="P2" draw:layer="layout" svg:width="6.526cm" svg:height="0.475cm" svg:x="2.2cm" svg:y="5.697cm">
          <draw:text-box>
            <text:p text:style-name="P1"><text:span text:style-name="T4">action without a second resolution.</text:span></text:p>
          </draw:text-box>
        </draw:frame>
        <draw:frame draw:style-name="gr7" draw:text-style-name="P8" draw:layer="layout" svg:width="0.408cm" svg:height="0.276cm" svg:x="8.695cm" svg:y="5.716cm">
          <draw:text-box>
            <text:p text:style-name="P1"><text:span text:style-name="T13">198</text:span></text:p>
          </draw:text-box>
        </draw:frame>
        <draw:frame draw:style-name="gr1" draw:text-style-name="P2" draw:layer="layout" svg:width="15.436cm" svg:height="0.475cm" svg:x="2.2cm" svg:y="6.612cm">
          <draw:text-box>
            <text:p text:style-name="P1"><text:span text:style-name="T7">487. </text:span><text:span text:style-name="T4"><text:s/>Asked about Mr Blair’s “escape clause” and that the Government “would not </text:span></text:p>
          </draw:text-box>
        </draw:frame>
        <draw:frame draw:style-name="gr1" draw:text-style-name="P2" draw:layer="layout" svg:width="14.967cm" svg:height="0.475cm" svg:x="2.2cm" svg:y="7.176cm">
          <draw:text-box>
            <text:p text:style-name="P1"><text:span text:style-name="T4">feel bound to await” a second resolution “or to abide by it if it were to be vetoed </text:span></text:p>
          </draw:text-box>
        </draw:frame>
        <draw:frame draw:style-name="gr1" draw:text-style-name="P2" draw:layer="layout" svg:width="6.136cm" svg:height="0.475cm" svg:x="2.2cm" svg:y="7.741cm">
          <draw:text-box>
            <text:p text:style-name="P1"><text:span text:style-name="T4">unreasonably”, Mr Straw replied:</text:span></text:p>
          </draw:text-box>
        </draw:frame>
        <draw:frame draw:style-name="gr1" draw:text-style-name="P2" draw:layer="layout" svg:width="15.539cm" svg:height="0.475cm" svg:x="2.95cm" svg:y="8.655cm">
          <draw:text-box>
            <text:p text:style-name="P1"><text:span text:style-name="T4">“</text:span><text:span text:style-name="T4">The reason why we have drawn a parallel with Kosovo is … it was not possible to </text:span></text:p>
          </draw:text-box>
        </draw:frame>
        <draw:frame draw:style-name="gr1" draw:text-style-name="P2" draw:layer="layout" svg:width="15.674cm" svg:height="0.475cm" svg:x="2.95cm" svg:y="9.22cm">
          <draw:text-box>
            <text:p text:style-name="P1"><text:span text:style-name="T4">get a direct Security Council resolution and instead the Government and those that </text:span></text:p>
          </draw:text-box>
        </draw:frame>
        <draw:frame draw:style-name="gr1" draw:text-style-name="P2" draw:layer="layout" svg:width="15.107cm" svg:height="0.475cm" svg:x="2.95cm" svg:y="9.784cm">
          <draw:text-box>
            <text:p text:style-name="P1"><text:span text:style-name="T4">participated in the action had to fall back on previous … resolutions and general </text:span></text:p>
          </draw:text-box>
        </draw:frame>
        <draw:frame draw:style-name="gr1" draw:text-style-name="P2" draw:layer="layout" svg:width="15.42cm" svg:height="0.475cm" svg:x="2.95cm" svg:y="10.348cm">
          <draw:text-box>
            <text:p text:style-name="P1"><text:span text:style-name="T4">international law … to justify the action that was taken … We are satisfied that we </text:span></text:p>
          </draw:text-box>
        </draw:frame>
        <draw:frame draw:style-name="gr1" draw:text-style-name="P2" draw:layer="layout" svg:width="16.025cm" svg:height="0.475cm" svg:x="2.95cm" svg:y="10.913cm">
          <draw:text-box>
            <text:p text:style-name="P1"><text:span text:style-name="T4">have sufficient legal authority in 1441 back to the originating resolution 660 [1990] … </text:span></text:p>
          </draw:text-box>
        </draw:frame>
        <draw:frame draw:style-name="gr1" draw:text-style-name="P2" draw:layer="layout" svg:width="13.693cm" svg:height="0.475cm" svg:x="2.95cm" svg:y="11.477cm">
          <draw:text-box>
            <text:p text:style-name="P1"><text:span text:style-name="T4">to justify military action against Iraq if they are in further material breach.”</text:span></text:p>
          </draw:text-box>
        </draw:frame>
        <draw:frame draw:style-name="gr1" draw:text-style-name="P2" draw:layer="layout" svg:width="16.114cm" svg:height="0.475cm" svg:x="2.2cm" svg:y="12.392cm">
          <draw:text-box>
            <text:p text:style-name="P1"><text:span text:style-name="T7">488. </text:span><text:span text:style-name="T4"><text:s/>Mr Straw added that that was “clearly laid down and it was anticipated when we </text:span></text:p>
          </draw:text-box>
        </draw:frame>
        <draw:frame draw:style-name="gr1" draw:text-style-name="P2" draw:layer="layout" svg:width="16.313cm" svg:height="0.475cm" svg:x="2.2cm" svg:y="12.956cm">
          <draw:text-box>
            <text:p text:style-name="P1"><text:span text:style-name="T4">put 1441 together”. The Government would “much prefer” military action, if that proved </text:span></text:p>
          </draw:text-box>
        </draw:frame>
        <draw:frame draw:style-name="gr1" draw:text-style-name="P2" draw:layer="layout" svg:width="16.537cm" svg:height="0.475cm" svg:x="2.2cm" svg:y="13.521cm">
          <draw:text-box>
            <text:p text:style-name="P1"><text:span text:style-name="T4">necessary, “to be backed by a second resolution”, but it had had to reserve its options if </text:span></text:p>
          </draw:text-box>
        </draw:frame>
        <draw:frame draw:style-name="gr1" draw:text-style-name="P2" draw:layer="layout" svg:width="16.576cm" svg:height="0.475cm" svg:x="2.2cm" svg:y="14.085cm">
          <draw:text-box>
            <text:p text:style-name="P1"><text:span text:style-name="T4">such a second resolution did not prove possible. That was what Mr Blair had “spelt out”. </text:span></text:p>
          </draw:text-box>
        </draw:frame>
        <draw:frame draw:style-name="gr1" draw:text-style-name="P2" draw:layer="layout" svg:width="16.427cm" svg:height="0.475cm" svg:x="2.2cm" svg:y="15cm">
          <draw:text-box>
            <text:p text:style-name="P1"><text:span text:style-name="T7">489. </text:span><text:span text:style-name="T4"><text:s/>Asked if the Government should proceed without the express authority of the UN, </text:span></text:p>
          </draw:text-box>
        </draw:frame>
        <draw:frame draw:style-name="gr1" draw:text-style-name="P2" draw:layer="layout" svg:width="3.207cm" svg:height="0.475cm" svg:x="2.2cm" svg:y="15.564cm">
          <draw:text-box>
            <text:p text:style-name="P1"><text:span text:style-name="T4">Mr Straw replied:</text:span></text:p>
          </draw:text-box>
        </draw:frame>
        <draw:frame draw:style-name="gr1" draw:text-style-name="P2" draw:layer="layout" svg:width="15.238cm" svg:height="0.475cm" svg:x="2.95cm" svg:y="16.478cm">
          <draw:text-box>
            <text:p text:style-name="P1"><text:span text:style-name="T4">“</text:span><text:span text:style-name="T4">We believe there is express authority … There was a … a very intensive debate </text:span></text:p>
          </draw:text-box>
        </draw:frame>
        <draw:frame draw:style-name="gr1" draw:text-style-name="P2" draw:layer="layout" svg:width="14.743cm" svg:height="0.475cm" svg:x="2.95cm" svg:y="17.043cm">
          <draw:text-box>
            <text:p text:style-name="P1"><text:span text:style-name="T4">– </text:span><text:span text:style-name="T4">about whether … 1441 should say explicitly … that military action to enforce </text:span></text:p>
          </draw:text-box>
        </draw:frame>
        <draw:frame draw:style-name="gr1" draw:text-style-name="P2" draw:layer="layout" svg:width="15.28cm" svg:height="0.475cm" svg:x="2.95cm" svg:y="17.607cm">
          <draw:text-box>
            <text:p text:style-name="P1"><text:span text:style-name="T4">this resolution could only be taken if there were a second resolution. That … was </text:span></text:p>
          </draw:text-box>
        </draw:frame>
        <draw:frame draw:style-name="gr1" draw:text-style-name="P2" draw:layer="layout" svg:width="15.259cm" svg:height="0.475cm" svg:x="2.95cm" svg:y="18.172cm">
          <draw:text-box>
            <text:p text:style-name="P1"><text:span text:style-name="T4">not acceptable to a majority of members of the Security Council, it was never put </text:span></text:p>
          </draw:text-box>
        </draw:frame>
        <draw:frame draw:style-name="gr1" draw:text-style-name="P2" draw:layer="layout" svg:width="15.293cm" svg:height="0.475cm" svg:x="2.95cm" svg:y="18.736cm">
          <draw:text-box>
            <text:p text:style-name="P1"><text:span text:style-name="T4">before the … Council. Instead … what the Council has to do … is to consider the </text:span></text:p>
          </draw:text-box>
        </draw:frame>
        <draw:frame draw:style-name="gr1" draw:text-style-name="P2" draw:layer="layout" svg:width="2.267cm" svg:height="0.475cm" svg:x="2.95cm" svg:y="19.301cm">
          <draw:text-box>
            <text:p text:style-name="P1"><text:span text:style-name="T4">situation …”</text:span></text:p>
          </draw:text-box>
        </draw:frame>
        <draw:frame draw:style-name="gr1" draw:text-style-name="P2" draw:layer="layout" svg:width="16.211cm" svg:height="0.475cm" svg:x="2.2cm" svg:y="20.215cm">
          <draw:text-box>
            <text:p text:style-name="P1"><text:span text:style-name="T7">490. </text:span><text:span text:style-name="T4"><text:s/>Mr Straw told Sir Patrick Cormack (Conservative) that Iraq had “been in material </text:span></text:p>
          </draw:text-box>
        </draw:frame>
        <draw:frame draw:style-name="gr1" draw:text-style-name="P2" draw:layer="layout" svg:width="15.648cm" svg:height="0.475cm" svg:x="2.2cm" svg:y="20.78cm">
          <draw:text-box>
            <text:p text:style-name="P1"><text:span text:style-name="T4">breach as a matter of fact for some weeks now because they were told they had to </text:span></text:p>
          </draw:text-box>
        </draw:frame>
        <draw:frame draw:style-name="gr1" draw:text-style-name="P2" draw:layer="layout" svg:width="12.131cm" svg:height="0.475cm" svg:x="2.2cm" svg:y="21.344cm">
          <draw:text-box>
            <text:p text:style-name="P1"><text:span text:style-name="T4">co-operate immediately, unconditionally and actively”. He added:</text:span></text:p>
          </draw:text-box>
        </draw:frame>
        <draw:frame draw:style-name="gr1" draw:text-style-name="P2" draw:layer="layout" svg:width="15.336cm" svg:height="0.475cm" svg:x="2.95cm" svg:y="22.258cm">
          <draw:text-box>
            <text:p text:style-name="P1"><text:span text:style-name="T4">“… </text:span><text:span text:style-name="T4">we are anxious to gain a political consensus, if that can be achieved … which </text:span></text:p>
          </draw:text-box>
        </draw:frame>
        <draw:frame draw:style-name="gr1" draw:text-style-name="P2" draw:layer="layout" svg:width="14.357cm" svg:height="0.475cm" svg:x="2.95cm" svg:y="22.823cm">
          <draw:text-box>
            <text:p text:style-name="P1"><text:span text:style-name="T4">recognises the state of Iraq’s flagrant violation of its obligations. As far as … </text:span></text:p>
          </draw:text-box>
        </draw:frame>
        <draw:frame draw:style-name="gr1" draw:text-style-name="P2" draw:layer="layout" svg:width="15.03cm" svg:height="0.475cm" svg:x="2.95cm" svg:y="23.387cm">
          <draw:text-box>
            <text:p text:style-name="P1"><text:span text:style-name="T4">the British Government is concerned, that is a matter of fact; the facts speak for </text:span></text:p>
          </draw:text-box>
        </draw:frame>
        <draw:frame draw:style-name="gr1" draw:text-style-name="P2" draw:layer="layout" svg:width="2.407cm" svg:height="0.475cm" svg:x="2.95cm" svg:y="23.952cm">
          <draw:text-box>
            <text:p text:style-name="P1"><text:span text:style-name="T4">themselves.”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7" draw:text-style-name="P8" draw:layer="layout" svg:width="0.408cm" svg:height="0.276cm" svg:x="5.35cm" svg:y="23.971cm">
          <draw:text-box>
            <text:p text:style-name="P1"><text:span text:style-name="T13">199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198 </text:span></text:p>
          </draw:text-box>
        </draw:frame>
        <draw:frame draw:style-name="gr4" draw:text-style-name="P5" draw:layer="layout" svg:width="14.713cm" svg:height="0.395cm" svg:x="2.6cm" svg:y="25.934cm">
          <draw:text-box>
            <text:p text:style-name="P1"><text:span text:style-name="T11">Minutes, 4 March 2003, Foreign Affairs Committee (House of Commons), [Evidence Session], <text:s/></text:span></text:p>
          </draw:text-box>
        </draw:frame>
        <draw:frame draw:style-name="gr4" draw:text-style-name="P5" draw:layer="layout" svg:width="1.759cm" svg:height="0.395cm" svg:x="2.2cm" svg:y="26.357cm">
          <draw:text-box>
            <text:p text:style-name="P1"><text:span text:style-name="T11">Q 147-151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199 </text:span></text:p>
          </draw:text-box>
        </draw:frame>
        <draw:frame draw:style-name="gr4" draw:text-style-name="P5" draw:layer="layout" svg:width="15.67cm" svg:height="0.395cm" svg:x="2.6cm" svg:y="26.781cm">
          <draw:text-box>
            <text:p text:style-name="P1"><text:span text:style-name="T11">Minutes, 4 March 2003, Foreign Affairs Committee (House of Commons), [Evidence Session], Q 154.</text:span></text:p>
          </draw:text-box>
        </draw:frame>
      </draw:page>
      <draw:page draw:name="page89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9</text:span></text:p>
          </draw:text-box>
        </draw:frame>
        <draw:frame draw:style-name="gr1" draw:text-style-name="P2" draw:layer="layout" svg:width="15.348cm" svg:height="0.475cm" svg:x="2.2cm" svg:y="2.525cm">
          <draw:text-box>
            <text:p text:style-name="P1"><text:span text:style-name="T7">491. </text:span><text:span text:style-name="T4"><text:s/>Asked by Mr Andrew Mackinley (Labour) how there was going to be “proper </text:span></text:p>
          </draw:text-box>
        </draw:frame>
        <draw:frame draw:style-name="gr1" draw:text-style-name="P2" draw:layer="layout" svg:width="15.221cm" svg:height="0.475cm" svg:x="2.2cm" svg:y="3.09cm">
          <draw:text-box>
            <text:p text:style-name="P1"><text:span text:style-name="T4">conscious decision-making” about whether Iraq was complying, Mr Straw replied:</text:span></text:p>
          </draw:text-box>
        </draw:frame>
        <draw:frame draw:style-name="gr1" draw:text-style-name="P2" draw:layer="layout" svg:width="14.658cm" svg:height="0.475cm" svg:x="2.95cm" svg:y="4.004cm">
          <draw:text-box>
            <text:p text:style-name="P1"><text:span text:style-name="T4">“… </text:span><text:span text:style-name="T4">we make our judgement on the basis of the best evidence. I have to say it </text:span></text:p>
          </draw:text-box>
        </draw:frame>
        <draw:frame draw:style-name="gr1" draw:text-style-name="P2" draw:layer="layout" svg:width="15.081cm" svg:height="0.475cm" svg:x="2.95cm" svg:y="4.568cm">
          <draw:text-box>
            <text:p text:style-name="P1"><text:span text:style-name="T4">was on the basis of the best evidence that the international community made its </text:span></text:p>
          </draw:text-box>
        </draw:frame>
        <draw:frame draw:style-name="gr1" draw:text-style-name="P2" draw:layer="layout" svg:width="13.227cm" svg:height="0.475cm" svg:x="2.95cm" svg:y="5.133cm">
          <draw:text-box>
            <text:p text:style-name="P1"><text:span text:style-name="T4">judgement on 8 November. They had hundreds of pages of reports …”</text:span></text:p>
          </draw:text-box>
        </draw:frame>
        <draw:frame draw:style-name="gr7" draw:text-style-name="P8" draw:layer="layout" svg:width="0.408cm" svg:height="0.276cm" svg:x="16.12cm" svg:y="5.152cm">
          <draw:text-box>
            <text:p text:style-name="P1"><text:span text:style-name="T13">200</text:span></text:p>
          </draw:text-box>
        </draw:frame>
        <draw:frame draw:style-name="gr6" draw:text-style-name="P7" draw:layer="layout" svg:width="16.482cm" svg:height="0.556cm" svg:x="2.2cm" svg:y="6.254cm">
          <draw:text-box>
            <text:p text:style-name="P1"><text:span text:style-name="T9">Sir Jeremy Greenstock’s advice on “end game options”, 4 March 2003</text:span></text:p>
          </draw:text-box>
        </draw:frame>
        <draw:frame draw:style-name="gr1" draw:text-style-name="P2" draw:layer="layout" svg:width="16.381cm" svg:height="0.475cm" svg:x="2.2cm" svg:y="7.082cm">
          <draw:text-box>
            <text:p text:style-name="P1"><text:span text:style-name="T7">492. </text:span><text:span text:style-name="T4"><text:s/>In his advice “on the end game options”, Sir Jeremy Greenstock stated that there </text:span></text:p>
          </draw:text-box>
        </draw:frame>
        <draw:frame draw:style-name="gr1" draw:text-style-name="P2" draw:layer="layout" svg:width="15.97cm" svg:height="0.475cm" svg:x="2.2cm" svg:y="7.647cm">
          <draw:text-box>
            <text:p text:style-name="P1"><text:span text:style-name="T4">was little chance of bridging the gap with the French – “senior politicians were dug in </text:span></text:p>
          </draw:text-box>
        </draw:frame>
        <draw:frame draw:style-name="gr1" draw:text-style-name="P2" draw:layer="layout" svg:width="16.161cm" svg:height="0.475cm" svg:x="2.2cm" svg:y="8.211cm">
          <draw:text-box>
            <text:p text:style-name="P1"><text:span text:style-name="T4">too deep”; and that a French veto appeared “more of a danger than failure to get nine </text:span></text:p>
          </draw:text-box>
        </draw:frame>
        <draw:frame draw:style-name="gr1" draw:text-style-name="P2" draw:layer="layout" svg:width="1.276cm" svg:height="0.475cm" svg:x="2.2cm" svg:y="8.776cm">
          <draw:text-box>
            <text:p text:style-name="P1"><text:span text:style-name="T4">votes”.</text:span></text:p>
          </draw:text-box>
        </draw:frame>
        <draw:frame draw:style-name="gr7" draw:text-style-name="P8" draw:layer="layout" svg:width="0.408cm" svg:height="0.276cm" svg:x="3.47cm" svg:y="8.794cm">
          <draw:text-box>
            <text:p text:style-name="P1"><text:span text:style-name="T13">201</text:span></text:p>
          </draw:text-box>
        </draw:frame>
        <draw:frame draw:style-name="gr1" draw:text-style-name="P2" draw:layer="layout" svg:width="0.422cm" svg:height="0.475cm" svg:x="3.882cm" svg:y="8.7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8cm" svg:height="0.475cm" svg:x="2.2cm" svg:y="9.69cm">
          <draw:text-box>
            <text:p text:style-name="P1"><text:span text:style-name="T7">493. </text:span><text:span text:style-name="T4"><text:s/>Sir Jeremy identified the options as:</text:span></text:p>
          </draw:text-box>
        </draw:frame>
        <draw:frame draw:style-name="gr2" draw:text-style-name="P3" draw:layer="layout" svg:width="0.634cm" svg:height="0.712cm" svg:x="2.95cm" svg:y="10.4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55cm" svg:height="0.475cm" svg:x="3.7cm" svg:y="10.605cm">
          <draw:text-box>
            <text:p text:style-name="P1"><text:span text:style-name="T4">“</text:span><text:span text:style-name="T4">stay firm … and go with the US military campaign in the second half of March </text:span></text:p>
          </draw:text-box>
        </draw:frame>
        <draw:frame draw:style-name="gr1" draw:text-style-name="P2" draw:layer="layout" svg:width="15.289cm" svg:height="0.475cm" svg:x="3.7cm" svg:y="11.169cm">
          <draw:text-box>
            <text:p text:style-name="P1"><text:span text:style-name="T4">with the best arguments we can muster if a second resolution … is unobtainable, </text:span></text:p>
          </draw:text-box>
        </draw:frame>
        <draw:frame draw:style-name="gr1" draw:text-style-name="P2" draw:layer="layout" svg:width="11.987cm" svg:height="0.475cm" svg:x="3.7cm" svg:y="11.733cm">
          <draw:text-box>
            <text:p text:style-name="P1"><text:span text:style-name="T4">we fall back on 1441 and regret that the UN was not up to it …”;</text:span></text:p>
          </draw:text-box>
        </draw:frame>
        <draw:frame draw:style-name="gr2" draw:text-style-name="P3" draw:layer="layout" svg:width="0.634cm" svg:height="0.712cm" svg:x="2.95cm" svg:y="12.2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29cm" svg:height="0.475cm" svg:x="3.7cm" svg:y="12.398cm">
          <draw:text-box>
            <text:p text:style-name="P1"><text:span text:style-name="T4">“</text:span><text:span text:style-name="T4">make some small concessions that might just be enough to get, e.g. Chile </text:span></text:p>
          </draw:text-box>
        </draw:frame>
        <draw:frame draw:style-name="gr1" draw:text-style-name="P2" draw:layer="layout" svg:width="14.869cm" svg:height="0.475cm" svg:x="3.7cm" svg:y="12.962cm">
          <draw:text-box>
            <text:p text:style-name="P1"><text:span text:style-name="T4">and Mexico on board”. The “most obvious step” might be “ultimatum language” </text:span></text:p>
          </draw:text-box>
        </draw:frame>
        <draw:frame draw:style-name="gr1" draw:text-style-name="P2" draw:layer="layout" svg:width="15.149cm" svg:height="0.475cm" svg:x="3.7cm" svg:y="13.527cm">
          <draw:text-box>
            <text:p text:style-name="P1"><text:span text:style-name="T4">making military action the default if the Council did not agree that Iraq had come </text:span></text:p>
          </draw:text-box>
        </draw:frame>
        <draw:frame draw:style-name="gr1" draw:text-style-name="P2" draw:layer="layout" svg:width="6.97cm" svg:height="0.475cm" svg:x="3.7cm" svg:y="14.091cm">
          <draw:text-box>
            <text:p text:style-name="P1"><text:span text:style-name="T4">into compliance with resolution 1441;</text:span></text:p>
          </draw:text-box>
        </draw:frame>
        <draw:frame draw:style-name="gr2" draw:text-style-name="P3" draw:layer="layout" svg:width="0.634cm" svg:height="0.712cm" svg:x="2.95cm" svg:y="14.5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82cm" svg:height="0.475cm" svg:x="3.7cm" svg:y="14.756cm">
          <draw:text-box>
            <text:p text:style-name="P1"><text:span text:style-name="T4">“</text:span><text:span text:style-name="T4">try something on benchmarks, probably building on Blix’s cluster document”. </text:span></text:p>
          </draw:text-box>
        </draw:frame>
        <draw:frame draw:style-name="gr1" draw:text-style-name="P2" draw:layer="layout" svg:width="14.755cm" svg:height="0.475cm" svg:x="3.7cm" svg:y="15.32cm">
          <draw:text-box>
            <text:p text:style-name="P1"><text:span text:style-name="T4">That “would be better done outside the draft resolution” to “avoid diluting 1441 </text:span></text:p>
          </draw:text-box>
        </draw:frame>
        <draw:frame draw:style-name="gr1" draw:text-style-name="P2" draw:layer="layout" svg:width="11.542cm" svg:height="0.475cm" svg:x="3.7cm" svg:y="15.885cm">
          <draw:text-box>
            <text:p text:style-name="P1"><text:span text:style-name="T4">(and avoid placing too much weight on Blix’s shoulders)”; and</text:span></text:p>
          </draw:text-box>
        </draw:frame>
        <draw:frame draw:style-name="gr2" draw:text-style-name="P3" draw:layer="layout" svg:width="0.634cm" svg:height="0.712cm" svg:x="2.95cm" svg:y="16.3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98cm" svg:height="0.475cm" svg:x="3.7cm" svg:y="16.549cm">
          <draw:text-box>
            <text:p text:style-name="P1"><text:span text:style-name="T4">“</text:span><text:span text:style-name="T4">putting forward a second resolution not authorising force”, although it was clear </text:span></text:p>
          </draw:text-box>
        </draw:frame>
        <draw:frame draw:style-name="gr1" draw:text-style-name="P2" draw:layer="layout" svg:width="12.88cm" svg:height="0.475cm" svg:x="3.7cm" svg:y="17.113cm">
          <draw:text-box>
            <text:p text:style-name="P1"><text:span text:style-name="T4">that Sir Jeremy envisaged there would be an “eventual use of force”.</text:span></text:p>
          </draw:text-box>
        </draw:frame>
        <draw:frame draw:style-name="gr1" draw:text-style-name="P2" draw:layer="layout" svg:width="16.478cm" svg:height="0.475cm" svg:x="2.2cm" svg:y="18.028cm">
          <draw:text-box>
            <text:p text:style-name="P1"><text:span text:style-name="T7">494. </text:span><text:span text:style-name="T4"><text:s/>Sir Jeremy commented: “In the end, it may be best just to forge ahead on present </text:span></text:p>
          </draw:text-box>
        </draw:frame>
        <draw:frame draw:style-name="gr1" draw:text-style-name="P2" draw:layer="layout" svg:width="1.132cm" svg:height="0.475cm" svg:x="2.2cm" svg:y="18.592cm">
          <draw:text-box>
            <text:p text:style-name="P1"><text:span text:style-name="T4">lines.”</text:span></text:p>
          </draw:text-box>
        </draw:frame>
        <draw:frame draw:style-name="gr1" draw:text-style-name="P2" draw:layer="layout" svg:width="14.594cm" svg:height="0.475cm" svg:x="2.2cm" svg:y="19.507cm">
          <draw:text-box>
            <text:p text:style-name="P1"><text:span text:style-name="T7">495. </text:span><text:span text:style-name="T4"><text:s/>Mr Ricketts told Mr Straw that he and Sir David Manning had discussed </text:span></text:p>
          </draw:text-box>
        </draw:frame>
        <draw:frame draw:style-name="gr1" draw:text-style-name="P2" draw:layer="layout" svg:width="13.782cm" svg:height="0.475cm" svg:x="2.2cm" svg:y="20.071cm">
          <draw:text-box>
            <text:p text:style-name="P1"><text:span text:style-name="T4">Sir Jeremy’s advice and believed that the “best package” might comprise:</text:span></text:p>
          </draw:text-box>
        </draw:frame>
        <draw:frame draw:style-name="gr2" draw:text-style-name="P3" draw:layer="layout" svg:width="0.634cm" svg:height="0.712cm" svg:x="2.95cm" svg:y="20.8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48cm" svg:height="0.475cm" svg:x="3.7cm" svg:y="20.986cm">
          <draw:text-box>
            <text:p text:style-name="P1"><text:span text:style-name="T4">adding a deadline to the draft resolution requiring “a bit more time”. A US </text:span></text:p>
          </draw:text-box>
        </draw:frame>
        <draw:frame draw:style-name="gr1" draw:text-style-name="P2" draw:layer="layout" svg:width="14.916cm" svg:height="0.475cm" svg:x="3.7cm" svg:y="21.55cm">
          <draw:text-box>
            <text:p text:style-name="P1"><text:span text:style-name="T4">suggestion “that Iraq should have ‘unconditionally disarmed’ in ten days” would </text:span></text:p>
          </draw:text-box>
        </draw:frame>
        <draw:frame draw:style-name="gr1" draw:text-style-name="P2" draw:layer="layout" svg:width="5.179cm" svg:height="0.475cm" svg:x="3.7cm" svg:y="22.115cm">
          <draw:text-box>
            <text:p text:style-name="P1"><text:span text:style-name="T4">be “seen as unreasonable”;</text:span></text:p>
          </draw:text-box>
        </draw:frame>
        <draw:frame draw:style-name="gr2" draw:text-style-name="P3" draw:layer="layout" svg:width="0.634cm" svg:height="0.712cm" svg:x="2.95cm" svg:y="22.6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04cm" svg:height="0.475cm" svg:x="3.7cm" svg:y="22.779cm">
          <draw:text-box>
            <text:p text:style-name="P1"><text:span text:style-name="T4">a small number of carefully chosen benchmarks “set out separately from the </text:span></text:p>
          </draw:text-box>
        </draw:frame>
        <draw:frame draw:style-name="gr1" draw:text-style-name="P2" draw:layer="layout" svg:width="14.074cm" svg:height="0.475cm" svg:x="3.7cm" svg:y="23.343cm">
          <draw:text-box>
            <text:p text:style-name="P1"><text:span text:style-name="T4">resolution, ideally by the Chileans and Mexicans … We could then use the </text:span></text:p>
          </draw:text-box>
        </draw:frame>
        <draw:frame draw:style-name="gr1" draw:text-style-name="P2" draw:layer="layout" svg:width="14.124cm" svg:height="0.475cm" svg:x="3.7cm" svg:y="23.908cm">
          <draw:text-box>
            <text:p text:style-name="P1"><text:span text:style-name="T4">clusters document to illustrate how little compliance there had been across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2.889cm" svg:height="0.475cm" svg:x="3.7cm" svg:y="24.472cm">
          <draw:text-box>
            <text:p text:style-name="P1"><text:span text:style-name="T4">the board”; and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200 </text:span></text:p>
          </draw:text-box>
        </draw:frame>
        <draw:frame draw:style-name="gr4" draw:text-style-name="P5" draw:layer="layout" svg:width="15.67cm" svg:height="0.395cm" svg:x="2.6cm" svg:y="26.357cm">
          <draw:text-box>
            <text:p text:style-name="P1"><text:span text:style-name="T11">Minutes, 4 March 2003, Foreign Affairs Committee (House of Commons), [Evidence Session], Q 166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201 </text:span></text:p>
          </draw:text-box>
        </draw:frame>
        <draw:frame draw:style-name="gr4" draw:text-style-name="P5" draw:layer="layout" svg:width="15.555cm" svg:height="0.395cm" svg:x="2.597cm" svg:y="26.781cm">
          <draw:text-box>
            <text:p text:style-name="P1"><text:span text:style-name="T11">Telegram 339 UKMIS New York to FCO London, 4 March 2003, ‘Personal Iraq: End Game Options’. </text:span></text:p>
          </draw:text-box>
        </draw:frame>
      </draw:page>
      <draw:page draw:name="page9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0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8cm" svg:height="0.475cm" svg:x="3.7cm" svg:y="2.525cm">
          <draw:text-box>
            <text:p text:style-name="P1"><text:span text:style-name="T4">the US to make clear that it “accepted a significant UN role in post-conflict </text:span></text:p>
          </draw:text-box>
        </draw:frame>
        <draw:frame draw:style-name="gr1" draw:text-style-name="P2" draw:layer="layout" svg:width="0.993cm" svg:height="0.475cm" svg:x="3.7cm" svg:y="3.09cm">
          <draw:text-box>
            <text:p text:style-name="P1"><text:span text:style-name="T4">Iraq”.</text:span></text:p>
          </draw:text-box>
        </draw:frame>
        <draw:frame draw:style-name="gr7" draw:text-style-name="P8" draw:layer="layout" svg:width="0.408cm" svg:height="0.276cm" svg:x="4.688cm" svg:y="3.108cm">
          <draw:text-box>
            <text:p text:style-name="P1"><text:span text:style-name="T13">202</text:span></text:p>
          </draw:text-box>
        </draw:frame>
        <draw:frame draw:style-name="gr1" draw:text-style-name="P2" draw:layer="layout" svg:width="16.22cm" svg:height="0.475cm" svg:x="2.2cm" svg:y="4.004cm">
          <draw:text-box>
            <text:p text:style-name="P1"><text:span text:style-name="T7">496. </text:span><text:span text:style-name="T4"><text:s/>Mr Grainger sent a copy of Mr Ricketts’ advice to Mr Straw to Ms Adams, setting </text:span></text:p>
          </draw:text-box>
        </draw:frame>
        <draw:frame draw:style-name="gr1" draw:text-style-name="P2" draw:layer="layout" svg:width="15.885cm" svg:height="0.475cm" svg:x="2.2cm" svg:y="4.568cm">
          <draw:text-box>
            <text:p text:style-name="P1"><text:span text:style-name="T4">out the ultimatum language under consideration which he thought “would be entirely </text:span></text:p>
          </draw:text-box>
        </draw:frame>
        <draw:frame draw:style-name="gr1" draw:text-style-name="P2" draw:layer="layout" svg:width="16.33cm" svg:height="0.475cm" svg:x="2.2cm" svg:y="5.133cm">
          <draw:text-box>
            <text:p text:style-name="P1"><text:span text:style-name="T4">consistent with the advice previously given by the Attorney”, including the need for any </text:span></text:p>
          </draw:text-box>
        </draw:frame>
        <draw:frame draw:style-name="gr1" draw:text-style-name="P2" draw:layer="layout" svg:width="16.703cm" svg:height="0.475cm" svg:x="2.2cm" svg:y="5.697cm">
          <draw:text-box>
            <text:p text:style-name="P1"><text:span text:style-name="T4">ultimatum to be expressed in very clear terms so that there was no room for doubt about </text:span></text:p>
          </draw:text-box>
        </draw:frame>
        <draw:frame draw:style-name="gr1" draw:text-style-name="P2" draw:layer="layout" svg:width="8.545cm" svg:height="0.475cm" svg:x="2.2cm" svg:y="6.262cm">
          <draw:text-box>
            <text:p text:style-name="P1"><text:span text:style-name="T4">whether Iraq had met the Council’s demands.</text:span></text:p>
          </draw:text-box>
        </draw:frame>
        <draw:frame draw:style-name="gr7" draw:text-style-name="P8" draw:layer="layout" svg:width="0.408cm" svg:height="0.276cm" svg:x="10.711cm" svg:y="6.281cm">
          <draw:text-box>
            <text:p text:style-name="P1"><text:span text:style-name="T13">203</text:span></text:p>
          </draw:text-box>
        </draw:frame>
        <draw:frame draw:style-name="gr6" draw:text-style-name="P7" draw:layer="layout" svg:width="13.782cm" svg:height="0.556cm" svg:x="2.2cm" svg:y="7.383cm">
          <draw:text-box>
            <text:p text:style-name="P1"><text:span text:style-name="T9">Mr Blair’s conversation with President Bush, 5 March 2003</text:span></text:p>
          </draw:text-box>
        </draw:frame>
        <draw:frame draw:style-name="gr1" draw:text-style-name="P2" draw:layer="layout" svg:width="14.869cm" svg:height="0.475cm" svg:x="2.2cm" svg:y="8.211cm">
          <draw:text-box>
            <text:p text:style-name="P1"><text:span text:style-name="T7">497. </text:span><text:span text:style-name="T12"><text:s/>In the light of the failure to secure support for the draft resolution of </text:span></text:p>
          </draw:text-box>
        </draw:frame>
        <draw:frame draw:style-name="gr1" draw:text-style-name="P2" draw:layer="layout" svg:width="16.351cm" svg:height="0.475cm" svg:x="2.2cm" svg:y="8.776cm">
          <draw:text-box>
            <text:p text:style-name="P1"><text:span text:style-name="T12">24 February , Mr Blair proposed a revised strategy to President Bush on 5 March.</text:span></text:p>
          </draw:text-box>
        </draw:frame>
        <draw:frame draw:style-name="gr1" draw:text-style-name="P2" draw:layer="layout" svg:width="15.978cm" svg:height="0.475cm" svg:x="2.2cm" svg:y="9.69cm">
          <draw:text-box>
            <text:p text:style-name="P1"><text:span text:style-name="T7">498. </text:span><text:span text:style-name="T12"><text:s/>Despite Lord Goldsmith’s previous advice that, if a further resolution was </text:span></text:p>
          </draw:text-box>
        </draw:frame>
        <draw:frame draw:style-name="gr1" draw:text-style-name="P2" draw:layer="layout" svg:width="16.216cm" svg:height="0.475cm" svg:x="2.2cm" svg:y="10.255cm">
          <draw:text-box>
            <text:p text:style-name="P1"><text:span text:style-name="T12">vetoed, there would be no Council authorisation for military action, Mr Blair told </text:span></text:p>
          </draw:text-box>
        </draw:frame>
        <draw:frame draw:style-name="gr1" draw:text-style-name="P2" draw:layer="layout" svg:width="16.3cm" svg:height="0.475cm" svg:x="2.2cm" svg:y="10.819cm">
          <draw:text-box>
            <text:p text:style-name="P1"><text:span text:style-name="T12">President Bush that, if nine votes could be secured, military action in the face of </text:span></text:p>
          </draw:text-box>
        </draw:frame>
        <draw:frame draw:style-name="gr1" draw:text-style-name="P2" draw:layer="layout" svg:width="11.098cm" svg:height="0.475cm" svg:x="2.2cm" svg:y="11.383cm">
          <draw:text-box>
            <text:p text:style-name="P1"><text:span text:style-name="T12">a veto would be “politically and legally … acceptable”. </text:span></text:p>
          </draw:text-box>
        </draw:frame>
        <draw:frame draw:style-name="gr1" draw:text-style-name="P2" draw:layer="layout" svg:width="16.495cm" svg:height="0.475cm" svg:x="2.2cm" svg:y="12.298cm">
          <draw:text-box>
            <text:p text:style-name="P1"><text:span text:style-name="T7">499. </text:span><text:span text:style-name="T4"><text:s/>Mr Blair spoke to President Bush on 5 March proposing further amendment to the </text:span></text:p>
          </draw:text-box>
        </draw:frame>
        <draw:frame draw:style-name="gr1" draw:text-style-name="P2" draw:layer="layout" svg:width="16.465cm" svg:height="0.475cm" svg:x="2.2cm" svg:y="12.862cm">
          <draw:text-box>
            <text:p text:style-name="P1"><text:span text:style-name="T4">draft resolution to give members of the Security Council a reason to support the US/UK </text:span></text:p>
          </draw:text-box>
        </draw:frame>
        <draw:frame draw:style-name="gr1" draw:text-style-name="P2" draw:layer="layout" svg:width="2.343cm" svg:height="0.475cm" svg:x="2.2cm" svg:y="13.427cm">
          <draw:text-box>
            <text:p text:style-name="P1"><text:span text:style-name="T4">approaches.</text:span></text:p>
          </draw:text-box>
        </draw:frame>
        <draw:frame draw:style-name="gr7" draw:text-style-name="P8" draw:layer="layout" svg:width="0.408cm" svg:height="0.276cm" svg:x="4.53cm" svg:y="13.446cm">
          <draw:text-box>
            <text:p text:style-name="P1"><text:span text:style-name="T13">204</text:span></text:p>
          </draw:text-box>
        </draw:frame>
        <draw:frame draw:style-name="gr1" draw:text-style-name="P2" draw:layer="layout" svg:width="0.422cm" svg:height="0.475cm" svg:x="4.942cm" svg:y="13.4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46cm" svg:height="0.475cm" svg:x="2.2cm" svg:y="14.341cm">
          <draw:text-box>
            <text:p text:style-name="P1"><text:span text:style-name="T7">500. </text:span><text:span text:style-name="T4"><text:s/>Mr Blair said that an ultimatum should include a deadline of 10 days from the date </text:span></text:p>
          </draw:text-box>
        </draw:frame>
        <draw:frame draw:style-name="gr1" draw:text-style-name="P2" draw:layer="layout" svg:width="16.415cm" svg:height="0.475cm" svg:x="2.2cm" svg:y="14.906cm">
          <draw:text-box>
            <text:p text:style-name="P1"><text:span text:style-name="T4">of the resolution for the Security Council to decide that: “Unless … Iraq is complying by </text:span></text:p>
          </draw:text-box>
        </draw:frame>
        <draw:frame draw:style-name="gr1" draw:text-style-name="P2" draw:layer="layout" svg:width="9.667cm" svg:height="0.475cm" svg:x="2.2cm" svg:y="15.47cm">
          <draw:text-box>
            <text:p text:style-name="P1"><text:span text:style-name="T4">[no date specified], then Iraq is in material breach.” </text:span></text:p>
          </draw:text-box>
        </draw:frame>
        <draw:frame draw:style-name="gr1" draw:text-style-name="P2" draw:layer="layout" svg:width="15.775cm" svg:height="0.475cm" svg:x="2.2cm" svg:y="16.385cm">
          <draw:text-box>
            <text:p text:style-name="P1"><text:span text:style-name="T7">501. </text:span><text:span text:style-name="T4"><text:s/>Mr Blair stated that if there were nine votes but a French veto, he thought that </text:span></text:p>
          </draw:text-box>
        </draw:frame>
        <draw:frame draw:style-name="gr1" draw:text-style-name="P2" draw:layer="layout" svg:width="15.886cm" svg:height="0.475cm" svg:x="2.2cm" svg:y="16.949cm">
          <draw:text-box>
            <text:p text:style-name="P1"><text:span text:style-name="T4">“</text:span><text:span text:style-name="T4">politically and legally” UK participation in military action would be acceptable. “But if </text:span></text:p>
          </draw:text-box>
        </draw:frame>
        <draw:frame draw:style-name="gr1" draw:text-style-name="P2" draw:layer="layout" svg:width="16.025cm" svg:height="0.475cm" svg:x="2.2cm" svg:y="17.513cm">
          <draw:text-box>
            <text:p text:style-name="P1"><text:span text:style-name="T4">we did not get nine votes, such participation might be legal”, but he would face major </text:span></text:p>
          </draw:text-box>
        </draw:frame>
        <draw:frame draw:style-name="gr1" draw:text-style-name="P2" draw:layer="layout" svg:width="7.072cm" svg:height="0.475cm" svg:x="2.2cm" svg:y="18.078cm">
          <draw:text-box>
            <text:p text:style-name="P1"><text:span text:style-name="T4">obstacles. It would be “touch and go”.</text:span></text:p>
          </draw:text-box>
        </draw:frame>
        <draw:frame draw:style-name="gr6" draw:text-style-name="P7" draw:layer="layout" svg:width="7.385cm" svg:height="0.556cm" svg:x="2.2cm" svg:y="19.199cm">
          <draw:text-box>
            <text:p text:style-name="P1"><text:span text:style-name="T9">Advice on the effect of a “veto”</text:span></text:p>
          </draw:text-box>
        </draw:frame>
        <draw:frame draw:style-name="gr1" draw:text-style-name="P2" draw:layer="layout" svg:width="15.356cm" svg:height="0.475cm" svg:x="2.2cm" svg:y="20.027cm">
          <draw:text-box>
            <text:p text:style-name="P1"><text:span text:style-name="T7">502. </text:span><text:span text:style-name="T4"><text:s/>In response to a request from Mr Straw about “whether it was possible for a </text:span></text:p>
          </draw:text-box>
        </draw:frame>
        <draw:frame draw:style-name="gr1" draw:text-style-name="P2" draw:layer="layout" svg:width="16.343cm" svg:height="0.475cm" svg:x="2.2cm" svg:y="20.592cm">
          <draw:text-box>
            <text:p text:style-name="P1"><text:span text:style-name="T4">Permanent Member of the Security Council to vote against a resolution while making it </text:span></text:p>
          </draw:text-box>
        </draw:frame>
        <draw:frame draw:style-name="gr1" draw:text-style-name="P2" draw:layer="layout" svg:width="16.656cm" svg:height="0.475cm" svg:x="2.2cm" svg:y="21.156cm">
          <draw:text-box>
            <text:p text:style-name="P1"><text:span text:style-name="T4">clear that this negative vote shall not be regarded as a ‘veto’”, Mr Wood advised that the </text:span></text:p>
          </draw:text-box>
        </draw:frame>
        <draw:frame draw:style-name="gr1" draw:text-style-name="P2" draw:layer="layout" svg:width="4.032cm" svg:height="0.475cm" svg:x="2.2cm" svg:y="21.721cm">
          <draw:text-box>
            <text:p text:style-name="P1"><text:span text:style-name="T4">“</text:span><text:span text:style-name="T4">short answer is ‘no’”.</text:span></text:p>
          </draw:text-box>
        </draw:frame>
        <draw:frame draw:style-name="gr7" draw:text-style-name="P8" draw:layer="layout" svg:width="0.408cm" svg:height="0.276cm" svg:x="6.223cm" svg:y="21.739cm">
          <draw:text-box>
            <text:p text:style-name="P1"><text:span text:style-name="T13">205</text:span></text:p>
          </draw:text-box>
        </draw:frame>
        <draw:frame draw:style-name="gr1" draw:text-style-name="P2" draw:layer="layout" svg:width="15.61cm" svg:height="0.475cm" svg:x="2.2cm" svg:y="22.635cm">
          <draw:text-box>
            <text:p text:style-name="P1"><text:span text:style-name="T7">503. </text:span><text:span text:style-name="T4"><text:s/>Lord Goldsmith’s draft advice of 14 January stated explicitly that the exercise </text:span></text:p>
          </draw:text-box>
        </draw:frame>
        <draw:frame draw:style-name="gr1" draw:text-style-name="P2" draw:layer="layout" svg:width="15.424cm" svg:height="0.475cm" svg:x="2.2cm" svg:y="23.2cm">
          <draw:text-box>
            <text:p text:style-name="P1"><text:span text:style-name="T4">of a veto in relation to a further Security Council decision would mean “no Council </text:span></text:p>
          </draw:text-box>
        </draw:frame>
        <draw:frame draw:style-name="gr1" draw:text-style-name="P2" draw:layer="layout" svg:width="6.018cm" svg:height="0.475cm" svg:x="2.2cm" svg:y="23.764cm">
          <draw:text-box>
            <text:p text:style-name="P1"><text:span text:style-name="T4">authorisation for military action”.</text:span></text:p>
          </draw:text-box>
        </draw:frame>
        <draw:frame draw:style-name="gr7" draw:text-style-name="P8" draw:layer="layout" svg:width="0.408cm" svg:height="0.276cm" svg:x="8.2cm" svg:y="23.783cm">
          <draw:text-box>
            <text:p text:style-name="P1"><text:span text:style-name="T13">206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0.422cm" svg:height="0.475cm" svg:x="8.611cm" svg:y="23.764cm">
          <draw:text-box>
            <text:p text:style-name="P1"><text:span text:style-name="T4"><text:s/>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4">202 </text:span></text:p>
          </draw:text-box>
        </draw:frame>
        <draw:frame draw:style-name="gr4" draw:text-style-name="P5" draw:layer="layout" svg:width="9.751cm" svg:height="0.395cm" svg:x="2.6cm" svg:y="25.087cm">
          <draw:text-box>
            <text:p text:style-name="P1"><text:span text:style-name="T11">Minute Ricketts to PS [FCO], 4 March 2003, ‘Iraq: UN Tactics’. 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203 </text:span></text:p>
          </draw:text-box>
        </draw:frame>
        <draw:frame draw:style-name="gr4" draw:text-style-name="P5" draw:layer="layout" svg:width="10.543cm" svg:height="0.395cm" svg:x="2.6cm" svg:y="25.511cm">
          <draw:text-box>
            <text:p text:style-name="P1"><text:span text:style-name="T11">Letter Grainger to Adams, 4 March 2003, ‘Iraq: Second Resolution’.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204 </text:span></text:p>
          </draw:text-box>
        </draw:frame>
        <draw:line draw:style-name="gr9" draw:text-style-name="P9" draw:layer="layout" svg:x1="2.6cm" svg:y1="26.714cm" svg:x2="16.044cm" svg:y2="26.714cm">
          <text:p/>
        </draw:line>
        <draw:frame draw:style-name="gr4" draw:text-style-name="P5" draw:layer="layout" svg:width="13.269cm" svg:height="0.395cm" svg:x="2.6cm" svg:y="25.934cm">
          <draw:text-box>
            <text:p text:style-name="P1"><text:span text:style-name="T11">Letter Rycroft to McDonald, ‘Iraq: Prime Minister’s Conversation with Bush, 5 March’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205 </text:span></text:p>
          </draw:text-box>
        </draw:frame>
        <draw:line draw:style-name="gr9" draw:text-style-name="P9" draw:layer="layout" svg:x1="2.6cm" svg:y1="27.137cm" svg:x2="17.385cm" svg:y2="27.137cm">
          <text:p/>
        </draw:line>
        <draw:frame draw:style-name="gr4" draw:text-style-name="P5" draw:layer="layout" svg:width="13.557cm" svg:height="0.395cm" svg:x="2.6cm" svg:y="26.357cm">
          <draw:text-box>
            <text:p text:style-name="P1"><text:span text:style-name="T6">Minute Wood to Private Secretary [FCO], 7 March 2003, ‘Iraq: Security Council Voting’</text:span><text:span text:style-name="T11">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206 </text:span></text:p>
          </draw:text-box>
        </draw:frame>
        <draw:frame draw:style-name="gr4" draw:text-style-name="P5" draw:layer="layout" svg:width="14.887cm" svg:height="0.395cm" svg:x="2.6cm" svg:y="26.781cm">
          <draw:text-box>
            <text:p text:style-name="P1"><text:span text:style-name="T6">Minute [Goldsmith to Prime Minister], 14 January 2003, ‘Iraq: Interpretation of Resolution 1441’</text:span><text:span text:style-name="T11">. </text:span></text:p>
          </draw:text-box>
        </draw:frame>
      </draw:page>
      <draw:page draw:name="page91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1</text:span></text:p>
          </draw:text-box>
        </draw:frame>
        <draw:frame draw:style-name="gr1" draw:text-style-name="P2" draw:layer="layout" svg:width="15.86cm" svg:height="0.475cm" svg:x="2.2cm" svg:y="2.525cm">
          <draw:text-box>
            <text:p text:style-name="P1"><text:span text:style-name="T7">504. </text:span><text:span text:style-name="T4"><text:s/>Ms Adams described the purpose of the meeting between Lord Goldsmith and </text:span></text:p>
          </draw:text-box>
        </draw:frame>
        <draw:frame draw:style-name="gr1" draw:text-style-name="P2" draw:layer="layout" svg:width="16.736cm" svg:height="0.475cm" svg:x="2.2cm" svg:y="3.09cm">
          <draw:text-box>
            <text:p text:style-name="P1"><text:span text:style-name="T4">No.10 officials on 27 February as to “discuss the French veto”, and her advice dismissed </text:span></text:p>
          </draw:text-box>
        </draw:frame>
        <draw:frame draw:style-name="gr1" draw:text-style-name="P2" draw:layer="layout" svg:width="16.038cm" svg:height="0.475cm" svg:x="2.2cm" svg:y="3.654cm">
          <draw:text-box>
            <text:p text:style-name="P1"><text:span text:style-name="T4">the concept of an “unreasonable” veto. The advice and Lord Goldsmith’s subsequent </text:span></text:p>
          </draw:text-box>
        </draw:frame>
        <draw:frame draw:style-name="gr1" draw:text-style-name="P2" draw:layer="layout" svg:width="15.974cm" svg:height="0.475cm" svg:x="2.2cm" svg:y="4.218cm">
          <draw:text-box>
            <text:p text:style-name="P1"><text:span text:style-name="T4">account to Mr Brummell of the discussion did not address the question of the legality </text:span></text:p>
          </draw:text-box>
        </draw:frame>
        <draw:frame draw:style-name="gr1" draw:text-style-name="P2" draw:layer="layout" svg:width="5.683cm" svg:height="0.475cm" svg:x="2.2cm" svg:y="4.783cm">
          <draw:text-box>
            <text:p text:style-name="P1"><text:span text:style-name="T4">of action in the face of a veto. </text:span></text:p>
          </draw:text-box>
        </draw:frame>
        <draw:frame draw:style-name="gr1" draw:text-style-name="P2" draw:layer="layout" svg:width="16.478cm" svg:height="0.475cm" svg:x="2.2cm" svg:y="5.697cm">
          <draw:text-box>
            <text:p text:style-name="P1"><text:span text:style-name="T7">505. </text:span><text:span text:style-name="T12"><text:s/>Sir Kevin Tebbit, MOD Permanent Under Secretary, raised the absence of an </text:span></text:p>
          </draw:text-box>
        </draw:frame>
        <draw:frame draw:style-name="gr1" draw:text-style-name="P2" draw:layer="layout" svg:width="14.929cm" svg:height="0.475cm" svg:x="2.2cm" svg:y="6.262cm">
          <draw:text-box>
            <text:p text:style-name="P1"><text:span text:style-name="T12">agreed legal basis for military action with Sir Andrew Turnbull on 5 March.</text:span></text:p>
          </draw:text-box>
        </draw:frame>
        <draw:frame draw:style-name="gr1" draw:text-style-name="P2" draw:layer="layout" svg:width="13.163cm" svg:height="0.475cm" svg:x="2.2cm" svg:y="7.176cm">
          <draw:text-box>
            <text:p text:style-name="P1"><text:span text:style-name="T7">506. </text:span><text:span text:style-name="T4"><text:s/>Sir Kevin Tebbit wrote to Sir Andrew Turnbull on 5 March stating:</text:span></text:p>
          </draw:text-box>
        </draw:frame>
        <draw:frame draw:style-name="gr1" draw:text-style-name="P2" draw:layer="layout" svg:width="15.306cm" svg:height="0.475cm" svg:x="2.95cm" svg:y="8.091cm">
          <draw:text-box>
            <text:p text:style-name="P1"><text:span text:style-name="T4">“</text:span><text:span text:style-name="T4">I am sure you have this in hand already, but in case it might help, I should like to </text:span></text:p>
          </draw:text-box>
        </draw:frame>
        <draw:frame draw:style-name="gr1" draw:text-style-name="P2" draw:layer="layout" svg:width="15.945cm" svg:height="0.475cm" svg:x="2.95cm" svg:y="8.655cm">
          <draw:text-box>
            <text:p text:style-name="P1"><text:span text:style-name="T4">offer you my thoughts on the procedure for handling the legal basis for any offensive </text:span></text:p>
          </draw:text-box>
        </draw:frame>
        <draw:frame draw:style-name="gr1" draw:text-style-name="P2" draw:layer="layout" svg:width="15.61cm" svg:height="0.475cm" svg:x="2.95cm" svg:y="9.22cm">
          <draw:text-box>
            <text:p text:style-name="P1"><text:span text:style-name="T4">operations … in Iraq – a subject touching on my responsibilities since it is the CDS </text:span></text:p>
          </draw:text-box>
        </draw:frame>
        <draw:frame draw:style-name="gr1" draw:text-style-name="P2" draw:layer="layout" svg:width="15.86cm" svg:height="0.475cm" svg:x="2.95cm" svg:y="9.784cm">
          <draw:text-box>
            <text:p text:style-name="P1"><text:span text:style-name="T4">[Chief of the Defence Staff] who will need to be assured that he will be acting on the </text:span></text:p>
          </draw:text-box>
        </draw:frame>
        <draw:frame draw:style-name="gr1" draw:text-style-name="P2" draw:layer="layout" svg:width="14.84cm" svg:height="0.475cm" svg:x="2.95cm" svg:y="10.348cm">
          <draw:text-box>
            <text:p text:style-name="P1"><text:span text:style-name="T4">basis of a lawful instruction from the Prime Minister and the Defence Secretary.</text:span></text:p>
          </draw:text-box>
        </draw:frame>
        <draw:frame draw:style-name="gr1" draw:text-style-name="P2" draw:layer="layout" svg:width="15.636cm" svg:height="0.475cm" svg:x="2.95cm" svg:y="11.263cm">
          <draw:text-box>
            <text:p text:style-name="P1"><text:span text:style-name="T4">“</text:span><text:span text:style-name="T4">It is not possible to be certain about the precise circumstances in which this would </text:span></text:p>
          </draw:text-box>
        </draw:frame>
        <draw:frame draw:style-name="gr1" draw:text-style-name="P2" draw:layer="layout" svg:width="15.75cm" svg:height="0.475cm" svg:x="2.95cm" svg:y="11.827cm">
          <draw:text-box>
            <text:p text:style-name="P1"><text:span text:style-name="T4">arise because we cannot be sure about the UN scenario involved … Clearly full UN </text:span></text:p>
          </draw:text-box>
        </draw:frame>
        <draw:frame draw:style-name="gr1" draw:text-style-name="P2" draw:layer="layout" svg:width="14.624cm" svg:height="0.475cm" svg:x="2.95cm" svg:y="12.392cm">
          <draw:text-box>
            <text:p text:style-name="P1"><text:span text:style-name="T4">cover is devoutly to be desired – and not just for the military operation itself …</text:span></text:p>
          </draw:text-box>
        </draw:frame>
        <draw:frame draw:style-name="gr1" draw:text-style-name="P2" draw:layer="layout" svg:width="15.945cm" svg:height="0.475cm" svg:x="2.95cm" svg:y="13.306cm">
          <draw:text-box>
            <text:p text:style-name="P1"><text:span text:style-name="T4">“</text:span><text:span text:style-name="T4">My purpose in writing, however, is not to argue the legal merits of the case … but to </text:span></text:p>
          </draw:text-box>
        </draw:frame>
        <draw:frame draw:style-name="gr1" draw:text-style-name="P2" draw:layer="layout" svg:width="16.051cm" svg:height="0.475cm" svg:x="2.95cm" svg:y="13.871cm">
          <draw:text-box>
            <text:p text:style-name="P1"><text:span text:style-name="T4">flag up … that the call to action from President Bush could come at quite short notice </text:span></text:p>
          </draw:text-box>
        </draw:frame>
        <draw:frame draw:style-name="gr1" draw:text-style-name="P2" draw:layer="layout" svg:width="14.45cm" svg:height="0.475cm" svg:x="2.95cm" svg:y="14.435cm">
          <draw:text-box>
            <text:p text:style-name="P1"><text:span text:style-name="T4">and that we need to be prepared to handle the legalities so we can deliver …</text:span></text:p>
          </draw:text-box>
        </draw:frame>
        <draw:frame draw:style-name="gr1" draw:text-style-name="P2" draw:layer="layout" svg:width="14.717cm" svg:height="0.475cm" svg:x="2.95cm" svg:y="15.35cm">
          <draw:text-box>
            <text:p text:style-name="P1"><text:span text:style-name="T4">“</text:span><text:span text:style-name="T4">In these circumstances, I suggest that the Prime Minister should be prepared </text:span></text:p>
          </draw:text-box>
        </draw:frame>
        <draw:frame draw:style-name="gr1" draw:text-style-name="P2" draw:layer="layout" svg:width="14.675cm" svg:height="0.475cm" svg:x="2.95cm" svg:y="15.914cm">
          <draw:text-box>
            <text:p text:style-name="P1"><text:span text:style-name="T4">to convene a special meeting of the inner ‘war’ Cabinet (Defence and Foreign </text:span></text:p>
          </draw:text-box>
        </draw:frame>
        <draw:frame draw:style-name="gr1" draw:text-style-name="P2" draw:layer="layout" svg:width="15.174cm" svg:height="0.475cm" svg:x="2.95cm" svg:y="16.478cm">
          <draw:text-box>
            <text:p text:style-name="P1"><text:span text:style-name="T4">Secretaries certainly, Chancellor, DPM [Deputy Prime Minister], Home Secretary </text:span></text:p>
          </draw:text-box>
        </draw:frame>
        <draw:frame draw:style-name="gr1" draw:text-style-name="P2" draw:layer="layout" svg:width="15.839cm" svg:height="0.475cm" svg:x="2.95cm" svg:y="17.043cm">
          <draw:text-box>
            <text:p text:style-name="P1"><text:span text:style-name="T4">possibly, Attorney General, crucially) at which CDS effectively receives his legal and </text:span></text:p>
          </draw:text-box>
        </draw:frame>
        <draw:frame draw:style-name="gr1" draw:text-style-name="P2" draw:layer="layout" svg:width="15.941cm" svg:height="0.475cm" svg:x="2.95cm" svg:y="17.607cm">
          <draw:text-box>
            <text:p text:style-name="P1"><text:span text:style-name="T4">constitutional authorisation. We have already given the Attorney General information </text:span></text:p>
          </draw:text-box>
        </draw:frame>
        <draw:frame draw:style-name="gr1" draw:text-style-name="P2" draw:layer="layout" svg:width="15.699cm" svg:height="0.475cm" svg:x="2.95cm" svg:y="18.172cm">
          <draw:text-box>
            <text:p text:style-name="P1"><text:span text:style-name="T4">and MOD briefings on objectives and rationale, and I understand that John Scarlett </text:span></text:p>
          </draw:text-box>
        </draw:frame>
        <draw:frame draw:style-name="gr1" draw:text-style-name="P2" draw:layer="layout" svg:width="15.915cm" svg:height="0.475cm" svg:x="2.95cm" svg:y="18.736cm">
          <draw:text-box>
            <text:p text:style-name="P1"><text:span text:style-name="T4">[Chairman of the Joint Intelligence Committee (JIC)] is conducting further briefing on </text:span></text:p>
          </draw:text-box>
        </draw:frame>
        <draw:frame draw:style-name="gr1" draw:text-style-name="P2" draw:layer="layout" svg:width="6.995cm" svg:height="0.475cm" svg:x="2.95cm" svg:y="19.301cm">
          <draw:text-box>
            <text:p text:style-name="P1"><text:span text:style-name="T4">the basis of the intelligence material. </text:span></text:p>
          </draw:text-box>
        </draw:frame>
        <draw:frame draw:style-name="gr1" draw:text-style-name="P2" draw:layer="layout" svg:width="14.667cm" svg:height="0.475cm" svg:x="2.95cm" svg:y="20.215cm">
          <draw:text-box>
            <text:p text:style-name="P1"><text:span text:style-name="T4">“</text:span><text:span text:style-name="T4">While it is not possible to predict the timing of the event precisely … [it] could </text:span></text:p>
          </draw:text-box>
        </draw:frame>
        <draw:frame draw:style-name="gr1" draw:text-style-name="P2" draw:layer="layout" svg:width="14.264cm" svg:height="0.475cm" svg:x="2.95cm" svg:y="20.78cm">
          <draw:text-box>
            <text:p text:style-name="P1"><text:span text:style-name="T4">conceivably be as early as 10 March … in the event, albeit unlikely, that the </text:span></text:p>
          </draw:text-box>
        </draw:frame>
        <draw:frame draw:style-name="gr1" draw:text-style-name="P2" draw:layer="layout" svg:width="15.78cm" svg:height="0.475cm" svg:x="2.95cm" svg:y="21.344cm">
          <draw:text-box>
            <text:p text:style-name="P1"><text:span text:style-name="T4">Americans lost hope in the UN and move fast. Michael Jay may have a better fix on </text:span></text:p>
          </draw:text-box>
        </draw:frame>
        <draw:frame draw:style-name="gr1" draw:text-style-name="P2" draw:layer="layout" svg:width="15.517cm" svg:height="0.475cm" svg:x="2.95cm" svg:y="21.908cm">
          <draw:text-box>
            <text:p text:style-name="P1"><text:span text:style-name="T4">this, but I guess the more likely timing would be for Security Council action around </text:span></text:p>
          </draw:text-box>
        </draw:frame>
        <draw:frame draw:style-name="gr1" draw:text-style-name="P2" draw:layer="layout" svg:width="12.795cm" svg:height="0.475cm" svg:x="2.95cm" svg:y="22.473cm">
          <draw:text-box>
            <text:p text:style-name="P1"><text:span text:style-name="T4">the weekend of 15/16 March, and therefore for a meeting after that.”</text:span></text:p>
          </draw:text-box>
        </draw:frame>
        <draw:frame draw:style-name="gr7" draw:text-style-name="P8" draw:layer="layout" svg:width="0.408cm" svg:height="0.276cm" svg:x="15.681cm" svg:y="22.492cm">
          <draw:text-box>
            <text:p text:style-name="P1"><text:span text:style-name="T13">207</text:span></text:p>
          </draw:text-box>
        </draw:frame>
        <draw:frame draw:style-name="gr1" draw:text-style-name="P2" draw:layer="layout" svg:width="0.422cm" svg:height="0.475cm" svg:x="16.093cm" svg:y="22.47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598cm" svg:height="0.475cm" svg:x="2.2cm" svg:y="23.387cm">
          <draw:text-box>
            <text:p text:style-name="P1"><text:span text:style-name="T7">507. </text:span><text:span text:style-name="T4"><text:s/>Copies of the letter were sent to Sir Michael Jay and Sir David Manning.</text:span></text:p>
          </draw:text-box>
        </draw:frame>
        <draw:frame draw:style-name="gr1" draw:text-style-name="P2" draw:layer="layout" svg:width="15.657cm" svg:height="0.475cm" svg:x="2.2cm" svg:y="24.302cm">
          <draw:text-box>
            <text:p text:style-name="P1"><text:span text:style-name="T7">508. </text:span><text:span text:style-name="T4"><text:s/>Sir Michael commented that both Adml Boyce and General Sir Mike Jackson,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6cm" svg:y1="27.137cm" svg:x2="10.261cm" svg:y2="27.137cm">
          <text:p/>
        </draw:line>
        <draw:frame draw:style-name="gr1" draw:text-style-name="P2" draw:layer="layout" svg:width="14.082cm" svg:height="0.475cm" svg:x="2.2cm" svg:y="24.866cm">
          <draw:text-box>
            <text:p text:style-name="P1"><text:span text:style-name="T4">Chief of the General Staff, had told him that they would need “explicit legal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207 </text:span></text:p>
          </draw:text-box>
        </draw:frame>
        <draw:frame draw:style-name="gr4" draw:text-style-name="P5" draw:layer="layout" svg:width="7.706cm" svg:height="0.395cm" svg:x="2.6cm" svg:y="26.781cm">
          <draw:text-box>
            <text:p text:style-name="P1"><text:span text:style-name="T6">Letter Tebbit to Turnbull, 5 March 2003, [untitled].</text:span><text:span text:style-name="T11"> </text:span></text:p>
          </draw:text-box>
        </draw:frame>
      </draw:page>
      <draw:page draw:name="page9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polygon draw:style-name="gr5" draw:text-style-name="P6" draw:layer="layout" svg:width="15.083cm" svg:height="7.049cm" svg:x="2.958cm" svg:y="16.158cm" svg:viewBox="0 0 15084 7050" draw:points="0,7050 15084,7050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92</text:span></text:p>
          </draw:text-box>
        </draw:frame>
        <draw:frame draw:style-name="gr1" draw:text-style-name="P2" draw:layer="layout" svg:width="15.754cm" svg:height="0.475cm" svg:x="2.2cm" svg:y="2.525cm">
          <draw:text-box>
            <text:p text:style-name="P1"><text:span text:style-name="T4">authorisation”. Sir Kevin’s proposal “would be one way of achieving this: though the </text:span></text:p>
          </draw:text-box>
        </draw:frame>
        <draw:frame draw:style-name="gr1" draw:text-style-name="P2" draw:layer="layout" svg:width="5.687cm" svg:height="0.475cm" svg:x="2.2cm" svg:y="3.09cm">
          <draw:text-box>
            <text:p text:style-name="P1"><text:span text:style-name="T4">timetable looks a bit leisurely”.</text:span></text:p>
          </draw:text-box>
        </draw:frame>
        <draw:frame draw:style-name="gr7" draw:text-style-name="P8" draw:layer="layout" svg:width="0.408cm" svg:height="0.276cm" svg:x="7.87cm" svg:y="3.108cm">
          <draw:text-box>
            <text:p text:style-name="P1"><text:span text:style-name="T13">208</text:span></text:p>
          </draw:text-box>
        </draw:frame>
        <draw:frame draw:style-name="gr1" draw:text-style-name="P2" draw:layer="layout" svg:width="0.422cm" svg:height="0.475cm" svg:x="8.282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91cm" svg:height="0.475cm" svg:x="2.2cm" svg:y="4.004cm">
          <draw:text-box>
            <text:p text:style-name="P1"><text:span text:style-name="T7">509. </text:span><text:span text:style-name="T4"><text:s/>Sir David Manning advised Mr Blair, through Mr Powell, that he should have an </text:span></text:p>
          </draw:text-box>
        </draw:frame>
        <draw:frame draw:style-name="gr1" draw:text-style-name="P2" draw:layer="layout" svg:width="6.708cm" svg:height="0.475cm" svg:x="2.2cm" svg:y="4.568cm">
          <draw:text-box>
            <text:p text:style-name="P1"><text:span text:style-name="T4">early meeting to discuss the issues.</text:span></text:p>
          </draw:text-box>
        </draw:frame>
        <draw:frame draw:style-name="gr7" draw:text-style-name="P8" draw:layer="layout" svg:width="0.408cm" svg:height="0.276cm" svg:x="8.882cm" svg:y="4.587cm">
          <draw:text-box>
            <text:p text:style-name="P1"><text:span text:style-name="T13">209</text:span></text:p>
          </draw:text-box>
        </draw:frame>
        <draw:frame draw:style-name="gr1" draw:text-style-name="P2" draw:layer="layout" svg:width="4.087cm" svg:height="0.475cm" svg:x="2.2cm" svg:y="5.483cm">
          <draw:text-box>
            <text:p text:style-name="P1"><text:span text:style-name="T7">510. </text:span><text:span text:style-name="T4"><text:s/>Mr Blair agreed.</text:span></text:p>
          </draw:text-box>
        </draw:frame>
        <draw:frame draw:style-name="gr7" draw:text-style-name="P8" draw:layer="layout" svg:width="0.408cm" svg:height="0.276cm" svg:x="6.247cm" svg:y="5.502cm">
          <draw:text-box>
            <text:p text:style-name="P1"><text:span text:style-name="T13">210</text:span></text:p>
          </draw:text-box>
        </draw:frame>
        <draw:frame draw:style-name="gr6" draw:text-style-name="P7" draw:layer="layout" svg:width="5.209cm" svg:height="0.556cm" svg:x="2.2cm" svg:y="6.604cm">
          <draw:text-box>
            <text:p text:style-name="P1"><text:span text:style-name="T9">Cabinet, 6 March 2003</text:span></text:p>
          </draw:text-box>
        </draw:frame>
        <draw:frame draw:style-name="gr1" draw:text-style-name="P2" draw:layer="layout" svg:width="16.77cm" svg:height="0.475cm" svg:x="2.2cm" svg:y="7.432cm">
          <draw:text-box>
            <text:p text:style-name="P1"><text:span text:style-name="T7">511. </text:span><text:span text:style-name="T12"><text:s/>At Cabinet on 6 March, Mr Blair concluded that it was for the Security Council </text:span></text:p>
          </draw:text-box>
        </draw:frame>
        <draw:frame draw:style-name="gr1" draw:text-style-name="P2" draw:layer="layout" svg:width="9.87cm" svg:height="0.475cm" svg:x="2.2cm" svg:y="7.997cm">
          <draw:text-box>
            <text:p text:style-name="P1"><text:span text:style-name="T12">to determine whether Iraq was co-operating fully.</text:span></text:p>
          </draw:text-box>
        </draw:frame>
        <draw:frame draw:style-name="gr1" draw:text-style-name="P2" draw:layer="layout" svg:width="15.326cm" svg:height="0.475cm" svg:x="2.2cm" svg:y="8.911cm">
          <draw:text-box>
            <text:p text:style-name="P1"><text:span text:style-name="T7">512. </text:span><text:span text:style-name="T4"><text:s/>Summing up the discussion at Cabinet on 6 March, Mr Blair said it was “the </text:span></text:p>
          </draw:text-box>
        </draw:frame>
        <draw:frame draw:style-name="gr1" draw:text-style-name="P2" draw:layer="layout" svg:width="15.471cm" svg:height="0.475cm" svg:x="2.2cm" svg:y="9.476cm">
          <draw:text-box>
            <text:p text:style-name="P1"><text:span text:style-name="T4">responsibility of the Chief Inspectors to present the truth about Saddam Hussein’s </text:span></text:p>
          </draw:text-box>
        </draw:frame>
        <draw:frame draw:style-name="gr1" draw:text-style-name="P2" draw:layer="layout" svg:width="16.017cm" svg:height="0.475cm" svg:x="2.2cm" svg:y="10.04cm">
          <draw:text-box>
            <text:p text:style-name="P1"><text:span text:style-name="T4">co-operation with the United Nations, so that the Security Council could discharge its </text:span></text:p>
          </draw:text-box>
        </draw:frame>
        <draw:frame draw:style-name="gr1" draw:text-style-name="P2" draw:layer="layout" svg:width="16.512cm" svg:height="0.475cm" svg:x="2.2cm" svg:y="10.605cm">
          <draw:text-box>
            <text:p text:style-name="P1"><text:span text:style-name="T4">responsibilities in making the necessary political decisions”. The UK was “lobbying hard </text:span></text:p>
          </draw:text-box>
        </draw:frame>
        <draw:frame draw:style-name="gr1" draw:text-style-name="P2" draw:layer="layout" svg:width="16.47cm" svg:height="0.475cm" svg:x="2.2cm" svg:y="11.169cm">
          <draw:text-box>
            <text:p text:style-name="P1"><text:span text:style-name="T4">in favour of the draft Security Council resolution”. It was the duty of Saddam Hussein to </text:span></text:p>
          </draw:text-box>
        </draw:frame>
        <draw:frame draw:style-name="gr1" draw:text-style-name="P2" draw:layer="layout" svg:width="16.626cm" svg:height="0.475cm" svg:x="2.2cm" svg:y="11.733cm">
          <draw:text-box>
            <text:p text:style-name="P1"><text:span text:style-name="T4">co-operate fully, “and it was for the Security Council to determine whether that had been </text:span></text:p>
          </draw:text-box>
        </draw:frame>
        <draw:frame draw:style-name="gr1" draw:text-style-name="P2" draw:layer="layout" svg:width="1.869cm" svg:height="0.475cm" svg:x="2.2cm" svg:y="12.298cm">
          <draw:text-box>
            <text:p text:style-name="P1"><text:span text:style-name="T4">the case”.</text:span></text:p>
          </draw:text-box>
        </draw:frame>
        <draw:frame draw:style-name="gr7" draw:text-style-name="P8" draw:layer="layout" svg:width="0.391cm" svg:height="0.276cm" svg:x="4.059cm" svg:y="12.317cm">
          <draw:text-box>
            <text:p text:style-name="P1"><text:span text:style-name="T13">211</text:span></text:p>
          </draw:text-box>
        </draw:frame>
        <draw:frame draw:style-name="gr1" draw:text-style-name="P2" draw:layer="layout" svg:width="0.422cm" svg:height="0.475cm" svg:x="4.452cm" svg:y="12.2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82cm" svg:height="0.475cm" svg:x="2.2cm" svg:y="13.212cm">
          <draw:text-box>
            <text:p text:style-name="P1"><text:span text:style-name="T7">513. </text:span><text:span text:style-name="T4"><text:s/>A revised resolution was tabled in the Security Council on 7 March (See the Box </text:span></text:p>
          </draw:text-box>
        </draw:frame>
        <draw:frame draw:style-name="gr1" draw:text-style-name="P2" draw:layer="layout" svg:width="1.488cm" svg:height="0.475cm" svg:x="2.2cm" svg:y="13.777cm">
          <draw:text-box>
            <text:p text:style-name="P1"><text:span text:style-name="T4">below). </text:span></text:p>
          </draw:text-box>
        </draw:frame>
        <draw:frame draw:style-name="gr1" draw:text-style-name="P2" draw:layer="layout" svg:width="16.448cm" svg:height="0.475cm" svg:x="2.2cm" svg:y="14.691cm">
          <draw:text-box>
            <text:p text:style-name="P1"><text:span text:style-name="T7">514. </text:span><text:span text:style-name="T4"><text:s/>Mr Straw asked, on behalf of the UK, US and Spain as co-sponsors, for a revised </text:span></text:p>
          </draw:text-box>
        </draw:frame>
        <draw:frame draw:style-name="gr1" draw:text-style-name="P2" draw:layer="layout" svg:width="8.608cm" svg:height="0.475cm" svg:x="2.2cm" svg:y="15.256cm">
          <draw:text-box>
            <text:p text:style-name="P1"><text:span text:style-name="T4">draft of the second resolution to be circulated.</text:span></text:p>
          </draw:text-box>
        </draw:frame>
        <draw:frame draw:style-name="gr7" draw:text-style-name="P8" draw:layer="layout" svg:width="0.408cm" svg:height="0.276cm" svg:x="10.766cm" svg:y="15.274cm">
          <draw:text-box>
            <text:p text:style-name="P1"><text:span text:style-name="T13">212</text:span></text:p>
          </draw:text-box>
        </draw:frame>
        <draw:frame draw:style-name="gr1" draw:text-style-name="P2" draw:layer="layout" svg:width="0.422cm" svg:height="0.475cm" svg:x="11.178cm" svg:y="15.256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10.776cm" svg:height="0.556cm" svg:x="5.135cm" svg:y="16.577cm">
          <draw:text-box>
            <text:p text:style-name="P1"><text:span text:style-name="T9">UK/US/Spanish draft resolution, 7 March 2003</text:span></text:p>
          </draw:text-box>
        </draw:frame>
        <draw:frame draw:style-name="gr4" draw:text-style-name="P5" draw:layer="layout" svg:width="13.443cm" svg:height="0.395cm" svg:x="3.45cm" svg:y="17.498cm">
          <draw:text-box>
            <text:p text:style-name="P1"><text:span text:style-name="T11">The draft resolution recalled the provisions of previous Security Council resolutions on </text:span></text:p>
          </draw:text-box>
        </draw:frame>
        <draw:frame draw:style-name="gr4" draw:text-style-name="P5" draw:layer="layout" svg:width="3.139cm" svg:height="0.395cm" svg:x="3.45cm" svg:y="17.992cm">
          <draw:text-box>
            <text:p text:style-name="P1"><text:span text:style-name="T11">Iraq and noted that: </text:span></text:p>
          </draw:text-box>
        </draw:frame>
        <draw:frame draw:style-name="gr6" draw:text-style-name="P7" draw:layer="layout" svg:width="0.493cm" svg:height="0.556cm" svg:x="3.7cm" svg:y="18.62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821cm" svg:height="0.395cm" svg:x="4.2cm" svg:y="18.686cm">
          <draw:text-box>
            <text:p text:style-name="P1"><text:span text:style-name="T11">The Council had “repeatedly warned Iraq that it will face serious consequences as </text:span></text:p>
          </draw:text-box>
        </draw:frame>
        <draw:frame draw:style-name="gr4" draw:text-style-name="P5" draw:layer="layout" svg:width="8.672cm" svg:height="0.395cm" svg:x="4.2cm" svg:y="19.18cm">
          <draw:text-box>
            <text:p text:style-name="P1"><text:span text:style-name="T11">a result of its continued violations of its obligations”; and</text:span></text:p>
          </draw:text-box>
        </draw:frame>
        <draw:frame draw:style-name="gr6" draw:text-style-name="P7" draw:layer="layout" svg:width="0.493cm" svg:height="0.556cm" svg:x="3.7cm" svg:y="19.71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363cm" svg:height="0.395cm" svg:x="4.2cm" svg:y="19.774cm">
          <draw:text-box>
            <text:p text:style-name="P1"><text:span text:style-name="T11">Iraq had “submitted a declaration … containing false statements and omissions </text:span></text:p>
          </draw:text-box>
        </draw:frame>
        <draw:frame draw:style-name="gr4" draw:text-style-name="P5" draw:layer="layout" svg:width="12.465cm" svg:height="0.395cm" svg:x="4.2cm" svg:y="20.268cm">
          <draw:text-box>
            <text:p text:style-name="P1"><text:span text:style-name="T11">and has failed to comply with, and co-operate fully in the implementation of, that </text:span></text:p>
          </draw:text-box>
        </draw:frame>
        <draw:frame draw:style-name="gr4" draw:text-style-name="P5" draw:layer="layout" svg:width="1.738cm" svg:height="0.395cm" svg:x="4.2cm" svg:y="20.762cm">
          <draw:text-box>
            <text:p text:style-name="P1"><text:span text:style-name="T11">resolution”.</text:span></text:p>
          </draw:text-box>
        </draw:frame>
        <draw:frame draw:style-name="gr4" draw:text-style-name="P5" draw:layer="layout" svg:width="5.188cm" svg:height="0.395cm" svg:x="3.45cm" svg:y="21.356cm">
          <draw:text-box>
            <text:p text:style-name="P1"><text:span text:style-name="T11">The draft stated that the Council: </text:span></text:p>
          </draw:text-box>
        </draw:frame>
        <draw:frame draw:style-name="gr6" draw:text-style-name="P7" draw:layer="layout" svg:width="0.493cm" svg:height="0.556cm" svg:x="3.7cm" svg:y="21.99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461cm" svg:height="0.395cm" svg:x="4.2cm" svg:y="22.05cm">
          <draw:text-box>
            <text:p text:style-name="P1"><text:span text:style-name="T11">“</text:span><text:span text:style-name="T11">Mindful of its primary responsibility under the Charter … for the maintenance of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line draw:style-name="gr9" draw:text-style-name="P9" draw:layer="layout" svg:x1="2.6cm" svg:y1="24.597cm" svg:x2="17.535cm" svg:y2="24.597cm">
          <text:p/>
        </draw:line>
        <draw:line draw:style-name="gr9" draw:text-style-name="P9" draw:layer="layout" svg:x1="2.199cm" svg:y1="25.02cm" svg:x2="3.533cm" svg:y2="25.02cm">
          <text:p/>
        </draw:line>
        <draw:frame draw:style-name="gr4" draw:text-style-name="P5" draw:layer="layout" svg:width="5.103cm" svg:height="0.395cm" svg:x="4.2cm" svg:y="22.543cm">
          <draw:text-box>
            <text:p text:style-name="P1"><text:span text:style-name="T11">international peace and stability; </text:span></text:p>
          </draw:text-box>
        </draw:frame>
        <draw:frame draw:style-name="gr10" draw:text-style-name="P10" draw:layer="layout" svg:width="0.404cm" svg:height="0.23cm" svg:x="2.2cm" svg:y="24.256cm">
          <draw:text-box>
            <text:p text:style-name="P1"><text:span text:style-name="T14">208 </text:span></text:p>
          </draw:text-box>
        </draw:frame>
        <draw:frame draw:style-name="gr4" draw:text-style-name="P5" draw:layer="layout" svg:width="14.861cm" svg:height="0.395cm" svg:x="2.6cm" svg:y="24.241cm">
          <draw:text-box>
            <text:p text:style-name="P1"><text:span text:style-name="T6">Manuscript comment Jay to Ricketts, 5 March 2003, on Letter Tebbit to Turnbull, 5 March 2003, </text:span></text:p>
          </draw:text-box>
        </draw:frame>
        <draw:line draw:style-name="gr9" draw:text-style-name="P9" draw:layer="layout" svg:x1="2.6cm" svg:y1="25.444cm" svg:x2="18.79cm" svg:y2="25.444cm">
          <text:p/>
        </draw:line>
        <draw:line draw:style-name="gr9" draw:text-style-name="P9" draw:layer="layout" svg:x1="2.199cm" svg:y1="25.867cm" svg:x2="5.984cm" svg:y2="25.867cm">
          <text:p/>
        </draw:line>
        <draw:frame draw:style-name="gr4" draw:text-style-name="P5" draw:layer="layout" svg:width="1.518cm" svg:height="0.395cm" svg:x="2.2cm" svg:y="24.664cm">
          <draw:text-box>
            <text:p text:style-name="P1"><text:span text:style-name="T6">[untitled]</text:span><text:span text:style-name="T11">. 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4">209 </text:span></text:p>
          </draw:text-box>
        </draw:frame>
        <draw:frame draw:style-name="gr4" draw:text-style-name="P5" draw:layer="layout" svg:width="16.08cm" svg:height="0.395cm" svg:x="2.6cm" svg:y="25.087cm">
          <draw:text-box>
            <text:p text:style-name="P1"><text:span text:style-name="T6">Manuscript comment Manning to Powell and Prime Minister, 6 March 2003, on Letter Tebbit to Turnbull, </text:span></text:p>
          </draw:text-box>
        </draw:frame>
        <draw:line draw:style-name="gr9" draw:text-style-name="P9" draw:layer="layout" svg:x1="2.6cm" svg:y1="26.29cm" svg:x2="18.417cm" svg:y2="26.29cm">
          <text:p/>
        </draw:line>
        <draw:frame draw:style-name="gr4" draw:text-style-name="P5" draw:layer="layout" svg:width="3.761cm" svg:height="0.395cm" svg:x="2.2cm" svg:y="25.511cm">
          <draw:text-box>
            <text:p text:style-name="P1"><text:span text:style-name="T6">5 March 2003, [untitled]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210 </text:span></text:p>
          </draw:text-box>
        </draw:frame>
        <draw:frame draw:style-name="gr4" draw:text-style-name="P5" draw:layer="layout" svg:width="15.813cm" svg:height="0.395cm" svg:x="2.6cm" svg:y="25.934cm">
          <draw:text-box>
            <text:p text:style-name="P1"><text:span text:style-name="T6">Manuscript comment Prime Minister to Manning, on Letter Tebbit to Turnbull, 5 March 2003, [untitled].</text:span><text:span text:style-name="T11"> </text:span></text:p>
          </draw:text-box>
        </draw:frame>
        <draw:frame draw:style-name="gr10" draw:text-style-name="P10" draw:layer="layout" svg:width="0.387cm" svg:height="0.23cm" svg:x="2.2cm" svg:y="26.373cm">
          <draw:text-box>
            <text:p text:style-name="P1"><text:span text:style-name="T14">211 </text:span></text:p>
          </draw:text-box>
        </draw:frame>
        <draw:frame draw:style-name="gr4" draw:text-style-name="P5" draw:layer="layout" svg:width="5.755cm" svg:height="0.395cm" svg:x="2.585cm" svg:y="26.357cm">
          <draw:text-box>
            <text:p text:style-name="P1"><text:span text:style-name="T11">Cabinet Conclusions, 6 March 2003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212 </text:span></text:p>
          </draw:text-box>
        </draw:frame>
        <draw:frame draw:style-name="gr4" draw:text-style-name="P5" draw:layer="layout" svg:width="13.604cm" svg:height="0.395cm" svg:x="2.597cm" svg:y="26.781cm">
          <draw:text-box>
            <text:p text:style-name="P1"><text:span text:style-name="T11">Telegram 378 UKMIS New York to FCO London, 7 March 2003, ‘Iraq: Draft Resolution’. </text:span></text:p>
          </draw:text-box>
        </draw:frame>
      </draw:page>
      <draw:page draw:name="page93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polygon draw:style-name="gr5" draw:text-style-name="P6" draw:layer="layout" svg:width="15.083cm" svg:height="10.033cm" svg:x="2.958cm" svg:y="2.608cm" svg:viewBox="0 0 15084 10034" draw:points="0,10034 15084,1003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93</text:span></text:p>
          </draw:text-box>
        </draw:frame>
        <draw:frame draw:style-name="gr6" draw:text-style-name="P7" draw:layer="layout" svg:width="0.493cm" svg:height="0.556cm" svg:x="3.7cm" svg:y="2.8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593cm" svg:height="0.395cm" svg:x="4.2cm" svg:y="2.888cm">
          <draw:text-box>
            <text:p text:style-name="P1"><text:span text:style-name="T11">Recognising the threat Iraq’s non-compliance with Council resolutions and </text:span></text:p>
          </draw:text-box>
        </draw:frame>
        <draw:frame draw:style-name="gr4" draw:text-style-name="P5" draw:layer="layout" svg:width="12.194cm" svg:height="0.395cm" svg:x="4.2cm" svg:y="3.381cm">
          <draw:text-box>
            <text:p text:style-name="P1"><text:span text:style-name="T11">proliferation of weapons of mass destruction and long-range missiles poses to </text:span></text:p>
          </draw:text-box>
        </draw:frame>
        <draw:frame draw:style-name="gr4" draw:text-style-name="P5" draw:layer="layout" svg:width="5.052cm" svg:height="0.395cm" svg:x="4.2cm" svg:y="3.875cm">
          <draw:text-box>
            <text:p text:style-name="P1"><text:span text:style-name="T11">international peace and security;</text:span></text:p>
          </draw:text-box>
        </draw:frame>
        <draw:frame draw:style-name="gr6" draw:text-style-name="P7" draw:layer="layout" svg:width="0.493cm" svg:height="0.556cm" svg:x="3.7cm" svg:y="4.41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867cm" svg:height="0.395cm" svg:x="4.2cm" svg:y="4.469cm">
          <draw:text-box>
            <text:p text:style-name="P1"><text:span text:style-name="T11">Determined to secure full compliance with its decisions and to restore international </text:span></text:p>
          </draw:text-box>
        </draw:frame>
        <draw:frame draw:style-name="gr4" draw:text-style-name="P5" draw:layer="layout" svg:width="4.803cm" svg:height="0.395cm" svg:x="4.2cm" svg:y="4.963cm">
          <draw:text-box>
            <text:p text:style-name="P1"><text:span text:style-name="T11">peace and security in the area;</text:span></text:p>
          </draw:text-box>
        </draw:frame>
        <draw:frame draw:style-name="gr6" draw:text-style-name="P7" draw:layer="layout" svg:width="0.493cm" svg:height="0.556cm" svg:x="3.7cm" svg:y="5.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4.388cm" svg:height="0.395cm" svg:x="4.2cm" svg:y="5.557cm">
          <draw:text-box>
            <text:p text:style-name="P1"><text:span text:style-name="T11">Acting under Chapter VII …;</text:span></text:p>
          </draw:text-box>
        </draw:frame>
        <draw:frame draw:style-name="gr6" draw:text-style-name="P7" draw:layer="layout" svg:width="0.493cm" svg:height="0.556cm" svg:x="3.7cm" svg:y="6.09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0.568cm" svg:height="0.395cm" svg:x="4.2cm" svg:y="6.151cm">
          <draw:text-box>
            <text:p text:style-name="P1"><text:span text:style-name="T11">Reaffirms the need for full implementation of resolution 1441 (2002);</text:span></text:p>
          </draw:text-box>
        </draw:frame>
        <draw:frame draw:style-name="gr6" draw:text-style-name="P7" draw:layer="layout" svg:width="0.493cm" svg:height="0.556cm" svg:x="3.7cm" svg:y="6.68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253cm" svg:height="0.395cm" svg:x="4.2cm" svg:y="6.745cm">
          <draw:text-box>
            <text:p text:style-name="P1"><text:span text:style-name="T11">Calls on Iraq immediately to take the decisions necessary in the interests of its </text:span></text:p>
          </draw:text-box>
        </draw:frame>
        <draw:frame draw:style-name="gr4" draw:text-style-name="P5" draw:layer="layout" svg:width="3.486cm" svg:height="0.395cm" svg:x="4.2cm" svg:y="7.239cm">
          <draw:text-box>
            <text:p text:style-name="P1"><text:span text:style-name="T11">people and the region;</text:span></text:p>
          </draw:text-box>
        </draw:frame>
        <draw:frame draw:style-name="gr6" draw:text-style-name="P7" draw:layer="layout" svg:width="0.493cm" svg:height="0.556cm" svg:x="3.7cm" svg:y="7.77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012cm" svg:height="0.395cm" svg:x="4.2cm" svg:y="7.833cm">
          <draw:text-box>
            <text:p text:style-name="P1"><text:span text:style-name="T11">“</text:span><text:span text:style-name="T11">Decides that Iraq will have failed to take the final opportunity afforded by resolution </text:span></text:p>
          </draw:text-box>
        </draw:frame>
        <draw:frame draw:style-name="gr4" draw:text-style-name="P5" draw:layer="layout" svg:width="13.307cm" svg:height="0.395cm" svg:x="4.2cm" svg:y="8.326cm">
          <draw:text-box>
            <text:p text:style-name="P1"><text:span text:style-name="T11">1441 (2002) unless, on or before 17 March 2003, the Council concludes that Iraq has </text:span></text:p>
          </draw:text-box>
        </draw:frame>
        <draw:frame draw:style-name="gr4" draw:text-style-name="P5" draw:layer="layout" svg:width="12.884cm" svg:height="0.395cm" svg:x="4.2cm" svg:y="8.82cm">
          <draw:text-box>
            <text:p text:style-name="P1"><text:span text:style-name="T11">demonstrated full, unconditional, immediate and active co-operation in accordance </text:span></text:p>
          </draw:text-box>
        </draw:frame>
        <draw:frame draw:style-name="gr4" draw:text-style-name="P5" draw:layer="layout" svg:width="13.121cm" svg:height="0.395cm" svg:x="4.2cm" svg:y="9.314cm">
          <draw:text-box>
            <text:p text:style-name="P1"><text:span text:style-name="T11">with its disarmament obligations under resolution 1441 (2002) and previous relevant </text:span></text:p>
          </draw:text-box>
        </draw:frame>
        <draw:frame draw:style-name="gr4" draw:text-style-name="P5" draw:layer="layout" svg:width="12.782cm" svg:height="0.395cm" svg:x="4.2cm" svg:y="9.808cm">
          <draw:text-box>
            <text:p text:style-name="P1"><text:span text:style-name="T11">resolutions, and is yielding possession to UNMOVIC and the IAEA of all weapons, </text:span></text:p>
          </draw:text-box>
        </draw:frame>
        <draw:frame draw:style-name="gr4" draw:text-style-name="P5" draw:layer="layout" svg:width="12.808cm" svg:height="0.395cm" svg:x="4.2cm" svg:y="10.302cm">
          <draw:text-box>
            <text:p text:style-name="P1"><text:span text:style-name="T11">weapon delivery and support systems and structures, prohibited by resolution 687 </text:span></text:p>
          </draw:text-box>
        </draw:frame>
        <draw:frame draw:style-name="gr4" draw:text-style-name="P5" draw:layer="layout" svg:width="13.197cm" svg:height="0.395cm" svg:x="4.2cm" svg:y="10.796cm">
          <draw:text-box>
            <text:p text:style-name="P1"><text:span text:style-name="T11">(1991) and all subsequent resolutions, and all information regarding prior destruction </text:span></text:p>
          </draw:text-box>
        </draw:frame>
        <draw:frame draw:style-name="gr4" draw:text-style-name="P5" draw:layer="layout" svg:width="2.851cm" svg:height="0.395cm" svg:x="4.2cm" svg:y="11.29cm">
          <draw:text-box>
            <text:p text:style-name="P1"><text:span text:style-name="T11">of such items; and</text:span></text:p>
          </draw:text-box>
        </draw:frame>
        <draw:frame draw:style-name="gr6" draw:text-style-name="P7" draw:layer="layout" svg:width="0.493cm" svg:height="0.556cm" svg:x="3.7cm" svg:y="11.82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6.319cm" svg:height="0.395cm" svg:x="4.2cm" svg:y="11.884cm">
          <draw:text-box>
            <text:p text:style-name="P1"><text:span text:style-name="T11">“</text:span><text:span text:style-name="T11">Decides to remain seized of the matter.”</text:span></text:p>
          </draw:text-box>
        </draw:frame>
        <draw:frame draw:style-name="gr3" draw:text-style-name="P4" draw:layer="layout" svg:width="10.391cm" svg:height="0.628cm" svg:x="2.2cm" svg:y="13.198cm">
          <draw:text-box>
            <text:p text:style-name="P1"><text:span text:style-name="T3">Lord Goldsmith’s advice, 7 March 2003</text:span></text:p>
          </draw:text-box>
        </draw:frame>
        <draw:frame draw:style-name="gr1" draw:text-style-name="P2" draw:layer="layout" svg:width="16.508cm" svg:height="0.475cm" svg:x="2.2cm" svg:y="14.09cm">
          <draw:text-box>
            <text:p text:style-name="P1"><text:span text:style-name="T7">515. </text:span><text:span text:style-name="T4"><text:s/>Lord Goldsmith submitted formal advice to Mr Blair on 7 March,</text:span><text:span text:style-name="T12"> </text:span><text:span text:style-name="T4">in which he noted </text:span></text:p>
          </draw:text-box>
        </draw:frame>
        <draw:frame draw:style-name="gr1" draw:text-style-name="P2" draw:layer="layout" svg:width="16.266cm" svg:height="0.475cm" svg:x="2.2cm" svg:y="14.654cm">
          <draw:text-box>
            <text:p text:style-name="P1"><text:span text:style-name="T4">that he had been asked for advice on the legality of military action against Iraq without </text:span></text:p>
          </draw:text-box>
        </draw:frame>
        <draw:frame draw:style-name="gr1" draw:text-style-name="P2" draw:layer="layout" svg:width="12.859cm" svg:height="0.475cm" svg:x="2.2cm" svg:y="15.219cm">
          <draw:text-box>
            <text:p text:style-name="P1"><text:span text:style-name="T4">another resolution of the Security Council, further to resolution 1441.</text:span></text:p>
          </draw:text-box>
        </draw:frame>
        <draw:frame draw:style-name="gr7" draw:text-style-name="P8" draw:layer="layout" svg:width="0.408cm" svg:height="0.276cm" svg:x="15.001cm" svg:y="15.238cm">
          <draw:text-box>
            <text:p text:style-name="P1"><text:span text:style-name="T13">213</text:span></text:p>
          </draw:text-box>
        </draw:frame>
        <draw:frame draw:style-name="gr1" draw:text-style-name="P2" draw:layer="layout" svg:width="0.422cm" svg:height="0.475cm" svg:x="15.413cm" svg:y="15.21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44cm" svg:height="0.475cm" svg:x="2.2cm" svg:y="16.133cm">
          <draw:text-box>
            <text:p text:style-name="P1"><text:span text:style-name="T7">516. </text:span><text:span text:style-name="T4"><text:s/>Lord Goldsmith identified three possible bases for the use of military force. </text:span></text:p>
          </draw:text-box>
        </draw:frame>
        <draw:frame draw:style-name="gr1" draw:text-style-name="P2" draw:layer="layout" svg:width="15.339cm" svg:height="0.475cm" svg:x="2.2cm" svg:y="16.698cm">
          <draw:text-box>
            <text:p text:style-name="P1"><text:span text:style-name="T4">He explained that neither self-defence nor the use of force to avert overwhelming </text:span></text:p>
          </draw:text-box>
        </draw:frame>
        <draw:frame draw:style-name="gr1" draw:text-style-name="P2" draw:layer="layout" svg:width="8.769cm" svg:height="0.475cm" svg:x="2.2cm" svg:y="17.262cm">
          <draw:text-box>
            <text:p text:style-name="P1"><text:span text:style-name="T4">humanitarian catastrophe applied in this case. </text:span></text:p>
          </draw:text-box>
        </draw:frame>
        <draw:frame draw:style-name="gr1" draw:text-style-name="P2" draw:layer="layout" svg:width="12.41cm" svg:height="0.475cm" svg:x="2.2cm" svg:y="18.177cm">
          <draw:text-box>
            <text:p text:style-name="P1"><text:span text:style-name="T7">517. </text:span><text:span text:style-name="T4"><text:s/>As regards the third basis, he wrote that force may be used: </text:span></text:p>
          </draw:text-box>
        </draw:frame>
        <draw:frame draw:style-name="gr1" draw:text-style-name="P2" draw:layer="layout" svg:width="15.183cm" svg:height="0.475cm" svg:x="2.95cm" svg:y="19.091cm">
          <draw:text-box>
            <text:p text:style-name="P1"><text:span text:style-name="T4">“… </text:span><text:span text:style-name="T4">where this is authorised by the UN Security Council acting under Chapter VII </text:span></text:p>
          </draw:text-box>
        </draw:frame>
        <draw:frame draw:style-name="gr1" draw:text-style-name="P2" draw:layer="layout" svg:width="15.111cm" svg:height="0.475cm" svg:x="2.95cm" svg:y="19.655cm">
          <draw:text-box>
            <text:p text:style-name="P1"><text:span text:style-name="T4">of the UN Charter. The key question is whether resolution 1441 has the effect of </text:span></text:p>
          </draw:text-box>
        </draw:frame>
        <draw:frame draw:style-name="gr1" draw:text-style-name="P2" draw:layer="layout" svg:width="6.094cm" svg:height="0.475cm" svg:x="2.95cm" svg:y="20.22cm">
          <draw:text-box>
            <text:p text:style-name="P1"><text:span text:style-name="T4">providing such authorisation …” </text:span></text:p>
          </draw:text-box>
        </draw:frame>
        <draw:frame draw:style-name="gr1" draw:text-style-name="P2" draw:layer="layout" svg:width="2.885cm" svg:height="0.475cm" svg:x="2.2cm" svg:y="21.134cm">
          <draw:text-box>
            <text:p text:style-name="P1"><text:span text:style-name="T7">518. </text:span><text:span text:style-name="T4"><text:s/>He wrote:</text:span></text:p>
          </draw:text-box>
        </draw:frame>
        <draw:frame draw:style-name="gr1" draw:text-style-name="P2" draw:layer="layout" svg:width="13.591cm" svg:height="0.475cm" svg:x="2.95cm" svg:y="22.049cm">
          <draw:text-box>
            <text:p text:style-name="P1"><text:span text:style-name="T4">“</text:span><text:span text:style-name="T4">As you are aware, the argument that resolution 1441 itself provides the </text:span></text:p>
          </draw:text-box>
        </draw:frame>
        <draw:frame draw:style-name="gr1" draw:text-style-name="P2" draw:layer="layout" svg:width="15.111cm" svg:height="0.475cm" svg:x="2.95cm" svg:y="22.613cm">
          <draw:text-box>
            <text:p text:style-name="P1"><text:span text:style-name="T4">authorisation to use force depends on the revival of the express authorisation to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1.483cm" svg:height="0.475cm" svg:x="2.95cm" svg:y="23.178cm">
          <draw:text-box>
            <text:p text:style-name="P1"><text:span text:style-name="T4">use force given in 1990 by Security Council Resolution 678.”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213 </text:span></text:p>
          </draw:text-box>
        </draw:frame>
        <draw:frame draw:style-name="gr4" draw:text-style-name="P5" draw:layer="layout" svg:width="11.644cm" svg:height="0.395cm" svg:x="2.6cm" svg:y="26.781cm">
          <draw:text-box>
            <text:p text:style-name="P1"><text:span text:style-name="T11">Minute Goldsmith to Prime Minister, 7 March 2003, ‘Iraq: Resolution 1441’. </text:span></text:p>
          </draw:text-box>
        </draw:frame>
      </draw:page>
      <draw:page draw:name="page9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4</text:span></text:p>
          </draw:text-box>
        </draw:frame>
        <draw:frame draw:style-name="gr1" draw:text-style-name="P2" draw:layer="layout" svg:width="15.898cm" svg:height="0.475cm" svg:x="2.2cm" svg:y="2.525cm">
          <draw:text-box>
            <text:p text:style-name="P1"><text:span text:style-name="T7">519. </text:span><text:span text:style-name="T12"><text:s/>Lord Goldsmith posed and answered two questions. First, he considered </text:span></text:p>
          </draw:text-box>
        </draw:frame>
        <draw:frame draw:style-name="gr1" draw:text-style-name="P2" draw:layer="layout" svg:width="15.864cm" svg:height="0.475cm" svg:x="2.2cm" svg:y="3.09cm">
          <draw:text-box>
            <text:p text:style-name="P1"><text:span text:style-name="T12">whether the revival argument was a sound legal basis in principle. Second, he </text:span></text:p>
          </draw:text-box>
        </draw:frame>
        <draw:frame draw:style-name="gr1" draw:text-style-name="P2" draw:layer="layout" svg:width="16.41cm" svg:height="0.475cm" svg:x="2.2cm" svg:y="3.654cm">
          <draw:text-box>
            <text:p text:style-name="P1"><text:span text:style-name="T12">considered the question of whether resolution 1441 had the effect of reviving the </text:span></text:p>
          </draw:text-box>
        </draw:frame>
        <draw:frame draw:style-name="gr1" draw:text-style-name="P2" draw:layer="layout" svg:width="10.924cm" svg:height="0.475cm" svg:x="2.2cm" svg:y="4.218cm">
          <draw:text-box>
            <text:p text:style-name="P1"><text:span text:style-name="T12">authority to use military force in resolution 678 (1990).</text:span></text:p>
          </draw:text-box>
        </draw:frame>
        <draw:frame draw:style-name="gr6" draw:text-style-name="P7" draw:layer="layout" svg:width="12.122cm" svg:height="0.556cm" svg:x="2.2cm" svg:y="5.34cm">
          <draw:text-box>
            <text:p text:style-name="P1"><text:span text:style-name="T9">The revival argument – a sound basis “in principle”</text:span></text:p>
          </draw:text-box>
        </draw:frame>
        <draw:frame draw:style-name="gr1" draw:text-style-name="P2" draw:layer="layout" svg:width="16.423cm" svg:height="0.475cm" svg:x="2.2cm" svg:y="6.168cm">
          <draw:text-box>
            <text:p text:style-name="P1"><text:span text:style-name="T7">520. </text:span><text:span text:style-name="T4"><text:s/>Lord Goldsmith set out the basic principles of the revival argument and described </text:span></text:p>
          </draw:text-box>
        </draw:frame>
        <draw:frame draw:style-name="gr1" draw:text-style-name="P2" draw:layer="layout" svg:width="15.678cm" svg:height="0.475cm" svg:x="2.2cm" svg:y="6.732cm">
          <draw:text-box>
            <text:p text:style-name="P1"><text:span text:style-name="T4">how, in January 1993 (following UN Presidential Statements condemning particular </text:span></text:p>
          </draw:text-box>
        </draw:frame>
        <draw:frame draw:style-name="gr1" draw:text-style-name="P2" draw:layer="layout" svg:width="16.677cm" svg:height="0.475cm" svg:x="2.2cm" svg:y="7.297cm">
          <draw:text-box>
            <text:p text:style-name="P1"><text:span text:style-name="T4">failures by Iraq to observe the terms of the cease-fire resolution) and again in December </text:span></text:p>
          </draw:text-box>
        </draw:frame>
        <draw:frame draw:style-name="gr1" draw:text-style-name="P2" draw:layer="layout" svg:width="15.581cm" svg:height="0.475cm" svg:x="2.2cm" svg:y="7.861cm">
          <draw:text-box>
            <text:p text:style-name="P1"><text:span text:style-name="T4">1998 (for Operation Desert Fox), following a series of Security Council resolutions, </text:span></text:p>
          </draw:text-box>
        </draw:frame>
        <draw:frame draw:style-name="gr1" draw:text-style-name="P2" draw:layer="layout" svg:width="13.739cm" svg:height="0.475cm" svg:x="2.2cm" svg:y="8.426cm">
          <draw:text-box>
            <text:p text:style-name="P1"><text:span text:style-name="T4">notably 1205 (1998), the use of force had relied on the revival argument. </text:span></text:p>
          </draw:text-box>
        </draw:frame>
        <draw:frame draw:style-name="gr1" draw:text-style-name="P2" draw:layer="layout" svg:width="2.885cm" svg:height="0.475cm" svg:x="2.2cm" svg:y="9.34cm">
          <draw:text-box>
            <text:p text:style-name="P1"><text:span text:style-name="T7">521. </text:span><text:span text:style-name="T4"><text:s/>He wrote:</text:span></text:p>
          </draw:text-box>
        </draw:frame>
        <draw:frame draw:style-name="gr1" draw:text-style-name="P2" draw:layer="layout" svg:width="15.501cm" svg:height="0.475cm" svg:x="2.95cm" svg:y="10.255cm">
          <draw:text-box>
            <text:p text:style-name="P1"><text:span text:style-name="T4">“</text:span><text:span text:style-name="T4">Law Officers have advised in the past that, provided the conditions are made out, </text:span></text:p>
          </draw:text-box>
        </draw:frame>
        <draw:frame draw:style-name="gr1" draw:text-style-name="P2" draw:layer="layout" svg:width="15.843cm" svg:height="0.475cm" svg:x="2.95cm" svg:y="10.819cm">
          <draw:text-box>
            <text:p text:style-name="P1"><text:span text:style-name="T4">the revival argument does provide a sufficient justification in international law for the </text:span></text:p>
          </draw:text-box>
        </draw:frame>
        <draw:frame draw:style-name="gr1" draw:text-style-name="P2" draw:layer="layout" svg:width="4.824cm" svg:height="0.475cm" svg:x="2.95cm" svg:y="11.383cm">
          <draw:text-box>
            <text:p text:style-name="P1"><text:span text:style-name="T4">use of force against Iraq.”</text:span></text:p>
          </draw:text-box>
        </draw:frame>
        <draw:frame draw:style-name="gr1" draw:text-style-name="P2" draw:layer="layout" svg:width="15.441cm" svg:height="0.475cm" svg:x="2.2cm" svg:y="12.298cm">
          <draw:text-box>
            <text:p text:style-name="P1"><text:span text:style-name="T7">522. </text:span><text:span text:style-name="T4"><text:s/>Having referred to the opinion, expressed in August 1992, by then UN Legal </text:span></text:p>
          </draw:text-box>
        </draw:frame>
        <draw:frame draw:style-name="gr1" draw:text-style-name="P2" draw:layer="layout" svg:width="15.153cm" svg:height="0.475cm" svg:x="2.2cm" svg:y="12.862cm">
          <draw:text-box>
            <text:p text:style-name="P1"><text:span text:style-name="T4">Counsel, Carl-August Fleischauer, as supportive of the UK view, Lord Goldsmith </text:span></text:p>
          </draw:text-box>
        </draw:frame>
        <draw:frame draw:style-name="gr1" draw:text-style-name="P2" draw:layer="layout" svg:width="1.966cm" svg:height="0.475cm" svg:x="2.2cm" svg:y="13.427cm">
          <draw:text-box>
            <text:p text:style-name="P1"><text:span text:style-name="T4">continued:</text:span></text:p>
          </draw:text-box>
        </draw:frame>
        <draw:frame draw:style-name="gr1" draw:text-style-name="P2" draw:layer="layout" svg:width="15.467cm" svg:height="0.475cm" svg:x="2.95cm" svg:y="14.341cm">
          <draw:text-box>
            <text:p text:style-name="P1"><text:span text:style-name="T4">“</text:span><text:span text:style-name="T4">However, the UK has consistently taken the view (as did the Fleischauer opinion) </text:span></text:p>
          </draw:text-box>
        </draw:frame>
        <draw:frame draw:style-name="gr1" draw:text-style-name="P2" draw:layer="layout" svg:width="15.665cm" svg:height="0.475cm" svg:x="2.95cm" svg:y="14.906cm">
          <draw:text-box>
            <text:p text:style-name="P1"><text:span text:style-name="T4">that as the cease-fire conditions were set by the Security Council in resolution 687, </text:span></text:p>
          </draw:text-box>
        </draw:frame>
        <draw:frame draw:style-name="gr1" draw:text-style-name="P2" draw:layer="layout" svg:width="14.984cm" svg:height="0.475cm" svg:x="2.95cm" svg:y="15.47cm">
          <draw:text-box>
            <text:p text:style-name="P1"><text:span text:style-name="T4">it is for the Council to assess whether any such breach of those obligations has </text:span></text:p>
          </draw:text-box>
        </draw:frame>
        <draw:frame draw:style-name="gr1" draw:text-style-name="P2" draw:layer="layout" svg:width="1.772cm" svg:height="0.475cm" svg:x="2.95cm" svg:y="16.035cm">
          <draw:text-box>
            <text:p text:style-name="P1"><text:span text:style-name="T4">occurred.</text:span></text:p>
          </draw:text-box>
        </draw:frame>
        <draw:frame draw:style-name="gr1" draw:text-style-name="P2" draw:layer="layout" svg:width="15.873cm" svg:height="0.475cm" svg:x="2.95cm" svg:y="16.949cm">
          <draw:text-box>
            <text:p text:style-name="P1"><text:span text:style-name="T4">“</text:span><text:span text:style-name="T4">The US have a rather different view: they maintain that the fact of whether Iraq is in </text:span></text:p>
          </draw:text-box>
        </draw:frame>
        <draw:frame draw:style-name="gr1" draw:text-style-name="P2" draw:layer="layout" svg:width="15.496cm" svg:height="0.475cm" svg:x="2.95cm" svg:y="17.513cm">
          <draw:text-box>
            <text:p text:style-name="P1"><text:span text:style-name="T4">breach is a matter of objective fact which may therefore be assessed by individual </text:span></text:p>
          </draw:text-box>
        </draw:frame>
        <draw:frame draw:style-name="gr1" draw:text-style-name="P2" draw:layer="layout" svg:width="15.576cm" svg:height="0.475cm" svg:x="2.95cm" svg:y="18.078cm">
          <draw:text-box>
            <text:p text:style-name="P1"><text:span text:style-name="T4">Member States. I am not aware of any other state which supports this view. This is </text:span></text:p>
          </draw:text-box>
        </draw:frame>
        <draw:frame draw:style-name="gr1" draw:text-style-name="P2" draw:layer="layout" svg:width="14.759cm" svg:height="0.475cm" svg:x="2.95cm" svg:y="18.642cm">
          <draw:text-box>
            <text:p text:style-name="P1"><text:span text:style-name="T4">an issue of critical importance when considering the effect of resolution 1441.” </text:span></text:p>
          </draw:text-box>
        </draw:frame>
        <draw:frame draw:style-name="gr1" draw:text-style-name="P2" draw:layer="layout" svg:width="6.123cm" svg:height="0.475cm" svg:x="2.2cm" svg:y="19.557cm">
          <draw:text-box>
            <text:p text:style-name="P1"><text:span text:style-name="T7">523. </text:span><text:span text:style-name="T4"><text:s/>Lord Goldsmith concluded:</text:span></text:p>
          </draw:text-box>
        </draw:frame>
        <draw:frame draw:style-name="gr1" draw:text-style-name="P2" draw:layer="layout" svg:width="15.297cm" svg:height="0.475cm" svg:x="2.95cm" svg:y="20.471cm">
          <draw:text-box>
            <text:p text:style-name="P1"><text:span text:style-name="T4">“</text:span><text:span text:style-name="T4">The revival argument is controversial. It is not widely accepted among academic </text:span></text:p>
          </draw:text-box>
        </draw:frame>
        <draw:frame draw:style-name="gr1" draw:text-style-name="P2" draw:layer="layout" svg:width="14.497cm" svg:height="0.475cm" svg:x="2.95cm" svg:y="21.036cm">
          <draw:text-box>
            <text:p text:style-name="P1"><text:span text:style-name="T4">commentators. However, I agree with my predecessors’ advice on this issue. </text:span></text:p>
          </draw:text-box>
        </draw:frame>
        <draw:frame draw:style-name="gr1" draw:text-style-name="P2" draw:layer="layout" svg:width="15.784cm" svg:height="0.475cm" svg:x="2.95cm" svg:y="21.6cm">
          <draw:text-box>
            <text:p text:style-name="P1"><text:span text:style-name="T4">Further, I believe that the arguments in support of the revival argument are stronger </text:span></text:p>
          </draw:text-box>
        </draw:frame>
        <draw:frame draw:style-name="gr1" draw:text-style-name="P2" draw:layer="layout" svg:width="7.165cm" svg:height="0.475cm" svg:x="2.95cm" svg:y="22.165cm">
          <draw:text-box>
            <text:p text:style-name="P1"><text:span text:style-name="T4">following adoption of resolution 1441.”</text:span></text:p>
          </draw:text-box>
        </draw:frame>
        <draw:frame draw:style-name="gr1" draw:text-style-name="P2" draw:layer="layout" svg:width="15.72cm" svg:height="0.475cm" svg:x="2.2cm" svg:y="23.079cm">
          <draw:text-box>
            <text:p text:style-name="P1"><text:span text:style-name="T7">524. </text:span><text:span text:style-name="T4"><text:s/>Lord Goldsmith explained that this was because of the terms of the resolution </text:span></text:p>
          </draw:text-box>
        </draw:frame>
        <draw:frame draw:style-name="gr1" draw:text-style-name="P2" draw:layer="layout" svg:width="15.742cm" svg:height="0.475cm" svg:x="2.2cm" svg:y="23.643cm">
          <draw:text-box>
            <text:p text:style-name="P1"><text:span text:style-name="T4">and the negotiations which led to its adoption. He noted that PPs 4, 5 and 10 of the </text:span></text:p>
          </draw:text-box>
        </draw:frame>
        <draw:frame draw:style-name="gr1" draw:text-style-name="P2" draw:layer="layout" svg:width="16.169cm" svg:height="0.475cm" svg:x="2.2cm" svg:y="24.208cm">
          <draw:text-box>
            <text:p text:style-name="P1"><text:span text:style-name="T4">resolution recalled “the authorisation to use force in resolution 678 and that resolution </text:span></text:p>
          </draw:text-box>
        </draw:frame>
        <draw:frame draw:style-name="gr1" draw:text-style-name="P2" draw:layer="layout" svg:width="15.924cm" svg:height="0.475cm" svg:x="2.2cm" svg:y="24.772cm">
          <draw:text-box>
            <text:p text:style-name="P1"><text:span text:style-name="T4">687 imposed obligations on Iraq as a necessary condition of the cease-fire”; that OP </text:span></text:p>
          </draw:text-box>
        </draw:frame>
        <draw:frame draw:style-name="gr1" draw:text-style-name="P2" draw:layer="layout" svg:width="16.169cm" svg:height="0.475cm" svg:x="2.2cm" svg:y="25.337cm">
          <draw:text-box>
            <text:p text:style-name="P1"><text:span text:style-name="T4">1 provided that Iraq had been and remained in material breach of relevant resolutions </text:span></text:p>
          </draw:text-box>
        </draw:frame>
        <draw:frame draw:style-name="gr1" draw:text-style-name="P2" draw:layer="layout" svg:width="16.647cm" svg:height="0.475cm" svg:x="2.2cm" svg:y="25.901cm">
          <draw:text-box>
            <text:p text:style-name="P1"><text:span text:style-name="T4">including resolution 687; and that OP13 recalled that Iraq had been “warned repeatedly” </text:span></text:p>
          </draw:text-box>
        </draw:frame>
        <draw:frame draw:style-name="gr1" draw:text-style-name="P2" draw:layer="layout" svg:width="16.106cm" svg:height="0.475cm" svg:x="2.2cm" svg:y="26.466cm">
          <draw:text-box>
            <text:p text:style-name="P1"><text:span text:style-name="T4">that “serious consequences” would “result from continued violations of its obligations”.</text:span></text:p>
          </draw:text-box>
        </draw:frame>
      </draw:page>
      <draw:page draw:name="page95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line draw:style-name="gr14" draw:text-style-name="P9" draw:layer="layout" svg:x1="5.561cm" svg:y1="21.463cm" svg:x2="7.82cm" svg:y2="21.463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95</text:span></text:p>
          </draw:text-box>
        </draw:frame>
        <draw:frame draw:style-name="gr1" draw:text-style-name="P2" draw:layer="layout" svg:width="5.251cm" svg:height="0.475cm" svg:x="2.2cm" svg:y="2.525cm">
          <draw:text-box>
            <text:p text:style-name="P1"><text:span text:style-name="T7">525. </text:span><text:span text:style-name="T4"><text:s/>Lord Goldsmith noted:</text:span></text:p>
          </draw:text-box>
        </draw:frame>
        <draw:frame draw:style-name="gr1" draw:text-style-name="P2" draw:layer="layout" svg:width="14.967cm" svg:height="0.475cm" svg:x="2.95cm" svg:y="3.44cm">
          <draw:text-box>
            <text:p text:style-name="P1"><text:span text:style-name="T4">“… </text:span><text:span text:style-name="T4">Previous practice of the Council and statements made by Council members </text:span></text:p>
          </draw:text-box>
        </draw:frame>
        <draw:frame draw:style-name="gr1" draw:text-style-name="P2" draw:layer="layout" svg:width="14.874cm" svg:height="0.475cm" svg:x="2.95cm" svg:y="4.004cm">
          <draw:text-box>
            <text:p text:style-name="P1"><text:span text:style-name="T4">during the negotiation of resolution 1441 demonstrate that the phrase ‘material </text:span></text:p>
          </draw:text-box>
        </draw:frame>
        <draw:frame draw:style-name="gr1" draw:text-style-name="P2" draw:layer="layout" svg:width="14.696cm" svg:height="0.475cm" svg:x="2.95cm" svg:y="4.568cm">
          <draw:text-box>
            <text:p text:style-name="P1"><text:span text:style-name="T4">breach’ signifies a finding by the Council of a sufficiently serious breach of the </text:span></text:p>
          </draw:text-box>
        </draw:frame>
        <draw:frame draw:style-name="gr1" draw:text-style-name="P2" draw:layer="layout" svg:width="15.479cm" svg:height="0.475cm" svg:x="2.95cm" svg:y="5.133cm">
          <draw:text-box>
            <text:p text:style-name="P1"><text:span text:style-name="T4">cease-fire conditions to revive the authorisation in resolution 678 and that ‘serious </text:span></text:p>
          </draw:text-box>
        </draw:frame>
        <draw:frame draw:style-name="gr1" draw:text-style-name="P2" draw:layer="layout" svg:width="10.882cm" svg:height="0.475cm" svg:x="2.95cm" svg:y="5.697cm">
          <draw:text-box>
            <text:p text:style-name="P1"><text:span text:style-name="T4">consequences’ is accepted as indicating the use of force.”</text:span></text:p>
          </draw:text-box>
        </draw:frame>
        <draw:frame draw:style-name="gr1" draw:text-style-name="P2" draw:layer="layout" svg:width="5.221cm" svg:height="0.475cm" svg:x="2.2cm" svg:y="6.612cm">
          <draw:text-box>
            <text:p text:style-name="P1"><text:span text:style-name="T7">526. </text:span><text:span text:style-name="T4"><text:s/>Lord Goldsmith wrote:</text:span></text:p>
          </draw:text-box>
        </draw:frame>
        <draw:frame draw:style-name="gr1" draw:text-style-name="P2" draw:layer="layout" svg:width="14.239cm" svg:height="0.475cm" svg:x="2.95cm" svg:y="7.526cm">
          <draw:text-box>
            <text:p text:style-name="P1"><text:span text:style-name="T4">“ … </text:span><text:span text:style-name="T4">I disagree, therefore, with those commentators and lawyers who assert </text:span></text:p>
          </draw:text-box>
        </draw:frame>
        <draw:frame draw:style-name="gr1" draw:text-style-name="P2" draw:layer="layout" svg:width="15.056cm" svg:height="0.475cm" svg:x="2.95cm" svg:y="8.091cm">
          <draw:text-box>
            <text:p text:style-name="P1"><text:span text:style-name="T4">that nothing less than an explicit authorisation to use force in a Security Council </text:span></text:p>
          </draw:text-box>
        </draw:frame>
        <draw:frame draw:style-name="gr1" draw:text-style-name="P2" draw:layer="layout" svg:width="5.302cm" svg:height="0.475cm" svg:x="2.95cm" svg:y="8.655cm">
          <draw:text-box>
            <text:p text:style-name="P1"><text:span text:style-name="T4">resolution will be sufficient.” </text:span></text:p>
          </draw:text-box>
        </draw:frame>
        <draw:frame draw:style-name="gr6" draw:text-style-name="P7" draw:layer="layout" svg:width="13.688cm" svg:height="0.556cm" svg:x="2.2cm" svg:y="9.776cm">
          <draw:text-box>
            <text:p text:style-name="P1"><text:span text:style-name="T9">The revival argument – the effect of resolution 1441 (2002)</text:span></text:p>
          </draw:text-box>
        </draw:frame>
        <draw:frame draw:style-name="gr1" draw:text-style-name="P2" draw:layer="layout" svg:width="14.958cm" svg:height="0.475cm" svg:x="2.2cm" svg:y="10.605cm">
          <draw:text-box>
            <text:p text:style-name="P1"><text:span text:style-name="T7">527. </text:span><text:span text:style-name="T12"><text:s/>Having accepted the validity of the revival argument Lord Goldsmith </text:span></text:p>
          </draw:text-box>
        </draw:frame>
        <draw:frame draw:style-name="gr1" draw:text-style-name="P2" draw:layer="layout" svg:width="15.924cm" svg:height="0.475cm" svg:x="2.2cm" svg:y="11.169cm">
          <draw:text-box>
            <text:p text:style-name="P1"><text:span text:style-name="T12">addressed the question of whether resolution 1441 was sufficient to revive the </text:span></text:p>
          </draw:text-box>
        </draw:frame>
        <draw:frame draw:style-name="gr1" draw:text-style-name="P2" draw:layer="layout" svg:width="15.919cm" svg:height="0.475cm" svg:x="2.2cm" svg:y="11.733cm">
          <draw:text-box>
            <text:p text:style-name="P1"><text:span text:style-name="T12">authorisation in resolution 678 without an assessment by the Security Council </text:span></text:p>
          </draw:text-box>
        </draw:frame>
        <draw:frame draw:style-name="gr1" draw:text-style-name="P2" draw:layer="layout" svg:width="16.305cm" svg:height="0.475cm" svg:x="2.2cm" svg:y="12.298cm">
          <draw:text-box>
            <text:p text:style-name="P1"><text:span text:style-name="T12">that the basis of the cease-fire established in resolution 687 had been destroyed.</text:span></text:p>
          </draw:text-box>
        </draw:frame>
        <draw:frame draw:style-name="gr1" draw:text-style-name="P2" draw:layer="layout" svg:width="5.221cm" svg:height="0.475cm" svg:x="2.2cm" svg:y="13.212cm">
          <draw:text-box>
            <text:p text:style-name="P1"><text:span text:style-name="T7">528. </text:span><text:span text:style-name="T4"><text:s/>Lord Goldsmith wrote:</text:span></text:p>
          </draw:text-box>
        </draw:frame>
        <draw:frame draw:style-name="gr1" draw:text-style-name="P2" draw:layer="layout" svg:width="14.942cm" svg:height="0.475cm" svg:x="2.95cm" svg:y="14.127cm">
          <draw:text-box>
            <text:p text:style-name="P1"><text:span text:style-name="T4">“</text:span><text:span text:style-name="T4">In order for the authorisation to use force in resolution 678 to be revived, there </text:span></text:p>
          </draw:text-box>
        </draw:frame>
        <draw:frame draw:style-name="gr1" draw:text-style-name="P2" draw:layer="layout" svg:width="15.416cm" svg:height="0.475cm" svg:x="2.95cm" svg:y="14.691cm">
          <draw:text-box>
            <text:p text:style-name="P1"><text:span text:style-name="T4">needs to be a determination by the Security Council that there is a violation of the </text:span></text:p>
          </draw:text-box>
        </draw:frame>
        <draw:frame draw:style-name="gr1" draw:text-style-name="P2" draw:layer="layout" svg:width="15.111cm" svg:height="0.475cm" svg:x="2.95cm" svg:y="15.256cm">
          <draw:text-box>
            <text:p text:style-name="P1"><text:span text:style-name="T4">conditions of the cease-fire and that the Security Council considers it sufficiently </text:span></text:p>
          </draw:text-box>
        </draw:frame>
        <draw:frame draw:style-name="gr1" draw:text-style-name="P2" draw:layer="layout" svg:width="15.61cm" svg:height="0.475cm" svg:x="2.95cm" svg:y="15.82cm">
          <draw:text-box>
            <text:p text:style-name="P1"><text:span text:style-name="T4">serious to destroy the basis of the cease-fire. Revival will not, however, take place, </text:span></text:p>
          </draw:text-box>
        </draw:frame>
        <draw:frame draw:style-name="gr1" draw:text-style-name="P2" draw:layer="layout" svg:width="15.5cm" svg:height="0.475cm" svg:x="2.95cm" svg:y="16.385cm">
          <draw:text-box>
            <text:p text:style-name="P1"><text:span text:style-name="T4">notwithstanding a finding of violation, if the Security Council has made clear either </text:span></text:p>
          </draw:text-box>
        </draw:frame>
        <draw:frame draw:style-name="gr1" draw:text-style-name="P2" draw:layer="layout" svg:width="14.827cm" svg:height="0.475cm" svg:x="2.95cm" svg:y="16.949cm">
          <draw:text-box>
            <text:p text:style-name="P1"><text:span text:style-name="T4">that action short of the use of force should be taken to ensure compliance with </text:span></text:p>
          </draw:text-box>
        </draw:frame>
        <draw:frame draw:style-name="gr1" draw:text-style-name="P2" draw:layer="layout" svg:width="15.06cm" svg:height="0.475cm" svg:x="2.95cm" svg:y="17.513cm">
          <draw:text-box>
            <text:p text:style-name="P1"><text:span text:style-name="T4">the terms of the cease-fire, or that it intends to decide subsequently what action </text:span></text:p>
          </draw:text-box>
        </draw:frame>
        <draw:frame draw:style-name="gr1" draw:text-style-name="P2" draw:layer="layout" svg:width="6.517cm" svg:height="0.475cm" svg:x="2.95cm" svg:y="18.078cm">
          <draw:text-box>
            <text:p text:style-name="P1"><text:span text:style-name="T4">is required to ensure compliance.” </text:span></text:p>
          </draw:text-box>
        </draw:frame>
        <draw:frame draw:style-name="gr1" draw:text-style-name="P2" draw:layer="layout" svg:width="3.693cm" svg:height="0.475cm" svg:x="2.2cm" svg:y="18.992cm">
          <draw:text-box>
            <text:p text:style-name="P1"><text:span text:style-name="T7">529. </text:span><text:span text:style-name="T4"><text:s/>He continued:</text:span></text:p>
          </draw:text-box>
        </draw:frame>
        <draw:frame draw:style-name="gr1" draw:text-style-name="P2" draw:layer="layout" svg:width="15.361cm" svg:height="0.475cm" svg:x="2.95cm" svg:y="19.907cm">
          <draw:text-box>
            <text:p text:style-name="P1"><text:span text:style-name="T4">“</text:span><text:span text:style-name="T4">Notwithstanding the determination of material breach in OP1 of resolution 1441, <text:s/></text:span></text:p>
          </draw:text-box>
        </draw:frame>
        <draw:frame draw:style-name="gr1" draw:text-style-name="P2" draw:layer="layout" svg:width="14.874cm" svg:height="0.475cm" svg:x="2.95cm" svg:y="20.471cm">
          <draw:text-box>
            <text:p text:style-name="P1"><text:span text:style-name="T4">it is clear that the Council did not intend that the authorisation in resolution 678 </text:span></text:p>
          </draw:text-box>
        </draw:frame>
        <draw:frame draw:style-name="gr1" draw:text-style-name="P2" draw:layer="layout" svg:width="14.933cm" svg:height="0.475cm" svg:x="2.95cm" svg:y="21.036cm">
          <draw:text-box>
            <text:p text:style-name="P1"><text:span text:style-name="T4">should revive immediately following the adoption of resolution 1441, since OP2 </text:span></text:p>
          </draw:text-box>
        </draw:frame>
        <draw:frame draw:style-name="gr1" draw:text-style-name="P2" draw:layer="layout" svg:width="14.971cm" svg:height="0.475cm" svg:x="2.95cm" svg:y="21.6cm">
          <draw:text-box>
            <text:p text:style-name="P1"><text:span text:style-name="T4">of the resolution affords Iraq a ‘final opportunity’ to comply with its disarmament </text:span></text:p>
          </draw:text-box>
        </draw:frame>
        <draw:frame draw:style-name="gr1" draw:text-style-name="P2" draw:layer="layout" svg:width="15.907cm" svg:height="0.475cm" svg:x="2.95cm" svg:y="22.165cm">
          <draw:text-box>
            <text:p text:style-name="P1"><text:span text:style-name="T4">obligations under previous resolutions by co-operating with the enhanced inspection </text:span></text:p>
          </draw:text-box>
        </draw:frame>
        <draw:frame draw:style-name="gr1" draw:text-style-name="P2" draw:layer="layout" svg:width="14.56cm" svg:height="0.475cm" svg:x="2.95cm" svg:y="22.729cm">
          <draw:text-box>
            <text:p text:style-name="P1"><text:span text:style-name="T4">regime described in OPs 3 and 5-9. But OP2 also states that the Council has </text:span></text:p>
          </draw:text-box>
        </draw:frame>
        <draw:frame draw:style-name="gr1" draw:text-style-name="P2" draw:layer="layout" svg:width="15.115cm" svg:height="0.475cm" svg:x="2.95cm" svg:y="23.293cm">
          <draw:text-box>
            <text:p text:style-name="P1"><text:span text:style-name="T4">determined that compliance with resolution 1441 is Iraq’s last chance before the </text:span></text:p>
          </draw:text-box>
        </draw:frame>
        <draw:frame draw:style-name="gr1" draw:text-style-name="P2" draw:layer="layout" svg:width="7.271cm" svg:height="0.475cm" svg:x="2.95cm" svg:y="23.858cm">
          <draw:text-box>
            <text:p text:style-name="P1"><text:span text:style-name="T4">cease-fire resolution will be enforced.” </text:span></text:p>
          </draw:text-box>
        </draw:frame>
        <draw:frame draw:style-name="gr1" draw:text-style-name="P2" draw:layer="layout" svg:width="11.394cm" svg:height="0.475cm" svg:x="2.2cm" svg:y="24.772cm">
          <draw:text-box>
            <text:p text:style-name="P1"><text:span text:style-name="T7">530. </text:span><text:span text:style-name="T4"><text:s/>On that basis, Lord Goldsmith expressed the view that:</text:span></text:p>
          </draw:text-box>
        </draw:frame>
        <draw:frame draw:style-name="gr1" draw:text-style-name="P2" draw:layer="layout" svg:width="15.111cm" svg:height="0.475cm" svg:x="2.95cm" svg:y="25.687cm">
          <draw:text-box>
            <text:p text:style-name="P1"><text:span text:style-name="T4">“</text:span><text:span text:style-name="T4">OP2 has the effect therefore of suspending the legal consequences of the OP1 </text:span></text:p>
          </draw:text-box>
        </draw:frame>
        <draw:frame draw:style-name="gr1" draw:text-style-name="P2" draw:layer="layout" svg:width="15.466cm" svg:height="0.475cm" svg:x="2.95cm" svg:y="26.251cm">
          <draw:text-box>
            <text:p text:style-name="P1"><text:span text:style-name="T4">determination of material breach which would otherwise have triggered the revival </text:span></text:p>
          </draw:text-box>
        </draw:frame>
      </draw:page>
      <draw:page draw:name="page9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6</text:span></text:p>
          </draw:text-box>
        </draw:frame>
        <draw:frame draw:style-name="gr1" draw:text-style-name="P2" draw:layer="layout" svg:width="15.267cm" svg:height="0.475cm" svg:x="2.95cm" svg:y="2.525cm">
          <draw:text-box>
            <text:p text:style-name="P1"><text:span text:style-name="T4">of the authorisation in resolution 678. The narrow but key question is: on the true </text:span></text:p>
          </draw:text-box>
        </draw:frame>
        <draw:frame draw:style-name="gr1" draw:text-style-name="P2" draw:layer="layout" svg:width="15.551cm" svg:height="0.475cm" svg:x="2.95cm" svg:y="3.09cm">
          <draw:text-box>
            <text:p text:style-name="P1"><text:span text:style-name="T4">interpretation of resolution 1441, what has the Security Council decided will be the </text:span></text:p>
          </draw:text-box>
        </draw:frame>
        <draw:frame draw:style-name="gr1" draw:text-style-name="P2" draw:layer="layout" svg:width="12.821cm" svg:height="0.475cm" svg:x="2.95cm" svg:y="3.654cm">
          <draw:text-box>
            <text:p text:style-name="P1"><text:span text:style-name="T4">consequences of Iraq’s failure to comply with the enhanced regime.”</text:span></text:p>
          </draw:text-box>
        </draw:frame>
        <draw:frame draw:style-name="gr1" draw:text-style-name="P2" draw:layer="layout" svg:width="6.974cm" svg:height="0.475cm" svg:x="2.2cm" svg:y="4.568cm">
          <draw:text-box>
            <text:p text:style-name="P1"><text:span text:style-name="T7">531. </text:span><text:span text:style-name="T4"><text:s/>Lord Goldsmith told the Inquiry:</text:span></text:p>
          </draw:text-box>
        </draw:frame>
        <draw:frame draw:style-name="gr1" draw:text-style-name="P2" draw:layer="layout" svg:width="15.941cm" svg:height="0.475cm" svg:x="2.95cm" svg:y="5.483cm">
          <draw:text-box>
            <text:p text:style-name="P1"><text:span text:style-name="T4">“… </text:span><text:span text:style-name="T4">without a firebreak, they [members of the Security Council] understood from past </text:span></text:p>
          </draw:text-box>
        </draw:frame>
        <draw:frame draw:style-name="gr1" draw:text-style-name="P2" draw:layer="layout" svg:width="15.564cm" svg:height="0.475cm" svg:x="2.95cm" svg:y="6.047cm">
          <draw:text-box>
            <text:p text:style-name="P1"><text:span text:style-name="T4">practice, from what happened in 1998 after resolution 1205, that the United States </text:span></text:p>
          </draw:text-box>
        </draw:frame>
        <draw:frame draw:style-name="gr1" draw:text-style-name="P2" draw:layer="layout" svg:width="15.521cm" svg:height="0.475cm" svg:x="2.95cm" svg:y="6.612cm">
          <draw:text-box>
            <text:p text:style-name="P1"><text:span text:style-name="T4">and the United Kingdom, and perhaps other states, would have then taken that as </text:span></text:p>
          </draw:text-box>
        </draw:frame>
        <draw:frame draw:style-name="gr1" draw:text-style-name="P2" draw:layer="layout" svg:width="13.697cm" svg:height="0.475cm" svg:x="2.95cm" svg:y="7.176cm">
          <draw:text-box>
            <text:p text:style-name="P1"><text:span text:style-name="T4">saying ‘We now have the authority of the United Nations to move today’.”</text:span></text:p>
          </draw:text-box>
        </draw:frame>
        <draw:frame draw:style-name="gr7" draw:text-style-name="P8" draw:layer="layout" svg:width="0.408cm" svg:height="0.276cm" svg:x="16.59cm" svg:y="7.195cm">
          <draw:text-box>
            <text:p text:style-name="P1"><text:span text:style-name="T13">214</text:span></text:p>
          </draw:text-box>
        </draw:frame>
        <draw:frame draw:style-name="gr1" draw:text-style-name="P2" draw:layer="layout" svg:width="0.422cm" svg:height="0.475cm" svg:x="17.002cm" svg:y="7.1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07cm" svg:height="0.475cm" svg:x="2.2cm" svg:y="8.091cm">
          <draw:text-box>
            <text:p text:style-name="P1"><text:span text:style-name="T7">532. </text:span><text:span text:style-name="T4"><text:s/>Lord Goldsmith identified OPs 4, 11 and 12 as the provisions relevant to the </text:span></text:p>
          </draw:text-box>
        </draw:frame>
        <draw:frame draw:style-name="gr1" draw:text-style-name="P2" draw:layer="layout" svg:width="11.711cm" svg:height="0.475cm" svg:x="2.2cm" svg:y="8.655cm">
          <draw:text-box>
            <text:p text:style-name="P1"><text:span text:style-name="T4">question of whether or not Iraq had taken the final opportunity:</text:span></text:p>
          </draw:text-box>
        </draw:frame>
        <draw:frame draw:style-name="gr1" draw:text-style-name="P2" draw:layer="layout" svg:width="14.633cm" svg:height="0.475cm" svg:x="2.95cm" svg:y="9.57cm">
          <draw:text-box>
            <text:p text:style-name="P1"><text:span text:style-name="T4">“</text:span><text:span text:style-name="T4">It is clear from the text of the resolution, and is apparent from the negotiating </text:span></text:p>
          </draw:text-box>
        </draw:frame>
        <draw:frame draw:style-name="gr1" draw:text-style-name="P2" draw:layer="layout" svg:width="15.843cm" svg:height="0.475cm" svg:x="2.95cm" svg:y="10.134cm">
          <draw:text-box>
            <text:p text:style-name="P1"><text:span text:style-name="T4">history, that if Iraq fails to comply, there will be a further Security Council discussion. </text:span></text:p>
          </draw:text-box>
        </draw:frame>
        <draw:frame draw:style-name="gr1" draw:text-style-name="P2" draw:layer="layout" svg:width="12.977cm" svg:height="0.475cm" svg:x="2.95cm" svg:y="10.698cm">
          <draw:text-box>
            <text:p text:style-name="P1"><text:span text:style-name="T4">The text is, however, ambiguous and unclear on what happens next.”</text:span></text:p>
          </draw:text-box>
        </draw:frame>
        <draw:frame draw:style-name="gr1" draw:text-style-name="P2" draw:layer="layout" svg:width="16.211cm" svg:height="0.475cm" svg:x="2.2cm" svg:y="11.613cm">
          <draw:text-box>
            <text:p text:style-name="P1"><text:span text:style-name="T7">533. </text:span><text:span text:style-name="T4"><text:s/>On that question, Lord Goldsmith identified and summarised the “two competing </text:span></text:p>
          </draw:text-box>
        </draw:frame>
        <draw:frame draw:style-name="gr1" draw:text-style-name="P2" draw:layer="layout" svg:width="2.267cm" svg:height="0.475cm" svg:x="2.2cm" svg:y="12.177cm">
          <draw:text-box>
            <text:p text:style-name="P1"><text:span text:style-name="T4">arguments”:</text:span></text:p>
          </draw:text-box>
        </draw:frame>
        <draw:frame draw:style-name="gr2" draw:text-style-name="P3" draw:layer="layout" svg:width="0.634cm" svg:height="0.712cm" svg:x="2.95cm" svg:y="12.9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31cm" svg:height="0.475cm" svg:x="3.7cm" svg:y="13.092cm">
          <draw:text-box>
            <text:p text:style-name="P1"><text:span text:style-name="T4">“</text:span><text:span text:style-name="T4">that provided there is a Council discussion, if it does not reach a conclusion, </text:span></text:p>
          </draw:text-box>
        </draw:frame>
        <draw:frame draw:style-name="gr1" draw:text-style-name="P2" draw:layer="layout" svg:width="8.837cm" svg:height="0.475cm" svg:x="3.7cm" svg:y="13.656cm">
          <draw:text-box>
            <text:p text:style-name="P1"><text:span text:style-name="T4">there remains an authorisation to use force”; or</text:span></text:p>
          </draw:text-box>
        </draw:frame>
        <draw:frame draw:style-name="gr2" draw:text-style-name="P3" draw:layer="layout" svg:width="0.634cm" svg:height="0.712cm" svg:x="2.95cm" svg:y="14.1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54cm" svg:height="0.475cm" svg:x="3.7cm" svg:y="14.321cm">
          <draw:text-box>
            <text:p text:style-name="P1"><text:span text:style-name="T4">“</text:span><text:span text:style-name="T4">that nothing short of a further Council decision will be a legitimate basis for the </text:span></text:p>
          </draw:text-box>
        </draw:frame>
        <draw:frame draw:style-name="gr1" draw:text-style-name="P2" draw:layer="layout" svg:width="2.601cm" svg:height="0.475cm" svg:x="3.7cm" svg:y="14.885cm">
          <draw:text-box>
            <text:p text:style-name="P1"><text:span text:style-name="T4">use of force”. </text:span></text:p>
          </draw:text-box>
        </draw:frame>
        <draw:frame draw:style-name="gr6" draw:text-style-name="P7" draw:layer="layout" svg:width="5.95cm" svg:height="0.556cm" svg:x="2.2cm" svg:y="16.006cm">
          <draw:text-box>
            <text:p text:style-name="P1"><text:span text:style-name="T9">The first line of argument</text:span></text:p>
          </draw:text-box>
        </draw:frame>
        <draw:frame draw:style-name="gr1" draw:text-style-name="P2" draw:layer="layout" svg:width="14.619cm" svg:height="0.475cm" svg:x="2.2cm" svg:y="16.835cm">
          <draw:text-box>
            <text:p text:style-name="P1"><text:span text:style-name="T7">534. </text:span><text:span text:style-name="T4"><text:s/>The first line of argument maintained that, provided there was a Council </text:span></text:p>
          </draw:text-box>
        </draw:frame>
        <draw:frame draw:style-name="gr1" draw:text-style-name="P2" draw:layer="layout" svg:width="15.856cm" svg:height="0.475cm" svg:x="2.2cm" svg:y="17.399cm">
          <draw:text-box>
            <text:p text:style-name="P1"><text:span text:style-name="T4">discussion, whether conclusive or not, there remained an authorisation to use force. </text:span></text:p>
          </draw:text-box>
        </draw:frame>
        <draw:frame draw:style-name="gr1" draw:text-style-name="P2" draw:layer="layout" svg:width="6.788cm" svg:height="0.475cm" svg:x="2.2cm" svg:y="18.313cm">
          <draw:text-box>
            <text:p text:style-name="P1"><text:span text:style-name="T7">535. </text:span><text:span text:style-name="T4"><text:s/>It relied on the following steps:</text:span></text:p>
          </draw:text-box>
        </draw:frame>
        <draw:frame draw:style-name="gr2" draw:text-style-name="P3" draw:layer="layout" svg:width="0.634cm" svg:height="0.712cm" svg:x="2.95cm" svg:y="19.07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65cm" svg:height="0.475cm" svg:x="3.7cm" svg:y="19.228cm">
          <draw:text-box>
            <text:p text:style-name="P1"><text:span text:style-name="T4">Iraq had been found to be in material breach of relevant resolutions including </text:span></text:p>
          </draw:text-box>
        </draw:frame>
        <draw:frame draw:style-name="gr1" draw:text-style-name="P2" draw:layer="layout" svg:width="14.738cm" svg:height="0.475cm" svg:x="3.7cm" svg:y="19.792cm">
          <draw:text-box>
            <text:p text:style-name="P1"><text:span text:style-name="T4">resolutions 678 and 687. Its violations were therefore, in principle, sufficient to </text:span></text:p>
          </draw:text-box>
        </draw:frame>
        <draw:frame draw:style-name="gr1" draw:text-style-name="P2" draw:layer="layout" svg:width="10.094cm" svg:height="0.475cm" svg:x="3.7cm" svg:y="20.357cm">
          <draw:text-box>
            <text:p text:style-name="P1"><text:span text:style-name="T4">revive the authorisation to use force in resolution 678.</text:span></text:p>
          </draw:text-box>
        </draw:frame>
        <draw:frame draw:style-name="gr2" draw:text-style-name="P3" draw:layer="layout" svg:width="0.634cm" svg:height="0.712cm" svg:x="2.95cm" svg:y="20.8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92cm" svg:height="0.475cm" svg:x="3.7cm" svg:y="21.021cm">
          <draw:text-box>
            <text:p text:style-name="P1"><text:span text:style-name="T4">Iraq had been given a final opportunity to comply and had been warned that it </text:span></text:p>
          </draw:text-box>
        </draw:frame>
        <draw:frame draw:style-name="gr1" draw:text-style-name="P2" draw:layer="layout" svg:width="9.718cm" svg:height="0.475cm" svg:x="3.7cm" svg:y="21.586cm">
          <draw:text-box>
            <text:p text:style-name="P1"><text:span text:style-name="T4">would face serious consequences if it did not do so.</text:span></text:p>
          </draw:text-box>
        </draw:frame>
        <draw:frame draw:style-name="gr2" draw:text-style-name="P3" draw:layer="layout" svg:width="0.634cm" svg:height="0.712cm" svg:x="2.95cm" svg:y="22.0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02cm" svg:height="0.475cm" svg:x="3.7cm" svg:y="22.25cm">
          <draw:text-box>
            <text:p text:style-name="P1"><text:span text:style-name="T4">OP4 of resolution 1441 had the effect of determining in advance that any false </text:span></text:p>
          </draw:text-box>
        </draw:frame>
        <draw:frame draw:style-name="gr1" draw:text-style-name="P2" draw:layer="layout" svg:width="14.459cm" svg:height="0.475cm" svg:x="3.7cm" svg:y="22.815cm">
          <draw:text-box>
            <text:p text:style-name="P1"><text:span text:style-name="T4">statements by Iraq in its declaration and failure by Iraq at any time to comply </text:span></text:p>
          </draw:text-box>
        </draw:frame>
        <draw:frame draw:style-name="gr1" draw:text-style-name="P2" draw:layer="layout" svg:width="15.195cm" svg:height="0.475cm" svg:x="3.7cm" svg:y="23.379cm">
          <draw:text-box>
            <text:p text:style-name="P1"><text:span text:style-name="T4">with and co-operate fully in the implementation of the resolution would constitute </text:span></text:p>
          </draw:text-box>
        </draw:frame>
        <draw:frame draw:style-name="gr1" draw:text-style-name="P2" draw:layer="layout" svg:width="14.535cm" svg:height="0.475cm" svg:x="3.7cm" svg:y="23.943cm">
          <draw:text-box>
            <text:p text:style-name="P1"><text:span text:style-name="T4">a further material breach and would thus revive the authority which had been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2.973cm" svg:height="0.475cm" svg:x="3.7cm" svg:y="24.508cm">
          <draw:text-box>
            <text:p text:style-name="P1"><text:span text:style-name="T4">suspended without any further determination by the Security Council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214 </text:span></text:p>
          </draw:text-box>
        </draw:frame>
        <draw:frame draw:style-name="gr4" draw:text-style-name="P5" draw:layer="layout" svg:width="6.589cm" svg:height="0.395cm" svg:x="2.6cm" svg:y="26.781cm">
          <draw:text-box>
            <text:p text:style-name="P1"><text:span text:style-name="T11">Public hearing, 27 January 2010, page 84.</text:span></text:p>
          </draw:text-box>
        </draw:frame>
      </draw:page>
      <draw:page draw:name="page97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7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77cm" svg:height="0.475cm" svg:x="3.7cm" svg:y="2.525cm">
          <draw:text-box>
            <text:p text:style-name="P1"><text:span text:style-name="T4">It was necessary, however, for the Security Council to meet “to consider the </text:span></text:p>
          </draw:text-box>
        </draw:frame>
        <draw:frame draw:style-name="gr1" draw:text-style-name="P2" draw:layer="layout" svg:width="1.704cm" svg:height="0.475cm" svg:x="3.7cm" svg:y="3.09cm">
          <draw:text-box>
            <text:p text:style-name="P1"><text:span text:style-name="T4">situation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7cm" svg:height="0.475cm" svg:x="3.7cm" svg:y="3.754cm">
          <draw:text-box>
            <text:p text:style-name="P1"><text:span text:style-name="T4">As the resolution had not specified that the Security Council should “decide” </text:span></text:p>
          </draw:text-box>
        </draw:frame>
        <draw:frame draw:style-name="gr1" draw:text-style-name="P2" draw:layer="layout" svg:width="14.683cm" svg:height="0.475cm" svg:x="3.7cm" svg:y="4.318cm">
          <draw:text-box>
            <text:p text:style-name="P1"><text:span text:style-name="T4">what action should be taken, such a meeting would provide an opportunity for </text:span></text:p>
          </draw:text-box>
        </draw:frame>
        <draw:frame draw:style-name="gr1" draw:text-style-name="P2" draw:layer="layout" svg:width="14.298cm" svg:height="0.475cm" svg:x="3.7cm" svg:y="4.883cm">
          <draw:text-box>
            <text:p text:style-name="P1"><text:span text:style-name="T4">further action by the Security Council, but it was not essential that it reach a </text:span></text:p>
          </draw:text-box>
        </draw:frame>
        <draw:frame draw:style-name="gr1" draw:text-style-name="P2" draw:layer="layout" svg:width="14.675cm" svg:height="0.475cm" svg:x="3.7cm" svg:y="5.447cm">
          <draw:text-box>
            <text:p text:style-name="P1"><text:span text:style-name="T4">decision. Once the procedural requirement was satisfied, the authority to take </text:span></text:p>
          </draw:text-box>
        </draw:frame>
        <draw:frame draw:style-name="gr1" draw:text-style-name="P2" draw:layer="layout" svg:width="11.618cm" svg:height="0.475cm" svg:x="3.7cm" svg:y="6.012cm">
          <draw:text-box>
            <text:p text:style-name="P1"><text:span text:style-name="T4">military action in resolution 678 was, once again, fully revived.</text:span></text:p>
          </draw:text-box>
        </draw:frame>
        <draw:frame draw:style-name="gr6" draw:text-style-name="P7" draw:layer="layout" svg:width="6.737cm" svg:height="0.556cm" svg:x="2.2cm" svg:y="7.133cm">
          <draw:text-box>
            <text:p text:style-name="P1"><text:span text:style-name="T9">The second line of argument</text:span></text:p>
          </draw:text-box>
        </draw:frame>
        <draw:frame draw:style-name="gr1" draw:text-style-name="P2" draw:layer="layout" svg:width="15.69cm" svg:height="0.475cm" svg:x="2.2cm" svg:y="7.961cm">
          <draw:text-box>
            <text:p text:style-name="P1"><text:span text:style-name="T7">536. </text:span><text:span text:style-name="T4"><text:s/>The second line of argument focused, by contrast, on the words in OP4 (“and </text:span></text:p>
          </draw:text-box>
        </draw:frame>
        <draw:frame draw:style-name="gr1" draw:text-style-name="P2" draw:layer="layout" svg:width="16.008cm" svg:height="0.475cm" svg:x="2.2cm" svg:y="8.526cm">
          <draw:text-box>
            <text:p text:style-name="P1"><text:span text:style-name="T4">will be reported to the Council for assessment in accordance with paragraphs 11 and </text:span></text:p>
          </draw:text-box>
        </draw:frame>
        <draw:frame draw:style-name="gr1" draw:text-style-name="P2" draw:layer="layout" svg:width="15.83cm" svg:height="0.475cm" svg:x="2.2cm" svg:y="9.09cm">
          <draw:text-box>
            <text:p text:style-name="P1"><text:span text:style-name="T4">12 below”) and on the requirement in OP12 for the Security Council to “consider the </text:span></text:p>
          </draw:text-box>
        </draw:frame>
        <draw:frame draw:style-name="gr1" draw:text-style-name="P2" draw:layer="layout" svg:width="15.784cm" svg:height="0.475cm" svg:x="2.2cm" svg:y="9.655cm">
          <draw:text-box>
            <text:p text:style-name="P1"><text:span text:style-name="T4">situation and the need for full compliance with all of the relevant Council resolutions </text:span></text:p>
          </draw:text-box>
        </draw:frame>
        <draw:frame draw:style-name="gr1" draw:text-style-name="P2" draw:layer="layout" svg:width="15.716cm" svg:height="0.475cm" svg:x="2.2cm" svg:y="10.219cm">
          <draw:text-box>
            <text:p text:style-name="P1"><text:span text:style-name="T4">in order to secure international peace and security”. According to the second line of </text:span></text:p>
          </draw:text-box>
        </draw:frame>
        <draw:frame draw:style-name="gr1" draw:text-style-name="P2" draw:layer="layout" svg:width="15.28cm" svg:height="0.475cm" svg:x="2.2cm" svg:y="10.783cm">
          <draw:text-box>
            <text:p text:style-name="P1"><text:span text:style-name="T4">argument, these provisions implied a return to the Security Council for a decision.</text:span></text:p>
          </draw:text-box>
        </draw:frame>
        <draw:frame draw:style-name="gr1" draw:text-style-name="P2" draw:layer="layout" svg:width="15.674cm" svg:height="0.475cm" svg:x="2.2cm" svg:y="11.698cm">
          <draw:text-box>
            <text:p text:style-name="P1"><text:span text:style-name="T7">537. </text:span><text:span text:style-name="T4"><text:s/>Lord Goldsmith wrote that one view in support of the second line of argument </text:span></text:p>
          </draw:text-box>
        </draw:frame>
        <draw:frame draw:style-name="gr1" draw:text-style-name="P2" draw:layer="layout" svg:width="15.72cm" svg:height="0.475cm" svg:x="2.2cm" svg:y="12.262cm">
          <draw:text-box>
            <text:p text:style-name="P1"><text:span text:style-name="T4">was that the wording of OP4 “indicated the need for an assessment by the Security </text:span></text:p>
          </draw:text-box>
        </draw:frame>
        <draw:frame draw:style-name="gr1" draw:text-style-name="P2" draw:layer="layout" svg:width="16.631cm" svg:height="0.475cm" svg:x="2.2cm" svg:y="12.827cm">
          <draw:text-box>
            <text:p text:style-name="P1"><text:span text:style-name="T4">Council of how serious any Iraqi breaches [were] and whether any Iraqi breaches [were] </text:span></text:p>
          </draw:text-box>
        </draw:frame>
        <draw:frame draw:style-name="gr1" draw:text-style-name="P2" draw:layer="layout" svg:width="16.135cm" svg:height="0.475cm" svg:x="2.2cm" svg:y="13.391cm">
          <draw:text-box>
            <text:p text:style-name="P1"><text:span text:style-name="T4">sufficiently serious to destroy the basis of the cease-fire”. He pointed out that this had </text:span></text:p>
          </draw:text-box>
        </draw:frame>
        <draw:frame draw:style-name="gr1" draw:text-style-name="P2" draw:layer="layout" svg:width="15.67cm" svg:height="0.475cm" svg:x="2.2cm" svg:y="13.956cm">
          <draw:text-box>
            <text:p text:style-name="P1"><text:span text:style-name="T4">been the position taken by Mr Straw when he told Parliament on 25 November that </text:span></text:p>
          </draw:text-box>
        </draw:frame>
        <draw:frame draw:style-name="gr1" draw:text-style-name="P2" draw:layer="layout" svg:width="16.322cm" svg:height="0.475cm" svg:x="2.2cm" svg:y="14.52cm">
          <draw:text-box>
            <text:p text:style-name="P1"><text:span text:style-name="T4">“</text:span><text:span text:style-name="T4">material breach means something significant; some behaviour or pattern of behaviour </text:span></text:p>
          </draw:text-box>
        </draw:frame>
        <draw:frame draw:style-name="gr1" draw:text-style-name="P2" draw:layer="layout" svg:width="16.118cm" svg:height="0.475cm" svg:x="2.2cm" svg:y="15.085cm">
          <draw:text-box>
            <text:p text:style-name="P1"><text:span text:style-name="T4">where any single action appears relatively minor but the action as a whole adds up to </text:span></text:p>
          </draw:text-box>
        </draw:frame>
        <draw:frame draw:style-name="gr1" draw:text-style-name="P2" draw:layer="layout" svg:width="15.919cm" svg:height="0.475cm" svg:x="2.2cm" svg:y="15.649cm">
          <draw:text-box>
            <text:p text:style-name="P1"><text:span text:style-name="T4">something more deliberate and significant: something that shows Iraq’s intention not </text:span></text:p>
          </draw:text-box>
        </draw:frame>
        <draw:frame draw:style-name="gr1" draw:text-style-name="P2" draw:layer="layout" svg:width="15.996cm" svg:height="0.475cm" svg:x="2.2cm" svg:y="16.213cm">
          <draw:text-box>
            <text:p text:style-name="P1"><text:span text:style-name="T4">to comply”. If that was so, the question was by whom such an assessment was to be </text:span></text:p>
          </draw:text-box>
        </draw:frame>
        <draw:frame draw:style-name="gr1" draw:text-style-name="P2" draw:layer="layout" svg:width="16.753cm" svg:height="0.475cm" svg:x="2.2cm" svg:y="16.778cm">
          <draw:text-box>
            <text:p text:style-name="P1"><text:span text:style-name="T4">carried out. Lord Goldsmith noted that, according to the UK view of the revival argument, </text:span></text:p>
          </draw:text-box>
        </draw:frame>
        <draw:frame draw:style-name="gr1" draw:text-style-name="P2" draw:layer="layout" svg:width="6.97cm" svg:height="0.475cm" svg:x="2.2cm" svg:y="17.342cm">
          <draw:text-box>
            <text:p text:style-name="P1"><text:span text:style-name="T4">it could only be the Security Council. </text:span></text:p>
          </draw:text-box>
        </draw:frame>
        <draw:frame draw:style-name="gr1" draw:text-style-name="P2" draw:layer="layout" svg:width="9.861cm" svg:height="0.475cm" svg:x="2.2cm" svg:y="18.257cm">
          <draw:text-box>
            <text:p text:style-name="P1"><text:span text:style-name="T7">538. </text:span><text:span text:style-name="T4"><text:s/>Lord Goldsmith set out the counter position as:</text:span></text:p>
          </draw:text-box>
        </draw:frame>
        <draw:frame draw:style-name="gr1" draw:text-style-name="P2" draw:layer="layout" svg:width="15.374cm" svg:height="0.475cm" svg:x="2.95cm" svg:y="19.171cm">
          <draw:text-box>
            <text:p text:style-name="P1"><text:span text:style-name="T4">“</text:span><text:span text:style-name="T4">If OP4 means what it says: the words ‘co-operate fully’ were included specifically </text:span></text:p>
          </draw:text-box>
        </draw:frame>
        <draw:frame draw:style-name="gr1" draw:text-style-name="P2" draw:layer="layout" svg:width="15.648cm" svg:height="0.475cm" svg:x="2.95cm" svg:y="19.736cm">
          <draw:text-box>
            <text:p text:style-name="P1"><text:span text:style-name="T4">to ensure that any instances of non-co-operation would amount to material breach. </text:span></text:p>
          </draw:text-box>
        </draw:frame>
        <draw:frame draw:style-name="gr1" draw:text-style-name="P2" draw:layer="layout" svg:width="16.042cm" svg:height="0.475cm" svg:x="2.95cm" svg:y="20.3cm">
          <draw:text-box>
            <text:p text:style-name="P1"><text:span text:style-name="T4">This is the US analysis of OP4 and is undoubtedly more consistent with the view that </text:span></text:p>
          </draw:text-box>
        </draw:frame>
        <draw:frame draw:style-name="gr1" draw:text-style-name="P2" draw:layer="layout" svg:width="15.788cm" svg:height="0.475cm" svg:x="2.95cm" svg:y="20.865cm">
          <draw:text-box>
            <text:p text:style-name="P1"><text:span text:style-name="T4">no further decision of the Council is necessary to authorise force, because it can be </text:span></text:p>
          </draw:text-box>
        </draw:frame>
        <draw:frame draw:style-name="gr1" draw:text-style-name="P2" draw:layer="layout" svg:width="15.928cm" svg:height="0.475cm" svg:x="2.95cm" svg:y="21.429cm">
          <draw:text-box>
            <text:p text:style-name="P1"><text:span text:style-name="T4">argued that the Council has determined in advance that any failure will be a material </text:span></text:p>
          </draw:text-box>
        </draw:frame>
        <draw:frame draw:style-name="gr1" draw:text-style-name="P2" draw:layer="layout" svg:width="1.678cm" svg:height="0.475cm" svg:x="2.95cm" svg:y="21.993cm">
          <draw:text-box>
            <text:p text:style-name="P1"><text:span text:style-name="T4">breach.” </text:span></text:p>
          </draw:text-box>
        </draw:frame>
        <draw:frame draw:style-name="gr1" draw:text-style-name="P2" draw:layer="layout" svg:width="15.5cm" svg:height="0.475cm" svg:x="2.2cm" svg:y="22.908cm">
          <draw:text-box>
            <text:p text:style-name="P1"><text:span text:style-name="T7">539. </text:span><text:span text:style-name="T4"><text:s/>Lord Goldsmith advised that the critical issue was, nonetheless, what was to </text:span></text:p>
          </draw:text-box>
        </draw:frame>
        <draw:frame draw:style-name="gr1" draw:text-style-name="P2" draw:layer="layout" svg:width="15.449cm" svg:height="0.475cm" svg:x="2.2cm" svg:y="23.472cm">
          <draw:text-box>
            <text:p text:style-name="P1"><text:span text:style-name="T4">happen when a report came to the Security Council under OP4 or OP11. “In other </text:span></text:p>
          </draw:text-box>
        </draw:frame>
        <draw:frame draw:style-name="gr1" draw:text-style-name="P2" draw:layer="layout" svg:width="8.477cm" svg:height="0.475cm" svg:x="2.2cm" svg:y="24.037cm">
          <draw:text-box>
            <text:p text:style-name="P1"><text:span text:style-name="T4">words”, he wrote, “what does OP12 require”. </text:span></text:p>
          </draw:text-box>
        </draw:frame>
      </draw:page>
      <draw:page draw:name="page9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8</text:span></text:p>
          </draw:text-box>
        </draw:frame>
        <draw:frame draw:style-name="gr6" draw:text-style-name="P7" draw:layer="layout" svg:width="5.891cm" svg:height="0.556cm" svg:x="2.2cm" svg:y="2.513cm">
          <draw:text-box>
            <text:p text:style-name="P1"><text:span text:style-name="T9">The significance of OP12</text:span></text:p>
          </draw:text-box>
        </draw:frame>
        <draw:frame draw:style-name="gr1" draw:text-style-name="P2" draw:layer="layout" svg:width="15.699cm" svg:height="0.475cm" svg:x="2.2cm" svg:y="3.341cm">
          <draw:text-box>
            <text:p text:style-name="P1"><text:span text:style-name="T7">540. </text:span><text:span text:style-name="T4"><text:s/>Lord Goldsmith noted that the language of OP12 was a compromise and was </text:span></text:p>
          </draw:text-box>
        </draw:frame>
        <draw:frame draw:style-name="gr1" draw:text-style-name="P2" draw:layer="layout" svg:width="15.814cm" svg:height="0.475cm" svg:x="2.2cm" svg:y="3.905cm">
          <draw:text-box>
            <text:p text:style-name="P1"><text:span text:style-name="T4">unclear. But it did provide that there should be a meeting of the Council “to consider </text:span></text:p>
          </draw:text-box>
        </draw:frame>
        <draw:frame draw:style-name="gr1" draw:text-style-name="P2" draw:layer="layout" svg:width="15.869cm" svg:height="0.475cm" svg:x="2.2cm" svg:y="4.47cm">
          <draw:text-box>
            <text:p text:style-name="P1"><text:span text:style-name="T4">the situation and the need for compliance in order to secure international peace and </text:span></text:p>
          </draw:text-box>
        </draw:frame>
        <draw:frame draw:style-name="gr1" draw:text-style-name="P2" draw:layer="layout" svg:width="1.721cm" svg:height="0.475cm" svg:x="2.2cm" svg:y="5.034cm">
          <draw:text-box>
            <text:p text:style-name="P1"><text:span text:style-name="T4">security”.</text:span></text:p>
          </draw:text-box>
        </draw:frame>
        <draw:frame draw:style-name="gr1" draw:text-style-name="P2" draw:layer="layout" svg:width="15.204cm" svg:height="0.475cm" svg:x="2.2cm" svg:y="5.949cm">
          <draw:text-box>
            <text:p text:style-name="P1"><text:span text:style-name="T7">541. </text:span><text:span text:style-name="T4"><text:s/>Thus, Lord Goldsmith observed, the Security Council was provided with an </text:span></text:p>
          </draw:text-box>
        </draw:frame>
        <draw:frame draw:style-name="gr1" draw:text-style-name="P2" draw:layer="layout" svg:width="14.747cm" svg:height="0.475cm" svg:x="2.2cm" svg:y="6.513cm">
          <draw:text-box>
            <text:p text:style-name="P1"><text:span text:style-name="T4">opportunity to take a further decision expressly authorising the use of force or, </text:span></text:p>
          </draw:text-box>
        </draw:frame>
        <draw:frame draw:style-name="gr1" draw:text-style-name="P2" draw:layer="layout" svg:width="16.728cm" svg:height="0.475cm" svg:x="2.2cm" svg:y="7.078cm">
          <draw:text-box>
            <text:p text:style-name="P1"><text:span text:style-name="T4">“</text:span><text:span text:style-name="T4">conceivably, to decide that other enforcement measures should be used”. If it did not do </text:span></text:p>
          </draw:text-box>
        </draw:frame>
        <draw:frame draw:style-name="gr1" draw:text-style-name="P2" draw:layer="layout" svg:width="16.389cm" svg:height="0.475cm" svg:x="2.2cm" svg:y="7.642cm">
          <draw:text-box>
            <text:p text:style-name="P1"><text:span text:style-name="T4">so, however, he stated that the “clear US view” was that “the determination” of material </text:span></text:p>
          </draw:text-box>
        </draw:frame>
        <draw:frame draw:style-name="gr1" draw:text-style-name="P2" draw:layer="layout" svg:width="15.742cm" svg:height="0.475cm" svg:x="2.2cm" svg:y="8.206cm">
          <draw:text-box>
            <text:p text:style-name="P1"><text:span text:style-name="T4">breach in OPs 1 and 4 would remain valid, thus authorising the use of force without </text:span></text:p>
          </draw:text-box>
        </draw:frame>
        <draw:frame draw:style-name="gr1" draw:text-style-name="P2" draw:layer="layout" svg:width="3.38cm" svg:height="0.475cm" svg:x="2.2cm" svg:y="8.771cm">
          <draw:text-box>
            <text:p text:style-name="P1"><text:span text:style-name="T4">a further decision.</text:span></text:p>
          </draw:text-box>
        </draw:frame>
        <draw:frame draw:style-name="gr1" draw:text-style-name="P2" draw:layer="layout" svg:width="8.667cm" svg:height="0.475cm" svg:x="2.2cm" svg:y="9.685cm">
          <draw:text-box>
            <text:p text:style-name="P1"><text:span text:style-name="T7">542. </text:span><text:span text:style-name="T4"><text:s/>Lord Goldsmith wrote that his view was: </text:span></text:p>
          </draw:text-box>
        </draw:frame>
        <draw:frame draw:style-name="gr1" draw:text-style-name="P2" draw:layer="layout" svg:width="14.243cm" svg:height="0.475cm" svg:x="2.95cm" svg:y="10.6cm">
          <draw:text-box>
            <text:p text:style-name="P1"><text:span text:style-name="T4">“… </text:span><text:span text:style-name="T4">that different considerations apply in different circumstances. The OP12 </text:span></text:p>
          </draw:text-box>
        </draw:frame>
        <draw:frame draw:style-name="gr1" draw:text-style-name="P2" draw:layer="layout" svg:width="13.875cm" svg:height="0.475cm" svg:x="2.95cm" svg:y="11.164cm">
          <draw:text-box>
            <text:p text:style-name="P1"><text:span text:style-name="T4">discussion might make clear that the Council view is that military action is </text:span></text:p>
          </draw:text-box>
        </draw:frame>
        <draw:frame draw:style-name="gr1" draw:text-style-name="P2" draw:layer="layout" svg:width="16.051cm" svg:height="0.475cm" svg:x="2.95cm" svg:y="11.729cm">
          <draw:text-box>
            <text:p text:style-name="P1"><text:span text:style-name="T4">appropriate but that no further decision is required because of the terms of resolution </text:span></text:p>
          </draw:text-box>
        </draw:frame>
        <draw:frame draw:style-name="gr1" draw:text-style-name="P2" draw:layer="layout" svg:width="14.641cm" svg:height="0.475cm" svg:x="2.95cm" svg:y="12.293cm">
          <draw:text-box>
            <text:p text:style-name="P1"><text:span text:style-name="T4">1441. In such a case, there would be good grounds for relying on the existing </text:span></text:p>
          </draw:text-box>
        </draw:frame>
        <draw:frame draw:style-name="gr1" draw:text-style-name="P2" draw:layer="layout" svg:width="15.289cm" svg:height="0.475cm" svg:x="2.95cm" svg:y="12.858cm">
          <draw:text-box>
            <text:p text:style-name="P1"><text:span text:style-name="T4">resolution as the legal basis for any subsequent military action. The more difficult </text:span></text:p>
          </draw:text-box>
        </draw:frame>
        <draw:frame draw:style-name="gr1" draw:text-style-name="P2" draw:layer="layout" svg:width="14.946cm" svg:height="0.475cm" svg:x="2.95cm" svg:y="13.422cm">
          <draw:text-box>
            <text:p text:style-name="P1"><text:span text:style-name="T4">scenario is if the views of Council members are divided and a further resolution </text:span></text:p>
          </draw:text-box>
        </draw:frame>
        <draw:frame draw:style-name="gr1" draw:text-style-name="P2" draw:layer="layout" svg:width="14.683cm" svg:height="0.475cm" svg:x="2.95cm" svg:y="13.986cm">
          <draw:text-box>
            <text:p text:style-name="P1"><text:span text:style-name="T4">is not adopted either because it fails to attract 9 votes or because it is vetoed.”</text:span></text:p>
          </draw:text-box>
        </draw:frame>
        <draw:frame draw:style-name="gr1" draw:text-style-name="P2" draw:layer="layout" svg:width="16.101cm" svg:height="0.475cm" svg:x="2.2cm" svg:y="14.901cm">
          <draw:text-box>
            <text:p text:style-name="P1"><text:span text:style-name="T7">543. </text:span><text:span text:style-name="T4"><text:s/>Lord Goldsmith rehearsed the arguments for and against the view that, in those </text:span></text:p>
          </draw:text-box>
        </draw:frame>
        <draw:frame draw:style-name="gr1" draw:text-style-name="P2" draw:layer="layout" svg:width="16.398cm" svg:height="0.475cm" svg:x="2.2cm" svg:y="15.465cm">
          <draw:text-box>
            <text:p text:style-name="P1"><text:span text:style-name="T4">circumstances, no further decision of the Security Council was needed to authorise the </text:span></text:p>
          </draw:text-box>
        </draw:frame>
        <draw:frame draw:style-name="gr1" draw:text-style-name="P2" draw:layer="layout" svg:width="2.343cm" svg:height="0.475cm" svg:x="2.2cm" svg:y="16.03cm">
          <draw:text-box>
            <text:p text:style-name="P1"><text:span text:style-name="T4">use of force.</text:span></text:p>
          </draw:text-box>
        </draw:frame>
        <draw:frame draw:style-name="gr1" draw:text-style-name="P2" draw:layer="layout" svg:width="16.08cm" svg:height="0.475cm" svg:x="2.2cm" svg:y="16.944cm">
          <draw:text-box>
            <text:p text:style-name="P1"><text:span text:style-name="T7">544. </text:span><text:span text:style-name="T4"><text:s/>He identified the principal argument in favour of this interpretation to be that the </text:span></text:p>
          </draw:text-box>
        </draw:frame>
        <draw:frame draw:style-name="gr1" draw:text-style-name="P2" draw:layer="layout" svg:width="16.258cm" svg:height="0.475cm" svg:x="2.2cm" svg:y="17.509cm">
          <draw:text-box>
            <text:p text:style-name="P1"><text:span text:style-name="T4">word “consider” had been chosen deliberately and that French and Russian proposals </text:span></text:p>
          </draw:text-box>
        </draw:frame>
        <draw:frame draw:style-name="gr1" draw:text-style-name="P2" draw:layer="layout" svg:width="16.563cm" svg:height="0.475cm" svg:x="2.2cm" svg:y="18.073cm">
          <draw:text-box>
            <text:p text:style-name="P1"><text:span text:style-name="T4">to amend this provision so that the Security Council should be required to “decide” what </text:span></text:p>
          </draw:text-box>
        </draw:frame>
        <draw:frame draw:style-name="gr1" draw:text-style-name="P2" draw:layer="layout" svg:width="7.343cm" svg:height="0.475cm" svg:x="2.2cm" svg:y="18.638cm">
          <draw:text-box>
            <text:p text:style-name="P1"><text:span text:style-name="T4">was to happen had not been accepted.</text:span></text:p>
          </draw:text-box>
        </draw:frame>
        <draw:frame draw:style-name="gr1" draw:text-style-name="P2" draw:layer="layout" svg:width="16.05cm" svg:height="0.475cm" svg:x="2.2cm" svg:y="19.552cm">
          <draw:text-box>
            <text:p text:style-name="P1"><text:span text:style-name="T7">545. </text:span><text:span text:style-name="T4"><text:s/>Lord Goldsmith wrote that he had been impressed by the strength and sincerity </text:span></text:p>
          </draw:text-box>
        </draw:frame>
        <draw:frame draw:style-name="gr1" draw:text-style-name="P2" draw:layer="layout" svg:width="16.474cm" svg:height="0.475cm" svg:x="2.2cm" svg:y="20.116cm">
          <draw:text-box>
            <text:p text:style-name="P1"><text:span text:style-name="T4">of the views of the US Administration on this point. At the same time, “the difficulty” was </text:span></text:p>
          </draw:text-box>
        </draw:frame>
        <draw:frame draw:style-name="gr1" draw:text-style-name="P2" draw:layer="layout" svg:width="12.706cm" svg:height="0.475cm" svg:x="2.2cm" svg:y="20.681cm">
          <draw:text-box>
            <text:p text:style-name="P1"><text:span text:style-name="T4">that the UK was “reliant” on US “assertions” that France and others:</text:span></text:p>
          </draw:text-box>
        </draw:frame>
        <draw:frame draw:style-name="gr1" draw:text-style-name="P2" draw:layer="layout" svg:width="14.349cm" svg:height="0.475cm" svg:x="2.95cm" svg:y="21.595cm">
          <draw:text-box>
            <text:p text:style-name="P1"><text:span text:style-name="T4">“… </text:span><text:span text:style-name="T4">knew and accepted that they were voting for a further discussion and no </text:span></text:p>
          </draw:text-box>
        </draw:frame>
        <draw:frame draw:style-name="gr1" draw:text-style-name="P2" draw:layer="layout" svg:width="15.441cm" svg:height="0.475cm" svg:x="2.95cm" svg:y="22.16cm">
          <draw:text-box>
            <text:p text:style-name="P1"><text:span text:style-name="T4">more. We have very little evidence of this beyond a couple of telegrams recording </text:span></text:p>
          </draw:text-box>
        </draw:frame>
        <draw:frame draw:style-name="gr1" draw:text-style-name="P2" draw:layer="layout" svg:width="14.417cm" svg:height="0.475cm" svg:x="2.95cm" svg:y="22.724cm">
          <draw:text-box>
            <text:p text:style-name="P1"><text:span text:style-name="T4">admissions by French negotiators that they knew the US would not accept a </text:span></text:p>
          </draw:text-box>
        </draw:frame>
        <draw:frame draw:style-name="gr1" draw:text-style-name="P2" draw:layer="layout" svg:width="15.928cm" svg:height="0.475cm" svg:x="2.95cm" svg:y="23.289cm">
          <draw:text-box>
            <text:p text:style-name="P1"><text:span text:style-name="T4">resolution which required a Council decision. The possibility remains that the French </text:span></text:p>
          </draw:text-box>
        </draw:frame>
        <draw:frame draw:style-name="gr1" draw:text-style-name="P2" draw:layer="layout" svg:width="15.547cm" svg:height="0.475cm" svg:x="2.95cm" svg:y="23.853cm">
          <draw:text-box>
            <text:p text:style-name="P1"><text:span text:style-name="T4">and others accepted OP12 because in their view it gave them a sufficient basis on </text:span></text:p>
          </draw:text-box>
        </draw:frame>
        <draw:frame draw:style-name="gr1" draw:text-style-name="P2" draw:layer="layout" svg:width="15.174cm" svg:height="0.475cm" svg:x="2.95cm" svg:y="24.418cm">
          <draw:text-box>
            <text:p text:style-name="P1"><text:span text:style-name="T4">which to argue that a second resolution was required (even if that was not made </text:span></text:p>
          </draw:text-box>
        </draw:frame>
        <draw:frame draw:style-name="gr1" draw:text-style-name="P2" draw:layer="layout" svg:width="3.228cm" svg:height="0.475cm" svg:x="2.95cm" svg:y="24.982cm">
          <draw:text-box>
            <text:p text:style-name="P1"><text:span text:style-name="T4">expressly clear).”</text:span></text:p>
          </draw:text-box>
        </draw:frame>
      </draw:page>
      <draw:page draw:name="page99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9</text:span></text:p>
          </draw:text-box>
        </draw:frame>
        <draw:frame draw:style-name="gr1" draw:text-style-name="P2" draw:layer="layout" svg:width="5.37cm" svg:height="0.475cm" svg:x="2.2cm" svg:y="2.525cm">
          <draw:text-box>
            <text:p text:style-name="P1"><text:span text:style-name="T7">546. </text:span><text:span text:style-name="T4"><text:s/>Lord Goldsmith added:</text:span></text:p>
          </draw:text-box>
        </draw:frame>
        <draw:frame draw:style-name="gr1" draw:text-style-name="P2" draw:layer="layout" svg:width="15.742cm" svg:height="0.475cm" svg:x="2.95cm" svg:y="3.44cm">
          <draw:text-box>
            <text:p text:style-name="P1"><text:span text:style-name="T4">“</text:span><text:span text:style-name="T4">A further difficulty is that, if the matter ever came before a court, it is very uncertain </text:span></text:p>
          </draw:text-box>
        </draw:frame>
        <draw:frame draw:style-name="gr1" draw:text-style-name="P2" draw:layer="layout" svg:width="15.729cm" svg:height="0.475cm" svg:x="2.95cm" svg:y="4.004cm">
          <draw:text-box>
            <text:p text:style-name="P1"><text:span text:style-name="T4">to what extent the court would accept evidence of the negotiating history to support </text:span></text:p>
          </draw:text-box>
        </draw:frame>
        <draw:frame draw:style-name="gr1" draw:text-style-name="P2" draw:layer="layout" svg:width="15.72cm" svg:height="0.475cm" svg:x="2.95cm" svg:y="4.568cm">
          <draw:text-box>
            <text:p text:style-name="P1"><text:span text:style-name="T4">a particular interpretation of the resolution, given that most of the negotiations were </text:span></text:p>
          </draw:text-box>
        </draw:frame>
        <draw:frame draw:style-name="gr1" draw:text-style-name="P2" draw:layer="layout" svg:width="12.211cm" svg:height="0.475cm" svg:x="2.95cm" svg:y="5.133cm">
          <draw:text-box>
            <text:p text:style-name="P1"><text:span text:style-name="T4">conducted in private and there are no agreed or official records.” </text:span></text:p>
          </draw:text-box>
        </draw:frame>
        <draw:frame draw:style-name="gr1" draw:text-style-name="P2" draw:layer="layout" svg:width="15.767cm" svg:height="0.475cm" svg:x="2.2cm" svg:y="6.047cm">
          <draw:text-box>
            <text:p text:style-name="P1"><text:span text:style-name="T7">547. </text:span><text:span text:style-name="T4"><text:s/>Lord Goldsmith identified three arguments in support of the view that a further </text:span></text:p>
          </draw:text-box>
        </draw:frame>
        <draw:frame draw:style-name="gr1" draw:text-style-name="P2" draw:layer="layout" svg:width="4.091cm" svg:height="0.475cm" svg:x="2.2cm" svg:y="6.612cm">
          <draw:text-box>
            <text:p text:style-name="P1"><text:span text:style-name="T4">decision was needed:</text:span></text:p>
          </draw:text-box>
        </draw:frame>
        <draw:frame draw:style-name="gr2" draw:text-style-name="P3" draw:layer="layout" svg:width="0.634cm" svg:height="0.712cm" svg:x="2.95cm" svg:y="7.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25cm" svg:height="0.475cm" svg:x="3.7cm" svg:y="7.526cm">
          <draw:text-box>
            <text:p text:style-name="P1"><text:span text:style-name="T4">The word “assessment” in OP4 and the language of OP12 indicated that the </text:span></text:p>
          </draw:text-box>
        </draw:frame>
        <draw:frame draw:style-name="gr1" draw:text-style-name="P2" draw:layer="layout" svg:width="12.097cm" svg:height="0.475cm" svg:x="3.7cm" svg:y="8.091cm">
          <draw:text-box>
            <text:p text:style-name="P1"><text:span text:style-name="T4">Council would be assessing the seriousness of any Iraqi breach.</text:span></text:p>
          </draw:text-box>
        </draw:frame>
        <draw:frame draw:style-name="gr2" draw:text-style-name="P3" draw:layer="layout" svg:width="0.634cm" svg:height="0.712cm" svg:x="2.95cm" svg:y="8.5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85cm" svg:height="0.475cm" svg:x="3.7cm" svg:y="8.755cm">
          <draw:text-box>
            <text:p text:style-name="P1"><text:span text:style-name="T4">There was special significance in the words “in order to secure international </text:span></text:p>
          </draw:text-box>
        </draw:frame>
        <draw:frame draw:style-name="gr1" draw:text-style-name="P2" draw:layer="layout" svg:width="14.527cm" svg:height="0.475cm" svg:x="3.7cm" svg:y="9.32cm">
          <draw:text-box>
            <text:p text:style-name="P1"><text:span text:style-name="T4">peace and security” reflecting the responsibility of the Security Council under </text:span></text:p>
          </draw:text-box>
        </draw:frame>
        <draw:frame draw:style-name="gr1" draw:text-style-name="P2" draw:layer="layout" svg:width="14.086cm" svg:height="0.475cm" svg:x="3.7cm" svg:y="9.884cm">
          <draw:text-box>
            <text:p text:style-name="P1"><text:span text:style-name="T4">Article 39 of the UN Charter and it could be argued that the Council was to </text:span></text:p>
          </draw:text-box>
        </draw:frame>
        <draw:frame draw:style-name="gr1" draw:text-style-name="P2" draw:layer="layout" svg:width="7.961cm" svg:height="0.475cm" svg:x="3.7cm" svg:y="10.448cm">
          <draw:text-box>
            <text:p text:style-name="P1"><text:span text:style-name="T4">exercise a determinative role on the issue.</text:span></text:p>
          </draw:text-box>
        </draw:frame>
        <draw:frame draw:style-name="gr2" draw:text-style-name="P3" draw:layer="layout" svg:width="0.634cm" svg:height="0.712cm" svg:x="2.95cm" svg:y="10.9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25cm" svg:height="0.475cm" svg:x="3.7cm" svg:y="11.113cm">
          <draw:text-box>
            <text:p text:style-name="P1"><text:span text:style-name="T4">Any other construction reduced the role of the Security Council to a formality.</text:span></text:p>
          </draw:text-box>
        </draw:frame>
        <draw:frame draw:style-name="gr1" draw:text-style-name="P2" draw:layer="layout" svg:width="5.34cm" svg:height="0.475cm" svg:x="2.2cm" svg:y="12.027cm">
          <draw:text-box>
            <text:p text:style-name="P1"><text:span text:style-name="T7">548. </text:span><text:span text:style-name="T4"><text:s/>Lord Goldsmith wrote: </text:span></text:p>
          </draw:text-box>
        </draw:frame>
        <draw:frame draw:style-name="gr1" draw:text-style-name="P2" draw:layer="layout" svg:width="14.612cm" svg:height="0.475cm" svg:x="2.95cm" svg:y="12.942cm">
          <draw:text-box>
            <text:p text:style-name="P1"><text:span text:style-name="T4">“</text:span><text:span text:style-name="T4">Others have jibbed at this categorisation, but I remain of the opinion that this </text:span></text:p>
          </draw:text-box>
        </draw:frame>
        <draw:frame draw:style-name="gr1" draw:text-style-name="P2" draw:layer="layout" svg:width="15.424cm" svg:height="0.475cm" svg:x="2.95cm" svg:y="13.506cm">
          <draw:text-box>
            <text:p text:style-name="P1"><text:span text:style-name="T4">would be the effect in legal terms of the view that no further resolution is required. </text:span></text:p>
          </draw:text-box>
        </draw:frame>
        <draw:frame draw:style-name="gr1" draw:text-style-name="P2" draw:layer="layout" svg:width="15.331cm" svg:height="0.475cm" svg:x="2.95cm" svg:y="14.071cm">
          <draw:text-box>
            <text:p text:style-name="P1"><text:span text:style-name="T4">The Council would be required to meet, and all members of the Council would be </text:span></text:p>
          </draw:text-box>
        </draw:frame>
        <draw:frame draw:style-name="gr1" draw:text-style-name="P2" draw:layer="layout" svg:width="14.785cm" svg:height="0.475cm" svg:x="2.95cm" svg:y="14.635cm">
          <draw:text-box>
            <text:p text:style-name="P1"><text:span text:style-name="T4">under an obligation to participate in the discussion in good faith, but even if an </text:span></text:p>
          </draw:text-box>
        </draw:frame>
        <draw:frame draw:style-name="gr1" draw:text-style-name="P2" draw:layer="layout" svg:width="14.946cm" svg:height="0.475cm" svg:x="2.95cm" svg:y="15.2cm">
          <draw:text-box>
            <text:p text:style-name="P1"><text:span text:style-name="T4">overwhelming majority of the Council were opposed to the use of force, military </text:span></text:p>
          </draw:text-box>
        </draw:frame>
        <draw:frame draw:style-name="gr1" draw:text-style-name="P2" draw:layer="layout" svg:width="6.403cm" svg:height="0.475cm" svg:x="2.95cm" svg:y="15.764cm">
          <draw:text-box>
            <text:p text:style-name="P1"><text:span text:style-name="T4">action could proceed regardless.” </text:span></text:p>
          </draw:text-box>
        </draw:frame>
        <draw:frame draw:style-name="gr1" draw:text-style-name="P2" draw:layer="layout" svg:width="14.962cm" svg:height="0.475cm" svg:x="2.2cm" svg:y="16.678cm">
          <draw:text-box>
            <text:p text:style-name="P1"><text:span text:style-name="T7">549. </text:span><text:span text:style-name="T4"><text:s/>Lord Goldsmith pointed out that the statements made by Security Council </text:span></text:p>
          </draw:text-box>
        </draw:frame>
        <draw:frame draw:style-name="gr1" draw:text-style-name="P2" draw:layer="layout" svg:width="14.04cm" svg:height="0.475cm" svg:x="2.2cm" svg:y="17.243cm">
          <draw:text-box>
            <text:p text:style-name="P1"><text:span text:style-name="T4">members on the adoption of resolution 1441, which might be referred to in </text:span></text:p>
          </draw:text-box>
        </draw:frame>
        <draw:frame draw:style-name="gr1" draw:text-style-name="P2" draw:layer="layout" svg:width="16.106cm" svg:height="0.475cm" svg:x="2.2cm" svg:y="17.807cm">
          <draw:text-box>
            <text:p text:style-name="P1"><text:span text:style-name="T4">circumstances when the wording of the resolution was not clear, were not conclusive. </text:span></text:p>
          </draw:text-box>
        </draw:frame>
        <draw:frame draw:style-name="gr1" draw:text-style-name="P2" draw:layer="layout" svg:width="1.818cm" svg:height="0.475cm" svg:x="2.2cm" svg:y="18.372cm">
          <draw:text-box>
            <text:p text:style-name="P1"><text:span text:style-name="T4">He wrote:</text:span></text:p>
          </draw:text-box>
        </draw:frame>
        <draw:frame draw:style-name="gr1" draw:text-style-name="P2" draw:layer="layout" svg:width="15.86cm" svg:height="0.475cm" svg:x="2.95cm" svg:y="19.286cm">
          <draw:text-box>
            <text:p text:style-name="P1"><text:span text:style-name="T4">“</text:span><text:span text:style-name="T4">Only the US explicitly stated that it believed that the resolution did not constrain the </text:span></text:p>
          </draw:text-box>
        </draw:frame>
        <draw:frame draw:style-name="gr1" draw:text-style-name="P2" draw:layer="layout" svg:width="15.293cm" svg:height="0.475cm" svg:x="2.95cm" svg:y="19.851cm">
          <draw:text-box>
            <text:p text:style-name="P1"><text:span text:style-name="T4">use of force by States ‘to enforce relevant United Nations resolutions and protect </text:span></text:p>
          </draw:text-box>
        </draw:frame>
        <draw:frame draw:style-name="gr1" draw:text-style-name="P2" draw:layer="layout" svg:width="15.945cm" svg:height="0.475cm" svg:x="2.95cm" svg:y="20.415cm">
          <draw:text-box>
            <text:p text:style-name="P1"><text:span text:style-name="T4">world peace and security’ regardless of whether there was a further Security Council </text:span></text:p>
          </draw:text-box>
        </draw:frame>
        <draw:frame draw:style-name="gr1" draw:text-style-name="P2" draw:layer="layout" svg:width="15.568cm" svg:height="0.475cm" svg:x="2.95cm" svg:y="20.98cm">
          <draw:text-box>
            <text:p text:style-name="P1"><text:span text:style-name="T4">decision. Conversely, two other Council members, Mexico and Ireland, made clear </text:span></text:p>
          </draw:text-box>
        </draw:frame>
        <draw:frame draw:style-name="gr1" draw:text-style-name="P2" draw:layer="layout" svg:width="14.675cm" svg:height="0.475cm" svg:x="2.95cm" svg:y="21.544cm">
          <draw:text-box>
            <text:p text:style-name="P1"><text:span text:style-name="T4">that in their view a further decision of the Council was required before the use </text:span></text:p>
          </draw:text-box>
        </draw:frame>
        <draw:frame draw:style-name="gr1" draw:text-style-name="P2" draw:layer="layout" svg:width="15.018cm" svg:height="0.475cm" svg:x="2.95cm" svg:y="22.108cm">
          <draw:text-box>
            <text:p text:style-name="P1"><text:span text:style-name="T4">of force would be authorised. Syria also stated that the resolution should not be </text:span></text:p>
          </draw:text-box>
        </draw:frame>
        <draw:frame draw:style-name="gr1" draw:text-style-name="P2" draw:layer="layout" svg:width="14.895cm" svg:height="0.475cm" svg:x="2.95cm" svg:y="22.673cm">
          <draw:text-box>
            <text:p text:style-name="P1"><text:span text:style-name="T4">interpreted, through certain paragraphs, as authorising any State to use force.” </text:span></text:p>
          </draw:text-box>
        </draw:frame>
        <draw:frame draw:style-name="gr6" draw:text-style-name="P7" draw:layer="layout" svg:width="6.03cm" svg:height="0.556cm" svg:x="2.2cm" svg:y="23.794cm">
          <draw:text-box>
            <text:p text:style-name="P1"><text:span text:style-name="T9">Other arguments rejected</text:span></text:p>
          </draw:text-box>
        </draw:frame>
        <draw:frame draw:style-name="gr1" draw:text-style-name="P2" draw:layer="layout" svg:width="15.978cm" svg:height="0.475cm" svg:x="2.2cm" svg:y="24.622cm">
          <draw:text-box>
            <text:p text:style-name="P1"><text:span text:style-name="T7">550. </text:span><text:span text:style-name="T4"><text:s/>Lord Goldsmith rejected the argument that it was possible to establish that Iraq </text:span></text:p>
          </draw:text-box>
        </draw:frame>
        <draw:frame draw:style-name="gr1" draw:text-style-name="P2" draw:layer="layout" svg:width="16.381cm" svg:height="0.475cm" svg:x="2.2cm" svg:y="25.187cm">
          <draw:text-box>
            <text:p text:style-name="P1"><text:span text:style-name="T4">had failed to take its final opportunity through the procedures in OPs 11 and 12 without </text:span></text:p>
          </draw:text-box>
        </draw:frame>
        <draw:frame draw:style-name="gr1" draw:text-style-name="P2" draw:layer="layout" svg:width="16.444cm" svg:height="0.475cm" svg:x="2.2cm" svg:y="25.751cm">
          <draw:text-box>
            <text:p text:style-name="P1"><text:span text:style-name="T4">regard to the words “for assessment” in OP4. He accepted that the words “and shall be </text:span></text:p>
          </draw:text-box>
        </draw:frame>
        <draw:frame draw:style-name="gr1" draw:text-style-name="P2" draw:layer="layout" svg:width="16.482cm" svg:height="0.475cm" svg:x="2.2cm" svg:y="26.316cm">
          <draw:text-box>
            <text:p text:style-name="P1"><text:span text:style-name="T4">reported to the Council for assessment in accordance with paragraphs 11 and 12” were </text:span></text:p>
          </draw:text-box>
        </draw:frame>
      </draw:page>
      <draw:page draw:name="page10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0</text:span></text:p>
          </draw:text-box>
        </draw:frame>
        <draw:frame draw:style-name="gr1" draw:text-style-name="P2" draw:layer="layout" svg:width="16.465cm" svg:height="0.475cm" svg:x="2.2cm" svg:y="2.525cm">
          <draw:text-box>
            <text:p text:style-name="P1"><text:span text:style-name="T4">added at a late stage, but noted that it was substituted for other language “which would </text:span></text:p>
          </draw:text-box>
        </draw:frame>
        <draw:frame draw:style-name="gr1" draw:text-style-name="P2" draw:layer="layout" svg:width="16.372cm" svg:height="0.475cm" svg:x="2.2cm" svg:y="3.09cm">
          <draw:text-box>
            <text:p text:style-name="P1"><text:span text:style-name="T4">clearly have had the effect of making any finding of material breach subject to a further </text:span></text:p>
          </draw:text-box>
        </draw:frame>
        <draw:frame draw:style-name="gr1" draw:text-style-name="P2" draw:layer="layout" svg:width="5.285cm" svg:height="0.475cm" svg:x="2.2cm" svg:y="3.654cm">
          <draw:text-box>
            <text:p text:style-name="P1"><text:span text:style-name="T4">Council decision”. He wrote:</text:span></text:p>
          </draw:text-box>
        </draw:frame>
        <draw:frame draw:style-name="gr1" draw:text-style-name="P2" draw:layer="layout" svg:width="14.874cm" svg:height="0.475cm" svg:x="2.95cm" svg:y="4.568cm">
          <draw:text-box>
            <text:p text:style-name="P1"><text:span text:style-name="T4">“</text:span><text:span text:style-name="T4">It is clear … that any Iraqi conduct which would be sufficient to trigger a report </text:span></text:p>
          </draw:text-box>
        </draw:frame>
        <draw:frame draw:style-name="gr1" draw:text-style-name="P2" draw:layer="layout" svg:width="15.513cm" svg:height="0.475cm" svg:x="2.95cm" svg:y="5.133cm">
          <draw:text-box>
            <text:p text:style-name="P1"><text:span text:style-name="T4">from the inspectors under OP11 would also amount to a failure to comply with and </text:span></text:p>
          </draw:text-box>
        </draw:frame>
        <draw:frame draw:style-name="gr1" draw:text-style-name="P2" draw:layer="layout" svg:width="15.53cm" svg:height="0.475cm" svg:x="2.95cm" svg:y="5.697cm">
          <draw:text-box>
            <text:p text:style-name="P1"><text:span text:style-name="T4">co-operate fully in the implementation of the resolution and would thus be covered </text:span></text:p>
          </draw:text-box>
        </draw:frame>
        <draw:frame draw:style-name="gr1" draw:text-style-name="P2" draw:layer="layout" svg:width="15.416cm" svg:height="0.475cm" svg:x="2.95cm" svg:y="6.262cm">
          <draw:text-box>
            <text:p text:style-name="P1"><text:span text:style-name="T4">by OP4. In addition, the reference to paragraph 11 in OP4 cannot be ignored. It is </text:span></text:p>
          </draw:text-box>
        </draw:frame>
        <draw:frame draw:style-name="gr1" draw:text-style-name="P2" draw:layer="layout" svg:width="15.856cm" svg:height="0.475cm" svg:x="2.95cm" svg:y="6.826cm">
          <draw:text-box>
            <text:p text:style-name="P1"><text:span text:style-name="T4">not entirely clear what this means, but the most convincing explanation seems to be </text:span></text:p>
          </draw:text-box>
        </draw:frame>
        <draw:frame draw:style-name="gr1" draw:text-style-name="P2" draw:layer="layout" svg:width="15.737cm" svg:height="0.475cm" svg:x="2.95cm" svg:y="7.391cm">
          <draw:text-box>
            <text:p text:style-name="P1"><text:span text:style-name="T4">that it is a recognition that an OP11 inspectors’ report would also constitute a report </text:span></text:p>
          </draw:text-box>
        </draw:frame>
        <draw:frame draw:style-name="gr1" draw:text-style-name="P2" draw:layer="layout" svg:width="15.814cm" svg:height="0.475cm" svg:x="2.95cm" svg:y="7.955cm">
          <draw:text-box>
            <text:p text:style-name="P1"><text:span text:style-name="T4">of a further material breach within the meaning of OP4 and would thus be assessed </text:span></text:p>
          </draw:text-box>
        </draw:frame>
        <draw:frame draw:style-name="gr1" draw:text-style-name="P2" draw:layer="layout" svg:width="5.366cm" svg:height="0.475cm" svg:x="2.95cm" svg:y="8.52cm">
          <draw:text-box>
            <text:p text:style-name="P1"><text:span text:style-name="T4">by the Council under OP12.”</text:span></text:p>
          </draw:text-box>
        </draw:frame>
        <draw:frame draw:style-name="gr1" draw:text-style-name="P2" draw:layer="layout" svg:width="16.139cm" svg:height="0.475cm" svg:x="2.2cm" svg:y="9.434cm">
          <draw:text-box>
            <text:p text:style-name="P1"><text:span text:style-name="T7">551. </text:span><text:span text:style-name="T4"><text:s/>Addressing whether the differences between the US and UK objectives had any </text:span></text:p>
          </draw:text-box>
        </draw:frame>
        <draw:frame draw:style-name="gr1" draw:text-style-name="P2" draw:layer="layout" svg:width="13.045cm" svg:height="0.475cm" svg:x="2.2cm" svg:y="9.998cm">
          <draw:text-box>
            <text:p text:style-name="P1"><text:span text:style-name="T4">impact on the interpretation of resolution 1441, Lord Goldsmith wrote:</text:span></text:p>
          </draw:text-box>
        </draw:frame>
        <draw:frame draw:style-name="gr1" draw:text-style-name="P2" draw:layer="layout" svg:width="15.446cm" svg:height="0.475cm" svg:x="2.95cm" svg:y="10.913cm">
          <draw:text-box>
            <text:p text:style-name="P1"><text:span text:style-name="T4">“</text:span><text:span text:style-name="T4">I have considered whether this difference in the underlying legal view means that </text:span></text:p>
          </draw:text-box>
        </draw:frame>
        <draw:frame draw:style-name="gr1" draw:text-style-name="P2" draw:layer="layout" svg:width="15.526cm" svg:height="0.475cm" svg:x="2.95cm" svg:y="11.477cm">
          <draw:text-box>
            <text:p text:style-name="P1"><text:span text:style-name="T4">the effect of the resolution might be different for the US than for the UK, but I have </text:span></text:p>
          </draw:text-box>
        </draw:frame>
        <draw:frame draw:style-name="gr1" draw:text-style-name="P2" draw:layer="layout" svg:width="15.013cm" svg:height="0.475cm" svg:x="2.95cm" svg:y="12.042cm">
          <draw:text-box>
            <text:p text:style-name="P1"><text:span text:style-name="T4">concluded that it does not affect the position. If OP12 of the resolution, properly </text:span></text:p>
          </draw:text-box>
        </draw:frame>
        <draw:frame draw:style-name="gr1" draw:text-style-name="P2" draw:layer="layout" svg:width="15.64cm" svg:height="0.475cm" svg:x="2.95cm" svg:y="12.606cm">
          <draw:text-box>
            <text:p text:style-name="P1"><text:span text:style-name="T4">interpreted, were to mean that a further Council decision was required before force </text:span></text:p>
          </draw:text-box>
        </draw:frame>
        <draw:frame draw:style-name="gr1" draw:text-style-name="P2" draw:layer="layout" svg:width="16.017cm" svg:height="0.475cm" svg:x="2.95cm" svg:y="13.171cm">
          <draw:text-box>
            <text:p text:style-name="P1"><text:span text:style-name="T4">was authorised, this would constrain the US just as much as the UK. It was therefore </text:span></text:p>
          </draw:text-box>
        </draw:frame>
        <draw:frame draw:style-name="gr1" draw:text-style-name="P2" draw:layer="layout" svg:width="15.687cm" svg:height="0.475cm" svg:x="2.95cm" svg:y="13.735cm">
          <draw:text-box>
            <text:p text:style-name="P1"><text:span text:style-name="T4">an essential negotiating point for the US that the resolution should not concede the </text:span></text:p>
          </draw:text-box>
        </draw:frame>
        <draw:frame draw:style-name="gr1" draw:text-style-name="P2" draw:layer="layout" svg:width="13.612cm" svg:height="0.475cm" svg:x="2.95cm" svg:y="14.3cm">
          <draw:text-box>
            <text:p text:style-name="P1"><text:span text:style-name="T4">need for a second resolution. They are convinced that they succeeded.” </text:span></text:p>
          </draw:text-box>
        </draw:frame>
        <draw:frame draw:style-name="gr6" draw:text-style-name="P7" draw:layer="layout" svg:width="7.106cm" svg:height="0.556cm" svg:x="2.2cm" svg:y="15.421cm">
          <draw:text-box>
            <text:p text:style-name="P1"><text:span text:style-name="T9">Lord Goldsmith’s conclusions</text:span></text:p>
          </draw:text-box>
        </draw:frame>
        <draw:frame draw:style-name="gr1" draw:text-style-name="P2" draw:layer="layout" svg:width="15.072cm" svg:height="0.475cm" svg:x="2.2cm" svg:y="16.249cm">
          <draw:text-box>
            <text:p text:style-name="P1"><text:span text:style-name="T7">552. </text:span><text:span text:style-name="T4"><text:s/>In paragraphs headed “Summary”, Lord Goldsmith set out his conclusions.</text:span></text:p>
          </draw:text-box>
        </draw:frame>
        <draw:frame draw:style-name="gr1" draw:text-style-name="P2" draw:layer="layout" svg:width="9.798cm" svg:height="0.475cm" svg:x="2.2cm" svg:y="17.163cm">
          <draw:text-box>
            <text:p text:style-name="P1"><text:span text:style-name="T7">553. </text:span><text:span text:style-name="T4"><text:s/>He wrote that the language of resolution 1441:</text:span></text:p>
          </draw:text-box>
        </draw:frame>
        <draw:frame draw:style-name="gr1" draw:text-style-name="P2" draw:layer="layout" svg:width="14.286cm" svg:height="0.475cm" svg:x="2.95cm" svg:y="18.078cm">
          <draw:text-box>
            <text:p text:style-name="P1"><text:span text:style-name="T4">“… </text:span><text:span text:style-name="T4">leaves the position unclear and the statements made on adoption of the </text:span></text:p>
          </draw:text-box>
        </draw:frame>
        <draw:frame draw:style-name="gr1" draw:text-style-name="P2" draw:layer="layout" svg:width="15.352cm" svg:height="0.475cm" svg:x="2.95cm" svg:y="18.642cm">
          <draw:text-box>
            <text:p text:style-name="P1"><text:span text:style-name="T4">resolution suggest that there were differences of view within the Council as to the </text:span></text:p>
          </draw:text-box>
        </draw:frame>
        <draw:frame draw:style-name="gr1" draw:text-style-name="P2" draw:layer="layout" svg:width="12.926cm" svg:height="0.475cm" svg:x="2.95cm" svg:y="19.207cm">
          <draw:text-box>
            <text:p text:style-name="P1"><text:span text:style-name="T4">legal effect of the resolution. Arguments can be made on both sides. </text:span></text:p>
          </draw:text-box>
        </draw:frame>
        <draw:frame draw:style-name="gr1" draw:text-style-name="P2" draw:layer="layout" svg:width="15.395cm" svg:height="0.475cm" svg:x="2.95cm" svg:y="20.121cm">
          <draw:text-box>
            <text:p text:style-name="P1"><text:span text:style-name="T4">“</text:span><text:span text:style-name="T4">A key question is whether there is … a need for an assessment of whether Iraq’s </text:span></text:p>
          </draw:text-box>
        </draw:frame>
        <draw:frame draw:style-name="gr1" draw:text-style-name="P2" draw:layer="layout" svg:width="15.725cm" svg:height="0.475cm" svg:x="2.95cm" svg:y="20.686cm">
          <draw:text-box>
            <text:p text:style-name="P1"><text:span text:style-name="T4">conduct constitutes a failure to take the final opportunity or has constituted a failure </text:span></text:p>
          </draw:text-box>
        </draw:frame>
        <draw:frame draw:style-name="gr1" draw:text-style-name="P2" draw:layer="layout" svg:width="15.437cm" svg:height="0.475cm" svg:x="2.95cm" svg:y="21.25cm">
          <draw:text-box>
            <text:p text:style-name="P1"><text:span text:style-name="T4">fully to co-operate within the meaning of OP4 such that the basis of the cease-fire </text:span></text:p>
          </draw:text-box>
        </draw:frame>
        <draw:frame draw:style-name="gr1" draw:text-style-name="P2" draw:layer="layout" svg:width="15.555cm" svg:height="0.475cm" svg:x="2.95cm" svg:y="21.815cm">
          <draw:text-box>
            <text:p text:style-name="P1"><text:span text:style-name="T4">is destroyed. If an assessment is needed of that sort, it would be for the Council to </text:span></text:p>
          </draw:text-box>
        </draw:frame>
        <draw:frame draw:style-name="gr1" draw:text-style-name="P2" draw:layer="layout" svg:width="1.606cm" svg:height="0.475cm" svg:x="2.95cm" svg:y="22.379cm">
          <draw:text-box>
            <text:p text:style-name="P1"><text:span text:style-name="T4">make it. </text:span></text:p>
          </draw:text-box>
        </draw:frame>
        <draw:frame draw:style-name="gr1" draw:text-style-name="P2" draw:layer="layout" svg:width="15.454cm" svg:height="0.475cm" svg:x="2.95cm" svg:y="23.293cm">
          <draw:text-box>
            <text:p text:style-name="P1"><text:span text:style-name="T4">“</text:span><text:span text:style-name="T4">A narrow textual reading of the resolution suggests that sort of assessment is not </text:span></text:p>
          </draw:text-box>
        </draw:frame>
        <draw:frame draw:style-name="gr1" draw:text-style-name="P2" draw:layer="layout" svg:width="15.555cm" svg:height="0.475cm" svg:x="2.95cm" svg:y="23.858cm">
          <draw:text-box>
            <text:p text:style-name="P1"><text:span text:style-name="T4">needed, because the Council has pre-determined the issue. Public statements, on </text:span></text:p>
          </draw:text-box>
        </draw:frame>
        <draw:frame draw:style-name="gr1" draw:text-style-name="P2" draw:layer="layout" svg:width="5.958cm" svg:height="0.475cm" svg:x="2.95cm" svg:y="24.422cm">
          <draw:text-box>
            <text:p text:style-name="P1"><text:span text:style-name="T4">the other hand, say otherwise.” </text:span></text:p>
          </draw:text-box>
        </draw:frame>
        <draw:frame draw:style-name="gr1" draw:text-style-name="P2" draw:layer="layout" svg:width="16.55cm" svg:height="0.475cm" svg:x="2.2cm" svg:y="25.337cm">
          <draw:text-box>
            <text:p text:style-name="P1"><text:span text:style-name="T7">554. </text:span><text:span text:style-name="T4"><text:s/>Lord Goldsmith wrote that he remained “of the opinion that the safest legal course </text:span></text:p>
          </draw:text-box>
        </draw:frame>
        <draw:frame draw:style-name="gr1" draw:text-style-name="P2" draw:layer="layout" svg:width="15.941cm" svg:height="0.475cm" svg:x="2.2cm" svg:y="25.901cm">
          <draw:text-box>
            <text:p text:style-name="P1"><text:span text:style-name="T4">would be to secure the adoption of a further resolution to authorise the use of force”, </text:span></text:p>
          </draw:text-box>
        </draw:frame>
        <draw:frame draw:style-name="gr1" draw:text-style-name="P2" draw:layer="layout" svg:width="16.703cm" svg:height="0.475cm" svg:x="2.2cm" svg:y="26.466cm">
          <draw:text-box>
            <text:p text:style-name="P1"><text:span text:style-name="T4">and that he had “already advised” that he did “not believe that such a resolution need be </text:span></text:p>
          </draw:text-box>
        </draw:frame>
      </draw:page>
      <draw:page draw:name="page101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1</text:span></text:p>
          </draw:text-box>
        </draw:frame>
        <draw:frame draw:style-name="gr1" draw:text-style-name="P2" draw:layer="layout" svg:width="16.677cm" svg:height="0.475cm" svg:x="2.2cm" svg:y="2.525cm">
          <draw:text-box>
            <text:p text:style-name="P1"><text:span text:style-name="T4">explicit in its terms” if it established that the Council had “concluded” that Iraq had “failed </text:span></text:p>
          </draw:text-box>
        </draw:frame>
        <draw:frame draw:style-name="gr1" draw:text-style-name="P2" draw:layer="layout" svg:width="10.518cm" svg:height="0.475cm" svg:x="2.2cm" svg:y="3.09cm">
          <draw:text-box>
            <text:p text:style-name="P1"><text:span text:style-name="T4">to take the final opportunity offered by resolution 1441”. </text:span></text:p>
          </draw:text-box>
        </draw:frame>
        <draw:frame draw:style-name="gr1" draw:text-style-name="P2" draw:layer="layout" svg:width="5.37cm" svg:height="0.475cm" svg:x="2.2cm" svg:y="4.004cm">
          <draw:text-box>
            <text:p text:style-name="P1"><text:span text:style-name="T7">555. </text:span><text:span text:style-name="T4"><text:s/>Lord Goldsmith added:</text:span></text:p>
          </draw:text-box>
        </draw:frame>
        <draw:frame draw:style-name="gr1" draw:text-style-name="P2" draw:layer="layout" svg:width="15.052cm" svg:height="0.475cm" svg:x="2.95cm" svg:y="4.918cm">
          <draw:text-box>
            <text:p text:style-name="P1"><text:span text:style-name="T4">“</text:span><text:span text:style-name="T4">Nevertheless, having regard to the information on the negotiating history which </text:span></text:p>
          </draw:text-box>
        </draw:frame>
        <draw:frame draw:style-name="gr1" draw:text-style-name="P2" draw:layer="layout" svg:width="15.39cm" svg:height="0.475cm" svg:x="2.95cm" svg:y="5.483cm">
          <draw:text-box>
            <text:p text:style-name="P1"><text:span text:style-name="T4">I have been given and to the arguments of the US Administration which I heard in </text:span></text:p>
          </draw:text-box>
        </draw:frame>
        <draw:frame draw:style-name="gr1" draw:text-style-name="P2" draw:layer="layout" svg:width="15.356cm" svg:height="0.475cm" svg:x="2.95cm" svg:y="6.047cm">
          <draw:text-box>
            <text:p text:style-name="P1"><text:span text:style-name="T4">Washington, I accept that a reasonable case can be made that resolution 1441 is </text:span></text:p>
          </draw:text-box>
        </draw:frame>
        <draw:frame draw:style-name="gr1" draw:text-style-name="P2" draw:layer="layout" svg:width="15.619cm" svg:height="0.475cm" svg:x="2.95cm" svg:y="6.612cm">
          <draw:text-box>
            <text:p text:style-name="P1"><text:span text:style-name="T4">capable in principle of reviving the authorisation in 678 without a further resolution.”</text:span></text:p>
          </draw:text-box>
        </draw:frame>
        <draw:frame draw:style-name="gr1" draw:text-style-name="P2" draw:layer="layout" svg:width="8.257cm" svg:height="0.475cm" svg:x="2.2cm" svg:y="7.526cm">
          <draw:text-box>
            <text:p text:style-name="P1"><text:span text:style-name="T7">556. </text:span><text:span text:style-name="T4"><text:s/>Lord Goldsmith added that that would:</text:span></text:p>
          </draw:text-box>
        </draw:frame>
        <draw:frame draw:style-name="gr1" draw:text-style-name="P2" draw:layer="layout" svg:width="15.365cm" svg:height="0.475cm" svg:x="2.95cm" svg:y="8.441cm">
          <draw:text-box>
            <text:p text:style-name="P1"><text:span text:style-name="T4">“… </text:span><text:span text:style-name="T4">only be sustainable if there are strong factual grounds for concluding that Iraq </text:span></text:p>
          </draw:text-box>
        </draw:frame>
        <draw:frame draw:style-name="gr1" draw:text-style-name="P2" draw:layer="layout" svg:width="15.128cm" svg:height="0.475cm" svg:x="2.95cm" svg:y="9.005cm">
          <draw:text-box>
            <text:p text:style-name="P1"><text:span text:style-name="T4">has failed to take the final opportunity. In other words, we would need to be able </text:span></text:p>
          </draw:text-box>
        </draw:frame>
        <draw:frame draw:style-name="gr1" draw:text-style-name="P2" draw:layer="layout" svg:width="15.555cm" svg:height="0.475cm" svg:x="2.95cm" svg:y="9.57cm">
          <draw:text-box>
            <text:p text:style-name="P1"><text:span text:style-name="T4">to demonstrate hard evidence of non-compliance and non-co-operation. Given the </text:span></text:p>
          </draw:text-box>
        </draw:frame>
        <draw:frame draw:style-name="gr1" draw:text-style-name="P2" draw:layer="layout" svg:width="15.564cm" svg:height="0.475cm" svg:x="2.95cm" svg:y="10.134cm">
          <draw:text-box>
            <text:p text:style-name="P1"><text:span text:style-name="T4">structure of the resolution as a whole, the views of UNMOVIC and the IAEA will be </text:span></text:p>
          </draw:text-box>
        </draw:frame>
        <draw:frame draw:style-name="gr1" draw:text-style-name="P2" draw:layer="layout" svg:width="15.094cm" svg:height="0.475cm" svg:x="2.95cm" svg:y="10.698cm">
          <draw:text-box>
            <text:p text:style-name="P1"><text:span text:style-name="T4">highly significant in this respect. In the light of the latest reporting by UNMOVIC, </text:span></text:p>
          </draw:text-box>
        </draw:frame>
        <draw:frame draw:style-name="gr1" draw:text-style-name="P2" draw:layer="layout" svg:width="15.644cm" svg:height="0.475cm" svg:x="2.95cm" svg:y="11.263cm">
          <draw:text-box>
            <text:p text:style-name="P1"><text:span text:style-name="T4">you will need to consider extremely carefully whether the evidence … is sufficiently </text:span></text:p>
          </draw:text-box>
        </draw:frame>
        <draw:frame draw:style-name="gr1" draw:text-style-name="P2" draw:layer="layout" svg:width="15.733cm" svg:height="0.475cm" svg:x="2.95cm" svg:y="11.827cm">
          <draw:text-box>
            <text:p text:style-name="P1"><text:span text:style-name="T4">compelling to justify the conclusion that Iraq has failed to take the final opportunity.” </text:span></text:p>
          </draw:text-box>
        </draw:frame>
        <draw:frame draw:style-name="gr1" draw:text-style-name="P2" draw:layer="layout" svg:width="5.34cm" svg:height="0.475cm" svg:x="2.2cm" svg:y="12.742cm">
          <draw:text-box>
            <text:p text:style-name="P1"><text:span text:style-name="T7">557. </text:span><text:span text:style-name="T4"><text:s/>Lord Goldsmith wrote: </text:span></text:p>
          </draw:text-box>
        </draw:frame>
        <draw:frame draw:style-name="gr1" draw:text-style-name="P2" draw:layer="layout" svg:width="15.348cm" svg:height="0.475cm" svg:x="2.95cm" svg:y="13.656cm">
          <draw:text-box>
            <text:p text:style-name="P1"><text:span text:style-name="T4">“</text:span><text:span text:style-name="T4">In reaching my conclusions, I have taken account of the fact that on a number of </text:span></text:p>
          </draw:text-box>
        </draw:frame>
        <draw:frame draw:style-name="gr1" draw:text-style-name="P2" draw:layer="layout" svg:width="15.847cm" svg:height="0.475cm" svg:x="2.95cm" svg:y="14.221cm">
          <draw:text-box>
            <text:p text:style-name="P1"><text:span text:style-name="T4">previous occasions, including in relation to Operation Desert Fox in December 1998 </text:span></text:p>
          </draw:text-box>
        </draw:frame>
        <draw:frame draw:style-name="gr1" draw:text-style-name="P2" draw:layer="layout" svg:width="15.386cm" svg:height="0.475cm" svg:x="2.95cm" svg:y="14.785cm">
          <draw:text-box>
            <text:p text:style-name="P1"><text:span text:style-name="T4">and Kosovo in 1999, UK forces have participated in military action on the basis of </text:span></text:p>
          </draw:text-box>
        </draw:frame>
        <draw:frame draw:style-name="gr1" draw:text-style-name="P2" draw:layer="layout" svg:width="15.475cm" svg:height="0.475cm" svg:x="2.95cm" svg:y="15.35cm">
          <draw:text-box>
            <text:p text:style-name="P1"><text:span text:style-name="T4">advice from my predecessors that the legality of the action under international law </text:span></text:p>
          </draw:text-box>
        </draw:frame>
        <draw:frame draw:style-name="gr1" draw:text-style-name="P2" draw:layer="layout" svg:width="7.47cm" svg:height="0.475cm" svg:x="2.95cm" svg:y="15.914cm">
          <draw:text-box>
            <text:p text:style-name="P1"><text:span text:style-name="T4">was no more than reasonably arguable.</text:span></text:p>
          </draw:text-box>
        </draw:frame>
        <draw:frame draw:style-name="gr1" draw:text-style-name="P2" draw:layer="layout" svg:width="15.632cm" svg:height="0.475cm" svg:x="2.95cm" svg:y="16.828cm">
          <draw:text-box>
            <text:p text:style-name="P1"><text:span text:style-name="T4">“</text:span><text:span text:style-name="T4">But a ‘reasonable case’ does not mean that if the matter ever came before a court </text:span></text:p>
          </draw:text-box>
        </draw:frame>
        <draw:frame draw:style-name="gr1" draw:text-style-name="P2" draw:layer="layout" svg:width="15.369cm" svg:height="0.475cm" svg:x="2.95cm" svg:y="17.393cm">
          <draw:text-box>
            <text:p text:style-name="P1"><text:span text:style-name="T4">I would be confident that the court would agree with this view. I judge that, having </text:span></text:p>
          </draw:text-box>
        </draw:frame>
        <draw:frame draw:style-name="gr1" draw:text-style-name="P2" draw:layer="layout" svg:width="15.818cm" svg:height="0.475cm" svg:x="2.95cm" svg:y="17.957cm">
          <draw:text-box>
            <text:p text:style-name="P1"><text:span text:style-name="T4">regard to the arguments on both sides, and considering the resolution as a whole in </text:span></text:p>
          </draw:text-box>
        </draw:frame>
        <draw:frame draw:style-name="gr1" draw:text-style-name="P2" draw:layer="layout" svg:width="15.479cm" svg:height="0.475cm" svg:x="2.95cm" svg:y="18.522cm">
          <draw:text-box>
            <text:p text:style-name="P1"><text:span text:style-name="T4">the light of the statements made on adoption and subsequently, a court might well </text:span></text:p>
          </draw:text-box>
        </draw:frame>
        <draw:frame draw:style-name="gr1" draw:text-style-name="P2" draw:layer="layout" svg:width="15.598cm" svg:height="0.475cm" svg:x="2.95cm" svg:y="19.086cm">
          <draw:text-box>
            <text:p text:style-name="P1"><text:span text:style-name="T4">conclude that OPs 4 and 12 do require a further Council decision in order to revive </text:span></text:p>
          </draw:text-box>
        </draw:frame>
        <draw:frame draw:style-name="gr1" draw:text-style-name="P2" draw:layer="layout" svg:width="15.653cm" svg:height="0.475cm" svg:x="2.95cm" svg:y="19.651cm">
          <draw:text-box>
            <text:p text:style-name="P1"><text:span text:style-name="T4">the authorisation in resolution 678. But equally I consider that the counter view can </text:span></text:p>
          </draw:text-box>
        </draw:frame>
        <draw:frame draw:style-name="gr1" draw:text-style-name="P2" draw:layer="layout" svg:width="5.107cm" svg:height="0.475cm" svg:x="2.95cm" svg:y="20.215cm">
          <draw:text-box>
            <text:p text:style-name="P1"><text:span text:style-name="T4">reasonably be maintained. </text:span></text:p>
          </draw:text-box>
        </draw:frame>
        <draw:frame draw:style-name="gr1" draw:text-style-name="P2" draw:layer="layout" svg:width="15.179cm" svg:height="0.475cm" svg:x="2.95cm" svg:y="21.13cm">
          <draw:text-box>
            <text:p text:style-name="P1"><text:span text:style-name="T4">“</text:span><text:span text:style-name="T4">However, it must be recognised that on previous occasions when military action </text:span></text:p>
          </draw:text-box>
        </draw:frame>
        <draw:frame draw:style-name="gr1" draw:text-style-name="P2" draw:layer="layout" svg:width="15.068cm" svg:height="0.475cm" svg:x="2.95cm" svg:y="21.694cm">
          <draw:text-box>
            <text:p text:style-name="P1"><text:span text:style-name="T4">was taken on the basis of a reasonably arguable case, the degree of public and </text:span></text:p>
          </draw:text-box>
        </draw:frame>
        <draw:frame draw:style-name="gr1" draw:text-style-name="P2" draw:layer="layout" svg:width="15.009cm" svg:height="0.475cm" svg:x="2.95cm" svg:y="22.258cm">
          <draw:text-box>
            <text:p text:style-name="P1"><text:span text:style-name="T4">Parliamentary scrutiny of the legal issue was nothing like as great as it is today.”</text:span></text:p>
          </draw:text-box>
        </draw:frame>
        <draw:frame draw:style-name="gr1" draw:text-style-name="P2" draw:layer="layout" svg:width="16.148cm" svg:height="0.475cm" svg:x="2.2cm" svg:y="23.173cm">
          <draw:text-box>
            <text:p text:style-name="P1"><text:span text:style-name="T7">558. </text:span><text:span text:style-name="T12"><text:s/>Lord Goldsmith’s advice of 7 March did not present the “reasonable case” </text:span></text:p>
          </draw:text-box>
        </draw:frame>
        <draw:frame draw:style-name="gr1" draw:text-style-name="P2" draw:layer="layout" svg:width="9.548cm" svg:height="0.475cm" svg:x="2.2cm" svg:y="23.737cm">
          <draw:text-box>
            <text:p text:style-name="P1"><text:span text:style-name="T12">as stronger or “better” than the opposing case.</text:span></text:p>
          </draw:text-box>
        </draw:frame>
        <draw:frame draw:style-name="gr1" draw:text-style-name="P2" draw:layer="layout" svg:width="16.486cm" svg:height="0.475cm" svg:x="2.2cm" svg:y="24.652cm">
          <draw:text-box>
            <text:p text:style-name="P1"><text:span text:style-name="T7">559. </text:span><text:span text:style-name="T12"><text:s/>Nevertheless, in making that judgement, Lord Goldsmith took responsibility </text:span></text:p>
          </draw:text-box>
        </draw:frame>
        <draw:frame draw:style-name="gr1" draw:text-style-name="P2" draw:layer="layout" svg:width="16.381cm" svg:height="0.475cm" svg:x="2.2cm" svg:y="25.216cm">
          <draw:text-box>
            <text:p text:style-name="P1"><text:span text:style-name="T12">for a decision that a reasonable case was sufficient to provide the legal basis for </text:span></text:p>
          </draw:text-box>
        </draw:frame>
        <draw:frame draw:style-name="gr1" draw:text-style-name="P2" draw:layer="layout" svg:width="9.976cm" svg:height="0.475cm" svg:x="2.2cm" svg:y="25.781cm">
          <draw:text-box>
            <text:p text:style-name="P1"><text:span text:style-name="T12">the UK Government to take military action in Iraq.</text:span></text:p>
          </draw:text-box>
        </draw:frame>
      </draw:page>
      <draw:page draw:name="page10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2</text:span></text:p>
          </draw:text-box>
        </draw:frame>
        <draw:frame draw:style-name="gr1" draw:text-style-name="P2" draw:layer="layout" svg:width="9.006cm" svg:height="0.475cm" svg:x="2.2cm" svg:y="2.525cm">
          <draw:text-box>
            <text:p text:style-name="P1"><text:span text:style-name="T7">560. </text:span><text:span text:style-name="T4"><text:s/>Lord Goldsmith told the Inquiry that it was:</text:span></text:p>
          </draw:text-box>
        </draw:frame>
        <draw:frame draw:style-name="gr1" draw:text-style-name="P2" draw:layer="layout" svg:width="15.789cm" svg:height="0.475cm" svg:x="2.95cm" svg:y="3.44cm">
          <draw:text-box>
            <text:p text:style-name="P1"><text:span text:style-name="T4">“… </text:span><text:span text:style-name="T4">very clear that the precedent in the United Kingdom was that a reasonable case </text:span></text:p>
          </draw:text-box>
        </draw:frame>
        <draw:frame draw:style-name="gr1" draw:text-style-name="P2" draw:layer="layout" svg:width="15.386cm" svg:height="0.475cm" svg:x="2.95cm" svg:y="4.004cm">
          <draw:text-box>
            <text:p text:style-name="P1"><text:span text:style-name="T4">was a sufficient lawful basis for taking military action … I checked this at the time, </text:span></text:p>
          </draw:text-box>
        </draw:frame>
        <draw:frame draw:style-name="gr1" draw:text-style-name="P2" draw:layer="layout" svg:width="15.615cm" svg:height="0.475cm" svg:x="2.95cm" svg:y="4.568cm">
          <draw:text-box>
            <text:p text:style-name="P1"><text:span text:style-name="T4">because this is what I had been told by my officials – it was the basis for the action </text:span></text:p>
          </draw:text-box>
        </draw:frame>
        <draw:frame draw:style-name="gr1" draw:text-style-name="P2" draw:layer="layout" svg:width="15.39cm" svg:height="0.475cm" svg:x="2.95cm" svg:y="5.133cm">
          <draw:text-box>
            <text:p text:style-name="P1"><text:span text:style-name="T4">in Kosovo, it was also the basis for the action in 1998 … as a matter of precedent </text:span></text:p>
          </draw:text-box>
        </draw:frame>
        <draw:frame draw:style-name="gr1" draw:text-style-name="P2" draw:layer="layout" svg:width="14.539cm" svg:height="0.475cm" svg:x="2.95cm" svg:y="5.697cm">
          <draw:text-box>
            <text:p text:style-name="P1"><text:span text:style-name="T4">it was standard practice to use the reasonable case basis for deciding on the </text:span></text:p>
          </draw:text-box>
        </draw:frame>
        <draw:frame draw:style-name="gr1" draw:text-style-name="P2" draw:layer="layout" svg:width="5.425cm" svg:height="0.475cm" svg:x="2.95cm" svg:y="6.262cm">
          <draw:text-box>
            <text:p text:style-name="P1"><text:span text:style-name="T4">lawfulness of military action.”</text:span></text:p>
          </draw:text-box>
        </draw:frame>
        <draw:frame draw:style-name="gr7" draw:text-style-name="P8" draw:layer="layout" svg:width="0.408cm" svg:height="0.276cm" svg:x="8.361cm" svg:y="6.281cm">
          <draw:text-box>
            <text:p text:style-name="P1"><text:span text:style-name="T13">215</text:span></text:p>
          </draw:text-box>
        </draw:frame>
        <draw:frame draw:style-name="gr1" draw:text-style-name="P2" draw:layer="layout" svg:width="16.008cm" svg:height="0.475cm" svg:x="2.2cm" svg:y="7.176cm">
          <draw:text-box>
            <text:p text:style-name="P1"><text:span text:style-name="T7">561. </text:span><text:span text:style-name="T4"><text:s/>Lord Goldsmith added that he was saying that it was “the right test to use”, and </text:span></text:p>
          </draw:text-box>
        </draw:frame>
        <draw:frame draw:style-name="gr1" draw:text-style-name="P2" draw:layer="layout" svg:width="0.832cm" svg:height="0.475cm" svg:x="2.2cm" svg:y="7.741cm">
          <draw:text-box>
            <text:p text:style-name="P1"><text:span text:style-name="T4">that:</text:span></text:p>
          </draw:text-box>
        </draw:frame>
        <draw:frame draw:style-name="gr1" draw:text-style-name="P2" draw:layer="layout" svg:width="15.221cm" svg:height="0.475cm" svg:x="2.95cm" svg:y="8.655cm">
          <draw:text-box>
            <text:p text:style-name="P1"><text:span text:style-name="T4">“… </text:span><text:span text:style-name="T4">as a matter of precedent it was standard practice to use the reasonable case </text:span></text:p>
          </draw:text-box>
        </draw:frame>
        <draw:frame draw:style-name="gr1" draw:text-style-name="P2" draw:layer="layout" svg:width="10.154cm" svg:height="0.475cm" svg:x="2.95cm" svg:y="9.22cm">
          <draw:text-box>
            <text:p text:style-name="P1"><text:span text:style-name="T4">basis for deciding on the lawfulness of military action.”</text:span></text:p>
          </draw:text-box>
        </draw:frame>
        <draw:frame draw:style-name="gr1" draw:text-style-name="P2" draw:layer="layout" svg:width="16.097cm" svg:height="0.475cm" svg:x="2.2cm" svg:y="10.134cm">
          <draw:text-box>
            <text:p text:style-name="P1"><text:span text:style-name="T7">562. </text:span><text:span text:style-name="T4"><text:s/>Asked to explain the meaning of the word “reasonable”, Lord Goldsmith told the </text:span></text:p>
          </draw:text-box>
        </draw:frame>
        <draw:frame draw:style-name="gr1" draw:text-style-name="P2" draw:layer="layout" svg:width="1.395cm" svg:height="0.475cm" svg:x="2.2cm" svg:y="10.698cm">
          <draw:text-box>
            <text:p text:style-name="P1"><text:span text:style-name="T4">Inquiry:</text:span></text:p>
          </draw:text-box>
        </draw:frame>
        <draw:frame draw:style-name="gr1" draw:text-style-name="P2" draw:layer="layout" svg:width="14.603cm" svg:height="0.475cm" svg:x="2.95cm" svg:y="11.613cm">
          <draw:text-box>
            <text:p text:style-name="P1"><text:span text:style-name="T4">“</text:span><text:span text:style-name="T4">It means a case which not just has some reasoning behind it, put in practical </text:span></text:p>
          </draw:text-box>
        </draw:frame>
        <draw:frame draw:style-name="gr1" draw:text-style-name="P2" draw:layer="layout" svg:width="15.314cm" svg:height="0.475cm" svg:x="2.95cm" svg:y="12.177cm">
          <draw:text-box>
            <text:p text:style-name="P1"><text:span text:style-name="T4">terms, it is a case that you would be content to argue in court, if it came to it, with </text:span></text:p>
          </draw:text-box>
        </draw:frame>
        <draw:frame draw:style-name="gr1" draw:text-style-name="P2" draw:layer="layout" svg:width="15.454cm" svg:height="0.475cm" svg:x="2.95cm" svg:y="12.742cm">
          <draw:text-box>
            <text:p text:style-name="P1"><text:span text:style-name="T4">a reasonable prospect of success. It is not making the judgment whether it is right </text:span></text:p>
          </draw:text-box>
        </draw:frame>
        <draw:frame draw:style-name="gr1" draw:text-style-name="P2" draw:layer="layout" svg:width="2.335cm" svg:height="0.475cm" svg:x="2.95cm" svg:y="13.306cm">
          <draw:text-box>
            <text:p text:style-name="P1"><text:span text:style-name="T4">or wrong …”</text:span></text:p>
          </draw:text-box>
        </draw:frame>
        <draw:frame draw:style-name="gr7" draw:text-style-name="P8" draw:layer="layout" svg:width="0.408cm" svg:height="0.276cm" svg:x="5.279cm" svg:y="13.325cm">
          <draw:text-box>
            <text:p text:style-name="P1"><text:span text:style-name="T13">216</text:span></text:p>
          </draw:text-box>
        </draw:frame>
        <draw:frame draw:style-name="gr1" draw:text-style-name="P2" draw:layer="layout" svg:width="0.422cm" svg:height="0.475cm" svg:x="5.691cm" svg:y="13.30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99cm" svg:height="0.475cm" svg:x="2.2cm" svg:y="14.221cm">
          <draw:text-box>
            <text:p text:style-name="P1"><text:span text:style-name="T7">563. </text:span><text:span text:style-name="T4"><text:s/>Asked whether the reference in his 7 March advice to action being taken in Iraq in </text:span></text:p>
          </draw:text-box>
        </draw:frame>
        <draw:frame draw:style-name="gr1" draw:text-style-name="P2" draw:layer="layout" svg:width="16.605cm" svg:height="0.475cm" svg:x="2.2cm" svg:y="14.785cm">
          <draw:text-box>
            <text:p text:style-name="P1"><text:span text:style-name="T4">Operation Desert Fox in 1998 and in Kosovo in 1999 on the basis that the legality of the </text:span></text:p>
          </draw:text-box>
        </draw:frame>
        <draw:frame draw:style-name="gr1" draw:text-style-name="P2" draw:layer="layout" svg:width="16.631cm" svg:height="0.475cm" svg:x="2.2cm" svg:y="15.35cm">
          <draw:text-box>
            <text:p text:style-name="P1"><text:span text:style-name="T4">action was “reasonably arguable” was a “somewhat lesser standard” than others that he </text:span></text:p>
          </draw:text-box>
        </draw:frame>
        <draw:frame draw:style-name="gr1" draw:text-style-name="P2" draw:layer="layout" svg:width="16.207cm" svg:height="0.475cm" svg:x="2.2cm" svg:y="15.914cm">
          <draw:text-box>
            <text:p text:style-name="P1"><text:span text:style-name="T4">might have liked to present, Lord Goldsmith replied that the distinction he was making:</text:span></text:p>
          </draw:text-box>
        </draw:frame>
        <draw:frame draw:style-name="gr1" draw:text-style-name="P2" draw:layer="layout" svg:width="13.854cm" svg:height="0.475cm" svg:x="2.95cm" svg:y="16.828cm">
          <draw:text-box>
            <text:p text:style-name="P1"><text:span text:style-name="T4">“… </text:span><text:span text:style-name="T4">was between the authority based on the assessment that there was a </text:span></text:p>
          </draw:text-box>
        </draw:frame>
        <draw:frame draw:style-name="gr1" draw:text-style-name="P2" draw:layer="layout" svg:width="16.004cm" svg:height="0.475cm" svg:x="2.95cm" svg:y="17.393cm">
          <draw:text-box>
            <text:p text:style-name="P1"><text:span text:style-name="T4">reasonable case that it was lawful, to authority which is based upon having balanced </text:span></text:p>
          </draw:text-box>
        </draw:frame>
        <draw:frame draw:style-name="gr1" draw:text-style-name="P2" draw:layer="layout" svg:width="14.912cm" svg:height="0.475cm" svg:x="2.95cm" svg:y="17.957cm">
          <draw:text-box>
            <text:p text:style-name="P1"><text:span text:style-name="T4">all the arguments and come down on one side or the other, is it, in fact, lawful?”</text:span></text:p>
          </draw:text-box>
        </draw:frame>
        <draw:frame draw:style-name="gr7" draw:text-style-name="P8" draw:layer="layout" svg:width="0.408cm" svg:height="0.276cm" svg:x="17.798cm" svg:y="17.976cm">
          <draw:text-box>
            <text:p text:style-name="P1"><text:span text:style-name="T13">217</text:span></text:p>
          </draw:text-box>
        </draw:frame>
        <draw:frame draw:style-name="gr1" draw:text-style-name="P2" draw:layer="layout" svg:width="0.422cm" svg:height="0.475cm" svg:x="18.21cm" svg:y="17.9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488cm" svg:height="0.475cm" svg:x="2.2cm" svg:y="18.872cm">
          <draw:text-box>
            <text:p text:style-name="P1"><text:span text:style-name="T7">564. </text:span><text:span text:style-name="T4"><text:s/>Lord Goldsmith added: </text:span></text:p>
          </draw:text-box>
        </draw:frame>
        <draw:frame draw:style-name="gr1" draw:text-style-name="P2" draw:layer="layout" svg:width="14.303cm" svg:height="0.475cm" svg:x="2.95cm" svg:y="19.786cm">
          <draw:text-box>
            <text:p text:style-name="P1"><text:span text:style-name="T4">“</text:span><text:span text:style-name="T4">I had originally been not that instinctively in favour of this ‘reasonable case’ </text:span></text:p>
          </draw:text-box>
        </draw:frame>
        <draw:frame draw:style-name="gr1" draw:text-style-name="P2" draw:layer="layout" svg:width="14.996cm" svg:height="0.475cm" svg:x="2.95cm" svg:y="20.351cm">
          <draw:text-box>
            <text:p text:style-name="P1"><text:span text:style-name="T4">approach, but these precedents were helpful, because, although Kosovo was a </text:span></text:p>
          </draw:text-box>
        </draw:frame>
        <draw:frame draw:style-name="gr1" draw:text-style-name="P2" draw:layer="layout" svg:width="15.703cm" svg:height="0.475cm" svg:x="2.95cm" svg:y="20.915cm">
          <draw:text-box>
            <text:p text:style-name="P1"><text:span text:style-name="T4">different legal basis, the point was that the British Government had committed itself </text:span></text:p>
          </draw:text-box>
        </draw:frame>
        <draw:frame draw:style-name="gr1" draw:text-style-name="P2" draw:layer="layout" svg:width="14.937cm" svg:height="0.475cm" svg:x="2.95cm" svg:y="21.48cm">
          <draw:text-box>
            <text:p text:style-name="P1"><text:span text:style-name="T4">to military action on the basis of legal advice that there was a reasonable case. </text:span></text:p>
          </draw:text-box>
        </draw:frame>
        <draw:frame draw:style-name="gr1" draw:text-style-name="P2" draw:layer="layout" svg:width="16.042cm" svg:height="0.475cm" svg:x="2.95cm" svg:y="22.044cm">
          <draw:text-box>
            <text:p text:style-name="P1"><text:span text:style-name="T4">That was the precedent. It had been pressed upon me that that was the precedent in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.755cm" svg:height="0.475cm" svg:x="2.95cm" svg:y="22.608cm">
          <draw:text-box>
            <text:p text:style-name="P1"><text:span text:style-name="T4">the past.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215 </text:span></text:p>
          </draw:text-box>
        </draw:frame>
        <draw:frame draw:style-name="gr4" draw:text-style-name="P5" draw:layer="layout" svg:width="6.589cm" svg:height="0.395cm" svg:x="2.6cm" svg:y="25.934cm">
          <draw:text-box>
            <text:p text:style-name="P1"><text:span text:style-name="T11">Public hearing, 27 January 2010, page 97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216 </text:span></text:p>
          </draw:text-box>
        </draw:frame>
        <draw:frame draw:style-name="gr4" draw:text-style-name="P5" draw:layer="layout" svg:width="7.275cm" svg:height="0.395cm" svg:x="2.6cm" svg:y="26.357cm">
          <draw:text-box>
            <text:p text:style-name="P1"><text:span text:style-name="T11">Public hearing, 27 January 2010, pages 97-98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217 </text:span></text:p>
          </draw:text-box>
        </draw:frame>
        <draw:frame draw:style-name="gr4" draw:text-style-name="P5" draw:layer="layout" svg:width="7.664cm" svg:height="0.395cm" svg:x="2.6cm" svg:y="26.781cm">
          <draw:text-box>
            <text:p text:style-name="P1"><text:span text:style-name="T11">Public hearing, 27 January 2010, pages 169-170.</text:span></text:p>
          </draw:text-box>
        </draw:frame>
      </draw:page>
      <draw:page draw:name="page103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3</text:span></text:p>
          </draw:text-box>
        </draw:frame>
        <draw:frame draw:style-name="gr1" draw:text-style-name="P2" draw:layer="layout" svg:width="14.908cm" svg:height="0.475cm" svg:x="2.95cm" svg:y="2.525cm">
          <draw:text-box>
            <text:p text:style-name="P1"><text:span text:style-name="T4">“</text:span><text:span text:style-name="T4">I can see … that, with hindsight, I was being overly cautious in expressing it in </text:span></text:p>
          </draw:text-box>
        </draw:frame>
        <draw:frame draw:style-name="gr1" draw:text-style-name="P2" draw:layer="layout" svg:width="15.204cm" svg:height="0.475cm" svg:x="2.95cm" svg:y="3.09cm">
          <draw:text-box>
            <text:p text:style-name="P1"><text:span text:style-name="T4">this way, but that was the precedent that had been used and I went along with it. </text:span></text:p>
          </draw:text-box>
        </draw:frame>
        <draw:frame draw:style-name="gr1" draw:text-style-name="P2" draw:layer="layout" svg:width="10.226cm" svg:height="0.475cm" svg:x="2.95cm" svg:y="3.654cm">
          <draw:text-box>
            <text:p text:style-name="P1"><text:span text:style-name="T4">Not ‘I went along with it’, I followed the same practice.”</text:span></text:p>
          </draw:text-box>
        </draw:frame>
        <draw:frame draw:style-name="gr7" draw:text-style-name="P8" draw:layer="layout" svg:width="0.408cm" svg:height="0.276cm" svg:x="13.138cm" svg:y="3.673cm">
          <draw:text-box>
            <text:p text:style-name="P1"><text:span text:style-name="T13">218</text:span></text:p>
          </draw:text-box>
        </draw:frame>
        <draw:frame draw:style-name="gr1" draw:text-style-name="P2" draw:layer="layout" svg:width="16.766cm" svg:height="0.475cm" svg:x="2.2cm" svg:y="4.568cm">
          <draw:text-box>
            <text:p text:style-name="P1"><text:span text:style-name="T7">565. </text:span><text:span text:style-name="T4"><text:s/>Asked about his advice to Mr Blair that he could not be confident that a court would </text:span></text:p>
          </draw:text-box>
        </draw:frame>
        <draw:frame draw:style-name="gr1" draw:text-style-name="P2" draw:layer="layout" svg:width="14.929cm" svg:height="0.475cm" svg:x="2.2cm" svg:y="5.133cm">
          <draw:text-box>
            <text:p text:style-name="P1"><text:span text:style-name="T4">agree with the view that there was a “reasonable case”, Lord Goldsmith replied:</text:span></text:p>
          </draw:text-box>
        </draw:frame>
        <draw:frame draw:style-name="gr1" draw:text-style-name="P2" draw:layer="layout" svg:width="14.717cm" svg:height="0.475cm" svg:x="2.95cm" svg:y="6.047cm">
          <draw:text-box>
            <text:p text:style-name="P1"><text:span text:style-name="T4">“</text:span><text:span text:style-name="T4">I think … I’m explaining what I mean by ‘reasonable case’, and this is – if you </text:span></text:p>
          </draw:text-box>
        </draw:frame>
        <draw:frame draw:style-name="gr1" draw:text-style-name="P2" draw:layer="layout" svg:width="14.446cm" svg:height="0.475cm" svg:x="2.95cm" svg:y="6.612cm">
          <draw:text-box>
            <text:p text:style-name="P1"><text:span text:style-name="T4">like – the ‘yes, but’ point. I wanted to … underline to the Prime Minister that I </text:span></text:p>
          </draw:text-box>
        </draw:frame>
        <draw:frame draw:style-name="gr1" draw:text-style-name="P2" draw:layer="layout" svg:width="14.865cm" svg:height="0.475cm" svg:x="2.95cm" svg:y="7.176cm">
          <draw:text-box>
            <text:p text:style-name="P1"><text:span text:style-name="T4">was saying that reasonable case is enough. I’m saying it is a reasonable case. </text:span></text:p>
          </draw:text-box>
        </draw:frame>
        <draw:frame draw:style-name="gr1" draw:text-style-name="P2" draw:layer="layout" svg:width="15.25cm" svg:height="0.475cm" svg:x="2.95cm" svg:y="7.741cm">
          <draw:text-box>
            <text:p text:style-name="P1"><text:span text:style-name="T4">So that is the green light … but I want to underline, ‘Please don’t misunderstand, </text:span></text:p>
          </draw:text-box>
        </draw:frame>
        <draw:frame draw:style-name="gr1" draw:text-style-name="P2" draw:layer="layout" svg:width="14.869cm" svg:height="0.475cm" svg:x="2.95cm" svg:y="8.305cm">
          <draw:text-box>
            <text:p text:style-name="P1"><text:span text:style-name="T4">a reasonable case doesn’t mean of itself that, if this matter were to go to court, </text:span></text:p>
          </draw:text-box>
        </draw:frame>
        <draw:frame draw:style-name="gr1" draw:text-style-name="P2" draw:layer="layout" svg:width="15.217cm" svg:height="0.475cm" svg:x="2.95cm" svg:y="8.87cm">
          <draw:text-box>
            <text:p text:style-name="P1"><text:span text:style-name="T4">you would necessarily win’. ‘On the other hand, the counter view can reasonably </text:span></text:p>
          </draw:text-box>
        </draw:frame>
        <draw:frame draw:style-name="gr1" draw:text-style-name="P2" draw:layer="layout" svg:width="3.025cm" svg:height="0.475cm" svg:x="2.95cm" svg:y="9.434cm">
          <draw:text-box>
            <text:p text:style-name="P1"><text:span text:style-name="T4">be maintained’.”</text:span></text:p>
          </draw:text-box>
        </draw:frame>
        <draw:frame draw:style-name="gr7" draw:text-style-name="P8" draw:layer="layout" svg:width="0.408cm" svg:height="0.276cm" svg:x="5.962cm" svg:y="9.453cm">
          <draw:text-box>
            <text:p text:style-name="P1"><text:span text:style-name="T13">219</text:span></text:p>
          </draw:text-box>
        </draw:frame>
        <draw:frame draw:style-name="gr1" draw:text-style-name="P2" draw:layer="layout" svg:width="0.422cm" svg:height="0.475cm" svg:x="6.374cm" svg:y="9.4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9cm" svg:height="0.475cm" svg:x="2.2cm" svg:y="10.348cm">
          <draw:text-box>
            <text:p text:style-name="P1"><text:span text:style-name="T7">566. </text:span><text:span text:style-name="T4"><text:s/>Ms Adams told the Inquiry that, when she arrived in Lord Goldsmith’s office, one </text:span></text:p>
          </draw:text-box>
        </draw:frame>
        <draw:frame draw:style-name="gr1" draw:text-style-name="P2" draw:layer="layout" svg:width="16.305cm" svg:height="0.475cm" svg:x="2.2cm" svg:y="10.913cm">
          <draw:text-box>
            <text:p text:style-name="P1"><text:span text:style-name="T4">of her predecessors had already put together a file of previous Law Officers’ advice on </text:span></text:p>
          </draw:text-box>
        </draw:frame>
        <draw:frame draw:style-name="gr1" draw:text-style-name="P2" draw:layer="layout" svg:width="16.686cm" svg:height="0.475cm" svg:x="2.2cm" svg:y="11.477cm">
          <draw:text-box>
            <text:p text:style-name="P1"><text:span text:style-name="T4">the use of force over the last “ten years or so” which “contained all the key advice on the </text:span></text:p>
          </draw:text-box>
        </draw:frame>
        <draw:frame draw:style-name="gr1" draw:text-style-name="P2" draw:layer="layout" svg:width="3.397cm" svg:height="0.475cm" svg:x="2.2cm" svg:y="12.042cm">
          <draw:text-box>
            <text:p text:style-name="P1"><text:span text:style-name="T4">revival argument”.</text:span></text:p>
          </draw:text-box>
        </draw:frame>
        <draw:frame draw:style-name="gr7" draw:text-style-name="P8" draw:layer="layout" svg:width="0.408cm" svg:height="0.276cm" svg:x="5.588cm" svg:y="12.061cm">
          <draw:text-box>
            <text:p text:style-name="P1"><text:span text:style-name="T13">220</text:span></text:p>
          </draw:text-box>
        </draw:frame>
        <draw:frame draw:style-name="gr1" draw:text-style-name="P2" draw:layer="layout" svg:width="12.711cm" svg:height="0.475cm" svg:x="6cm" svg:y="12.042cm">
          <draw:text-box>
            <text:p text:style-name="P1"><text:span text:style-name="T4"><text:s/></text:span><text:span text:style-name="T4">In her view, “it was self-evident from this file, that there had been a </text:span></text:p>
          </draw:text-box>
        </draw:frame>
        <draw:frame draw:style-name="gr1" draw:text-style-name="P2" draw:layer="layout" svg:width="16.173cm" svg:height="0.475cm" svg:x="2.2cm" svg:y="12.606cm">
          <draw:text-box>
            <text:p text:style-name="P1"><text:span text:style-name="T4">number of occasions when the Law Officers had … endorsed … military action on the </text:span></text:p>
          </draw:text-box>
        </draw:frame>
        <draw:frame draw:style-name="gr1" draw:text-style-name="P2" draw:layer="layout" svg:width="5.319cm" svg:height="0.475cm" svg:x="2.2cm" svg:y="13.171cm">
          <draw:text-box>
            <text:p text:style-name="P1"><text:span text:style-name="T4">basis of a reasonable case”.</text:span></text:p>
          </draw:text-box>
        </draw:frame>
        <draw:frame draw:style-name="gr1" draw:text-style-name="P2" draw:layer="layout" svg:width="14.471cm" svg:height="0.475cm" svg:x="2.2cm" svg:y="14.085cm">
          <draw:text-box>
            <text:p text:style-name="P1"><text:span text:style-name="T7">567. </text:span><text:span text:style-name="T4"><text:s/>Addressing Lord Goldsmith’s reference to precedent, Ms Adams stated:</text:span></text:p>
          </draw:text-box>
        </draw:frame>
        <draw:frame draw:style-name="gr1" draw:text-style-name="P2" draw:layer="layout" svg:width="15.23cm" svg:height="0.475cm" svg:x="2.95cm" svg:y="15cm">
          <draw:text-box>
            <text:p text:style-name="P1"><text:span text:style-name="T4">“</text:span><text:span text:style-name="T4">It wasn’t a precedent in the sense of something that had to be followed; it was a </text:span></text:p>
          </draw:text-box>
        </draw:frame>
        <draw:frame draw:style-name="gr1" draw:text-style-name="P2" draw:layer="layout" svg:width="15.204cm" svg:height="0.475cm" svg:x="2.95cm" svg:y="15.564cm">
          <draw:text-box>
            <text:p text:style-name="P1"><text:span text:style-name="T4">precedent in the sense of something which had, as a matter of fact, taken place.”</text:span></text:p>
          </draw:text-box>
        </draw:frame>
        <draw:frame draw:style-name="gr7" draw:text-style-name="P8" draw:layer="layout" svg:width="0.408cm" svg:height="0.276cm" svg:x="18.081cm" svg:y="15.583cm">
          <draw:text-box>
            <text:p text:style-name="P1"><text:span text:style-name="T13">221</text:span></text:p>
          </draw:text-box>
        </draw:frame>
        <draw:frame draw:style-name="gr1" draw:text-style-name="P2" draw:layer="layout" svg:width="0.422cm" svg:height="0.475cm" svg:x="18.493cm" svg:y="15.5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26cm" svg:height="0.475cm" svg:x="2.2cm" svg:y="16.478cm">
          <draw:text-box>
            <text:p text:style-name="P1"><text:span text:style-name="T7">568. </text:span><text:span text:style-name="T4"><text:s/>Asked if the term “reasonable case” had a meaning in international law, Ms Adams </text:span></text:p>
          </draw:text-box>
        </draw:frame>
        <draw:frame draw:style-name="gr1" draw:text-style-name="P2" draw:layer="layout" svg:width="6.788cm" svg:height="0.475cm" svg:x="2.2cm" svg:y="17.043cm">
          <draw:text-box>
            <text:p text:style-name="P1"><text:span text:style-name="T4">told the Inquiry that it did not, it was:</text:span></text:p>
          </draw:text-box>
        </draw:frame>
        <draw:frame draw:style-name="gr1" draw:text-style-name="P2" draw:layer="layout" svg:width="15.945cm" svg:height="0.475cm" svg:x="2.95cm" svg:y="17.957cm">
          <draw:text-box>
            <text:p text:style-name="P1"><text:span text:style-name="T4">“… </text:span><text:span text:style-name="T4">one which can be reasonably argued. Obviously, it has to have a reasoned basis </text:span></text:p>
          </draw:text-box>
        </draw:frame>
        <draw:frame draw:style-name="gr1" draw:text-style-name="P2" draw:layer="layout" svg:width="15.483cm" svg:height="0.475cm" svg:x="2.95cm" svg:y="18.522cm">
          <draw:text-box>
            <text:p text:style-name="P1"><text:span text:style-name="T4">to it because otherwise it is not going to be reasonable to a court. There has to be </text:span></text:p>
          </draw:text-box>
        </draw:frame>
        <draw:frame draw:style-name="gr1" draw:text-style-name="P2" draw:layer="layout" svg:width="15.386cm" svg:height="0.475cm" svg:x="2.95cm" svg:y="19.086cm">
          <draw:text-box>
            <text:p text:style-name="P1"><text:span text:style-name="T4">a reasonable prospect … of success for this argument, but it doesn’t mean to say </text:span></text:p>
          </draw:text-box>
        </draw:frame>
        <draw:frame draw:style-name="gr1" draw:text-style-name="P2" draw:layer="layout" svg:width="11.5cm" svg:height="0.475cm" svg:x="2.95cm" svg:y="19.651cm">
          <draw:text-box>
            <text:p text:style-name="P1"><text:span text:style-name="T4">it is the better legal opinion. That would be my interpretation.”</text:span></text:p>
          </draw:text-box>
        </draw:frame>
        <draw:frame draw:style-name="gr7" draw:text-style-name="P8" draw:layer="layout" svg:width="0.408cm" svg:height="0.276cm" svg:x="14.402cm" svg:y="19.669cm">
          <draw:text-box>
            <text:p text:style-name="P1"><text:span text:style-name="T13">222</text:span></text:p>
          </draw:text-box>
        </draw:frame>
        <draw:frame draw:style-name="gr1" draw:text-style-name="P2" draw:layer="layout" svg:width="0.422cm" svg:height="0.475cm" svg:x="14.814cm" svg:y="19.65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996cm" svg:height="0.475cm" svg:x="2.2cm" svg:y="20.565cm">
          <draw:text-box>
            <text:p text:style-name="P1"><text:span text:style-name="T7">569. </text:span><text:span text:style-name="T4"><text:s/>The Inquiry has seen the advice from the Law Officers on the use of force </text:span></text:p>
          </draw:text-box>
        </draw:frame>
        <draw:frame draw:style-name="gr1" draw:text-style-name="P2" draw:layer="layout" svg:width="16.432cm" svg:height="0.475cm" svg:x="2.2cm" svg:y="21.13cm">
          <draw:text-box>
            <text:p text:style-name="P1"><text:span text:style-name="T4">described by Ms Adams, in which the formulation “respectable legal argument” is used. </text:span></text:p>
          </draw:text-box>
        </draw:frame>
        <draw:frame draw:style-name="gr1" draw:text-style-name="P2" draw:layer="layout" svg:width="16.321cm" svg:height="0.475cm" svg:x="2.2cm" svg:y="22.044cm">
          <draw:text-box>
            <text:p text:style-name="P1"><text:span text:style-name="T7">570. </text:span><text:span text:style-name="T4"><text:s/>Asked whether there was any significant difference between a “reasonable case” </text:span></text:p>
          </draw:text-box>
        </draw:frame>
        <draw:frame draw:style-name="gr1" draw:text-style-name="P2" draw:layer="layout" svg:width="16.393cm" svg:height="0.475cm" svg:x="2.2cm" svg:y="22.608cm">
          <draw:text-box>
            <text:p text:style-name="P1"><text:span text:style-name="T4">and a “respectable legal argument”, Lord Goldsmith wrote that he preferred the former, </text:span></text:p>
          </draw:text-box>
        </draw:frame>
        <draw:frame draw:style-name="gr1" draw:text-style-name="P2" draw:layer="layout" svg:width="15.89cm" svg:height="0.475cm" svg:x="2.2cm" svg:y="23.173cm">
          <draw:text-box>
            <text:p text:style-name="P1"><text:span text:style-name="T4">though he treated “respectable case” as amounting to the same test in practice, and </text:span></text:p>
          </draw:text-box>
        </draw:frame>
        <draw:frame draw:style-name="gr1" draw:text-style-name="P2" draw:layer="layout" svg:width="5.15cm" svg:height="0.475cm" svg:x="2.2cm" svg:y="23.737cm">
          <draw:text-box>
            <text:p text:style-name="P1"><text:span text:style-name="T4">“</text:span><text:span text:style-name="T4">certainly not a higher test”.</text:span></text:p>
          </draw:text-box>
        </draw:frame>
        <draw:line draw:style-name="gr8" draw:text-style-name="P9" draw:layer="layout" svg:x1="2.199cm" svg:y1="24.56cm" svg:x2="7.3cm" svg:y2="24.56cm">
          <text:p/>
        </draw:line>
        <draw:frame draw:style-name="gr7" draw:text-style-name="P8" draw:layer="layout" svg:width="0.408cm" svg:height="0.276cm" svg:x="7.329cm" svg:y="23.756cm">
          <draw:text-box>
            <text:p text:style-name="P1"><text:span text:style-name="T13">223</text:span></text:p>
          </draw:text-box>
        </draw:frame>
        <draw:frame draw:style-name="gr10" draw:text-style-name="P10" draw:layer="layout" svg:width="0.404cm" svg:height="0.23cm" svg:x="2.2cm" svg:y="25.08cm">
          <draw:text-box>
            <text:p text:style-name="P1"><text:span text:style-name="T14">218 </text:span></text:p>
          </draw:text-box>
        </draw:frame>
        <draw:frame draw:style-name="gr4" draw:text-style-name="P5" draw:layer="layout" svg:width="7.664cm" svg:height="0.395cm" svg:x="2.6cm" svg:y="25.064cm">
          <draw:text-box>
            <text:p text:style-name="P1"><text:span text:style-name="T11">Public hearing, 27 January 2010, pages 170-171.</text:span></text:p>
          </draw:text-box>
        </draw:frame>
        <draw:frame draw:style-name="gr10" draw:text-style-name="P10" draw:layer="layout" svg:width="0.404cm" svg:height="0.23cm" svg:x="2.2cm" svg:y="25.503cm">
          <draw:text-box>
            <text:p text:style-name="P1"><text:span text:style-name="T14">219 </text:span></text:p>
          </draw:text-box>
        </draw:frame>
        <draw:frame draw:style-name="gr4" draw:text-style-name="P5" draw:layer="layout" svg:width="7.664cm" svg:height="0.395cm" svg:x="2.6cm" svg:y="25.487cm">
          <draw:text-box>
            <text:p text:style-name="P1"><text:span text:style-name="T11">Public hearing, 27 January 2010, pages 173-174.</text:span></text:p>
          </draw:text-box>
        </draw:frame>
        <draw:frame draw:style-name="gr10" draw:text-style-name="P10" draw:layer="layout" svg:width="0.404cm" svg:height="0.23cm" svg:x="2.2cm" svg:y="25.926cm">
          <draw:text-box>
            <text:p text:style-name="P1"><text:span text:style-name="T14">220 </text:span></text:p>
          </draw:text-box>
        </draw:frame>
        <draw:frame draw:style-name="gr4" draw:text-style-name="P5" draw:layer="layout" svg:width="6.098cm" svg:height="0.395cm" svg:x="2.6cm" svg:y="25.911cm">
          <draw:text-box>
            <text:p text:style-name="P1"><text:span text:style-name="T11">Public hearing, 30 June 2010, page 43.</text:span></text:p>
          </draw:text-box>
        </draw:frame>
        <draw:frame draw:style-name="gr10" draw:text-style-name="P10" draw:layer="layout" svg:width="0.404cm" svg:height="0.23cm" svg:x="2.2cm" svg:y="26.35cm">
          <draw:text-box>
            <text:p text:style-name="P1"><text:span text:style-name="T14">221 </text:span></text:p>
          </draw:text-box>
        </draw:frame>
        <draw:frame draw:style-name="gr4" draw:text-style-name="P5" draw:layer="layout" svg:width="6.098cm" svg:height="0.395cm" svg:x="2.6cm" svg:y="26.334cm">
          <draw:text-box>
            <text:p text:style-name="P1"><text:span text:style-name="T11">Public hearing, 30 June 2010, page 45.</text:span></text:p>
          </draw:text-box>
        </draw:frame>
        <draw:frame draw:style-name="gr10" draw:text-style-name="P10" draw:layer="layout" svg:width="0.404cm" svg:height="0.23cm" svg:x="2.2cm" svg:y="26.773cm">
          <draw:text-box>
            <text:p text:style-name="P1"><text:span text:style-name="T14">222 </text:span></text:p>
          </draw:text-box>
        </draw:frame>
        <draw:frame draw:style-name="gr4" draw:text-style-name="P5" draw:layer="layout" svg:width="6.195cm" svg:height="0.395cm" svg:x="2.6cm" svg:y="26.757cm">
          <draw:text-box>
            <text:p text:style-name="P1"><text:span text:style-name="T11">Public hearing, 30 June 2010, page 45. </text:span></text:p>
          </draw:text-box>
        </draw:frame>
        <draw:frame draw:style-name="gr10" draw:text-style-name="P10" draw:layer="layout" svg:width="0.404cm" svg:height="0.23cm" svg:x="2.2cm" svg:y="27.196cm">
          <draw:text-box>
            <text:p text:style-name="P1"><text:span text:style-name="T14">223 </text:span></text:p>
          </draw:text-box>
        </draw:frame>
        <draw:frame draw:style-name="gr4" draw:text-style-name="P5" draw:layer="layout" svg:width="6.665cm" svg:height="0.395cm" svg:x="2.6cm" svg:y="27.181cm">
          <draw:text-box>
            <text:p text:style-name="P1"><text:span text:style-name="T11">Statement, 4 January 2011, paragraph 6.1.</text:span></text:p>
          </draw:text-box>
        </draw:frame>
      </draw:page>
      <draw:page draw:name="page10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4</text:span></text:p>
          </draw:text-box>
        </draw:frame>
        <draw:frame draw:style-name="gr1" draw:text-style-name="P2" draw:layer="layout" svg:width="16.198cm" svg:height="0.475cm" svg:x="2.2cm" svg:y="2.525cm">
          <draw:text-box>
            <text:p text:style-name="P1"><text:span text:style-name="T7">571. </text:span><text:span text:style-name="T4"><text:s/>Asked how his “characterisation of his 7 March advice as a ‘green light’” sat with </text:span></text:p>
          </draw:text-box>
        </draw:frame>
        <draw:frame draw:style-name="gr1" draw:text-style-name="P2" draw:layer="layout" svg:width="16.127cm" svg:height="0.475cm" svg:x="2.2cm" svg:y="3.09cm">
          <draw:text-box>
            <text:p text:style-name="P1"><text:span text:style-name="T4">his explanation that a “reasonable case does not mean that if the matter came before </text:span></text:p>
          </draw:text-box>
        </draw:frame>
        <draw:frame draw:style-name="gr1" draw:text-style-name="P2" draw:layer="layout" svg:width="15.407cm" svg:height="0.475cm" svg:x="2.2cm" svg:y="3.654cm">
          <draw:text-box>
            <text:p text:style-name="P1"><text:span text:style-name="T4">a court” he “would be confident that the court would agree”, Lord Goldsmith wrote:</text:span></text:p>
          </draw:text-box>
        </draw:frame>
        <draw:frame draw:style-name="gr1" draw:text-style-name="P2" draw:layer="layout" svg:width="15.009cm" svg:height="0.475cm" svg:x="2.95cm" svg:y="4.568cm">
          <draw:text-box>
            <text:p text:style-name="P1"><text:span text:style-name="T4">“</text:span><text:span text:style-name="T4">I was relying on the precedent established in previous cases that a reasonable </text:span></text:p>
          </draw:text-box>
        </draw:frame>
        <draw:frame draw:style-name="gr1" draw:text-style-name="P2" draw:layer="layout" svg:width="15.06cm" svg:height="0.475cm" svg:x="2.95cm" svg:y="5.133cm">
          <draw:text-box>
            <text:p text:style-name="P1"><text:span text:style-name="T4">or respectable case was sufficient. Precedent in the Law Officers’ department is </text:span></text:p>
          </draw:text-box>
        </draw:frame>
        <draw:frame draw:style-name="gr1" draw:text-style-name="P2" draw:layer="layout" svg:width="15.327cm" svg:height="0.475cm" svg:x="2.95cm" svg:y="5.697cm">
          <draw:text-box>
            <text:p text:style-name="P1"><text:span text:style-name="T4">commonly followed. However I was careful to explain what I meant by the phrase </text:span></text:p>
          </draw:text-box>
        </draw:frame>
        <draw:frame draw:style-name="gr1" draw:text-style-name="P2" draw:layer="layout" svg:width="15.521cm" svg:height="0.475cm" svg:x="2.95cm" svg:y="6.262cm">
          <draw:text-box>
            <text:p text:style-name="P1"><text:span text:style-name="T4">‘</text:span><text:span text:style-name="T4">reasonable case’ and to highlight in my advice all the difficulties in interpreting the </text:span></text:p>
          </draw:text-box>
        </draw:frame>
        <draw:frame draw:style-name="gr1" draw:text-style-name="P2" draw:layer="layout" svg:width="4.439cm" svg:height="0.475cm" svg:x="2.95cm" svg:y="6.826cm">
          <draw:text-box>
            <text:p text:style-name="P1"><text:span text:style-name="T4">effect of the resolution.”</text:span></text:p>
          </draw:text-box>
        </draw:frame>
        <draw:frame draw:style-name="gr7" draw:text-style-name="P8" draw:layer="layout" svg:width="0.408cm" svg:height="0.276cm" svg:x="7.366cm" svg:y="6.845cm">
          <draw:text-box>
            <text:p text:style-name="P1"><text:span text:style-name="T13">224</text:span></text:p>
          </draw:text-box>
        </draw:frame>
        <draw:frame draw:style-name="gr1" draw:text-style-name="P2" draw:layer="layout" svg:width="14.895cm" svg:height="0.475cm" svg:x="2.2cm" svg:y="7.741cm">
          <draw:text-box>
            <text:p text:style-name="P1"><text:span text:style-name="T7">572. </text:span><text:span text:style-name="T4"><text:s/>Lord Goldsmith added that, after delivering his advice of 7 March, he had:</text:span></text:p>
          </draw:text-box>
        </draw:frame>
        <draw:frame draw:style-name="gr1" draw:text-style-name="P2" draw:layer="layout" svg:width="14.548cm" svg:height="0.475cm" svg:x="2.95cm" svg:y="8.655cm">
          <draw:text-box>
            <text:p text:style-name="P1"><text:span text:style-name="T4">“… </text:span><text:span text:style-name="T4">continued to reflect on the position and on 13 March 2003 concluded that </text:span></text:p>
          </draw:text-box>
        </draw:frame>
        <draw:frame draw:style-name="gr1" draw:text-style-name="P2" draw:layer="layout" svg:width="15.217cm" svg:height="0.475cm" svg:x="2.95cm" svg:y="9.22cm">
          <draw:text-box>
            <text:p text:style-name="P1"><text:span text:style-name="T4">the better view was there was a lawful basis for the use of force without a further </text:span></text:p>
          </draw:text-box>
        </draw:frame>
        <draw:frame draw:style-name="gr1" draw:text-style-name="P2" draw:layer="layout" svg:width="2.102cm" svg:height="0.475cm" svg:x="2.95cm" svg:y="9.784cm">
          <draw:text-box>
            <text:p text:style-name="P1"><text:span text:style-name="T4">resolution.”</text:span></text:p>
          </draw:text-box>
        </draw:frame>
        <draw:frame draw:style-name="gr1" draw:text-style-name="P2" draw:layer="layout" svg:width="15.326cm" svg:height="0.475cm" svg:x="2.2cm" svg:y="10.698cm">
          <draw:text-box>
            <text:p text:style-name="P1"><text:span text:style-name="T7">573. </text:span><text:span text:style-name="T4"><text:s/>Asked how his “characterisation of his 7 March advice as a ‘green light’” sat </text:span></text:p>
          </draw:text-box>
        </draw:frame>
        <draw:frame draw:style-name="gr1" draw:text-style-name="P2" draw:layer="layout" svg:width="15.179cm" svg:height="0.475cm" svg:x="2.2cm" svg:y="11.263cm">
          <draw:text-box>
            <text:p text:style-name="P1"><text:span text:style-name="T4">“</text:span><text:span text:style-name="T4">with the number of difficulties with the argument that no further Security Council </text:span></text:p>
          </draw:text-box>
        </draw:frame>
        <draw:frame draw:style-name="gr1" draw:text-style-name="P2" draw:layer="layout" svg:width="15.581cm" svg:height="0.475cm" svg:x="2.2cm" svg:y="11.827cm">
          <draw:text-box>
            <text:p text:style-name="P1"><text:span text:style-name="T4">determination” was needed which he had identified but not resolved in that advice, </text:span></text:p>
          </draw:text-box>
        </draw:frame>
        <draw:frame draw:style-name="gr1" draw:text-style-name="P2" draw:layer="layout" svg:width="4.155cm" svg:height="0.475cm" svg:x="2.2cm" svg:y="12.392cm">
          <draw:text-box>
            <text:p text:style-name="P1"><text:span text:style-name="T4">Lord Goldsmith wrote:</text:span></text:p>
          </draw:text-box>
        </draw:frame>
        <draw:frame draw:style-name="gr1" draw:text-style-name="P2" draw:layer="layout" svg:width="15.166cm" svg:height="0.475cm" svg:x="2.95cm" svg:y="13.306cm">
          <draw:text-box>
            <text:p text:style-name="P1"><text:span text:style-name="T4">“</text:span><text:span text:style-name="T4">I was well aware of the contrary arguments and had set them out in detail in my </text:span></text:p>
          </draw:text-box>
        </draw:frame>
        <draw:frame draw:style-name="gr1" draw:text-style-name="P2" draw:layer="layout" svg:width="15.483cm" svg:height="0.475cm" svg:x="2.95cm" svg:y="13.871cm">
          <draw:text-box>
            <text:p text:style-name="P1"><text:span text:style-name="T4">advice. They could not be resolved because the language of the resolution lacked </text:span></text:p>
          </draw:text-box>
        </draw:frame>
        <draw:frame draw:style-name="gr1" draw:text-style-name="P2" draw:layer="layout" svg:width="15.068cm" svg:height="0.475cm" svg:x="2.95cm" svg:y="14.435cm">
          <draw:text-box>
            <text:p text:style-name="P1"><text:span text:style-name="T4">clarity and the statements made on adoption revealed differences of view within </text:span></text:p>
          </draw:text-box>
        </draw:frame>
        <draw:frame draw:style-name="gr1" draw:text-style-name="P2" draw:layer="layout" svg:width="15.42cm" svg:height="0.475cm" svg:x="2.95cm" svg:y="15cm">
          <draw:text-box>
            <text:p text:style-name="P1"><text:span text:style-name="T4">the Council on the legal effect of the resolution. The issue for me therefore was to </text:span></text:p>
          </draw:text-box>
        </draw:frame>
        <draw:frame draw:style-name="gr1" draw:text-style-name="P2" draw:layer="layout" svg:width="15.509cm" svg:height="0.475cm" svg:x="2.95cm" svg:y="15.564cm">
          <draw:text-box>
            <text:p text:style-name="P1"><text:span text:style-name="T4">consider whether the argument that the resolution authorised the use of force was </text:span></text:p>
          </draw:text-box>
        </draw:frame>
        <draw:frame draw:style-name="gr1" draw:text-style-name="P2" draw:layer="layout" svg:width="15.047cm" svg:height="0.475cm" svg:x="2.95cm" svg:y="16.128cm">
          <draw:text-box>
            <text:p text:style-name="P1"><text:span text:style-name="T4">of sufficient weight to reach the threshold of certainty that my predecessors had </text:span></text:p>
          </draw:text-box>
        </draw:frame>
        <draw:frame draw:style-name="gr1" draw:text-style-name="P2" draw:layer="layout" svg:width="15.331cm" svg:height="0.475cm" svg:x="2.95cm" svg:y="16.693cm">
          <draw:text-box>
            <text:p text:style-name="P1"><text:span text:style-name="T4">concluded was necessary. I concluded that it was and I knew that therefore I was </text:span></text:p>
          </draw:text-box>
        </draw:frame>
        <draw:frame draw:style-name="gr1" draw:text-style-name="P2" draw:layer="layout" svg:width="4.015cm" svg:height="0.475cm" svg:x="2.95cm" svg:y="17.257cm">
          <draw:text-box>
            <text:p text:style-name="P1"><text:span text:style-name="T4">giving a ‘green light’.”</text:span></text:p>
          </draw:text-box>
        </draw:frame>
        <draw:frame draw:style-name="gr7" draw:text-style-name="P8" draw:layer="layout" svg:width="0.408cm" svg:height="0.276cm" svg:x="6.95cm" svg:y="17.276cm">
          <draw:text-box>
            <text:p text:style-name="P1"><text:span text:style-name="T13">225</text:span></text:p>
          </draw:text-box>
        </draw:frame>
        <draw:frame draw:style-name="gr1" draw:text-style-name="P2" draw:layer="layout" svg:width="15.733cm" svg:height="0.475cm" svg:x="2.2cm" svg:y="18.172cm">
          <draw:text-box>
            <text:p text:style-name="P1"><text:span text:style-name="T7">574. </text:span><text:span text:style-name="T4"><text:s/>Asked how his view – that a “reasonable case” was sufficient to decide on the </text:span></text:p>
          </draw:text-box>
        </draw:frame>
        <draw:frame draw:style-name="gr1" draw:text-style-name="P2" draw:layer="layout" svg:width="15.183cm" svg:height="0.475cm" svg:x="2.2cm" svg:y="18.736cm">
          <draw:text-box>
            <text:p text:style-name="P1"><text:span text:style-name="T4">lawfulness of military action – reflected the framework of the UN Charter and the </text:span></text:p>
          </draw:text-box>
        </draw:frame>
        <draw:frame draw:style-name="gr1" draw:text-style-name="P2" draw:layer="layout" svg:width="15.195cm" svg:height="0.475cm" svg:x="2.2cm" svg:y="19.301cm">
          <draw:text-box>
            <text:p text:style-name="P1"><text:span text:style-name="T4">prohibition on the use of force except in self-defence or where clearly authorised </text:span></text:p>
          </draw:text-box>
        </draw:frame>
        <draw:frame draw:style-name="gr1" draw:text-style-name="P2" draw:layer="layout" svg:width="15.377cm" svg:height="0.475cm" svg:x="2.2cm" svg:y="19.865cm">
          <draw:text-box>
            <text:p text:style-name="P1"><text:span text:style-name="T4">by the Security Council in the circumstances set out in Chapter VII of the Charter, </text:span></text:p>
          </draw:text-box>
        </draw:frame>
        <draw:frame draw:style-name="gr1" draw:text-style-name="P2" draw:layer="layout" svg:width="4.155cm" svg:height="0.475cm" svg:x="2.2cm" svg:y="20.43cm">
          <draw:text-box>
            <text:p text:style-name="P1"><text:span text:style-name="T4">Lord Goldsmith wrote:</text:span></text:p>
          </draw:text-box>
        </draw:frame>
        <draw:frame draw:style-name="gr1" draw:text-style-name="P2" draw:layer="layout" svg:width="14.146cm" svg:height="0.475cm" svg:x="2.95cm" svg:y="21.344cm">
          <draw:text-box>
            <text:p text:style-name="P1"><text:span text:style-name="T4">“</text:span><text:span text:style-name="T4">A ‘clear’ or ‘certain’ basis for the use of force will always be preferable to a </text:span></text:p>
          </draw:text-box>
        </draw:frame>
        <draw:frame draw:style-name="gr1" draw:text-style-name="P2" draw:layer="layout" svg:width="15.928cm" svg:height="0.475cm" svg:x="2.95cm" svg:y="21.908cm">
          <draw:text-box>
            <text:p text:style-name="P1"><text:span text:style-name="T4">‘</text:span><text:span text:style-name="T4">reasonable’ or ‘respectable’ one. That is why I argued in my advice of 7 March 2003 </text:span></text:p>
          </draw:text-box>
        </draw:frame>
        <draw:frame draw:style-name="gr1" draw:text-style-name="P2" draw:layer="layout" svg:width="15.492cm" svg:height="0.475cm" svg:x="2.95cm" svg:y="22.473cm">
          <draw:text-box>
            <text:p text:style-name="P1"><text:span text:style-name="T4">that the safest legal course would be to secure the adoption of a further resolution </text:span></text:p>
          </draw:text-box>
        </draw:frame>
        <draw:frame draw:style-name="gr1" draw:text-style-name="P2" draw:layer="layout" svg:width="15.822cm" svg:height="0.475cm" svg:x="2.95cm" svg:y="23.037cm">
          <draw:text-box>
            <text:p text:style-name="P1"><text:span text:style-name="T4">to authorise the use of force … If we had achieved the second resolution that would </text:span></text:p>
          </draw:text-box>
        </draw:frame>
        <draw:frame draw:style-name="gr1" draw:text-style-name="P2" draw:layer="layout" svg:width="14.819cm" svg:height="0.475cm" svg:x="2.95cm" svg:y="23.602cm">
          <draw:text-box>
            <text:p text:style-name="P1"><text:span text:style-name="T4">have provided more certainty – although even then it is still likely to have been </text:span></text:p>
          </draw:text-box>
        </draw:frame>
        <draw:frame draw:style-name="gr1" draw:text-style-name="P2" draw:layer="layout" svg:width="14.954cm" svg:height="0.475cm" svg:x="2.95cm" svg:y="24.166cm">
          <draw:text-box>
            <text:p text:style-name="P1"><text:span text:style-name="T4">in terms relying on the revival of the original 1990/91 authorisation which would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5.183cm" svg:height="0.475cm" svg:x="2.95cm" svg:y="24.731cm">
          <draw:text-box>
            <text:p text:style-name="P1"><text:span text:style-name="T4">not have satisfied all international lawyers. We had however previously engaged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224 </text:span></text:p>
          </draw:text-box>
        </draw:frame>
        <draw:frame draw:style-name="gr4" draw:text-style-name="P5" draw:layer="layout" svg:width="6.665cm" svg:height="0.395cm" svg:x="2.6cm" svg:y="26.357cm">
          <draw:text-box>
            <text:p text:style-name="P1"><text:span text:style-name="T11">Statement, 4 January 2011, paragraph 6.3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225 </text:span></text:p>
          </draw:text-box>
        </draw:frame>
        <draw:frame draw:style-name="gr4" draw:text-style-name="P5" draw:layer="layout" svg:width="6.665cm" svg:height="0.395cm" svg:x="2.6cm" svg:y="26.781cm">
          <draw:text-box>
            <text:p text:style-name="P1"><text:span text:style-name="T11">Statement, 4 January 2011, paragraph 6.4.</text:span></text:p>
          </draw:text-box>
        </draw:frame>
      </draw:page>
      <draw:page draw:name="page105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5</text:span></text:p>
          </draw:text-box>
        </draw:frame>
        <draw:frame draw:style-name="gr1" draw:text-style-name="P2" draw:layer="layout" svg:width="14.878cm" svg:height="0.475cm" svg:x="2.95cm" svg:y="2.525cm">
          <draw:text-box>
            <text:p text:style-name="P1"><text:span text:style-name="T4">in the use of force on the basis of a reasonable or respectable case that action </text:span></text:p>
          </draw:text-box>
        </draw:frame>
        <draw:frame draw:style-name="gr1" draw:text-style-name="P2" draw:layer="layout" svg:width="14.878cm" svg:height="0.475cm" svg:x="2.95cm" svg:y="3.09cm">
          <draw:text-box>
            <text:p text:style-name="P1"><text:span text:style-name="T4">is authorised by a UNSCR or self defence or humanitarian intervention and my </text:span></text:p>
          </draw:text-box>
        </draw:frame>
        <draw:frame draw:style-name="gr1" draw:text-style-name="P2" draw:layer="layout" svg:width="10.365cm" svg:height="0.475cm" svg:x="2.95cm" svg:y="3.654cm">
          <draw:text-box>
            <text:p text:style-name="P1"><text:span text:style-name="T4">understanding was and is that this is a sufficient basis.”</text:span></text:p>
          </draw:text-box>
        </draw:frame>
        <draw:frame draw:style-name="gr7" draw:text-style-name="P8" draw:layer="layout" svg:width="0.408cm" svg:height="0.276cm" svg:x="13.28cm" svg:y="3.673cm">
          <draw:text-box>
            <text:p text:style-name="P1"><text:span text:style-name="T13">226</text:span></text:p>
          </draw:text-box>
        </draw:frame>
        <draw:frame draw:style-name="gr6" draw:text-style-name="P7" draw:layer="layout" svg:width="14.171cm" svg:height="0.556cm" svg:x="2.2cm" svg:y="4.775cm">
          <draw:text-box>
            <text:p text:style-name="P1"><text:span text:style-name="T9">Other matters dealt with in Lord Goldsmith’s 7 March advice</text:span></text:p>
          </draw:text-box>
        </draw:frame>
        <draw:frame draw:style-name="gr1" draw:text-style-name="P2" draw:layer="layout" svg:width="16.766cm" svg:height="0.475cm" svg:x="2.2cm" svg:y="5.603cm">
          <draw:text-box>
            <text:p text:style-name="P1"><text:span text:style-name="T7">575. </text:span><text:span text:style-name="T12"><text:s/>Lord Goldsmith reiterated the categorical advice, previously expressed in his </text:span></text:p>
          </draw:text-box>
        </draw:frame>
        <draw:frame draw:style-name="gr1" draw:text-style-name="P2" draw:layer="layout" svg:width="16.055cm" svg:height="0.475cm" svg:x="2.2cm" svg:y="6.168cm">
          <draw:text-box>
            <text:p text:style-name="P1"><text:span text:style-name="T12">14 January draft, that there were no grounds for arguing that “an unreasonable </text:span></text:p>
          </draw:text-box>
        </draw:frame>
        <draw:frame draw:style-name="gr1" draw:text-style-name="P2" draw:layer="layout" svg:width="11.525cm" svg:height="0.475cm" svg:x="2.2cm" svg:y="6.732cm">
          <draw:text-box>
            <text:p text:style-name="P1"><text:span text:style-name="T12">veto” would permit the US and UK to ignore such a veto. </text:span></text:p>
          </draw:text-box>
        </draw:frame>
        <draw:frame draw:style-name="gr1" draw:text-style-name="P2" draw:layer="layout" svg:width="14.954cm" svg:height="0.475cm" svg:x="2.2cm" svg:y="7.647cm">
          <draw:text-box>
            <text:p text:style-name="P1"><text:span text:style-name="T7">576. </text:span><text:span text:style-name="T4"><text:s/>Addressing the effect of an “unreasonable” veto, Lord Goldsmith stressed:</text:span></text:p>
          </draw:text-box>
        </draw:frame>
        <draw:frame draw:style-name="gr1" draw:text-style-name="P2" draw:layer="layout" svg:width="15.818cm" svg:height="0.475cm" svg:x="2.95cm" svg:y="8.561cm">
          <draw:text-box>
            <text:p text:style-name="P1"><text:span text:style-name="T4">“</text:span><text:span text:style-name="T4">The analysis set out above applies whether a second resolution fails to be adopted </text:span></text:p>
          </draw:text-box>
        </draw:frame>
        <draw:frame draw:style-name="gr1" draw:text-style-name="P2" draw:layer="layout" svg:width="15.983cm" svg:height="0.475cm" svg:x="2.95cm" svg:y="9.126cm">
          <draw:text-box>
            <text:p text:style-name="P1"><text:span text:style-name="T4">because of a lack of votes or because it is vetoed. As I have said before … there are </text:span></text:p>
          </draw:text-box>
        </draw:frame>
        <draw:frame draw:style-name="gr1" draw:text-style-name="P2" draw:layer="layout" svg:width="15.382cm" svg:height="0.475cm" svg:x="2.95cm" svg:y="9.69cm">
          <draw:text-box>
            <text:p text:style-name="P1"><text:span text:style-name="T4">no grounds for arguing that an ‘unreasonable veto’ would entitle us to proceed on </text:span></text:p>
          </draw:text-box>
        </draw:frame>
        <draw:frame draw:style-name="gr1" draw:text-style-name="P2" draw:layer="layout" svg:width="15.712cm" svg:height="0.475cm" svg:x="2.95cm" svg:y="10.255cm">
          <draw:text-box>
            <text:p text:style-name="P1"><text:span text:style-name="T4">the basis of a presumed Security Council authorisation. In any event, if the majority </text:span></text:p>
          </draw:text-box>
        </draw:frame>
        <draw:frame draw:style-name="gr1" draw:text-style-name="P2" draw:layer="layout" svg:width="15.39cm" svg:height="0.475cm" svg:x="2.95cm" svg:y="10.819cm">
          <draw:text-box>
            <text:p text:style-name="P1"><text:span text:style-name="T4">of world opinion remains opposed to military action, it is likely to be difficult on the </text:span></text:p>
          </draw:text-box>
        </draw:frame>
        <draw:frame draw:style-name="gr1" draw:text-style-name="P2" draw:layer="layout" svg:width="9.997cm" svg:height="0.475cm" svg:x="2.95cm" svg:y="11.383cm">
          <draw:text-box>
            <text:p text:style-name="P1"><text:span text:style-name="T4">facts to categorise a French veto as ‘unreasonable’.” </text:span></text:p>
          </draw:text-box>
        </draw:frame>
        <draw:frame draw:style-name="gr1" draw:text-style-name="P2" draw:layer="layout" svg:width="15.97cm" svg:height="0.475cm" svg:x="2.2cm" svg:y="12.298cm">
          <draw:text-box>
            <text:p text:style-name="P1"><text:span text:style-name="T7">577. </text:span><text:span text:style-name="T12"><text:s/>Lord Goldsmith stressed the importance of the circumstances at the time </text:span></text:p>
          </draw:text-box>
        </draw:frame>
        <draw:frame draw:style-name="gr1" draw:text-style-name="P2" draw:layer="layout" svg:width="4.468cm" svg:height="0.475cm" svg:x="2.2cm" svg:y="12.862cm">
          <draw:text-box>
            <text:p text:style-name="P1"><text:span text:style-name="T12">a decision was taken. </text:span></text:p>
          </draw:text-box>
        </draw:frame>
        <draw:frame draw:style-name="gr1" draw:text-style-name="P2" draw:layer="layout" svg:width="14.691cm" svg:height="0.475cm" svg:x="2.2cm" svg:y="13.777cm">
          <draw:text-box>
            <text:p text:style-name="P1"><text:span text:style-name="T7">578. </text:span><text:span text:style-name="T4"><text:s/>Addressing the importance of circumstances, Lord Goldsmith concluded:</text:span></text:p>
          </draw:text-box>
        </draw:frame>
        <draw:frame draw:style-name="gr1" draw:text-style-name="P2" draw:layer="layout" svg:width="15.793cm" svg:height="0.475cm" svg:x="2.95cm" svg:y="14.691cm">
          <draw:text-box>
            <text:p text:style-name="P1"><text:span text:style-name="T4">“</text:span><text:span text:style-name="T4">The legal analysis may, however, be affected by the course of events over the next </text:span></text:p>
          </draw:text-box>
        </draw:frame>
        <draw:frame draw:style-name="gr1" draw:text-style-name="P2" draw:layer="layout" svg:width="15.72cm" svg:height="0.475cm" svg:x="2.95cm" svg:y="15.256cm">
          <draw:text-box>
            <text:p text:style-name="P1"><text:span text:style-name="T4">week or so, e.g. the discussions on the draft second resolution. If we fail to achieve </text:span></text:p>
          </draw:text-box>
        </draw:frame>
        <draw:frame draw:style-name="gr1" draw:text-style-name="P2" draw:layer="layout" svg:width="14.95cm" svg:height="0.475cm" svg:x="2.95cm" svg:y="15.82cm">
          <draw:text-box>
            <text:p text:style-name="P1"><text:span text:style-name="T4">the adoption of a second resolution, we would need to consider urgently at that </text:span></text:p>
          </draw:text-box>
        </draw:frame>
        <draw:frame draw:style-name="gr1" draw:text-style-name="P2" draw:layer="layout" svg:width="15.2cm" svg:height="0.475cm" svg:x="2.95cm" svg:y="16.385cm">
          <draw:text-box>
            <text:p text:style-name="P1"><text:span text:style-name="T4">stage the strength of our legal case in the light of the circumstances at that time.”</text:span></text:p>
          </draw:text-box>
        </draw:frame>
        <draw:frame draw:style-name="gr1" draw:text-style-name="P2" draw:layer="layout" svg:width="16.427cm" svg:height="0.475cm" svg:x="2.2cm" svg:y="17.299cm">
          <draw:text-box>
            <text:p text:style-name="P1"><text:span text:style-name="T7">579. </text:span><text:span text:style-name="T12"><text:s/>Lord Goldsmith recognised that there was a possibility of a legal challenge. </text:span></text:p>
          </draw:text-box>
        </draw:frame>
        <draw:frame draw:style-name="gr1" draw:text-style-name="P2" draw:layer="layout" svg:width="15.606cm" svg:height="0.475cm" svg:x="2.2cm" svg:y="18.213cm">
          <draw:text-box>
            <text:p text:style-name="P1"><text:span text:style-name="T7">580. </text:span><text:span text:style-name="T4"><text:s/>Lord Goldsmith set out the possible consequences of acting without a further </text:span></text:p>
          </draw:text-box>
        </draw:frame>
        <draw:frame draw:style-name="gr1" draw:text-style-name="P2" draw:layer="layout" svg:width="16.042cm" svg:height="0.475cm" svg:x="2.2cm" svg:y="18.778cm">
          <draw:text-box>
            <text:p text:style-name="P1"><text:span text:style-name="T4">resolution, in particular the ways in which the matter might be brought before a court, </text:span></text:p>
          </draw:text-box>
        </draw:frame>
        <draw:frame draw:style-name="gr1" draw:text-style-name="P2" draw:layer="layout" svg:width="11.089cm" svg:height="0.475cm" svg:x="2.2cm" svg:y="19.342cm">
          <draw:text-box>
            <text:p text:style-name="P1"><text:span text:style-name="T4">some of which he described as “fairly remote possibilities”. </text:span></text:p>
          </draw:text-box>
        </draw:frame>
        <draw:frame draw:style-name="gr1" draw:text-style-name="P2" draw:layer="layout" svg:width="16.389cm" svg:height="0.475cm" svg:x="2.2cm" svg:y="20.257cm">
          <draw:text-box>
            <text:p text:style-name="P1"><text:span text:style-name="T7">581. </text:span><text:span text:style-name="T4"><text:s/>Lord Goldsmith outlined the potential risks of action before both International and </text:span></text:p>
          </draw:text-box>
        </draw:frame>
        <draw:frame draw:style-name="gr1" draw:text-style-name="P2" draw:layer="layout" svg:width="4.345cm" svg:height="0.475cm" svg:x="2.2cm" svg:y="20.821cm">
          <draw:text-box>
            <text:p text:style-name="P1"><text:span text:style-name="T4">UK Courts, concluding:</text:span></text:p>
          </draw:text-box>
        </draw:frame>
        <draw:frame draw:style-name="gr1" draw:text-style-name="P2" draw:layer="layout" svg:width="15.141cm" svg:height="0.475cm" svg:x="2.95cm" svg:y="21.736cm">
          <draw:text-box>
            <text:p text:style-name="P1"><text:span text:style-name="T4">“… </text:span><text:span text:style-name="T4">it would not be surprising if some attempts were made to get a case of some </text:span></text:p>
          </draw:text-box>
        </draw:frame>
        <draw:frame draw:style-name="gr1" draw:text-style-name="P2" draw:layer="layout" svg:width="15.962cm" svg:height="0.475cm" svg:x="2.95cm" svg:y="22.3cm">
          <draw:text-box>
            <text:p text:style-name="P1"><text:span text:style-name="T4">sort off the ground. We cannot be certain that they would not succeed. The GA route </text:span></text:p>
          </draw:text-box>
        </draw:frame>
        <draw:frame draw:style-name="gr1" draw:text-style-name="P2" draw:layer="layout" svg:width="14.958cm" svg:height="0.475cm" svg:x="2.95cm" svg:y="22.865cm">
          <draw:text-box>
            <text:p text:style-name="P1"><text:span text:style-name="T4">[the General Assembly of the United Nations requesting an advisory opinion on </text:span></text:p>
          </draw:text-box>
        </draw:frame>
        <draw:frame draw:style-name="gr1" draw:text-style-name="P2" draw:layer="layout" svg:width="14.882cm" svg:height="0.475cm" svg:x="2.95cm" svg:y="23.429cm">
          <draw:text-box>
            <text:p text:style-name="P1"><text:span text:style-name="T4">the legality of the military action from the International Court of Justice] may b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3.49cm" svg:height="0.475cm" svg:x="2.95cm" svg:y="23.993cm">
          <draw:text-box>
            <text:p text:style-name="P1"><text:span text:style-name="T4">the most likely …”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226 </text:span></text:p>
          </draw:text-box>
        </draw:frame>
        <draw:frame draw:style-name="gr4" draw:text-style-name="P5" draw:layer="layout" svg:width="6.665cm" svg:height="0.395cm" svg:x="2.6cm" svg:y="26.781cm">
          <draw:text-box>
            <text:p text:style-name="P1"><text:span text:style-name="T11">Statement, 4 January 2011, paragraph 6.5.</text:span></text:p>
          </draw:text-box>
        </draw:frame>
      </draw:page>
      <draw:page draw:name="page10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6</text:span></text:p>
          </draw:text-box>
        </draw:frame>
        <draw:frame draw:style-name="gr1" draw:text-style-name="P2" draw:layer="layout" svg:width="15.563cm" svg:height="0.475cm" svg:x="2.2cm" svg:y="2.525cm">
          <draw:text-box>
            <text:p text:style-name="P1"><text:span text:style-name="T7">582. </text:span><text:span text:style-name="T4"><text:s/>Sir Michael Wood had provided advice on the possibility of legal challenge in </text:span></text:p>
          </draw:text-box>
        </draw:frame>
        <draw:frame draw:style-name="gr1" draw:text-style-name="P2" draw:layer="layout" svg:width="2.699cm" svg:height="0.475cm" svg:x="2.2cm" svg:y="3.09cm">
          <draw:text-box>
            <text:p text:style-name="P1"><text:span text:style-name="T4">October 2002.</text:span></text:p>
          </draw:text-box>
        </draw:frame>
        <draw:frame draw:style-name="gr7" draw:text-style-name="P8" draw:layer="layout" svg:width="0.408cm" svg:height="0.276cm" svg:x="4.883cm" svg:y="3.108cm">
          <draw:text-box>
            <text:p text:style-name="P1"><text:span text:style-name="T13">227</text:span></text:p>
          </draw:text-box>
        </draw:frame>
        <draw:frame draw:style-name="gr1" draw:text-style-name="P2" draw:layer="layout" svg:width="16.148cm" svg:height="0.475cm" svg:x="2.2cm" svg:y="4.004cm">
          <draw:text-box>
            <text:p text:style-name="P1"><text:span text:style-name="T7">583. </text:span><text:span text:style-name="T12"><text:s/>Lord Goldsmith stressed the importance of the principle of proportionality </text:span></text:p>
          </draw:text-box>
        </draw:frame>
        <draw:frame draw:style-name="gr1" draw:text-style-name="P2" draw:layer="layout" svg:width="8.062cm" svg:height="0.475cm" svg:x="2.2cm" svg:y="4.568cm">
          <draw:text-box>
            <text:p text:style-name="P1"><text:span text:style-name="T12">in the use of force during the campaign.</text:span></text:p>
          </draw:text-box>
        </draw:frame>
        <draw:frame draw:style-name="gr1" draw:text-style-name="P2" draw:layer="layout" svg:width="15.301cm" svg:height="0.475cm" svg:x="2.2cm" svg:y="5.483cm">
          <draw:text-box>
            <text:p text:style-name="P1"><text:span text:style-name="T7">584. </text:span><text:span text:style-name="T4"><text:s/>Addressing the principle of proportionality, Lord Goldsmith stressed that the </text:span></text:p>
          </draw:text-box>
        </draw:frame>
        <draw:frame draw:style-name="gr1" draw:text-style-name="P2" draw:layer="layout" svg:width="15.318cm" svg:height="0.475cm" svg:x="2.2cm" svg:y="6.047cm">
          <draw:text-box>
            <text:p text:style-name="P1"><text:span text:style-name="T4">lawfulness of military action depended not only on the existence of a legal basis, <text:s/></text:span></text:p>
          </draw:text-box>
        </draw:frame>
        <draw:frame draw:style-name="gr1" draw:text-style-name="P2" draw:layer="layout" svg:width="13.904cm" svg:height="0.475cm" svg:x="2.2cm" svg:y="6.612cm">
          <draw:text-box>
            <text:p text:style-name="P1"><text:span text:style-name="T4">but also on the exercise of force during the campaign being proportionate.</text:span></text:p>
          </draw:text-box>
        </draw:frame>
        <draw:frame draw:style-name="gr7" draw:text-style-name="P8" draw:layer="layout" svg:width="0.408cm" svg:height="0.276cm" svg:x="16.038cm" svg:y="6.631cm">
          <draw:text-box>
            <text:p text:style-name="P1"><text:span text:style-name="T13">228</text:span></text:p>
          </draw:text-box>
        </draw:frame>
        <draw:frame draw:style-name="gr1" draw:text-style-name="P2" draw:layer="layout" svg:width="0.422cm" svg:height="0.475cm" svg:x="16.449cm" svg:y="6.6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92cm" svg:height="0.475cm" svg:x="2.2cm" svg:y="7.526cm">
          <draw:text-box>
            <text:p text:style-name="P1"><text:span text:style-name="T7">585. </text:span><text:span text:style-name="T4"><text:s/>Lord Goldsmith wrote that any force used pursuant to the authorisation in </text:span></text:p>
          </draw:text-box>
        </draw:frame>
        <draw:frame draw:style-name="gr1" draw:text-style-name="P2" draw:layer="layout" svg:width="16.495cm" svg:height="0.475cm" svg:x="2.2cm" svg:y="8.091cm">
          <draw:text-box>
            <text:p text:style-name="P1"><text:span text:style-name="T4">resolution 678 must have as its objective the enforcement of the terms of the cease-fire </text:span></text:p>
          </draw:text-box>
        </draw:frame>
        <draw:frame draw:style-name="gr1" draw:text-style-name="P2" draw:layer="layout" svg:width="15.699cm" svg:height="0.475cm" svg:x="2.2cm" svg:y="8.655cm">
          <draw:text-box>
            <text:p text:style-name="P1"><text:span text:style-name="T4">contained in resolution 687 and subsequent relevant resolutions; be limited to what </text:span></text:p>
          </draw:text-box>
        </draw:frame>
        <draw:frame draw:style-name="gr1" draw:text-style-name="P2" draw:layer="layout" svg:width="15.89cm" svg:height="0.475cm" svg:x="2.2cm" svg:y="9.22cm">
          <draw:text-box>
            <text:p text:style-name="P1"><text:span text:style-name="T4">is necessary to achieve that objective; and must be a proportionate response to that </text:span></text:p>
          </draw:text-box>
        </draw:frame>
        <draw:frame draw:style-name="gr1" draw:text-style-name="P2" draw:layer="layout" svg:width="16.677cm" svg:height="0.475cm" svg:x="2.2cm" svg:y="9.784cm">
          <draw:text-box>
            <text:p text:style-name="P1"><text:span text:style-name="T4">objective. That was “not to say that action may not be taken to remove Saddam Hussein </text:span></text:p>
          </draw:text-box>
        </draw:frame>
        <draw:frame draw:style-name="gr1" draw:text-style-name="P2" draw:layer="layout" svg:width="16.402cm" svg:height="0.475cm" svg:x="2.2cm" svg:y="10.348cm">
          <draw:text-box>
            <text:p text:style-name="P1"><text:span text:style-name="T4">from power if it can be demonstrated that such action is a necessary and proportionate </text:span></text:p>
          </draw:text-box>
        </draw:frame>
        <draw:frame draw:style-name="gr1" draw:text-style-name="P2" draw:layer="layout" svg:width="16.546cm" svg:height="0.475cm" svg:x="2.2cm" svg:y="10.913cm">
          <draw:text-box>
            <text:p text:style-name="P1"><text:span text:style-name="T4">measure to secure the disarmament of Iraq. But regime change cannot be the objective </text:span></text:p>
          </draw:text-box>
        </draw:frame>
        <draw:frame draw:style-name="gr1" draw:text-style-name="P2" draw:layer="layout" svg:width="3.444cm" svg:height="0.475cm" svg:x="2.2cm" svg:y="11.477cm">
          <draw:text-box>
            <text:p text:style-name="P1"><text:span text:style-name="T4">of military action.” </text:span></text:p>
          </draw:text-box>
        </draw:frame>
        <draw:frame draw:style-name="gr1" draw:text-style-name="P2" draw:layer="layout" svg:width="15.178cm" svg:height="0.475cm" svg:x="2.2cm" svg:y="12.392cm">
          <draw:text-box>
            <text:p text:style-name="P1"><text:span text:style-name="T7">586. </text:span><text:span text:style-name="T4"><text:s/>Asked if he thought that the matter would be closed by his 7 March advice, </text:span></text:p>
          </draw:text-box>
        </draw:frame>
        <draw:frame draw:style-name="gr1" draw:text-style-name="P2" draw:layer="layout" svg:width="5.908cm" svg:height="0.475cm" svg:x="2.2cm" svg:y="12.956cm">
          <draw:text-box>
            <text:p text:style-name="P1"><text:span text:style-name="T4">Lord Goldsmith told the Inquiry:</text:span></text:p>
          </draw:text-box>
        </draw:frame>
        <draw:frame draw:style-name="gr1" draw:text-style-name="P2" draw:layer="layout" svg:width="14.976cm" svg:height="0.475cm" svg:x="2.95cm" svg:y="13.871cm">
          <draw:text-box>
            <text:p text:style-name="P1"><text:span text:style-name="T4">“… </text:span><text:span text:style-name="T4">at the time, I thought it was, because I thought I had given the green light in </text:span></text:p>
          </draw:text-box>
        </draw:frame>
        <draw:frame draw:style-name="gr1" draw:text-style-name="P2" draw:layer="layout" svg:width="15.289cm" svg:height="0.475cm" svg:x="2.95cm" svg:y="14.435cm">
          <draw:text-box>
            <text:p text:style-name="P1"><text:span text:style-name="T4">February, I was following precedent in giving the green light again, and I thought, </text:span></text:p>
          </draw:text-box>
        </draw:frame>
        <draw:frame draw:style-name="gr1" draw:text-style-name="P2" draw:layer="layout" svg:width="15.657cm" svg:height="0.475cm" svg:x="2.95cm" svg:y="15cm">
          <draw:text-box>
            <text:p text:style-name="P1"><text:span text:style-name="T4">therefore, the issue was closed, and therefore, if, politically, the decision was taken </text:span></text:p>
          </draw:text-box>
        </draw:frame>
        <draw:frame draw:style-name="gr1" draw:text-style-name="P2" draw:layer="layout" svg:width="15.047cm" svg:height="0.475cm" svg:x="2.95cm" svg:y="15.564cm">
          <draw:text-box>
            <text:p text:style-name="P1"><text:span text:style-name="T4">wherever it needed to be taken in the United Kingdom, and no doubt the United </text:span></text:p>
          </draw:text-box>
        </draw:frame>
        <draw:frame draw:style-name="gr1" draw:text-style-name="P2" draw:layer="layout" svg:width="9.387cm" svg:height="0.475cm" svg:x="2.95cm" svg:y="16.128cm">
          <draw:text-box>
            <text:p text:style-name="P1"><text:span text:style-name="T4">States, about military action, then that would be it.</text:span></text:p>
          </draw:text-box>
        </draw:frame>
        <draw:frame draw:style-name="gr1" draw:text-style-name="P2" draw:layer="layout" svg:width="16.026cm" svg:height="0.475cm" svg:x="2.95cm" svg:y="17.043cm">
          <draw:text-box>
            <text:p text:style-name="P1"><text:span text:style-name="T4">“… </text:span><text:span text:style-name="T4">[R]ecognising that things could change, I said … we would need to … assess the </text:span></text:p>
          </draw:text-box>
        </draw:frame>
        <draw:frame draw:style-name="gr1" draw:text-style-name="P2" draw:layer="layout" svg:width="14.912cm" svg:height="0.475cm" svg:x="2.95cm" svg:y="17.607cm">
          <draw:text-box>
            <text:p text:style-name="P1"><text:span text:style-name="T4">strength of the legal case in the light of circumstances at the time if there were <text:s/></text:span></text:p>
          </draw:text-box>
        </draw:frame>
        <draw:frame draw:style-name="gr1" draw:text-style-name="P2" draw:layer="layout" svg:width="8.109cm" svg:height="0.475cm" svg:x="2.95cm" svg:y="18.172cm">
          <draw:text-box>
            <text:p text:style-name="P1"><text:span text:style-name="T4">a failure to obtain the second resolution …”</text:span></text:p>
          </draw:text-box>
        </draw:frame>
        <draw:frame draw:style-name="gr7" draw:text-style-name="P8" draw:layer="layout" svg:width="0.408cm" svg:height="0.276cm" svg:x="11.022cm" svg:y="18.191cm">
          <draw:text-box>
            <text:p text:style-name="P1"><text:span text:style-name="T13">229</text:span></text:p>
          </draw:text-box>
        </draw:frame>
        <draw:frame draw:style-name="gr1" draw:text-style-name="P2" draw:layer="layout" svg:width="16.287cm" svg:height="0.475cm" svg:x="2.2cm" svg:y="19.086cm">
          <draw:text-box>
            <text:p text:style-name="P1"><text:span text:style-name="T7">587. </text:span><text:span text:style-name="T12"><text:s/>Mr Straw, Mr Hoon, Dr John Reid, Minister without Portfolio, and the Chiefs </text:span></text:p>
          </draw:text-box>
        </draw:frame>
        <draw:frame draw:style-name="gr1" draw:text-style-name="P2" draw:layer="layout" svg:width="16.609cm" svg:height="0.475cm" svg:x="2.2cm" svg:y="19.651cm">
          <draw:text-box>
            <text:p text:style-name="P1"><text:span text:style-name="T12">of Staff had all seen Lord Goldsmith’s advice of 7 March before the No.10 meeting </text:span></text:p>
          </draw:text-box>
        </draw:frame>
        <draw:frame draw:style-name="gr1" draw:text-style-name="P2" draw:layer="layout" svg:width="12.499cm" svg:height="0.475cm" svg:x="2.2cm" svg:y="20.215cm">
          <draw:text-box>
            <text:p text:style-name="P1"><text:span text:style-name="T12">on 11 March, but it is not clear how and when it reached them.</text:span></text:p>
          </draw:text-box>
        </draw:frame>
        <draw:frame draw:style-name="gr1" draw:text-style-name="P2" draw:layer="layout" svg:width="15.674cm" svg:height="0.475cm" svg:x="2.2cm" svg:y="21.13cm">
          <draw:text-box>
            <text:p text:style-name="P1"><text:span text:style-name="T7">588. </text:span><text:span text:style-name="T12"><text:s/>Other Ministers whose responsibilities were directly engaged, including </text:span></text:p>
          </draw:text-box>
        </draw:frame>
        <draw:frame draw:style-name="gr1" draw:text-style-name="P2" draw:layer="layout" svg:width="14.23cm" svg:height="0.475cm" svg:x="2.2cm" svg:y="21.694cm">
          <draw:text-box>
            <text:p text:style-name="P1"><text:span text:style-name="T12">Mr Gordon Brown, the Chancellor of the Exchequer, and Ms Short, the </text:span></text:p>
          </draw:text-box>
        </draw:frame>
        <draw:frame draw:style-name="gr1" draw:text-style-name="P2" draw:layer="layout" svg:width="15.09cm" svg:height="0.475cm" svg:x="2.2cm" svg:y="22.258cm">
          <draw:text-box>
            <text:p text:style-name="P1"><text:span text:style-name="T12">International Development Secretary, and their senior officials, did not see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9" draw:text-style-name="P9" draw:layer="layout" svg:x1="2.6cm" svg:y1="26.29cm" svg:x2="10.554cm" svg:y2="26.29cm">
          <text:p/>
        </draw:line>
        <draw:frame draw:style-name="gr1" draw:text-style-name="P2" draw:layer="layout" svg:width="2.199cm" svg:height="0.475cm" svg:x="2.2cm" svg:y="22.823cm">
          <draw:text-box>
            <text:p text:style-name="P1"><text:span text:style-name="T12">the advice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227 </text:span></text:p>
          </draw:text-box>
        </draw:frame>
        <draw:frame draw:style-name="gr4" draw:text-style-name="P5" draw:layer="layout" svg:width="8.003cm" svg:height="0.395cm" svg:x="2.6cm" svg:y="25.934cm">
          <draw:text-box>
            <text:p text:style-name="P1"><text:span text:style-name="T6">Minute Wood to PS [FCO], 15 October 2002, ‘Iraq’.</text:span><text:span text:style-name="T11">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228 </text:span></text:p>
          </draw:text-box>
        </draw:frame>
        <draw:frame draw:style-name="gr4" draw:text-style-name="P5" draw:layer="layout" svg:width="11.644cm" svg:height="0.395cm" svg:x="2.6cm" svg:y="26.357cm">
          <draw:text-box>
            <text:p text:style-name="P1"><text:span text:style-name="T11">Minute Goldsmith to Prime Minister, 7 March 2003, ‘Iraq: Resolution 1441’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229 </text:span></text:p>
          </draw:text-box>
        </draw:frame>
        <draw:frame draw:style-name="gr4" draw:text-style-name="P5" draw:layer="layout" svg:width="7.664cm" svg:height="0.395cm" svg:x="2.6cm" svg:y="26.781cm">
          <draw:text-box>
            <text:p text:style-name="P1"><text:span text:style-name="T11">Public hearing, 27 January 2010, pages 175-176.</text:span></text:p>
          </draw:text-box>
        </draw:frame>
      </draw:page>
      <draw:page draw:name="page107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7</text:span></text:p>
          </draw:text-box>
        </draw:frame>
        <draw:frame draw:style-name="gr3" draw:text-style-name="P4" draw:layer="layout" svg:width="14.26cm" svg:height="0.628cm" svg:x="2.2cm" svg:y="2.5cm">
          <draw:text-box>
            <text:p text:style-name="P1"><text:span text:style-name="T3">Media coverage during the weekend of 8 and 9 March</text:span></text:p>
          </draw:text-box>
        </draw:frame>
        <draw:frame draw:style-name="gr1" draw:text-style-name="P2" draw:layer="layout" svg:width="16.567cm" svg:height="0.475cm" svg:x="2.2cm" svg:y="3.392cm">
          <draw:text-box>
            <text:p text:style-name="P1"><text:span text:style-name="T7">589. </text:span><text:span text:style-name="T4"><text:s/>An article in the </text:span><text:span text:style-name="T5">Financial Times</text:span><text:span text:style-name="T4"> on Saturday 8 March referred to an interview with </text:span></text:p>
          </draw:text-box>
        </draw:frame>
        <draw:frame draw:style-name="gr1" draw:text-style-name="P2" draw:layer="layout" svg:width="16.588cm" svg:height="0.475cm" svg:x="2.2cm" svg:y="3.957cm">
          <draw:text-box>
            <text:p text:style-name="P1"><text:span text:style-name="T4">Lord Archer, Solicitor General from 1974 to 1979, that was to be broadcast the following </text:span></text:p>
          </draw:text-box>
        </draw:frame>
        <draw:frame draw:style-name="gr1" draw:text-style-name="P2" draw:layer="layout" svg:width="6.886cm" svg:height="0.475cm" svg:x="2.2cm" svg:y="4.521cm">
          <draw:text-box>
            <text:p text:style-name="P1"><text:span text:style-name="T4">day on </text:span><text:span text:style-name="T5">GMTV’s Sunday</text:span><text:span text:style-name="T4"> programme.</text:span></text:p>
          </draw:text-box>
        </draw:frame>
        <draw:frame draw:style-name="gr7" draw:text-style-name="P8" draw:layer="layout" svg:width="0.408cm" svg:height="0.276cm" svg:x="9.063cm" svg:y="4.54cm">
          <draw:text-box>
            <text:p text:style-name="P1"><text:span text:style-name="T13">230</text:span></text:p>
          </draw:text-box>
        </draw:frame>
        <draw:frame draw:style-name="gr1" draw:text-style-name="P2" draw:layer="layout" svg:width="9.024cm" svg:height="0.475cm" svg:x="9.474cm" svg:y="4.521cm">
          <draw:text-box>
            <text:p text:style-name="P1"><text:span text:style-name="T4"><text:s/></text:span><text:span text:style-name="T4">The article stated that Lord Archer would reject </text:span></text:p>
          </draw:text-box>
        </draw:frame>
        <draw:frame draw:style-name="gr1" draw:text-style-name="P2" draw:layer="layout" svg:width="16.173cm" svg:height="0.475cm" svg:x="2.2cm" svg:y="5.086cm">
          <draw:text-box>
            <text:p text:style-name="P1"><text:span text:style-name="T4">the position “that resolution 1441 provided sufficient legal authority” for military action. </text:span></text:p>
          </draw:text-box>
        </draw:frame>
        <draw:frame draw:style-name="gr1" draw:text-style-name="P2" draw:layer="layout" svg:width="16.186cm" svg:height="0.475cm" svg:x="2.2cm" svg:y="5.65cm">
          <draw:text-box>
            <text:p text:style-name="P1"><text:span text:style-name="T4">It also stated that civil servants were understood to be putting pressure on Sir Andrew </text:span></text:p>
          </draw:text-box>
        </draw:frame>
        <draw:frame draw:style-name="gr1" draw:text-style-name="P2" draw:layer="layout" svg:width="9.942cm" svg:height="0.475cm" svg:x="2.2cm" svg:y="6.214cm">
          <draw:text-box>
            <text:p text:style-name="P1"><text:span text:style-name="T4">Turnbull to show them the Attorney General’s advice.</text:span></text:p>
          </draw:text-box>
        </draw:frame>
        <draw:frame draw:style-name="gr1" draw:text-style-name="P2" draw:layer="layout" svg:width="14.598cm" svg:height="0.475cm" svg:x="2.2cm" svg:y="7.129cm">
          <draw:text-box>
            <text:p text:style-name="P1"><text:span text:style-name="T7">590. </text:span><text:span text:style-name="T4"><text:s/>On 9 March, an article in the </text:span><text:span text:style-name="T5">Sunday Times</text:span><text:span text:style-name="T4"> warned that there would be </text:span></text:p>
          </draw:text-box>
        </draw:frame>
        <draw:frame draw:style-name="gr1" draw:text-style-name="P2" draw:layer="layout" svg:width="15.822cm" svg:height="0.475cm" svg:x="2.2cm" svg:y="7.693cm">
          <draw:text-box>
            <text:p text:style-name="P1"><text:span text:style-name="T4">“</text:span><text:span text:style-name="T4">a rebellion” of up to 200 Labour MPs if Mr Blair proceeded to military action without </text:span></text:p>
          </draw:text-box>
        </draw:frame>
        <draw:frame draw:style-name="gr1" draw:text-style-name="P2" draw:layer="layout" svg:width="9.442cm" svg:height="0.475cm" svg:x="2.2cm" svg:y="8.258cm">
          <draw:text-box>
            <text:p text:style-name="P1"><text:span text:style-name="T4">a second UN resolution authorising military action.</text:span></text:p>
          </draw:text-box>
        </draw:frame>
        <draw:frame draw:style-name="gr7" draw:text-style-name="P8" draw:layer="layout" svg:width="0.408cm" svg:height="0.276cm" svg:x="11.612cm" svg:y="8.277cm">
          <draw:text-box>
            <text:p text:style-name="P1"><text:span text:style-name="T13">231</text:span></text:p>
          </draw:text-box>
        </draw:frame>
        <draw:frame draw:style-name="gr1" draw:text-style-name="P2" draw:layer="layout" svg:width="0.422cm" svg:height="0.475cm" svg:x="12.024cm" svg:y="8.25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557cm" svg:height="0.475cm" svg:x="2.2cm" svg:y="9.172cm">
          <draw:text-box>
            <text:p text:style-name="P1"><text:span text:style-name="T7">591. </text:span><text:span text:style-name="T4"><text:s/>The article stated: </text:span></text:p>
          </draw:text-box>
        </draw:frame>
        <draw:frame draw:style-name="gr1" draw:text-style-name="P2" draw:layer="layout" svg:width="14.032cm" svg:height="0.475cm" svg:x="2.95cm" svg:y="10.087cm">
          <draw:text-box>
            <text:p text:style-name="P1"><text:span text:style-name="T4">“</text:span><text:span text:style-name="T4">Conservatives urged the Government to say whether Lord Goldsmith, the </text:span></text:p>
          </draw:text-box>
        </draw:frame>
        <draw:frame draw:style-name="gr1" draw:text-style-name="P2" draw:layer="layout" svg:width="15.742cm" svg:height="0.475cm" svg:x="2.95cm" svg:y="10.651cm">
          <draw:text-box>
            <text:p text:style-name="P1"><text:span text:style-name="T4">Attorney General, had given legal approval for military action to be taken under any </text:span></text:p>
          </draw:text-box>
        </draw:frame>
        <draw:frame draw:style-name="gr1" draw:text-style-name="P2" draw:layer="layout" svg:width="2.97cm" svg:height="0.475cm" svg:x="2.95cm" svg:y="11.216cm">
          <draw:text-box>
            <text:p text:style-name="P1"><text:span text:style-name="T4">circumstances.”</text:span></text:p>
          </draw:text-box>
        </draw:frame>
        <draw:frame draw:style-name="gr1" draw:text-style-name="P2" draw:layer="layout" svg:width="16.787cm" svg:height="0.475cm" svg:x="2.2cm" svg:y="12.13cm">
          <draw:text-box>
            <text:p text:style-name="P1"><text:span text:style-name="T7">592. </text:span><text:span text:style-name="T4"><text:s/>In an interview broadcast in the late evening of 9 March as part of the </text:span><text:span text:style-name="T5">BBC Radio 4 </text:span></text:p>
          </draw:text-box>
        </draw:frame>
        <draw:frame draw:style-name="gr1" draw:text-style-name="P2" draw:layer="layout" svg:width="16.368cm" svg:height="0.475cm" svg:x="2.2cm" svg:y="12.694cm">
          <draw:text-box>
            <text:p text:style-name="P1"><text:span text:style-name="T5">Westminster Hour </text:span><text:span text:style-name="T4">programme, Ms Short was asked if she would resign if there was no </text:span></text:p>
          </draw:text-box>
        </draw:frame>
        <draw:frame draw:style-name="gr1" draw:text-style-name="P2" draw:layer="layout" svg:width="5.569cm" svg:height="0.475cm" svg:x="2.2cm" svg:y="13.259cm">
          <draw:text-box>
            <text:p text:style-name="P1"><text:span text:style-name="T4">mandate from the UN for war.</text:span></text:p>
          </draw:text-box>
        </draw:frame>
        <draw:frame draw:style-name="gr7" draw:text-style-name="P8" draw:layer="layout" svg:width="0.408cm" svg:height="0.276cm" svg:x="7.753cm" svg:y="13.278cm">
          <draw:text-box>
            <text:p text:style-name="P1"><text:span text:style-name="T13">232</text:span></text:p>
          </draw:text-box>
        </draw:frame>
        <draw:frame draw:style-name="gr1" draw:text-style-name="P2" draw:layer="layout" svg:width="1.895cm" svg:height="0.475cm" svg:x="8.164cm" svg:y="13.259cm">
          <draw:text-box>
            <text:p text:style-name="P1"><text:span text:style-name="T4"><text:s/></text:span><text:span text:style-name="T4">She said:</text:span></text:p>
          </draw:text-box>
        </draw:frame>
        <draw:frame draw:style-name="gr1" draw:text-style-name="P2" draw:layer="layout" svg:width="8.156cm" svg:height="0.475cm" svg:x="2.95cm" svg:y="14.173cm">
          <draw:text-box>
            <text:p text:style-name="P1"><text:span text:style-name="T4">“</text:span><text:span text:style-name="T4">Absolutely. There’s no question about that.</text:span></text:p>
          </draw:text-box>
        </draw:frame>
        <draw:frame draw:style-name="gr1" draw:text-style-name="P2" draw:layer="layout" svg:width="15.369cm" svg:height="0.475cm" svg:x="2.95cm" svg:y="15.088cm">
          <draw:text-box>
            <text:p text:style-name="P1"><text:span text:style-name="T4">“</text:span><text:span text:style-name="T4">If there is not UN authority for military action or if there is not UN authority for the </text:span></text:p>
          </draw:text-box>
        </draw:frame>
        <draw:frame draw:style-name="gr1" draw:text-style-name="P2" draw:layer="layout" svg:width="15.327cm" svg:height="0.475cm" svg:x="2.95cm" svg:y="15.652cm">
          <draw:text-box>
            <text:p text:style-name="P1"><text:span text:style-name="T4">reconstruction of the country, I will not uphold a breach of international law or this </text:span></text:p>
          </draw:text-box>
        </draw:frame>
        <draw:frame draw:style-name="gr1" draw:text-style-name="P2" draw:layer="layout" svg:width="11.686cm" svg:height="0.475cm" svg:x="2.95cm" svg:y="16.217cm">
          <draw:text-box>
            <text:p text:style-name="P1"><text:span text:style-name="T4">undermining of the UN and I will resign from the Government.”</text:span></text:p>
          </draw:text-box>
        </draw:frame>
        <draw:frame draw:style-name="gr1" draw:text-style-name="P2" draw:layer="layout" svg:width="14.205cm" svg:height="0.475cm" svg:x="2.2cm" svg:y="17.131cm">
          <draw:text-box>
            <text:p text:style-name="P1"><text:span text:style-name="T7">593. </text:span><text:span text:style-name="T4"><text:s/>Ms Short’s comments were widely reported in the media on 10 March.</text:span></text:p>
          </draw:text-box>
        </draw:frame>
        <draw:frame draw:style-name="gr3" draw:text-style-name="P4" draw:layer="layout" svg:width="16.008cm" svg:height="0.628cm" svg:x="2.2cm" svg:y="18.159cm">
          <draw:text-box>
            <text:p text:style-name="P1"><text:span text:style-name="T3">Government reaction to Lord Goldsmith’s advice of 7 March</text:span></text:p>
          </draw:text-box>
        </draw:frame>
        <draw:frame draw:style-name="gr6" draw:text-style-name="P7" draw:layer="layout" svg:width="8.638cm" svg:height="0.556cm" svg:x="2.2cm" svg:y="19.258cm">
          <draw:text-box>
            <text:p text:style-name="P1"><text:span text:style-name="T9">Mr Straw’s statement, 10 March 2003</text:span></text:p>
          </draw:text-box>
        </draw:frame>
        <draw:frame draw:style-name="gr1" draw:text-style-name="P2" draw:layer="layout" svg:width="15.733cm" svg:height="0.475cm" svg:x="2.2cm" svg:y="20.086cm">
          <draw:text-box>
            <text:p text:style-name="P1"><text:span text:style-name="T7">594. </text:span><text:span text:style-name="T12"><text:s/>Mr Straw made a statement to the House of Commons on 10 March 2003.</text:span></text:p>
          </draw:text-box>
        </draw:frame>
        <draw:frame draw:style-name="gr1" draw:text-style-name="P2" draw:layer="layout" svg:width="16.3cm" svg:height="0.475cm" svg:x="2.2cm" svg:y="21.001cm">
          <draw:text-box>
            <text:p text:style-name="P1"><text:span text:style-name="T7">595. </text:span><text:span text:style-name="T4"><text:s/>On 10 March, in an oral statement to the House of Commons, Mr Straw reported </text:span></text:p>
          </draw:text-box>
        </draw:frame>
        <draw:frame draw:style-name="gr1" draw:text-style-name="P2" draw:layer="layout" svg:width="15.852cm" svg:height="0.475cm" svg:x="2.2cm" svg:y="21.565cm">
          <draw:text-box>
            <text:p text:style-name="P1"><text:span text:style-name="T4">on his attendance at the ministerial meeting in the Security Council on 7 March (see </text:span></text:p>
          </draw:text-box>
        </draw:frame>
        <draw:frame draw:style-name="gr1" draw:text-style-name="P2" draw:layer="layout" svg:width="4.142cm" svg:height="0.475cm" svg:x="2.2cm" svg:y="22.129cm">
          <draw:text-box>
            <text:p text:style-name="P1"><text:span text:style-name="T4">Sections 3.7 and 3.8).</text:span></text:p>
          </draw:text-box>
        </draw:frame>
        <draw:frame draw:style-name="gr7" draw:text-style-name="P8" draw:layer="layout" svg:width="0.408cm" svg:height="0.276cm" svg:x="6.318cm" svg:y="22.148cm">
          <draw:text-box>
            <text:p text:style-name="P1"><text:span text:style-name="T13">233</text:span></text:p>
          </draw:text-box>
        </draw:frame>
        <draw:frame draw:style-name="gr1" draw:text-style-name="P2" draw:layer="layout" svg:width="0.422cm" svg:height="0.475cm" svg:x="6.73cm" svg:y="22.12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886cm" svg:height="0.475cm" svg:x="2.2cm" svg:y="23.044cm">
          <draw:text-box>
            <text:p text:style-name="P1"><text:span text:style-name="T7">596. </text:span><text:span text:style-name="T4"><text:s/>In response to a question from Mr Michael Ancram, Deputy Leader of th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6.199cm" svg:height="0.475cm" svg:x="2.2cm" svg:y="23.608cm">
          <draw:text-box>
            <text:p text:style-name="P1"><text:span text:style-name="T4">Opposition and Shadow Secretary of State for Foreign and Commonwealth Affairs, as 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230 </text:span></text:p>
          </draw:text-box>
        </draw:frame>
        <draw:frame draw:style-name="gr4" draw:text-style-name="P5" draw:layer="layout" svg:width="9.316cm" svg:height="0.395cm" svg:x="2.6cm" svg:y="25.511cm">
          <draw:text-box>
            <text:p text:style-name="P1"><text:span text:style-name="T19">Financial Times</text:span><text:span text:style-name="T11">, 8 March 2003, </text:span><text:span text:style-name="T19">Warning over ‘unlawful’ war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231 </text:span></text:p>
          </draw:text-box>
        </draw:frame>
        <draw:frame draw:style-name="gr4" draw:text-style-name="P5" draw:layer="layout" svg:width="9.832cm" svg:height="0.395cm" svg:x="2.6cm" svg:y="25.934cm">
          <draw:text-box>
            <text:p text:style-name="P1"><text:span text:style-name="T19">Sunday Times</text:span><text:span text:style-name="T11">, 9 March 2003, </text:span><text:span text:style-name="T19">200 Labour MPs revolt over war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232 </text:span></text:p>
          </draw:text-box>
        </draw:frame>
        <draw:frame draw:style-name="gr4" draw:text-style-name="P5" draw:layer="layout" svg:width="14.26cm" svg:height="0.395cm" svg:x="2.6cm" svg:y="26.357cm">
          <draw:text-box>
            <text:p text:style-name="P1"><text:span text:style-name="T19">The Independent</text:span><text:span text:style-name="T11">, 10 March 2003, </text:span><text:span text:style-name="T19">Short will quit if Britain goes to war without UN resolution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233 </text:span></text:p>
          </draw:text-box>
        </draw:frame>
        <draw:frame draw:style-name="gr4" draw:text-style-name="P5" draw:layer="layout" svg:width="10.654cm" svg:height="0.395cm" svg:x="2.6cm" svg:y="26.781cm">
          <draw:text-box>
            <text:p text:style-name="P1"><text:span text:style-name="T11">House of Commons, </text:span><text:span text:style-name="T19">Official Report</text:span><text:span text:style-name="T11">, 10 March 2003, columns 22-24.</text:span></text:p>
          </draw:text-box>
        </draw:frame>
      </draw:page>
      <draw:page draw:name="page10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8</text:span></text:p>
          </draw:text-box>
        </draw:frame>
        <draw:frame draw:style-name="gr1" draw:text-style-name="P2" draw:layer="layout" svg:width="16.677cm" svg:height="0.475cm" svg:x="2.2cm" svg:y="2.525cm">
          <draw:text-box>
            <text:p text:style-name="P1"><text:span text:style-name="T4">to what the Government’s position would be in the event that three Permanent Members </text:span></text:p>
          </draw:text-box>
        </draw:frame>
        <draw:frame draw:style-name="gr1" draw:text-style-name="P2" draw:layer="layout" svg:width="12.897cm" svg:height="0.475cm" svg:x="2.2cm" svg:y="3.09cm">
          <draw:text-box>
            <text:p text:style-name="P1"><text:span text:style-name="T4">of the Security Council vetoed a second resolution, Mr Straw replied:</text:span></text:p>
          </draw:text-box>
        </draw:frame>
        <draw:frame draw:style-name="gr1" draw:text-style-name="P2" draw:layer="layout" svg:width="15.09cm" svg:height="0.475cm" svg:x="2.95cm" svg:y="4.004cm">
          <draw:text-box>
            <text:p text:style-name="P1"><text:span text:style-name="T4">“</text:span><text:span text:style-name="T4">We have made it clear throughout that we want a second resolution for political </text:span></text:p>
          </draw:text-box>
        </draw:frame>
        <draw:frame draw:style-name="gr1" draw:text-style-name="P2" draw:layer="layout" svg:width="14.903cm" svg:height="0.475cm" svg:x="2.95cm" svg:y="4.568cm">
          <draw:text-box>
            <text:p text:style-name="P1"><text:span text:style-name="T4">reasons, because a consensus is required, if we can achieve it, for any military </text:span></text:p>
          </draw:text-box>
        </draw:frame>
        <draw:frame draw:style-name="gr1" draw:text-style-name="P2" draw:layer="layout" svg:width="15.877cm" svg:height="0.475cm" svg:x="2.95cm" svg:y="5.133cm">
          <draw:text-box>
            <text:p text:style-name="P1"><text:span text:style-name="T4">action. On the legal basis for that, it should be pointed out that resolution 1441 does </text:span></text:p>
          </draw:text-box>
        </draw:frame>
        <draw:frame draw:style-name="gr1" draw:text-style-name="P2" draw:layer="layout" svg:width="6.098cm" svg:height="0.475cm" svg:x="2.95cm" svg:y="5.697cm">
          <draw:text-box>
            <text:p text:style-name="P1"><text:span text:style-name="T4">not require a second resolution.”</text:span></text:p>
          </draw:text-box>
        </draw:frame>
        <draw:frame draw:style-name="gr7" draw:text-style-name="P8" draw:layer="layout" svg:width="0.408cm" svg:height="0.276cm" svg:x="9.047cm" svg:y="5.716cm">
          <draw:text-box>
            <text:p text:style-name="P1"><text:span text:style-name="T13">234</text:span></text:p>
          </draw:text-box>
        </draw:frame>
        <draw:frame draw:style-name="gr1" draw:text-style-name="P2" draw:layer="layout" svg:width="16.389cm" svg:height="0.475cm" svg:x="2.2cm" svg:y="6.612cm">
          <draw:text-box>
            <text:p text:style-name="P1"><text:span text:style-name="T7">597. </text:span><text:span text:style-name="T4"><text:s/>Asked by Mr Simon Thomas (Plaid Cymru) to remind the House “exactly of which </text:span></text:p>
          </draw:text-box>
        </draw:frame>
        <draw:frame draw:style-name="gr1" draw:text-style-name="P2" draw:layer="layout" svg:width="10.2cm" svg:height="0.475cm" svg:x="2.2cm" svg:y="7.176cm">
          <draw:text-box>
            <text:p text:style-name="P1"><text:span text:style-name="T4">part of resolution 1441 authorises war”, Mr Straw said:</text:span></text:p>
          </draw:text-box>
        </draw:frame>
        <draw:frame draw:style-name="gr1" draw:text-style-name="P2" draw:layer="layout" svg:width="15.162cm" svg:height="0.475cm" svg:x="2.95cm" svg:y="8.091cm">
          <draw:text-box>
            <text:p text:style-name="P1"><text:span text:style-name="T4">“</text:span><text:span text:style-name="T4">I am delighted to do so. We start with paragraph 1, which says that the Security </text:span></text:p>
          </draw:text-box>
        </draw:frame>
        <draw:frame draw:style-name="gr1" draw:text-style-name="P2" draw:layer="layout" svg:width="15.945cm" svg:height="0.475cm" svg:x="2.95cm" svg:y="8.655cm">
          <draw:text-box>
            <text:p text:style-name="P1"><text:span text:style-name="T4">Council ‘Decides that Iraq has been and remains in material breach of its obligations </text:span></text:p>
          </draw:text-box>
        </draw:frame>
        <draw:frame draw:style-name="gr1" draw:text-style-name="P2" draw:layer="layout" svg:width="15.276cm" svg:height="0.475cm" svg:x="2.95cm" svg:y="9.22cm">
          <draw:text-box>
            <text:p text:style-name="P1"><text:span text:style-name="T4">under relevant resolutions, including resolution 687 … in particular through Iraq’s </text:span></text:p>
          </draw:text-box>
        </draw:frame>
        <draw:frame draw:style-name="gr1" draw:text-style-name="P2" draw:layer="layout" svg:width="15.483cm" svg:height="0.475cm" svg:x="2.95cm" svg:y="9.784cm">
          <draw:text-box>
            <text:p text:style-name="P1"><text:span text:style-name="T4">failure to cooperate with United Nations inspectors and the IAEA, and to complete </text:span></text:p>
          </draw:text-box>
        </draw:frame>
        <draw:frame draw:style-name="gr1" draw:text-style-name="P2" draw:layer="layout" svg:width="11.898cm" svg:height="0.475cm" svg:x="2.95cm" svg:y="10.348cm">
          <draw:text-box>
            <text:p text:style-name="P1"><text:span text:style-name="T4">the actions required under paragraph 8 to 13 of resolution 687’.</text:span></text:p>
          </draw:text-box>
        </draw:frame>
        <draw:frame draw:style-name="gr1" draw:text-style-name="P2" draw:layer="layout" svg:width="14.569cm" svg:height="0.475cm" svg:x="2.95cm" svg:y="11.263cm">
          <draw:text-box>
            <text:p text:style-name="P1"><text:span text:style-name="T4">“</text:span><text:span text:style-name="T4">We then go to paragraph 4, in which the Security Council ‘Decides that false </text:span></text:p>
          </draw:text-box>
        </draw:frame>
        <draw:frame draw:style-name="gr1" draw:text-style-name="P2" draw:layer="layout" svg:width="14.671cm" svg:height="0.475cm" svg:x="2.95cm" svg:y="11.827cm">
          <draw:text-box>
            <text:p text:style-name="P1"><text:span text:style-name="T4">statements or omissions in the declarations submitted by Iraq pursuant to this </text:span></text:p>
          </draw:text-box>
        </draw:frame>
        <draw:frame draw:style-name="gr1" draw:text-style-name="P2" draw:layer="layout" svg:width="14.908cm" svg:height="0.475cm" svg:x="2.95cm" svg:y="12.392cm">
          <draw:text-box>
            <text:p text:style-name="P1"><text:span text:style-name="T4">resolution and failure by Iraq at any time to comply with, and co-operate fully in </text:span></text:p>
          </draw:text-box>
        </draw:frame>
        <draw:frame draw:style-name="gr1" draw:text-style-name="P2" draw:layer="layout" svg:width="15.191cm" svg:height="0.475cm" svg:x="2.95cm" svg:y="12.956cm">
          <draw:text-box>
            <text:p text:style-name="P1"><text:span text:style-name="T4">the implementation of, this resolution shall constitute a further material breach of </text:span></text:p>
          </draw:text-box>
        </draw:frame>
        <draw:frame draw:style-name="gr1" draw:text-style-name="P2" draw:layer="layout" svg:width="15.289cm" svg:height="0.475cm" svg:x="2.95cm" svg:y="13.521cm">
          <draw:text-box>
            <text:p text:style-name="P1"><text:span text:style-name="T4">Iraq’s obligations” – Obligations of which it is now in breach. We turn to operative </text:span></text:p>
          </draw:text-box>
        </draw:frame>
        <draw:frame draw:style-name="gr1" draw:text-style-name="P2" draw:layer="layout" svg:width="15.996cm" svg:height="0.475cm" svg:x="2.95cm" svg:y="14.085cm">
          <draw:text-box>
            <text:p text:style-name="P1"><text:span text:style-name="T4">paragraph 13, in which the Security Council ‘Recalls, in that context, that the Council </text:span></text:p>
          </draw:text-box>
        </draw:frame>
        <draw:frame draw:style-name="gr1" draw:text-style-name="P2" draw:layer="layout" svg:width="15.5cm" svg:height="0.475cm" svg:x="2.95cm" svg:y="14.65cm">
          <draw:text-box>
            <text:p text:style-name="P1"><text:span text:style-name="T4">has repeatedly warned Iraq that it will face serious consequences as a result of its </text:span></text:p>
          </draw:text-box>
        </draw:frame>
        <draw:frame draw:style-name="gr1" draw:text-style-name="P2" draw:layer="layout" svg:width="7.254cm" svg:height="0.475cm" svg:x="2.95cm" svg:y="15.214cm">
          <draw:text-box>
            <text:p text:style-name="P1"><text:span text:style-name="T4">continued violations of its obligations’.”</text:span></text:p>
          </draw:text-box>
        </draw:frame>
        <draw:frame draw:style-name="gr7" draw:text-style-name="P8" draw:layer="layout" svg:width="0.408cm" svg:height="0.276cm" svg:x="10.174cm" svg:y="15.233cm">
          <draw:text-box>
            <text:p text:style-name="P1"><text:span text:style-name="T13">235</text:span></text:p>
          </draw:text-box>
        </draw:frame>
        <draw:frame draw:style-name="gr6" draw:text-style-name="P7" draw:layer="layout" svg:width="12.901cm" svg:height="0.556cm" svg:x="2.2cm" svg:y="16.335cm">
          <draw:text-box>
            <text:p text:style-name="P1"><text:span text:style-name="T9">Mr Blair’s meeting with Lord Goldsmith, 11 March 2003</text:span></text:p>
          </draw:text-box>
        </draw:frame>
        <draw:frame draw:style-name="gr1" draw:text-style-name="P2" draw:layer="layout" svg:width="15.809cm" svg:height="0.475cm" svg:x="2.2cm" svg:y="17.163cm">
          <draw:text-box>
            <text:p text:style-name="P1"><text:span text:style-name="T7">598. </text:span><text:span text:style-name="T4"><text:s/>Mr Blair discussed the legal basis for the use of military force, and the need to </text:span></text:p>
          </draw:text-box>
        </draw:frame>
        <draw:frame draw:style-name="gr1" draw:text-style-name="P2" draw:layer="layout" svg:width="15.852cm" svg:height="0.475cm" svg:x="2.2cm" svg:y="17.728cm">
          <draw:text-box>
            <text:p text:style-name="P1"><text:span text:style-name="T4">avoid a detailed discussion in Cabinet, in a bilateral meeting with Lord Goldsmith on </text:span></text:p>
          </draw:text-box>
        </draw:frame>
        <draw:frame draw:style-name="gr1" draw:text-style-name="P2" draw:layer="layout" svg:width="1.856cm" svg:height="0.475cm" svg:x="2.2cm" svg:y="18.292cm">
          <draw:text-box>
            <text:p text:style-name="P1"><text:span text:style-name="T4">11 March.</text:span></text:p>
          </draw:text-box>
        </draw:frame>
        <draw:frame draw:style-name="gr7" draw:text-style-name="P8" draw:layer="layout" svg:width="0.408cm" svg:height="0.276cm" svg:x="4.051cm" svg:y="18.311cm">
          <draw:text-box>
            <text:p text:style-name="P1"><text:span text:style-name="T13">236</text:span></text:p>
          </draw:text-box>
        </draw:frame>
        <draw:frame draw:style-name="gr1" draw:text-style-name="P2" draw:layer="layout" svg:width="0.422cm" svg:height="0.475cm" svg:x="4.463cm" svg:y="18.2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2cm" svg:height="0.475cm" svg:x="2.2cm" svg:y="19.207cm">
          <draw:text-box>
            <text:p text:style-name="P1"><text:span text:style-name="T7">599. </text:span><text:span text:style-name="T4"><text:s/>There is no record of that discussion in either the No.10 or Attorney General’s </text:span></text:p>
          </draw:text-box>
        </draw:frame>
        <draw:frame draw:style-name="gr1" draw:text-style-name="P2" draw:layer="layout" svg:width="5.006cm" svg:height="0.475cm" svg:x="2.2cm" svg:y="19.771cm">
          <draw:text-box>
            <text:p text:style-name="P1"><text:span text:style-name="T4">papers sent to the Inquiry. </text:span></text:p>
          </draw:text-box>
        </draw:frame>
        <draw:frame draw:style-name="gr1" draw:text-style-name="P2" draw:layer="layout" svg:width="15.97cm" svg:height="0.475cm" svg:x="2.2cm" svg:y="20.686cm">
          <draw:text-box>
            <text:p text:style-name="P1"><text:span text:style-name="T7">600. </text:span><text:span text:style-name="T4"><text:s/>In his statement for the Inquiry, Lord Goldsmith confirmed that the meeting had </text:span></text:p>
          </draw:text-box>
        </draw:frame>
        <draw:frame draw:style-name="gr1" draw:text-style-name="P2" draw:layer="layout" svg:width="16.491cm" svg:height="0.475cm" svg:x="2.2cm" svg:y="21.25cm">
          <draw:text-box>
            <text:p text:style-name="P1"><text:span text:style-name="T4">taken place at 0930 but he could not recall the detail of the discussion. He added that it </text:span></text:p>
          </draw:text-box>
        </draw:frame>
        <draw:frame draw:style-name="gr1" draw:text-style-name="P2" draw:layer="layout" svg:width="16.148cm" svg:height="0.475cm" svg:x="2.2cm" svg:y="21.815cm">
          <draw:text-box>
            <text:p text:style-name="P1"><text:span text:style-name="T4">“</text:span><text:span text:style-name="T4">would have been my first meeting” with Mr Blair since he had submitted his advice of </text:span></text:p>
          </draw:text-box>
        </draw:frame>
        <draw:frame draw:style-name="gr1" draw:text-style-name="P2" draw:layer="layout" svg:width="16.182cm" svg:height="0.475cm" svg:x="2.2cm" svg:y="22.379cm">
          <draw:text-box>
            <text:p text:style-name="P1"><text:span text:style-name="T4">7 March: “I expect that I would have gone over the main points of my advice with him.”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7" draw:text-style-name="P8" draw:layer="layout" svg:width="0.408cm" svg:height="0.276cm" svg:x="18.318cm" svg:y="22.398cm">
          <draw:text-box>
            <text:p text:style-name="P1"><text:span text:style-name="T13">237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234 </text:span></text:p>
          </draw:text-box>
        </draw:frame>
        <draw:frame draw:style-name="gr4" draw:text-style-name="P5" draw:layer="layout" svg:width="9.968cm" svg:height="0.395cm" svg:x="2.6cm" svg:y="25.511cm">
          <draw:text-box>
            <text:p text:style-name="P1"><text:span text:style-name="T11">House of Commons, </text:span><text:span text:style-name="T19">Official Report</text:span><text:span text:style-name="T11">, 10 March 2003, column 24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235 </text:span></text:p>
          </draw:text-box>
        </draw:frame>
        <draw:frame draw:style-name="gr4" draw:text-style-name="P5" draw:layer="layout" svg:width="9.968cm" svg:height="0.395cm" svg:x="2.6cm" svg:y="25.934cm">
          <draw:text-box>
            <text:p text:style-name="P1"><text:span text:style-name="T11">House of Commons, </text:span><text:span text:style-name="T19">Official Report</text:span><text:span text:style-name="T11">, 10 March 2003, column 34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236 </text:span></text:p>
          </draw:text-box>
        </draw:frame>
        <draw:frame draw:style-name="gr4" draw:text-style-name="P5" draw:layer="layout" svg:width="12.147cm" svg:height="0.395cm" svg:x="2.6cm" svg:y="26.357cm">
          <draw:text-box>
            <text:p text:style-name="P1"><text:span text:style-name="T11">Minute Rycroft to Prime Minister, 11 March 2003, ‘Iraq Military: 1300 Meeting’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237 </text:span></text:p>
          </draw:text-box>
        </draw:frame>
        <draw:frame draw:style-name="gr4" draw:text-style-name="P5" draw:layer="layout" svg:width="6.432cm" svg:height="0.395cm" svg:x="2.6cm" svg:y="26.781cm">
          <draw:text-box>
            <text:p text:style-name="P1"><text:span text:style-name="T11">Statement, 4 January 2011, pages 13-14.</text:span></text:p>
          </draw:text-box>
        </draw:frame>
      </draw:page>
      <draw:page draw:name="page109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9</text:span></text:p>
          </draw:text-box>
        </draw:frame>
        <draw:frame draw:style-name="gr1" draw:text-style-name="P2" draw:layer="layout" svg:width="16.11cm" svg:height="0.475cm" svg:x="2.2cm" svg:y="2.525cm">
          <draw:text-box>
            <text:p text:style-name="P1"><text:span text:style-name="T7">601. </text:span><text:span text:style-name="T4"><text:s/>Asked about the conclusions of the meeting with Lord Goldsmith, Mr Blair wrote:</text:span></text:p>
          </draw:text-box>
        </draw:frame>
        <draw:frame draw:style-name="gr1" draw:text-style-name="P2" draw:layer="layout" svg:width="15.225cm" svg:height="0.475cm" svg:x="2.95cm" svg:y="3.44cm">
          <draw:text-box>
            <text:p text:style-name="P1"><text:span text:style-name="T4">“</text:span><text:span text:style-name="T4">I did see him briefly, I think, on 11 March 2003 before the meeting with the other </text:span></text:p>
          </draw:text-box>
        </draw:frame>
        <draw:frame draw:style-name="gr1" draw:text-style-name="P2" draw:layer="layout" svg:width="15.145cm" svg:height="0.475cm" svg:x="2.95cm" svg:y="4.004cm">
          <draw:text-box>
            <text:p text:style-name="P1"><text:span text:style-name="T4">Cabinet members. I cannot recall the specific content of the discussion but most </text:span></text:p>
          </draw:text-box>
        </draw:frame>
        <draw:frame draw:style-name="gr1" draw:text-style-name="P2" draw:layer="layout" svg:width="14.531cm" svg:height="0.475cm" svg:x="2.95cm" svg:y="4.568cm">
          <draw:text-box>
            <text:p text:style-name="P1"><text:span text:style-name="T4">likely it would have been about his coming to Cabinet to explain his decision.”</text:span></text:p>
          </draw:text-box>
        </draw:frame>
        <draw:frame draw:style-name="gr7" draw:text-style-name="P8" draw:layer="layout" svg:width="0.408cm" svg:height="0.276cm" svg:x="17.422cm" svg:y="4.587cm">
          <draw:text-box>
            <text:p text:style-name="P1"><text:span text:style-name="T13">238</text:span></text:p>
          </draw:text-box>
        </draw:frame>
        <draw:frame draw:style-name="gr1" draw:text-style-name="P2" draw:layer="layout" svg:width="0.422cm" svg:height="0.475cm" svg:x="17.834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205cm" svg:height="0.475cm" svg:x="2.2cm" svg:y="5.483cm">
          <draw:text-box>
            <text:p text:style-name="P1"><text:span text:style-name="T7">602. </text:span><text:span text:style-name="T4"><text:s/>In the edition of his diaries published in 2012, Mr Campbell wrote that </text:span></text:p>
          </draw:text-box>
        </draw:frame>
        <draw:frame draw:style-name="gr1" draw:text-style-name="P2" draw:layer="layout" svg:width="2.999cm" svg:height="0.475cm" svg:x="2.2cm" svg:y="6.047cm">
          <draw:text-box>
            <text:p text:style-name="P1"><text:span text:style-name="T4">Lord Goldsmith:</text:span></text:p>
          </draw:text-box>
        </draw:frame>
        <draw:frame draw:style-name="gr1" draw:text-style-name="P2" draw:layer="layout" svg:width="14.802cm" svg:height="0.475cm" svg:x="2.95cm" svg:y="6.962cm">
          <draw:text-box>
            <text:p text:style-name="P1"><text:span text:style-name="T4">“… </text:span><text:span text:style-name="T4">had done a long legal opinion and said he did not want TB to present it too </text:span></text:p>
          </draw:text-box>
        </draw:frame>
        <draw:frame draw:style-name="gr1" draw:text-style-name="P2" draw:layer="layout" svg:width="15.344cm" svg:height="0.475cm" svg:x="2.95cm" svg:y="7.526cm">
          <draw:text-box>
            <text:p text:style-name="P1"><text:span text:style-name="T4">positively. He wanted to make it clear he felt there was a reasonable case for war </text:span></text:p>
          </draw:text-box>
        </draw:frame>
        <draw:frame draw:style-name="gr1" draw:text-style-name="P2" draw:layer="layout" svg:width="14.654cm" svg:height="0.475cm" svg:x="2.95cm" svg:y="8.091cm">
          <draw:text-box>
            <text:p text:style-name="P1"><text:span text:style-name="T4">under 1441. There was also a case to be made the other way and a lot would </text:span></text:p>
          </draw:text-box>
        </draw:frame>
        <draw:frame draw:style-name="gr1" draw:text-style-name="P2" draw:layer="layout" svg:width="15.598cm" svg:height="0.475cm" svg:x="2.95cm" svg:y="8.655cm">
          <draw:text-box>
            <text:p text:style-name="P1"><text:span text:style-name="T4">depend on what actually happened. TB also made clear that he did not particularly </text:span></text:p>
          </draw:text-box>
        </draw:frame>
        <draw:frame draw:style-name="gr1" draw:text-style-name="P2" draw:layer="layout" svg:width="15.627cm" svg:height="0.475cm" svg:x="2.95cm" svg:y="9.22cm">
          <draw:text-box>
            <text:p text:style-name="P1"><text:span text:style-name="T4">want Goldsmith to launch a detailed discussion at Cabinet, though it would have to </text:span></text:p>
          </draw:text-box>
        </draw:frame>
        <draw:frame draw:style-name="gr1" draw:text-style-name="P2" draw:layer="layout" svg:width="15.42cm" svg:height="0.475cm" svg:x="2.95cm" svg:y="9.784cm">
          <draw:text-box>
            <text:p text:style-name="P1"><text:span text:style-name="T4">happen at some time, and Ministers would want to cross-examine. With the mood </text:span></text:p>
          </draw:text-box>
        </draw:frame>
        <draw:frame draw:style-name="gr1" draw:text-style-name="P2" draw:layer="layout" svg:width="15.737cm" svg:height="0.475cm" svg:x="2.95cm" svg:y="10.348cm">
          <draw:text-box>
            <text:p text:style-name="P1"><text:span text:style-name="T4">as it was, and with Robin [Cook] and Clare [Short] operating as they were, he knew </text:span></text:p>
          </draw:text-box>
        </draw:frame>
        <draw:frame draw:style-name="gr1" draw:text-style-name="P2" draw:layer="layout" svg:width="14.946cm" svg:height="0.475cm" svg:x="2.95cm" svg:y="10.913cm">
          <draw:text-box>
            <text:p text:style-name="P1"><text:span text:style-name="T4">that if there was any nuance at all, they would be straight out saying the advice </text:span></text:p>
          </draw:text-box>
        </draw:frame>
        <draw:frame draw:style-name="gr1" draw:text-style-name="P2" draw:layer="layout" svg:width="15.458cm" svg:height="0.475cm" svg:x="2.95cm" svg:y="11.477cm">
          <draw:text-box>
            <text:p text:style-name="P1"><text:span text:style-name="T4">was that it was not legal, that the AG was casting doubt on the legal basis for war. </text:span></text:p>
          </draw:text-box>
        </draw:frame>
        <draw:frame draw:style-name="gr1" draw:text-style-name="P2" draw:layer="layout" svg:width="15.471cm" svg:height="0.475cm" svg:x="2.95cm" svg:y="12.042cm">
          <draw:text-box>
            <text:p text:style-name="P1"><text:span text:style-name="T4">Peter Goldsmith was clear that though a lot depended on what happened, he was </text:span></text:p>
          </draw:text-box>
        </draw:frame>
        <draw:frame draw:style-name="gr1" draw:text-style-name="P2" draw:layer="layout" svg:width="15.174cm" svg:height="0.475cm" svg:x="2.95cm" svg:y="12.606cm">
          <draw:text-box>
            <text:p text:style-name="P1"><text:span text:style-name="T4">casting doubt in some circumstances and if Cabinet had to approve the policy of </text:span></text:p>
          </draw:text-box>
        </draw:frame>
        <draw:frame draw:style-name="gr1" draw:text-style-name="P2" draw:layer="layout" svg:width="15.674cm" svg:height="0.475cm" svg:x="2.95cm" svg:y="13.171cm">
          <draw:text-box>
            <text:p text:style-name="P1"><text:span text:style-name="T4">going to war, he had to be able to put the reality to them. Sally [Morgan] said it was </text:span></text:p>
          </draw:text-box>
        </draw:frame>
        <draw:frame draw:style-name="gr1" draw:text-style-name="P2" draw:layer="layout" svg:width="15.153cm" svg:height="0.475cm" svg:x="2.95cm" svg:y="13.735cm">
          <draw:text-box>
            <text:p text:style-name="P1"><text:span text:style-name="T4">for TB to speak to Cabinet, and act on the AG’s advice. He would simply say the </text:span></text:p>
          </draw:text-box>
        </draw:frame>
        <draw:frame draw:style-name="gr1" draw:text-style-name="P2" draw:layer="layout" svg:width="14.874cm" svg:height="0.475cm" svg:x="2.95cm" svg:y="14.3cm">
          <draw:text-box>
            <text:p text:style-name="P1"><text:span text:style-name="T4">advice said there was a reasonable case. The detailed discussion would follow.</text:span></text:p>
          </draw:text-box>
        </draw:frame>
        <draw:frame draw:style-name="gr1" draw:text-style-name="P2" draw:layer="layout" svg:width="15.64cm" svg:height="0.475cm" svg:x="2.95cm" svg:y="15.214cm">
          <draw:text-box>
            <text:p text:style-name="P1"><text:span text:style-name="T4">“… </text:span><text:span text:style-name="T4">Peter G[oldsmith] told TB he had been thinking of nothing else for three weeks, </text:span></text:p>
          </draw:text-box>
        </draw:frame>
        <draw:frame draw:style-name="gr1" draw:text-style-name="P2" draw:layer="layout" svg:width="14.675cm" svg:height="0.475cm" svg:x="2.95cm" svg:y="15.778cm">
          <draw:text-box>
            <text:p text:style-name="P1"><text:span text:style-name="T4">that he wished he could be clearer in his advice, but in reality it was nuanced.”</text:span></text:p>
          </draw:text-box>
        </draw:frame>
        <draw:frame draw:style-name="gr7" draw:text-style-name="P8" draw:layer="layout" svg:width="0.408cm" svg:height="0.276cm" svg:x="17.563cm" svg:y="15.797cm">
          <draw:text-box>
            <text:p text:style-name="P1"><text:span text:style-name="T13">239</text:span></text:p>
          </draw:text-box>
        </draw:frame>
        <draw:frame draw:style-name="gr1" draw:text-style-name="P2" draw:layer="layout" svg:width="0.422cm" svg:height="0.475cm" svg:x="17.975cm" svg:y="15.778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7.948cm" svg:height="0.556cm" svg:x="2.2cm" svg:y="16.9cm">
          <draw:text-box>
            <text:p text:style-name="P1"><text:span text:style-name="T9">Mr Blair’s meeting, 11 March 2003</text:span></text:p>
          </draw:text-box>
        </draw:frame>
        <draw:frame draw:style-name="gr1" draw:text-style-name="P2" draw:layer="layout" svg:width="16.076cm" svg:height="0.475cm" svg:x="2.2cm" svg:y="17.728cm">
          <draw:text-box>
            <text:p text:style-name="P1"><text:span text:style-name="T7">603. </text:span><text:span text:style-name="T12"><text:s/>On 11 March, Ministers discussed legal issues, including holding back for </text:span></text:p>
          </draw:text-box>
        </draw:frame>
        <draw:frame draw:style-name="gr1" draw:text-style-name="P2" draw:layer="layout" svg:width="13.117cm" svg:height="0.475cm" svg:x="2.2cm" svg:y="18.292cm">
          <draw:text-box>
            <text:p text:style-name="P1"><text:span text:style-name="T12">a few days the response to a US request for the use of UK bases.</text:span></text:p>
          </draw:text-box>
        </draw:frame>
        <draw:frame draw:style-name="gr1" draw:text-style-name="P2" draw:layer="layout" svg:width="11.69cm" svg:height="0.475cm" svg:x="2.2cm" svg:y="19.207cm">
          <draw:text-box>
            <text:p text:style-name="P1"><text:span text:style-name="T7">604. </text:span><text:span text:style-name="T12"><text:s/>They also discussed the viability of the military plan.</text:span></text:p>
          </draw:text-box>
        </draw:frame>
        <draw:frame draw:style-name="gr1" draw:text-style-name="P2" draw:layer="layout" svg:width="16.135cm" svg:height="0.475cm" svg:x="2.2cm" svg:y="20.121cm">
          <draw:text-box>
            <text:p text:style-name="P1"><text:span text:style-name="T7">605. </text:span><text:span text:style-name="T4"><text:s/>Mr Blair held a meeting on 11 March with Mr Prescott, Mr Hoon, Lord Goldsmith </text:span></text:p>
          </draw:text-box>
        </draw:frame>
        <draw:frame draw:style-name="gr1" draw:text-style-name="P2" draw:layer="layout" svg:width="11.034cm" svg:height="0.475cm" svg:x="2.2cm" svg:y="20.686cm">
          <draw:text-box>
            <text:p text:style-name="P1"><text:span text:style-name="T4">and Admiral Boyce. Mr Straw attended part of the meeting.</text:span></text:p>
          </draw:text-box>
        </draw:frame>
        <draw:frame draw:style-name="gr7" draw:text-style-name="P8" draw:layer="layout" svg:width="0.408cm" svg:height="0.276cm" svg:x="13.189cm" svg:y="20.704cm">
          <draw:text-box>
            <text:p text:style-name="P1"><text:span text:style-name="T13">240</text:span></text:p>
          </draw:text-box>
        </draw:frame>
        <draw:frame draw:style-name="gr1" draw:text-style-name="P2" draw:layer="layout" svg:width="4.033cm" svg:height="0.475cm" svg:x="13.601cm" svg:y="20.686cm">
          <draw:text-box>
            <text:p text:style-name="P1"><text:span text:style-name="T4"><text:s/></text:span><text:span text:style-name="T4">Sir Andrew Turnbull, </text:span></text:p>
          </draw:text-box>
        </draw:frame>
        <draw:frame draw:style-name="gr1" draw:text-style-name="P2" draw:layer="layout" svg:width="16.745cm" svg:height="0.475cm" svg:x="2.2cm" svg:y="21.25cm">
          <draw:text-box>
            <text:p text:style-name="P1"><text:span text:style-name="T4">Mr Powell, Mr Campbell, Baroness Morgan, Sir David Manning and Mr Rycroft were also </text:span></text:p>
          </draw:text-box>
        </draw:frame>
        <draw:frame draw:style-name="gr1" draw:text-style-name="P2" draw:layer="layout" svg:width="1.539cm" svg:height="0.475cm" svg:x="2.2cm" svg:y="21.815cm">
          <draw:text-box>
            <text:p text:style-name="P1"><text:span text:style-name="T4">present.</text:span></text:p>
          </draw:text-box>
        </draw:frame>
        <draw:frame draw:style-name="gr1" draw:text-style-name="P2" draw:layer="layout" svg:width="15.111cm" svg:height="0.475cm" svg:x="2.2cm" svg:y="22.729cm">
          <draw:text-box>
            <text:p text:style-name="P1"><text:span text:style-name="T7">606. </text:span><text:span text:style-name="T4"><text:s/>Prior to the meeting, Mr Straw’s Private Office wrote to No.10 on 11 March </text:span></text:p>
          </draw:text-box>
        </draw:frame>
        <draw:frame draw:style-name="gr1" draw:text-style-name="P2" draw:layer="layout" svg:width="15.974cm" svg:height="0.475cm" svg:x="2.2cm" svg:y="23.293cm">
          <draw:text-box>
            <text:p text:style-name="P1"><text:span text:style-name="T4">reporting that the US was pressing for a response “as soon as possible” to a letter to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6.694cm" svg:height="0.475cm" svg:x="2.2cm" svg:y="23.858cm">
          <draw:text-box>
            <text:p text:style-name="P1"><text:span text:style-name="T4">Mr Straw delivered by the US Ambassador on 5 March. It had formally requested the UK 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238 </text:span></text:p>
          </draw:text-box>
        </draw:frame>
        <draw:frame draw:style-name="gr4" draw:text-style-name="P5" draw:layer="layout" svg:width="6.013cm" svg:height="0.395cm" svg:x="2.6cm" svg:y="25.511cm">
          <draw:text-box>
            <text:p text:style-name="P1"><text:span text:style-name="T11">Statement, 14 January 2011, page 11.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239 </text:span></text:p>
          </draw:text-box>
        </draw:frame>
        <draw:frame draw:style-name="gr4" draw:text-style-name="P5" draw:layer="layout" svg:width="15.796cm" svg:height="0.395cm" svg:x="2.6cm" svg:y="25.934cm">
          <draw:text-box>
            <text:p text:style-name="P1"><text:span text:style-name="T11">Campbell A &amp; Hagerty B. </text:span><text:span text:style-name="T19">The Alastair Campbell Diaries. Volume 4. The Burden of Power: Countdown </text:span></text:p>
          </draw:text-box>
        </draw:frame>
        <draw:line draw:style-name="gr9" draw:text-style-name="P9" draw:layer="layout" svg:x1="2.6cm" svg:y1="27.137cm" svg:x2="14.672cm" svg:y2="27.137cm">
          <text:p/>
        </draw:line>
        <draw:frame draw:style-name="gr4" draw:text-style-name="P5" draw:layer="layout" svg:width="4.019cm" svg:height="0.395cm" svg:x="2.2cm" svg:y="26.357cm">
          <draw:text-box>
            <text:p text:style-name="P1"><text:span text:style-name="T19">to Iraq.</text:span><text:span text:style-name="T11"> Hutchinson, 2012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240 </text:span></text:p>
          </draw:text-box>
        </draw:frame>
        <draw:frame draw:style-name="gr4" draw:text-style-name="P5" draw:layer="layout" svg:width="12.101cm" svg:height="0.395cm" svg:x="2.6cm" svg:y="26.781cm">
          <draw:text-box>
            <text:p text:style-name="P1"><text:span text:style-name="T6">Letter Rycroft to McDonald, 11 March 2003, ‘Iraq: Legal and Military Aspects’.</text:span><text:span text:style-name="T11"> </text:span></text:p>
          </draw:text-box>
        </draw:frame>
      </draw:page>
      <draw:page draw:name="page11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0</text:span></text:p>
          </draw:text-box>
        </draw:frame>
        <draw:frame draw:style-name="gr1" draw:text-style-name="P2" draw:layer="layout" svg:width="16.398cm" svg:height="0.475cm" svg:x="2.2cm" svg:y="2.525cm">
          <draw:text-box>
            <text:p text:style-name="P1"><text:span text:style-name="T4">Government’s agreement to the use of RAF Fairford, Diego Garcia and, possibly, other </text:span></text:p>
          </draw:text-box>
        </draw:frame>
        <draw:frame draw:style-name="gr1" draw:text-style-name="P2" draw:layer="layout" svg:width="8.477cm" svg:height="0.475cm" svg:x="2.2cm" svg:y="3.09cm">
          <draw:text-box>
            <text:p text:style-name="P1"><text:span text:style-name="T4">UK bases for military operations against Iraq.</text:span></text:p>
          </draw:text-box>
        </draw:frame>
        <draw:frame draw:style-name="gr7" draw:text-style-name="P8" draw:layer="layout" svg:width="0.408cm" svg:height="0.276cm" svg:x="10.647cm" svg:y="3.108cm">
          <draw:text-box>
            <text:p text:style-name="P1"><text:span text:style-name="T13">241</text:span></text:p>
          </draw:text-box>
        </draw:frame>
        <draw:frame draw:style-name="gr1" draw:text-style-name="P2" draw:layer="layout" svg:width="0.422cm" svg:height="0.475cm" svg:x="11.059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18cm" svg:height="0.475cm" svg:x="2.2cm" svg:y="4.004cm">
          <draw:text-box>
            <text:p text:style-name="P1"><text:span text:style-name="T7">607. </text:span><text:span text:style-name="T4"><text:s/>In the letter the FCO advised that “under international law, the UK would be </text:span></text:p>
          </draw:text-box>
        </draw:frame>
        <draw:frame draw:style-name="gr1" draw:text-style-name="P2" draw:layer="layout" svg:width="16.25cm" svg:height="0.475cm" svg:x="2.2cm" svg:y="4.568cm">
          <draw:text-box>
            <text:p text:style-name="P1"><text:span text:style-name="T4">responsible for any US action in breach of international law in which the UK knowingly </text:span></text:p>
          </draw:text-box>
        </draw:frame>
        <draw:frame draw:style-name="gr1" draw:text-style-name="P2" draw:layer="layout" svg:width="16.55cm" svg:height="0.475cm" svg:x="2.2cm" svg:y="5.133cm">
          <draw:text-box>
            <text:p text:style-name="P1"><text:span text:style-name="T4">assisted”. The draft response was “premised on a decision that UNSCR 1441 and other </text:span></text:p>
          </draw:text-box>
        </draw:frame>
        <draw:frame draw:style-name="gr1" draw:text-style-name="P2" draw:layer="layout" svg:width="10.297cm" svg:height="0.475cm" svg:x="2.2cm" svg:y="5.697cm">
          <draw:text-box>
            <text:p text:style-name="P1"><text:span text:style-name="T4">relevant resolutions” provided “the authority for action”.</text:span></text:p>
          </draw:text-box>
        </draw:frame>
        <draw:frame draw:style-name="gr1" draw:text-style-name="P2" draw:layer="layout" svg:width="15.572cm" svg:height="0.475cm" svg:x="2.2cm" svg:y="6.612cm">
          <draw:text-box>
            <text:p text:style-name="P1"><text:span text:style-name="T7">608. </text:span><text:span text:style-name="T4"><text:s/>Mr Desmond Bowen, Deputy Head of the Overseas and Defence Secretariat </text:span></text:p>
          </draw:text-box>
        </draw:frame>
        <draw:frame draw:style-name="gr1" draw:text-style-name="P2" draw:layer="layout" svg:width="15.873cm" svg:height="0.475cm" svg:x="2.2cm" svg:y="7.176cm">
          <draw:text-box>
            <text:p text:style-name="P1"><text:span text:style-name="T4">in the Cabinet Office, advised Sir David Manning in a minute that the request was to </text:span></text:p>
          </draw:text-box>
        </draw:frame>
        <draw:frame draw:style-name="gr1" draw:text-style-name="P2" draw:layer="layout" svg:width="15.56cm" svg:height="0.475cm" svg:x="2.2cm" svg:y="7.741cm">
          <draw:text-box>
            <text:p text:style-name="P1"><text:span text:style-name="T4">be discussed at Mr Blair’s meeting with Lord Goldsmith, Mr Straw and Mr Hoon on </text:span></text:p>
          </draw:text-box>
        </draw:frame>
        <draw:frame draw:style-name="gr1" draw:text-style-name="P2" draw:layer="layout" svg:width="16.042cm" svg:height="0.475cm" svg:x="2.2cm" svg:y="8.305cm">
          <draw:text-box>
            <text:p text:style-name="P1"><text:span text:style-name="T4">11 March. He understood that Mr Straw and Mr Hoon had copies of Lord Goldsmith’s </text:span></text:p>
          </draw:text-box>
        </draw:frame>
        <draw:frame draw:style-name="gr1" draw:text-style-name="P2" draw:layer="layout" svg:width="3.473cm" svg:height="0.475cm" svg:x="2.2cm" svg:y="8.87cm">
          <draw:text-box>
            <text:p text:style-name="P1"><text:span text:style-name="T4">advice of 7 March.</text:span></text:p>
          </draw:text-box>
        </draw:frame>
        <draw:frame draw:style-name="gr7" draw:text-style-name="P8" draw:layer="layout" svg:width="0.408cm" svg:height="0.276cm" svg:x="5.659cm" svg:y="8.888cm">
          <draw:text-box>
            <text:p text:style-name="P1"><text:span text:style-name="T13">242</text:span></text:p>
          </draw:text-box>
        </draw:frame>
        <draw:frame draw:style-name="gr1" draw:text-style-name="P2" draw:layer="layout" svg:width="15.83cm" svg:height="0.475cm" svg:x="2.2cm" svg:y="9.784cm">
          <draw:text-box>
            <text:p text:style-name="P1"><text:span text:style-name="T7">609. </text:span><text:span text:style-name="T4"><text:s/>Ms Adams advised Lord Goldsmith that she understood “the principal purpose </text:span></text:p>
          </draw:text-box>
        </draw:frame>
        <draw:frame draw:style-name="gr1" draw:text-style-name="P2" draw:layer="layout" svg:width="9.811cm" svg:height="0.475cm" svg:x="2.2cm" svg:y="10.348cm">
          <draw:text-box>
            <text:p text:style-name="P1"><text:span text:style-name="T4">of the meeting to be to discuss the ad bellum issue”.</text:span></text:p>
          </draw:text-box>
        </draw:frame>
        <draw:frame draw:style-name="gr7" draw:text-style-name="P8" draw:layer="layout" svg:width="0.408cm" svg:height="0.276cm" svg:x="11.966cm" svg:y="10.367cm">
          <draw:text-box>
            <text:p text:style-name="P1"><text:span text:style-name="T13">243</text:span></text:p>
          </draw:text-box>
        </draw:frame>
        <draw:frame draw:style-name="gr1" draw:text-style-name="P2" draw:layer="layout" svg:width="16.165cm" svg:height="0.475cm" svg:x="2.2cm" svg:y="11.263cm">
          <draw:text-box>
            <text:p text:style-name="P1"><text:span text:style-name="T7">610. </text:span><text:span text:style-name="T4"><text:s/>An hour before the meeting took place, MOD Legal Advisers provided questions </text:span></text:p>
          </draw:text-box>
        </draw:frame>
        <draw:frame draw:style-name="gr1" draw:text-style-name="P2" draw:layer="layout" svg:width="8.956cm" svg:height="0.475cm" svg:x="2.2cm" svg:y="11.827cm">
          <draw:text-box>
            <text:p text:style-name="P1"><text:span text:style-name="T4">for Mr Hoon to raise at the meeting, explaining: </text:span></text:p>
          </draw:text-box>
        </draw:frame>
        <draw:frame draw:style-name="gr1" draw:text-style-name="P2" draw:layer="layout" svg:width="15.916cm" svg:height="0.475cm" svg:x="2.95cm" svg:y="12.742cm">
          <draw:text-box>
            <text:p text:style-name="P1"><text:span text:style-name="T4">“… </text:span><text:span text:style-name="T4">some in the FCO – whether having read the AG’s letter or not, I don’t know – are </text:span></text:p>
          </draw:text-box>
        </draw:frame>
        <draw:frame draw:style-name="gr1" draw:text-style-name="P2" draw:layer="layout" svg:width="15.517cm" svg:height="0.475cm" svg:x="2.95cm" svg:y="13.306cm">
          <draw:text-box>
            <text:p text:style-name="P1"><text:span text:style-name="T4">beginning to believe that the legal base is already OK. It seems to us – and I have </text:span></text:p>
          </draw:text-box>
        </draw:frame>
        <draw:frame draw:style-name="gr1" draw:text-style-name="P2" draw:layer="layout" svg:width="13.904cm" svg:height="0.475cm" svg:x="2.95cm" svg:y="13.871cm">
          <draw:text-box>
            <text:p text:style-name="P1"><text:span text:style-name="T4">discussed this with Martin Hemming – that the position is not yet so clear.”</text:span></text:p>
          </draw:text-box>
        </draw:frame>
        <draw:frame draw:style-name="gr7" draw:text-style-name="P8" draw:layer="layout" svg:width="0.408cm" svg:height="0.276cm" svg:x="16.809cm" svg:y="13.889cm">
          <draw:text-box>
            <text:p text:style-name="P1"><text:span text:style-name="T13">244</text:span></text:p>
          </draw:text-box>
        </draw:frame>
        <draw:frame draw:style-name="gr1" draw:text-style-name="P2" draw:layer="layout" svg:width="9.256cm" svg:height="0.475cm" svg:x="2.2cm" svg:y="14.785cm">
          <draw:text-box>
            <text:p text:style-name="P1"><text:span text:style-name="T7">611. </text:span><text:span text:style-name="T4"><text:s/>The document provided for Mr Hoon stated:</text:span></text:p>
          </draw:text-box>
        </draw:frame>
        <draw:frame draw:style-name="gr1" draw:text-style-name="P2" draw:layer="layout" svg:width="6.687cm" svg:height="0.475cm" svg:x="2.95cm" svg:y="15.7cm">
          <draw:text-box>
            <text:p text:style-name="P1"><text:span text:style-name="T4">“</text:span><text:span text:style-name="T4">Questions for the Attorney General</text:span></text:p>
          </draw:text-box>
        </draw:frame>
        <draw:frame draw:style-name="gr1" draw:text-style-name="P2" draw:layer="layout" svg:width="14.942cm" svg:height="0.475cm" svg:x="2.95cm" svg:y="16.614cm">
          <draw:text-box>
            <text:p text:style-name="P1"><text:span text:style-name="T4">“</text:span><text:span text:style-name="T4">If no 2nd resolution is adopted (for whatever reason), and the PM decides that </text:span></text:p>
          </draw:text-box>
        </draw:frame>
        <draw:frame draw:style-name="gr1" draw:text-style-name="P2" draw:layer="layout" svg:width="15.593cm" svg:height="0.475cm" svg:x="2.95cm" svg:y="17.178cm">
          <draw:text-box>
            <text:p text:style-name="P1"><text:span text:style-name="T4">sufficient evidence exists that Iraq has failed to take the final opportunity to comply </text:span></text:p>
          </draw:text-box>
        </draw:frame>
        <draw:frame draw:style-name="gr1" draw:text-style-name="P2" draw:layer="layout" svg:width="15.221cm" svg:height="0.475cm" svg:x="2.95cm" svg:y="17.743cm">
          <draw:text-box>
            <text:p text:style-name="P1"><text:span text:style-name="T4">offered by 1441, is he satisfied that the currently proposed use of force would be </text:span></text:p>
          </draw:text-box>
        </draw:frame>
        <draw:frame draw:style-name="gr1" draw:text-style-name="P2" draw:layer="layout" svg:width="5.717cm" svg:height="0.475cm" svg:x="2.95cm" svg:y="18.307cm">
          <draw:text-box>
            <text:p text:style-name="P1"><text:span text:style-name="T4">lawful under international law?</text:span></text:p>
          </draw:text-box>
        </draw:frame>
        <draw:frame draw:style-name="gr1" draw:text-style-name="P2" draw:layer="layout" svg:width="15.12cm" svg:height="0.475cm" svg:x="2.95cm" svg:y="19.222cm">
          <draw:text-box>
            <text:p text:style-name="P1"><text:span text:style-name="T4">“</text:span><text:span text:style-name="T4">Comment: The AG’s minute to the PM is equivocal: he says ‘a reasonable case </text:span></text:p>
          </draw:text-box>
        </draw:frame>
        <draw:frame draw:style-name="gr1" draw:text-style-name="P2" draw:layer="layout" svg:width="15.521cm" svg:height="0.475cm" svg:x="2.95cm" svg:y="19.786cm">
          <draw:text-box>
            <text:p text:style-name="P1"><text:span text:style-name="T4">can be made’ [for the revival argument] but also says that his view is that ‘different </text:span></text:p>
          </draw:text-box>
        </draw:frame>
        <draw:frame draw:style-name="gr1" draw:text-style-name="P2" draw:layer="layout" svg:width="15.733cm" svg:height="0.475cm" svg:x="2.95cm" svg:y="20.351cm">
          <draw:text-box>
            <text:p text:style-name="P1"><text:span text:style-name="T4">considerations apply in different circumstances’ [meaning the nature of the Security </text:span></text:p>
          </draw:text-box>
        </draw:frame>
        <draw:frame draw:style-name="gr1" draw:text-style-name="P2" draw:layer="layout" svg:width="15.585cm" svg:height="0.475cm" svg:x="2.95cm" svg:y="20.915cm">
          <draw:text-box>
            <text:p text:style-name="P1"><text:span text:style-name="T4">Council discussions under OP12]. He ends his summary thus: ‘If we fail to achieve </text:span></text:p>
          </draw:text-box>
        </draw:frame>
        <draw:frame draw:style-name="gr1" draw:text-style-name="P2" draw:layer="layout" svg:width="15.991cm" svg:height="0.475cm" svg:x="2.95cm" svg:y="21.48cm">
          <draw:text-box>
            <text:p text:style-name="P1"><text:span text:style-name="T4">the adoption of a second resolution we would need to consider urgently at that stage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13.163cm" svg:height="0.475cm" svg:x="2.95cm" svg:y="22.044cm">
          <draw:text-box>
            <text:p text:style-name="P1"><text:span text:style-name="T4">the strength of our legal case in the light of circumstances at the time’.</text:span></text:p>
          </draw:text-box>
        </draw:frame>
        <draw:frame draw:style-name="gr10" draw:text-style-name="P10" draw:layer="layout" svg:width="0.404cm" svg:height="0.23cm" svg:x="2.2cm" svg:y="24.68cm">
          <draw:text-box>
            <text:p text:style-name="P1"><text:span text:style-name="T14">241 </text:span></text:p>
          </draw:text-box>
        </draw:frame>
        <draw:frame draw:style-name="gr4" draw:text-style-name="P5" draw:layer="layout" svg:width="15.018cm" svg:height="0.395cm" svg:x="2.6cm" svg:y="24.664cm">
          <draw:text-box>
            <text:p text:style-name="P1"><text:span text:style-name="T11">Letter Sinclair to Rycroft, 11 March 2003, ‘US Request to use Diego Garcia and RAF Fairford for </text:span></text:p>
          </draw:text-box>
        </draw:frame>
        <draw:frame draw:style-name="gr4" draw:text-style-name="P5" draw:layer="layout" svg:width="5.357cm" svg:height="0.395cm" svg:x="2.2cm" svg:y="25.087cm">
          <draw:text-box>
            <text:p text:style-name="P1"><text:span text:style-name="T11">Possible Operations Against Iraq’. 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242 </text:span></text:p>
          </draw:text-box>
        </draw:frame>
        <draw:frame draw:style-name="gr4" draw:text-style-name="P5" draw:layer="layout" svg:width="10.848cm" svg:height="0.395cm" svg:x="2.6cm" svg:y="25.511cm">
          <draw:text-box>
            <text:p text:style-name="P1"><text:span text:style-name="T11">Minute Bowen to Manning, 11 March 2003, ‘US Use of British Bases’.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243 </text:span></text:p>
          </draw:text-box>
        </draw:frame>
        <draw:line draw:style-name="gr9" draw:text-style-name="P9" draw:layer="layout" svg:x1="2.6cm" svg:y1="26.714cm" svg:x2="18.742cm" svg:y2="26.714cm">
          <text:p/>
        </draw:line>
        <draw:line draw:style-name="gr9" draw:text-style-name="P9" draw:layer="layout" svg:x1="2.199cm" svg:y1="27.137cm" svg:x2="8.828cm" svg:y2="27.137cm">
          <text:p/>
        </draw:line>
        <draw:frame draw:style-name="gr4" draw:text-style-name="P5" draw:layer="layout" svg:width="12.766cm" svg:height="0.395cm" svg:x="2.6cm" svg:y="25.934cm">
          <draw:text-box>
            <text:p text:style-name="P1"><text:span text:style-name="T11">Minute Adams to Attorney General, 11 March 2003, ‘Iraq: Meeting at No.10, 1PM’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244 </text:span></text:p>
          </draw:text-box>
        </draw:frame>
        <draw:frame draw:style-name="gr4" draw:text-style-name="P5" draw:layer="layout" svg:width="16.038cm" svg:height="0.395cm" svg:x="2.6cm" svg:y="26.357cm">
          <draw:text-box>
            <text:p text:style-name="P1"><text:span text:style-name="T6">Email DG OpPol-S to SofS-Private Office-S[MOD], 11 March 2003, ‘Urgent for Peter Watkins’ attaching </text:span></text:p>
          </draw:text-box>
        </draw:frame>
        <draw:frame draw:style-name="gr4" draw:text-style-name="P5" draw:layer="layout" svg:width="6.784cm" svg:height="0.395cm" svg:x="2.2cm" svg:y="26.781cm">
          <draw:text-box>
            <text:p text:style-name="P1"><text:span text:style-name="T6">Paper ‘Questions for the Attorney General’</text:span><text:span text:style-name="T11">. </text:span></text:p>
          </draw:text-box>
        </draw:frame>
      </draw:page>
      <draw:page draw:name="page111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65cm" svg:height="0.475cm" svg:x="10.178cm" svg:y="28.2cm">
          <draw:text-box>
            <text:p text:style-name="P1"><text:span text:style-name="T1">111</text:span></text:p>
          </draw:text-box>
        </draw:frame>
        <draw:frame draw:style-name="gr1" draw:text-style-name="P2" draw:layer="layout" svg:width="15.484cm" svg:height="0.475cm" svg:x="2.95cm" svg:y="2.525cm">
          <draw:text-box>
            <text:p text:style-name="P1"><text:span text:style-name="T4">“</text:span><text:span text:style-name="T4">If the answer is yes to the above, can it be assumed that the Attorney will be able </text:span></text:p>
          </draw:text-box>
        </draw:frame>
        <draw:frame draw:style-name="gr1" draw:text-style-name="P2" draw:layer="layout" svg:width="15.72cm" svg:height="0.475cm" svg:x="2.95cm" svg:y="3.09cm">
          <draw:text-box>
            <text:p text:style-name="P1"><text:span text:style-name="T4">to confirm formally at the time that CDS’s order to implement the planned operation </text:span></text:p>
          </draw:text-box>
        </draw:frame>
        <draw:frame draw:style-name="gr1" draw:text-style-name="P2" draw:layer="layout" svg:width="15.221cm" svg:height="0.475cm" svg:x="2.95cm" svg:y="3.654cm">
          <draw:text-box>
            <text:p text:style-name="P1"><text:span text:style-name="T4">would be a lawful order (anybody subject to military law commits an offence if he </text:span></text:p>
          </draw:text-box>
        </draw:frame>
        <draw:frame draw:style-name="gr1" draw:text-style-name="P2" draw:layer="layout" svg:width="5.924cm" svg:height="0.475cm" svg:x="2.95cm" svg:y="4.218cm">
          <draw:text-box>
            <text:p text:style-name="P1"><text:span text:style-name="T4">disobeys any lawful command).</text:span></text:p>
          </draw:text-box>
        </draw:frame>
        <draw:frame draw:style-name="gr1" draw:text-style-name="P2" draw:layer="layout" svg:width="15.683cm" svg:height="0.475cm" svg:x="2.95cm" svg:y="5.133cm">
          <draw:text-box>
            <text:p text:style-name="P1"><text:span text:style-name="T4">“</text:span><text:span text:style-name="T4">Comment: Notwithstanding the current uncertainties, when it comes to the crunch, </text:span></text:p>
          </draw:text-box>
        </draw:frame>
        <draw:frame draw:style-name="gr1" draw:text-style-name="P2" draw:layer="layout" svg:width="15.284cm" svg:height="0.475cm" svg:x="2.95cm" svg:y="5.697cm">
          <draw:text-box>
            <text:p text:style-name="P1"><text:span text:style-name="T4">CDS will need to be assured that his orders are lawful. As the Attorney points out </text:span></text:p>
          </draw:text-box>
        </draw:frame>
        <draw:frame draw:style-name="gr1" draw:text-style-name="P2" draw:layer="layout" svg:width="15.445cm" svg:height="0.475cm" svg:x="2.95cm" svg:y="6.262cm">
          <draw:text-box>
            <text:p text:style-name="P1"><text:span text:style-name="T4">in his letter, ‘on previous occasions when military action was taken on the basis of </text:span></text:p>
          </draw:text-box>
        </draw:frame>
        <draw:frame draw:style-name="gr1" draw:text-style-name="P2" draw:layer="layout" svg:width="15.648cm" svg:height="0.475cm" svg:x="2.95cm" svg:y="6.826cm">
          <draw:text-box>
            <text:p text:style-name="P1"><text:span text:style-name="T4">a reasonably arguable case, the degree of public and Parliamentary scrutiny of the </text:span></text:p>
          </draw:text-box>
        </draw:frame>
        <draw:frame draw:style-name="gr1" draw:text-style-name="P2" draw:layer="layout" svg:width="9.637cm" svg:height="0.475cm" svg:x="2.95cm" svg:y="7.391cm">
          <draw:text-box>
            <text:p text:style-name="P1"><text:span text:style-name="T4">legal issue was nothing like as great as it is today’.”</text:span></text:p>
          </draw:text-box>
        </draw:frame>
        <draw:frame draw:style-name="gr1" draw:text-style-name="P2" draw:layer="layout" svg:width="16.165cm" svg:height="0.475cm" svg:x="2.2cm" svg:y="8.305cm">
          <draw:text-box>
            <text:p text:style-name="P1"><text:span text:style-name="T7">612. </text:span><text:span text:style-name="T4"><text:s/>A minute from Mr Rycroft to Mr Blair described confirmation of the viability of the </text:span></text:p>
          </draw:text-box>
        </draw:frame>
        <draw:frame draw:style-name="gr1" draw:text-style-name="P2" draw:layer="layout" svg:width="10.814cm" svg:height="0.475cm" svg:x="2.2cm" svg:y="8.87cm">
          <draw:text-box>
            <text:p text:style-name="P1"><text:span text:style-name="T4">overall military plan as the “main purpose of the meeting”.</text:span></text:p>
          </draw:text-box>
        </draw:frame>
        <draw:frame draw:style-name="gr7" draw:text-style-name="P8" draw:layer="layout" svg:width="0.408cm" svg:height="0.276cm" svg:x="12.977cm" svg:y="8.888cm">
          <draw:text-box>
            <text:p text:style-name="P1"><text:span text:style-name="T13">245</text:span></text:p>
          </draw:text-box>
        </draw:frame>
        <draw:frame draw:style-name="gr1" draw:text-style-name="P2" draw:layer="layout" svg:width="0.422cm" svg:height="0.475cm" svg:x="13.388cm" svg:y="8.8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992cm" svg:height="0.475cm" svg:x="2.2cm" svg:y="9.784cm">
          <draw:text-box>
            <text:p text:style-name="P1"><text:span text:style-name="T7">613. </text:span><text:span text:style-name="T4"><text:s/>The record of the meeting on 11 March stated that Mr Blair had started by </text:span></text:p>
          </draw:text-box>
        </draw:frame>
        <draw:frame draw:style-name="gr1" draw:text-style-name="P2" draw:layer="layout" svg:width="16.025cm" svg:height="0.475cm" svg:x="2.2cm" svg:y="10.348cm">
          <draw:text-box>
            <text:p text:style-name="P1"><text:span text:style-name="T4">addressing the legal basis for military action. He stated that Lord Goldsmith’s “advice </text:span></text:p>
          </draw:text-box>
        </draw:frame>
        <draw:frame draw:style-name="gr1" draw:text-style-name="P2" draw:layer="layout" svg:width="16.499cm" svg:height="0.475cm" svg:x="2.2cm" svg:y="10.913cm">
          <draw:text-box>
            <text:p text:style-name="P1"><text:span text:style-name="T4">made it clear that a reasonable case could be made” that resolution 1441 was “capable </text:span></text:p>
          </draw:text-box>
        </draw:frame>
        <draw:frame draw:style-name="gr1" draw:text-style-name="P2" draw:layer="layout" svg:width="15.792cm" svg:height="0.475cm" svg:x="2.2cm" svg:y="11.477cm">
          <draw:text-box>
            <text:p text:style-name="P1"><text:span text:style-name="T4">of reviving” the authorisation of resolution 678 (1990), “although of course a second </text:span></text:p>
          </draw:text-box>
        </draw:frame>
        <draw:frame draw:style-name="gr1" draw:text-style-name="P2" draw:layer="layout" svg:width="5.954cm" svg:height="0.475cm" svg:x="2.2cm" svg:y="12.042cm">
          <draw:text-box>
            <text:p text:style-name="P1"><text:span text:style-name="T4">resolution would be preferable”.</text:span></text:p>
          </draw:text-box>
        </draw:frame>
        <draw:frame draw:style-name="gr7" draw:text-style-name="P8" draw:layer="layout" svg:width="0.408cm" svg:height="0.276cm" svg:x="8.13cm" svg:y="12.061cm">
          <draw:text-box>
            <text:p text:style-name="P1"><text:span text:style-name="T13">246</text:span></text:p>
          </draw:text-box>
        </draw:frame>
        <draw:frame draw:style-name="gr1" draw:text-style-name="P2" draw:layer="layout" svg:width="0.422cm" svg:height="0.475cm" svg:x="8.542cm" svg:y="12.0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637cm" svg:height="0.475cm" svg:x="2.2cm" svg:y="12.956cm">
          <draw:text-box>
            <text:p text:style-name="P1"><text:span text:style-name="T7">614. </text:span><text:span text:style-name="T4"><text:s/>Other points recorded by Mr Rycroft included:</text:span></text:p>
          </draw:text-box>
        </draw:frame>
        <draw:frame draw:style-name="gr2" draw:text-style-name="P3" draw:layer="layout" svg:width="0.634cm" svg:height="0.712cm" svg:x="2.95cm" svg:y="13.7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47cm" svg:height="0.475cm" svg:x="3.7cm" svg:y="13.871cm">
          <draw:text-box>
            <text:p text:style-name="P1"><text:span text:style-name="T4">Admiral Boyce said he “would need to put a short paragraph in his directive </text:span></text:p>
          </draw:text-box>
        </draw:frame>
        <draw:frame draw:style-name="gr1" draw:text-style-name="P2" draw:layer="layout" svg:width="6.441cm" svg:height="0.475cm" svg:x="3.7cm" svg:y="14.435cm">
          <draw:text-box>
            <text:p text:style-name="P1"><text:span text:style-name="T4">to members of the Armed Forces”.</text:span></text:p>
          </draw:text-box>
        </draw:frame>
        <draw:frame draw:style-name="gr2" draw:text-style-name="P3" draw:layer="layout" svg:width="0.634cm" svg:height="0.712cm" svg:x="2.95cm" svg:y="14.9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555cm" svg:height="0.475cm" svg:x="3.7cm" svg:y="15.1cm">
          <draw:text-box>
            <text:p text:style-name="P1"><text:span text:style-name="T4">The paragraph “should be cleared with the Attorney General”.</text:span></text:p>
          </draw:text-box>
        </draw:frame>
        <draw:frame draw:style-name="gr2" draw:text-style-name="P3" draw:layer="layout" svg:width="0.634cm" svg:height="0.712cm" svg:x="2.95cm" svg:y="15.6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42cm" svg:height="0.475cm" svg:x="3.7cm" svg:y="15.764cm">
          <draw:text-box>
            <text:p text:style-name="P1"><text:span text:style-name="T4">The UK would send the US a positive reply on its request to use Diego Garcia </text:span></text:p>
          </draw:text-box>
        </draw:frame>
        <draw:frame draw:style-name="gr1" draw:text-style-name="P2" draw:layer="layout" svg:width="13.159cm" svg:height="0.475cm" svg:x="3.7cm" svg:y="16.328cm">
          <draw:text-box>
            <text:p text:style-name="P1"><text:span text:style-name="T4">and RAF Fairford “in a day or two, with the usual conditions attached”.</text:span></text:p>
          </draw:text-box>
        </draw:frame>
        <draw:frame draw:style-name="gr2" draw:text-style-name="P3" draw:layer="layout" svg:width="0.634cm" svg:height="0.712cm" svg:x="2.95cm" svg:y="16.8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77cm" svg:height="0.475cm" svg:x="3.7cm" svg:y="16.993cm">
          <draw:text-box>
            <text:p text:style-name="P1"><text:span text:style-name="T4">Mr Hoon and Adm Boyce advised that “once we had given our approval, the US </text:span></text:p>
          </draw:text-box>
        </draw:frame>
        <draw:frame draw:style-name="gr1" draw:text-style-name="P2" draw:layer="layout" svg:width="11.364cm" svg:height="0.475cm" svg:x="3.7cm" svg:y="17.557cm">
          <draw:text-box>
            <text:p text:style-name="P1"><text:span text:style-name="T4">might give very little notice before the start of the campaign”.</text:span></text:p>
          </draw:text-box>
        </draw:frame>
        <draw:frame draw:style-name="gr2" draw:text-style-name="P3" draw:layer="layout" svg:width="0.634cm" svg:height="0.712cm" svg:x="2.95cm" svg:y="18.0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3cm" svg:height="0.475cm" svg:x="3.7cm" svg:y="18.222cm">
          <draw:text-box>
            <text:p text:style-name="P1"><text:span text:style-name="T4">Sir Andrew Turnbull asked whether a legal basis for military action was required </text:span></text:p>
          </draw:text-box>
        </draw:frame>
        <draw:frame draw:style-name="gr1" draw:text-style-name="P2" draw:layer="layout" svg:width="11.699cm" svg:height="0.475cm" svg:x="3.7cm" svg:y="18.786cm">
          <draw:text-box>
            <text:p text:style-name="P1"><text:span text:style-name="T4">for civil servants, as well as for members of the Armed Forces.</text:span></text:p>
          </draw:text-box>
        </draw:frame>
        <draw:frame draw:style-name="gr2" draw:text-style-name="P3" draw:layer="layout" svg:width="0.634cm" svg:height="0.712cm" svg:x="2.95cm" svg:y="19.2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09cm" svg:height="0.475cm" svg:x="3.7cm" svg:y="19.451cm">
          <draw:text-box>
            <text:p text:style-name="P1"><text:span text:style-name="T4">Mr Hoon asked whether the Attorney General’s legal advice was ever disclosed.</text:span></text:p>
          </draw:text-box>
        </draw:frame>
        <draw:frame draw:style-name="gr2" draw:text-style-name="P3" draw:layer="layout" svg:width="0.634cm" svg:height="0.712cm" svg:x="2.95cm" svg:y="19.9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225cm" svg:height="0.475cm" svg:x="3.7cm" svg:y="20.115cm">
          <draw:text-box>
            <text:p text:style-name="P1"><text:span text:style-name="T4">Mr Blair asked for a quick study into the precedents for that.</text:span></text:p>
          </draw:text-box>
        </draw:frame>
        <draw:frame draw:style-name="gr2" draw:text-style-name="P3" draw:layer="layout" svg:width="0.634cm" svg:height="0.712cm" svg:x="2.95cm" svg:y="20.6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69cm" svg:height="0.475cm" svg:x="3.7cm" svg:y="20.78cm">
          <draw:text-box>
            <text:p text:style-name="P1"><text:span text:style-name="T4">Adm Boyce told the meeting that he was “confident that the battle plan would </text:span></text:p>
          </draw:text-box>
        </draw:frame>
        <draw:frame draw:style-name="gr1" draw:text-style-name="P2" draw:layer="layout" svg:width="1.272cm" svg:height="0.475cm" svg:x="3.7cm" svg:y="21.344cm">
          <draw:text-box>
            <text:p text:style-name="P1"><text:span text:style-name="T4">work”. </text:span></text:p>
          </draw:text-box>
        </draw:frame>
        <draw:frame draw:style-name="gr2" draw:text-style-name="P3" draw:layer="layout" svg:width="0.634cm" svg:height="0.712cm" svg:x="2.95cm" svg:y="21.8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74cm" svg:height="0.475cm" svg:x="3.7cm" svg:y="22.008cm">
          <draw:text-box>
            <text:p text:style-name="P1"><text:span text:style-name="T4">Mr Blair stated that “we must concentrate on averting unintended consequences </text:span></text:p>
          </draw:text-box>
        </draw:frame>
        <draw:frame draw:style-name="gr1" draw:text-style-name="P2" draw:layer="layout" svg:width="13.396cm" svg:height="0.475cm" svg:x="3.7cm" svg:y="22.573cm">
          <draw:text-box>
            <text:p text:style-name="P1"><text:span text:style-name="T4">of military action. On targeting, we must minimise the risks to civilians.” </text:span></text:p>
          </draw:text-box>
        </draw:frame>
        <draw:frame draw:style-name="gr1" draw:text-style-name="P2" draw:layer="layout" svg:width="16cm" svg:height="0.475cm" svg:x="2.2cm" svg:y="23.487cm">
          <draw:text-box>
            <text:p text:style-name="P1"><text:span text:style-name="T7">615. </text:span><text:span text:style-name="T4"><text:s/>A letter, formally confirming the UK’s agreement to US use of Diego Garcia and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5.983cm" svg:height="0.475cm" svg:x="2.2cm" svg:y="24.052cm">
          <draw:text-box>
            <text:p text:style-name="P1"><text:span text:style-name="T4">RAF Fairford for operations to enforce Iraqi compliance with the obligations on WMD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245 </text:span></text:p>
          </draw:text-box>
        </draw:frame>
        <draw:line draw:style-name="gr9" draw:text-style-name="P9" draw:layer="layout" svg:x1="2.6cm" svg:y1="27.137cm" svg:x2="14.672cm" svg:y2="27.137cm">
          <text:p/>
        </draw:line>
        <draw:frame draw:style-name="gr4" draw:text-style-name="P5" draw:layer="layout" svg:width="12.147cm" svg:height="0.395cm" svg:x="2.6cm" svg:y="26.357cm">
          <draw:text-box>
            <text:p text:style-name="P1"><text:span text:style-name="T11">Minute Rycroft to Prime Minister, 11 March 2003, ‘Iraq Military: 1300 Meeting’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246 </text:span></text:p>
          </draw:text-box>
        </draw:frame>
        <draw:frame draw:style-name="gr4" draw:text-style-name="P5" draw:layer="layout" svg:width="12.101cm" svg:height="0.395cm" svg:x="2.6cm" svg:y="26.781cm">
          <draw:text-box>
            <text:p text:style-name="P1"><text:span text:style-name="T6">Letter Rycroft to McDonald, 11 March 2003, ‘Iraq: Legal and Military Aspects’.</text:span><text:span text:style-name="T11"> </text:span></text:p>
          </draw:text-box>
        </draw:frame>
      </draw:page>
      <draw:page draw:name="page11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line draw:style-name="gr14" draw:text-style-name="P9" draw:layer="layout" svg:x1="8.456cm" svg:y1="19.47cm" svg:x2="9.162cm" svg:y2="19.47cm">
          <text:p/>
        </draw:line>
        <draw:frame draw:style-name="gr1" draw:text-style-name="P2" draw:layer="layout" svg:width="0.679cm" svg:height="0.475cm" svg:x="10.163cm" svg:y="28.2cm">
          <draw:text-box>
            <text:p text:style-name="P1"><text:span text:style-name="T1">112</text:span></text:p>
          </draw:text-box>
        </draw:frame>
        <draw:frame draw:style-name="gr1" draw:text-style-name="P2" draw:layer="layout" svg:width="15.661cm" svg:height="0.475cm" svg:x="2.2cm" svg:y="2.525cm">
          <draw:text-box>
            <text:p text:style-name="P1"><text:span text:style-name="T4">laid down in resolution 1441 and previous relevant resolutions, was sent to Dr Rice </text:span></text:p>
          </draw:text-box>
        </draw:frame>
        <draw:frame draw:style-name="gr1" draw:text-style-name="P2" draw:layer="layout" svg:width="2.483cm" svg:height="0.475cm" svg:x="2.2cm" svg:y="3.09cm">
          <draw:text-box>
            <text:p text:style-name="P1"><text:span text:style-name="T4">on 18 March.</text:span></text:p>
          </draw:text-box>
        </draw:frame>
        <draw:frame draw:style-name="gr7" draw:text-style-name="P8" draw:layer="layout" svg:width="0.408cm" svg:height="0.276cm" svg:x="4.671cm" svg:y="3.108cm">
          <draw:text-box>
            <text:p text:style-name="P1"><text:span text:style-name="T13">247</text:span></text:p>
          </draw:text-box>
        </draw:frame>
        <draw:frame draw:style-name="gr1" draw:text-style-name="P2" draw:layer="layout" svg:width="8.049cm" svg:height="0.475cm" svg:x="2.2cm" svg:y="4.004cm">
          <draw:text-box>
            <text:p text:style-name="P1"><text:span text:style-name="T7">616. </text:span><text:span text:style-name="T4"><text:s/>Mr Campbell wrote in his diaries that:</text:span></text:p>
          </draw:text-box>
        </draw:frame>
        <draw:frame draw:style-name="gr2" draw:text-style-name="P3" draw:layer="layout" svg:width="0.634cm" svg:height="0.712cm" svg:x="2.95cm" svg:y="4.7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31cm" svg:height="0.475cm" svg:x="3.7cm" svg:y="4.918cm">
          <draw:text-box>
            <text:p text:style-name="P1"><text:span text:style-name="T4">Mr Hoon had “said he would be happier with a clearer green light from the AG”.</text:span></text:p>
          </draw:text-box>
        </draw:frame>
        <draw:frame draw:style-name="gr2" draw:text-style-name="P3" draw:layer="layout" svg:width="0.634cm" svg:height="0.712cm" svg:x="2.95cm" svg:y="5.4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3cm" svg:height="0.475cm" svg:x="3.7cm" svg:y="5.583cm">
          <draw:text-box>
            <text:p text:style-name="P1"><text:span text:style-name="T4">Mr Blair had been “really irritated” when Sir Andrew Turnbull had “said he would </text:span></text:p>
          </draw:text-box>
        </draw:frame>
        <draw:frame draw:style-name="gr1" draw:text-style-name="P2" draw:layer="layout" svg:width="14.73cm" svg:height="0.475cm" svg:x="3.7cm" svg:y="6.147cm">
          <draw:text-box>
            <text:p text:style-name="P1"><text:span text:style-name="T4">need something to put round the Civil Service that what they were engaged in </text:span></text:p>
          </draw:text-box>
        </draw:frame>
        <draw:frame draw:style-name="gr1" draw:text-style-name="P2" draw:layer="layout" svg:width="13.075cm" svg:height="0.475cm" svg:x="3.7cm" svg:y="6.712cm">
          <draw:text-box>
            <text:p text:style-name="P1"><text:span text:style-name="T4">was legal”. Mr Blair was “clear we would do nothing that wasn’t legal”.</text:span></text:p>
          </draw:text-box>
        </draw:frame>
        <draw:frame draw:style-name="gr2" draw:text-style-name="P3" draw:layer="layout" svg:width="0.634cm" svg:height="0.712cm" svg:x="2.95cm" svg:y="7.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47cm" svg:height="0.475cm" svg:x="3.7cm" svg:y="7.376cm">
          <draw:text-box>
            <text:p text:style-name="P1"><text:span text:style-name="T4">Lord Goldsmith had provided “a version of the arguments he had put to TB, </text:span></text:p>
          </draw:text-box>
        </draw:frame>
        <draw:frame draw:style-name="gr1" draw:text-style-name="P2" draw:layer="layout" svg:width="9.184cm" svg:height="0.475cm" svg:x="3.7cm" svg:y="7.941cm">
          <draw:text-box>
            <text:p text:style-name="P1"><text:span text:style-name="T4">on the one hand, on the other, reasonable case”.</text:span></text:p>
          </draw:text-box>
        </draw:frame>
        <draw:frame draw:style-name="gr2" draw:text-style-name="P3" draw:layer="layout" svg:width="0.634cm" svg:height="0.712cm" svg:x="2.95cm" svg:y="8.4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67cm" svg:height="0.475cm" svg:x="3.7cm" svg:y="8.605cm">
          <draw:text-box>
            <text:p text:style-name="P1"><text:span text:style-name="T4">Mr Hoon had advised that the response to the “US request for the use of Diego </text:span></text:p>
          </draw:text-box>
        </draw:frame>
        <draw:frame draw:style-name="gr1" draw:text-style-name="P2" draw:layer="layout" svg:width="15.077cm" svg:height="0.475cm" svg:x="3.7cm" svg:y="9.17cm">
          <draw:text-box>
            <text:p text:style-name="P1"><text:span text:style-name="T4">Garcia and [RAF] Fairford” should be that it was “not … automatic but had to go </text:span></text:p>
          </draw:text-box>
        </draw:frame>
        <draw:frame draw:style-name="gr1" draw:text-style-name="P2" draw:layer="layout" svg:width="14.675cm" svg:height="0.475cm" svg:x="3.7cm" svg:y="9.734cm">
          <draw:text-box>
            <text:p text:style-name="P1"><text:span text:style-name="T4">round the system”. Mr Blair had said he “did not want to send a signal that we </text:span></text:p>
          </draw:text-box>
        </draw:frame>
        <draw:frame draw:style-name="gr1" draw:text-style-name="P2" draw:layer="layout" svg:width="3.003cm" svg:height="0.475cm" svg:x="3.7cm" svg:y="10.298cm">
          <draw:text-box>
            <text:p text:style-name="P1"><text:span text:style-name="T4">would not do it”.</text:span></text:p>
          </draw:text-box>
        </draw:frame>
        <draw:frame draw:style-name="gr2" draw:text-style-name="P3" draw:layer="layout" svg:width="0.634cm" svg:height="0.712cm" svg:x="2.95cm" svg:y="10.8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67cm" svg:height="0.475cm" svg:x="3.7cm" svg:y="10.963cm">
          <draw:text-box>
            <text:p text:style-name="P1"><text:span text:style-name="T4">Mr Hoon and Mr Straw were telling Mr Blair that the US could act as early as </text:span></text:p>
          </draw:text-box>
        </draw:frame>
        <draw:frame draw:style-name="gr1" draw:text-style-name="P2" draw:layer="layout" svg:width="12.626cm" svg:height="0.475cm" svg:x="3.7cm" svg:y="11.527cm">
          <draw:text-box>
            <text:p text:style-name="P1"><text:span text:style-name="T4">that weekend, and “some of our forces would have to be in before”.</text:span></text:p>
          </draw:text-box>
        </draw:frame>
        <draw:frame draw:style-name="gr7" draw:text-style-name="P8" draw:layer="layout" svg:width="0.408cm" svg:height="0.276cm" svg:x="16.266cm" svg:y="11.546cm">
          <draw:text-box>
            <text:p text:style-name="P1"><text:span text:style-name="T13">248</text:span></text:p>
          </draw:text-box>
        </draw:frame>
        <draw:frame draw:style-name="gr6" draw:text-style-name="P7" draw:layer="layout" svg:width="10.471cm" svg:height="0.556cm" svg:x="2.2cm" svg:y="12.648cm">
          <draw:text-box>
            <text:p text:style-name="P1"><text:span text:style-name="T9">Mr Straw’s minute to Mr Blair, 11 March 2003</text:span></text:p>
          </draw:text-box>
        </draw:frame>
        <draw:frame draw:style-name="gr1" draw:text-style-name="P2" draw:layer="layout" svg:width="16.101cm" svg:height="0.475cm" svg:x="2.2cm" svg:y="13.477cm">
          <draw:text-box>
            <text:p text:style-name="P1"><text:span text:style-name="T7">617. </text:span><text:span text:style-name="T12"><text:s/>Mr Straw advised Mr Blair that the UK and US should not push the second </text:span></text:p>
          </draw:text-box>
        </draw:frame>
        <draw:frame draw:style-name="gr1" draw:text-style-name="P2" draw:layer="layout" svg:width="15.894cm" svg:height="0.475cm" svg:x="2.2cm" svg:y="14.041cm">
          <draw:text-box>
            <text:p text:style-name="P1"><text:span text:style-name="T12">resolution to a vote if it could not secure nine votes and be certain of avoiding </text:span></text:p>
          </draw:text-box>
        </draw:frame>
        <draw:frame draw:style-name="gr1" draw:text-style-name="P2" draw:layer="layout" svg:width="2.318cm" svg:height="0.475cm" svg:x="2.2cm" svg:y="14.606cm">
          <draw:text-box>
            <text:p text:style-name="P1"><text:span text:style-name="T12">any vetoes.</text:span></text:p>
          </draw:text-box>
        </draw:frame>
        <draw:frame draw:style-name="gr1" draw:text-style-name="P2" draw:layer="layout" svg:width="14.759cm" svg:height="0.475cm" svg:x="2.2cm" svg:y="15.52cm">
          <draw:text-box>
            <text:p text:style-name="P1"><text:span text:style-name="T7">618. </text:span><text:span text:style-name="T12"><text:s/>Mr Straw suggested the UK should adopt a “strategy” based on the </text:span></text:p>
          </draw:text-box>
        </draw:frame>
        <draw:frame draw:style-name="gr1" draw:text-style-name="P2" draw:layer="layout" svg:width="15.974cm" svg:height="0.475cm" svg:x="2.2cm" svg:y="16.085cm">
          <draw:text-box>
            <text:p text:style-name="P1"><text:span text:style-name="T12">argument that Iraq had failed to take the final opportunity offered by resolution </text:span></text:p>
          </draw:text-box>
        </draw:frame>
        <draw:frame draw:style-name="gr1" draw:text-style-name="P2" draw:layer="layout" svg:width="16.626cm" svg:height="0.475cm" svg:x="2.2cm" svg:y="16.649cm">
          <draw:text-box>
            <text:p text:style-name="P1"><text:span text:style-name="T12">1441, and that the last three meetings of the Security Council met the requirement </text:span></text:p>
          </draw:text-box>
        </draw:frame>
        <draw:frame draw:style-name="gr1" draw:text-style-name="P2" draw:layer="layout" svg:width="13.151cm" svg:height="0.475cm" svg:x="2.2cm" svg:y="17.213cm">
          <draw:text-box>
            <text:p text:style-name="P1"><text:span text:style-name="T12">for Security Council consideration of reports of non-compliance.</text:span><text:span text:style-name="T4"> </text:span></text:p>
          </draw:text-box>
        </draw:frame>
        <draw:frame draw:style-name="gr1" draw:text-style-name="P2" draw:layer="layout" svg:width="15.17cm" svg:height="0.475cm" svg:x="2.2cm" svg:y="18.128cm">
          <draw:text-box>
            <text:p text:style-name="P1"><text:span text:style-name="T7">619. </text:span><text:span text:style-name="T4"><text:s/>Mr Straw wrote to Mr Blair on 11 March setting out his firm conclusion that: </text:span></text:p>
          </draw:text-box>
        </draw:frame>
        <draw:frame draw:style-name="gr1" draw:text-style-name="P2" draw:layer="layout" svg:width="14.527cm" svg:height="0.475cm" svg:x="2.95cm" svg:y="19.042cm">
          <draw:text-box>
            <text:p text:style-name="P1"><text:span text:style-name="T4">“</text:span><text:span text:style-name="T4">If we cannot gain nine votes and be sure of no veto, we should not push our </text:span></text:p>
          </draw:text-box>
        </draw:frame>
        <draw:frame draw:style-name="gr1" draw:text-style-name="P2" draw:layer="layout" svg:width="15.449cm" svg:height="0.475cm" svg:x="2.95cm" svg:y="19.607cm">
          <draw:text-box>
            <text:p text:style-name="P1"><text:span text:style-name="T4">second resolution to a vote. The political and diplomatic consequences for the UK </text:span></text:p>
          </draw:text-box>
        </draw:frame>
        <draw:frame draw:style-name="gr1" draw:text-style-name="P2" draw:layer="layout" svg:width="14.793cm" svg:height="0.475cm" svg:x="2.95cm" svg:y="20.171cm">
          <draw:text-box>
            <text:p text:style-name="P1"><text:span text:style-name="T4">would be significantly worse to have our … resolution defeated (even by just a </text:span></text:p>
          </draw:text-box>
        </draw:frame>
        <draw:frame draw:style-name="gr1" draw:text-style-name="P2" draw:layer="layout" svg:width="15.56cm" svg:height="0.475cm" svg:x="2.95cm" svg:y="20.736cm">
          <draw:text-box>
            <text:p text:style-name="P1"><text:span text:style-name="T4">French veto alone) than if we camp on 1441. [UN Secretary-General] Kofi Annan’s </text:span></text:p>
          </draw:text-box>
        </draw:frame>
        <draw:frame draw:style-name="gr1" draw:text-style-name="P2" draw:layer="layout" svg:width="15.547cm" svg:height="0.475cm" svg:x="2.95cm" svg:y="21.3cm">
          <draw:text-box>
            <text:p text:style-name="P1"><text:span text:style-name="T4">comments last evening have strengthened my already strong view on this. Getting </text:span></text:p>
          </draw:text-box>
        </draw:frame>
        <draw:frame draw:style-name="gr1" draw:text-style-name="P2" draw:layer="layout" svg:width="15.166cm" svg:height="0.475cm" svg:x="2.95cm" svg:y="21.865cm">
          <draw:text-box>
            <text:p text:style-name="P1"><text:span text:style-name="T4">Parliamentary approval for UK military action will be difficult if there is no second </text:span></text:p>
          </draw:text-box>
        </draw:frame>
        <draw:frame draw:style-name="gr1" draw:text-style-name="P2" draw:layer="layout" svg:width="13.151cm" svg:height="0.475cm" svg:x="2.95cm" svg:y="22.429cm">
          <draw:text-box>
            <text:p text:style-name="P1"><text:span text:style-name="T4">resolution: but in my view marginally easier by the strategy I propose.”</text:span></text:p>
          </draw:text-box>
        </draw:frame>
        <draw:frame draw:style-name="gr7" draw:text-style-name="P8" draw:layer="layout" svg:width="0.408cm" svg:height="0.276cm" svg:x="16.056cm" svg:y="22.448cm">
          <draw:text-box>
            <text:p text:style-name="P1"><text:span text:style-name="T13">249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0.422cm" svg:height="0.475cm" svg:x="16.468cm" svg:y="22.429cm">
          <draw:text-box>
            <text:p text:style-name="P1"><text:span text:style-name="T4"><text:s/>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247 </text:span></text:p>
          </draw:text-box>
        </draw:frame>
        <draw:frame draw:style-name="gr4" draw:text-style-name="P5" draw:layer="layout" svg:width="7.677cm" svg:height="0.395cm" svg:x="2.6cm" svg:y="25.511cm">
          <draw:text-box>
            <text:p text:style-name="P1"><text:span text:style-name="T11">Letter Manning to Rice, 18 March 2003, [untitled]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248 </text:span></text:p>
          </draw:text-box>
        </draw:frame>
        <draw:frame draw:style-name="gr4" draw:text-style-name="P5" draw:layer="layout" svg:width="15.796cm" svg:height="0.395cm" svg:x="2.6cm" svg:y="25.934cm">
          <draw:text-box>
            <text:p text:style-name="P1"><text:span text:style-name="T11">Campbell A &amp; Hagerty B. </text:span><text:span text:style-name="T19">The Alastair Campbell Diaries. Volume 4. The Burden of Power: Countdown </text:span></text:p>
          </draw:text-box>
        </draw:frame>
        <draw:line draw:style-name="gr9" draw:text-style-name="P9" draw:layer="layout" svg:x1="2.6cm" svg:y1="27.137cm" svg:x2="18.567cm" svg:y2="27.137cm">
          <text:p/>
        </draw:line>
        <draw:frame draw:style-name="gr4" draw:text-style-name="P5" draw:layer="layout" svg:width="4.117cm" svg:height="0.395cm" svg:x="2.2cm" svg:y="26.357cm">
          <draw:text-box>
            <text:p text:style-name="P1"><text:span text:style-name="T19">to Iraq.</text:span><text:span text:style-name="T11"> Hutchinson, 2012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249 </text:span></text:p>
          </draw:text-box>
        </draw:frame>
        <draw:frame draw:style-name="gr4" draw:text-style-name="P5" draw:layer="layout" svg:width="15.949cm" svg:height="0.395cm" svg:x="2.6cm" svg:y="26.781cm">
          <draw:text-box>
            <text:p text:style-name="P1"><text:span text:style-name="T6">Minute Straw to Prime Minister, 11 March 2003, ‘Iraq: What if We Cannot Win the Second Resolution?’</text:span><text:span text:style-name="T11">.</text:span></text:p>
          </draw:text-box>
        </draw:frame>
      </draw:page>
      <draw:page draw:name="page113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3</text:span></text:p>
          </draw:text-box>
        </draw:frame>
        <draw:frame draw:style-name="gr1" draw:text-style-name="P2" draw:layer="layout" svg:width="16.44cm" svg:height="0.475cm" svg:x="2.2cm" svg:y="2.525cm">
          <draw:text-box>
            <text:p text:style-name="P1"><text:span text:style-name="T7">620. </text:span><text:span text:style-name="T4"><text:s/>Mr Straw set out his reasoning in some detail, making clear that it was predicated </text:span></text:p>
          </draw:text-box>
        </draw:frame>
        <draw:frame draw:style-name="gr1" draw:text-style-name="P2" draw:layer="layout" svg:width="16.694cm" svg:height="0.475cm" svg:x="2.2cm" svg:y="3.09cm">
          <draw:text-box>
            <text:p text:style-name="P1"><text:span text:style-name="T4">on a veto only by France. That was “in practice less likely than two or even three vetoes. </text:span></text:p>
          </draw:text-box>
        </draw:frame>
        <draw:frame draw:style-name="gr1" draw:text-style-name="P2" draw:layer="layout" svg:width="4.989cm" svg:height="0.475cm" svg:x="2.2cm" svg:y="3.654cm">
          <draw:text-box>
            <text:p text:style-name="P1"><text:span text:style-name="T4">The points made included: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4cm" svg:height="0.475cm" svg:x="3.7cm" svg:y="4.568cm">
          <draw:text-box>
            <text:p text:style-name="P1"><text:span text:style-name="T4">The upsides of defying “the” veto had been “well aired”. It would “show at least </text:span></text:p>
          </draw:text-box>
        </draw:frame>
        <draw:frame draw:style-name="gr1" draw:text-style-name="P2" draw:layer="layout" svg:width="6.373cm" svg:height="0.475cm" svg:x="3.7cm" svg:y="5.133cm">
          <draw:text-box>
            <text:p text:style-name="P1"><text:span text:style-name="T4">we had a ‘moral majority’ with us”.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38cm" svg:height="0.475cm" svg:x="3.7cm" svg:y="5.797cm">
          <draw:text-box>
            <text:p text:style-name="P1"><text:span text:style-name="T4">In public comments he and Mr Blair had kept their “options open on what we </text:span></text:p>
          </draw:text-box>
        </draw:frame>
        <draw:frame draw:style-name="gr1" draw:text-style-name="P2" draw:layer="layout" svg:width="14.163cm" svg:height="0.475cm" svg:x="3.7cm" svg:y="6.362cm">
          <draw:text-box>
            <text:p text:style-name="P1"><text:span text:style-name="T4">should do in the event that the resolution does not carry within the terms of </text:span></text:p>
          </draw:text-box>
        </draw:frame>
        <draw:frame draw:style-name="gr1" draw:text-style-name="P2" draw:layer="layout" svg:width="14.666cm" svg:height="0.475cm" svg:x="3.7cm" svg:y="6.926cm">
          <draw:text-box>
            <text:p text:style-name="P1"><text:span text:style-name="T4">the [UN] Charter”. That had “been the correct thing to do”. “In private we have </text:span></text:p>
          </draw:text-box>
        </draw:frame>
        <draw:frame draw:style-name="gr1" draw:text-style-name="P2" draw:layer="layout" svg:width="14.404cm" svg:height="0.475cm" svg:x="3.7cm" svg:y="7.491cm">
          <draw:text-box>
            <text:p text:style-name="P1"><text:span text:style-name="T4">speculated on what to do if we are likely to get nine votes, but be vetoed” by </text:span></text:p>
          </draw:text-box>
        </draw:frame>
        <draw:frame draw:style-name="gr1" draw:text-style-name="P2" draw:layer="layout" svg:width="4.235cm" svg:height="0.475cm" svg:x="3.7cm" svg:y="8.055cm">
          <draw:text-box>
            <text:p text:style-name="P1"><text:span text:style-name="T4">one or more of the P5.</text:span></text:p>
          </draw:text-box>
        </draw:frame>
        <draw:frame draw:style-name="gr2" draw:text-style-name="P3" draw:layer="layout" svg:width="0.634cm" svg:height="0.712cm" svg:x="2.95cm" svg:y="8.5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68cm" svg:height="0.475cm" svg:x="3.7cm" svg:y="8.72cm">
          <draw:text-box>
            <text:p text:style-name="P1"><text:span text:style-name="T4">Although in earlier discussion he had “warmed to the idea” that it was worth </text:span></text:p>
          </draw:text-box>
        </draw:frame>
        <draw:frame draw:style-name="gr1" draw:text-style-name="P2" draw:layer="layout" svg:width="15.064cm" svg:height="0.475cm" svg:x="3.7cm" svg:y="9.284cm">
          <draw:text-box>
            <text:p text:style-name="P1"><text:span text:style-name="T4">pushing the issue to a vote “if we had nine votes and faced only a French veto”, </text:span></text:p>
          </draw:text-box>
        </draw:frame>
        <draw:frame draw:style-name="gr1" draw:text-style-name="P2" draw:layer="layout" svg:width="11.94cm" svg:height="0.475cm" svg:x="3.7cm" svg:y="9.848cm">
          <draw:text-box>
            <text:p text:style-name="P1"><text:span text:style-name="T4">the more he “thought about this, the worse an idea it becomes”.</text:span></text:p>
          </draw:text-box>
        </draw:frame>
        <draw:frame draw:style-name="gr2" draw:text-style-name="P3" draw:layer="layout" svg:width="0.634cm" svg:height="0.712cm" svg:x="2.95cm" svg:y="10.3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23cm" svg:height="0.475cm" svg:x="3.7cm" svg:y="10.513cm">
          <draw:text-box>
            <text:p text:style-name="P1"><text:span text:style-name="T4">The intensive debate over Iraq in the last five months had shown how much </text:span></text:p>
          </draw:text-box>
        </draw:frame>
        <draw:frame draw:style-name="gr1" draw:text-style-name="P2" draw:layer="layout" svg:width="14.963cm" svg:height="0.475cm" svg:x="3.7cm" svg:y="11.077cm">
          <draw:text-box>
            <text:p text:style-name="P1"><text:span text:style-name="T4">faith people had in the UN as an institution; and that “far from having the ‘moral </text:span></text:p>
          </draw:text-box>
        </draw:frame>
        <draw:frame draw:style-name="gr1" draw:text-style-name="P2" draw:layer="layout" svg:width="15.047cm" svg:height="0.475cm" svg:x="3.7cm" svg:y="11.642cm">
          <draw:text-box>
            <text:p text:style-name="P1"><text:span text:style-name="T4">majority’ with us … we will lose the moral high ground if we are seen to defy the </text:span></text:p>
          </draw:text-box>
        </draw:frame>
        <draw:frame draw:style-name="gr1" draw:text-style-name="P2" draw:layer="layout" svg:width="14.455cm" svg:height="0.475cm" svg:x="3.7cm" svg:y="12.206cm">
          <draw:text-box>
            <text:p text:style-name="P1"><text:span text:style-name="T4">very rules and Charter of the UN on which we have lectured others and from </text:span></text:p>
          </draw:text-box>
        </draw:frame>
        <draw:frame draw:style-name="gr1" draw:text-style-name="P2" draw:layer="layout" svg:width="9.027cm" svg:height="0.475cm" svg:x="3.7cm" svg:y="12.771cm">
          <draw:text-box>
            <text:p text:style-name="P1"><text:span text:style-name="T4">which the UK has disproportionately benefitted”.</text:span></text:p>
          </draw:text-box>
        </draw:frame>
        <draw:frame draw:style-name="gr2" draw:text-style-name="P3" draw:layer="layout" svg:width="0.634cm" svg:height="0.712cm" svg:x="2.95cm" svg:y="13.2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62cm" svg:height="0.475cm" svg:x="3.7cm" svg:y="13.435cm">
          <draw:text-box>
            <text:p text:style-name="P1"><text:span text:style-name="T4">The “best, least risky way to gain a moral majority” was “by the ‘Kosovo route’ </text:span></text:p>
          </draw:text-box>
        </draw:frame>
        <draw:frame draw:style-name="gr1" draw:text-style-name="P2" draw:layer="layout" svg:width="14.417cm" svg:height="0.475cm" svg:x="3.7cm" svg:y="14cm">
          <draw:text-box>
            <text:p text:style-name="P1"><text:span text:style-name="T4">– </text:span><text:span text:style-name="T4">essentially what I am recommending. The key to our moral legitimacy then </text:span></text:p>
          </draw:text-box>
        </draw:frame>
        <draw:frame draw:style-name="gr1" draw:text-style-name="P2" draw:layer="layout" svg:width="14.421cm" svg:height="0.475cm" svg:x="3.7cm" svg:y="14.564cm">
          <draw:text-box>
            <text:p text:style-name="P1"><text:span text:style-name="T4">was the matter never went to a vote – but everyone knew the reason for this </text:span></text:p>
          </draw:text-box>
        </draw:frame>
        <draw:frame draw:style-name="gr1" draw:text-style-name="P2" draw:layer="layout" svg:width="14.442cm" svg:height="0.475cm" svg:x="3.7cm" svg:y="15.128cm">
          <draw:text-box>
            <text:p text:style-name="P1"><text:span text:style-name="T4">was that Russia would have vetoed. (Then, we had no resolution to fall back </text:span></text:p>
          </draw:text-box>
        </draw:frame>
        <draw:frame draw:style-name="gr1" draw:text-style-name="P2" draw:layer="layout" svg:width="14.806cm" svg:height="0.475cm" svg:x="3.7cm" svg:y="15.693cm">
          <draw:text-box>
            <text:p text:style-name="P1"><text:span text:style-name="T4">on, just customary international law on humanitarianism; here we can fall back </text:span></text:p>
          </draw:text-box>
        </draw:frame>
        <draw:frame draw:style-name="gr1" draw:text-style-name="P2" draw:layer="layout" svg:width="1.941cm" svg:height="0.475cm" svg:x="3.7cm" svg:y="16.257cm">
          <draw:text-box>
            <text:p text:style-name="P1"><text:span text:style-name="T4">on 1441.)”</text:span></text:p>
          </draw:text-box>
        </draw:frame>
        <draw:frame draw:style-name="gr2" draw:text-style-name="P3" draw:layer="layout" svg:width="0.634cm" svg:height="0.712cm" svg:x="2.95cm" svg:y="16.7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72cm" svg:height="0.475cm" svg:x="3.7cm" svg:y="16.922cm">
          <draw:text-box>
            <text:p text:style-name="P1"><text:span text:style-name="T4">The veto had been included in the UN Charter “for a purpose – to achieve </text:span></text:p>
          </draw:text-box>
        </draw:frame>
        <draw:frame draw:style-name="gr1" draw:text-style-name="P2" draw:layer="layout" svg:width="13.468cm" svg:height="0.475cm" svg:x="3.7cm" svg:y="17.486cm">
          <draw:text-box>
            <text:p text:style-name="P1"><text:span text:style-name="T4">a consensus”. The UK could not “sustain an argument (politically, leave </text:span></text:p>
          </draw:text-box>
        </draw:frame>
        <draw:frame draw:style-name="gr1" draw:text-style-name="P2" draw:layer="layout" svg:width="14.264cm" svg:height="0.475cm" svg:x="3.7cm" svg:y="18.051cm">
          <draw:text-box>
            <text:p text:style-name="P1"><text:span text:style-name="T4">aside legally) that a distinction can be made between a ‘reasonable’ and an </text:span></text:p>
          </draw:text-box>
        </draw:frame>
        <draw:frame draw:style-name="gr1" draw:text-style-name="P2" draw:layer="layout" svg:width="11.686cm" svg:height="0.475cm" svg:x="3.7cm" svg:y="18.615cm">
          <draw:text-box>
            <text:p text:style-name="P1"><text:span text:style-name="T4">‘</text:span><text:span text:style-name="T4">unreasonable’ veto”. That was a completely subjective matter.</text:span></text:p>
          </draw:text-box>
        </draw:frame>
        <draw:frame draw:style-name="gr2" draw:text-style-name="P3" draw:layer="layout" svg:width="0.634cm" svg:height="0.712cm" svg:x="2.95cm" svg:y="19.1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38cm" svg:height="0.475cm" svg:x="3.7cm" svg:y="19.28cm">
          <draw:text-box>
            <text:p text:style-name="P1"><text:span text:style-name="T4">The “three recent meetings of the Council more than fulfil the requirement </text:span></text:p>
          </draw:text-box>
        </draw:frame>
        <draw:frame draw:style-name="gr1" draw:text-style-name="P2" draw:layer="layout" svg:width="13.841cm" svg:height="0.475cm" svg:x="3.7cm" svg:y="19.844cm">
          <draw:text-box>
            <text:p text:style-name="P1"><text:span text:style-name="T4">for immediate consideration of reports of non-compliance. So we can say </text:span></text:p>
          </draw:text-box>
        </draw:frame>
        <draw:frame draw:style-name="gr1" draw:text-style-name="P2" draw:layer="layout" svg:width="14.776cm" svg:height="0.475cm" svg:x="3.7cm" svg:y="20.408cm">
          <draw:text-box>
            <text:p text:style-name="P1"><text:span text:style-name="T4">convincingly that the process set out in 1441 is complete. If we push a second </text:span></text:p>
          </draw:text-box>
        </draw:frame>
        <draw:frame draw:style-name="gr1" draw:text-style-name="P2" draw:layer="layout" svg:width="15.191cm" svg:height="0.475cm" svg:x="3.7cm" svg:y="20.973cm">
          <draw:text-box>
            <text:p text:style-name="P1"><text:span text:style-name="T4">resolution to a veto, then the last word on the Security Council record is a formal </text:span></text:p>
          </draw:text-box>
        </draw:frame>
        <draw:frame draw:style-name="gr1" draw:text-style-name="P2" draw:layer="layout" svg:width="13.087cm" svg:height="0.475cm" svg:x="3.7cm" svg:y="21.537cm">
          <draw:text-box>
            <text:p text:style-name="P1"><text:span text:style-name="T4">rejection of a proposal that Iraq has failed to take its final opportunity.”</text:span></text:p>
          </draw:text-box>
        </draw:frame>
        <draw:frame draw:style-name="gr1" draw:text-style-name="P2" draw:layer="layout" svg:width="16.338cm" svg:height="0.475cm" svg:x="2.2cm" svg:y="22.452cm">
          <draw:text-box>
            <text:p text:style-name="P1"><text:span text:style-name="T7">621. </text:span><text:span text:style-name="T4"><text:s/>Mr Straw advised that it would be “more compelling in Parliament and with public </text:span></text:p>
          </draw:text-box>
        </draw:frame>
        <draw:frame draw:style-name="gr1" draw:text-style-name="P2" draw:layer="layout" svg:width="16.631cm" svg:height="0.475cm" svg:x="2.2cm" svg:y="23.016cm">
          <draw:text-box>
            <text:p text:style-name="P1"><text:span text:style-name="T4">opinion to take our stand on the basis of 1441, and the overwhelming evidence that Iraq </text:span></text:p>
          </draw:text-box>
        </draw:frame>
        <draw:frame draw:style-name="gr1" draw:text-style-name="P2" draw:layer="layout" svg:width="15.801cm" svg:height="0.475cm" svg:x="2.2cm" svg:y="23.581cm">
          <draw:text-box>
            <text:p text:style-name="P1"><text:span text:style-name="T4">has not used the four months since then to co-operate ‘immediately, unconditionally </text:span></text:p>
          </draw:text-box>
        </draw:frame>
        <draw:frame draw:style-name="gr1" draw:text-style-name="P2" draw:layer="layout" svg:width="15.869cm" svg:height="0.475cm" svg:x="2.2cm" svg:y="24.145cm">
          <draw:text-box>
            <text:p text:style-name="P1"><text:span text:style-name="T4">and actively’”; and that the UNMOVIC [clusters] document would be “a material help </text:span></text:p>
          </draw:text-box>
        </draw:frame>
        <draw:frame draw:style-name="gr1" draw:text-style-name="P2" draw:layer="layout" svg:width="3.922cm" svg:height="0.475cm" svg:x="2.2cm" svg:y="24.71cm">
          <draw:text-box>
            <text:p text:style-name="P1"><text:span text:style-name="T4">in making that case”.</text:span></text:p>
          </draw:text-box>
        </draw:frame>
      </draw:page>
      <draw:page draw:name="page11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4</text:span></text:p>
          </draw:text-box>
        </draw:frame>
        <draw:frame draw:style-name="gr1" draw:text-style-name="P2" draw:layer="layout" svg:width="15.995cm" svg:height="0.475cm" svg:x="2.2cm" svg:y="2.525cm">
          <draw:text-box>
            <text:p text:style-name="P1"><text:span text:style-name="T7">622. </text:span><text:span text:style-name="T4"><text:s/>Mr Straw advised Mr Blair that he interpreted Mr Annan’s “important” statement </text:span></text:p>
          </draw:text-box>
        </draw:frame>
        <draw:frame draw:style-name="gr1" draw:text-style-name="P2" draw:layer="layout" svg:width="2.483cm" svg:height="0.475cm" svg:x="2.2cm" svg:y="3.09cm">
          <draw:text-box>
            <text:p text:style-name="P1"><text:span text:style-name="T4">on 10 March:</text:span></text:p>
          </draw:text-box>
        </draw:frame>
        <draw:frame draw:style-name="gr1" draw:text-style-name="P2" draw:layer="layout" svg:width="15.954cm" svg:height="0.475cm" svg:x="2.95cm" svg:y="4.004cm">
          <draw:text-box>
            <text:p text:style-name="P1"><text:span text:style-name="T4">“… </text:span><text:span text:style-name="T4">essentially as a gypsies’ warning not to try and then fail with a second resolution. </text:span></text:p>
          </draw:text-box>
        </draw:frame>
        <draw:frame draw:style-name="gr1" draw:text-style-name="P2" draw:layer="layout" svg:width="15.902cm" svg:height="0.475cm" svg:x="2.95cm" svg:y="4.568cm">
          <draw:text-box>
            <text:p text:style-name="P1"><text:span text:style-name="T4">If the last current act of the Security Council on Iraq is 1441, we can genuinely claim </text:span></text:p>
          </draw:text-box>
        </draw:frame>
        <draw:frame draw:style-name="gr1" draw:text-style-name="P2" draw:layer="layout" svg:width="15.585cm" svg:height="0.475cm" svg:x="2.95cm" svg:y="5.133cm">
          <draw:text-box>
            <text:p text:style-name="P1"><text:span text:style-name="T4">that we have met Kofi’s call for unity and for acting within (our interpretation of) the </text:span></text:p>
          </draw:text-box>
        </draw:frame>
        <draw:frame draw:style-name="gr1" draw:text-style-name="P2" draw:layer="layout" svg:width="6.259cm" svg:height="0.475cm" svg:x="2.95cm" svg:y="5.697cm">
          <draw:text-box>
            <text:p text:style-name="P1"><text:span text:style-name="T4">authority of the Security Council.”</text:span></text:p>
          </draw:text-box>
        </draw:frame>
        <draw:frame draw:style-name="gr1" draw:text-style-name="P2" draw:layer="layout" svg:width="16.325cm" svg:height="0.475cm" svg:x="2.2cm" svg:y="6.612cm">
          <draw:text-box>
            <text:p text:style-name="P1"><text:span text:style-name="T7">623. </text:span><text:span text:style-name="T4"><text:s/>There was no reference in the minute to President Chirac’s remarks the previous </text:span></text:p>
          </draw:text-box>
        </draw:frame>
        <draw:frame draw:style-name="gr1" draw:text-style-name="P2" draw:layer="layout" svg:width="1.611cm" svg:height="0.475cm" svg:x="2.2cm" svg:y="7.176cm">
          <draw:text-box>
            <text:p text:style-name="P1"><text:span text:style-name="T4">evening.</text:span></text:p>
          </draw:text-box>
        </draw:frame>
        <draw:frame draw:style-name="gr1" draw:text-style-name="P2" draw:layer="layout" svg:width="14.979cm" svg:height="0.475cm" svg:x="2.2cm" svg:y="8.091cm">
          <draw:text-box>
            <text:p text:style-name="P1"><text:span text:style-name="T7">624. </text:span><text:span text:style-name="T4"><text:s/>Mr Straw advised Mr Blair that it would not be possible to decide what the </text:span></text:p>
          </draw:text-box>
        </draw:frame>
        <draw:frame draw:style-name="gr1" draw:text-style-name="P2" draw:layer="layout" svg:width="15.234cm" svg:height="0.475cm" svg:x="2.2cm" svg:y="8.655cm">
          <draw:text-box>
            <text:p text:style-name="P1"><text:span text:style-name="T4">Parliamentary Labour Party (PLP) and the House of Commons would agree until </text:span></text:p>
          </draw:text-box>
        </draw:frame>
        <draw:frame draw:style-name="gr1" draw:text-style-name="P2" draw:layer="layout" svg:width="16.355cm" svg:height="0.475cm" svg:x="2.2cm" svg:y="9.22cm">
          <draw:text-box>
            <text:p text:style-name="P1"><text:span text:style-name="T4">deliberations in the Security Council had concluded. If a second resolution was agreed </text:span></text:p>
          </draw:text-box>
        </draw:frame>
        <draw:frame draw:style-name="gr1" draw:text-style-name="P2" draw:layer="layout" svg:width="9.662cm" svg:height="0.475cm" svg:x="2.2cm" svg:y="9.784cm">
          <draw:text-box>
            <text:p text:style-name="P1"><text:span text:style-name="T4">it would be “fine”, but that was “unlikely”. He added:</text:span></text:p>
          </draw:text-box>
        </draw:frame>
        <draw:frame draw:style-name="gr1" draw:text-style-name="P2" draw:layer="layout" svg:width="15.695cm" svg:height="0.475cm" svg:x="2.95cm" svg:y="10.698cm">
          <draw:text-box>
            <text:p text:style-name="P1"><text:span text:style-name="T4">“</text:span><text:span text:style-name="T4">I sensed yesterday that sentiment might be shifting our way; but we would need to </text:span></text:p>
          </draw:text-box>
        </draw:frame>
        <draw:frame draw:style-name="gr1" draw:text-style-name="P2" draw:layer="layout" svg:width="15.877cm" svg:height="0.475cm" svg:x="2.95cm" svg:y="11.263cm">
          <draw:text-box>
            <text:p text:style-name="P1"><text:span text:style-name="T4">be very clear of the result before putting down a resolution approving military action. </text:span></text:p>
          </draw:text-box>
        </draw:frame>
        <draw:frame draw:style-name="gr1" draw:text-style-name="P2" draw:layer="layout" svg:width="10.844cm" svg:height="0.475cm" svg:x="2.95cm" svg:y="11.827cm">
          <draw:text-box>
            <text:p text:style-name="P1"><text:span text:style-name="T4">We could not possibly countenance the risk of a defeat …</text:span></text:p>
          </draw:text-box>
        </draw:frame>
        <draw:frame draw:style-name="gr1" draw:text-style-name="P2" draw:layer="layout" svg:width="15.839cm" svg:height="0.475cm" svg:x="2.95cm" svg:y="12.742cm">
          <draw:text-box>
            <text:p text:style-name="P1"><text:span text:style-name="T4">“</text:span><text:span text:style-name="T4">But it need not be a disaster for you, the Government, and even more important for </text:span></text:p>
          </draw:text-box>
        </draw:frame>
        <draw:frame draw:style-name="gr1" draw:text-style-name="P2" draw:layer="layout" svg:width="15.885cm" svg:height="0.475cm" svg:x="2.95cm" svg:y="13.306cm">
          <draw:text-box>
            <text:p text:style-name="P1"><text:span text:style-name="T4">our troops, if we cannot take an active part in the initial invasion, provided we get on </text:span></text:p>
          </draw:text-box>
        </draw:frame>
        <draw:frame draw:style-name="gr1" draw:text-style-name="P2" draw:layer="layout" svg:width="5.713cm" svg:height="0.475cm" svg:x="2.95cm" svg:y="13.871cm">
          <draw:text-box>
            <text:p text:style-name="P1"><text:span text:style-name="T4">the front foot with our strategy.</text:span></text:p>
          </draw:text-box>
        </draw:frame>
        <draw:frame draw:style-name="gr1" draw:text-style-name="P2" draw:layer="layout" svg:width="15.678cm" svg:height="0.475cm" svg:x="2.95cm" svg:y="14.785cm">
          <draw:text-box>
            <text:p text:style-name="P1"><text:span text:style-name="T4">“</text:span><text:span text:style-name="T4">I am aware of all the difficulties of the UK standing aside from invasion operations, </text:span></text:p>
          </draw:text-box>
        </draw:frame>
        <draw:frame draw:style-name="gr1" draw:text-style-name="P2" draw:layer="layout" svg:width="14.425cm" svg:height="0.475cm" svg:x="2.95cm" svg:y="15.35cm">
          <draw:text-box>
            <text:p text:style-name="P1"><text:span text:style-name="T4">not least given the level of integration of our forces with those of the US. But </text:span></text:p>
          </draw:text-box>
        </draw:frame>
        <draw:frame draw:style-name="gr1" draw:text-style-name="P2" draw:layer="layout" svg:width="15.72cm" svg:height="0.475cm" svg:x="2.95cm" svg:y="15.914cm">
          <draw:text-box>
            <text:p text:style-name="P1"><text:span text:style-name="T4">I understand that the US could if necessary adjust their plan rapidly to cope without </text:span></text:p>
          </draw:text-box>
        </draw:frame>
        <draw:frame draw:style-name="gr1" draw:text-style-name="P2" draw:layer="layout" svg:width="14.895cm" svg:height="0.475cm" svg:x="2.95cm" svg:y="16.478cm">
          <draw:text-box>
            <text:p text:style-name="P1"><text:span text:style-name="T4">us … [W]e could nevertheless offer them a major UK contribution to the overall </text:span></text:p>
          </draw:text-box>
        </draw:frame>
        <draw:frame draw:style-name="gr1" draw:text-style-name="P2" draw:layer="layout" svg:width="13.024cm" svg:height="0.475cm" svg:x="2.95cm" svg:y="17.043cm">
          <draw:text-box>
            <text:p text:style-name="P1"><text:span text:style-name="T4">campaign. In addition to staunch political support, this would include: </text:span></text:p>
          </draw:text-box>
        </draw:frame>
        <draw:frame draw:style-name="gr2" draw:text-style-name="P3" draw:layer="layout" svg:width="0.634cm" svg:height="0.712cm" svg:x="2.95cm" svg:y="17.8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726cm" svg:height="0.475cm" svg:x="3.7cm" svg:y="17.957cm">
          <draw:text-box>
            <text:p text:style-name="P1"><text:span text:style-name="T4">intelligence co-operation;</text:span></text:p>
          </draw:text-box>
        </draw:frame>
        <draw:frame draw:style-name="gr2" draw:text-style-name="P3" draw:layer="layout" svg:width="0.634cm" svg:height="0.712cm" svg:x="2.95cm" svg:y="18.4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47cm" svg:height="0.475cm" svg:x="3.7cm" svg:y="18.622cm">
          <draw:text-box>
            <text:p text:style-name="P1"><text:span text:style-name="T4">use of Diego Garcia, Fairford and Cyprus, subject to the usual consultation on </text:span></text:p>
          </draw:text-box>
        </draw:frame>
        <draw:frame draw:style-name="gr1" draw:text-style-name="P2" draw:layer="layout" svg:width="1.776cm" svg:height="0.475cm" svg:x="3.7cm" svg:y="19.186cm">
          <draw:text-box>
            <text:p text:style-name="P1"><text:span text:style-name="T4">targeting;</text:span></text:p>
          </draw:text-box>
        </draw:frame>
        <draw:frame draw:style-name="gr2" draw:text-style-name="P3" draw:layer="layout" svg:width="0.634cm" svg:height="0.712cm" svg:x="2.95cm" svg:y="19.6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85cm" svg:height="0.475cm" svg:x="3.7cm" svg:y="19.851cm">
          <draw:text-box>
            <text:p text:style-name="P1"><text:span text:style-name="T4">as soon as combat operations are over, full UK participation in the military and </text:span></text:p>
          </draw:text-box>
        </draw:frame>
        <draw:frame draw:style-name="gr1" draw:text-style-name="P2" draw:layer="layout" svg:width="14.497cm" svg:height="0.475cm" svg:x="3.7cm" svg:y="20.415cm">
          <draw:text-box>
            <text:p text:style-name="P1"><text:span text:style-name="T4">civilian tasks, including taking responsibility for a sector and for humanitarian </text:span></text:p>
          </draw:text-box>
        </draw:frame>
        <draw:frame draw:style-name="gr1" draw:text-style-name="P2" draw:layer="layout" svg:width="14.996cm" svg:height="0.475cm" svg:x="3.7cm" svg:y="20.98cm">
          <draw:text-box>
            <text:p text:style-name="P1"><text:span text:style-name="T4">and reconstruction work. We could also take the lead in the UN on securing the </text:span></text:p>
          </draw:text-box>
        </draw:frame>
        <draw:frame draw:style-name="gr1" draw:text-style-name="P2" draw:layer="layout" svg:width="15.208cm" svg:height="0.475cm" svg:x="3.7cm" svg:y="21.544cm">
          <draw:text-box>
            <text:p text:style-name="P1"><text:span text:style-name="T4">… </text:span><text:span text:style-name="T4">resolution to authorise the reconstruction effort and the UN role in it which the </text:span></text:p>
          </draw:text-box>
        </draw:frame>
        <draw:frame draw:style-name="gr1" draw:text-style-name="P2" draw:layer="layout" svg:width="5.395cm" svg:height="0.475cm" svg:x="3.7cm" svg:y="22.108cm">
          <draw:text-box>
            <text:p text:style-name="P1"><text:span text:style-name="T4">US now agree is necessary.”</text:span></text:p>
          </draw:text-box>
        </draw:frame>
        <draw:frame draw:style-name="gr1" draw:text-style-name="P2" draw:layer="layout" svg:width="4.938cm" svg:height="0.475cm" svg:x="2.2cm" svg:y="23.023cm">
          <draw:text-box>
            <text:p text:style-name="P1"><text:span text:style-name="T7">625. </text:span><text:span text:style-name="T4"><text:s/>Mr Straw concluded:</text:span></text:p>
          </draw:text-box>
        </draw:frame>
        <draw:frame draw:style-name="gr1" draw:text-style-name="P2" draw:layer="layout" svg:width="15.678cm" svg:height="0.475cm" svg:x="2.95cm" svg:y="23.937cm">
          <draw:text-box>
            <text:p text:style-name="P1"><text:span text:style-name="T4">“</text:span><text:span text:style-name="T4">We will obviously need to discuss all this, but I thought it best to put it in your mind </text:span></text:p>
          </draw:text-box>
        </draw:frame>
        <draw:frame draw:style-name="gr1" draw:text-style-name="P2" draw:layer="layout" svg:width="14.806cm" svg:height="0.475cm" svg:x="2.95cm" svg:y="24.502cm">
          <draw:text-box>
            <text:p text:style-name="P1"><text:span text:style-name="T4">as event[s] could move fast. And what I propose is a great deal better than the </text:span></text:p>
          </draw:text-box>
        </draw:frame>
        <draw:frame draw:style-name="gr1" draw:text-style-name="P2" draw:layer="layout" svg:width="15.454cm" svg:height="0.475cm" svg:x="2.95cm" svg:y="25.066cm">
          <draw:text-box>
            <text:p text:style-name="P1"><text:span text:style-name="T4">alternatives. When Bush graciously accepted your offer to be with him all the way, </text:span></text:p>
          </draw:text-box>
        </draw:frame>
        <draw:frame draw:style-name="gr1" draw:text-style-name="P2" draw:layer="layout" svg:width="5.797cm" svg:height="0.475cm" svg:x="2.95cm" svg:y="25.631cm">
          <draw:text-box>
            <text:p text:style-name="P1"><text:span text:style-name="T4">he wanted you alive not dead!”</text:span></text:p>
          </draw:text-box>
        </draw:frame>
        <draw:frame draw:style-name="gr1" draw:text-style-name="P2" draw:layer="layout" svg:width="12.786cm" svg:height="0.475cm" svg:x="2.2cm" svg:y="26.545cm">
          <draw:text-box>
            <text:p text:style-name="P1"><text:span text:style-name="T7">626. </text:span><text:span text:style-name="T4"><text:s/>Mr Straw’s minute was not sent to Lord Goldsmith or Mr Hoon.</text:span></text:p>
          </draw:text-box>
        </draw:frame>
      </draw:page>
      <draw:page draw:name="page115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5</text:span></text:p>
          </draw:text-box>
        </draw:frame>
        <draw:frame draw:style-name="gr1" draw:text-style-name="P2" draw:layer="layout" svg:width="15.915cm" svg:height="0.475cm" svg:x="2.2cm" svg:y="2.525cm">
          <draw:text-box>
            <text:p text:style-name="P1"><text:span text:style-name="T7">627. </text:span><text:span text:style-name="T4"><text:s/>Mr Straw’s Private Office had separately replied on 11 March to a request from </text:span></text:p>
          </draw:text-box>
        </draw:frame>
        <draw:frame draw:style-name="gr1" draw:text-style-name="P2" draw:layer="layout" svg:width="15.83cm" svg:height="0.475cm" svg:x="2.2cm" svg:y="3.09cm">
          <draw:text-box>
            <text:p text:style-name="P1"><text:span text:style-name="T4">Sir David Manning for advice on the implications of the argument that a French veto </text:span></text:p>
          </draw:text-box>
        </draw:frame>
        <draw:frame draw:style-name="gr1" draw:text-style-name="P2" draw:layer="layout" svg:width="4.519cm" svg:height="0.475cm" svg:x="2.2cm" svg:y="3.654cm">
          <draw:text-box>
            <text:p text:style-name="P1"><text:span text:style-name="T4">would be unreasonable.</text:span></text:p>
          </draw:text-box>
        </draw:frame>
        <draw:frame draw:style-name="gr7" draw:text-style-name="P8" draw:layer="layout" svg:width="0.408cm" svg:height="0.276cm" svg:x="6.695cm" svg:y="3.673cm">
          <draw:text-box>
            <text:p text:style-name="P1"><text:span text:style-name="T13">250</text:span></text:p>
          </draw:text-box>
        </draw:frame>
        <draw:frame draw:style-name="gr1" draw:text-style-name="P2" draw:layer="layout" svg:width="0.422cm" svg:height="0.475cm" svg:x="7.107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077cm" svg:height="0.475cm" svg:x="2.2cm" svg:y="4.568cm">
          <draw:text-box>
            <text:p text:style-name="P1"><text:span text:style-name="T7">628. </text:span><text:span text:style-name="T4"><text:s/>In the reply, the FCO advised that there was “no recognised concept of an </text:span></text:p>
          </draw:text-box>
        </draw:frame>
        <draw:frame draw:style-name="gr1" draw:text-style-name="P2" draw:layer="layout" svg:width="16.173cm" svg:height="0.475cm" svg:x="2.2cm" svg:y="5.133cm">
          <draw:text-box>
            <text:p text:style-name="P1"><text:span text:style-name="T4">‘</text:span><text:span text:style-name="T4">unreasonable veto’”; and warned that: “In describing a French veto as ‘unreasonable’ </text:span></text:p>
          </draw:text-box>
        </draw:frame>
        <draw:frame draw:style-name="gr1" draw:text-style-name="P2" draw:layer="layout" svg:width="16.055cm" svg:height="0.475cm" svg:x="2.2cm" svg:y="5.697cm">
          <draw:text-box>
            <text:p text:style-name="P1"><text:span text:style-name="T4">we would therefore be inviting others to describe any future vetoes as ‘unreasonable’ </text:span></text:p>
          </draw:text-box>
        </draw:frame>
        <draw:frame draw:style-name="gr1" draw:text-style-name="P2" draw:layer="layout" svg:width="16.389cm" svg:height="0.475cm" svg:x="2.2cm" svg:y="6.262cm">
          <draw:text-box>
            <text:p text:style-name="P1"><text:span text:style-name="T4">too.” That could have implications in other areas “such as the Middle East”. In addition, </text:span></text:p>
          </draw:text-box>
        </draw:frame>
        <draw:frame draw:style-name="gr1" draw:text-style-name="P2" draw:layer="layout" svg:width="16.089cm" svg:height="0.475cm" svg:x="2.2cm" svg:y="6.826cm">
          <draw:text-box>
            <text:p text:style-name="P1"><text:span text:style-name="T4">“</text:span><text:span text:style-name="T4">describing the veto as unreasonable would make no difference to the legal position”. </text:span></text:p>
          </draw:text-box>
        </draw:frame>
        <draw:frame draw:style-name="gr1" draw:text-style-name="P2" draw:layer="layout" svg:width="16.355cm" svg:height="0.475cm" svg:x="2.2cm" svg:y="7.391cm">
          <draw:text-box>
            <text:p text:style-name="P1"><text:span text:style-name="T4">There was “no implied condition” in the UN Charter that a veto was valid “only” if it was </text:span></text:p>
          </draw:text-box>
        </draw:frame>
        <draw:frame draw:style-name="gr1" draw:text-style-name="P2" draw:layer="layout" svg:width="16.664cm" svg:height="0.475cm" svg:x="2.2cm" svg:y="7.955cm">
          <draw:text-box>
            <text:p text:style-name="P1"><text:span text:style-name="T4">reasonable. There was “already pressure at the UN to abolish veto rights”. And pressure </text:span></text:p>
          </draw:text-box>
        </draw:frame>
        <draw:frame draw:style-name="gr1" draw:text-style-name="P2" draw:layer="layout" svg:width="16.719cm" svg:height="0.475cm" svg:x="2.2cm" svg:y="8.52cm">
          <draw:text-box>
            <text:p text:style-name="P1"><text:span text:style-name="T4">could be expected to increase “if the argument that certain vetoes were ‘unreasonable’ – </text:span></text:p>
          </draw:text-box>
        </draw:frame>
        <draw:frame draw:style-name="gr1" draw:text-style-name="P2" draw:layer="layout" svg:width="9.37cm" svg:height="0.475cm" svg:x="2.2cm" svg:y="9.084cm">
          <draw:text-box>
            <text:p text:style-name="P1"><text:span text:style-name="T4">and could therefore be ignored – gained ground”. </text:span></text:p>
          </draw:text-box>
        </draw:frame>
        <draw:frame draw:style-name="gr1" draw:text-style-name="P2" draw:layer="layout" svg:width="16.347cm" svg:height="0.475cm" svg:x="2.2cm" svg:y="9.998cm">
          <draw:text-box>
            <text:p text:style-name="P1"><text:span text:style-name="T7">629. </text:span><text:span text:style-name="T4"><text:s/>The UK was “on record as saying that the veto should only be used with restraint </text:span></text:p>
          </draw:text-box>
        </draw:frame>
        <draw:frame draw:style-name="gr1" draw:text-style-name="P2" draw:layer="layout" svg:width="11.576cm" svg:height="0.475cm" svg:x="2.2cm" svg:y="10.563cm">
          <draw:text-box>
            <text:p text:style-name="P1"><text:span text:style-name="T4">and in a manner consistent with the principles of the Charter”.</text:span></text:p>
          </draw:text-box>
        </draw:frame>
        <draw:frame draw:style-name="gr6" draw:text-style-name="P7" draw:layer="layout" svg:width="10.06cm" svg:height="0.556cm" svg:x="2.2cm" svg:y="11.684cm">
          <draw:text-box>
            <text:p text:style-name="P1"><text:span text:style-name="T9">Prime Minister’s Questions, 12 March 2003</text:span></text:p>
          </draw:text-box>
        </draw:frame>
        <draw:frame draw:style-name="gr1" draw:text-style-name="P2" draw:layer="layout" svg:width="16.296cm" svg:height="0.475cm" svg:x="2.2cm" svg:y="12.512cm">
          <draw:text-box>
            <text:p text:style-name="P1"><text:span text:style-name="T7">630. </text:span><text:span text:style-name="T12"><text:s/>During Prime Minister’s Questions on 12 March, Mr Blair stated that the UK </text:span></text:p>
          </draw:text-box>
        </draw:frame>
        <draw:frame draw:style-name="gr1" draw:text-style-name="P2" draw:layer="layout" svg:width="12.685cm" svg:height="0.475cm" svg:x="2.2cm" svg:y="13.077cm">
          <draw:text-box>
            <text:p text:style-name="P1"><text:span text:style-name="T12">would not do anything which did not have a proper legal basis.</text:span></text:p>
          </draw:text-box>
        </draw:frame>
        <draw:frame draw:style-name="gr1" draw:text-style-name="P2" draw:layer="layout" svg:width="16.059cm" svg:height="0.475cm" svg:x="2.2cm" svg:y="13.991cm">
          <draw:text-box>
            <text:p text:style-name="P1"><text:span text:style-name="T7">631. </text:span><text:span text:style-name="T4"><text:s/>In PMQs on 12 March Mr Blair focused on efforts to secure a second resolution </text:span></text:p>
          </draw:text-box>
        </draw:frame>
        <draw:frame draw:style-name="gr1" draw:text-style-name="P2" draw:layer="layout" svg:width="16.089cm" svg:height="0.475cm" svg:x="2.2cm" svg:y="14.556cm">
          <draw:text-box>
            <text:p text:style-name="P1"><text:span text:style-name="T4">and the importance for the UN of being seen to act in response to Saddam Hussein’s </text:span></text:p>
          </draw:text-box>
        </draw:frame>
        <draw:frame draw:style-name="gr1" draw:text-style-name="P2" draw:layer="layout" svg:width="15.132cm" svg:height="0.475cm" svg:x="2.2cm" svg:y="15.12cm">
          <draw:text-box>
            <text:p text:style-name="P1"><text:span text:style-name="T4">failure to co-operate as required by resolution 1441 and of achieving unity in the </text:span></text:p>
          </draw:text-box>
        </draw:frame>
        <draw:frame draw:style-name="gr1" draw:text-style-name="P2" draw:layer="layout" svg:width="4.57cm" svg:height="0.475cm" svg:x="2.2cm" svg:y="15.685cm">
          <draw:text-box>
            <text:p text:style-name="P1"><text:span text:style-name="T4">international community.</text:span></text:p>
          </draw:text-box>
        </draw:frame>
        <draw:frame draw:style-name="gr7" draw:text-style-name="P8" draw:layer="layout" svg:width="0.408cm" svg:height="0.276cm" svg:x="6.757cm" svg:y="15.703cm">
          <draw:text-box>
            <text:p text:style-name="P1"><text:span text:style-name="T13">251</text:span></text:p>
          </draw:text-box>
        </draw:frame>
        <draw:frame draw:style-name="gr1" draw:text-style-name="P2" draw:layer="layout" svg:width="15.42cm" svg:height="0.475cm" svg:x="2.2cm" svg:y="16.599cm">
          <draw:text-box>
            <text:p text:style-name="P1"><text:span text:style-name="T7">632. </text:span><text:span text:style-name="T4"><text:s/>Mr Charles Kennedy, Leader of the Liberal Democrats, asked if the Attorney </text:span></text:p>
          </draw:text-box>
        </draw:frame>
        <draw:frame draw:style-name="gr1" draw:text-style-name="P2" draw:layer="layout" svg:width="15.373cm" svg:height="0.475cm" svg:x="2.2cm" svg:y="17.163cm">
          <draw:text-box>
            <text:p text:style-name="P1"><text:span text:style-name="T4">General had advised that a war in Iraq would be legal in the absence of a second </text:span></text:p>
          </draw:text-box>
        </draw:frame>
        <draw:frame draw:style-name="gr1" draw:text-style-name="P2" draw:layer="layout" svg:width="15.576cm" svg:height="0.475cm" svg:x="2.2cm" svg:y="17.728cm">
          <draw:text-box>
            <text:p text:style-name="P1"><text:span text:style-name="T4">resolution authorising force; Mr Richard Shepherd (Conservative) asked why a UN </text:span></text:p>
          </draw:text-box>
        </draw:frame>
        <draw:frame draw:style-name="gr1" draw:text-style-name="P2" draw:layer="layout" svg:width="15.928cm" svg:height="0.475cm" svg:x="2.2cm" svg:y="18.292cm">
          <draw:text-box>
            <text:p text:style-name="P1"><text:span text:style-name="T4">resolution was required; and Mr John Randall (Conservative) asked if Mr Blair would </text:span></text:p>
          </draw:text-box>
        </draw:frame>
        <draw:frame draw:style-name="gr1" draw:text-style-name="P2" draw:layer="layout" svg:width="4.54cm" svg:height="0.475cm" svg:x="2.2cm" svg:y="18.857cm">
          <draw:text-box>
            <text:p text:style-name="P1"><text:span text:style-name="T4">publish the legal advice.</text:span></text:p>
          </draw:text-box>
        </draw:frame>
        <draw:frame draw:style-name="gr1" draw:text-style-name="P2" draw:layer="layout" svg:width="10.517cm" svg:height="0.475cm" svg:x="2.2cm" svg:y="19.771cm">
          <draw:text-box>
            <text:p text:style-name="P1"><text:span text:style-name="T7">633. </text:span><text:span text:style-name="T4"><text:s/>In response, the points made by Mr Blair included:</text:span></text:p>
          </draw:text-box>
        </draw:frame>
        <draw:frame draw:style-name="gr2" draw:text-style-name="P3" draw:layer="layout" svg:width="0.634cm" svg:height="0.712cm" svg:x="2.95cm" svg:y="20.5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49cm" svg:height="0.475cm" svg:x="3.7cm" svg:y="20.686cm">
          <draw:text-box>
            <text:p text:style-name="P1"><text:span text:style-name="T4">As he had “said on many occasions … we … would not do anything that did </text:span></text:p>
          </draw:text-box>
        </draw:frame>
        <draw:frame draw:style-name="gr1" draw:text-style-name="P2" draw:layer="layout" svg:width="5.84cm" svg:height="0.475cm" svg:x="3.7cm" svg:y="21.25cm">
          <draw:text-box>
            <text:p text:style-name="P1"><text:span text:style-name="T4">not have a proper legal basis”. </text:span></text:p>
          </draw:text-box>
        </draw:frame>
        <draw:frame draw:style-name="gr2" draw:text-style-name="P3" draw:layer="layout" svg:width="0.634cm" svg:height="0.712cm" svg:x="2.95cm" svg:y="21.7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09cm" svg:height="0.475cm" svg:x="3.7cm" svg:y="21.915cm">
          <draw:text-box>
            <text:p text:style-name="P1"><text:span text:style-name="T4">Resolution 1441 provided the legal basis and the second resolution was “highly </text:span></text:p>
          </draw:text-box>
        </draw:frame>
        <draw:frame draw:style-name="gr1" draw:text-style-name="P2" draw:layer="layout" svg:width="12.258cm" svg:height="0.475cm" svg:x="3.7cm" svg:y="22.479cm">
          <draw:text-box>
            <text:p text:style-name="P1"><text:span text:style-name="T4">desirable to demonstrate the will of the international community”. </text:span></text:p>
          </draw:text-box>
        </draw:frame>
        <draw:frame draw:style-name="gr2" draw:text-style-name="P3" draw:layer="layout" svg:width="0.634cm" svg:height="0.712cm" svg:x="2.95cm" svg:y="22.9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44cm" svg:height="0.475cm" svg:x="3.7cm" svg:y="23.143cm">
          <draw:text-box>
            <text:p text:style-name="P1"><text:span text:style-name="T4">It was not the convention to publish legal advice but it was “the convention to </text:span></text:p>
          </draw:text-box>
        </draw:frame>
        <draw:frame draw:style-name="gr1" draw:text-style-name="P2" draw:layer="layout" svg:width="14.772cm" svg:height="0.475cm" svg:x="3.7cm" svg:y="23.708cm">
          <draw:text-box>
            <text:p text:style-name="P1"><text:span text:style-name="T4">state clearly that we have a legal base for whatever action we take, and … we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9" draw:text-style-name="P9" draw:layer="layout" svg:x1="2.6cm" svg:y1="26.714cm" svg:x2="14.947cm" svg:y2="26.714cm">
          <text:p/>
        </draw:line>
        <draw:frame draw:style-name="gr1" draw:text-style-name="P2" draw:layer="layout" svg:width="4.752cm" svg:height="0.475cm" svg:x="3.7cm" svg:y="24.272cm">
          <draw:text-box>
            <text:p text:style-name="P1"><text:span text:style-name="T4">must have such a base”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250 </text:span></text:p>
          </draw:text-box>
        </draw:frame>
        <draw:frame draw:style-name="gr4" draw:text-style-name="P5" draw:layer="layout" svg:width="12.478cm" svg:height="0.395cm" svg:x="2.6cm" svg:y="26.357cm">
          <draw:text-box>
            <text:p text:style-name="P1"><text:span text:style-name="T6">Letter Owen to Manning, 11 March 2003, ‘Iraq: Security Council: Use of vetoes’</text:span><text:span text:style-name="T11">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251 </text:span></text:p>
          </draw:text-box>
        </draw:frame>
        <draw:frame draw:style-name="gr4" draw:text-style-name="P5" draw:layer="layout" svg:width="11.043cm" svg:height="0.395cm" svg:x="2.6cm" svg:y="26.781cm">
          <draw:text-box>
            <text:p text:style-name="P1"><text:span text:style-name="T11">House of Commons, </text:span><text:span text:style-name="T19">Official Report</text:span><text:span text:style-name="T11">, 12 March 2003, columns 280-290.</text:span></text:p>
          </draw:text-box>
        </draw:frame>
      </draw:page>
      <draw:page draw:name="page11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6</text:span></text:p>
          </draw:text-box>
        </draw:frame>
        <draw:frame draw:style-name="gr1" draw:text-style-name="P2" draw:layer="layout" svg:width="16.647cm" svg:height="0.475cm" svg:x="2.2cm" svg:y="2.525cm">
          <draw:text-box>
            <text:p text:style-name="P1"><text:span text:style-name="T7">634. </text:span><text:span text:style-name="T4"><text:s/>In response to a question from Mr Kennedy about whether Mr Annan had said that </text:span></text:p>
          </draw:text-box>
        </draw:frame>
        <draw:frame draw:style-name="gr1" draw:text-style-name="P2" draw:layer="layout" svg:width="15.919cm" svg:height="0.475cm" svg:x="2.2cm" svg:y="3.09cm">
          <draw:text-box>
            <text:p text:style-name="P1"><text:span text:style-name="T4">action without a second resolution would breach the UN Charter, Mr Blair stated that </text:span></text:p>
          </draw:text-box>
        </draw:frame>
        <draw:frame draw:style-name="gr1" draw:text-style-name="P2" draw:layer="layout" svg:width="16.178cm" svg:height="0.475cm" svg:x="2.2cm" svg:y="3.654cm">
          <draw:text-box>
            <text:p text:style-name="P1"><text:span text:style-name="T4">Mr Annan had said that it was “important that the UN comes together”. Mr Blair added </text:span></text:p>
          </draw:text-box>
        </draw:frame>
        <draw:frame draw:style-name="gr1" draw:text-style-name="P2" draw:layer="layout" svg:width="2.034cm" svg:height="0.475cm" svg:x="2.2cm" svg:y="4.218cm">
          <draw:text-box>
            <text:p text:style-name="P1"><text:span text:style-name="T4">that it was:</text:span></text:p>
          </draw:text-box>
        </draw:frame>
        <draw:frame draw:style-name="gr1" draw:text-style-name="P2" draw:layer="layout" svg:width="15.458cm" svg:height="0.475cm" svg:x="2.95cm" svg:y="5.133cm">
          <draw:text-box>
            <text:p text:style-name="P1"><text:span text:style-name="T4">“… </text:span><text:span text:style-name="T4">complicated to get that agreement … when one nation is saying that whatever </text:span></text:p>
          </draw:text-box>
        </draw:frame>
        <draw:frame draw:style-name="gr1" draw:text-style-name="P2" draw:layer="layout" svg:width="8.071cm" svg:height="0.475cm" svg:x="2.95cm" svg:y="5.697cm">
          <draw:text-box>
            <text:p text:style-name="P1"><text:span text:style-name="T4">the circumstances it will veto a resolution.” </text:span></text:p>
          </draw:text-box>
        </draw:frame>
        <draw:frame draw:style-name="gr1" draw:text-style-name="P2" draw:layer="layout" svg:width="15.754cm" svg:height="0.475cm" svg:x="2.2cm" svg:y="6.612cm">
          <draw:text-box>
            <text:p text:style-name="P1"><text:span text:style-name="T7">635. </text:span><text:span text:style-name="T4"><text:s/>Mr Kennedy wrote to Mr Blair later that day repeating his request that Mr Blair </text:span></text:p>
          </draw:text-box>
        </draw:frame>
        <draw:frame draw:style-name="gr1" draw:text-style-name="P2" draw:layer="layout" svg:width="7.478cm" svg:height="0.475cm" svg:x="2.2cm" svg:y="7.176cm">
          <draw:text-box>
            <text:p text:style-name="P1"><text:span text:style-name="T4">should publish Lord Goldsmith’s advice.</text:span></text:p>
          </draw:text-box>
        </draw:frame>
        <draw:frame draw:style-name="gr7" draw:text-style-name="P8" draw:layer="layout" svg:width="0.408cm" svg:height="0.276cm" svg:x="9.652cm" svg:y="7.195cm">
          <draw:text-box>
            <text:p text:style-name="P1"><text:span text:style-name="T13">252</text:span></text:p>
          </draw:text-box>
        </draw:frame>
        <draw:frame draw:style-name="gr1" draw:text-style-name="P2" draw:layer="layout" svg:width="7cm" svg:height="0.475cm" svg:x="10.064cm" svg:y="7.176cm">
          <draw:text-box>
            <text:p text:style-name="P1"><text:span text:style-name="T4"><text:s/></text:span><text:span text:style-name="T4">A copy of the letter was sent to Lord </text:span></text:p>
          </draw:text-box>
        </draw:frame>
        <draw:frame draw:style-name="gr1" draw:text-style-name="P2" draw:layer="layout" svg:width="2.03cm" svg:height="0.475cm" svg:x="2.2cm" svg:y="7.741cm">
          <draw:text-box>
            <text:p text:style-name="P1"><text:span text:style-name="T4">Goldsmith.</text:span></text:p>
          </draw:text-box>
        </draw:frame>
        <draw:frame draw:style-name="gr6" draw:text-style-name="P7" draw:layer="layout" svg:width="15.394cm" svg:height="0.556cm" svg:x="2.2cm" svg:y="8.862cm">
          <draw:text-box>
            <text:p text:style-name="P1"><text:span text:style-name="T9">Sir Jeremy Greenstock’s discussions in New York, 12 March 2003</text:span></text:p>
          </draw:text-box>
        </draw:frame>
        <draw:frame draw:style-name="gr1" draw:text-style-name="P2" draw:layer="layout" svg:width="15.034cm" svg:height="0.475cm" svg:x="2.2cm" svg:y="9.69cm">
          <draw:text-box>
            <text:p text:style-name="P1"><text:span text:style-name="T7">636. </text:span><text:span text:style-name="T12"><text:s/>A UK proposal for a side statement setting out possible tests for Iraq </text:span></text:p>
          </draw:text-box>
        </draw:frame>
        <draw:frame draw:style-name="gr1" draw:text-style-name="P2" draw:layer="layout" svg:width="12.071cm" svg:height="0.475cm" svg:x="2.2cm" svg:y="10.255cm">
          <draw:text-box>
            <text:p text:style-name="P1"><text:span text:style-name="T12">attracted little support amongst Security Council members. </text:span></text:p>
          </draw:text-box>
        </draw:frame>
        <draw:frame draw:style-name="gr1" draw:text-style-name="P2" draw:layer="layout" svg:width="16.194cm" svg:height="0.475cm" svg:x="2.2cm" svg:y="11.169cm">
          <draw:text-box>
            <text:p text:style-name="P1"><text:span text:style-name="T7">637. </text:span><text:span text:style-name="T4"><text:s/>Sir Jeremy Greenstock suggested early on the afternoon of 12 March that in the </text:span></text:p>
          </draw:text-box>
        </draw:frame>
        <draw:frame draw:style-name="gr1" draw:text-style-name="P2" draw:layer="layout" svg:width="7.609cm" svg:height="0.475cm" svg:x="2.2cm" svg:y="11.733cm">
          <draw:text-box>
            <text:p text:style-name="P1"><text:span text:style-name="T4">Security Council that day the UK should:</text:span></text:p>
          </draw:text-box>
        </draw:frame>
        <draw:frame draw:style-name="gr2" draw:text-style-name="P3" draw:layer="layout" svg:width="0.634cm" svg:height="0.712cm" svg:x="2.95cm" svg:y="12.4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23cm" svg:height="0.475cm" svg:x="3.7cm" svg:y="12.648cm">
          <draw:text-box>
            <text:p text:style-name="P1"><text:span text:style-name="T4">table a revised draft resolution explaining that the UK was “setting aside the </text:span></text:p>
          </draw:text-box>
        </draw:frame>
        <draw:frame draw:style-name="gr1" draw:text-style-name="P2" draw:layer="layout" svg:width="14.582cm" svg:height="0.475cm" svg:x="3.7cm" svg:y="13.212cm">
          <draw:text-box>
            <text:p text:style-name="P1"><text:span text:style-name="T4">ultimatum concept” in operative paragraph 3 of the draft of 7 March “because </text:span></text:p>
          </draw:text-box>
        </draw:frame>
        <draw:frame draw:style-name="gr1" draw:text-style-name="P2" draw:layer="layout" svg:width="6.856cm" svg:height="0.475cm" svg:x="3.7cm" svg:y="13.777cm">
          <draw:text-box>
            <text:p text:style-name="P1"><text:span text:style-name="T4">it had not attracted Council support”;</text:span></text:p>
          </draw:text-box>
        </draw:frame>
        <draw:frame draw:style-name="gr2" draw:text-style-name="P3" draw:layer="layout" svg:width="0.634cm" svg:height="0.712cm" svg:x="2.95cm" svg:y="14.2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68cm" svg:height="0.475cm" svg:x="3.7cm" svg:y="14.441cm">
          <draw:text-box>
            <text:p text:style-name="P1"><text:span text:style-name="T4">distribute a side statement with tests for Saddam Hussein, “explaining that the </text:span></text:p>
          </draw:text-box>
        </draw:frame>
        <draw:frame draw:style-name="gr1" draw:text-style-name="P2" draw:layer="layout" svg:width="14.95cm" svg:height="0.475cm" svg:x="3.7cm" svg:y="15.006cm">
          <draw:text-box>
            <text:p text:style-name="P1"><text:span text:style-name="T4">text was a national position to which the UK wanted as many Council Members </text:span></text:p>
          </draw:text-box>
        </draw:frame>
        <draw:frame draw:style-name="gr1" draw:text-style-name="P2" draw:layer="layout" svg:width="12.224cm" svg:height="0.475cm" svg:x="3.7cm" svg:y="15.57cm">
          <draw:text-box>
            <text:p text:style-name="P1"><text:span text:style-name="T4">as possible to adhere to maintain the pressure on Saddam”; and </text:span></text:p>
          </draw:text-box>
        </draw:frame>
        <draw:frame draw:style-name="gr2" draw:text-style-name="P3" draw:layer="layout" svg:width="0.634cm" svg:height="0.712cm" svg:x="2.95cm" svg:y="16.0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54cm" svg:height="0.475cm" svg:x="3.7cm" svg:y="16.235cm">
          <draw:text-box>
            <text:p text:style-name="P1"><text:span text:style-name="T4">state that the deadline of the 17 March by which it had been proposed that Iraq </text:span></text:p>
          </draw:text-box>
        </draw:frame>
        <draw:frame draw:style-name="gr1" draw:text-style-name="P2" draw:layer="layout" svg:width="14.882cm" svg:height="0.475cm" svg:x="3.7cm" svg:y="16.799cm">
          <draw:text-box>
            <text:p text:style-name="P1"><text:span text:style-name="T4">should demonstrate full, immediate and active co-operation in accordance with </text:span></text:p>
          </draw:text-box>
        </draw:frame>
        <draw:frame draw:style-name="gr1" draw:text-style-name="P2" draw:layer="layout" svg:width="7.156cm" svg:height="0.475cm" svg:x="3.7cm" svg:y="17.363cm">
          <draw:text-box>
            <text:p text:style-name="P1"><text:span text:style-name="T4">resolution 1441 was “being reviewed”.</text:span></text:p>
          </draw:text-box>
        </draw:frame>
        <draw:frame draw:style-name="gr7" draw:text-style-name="P8" draw:layer="layout" svg:width="0.408cm" svg:height="0.276cm" svg:x="10.83cm" svg:y="17.382cm">
          <draw:text-box>
            <text:p text:style-name="P1"><text:span text:style-name="T13">253</text:span></text:p>
          </draw:text-box>
        </draw:frame>
        <draw:frame draw:style-name="gr1" draw:text-style-name="P2" draw:layer="layout" svg:width="0.422cm" svg:height="0.475cm" svg:x="11.242cm" svg:y="17.3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41cm" svg:height="0.475cm" svg:x="2.2cm" svg:y="18.278cm">
          <draw:text-box>
            <text:p text:style-name="P1"><text:span text:style-name="T7">638. </text:span><text:span text:style-name="T4"><text:s/>Sir Jeremy favoured using the open debate in the Security Council later that day </text:span></text:p>
          </draw:text-box>
        </draw:frame>
        <draw:frame draw:style-name="gr1" draw:text-style-name="P2" draw:layer="layout" svg:width="16.779cm" svg:height="0.475cm" svg:x="2.2cm" svg:y="18.842cm">
          <draw:text-box>
            <text:p text:style-name="P1"><text:span text:style-name="T4">to explain the UK move, adding: “At no point will I signal, in public or in private, that there </text:span></text:p>
          </draw:text-box>
        </draw:frame>
        <draw:frame draw:style-name="gr1" draw:text-style-name="P2" draw:layer="layout" svg:width="13.82cm" svg:height="0.475cm" svg:x="2.2cm" svg:y="19.407cm">
          <draw:text-box>
            <text:p text:style-name="P1"><text:span text:style-name="T4">is any UK fallback from putting this new text to a vote within 24-36 hours.”</text:span></text:p>
          </draw:text-box>
        </draw:frame>
        <draw:frame draw:style-name="gr1" draw:text-style-name="P2" draw:layer="layout" svg:width="15.652cm" svg:height="0.475cm" svg:x="2.2cm" svg:y="20.321cm">
          <draw:text-box>
            <text:p text:style-name="P1"><text:span text:style-name="T7">639. </text:span><text:span text:style-name="T4"><text:s/>Sir Jeremy reported that he had explained the gist of the plan to Ambassador </text:span></text:p>
          </draw:text-box>
        </draw:frame>
        <draw:frame draw:style-name="gr1" draw:text-style-name="P2" draw:layer="layout" svg:width="16.415cm" svg:height="0.475cm" svg:x="2.2cm" svg:y="20.886cm">
          <draw:text-box>
            <text:p text:style-name="P1"><text:span text:style-name="T4">Negroponte who was briefing Secretary Powell for a conversation with President Bush. </text:span></text:p>
          </draw:text-box>
        </draw:frame>
        <draw:frame draw:style-name="gr1" draw:text-style-name="P2" draw:layer="layout" svg:width="16.292cm" svg:height="0.475cm" svg:x="2.2cm" svg:y="21.8cm">
          <draw:text-box>
            <text:p text:style-name="P1"><text:span text:style-name="T7">640. </text:span><text:span text:style-name="T4"><text:s/>Sir Jeremy had spoken to Mr Annan and had explained the UK concept of a side </text:span></text:p>
          </draw:text-box>
        </draw:frame>
        <draw:frame draw:style-name="gr1" draw:text-style-name="P2" draw:layer="layout" svg:width="15.949cm" svg:height="0.475cm" svg:x="2.2cm" svg:y="22.365cm">
          <draw:text-box>
            <text:p text:style-name="P1"><text:span text:style-name="T4">statement and tests which Saddam Hussein could meet “within the tight deadline we </text:span></text:p>
          </draw:text-box>
        </draw:frame>
        <draw:frame draw:style-name="gr1" draw:text-style-name="P2" draw:layer="layout" svg:width="15.775cm" svg:height="0.475cm" svg:x="2.2cm" svg:y="22.929cm">
          <draw:text-box>
            <text:p text:style-name="P1"><text:span text:style-name="T4">would offer (ideally 10 days)” if he “was serious about disarming”. Council members </text:span></text:p>
          </draw:text-box>
        </draw:frame>
        <draw:frame draw:style-name="gr1" draw:text-style-name="P2" draw:layer="layout" svg:width="15.386cm" svg:height="0.475cm" svg:x="2.2cm" svg:y="23.493cm">
          <draw:text-box>
            <text:p text:style-name="P1"><text:span text:style-name="T4">“</text:span><text:span text:style-name="T4">should be able to agree the concept we were offering as a way out of the current </text:span></text:p>
          </draw:text-box>
        </draw:frame>
        <draw:frame draw:style-name="gr1" draw:text-style-name="P2" draw:layer="layout" svg:width="1.839cm" svg:height="0.475cm" svg:x="2.2cm" svg:y="24.058cm">
          <draw:text-box>
            <text:p text:style-name="P1"><text:span text:style-name="T4">impasse”.</text:span></text:p>
          </draw:text-box>
        </draw:frame>
        <draw:frame draw:style-name="gr7" draw:text-style-name="P8" draw:layer="layout" svg:width="0.408cm" svg:height="0.276cm" svg:x="4.035cm" svg:y="24.077cm">
          <draw:text-box>
            <text:p text:style-name="P1"><text:span text:style-name="T13">254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0.422cm" svg:height="0.475cm" svg:x="4.447cm" svg:y="24.058cm">
          <draw:text-box>
            <text:p text:style-name="P1"><text:span text:style-name="T4"><text:s/>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252 </text:span></text:p>
          </draw:text-box>
        </draw:frame>
        <draw:line draw:style-name="gr9" draw:text-style-name="P9" draw:layer="layout" svg:x1="2.596cm" svg:y1="26.29cm" svg:x2="16.715cm" svg:y2="26.29cm">
          <text:p/>
        </draw:line>
        <draw:frame draw:style-name="gr4" draw:text-style-name="P5" draw:layer="layout" svg:width="8.879cm" svg:height="0.395cm" svg:x="2.6cm" svg:y="25.511cm">
          <draw:text-box>
            <text:p text:style-name="P1"><text:span text:style-name="T11">Letter Kennedy to Prime Minister, 12 July 2003, [untitled]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253 </text:span></text:p>
          </draw:text-box>
        </draw:frame>
        <draw:line draw:style-name="gr9" draw:text-style-name="P9" draw:layer="layout" svg:x1="2.596cm" svg:y1="26.714cm" svg:x2="18.538cm" svg:y2="26.714cm">
          <text:p/>
        </draw:line>
        <draw:line draw:style-name="gr9" draw:text-style-name="P9" draw:layer="layout" svg:x1="2.199cm" svg:y1="27.137cm" svg:x2="3.748cm" svg:y2="27.137cm">
          <text:p/>
        </draw:line>
        <draw:frame draw:style-name="gr4" draw:text-style-name="P5" draw:layer="layout" svg:width="14.226cm" svg:height="0.395cm" svg:x="2.597cm" svg:y="25.934cm">
          <draw:text-box>
            <text:p text:style-name="P1"><text:span text:style-name="T6">Telegram 419 UKMIS New York to FCO London, 12 March 2003, ‘Iraq: Second Resolution’</text:span><text:span text:style-name="T11">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254 </text:span></text:p>
          </draw:text-box>
        </draw:frame>
        <draw:frame draw:style-name="gr4" draw:text-style-name="P5" draw:layer="layout" svg:width="15.852cm" svg:height="0.395cm" svg:x="2.597cm" svg:y="26.357cm">
          <draw:text-box>
            <text:p text:style-name="P1"><text:span text:style-name="T6">Telegram 427 UKMIS New York to FCO London, 13 March 2003, ‘Iraq: Call on the Secretary-General, </text:span></text:p>
          </draw:text-box>
        </draw:frame>
        <draw:frame draw:style-name="gr4" draw:text-style-name="P5" draw:layer="layout" svg:width="1.738cm" svg:height="0.395cm" svg:x="2.2cm" svg:y="26.781cm">
          <draw:text-box>
            <text:p text:style-name="P1"><text:span text:style-name="T6">12 March’</text:span><text:span text:style-name="T11">. </text:span></text:p>
          </draw:text-box>
        </draw:frame>
      </draw:page>
      <draw:page draw:name="page117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7</text:span></text:p>
          </draw:text-box>
        </draw:frame>
        <draw:frame draw:style-name="gr1" draw:text-style-name="P2" draw:layer="layout" svg:width="14.95cm" svg:height="0.475cm" svg:x="2.2cm" svg:y="2.525cm">
          <draw:text-box>
            <text:p text:style-name="P1"><text:span text:style-name="T7">641. </text:span><text:span text:style-name="T4"><text:s/>Sir Jeremy reported that he had stressed that the UK’s objective “was the </text:span></text:p>
          </draw:text-box>
        </draw:frame>
        <draw:frame draw:style-name="gr1" draw:text-style-name="P2" draw:layer="layout" svg:width="15.653cm" svg:height="0.475cm" svg:x="2.2cm" svg:y="3.09cm">
          <draw:text-box>
            <text:p text:style-name="P1"><text:span text:style-name="T4">disarmament of Iraq by peaceful means if possible”. The “aim was to keep a united </text:span></text:p>
          </draw:text-box>
        </draw:frame>
        <draw:frame draw:style-name="gr1" draw:text-style-name="P2" draw:layer="layout" svg:width="16.745cm" svg:height="0.475cm" svg:x="2.2cm" svg:y="3.654cm">
          <draw:text-box>
            <text:p text:style-name="P1"><text:span text:style-name="T4">Security Council at the centre of attempts to disarm Iraq”, but calls for a “grace period for </text:span></text:p>
          </draw:text-box>
        </draw:frame>
        <draw:frame draw:style-name="gr1" draw:text-style-name="P2" draw:layer="layout" svg:width="16.516cm" svg:height="0.475cm" svg:x="2.2cm" svg:y="4.218cm">
          <draw:text-box>
            <text:p text:style-name="P1"><text:span text:style-name="T4">Iraq” of 45 days or longer were “out of the question”. The UK would not amend the draft </text:span></text:p>
          </draw:text-box>
        </draw:frame>
        <draw:frame draw:style-name="gr1" draw:text-style-name="P2" draw:layer="layout" svg:width="5.484cm" svg:height="0.475cm" svg:x="2.2cm" svg:y="4.783cm">
          <draw:text-box>
            <text:p text:style-name="P1"><text:span text:style-name="T4">resolution tabled on 7 March:</text:span></text:p>
          </draw:text-box>
        </draw:frame>
        <draw:frame draw:style-name="gr1" draw:text-style-name="P2" draw:layer="layout" svg:width="16.004cm" svg:height="0.475cm" svg:x="2.95cm" svg:y="5.697cm">
          <draw:text-box>
            <text:p text:style-name="P1"><text:span text:style-name="T4">“… </text:span><text:span text:style-name="T4">until it was clear that the new concept had a chance of succeeding. If the Council </text:span></text:p>
          </draw:text-box>
        </draw:frame>
        <draw:frame draw:style-name="gr1" draw:text-style-name="P2" draw:layer="layout" svg:width="15.361cm" svg:height="0.475cm" svg:x="2.95cm" svg:y="6.262cm">
          <draw:text-box>
            <text:p text:style-name="P1"><text:span text:style-name="T4">was interested, we might be able to move forward in the next day or so; if not, we </text:span></text:p>
          </draw:text-box>
        </draw:frame>
        <draw:frame draw:style-name="gr1" draw:text-style-name="P2" draw:layer="layout" svg:width="15.386cm" svg:height="0.475cm" svg:x="2.95cm" svg:y="6.826cm">
          <draw:text-box>
            <text:p text:style-name="P1"><text:span text:style-name="T4">would be back on the 7 March text and my instructions were to take a vote soon.” </text:span></text:p>
          </draw:text-box>
        </draw:frame>
        <draw:frame draw:style-name="gr1" draw:text-style-name="P2" draw:layer="layout" svg:width="15.365cm" svg:height="0.475cm" svg:x="2.2cm" svg:y="7.741cm">
          <draw:text-box>
            <text:p text:style-name="P1"><text:span text:style-name="T7">642. </text:span><text:span text:style-name="T4"><text:s/>Sir Jeremy and Mr Annan had also discussed press reporting of Mr Annan’s </text:span></text:p>
          </draw:text-box>
        </draw:frame>
        <draw:frame draw:style-name="gr1" draw:text-style-name="P2" draw:layer="layout" svg:width="14.323cm" svg:height="0.475cm" svg:x="2.2cm" svg:y="8.305cm">
          <draw:text-box>
            <text:p text:style-name="P1"><text:span text:style-name="T4">comments (on 10 March), “to the effect that military action without a Council </text:span></text:p>
          </draw:text-box>
        </draw:frame>
        <draw:frame draw:style-name="gr1" draw:text-style-name="P2" draw:layer="layout" svg:width="14.51cm" svg:height="0.475cm" svg:x="2.2cm" svg:y="8.87cm">
          <draw:text-box>
            <text:p text:style-name="P1"><text:span text:style-name="T4">authorisation would violate the UN Charter”. Mr Annan said that he had been:</text:span></text:p>
          </draw:text-box>
        </draw:frame>
        <draw:frame draw:style-name="gr1" draw:text-style-name="P2" draw:layer="layout" svg:width="15.018cm" svg:height="0.475cm" svg:x="2.95cm" svg:y="9.784cm">
          <draw:text-box>
            <text:p text:style-name="P1"><text:span text:style-name="T4">“… </text:span><text:span text:style-name="T4">misquoted: he had not been attempting an interpretation of 1441 but merely </text:span></text:p>
          </draw:text-box>
        </draw:frame>
        <draw:frame draw:style-name="gr1" draw:text-style-name="P2" draw:layer="layout" svg:width="15.902cm" svg:height="0.475cm" svg:x="2.95cm" svg:y="10.348cm">
          <draw:text-box>
            <text:p text:style-name="P1"><text:span text:style-name="T4">offering, in answer to a specific question, obvious thoughts about the basic structure </text:span></text:p>
          </draw:text-box>
        </draw:frame>
        <draw:frame draw:style-name="gr1" draw:text-style-name="P2" draw:layer="layout" svg:width="15.966cm" svg:height="0.475cm" svg:x="2.95cm" svg:y="10.913cm">
          <draw:text-box>
            <text:p text:style-name="P1"><text:span text:style-name="T4">of the Charter. Nevertheless the Council was seized of the Iraq problem and working </text:span></text:p>
          </draw:text-box>
        </draw:frame>
        <draw:frame draw:style-name="gr1" draw:text-style-name="P2" draw:layer="layout" svg:width="15.864cm" svg:height="0.475cm" svg:x="2.95cm" svg:y="11.477cm">
          <draw:text-box>
            <text:p text:style-name="P1"><text:span text:style-name="T4">actively on it. It had not yet reached a decision to authorise force; how … could it be </text:span></text:p>
          </draw:text-box>
        </draw:frame>
        <draw:frame draw:style-name="gr1" draw:text-style-name="P2" draw:layer="layout" svg:width="15.407cm" svg:height="0.475cm" svg:x="2.95cm" svg:y="12.042cm">
          <draw:text-box>
            <text:p text:style-name="P1"><text:span text:style-name="T4">right for some Member States to take the right to use force into their own hands?” </text:span></text:p>
          </draw:text-box>
        </draw:frame>
        <draw:frame draw:style-name="gr1" draw:text-style-name="P2" draw:layer="layout" svg:width="16.228cm" svg:height="0.475cm" svg:x="2.2cm" svg:y="12.956cm">
          <draw:text-box>
            <text:p text:style-name="P1"><text:span text:style-name="T7">643. </text:span><text:span text:style-name="T4"><text:s/>Sir Jeremy reported that he had “remonstrated that the Council was in paralysis: </text:span></text:p>
          </draw:text-box>
        </draw:frame>
        <draw:frame draw:style-name="gr1" draw:text-style-name="P2" draw:layer="layout" svg:width="14.958cm" svg:height="0.475cm" svg:x="2.2cm" svg:y="13.521cm">
          <draw:text-box>
            <text:p text:style-name="P1"><text:span text:style-name="T4">at least one Permanent Member had threatened to veto ‘in any circumstances’. </text:span></text:p>
          </draw:text-box>
        </draw:frame>
        <draw:frame draw:style-name="gr1" draw:text-style-name="P2" draw:layer="layout" svg:width="9.984cm" svg:height="0.475cm" svg:x="2.2cm" svg:y="14.085cm">
          <draw:text-box>
            <text:p text:style-name="P1"><text:span text:style-name="T4">The Council was not shouldering its responsibilities.” </text:span></text:p>
          </draw:text-box>
        </draw:frame>
        <draw:frame draw:style-name="gr1" draw:text-style-name="P2" draw:layer="layout" svg:width="15.834cm" svg:height="0.475cm" svg:x="2.2cm" svg:y="15cm">
          <draw:text-box>
            <text:p text:style-name="P1"><text:span text:style-name="T7">644. </text:span><text:span text:style-name="T4"><text:s/>Asked what the UK would do if it failed to get even nine votes, Sir Jeremy said:</text:span></text:p>
          </draw:text-box>
        </draw:frame>
        <draw:frame draw:style-name="gr1" draw:text-style-name="P2" draw:layer="layout" svg:width="15.34cm" svg:height="0.475cm" svg:x="2.95cm" svg:y="15.914cm">
          <draw:text-box>
            <text:p text:style-name="P1"><text:span text:style-name="T4">“… </text:span><text:span text:style-name="T4">we would have to consider the next steps; but we believed we had a basis for </text:span></text:p>
          </draw:text-box>
        </draw:frame>
        <draw:frame draw:style-name="gr1" draw:text-style-name="P2" draw:layer="layout" svg:width="15.864cm" svg:height="0.475cm" svg:x="2.95cm" svg:y="16.478cm">
          <draw:text-box>
            <text:p text:style-name="P1"><text:span text:style-name="T4">the use of force in existing resolutions (based on the revival of the 678 authorisation </text:span></text:p>
          </draw:text-box>
        </draw:frame>
        <draw:frame draw:style-name="gr1" draw:text-style-name="P2" draw:layer="layout" svg:width="15.873cm" svg:height="0.475cm" svg:x="2.95cm" svg:y="17.043cm">
          <draw:text-box>
            <text:p text:style-name="P1"><text:span text:style-name="T4">by the material breach finding in OP1 of 1441, coupled with Iraq’s manifest failure to </text:span></text:p>
          </draw:text-box>
        </draw:frame>
        <draw:frame draw:style-name="gr1" draw:text-style-name="P2" draw:layer="layout" svg:width="15.687cm" svg:height="0.475cm" svg:x="2.95cm" svg:y="17.607cm">
          <draw:text-box>
            <text:p text:style-name="P1"><text:span text:style-name="T4">take the final opportunity offered to it in that resolution) … OP12 … did not in terms </text:span></text:p>
          </draw:text-box>
        </draw:frame>
        <draw:frame draw:style-name="gr1" draw:text-style-name="P2" draw:layer="layout" svg:width="15.924cm" svg:height="0.475cm" svg:x="2.95cm" svg:y="18.172cm">
          <draw:text-box>
            <text:p text:style-name="P1"><text:span text:style-name="T4">require another decision. This was not an accidental oversight: it had been the basis </text:span></text:p>
          </draw:text-box>
        </draw:frame>
        <draw:frame draw:style-name="gr1" draw:text-style-name="P2" draw:layer="layout" svg:width="11.352cm" svg:height="0.475cm" svg:x="2.95cm" svg:y="18.736cm">
          <draw:text-box>
            <text:p text:style-name="P1"><text:span text:style-name="T4">of the compromise that led to the adoption of the resolution.”</text:span></text:p>
          </draw:text-box>
        </draw:frame>
        <draw:frame draw:style-name="gr1" draw:text-style-name="P2" draw:layer="layout" svg:width="16.33cm" svg:height="0.475cm" svg:x="2.2cm" svg:y="19.651cm">
          <draw:text-box>
            <text:p text:style-name="P1"><text:span text:style-name="T7">645. </text:span><text:span text:style-name="T4"><text:s/>Sir Jeremy reported that he had “urged” Mr Annan “to be cautious about allowing </text:span></text:p>
          </draw:text-box>
        </draw:frame>
        <draw:frame draw:style-name="gr1" draw:text-style-name="P2" draw:layer="layout" svg:width="16.343cm" svg:height="0.475cm" svg:x="2.2cm" svg:y="20.215cm">
          <draw:text-box>
            <text:p text:style-name="P1"><text:span text:style-name="T4">his name to be associated too closely with one legal view of a complicated and difficult </text:span></text:p>
          </draw:text-box>
        </draw:frame>
        <draw:frame draw:style-name="gr1" draw:text-style-name="P2" draw:layer="layout" svg:width="1.369cm" svg:height="0.475cm" svg:x="2.2cm" svg:y="20.78cm">
          <draw:text-box>
            <text:p text:style-name="P1"><text:span text:style-name="T4">issue”. </text:span></text:p>
          </draw:text-box>
        </draw:frame>
        <draw:frame draw:style-name="gr1" draw:text-style-name="P2" draw:layer="layout" svg:width="16.19cm" svg:height="0.475cm" svg:x="2.2cm" svg:y="21.694cm">
          <draw:text-box>
            <text:p text:style-name="P1"><text:span text:style-name="T7">646. </text:span><text:span text:style-name="T4"><text:s/>At Mr Annan’s suggestion, Sir Jeremy subsequently gave the UN Office of Legal </text:span></text:p>
          </draw:text-box>
        </draw:frame>
        <draw:frame draw:style-name="gr1" draw:text-style-name="P2" draw:layer="layout" svg:width="16.567cm" svg:height="0.475cm" svg:x="2.2cm" svg:y="22.258cm">
          <draw:text-box>
            <text:p text:style-name="P1"><text:span text:style-name="T4">Affairs a copy of Professor Greenwood’s memorandum to the FAC of October 2002 and </text:span></text:p>
          </draw:text-box>
        </draw:frame>
        <draw:frame draw:style-name="gr1" draw:text-style-name="P2" draw:layer="layout" svg:width="9.366cm" svg:height="0.475cm" svg:x="2.2cm" svg:y="22.823cm">
          <draw:text-box>
            <text:p text:style-name="P1"><text:span text:style-name="T4">Mr Straw’s evidence to the FAC on 4 March 2003.</text:span></text:p>
          </draw:text-box>
        </draw:frame>
        <draw:frame draw:style-name="gr1" draw:text-style-name="P2" draw:layer="layout" svg:width="14.988cm" svg:height="0.475cm" svg:x="2.2cm" svg:y="23.737cm">
          <draw:text-box>
            <text:p text:style-name="P1"><text:span text:style-name="T7">647. </text:span><text:span text:style-name="T4"><text:s/>Mr Straw’s evidence to the FAC is referred to in more detail in Section 3.7.</text:span></text:p>
          </draw:text-box>
        </draw:frame>
        <draw:frame draw:style-name="gr1" draw:text-style-name="P2" draw:layer="layout" svg:width="16.249cm" svg:height="0.475cm" svg:x="2.2cm" svg:y="24.652cm">
          <draw:text-box>
            <text:p text:style-name="P1"><text:span text:style-name="T7">648. </text:span><text:span text:style-name="T4"><text:s/>Sir Jeremy reported that Mr Annan had said “several times” that he “understood” </text:span></text:p>
          </draw:text-box>
        </draw:frame>
        <draw:frame draw:style-name="gr1" draw:text-style-name="P2" draw:layer="layout" svg:width="14.92cm" svg:height="0.475cm" svg:x="2.2cm" svg:y="25.216cm">
          <draw:text-box>
            <text:p text:style-name="P1"><text:span text:style-name="T4">what Mr Straw and Mr Blair “were trying to do, and expressed sympathy for the </text:span></text:p>
          </draw:text-box>
        </draw:frame>
        <draw:frame draw:style-name="gr1" draw:text-style-name="P2" draw:layer="layout" svg:width="15.208cm" svg:height="0.475cm" svg:x="2.2cm" svg:y="25.781cm">
          <draw:text-box>
            <text:p text:style-name="P1"><text:span text:style-name="T4">tough situation you found yourselves in”. Sir Jeremy reported that Mr José Maria </text:span></text:p>
          </draw:text-box>
        </draw:frame>
        <draw:frame draw:style-name="gr1" draw:text-style-name="P2" draw:layer="layout" svg:width="15.56cm" svg:height="0.475cm" svg:x="2.2cm" svg:y="26.345cm">
          <draw:text-box>
            <text:p text:style-name="P1"><text:span text:style-name="T4">Aznar, the Spanish Prime Minister, was “in a similar predicament”. The “US did not </text:span></text:p>
          </draw:text-box>
        </draw:frame>
      </draw:page>
      <draw:page draw:name="page11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8</text:span></text:p>
          </draw:text-box>
        </draw:frame>
        <draw:frame draw:style-name="gr1" draw:text-style-name="P2" draw:layer="layout" svg:width="15.957cm" svg:height="0.475cm" svg:x="2.2cm" svg:y="2.525cm">
          <draw:text-box>
            <text:p text:style-name="P1"><text:span text:style-name="T4">always realise how comments intended by US politicians for US domestic audiences </text:span></text:p>
          </draw:text-box>
        </draw:frame>
        <draw:frame draw:style-name="gr1" draw:text-style-name="P2" draw:layer="layout" svg:width="15.784cm" svg:height="0.475cm" svg:x="2.2cm" svg:y="3.09cm">
          <draw:text-box>
            <text:p text:style-name="P1"><text:span text:style-name="T4">seriously damaged the position of their friends in other countries”. In a conversation </text:span></text:p>
          </draw:text-box>
        </draw:frame>
        <draw:frame draw:style-name="gr1" draw:text-style-name="P2" draw:layer="layout" svg:width="16.216cm" svg:height="0.475cm" svg:x="2.2cm" svg:y="3.654cm">
          <draw:text-box>
            <text:p text:style-name="P1"><text:span text:style-name="T4">with President Chirac on 12 March, Mr Annan had “found him ‘tough but not closed’ to </text:span></text:p>
          </draw:text-box>
        </draw:frame>
        <draw:frame draw:style-name="gr1" draw:text-style-name="P2" draw:layer="layout" svg:width="4.574cm" svg:height="0.475cm" svg:x="2.2cm" svg:y="4.218cm">
          <draw:text-box>
            <text:p text:style-name="P1"><text:span text:style-name="T4">possible compromises”. </text:span></text:p>
          </draw:text-box>
        </draw:frame>
        <draw:frame draw:style-name="gr1" draw:text-style-name="P2" draw:layer="layout" svg:width="16.537cm" svg:height="0.475cm" svg:x="2.2cm" svg:y="5.133cm">
          <draw:text-box>
            <text:p text:style-name="P1"><text:span text:style-name="T7">649. </text:span><text:span text:style-name="T4"><text:s/>On the same day Mr Straw informed Mr Igor Ivanov, the Russian Foreign Minister, </text:span></text:p>
          </draw:text-box>
        </draw:frame>
        <draw:frame draw:style-name="gr1" draw:text-style-name="P2" draw:layer="layout" svg:width="15.792cm" svg:height="0.475cm" svg:x="2.2cm" svg:y="5.697cm">
          <draw:text-box>
            <text:p text:style-name="P1"><text:span text:style-name="T4">that the UK was about to table a revised resolution, omitting the paragraph from the </text:span></text:p>
          </draw:text-box>
        </draw:frame>
        <draw:frame draw:style-name="gr1" draw:text-style-name="P2" draw:layer="layout" svg:width="16.169cm" svg:height="0.475cm" svg:x="2.2cm" svg:y="6.262cm">
          <draw:text-box>
            <text:p text:style-name="P1"><text:span text:style-name="T4">7 March draft which contained the deadline of 17 March for Iraq to demonstrate that it </text:span></text:p>
          </draw:text-box>
        </draw:frame>
        <draw:frame draw:style-name="gr1" draw:text-style-name="P2" draw:layer="layout" svg:width="16.233cm" svg:height="0.475cm" svg:x="2.2cm" svg:y="6.826cm">
          <draw:text-box>
            <text:p text:style-name="P1"><text:span text:style-name="T4">had taken the final opportunity offered in resolution 1441 to comply with its obligations.</text:span></text:p>
          </draw:text-box>
        </draw:frame>
        <draw:frame draw:style-name="gr7" draw:text-style-name="P8" draw:layer="layout" svg:width="0.408cm" svg:height="0.276cm" svg:x="18.359cm" svg:y="6.845cm">
          <draw:text-box>
            <text:p text:style-name="P1"><text:span text:style-name="T13">255</text:span></text:p>
          </draw:text-box>
        </draw:frame>
        <draw:frame draw:style-name="gr6" draw:text-style-name="P7" draw:layer="layout" svg:width="14.057cm" svg:height="0.556cm" svg:x="2.2cm" svg:y="7.947cm">
          <draw:text-box>
            <text:p text:style-name="P1"><text:span text:style-name="T9">Mr Blair’s conversation with President Bush, 12 March 2003</text:span></text:p>
          </draw:text-box>
        </draw:frame>
        <draw:frame draw:style-name="gr1" draw:text-style-name="P2" draw:layer="layout" svg:width="15.407cm" svg:height="0.475cm" svg:x="2.2cm" svg:y="8.776cm">
          <draw:text-box>
            <text:p text:style-name="P1"><text:span text:style-name="T7">650. </text:span><text:span text:style-name="T12"><text:s/>In a telephone call with President Bush on 12 March Mr Blair proposed </text:span></text:p>
          </draw:text-box>
        </draw:frame>
        <draw:frame draw:style-name="gr1" draw:text-style-name="P2" draw:layer="layout" svg:width="16.195cm" svg:height="0.475cm" svg:x="2.2cm" svg:y="9.34cm">
          <draw:text-box>
            <text:p text:style-name="P1"><text:span text:style-name="T12">only that the US and UK should continue to seek a compromise in the UN, while </text:span></text:p>
          </draw:text-box>
        </draw:frame>
        <draw:frame draw:style-name="gr1" draw:text-style-name="P2" draw:layer="layout" svg:width="16.195cm" svg:height="0.475cm" svg:x="2.2cm" svg:y="9.905cm">
          <draw:text-box>
            <text:p text:style-name="P1"><text:span text:style-name="T12">confirming that he knew it would not happen. He would say publicly that France </text:span></text:p>
          </draw:text-box>
        </draw:frame>
        <draw:frame draw:style-name="gr1" draw:text-style-name="P2" draw:layer="layout" svg:width="5.543cm" svg:height="0.475cm" svg:x="2.2cm" svg:y="10.469cm">
          <draw:text-box>
            <text:p text:style-name="P1"><text:span text:style-name="T12">had prevented a resolution.</text:span></text:p>
          </draw:text-box>
        </draw:frame>
        <draw:frame draw:style-name="gr1" draw:text-style-name="P2" draw:layer="layout" svg:width="12.731cm" svg:height="0.475cm" svg:x="2.2cm" svg:y="11.383cm">
          <draw:text-box>
            <text:p text:style-name="P1"><text:span text:style-name="T7">651. </text:span><text:span text:style-name="T12"><text:s/>Much of the discussion focused on managing UK politics.</text:span></text:p>
          </draw:text-box>
        </draw:frame>
        <draw:frame draw:style-name="gr1" draw:text-style-name="P2" draw:layer="layout" svg:width="15.758cm" svg:height="0.475cm" svg:x="2.2cm" svg:y="12.298cm">
          <draw:text-box>
            <text:p text:style-name="P1"><text:span text:style-name="T7">652. </text:span><text:span text:style-name="T12"><text:s/>Mr Blair recognised that it would not be possible to agree a compromise </text:span></text:p>
          </draw:text-box>
        </draw:frame>
        <draw:frame draw:style-name="gr1" draw:text-style-name="P2" draw:layer="layout" svg:width="15.674cm" svg:height="0.475cm" svg:x="2.2cm" svg:y="12.862cm">
          <draw:text-box>
            <text:p text:style-name="P1"><text:span text:style-name="T12">in the Security Council before 17 March and that the US would not extend the </text:span></text:p>
          </draw:text-box>
        </draw:frame>
        <draw:frame draw:style-name="gr1" draw:text-style-name="P2" draw:layer="layout" svg:width="1.844cm" svg:height="0.475cm" svg:x="2.2cm" svg:y="13.427cm">
          <draw:text-box>
            <text:p text:style-name="P1"><text:span text:style-name="T12">deadline.</text:span></text:p>
          </draw:text-box>
        </draw:frame>
        <draw:frame draw:style-name="gr1" draw:text-style-name="P2" draw:layer="layout" svg:width="16.135cm" svg:height="0.475cm" svg:x="2.2cm" svg:y="14.341cm">
          <draw:text-box>
            <text:p text:style-name="P1"><text:span text:style-name="T7">653. </text:span><text:span text:style-name="T12"><text:s/>Mr Blair sought President Bush’s help in handling the debate in the House </text:span></text:p>
          </draw:text-box>
        </draw:frame>
        <draw:frame draw:style-name="gr1" draw:text-style-name="P2" draw:layer="layout" svg:width="14.92cm" svg:height="0.475cm" svg:x="2.2cm" svg:y="14.906cm">
          <draw:text-box>
            <text:p text:style-name="P1"><text:span text:style-name="T12">of Commons planned for Tuesday 18 March, where he would face a major </text:span></text:p>
          </draw:text-box>
        </draw:frame>
        <draw:frame draw:style-name="gr1" draw:text-style-name="P2" draw:layer="layout" svg:width="10.094cm" svg:height="0.475cm" svg:x="2.2cm" svg:y="15.47cm">
          <draw:text-box>
            <text:p text:style-name="P1"><text:span text:style-name="T12">challenge to win a vote supporting military action.</text:span></text:p>
          </draw:text-box>
        </draw:frame>
        <draw:frame draw:style-name="gr1" draw:text-style-name="P2" draw:layer="layout" svg:width="4.366cm" svg:height="0.475cm" svg:x="2.2cm" svg:y="16.385cm">
          <draw:text-box>
            <text:p text:style-name="P1"><text:span text:style-name="T7">654. </text:span><text:span text:style-name="T12"><text:s/>Mr Blair wanted:</text:span></text:p>
          </draw:text-box>
        </draw:frame>
        <draw:frame draw:style-name="gr2" draw:text-style-name="P3" draw:layer="layout" svg:width="0.634cm" svg:height="0.712cm" svg:x="2.95cm" svg:y="17.1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6cm" svg:height="0.475cm" svg:x="3.7cm" svg:y="17.299cm">
          <draw:text-box>
            <text:p text:style-name="P1"><text:span text:style-name="T12">to avoid a gap between the end of the negotiating process and the </text:span></text:p>
          </draw:text-box>
        </draw:frame>
        <draw:frame draw:style-name="gr1" draw:text-style-name="P2" draw:layer="layout" svg:width="14.298cm" svg:height="0.475cm" svg:x="3.7cm" svg:y="17.863cm">
          <draw:text-box>
            <text:p text:style-name="P1"><text:span text:style-name="T12">Parliamentary vote in which France or another member of the Security </text:span></text:p>
          </draw:text-box>
        </draw:frame>
        <draw:frame draw:style-name="gr1" draw:text-style-name="P2" draw:layer="layout" svg:width="14.069cm" svg:height="0.475cm" svg:x="3.7cm" svg:y="18.428cm">
          <draw:text-box>
            <text:p text:style-name="P1"><text:span text:style-name="T12">Council might table a resolution that attracted a Council majority; and</text:span></text:p>
          </draw:text-box>
        </draw:frame>
        <draw:frame draw:style-name="gr2" draw:text-style-name="P3" draw:layer="layout" svg:width="0.634cm" svg:height="0.712cm" svg:x="2.95cm" svg:y="18.93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64cm" svg:height="0.475cm" svg:x="3.7cm" svg:y="19.092cm">
          <draw:text-box>
            <text:p text:style-name="P1"><text:span text:style-name="T12">US statements on the publication of a Road Map on the Middle East Peace </text:span></text:p>
          </draw:text-box>
        </draw:frame>
        <draw:frame draw:style-name="gr1" draw:text-style-name="P2" draw:layer="layout" svg:width="13.743cm" svg:height="0.475cm" svg:x="3.7cm" svg:y="19.657cm">
          <draw:text-box>
            <text:p text:style-name="P1"><text:span text:style-name="T12">Process and the need for a further resolution on a post-conflict Iraq.</text:span></text:p>
          </draw:text-box>
        </draw:frame>
        <draw:frame draw:style-name="gr1" draw:text-style-name="P2" draw:layer="layout" svg:width="16.004cm" svg:height="0.475cm" svg:x="2.2cm" svg:y="20.571cm">
          <draw:text-box>
            <text:p text:style-name="P1"><text:span text:style-name="T7">655. </text:span><text:span text:style-name="T4"><text:s/>On the afternoon of 12 March Mr Blair and President Bush discussed the latest </text:span></text:p>
          </draw:text-box>
        </draw:frame>
        <draw:frame draw:style-name="gr1" draw:text-style-name="P2" draw:layer="layout" svg:width="8.972cm" svg:height="0.475cm" svg:x="2.2cm" svg:y="21.136cm">
          <draw:text-box>
            <text:p text:style-name="P1"><text:span text:style-name="T4">position and discussions with Chile and Mexico.</text:span></text:p>
          </draw:text-box>
        </draw:frame>
        <draw:frame draw:style-name="gr7" draw:text-style-name="P8" draw:layer="layout" svg:width="0.408cm" svg:height="0.276cm" svg:x="11.142cm" svg:y="21.154cm">
          <draw:text-box>
            <text:p text:style-name="P1"><text:span text:style-name="T13">256</text:span></text:p>
          </draw:text-box>
        </draw:frame>
        <draw:frame draw:style-name="gr1" draw:text-style-name="P2" draw:layer="layout" svg:width="0.422cm" svg:height="0.475cm" svg:x="11.553cm" svg:y="21.1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36cm" svg:height="0.475cm" svg:x="2.2cm" svg:y="22.05cm">
          <draw:text-box>
            <text:p text:style-name="P1"><text:span text:style-name="T7">656. </text:span><text:span text:style-name="T4"><text:s/>The conversation and discussions between Mr Straw and Secretary Powell about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6.084cm" svg:height="0.475cm" svg:x="2.2cm" svg:y="22.615cm">
          <draw:text-box>
            <text:p text:style-name="P1"><text:span text:style-name="T4">US concerns about UK diplomatic activity are addressed in more detail in Section 3.8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255 </text:span></text:p>
          </draw:text-box>
        </draw:frame>
        <draw:frame draw:style-name="gr4" draw:text-style-name="P5" draw:layer="layout" svg:width="15.42cm" svg:height="0.395cm" svg:x="2.597cm" svg:y="25.511cm">
          <draw:text-box>
            <text:p text:style-name="P1"><text:span text:style-name="T11">Telegram 46 FCO London to Moscow, 12 March 2003, ‘Iraq: Foreign Secretary’s Conversation with </text:span></text:p>
          </draw:text-box>
        </draw:frame>
        <draw:frame draw:style-name="gr4" draw:text-style-name="P5" draw:layer="layout" svg:width="5.789cm" svg:height="0.395cm" svg:x="2.2cm" svg:y="25.934cm">
          <draw:text-box>
            <text:p text:style-name="P1"><text:span text:style-name="T11">Russian Foreign Minister, 12 March’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256 </text:span></text:p>
          </draw:text-box>
        </draw:frame>
        <draw:frame draw:style-name="gr4" draw:text-style-name="P5" draw:layer="layout" svg:width="14.975cm" svg:height="0.395cm" svg:x="2.6cm" svg:y="26.357cm">
          <draw:text-box>
            <text:p text:style-name="P1"><text:span text:style-name="T11">Letter Rycroft to McDonald, 12 March 2003, ‘Iraq: Prime Minister’s Telephone Conversation with </text:span></text:p>
          </draw:text-box>
        </draw:frame>
        <draw:frame draw:style-name="gr4" draw:text-style-name="P5" draw:layer="layout" svg:width="4.312cm" svg:height="0.395cm" svg:x="2.2cm" svg:y="26.781cm">
          <draw:text-box>
            <text:p text:style-name="P1"><text:span text:style-name="T11">President Bush, 12 March’. </text:span></text:p>
          </draw:text-box>
        </draw:frame>
      </draw:page>
      <draw:page draw:name="page119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9</text:span></text:p>
          </draw:text-box>
        </draw:frame>
        <draw:frame draw:style-name="gr1" draw:text-style-name="P2" draw:layer="layout" svg:width="15.83cm" svg:height="0.475cm" svg:x="2.2cm" svg:y="2.525cm">
          <draw:text-box>
            <text:p text:style-name="P1"><text:span text:style-name="T7">657. </text:span><text:span text:style-name="T4"><text:s/>The UK subsequently circulated a draft side statement setting out the six tests </text:span></text:p>
          </draw:text-box>
        </draw:frame>
        <draw:frame draw:style-name="gr1" draw:text-style-name="P2" draw:layer="layout" svg:width="15.631cm" svg:height="0.475cm" svg:x="2.2cm" svg:y="3.09cm">
          <draw:text-box>
            <text:p text:style-name="P1"><text:span text:style-name="T4">to a meeting of Security Council members in New York on the evening of 12 March.</text:span></text:p>
          </draw:text-box>
        </draw:frame>
        <draw:frame draw:style-name="gr7" draw:text-style-name="P8" draw:layer="layout" svg:width="0.408cm" svg:height="0.276cm" svg:x="17.777cm" svg:y="3.108cm">
          <draw:text-box>
            <text:p text:style-name="P1"><text:span text:style-name="T13">257</text:span></text:p>
          </draw:text-box>
        </draw:frame>
        <draw:frame draw:style-name="gr1" draw:text-style-name="P2" draw:layer="layout" svg:width="0.422cm" svg:height="0.475cm" svg:x="18.189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7cm" svg:height="0.475cm" svg:x="2.2cm" svg:y="3.654cm">
          <draw:text-box>
            <text:p text:style-name="P1"><text:span text:style-name="T4">The draft omitted an identified date for a deadline and included the addition of a final </text:span></text:p>
          </draw:text-box>
        </draw:frame>
        <draw:frame draw:style-name="gr1" draw:text-style-name="P2" draw:layer="layout" svg:width="2.838cm" svg:height="0.475cm" svg:x="2.2cm" svg:y="4.218cm">
          <draw:text-box>
            <text:p text:style-name="P1"><text:span text:style-name="T4">clause stating: </text:span></text:p>
          </draw:text-box>
        </draw:frame>
        <draw:frame draw:style-name="gr1" draw:text-style-name="P2" draw:layer="layout" svg:width="15.92cm" svg:height="0.475cm" svg:x="2.95cm" svg:y="5.133cm">
          <draw:text-box>
            <text:p text:style-name="P1"><text:span text:style-name="T4">“</text:span><text:span text:style-name="T4">The United Kingdom reserves its position if Iraq fails to take the steps required of it.”</text:span></text:p>
          </draw:text-box>
        </draw:frame>
        <draw:frame draw:style-name="gr1" draw:text-style-name="P2" draw:layer="layout" svg:width="13.938cm" svg:height="0.475cm" svg:x="2.2cm" svg:y="6.047cm">
          <draw:text-box>
            <text:p text:style-name="P1"><text:span text:style-name="T7">658. </text:span><text:span text:style-name="T4"><text:s/>Sir Jeremy Greenstock commented that the initiative had resulted in:</text:span></text:p>
          </draw:text-box>
        </draw:frame>
        <draw:frame draw:style-name="gr1" draw:text-style-name="P2" draw:layer="layout" svg:width="0.422cm" svg:height="0.475cm" svg:x="2.825cm" svg:y="6.962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66cm" svg:y="6.8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73cm" svg:height="0.475cm" svg:x="3.7cm" svg:y="6.962cm">
          <draw:text-box>
            <text:p text:style-name="P1"><text:span text:style-name="T4">genuine expressions of warmth from the [undecided 6] for taking them seriously;</text:span></text:p>
          </draw:text-box>
        </draw:frame>
        <draw:frame draw:style-name="gr2" draw:text-style-name="P3" draw:layer="layout" svg:width="0.634cm" svg:height="0.712cm" svg:x="2.95cm" svg:y="7.4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12cm" svg:height="0.475cm" svg:x="3.7cm" svg:y="7.626cm">
          <draw:text-box>
            <text:p text:style-name="P1"><text:span text:style-name="T4">recognition that the UK had made a real effort to find a way through for the </text:span></text:p>
          </draw:text-box>
        </draw:frame>
        <draw:frame draw:style-name="gr1" draw:text-style-name="P2" draw:layer="layout" svg:width="1.534cm" svg:height="0.475cm" svg:x="3.7cm" svg:y="8.191cm">
          <draw:text-box>
            <text:p text:style-name="P1"><text:span text:style-name="T4">Council;</text:span></text:p>
          </draw:text-box>
        </draw:frame>
        <draw:frame draw:style-name="gr2" draw:text-style-name="P3" draw:layer="layout" svg:width="0.634cm" svg:height="0.712cm" svg:x="2.95cm" svg:y="8.6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86cm" svg:height="0.475cm" svg:x="3.7cm" svg:y="8.855cm">
          <draw:text-box>
            <text:p text:style-name="P1"><text:span text:style-name="T4">discomfiture of the negative forces, who sounded plaintive and inflexible in </text:span></text:p>
          </draw:text-box>
        </draw:frame>
        <draw:frame draw:style-name="gr1" draw:text-style-name="P2" draw:layer="layout" svg:width="3.241cm" svg:height="0.475cm" svg:x="3.7cm" svg:y="9.42cm">
          <draw:text-box>
            <text:p text:style-name="P1"><text:span text:style-name="T4">their questioning;</text:span></text:p>
          </draw:text-box>
        </draw:frame>
        <draw:frame draw:style-name="gr2" draw:text-style-name="P3" draw:layer="layout" svg:width="0.634cm" svg:height="0.712cm" svg:x="2.95cm" svg:y="9.9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804cm" svg:height="0.475cm" svg:x="3.7cm" svg:y="10.084cm">
          <draw:text-box>
            <text:p text:style-name="P1"><text:span text:style-name="T4">finally, a bit of time. I can keep this going at least until the weekend.”</text:span></text:p>
          </draw:text-box>
        </draw:frame>
        <draw:frame draw:style-name="gr7" draw:text-style-name="P8" draw:layer="layout" svg:width="0.408cm" svg:height="0.276cm" svg:x="16.446cm" svg:y="10.103cm">
          <draw:text-box>
            <text:p text:style-name="P1"><text:span text:style-name="T13">258</text:span></text:p>
          </draw:text-box>
        </draw:frame>
        <draw:frame draw:style-name="gr1" draw:text-style-name="P2" draw:layer="layout" svg:width="0.422cm" svg:height="0.475cm" svg:x="16.858cm" svg:y="10.08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826cm" svg:height="0.475cm" svg:x="2.2cm" svg:y="10.998cm">
          <draw:text-box>
            <text:p text:style-name="P1"><text:span text:style-name="T7">659. </text:span><text:span text:style-name="T4"><text:s/>But:</text:span></text:p>
          </draw:text-box>
        </draw:frame>
        <draw:frame draw:style-name="gr2" draw:text-style-name="P3" draw:layer="layout" svg:width="0.634cm" svg:height="0.712cm" svg:x="2.95cm" svg:y="11.7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43cm" svg:height="0.475cm" svg:x="3.7cm" svg:y="11.913cm">
          <draw:text-box>
            <text:p text:style-name="P1"><text:span text:style-name="T4">The UK had not achieved “any kind of breakthrough. The French, Germans </text:span></text:p>
          </draw:text-box>
        </draw:frame>
        <draw:frame draw:style-name="gr1" draw:text-style-name="P2" draw:layer="layout" svg:width="14.654cm" svg:height="0.475cm" svg:x="3.7cm" svg:y="12.477cm">
          <draw:text-box>
            <text:p text:style-name="P1"><text:span text:style-name="T4">and Russians will undoubtedly home in on the preambular section of the draft </text:span></text:p>
          </draw:text-box>
        </draw:frame>
        <draw:frame draw:style-name="gr1" draw:text-style-name="P2" draw:layer="layout" svg:width="11.69cm" svg:height="0.475cm" svg:x="3.7cm" svg:y="13.042cm">
          <draw:text-box>
            <text:p text:style-name="P1"><text:span text:style-name="T4">resolution and on the whiff of ultimatum in the side statement”.</text:span></text:p>
          </draw:text-box>
        </draw:frame>
        <draw:frame draw:style-name="gr2" draw:text-style-name="P3" draw:layer="layout" svg:width="0.634cm" svg:height="0.712cm" svg:x="2.95cm" svg:y="13.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48cm" svg:height="0.475cm" svg:x="3.7cm" svg:y="13.706cm">
          <draw:text-box>
            <text:p text:style-name="P1"><text:span text:style-name="T4">There were “serious questions about the available time”, which the US would </text:span></text:p>
          </draw:text-box>
        </draw:frame>
        <draw:frame draw:style-name="gr1" draw:text-style-name="P2" draw:layer="layout" svg:width="4.278cm" svg:height="0.475cm" svg:x="3.7cm" svg:y="14.271cm">
          <draw:text-box>
            <text:p text:style-name="P1"><text:span text:style-name="T4">“</text:span><text:span text:style-name="T4">not help us to satisfy”.</text:span></text:p>
          </draw:text-box>
        </draw:frame>
        <draw:frame draw:style-name="gr6" draw:text-style-name="P7" draw:layer="layout" svg:width="5.484cm" svg:height="0.556cm" svg:x="2.2cm" svg:y="15.392cm">
          <draw:text-box>
            <text:p text:style-name="P1"><text:span text:style-name="T9">Cabinet, 13 March 2003</text:span></text:p>
          </draw:text-box>
        </draw:frame>
        <draw:frame draw:style-name="gr1" draw:text-style-name="P2" draw:layer="layout" svg:width="15.953cm" svg:height="0.475cm" svg:x="2.2cm" svg:y="16.22cm">
          <draw:text-box>
            <text:p text:style-name="P1"><text:span text:style-name="T7">660. </text:span><text:span text:style-name="T12"><text:s/>Mr Blair told Cabinet on 13 March that work continued in the UN to obtain </text:span></text:p>
          </draw:text-box>
        </draw:frame>
        <draw:frame draw:style-name="gr1" draw:text-style-name="P2" draw:layer="layout" svg:width="15.488cm" svg:height="0.475cm" svg:x="2.2cm" svg:y="16.785cm">
          <draw:text-box>
            <text:p text:style-name="P1"><text:span text:style-name="T12">a second resolution and, following the French decision to veto, the outcome </text:span></text:p>
          </draw:text-box>
        </draw:frame>
        <draw:frame draw:style-name="gr1" draw:text-style-name="P2" draw:layer="layout" svg:width="3.139cm" svg:height="0.475cm" svg:x="2.2cm" svg:y="17.349cm">
          <draw:text-box>
            <text:p text:style-name="P1"><text:span text:style-name="T12">remained open.</text:span></text:p>
          </draw:text-box>
        </draw:frame>
        <draw:frame draw:style-name="gr1" draw:text-style-name="P2" draw:layer="layout" svg:width="15.966cm" svg:height="0.475cm" svg:x="2.2cm" svg:y="18.263cm">
          <draw:text-box>
            <text:p text:style-name="P1"><text:span text:style-name="T7">661. </text:span><text:span text:style-name="T12"><text:s/>Mr Blair indicated that difficult decisions might be required and promised </text:span></text:p>
          </draw:text-box>
        </draw:frame>
        <draw:frame draw:style-name="gr1" draw:text-style-name="P2" draw:layer="layout" svg:width="12.397cm" svg:height="0.475cm" svg:x="2.2cm" svg:y="18.828cm">
          <draw:text-box>
            <text:p text:style-name="P1"><text:span text:style-name="T12">a further meeting at which Lord Goldsmith would be present. </text:span></text:p>
          </draw:text-box>
        </draw:frame>
        <draw:frame draw:style-name="gr1" draw:text-style-name="P2" draw:layer="layout" svg:width="14.878cm" svg:height="0.475cm" svg:x="2.2cm" svg:y="19.742cm">
          <draw:text-box>
            <text:p text:style-name="P1"><text:span text:style-name="T7">662. </text:span><text:span text:style-name="T12"><text:s/>Mr Straw told Cabinet that Iraq continued to be in material breach of </text:span></text:p>
          </draw:text-box>
        </draw:frame>
        <draw:frame draw:style-name="gr1" draw:text-style-name="P2" draw:layer="layout" svg:width="11.631cm" svg:height="0.475cm" svg:x="2.2cm" svg:y="20.307cm">
          <draw:text-box>
            <text:p text:style-name="P1"><text:span text:style-name="T12">resolution 1441 and set out his view of the legal position. </text:span></text:p>
          </draw:text-box>
        </draw:frame>
        <draw:frame draw:style-name="gr1" draw:text-style-name="P2" draw:layer="layout" svg:width="15.839cm" svg:height="0.475cm" svg:x="2.2cm" svg:y="21.221cm">
          <draw:text-box>
            <text:p text:style-name="P1"><text:span text:style-name="T7">663. </text:span><text:span text:style-name="T12"><text:s/>Mr Straw told Cabinet that there was “good progress” in gaining support </text:span></text:p>
          </draw:text-box>
        </draw:frame>
        <draw:frame draw:style-name="gr1" draw:text-style-name="P2" draw:layer="layout" svg:width="4.836cm" svg:height="0.475cm" svg:x="2.2cm" svg:y="21.786cm">
          <draw:text-box>
            <text:p text:style-name="P1"><text:span text:style-name="T12">in the Security Council. </text:span></text:p>
          </draw:text-box>
        </draw:frame>
        <draw:frame draw:style-name="gr1" draw:text-style-name="P2" draw:layer="layout" svg:width="16.804cm" svg:height="0.475cm" svg:x="2.2cm" svg:y="22.7cm">
          <draw:text-box>
            <text:p text:style-name="P1"><text:span text:style-name="T7">664. </text:span><text:span text:style-name="T4"><text:s/>Mr Blair told Cabinet on 13 March that work continued in the UN to obtain a second </text:span></text:p>
          </draw:text-box>
        </draw:frame>
        <draw:frame draw:style-name="gr1" draw:text-style-name="P2" draw:layer="layout" svg:width="15.314cm" svg:height="0.475cm" svg:x="2.2cm" svg:y="23.265cm">
          <draw:text-box>
            <text:p text:style-name="P1"><text:span text:style-name="T4">resolution. The UK had presented proposals for six “tests”, “endorsed by Dr Blix”, </text:span></text:p>
          </draw:text-box>
        </draw:frame>
        <draw:frame draw:style-name="gr1" draw:text-style-name="P2" draw:layer="layout" svg:width="15.636cm" svg:height="0.475cm" svg:x="2.2cm" svg:y="23.829cm">
          <draw:text-box>
            <text:p text:style-name="P1"><text:span text:style-name="T4">to judge whether Saddam Hussein had decided to commit himself to disarmament.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9" draw:text-style-name="P9" draw:layer="layout" svg:x1="2.596cm" svg:y1="26.29cm" svg:x2="16.773cm" svg:y2="26.29cm">
          <text:p/>
        </draw:line>
        <draw:frame draw:style-name="gr1" draw:text-style-name="P2" draw:layer="layout" svg:width="15.742cm" svg:height="0.475cm" svg:x="2.2cm" svg:y="24.393cm">
          <draw:text-box>
            <text:p text:style-name="P1"><text:span text:style-name="T4">Satisfying those tests would not mean that disarmament was complete, but that the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257 </text:span></text:p>
          </draw:text-box>
        </draw:frame>
        <draw:line draw:style-name="gr9" draw:text-style-name="P9" draw:layer="layout" svg:x1="2.596cm" svg:y1="26.714cm" svg:x2="18.557cm" svg:y2="26.714cm">
          <text:p/>
        </draw:line>
        <draw:line draw:style-name="gr9" draw:text-style-name="P9" draw:layer="layout" svg:x1="2.199cm" svg:y1="27.137cm" svg:x2="3.219cm" svg:y2="27.137cm">
          <text:p/>
        </draw:line>
        <draw:frame draw:style-name="gr4" draw:text-style-name="P5" draw:layer="layout" svg:width="14.281cm" svg:height="0.395cm" svg:x="2.597cm" svg:y="25.934cm">
          <draw:text-box>
            <text:p text:style-name="P1"><text:span text:style-name="T6">Telegram 429 UKMIS New York to FCO London, 13 March 2003, ‘Iraq: UK Side-Statement’</text:span><text:span text:style-name="T11">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258 </text:span></text:p>
          </draw:text-box>
        </draw:frame>
        <draw:frame draw:style-name="gr4" draw:text-style-name="P5" draw:layer="layout" svg:width="15.864cm" svg:height="0.395cm" svg:x="2.597cm" svg:y="26.357cm">
          <draw:text-box>
            <text:p text:style-name="P1"><text:span text:style-name="T6">Telegram 428 UKMIS New York to FCO London, 13 March 2003, ‘Iraq: UK Circulates Side-Statement: </text:span></text:p>
          </draw:text-box>
        </draw:frame>
        <draw:frame draw:style-name="gr4" draw:text-style-name="P5" draw:layer="layout" svg:width="1.209cm" svg:height="0.395cm" svg:x="2.2cm" svg:y="26.781cm">
          <draw:text-box>
            <text:p text:style-name="P1"><text:span text:style-name="T6">Part 2’</text:span><text:span text:style-name="T11">. </text:span></text:p>
          </draw:text-box>
        </draw:frame>
      </draw:page>
      <draw:page draw:name="page12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line draw:style-name="gr14" draw:text-style-name="P9" draw:layer="layout" svg:x1="16.499cm" svg:y1="22.186cm" svg:x2="18.194cm" svg:y2="22.186cm">
          <text:p/>
        </draw:line>
        <draw:line draw:style-name="gr14" draw:text-style-name="P9" draw:layer="layout" svg:x1="2.199cm" svg:y1="22.75cm" svg:x2="6.858cm" svg:y2="22.7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20</text:span></text:p>
          </draw:text-box>
        </draw:frame>
        <draw:frame draw:style-name="gr1" draw:text-style-name="P2" draw:layer="layout" svg:width="16.245cm" svg:height="0.475cm" svg:x="2.2cm" svg:y="2.525cm">
          <draw:text-box>
            <text:p text:style-name="P1"><text:span text:style-name="T4">first steps had been taken. The non-permanent members of the Security Council were </text:span></text:p>
          </draw:text-box>
        </draw:frame>
        <draw:frame draw:style-name="gr1" draw:text-style-name="P2" draw:layer="layout" svg:width="15.238cm" svg:height="0.475cm" svg:x="2.2cm" svg:y="3.09cm">
          <draw:text-box>
            <text:p text:style-name="P1"><text:span text:style-name="T4">uncomfortable with a situation where, “following the French decision to veto”, the </text:span></text:p>
          </draw:text-box>
        </draw:frame>
        <draw:frame draw:style-name="gr1" draw:text-style-name="P2" draw:layer="layout" svg:width="16.77cm" svg:height="0.475cm" svg:x="2.2cm" svg:y="3.654cm">
          <draw:text-box>
            <text:p text:style-name="P1"><text:span text:style-name="T4">Permanent Members were “not shouldering their responsibilities properly”. The “outcome </text:span></text:p>
          </draw:text-box>
        </draw:frame>
        <draw:frame draw:style-name="gr1" draw:text-style-name="P2" draw:layer="layout" svg:width="15.568cm" svg:height="0.475cm" svg:x="2.2cm" svg:y="4.218cm">
          <draw:text-box>
            <text:p text:style-name="P1"><text:span text:style-name="T4">in the Security Council remained open”. If the United Nations process broke down, </text:span></text:p>
          </draw:text-box>
        </draw:frame>
        <draw:frame draw:style-name="gr1" draw:text-style-name="P2" draw:layer="layout" svg:width="15.805cm" svg:height="0.475cm" svg:x="2.2cm" svg:y="4.783cm">
          <draw:text-box>
            <text:p text:style-name="P1"><text:span text:style-name="T4">difficult decisions would be required and there would be another Cabinet meeting at </text:span></text:p>
          </draw:text-box>
        </draw:frame>
        <draw:frame draw:style-name="gr1" draw:text-style-name="P2" draw:layer="layout" svg:width="8.579cm" svg:height="0.475cm" svg:x="2.2cm" svg:y="5.347cm">
          <draw:text-box>
            <text:p text:style-name="P1"><text:span text:style-name="T4">which the Attorney General would be present.</text:span></text:p>
          </draw:text-box>
        </draw:frame>
        <draw:frame draw:style-name="gr7" draw:text-style-name="P8" draw:layer="layout" svg:width="0.408cm" svg:height="0.276cm" svg:x="10.742cm" svg:y="5.366cm">
          <draw:text-box>
            <text:p text:style-name="P1"><text:span text:style-name="T13">259</text:span></text:p>
          </draw:text-box>
        </draw:frame>
        <draw:frame draw:style-name="gr1" draw:text-style-name="P2" draw:layer="layout" svg:width="15.589cm" svg:height="0.475cm" svg:x="2.2cm" svg:y="6.262cm">
          <draw:text-box>
            <text:p text:style-name="P1"><text:span text:style-name="T7">665. </text:span><text:span text:style-name="T4"><text:s/>Mr Straw said that, although there were differences between members of the </text:span></text:p>
          </draw:text-box>
        </draw:frame>
        <draw:frame draw:style-name="gr1" draw:text-style-name="P2" draw:layer="layout" svg:width="15.157cm" svg:height="0.475cm" svg:x="2.2cm" svg:y="6.826cm">
          <draw:text-box>
            <text:p text:style-name="P1"><text:span text:style-name="T4">Security Council, “none was saying that Iraq was complying with its international </text:span></text:p>
          </draw:text-box>
        </draw:frame>
        <draw:frame draw:style-name="gr1" draw:text-style-name="P2" draw:layer="layout" svg:width="16.195cm" svg:height="0.475cm" svg:x="2.2cm" svg:y="7.391cm">
          <draw:text-box>
            <text:p text:style-name="P1"><text:span text:style-name="T4">obligations”; and that it “followed that Iraq continued to be in material breach” of those </text:span></text:p>
          </draw:text-box>
        </draw:frame>
        <draw:frame draw:style-name="gr1" draw:text-style-name="P2" draw:layer="layout" svg:width="2.271cm" svg:height="0.475cm" svg:x="2.2cm" svg:y="7.955cm">
          <draw:text-box>
            <text:p text:style-name="P1"><text:span text:style-name="T4">obligations. </text:span></text:p>
          </draw:text-box>
        </draw:frame>
        <draw:frame draw:style-name="gr1" draw:text-style-name="P2" draw:layer="layout" svg:width="16.601cm" svg:height="0.475cm" svg:x="2.2cm" svg:y="8.87cm">
          <draw:text-box>
            <text:p text:style-name="P1"><text:span text:style-name="T7">666. </text:span><text:span text:style-name="T4"><text:s/>On the legal basis for military action, Mr Straw said that he “was already on record </text:span></text:p>
          </draw:text-box>
        </draw:frame>
        <draw:frame draw:style-name="gr1" draw:text-style-name="P2" draw:layer="layout" svg:width="15.39cm" svg:height="0.475cm" svg:x="2.2cm" svg:y="9.434cm">
          <draw:text-box>
            <text:p text:style-name="P1"><text:span text:style-name="T4">setting out the position to the Foreign Affairs Committee”. Mr Straw rehearsed the </text:span></text:p>
          </draw:text-box>
        </draw:frame>
        <draw:frame draw:style-name="gr1" draw:text-style-name="P2" draw:layer="layout" svg:width="10.103cm" svg:height="0.475cm" svg:x="2.2cm" svg:y="9.998cm">
          <draw:text-box>
            <text:p text:style-name="P1"><text:span text:style-name="T4">negotiating history of the resolution 1441, stating that:</text:span></text:p>
          </draw:text-box>
        </draw:frame>
        <draw:frame draw:style-name="gr2" draw:text-style-name="P3" draw:layer="layout" svg:width="0.634cm" svg:height="0.712cm" svg:x="2.95cm" svg:y="10.7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93cm" svg:height="0.475cm" svg:x="3.7cm" svg:y="10.913cm">
          <draw:text-box>
            <text:p text:style-name="P1"><text:span text:style-name="T4">“</text:span><text:span text:style-name="T4">the French and Russians had wanted a definition of what would constitute a </text:span></text:p>
          </draw:text-box>
        </draw:frame>
        <draw:frame draw:style-name="gr1" draw:text-style-name="P2" draw:layer="layout" svg:width="14.425cm" svg:height="0.475cm" svg:x="3.7cm" svg:y="11.477cm">
          <draw:text-box>
            <text:p text:style-name="P1"><text:span text:style-name="T4">material breach, but had settled for the facts being presented to the Security </text:span></text:p>
          </draw:text-box>
        </draw:frame>
        <draw:frame draw:style-name="gr1" draw:text-style-name="P2" draw:layer="layout" svg:width="1.674cm" svg:height="0.475cm" svg:x="3.7cm" svg:y="12.042cm">
          <draw:text-box>
            <text:p text:style-name="P1"><text:span text:style-name="T4">Council”;</text:span></text:p>
          </draw:text-box>
        </draw:frame>
        <draw:frame draw:style-name="gr2" draw:text-style-name="P3" draw:layer="layout" svg:width="0.634cm" svg:height="0.712cm" svg:x="2.95cm" svg:y="12.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82cm" svg:height="0.475cm" svg:x="3.7cm" svg:y="12.706cm">
          <draw:text-box>
            <text:p text:style-name="P1"><text:span text:style-name="T4">“</text:span><text:span text:style-name="T4">they had also wanted a statement that explicit authorisation was required for </text:span></text:p>
          </draw:text-box>
        </draw:frame>
        <draw:frame draw:style-name="gr1" draw:text-style-name="P2" draw:layer="layout" svg:width="14.768cm" svg:height="0.475cm" svg:x="3.7cm" svg:y="13.271cm">
          <draw:text-box>
            <text:p text:style-name="P1"><text:span text:style-name="T4">military action and instead had settled for further consideration by the Security </text:span></text:p>
          </draw:text-box>
        </draw:frame>
        <draw:frame draw:style-name="gr1" draw:text-style-name="P2" draw:layer="layout" svg:width="3.046cm" svg:height="0.475cm" svg:x="3.7cm" svg:y="13.835cm">
          <draw:text-box>
            <text:p text:style-name="P1"><text:span text:style-name="T4">Council …”; and</text:span></text:p>
          </draw:text-box>
        </draw:frame>
        <draw:frame draw:style-name="gr2" draw:text-style-name="P3" draw:layer="layout" svg:width="0.634cm" svg:height="0.712cm" svg:x="2.95cm" svg:y="14.3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29cm" svg:height="0.475cm" svg:x="3.7cm" svg:y="14.5cm">
          <draw:text-box>
            <text:p text:style-name="P1"><text:span text:style-name="T4">failure by Iraq to comply with resolution 1441 “revived the authorisations </text:span></text:p>
          </draw:text-box>
        </draw:frame>
        <draw:frame draw:style-name="gr1" draw:text-style-name="P2" draw:layer="layout" svg:width="9.502cm" svg:height="0.475cm" svg:x="3.7cm" svg:y="15.064cm">
          <draw:text-box>
            <text:p text:style-name="P1"><text:span text:style-name="T4">existing” in resolutions 678 (1990) and 687 (1991).</text:span></text:p>
          </draw:text-box>
        </draw:frame>
        <draw:frame draw:style-name="gr1" draw:text-style-name="P2" draw:layer="layout" svg:width="15.75cm" svg:height="0.475cm" svg:x="2.2cm" svg:y="15.978cm">
          <draw:text-box>
            <text:p text:style-name="P1"><text:span text:style-name="T7">667. </text:span><text:span text:style-name="T4"><text:s/>Mr Straw noted that the Government’s supporters had “a clear preference” for </text:span></text:p>
          </draw:text-box>
        </draw:frame>
        <draw:frame draw:style-name="gr1" draw:text-style-name="P2" draw:layer="layout" svg:width="15.72cm" svg:height="0.475cm" svg:x="2.2cm" svg:y="16.543cm">
          <draw:text-box>
            <text:p text:style-name="P1"><text:span text:style-name="T4">a second resolution but it “had not been seen as an absolute necessity”. There had </text:span></text:p>
          </draw:text-box>
        </draw:frame>
        <draw:frame draw:style-name="gr1" draw:text-style-name="P2" draw:layer="layout" svg:width="16.207cm" svg:height="0.475cm" svg:x="2.2cm" svg:y="17.107cm">
          <draw:text-box>
            <text:p text:style-name="P1"><text:span text:style-name="T4">been “good progress” in New York in “gaining the support of uncertain non-permanent </text:span></text:p>
          </draw:text-box>
        </draw:frame>
        <draw:frame draw:style-name="gr1" draw:text-style-name="P2" draw:layer="layout" svg:width="11.8cm" svg:height="0.475cm" svg:x="2.2cm" svg:y="17.672cm">
          <draw:text-box>
            <text:p text:style-name="P1"><text:span text:style-name="T4">members of the Security Council, including Mexico and Chile”. </text:span></text:p>
          </draw:text-box>
        </draw:frame>
        <draw:frame draw:style-name="gr1" draw:text-style-name="P2" draw:layer="layout" svg:width="16.317cm" svg:height="0.475cm" svg:x="2.2cm" svg:y="18.586cm">
          <draw:text-box>
            <text:p text:style-name="P1"><text:span text:style-name="T7">668. </text:span><text:span text:style-name="T4"><text:s/>Quoting from her diary, Ms Short wrote that she had asked for “a special Cabinet </text:span></text:p>
          </draw:text-box>
        </draw:frame>
        <draw:frame draw:style-name="gr1" draw:text-style-name="P2" draw:layer="layout" svg:width="16.576cm" svg:height="0.475cm" svg:x="2.2cm" svg:y="19.151cm">
          <draw:text-box>
            <text:p text:style-name="P1"><text:span text:style-name="T4">with the Attorney General present” and this had been agreed. She also reported saying, </text:span></text:p>
          </draw:text-box>
        </draw:frame>
        <draw:frame draw:style-name="gr1" draw:text-style-name="P2" draw:layer="layout" svg:width="16.347cm" svg:height="0.475cm" svg:x="2.2cm" svg:y="19.715cm">
          <draw:text-box>
            <text:p text:style-name="P1"><text:span text:style-name="T4">“</text:span><text:span text:style-name="T4">if we have UN mandate, possible progress on Palestine/Israel and try with the second </text:span></text:p>
          </draw:text-box>
        </draw:frame>
        <draw:frame draw:style-name="gr1" draw:text-style-name="P2" draw:layer="layout" svg:width="15.462cm" svg:height="0.475cm" svg:x="2.2cm" svg:y="20.28cm">
          <draw:text-box>
            <text:p text:style-name="P1"><text:span text:style-name="T4">resolution process, it would make a big difference”. She was “hopeful of progress”.</text:span></text:p>
          </draw:text-box>
        </draw:frame>
        <draw:frame draw:style-name="gr7" draw:text-style-name="P8" draw:layer="layout" svg:width="0.408cm" svg:height="0.276cm" svg:x="17.605cm" svg:y="20.298cm">
          <draw:text-box>
            <text:p text:style-name="P1"><text:span text:style-name="T13">260</text:span></text:p>
          </draw:text-box>
        </draw:frame>
        <draw:frame draw:style-name="gr1" draw:text-style-name="P2" draw:layer="layout" svg:width="15.212cm" svg:height="0.475cm" svg:x="2.2cm" svg:y="21.194cm">
          <draw:text-box>
            <text:p text:style-name="P1"><text:span text:style-name="T7">669. </text:span><text:span text:style-name="T4"><text:s/>Ms Short had been advised by Mr Suma Chakrabarti, the DFID Permanent </text:span></text:p>
          </draw:text-box>
        </draw:frame>
        <draw:frame draw:style-name="gr1" draw:text-style-name="P2" draw:layer="layout" svg:width="16.068cm" svg:height="0.475cm" svg:x="2.2cm" svg:y="21.758cm">
          <draw:text-box>
            <text:p text:style-name="P1"><text:span text:style-name="T4">Secretary, that she should focus her intervention in Cabinet on the need for “a proper </text:span></text:p>
          </draw:text-box>
        </draw:frame>
        <draw:frame draw:style-name="gr1" draw:text-style-name="P2" draw:layer="layout" svg:width="16.25cm" svg:height="0.475cm" svg:x="2.2cm" svg:y="22.323cm">
          <draw:text-box>
            <text:p text:style-name="P1"><text:span text:style-name="T4">decision-making process”, which would be “important both in substance and … for the </text:span></text:p>
          </draw:text-box>
        </draw:frame>
        <draw:frame draw:style-name="gr1" draw:text-style-name="P2" draw:layer="layout" svg:width="10.433cm" svg:height="0.475cm" svg:x="2.2cm" svg:y="22.887cm">
          <draw:text-box>
            <text:p text:style-name="P1"><text:span text:style-name="T4">politics”. In his view, there were two key points to make:</text:span></text:p>
          </draw:text-box>
        </draw:frame>
        <draw:frame draw:style-name="gr1" draw:text-style-name="P2" draw:layer="layout" svg:width="15.344cm" svg:height="0.475cm" svg:x="2.95cm" svg:y="23.802cm">
          <draw:text-box>
            <text:p text:style-name="P1"><text:span text:style-name="T4">“</text:span><text:span text:style-name="T4">Cabinet needs to discuss now the legal opinion of the Attorney General and how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9" draw:text-style-name="P9" draw:layer="layout" svg:x1="2.6cm" svg:y1="26.714cm" svg:x2="8.385cm" svg:y2="26.714cm">
          <text:p/>
        </draw:line>
        <draw:frame draw:style-name="gr1" draw:text-style-name="P2" draw:layer="layout" svg:width="15.864cm" svg:height="0.475cm" svg:x="2.95cm" svg:y="24.366cm">
          <draw:text-box>
            <text:p text:style-name="P1"><text:span text:style-name="T4">to make it public. This is vital for Ministers, our Armed Services and the Civil Service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259 </text:span></text:p>
          </draw:text-box>
        </draw:frame>
        <draw:frame draw:style-name="gr4" draw:text-style-name="P5" draw:layer="layout" svg:width="5.95cm" svg:height="0.395cm" svg:x="2.6cm" svg:y="26.357cm">
          <draw:text-box>
            <text:p text:style-name="P1"><text:span text:style-name="T6">Cabinet Conclusions, 13 March 2003</text:span><text:span text:style-name="T11">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260 </text:span></text:p>
          </draw:text-box>
        </draw:frame>
        <draw:frame draw:style-name="gr4" draw:text-style-name="P5" draw:layer="layout" svg:width="15.902cm" svg:height="0.395cm" svg:x="2.6cm" svg:y="26.781cm">
          <draw:text-box>
            <text:p text:style-name="P1"><text:span text:style-name="T11">Short C. </text:span><text:span text:style-name="T19">An Honourable Deception: New Labour, Iraq and the Misuse of Power</text:span><text:span text:style-name="T11">. The Free Press, 2004.</text:span></text:p>
          </draw:text-box>
        </draw:frame>
      </draw:page>
      <draw:page draw:name="page121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1</text:span></text:p>
          </draw:text-box>
        </draw:frame>
        <draw:frame draw:style-name="gr1" draw:text-style-name="P2" draw:layer="layout" svg:width="14.417cm" svg:height="0.475cm" svg:x="2.95cm" svg:y="2.525cm">
          <draw:text-box>
            <text:p text:style-name="P1"><text:span text:style-name="T4">“</text:span><text:span text:style-name="T4">As soon as we are clear on the second resolution (whether it fails to get the </text:span></text:p>
          </draw:text-box>
        </draw:frame>
        <draw:frame draw:style-name="gr1" draw:text-style-name="P2" draw:layer="layout" svg:width="15.788cm" svg:height="0.475cm" svg:x="2.95cm" svg:y="3.09cm">
          <draw:text-box>
            <text:p text:style-name="P1"><text:span text:style-name="T4">necessary votes or is not put to a vote), Cabinet should meet again for a discussion </text:span></text:p>
          </draw:text-box>
        </draw:frame>
        <draw:frame draw:style-name="gr1" draw:text-style-name="P2" draw:layer="layout" svg:width="14.158cm" svg:height="0.475cm" svg:x="2.95cm" svg:y="3.654cm">
          <draw:text-box>
            <text:p text:style-name="P1"><text:span text:style-name="T4">on the politics and to put a proposition to Parliament for immediate debate.”</text:span></text:p>
          </draw:text-box>
        </draw:frame>
        <draw:frame draw:style-name="gr7" draw:text-style-name="P8" draw:layer="layout" svg:width="0.408cm" svg:height="0.276cm" svg:x="17.046cm" svg:y="3.673cm">
          <draw:text-box>
            <text:p text:style-name="P1"><text:span text:style-name="T13">261</text:span></text:p>
          </draw:text-box>
        </draw:frame>
        <draw:frame draw:style-name="gr1" draw:text-style-name="P2" draw:layer="layout" svg:width="0.422cm" svg:height="0.475cm" svg:x="17.457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27cm" svg:height="0.475cm" svg:x="2.2cm" svg:y="4.568cm">
          <draw:text-box>
            <text:p text:style-name="P1"><text:span text:style-name="T7">670. </text:span><text:span text:style-name="T4"><text:s/>Mr Campbell wrote in his diaries that Lord Williams of Mostyn, the Leader of the </text:span></text:p>
          </draw:text-box>
        </draw:frame>
        <draw:frame draw:style-name="gr1" draw:text-style-name="P2" draw:layer="layout" svg:width="15.657cm" svg:height="0.475cm" svg:x="2.2cm" svg:y="5.133cm">
          <draw:text-box>
            <text:p text:style-name="P1"><text:span text:style-name="T4">House of Lords, had “said there would be a debate [in Cabinet] on the legality” and </text:span></text:p>
          </draw:text-box>
        </draw:frame>
        <draw:frame draw:style-name="gr1" draw:text-style-name="P2" draw:layer="layout" svg:width="15.471cm" svg:height="0.475cm" svg:x="2.2cm" svg:y="5.697cm">
          <draw:text-box>
            <text:p text:style-name="P1"><text:span text:style-name="T4">Ms Short had said Lord Goldsmith should be present. Mr Blair had “said of course </text:span></text:p>
          </draw:text-box>
        </draw:frame>
        <draw:frame draw:style-name="gr1" draw:text-style-name="P2" draw:layer="layout" svg:width="1.962cm" svg:height="0.475cm" svg:x="2.2cm" svg:y="6.262cm">
          <draw:text-box>
            <text:p text:style-name="P1"><text:span text:style-name="T4">he would”.</text:span></text:p>
          </draw:text-box>
        </draw:frame>
        <draw:frame draw:style-name="gr7" draw:text-style-name="P8" draw:layer="layout" svg:width="0.408cm" svg:height="0.276cm" svg:x="4.153cm" svg:y="6.281cm">
          <draw:text-box>
            <text:p text:style-name="P1"><text:span text:style-name="T13">262</text:span></text:p>
          </draw:text-box>
        </draw:frame>
        <draw:frame draw:style-name="gr3" draw:text-style-name="P4" draw:layer="layout" svg:width="7.808cm" svg:height="0.628cm" svg:x="2.2cm" svg:y="7.29cm">
          <draw:text-box>
            <text:p text:style-name="P1"><text:span text:style-name="T3">The continuing public debate</text:span></text:p>
          </draw:text-box>
        </draw:frame>
        <draw:frame draw:style-name="gr6" draw:text-style-name="P7" draw:layer="layout" svg:width="6.915cm" svg:height="0.556cm" svg:x="2.2cm" svg:y="8.388cm">
          <draw:text-box>
            <text:p text:style-name="P1"><text:span text:style-name="T9">Media reports, 13 March 2003</text:span></text:p>
          </draw:text-box>
        </draw:frame>
        <draw:frame draw:style-name="gr1" draw:text-style-name="P2" draw:layer="layout" svg:width="16.664cm" svg:height="0.475cm" svg:x="2.2cm" svg:y="9.217cm">
          <draw:text-box>
            <text:p text:style-name="P1"><text:span text:style-name="T7">671. </text:span><text:span text:style-name="T4"><text:s/>On 13 March, several newspapers commented on the exchanges which had taken </text:span></text:p>
          </draw:text-box>
        </draw:frame>
        <draw:frame draw:style-name="gr1" draw:text-style-name="P2" draw:layer="layout" svg:width="9.37cm" svg:height="0.475cm" svg:x="2.2cm" svg:y="9.781cm">
          <draw:text-box>
            <text:p text:style-name="P1"><text:span text:style-name="T4">place in the House of Commons the previous day.</text:span></text:p>
          </draw:text-box>
        </draw:frame>
        <draw:frame draw:style-name="gr1" draw:text-style-name="P2" draw:layer="layout" svg:width="16.309cm" svg:height="0.475cm" svg:x="2.2cm" svg:y="10.696cm">
          <draw:text-box>
            <text:p text:style-name="P1"><text:span text:style-name="T7">672. </text:span><text:span text:style-name="T4"><text:s/>A leading article in </text:span><text:span text:style-name="T5">The Guardian</text:span><text:span text:style-name="T4"> exhorted Mr Blair to “re-engage with Mr Chirac” </text:span></text:p>
          </draw:text-box>
        </draw:frame>
        <draw:frame draw:style-name="gr1" draw:text-style-name="P2" draw:layer="layout" svg:width="5.023cm" svg:height="0.475cm" svg:x="2.2cm" svg:y="11.26cm">
          <draw:text-box>
            <text:p text:style-name="P1"><text:span text:style-name="T4">and stated that he should: </text:span></text:p>
          </draw:text-box>
        </draw:frame>
        <draw:frame draw:style-name="gr1" draw:text-style-name="P2" draw:layer="layout" svg:width="15.276cm" svg:height="0.475cm" svg:x="2.95cm" svg:y="12.175cm">
          <draw:text-box>
            <text:p text:style-name="P1"><text:span text:style-name="T4">“… </text:span><text:span text:style-name="T4">come clean about the legal advice that has been given to the Government by </text:span></text:p>
          </draw:text-box>
        </draw:frame>
        <draw:frame draw:style-name="gr1" draw:text-style-name="P2" draw:layer="layout" svg:width="15.555cm" svg:height="0.475cm" svg:x="2.95cm" svg:y="12.739cm">
          <draw:text-box>
            <text:p text:style-name="P1"><text:span text:style-name="T4">the Attorney General. Either the Attorney has advised that to wage war in defiance </text:span></text:p>
          </draw:text-box>
        </draw:frame>
        <draw:frame draw:style-name="gr1" draw:text-style-name="P2" draw:layer="layout" svg:width="15.479cm" svg:height="0.475cm" svg:x="2.95cm" svg:y="13.303cm">
          <draw:text-box>
            <text:p text:style-name="P1"><text:span text:style-name="T4">of a vetoed UN resolution is acceptable under international law, or he has advised </text:span></text:p>
          </draw:text-box>
        </draw:frame>
        <draw:frame draw:style-name="gr1" draw:text-style-name="P2" draw:layer="layout" svg:width="14.92cm" svg:height="0.475cm" svg:x="2.95cm" svg:y="13.868cm">
          <draw:text-box>
            <text:p text:style-name="P1"><text:span text:style-name="T4">that it is not. The difference is very important and the public has a right to know </text:span></text:p>
          </draw:text-box>
        </draw:frame>
        <draw:frame draw:style-name="gr1" draw:text-style-name="P2" draw:layer="layout" svg:width="15.839cm" svg:height="0.475cm" svg:x="2.95cm" svg:y="14.432cm">
          <draw:text-box>
            <text:p text:style-name="P1"><text:span text:style-name="T4">what has been advised. To say nothing is merely to sow suspicion. In the Commons </text:span></text:p>
          </draw:text-box>
        </draw:frame>
        <draw:frame draw:style-name="gr1" draw:text-style-name="P2" draw:layer="layout" svg:width="15.67cm" svg:height="0.475cm" svg:x="2.95cm" svg:y="14.997cm">
          <draw:text-box>
            <text:p text:style-name="P1"><text:span text:style-name="T4">yesterday, Mr Blair said that Britain was determined to act ‘on a proper legal basis’. </text:span></text:p>
          </draw:text-box>
        </draw:frame>
        <draw:frame draw:style-name="gr1" draw:text-style-name="P2" draw:layer="layout" svg:width="8.934cm" svg:height="0.475cm" svg:x="2.95cm" svg:y="15.561cm">
          <draw:text-box>
            <text:p text:style-name="P1"><text:span text:style-name="T4">That has all the sound of a weasel formulation”.</text:span></text:p>
          </draw:text-box>
        </draw:frame>
        <draw:frame draw:style-name="gr7" draw:text-style-name="P8" draw:layer="layout" svg:width="0.408cm" svg:height="0.276cm" svg:x="11.845cm" svg:y="15.58cm">
          <draw:text-box>
            <text:p text:style-name="P1"><text:span text:style-name="T13">263</text:span></text:p>
          </draw:text-box>
        </draw:frame>
        <draw:frame draw:style-name="gr1" draw:text-style-name="P2" draw:layer="layout" svg:width="0.422cm" svg:height="0.475cm" svg:x="12.257cm" svg:y="15.56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85cm" svg:height="0.475cm" svg:x="2.2cm" svg:y="16.476cm">
          <draw:text-box>
            <text:p text:style-name="P1"><text:span text:style-name="T7">673. </text:span><text:span text:style-name="T4"><text:s/>In the same edition, the political editor referred to the exchanges in Parliament </text:span></text:p>
          </draw:text-box>
        </draw:frame>
        <draw:frame draw:style-name="gr1" draw:text-style-name="P2" draw:layer="layout" svg:width="16.347cm" svg:height="0.475cm" svg:x="2.2cm" svg:y="17.04cm">
          <draw:text-box>
            <text:p text:style-name="P1"><text:span text:style-name="T4">and to a radio interview in which Mr Kenneth Clarke (Conservative) had stated that the </text:span></text:p>
          </draw:text-box>
        </draw:frame>
        <draw:frame draw:style-name="gr1" draw:text-style-name="P2" draw:layer="layout" svg:width="14.196cm" svg:height="0.475cm" svg:x="2.2cm" svg:y="17.605cm">
          <draw:text-box>
            <text:p text:style-name="P1"><text:span text:style-name="T4">advice of the Law Officers had been made available on previous occasions.</text:span></text:p>
          </draw:text-box>
        </draw:frame>
        <draw:frame draw:style-name="gr7" draw:text-style-name="P8" draw:layer="layout" svg:width="0.408cm" svg:height="0.276cm" svg:x="16.343cm" svg:y="17.623cm">
          <draw:text-box>
            <text:p text:style-name="P1"><text:span text:style-name="T13">264</text:span></text:p>
          </draw:text-box>
        </draw:frame>
        <draw:frame draw:style-name="gr1" draw:text-style-name="P2" draw:layer="layout" svg:width="16.279cm" svg:height="0.475cm" svg:x="2.2cm" svg:y="18.519cm">
          <draw:text-box>
            <text:p text:style-name="P1"><text:span text:style-name="T7">674. </text:span><text:span text:style-name="T4"><text:s/>Articles in the </text:span><text:span text:style-name="T5">Financial Times</text:span><text:span text:style-name="T4"> and </text:span><text:span text:style-name="T5">The Times</text:span><text:span text:style-name="T4"> referred to the questions asked by </text:span></text:p>
          </draw:text-box>
        </draw:frame>
        <draw:frame draw:style-name="gr1" draw:text-style-name="P2" draw:layer="layout" svg:width="15.335cm" svg:height="0.475cm" svg:x="2.2cm" svg:y="19.083cm">
          <draw:text-box>
            <text:p text:style-name="P1"><text:span text:style-name="T4">Mr Kennedy and to the request that Lord Goldsmith’s advice should be published.</text:span></text:p>
          </draw:text-box>
        </draw:frame>
        <draw:frame draw:style-name="gr7" draw:text-style-name="P8" draw:layer="layout" svg:width="0.408cm" svg:height="0.276cm" svg:x="17.465cm" svg:y="19.102cm">
          <draw:text-box>
            <text:p text:style-name="P1"><text:span text:style-name="T13">265</text:span></text:p>
          </draw:text-box>
        </draw:frame>
        <draw:frame draw:style-name="gr6" draw:text-style-name="P7" draw:layer="layout" svg:width="8.219cm" svg:height="0.556cm" svg:x="2.2cm" svg:y="20.205cm">
          <draw:text-box>
            <text:p text:style-name="P1"><text:span text:style-name="T9">Parliamentary calls for a statement</text:span></text:p>
          </draw:text-box>
        </draw:frame>
        <draw:frame draw:style-name="gr1" draw:text-style-name="P2" draw:layer="layout" svg:width="15.017cm" svg:height="0.475cm" svg:x="2.2cm" svg:y="21.033cm">
          <draw:text-box>
            <text:p text:style-name="P1"><text:span text:style-name="T7">675. </text:span><text:span text:style-name="T12"><text:s/>In Parliament on 13 March, several MPs called for a statement on the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line draw:style-name="gr9" draw:text-style-name="P9" draw:layer="layout" svg:x1="2.6cm" svg:y1="24.597cm" svg:x2="17.45cm" svg:y2="24.597cm">
          <text:p/>
        </draw:line>
        <draw:frame draw:style-name="gr1" draw:text-style-name="P2" draw:layer="layout" svg:width="14.146cm" svg:height="0.475cm" svg:x="2.2cm" svg:y="21.597cm">
          <draw:text-box>
            <text:p text:style-name="P1"><text:span text:style-name="T12">Attorney General’s advice regarding the legal basis for military action.</text:span></text:p>
          </draw:text-box>
        </draw:frame>
        <draw:frame draw:style-name="gr10" draw:text-style-name="P10" draw:layer="layout" svg:width="0.404cm" svg:height="0.23cm" svg:x="2.2cm" svg:y="24.256cm">
          <draw:text-box>
            <text:p text:style-name="P1"><text:span text:style-name="T14">261 </text:span></text:p>
          </draw:text-box>
        </draw:frame>
        <draw:frame draw:style-name="gr4" draw:text-style-name="P5" draw:layer="layout" svg:width="14.959cm" svg:height="0.395cm" svg:x="2.6cm" svg:y="24.241cm">
          <draw:text-box>
            <text:p text:style-name="P1"><text:span text:style-name="T6">Minute Chakrabarti to Secretary of State [DFID], 12 March 2003, ‘Cabinet’ 13 March 2003: Iraq’</text:span><text:span text:style-name="T11">. </text:span></text:p>
          </draw:text-box>
        </draw:frame>
        <draw:frame draw:style-name="gr10" draw:text-style-name="P10" draw:layer="layout" svg:width="0.404cm" svg:height="0.23cm" svg:x="2.2cm" svg:y="24.68cm">
          <draw:text-box>
            <text:p text:style-name="P1"><text:span text:style-name="T14">262 </text:span></text:p>
          </draw:text-box>
        </draw:frame>
        <draw:frame draw:style-name="gr4" draw:text-style-name="P5" draw:layer="layout" svg:width="15.796cm" svg:height="0.395cm" svg:x="2.6cm" svg:y="24.664cm">
          <draw:text-box>
            <text:p text:style-name="P1"><text:span text:style-name="T11">Campbell A &amp; Hagerty B. </text:span><text:span text:style-name="T19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5.087cm">
          <draw:text-box>
            <text:p text:style-name="P1"><text:span text:style-name="T19">to Iraq.</text:span><text:span text:style-name="T11"> Hutchinson, 2012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263 </text:span></text:p>
          </draw:text-box>
        </draw:frame>
        <draw:frame draw:style-name="gr4" draw:text-style-name="P5" draw:layer="layout" svg:width="13.659cm" svg:height="0.395cm" svg:x="2.6cm" svg:y="25.511cm">
          <draw:text-box>
            <text:p text:style-name="P1"><text:span text:style-name="T19">The Guardian</text:span><text:span text:style-name="T11">, 13 March 2003, </text:span><text:span text:style-name="T19">The need to get real: Blair is in denial about Iraq options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264 </text:span></text:p>
          </draw:text-box>
        </draw:frame>
        <draw:frame draw:style-name="gr4" draw:text-style-name="P5" draw:layer="layout" svg:width="15.966cm" svg:height="0.395cm" svg:x="2.6cm" svg:y="25.934cm">
          <draw:text-box>
            <text:p text:style-name="P1"><text:span text:style-name="T19">The Guardian</text:span><text:span text:style-name="T11">, 13 March 2003, </text:span><text:span text:style-name="T19">Threat of war: Publish advice on legality of war, opponents urge No.10</text:span><text:span text:style-name="T11">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265 </text:span></text:p>
          </draw:text-box>
        </draw:frame>
        <draw:frame draw:style-name="gr4" draw:text-style-name="P5" draw:layer="layout" svg:width="16.179cm" svg:height="0.395cm" svg:x="2.6cm" svg:y="26.357cm">
          <draw:text-box>
            <text:p text:style-name="P1"><text:span text:style-name="T19">Financial Times</text:span><text:span text:style-name="T11">, 13 March 2003, </text:span><text:span text:style-name="T19">Iraq Crisis Blair Under Pressure; The Times, </text:span><text:span text:style-name="T11">13 March 2003, </text:span><text:span text:style-name="T19">Resolute </text:span></text:p>
          </draw:text-box>
        </draw:frame>
        <draw:frame draw:style-name="gr4" draw:text-style-name="P5" draw:layer="layout" svg:width="6.106cm" svg:height="0.395cm" svg:x="2.2cm" svg:y="26.781cm">
          <draw:text-box>
            <text:p text:style-name="P1"><text:span text:style-name="T19">Blair insists that he will stay the course</text:span><text:span text:style-name="T11">.</text:span></text:p>
          </draw:text-box>
        </draw:frame>
      </draw:page>
      <draw:page draw:name="page12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polygon draw:style-name="gr5" draw:text-style-name="P6" draw:layer="layout" svg:width="15.083cm" svg:height="6.383cm" svg:x="2.958cm" svg:y="15.908cm" svg:viewBox="0 0 15084 6384" draw:points="0,6384 15084,63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22</text:span></text:p>
          </draw:text-box>
        </draw:frame>
        <draw:frame draw:style-name="gr1" draw:text-style-name="P2" draw:layer="layout" svg:width="16.812cm" svg:height="0.475cm" svg:x="2.2cm" svg:y="2.525cm">
          <draw:text-box>
            <text:p text:style-name="P1"><text:span text:style-name="T7">676. </text:span><text:span text:style-name="T4"><text:s/>MPs raised the issue of the Attorney General’s advice later that day when Mr Robin </text:span></text:p>
          </draw:text-box>
        </draw:frame>
        <draw:frame draw:style-name="gr1" draw:text-style-name="P2" draw:layer="layout" svg:width="16.004cm" svg:height="0.475cm" svg:x="2.2cm" svg:y="3.09cm">
          <draw:text-box>
            <text:p text:style-name="P1"><text:span text:style-name="T4">Cook, Leader of the House of Commons, described the business of the House in the </text:span></text:p>
          </draw:text-box>
        </draw:frame>
        <draw:frame draw:style-name="gr1" draw:text-style-name="P2" draw:layer="layout" svg:width="2.762cm" svg:height="0.475cm" svg:x="2.2cm" svg:y="3.654cm">
          <draw:text-box>
            <text:p text:style-name="P1"><text:span text:style-name="T4">week to follow.</text:span></text:p>
          </draw:text-box>
        </draw:frame>
        <draw:frame draw:style-name="gr1" draw:text-style-name="P2" draw:layer="layout" svg:width="7.761cm" svg:height="0.475cm" svg:x="2.2cm" svg:y="4.568cm">
          <draw:text-box>
            <text:p text:style-name="P1"><text:span text:style-name="T7">677. </text:span><text:span text:style-name="T4"><text:s/>Mr Eric Forth (Conservative) asked:</text:span></text:p>
          </draw:text-box>
        </draw:frame>
        <draw:frame draw:style-name="gr1" draw:text-style-name="P2" draw:layer="layout" svg:width="14.899cm" svg:height="0.475cm" svg:x="2.95cm" svg:y="5.483cm">
          <draw:text-box>
            <text:p text:style-name="P1"><text:span text:style-name="T4">“</text:span><text:span text:style-name="T4">Given that there is an increasing belief that the Attorney General’s advice may </text:span></text:p>
          </draw:text-box>
        </draw:frame>
        <draw:frame draw:style-name="gr1" draw:text-style-name="P2" draw:layer="layout" svg:width="15.174cm" svg:height="0.475cm" svg:x="2.95cm" svg:y="6.047cm">
          <draw:text-box>
            <text:p text:style-name="P1"><text:span text:style-name="T4">well be against military action by this country, certainly if that takes place without </text:span></text:p>
          </draw:text-box>
        </draw:frame>
        <draw:frame draw:style-name="gr1" draw:text-style-name="P2" draw:layer="layout" svg:width="15.898cm" svg:height="0.475cm" svg:x="2.95cm" svg:y="6.612cm">
          <draw:text-box>
            <text:p text:style-name="P1"><text:span text:style-name="T4">United Nations cover, may we please have a statement in the House by the Solicitor </text:span></text:p>
          </draw:text-box>
        </draw:frame>
        <draw:frame draw:style-name="gr1" draw:text-style-name="P2" draw:layer="layout" svg:width="14.963cm" svg:height="0.475cm" svg:x="2.95cm" svg:y="7.176cm">
          <draw:text-box>
            <text:p text:style-name="P1"><text:span text:style-name="T4">General … as to the position with regard to the advice being given to the Prime </text:span></text:p>
          </draw:text-box>
        </draw:frame>
        <draw:frame draw:style-name="gr1" draw:text-style-name="P2" draw:layer="layout" svg:width="14.857cm" svg:height="0.475cm" svg:x="2.95cm" svg:y="7.741cm">
          <draw:text-box>
            <text:p text:style-name="P1"><text:span text:style-name="T4">Minister and the Government by the Attorney General on the legality of military </text:span></text:p>
          </draw:text-box>
        </draw:frame>
        <draw:frame draw:style-name="gr1" draw:text-style-name="P2" draw:layer="layout" svg:width="2.813cm" svg:height="0.475cm" svg:x="2.95cm" svg:y="8.305cm">
          <draw:text-box>
            <text:p text:style-name="P1"><text:span text:style-name="T4">action in Iraq?”</text:span></text:p>
          </draw:text-box>
        </draw:frame>
        <draw:frame draw:style-name="gr7" draw:text-style-name="P8" draw:layer="layout" svg:width="0.408cm" svg:height="0.276cm" svg:x="5.75cm" svg:y="8.324cm">
          <draw:text-box>
            <text:p text:style-name="P1"><text:span text:style-name="T13">266</text:span></text:p>
          </draw:text-box>
        </draw:frame>
        <draw:frame draw:style-name="gr1" draw:text-style-name="P2" draw:layer="layout" svg:width="15.5cm" svg:height="0.475cm" svg:x="2.2cm" svg:y="9.22cm">
          <draw:text-box>
            <text:p text:style-name="P1"><text:span text:style-name="T7">678. </text:span><text:span text:style-name="T4"><text:s/>Welcoming Conservative support for Mr Kennedy’s request for access to the </text:span></text:p>
          </draw:text-box>
        </draw:frame>
        <draw:frame draw:style-name="gr1" draw:text-style-name="P2" draw:layer="layout" svg:width="12.605cm" svg:height="0.475cm" svg:x="2.2cm" svg:y="9.784cm">
          <draw:text-box>
            <text:p text:style-name="P1"><text:span text:style-name="T4">Attorney General’s advice, Mr Paul Tyler (Liberal Democrat) stated:</text:span></text:p>
          </draw:text-box>
        </draw:frame>
        <draw:frame draw:style-name="gr1" draw:text-style-name="P2" draw:layer="layout" svg:width="14.76cm" svg:height="0.475cm" svg:x="2.95cm" svg:y="10.698cm">
          <draw:text-box>
            <text:p text:style-name="P1"><text:span text:style-name="T4">“… </text:span><text:span text:style-name="T4">is it not right that the Law Officers are answerable to Parliament, not to the </text:span></text:p>
          </draw:text-box>
        </draw:frame>
        <draw:frame draw:style-name="gr1" draw:text-style-name="P2" draw:layer="layout" svg:width="15.344cm" svg:height="0.475cm" svg:x="2.95cm" svg:y="11.263cm">
          <draw:text-box>
            <text:p text:style-name="P1"><text:span text:style-name="T4">Government of the day. Surely it must be an exceptional circumstance when very </text:span></text:p>
          </draw:text-box>
        </draw:frame>
        <draw:frame draw:style-name="gr1" draw:text-style-name="P2" draw:layer="layout" svg:width="15.001cm" svg:height="0.475cm" svg:x="2.95cm" svg:y="11.827cm">
          <draw:text-box>
            <text:p text:style-name="P1"><text:span text:style-name="T4">important issues of international law are being challenged in the way implied by </text:span></text:p>
          </draw:text-box>
        </draw:frame>
        <draw:frame draw:style-name="gr1" draw:text-style-name="P2" draw:layer="layout" svg:width="15.957cm" svg:height="0.475cm" svg:x="2.95cm" svg:y="12.392cm">
          <draw:text-box>
            <text:p text:style-name="P1"><text:span text:style-name="T4">the Secretary-General of the United Nations? Should there not be a second Security </text:span></text:p>
          </draw:text-box>
        </draw:frame>
        <draw:frame draw:style-name="gr1" draw:text-style-name="P2" draw:layer="layout" svg:width="14.425cm" svg:height="0.475cm" svg:x="2.95cm" svg:y="12.956cm">
          <draw:text-box>
            <text:p text:style-name="P1"><text:span text:style-name="T4">Council resolution, is it not absolutely essential that the Law Officers make a </text:span></text:p>
          </draw:text-box>
        </draw:frame>
        <draw:frame draw:style-name="gr1" draw:text-style-name="P2" draw:layer="layout" svg:width="8.486cm" svg:height="0.475cm" svg:x="2.95cm" svg:y="13.521cm">
          <draw:text-box>
            <text:p text:style-name="P1"><text:span text:style-name="T4">statement prior to any debate in this House?”</text:span></text:p>
          </draw:text-box>
        </draw:frame>
        <draw:frame draw:style-name="gr7" draw:text-style-name="P8" draw:layer="layout" svg:width="0.408cm" svg:height="0.276cm" svg:x="11.398cm" svg:y="13.539cm">
          <draw:text-box>
            <text:p text:style-name="P1"><text:span text:style-name="T13">267</text:span></text:p>
          </draw:text-box>
        </draw:frame>
        <draw:frame draw:style-name="gr1" draw:text-style-name="P2" draw:layer="layout" svg:width="15.703cm" svg:height="0.475cm" svg:x="2.2cm" svg:y="14.435cm">
          <draw:text-box>
            <text:p text:style-name="P1"><text:span text:style-name="T7">679. </text:span><text:span text:style-name="T4"><text:s/>Several MPs made reference to the authoritative work </text:span><text:span text:style-name="T5">Parliamentary Practice</text:span><text:span text:style-name="T4"> </text:span></text:p>
          </draw:text-box>
        </draw:frame>
        <draw:frame draw:style-name="gr1" draw:text-style-name="P2" draw:layer="layout" svg:width="6.183cm" svg:height="0.475cm" svg:x="2.2cm" svg:y="15cm">
          <draw:text-box>
            <text:p text:style-name="P1"><text:span text:style-name="T4">by Erskine May (see Box below).</text:span></text:p>
          </draw:text-box>
        </draw:frame>
        <draw:frame draw:style-name="gr6" draw:text-style-name="P7" draw:layer="layout" svg:width="2.893cm" svg:height="0.556cm" svg:x="9.059cm" svg:y="16.321cm">
          <draw:text-box>
            <text:p text:style-name="P1"><text:span text:style-name="T9">Erskine May</text:span></text:p>
          </draw:text-box>
        </draw:frame>
        <draw:frame draw:style-name="gr4" draw:text-style-name="P5" draw:layer="layout" svg:width="13.494cm" svg:height="0.395cm" svg:x="3.45cm" svg:y="17.242cm">
          <draw:text-box>
            <text:p text:style-name="P1"><text:span text:style-name="T11">Thomas Erskine May’s </text:span><text:span text:style-name="T19">Parliamentary Practice</text:span><text:span text:style-name="T11"> is an authoritative source of information </text:span></text:p>
          </draw:text-box>
        </draw:frame>
        <draw:frame draw:style-name="gr4" draw:text-style-name="P5" draw:layer="layout" svg:width="13.231cm" svg:height="0.395cm" svg:x="3.45cm" svg:y="17.736cm">
          <draw:text-box>
            <text:p text:style-name="P1"><text:span text:style-name="T11">and guidance on Parliamentary practice and procedure and British constitutional law. </text:span></text:p>
          </draw:text-box>
        </draw:frame>
        <draw:frame draw:style-name="gr4" draw:text-style-name="P5" draw:layer="layout" svg:width="14.082cm" svg:height="0.395cm" svg:x="3.45cm" svg:y="18.43cm">
          <draw:text-box>
            <text:p text:style-name="P1"><text:span text:style-name="T11">The 22nd edition, current in 2001, contained the following paragraph entitled “Law officer’s </text:span></text:p>
          </draw:text-box>
        </draw:frame>
        <draw:frame draw:style-name="gr4" draw:text-style-name="P5" draw:layer="layout" svg:width="1.522cm" svg:height="0.395cm" svg:x="3.45cm" svg:y="18.924cm">
          <draw:text-box>
            <text:p text:style-name="P1"><text:span text:style-name="T11">opinions”:</text:span></text:p>
          </draw:text-box>
        </draw:frame>
        <draw:frame draw:style-name="gr4" draw:text-style-name="P5" draw:layer="layout" svg:width="13.164cm" svg:height="0.395cm" svg:x="4.2cm" svg:y="19.618cm">
          <draw:text-box>
            <text:p text:style-name="P1"><text:span text:style-name="T11">“</text:span><text:span text:style-name="T11">The opinions of the law officers of the Crown, being confidential, are not usually laid </text:span></text:p>
          </draw:text-box>
        </draw:frame>
        <draw:frame draw:style-name="gr4" draw:text-style-name="P5" draw:layer="layout" svg:width="13.274cm" svg:height="0.395cm" svg:x="4.2cm" svg:y="20.112cm">
          <draw:text-box>
            <text:p text:style-name="P1"><text:span text:style-name="T11">before Parliament, cited in debate or provided in evidence before a select committee, </text:span></text:p>
          </draw:text-box>
        </draw:frame>
        <draw:frame draw:style-name="gr4" draw:text-style-name="P5" draw:layer="layout" svg:width="13.257cm" svg:height="0.395cm" svg:x="4.2cm" svg:y="20.606cm">
          <draw:text-box>
            <text:p text:style-name="P1"><text:span text:style-name="T11">and their production has frequently been refused; but if a Minister deems it expedient </text:span></text:p>
          </draw:text-box>
        </draw:frame>
        <draw:frame draw:style-name="gr4" draw:text-style-name="P5" draw:layer="layout" svg:width="12.575cm" svg:height="0.395cm" svg:x="4.2cm" svg:y="21.099cm">
          <draw:text-box>
            <text:p text:style-name="P1"><text:span text:style-name="T11">that such opinions should be made known for the information of the House, he is </text:span></text:p>
          </draw:text-box>
        </draw:frame>
        <draw:frame draw:style-name="gr4" draw:text-style-name="P5" draw:layer="layout" svg:width="5.374cm" svg:height="0.395cm" svg:x="4.2cm" svg:y="21.593cm">
          <draw:text-box>
            <text:p text:style-name="P1"><text:span text:style-name="T11">entitled to cite them in the debate.”</text:span></text:p>
          </draw:text-box>
        </draw:frame>
        <draw:frame draw:style-name="gr10" draw:text-style-name="P10" draw:layer="layout" svg:width="0.345cm" svg:height="0.23cm" svg:x="9.613cm" svg:y="21.609cm">
          <draw:text-box>
            <text:p text:style-name="P1"><text:span text:style-name="T14">268</text:span></text:p>
          </draw:text-box>
        </draw:frame>
        <draw:frame draw:style-name="gr1" draw:text-style-name="P2" draw:layer="layout" svg:width="8.917cm" svg:height="0.475cm" svg:x="2.2cm" svg:y="22.794cm">
          <draw:text-box>
            <text:p text:style-name="P1"><text:span text:style-name="T7">680. </text:span><text:span text:style-name="T4"><text:s/>Mr Andrew Mackay (Conservative) asked:</text:span></text:p>
          </draw:text-box>
        </draw:frame>
        <draw:frame draw:style-name="gr1" draw:text-style-name="P2" draw:layer="layout" svg:width="15.822cm" svg:height="0.475cm" svg:x="2.95cm" svg:y="23.708cm">
          <draw:text-box>
            <text:p text:style-name="P1"><text:span text:style-name="T4">“… </text:span><text:span text:style-name="T4">is it not very important indeed that the Prime Minister should let us see this legal </text:span></text:p>
          </draw:text-box>
        </draw:frame>
        <draw:frame draw:style-name="gr1" draw:text-style-name="P2" draw:layer="layout" svg:width="7.669cm" svg:height="0.475cm" svg:x="2.95cm" svg:y="24.273cm">
          <draw:text-box>
            <text:p text:style-name="P1"><text:span text:style-name="T4">advice, ahead of the debate next week?”</text:span></text:p>
          </draw:text-box>
        </draw:frame>
        <draw:frame draw:style-name="gr7" draw:text-style-name="P8" draw:layer="layout" svg:width="0.408cm" svg:height="0.276cm" svg:x="10.575cm" svg:y="24.292cm">
          <draw:text-box>
            <text:p text:style-name="P1"><text:span text:style-name="T13">269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0.422cm" svg:height="0.475cm" svg:x="10.987cm" svg:y="24.273cm">
          <draw:text-box>
            <text:p text:style-name="P1"><text:span text:style-name="T4"><text:s/>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266 </text:span></text:p>
          </draw:text-box>
        </draw:frame>
        <draw:frame draw:style-name="gr4" draw:text-style-name="P5" draw:layer="layout" svg:width="10.163cm" svg:height="0.395cm" svg:x="2.6cm" svg:y="25.511cm">
          <draw:text-box>
            <text:p text:style-name="P1"><text:span text:style-name="T11">House of Commons, </text:span><text:span text:style-name="T19">Official Report</text:span><text:span text:style-name="T11">, 13 March 2003, column 430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267 </text:span></text:p>
          </draw:text-box>
        </draw:frame>
        <draw:frame draw:style-name="gr4" draw:text-style-name="P5" draw:layer="layout" svg:width="10.163cm" svg:height="0.395cm" svg:x="2.6cm" svg:y="25.934cm">
          <draw:text-box>
            <text:p text:style-name="P1"><text:span text:style-name="T11">House of Commons, </text:span><text:span text:style-name="T19">Official Report</text:span><text:span text:style-name="T11">, 13 March 2003, column 430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268 </text:span></text:p>
          </draw:text-box>
        </draw:frame>
        <draw:frame draw:style-name="gr4" draw:text-style-name="P5" draw:layer="layout" svg:width="11.306cm" svg:height="0.395cm" svg:x="2.6cm" svg:y="26.357cm">
          <draw:text-box>
            <text:p text:style-name="P1"><text:span text:style-name="T11">Erskine May T.</text:span><text:span text:style-name="T19"> Parliamentary Practice, 22nd Edition</text:span><text:span text:style-name="T11">. Butterworths, 1977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269 </text:span></text:p>
          </draw:text-box>
        </draw:frame>
        <draw:frame draw:style-name="gr4" draw:text-style-name="P5" draw:layer="layout" svg:width="10.163cm" svg:height="0.395cm" svg:x="2.6cm" svg:y="26.781cm">
          <draw:text-box>
            <text:p text:style-name="P1"><text:span text:style-name="T11">House of Commons, </text:span><text:span text:style-name="T19">Official Report</text:span><text:span text:style-name="T11">, 13 March 2003, column 437.</text:span></text:p>
          </draw:text-box>
        </draw:frame>
      </draw:page>
      <draw:page draw:name="page123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3</text:span></text:p>
          </draw:text-box>
        </draw:frame>
        <draw:frame draw:style-name="gr1" draw:text-style-name="P2" draw:layer="layout" svg:width="16.351cm" svg:height="0.475cm" svg:x="2.2cm" svg:y="2.525cm">
          <draw:text-box>
            <text:p text:style-name="P1"><text:span text:style-name="T7">681. </text:span><text:span text:style-name="T4"><text:s/>Referring to the fact there were precedents for the disclosure of the Law Officers’ </text:span></text:p>
          </draw:text-box>
        </draw:frame>
        <draw:frame draw:style-name="gr1" draw:text-style-name="P2" draw:layer="layout" svg:width="15.843cm" svg:height="0.475cm" svg:x="2.2cm" svg:y="3.09cm">
          <draw:text-box>
            <text:p text:style-name="P1"><text:span text:style-name="T4">advice, Mrs Alice Mahon (Labour) said: “In these circumstances – these exceptional </text:span></text:p>
          </draw:text-box>
        </draw:frame>
        <draw:frame draw:style-name="gr1" draw:text-style-name="P2" draw:layer="layout" svg:width="11.36cm" svg:height="0.475cm" svg:x="2.2cm" svg:y="3.654cm">
          <draw:text-box>
            <text:p text:style-name="P1"><text:span text:style-name="T4">circumstances – it is absolutely vital that we get that advice.”</text:span></text:p>
          </draw:text-box>
        </draw:frame>
        <draw:frame draw:style-name="gr1" draw:text-style-name="P2" draw:layer="layout" svg:width="16.279cm" svg:height="0.475cm" svg:x="2.2cm" svg:y="4.568cm">
          <draw:text-box>
            <text:p text:style-name="P1"><text:span text:style-name="T7">682. </text:span><text:span text:style-name="T4"><text:s/>Mr Andrew Mitchell (Conservative) said that the Prime Minister “should bring into </text:span></text:p>
          </draw:text-box>
        </draw:frame>
        <draw:frame draw:style-name="gr1" draw:text-style-name="P2" draw:layer="layout" svg:width="14.069cm" svg:height="0.475cm" svg:x="2.2cm" svg:y="5.133cm">
          <draw:text-box>
            <text:p text:style-name="P1"><text:span text:style-name="T4">the public domain the advice that has been given by the Attorney General”.</text:span></text:p>
          </draw:text-box>
        </draw:frame>
        <draw:frame draw:style-name="gr7" draw:text-style-name="P8" draw:layer="layout" svg:width="0.408cm" svg:height="0.276cm" svg:x="16.202cm" svg:y="5.152cm">
          <draw:text-box>
            <text:p text:style-name="P1"><text:span text:style-name="T13">270</text:span></text:p>
          </draw:text-box>
        </draw:frame>
        <draw:frame draw:style-name="gr1" draw:text-style-name="P2" draw:layer="layout" svg:width="0.422cm" svg:height="0.475cm" svg:x="16.614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728cm" svg:height="0.475cm" svg:x="2.2cm" svg:y="6.047cm">
          <draw:text-box>
            <text:p text:style-name="P1"><text:span text:style-name="T7">683. </text:span><text:span text:style-name="T4"><text:s/>Mr Robert Wareing (Labour) asked:</text:span></text:p>
          </draw:text-box>
        </draw:frame>
        <draw:frame draw:style-name="gr1" draw:text-style-name="P2" draw:layer="layout" svg:width="15.911cm" svg:height="0.475cm" svg:x="2.95cm" svg:y="6.962cm">
          <draw:text-box>
            <text:p text:style-name="P1"><text:span text:style-name="T4">“</text:span><text:span text:style-name="T4">Is it not imperative that we have a statement about the advice given by the Attorney </text:span></text:p>
          </draw:text-box>
        </draw:frame>
        <draw:frame draw:style-name="gr1" draw:text-style-name="P2" draw:layer="layout" svg:width="14.785cm" svg:height="0.475cm" svg:x="2.95cm" svg:y="7.526cm">
          <draw:text-box>
            <text:p text:style-name="P1"><text:span text:style-name="T4">General? Members of Parliament who vote for an aggressive war launched by </text:span></text:p>
          </draw:text-box>
        </draw:frame>
        <draw:frame draw:style-name="gr1" draw:text-style-name="P2" draw:layer="layout" svg:width="14.738cm" svg:height="0.475cm" svg:x="2.95cm" svg:y="8.091cm">
          <draw:text-box>
            <text:p text:style-name="P1"><text:span text:style-name="T4">America and its collaborators and may be culpable and may be committing an </text:span></text:p>
          </draw:text-box>
        </draw:frame>
        <draw:frame draw:style-name="gr1" draw:text-style-name="P2" draw:layer="layout" svg:width="14.209cm" svg:height="0.475cm" svg:x="2.95cm" svg:y="8.655cm">
          <draw:text-box>
            <text:p text:style-name="P1"><text:span text:style-name="T4">offence if the Attorney General’s advice were that Britain was going against </text:span></text:p>
          </draw:text-box>
        </draw:frame>
        <draw:frame draw:style-name="gr1" draw:text-style-name="P2" draw:layer="layout" svg:width="3.304cm" svg:height="0.475cm" svg:x="2.95cm" svg:y="9.22cm">
          <draw:text-box>
            <text:p text:style-name="P1"><text:span text:style-name="T4">international law.”</text:span></text:p>
          </draw:text-box>
        </draw:frame>
        <draw:frame draw:style-name="gr7" draw:text-style-name="P8" draw:layer="layout" svg:width="0.408cm" svg:height="0.276cm" svg:x="6.244cm" svg:y="9.238cm">
          <draw:text-box>
            <text:p text:style-name="P1"><text:span text:style-name="T13">271</text:span></text:p>
          </draw:text-box>
        </draw:frame>
        <draw:frame draw:style-name="gr1" draw:text-style-name="P2" draw:layer="layout" svg:width="16.711cm" svg:height="0.475cm" svg:x="2.2cm" svg:y="10.134cm">
          <draw:text-box>
            <text:p text:style-name="P1"><text:span text:style-name="T7">684. </text:span><text:span text:style-name="T4"><text:s/>Further calls for a statement were made during points of order by Mr William Cash, </text:span></text:p>
          </draw:text-box>
        </draw:frame>
        <draw:frame draw:style-name="gr1" draw:text-style-name="P2" draw:layer="layout" svg:width="16.093cm" svg:height="0.475cm" svg:x="2.2cm" svg:y="10.698cm">
          <draw:text-box>
            <text:p text:style-name="P1"><text:span text:style-name="T4">the Shadow Attorney General, Mr John Burnett (Liberal Democrat), Mr Mark Francois </text:span></text:p>
          </draw:text-box>
        </draw:frame>
        <draw:frame draw:style-name="gr1" draw:text-style-name="P2" draw:layer="layout" svg:width="8.625cm" svg:height="0.475cm" svg:x="2.2cm" svg:y="11.263cm">
          <draw:text-box>
            <text:p text:style-name="P1"><text:span text:style-name="T4">(Conservative) and Ms Lynne Jones (Labour).</text:span></text:p>
          </draw:text-box>
        </draw:frame>
        <draw:frame draw:style-name="gr7" draw:text-style-name="P8" draw:layer="layout" svg:width="0.408cm" svg:height="0.276cm" svg:x="10.796cm" svg:y="11.282cm">
          <draw:text-box>
            <text:p text:style-name="P1"><text:span text:style-name="T13">272</text:span></text:p>
          </draw:text-box>
        </draw:frame>
        <draw:frame draw:style-name="gr1" draw:text-style-name="P2" draw:layer="layout" svg:width="0.422cm" svg:height="0.475cm" svg:x="11.208cm" svg:y="11.263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8.913cm" svg:height="0.628cm" svg:x="2.2cm" svg:y="12.291cm">
          <draw:text-box>
            <text:p text:style-name="P1"><text:span text:style-name="T3">The legal basis for military action</text:span></text:p>
          </draw:text-box>
        </draw:frame>
        <draw:frame draw:style-name="gr6" draw:text-style-name="P7" draw:layer="layout" svg:width="11.419cm" svg:height="0.556cm" svg:x="2.2cm" svg:y="13.39cm">
          <draw:text-box>
            <text:p text:style-name="P1"><text:span text:style-name="T9">Lord Goldsmith’s change of view, 13 March 2003</text:span></text:p>
          </draw:text-box>
        </draw:frame>
        <draw:frame draw:style-name="gr1" draw:text-style-name="P2" draw:layer="layout" svg:width="14.852cm" svg:height="0.475cm" svg:x="2.2cm" svg:y="14.218cm">
          <draw:text-box>
            <text:p text:style-name="P1"><text:span text:style-name="T7">685. </text:span><text:span text:style-name="T12"><text:s/>Lord Goldsmith informed his officials on 13 March that, after further </text:span></text:p>
          </draw:text-box>
        </draw:frame>
        <draw:frame draw:style-name="gr1" draw:text-style-name="P2" draw:layer="layout" svg:width="16.068cm" svg:height="0.475cm" svg:x="2.2cm" svg:y="14.782cm">
          <draw:text-box>
            <text:p text:style-name="P1"><text:span text:style-name="T12">reflection, he had concluded earlier that week that on balance the “better view” </text:span></text:p>
          </draw:text-box>
        </draw:frame>
        <draw:frame draw:style-name="gr1" draw:text-style-name="P2" draw:layer="layout" svg:width="16.131cm" svg:height="0.475cm" svg:x="2.2cm" svg:y="15.347cm">
          <draw:text-box>
            <text:p text:style-name="P1"><text:span text:style-name="T12">was that there was a legal basis for the use of force without a further resolution.</text:span></text:p>
          </draw:text-box>
        </draw:frame>
        <draw:frame draw:style-name="gr1" draw:text-style-name="P2" draw:layer="layout" svg:width="16.287cm" svg:height="0.475cm" svg:x="2.2cm" svg:y="16.261cm">
          <draw:text-box>
            <text:p text:style-name="P1"><text:span text:style-name="T7">686. </text:span><text:span text:style-name="T12"><text:s/>Lord Goldsmith reached this view after he had been asked by both Admiral </text:span></text:p>
          </draw:text-box>
        </draw:frame>
        <draw:frame draw:style-name="gr1" draw:text-style-name="P2" draw:layer="layout" svg:width="16.089cm" svg:height="0.475cm" svg:x="2.2cm" svg:y="16.826cm">
          <draw:text-box>
            <text:p text:style-name="P1"><text:span text:style-name="T12">Boyce and Ms Juliet Wheldon, the Treasury Solicitor, to give a clear-cut answer </text:span></text:p>
          </draw:text-box>
        </draw:frame>
        <draw:frame draw:style-name="gr1" draw:text-style-name="P2" draw:layer="layout" svg:width="13.519cm" svg:height="0.475cm" svg:x="2.2cm" svg:y="17.39cm">
          <draw:text-box>
            <text:p text:style-name="P1"><text:span text:style-name="T12">on whether the “reasonable case” was lawful rather than unlawful. </text:span></text:p>
          </draw:text-box>
        </draw:frame>
        <draw:frame draw:style-name="gr1" draw:text-style-name="P2" draw:layer="layout" svg:width="13.206cm" svg:height="0.475cm" svg:x="2.2cm" svg:y="18.305cm">
          <draw:text-box>
            <text:p text:style-name="P1"><text:span text:style-name="T7">687. </text:span><text:span text:style-name="T12"><text:s/>This view was the basis on which military action was taken. </text:span></text:p>
          </draw:text-box>
        </draw:frame>
        <draw:frame draw:style-name="gr1" draw:text-style-name="P2" draw:layer="layout" svg:width="13.942cm" svg:height="0.475cm" svg:x="2.2cm" svg:y="19.219cm">
          <draw:text-box>
            <text:p text:style-name="P1"><text:span text:style-name="T7">688. </text:span><text:span text:style-name="T4"><text:s/>Mr Martin Hemming had written to Mr Brummell on 12 March stating:</text:span></text:p>
          </draw:text-box>
        </draw:frame>
        <draw:frame draw:style-name="gr1" draw:text-style-name="P2" draw:layer="layout" svg:width="15.17cm" svg:height="0.475cm" svg:x="2.95cm" svg:y="20.133cm">
          <draw:text-box>
            <text:p text:style-name="P1"><text:span text:style-name="T4">“</text:span><text:span text:style-name="T4">It is clear that legal controversy will undoubtedly surround the announcement of </text:span></text:p>
          </draw:text-box>
        </draw:frame>
        <draw:frame draw:style-name="gr1" draw:text-style-name="P2" draw:layer="layout" svg:width="15.602cm" svg:height="0.475cm" svg:x="2.95cm" svg:y="20.698cm">
          <draw:text-box>
            <text:p text:style-name="P1"><text:span text:style-name="T4">any decision by the Government to proceed to military action in the absence of the </text:span></text:p>
          </draw:text-box>
        </draw:frame>
        <draw:frame draw:style-name="gr1" draw:text-style-name="P2" draw:layer="layout" svg:width="15.2cm" svg:height="0.475cm" svg:x="2.95cm" svg:y="21.262cm">
          <draw:text-box>
            <text:p text:style-name="P1"><text:span text:style-name="T4">adoption of a further resolution by the UN Security Council. The CDS is naturally </text:span></text:p>
          </draw:text-box>
        </draw:frame>
        <draw:frame draw:style-name="gr1" draw:text-style-name="P2" draw:layer="layout" svg:width="15.445cm" svg:height="0.475cm" svg:x="2.95cm" svg:y="21.827cm">
          <draw:text-box>
            <text:p text:style-name="P1"><text:span text:style-name="T4">concerned to be assured that his order to commit UK Armed Forces to the conflict </text:span></text:p>
          </draw:text-box>
        </draw:frame>
        <draw:frame draw:style-name="gr1" draw:text-style-name="P2" draw:layer="layout" svg:width="15.869cm" svg:height="0.475cm" svg:x="2.95cm" svg:y="22.391cm">
          <draw:text-box>
            <text:p text:style-name="P1"><text:span text:style-name="T4">in such circumstances would be a lawful order by him. I have informed the CDS that </text:span></text:p>
          </draw:text-box>
        </draw:frame>
        <draw:frame draw:style-name="gr1" draw:text-style-name="P2" draw:layer="layout" svg:width="15.149cm" svg:height="0.475cm" svg:x="2.95cm" svg:y="22.956cm">
          <draw:text-box>
            <text:p text:style-name="P1"><text:span text:style-name="T4">if the Attorney General has advised that he is satisfied that the proposed military </text:span></text:p>
          </draw:text-box>
        </draw:frame>
        <draw:frame draw:style-name="gr1" draw:text-style-name="P2" draw:layer="layout" svg:width="15.009cm" svg:height="0.475cm" svg:x="2.95cm" svg:y="23.52cm">
          <draw:text-box>
            <text:p text:style-name="P1"><text:span text:style-name="T4">action by the UK would be in accordance with national and international law, he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0.64cm" svg:height="0.475cm" svg:x="2.95cm" svg:y="24.085cm">
          <draw:text-box>
            <text:p text:style-name="P1"><text:span text:style-name="T4">[CDS] can properly give his order committing UK forces.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270 </text:span></text:p>
          </draw:text-box>
        </draw:frame>
        <draw:frame draw:style-name="gr4" draw:text-style-name="P5" draw:layer="layout" svg:width="10.163cm" svg:height="0.395cm" svg:x="2.6cm" svg:y="25.934cm">
          <draw:text-box>
            <text:p text:style-name="P1"><text:span text:style-name="T11">House of Commons, </text:span><text:span text:style-name="T19">Official Report</text:span><text:span text:style-name="T11">, 13 March 2003, column 438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271 </text:span></text:p>
          </draw:text-box>
        </draw:frame>
        <draw:frame draw:style-name="gr4" draw:text-style-name="P5" draw:layer="layout" svg:width="10.163cm" svg:height="0.395cm" svg:x="2.6cm" svg:y="26.357cm">
          <draw:text-box>
            <text:p text:style-name="P1"><text:span text:style-name="T11">House of Commons, </text:span><text:span text:style-name="T19">Official Report</text:span><text:span text:style-name="T11">, 13 March 2003, column 440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272 </text:span></text:p>
          </draw:text-box>
        </draw:frame>
        <draw:frame draw:style-name="gr4" draw:text-style-name="P5" draw:layer="layout" svg:width="11.704cm" svg:height="0.395cm" svg:x="2.6cm" svg:y="26.781cm">
          <draw:text-box>
            <text:p text:style-name="P1"><text:span text:style-name="T11">House of Commons, </text:span><text:span text:style-name="T19">Official Report</text:span><text:span text:style-name="T11">, 13 March 2003, columns 444 and 446.</text:span></text:p>
          </draw:text-box>
        </draw:frame>
      </draw:page>
      <draw:page draw:name="page12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4</text:span></text:p>
          </draw:text-box>
        </draw:frame>
        <draw:frame draw:style-name="gr1" draw:text-style-name="P2" draw:layer="layout" svg:width="15.319cm" svg:height="0.475cm" svg:x="2.95cm" svg:y="2.525cm">
          <draw:text-box>
            <text:p text:style-name="P1"><text:span text:style-name="T4">“</text:span><text:span text:style-name="T4">In view of the rapidly developing situation, I thought that the Attorney would wish </text:span></text:p>
          </draw:text-box>
        </draw:frame>
        <draw:frame draw:style-name="gr1" draw:text-style-name="P2" draw:layer="layout" svg:width="8.016cm" svg:height="0.475cm" svg:x="2.95cm" svg:y="3.09cm">
          <draw:text-box>
            <text:p text:style-name="P1"><text:span text:style-name="T4">to know what I have said on this question.”</text:span></text:p>
          </draw:text-box>
        </draw:frame>
        <draw:frame draw:style-name="gr7" draw:text-style-name="P8" draw:layer="layout" svg:width="0.408cm" svg:height="0.276cm" svg:x="10.927cm" svg:y="3.108cm">
          <draw:text-box>
            <text:p text:style-name="P1"><text:span text:style-name="T13">273</text:span></text:p>
          </draw:text-box>
        </draw:frame>
        <draw:frame draw:style-name="gr1" draw:text-style-name="P2" draw:layer="layout" svg:width="0.422cm" svg:height="0.475cm" svg:x="11.339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353cm" svg:height="0.475cm" svg:x="2.2cm" svg:y="4.004cm">
          <draw:text-box>
            <text:p text:style-name="P1"><text:span text:style-name="T7">689. </text:span><text:span text:style-name="T4"><text:s/>Lord Goldsmith met Mr Brummell and Ms Adams at 1300 on 13 March.</text:span></text:p>
          </draw:text-box>
        </draw:frame>
        <draw:frame draw:style-name="gr7" draw:text-style-name="P8" draw:layer="layout" svg:width="0.408cm" svg:height="0.276cm" svg:x="16.482cm" svg:y="4.023cm">
          <draw:text-box>
            <text:p text:style-name="P1"><text:span text:style-name="T13">274</text:span></text:p>
          </draw:text-box>
        </draw:frame>
        <draw:frame draw:style-name="gr1" draw:text-style-name="P2" draw:layer="layout" svg:width="0.422cm" svg:height="0.475cm" svg:x="16.894cm" svg:y="4.00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64cm" svg:height="0.475cm" svg:x="2.2cm" svg:y="4.918cm">
          <draw:text-box>
            <text:p text:style-name="P1"><text:span text:style-name="T7">690. </text:span><text:span text:style-name="T4"><text:s/>In a minute approved by Lord Goldsmith, Mr Brummell wrote that Lord Goldsmith </text:span></text:p>
          </draw:text-box>
        </draw:frame>
        <draw:frame draw:style-name="gr1" draw:text-style-name="P2" draw:layer="layout" svg:width="3.266cm" svg:height="0.475cm" svg:x="2.2cm" svg:y="5.483cm">
          <draw:text-box>
            <text:p text:style-name="P1"><text:span text:style-name="T4">had told him that:</text:span></text:p>
          </draw:text-box>
        </draw:frame>
        <draw:frame draw:style-name="gr1" draw:text-style-name="P2" draw:layer="layout" svg:width="15.81cm" svg:height="0.475cm" svg:x="2.95cm" svg:y="6.397cm">
          <draw:text-box>
            <text:p text:style-name="P1"><text:span text:style-name="T4">“… </text:span><text:span text:style-name="T4">he had been giving further careful consideration to his view of the legal basis for </text:span></text:p>
          </draw:text-box>
        </draw:frame>
        <draw:frame draw:style-name="gr1" draw:text-style-name="P2" draw:layer="layout" svg:width="15.602cm" svg:height="0.475cm" svg:x="2.95cm" svg:y="6.962cm">
          <draw:text-box>
            <text:p text:style-name="P1"><text:span text:style-name="T4">the use of force against Iraq … It was clear … that there was a sound basis for the </text:span></text:p>
          </draw:text-box>
        </draw:frame>
        <draw:frame draw:style-name="gr1" draw:text-style-name="P2" draw:layer="layout" svg:width="5.827cm" svg:height="0.475cm" svg:x="2.95cm" svg:y="7.526cm">
          <draw:text-box>
            <text:p text:style-name="P1"><text:span text:style-name="T4">revival argument in principle …</text:span></text:p>
          </draw:text-box>
        </draw:frame>
        <draw:frame draw:style-name="gr1" draw:text-style-name="P2" draw:layer="layout" svg:width="15.34cm" svg:height="0.475cm" svg:x="2.95cm" svg:y="8.441cm">
          <draw:text-box>
            <text:p text:style-name="P1"><text:span text:style-name="T4">“</text:span><text:span text:style-name="T4">The question was whether the conditions for the operation of the revival doctrine </text:span></text:p>
          </draw:text-box>
        </draw:frame>
        <draw:frame draw:style-name="gr1" draw:text-style-name="P2" draw:layer="layout" svg:width="15.001cm" svg:height="0.475cm" svg:x="2.95cm" svg:y="9.005cm">
          <draw:text-box>
            <text:p text:style-name="P1"><text:span text:style-name="T4">applied in this case. The Attorney confirmed that, after further reflection, he had </text:span></text:p>
          </draw:text-box>
        </draw:frame>
        <draw:frame draw:style-name="gr1" draw:text-style-name="P2" draw:layer="layout" svg:width="16.029cm" svg:height="0.475cm" svg:x="2.95cm" svg:y="9.57cm">
          <draw:text-box>
            <text:p text:style-name="P1"><text:span text:style-name="T4">come to the clear view that on balance the better view was that the conditions for the </text:span></text:p>
          </draw:text-box>
        </draw:frame>
        <draw:frame draw:style-name="gr1" draw:text-style-name="P2" draw:layer="layout" svg:width="15.873cm" svg:height="0.475cm" svg:x="2.95cm" svg:y="10.134cm">
          <draw:text-box>
            <text:p text:style-name="P1"><text:span text:style-name="T4">operation of the revival argument were met in this case, i.e. there was a lawful basis </text:span></text:p>
          </draw:text-box>
        </draw:frame>
        <draw:frame draw:style-name="gr1" draw:text-style-name="P2" draw:layer="layout" svg:width="13.477cm" svg:height="0.475cm" svg:x="2.95cm" svg:y="10.698cm">
          <draw:text-box>
            <text:p text:style-name="P1"><text:span text:style-name="T4">for the use of force without a further resolution beyond resolution 1441.”</text:span></text:p>
          </draw:text-box>
        </draw:frame>
        <draw:frame draw:style-name="gr7" draw:text-style-name="P8" draw:layer="layout" svg:width="0.408cm" svg:height="0.276cm" svg:x="16.364cm" svg:y="10.717cm">
          <draw:text-box>
            <text:p text:style-name="P1"><text:span text:style-name="T13">275</text:span></text:p>
          </draw:text-box>
        </draw:frame>
        <draw:frame draw:style-name="gr1" draw:text-style-name="P2" draw:layer="layout" svg:width="0.422cm" svg:height="0.475cm" svg:x="16.775cm" svg:y="10.6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7cm" svg:height="0.475cm" svg:x="2.2cm" svg:y="11.613cm">
          <draw:text-box>
            <text:p text:style-name="P1"><text:span text:style-name="T7">691. </text:span><text:span text:style-name="T4"><text:s/>Addressing the key provisions of resolution 1441, Mr Brummell reported that </text:span></text:p>
          </draw:text-box>
        </draw:frame>
        <draw:frame draw:style-name="gr1" draw:text-style-name="P2" draw:layer="layout" svg:width="5.226cm" svg:height="0.475cm" svg:x="2.2cm" svg:y="12.177cm">
          <draw:text-box>
            <text:p text:style-name="P1"><text:span text:style-name="T4">Lord Goldsmith had stated: </text:span></text:p>
          </draw:text-box>
        </draw:frame>
        <draw:frame draw:style-name="gr1" draw:text-style-name="P2" draw:layer="layout" svg:width="15.911cm" svg:height="0.475cm" svg:x="2.95cm" svg:y="13.092cm">
          <draw:text-box>
            <text:p text:style-name="P1"><text:span text:style-name="T4">“… </text:span><text:span text:style-name="T4">the crucial point … was that OP12 did not stipulate that there should be a further </text:span></text:p>
          </draw:text-box>
        </draw:frame>
        <draw:frame draw:style-name="gr1" draw:text-style-name="P2" draw:layer="layout" svg:width="15.585cm" svg:height="0.475cm" svg:x="2.95cm" svg:y="13.656cm">
          <draw:text-box>
            <text:p text:style-name="P1"><text:span text:style-name="T4">decision of the SC before military action was taken, but simply provided for reports </text:span></text:p>
          </draw:text-box>
        </draw:frame>
        <draw:frame draw:style-name="gr1" draw:text-style-name="P2" draw:layer="layout" svg:width="15.022cm" svg:height="0.475cm" svg:x="2.95cm" svg:y="14.221cm">
          <draw:text-box>
            <text:p text:style-name="P1"><text:span text:style-name="T4">of any further breaches by Iraq to be considered by the SC. In the absence of a </text:span></text:p>
          </draw:text-box>
        </draw:frame>
        <draw:frame draw:style-name="gr1" draw:text-style-name="P2" draw:layer="layout" svg:width="15.272cm" svg:height="0.475cm" svg:x="2.95cm" svg:y="14.785cm">
          <draw:text-box>
            <text:p text:style-name="P1"><text:span text:style-name="T4">further decision by the SC, the Attorney General thought that the better view was </text:span></text:p>
          </draw:text-box>
        </draw:frame>
        <draw:frame draw:style-name="gr1" draw:text-style-name="P2" draw:layer="layout" svg:width="15.153cm" svg:height="0.475cm" svg:x="2.95cm" svg:y="15.35cm">
          <draw:text-box>
            <text:p text:style-name="P1"><text:span text:style-name="T4">that resolution 1441 itself revived resolution 678 and provided the legal basis for </text:span></text:p>
          </draw:text-box>
        </draw:frame>
        <draw:frame draw:style-name="gr1" draw:text-style-name="P2" draw:layer="layout" svg:width="15.746cm" svg:height="0.475cm" svg:x="2.95cm" svg:y="15.914cm">
          <draw:text-box>
            <text:p text:style-name="P1"><text:span text:style-name="T4">use of force. (It was, moreover plain that Iraq had failed to take the final opportunity </text:span></text:p>
          </draw:text-box>
        </draw:frame>
        <draw:frame draw:style-name="gr1" draw:text-style-name="P2" draw:layer="layout" svg:width="15.102cm" svg:height="0.475cm" svg:x="2.95cm" svg:y="16.478cm">
          <draw:text-box>
            <text:p text:style-name="P1"><text:span text:style-name="T4">afforded to it and continued to be in material breach: not a single member of the </text:span></text:p>
          </draw:text-box>
        </draw:frame>
        <draw:frame draw:style-name="gr1" draw:text-style-name="P2" draw:layer="layout" svg:width="7.63cm" svg:height="0.475cm" svg:x="2.95cm" svg:y="17.043cm">
          <draw:text-box>
            <text:p text:style-name="P1"><text:span text:style-name="T4">SC considered that Iraq had complied.)” </text:span></text:p>
          </draw:text-box>
        </draw:frame>
        <draw:frame draw:style-name="gr1" draw:text-style-name="P2" draw:layer="layout" svg:width="4.895cm" svg:height="0.475cm" svg:x="2.2cm" svg:y="17.957cm">
          <draw:text-box>
            <text:p text:style-name="P1"><text:span text:style-name="T7">692. </text:span><text:span text:style-name="T4"><text:s/>Lord Goldsmith had:</text:span></text:p>
          </draw:text-box>
        </draw:frame>
        <draw:frame draw:style-name="gr1" draw:text-style-name="P2" draw:layer="layout" svg:width="15.852cm" svg:height="0.475cm" svg:x="2.95cm" svg:y="18.872cm">
          <draw:text-box>
            <text:p text:style-name="P1"><text:span text:style-name="T4">“… </text:span><text:span text:style-name="T4">fully taken into account the contrary arguments. In coming to his concluded view </text:span></text:p>
          </draw:text-box>
        </draw:frame>
        <draw:frame draw:style-name="gr1" draw:text-style-name="P2" draw:layer="layout" svg:width="15.115cm" svg:height="0.475cm" svg:x="2.95cm" svg:y="19.436cm">
          <draw:text-box>
            <text:p text:style-name="P1"><text:span text:style-name="T4">… </text:span><text:span text:style-name="T4">he had been greatly assisted by the background material he had seen on the </text:span></text:p>
          </draw:text-box>
        </draw:frame>
        <draw:frame draw:style-name="gr1" draw:text-style-name="P2" draw:layer="layout" svg:width="16.021cm" svg:height="0.475cm" svg:x="2.95cm" svg:y="20.001cm">
          <draw:text-box>
            <text:p text:style-name="P1"><text:span text:style-name="T4">history of the negotiation of resolution 1441 and his discussions with both Sir Jeremy </text:span></text:p>
          </draw:text-box>
        </draw:frame>
        <draw:frame draw:style-name="gr1" draw:text-style-name="P2" draw:layer="layout" svg:width="6.775cm" svg:height="0.475cm" svg:x="2.95cm" svg:y="20.565cm">
          <draw:text-box>
            <text:p text:style-name="P1"><text:span text:style-name="T4">Greenstock and the US lawyers …” </text:span></text:p>
          </draw:text-box>
        </draw:frame>
        <draw:frame draw:style-name="gr1" draw:text-style-name="P2" draw:layer="layout" svg:width="6.199cm" svg:height="0.475cm" svg:x="2.2cm" svg:y="21.48cm">
          <draw:text-box>
            <text:p text:style-name="P1"><text:span text:style-name="T7">693. </text:span><text:span text:style-name="T4"><text:s/>Lord Goldsmith’s view was:</text:span></text:p>
          </draw:text-box>
        </draw:frame>
        <draw:frame draw:style-name="gr1" draw:text-style-name="P2" draw:layer="layout" svg:width="15.348cm" svg:height="0.475cm" svg:x="2.95cm" svg:y="22.394cm">
          <draw:text-box>
            <text:p text:style-name="P1"><text:span text:style-name="T4">“</text:span><text:span text:style-name="T4">It was apparent from this background material that members of the Council were </text:span></text:p>
          </draw:text-box>
        </draw:frame>
        <draw:frame draw:style-name="gr1" draw:text-style-name="P2" draw:layer="layout" svg:width="15.974cm" svg:height="0.475cm" svg:x="2.95cm" svg:y="22.958cm">
          <draw:text-box>
            <text:p text:style-name="P1"><text:span text:style-name="T4">well aware that a finding of material breach by the SC was tantamount to authorising </text:span></text:p>
          </draw:text-box>
        </draw:frame>
        <draw:frame draw:style-name="gr1" draw:text-style-name="P2" draw:layer="layout" svg:width="15.314cm" svg:height="0.475cm" svg:x="2.95cm" svg:y="23.523cm">
          <draw:text-box>
            <text:p text:style-name="P1"><text:span text:style-name="T4">the use of force (through the operation of the revival doctrine). It was for this very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9" draw:text-style-name="P9" draw:layer="layout" svg:x1="2.6cm" svg:y1="25.867cm" svg:x2="14.07cm" svg:y2="25.867cm">
          <text:p/>
        </draw:line>
        <draw:frame draw:style-name="gr1" draw:text-style-name="P2" draw:layer="layout" svg:width="14.903cm" svg:height="0.475cm" svg:x="2.95cm" svg:y="24.087cm">
          <draw:text-box>
            <text:p text:style-name="P1"><text:span text:style-name="T4">reason that the French had been keen to avoid the finding of a material breach 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273 </text:span></text:p>
          </draw:text-box>
        </draw:frame>
        <draw:line draw:style-name="gr9" draw:text-style-name="P9" draw:layer="layout" svg:x1="2.6cm" svg:y1="26.29cm" svg:x2="9.972cm" svg:y2="26.29cm">
          <text:p/>
        </draw:line>
        <draw:frame draw:style-name="gr4" draw:text-style-name="P5" draw:layer="layout" svg:width="11.589cm" svg:height="0.395cm" svg:x="2.6cm" svg:y="25.511cm">
          <draw:text-box>
            <text:p text:style-name="P1"><text:span text:style-name="T6">Letter Hemming to Brummell, 12 March 2003, ‘Iraq – Position of the CDS’</text:span><text:span text:style-name="T11">.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274 </text:span></text:p>
          </draw:text-box>
        </draw:frame>
        <draw:line draw:style-name="gr9" draw:text-style-name="P9" draw:layer="layout" svg:x1="2.6cm" svg:y1="26.714cm" svg:x2="18.799cm" svg:y2="26.714cm">
          <text:p/>
        </draw:line>
        <draw:line draw:style-name="gr9" draw:text-style-name="P9" draw:layer="layout" svg:x1="2.199cm" svg:y1="27.137cm" svg:x2="7.618cm" svg:y2="27.137cm">
          <text:p/>
        </draw:line>
        <draw:frame draw:style-name="gr4" draw:text-style-name="P5" draw:layer="layout" svg:width="7.435cm" svg:height="0.395cm" svg:x="2.6cm" svg:y="25.934cm">
          <draw:text-box>
            <text:p text:style-name="P1"><text:span text:style-name="T6">Diary extract Attorney General, 13 March 2003.</text:span><text:span text:style-name="T11">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275 </text:span></text:p>
          </draw:text-box>
        </draw:frame>
        <draw:frame draw:style-name="gr4" draw:text-style-name="P5" draw:layer="layout" svg:width="16.182cm" svg:height="0.395cm" svg:x="2.6cm" svg:y="26.357cm">
          <draw:text-box>
            <text:p text:style-name="P1"><text:span text:style-name="T6">Minute Brummell, 13 March 2003, ‘Iraq: Legal Basis for Use of Force – Note of Discussion with Attorney </text:span></text:p>
          </draw:text-box>
        </draw:frame>
        <draw:frame draw:style-name="gr4" draw:text-style-name="P5" draw:layer="layout" svg:width="5.59cm" svg:height="0.395cm" svg:x="2.2cm" svg:y="26.781cm">
          <draw:text-box>
            <text:p text:style-name="P1"><text:span text:style-name="T6">General Thursday, 13 March 2003’</text:span><text:span text:style-name="T11">. </text:span></text:p>
          </draw:text-box>
        </draw:frame>
      </draw:page>
      <draw:page draw:name="page125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5</text:span></text:p>
          </draw:text-box>
        </draw:frame>
        <draw:frame draw:style-name="gr1" draw:text-style-name="P2" draw:layer="layout" svg:width="15.365cm" svg:height="0.475cm" svg:x="2.95cm" svg:y="2.525cm">
          <draw:text-box>
            <text:p text:style-name="P1"><text:span text:style-name="T4">and had argued for the fire-break provision in OP2, so as to prevent automaticité. </text:span></text:p>
          </draw:text-box>
        </draw:frame>
        <draw:frame draw:style-name="gr1" draw:text-style-name="P2" draw:layer="layout" svg:width="15.25cm" svg:height="0.475cm" svg:x="2.95cm" svg:y="3.09cm">
          <draw:text-box>
            <text:p text:style-name="P1"><text:span text:style-name="T4">And in relation to OP12 it was evident that the French, who had pressed hard for </text:span></text:p>
          </draw:text-box>
        </draw:frame>
        <draw:frame draw:style-name="gr1" draw:text-style-name="P2" draw:layer="layout" svg:width="15.513cm" svg:height="0.475cm" svg:x="2.95cm" svg:y="3.654cm">
          <draw:text-box>
            <text:p text:style-name="P1"><text:span text:style-name="T4">a reference to a ‘decision’ (as a pre-condition to use of force), appreciated that, as </text:span></text:p>
          </draw:text-box>
        </draw:frame>
        <draw:frame draw:style-name="gr1" draw:text-style-name="P2" draw:layer="layout" svg:width="15.538cm" svg:height="0.475cm" svg:x="2.95cm" svg:y="4.218cm">
          <draw:text-box>
            <text:p text:style-name="P1"><text:span text:style-name="T4">the final text provided only for the SC to ‘consider’ Iraq’s further breaches, the way </text:span></text:p>
          </draw:text-box>
        </draw:frame>
        <draw:frame draw:style-name="gr1" draw:text-style-name="P2" draw:layer="layout" svg:width="15.538cm" svg:height="0.475cm" svg:x="2.95cm" svg:y="4.783cm">
          <draw:text-box>
            <text:p text:style-name="P1"><text:span text:style-name="T4">was left open for the operation of the revival argument in the event that the SC did </text:span></text:p>
          </draw:text-box>
        </draw:frame>
        <draw:frame draw:style-name="gr1" draw:text-style-name="P2" draw:layer="layout" svg:width="4.963cm" svg:height="0.475cm" svg:x="2.95cm" svg:y="5.347cm">
          <draw:text-box>
            <text:p text:style-name="P1"><text:span text:style-name="T4">not come to any decision.”</text:span></text:p>
          </draw:text-box>
        </draw:frame>
        <draw:frame draw:style-name="gr1" draw:text-style-name="P2" draw:layer="layout" svg:width="4.895cm" svg:height="0.475cm" svg:x="2.2cm" svg:y="6.262cm">
          <draw:text-box>
            <text:p text:style-name="P1"><text:span text:style-name="T7">694. </text:span><text:span text:style-name="T4"><text:s/>Lord Goldsmith had:</text:span></text:p>
          </draw:text-box>
        </draw:frame>
        <draw:frame draw:style-name="gr1" draw:text-style-name="P2" draw:layer="layout" svg:width="15.107cm" svg:height="0.475cm" svg:x="2.95cm" svg:y="7.176cm">
          <draw:text-box>
            <text:p text:style-name="P1"><text:span text:style-name="T4">“… </text:span><text:span text:style-name="T4">explained that in his minute of 7 March he had wanted to make sure that the </text:span></text:p>
          </draw:text-box>
        </draw:frame>
        <draw:frame draw:style-name="gr1" draw:text-style-name="P2" draw:layer="layout" svg:width="15.03cm" svg:height="0.475cm" svg:x="2.95cm" svg:y="7.741cm">
          <draw:text-box>
            <text:p text:style-name="P1"><text:span text:style-name="T4">Prime Minister was fully aware of the competing arguments. He was clear in his </text:span></text:p>
          </draw:text-box>
        </draw:frame>
        <draw:frame draw:style-name="gr1" draw:text-style-name="P2" draw:layer="layout" svg:width="15.191cm" svg:height="0.475cm" svg:x="2.95cm" svg:y="8.305cm">
          <draw:text-box>
            <text:p text:style-name="P1"><text:span text:style-name="T4">own mind, however, that the better view was that there was a legal basis without </text:span></text:p>
          </draw:text-box>
        </draw:frame>
        <draw:frame draw:style-name="gr1" draw:text-style-name="P2" draw:layer="layout" svg:width="14.671cm" svg:height="0.475cm" svg:x="2.95cm" svg:y="8.87cm">
          <draw:text-box>
            <text:p text:style-name="P1"><text:span text:style-name="T4">a second resolution. He had come to this concluded view earlier in the week.” </text:span></text:p>
          </draw:text-box>
        </draw:frame>
        <draw:frame draw:style-name="gr1" draw:text-style-name="P2" draw:layer="layout" svg:width="9.683cm" svg:height="0.475cm" svg:x="2.2cm" svg:y="9.784cm">
          <draw:text-box>
            <text:p text:style-name="P1"><text:span text:style-name="T7">695. </text:span><text:span text:style-name="T4"><text:s/>Lord Goldsmith and Mr Brummell agreed that:</text:span></text:p>
          </draw:text-box>
        </draw:frame>
        <draw:frame draw:style-name="gr2" draw:text-style-name="P3" draw:layer="layout" svg:width="0.634cm" svg:height="0.712cm" svg:x="2.95cm" svg:y="10.5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81cm" svg:height="0.475cm" svg:x="3.7cm" svg:y="10.698cm">
          <draw:text-box>
            <text:p text:style-name="P1"><text:span text:style-name="T4">It would be proper for Mr Brummell to confirm to Mr Hemming that the proposed </text:span></text:p>
          </draw:text-box>
        </draw:frame>
        <draw:frame draw:style-name="gr1" draw:text-style-name="P2" draw:layer="layout" svg:width="13.769cm" svg:height="0.475cm" svg:x="3.7cm" svg:y="11.263cm">
          <draw:text-box>
            <text:p text:style-name="P1"><text:span text:style-name="T4">military action would be in accordance with national and international law.</text:span></text:p>
          </draw:text-box>
        </draw:frame>
        <draw:frame draw:style-name="gr2" draw:text-style-name="P3" draw:layer="layout" svg:width="0.634cm" svg:height="0.712cm" svg:x="2.95cm" svg:y="11.7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61cm" svg:height="0.475cm" svg:x="3.7cm" svg:y="11.927cm">
          <draw:text-box>
            <text:p text:style-name="P1"><text:span text:style-name="T4">It would be necessary to prepare a statement setting out the Attorney’s view </text:span></text:p>
          </draw:text-box>
        </draw:frame>
        <draw:frame draw:style-name="gr1" draw:text-style-name="P2" draw:layer="layout" svg:width="14.755cm" svg:height="0.475cm" svg:x="3.7cm" svg:y="12.492cm">
          <draw:text-box>
            <text:p text:style-name="P1"><text:span text:style-name="T4">of the legal position which could be deployed at Cabinet and in Parliament the </text:span></text:p>
          </draw:text-box>
        </draw:frame>
        <draw:frame draw:style-name="gr1" draw:text-style-name="P2" draw:layer="layout" svg:width="2.999cm" svg:height="0.475cm" svg:x="3.7cm" svg:y="13.056cm">
          <draw:text-box>
            <text:p text:style-name="P1"><text:span text:style-name="T4">following week. </text:span></text:p>
          </draw:text-box>
        </draw:frame>
        <draw:frame draw:style-name="gr1" draw:text-style-name="P2" draw:layer="layout" svg:width="16.321cm" svg:height="0.475cm" svg:x="2.2cm" svg:y="13.971cm">
          <draw:text-box>
            <text:p text:style-name="P1"><text:span text:style-name="T7">696. </text:span><text:span text:style-name="T4"><text:s/>Mr Brummell wrote to Mr Hemming on 14 March to “confirm” that Lord Goldsmith </text:span></text:p>
          </draw:text-box>
        </draw:frame>
        <draw:frame draw:style-name="gr1" draw:text-style-name="P2" draw:layer="layout" svg:width="16.275cm" svg:height="0.475cm" svg:x="2.2cm" svg:y="14.535cm">
          <draw:text-box>
            <text:p text:style-name="P1"><text:span text:style-name="T4">was “satisfied that the proposed military action by the UK would be in accordance with </text:span></text:p>
          </draw:text-box>
        </draw:frame>
        <draw:frame draw:style-name="gr1" draw:text-style-name="P2" draw:layer="layout" svg:width="5.768cm" svg:height="0.475cm" svg:x="2.2cm" svg:y="15.1cm">
          <draw:text-box>
            <text:p text:style-name="P1"><text:span text:style-name="T4">national and international law”.</text:span></text:p>
          </draw:text-box>
        </draw:frame>
        <draw:frame draw:style-name="gr7" draw:text-style-name="P8" draw:layer="layout" svg:width="0.408cm" svg:height="0.276cm" svg:x="7.942cm" svg:y="15.118cm">
          <draw:text-box>
            <text:p text:style-name="P1"><text:span text:style-name="T13">276</text:span></text:p>
          </draw:text-box>
        </draw:frame>
        <draw:frame draw:style-name="gr1" draw:text-style-name="P2" draw:layer="layout" svg:width="0.422cm" svg:height="0.475cm" svg:x="8.354cm" svg:y="15.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66cm" svg:height="0.475cm" svg:x="2.2cm" svg:y="16.014cm">
          <draw:text-box>
            <text:p text:style-name="P1"><text:span text:style-name="T7">697. </text:span><text:span text:style-name="T4"><text:s/>Copies of the letter were sent to the Private Offices of Mr Hoon, Admiral Boyce and </text:span></text:p>
          </draw:text-box>
        </draw:frame>
        <draw:frame draw:style-name="gr1" draw:text-style-name="P2" draw:layer="layout" svg:width="15.983cm" svg:height="0.475cm" svg:x="2.2cm" svg:y="16.578cm">
          <draw:text-box>
            <text:p text:style-name="P1"><text:span text:style-name="T4">Sir Kevin Tebbit, as well as to Mr Desmond Bowen (Cabinet Office) and Ms Wheldon.</text:span></text:p>
          </draw:text-box>
        </draw:frame>
        <draw:frame draw:style-name="gr1" draw:text-style-name="P2" draw:layer="layout" svg:width="16.063cm" svg:height="0.475cm" svg:x="2.2cm" svg:y="17.493cm">
          <draw:text-box>
            <text:p text:style-name="P1"><text:span text:style-name="T7">698. </text:span><text:span text:style-name="T4"><text:s/>Gen Jackson told the Inquiry that the Chiefs of Staff had seen Lord Goldsmith’s </text:span></text:p>
          </draw:text-box>
        </draw:frame>
        <draw:frame draw:style-name="gr1" draw:text-style-name="P2" draw:layer="layout" svg:width="3.473cm" svg:height="0.475cm" svg:x="2.2cm" svg:y="18.057cm">
          <draw:text-box>
            <text:p text:style-name="P1"><text:span text:style-name="T4">advice of 7 March.</text:span></text:p>
          </draw:text-box>
        </draw:frame>
        <draw:frame draw:style-name="gr7" draw:text-style-name="P8" draw:layer="layout" svg:width="0.408cm" svg:height="0.276cm" svg:x="5.659cm" svg:y="18.076cm">
          <draw:text-box>
            <text:p text:style-name="P1"><text:span text:style-name="T13">277</text:span></text:p>
          </draw:text-box>
        </draw:frame>
        <draw:frame draw:style-name="gr1" draw:text-style-name="P2" draw:layer="layout" svg:width="16.558cm" svg:height="0.475cm" svg:x="2.2cm" svg:y="18.972cm">
          <draw:text-box>
            <text:p text:style-name="P1"><text:span text:style-name="T7">699. </text:span><text:span text:style-name="T4"><text:s/>In his memoir, Gen Jackson wrote that the Chiefs of Staff had discussed the issue </text:span></text:p>
          </draw:text-box>
        </draw:frame>
        <draw:frame draw:style-name="gr1" draw:text-style-name="P2" draw:layer="layout" svg:width="16.258cm" svg:height="0.475cm" svg:x="2.2cm" svg:y="19.536cm">
          <draw:text-box>
            <text:p text:style-name="P1"><text:span text:style-name="T4">of the legal basis for military action and “collectively agreed that we needed to be sure </text:span></text:p>
          </draw:text-box>
        </draw:frame>
        <draw:frame draw:style-name="gr1" draw:text-style-name="P2" draw:layer="layout" svg:width="2.771cm" svg:height="0.475cm" svg:x="2.2cm" svg:y="20.101cm">
          <draw:text-box>
            <text:p text:style-name="P1"><text:span text:style-name="T4">of the ground”.</text:span></text:p>
          </draw:text-box>
        </draw:frame>
        <draw:frame draw:style-name="gr7" draw:text-style-name="P8" draw:layer="layout" svg:width="0.408cm" svg:height="0.276cm" svg:x="4.954cm" svg:y="20.119cm">
          <draw:text-box>
            <text:p text:style-name="P1"><text:span text:style-name="T13">278</text:span></text:p>
          </draw:text-box>
        </draw:frame>
        <draw:frame draw:style-name="gr1" draw:text-style-name="P2" draw:layer="layout" svg:width="12.664cm" svg:height="0.475cm" svg:x="5.365cm" svg:y="20.101cm">
          <draw:text-box>
            <text:p text:style-name="P1"><text:span text:style-name="T4"><text:s/></text:span><text:span text:style-name="T4">Adm Boyce had “on behalf of us all, sought the Attorney General’s </text:span></text:p>
          </draw:text-box>
        </draw:frame>
        <draw:frame draw:style-name="gr1" draw:text-style-name="P2" draw:layer="layout" svg:width="15.445cm" svg:height="0.475cm" svg:x="2.2cm" svg:y="20.665cm">
          <draw:text-box>
            <text:p text:style-name="P1"><text:span text:style-name="T4">assurances on the legality of the planned action” and the Chiefs had accepted his </text:span></text:p>
          </draw:text-box>
        </draw:frame>
        <draw:frame draw:style-name="gr1" draw:text-style-name="P2" draw:layer="layout" svg:width="1.348cm" svg:height="0.475cm" svg:x="2.2cm" svg:y="21.23cm">
          <draw:text-box>
            <text:p text:style-name="P1"><text:span text:style-name="T4">advice.</text:span></text:p>
          </draw:text-box>
        </draw:frame>
        <draw:frame draw:style-name="gr1" draw:text-style-name="P2" draw:layer="layout" svg:width="15.301cm" svg:height="0.475cm" svg:x="2.2cm" svg:y="22.144cm">
          <draw:text-box>
            <text:p text:style-name="P1"><text:span text:style-name="T7">700. </text:span><text:span text:style-name="T4"><text:s/>Gen Jackson told the Inquiry that a similar assurance had been sought and </text:span></text:p>
          </draw:text-box>
        </draw:frame>
        <draw:frame draw:style-name="gr1" draw:text-style-name="P2" draw:layer="layout" svg:width="10.369cm" svg:height="0.475cm" svg:x="2.2cm" svg:y="22.708cm">
          <draw:text-box>
            <text:p text:style-name="P1"><text:span text:style-name="T4">received in relation to military action in Kosovo in 1999.</text:span></text:p>
          </draw:text-box>
        </draw:frame>
        <draw:frame draw:style-name="gr7" draw:text-style-name="P8" draw:layer="layout" svg:width="0.408cm" svg:height="0.276cm" svg:x="12.53cm" svg:y="22.727cm">
          <draw:text-box>
            <text:p text:style-name="P1"><text:span text:style-name="T13">279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9" draw:text-style-name="P9" draw:layer="layout" svg:x1="2.6cm" svg:y1="25.867cm" svg:x2="14.07cm" svg:y2="25.867cm">
          <text:p/>
        </draw:line>
        <draw:frame draw:style-name="gr1" draw:text-style-name="P2" draw:layer="layout" svg:width="0.422cm" svg:height="0.475cm" svg:x="12.942cm" svg:y="22.708cm">
          <draw:text-box>
            <text:p text:style-name="P1"><text:span text:style-name="T4"><text:s/>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276 </text:span></text:p>
          </draw:text-box>
        </draw:frame>
        <draw:frame draw:style-name="gr4" draw:text-style-name="P5" draw:layer="layout" svg:width="11.589cm" svg:height="0.395cm" svg:x="2.6cm" svg:y="25.511cm">
          <draw:text-box>
            <text:p text:style-name="P1"><text:span text:style-name="T6">Letter Brummell to Hemming, 14 March 2003, ‘Iraq – Position of the CDS’</text:span><text:span text:style-name="T11">.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277 </text:span></text:p>
          </draw:text-box>
        </draw:frame>
        <draw:frame draw:style-name="gr4" draw:text-style-name="P5" draw:layer="layout" svg:width="5.963cm" svg:height="0.395cm" svg:x="2.6cm" svg:y="25.934cm">
          <draw:text-box>
            <text:p text:style-name="P1"><text:span text:style-name="T11">Public hearing, 28 July 2010, page 36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278 </text:span></text:p>
          </draw:text-box>
        </draw:frame>
        <draw:frame draw:style-name="gr4" draw:text-style-name="P5" draw:layer="layout" svg:width="14.053cm" svg:height="0.395cm" svg:x="2.6cm" svg:y="26.357cm">
          <draw:text-box>
            <text:p text:style-name="P1"><text:span text:style-name="T11">Jackson M. </text:span><text:span text:style-name="T19">Soldier:</text:span><text:span text:style-name="T11"> </text:span><text:span text:style-name="T19">The autobiography of General Sir Mike Jackson, </text:span><text:span text:style-name="T11">Bantam Press, 2007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279 </text:span></text:p>
          </draw:text-box>
        </draw:frame>
        <draw:frame draw:style-name="gr4" draw:text-style-name="P5" draw:layer="layout" svg:width="5.963cm" svg:height="0.395cm" svg:x="2.6cm" svg:y="26.781cm">
          <draw:text-box>
            <text:p text:style-name="P1"><text:span text:style-name="T11">Public hearing, 28 July 2010, page 38.</text:span></text:p>
          </draw:text-box>
        </draw:frame>
      </draw:page>
      <draw:page draw:name="page12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6</text:span></text:p>
          </draw:text-box>
        </draw:frame>
        <draw:frame draw:style-name="gr1" draw:text-style-name="P2" draw:layer="layout" svg:width="16.385cm" svg:height="0.475cm" svg:x="2.2cm" svg:y="2.525cm">
          <draw:text-box>
            <text:p text:style-name="P1"><text:span text:style-name="T7">701. </text:span><text:span text:style-name="T4"><text:s/>Lord Goldsmith told the Inquiry that he had reached his “better view” after he had </text:span></text:p>
          </draw:text-box>
        </draw:frame>
        <draw:frame draw:style-name="gr1" draw:text-style-name="P2" draw:layer="layout" svg:width="16.347cm" svg:height="0.475cm" svg:x="2.2cm" svg:y="3.09cm">
          <draw:text-box>
            <text:p text:style-name="P1"><text:span text:style-name="T4">received a letter from the Ministry of Defence stating that Adm Boyce needed “a yes or </text:span></text:p>
          </draw:text-box>
        </draw:frame>
        <draw:frame draw:style-name="gr1" draw:text-style-name="P2" draw:layer="layout" svg:width="16.436cm" svg:height="0.475cm" svg:x="2.2cm" svg:y="3.654cm">
          <draw:text-box>
            <text:p text:style-name="P1"><text:span text:style-name="T4">no answer” on whether military action would be lawful and, as requested by Sir Andrew </text:span></text:p>
          </draw:text-box>
        </draw:frame>
        <draw:frame draw:style-name="gr1" draw:text-style-name="P2" draw:layer="layout" svg:width="15.31cm" svg:height="0.475cm" svg:x="2.2cm" svg:y="4.218cm">
          <draw:text-box>
            <text:p text:style-name="P1"><text:span text:style-name="T4">Turnbull, a visit from Ms Wheldon asking the same question on behalf of the Civil </text:span></text:p>
          </draw:text-box>
        </draw:frame>
        <draw:frame draw:style-name="gr1" draw:text-style-name="P2" draw:layer="layout" svg:width="1.534cm" svg:height="0.475cm" svg:x="2.2cm" svg:y="4.783cm">
          <draw:text-box>
            <text:p text:style-name="P1"><text:span text:style-name="T4">Service.</text:span></text:p>
          </draw:text-box>
        </draw:frame>
        <draw:frame draw:style-name="gr7" draw:text-style-name="P8" draw:layer="layout" svg:width="0.408cm" svg:height="0.276cm" svg:x="3.729cm" svg:y="4.802cm">
          <draw:text-box>
            <text:p text:style-name="P1"><text:span text:style-name="T13">280</text:span></text:p>
          </draw:text-box>
        </draw:frame>
        <draw:frame draw:style-name="gr1" draw:text-style-name="P2" draw:layer="layout" svg:width="6.246cm" svg:height="0.475cm" svg:x="2.2cm" svg:y="5.697cm">
          <draw:text-box>
            <text:p text:style-name="P1"><text:span text:style-name="T7">702. </text:span><text:span text:style-name="T4"><text:s/>Lord Boyce told the Inquiry:</text:span></text:p>
          </draw:text-box>
        </draw:frame>
        <draw:frame draw:style-name="gr1" draw:text-style-name="P2" draw:layer="layout" svg:width="15.196cm" svg:height="0.475cm" svg:x="2.95cm" svg:y="6.612cm">
          <draw:text-box>
            <text:p text:style-name="P1"><text:span text:style-name="T4">“… </text:span><text:span text:style-name="T4">the propriety and/or the legality of what we were about to do was obviously a </text:span></text:p>
          </draw:text-box>
        </draw:frame>
        <draw:frame draw:style-name="gr1" draw:text-style-name="P2" draw:layer="layout" svg:width="15.83cm" svg:height="0.475cm" svg:x="2.95cm" svg:y="7.176cm">
          <draw:text-box>
            <text:p text:style-name="P1"><text:span text:style-name="T4">concern of mine, not least of it, since, somewhat against my better instincts, we had </text:span></text:p>
          </draw:text-box>
        </draw:frame>
        <draw:frame draw:style-name="gr1" draw:text-style-name="P2" draw:layer="layout" svg:width="16.034cm" svg:height="0.475cm" svg:x="2.95cm" svg:y="7.741cm">
          <draw:text-box>
            <text:p text:style-name="P1"><text:span text:style-name="T4">signed up to the ICC [International Criminal Court]. I always made it perfectly clear to </text:span></text:p>
          </draw:text-box>
        </draw:frame>
        <draw:frame draw:style-name="gr1" draw:text-style-name="P2" draw:layer="layout" svg:width="15.572cm" svg:height="0.475cm" svg:x="2.95cm" svg:y="8.305cm">
          <draw:text-box>
            <text:p text:style-name="P1"><text:span text:style-name="T4">the Prime Minister face-to-face, and, indeed, to the Cabinet, that if we were invited </text:span></text:p>
          </draw:text-box>
        </draw:frame>
        <draw:frame draw:style-name="gr1" draw:text-style-name="P2" draw:layer="layout" svg:width="14.946cm" svg:height="0.475cm" svg:x="2.95cm" svg:y="8.87cm">
          <draw:text-box>
            <text:p text:style-name="P1"><text:span text:style-name="T4">to go into Iraq, we had to have a good legal basis for doing so, which obviously </text:span></text:p>
          </draw:text-box>
        </draw:frame>
        <draw:frame draw:style-name="gr1" draw:text-style-name="P2" draw:layer="layout" svg:width="9.616cm" svg:height="0.475cm" svg:x="2.95cm" svg:y="9.434cm">
          <draw:text-box>
            <text:p text:style-name="P1"><text:span text:style-name="T4">a second resolution would have completely nailed.”</text:span></text:p>
          </draw:text-box>
        </draw:frame>
        <draw:frame draw:style-name="gr7" draw:text-style-name="P8" draw:layer="layout" svg:width="0.408cm" svg:height="0.276cm" svg:x="12.528cm" svg:y="9.453cm">
          <draw:text-box>
            <text:p text:style-name="P1"><text:span text:style-name="T13">281</text:span></text:p>
          </draw:text-box>
        </draw:frame>
        <draw:frame draw:style-name="gr1" draw:text-style-name="P2" draw:layer="layout" svg:width="0.422cm" svg:height="0.475cm" svg:x="12.939cm" svg:y="9.4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641cm" svg:height="0.475cm" svg:x="2.2cm" svg:y="10.348cm">
          <draw:text-box>
            <text:p text:style-name="P1"><text:span text:style-name="T7">703. </text:span><text:span text:style-name="T4"><text:s/>Lord Boyce added:</text:span></text:p>
          </draw:text-box>
        </draw:frame>
        <draw:frame draw:style-name="gr1" draw:text-style-name="P2" draw:layer="layout" svg:width="16.009cm" svg:height="0.475cm" svg:x="2.95cm" svg:y="11.263cm">
          <draw:text-box>
            <text:p text:style-name="P1"><text:span text:style-name="T4">“… </text:span><text:span text:style-name="T4">that wasn’t new, it was something which I had told the Prime Minister that I would </text:span></text:p>
          </draw:text-box>
        </draw:frame>
        <draw:frame draw:style-name="gr1" draw:text-style-name="P2" draw:layer="layout" svg:width="15.043cm" svg:height="0.475cm" svg:x="2.95cm" svg:y="11.827cm">
          <draw:text-box>
            <text:p text:style-name="P1"><text:span text:style-name="T4">need at the end of the day, long before March. This is back in January when we </text:span></text:p>
          </draw:text-box>
        </draw:frame>
        <draw:frame draw:style-name="gr1" draw:text-style-name="P2" draw:layer="layout" svg:width="15.471cm" svg:height="0.475cm" svg:x="2.95cm" svg:y="12.392cm">
          <draw:text-box>
            <text:p text:style-name="P1"><text:span text:style-name="T4">started to commit our forces out there, and, as you say, I received that assurance. </text:span></text:p>
          </draw:text-box>
        </draw:frame>
        <draw:frame draw:style-name="gr1" draw:text-style-name="P2" draw:layer="layout" svg:width="15.166cm" svg:height="0.475cm" svg:x="2.95cm" svg:y="12.956cm">
          <draw:text-box>
            <text:p text:style-name="P1"><text:span text:style-name="T4">This was an important issue, particularly because of the speculation in the press </text:span></text:p>
          </draw:text-box>
        </draw:frame>
        <draw:frame draw:style-name="gr1" draw:text-style-name="P2" draw:layer="layout" svg:width="15.14cm" svg:height="0.475cm" svg:x="2.95cm" svg:y="13.521cm">
          <draw:text-box>
            <text:p text:style-name="P1"><text:span text:style-name="T4">about the legality or otherwise and, as far as I was concerned particularly for my </text:span></text:p>
          </draw:text-box>
        </draw:frame>
        <draw:frame draw:style-name="gr1" draw:text-style-name="P2" draw:layer="layout" svg:width="15.979cm" svg:height="0.475cm" svg:x="2.95cm" svg:y="14.085cm">
          <draw:text-box>
            <text:p text:style-name="P1"><text:span text:style-name="T4">constituency, in other words, soldiers, sailors and airmen and their families had to be </text:span></text:p>
          </draw:text-box>
        </draw:frame>
        <draw:frame draw:style-name="gr1" draw:text-style-name="P2" draw:layer="layout" svg:width="15.949cm" svg:height="0.475cm" svg:x="2.95cm" svg:y="14.65cm">
          <draw:text-box>
            <text:p text:style-name="P1"><text:span text:style-name="T4">told that what they were doing was legal. So it formed the first line of my Operational </text:span></text:p>
          </draw:text-box>
        </draw:frame>
        <draw:frame draw:style-name="gr1" draw:text-style-name="P2" draw:layer="layout" svg:width="15.068cm" svg:height="0.475cm" svg:x="2.95cm" svg:y="15.214cm">
          <draw:text-box>
            <text:p text:style-name="P1"><text:span text:style-name="T4">Directive which I signed on 20 March, and it was important for me just to have a </text:span></text:p>
          </draw:text-box>
        </draw:frame>
        <draw:frame draw:style-name="gr1" draw:text-style-name="P2" draw:layer="layout" svg:width="15.022cm" svg:height="0.475cm" svg:x="2.95cm" svg:y="15.778cm">
          <draw:text-box>
            <text:p text:style-name="P1"><text:span text:style-name="T4">one-liner, because that was what was required, as far as I was concerned, from </text:span></text:p>
          </draw:text-box>
        </draw:frame>
        <draw:frame draw:style-name="gr1" draw:text-style-name="P2" draw:layer="layout" svg:width="11.174cm" svg:height="0.475cm" svg:x="2.95cm" svg:y="16.343cm">
          <draw:text-box>
            <text:p text:style-name="P1"><text:span text:style-name="T4">the Government Law Officer, which, as you say, I received.”</text:span></text:p>
          </draw:text-box>
        </draw:frame>
        <draw:frame draw:style-name="gr7" draw:text-style-name="P8" draw:layer="layout" svg:width="0.408cm" svg:height="0.276cm" svg:x="14.095cm" svg:y="16.362cm">
          <draw:text-box>
            <text:p text:style-name="P1"><text:span text:style-name="T13">282</text:span></text:p>
          </draw:text-box>
        </draw:frame>
        <draw:frame draw:style-name="gr1" draw:text-style-name="P2" draw:layer="layout" svg:width="6.974cm" svg:height="0.475cm" svg:x="2.2cm" svg:y="17.257cm">
          <draw:text-box>
            <text:p text:style-name="P1"><text:span text:style-name="T7">704. </text:span><text:span text:style-name="T4"><text:s/>Lord Goldsmith told the Inquiry:</text:span></text:p>
          </draw:text-box>
        </draw:frame>
        <draw:frame draw:style-name="gr1" draw:text-style-name="P2" draw:layer="layout" svg:width="15.594cm" svg:height="0.475cm" svg:x="2.95cm" svg:y="18.172cm">
          <draw:text-box>
            <text:p text:style-name="P1"><text:span text:style-name="T4">“… </text:span><text:span text:style-name="T4">there were a number of things which happened after 7 March. It was becoming </text:span></text:p>
          </draw:text-box>
        </draw:frame>
        <draw:frame draw:style-name="gr1" draw:text-style-name="P2" draw:layer="layout" svg:width="15.416cm" svg:height="0.475cm" svg:x="2.95cm" svg:y="18.736cm">
          <draw:text-box>
            <text:p text:style-name="P1"><text:span text:style-name="T4">clear, though it hadn’t yet become definitive, that the second resolution was going </text:span></text:p>
          </draw:text-box>
        </draw:frame>
        <draw:frame draw:style-name="gr1" draw:text-style-name="P2" draw:layer="layout" svg:width="5.171cm" svg:height="0.475cm" svg:x="2.95cm" svg:y="19.301cm">
          <draw:text-box>
            <text:p text:style-name="P1"><text:span text:style-name="T4">to be very difficult to obtain.</text:span></text:p>
          </draw:text-box>
        </draw:frame>
        <draw:frame draw:style-name="gr1" draw:text-style-name="P2" draw:layer="layout" svg:width="15.801cm" svg:height="0.475cm" svg:x="2.95cm" svg:y="20.215cm">
          <draw:text-box>
            <text:p text:style-name="P1"><text:span text:style-name="T4">“… </text:span><text:span text:style-name="T4">But most importantly … I had been presented with a letter which had come from </text:span></text:p>
          </draw:text-box>
        </draw:frame>
        <draw:frame draw:style-name="gr1" draw:text-style-name="P2" draw:layer="layout" svg:width="15.581cm" svg:height="0.475cm" svg:x="2.95cm" svg:y="20.78cm">
          <draw:text-box>
            <text:p text:style-name="P1"><text:span text:style-name="T4">the Ministry of Defence, which reflected the view of CDS, and which was … calling </text:span></text:p>
          </draw:text-box>
        </draw:frame>
        <draw:frame draw:style-name="gr1" draw:text-style-name="P2" draw:layer="layout" svg:width="11.669cm" svg:height="0.475cm" svg:x="2.95cm" svg:y="21.344cm">
          <draw:text-box>
            <text:p text:style-name="P1"><text:span text:style-name="T4">for this clear view, a yes or no answer, as I think he has put it. </text:span></text:p>
          </draw:text-box>
        </draw:frame>
        <draw:frame draw:style-name="gr1" draw:text-style-name="P2" draw:layer="layout" svg:width="15.7cm" svg:height="0.475cm" svg:x="2.95cm" svg:y="22.258cm">
          <draw:text-box>
            <text:p text:style-name="P1"><text:span text:style-name="T4">“</text:span><text:span text:style-name="T4">At about the same time, I also received a visit from Juliet Wheldon … the Treasury </text:span></text:p>
          </draw:text-box>
        </draw:frame>
        <draw:frame draw:style-name="gr1" draw:text-style-name="P2" draw:layer="layout" svg:width="15.911cm" svg:height="0.475cm" svg:x="2.95cm" svg:y="22.823cm">
          <draw:text-box>
            <text:p text:style-name="P1"><text:span text:style-name="T4">Solicitor. I understood her to be speaking on behalf of the Civil Service, and, indeed, </text:span></text:p>
          </draw:text-box>
        </draw:frame>
        <draw:frame draw:style-name="gr1" draw:text-style-name="P2" draw:layer="layout" svg:width="15.839cm" svg:height="0.475cm" svg:x="2.95cm" svg:y="23.387cm">
          <draw:text-box>
            <text:p text:style-name="P1"><text:span text:style-name="T4">from what I now know, I suspect, believe, she would at least have been encouraged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2.317cm" svg:height="0.475cm" svg:x="2.95cm" svg:y="23.952cm">
          <draw:text-box>
            <text:p text:style-name="P1"><text:span text:style-name="T4">to do that by the Cabinet Secretary on behalf of the Civil Service.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280 </text:span></text:p>
          </draw:text-box>
        </draw:frame>
        <draw:frame draw:style-name="gr4" draw:text-style-name="P5" draw:layer="layout" svg:width="7.275cm" svg:height="0.395cm" svg:x="2.6cm" svg:y="25.934cm">
          <draw:text-box>
            <text:p text:style-name="P1"><text:span text:style-name="T11">Public hearing, 27 January 2010, pages 184-5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281 </text:span></text:p>
          </draw:text-box>
        </draw:frame>
        <draw:frame draw:style-name="gr4" draw:text-style-name="P5" draw:layer="layout" svg:width="6.763cm" svg:height="0.395cm" svg:x="2.6cm" svg:y="26.357cm">
          <draw:text-box>
            <text:p text:style-name="P1"><text:span text:style-name="T11">Public hearing, 3 December 2009, page 82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282 </text:span></text:p>
          </draw:text-box>
        </draw:frame>
        <draw:frame draw:style-name="gr4" draw:text-style-name="P5" draw:layer="layout" svg:width="7.448cm" svg:height="0.395cm" svg:x="2.6cm" svg:y="26.781cm">
          <draw:text-box>
            <text:p text:style-name="P1"><text:span text:style-name="T11">Public hearing, 3 December 2009, pages 88-89.</text:span></text:p>
          </draw:text-box>
        </draw:frame>
      </draw:page>
      <draw:page draw:name="page127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7</text:span></text:p>
          </draw:text-box>
        </draw:frame>
        <draw:frame draw:style-name="gr1" draw:text-style-name="P2" draw:layer="layout" svg:width="15.268cm" svg:height="0.475cm" svg:x="2.95cm" svg:y="2.525cm">
          <draw:text-box>
            <text:p text:style-name="P1"><text:span text:style-name="T4">“</text:span><text:span text:style-name="T4">Both of them in a sense were saying the same thing. They were saying, ‘We are </text:span></text:p>
          </draw:text-box>
        </draw:frame>
        <draw:frame draw:style-name="gr1" draw:text-style-name="P2" draw:layer="layout" svg:width="15.132cm" svg:height="0.475cm" svg:x="2.95cm" svg:y="3.09cm">
          <draw:text-box>
            <text:p text:style-name="P1"><text:span text:style-name="T4">potentially at risk personally if we participate’, or, in the case of the Civil Service, </text:span></text:p>
          </draw:text-box>
        </draw:frame>
        <draw:frame draw:style-name="gr1" draw:text-style-name="P2" draw:layer="layout" svg:width="15.593cm" svg:height="0.475cm" svg:x="2.95cm" svg:y="3.654cm">
          <draw:text-box>
            <text:p text:style-name="P1"><text:span text:style-name="T4">‘</text:span><text:span text:style-name="T4">assist in war, if it turns out to be unlawful, and therefore, we want to know whether </text:span></text:p>
          </draw:text-box>
        </draw:frame>
        <draw:frame draw:style-name="gr1" draw:text-style-name="P2" draw:layer="layout" svg:width="7.474cm" svg:height="0.475cm" svg:x="2.95cm" svg:y="4.218cm">
          <draw:text-box>
            <text:p text:style-name="P1"><text:span text:style-name="T4">the Attorney’s view is yes or no, lawful’. </text:span></text:p>
          </draw:text-box>
        </draw:frame>
        <draw:frame draw:style-name="gr1" draw:text-style-name="P2" draw:layer="layout" svg:width="15.573cm" svg:height="0.475cm" svg:x="2.95cm" svg:y="5.133cm">
          <draw:text-box>
            <text:p text:style-name="P1"><text:span text:style-name="T4">“</text:span><text:span text:style-name="T4">That seemed to me to be actually a very reasonable approach for them to take …”</text:span></text:p>
          </draw:text-box>
        </draw:frame>
        <draw:frame draw:style-name="gr7" draw:text-style-name="P8" draw:layer="layout" svg:width="0.408cm" svg:height="0.276cm" svg:x="18.118cm" svg:y="5.152cm">
          <draw:text-box>
            <text:p text:style-name="P1"><text:span text:style-name="T13">283</text:span></text:p>
          </draw:text-box>
        </draw:frame>
        <draw:frame draw:style-name="gr1" draw:text-style-name="P2" draw:layer="layout" svg:width="0.422cm" svg:height="0.475cm" svg:x="18.525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396cm" svg:height="0.475cm" svg:x="2.2cm" svg:y="6.047cm">
          <draw:text-box>
            <text:p text:style-name="P1"><text:span text:style-name="T7">705. </text:span><text:span text:style-name="T4"><text:s/>Lord Goldsmith told the Inquiry that he:</text:span></text:p>
          </draw:text-box>
        </draw:frame>
        <draw:frame draw:style-name="gr1" draw:text-style-name="P2" draw:layer="layout" svg:width="15.124cm" svg:height="0.475cm" svg:x="2.95cm" svg:y="6.962cm">
          <draw:text-box>
            <text:p text:style-name="P1"><text:span text:style-name="T4">“… </text:span><text:span text:style-name="T4">very quickly saw that actually this wasn’t satisfactory from their point of view. </text:span></text:p>
          </draw:text-box>
        </draw:frame>
        <draw:frame draw:style-name="gr1" draw:text-style-name="P2" draw:layer="layout" svg:width="13.206cm" svg:height="0.475cm" svg:x="2.95cm" svg:y="7.526cm">
          <draw:text-box>
            <text:p text:style-name="P1"><text:span text:style-name="T4">They deserved more … than my saying there was a reasonable case. </text:span></text:p>
          </draw:text-box>
        </draw:frame>
        <draw:frame draw:style-name="gr1" draw:text-style-name="P2" draw:layer="layout" svg:width="14.743cm" svg:height="0.475cm" svg:x="2.95cm" svg:y="8.441cm">
          <draw:text-box>
            <text:p text:style-name="P1"><text:span text:style-name="T4">“</text:span><text:span text:style-name="T4">So, therefore it was important for me to come down clearly on one side of the </text:span></text:p>
          </draw:text-box>
        </draw:frame>
        <draw:frame draw:style-name="gr1" draw:text-style-name="P2" draw:layer="layout" svg:width="10.518cm" svg:height="0.475cm" svg:x="2.95cm" svg:y="9.005cm">
          <draw:text-box>
            <text:p text:style-name="P1"><text:span text:style-name="T4">argument or the other, which is what I proceeded to do.”</text:span></text:p>
          </draw:text-box>
        </draw:frame>
        <draw:frame draw:style-name="gr7" draw:text-style-name="P8" draw:layer="layout" svg:width="0.408cm" svg:height="0.276cm" svg:x="13.422cm" svg:y="9.024cm">
          <draw:text-box>
            <text:p text:style-name="P1"><text:span text:style-name="T13">284</text:span></text:p>
          </draw:text-box>
        </draw:frame>
        <draw:frame draw:style-name="gr1" draw:text-style-name="P2" draw:layer="layout" svg:width="0.422cm" svg:height="0.475cm" svg:x="13.833cm" svg:y="9.0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37cm" svg:height="0.475cm" svg:x="2.2cm" svg:y="9.92cm">
          <draw:text-box>
            <text:p text:style-name="P1"><text:span text:style-name="T7">706. </text:span><text:span text:style-name="T4"><text:s/>Lord Goldsmith added:</text:span></text:p>
          </draw:text-box>
        </draw:frame>
        <draw:frame draw:style-name="gr1" draw:text-style-name="P2" draw:layer="layout" svg:width="14.988cm" svg:height="0.475cm" svg:x="2.95cm" svg:y="10.834cm">
          <draw:text-box>
            <text:p text:style-name="P1"><text:span text:style-name="T4">“… </text:span><text:span text:style-name="T4">until the Civil Service and the … Services said they wanted this clear view, I </text:span></text:p>
          </draw:text-box>
        </draw:frame>
        <draw:frame draw:style-name="gr1" draw:text-style-name="P2" draw:layer="layout" svg:width="15.297cm" svg:height="0.475cm" svg:x="2.95cm" svg:y="11.398cm">
          <draw:text-box>
            <text:p text:style-name="P1"><text:span text:style-name="T4">was working … I take full responsibility for this, but it was with the approval of my </text:span></text:p>
          </draw:text-box>
        </draw:frame>
        <draw:frame draw:style-name="gr1" draw:text-style-name="P2" draw:layer="layout" svg:width="15.949cm" svg:height="0.475cm" svg:x="2.95cm" svg:y="11.963cm">
          <draw:text-box>
            <text:p text:style-name="P1"><text:span text:style-name="T4">office on the basis that saying there was a reasonable case was a green light. It was </text:span></text:p>
          </draw:text-box>
        </draw:frame>
        <draw:frame draw:style-name="gr1" draw:text-style-name="P2" draw:layer="layout" svg:width="15.411cm" svg:height="0.475cm" svg:x="2.95cm" svg:y="12.527cm">
          <draw:text-box>
            <text:p text:style-name="P1"><text:span text:style-name="T4">sufficient for the Government, and if the Cabinet and, as it turns out, the House of </text:span></text:p>
          </draw:text-box>
        </draw:frame>
        <draw:frame draw:style-name="gr1" draw:text-style-name="P2" draw:layer="layout" svg:width="15.729cm" svg:height="0.475cm" svg:x="2.95cm" svg:y="13.092cm">
          <draw:text-box>
            <text:p text:style-name="P1"><text:span text:style-name="T4">Commons, took the view that it was the right thing to do, then we had done enough </text:span></text:p>
          </draw:text-box>
        </draw:frame>
        <draw:frame draw:style-name="gr1" draw:text-style-name="P2" draw:layer="layout" svg:width="9.62cm" svg:height="0.475cm" svg:x="2.95cm" svg:y="13.656cm">
          <draw:text-box>
            <text:p text:style-name="P1"><text:span text:style-name="T4">to explain what the legal basis was and to justify it. </text:span></text:p>
          </draw:text-box>
        </draw:frame>
        <draw:frame draw:style-name="gr1" draw:text-style-name="P2" draw:layer="layout" svg:width="14.887cm" svg:height="0.475cm" svg:x="2.95cm" svg:y="14.571cm">
          <draw:text-box>
            <text:p text:style-name="P1"><text:span text:style-name="T4">“</text:span><text:span text:style-name="T4">But when they came with their request, I then saw that actually that wasn’t fair </text:span></text:p>
          </draw:text-box>
        </draw:frame>
        <draw:frame draw:style-name="gr1" draw:text-style-name="P2" draw:layer="layout" svg:width="1.915cm" svg:height="0.475cm" svg:x="2.95cm" svg:y="15.135cm">
          <draw:text-box>
            <text:p text:style-name="P1"><text:span text:style-name="T4">on them.” </text:span></text:p>
          </draw:text-box>
        </draw:frame>
        <draw:frame draw:style-name="gr1" draw:text-style-name="P2" draw:layer="layout" svg:width="15.407cm" svg:height="0.475cm" svg:x="2.2cm" svg:y="16.05cm">
          <draw:text-box>
            <text:p text:style-name="P1"><text:span text:style-name="T7">707. </text:span><text:span text:style-name="T4"><text:s/>Asked how the case had suddenly become stronger, Lord Goldsmith replied:</text:span></text:p>
          </draw:text-box>
        </draw:frame>
        <draw:frame draw:style-name="gr1" draw:text-style-name="P2" draw:layer="layout" svg:width="15.331cm" svg:height="0.475cm" svg:x="2.95cm" svg:y="16.964cm">
          <draw:text-box>
            <text:p text:style-name="P1"><text:span text:style-name="T4">“</text:span><text:span text:style-name="T4">It is the decision you make about it. You make a judgment. You say ‘I’m asked to </text:span></text:p>
          </draw:text-box>
        </draw:frame>
        <draw:frame draw:style-name="gr1" draw:text-style-name="P2" draw:layer="layout" svg:width="15.555cm" svg:height="0.475cm" svg:x="2.95cm" svg:y="17.528cm">
          <draw:text-box>
            <text:p text:style-name="P1"><text:span text:style-name="T4">advise whether there is a reasonable case’, and you examine all the evidence and </text:span></text:p>
          </draw:text-box>
        </draw:frame>
        <draw:frame draw:style-name="gr1" draw:text-style-name="P2" draw:layer="layout" svg:width="15.411cm" svg:height="0.475cm" svg:x="2.95cm" svg:y="18.093cm">
          <draw:text-box>
            <text:p text:style-name="P1"><text:span text:style-name="T4">you say, ‘Yes there is a reasonable case’. You don’t need to go any further, and in </text:span></text:p>
          </draw:text-box>
        </draw:frame>
        <draw:frame draw:style-name="gr1" draw:text-style-name="P2" draw:layer="layout" svg:width="13.286cm" svg:height="0.475cm" svg:x="2.95cm" svg:y="18.657cm">
          <draw:text-box>
            <text:p text:style-name="P1"><text:span text:style-name="T4">that respect, I can see with hindsight, that I was being overly cautious. </text:span></text:p>
          </draw:text-box>
        </draw:frame>
        <draw:frame draw:style-name="gr1" draw:text-style-name="P2" draw:layer="layout" svg:width="15.657cm" svg:height="0.475cm" svg:x="2.95cm" svg:y="19.572cm">
          <draw:text-box>
            <text:p text:style-name="P1"><text:span text:style-name="T4">“</text:span><text:span text:style-name="T4">Then somebody says to you, ‘Actually, I don’t want to know whether you say there </text:span></text:p>
          </draw:text-box>
        </draw:frame>
        <draw:frame draw:style-name="gr1" draw:text-style-name="P2" draw:layer="layout" svg:width="14.793cm" svg:height="0.475cm" svg:x="2.95cm" svg:y="20.136cm">
          <draw:text-box>
            <text:p text:style-name="P1"><text:span text:style-name="T4">is a reasonable case, I want to know whether or not you consider that it will be </text:span></text:p>
          </draw:text-box>
        </draw:frame>
        <draw:frame draw:style-name="gr1" draw:text-style-name="P2" draw:layer="layout" svg:width="1.399cm" svg:height="0.475cm" svg:x="2.95cm" svg:y="20.701cm">
          <draw:text-box>
            <text:p text:style-name="P1"><text:span text:style-name="T4">lawful.’ </text:span></text:p>
          </draw:text-box>
        </draw:frame>
        <draw:frame draw:style-name="gr1" draw:text-style-name="P2" draw:layer="layout" svg:width="13.955cm" svg:height="0.475cm" svg:x="2.95cm" svg:y="21.615cm">
          <draw:text-box>
            <text:p text:style-name="P1"><text:span text:style-name="T4">“</text:span><text:span text:style-name="T4">Well, I regard that as a different question and you then have to answer it.”</text:span></text:p>
          </draw:text-box>
        </draw:frame>
        <draw:frame draw:style-name="gr7" draw:text-style-name="P8" draw:layer="layout" svg:width="0.408cm" svg:height="0.276cm" svg:x="16.842cm" svg:y="21.634cm">
          <draw:text-box>
            <text:p text:style-name="P1"><text:span text:style-name="T13">285</text:span></text:p>
          </draw:text-box>
        </draw:frame>
        <draw:frame draw:style-name="gr1" draw:text-style-name="P2" draw:layer="layout" svg:width="0.422cm" svg:height="0.475cm" svg:x="17.254cm" svg:y="21.6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24cm" svg:height="0.475cm" svg:x="2.2cm" svg:y="22.53cm">
          <draw:text-box>
            <text:p text:style-name="P1"><text:span text:style-name="T7">708. </text:span><text:span text:style-name="T4"><text:s/>Asked why he was able to give the Armed Forces a more certain answer without </text:span></text:p>
          </draw:text-box>
        </draw:frame>
        <draw:frame draw:style-name="gr1" draw:text-style-name="P2" draw:layer="layout" svg:width="10.577cm" svg:height="0.475cm" svg:x="2.2cm" svg:y="23.094cm">
          <draw:text-box>
            <text:p text:style-name="P1"><text:span text:style-name="T4">providing more legal arguments, Lord Goldsmith replied:</text:span></text:p>
          </draw:text-box>
        </draw:frame>
        <draw:frame draw:style-name="gr1" draw:text-style-name="P2" draw:layer="layout" svg:width="15.869cm" svg:height="0.475cm" svg:x="2.95cm" svg:y="24.008cm">
          <draw:text-box>
            <text:p text:style-name="P1"><text:span text:style-name="T4">“</text:span><text:span text:style-name="T4">Well, not on the basis of more legal argument, but on the basis of asking a different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5.344cm" svg:height="0.475cm" svg:x="2.95cm" svg:y="24.573cm">
          <draw:text-box>
            <text:p text:style-name="P1"><text:span text:style-name="T4">question. This is, in a sense, why I’m saying ‘with hindsight’. I would have liked to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283 </text:span></text:p>
          </draw:text-box>
        </draw:frame>
        <draw:frame draw:style-name="gr4" draw:text-style-name="P5" draw:layer="layout" svg:width="7.664cm" svg:height="0.395cm" svg:x="2.6cm" svg:y="25.934cm">
          <draw:text-box>
            <text:p text:style-name="P1"><text:span text:style-name="T11">Public hearing, 27 January 2010, pages 183-184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284 </text:span></text:p>
          </draw:text-box>
        </draw:frame>
        <draw:frame draw:style-name="gr4" draw:text-style-name="P5" draw:layer="layout" svg:width="6.784cm" svg:height="0.395cm" svg:x="2.6cm" svg:y="26.357cm">
          <draw:text-box>
            <text:p text:style-name="P1"><text:span text:style-name="T11">Public hearing, 27 January 2010, page 171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285 </text:span></text:p>
          </draw:text-box>
        </draw:frame>
        <draw:frame draw:style-name="gr4" draw:text-style-name="P5" draw:layer="layout" svg:width="6.784cm" svg:height="0.395cm" svg:x="2.6cm" svg:y="26.781cm">
          <draw:text-box>
            <text:p text:style-name="P1"><text:span text:style-name="T11">Public hearing, 27 January 2010, page 172.</text:span></text:p>
          </draw:text-box>
        </draw:frame>
      </draw:page>
      <draw:page draw:name="page12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8</text:span></text:p>
          </draw:text-box>
        </draw:frame>
        <draw:frame draw:style-name="gr1" draw:text-style-name="P2" draw:layer="layout" svg:width="15.403cm" svg:height="0.475cm" svg:x="2.95cm" svg:y="2.525cm">
          <draw:text-box>
            <text:p text:style-name="P1"><text:span text:style-name="T4">have known before the following week that what the Armed Services and the Civil </text:span></text:p>
          </draw:text-box>
        </draw:frame>
        <draw:frame draw:style-name="gr1" draw:text-style-name="P2" draw:layer="layout" svg:width="15.094cm" svg:height="0.475cm" svg:x="2.95cm" svg:y="3.09cm">
          <draw:text-box>
            <text:p text:style-name="P1"><text:span text:style-name="T4">Service expect was not what had been the precedent given in the past that they </text:span></text:p>
          </draw:text-box>
        </draw:frame>
        <draw:frame draw:style-name="gr1" draw:text-style-name="P2" draw:layer="layout" svg:width="15.509cm" svg:height="0.475cm" svg:x="2.95cm" svg:y="3.654cm">
          <draw:text-box>
            <text:p text:style-name="P1"><text:span text:style-name="T4">wanted more, they wanted an unequivocal answer. Had I known that, then I would </text:span></text:p>
          </draw:text-box>
        </draw:frame>
        <draw:frame draw:style-name="gr1" draw:text-style-name="P2" draw:layer="layout" svg:width="15.699cm" svg:height="0.475cm" svg:x="2.95cm" svg:y="4.218cm">
          <draw:text-box>
            <text:p text:style-name="P1"><text:span text:style-name="T4">have approached the question differently, and I’m simply saying that I was cautious </text:span></text:p>
          </draw:text-box>
        </draw:frame>
        <draw:frame draw:style-name="gr1" draw:text-style-name="P2" draw:layer="layout" svg:width="9.845cm" svg:height="0.475cm" svg:x="2.95cm" svg:y="4.783cm">
          <draw:text-box>
            <text:p text:style-name="P1"><text:span text:style-name="T4">in not going further than I needed to do on 7 March.”</text:span></text:p>
          </draw:text-box>
        </draw:frame>
        <draw:frame draw:style-name="gr7" draw:text-style-name="P8" draw:layer="layout" svg:width="0.408cm" svg:height="0.276cm" svg:x="12.74cm" svg:y="4.802cm">
          <draw:text-box>
            <text:p text:style-name="P1"><text:span text:style-name="T13">286</text:span></text:p>
          </draw:text-box>
        </draw:frame>
        <draw:frame draw:style-name="gr1" draw:text-style-name="P2" draw:layer="layout" svg:width="0.422cm" svg:height="0.475cm" svg:x="13.152cm" svg:y="4.78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13cm" svg:height="0.475cm" svg:x="2.2cm" svg:y="5.697cm">
          <draw:text-box>
            <text:p text:style-name="P1"><text:span text:style-name="T7">709. </text:span><text:span text:style-name="T4"><text:s/>Asked whether the difficulties in the Security Council had made it more important </text:span></text:p>
          </draw:text-box>
        </draw:frame>
        <draw:frame draw:style-name="gr1" draw:text-style-name="P2" draw:layer="layout" svg:width="16.093cm" svg:height="0.475cm" svg:x="2.2cm" svg:y="6.262cm">
          <draw:text-box>
            <text:p text:style-name="P1"><text:span text:style-name="T4">to know if there was a sufficient legal basis for military action, Lord Goldsmith replied: </text:span></text:p>
          </draw:text-box>
        </draw:frame>
        <draw:frame draw:style-name="gr1" draw:text-style-name="P2" draw:layer="layout" svg:width="1.09cm" svg:height="0.475cm" svg:x="2.2cm" svg:y="6.826cm">
          <draw:text-box>
            <text:p text:style-name="P1"><text:span text:style-name="T4">“</text:span><text:span text:style-name="T4">Yes.”</text:span></text:p>
          </draw:text-box>
        </draw:frame>
        <draw:frame draw:style-name="gr7" draw:text-style-name="P8" draw:layer="layout" svg:width="0.408cm" svg:height="0.276cm" svg:x="3.29cm" svg:y="6.845cm">
          <draw:text-box>
            <text:p text:style-name="P1"><text:span text:style-name="T13">287</text:span></text:p>
          </draw:text-box>
        </draw:frame>
        <draw:frame draw:style-name="gr1" draw:text-style-name="P2" draw:layer="layout" svg:width="15.377cm" svg:height="0.475cm" svg:x="2.2cm" svg:y="7.741cm">
          <draw:text-box>
            <text:p text:style-name="P1"><text:span text:style-name="T7">710. </text:span><text:span text:style-name="T4"><text:s/>Asked whether Mr Blair had asked him to come up with a definitive position, </text:span></text:p>
          </draw:text-box>
        </draw:frame>
        <draw:frame draw:style-name="gr1" draw:text-style-name="P2" draw:layer="layout" svg:width="5.908cm" svg:height="0.475cm" svg:x="2.2cm" svg:y="8.305cm">
          <draw:text-box>
            <text:p text:style-name="P1"><text:span text:style-name="T4">Lord Goldsmith told the Inquiry:</text:span></text:p>
          </draw:text-box>
        </draw:frame>
        <draw:frame draw:style-name="gr1" draw:text-style-name="P2" draw:layer="layout" svg:width="15.293cm" svg:height="0.475cm" svg:x="2.95cm" svg:y="9.22cm">
          <draw:text-box>
            <text:p text:style-name="P1"><text:span text:style-name="T4">“</text:span><text:span text:style-name="T4">I don’t recall it that way. The way it may have been seen by others or interpreted </text:span></text:p>
          </draw:text-box>
        </draw:frame>
        <draw:frame draw:style-name="gr1" draw:text-style-name="P2" draw:layer="layout" svg:width="15.657cm" svg:height="0.475cm" svg:x="2.95cm" svg:y="9.784cm">
          <draw:text-box>
            <text:p text:style-name="P1"><text:span text:style-name="T4">by others or recollected by others, I don’t know, but I don’t recall the Prime Minister </text:span></text:p>
          </draw:text-box>
        </draw:frame>
        <draw:frame draw:style-name="gr1" draw:text-style-name="P2" draw:layer="layout" svg:width="6.267cm" svg:height="0.475cm" svg:x="2.95cm" svg:y="10.348cm">
          <draw:text-box>
            <text:p text:style-name="P1"><text:span text:style-name="T4">asking for that, no, definitely not.”</text:span></text:p>
          </draw:text-box>
        </draw:frame>
        <draw:frame draw:style-name="gr7" draw:text-style-name="P8" draw:layer="layout" svg:width="0.408cm" svg:height="0.276cm" svg:x="9.186cm" svg:y="10.367cm">
          <draw:text-box>
            <text:p text:style-name="P1"><text:span text:style-name="T13">288</text:span></text:p>
          </draw:text-box>
        </draw:frame>
        <draw:frame draw:style-name="gr1" draw:text-style-name="P2" draw:layer="layout" svg:width="15.056cm" svg:height="0.475cm" svg:x="2.2cm" svg:y="11.263cm">
          <draw:text-box>
            <text:p text:style-name="P1"><text:span text:style-name="T7">711. </text:span><text:span text:style-name="T4"><text:s/>Asked whether the huge pressure on the Government, including Mr Blair’s </text:span></text:p>
          </draw:text-box>
        </draw:frame>
        <draw:frame draw:style-name="gr1" draw:text-style-name="P2" draw:layer="layout" svg:width="11.013cm" svg:height="0.475cm" svg:x="2.2cm" svg:y="11.827cm">
          <draw:text-box>
            <text:p text:style-name="P1"><text:span text:style-name="T4">personal future, had weighed on him, Lord Goldsmith said:</text:span></text:p>
          </draw:text-box>
        </draw:frame>
        <draw:frame draw:style-name="gr1" draw:text-style-name="P2" draw:layer="layout" svg:width="15.975cm" svg:height="0.475cm" svg:x="2.95cm" svg:y="12.742cm">
          <draw:text-box>
            <text:p text:style-name="P1"><text:span text:style-name="T4">“</text:span><text:span text:style-name="T4">The consequences for the Government did not … What did matter to me, of course, </text:span></text:p>
          </draw:text-box>
        </draw:frame>
        <draw:frame draw:style-name="gr1" draw:text-style-name="P2" draw:layer="layout" svg:width="14.925cm" svg:height="0.475cm" svg:x="2.95cm" svg:y="13.306cm">
          <draw:text-box>
            <text:p text:style-name="P1"><text:span text:style-name="T4">was the United Kingdom as a country and the people that we would have been </text:span></text:p>
          </draw:text-box>
        </draw:frame>
        <draw:frame draw:style-name="gr1" draw:text-style-name="P2" draw:layer="layout" svg:width="15.399cm" svg:height="0.475cm" svg:x="2.95cm" svg:y="13.871cm">
          <draw:text-box>
            <text:p text:style-name="P1"><text:span text:style-name="T4">asking to take part in this with a potential personal responsibility, and I did believe </text:span></text:p>
          </draw:text-box>
        </draw:frame>
        <draw:frame draw:style-name="gr1" draw:text-style-name="P2" draw:layer="layout" svg:width="15.517cm" svg:height="0.475cm" svg:x="2.95cm" svg:y="14.435cm">
          <draw:text-box>
            <text:p text:style-name="P1"><text:span text:style-name="T4">it was right to respond to the request from the head of the Armed Services … That </text:span></text:p>
          </draw:text-box>
        </draw:frame>
        <draw:frame draw:style-name="gr1" draw:text-style-name="P2" draw:layer="layout" svg:width="3.423cm" svg:height="0.475cm" svg:x="2.95cm" svg:y="15cm">
          <draw:text-box>
            <text:p text:style-name="P1"><text:span text:style-name="T4">weighed with me.”</text:span></text:p>
          </draw:text-box>
        </draw:frame>
        <draw:frame draw:style-name="gr7" draw:text-style-name="P8" draw:layer="layout" svg:width="0.408cm" svg:height="0.276cm" svg:x="6.362cm" svg:y="15.018cm">
          <draw:text-box>
            <text:p text:style-name="P1"><text:span text:style-name="T13">289</text:span></text:p>
          </draw:text-box>
        </draw:frame>
        <draw:frame draw:style-name="gr1" draw:text-style-name="P2" draw:layer="layout" svg:width="0.422cm" svg:height="0.475cm" svg:x="6.773cm" svg:y="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68cm" svg:height="0.475cm" svg:x="2.2cm" svg:y="15.914cm">
          <draw:text-box>
            <text:p text:style-name="P1"><text:span text:style-name="T7">712. </text:span><text:span text:style-name="T4"><text:s/>Asked whether the possibility of troops who had been deployed to the area being </text:span></text:p>
          </draw:text-box>
        </draw:frame>
        <draw:frame draw:style-name="gr1" draw:text-style-name="P2" draw:layer="layout" svg:width="15.665cm" svg:height="0.475cm" svg:x="2.2cm" svg:y="16.478cm">
          <draw:text-box>
            <text:p text:style-name="P1"><text:span text:style-name="T4">withdrawn as a consequence of his advice weighed upon him Lord Goldsmith said: </text:span></text:p>
          </draw:text-box>
        </draw:frame>
        <draw:frame draw:style-name="gr1" draw:text-style-name="P2" draw:layer="layout" svg:width="15.831cm" svg:height="0.475cm" svg:x="2.95cm" svg:y="17.393cm">
          <draw:text-box>
            <text:p text:style-name="P1"><text:span text:style-name="T4">“</text:span><text:span text:style-name="T4">No. Those sorts of consequences are not what the lawyer has to take into account. </text:span></text:p>
          </draw:text-box>
        </draw:frame>
        <draw:frame draw:style-name="gr1" draw:text-style-name="P2" draw:layer="layout" svg:width="14.937cm" svg:height="0.475cm" svg:x="2.95cm" svg:y="17.957cm">
          <draw:text-box>
            <text:p text:style-name="P1"><text:span text:style-name="T4">What the lawyer has to do is to weigh up the arguments and evidence carefully </text:span></text:p>
          </draw:text-box>
        </draw:frame>
        <draw:frame draw:style-name="gr1" draw:text-style-name="P2" draw:layer="layout" svg:width="15.335cm" svg:height="0.475cm" svg:x="2.95cm" svg:y="18.522cm">
          <draw:text-box>
            <text:p text:style-name="P1"><text:span text:style-name="T4">and reach what he believes is the correct legal view, whatever the consequences </text:span></text:p>
          </draw:text-box>
        </draw:frame>
        <draw:frame draw:style-name="gr1" draw:text-style-name="P2" draw:layer="layout" svg:width="1.653cm" svg:height="0.475cm" svg:x="2.95cm" svg:y="19.086cm">
          <draw:text-box>
            <text:p text:style-name="P1"><text:span text:style-name="T4">may be.”</text:span></text:p>
          </draw:text-box>
        </draw:frame>
        <draw:frame draw:style-name="gr7" draw:text-style-name="P8" draw:layer="layout" svg:width="0.408cm" svg:height="0.276cm" svg:x="4.597cm" svg:y="19.105cm">
          <draw:text-box>
            <text:p text:style-name="P1"><text:span text:style-name="T13">290</text:span></text:p>
          </draw:text-box>
        </draw:frame>
        <draw:frame draw:style-name="gr1" draw:text-style-name="P2" draw:layer="layout" svg:width="0.422cm" svg:height="0.475cm" svg:x="5.009cm" svg:y="19.08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96cm" svg:height="0.475cm" svg:x="2.2cm" svg:y="20.001cm">
          <draw:text-box>
            <text:p text:style-name="P1"><text:span text:style-name="T7">713. </text:span><text:span text:style-name="T4"><text:s/>The Inquiry asked Mr Blair what discussions he or others under his instruction had </text:span></text:p>
          </draw:text-box>
        </draw:frame>
        <draw:frame draw:style-name="gr1" draw:text-style-name="P2" draw:layer="layout" svg:width="16.237cm" svg:height="0.475cm" svg:x="2.2cm" svg:y="20.565cm">
          <draw:text-box>
            <text:p text:style-name="P1"><text:span text:style-name="T4">with Lord Goldsmith between 7 March, when he had received Lord Goldsmith’s formal </text:span></text:p>
          </draw:text-box>
        </draw:frame>
        <draw:frame draw:style-name="gr1" draw:text-style-name="P2" draw:layer="layout" svg:width="6.775cm" svg:height="0.475cm" svg:x="2.2cm" svg:y="21.13cm">
          <draw:text-box>
            <text:p text:style-name="P1"><text:span text:style-name="T4">advice, and 13 March. Mr Blair said:</text:span></text:p>
          </draw:text-box>
        </draw:frame>
        <draw:frame draw:style-name="gr1" draw:text-style-name="P2" draw:layer="layout" svg:width="15.733cm" svg:height="0.475cm" svg:x="2.95cm" svg:y="22.044cm">
          <draw:text-box>
            <text:p text:style-name="P1"><text:span text:style-name="T4">“</text:span><text:span text:style-name="T4">I can’t recall any specific discussions that I had. I don’t know whether others would </text:span></text:p>
          </draw:text-box>
        </draw:frame>
        <draw:frame draw:style-name="gr1" draw:text-style-name="P2" draw:layer="layout" svg:width="15.081cm" svg:height="0.475cm" svg:x="2.95cm" svg:y="22.608cm">
          <draw:text-box>
            <text:p text:style-name="P1"><text:span text:style-name="T4">have had with him before 13 March, but essentially what happened was this: he </text:span></text:p>
          </draw:text-box>
        </draw:frame>
        <draw:frame draw:style-name="gr1" draw:text-style-name="P2" draw:layer="layout" svg:width="15.653cm" svg:height="0.475cm" svg:x="2.95cm" svg:y="23.173cm">
          <draw:text-box>
            <text:p text:style-name="P1"><text:span text:style-name="T4">gave legal advice, he gave an opinion saying, ‘Look, there is this argument against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5.936cm" svg:height="0.475cm" svg:x="2.95cm" svg:y="23.737cm">
          <draw:text-box>
            <text:p text:style-name="P1"><text:span text:style-name="T4">it, there is this argument for it. I think a reasonable case can be made’ and obviously 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4">286 </text:span></text:p>
          </draw:text-box>
        </draw:frame>
        <draw:frame draw:style-name="gr4" draw:text-style-name="P5" draw:layer="layout" svg:width="6.784cm" svg:height="0.395cm" svg:x="2.6cm" svg:y="25.087cm">
          <draw:text-box>
            <text:p text:style-name="P1"><text:span text:style-name="T11">Public hearing, 27 January 2010, page 173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287 </text:span></text:p>
          </draw:text-box>
        </draw:frame>
        <draw:frame draw:style-name="gr4" draw:text-style-name="P5" draw:layer="layout" svg:width="6.784cm" svg:height="0.395cm" svg:x="2.6cm" svg:y="25.511cm">
          <draw:text-box>
            <text:p text:style-name="P1"><text:span text:style-name="T11">Public hearing, 27 January 2010, page 187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288 </text:span></text:p>
          </draw:text-box>
        </draw:frame>
        <draw:frame draw:style-name="gr4" draw:text-style-name="P5" draw:layer="layout" svg:width="6.784cm" svg:height="0.395cm" svg:x="2.6cm" svg:y="25.934cm">
          <draw:text-box>
            <text:p text:style-name="P1"><text:span text:style-name="T11">Public hearing, 27 January 2010, page 189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289 </text:span></text:p>
          </draw:text-box>
        </draw:frame>
        <draw:frame draw:style-name="gr4" draw:text-style-name="P5" draw:layer="layout" svg:width="7.664cm" svg:height="0.395cm" svg:x="2.6cm" svg:y="26.357cm">
          <draw:text-box>
            <text:p text:style-name="P1"><text:span text:style-name="T11">Public hearing, 27 January 2010, pages 190-191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290 </text:span></text:p>
          </draw:text-box>
        </draw:frame>
        <draw:frame draw:style-name="gr4" draw:text-style-name="P5" draw:layer="layout" svg:width="6.784cm" svg:height="0.395cm" svg:x="2.6cm" svg:y="26.781cm">
          <draw:text-box>
            <text:p text:style-name="P1"><text:span text:style-name="T11">Public hearing, 27 January 2010, page 191.</text:span></text:p>
          </draw:text-box>
        </draw:frame>
      </draw:page>
      <draw:page draw:name="page129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9</text:span></text:p>
          </draw:text-box>
        </draw:frame>
        <draw:frame draw:style-name="gr1" draw:text-style-name="P2" draw:layer="layout" svg:width="15.699cm" svg:height="0.475cm" svg:x="2.95cm" svg:y="2.525cm">
          <draw:text-box>
            <text:p text:style-name="P1"><text:span text:style-name="T4">we then had to have a definitive decision, and that decision is: yes, it is lawful to do </text:span></text:p>
          </draw:text-box>
        </draw:frame>
        <draw:frame draw:style-name="gr1" draw:text-style-name="P2" draw:layer="layout" svg:width="2.127cm" svg:height="0.475cm" svg:x="2.95cm" svg:y="3.09cm">
          <draw:text-box>
            <text:p text:style-name="P1"><text:span text:style-name="T4">this or not.”</text:span></text:p>
          </draw:text-box>
        </draw:frame>
        <draw:frame draw:style-name="gr7" draw:text-style-name="P8" draw:layer="layout" svg:width="0.408cm" svg:height="0.276cm" svg:x="5.067cm" svg:y="3.108cm">
          <draw:text-box>
            <text:p text:style-name="P1"><text:span text:style-name="T13">291</text:span></text:p>
          </draw:text-box>
        </draw:frame>
        <draw:frame draw:style-name="gr1" draw:text-style-name="P2" draw:layer="layout" svg:width="0.422cm" svg:height="0.475cm" svg:x="5.479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85cm" svg:height="0.475cm" svg:x="2.2cm" svg:y="4.004cm">
          <draw:text-box>
            <text:p text:style-name="P1"><text:span text:style-name="T7">714. </text:span><text:span text:style-name="T4"><text:s/>Asked if it had been of considerable relief to him when Lord Goldsmith came to the </text:span></text:p>
          </draw:text-box>
        </draw:frame>
        <draw:frame draw:style-name="gr1" draw:text-style-name="P2" draw:layer="layout" svg:width="16.432cm" svg:height="0.475cm" svg:x="2.2cm" svg:y="4.568cm">
          <draw:text-box>
            <text:p text:style-name="P1"><text:span text:style-name="T4">better view that resolution 1441 authorised the use of force without a further resolution, </text:span></text:p>
          </draw:text-box>
        </draw:frame>
        <draw:frame draw:style-name="gr1" draw:text-style-name="P2" draw:layer="layout" svg:width="2.97cm" svg:height="0.475cm" svg:x="2.2cm" svg:y="5.133cm">
          <draw:text-box>
            <text:p text:style-name="P1"><text:span text:style-name="T4">Mr Blair replied:</text:span></text:p>
          </draw:text-box>
        </draw:frame>
        <draw:frame draw:style-name="gr1" draw:text-style-name="P2" draw:layer="layout" svg:width="14.916cm" svg:height="0.475cm" svg:x="2.95cm" svg:y="6.047cm">
          <draw:text-box>
            <text:p text:style-name="P1"><text:span text:style-name="T4">“</text:span><text:span text:style-name="T4">Yes, and the reason why he had done that was really very obvious, which was </text:span></text:p>
          </draw:text-box>
        </draw:frame>
        <draw:frame draw:style-name="gr1" draw:text-style-name="P2" draw:layer="layout" svg:width="14.827cm" svg:height="0.475cm" svg:x="2.95cm" svg:y="6.612cm">
          <draw:text-box>
            <text:p text:style-name="P1"><text:span text:style-name="T4">that the Blix reports indicated quite clearly that Saddam had not taken the final </text:span></text:p>
          </draw:text-box>
        </draw:frame>
        <draw:frame draw:style-name="gr1" draw:text-style-name="P2" draw:layer="layout" svg:width="2.33cm" svg:height="0.475cm" svg:x="2.95cm" svg:y="7.176cm">
          <draw:text-box>
            <text:p text:style-name="P1"><text:span text:style-name="T4">opportunity.”</text:span></text:p>
          </draw:text-box>
        </draw:frame>
        <draw:frame draw:style-name="gr7" draw:text-style-name="P8" draw:layer="layout" svg:width="0.408cm" svg:height="0.276cm" svg:x="5.272cm" svg:y="7.195cm">
          <draw:text-box>
            <text:p text:style-name="P1"><text:span text:style-name="T13">292</text:span></text:p>
          </draw:text-box>
        </draw:frame>
        <draw:frame draw:style-name="gr1" draw:text-style-name="P2" draw:layer="layout" svg:width="0.422cm" svg:height="0.475cm" svg:x="5.684cm" svg:y="7.176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5.704cm" svg:height="0.556cm" svg:x="2.2cm" svg:y="8.297cm">
          <draw:text-box>
            <text:p text:style-name="P1"><text:span text:style-name="T9">Preparing the legal case</text:span></text:p>
          </draw:text-box>
        </draw:frame>
        <draw:frame draw:style-name="gr1" draw:text-style-name="P2" draw:layer="layout" svg:width="14.835cm" svg:height="0.475cm" svg:x="2.2cm" svg:y="9.126cm">
          <draw:text-box>
            <text:p text:style-name="P1"><text:span text:style-name="T7">715. </text:span><text:span text:style-name="T12"><text:s/>Lord Goldsmith had several meetings on the afternoon of 13 March. </text:span></text:p>
          </draw:text-box>
        </draw:frame>
        <draw:frame draw:style-name="gr1" draw:text-style-name="P2" draw:layer="layout" svg:width="15.458cm" svg:height="0.475cm" svg:x="2.2cm" svg:y="10.04cm">
          <draw:text-box>
            <text:p text:style-name="P1"><text:span text:style-name="T7">716. </text:span><text:span text:style-name="T12"><text:s/>The primary purpose of the meetings appears to have been discussion </text:span></text:p>
          </draw:text-box>
        </draw:frame>
        <draw:frame draw:style-name="gr1" draw:text-style-name="P2" draw:layer="layout" svg:width="15.725cm" svg:height="0.475cm" svg:x="2.2cm" svg:y="10.605cm">
          <draw:text-box>
            <text:p text:style-name="P1"><text:span text:style-name="T12">of the arrangements for preparing statements on the legal basis for action for </text:span></text:p>
          </draw:text-box>
        </draw:frame>
        <draw:frame draw:style-name="gr1" draw:text-style-name="P2" draw:layer="layout" svg:width="4.955cm" svg:height="0.475cm" svg:x="2.2cm" svg:y="11.169cm">
          <draw:text-box>
            <text:p text:style-name="P1"><text:span text:style-name="T12">Cabinet and Parliament. </text:span></text:p>
          </draw:text-box>
        </draw:frame>
        <draw:frame draw:style-name="gr1" draw:text-style-name="P2" draw:layer="layout" svg:width="16.529cm" svg:height="0.475cm" svg:x="2.2cm" svg:y="12.083cm">
          <draw:text-box>
            <text:p text:style-name="P1"><text:span text:style-name="T7">717. </text:span><text:span text:style-name="T12"><text:s/>A team was established to help Lord Goldsmith to explain in public the legal </text:span></text:p>
          </draw:text-box>
        </draw:frame>
        <draw:frame draw:style-name="gr1" draw:text-style-name="P2" draw:layer="layout" svg:width="10.573cm" svg:height="0.475cm" svg:x="2.2cm" svg:y="12.648cm">
          <draw:text-box>
            <text:p text:style-name="P1"><text:span text:style-name="T12">basis “as strongly and unambiguously as possible”.</text:span></text:p>
          </draw:text-box>
        </draw:frame>
        <draw:frame draw:style-name="gr1" draw:text-style-name="P2" draw:layer="layout" svg:width="15.915cm" svg:height="0.475cm" svg:x="2.2cm" svg:y="13.562cm">
          <draw:text-box>
            <text:p text:style-name="P1"><text:span text:style-name="T7">718. </text:span><text:span text:style-name="T4"><text:s/>By the afternoon of 13 March, the UK and the US were discussing announcing </text:span></text:p>
          </draw:text-box>
        </draw:frame>
        <draw:frame draw:style-name="gr1" draw:text-style-name="P2" draw:layer="layout" svg:width="16.592cm" svg:height="0.475cm" svg:x="2.2cm" svg:y="14.127cm">
          <draw:text-box>
            <text:p text:style-name="P1"><text:span text:style-name="T4">the withdrawal of the draft resolution in the Security Council on 17 March and a planned </text:span></text:p>
          </draw:text-box>
        </draw:frame>
        <draw:frame draw:style-name="gr1" draw:text-style-name="P2" draw:layer="layout" svg:width="8.934cm" svg:height="0.475cm" svg:x="2.2cm" svg:y="14.691cm">
          <draw:text-box>
            <text:p text:style-name="P1"><text:span text:style-name="T4">debate in the House of Commons on 18 March.</text:span></text:p>
          </draw:text-box>
        </draw:frame>
        <draw:frame draw:style-name="gr1" draw:text-style-name="P2" draw:layer="layout" svg:width="15.944cm" svg:height="0.475cm" svg:x="2.2cm" svg:y="15.606cm">
          <draw:text-box>
            <text:p text:style-name="P1"><text:span text:style-name="T7">719. </text:span><text:span text:style-name="T4"><text:s/>Mr Brummell recorded that Lord Goldsmith had agreed on 13 March to explore </text:span></text:p>
          </draw:text-box>
        </draw:frame>
        <draw:frame draw:style-name="gr1" draw:text-style-name="P2" draw:layer="layout" svg:width="5.882cm" svg:height="0.475cm" svg:x="2.2cm" svg:y="16.17cm">
          <draw:text-box>
            <text:p text:style-name="P1"><text:span text:style-name="T4">whether Professor Greenwood:</text:span></text:p>
          </draw:text-box>
        </draw:frame>
        <draw:frame draw:style-name="gr1" draw:text-style-name="P2" draw:layer="layout" svg:width="15.484cm" svg:height="0.475cm" svg:x="2.95cm" svg:y="17.085cm">
          <draw:text-box>
            <text:p text:style-name="P1"><text:span text:style-name="T4">“… </text:span><text:span text:style-name="T4">could be instructed now, for the purpose of assisting in the development of the </text:span></text:p>
          </draw:text-box>
        </draw:frame>
        <draw:frame draw:style-name="gr1" draw:text-style-name="P2" draw:layer="layout" svg:width="15.957cm" svg:height="0.475cm" svg:x="2.95cm" svg:y="17.649cm">
          <draw:text-box>
            <text:p text:style-name="P1"><text:span text:style-name="T4">legal arguments in support of the view that there was a sound legal basis for the use </text:span></text:p>
          </draw:text-box>
        </draw:frame>
        <draw:frame draw:style-name="gr1" draw:text-style-name="P2" draw:layer="layout" svg:width="15.873cm" svg:height="0.475cm" svg:x="2.95cm" svg:y="18.213cm">
          <draw:text-box>
            <text:p text:style-name="P1"><text:span text:style-name="T4">of force without a second resolution. This would be useful both in terms of preparing </text:span></text:p>
          </draw:text-box>
        </draw:frame>
        <draw:frame draw:style-name="gr1" draw:text-style-name="P2" draw:layer="layout" svg:width="15.322cm" svg:height="0.475cm" svg:x="2.95cm" svg:y="18.778cm">
          <draw:text-box>
            <text:p text:style-name="P1"><text:span text:style-name="T4">the public statement of the legal position and in terms of being ready to meet any </text:span></text:p>
          </draw:text-box>
        </draw:frame>
        <draw:frame draw:style-name="gr1" draw:text-style-name="P2" draw:layer="layout" svg:width="5.886cm" svg:height="0.475cm" svg:x="2.95cm" svg:y="19.342cm">
          <draw:text-box>
            <text:p text:style-name="P1"><text:span text:style-name="T4">legal challenge at short notice.”</text:span></text:p>
          </draw:text-box>
        </draw:frame>
        <draw:frame draw:style-name="gr7" draw:text-style-name="P8" draw:layer="layout" svg:width="0.408cm" svg:height="0.276cm" svg:x="8.81cm" svg:y="19.361cm">
          <draw:text-box>
            <text:p text:style-name="P1"><text:span text:style-name="T13">293</text:span></text:p>
          </draw:text-box>
        </draw:frame>
        <draw:frame draw:style-name="gr1" draw:text-style-name="P2" draw:layer="layout" svg:width="0.422cm" svg:height="0.475cm" svg:x="9.221cm" svg:y="19.3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55cm" svg:height="0.475cm" svg:x="2.2cm" svg:y="20.257cm">
          <draw:text-box>
            <text:p text:style-name="P1"><text:span text:style-name="T7">720. </text:span><text:span text:style-name="T4"><text:s/>A postscript to Mr Brummell’s note indicated that Lord Goldsmith had spoken </text:span></text:p>
          </draw:text-box>
        </draw:frame>
        <draw:frame draw:style-name="gr1" draw:text-style-name="P2" draw:layer="layout" svg:width="15.238cm" svg:height="0.475cm" svg:x="2.2cm" svg:y="20.821cm">
          <draw:text-box>
            <text:p text:style-name="P1"><text:span text:style-name="T4">to Professor Greenwood “later that morning”, who confirmed that he shared Lord </text:span></text:p>
          </draw:text-box>
        </draw:frame>
        <draw:frame draw:style-name="gr1" draw:text-style-name="P2" draw:layer="layout" svg:width="15.996cm" svg:height="0.475cm" svg:x="2.2cm" svg:y="21.386cm">
          <draw:text-box>
            <text:p text:style-name="P1"><text:span text:style-name="T4">Goldsmith’s analysis of the legal position and that “he also considered that the better </text:span></text:p>
          </draw:text-box>
        </draw:frame>
        <draw:frame draw:style-name="gr1" draw:text-style-name="P2" draw:layer="layout" svg:width="11.69cm" svg:height="0.475cm" svg:x="2.2cm" svg:y="21.95cm">
          <draw:text-box>
            <text:p text:style-name="P1"><text:span text:style-name="T4">view was that a second resolution was not legally necessary”. </text:span></text:p>
          </draw:text-box>
        </draw:frame>
        <draw:frame draw:style-name="gr1" draw:text-style-name="P2" draw:layer="layout" svg:width="16.004cm" svg:height="0.475cm" svg:x="2.2cm" svg:y="22.865cm">
          <draw:text-box>
            <text:p text:style-name="P1"><text:span text:style-name="T7">721. </text:span><text:span text:style-name="T4"><text:s/>Ms Adams wrote to Professor Greenwood “following” his “conversation with the </text:span></text:p>
          </draw:text-box>
        </draw:frame>
        <draw:frame draw:style-name="gr1" draw:text-style-name="P2" draw:layer="layout" svg:width="16.631cm" svg:height="0.475cm" svg:x="2.2cm" svg:y="23.429cm">
          <draw:text-box>
            <text:p text:style-name="P1"><text:span text:style-name="T4">Attorney General this morning”, requesting his “assistance in drawing up a paper setting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6.135cm" svg:height="0.475cm" svg:x="2.2cm" svg:y="23.993cm">
          <draw:text-box>
            <text:p text:style-name="P1"><text:span text:style-name="T4">out the legal arguments which may be made in support of the view that military action 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291 </text:span></text:p>
          </draw:text-box>
        </draw:frame>
        <draw:frame draw:style-name="gr4" draw:text-style-name="P5" draw:layer="layout" svg:width="6.784cm" svg:height="0.395cm" svg:x="2.6cm" svg:y="25.511cm">
          <draw:text-box>
            <text:p text:style-name="P1"><text:span text:style-name="T11">Public hearing, 29 January 2010, page 156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292 </text:span></text:p>
          </draw:text-box>
        </draw:frame>
        <draw:line draw:style-name="gr9" draw:text-style-name="P9" draw:layer="layout" svg:x1="2.6cm" svg:y1="26.714cm" svg:x2="18.799cm" svg:y2="26.714cm">
          <text:p/>
        </draw:line>
        <draw:line draw:style-name="gr9" draw:text-style-name="P9" draw:layer="layout" svg:x1="2.199cm" svg:y1="27.137cm" svg:x2="7.618cm" svg:y2="27.137cm">
          <text:p/>
        </draw:line>
        <draw:frame draw:style-name="gr4" draw:text-style-name="P5" draw:layer="layout" svg:width="6.881cm" svg:height="0.395cm" svg:x="2.6cm" svg:y="25.934cm">
          <draw:text-box>
            <text:p text:style-name="P1"><text:span text:style-name="T11">Public hearing, 29 January 2010, page 158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293 </text:span></text:p>
          </draw:text-box>
        </draw:frame>
        <draw:frame draw:style-name="gr4" draw:text-style-name="P5" draw:layer="layout" svg:width="16.182cm" svg:height="0.395cm" svg:x="2.6cm" svg:y="26.357cm">
          <draw:text-box>
            <text:p text:style-name="P1"><text:span text:style-name="T6">Minute Brummell, 13 March 2003, ‘Iraq: Legal Basis for Use of Force – Note of Discussion with Attorney </text:span></text:p>
          </draw:text-box>
        </draw:frame>
        <draw:frame draw:style-name="gr4" draw:text-style-name="P5" draw:layer="layout" svg:width="5.59cm" svg:height="0.395cm" svg:x="2.2cm" svg:y="26.781cm">
          <draw:text-box>
            <text:p text:style-name="P1"><text:span text:style-name="T6">General Thursday, 13 March 2003’</text:span><text:span text:style-name="T11">. </text:span></text:p>
          </draw:text-box>
        </draw:frame>
      </draw:page>
      <draw:page draw:name="page13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0</text:span></text:p>
          </draw:text-box>
        </draw:frame>
        <draw:frame draw:style-name="gr1" draw:text-style-name="P2" draw:layer="layout" svg:width="15.2cm" svg:height="0.475cm" svg:x="2.2cm" svg:y="2.525cm">
          <draw:text-box>
            <text:p text:style-name="P1"><text:span text:style-name="T4">may be taken against Iraq to enforce the terms of the UNSCR in the absence of <text:s/></text:span></text:p>
          </draw:text-box>
        </draw:frame>
        <draw:frame draw:style-name="gr1" draw:text-style-name="P2" draw:layer="layout" svg:width="8.172cm" svg:height="0.475cm" svg:x="2.2cm" svg:y="3.09cm">
          <draw:text-box>
            <text:p text:style-name="P1"><text:span text:style-name="T4">a further resolution of the Security Council”.</text:span></text:p>
          </draw:text-box>
        </draw:frame>
        <draw:frame draw:style-name="gr7" draw:text-style-name="P8" draw:layer="layout" svg:width="0.408cm" svg:height="0.276cm" svg:x="10.341cm" svg:y="3.108cm">
          <draw:text-box>
            <text:p text:style-name="P1"><text:span text:style-name="T13">294</text:span></text:p>
          </draw:text-box>
        </draw:frame>
        <draw:frame draw:style-name="gr1" draw:text-style-name="P2" draw:layer="layout" svg:width="0.422cm" svg:height="0.475cm" svg:x="10.753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694cm" svg:height="0.475cm" svg:x="2.2cm" svg:y="4.004cm">
          <draw:text-box>
            <text:p text:style-name="P1"><text:span text:style-name="T7">722. </text:span><text:span text:style-name="T4"><text:s/>Ms Adams stated that there were two issues to consider:</text:span></text:p>
          </draw:text-box>
        </draw:frame>
        <draw:frame draw:style-name="gr2" draw:text-style-name="P3" draw:layer="layout" svg:width="0.634cm" svg:height="0.712cm" svg:x="2.95cm" svg:y="4.7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754cm" svg:height="0.475cm" svg:x="3.7cm" svg:y="4.918cm">
          <draw:text-box>
            <text:p text:style-name="P1"><text:span text:style-name="T4">“</text:span><text:span text:style-name="T4">Is the revival argument valid?”; and</text:span></text:p>
          </draw:text-box>
        </draw:frame>
        <draw:frame draw:style-name="gr2" draw:text-style-name="P3" draw:layer="layout" svg:width="0.634cm" svg:height="0.712cm" svg:x="2.95cm" svg:y="5.4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5.781cm" svg:height="0.475cm" svg:x="3.7cm" svg:y="5.583cm">
          <draw:text-box>
            <text:p text:style-name="P1"><text:span text:style-name="T4">“</text:span><text:span text:style-name="T4">Is resolution 1441 sufficient?” </text:span></text:p>
          </draw:text-box>
        </draw:frame>
        <draw:frame draw:style-name="gr1" draw:text-style-name="P2" draw:layer="layout" svg:width="14.895cm" svg:height="0.475cm" svg:x="2.2cm" svg:y="6.497cm">
          <draw:text-box>
            <text:p text:style-name="P1"><text:span text:style-name="T4">A “conference” with Lord Goldsmith had been arranged for 1630 that afternoon.</text:span></text:p>
          </draw:text-box>
        </draw:frame>
        <draw:frame draw:style-name="gr1" draw:text-style-name="P2" draw:layer="layout" svg:width="15.348cm" svg:height="0.475cm" svg:x="2.2cm" svg:y="7.412cm">
          <draw:text-box>
            <text:p text:style-name="P1"><text:span text:style-name="T7">723. </text:span><text:span text:style-name="T4"><text:s/>Lord Goldsmith met Lord Mayhew, the Conservative Attorney General from <text:s/></text:span></text:p>
          </draw:text-box>
        </draw:frame>
        <draw:frame draw:style-name="gr1" draw:text-style-name="P2" draw:layer="layout" svg:width="9.116cm" svg:height="0.475cm" svg:x="2.2cm" svg:y="7.976cm">
          <draw:text-box>
            <text:p text:style-name="P1"><text:span text:style-name="T4">1987 to 1992, late on the afternoon of 13 March.</text:span></text:p>
          </draw:text-box>
        </draw:frame>
        <draw:frame draw:style-name="gr7" draw:text-style-name="P8" draw:layer="layout" svg:width="0.408cm" svg:height="0.276cm" svg:x="11.261cm" svg:y="7.995cm">
          <draw:text-box>
            <text:p text:style-name="P1"><text:span text:style-name="T13">295</text:span></text:p>
          </draw:text-box>
        </draw:frame>
        <draw:frame draw:style-name="gr1" draw:text-style-name="P2" draw:layer="layout" svg:width="15.508cm" svg:height="0.475cm" svg:x="2.2cm" svg:y="8.891cm">
          <draw:text-box>
            <text:p text:style-name="P1"><text:span text:style-name="T7">724. </text:span><text:span text:style-name="T4"><text:s/>Lord Goldsmith told the Inquiry that Lord Mayhew had asked for the meeting </text:span></text:p>
          </draw:text-box>
        </draw:frame>
        <draw:frame draw:style-name="gr1" draw:text-style-name="P2" draw:layer="layout" svg:width="15.107cm" svg:height="0.475cm" svg:x="2.2cm" svg:y="9.455cm">
          <draw:text-box>
            <text:p text:style-name="P1"><text:span text:style-name="T4">because he had wanted, and been given, Lord Goldsmith’s view; and that in the </text:span></text:p>
          </draw:text-box>
        </draw:frame>
        <draw:frame draw:style-name="gr1" draw:text-style-name="P2" draw:layer="layout" svg:width="15.754cm" svg:height="0.475cm" svg:x="2.2cm" svg:y="10.02cm">
          <draw:text-box>
            <text:p text:style-name="P1"><text:span text:style-name="T4">debate on the legality of the use of force in Iraq in the House of Lords on 17 March, </text:span></text:p>
          </draw:text-box>
        </draw:frame>
        <draw:frame draw:style-name="gr1" draw:text-style-name="P2" draw:layer="layout" svg:width="14.649cm" svg:height="0.475cm" svg:x="2.2cm" svg:y="10.584cm">
          <draw:text-box>
            <text:p text:style-name="P1"><text:span text:style-name="T4">Lord Mayhew had professed himself in agreement with Lord Goldsmith’s view.</text:span></text:p>
          </draw:text-box>
        </draw:frame>
        <draw:frame draw:style-name="gr7" draw:text-style-name="P8" draw:layer="layout" svg:width="0.408cm" svg:height="0.276cm" svg:x="16.804cm" svg:y="10.603cm">
          <draw:text-box>
            <text:p text:style-name="P1"><text:span text:style-name="T13">296</text:span></text:p>
          </draw:text-box>
        </draw:frame>
        <draw:frame draw:style-name="gr1" draw:text-style-name="P2" draw:layer="layout" svg:width="16.254cm" svg:height="0.475cm" svg:x="2.2cm" svg:y="11.498cm">
          <draw:text-box>
            <text:p text:style-name="P1"><text:span text:style-name="T7">725. </text:span><text:span text:style-name="T4"><text:s/>Lord Goldsmith’s meeting with Lord Mayhew was followed by one with Mr Straw, </text:span></text:p>
          </draw:text-box>
        </draw:frame>
        <draw:frame draw:style-name="gr1" draw:text-style-name="P2" draw:layer="layout" svg:width="6.394cm" svg:height="0.475cm" svg:x="2.2cm" svg:y="12.063cm">
          <draw:text-box>
            <text:p text:style-name="P1"><text:span text:style-name="T4">which Mr Brummell also attended.</text:span></text:p>
          </draw:text-box>
        </draw:frame>
        <draw:frame draw:style-name="gr7" draw:text-style-name="P8" draw:layer="layout" svg:width="0.408cm" svg:height="0.276cm" svg:x="8.576cm" svg:y="12.082cm">
          <draw:text-box>
            <text:p text:style-name="P1"><text:span text:style-name="T13">297</text:span></text:p>
          </draw:text-box>
        </draw:frame>
        <draw:frame draw:style-name="gr1" draw:text-style-name="P2" draw:layer="layout" svg:width="0.422cm" svg:height="0.475cm" svg:x="8.988cm" svg:y="12.0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77cm" svg:height="0.475cm" svg:x="2.2cm" svg:y="12.977cm">
          <draw:text-box>
            <text:p text:style-name="P1"><text:span text:style-name="T7">726. </text:span><text:span text:style-name="T4"><text:s/>In what was described as a “lengthy meeting”, Lord Goldsmith was reported to </text:span></text:p>
          </draw:text-box>
        </draw:frame>
        <draw:frame draw:style-name="gr1" draw:text-style-name="P2" draw:layer="layout" svg:width="16.072cm" svg:height="0.475cm" svg:x="2.2cm" svg:y="13.542cm">
          <draw:text-box>
            <text:p text:style-name="P1"><text:span text:style-name="T4">have said that “having decided to come down on one side (1441 is sufficient), he had </text:span></text:p>
          </draw:text-box>
        </draw:frame>
        <draw:frame draw:style-name="gr1" draw:text-style-name="P2" draw:layer="layout" svg:width="16.741cm" svg:height="0.475cm" svg:x="2.2cm" svg:y="14.106cm">
          <draw:text-box>
            <text:p text:style-name="P1"><text:span text:style-name="T4">also decided that in public he needed to explain his case as strongly and unambiguously </text:span></text:p>
          </draw:text-box>
        </draw:frame>
        <draw:frame draw:style-name="gr1" draw:text-style-name="P2" draw:layer="layout" svg:width="2.385cm" svg:height="0.475cm" svg:x="2.2cm" svg:y="14.671cm">
          <draw:text-box>
            <text:p text:style-name="P1"><text:span text:style-name="T4">as possible”.</text:span></text:p>
          </draw:text-box>
        </draw:frame>
        <draw:frame draw:style-name="gr7" draw:text-style-name="P8" draw:layer="layout" svg:width="0.408cm" svg:height="0.276cm" svg:x="4.576cm" svg:y="14.689cm">
          <draw:text-box>
            <text:p text:style-name="P1"><text:span text:style-name="T13">298</text:span></text:p>
          </draw:text-box>
        </draw:frame>
        <draw:frame draw:style-name="gr1" draw:text-style-name="P2" draw:layer="layout" svg:width="13.202cm" svg:height="0.475cm" svg:x="4.988cm" svg:y="14.671cm">
          <draw:text-box>
            <text:p text:style-name="P1"><text:span text:style-name="T4"><text:s/></text:span><text:span text:style-name="T4">A legal team under Professor Greenwood was “now working” on that. </text:span></text:p>
          </draw:text-box>
        </draw:frame>
        <draw:frame draw:style-name="gr1" draw:text-style-name="P2" draw:layer="layout" svg:width="15.712cm" svg:height="0.475cm" svg:x="2.2cm" svg:y="15.235cm">
          <draw:text-box>
            <text:p text:style-name="P1"><text:span text:style-name="T4">Mr Straw arranged for Mr Macleod and Mr Patrick Davies, one of his former Private </text:span></text:p>
          </draw:text-box>
        </draw:frame>
        <draw:frame draw:style-name="gr1" draw:text-style-name="P2" draw:layer="layout" svg:width="5.412cm" svg:height="0.475cm" svg:x="2.2cm" svg:y="15.8cm">
          <draw:text-box>
            <text:p text:style-name="P1"><text:span text:style-name="T4">Secretaries, to join the team.</text:span></text:p>
          </draw:text-box>
        </draw:frame>
        <draw:frame draw:style-name="gr1" draw:text-style-name="P2" draw:layer="layout" svg:width="16.491cm" svg:height="0.475cm" svg:x="2.2cm" svg:y="16.714cm">
          <draw:text-box>
            <text:p text:style-name="P1"><text:span text:style-name="T7">727. </text:span><text:span text:style-name="T4"><text:s/>Mr Straw’s request that the team should produce a draft letter explaining the legal </text:span></text:p>
          </draw:text-box>
        </draw:frame>
        <draw:frame draw:style-name="gr1" draw:text-style-name="P2" draw:layer="layout" svg:width="15.902cm" svg:height="0.475cm" svg:x="2.2cm" svg:y="17.278cm">
          <draw:text-box>
            <text:p text:style-name="P1"><text:span text:style-name="T4">position for him to send to the Chairman of the Foreign Affairs Committee (FAC) had </text:span></text:p>
          </draw:text-box>
        </draw:frame>
        <draw:frame draw:style-name="gr1" draw:text-style-name="P2" draw:layer="layout" svg:width="15.644cm" svg:height="0.475cm" svg:x="2.2cm" svg:y="17.843cm">
          <draw:text-box>
            <text:p text:style-name="P1"><text:span text:style-name="T4">been agreed. Mr Straw’s Private Office also recorded that Lord Goldsmith had said </text:span></text:p>
          </draw:text-box>
        </draw:frame>
        <draw:frame draw:style-name="gr1" draw:text-style-name="P2" draw:layer="layout" svg:width="16.457cm" svg:height="0.475cm" svg:x="2.2cm" svg:y="18.407cm">
          <draw:text-box>
            <text:p text:style-name="P1"><text:span text:style-name="T4">“</text:span><text:span text:style-name="T4">he thought he might need to tell Cabinet when it met on 17 March that the legal issues </text:span></text:p>
          </draw:text-box>
        </draw:frame>
        <draw:frame draw:style-name="gr1" draw:text-style-name="P2" draw:layer="layout" svg:width="4.252cm" svg:height="0.475cm" svg:x="2.2cm" svg:y="18.972cm">
          <draw:text-box>
            <text:p text:style-name="P1"><text:span text:style-name="T4">were finely balanced”. </text:span></text:p>
          </draw:text-box>
        </draw:frame>
        <draw:frame draw:style-name="gr1" draw:text-style-name="P2" draw:layer="layout" svg:width="15.851cm" svg:height="0.475cm" svg:x="2.2cm" svg:y="19.886cm">
          <draw:text-box>
            <text:p text:style-name="P1"><text:span text:style-name="T7">728. </text:span><text:span text:style-name="T4"><text:s/>The record stated that Mr Straw had responded by saying that Lord Goldsmith:</text:span></text:p>
          </draw:text-box>
        </draw:frame>
        <draw:frame draw:style-name="gr1" draw:text-style-name="P2" draw:layer="layout" svg:width="14.37cm" svg:height="0.475cm" svg:x="2.95cm" svg:y="20.801cm">
          <draw:text-box>
            <text:p text:style-name="P1"><text:span text:style-name="T4">“… </text:span><text:span text:style-name="T4">needed to be aware of the problem of leaks from … Cabinet. It would be </text:span></text:p>
          </draw:text-box>
        </draw:frame>
        <draw:frame draw:style-name="gr1" draw:text-style-name="P2" draw:layer="layout" svg:width="15.039cm" svg:height="0.475cm" svg:x="2.95cm" svg:y="21.365cm">
          <draw:text-box>
            <text:p text:style-name="P1"><text:span text:style-name="T4">better, surely, if the Attorney General distributed the draft letter from the Foreign </text:span></text:p>
          </draw:text-box>
        </draw:frame>
        <draw:frame draw:style-name="gr1" draw:text-style-name="P2" draw:layer="layout" svg:width="15.839cm" svg:height="0.475cm" svg:x="2.95cm" svg:y="21.93cm">
          <draw:text-box>
            <text:p text:style-name="P1"><text:span text:style-name="T4">Secretary to the FAC as the basic standard text of his position and then made a few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7.927cm" svg:height="0.475cm" svg:x="2.95cm" svg:y="22.494cm">
          <draw:text-box>
            <text:p text:style-name="P1"><text:span text:style-name="T4">comments. The Attorney General agreed.”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4">294 </text:span></text:p>
          </draw:text-box>
        </draw:frame>
        <draw:line draw:style-name="gr9" draw:text-style-name="P9" draw:layer="layout" svg:x1="2.6cm" svg:y1="25.867cm" svg:x2="9.972cm" svg:y2="25.867cm">
          <text:p/>
        </draw:line>
        <draw:frame draw:style-name="gr4" draw:text-style-name="P5" draw:layer="layout" svg:width="10.678cm" svg:height="0.395cm" svg:x="2.6cm" svg:y="25.087cm">
          <draw:text-box>
            <text:p text:style-name="P1"><text:span text:style-name="T11">Letter Adams to Greenwood, 13 March 2003, ‘Iraq: Resolution 1441’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295 </text:span></text:p>
          </draw:text-box>
        </draw:frame>
        <draw:frame draw:style-name="gr4" draw:text-style-name="P5" draw:layer="layout" svg:width="7.435cm" svg:height="0.395cm" svg:x="2.6cm" svg:y="25.511cm">
          <draw:text-box>
            <text:p text:style-name="P1"><text:span text:style-name="T6">Diary extract Attorney General, 13 March 2003.</text:span><text:span text:style-name="T11">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296 </text:span></text:p>
          </draw:text-box>
        </draw:frame>
        <draw:line draw:style-name="gr9" draw:text-style-name="P9" draw:layer="layout" svg:x1="2.6cm" svg:y1="26.714cm" svg:x2="9.972cm" svg:y2="26.714cm">
          <text:p/>
        </draw:line>
        <draw:frame draw:style-name="gr4" draw:text-style-name="P5" draw:layer="layout" svg:width="6.758cm" svg:height="0.395cm" svg:x="2.6cm" svg:y="25.934cm">
          <draw:text-box>
            <text:p text:style-name="P1"><text:span text:style-name="T11">Public hearing, 27 January 2011, page 197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297 </text:span></text:p>
          </draw:text-box>
        </draw:frame>
        <draw:line draw:style-name="gr9" draw:text-style-name="P9" draw:layer="layout" svg:x1="2.6cm" svg:y1="27.137cm" svg:x2="14.463cm" svg:y2="27.137cm">
          <text:p/>
        </draw:line>
        <draw:frame draw:style-name="gr4" draw:text-style-name="P5" draw:layer="layout" svg:width="7.435cm" svg:height="0.395cm" svg:x="2.6cm" svg:y="26.357cm">
          <draw:text-box>
            <text:p text:style-name="P1"><text:span text:style-name="T6">Diary extract Attorney General, 13 March 2003.</text:span><text:span text:style-name="T11">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298 </text:span></text:p>
          </draw:text-box>
        </draw:frame>
        <draw:frame draw:style-name="gr4" draw:text-style-name="P5" draw:layer="layout" svg:width="11.783cm" svg:height="0.395cm" svg:x="2.6cm" svg:y="26.781cm">
          <draw:text-box>
            <text:p text:style-name="P1"><text:span text:style-name="T6">Minute McDonald, 17 March 2003, ‘Iraq: Meeting with the Attorney General’.</text:span></text:p>
          </draw:text-box>
        </draw:frame>
      </draw:page>
      <draw:page draw:name="page131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1</text:span></text:p>
          </draw:text-box>
        </draw:frame>
        <draw:frame draw:style-name="gr1" draw:text-style-name="P2" draw:layer="layout" svg:width="16.232cm" svg:height="0.475cm" svg:x="2.2cm" svg:y="2.525cm">
          <draw:text-box>
            <text:p text:style-name="P1"><text:span text:style-name="T7">729. </text:span><text:span text:style-name="T4"><text:s/>Lord Goldsmith told the Inquiry that the main thrust of the meeting with Mr Straw </text:span></text:p>
          </draw:text-box>
        </draw:frame>
        <draw:frame draw:style-name="gr1" draw:text-style-name="P2" draw:layer="layout" svg:width="10.759cm" svg:height="0.475cm" svg:x="2.2cm" svg:y="3.09cm">
          <draw:text-box>
            <text:p text:style-name="P1"><text:span text:style-name="T4">on 13 March was planning for what was going to happen.</text:span></text:p>
          </draw:text-box>
        </draw:frame>
        <draw:frame draw:style-name="gr7" draw:text-style-name="P8" draw:layer="layout" svg:width="0.408cm" svg:height="0.276cm" svg:x="12.908cm" svg:y="3.108cm">
          <draw:text-box>
            <text:p text:style-name="P1"><text:span text:style-name="T13">299</text:span></text:p>
          </draw:text-box>
        </draw:frame>
        <draw:frame draw:style-name="gr1" draw:text-style-name="P2" draw:layer="layout" svg:width="0.422cm" svg:height="0.475cm" svg:x="13.32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16cm" svg:height="0.475cm" svg:x="2.2cm" svg:y="4.004cm">
          <draw:text-box>
            <text:p text:style-name="P1"><text:span text:style-name="T7">730. </text:span><text:span text:style-name="T4"><text:s/>Asked if the record of the meeting on 13 March made by Mr Straw’s Private Office </text:span></text:p>
          </draw:text-box>
        </draw:frame>
        <draw:frame draw:style-name="gr1" draw:text-style-name="P2" draw:layer="layout" svg:width="16.237cm" svg:height="0.475cm" svg:x="2.2cm" svg:y="4.568cm">
          <draw:text-box>
            <text:p text:style-name="P1"><text:span text:style-name="T4">reflected his recollection of the decision on how to present his legal advice to Cabinet, </text:span></text:p>
          </draw:text-box>
        </draw:frame>
        <draw:frame draw:style-name="gr1" draw:text-style-name="P2" draw:layer="layout" svg:width="4.392cm" svg:height="0.475cm" svg:x="2.2cm" svg:y="5.133cm">
          <draw:text-box>
            <text:p text:style-name="P1"><text:span text:style-name="T4">Lord Goldsmith replied:</text:span></text:p>
          </draw:text-box>
        </draw:frame>
        <draw:frame draw:style-name="gr1" draw:text-style-name="P2" draw:layer="layout" svg:width="15.666cm" svg:height="0.475cm" svg:x="2.95cm" svg:y="6.047cm">
          <draw:text-box>
            <text:p text:style-name="P1"><text:span text:style-name="T4">“</text:span><text:span text:style-name="T4">It isn’t actually. There wasn’t any question of distributing the longer FAC document </text:span></text:p>
          </draw:text-box>
        </draw:frame>
        <draw:frame draw:style-name="gr1" draw:text-style-name="P2" draw:layer="layout" svg:width="10.649cm" svg:height="0.475cm" svg:x="2.95cm" svg:y="6.612cm">
          <draw:text-box>
            <text:p text:style-name="P1"><text:span text:style-name="T4">as my opinion. That wasn’t at all what I was going to do.”</text:span></text:p>
          </draw:text-box>
        </draw:frame>
        <draw:frame draw:style-name="gr7" draw:text-style-name="P8" draw:layer="layout" svg:width="0.408cm" svg:height="0.276cm" svg:x="13.555cm" svg:y="6.631cm">
          <draw:text-box>
            <text:p text:style-name="P1"><text:span text:style-name="T13">300</text:span></text:p>
          </draw:text-box>
        </draw:frame>
        <draw:frame draw:style-name="gr1" draw:text-style-name="P2" draw:layer="layout" svg:width="0.422cm" svg:height="0.475cm" svg:x="13.966cm" svg:y="6.6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64cm" svg:height="0.475cm" svg:x="2.2cm" svg:y="7.526cm">
          <draw:text-box>
            <text:p text:style-name="P1"><text:span text:style-name="T7">731. </text:span><text:span text:style-name="T4"><text:s/>A note on the Attorney General’s file listed the “further material to be assembled”, </text:span></text:p>
          </draw:text-box>
        </draw:frame>
        <draw:frame draw:style-name="gr1" draw:text-style-name="P2" draw:layer="layout" svg:width="15.771cm" svg:height="0.475cm" svg:x="2.2cm" svg:y="8.091cm">
          <draw:text-box>
            <text:p text:style-name="P1"><text:span text:style-name="T4">as discussed by Lord Goldsmith and Mr Straw, as “evidence showing” that Iraq was </text:span></text:p>
          </draw:text-box>
        </draw:frame>
        <draw:frame draw:style-name="gr1" draw:text-style-name="P2" draw:layer="layout" svg:width="5.806cm" svg:height="0.475cm" svg:x="2.2cm" svg:y="8.655cm">
          <draw:text-box>
            <text:p text:style-name="P1"><text:span text:style-name="T4">“</text:span><text:span text:style-name="T4">in further material breach”, as:</text:span></text:p>
          </draw:text-box>
        </draw:frame>
        <draw:frame draw:style-name="gr1" draw:text-style-name="P2" draw:layer="layout" svg:width="0.422cm" svg:height="0.475cm" svg:x="2.825cm" svg:y="9.57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66cm" svg:y="9.4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25cm" svg:height="0.475cm" svg:x="3.7cm" svg:y="9.57cm">
          <draw:text-box>
            <text:p text:style-name="P1"><text:span text:style-name="T4">Any examples of false statements/omissions and (significant) non-co-operation </text:span></text:p>
          </draw:text-box>
        </draw:frame>
        <draw:frame draw:style-name="gr1" draw:text-style-name="P2" draw:layer="layout" svg:width="11.131cm" svg:height="0.475cm" svg:x="3.7cm" svg:y="10.134cm">
          <draw:text-box>
            <text:p text:style-name="P1"><text:span text:style-name="T4">reported to Security Council pursuant to OP4 of SCR 1441.</text:span></text:p>
          </draw:text-box>
        </draw:frame>
        <draw:frame draw:style-name="gr2" draw:text-style-name="P3" draw:layer="layout" svg:width="0.634cm" svg:height="0.712cm" svg:x="2.95cm" svg:y="10.6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81cm" svg:height="0.475cm" svg:x="3.7cm" svg:y="10.798cm">
          <draw:text-box>
            <text:p text:style-name="P1"><text:span text:style-name="T4">Any examples of Iraqi interference reported by Blix or ElBaradei [Dr Mohamed </text:span></text:p>
          </draw:text-box>
        </draw:frame>
        <draw:frame draw:style-name="gr1" draw:text-style-name="P2" draw:layer="layout" svg:width="14.552cm" svg:height="0.475cm" svg:x="3.7cm" svg:y="11.363cm">
          <draw:text-box>
            <text:p text:style-name="P1"><text:span text:style-name="T4">ElBaradei, the Director General of the IAEA] to the Council pursuant to OP11.</text:span></text:p>
          </draw:text-box>
        </draw:frame>
        <draw:frame draw:style-name="gr2" draw:text-style-name="P3" draw:layer="layout" svg:width="0.634cm" svg:height="0.712cm" svg:x="2.95cm" svg:y="11.8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19cm" svg:height="0.475cm" svg:x="3.7cm" svg:y="12.027cm">
          <draw:text-box>
            <text:p text:style-name="P1"><text:span text:style-name="T4">For these purposes, we need to trawl through statements from the draft </text:span></text:p>
          </draw:text-box>
        </draw:frame>
        <draw:frame draw:style-name="gr1" draw:text-style-name="P2" draw:layer="layout" svg:width="12.613cm" svg:height="0.475cm" svg:x="3.7cm" svg:y="12.592cm">
          <draw:text-box>
            <text:p text:style-name="P1"><text:span text:style-name="T4">Command Paper on Iraqi non-compliance which is to be published.</text:span></text:p>
          </draw:text-box>
        </draw:frame>
        <draw:frame draw:style-name="gr2" draw:text-style-name="P3" draw:layer="layout" svg:width="0.634cm" svg:height="0.712cm" svg:x="2.95cm" svg:y="13.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943cm" svg:height="0.475cm" svg:x="3.7cm" svg:y="13.256cm">
          <draw:text-box>
            <text:p text:style-name="P1"><text:span text:style-name="T4">See attached FCO paper Iraqi non-compliance with UNSCR 1441 of </text:span></text:p>
          </draw:text-box>
        </draw:frame>
        <draw:frame draw:style-name="gr1" draw:text-style-name="P2" draw:layer="layout" svg:width="3.097cm" svg:height="0.475cm" svg:x="3.7cm" svg:y="13.821cm">
          <draw:text-box>
            <text:p text:style-name="P1"><text:span text:style-name="T4">13 March 2003.”</text:span></text:p>
          </draw:text-box>
        </draw:frame>
        <draw:frame draw:style-name="gr7" draw:text-style-name="P8" draw:layer="layout" svg:width="0.408cm" svg:height="0.276cm" svg:x="6.783cm" svg:y="13.839cm">
          <draw:text-box>
            <text:p text:style-name="P1"><text:span text:style-name="T13">301</text:span></text:p>
          </draw:text-box>
        </draw:frame>
        <draw:frame draw:style-name="gr6" draw:text-style-name="P7" draw:layer="layout" svg:width="16.3cm" svg:height="0.556cm" svg:x="2.2cm" svg:y="14.942cm">
          <draw:text-box>
            <text:p text:style-name="P1"><text:span text:style-name="T9">Lord Goldsmith’s meeting with Lord Falconer and Baroness Morgan, </text:span></text:p>
          </draw:text-box>
        </draw:frame>
        <draw:frame draw:style-name="gr6" draw:text-style-name="P7" draw:layer="layout" svg:width="3.389cm" svg:height="0.556cm" svg:x="2.2cm" svg:y="15.577cm">
          <draw:text-box>
            <text:p text:style-name="P1"><text:span text:style-name="T9">13 March 2003</text:span></text:p>
          </draw:text-box>
        </draw:frame>
        <draw:frame draw:style-name="gr1" draw:text-style-name="P2" draw:layer="layout" svg:width="16.156cm" svg:height="0.475cm" svg:x="2.2cm" svg:y="16.405cm">
          <draw:text-box>
            <text:p text:style-name="P1"><text:span text:style-name="T7">732. </text:span><text:span text:style-name="T4"><text:s/>The last meeting in Lord Goldsmith’s diary on 13 March was with Lord Falconer, </text:span></text:p>
          </draw:text-box>
        </draw:frame>
        <draw:frame draw:style-name="gr1" draw:text-style-name="P2" draw:layer="layout" svg:width="16.681cm" svg:height="0.475cm" svg:x="2.2cm" svg:y="16.97cm">
          <draw:text-box>
            <text:p text:style-name="P1"><text:span text:style-name="T4">who in March 2003 was the Minister of State in the Home Office responsible for Criminal </text:span></text:p>
          </draw:text-box>
        </draw:frame>
        <draw:frame draw:style-name="gr1" draw:text-style-name="P2" draw:layer="layout" svg:width="5.979cm" svg:height="0.475cm" svg:x="2.2cm" svg:y="17.534cm">
          <draw:text-box>
            <text:p text:style-name="P1"><text:span text:style-name="T4">Justice, and Baroness Morgan. </text:span></text:p>
          </draw:text-box>
        </draw:frame>
        <draw:frame draw:style-name="gr1" draw:text-style-name="P2" draw:layer="layout" svg:width="16.012cm" svg:height="0.475cm" svg:x="2.2cm" svg:y="18.448cm">
          <draw:text-box>
            <text:p text:style-name="P1"><text:span text:style-name="T7">733. </text:span><text:span text:style-name="T4"><text:s/>Lord Goldsmith informed Lord Falconer and Baroness Morgan of his clear view </text:span></text:p>
          </draw:text-box>
        </draw:frame>
        <draw:frame draw:style-name="gr1" draw:text-style-name="P2" draw:layer="layout" svg:width="15.665cm" svg:height="0.475cm" svg:x="2.2cm" svg:y="19.013cm">
          <draw:text-box>
            <text:p text:style-name="P1"><text:span text:style-name="T4">that it was lawful under resolution 1441 to use force without a further UN resolution.</text:span></text:p>
          </draw:text-box>
        </draw:frame>
        <draw:frame draw:style-name="gr7" draw:text-style-name="P8" draw:layer="layout" svg:width="0.408cm" svg:height="0.276cm" svg:x="17.801cm" svg:y="19.032cm">
          <draw:text-box>
            <text:p text:style-name="P1"><text:span text:style-name="T13">302</text:span></text:p>
          </draw:text-box>
        </draw:frame>
        <draw:frame draw:style-name="gr1" draw:text-style-name="P2" draw:layer="layout" svg:width="15.953cm" svg:height="0.475cm" svg:x="2.2cm" svg:y="19.927cm">
          <draw:text-box>
            <text:p text:style-name="P1"><text:span text:style-name="T7">734. </text:span><text:span text:style-name="T4"><text:s/>Asked to comment on press allegations to the effect that he had been “more or </text:span></text:p>
          </draw:text-box>
        </draw:frame>
        <draw:frame draw:style-name="gr1" draw:text-style-name="P2" draw:layer="layout" svg:width="16.635cm" svg:height="0.475cm" svg:x="2.2cm" svg:y="20.492cm">
          <draw:text-box>
            <text:p text:style-name="P1"><text:span text:style-name="T4">less pinned to the wall at a Downing Street showdown with Lord Falconer and Baroness </text:span></text:p>
          </draw:text-box>
        </draw:frame>
        <draw:frame draw:style-name="gr1" draw:text-style-name="P2" draw:layer="layout" svg:width="16.317cm" svg:height="0.475cm" svg:x="2.2cm" svg:y="21.056cm">
          <draw:text-box>
            <text:p text:style-name="P1"><text:span text:style-name="T4">Morgan who allegedly had performed a pincer movement” on him, Lord Goldsmith told </text:span></text:p>
          </draw:text-box>
        </draw:frame>
        <draw:frame draw:style-name="gr1" draw:text-style-name="P2" draw:layer="layout" svg:width="4.638cm" svg:height="0.475cm" svg:x="2.2cm" svg:y="21.621cm">
          <draw:text-box>
            <text:p text:style-name="P1"><text:span text:style-name="T4">the Inquiry that that was:</text:span></text:p>
          </draw:text-box>
        </draw:frame>
        <draw:frame draw:style-name="gr1" draw:text-style-name="P2" draw:layer="layout" svg:width="15.801cm" svg:height="0.475cm" svg:x="2.95cm" svg:y="22.535cm">
          <draw:text-box>
            <text:p text:style-name="P1"><text:span text:style-name="T4">“… </text:span><text:span text:style-name="T4">absolute complete and utter nonsense. I had not spoken to Lord Falconer about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14.958cm" svg:height="0.475cm" svg:x="2.95cm" svg:y="23.1cm">
          <draw:text-box>
            <text:p text:style-name="P1"><text:span text:style-name="T4">this issue before. When I saw them [on 13 March] I, of course, had reached my </text:span></text:p>
          </draw:text-box>
        </draw:frame>
        <draw:frame draw:style-name="gr10" draw:text-style-name="P10" draw:layer="layout" svg:width="0.404cm" svg:height="0.23cm" svg:x="2.2cm" svg:y="24.68cm">
          <draw:text-box>
            <text:p text:style-name="P1"><text:span text:style-name="T14">299 </text:span></text:p>
          </draw:text-box>
        </draw:frame>
        <draw:frame draw:style-name="gr4" draw:text-style-name="P5" draw:layer="layout" svg:width="6.784cm" svg:height="0.395cm" svg:x="2.6cm" svg:y="24.664cm">
          <draw:text-box>
            <text:p text:style-name="P1"><text:span text:style-name="T11">Public hearing, 27 January 2010, page 198.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4">300 </text:span></text:p>
          </draw:text-box>
        </draw:frame>
        <draw:line draw:style-name="gr9" draw:text-style-name="P9" draw:layer="layout" svg:x1="2.6cm" svg:y1="25.867cm" svg:x2="18.555cm" svg:y2="25.867cm">
          <text:p/>
        </draw:line>
        <draw:line draw:style-name="gr9" draw:text-style-name="P9" draw:layer="layout" svg:x1="2.199cm" svg:y1="26.29cm" svg:x2="12.632cm" svg:y2="26.29cm">
          <text:p/>
        </draw:line>
        <draw:frame draw:style-name="gr4" draw:text-style-name="P5" draw:layer="layout" svg:width="6.784cm" svg:height="0.395cm" svg:x="2.6cm" svg:y="25.087cm">
          <draw:text-box>
            <text:p text:style-name="P1"><text:span text:style-name="T11">Public hearing, 27 January 2010, page 213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301 </text:span></text:p>
          </draw:text-box>
        </draw:frame>
        <draw:frame draw:style-name="gr4" draw:text-style-name="P5" draw:layer="layout" svg:width="15.856cm" svg:height="0.395cm" svg:x="2.6cm" svg:y="25.511cm">
          <draw:text-box>
            <text:p text:style-name="P1"><text:span text:style-name="T6">File note [on Attorney General’s files], [undated], ‘Iraq Further Material to be Assembled (as discussed </text:span></text:p>
          </draw:text-box>
        </draw:frame>
        <draw:frame draw:style-name="gr4" draw:text-style-name="P5" draw:layer="layout" svg:width="10.573cm" svg:height="0.395cm" svg:x="2.2cm" svg:y="25.934cm">
          <draw:text-box>
            <text:p text:style-name="P1"><text:span text:style-name="T6">by the Attorney General and Foreign Secretary on 13 March 2003)’</text:span><text:span text:style-name="T11">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302 </text:span></text:p>
          </draw:text-box>
        </draw:frame>
        <draw:frame draw:style-name="gr4" draw:text-style-name="P5" draw:layer="layout" svg:width="15.733cm" svg:height="0.395cm" svg:x="2.6cm" svg:y="26.357cm">
          <draw:text-box>
            <text:p text:style-name="P1"><text:span text:style-name="T19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6.781cm">
          <draw:text-box>
            <text:p text:style-name="P1"><text:span text:style-name="T11">paragraph 381.</text:span></text:p>
          </draw:text-box>
        </draw:frame>
      </draw:page>
      <draw:page draw:name="page13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2</text:span></text:p>
          </draw:text-box>
        </draw:frame>
        <draw:frame draw:style-name="gr1" draw:text-style-name="P2" draw:layer="layout" svg:width="16.012cm" svg:height="0.475cm" svg:x="2.95cm" svg:y="2.525cm">
          <draw:text-box>
            <text:p text:style-name="P1"><text:span text:style-name="T4">opinion, I communicated it to my officials, to the Foreign Secretary and as it happens </text:span></text:p>
          </draw:text-box>
        </draw:frame>
        <draw:frame draw:style-name="gr1" draw:text-style-name="P2" draw:layer="layout" svg:width="14.4cm" svg:height="0.475cm" svg:x="2.95cm" svg:y="3.09cm">
          <draw:text-box>
            <text:p text:style-name="P1"><text:span text:style-name="T4">to Lord Mayhew as well. There was no question of them performing a pincer </text:span></text:p>
          </draw:text-box>
        </draw:frame>
        <draw:frame draw:style-name="gr1" draw:text-style-name="P2" draw:layer="layout" svg:width="2.241cm" svg:height="0.475cm" svg:x="2.95cm" svg:y="3.654cm">
          <draw:text-box>
            <text:p text:style-name="P1"><text:span text:style-name="T4">movement.”</text:span></text:p>
          </draw:text-box>
        </draw:frame>
        <draw:frame draw:style-name="gr7" draw:text-style-name="P8" draw:layer="layout" svg:width="0.476cm" svg:height="0.276cm" svg:x="5.185cm" svg:y="3.673cm">
          <draw:text-box>
            <text:p text:style-name="P1"><text:span text:style-name="T13">303 </text:span></text:p>
          </draw:text-box>
        </draw:frame>
        <draw:frame draw:style-name="gr1" draw:text-style-name="P2" draw:layer="layout" svg:width="7.093cm" svg:height="0.475cm" svg:x="2.2cm" svg:y="4.568cm">
          <draw:text-box>
            <text:p text:style-name="P1"><text:span text:style-name="T7">735. </text:span><text:span text:style-name="T4"><text:s/>Lord Goldsmith told the Inquiry: </text:span></text:p>
          </draw:text-box>
        </draw:frame>
        <draw:frame draw:style-name="gr1" draw:text-style-name="P2" draw:layer="layout" svg:width="15.784cm" svg:height="0.475cm" svg:x="2.95cm" svg:y="5.483cm">
          <draw:text-box>
            <text:p text:style-name="P1"><text:span text:style-name="T4">“</text:span><text:span text:style-name="T4">I told them the conclusion that I had reached, and I think briefly why, and I think we </text:span></text:p>
          </draw:text-box>
        </draw:frame>
        <draw:frame draw:style-name="gr1" draw:text-style-name="P2" draw:layer="layout" svg:width="15.703cm" svg:height="0.475cm" svg:x="2.95cm" svg:y="6.047cm">
          <draw:text-box>
            <text:p text:style-name="P1"><text:span text:style-name="T4">then went on to discuss – I think by that stage it was known that there was going to </text:span></text:p>
          </draw:text-box>
        </draw:frame>
        <draw:frame draw:style-name="gr1" draw:text-style-name="P2" draw:layer="layout" svg:width="15.513cm" svg:height="0.475cm" svg:x="2.95cm" svg:y="6.612cm">
          <draw:text-box>
            <text:p text:style-name="P1"><text:span text:style-name="T4">be a debate the following Monday in the House of Lords, and I think we discussed </text:span></text:p>
          </draw:text-box>
        </draw:frame>
        <draw:frame draw:style-name="gr1" draw:text-style-name="P2" draw:layer="layout" svg:width="15.145cm" svg:height="0.475cm" svg:x="2.95cm" svg:y="7.176cm">
          <draw:text-box>
            <text:p text:style-name="P1"><text:span text:style-name="T4">something about how that debate would be dealt with, the debate on the legality </text:span></text:p>
          </draw:text-box>
        </draw:frame>
        <draw:frame draw:style-name="gr1" draw:text-style-name="P2" draw:layer="layout" svg:width="10.937cm" svg:height="0.475cm" svg:x="2.95cm" svg:y="7.741cm">
          <draw:text-box>
            <text:p text:style-name="P1"><text:span text:style-name="T4">issue, I think a Liberal Democrat Peer put down a motion.”</text:span></text:p>
          </draw:text-box>
        </draw:frame>
        <draw:frame draw:style-name="gr7" draw:text-style-name="P8" draw:layer="layout" svg:width="0.408cm" svg:height="0.276cm" svg:x="13.844cm" svg:y="7.759cm">
          <draw:text-box>
            <text:p text:style-name="P1"><text:span text:style-name="T13">304</text:span></text:p>
          </draw:text-box>
        </draw:frame>
        <draw:frame draw:style-name="gr1" draw:text-style-name="P2" draw:layer="layout" svg:width="15.276cm" svg:height="0.475cm" svg:x="2.2cm" svg:y="8.655cm">
          <draw:text-box>
            <text:p text:style-name="P1"><text:span text:style-name="T7">736. </text:span><text:span text:style-name="T4"><text:s/>Asked for a statement about the purpose of her involvement in a number of </text:span></text:p>
          </draw:text-box>
        </draw:frame>
        <draw:frame draw:style-name="gr1" draw:text-style-name="P2" draw:layer="layout" svg:width="16.19cm" svg:height="0.475cm" svg:x="2.2cm" svg:y="9.22cm">
          <draw:text-box>
            <text:p text:style-name="P1"><text:span text:style-name="T4">meetings with Lord Goldsmith throughout the period before 18 March 2003, Baroness </text:span></text:p>
          </draw:text-box>
        </draw:frame>
        <draw:frame draw:style-name="gr1" draw:text-style-name="P2" draw:layer="layout" svg:width="13.684cm" svg:height="0.475cm" svg:x="2.2cm" svg:y="9.784cm">
          <draw:text-box>
            <text:p text:style-name="P1"><text:span text:style-name="T4">Morgan wrote that the purpose of the meetings was to share information.</text:span></text:p>
          </draw:text-box>
        </draw:frame>
        <draw:frame draw:style-name="gr7" draw:text-style-name="P8" draw:layer="layout" svg:width="0.408cm" svg:height="0.276cm" svg:x="15.825cm" svg:y="9.803cm">
          <draw:text-box>
            <text:p text:style-name="P1"><text:span text:style-name="T13">305</text:span></text:p>
          </draw:text-box>
        </draw:frame>
        <draw:frame draw:style-name="gr1" draw:text-style-name="P2" draw:layer="layout" svg:width="1.747cm" svg:height="0.475cm" svg:x="16.236cm" svg:y="9.784cm">
          <draw:text-box>
            <text:p text:style-name="P1"><text:span text:style-name="T4"><text:s/></text:span><text:span text:style-name="T4">Her role </text:span></text:p>
          </draw:text-box>
        </draw:frame>
        <draw:frame draw:style-name="gr1" draw:text-style-name="P2" draw:layer="layout" svg:width="16.254cm" svg:height="0.475cm" svg:x="2.2cm" svg:y="10.348cm">
          <draw:text-box>
            <text:p text:style-name="P1"><text:span text:style-name="T4">was to explain her perception of the Parliamentary and political mood. She was aware </text:span></text:p>
          </draw:text-box>
        </draw:frame>
        <draw:frame draw:style-name="gr1" draw:text-style-name="P2" draw:layer="layout" svg:width="15.526cm" svg:height="0.475cm" svg:x="2.2cm" svg:y="10.913cm">
          <draw:text-box>
            <text:p text:style-name="P1"><text:span text:style-name="T4">of claims that she had somehow exerted pressure on the Attorney General to alter </text:span></text:p>
          </draw:text-box>
        </draw:frame>
        <draw:frame draw:style-name="gr1" draw:text-style-name="P2" draw:layer="layout" svg:width="16.156cm" svg:height="0.475cm" svg:x="2.2cm" svg:y="11.477cm">
          <draw:text-box>
            <text:p text:style-name="P1"><text:span text:style-name="T4">his advice to provide a legal justification for military action, but wished to state without </text:span></text:p>
          </draw:text-box>
        </draw:frame>
        <draw:frame draw:style-name="gr1" draw:text-style-name="P2" draw:layer="layout" svg:width="8.867cm" svg:height="0.475cm" svg:x="2.2cm" svg:y="12.042cm">
          <draw:text-box>
            <text:p text:style-name="P1"><text:span text:style-name="T4">equivocation that such allegations were untrue:</text:span></text:p>
          </draw:text-box>
        </draw:frame>
        <draw:frame draw:style-name="gr1" draw:text-style-name="P2" draw:layer="layout" svg:width="15.657cm" svg:height="0.475cm" svg:x="2.95cm" svg:y="12.956cm">
          <draw:text-box>
            <text:p text:style-name="P1"><text:span text:style-name="T4">“… </text:span><text:span text:style-name="T4">at no point during any discussion at which I was present did I witness any effort </text:span></text:p>
          </draw:text-box>
        </draw:frame>
        <draw:frame draw:style-name="gr1" draw:text-style-name="P2" draw:layer="layout" svg:width="14.814cm" svg:height="0.475cm" svg:x="2.95cm" svg:y="13.521cm">
          <draw:text-box>
            <text:p text:style-name="P1"><text:span text:style-name="T4">to engage with Lord Goldsmith as to the correctness of his legal analysis. I am </text:span></text:p>
          </draw:text-box>
        </draw:frame>
        <draw:frame draw:style-name="gr1" draw:text-style-name="P2" draw:layer="layout" svg:width="15.864cm" svg:height="0.475cm" svg:x="2.95cm" svg:y="14.085cm">
          <draw:text-box>
            <text:p text:style-name="P1"><text:span text:style-name="T4">certain there was never any attempt by me, or by anyone else present, at any of the </text:span></text:p>
          </draw:text-box>
        </draw:frame>
        <draw:frame draw:style-name="gr1" draw:text-style-name="P2" draw:layer="layout" svg:width="15.597cm" svg:height="0.475cm" svg:x="2.95cm" svg:y="14.65cm">
          <draw:text-box>
            <text:p text:style-name="P1"><text:span text:style-name="T4">four meetings to challenge the Attorney’s legal analysis </text:span><text:span text:style-name="T12">or otherwise to influence </text:span></text:p>
          </draw:text-box>
        </draw:frame>
        <draw:frame draw:style-name="gr1" draw:text-style-name="P2" draw:layer="layout" svg:width="6.001cm" svg:height="0.475cm" svg:x="2.95cm" svg:y="15.214cm">
          <draw:text-box>
            <text:p text:style-name="P1"><text:span text:style-name="T12">the Attorney’s legal opinion.” </text:span></text:p>
          </draw:text-box>
        </draw:frame>
        <draw:frame draw:style-name="gr1" draw:text-style-name="P2" draw:layer="layout" svg:width="16.436cm" svg:height="0.475cm" svg:x="2.2cm" svg:y="16.128cm">
          <draw:text-box>
            <text:p text:style-name="P1"><text:span text:style-name="T7">737. </text:span><text:span text:style-name="T4"><text:s/>On 15 March, Baroness Morgan informed Mr Campbell by email that the Attorney </text:span></text:p>
          </draw:text-box>
        </draw:frame>
        <draw:frame draw:style-name="gr1" draw:text-style-name="P2" draw:layer="layout" svg:width="16.567cm" svg:height="0.475cm" svg:x="2.2cm" svg:y="16.693cm">
          <draw:text-box>
            <text:p text:style-name="P1"><text:span text:style-name="T4">General would “make clear during the course of the week that there [was] a sound legal </text:span></text:p>
          </draw:text-box>
        </draw:frame>
        <draw:frame draw:style-name="gr1" draw:text-style-name="P2" draw:layer="layout" svg:width="8.553cm" svg:height="0.475cm" svg:x="2.2cm" svg:y="17.257cm">
          <draw:text-box>
            <text:p text:style-name="P1"><text:span text:style-name="T4">basis for action should that prove necessary”.</text:span></text:p>
          </draw:text-box>
        </draw:frame>
        <draw:frame draw:style-name="gr7" draw:text-style-name="P8" draw:layer="layout" svg:width="0.408cm" svg:height="0.276cm" svg:x="10.718cm" svg:y="17.276cm">
          <draw:text-box>
            <text:p text:style-name="P1"><text:span text:style-name="T13">306</text:span></text:p>
          </draw:text-box>
        </draw:frame>
        <draw:frame draw:style-name="gr1" draw:text-style-name="P2" draw:layer="layout" svg:width="0.422cm" svg:height="0.475cm" svg:x="11.13cm" svg:y="17.257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14.057cm" svg:height="0.556cm" svg:x="2.2cm" svg:y="18.378cm">
          <draw:text-box>
            <text:p text:style-name="P1"><text:span text:style-name="T9">Mr Blair’s conversation with President Bush, 13 March 2003</text:span></text:p>
          </draw:text-box>
        </draw:frame>
        <draw:frame draw:style-name="gr1" draw:text-style-name="P2" draw:layer="layout" svg:width="16.254cm" svg:height="0.475cm" svg:x="2.2cm" svg:y="19.207cm">
          <draw:text-box>
            <text:p text:style-name="P1"><text:span text:style-name="T7">738. </text:span><text:span text:style-name="T12"><text:s/>On 13 March, Mr Blair and President Bush discussed withdrawing the draft </text:span></text:p>
          </draw:text-box>
        </draw:frame>
        <draw:frame draw:style-name="gr1" draw:text-style-name="P2" draw:layer="layout" svg:width="16.178cm" svg:height="0.475cm" svg:x="2.2cm" svg:y="19.771cm">
          <draw:text-box>
            <text:p text:style-name="P1"><text:span text:style-name="T12">resolution on 17 March followed by a US ultimatum to Saddam Hussein to leave </text:span></text:p>
          </draw:text-box>
        </draw:frame>
        <draw:frame draw:style-name="gr1" draw:text-style-name="P2" draw:layer="layout" svg:width="15.962cm" svg:height="0.475cm" svg:x="2.2cm" svg:y="20.336cm">
          <draw:text-box>
            <text:p text:style-name="P1"><text:span text:style-name="T12">within 48 hours. There would be no US military action until after the vote in the </text:span></text:p>
          </draw:text-box>
        </draw:frame>
        <draw:frame draw:style-name="gr1" draw:text-style-name="P2" draw:layer="layout" svg:width="6.835cm" svg:height="0.475cm" svg:x="2.2cm" svg:y="20.9cm">
          <draw:text-box>
            <text:p text:style-name="P1"><text:span text:style-name="T12">House of Commons on 18 March. </text:span></text:p>
          </draw:text-box>
        </draw:frame>
        <draw:frame draw:style-name="gr1" draw:text-style-name="P2" draw:layer="layout" svg:width="16.025cm" svg:height="0.475cm" svg:x="2.2cm" svg:y="21.815cm">
          <draw:text-box>
            <text:p text:style-name="P1"><text:span text:style-name="T7">739. </text:span><text:span text:style-name="T4"><text:s/>Mr Blair and President Bush discussed the prospects for a vote in the House of </text:span></text:p>
          </draw:text-box>
        </draw:frame>
        <draw:frame draw:style-name="gr1" draw:text-style-name="P2" draw:layer="layout" svg:width="11.627cm" svg:height="0.475cm" svg:x="2.2cm" svg:y="22.379cm">
          <draw:text-box>
            <text:p text:style-name="P1"><text:span text:style-name="T4">Commons and a ‘Road Map’ for the Middle East on 13 March.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7" draw:text-style-name="P8" draw:layer="layout" svg:width="0.408cm" svg:height="0.276cm" svg:x="13.785cm" svg:y="22.398cm">
          <draw:text-box>
            <text:p text:style-name="P1"><text:span text:style-name="T13">307</text:span></text:p>
          </draw:text-box>
        </draw:frame>
        <draw:frame draw:style-name="gr10" draw:text-style-name="P10" draw:layer="layout" svg:width="0.404cm" svg:height="0.23cm" svg:x="2.2cm" svg:y="24.68cm">
          <draw:text-box>
            <text:p text:style-name="P1"><text:span text:style-name="T14">303 </text:span></text:p>
          </draw:text-box>
        </draw:frame>
        <draw:frame draw:style-name="gr4" draw:text-style-name="P5" draw:layer="layout" svg:width="6.784cm" svg:height="0.395cm" svg:x="2.6cm" svg:y="24.664cm">
          <draw:text-box>
            <text:p text:style-name="P1"><text:span text:style-name="T11">Public hearing, 27 January 2010, page 201.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4">304 </text:span></text:p>
          </draw:text-box>
        </draw:frame>
        <draw:frame draw:style-name="gr4" draw:text-style-name="P5" draw:layer="layout" svg:width="6.881cm" svg:height="0.395cm" svg:x="2.6cm" svg:y="25.087cm">
          <draw:text-box>
            <text:p text:style-name="P1"><text:span text:style-name="T11">Public hearing, 27 January 2010, page 202. 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305 </text:span></text:p>
          </draw:text-box>
        </draw:frame>
        <draw:line draw:style-name="gr9" draw:text-style-name="P9" draw:layer="layout" svg:x1="2.6cm" svg:y1="26.29cm" svg:x2="10.266cm" svg:y2="26.29cm">
          <text:p/>
        </draw:line>
        <draw:frame draw:style-name="gr4" draw:text-style-name="P5" draw:layer="layout" svg:width="5.954cm" svg:height="0.395cm" svg:x="2.6cm" svg:y="25.511cm">
          <draw:text-box>
            <text:p text:style-name="P1"><text:span text:style-name="T11">Statement, 5 August 2011, pages 2-4.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306 </text:span></text:p>
          </draw:text-box>
        </draw:frame>
        <draw:frame draw:style-name="gr4" draw:text-style-name="P5" draw:layer="layout" svg:width="7.711cm" svg:height="0.395cm" svg:x="2.6cm" svg:y="25.934cm">
          <draw:text-box>
            <text:p text:style-name="P1"><text:span text:style-name="T6">Email Morgan to Campbell, 15 March 2003, ‘AG’.</text:span><text:span text:style-name="T11">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307 </text:span></text:p>
          </draw:text-box>
        </draw:frame>
        <draw:frame draw:style-name="gr4" draw:text-style-name="P5" draw:layer="layout" svg:width="16.144cm" svg:height="0.395cm" svg:x="2.6cm" svg:y="26.357cm">
          <draw:text-box>
            <text:p text:style-name="P1"><text:span text:style-name="T11">Letter Cannon to McDonald, 13 March 2003, ‘Iraq and MEPP: Prime Minister’s Conversation with Bush, </text:span></text:p>
          </draw:text-box>
        </draw:frame>
        <draw:frame draw:style-name="gr4" draw:text-style-name="P5" draw:layer="layout" svg:width="1.738cm" svg:height="0.395cm" svg:x="2.2cm" svg:y="26.781cm">
          <draw:text-box>
            <text:p text:style-name="P1"><text:span text:style-name="T11">13 March’. </text:span></text:p>
          </draw:text-box>
        </draw:frame>
      </draw:page>
      <draw:page draw:name="page133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3</text:span></text:p>
          </draw:text-box>
        </draw:frame>
        <draw:frame draw:style-name="gr1" draw:text-style-name="P2" draw:layer="layout" svg:width="15.521cm" svg:height="0.475cm" svg:x="2.2cm" svg:y="2.525cm">
          <draw:text-box>
            <text:p text:style-name="P1"><text:span text:style-name="T7">740. </text:span><text:span text:style-name="T4"><text:s/>On the UN draft resolution, Mr Blair commented that the “haggling over texts </text:span></text:p>
          </draw:text-box>
        </draw:frame>
        <draw:frame draw:style-name="gr1" draw:text-style-name="P2" draw:layer="layout" svg:width="15.843cm" svg:height="0.475cm" svg:x="2.2cm" svg:y="3.09cm">
          <draw:text-box>
            <text:p text:style-name="P1"><text:span text:style-name="T4">in New York was frustrating and muddied the waters. But it was buying the vital time </text:span></text:p>
          </draw:text-box>
        </draw:frame>
        <draw:frame draw:style-name="gr1" draw:text-style-name="P2" draw:layer="layout" svg:width="4.942cm" svg:height="0.475cm" svg:x="2.2cm" svg:y="3.654cm">
          <draw:text-box>
            <text:p text:style-name="P1"><text:span text:style-name="T4">we needed this weekend.”</text:span></text:p>
          </draw:text-box>
        </draw:frame>
        <draw:frame draw:style-name="gr1" draw:text-style-name="P2" draw:layer="layout" svg:width="12.74cm" svg:height="0.475cm" svg:x="2.2cm" svg:y="4.568cm">
          <draw:text-box>
            <text:p text:style-name="P1"><text:span text:style-name="T7">741. </text:span><text:span text:style-name="T4"><text:s/>A discussion on the military timetable was reported separately.</text:span></text:p>
          </draw:text-box>
        </draw:frame>
        <draw:frame draw:style-name="gr7" draw:text-style-name="P8" draw:layer="layout" svg:width="0.408cm" svg:height="0.276cm" svg:x="14.899cm" svg:y="4.587cm">
          <draw:text-box>
            <text:p text:style-name="P1"><text:span text:style-name="T13">308</text:span></text:p>
          </draw:text-box>
        </draw:frame>
        <draw:frame draw:style-name="gr1" draw:text-style-name="P2" draw:layer="layout" svg:width="3.406cm" svg:height="0.475cm" svg:x="15.31cm" svg:y="4.568cm">
          <draw:text-box>
            <text:p text:style-name="P1"><text:span text:style-name="T4"><text:s/></text:span><text:span text:style-name="T4">It was envisaged </text:span></text:p>
          </draw:text-box>
        </draw:frame>
        <draw:frame draw:style-name="gr1" draw:text-style-name="P2" draw:layer="layout" svg:width="15.2cm" svg:height="0.475cm" svg:x="2.2cm" svg:y="5.133cm">
          <draw:text-box>
            <text:p text:style-name="P1"><text:span text:style-name="T4">that the withdrawal of the resolution on 17 March would be followed by a speech </text:span></text:p>
          </draw:text-box>
        </draw:frame>
        <draw:frame draw:style-name="gr1" draw:text-style-name="P2" draw:layer="layout" svg:width="16.008cm" svg:height="0.475cm" svg:x="2.2cm" svg:y="5.697cm">
          <draw:text-box>
            <text:p text:style-name="P1"><text:span text:style-name="T4">from President Bush which would give Saddam Hussein an ultimatum to leave within </text:span></text:p>
          </draw:text-box>
        </draw:frame>
        <draw:frame draw:style-name="gr1" draw:text-style-name="P2" draw:layer="layout" svg:width="16.762cm" svg:height="0.475cm" svg:x="2.2cm" svg:y="6.262cm">
          <draw:text-box>
            <text:p text:style-name="P1"><text:span text:style-name="T4">48 hours. President Bush would call for freedom for the Iraqi people and outline the legal </text:span></text:p>
          </draw:text-box>
        </draw:frame>
        <draw:frame draw:style-name="gr1" draw:text-style-name="P2" draw:layer="layout" svg:width="4.434cm" svg:height="0.475cm" svg:x="2.2cm" svg:y="6.826cm">
          <draw:text-box>
            <text:p text:style-name="P1"><text:span text:style-name="T4">basis for military action.</text:span></text:p>
          </draw:text-box>
        </draw:frame>
        <draw:frame draw:style-name="gr1" draw:text-style-name="P2" draw:layer="layout" svg:width="16.626cm" svg:height="0.475cm" svg:x="2.2cm" svg:y="7.741cm">
          <draw:text-box>
            <text:p text:style-name="P1"><text:span text:style-name="T7">742. </text:span><text:span text:style-name="T4"><text:s/>There would be no military action before a vote in the UK Parliament on 18 March. </text:span></text:p>
          </draw:text-box>
        </draw:frame>
        <draw:frame draw:style-name="gr1" draw:text-style-name="P2" draw:layer="layout" svg:width="15.297cm" svg:height="0.475cm" svg:x="2.2cm" svg:y="8.305cm">
          <draw:text-box>
            <text:p text:style-name="P1"><text:span text:style-name="T4">President Bush would announce the following day that military action had begun. </text:span></text:p>
          </draw:text-box>
        </draw:frame>
        <draw:frame draw:style-name="gr1" draw:text-style-name="P2" draw:layer="layout" svg:width="11.673cm" svg:height="0.475cm" svg:x="2.2cm" svg:y="8.87cm">
          <draw:text-box>
            <text:p text:style-name="P1"><text:span text:style-name="T4">The plan was for the main air campaign to begin on 22 March.</text:span></text:p>
          </draw:text-box>
        </draw:frame>
        <draw:frame draw:style-name="gr3" draw:text-style-name="P4" draw:layer="layout" svg:width="8.282cm" svg:height="0.628cm" svg:x="2.2cm" svg:y="9.897cm">
          <draw:text-box>
            <text:p text:style-name="P1"><text:span text:style-name="T3">Confirmation of Mr Blair’s view</text:span></text:p>
          </draw:text-box>
        </draw:frame>
        <draw:frame draw:style-name="gr6" draw:text-style-name="P7" draw:layer="layout" svg:width="11.504cm" svg:height="0.556cm" svg:x="2.2cm" svg:y="10.996cm">
          <draw:text-box>
            <text:p text:style-name="P1"><text:span text:style-name="T9">The exchange of letters on 14 and 15 March 2003</text:span></text:p>
          </draw:text-box>
        </draw:frame>
        <draw:frame draw:style-name="gr1" draw:text-style-name="P2" draw:layer="layout" svg:width="15.428cm" svg:height="0.475cm" svg:x="2.2cm" svg:y="11.825cm">
          <draw:text-box>
            <text:p text:style-name="P1"><text:span text:style-name="T7">743. </text:span><text:span text:style-name="T12"><text:s/>On 14 March, Lord Goldsmith asked for confirmation of Mr Blair’s view </text:span></text:p>
          </draw:text-box>
        </draw:frame>
        <draw:frame draw:style-name="gr1" draw:text-style-name="P2" draw:layer="layout" svg:width="15.687cm" svg:height="0.475cm" svg:x="2.2cm" svg:y="12.389cm">
          <draw:text-box>
            <text:p text:style-name="P1"><text:span text:style-name="T12">that Iraq had “committed further material breaches as specified in [operative] </text:span></text:p>
          </draw:text-box>
        </draw:frame>
        <draw:frame draw:style-name="gr1" draw:text-style-name="P2" draw:layer="layout" svg:width="6.513cm" svg:height="0.475cm" svg:x="2.2cm" svg:y="12.953cm">
          <draw:text-box>
            <text:p text:style-name="P1"><text:span text:style-name="T12">paragraph 4 of resolution 1441”.</text:span></text:p>
          </draw:text-box>
        </draw:frame>
        <draw:frame draw:style-name="gr1" draw:text-style-name="P2" draw:layer="layout" svg:width="9.764cm" svg:height="0.475cm" svg:x="2.2cm" svg:y="13.868cm">
          <draw:text-box>
            <text:p text:style-name="P1"><text:span text:style-name="T7">744. </text:span><text:span text:style-name="T4"><text:s/>Mr Brummell wrote to Mr Rycroft on 14 March:</text:span></text:p>
          </draw:text-box>
        </draw:frame>
        <draw:frame draw:style-name="gr1" draw:text-style-name="P2" draw:layer="layout" svg:width="15.92cm" svg:height="0.475cm" svg:x="2.95cm" svg:y="14.782cm">
          <draw:text-box>
            <text:p text:style-name="P1"><text:span text:style-name="T4">“</text:span><text:span text:style-name="T4">It is an essential part of the legal basis for military action without a further resolution </text:span></text:p>
          </draw:text-box>
        </draw:frame>
        <draw:frame draw:style-name="gr1" draw:text-style-name="P2" draw:layer="layout" svg:width="15.386cm" svg:height="0.475cm" svg:x="2.95cm" svg:y="15.347cm">
          <draw:text-box>
            <text:p text:style-name="P1"><text:span text:style-name="T4">of the Security Council that there is strong evidence that Iraq has failed to comply </text:span></text:p>
          </draw:text-box>
        </draw:frame>
        <draw:frame draw:style-name="gr1" draw:text-style-name="P2" draw:layer="layout" svg:width="14.941cm" svg:height="0.475cm" svg:x="2.95cm" svg:y="15.911cm">
          <draw:text-box>
            <text:p text:style-name="P1"><text:span text:style-name="T4">with and co-operate fully in the implementation of resolution 1441 and has thus </text:span></text:p>
          </draw:text-box>
        </draw:frame>
        <draw:frame draw:style-name="gr1" draw:text-style-name="P2" draw:layer="layout" svg:width="15.619cm" svg:height="0.475cm" svg:x="2.95cm" svg:y="16.476cm">
          <draw:text-box>
            <text:p text:style-name="P1"><text:span text:style-name="T4">failed to take the final opportunity offered by the Security Council in that resolution. </text:span></text:p>
          </draw:text-box>
        </draw:frame>
        <draw:frame draw:style-name="gr1" draw:text-style-name="P2" draw:layer="layout" svg:width="14.742cm" svg:height="0.475cm" svg:x="2.95cm" svg:y="17.04cm">
          <draw:text-box>
            <text:p text:style-name="P1"><text:span text:style-name="T4">The Attorney General understands that it is unequivocally the Prime Minister’s </text:span></text:p>
          </draw:text-box>
        </draw:frame>
        <draw:frame draw:style-name="gr1" draw:text-style-name="P2" draw:layer="layout" svg:width="15.28cm" svg:height="0.475cm" svg:x="2.95cm" svg:y="17.605cm">
          <draw:text-box>
            <text:p text:style-name="P1"><text:span text:style-name="T4">view that Iraq has committed further material breaches as specified in [operative] </text:span></text:p>
          </draw:text-box>
        </draw:frame>
        <draw:frame draw:style-name="gr1" draw:text-style-name="P2" draw:layer="layout" svg:width="15.217cm" svg:height="0.475cm" svg:x="2.95cm" svg:y="18.169cm">
          <draw:text-box>
            <text:p text:style-name="P1"><text:span text:style-name="T4">paragraph 4 of resolution 1441, but as this is a judgement for the Prime Minister, </text:span></text:p>
          </draw:text-box>
        </draw:frame>
        <draw:frame draw:style-name="gr1" draw:text-style-name="P2" draw:layer="layout" svg:width="12.689cm" svg:height="0.475cm" svg:x="2.95cm" svg:y="18.733cm">
          <draw:text-box>
            <text:p text:style-name="P1"><text:span text:style-name="T4">the Attorney would be grateful for confirmation that this is the case.”</text:span></text:p>
          </draw:text-box>
        </draw:frame>
        <draw:frame draw:style-name="gr7" draw:text-style-name="P8" draw:layer="layout" svg:width="0.408cm" svg:height="0.276cm" svg:x="15.586cm" svg:y="18.752cm">
          <draw:text-box>
            <text:p text:style-name="P1"><text:span text:style-name="T13">309</text:span></text:p>
          </draw:text-box>
        </draw:frame>
        <draw:frame draw:style-name="gr1" draw:text-style-name="P2" draw:layer="layout" svg:width="15.432cm" svg:height="0.475cm" svg:x="2.2cm" svg:y="19.648cm">
          <draw:text-box>
            <text:p text:style-name="P1"><text:span text:style-name="T7">745. </text:span><text:span text:style-name="T12"><text:s/>In his response on 15 March, Mr Rycroft recorded that it was Mr Blair’s </text:span></text:p>
          </draw:text-box>
        </draw:frame>
        <draw:frame draw:style-name="gr1" draw:text-style-name="P2" draw:layer="layout" svg:width="16.068cm" svg:height="0.475cm" svg:x="2.2cm" svg:y="20.212cm">
          <draw:text-box>
            <text:p text:style-name="P1"><text:span text:style-name="T12">“</text:span><text:span text:style-name="T12">unequivocal view that Iraq is in further material breach of its obligations, as in </text:span></text:p>
          </draw:text-box>
        </draw:frame>
        <draw:frame draw:style-name="gr1" draw:text-style-name="P2" draw:layer="layout" svg:width="4.506cm" svg:height="0.475cm" svg:x="2.2cm" svg:y="20.777cm">
          <draw:text-box>
            <text:p text:style-name="P1"><text:span text:style-name="T12">OP4 of UNSCR 1441”. </text:span></text:p>
          </draw:text-box>
        </draw:frame>
        <draw:frame draw:style-name="gr1" draw:text-style-name="P2" draw:layer="layout" svg:width="10.001cm" svg:height="0.475cm" svg:x="2.2cm" svg:y="21.691cm">
          <draw:text-box>
            <text:p text:style-name="P1"><text:span text:style-name="T7">746. </text:span><text:span text:style-name="T4"><text:s/>Mr Rycroft replied to Mr Brummell on 15 March:</text:span></text:p>
          </draw:text-box>
        </draw:frame>
        <draw:frame draw:style-name="gr1" draw:text-style-name="P2" draw:layer="layout" svg:width="15.327cm" svg:height="0.475cm" svg:x="2.95cm" svg:y="22.606cm">
          <draw:text-box>
            <text:p text:style-name="P1"><text:span text:style-name="T4">“</text:span><text:span text:style-name="T4">This is to confirm that it is indeed the Prime Minister’s unequivocal view that Iraq </text:span></text:p>
          </draw:text-box>
        </draw:frame>
        <draw:frame draw:style-name="gr1" draw:text-style-name="P2" draw:layer="layout" svg:width="15.543cm" svg:height="0.475cm" svg:x="2.95cm" svg:y="23.17cm">
          <draw:text-box>
            <text:p text:style-name="P1"><text:span text:style-name="T4">is in further material breach of its obligations, as in OP4 of UNSCR 1441, because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5.119cm" svg:height="0.475cm" svg:x="2.95cm" svg:y="23.735cm">
          <draw:text-box>
            <text:p text:style-name="P1"><text:span text:style-name="T4">of ‘false statements or omissions in the declarations submitted by Iraq pursuant <text:s/>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308 </text:span></text:p>
          </draw:text-box>
        </draw:frame>
        <draw:line draw:style-name="gr9" draw:text-style-name="P9" draw:layer="layout" svg:x1="2.6cm" svg:y1="27.137cm" svg:x2="10.207cm" svg:y2="27.137cm">
          <text:p/>
        </draw:line>
        <draw:frame draw:style-name="gr4" draw:text-style-name="P5" draw:layer="layout" svg:width="10.793cm" svg:height="0.395cm" svg:x="2.6cm" svg:y="26.357cm">
          <draw:text-box>
            <text:p text:style-name="P1"><text:span text:style-name="T11">Letter Cannon to McDonald, 13 March 2003, ‘Iraq: Military Timetable’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309 </text:span></text:p>
          </draw:text-box>
        </draw:frame>
        <draw:frame draw:style-name="gr4" draw:text-style-name="P5" draw:layer="layout" svg:width="7.664cm" svg:height="0.395cm" svg:x="2.6cm" svg:y="26.781cm">
          <draw:text-box>
            <text:p text:style-name="P1"><text:span text:style-name="T6">Letter Brummell to Rycroft, 14 March 2003, ‘Iraq’</text:span><text:span text:style-name="T11">.</text:span></text:p>
          </draw:text-box>
        </draw:frame>
      </draw:page>
      <draw:page draw:name="page13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4</text:span></text:p>
          </draw:text-box>
        </draw:frame>
        <draw:frame draw:style-name="gr1" draw:text-style-name="P2" draw:layer="layout" svg:width="16.254cm" svg:height="0.475cm" svg:x="2.95cm" svg:y="2.525cm">
          <draw:text-box>
            <text:p text:style-name="P1"><text:span text:style-name="T4">to this resolution and failure to comply with, and co-operate fully in the implementation </text:span></text:p>
          </draw:text-box>
        </draw:frame>
        <draw:frame draw:style-name="gr1" draw:text-style-name="P2" draw:layer="layout" svg:width="3.566cm" svg:height="0.475cm" svg:x="2.95cm" svg:y="3.09cm">
          <draw:text-box>
            <text:p text:style-name="P1"><text:span text:style-name="T4">of, this resolution’.”</text:span></text:p>
          </draw:text-box>
        </draw:frame>
        <draw:frame draw:style-name="gr7" draw:text-style-name="P8" draw:layer="layout" svg:width="0.408cm" svg:height="0.276cm" svg:x="6.503cm" svg:y="3.108cm">
          <draw:text-box>
            <text:p text:style-name="P1"><text:span text:style-name="T13">310</text:span></text:p>
          </draw:text-box>
        </draw:frame>
        <draw:frame draw:style-name="gr1" draw:text-style-name="P2" draw:layer="layout" svg:width="15.373cm" svg:height="0.475cm" svg:x="2.2cm" svg:y="4.004cm">
          <draw:text-box>
            <text:p text:style-name="P1"><text:span text:style-name="T7">747. </text:span><text:span text:style-name="T12"><text:s/>Lord Goldsmith gave evidence to the Inquiry about the purpose of this </text:span></text:p>
          </draw:text-box>
        </draw:frame>
        <draw:frame draw:style-name="gr1" draw:text-style-name="P2" draw:layer="layout" svg:width="3.99cm" svg:height="0.475cm" svg:x="2.2cm" svg:y="4.568cm">
          <draw:text-box>
            <text:p text:style-name="P1"><text:span text:style-name="T12">exchange of letters.</text:span></text:p>
          </draw:text-box>
        </draw:frame>
        <draw:frame draw:style-name="gr1" draw:text-style-name="P2" draw:layer="layout" svg:width="6.974cm" svg:height="0.475cm" svg:x="2.2cm" svg:y="5.483cm">
          <draw:text-box>
            <text:p text:style-name="P1"><text:span text:style-name="T7">748. </text:span><text:span text:style-name="T4"><text:s/>Lord Goldsmith told the Inquiry:</text:span></text:p>
          </draw:text-box>
        </draw:frame>
        <draw:frame draw:style-name="gr1" draw:text-style-name="P2" draw:layer="layout" svg:width="13.892cm" svg:height="0.475cm" svg:x="2.95cm" svg:y="6.397cm">
          <draw:text-box>
            <text:p text:style-name="P1"><text:span text:style-name="T4">“… </text:span><text:span text:style-name="T4">if this ever came to court … we would have to persuade a court of our </text:span></text:p>
          </draw:text-box>
        </draw:frame>
        <draw:frame draw:style-name="gr1" draw:text-style-name="P2" draw:layer="layout" svg:width="15.754cm" svg:height="0.475cm" svg:x="2.95cm" svg:y="6.962cm">
          <draw:text-box>
            <text:p text:style-name="P1"><text:span text:style-name="T4">interpretation of 1441, but they would also say, ‘What’s the evidence that they [Iraq] </text:span></text:p>
          </draw:text-box>
        </draw:frame>
        <draw:frame draw:style-name="gr1" draw:text-style-name="P2" draw:layer="layout" svg:width="15.445cm" svg:height="0.475cm" svg:x="2.95cm" svg:y="7.526cm">
          <draw:text-box>
            <text:p text:style-name="P1"><text:span text:style-name="T4">did actually fail?’, and I was saying, at that stage, there needs to be strong factual </text:span></text:p>
          </draw:text-box>
        </draw:frame>
        <draw:frame draw:style-name="gr1" draw:text-style-name="P2" draw:layer="layout" svg:width="3.71cm" svg:height="0.475cm" svg:x="2.95cm" svg:y="8.091cm">
          <draw:text-box>
            <text:p text:style-name="P1"><text:span text:style-name="T4">evidence of failure.”</text:span></text:p>
          </draw:text-box>
        </draw:frame>
        <draw:frame draw:style-name="gr7" draw:text-style-name="P8" draw:layer="layout" svg:width="0.391cm" svg:height="0.276cm" svg:x="6.644cm" svg:y="8.109cm">
          <draw:text-box>
            <text:p text:style-name="P1"><text:span text:style-name="T13">311</text:span></text:p>
          </draw:text-box>
        </draw:frame>
        <draw:frame draw:style-name="gr1" draw:text-style-name="P2" draw:layer="layout" svg:width="0.422cm" svg:height="0.475cm" svg:x="7.038cm" svg:y="8.0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06cm" svg:height="0.475cm" svg:x="2.2cm" svg:y="9.005cm">
          <draw:text-box>
            <text:p text:style-name="P1"><text:span text:style-name="T7">749. </text:span><text:span text:style-name="T4"><text:s/>Lord Goldsmith described a briefing from Mr John Scarlett focused on the question </text:span></text:p>
          </draw:text-box>
        </draw:frame>
        <draw:frame draw:style-name="gr1" draw:text-style-name="P2" draw:layer="layout" svg:width="3.685cm" svg:height="0.475cm" svg:x="2.2cm" svg:y="9.57cm">
          <draw:text-box>
            <text:p text:style-name="P1"><text:span text:style-name="T4">of Iraqi compliance:</text:span></text:p>
          </draw:text-box>
        </draw:frame>
        <draw:frame draw:style-name="gr1" draw:text-style-name="P2" draw:layer="layout" svg:width="14.362cm" svg:height="0.475cm" svg:x="2.95cm" svg:y="10.484cm">
          <draw:text-box>
            <text:p text:style-name="P1"><text:span text:style-name="T4">“… </text:span><text:span text:style-name="T4">the clear intelligence, the clear advice I was being given by him was that </text:span></text:p>
          </draw:text-box>
        </draw:frame>
        <draw:frame draw:style-name="gr1" draw:text-style-name="P2" draw:layer="layout" svg:width="15.081cm" svg:height="0.475cm" svg:x="2.95cm" svg:y="11.048cm">
          <draw:text-box>
            <text:p text:style-name="P1"><text:span text:style-name="T4">Saddam Hussein in Iraq had not complied with the resolution, not just that there </text:span></text:p>
          </draw:text-box>
        </draw:frame>
        <draw:frame draw:style-name="gr1" draw:text-style-name="P2" draw:layer="layout" svg:width="14.734cm" svg:height="0.475cm" svg:x="2.95cm" svg:y="11.613cm">
          <draw:text-box>
            <text:p text:style-name="P1"><text:span text:style-name="T4">were specific elements of … serious non-co-operation, including, for example, </text:span></text:p>
          </draw:text-box>
        </draw:frame>
        <draw:frame draw:style-name="gr1" draw:text-style-name="P2" draw:layer="layout" svg:width="7.508cm" svg:height="0.475cm" svg:x="2.95cm" svg:y="12.177cm">
          <draw:text-box>
            <text:p text:style-name="P1"><text:span text:style-name="T4">intimidation of potential interviewees …”</text:span></text:p>
          </draw:text-box>
        </draw:frame>
        <draw:frame draw:style-name="gr7" draw:text-style-name="P8" draw:layer="layout" svg:width="0.408cm" svg:height="0.276cm" svg:x="10.433cm" svg:y="12.196cm">
          <draw:text-box>
            <text:p text:style-name="P1"><text:span text:style-name="T13">312</text:span></text:p>
          </draw:text-box>
        </draw:frame>
        <draw:frame draw:style-name="gr1" draw:text-style-name="P2" draw:layer="layout" svg:width="15.576cm" svg:height="0.475cm" svg:x="2.2cm" svg:y="13.092cm">
          <draw:text-box>
            <text:p text:style-name="P1"><text:span text:style-name="T7">750. </text:span><text:span text:style-name="T4"><text:s/>Asked what his opinion was on the weight of the intelligence, Lord Goldsmith </text:span></text:p>
          </draw:text-box>
        </draw:frame>
        <draw:frame draw:style-name="gr1" draw:text-style-name="P2" draw:layer="layout" svg:width="1.395cm" svg:height="0.475cm" svg:x="2.2cm" svg:y="13.656cm">
          <draw:text-box>
            <text:p text:style-name="P1"><text:span text:style-name="T4">replied:</text:span></text:p>
          </draw:text-box>
        </draw:frame>
        <draw:frame draw:style-name="gr1" draw:text-style-name="P2" draw:layer="layout" svg:width="15.509cm" svg:height="0.475cm" svg:x="2.95cm" svg:y="14.571cm">
          <draw:text-box>
            <text:p text:style-name="P1"><text:span text:style-name="T4">“</text:span><text:span text:style-name="T4">At the end of the day … like any lawyer who is dependent upon the facts from his </text:span></text:p>
          </draw:text-box>
        </draw:frame>
        <draw:frame draw:style-name="gr1" draw:text-style-name="P2" draw:layer="layout" svg:width="15.081cm" svg:height="0.475cm" svg:x="2.95cm" svg:y="15.135cm">
          <draw:text-box>
            <text:p text:style-name="P1"><text:span text:style-name="T4">client - I was dependent upon the assessment by the Government which had all </text:span></text:p>
          </draw:text-box>
        </draw:frame>
        <draw:frame draw:style-name="gr1" draw:text-style-name="P2" draw:layer="layout" svg:width="14.958cm" svg:height="0.475cm" svg:x="2.95cm" svg:y="15.7cm">
          <draw:text-box>
            <text:p text:style-name="P1"><text:span text:style-name="T4">the resources it had … and that was why I particularly wanted to be sure … the </text:span></text:p>
          </draw:text-box>
        </draw:frame>
        <draw:frame draw:style-name="gr1" draw:text-style-name="P2" draw:layer="layout" svg:width="15.005cm" svg:height="0.475cm" svg:x="2.95cm" svg:y="16.264cm">
          <draw:text-box>
            <text:p text:style-name="P1"><text:span text:style-name="T4">week before the events, that the Prime Minister, who did have access to all that </text:span></text:p>
          </draw:text-box>
        </draw:frame>
        <draw:frame draw:style-name="gr1" draw:text-style-name="P2" draw:layer="layout" svg:width="10.945cm" svg:height="0.475cm" svg:x="2.95cm" svg:y="16.828cm">
          <draw:text-box>
            <text:p text:style-name="P1"><text:span text:style-name="T4">information, was of the view that there had been a failure.”</text:span></text:p>
          </draw:text-box>
        </draw:frame>
        <draw:frame draw:style-name="gr7" draw:text-style-name="P8" draw:layer="layout" svg:width="0.408cm" svg:height="0.276cm" svg:x="13.845cm" svg:y="16.847cm">
          <draw:text-box>
            <text:p text:style-name="P1"><text:span text:style-name="T13">313</text:span></text:p>
          </draw:text-box>
        </draw:frame>
        <draw:frame draw:style-name="gr1" draw:text-style-name="P2" draw:layer="layout" svg:width="0.422cm" svg:height="0.475cm" svg:x="14.257cm" svg:y="16.82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61cm" svg:height="0.475cm" svg:x="2.2cm" svg:y="17.743cm">
          <draw:text-box>
            <text:p text:style-name="P1"><text:span text:style-name="T7">751. </text:span><text:span text:style-name="T4"><text:s/>Lord Goldsmith stated that the UK Government did not have to decide whether </text:span></text:p>
          </draw:text-box>
        </draw:frame>
        <draw:frame draw:style-name="gr1" draw:text-style-name="P2" draw:layer="layout" svg:width="8.35cm" svg:height="0.475cm" svg:x="2.2cm" svg:y="18.307cm">
          <draw:text-box>
            <text:p text:style-name="P1"><text:span text:style-name="T4">there had been a material breach, because: </text:span></text:p>
          </draw:text-box>
        </draw:frame>
        <draw:frame draw:style-name="gr1" draw:text-style-name="P2" draw:layer="layout" svg:width="14.908cm" svg:height="0.475cm" svg:x="2.95cm" svg:y="19.222cm">
          <draw:text-box>
            <text:p text:style-name="P1"><text:span text:style-name="T4">“… </text:span><text:span text:style-name="T4">the pre-determination had been made [by the Security Council in resolution </text:span></text:p>
          </draw:text-box>
        </draw:frame>
        <draw:frame draw:style-name="gr1" draw:text-style-name="P2" draw:layer="layout" svg:width="15.483cm" svg:height="0.475cm" svg:x="2.95cm" svg:y="19.786cm">
          <draw:text-box>
            <text:p text:style-name="P1"><text:span text:style-name="T4">1441] that if there was a failure, it would be a material breach … we had to decide </text:span></text:p>
          </draw:text-box>
        </draw:frame>
        <draw:frame draw:style-name="gr1" draw:text-style-name="P2" draw:layer="layout" svg:width="15.229cm" svg:height="0.475cm" svg:x="2.95cm" svg:y="20.351cm">
          <draw:text-box>
            <text:p text:style-name="P1"><text:span text:style-name="T4">whether there was a failure but, if there was a failure, then the Security Council’s </text:span></text:p>
          </draw:text-box>
        </draw:frame>
        <draw:frame draw:style-name="gr1" draw:text-style-name="P2" draw:layer="layout" svg:width="14.764cm" svg:height="0.475cm" svg:x="2.95cm" svg:y="20.915cm">
          <draw:text-box>
            <text:p text:style-name="P1"><text:span text:style-name="T4">pre-determination would come in and clothe that with the character of material </text:span></text:p>
          </draw:text-box>
        </draw:frame>
        <draw:frame draw:style-name="gr1" draw:text-style-name="P2" draw:layer="layout" svg:width="1.56cm" svg:height="0.475cm" svg:x="2.95cm" svg:y="21.48cm">
          <draw:text-box>
            <text:p text:style-name="P1"><text:span text:style-name="T4">breach.”</text:span></text:p>
          </draw:text-box>
        </draw:frame>
        <draw:frame draw:style-name="gr7" draw:text-style-name="P8" draw:layer="layout" svg:width="0.408cm" svg:height="0.276cm" svg:x="4.503cm" svg:y="21.498cm">
          <draw:text-box>
            <text:p text:style-name="P1"><text:span text:style-name="T13">314</text:span></text:p>
          </draw:text-box>
        </draw:frame>
        <draw:frame draw:style-name="gr1" draw:text-style-name="P2" draw:layer="layout" svg:width="0.422cm" svg:height="0.475cm" svg:x="4.915cm" svg:y="21.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7cm" svg:height="0.475cm" svg:x="2.2cm" svg:y="22.394cm">
          <draw:text-box>
            <text:p text:style-name="P1"><text:span text:style-name="T7">752. </text:span><text:span text:style-name="T4"><text:s/>Addressing the purpose of seeking Mr Blair’s views, Lord Goldsmith stated:</text:span></text:p>
          </draw:text-box>
        </draw:frame>
        <draw:frame draw:style-name="gr1" draw:text-style-name="P2" draw:layer="layout" svg:width="14.988cm" svg:height="0.475cm" svg:x="2.95cm" svg:y="23.308cm">
          <draw:text-box>
            <text:p text:style-name="P1"><text:span text:style-name="T4">“</text:span><text:span text:style-name="T4">First of all, because it did depend upon the failure, it was important to point out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9" draw:text-style-name="P9" draw:layer="layout" svg:x1="2.6cm" svg:y1="25.444cm" svg:x2="10.207cm" svg:y2="25.444cm">
          <text:p/>
        </draw:line>
        <draw:frame draw:style-name="gr1" draw:text-style-name="P2" draw:layer="layout" svg:width="14.696cm" svg:height="0.475cm" svg:x="2.95cm" svg:y="23.873cm">
          <draw:text-box>
            <text:p text:style-name="P1"><text:span text:style-name="T4">you need to be satisfied about that and secondly, I wanted the Prime Minister, 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4">310 </text:span></text:p>
          </draw:text-box>
        </draw:frame>
        <draw:frame draw:style-name="gr4" draw:text-style-name="P5" draw:layer="layout" svg:width="7.762cm" svg:height="0.395cm" svg:x="2.6cm" svg:y="25.087cm">
          <draw:text-box>
            <text:p text:style-name="P1"><text:span text:style-name="T6">Letter Rycroft to Brummell, 15 March 2003, ‘Iraq’</text:span><text:span text:style-name="T11">. </text:span></text:p>
          </draw:text-box>
        </draw:frame>
        <draw:frame draw:style-name="gr10" draw:text-style-name="P10" draw:layer="layout" svg:width="0.387cm" svg:height="0.23cm" svg:x="2.2cm" svg:y="25.526cm">
          <draw:text-box>
            <text:p text:style-name="P1"><text:span text:style-name="T14">311 </text:span></text:p>
          </draw:text-box>
        </draw:frame>
        <draw:frame draw:style-name="gr4" draw:text-style-name="P5" draw:layer="layout" svg:width="7.664cm" svg:height="0.395cm" svg:x="2.585cm" svg:y="25.511cm">
          <draw:text-box>
            <text:p text:style-name="P1"><text:span text:style-name="T11">Public hearing, 27 January 2010, pages 162-163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312 </text:span></text:p>
          </draw:text-box>
        </draw:frame>
        <draw:frame draw:style-name="gr4" draw:text-style-name="P5" draw:layer="layout" svg:width="6.784cm" svg:height="0.395cm" svg:x="2.6cm" svg:y="25.934cm">
          <draw:text-box>
            <text:p text:style-name="P1"><text:span text:style-name="T11">Public hearing, 27 January 2010, page 163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313 </text:span></text:p>
          </draw:text-box>
        </draw:frame>
        <draw:frame draw:style-name="gr4" draw:text-style-name="P5" draw:layer="layout" svg:width="6.784cm" svg:height="0.395cm" svg:x="2.6cm" svg:y="26.357cm">
          <draw:text-box>
            <text:p text:style-name="P1"><text:span text:style-name="T11">Public hearing, 27 January 2010, page 164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314 </text:span></text:p>
          </draw:text-box>
        </draw:frame>
        <draw:frame draw:style-name="gr4" draw:text-style-name="P5" draw:layer="layout" svg:width="6.784cm" svg:height="0.395cm" svg:x="2.6cm" svg:y="26.781cm">
          <draw:text-box>
            <text:p text:style-name="P1"><text:span text:style-name="T11">Public hearing, 27 January 2010, page 167.</text:span></text:p>
          </draw:text-box>
        </draw:frame>
      </draw:page>
      <draw:page draw:name="page135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5</text:span></text:p>
          </draw:text-box>
        </draw:frame>
        <draw:frame draw:style-name="gr1" draw:text-style-name="P2" draw:layer="layout" svg:width="15.517cm" svg:height="0.475cm" svg:x="2.95cm" svg:y="2.525cm">
          <draw:text-box>
            <text:p text:style-name="P1"><text:span text:style-name="T4">consciously and deliberately to focus on that question. I wanted it to be a question </text:span></text:p>
          </draw:text-box>
        </draw:frame>
        <draw:frame draw:style-name="gr1" draw:text-style-name="P2" draw:layer="layout" svg:width="14.7cm" svg:height="0.475cm" svg:x="2.95cm" svg:y="3.09cm">
          <draw:text-box>
            <text:p text:style-name="P1"><text:span text:style-name="T4">that he would really apply his mind to. Forgive me for even suggesting that he </text:span></text:p>
          </draw:text-box>
        </draw:frame>
        <draw:frame draw:style-name="gr1" draw:text-style-name="P2" draw:layer="layout" svg:width="15.331cm" svg:height="0.475cm" svg:x="2.95cm" svg:y="3.654cm">
          <draw:text-box>
            <text:p text:style-name="P1"><text:span text:style-name="T4">wouldn’t have done. That wasn’t the point. That he should have focused his mind </text:span></text:p>
          </draw:text-box>
        </draw:frame>
        <draw:frame draw:style-name="gr1" draw:text-style-name="P2" draw:layer="layout" svg:width="15.606cm" svg:height="0.475cm" svg:x="2.95cm" svg:y="4.218cm">
          <draw:text-box>
            <text:p text:style-name="P1"><text:span text:style-name="T4">on whether there was, in fact, a failure, and that was the purpose of saying, ‘I want </text:span></text:p>
          </draw:text-box>
        </draw:frame>
        <draw:frame draw:style-name="gr1" draw:text-style-name="P2" draw:layer="layout" svg:width="14.095cm" svg:height="0.475cm" svg:x="2.95cm" svg:y="4.783cm">
          <draw:text-box>
            <text:p text:style-name="P1"><text:span text:style-name="T4">this in writing’, it was so there was a really conscious consideration of that.”</text:span></text:p>
          </draw:text-box>
        </draw:frame>
        <draw:frame draw:style-name="gr7" draw:text-style-name="P8" draw:layer="layout" svg:width="0.408cm" svg:height="0.276cm" svg:x="16.997cm" svg:y="4.802cm">
          <draw:text-box>
            <text:p text:style-name="P1"><text:span text:style-name="T13">315</text:span></text:p>
          </draw:text-box>
        </draw:frame>
        <draw:frame draw:style-name="gr1" draw:text-style-name="P2" draw:layer="layout" svg:width="0.422cm" svg:height="0.475cm" svg:x="17.409cm" svg:y="4.78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288cm" svg:height="0.475cm" svg:x="2.2cm" svg:y="5.697cm">
          <draw:text-box>
            <text:p text:style-name="P1"><text:span text:style-name="T7">753. </text:span><text:span text:style-name="T4"><text:s/>Lord Goldsmith later stated:</text:span></text:p>
          </draw:text-box>
        </draw:frame>
        <draw:frame draw:style-name="gr1" draw:text-style-name="P2" draw:layer="layout" svg:width="15.805cm" svg:height="0.475cm" svg:x="2.95cm" svg:y="6.612cm">
          <draw:text-box>
            <text:p text:style-name="P1"><text:span text:style-name="T4">“</text:span><text:span text:style-name="T4">I think I’m saying two things. First of all, I wasn’t actually saying there needed to be </text:span></text:p>
          </draw:text-box>
        </draw:frame>
        <draw:frame draw:style-name="gr1" draw:text-style-name="P2" draw:layer="layout" svg:width="15.53cm" svg:height="0.475cm" svg:x="2.95cm" svg:y="7.176cm">
          <draw:text-box>
            <text:p text:style-name="P1"><text:span text:style-name="T4">a declaration by him [Mr Blair]. I was saying ‘You need to be satisfied. You need to </text:span></text:p>
          </draw:text-box>
        </draw:frame>
        <draw:frame draw:style-name="gr1" draw:text-style-name="P2" draw:layer="layout" svg:width="15.932cm" svg:height="0.475cm" svg:x="2.95cm" svg:y="7.741cm">
          <draw:text-box>
            <text:p text:style-name="P1"><text:span text:style-name="T4">judge that there really is a failure to take the final opportunity. You need to judge that </text:span></text:p>
          </draw:text-box>
        </draw:frame>
        <draw:frame draw:style-name="gr1" draw:text-style-name="P2" draw:layer="layout" svg:width="15.877cm" svg:height="0.475cm" svg:x="2.95cm" svg:y="8.305cm">
          <draw:text-box>
            <text:p text:style-name="P1"><text:span text:style-name="T4">on the basis of the resources, the intelligence and the information that you have got’ </text:span></text:p>
          </draw:text-box>
        </draw:frame>
        <draw:frame draw:style-name="gr1" draw:text-style-name="P2" draw:layer="layout" svg:width="15.737cm" svg:height="0.475cm" svg:x="2.95cm" svg:y="8.87cm">
          <draw:text-box>
            <text:p text:style-name="P1"><text:span text:style-name="T4">… </text:span><text:span text:style-name="T4">This was going to be a very controversial decision, whichever way it went. There </text:span></text:p>
          </draw:text-box>
        </draw:frame>
        <draw:frame draw:style-name="gr1" draw:text-style-name="P2" draw:layer="layout" svg:width="14.984cm" svg:height="0.475cm" svg:x="2.95cm" svg:y="9.434cm">
          <draw:text-box>
            <text:p text:style-name="P1"><text:span text:style-name="T4">would be a lot of scrutiny. We had had sort of legal actions bubbling up already. </text:span></text:p>
          </draw:text-box>
        </draw:frame>
        <draw:frame draw:style-name="gr1" draw:text-style-name="P2" draw:layer="layout" svg:width="15.809cm" svg:height="0.475cm" svg:x="2.95cm" svg:y="9.998cm">
          <draw:text-box>
            <text:p text:style-name="P1"><text:span text:style-name="T4">So, ‘whereas in the past a reasonable case was sufficient, you can expect a degree </text:span></text:p>
          </draw:text-box>
        </draw:frame>
        <draw:frame draw:style-name="gr1" draw:text-style-name="P2" draw:layer="layout" svg:width="5.455cm" svg:height="0.475cm" svg:x="2.95cm" svg:y="10.563cm">
          <draw:text-box>
            <text:p text:style-name="P1"><text:span text:style-name="T4">of scrutiny on this occasion’.”</text:span></text:p>
          </draw:text-box>
        </draw:frame>
        <draw:frame draw:style-name="gr7" draw:text-style-name="P8" draw:layer="layout" svg:width="0.408cm" svg:height="0.276cm" svg:x="8.385cm" svg:y="10.582cm">
          <draw:text-box>
            <text:p text:style-name="P1"><text:span text:style-name="T13">316</text:span></text:p>
          </draw:text-box>
        </draw:frame>
        <draw:frame draw:style-name="gr1" draw:text-style-name="P2" draw:layer="layout" svg:width="0.422cm" svg:height="0.475cm" svg:x="8.797cm" svg:y="10.5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29cm" svg:height="0.475cm" svg:x="2.2cm" svg:y="11.477cm">
          <draw:text-box>
            <text:p text:style-name="P1"><text:span text:style-name="T7">754. </text:span><text:span text:style-name="T4"><text:s/>Lord Goldsmith told the Inquiry that he had received Mr Blair’s view orally, but </text:span></text:p>
          </draw:text-box>
        </draw:frame>
        <draw:frame draw:style-name="gr1" draw:text-style-name="P2" draw:layer="layout" svg:width="8.27cm" svg:height="0.475cm" svg:x="2.2cm" svg:y="12.042cm">
          <draw:text-box>
            <text:p text:style-name="P1"><text:span text:style-name="T4">thought it was important to have it in writing.</text:span></text:p>
          </draw:text-box>
        </draw:frame>
        <draw:frame draw:style-name="gr7" draw:text-style-name="P8" draw:layer="layout" svg:width="0.408cm" svg:height="0.276cm" svg:x="10.436cm" svg:y="12.061cm">
          <draw:text-box>
            <text:p text:style-name="P1"><text:span text:style-name="T13">317</text:span></text:p>
          </draw:text-box>
        </draw:frame>
        <draw:frame draw:style-name="gr1" draw:text-style-name="P2" draw:layer="layout" svg:width="8.46cm" svg:height="0.475cm" svg:x="2.2cm" svg:y="12.956cm">
          <draw:text-box>
            <text:p text:style-name="P1"><text:span text:style-name="T7">755. </text:span><text:span text:style-name="T4"><text:s/>In his statement, Lord Goldsmith wrote:</text:span></text:p>
          </draw:text-box>
        </draw:frame>
        <draw:frame draw:style-name="gr1" draw:text-style-name="P2" draw:layer="layout" svg:width="15.797cm" svg:height="0.475cm" svg:x="2.95cm" svg:y="13.871cm">
          <draw:text-box>
            <text:p text:style-name="P1"><text:span text:style-name="T4">“</text:span><text:span text:style-name="T4">I was asking the Prime Minister to confirm that Iraq had submitted false statements </text:span></text:p>
          </draw:text-box>
        </draw:frame>
        <draw:frame draw:style-name="gr1" draw:text-style-name="P2" draw:layer="layout" svg:width="15.572cm" svg:height="0.475cm" svg:x="2.95cm" svg:y="14.435cm">
          <draw:text-box>
            <text:p text:style-name="P1"><text:span text:style-name="T4">or omissions in its declarations submitted pursuant to the resolution and had failed </text:span></text:p>
          </draw:text-box>
        </draw:frame>
        <draw:frame draw:style-name="gr1" draw:text-style-name="P2" draw:layer="layout" svg:width="15.953cm" svg:height="0.475cm" svg:x="2.95cm" svg:y="15cm">
          <draw:text-box>
            <text:p text:style-name="P1"><text:span text:style-name="T4">to comply with and co-operate fully in the implementation of resolution [1441] so that </text:span></text:p>
          </draw:text-box>
        </draw:frame>
        <draw:frame draw:style-name="gr1" draw:text-style-name="P2" draw:layer="layout" svg:width="10.424cm" svg:height="0.475cm" svg:x="2.95cm" svg:y="15.564cm">
          <draw:text-box>
            <text:p text:style-name="P1"><text:span text:style-name="T4">the authority to use force under resolution 687 revived.”</text:span></text:p>
          </draw:text-box>
        </draw:frame>
        <draw:frame draw:style-name="gr7" draw:text-style-name="P8" draw:layer="layout" svg:width="0.408cm" svg:height="0.276cm" svg:x="13.328cm" svg:y="15.583cm">
          <draw:text-box>
            <text:p text:style-name="P1"><text:span text:style-name="T13">318</text:span></text:p>
          </draw:text-box>
        </draw:frame>
        <draw:frame draw:style-name="gr1" draw:text-style-name="P2" draw:layer="layout" svg:width="0.422cm" svg:height="0.475cm" svg:x="13.739cm" svg:y="15.5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81cm" svg:height="0.475cm" svg:x="2.2cm" svg:y="16.478cm">
          <draw:text-box>
            <text:p text:style-name="P1"><text:span text:style-name="T7">756. </text:span><text:span text:style-name="T4"><text:s/>In response to the question whether Mr Blair could decide if Iraq was in further </text:span></text:p>
          </draw:text-box>
        </draw:frame>
        <draw:frame draw:style-name="gr1" draw:text-style-name="P2" draw:layer="layout" svg:width="11.877cm" svg:height="0.475cm" svg:x="2.2cm" svg:y="17.043cm">
          <draw:text-box>
            <text:p text:style-name="P1"><text:span text:style-name="T4">material breach of resolution 1441, Lord Goldsmith wrote: “No.”</text:span></text:p>
          </draw:text-box>
        </draw:frame>
        <draw:frame draw:style-name="gr7" draw:text-style-name="P8" draw:layer="layout" svg:width="0.408cm" svg:height="0.276cm" svg:x="14.035cm" svg:y="17.062cm">
          <draw:text-box>
            <text:p text:style-name="P1"><text:span text:style-name="T13">319</text:span></text:p>
          </draw:text-box>
        </draw:frame>
        <draw:frame draw:style-name="gr1" draw:text-style-name="P2" draw:layer="layout" svg:width="5.37cm" svg:height="0.475cm" svg:x="2.2cm" svg:y="17.957cm">
          <draw:text-box>
            <text:p text:style-name="P1"><text:span text:style-name="T7">757. </text:span><text:span text:style-name="T4"><text:s/>Lord Goldsmith added:</text:span></text:p>
          </draw:text-box>
        </draw:frame>
        <draw:frame draw:style-name="gr1" draw:text-style-name="P2" draw:layer="layout" svg:width="15.517cm" svg:height="0.475cm" svg:x="2.95cm" svg:y="18.872cm">
          <draw:text-box>
            <text:p text:style-name="P1"><text:span text:style-name="T4">“</text:span><text:span text:style-name="T4">Only the Security Council could decide whether or not a particular failure or set of </text:span></text:p>
          </draw:text-box>
        </draw:frame>
        <draw:frame draw:style-name="gr1" draw:text-style-name="P2" draw:layer="layout" svg:width="15.949cm" svg:height="0.475cm" svg:x="2.95cm" svg:y="19.436cm">
          <draw:text-box>
            <text:p text:style-name="P1"><text:span text:style-name="T4">failures by Iraq to meet an obligation imposed by the Security Council resolution had </text:span></text:p>
          </draw:text-box>
        </draw:frame>
        <draw:frame draw:style-name="gr1" draw:text-style-name="P2" draw:layer="layout" svg:width="10.666cm" svg:height="0.475cm" svg:x="2.95cm" svg:y="20.001cm">
          <draw:text-box>
            <text:p text:style-name="P1"><text:span text:style-name="T4">the quality of being a ‘material breach’ of resolution 687.”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7" draw:text-style-name="P8" draw:layer="layout" svg:width="0.408cm" svg:height="0.276cm" svg:x="13.571cm" svg:y="20.019cm">
          <draw:text-box>
            <text:p text:style-name="P1"><text:span text:style-name="T13">320</text:span></text:p>
          </draw:text-box>
        </draw:frame>
        <draw:frame draw:style-name="gr10" draw:text-style-name="P10" draw:layer="layout" svg:width="0.404cm" svg:height="0.23cm" svg:x="2.2cm" svg:y="24.68cm">
          <draw:text-box>
            <text:p text:style-name="P1"><text:span text:style-name="T14">315 </text:span></text:p>
          </draw:text-box>
        </draw:frame>
        <draw:frame draw:style-name="gr4" draw:text-style-name="P5" draw:layer="layout" svg:width="6.784cm" svg:height="0.395cm" svg:x="2.6cm" svg:y="24.664cm">
          <draw:text-box>
            <text:p text:style-name="P1"><text:span text:style-name="T11">Public hearing, 27 January 2010, page 168.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4">316 </text:span></text:p>
          </draw:text-box>
        </draw:frame>
        <draw:frame draw:style-name="gr4" draw:text-style-name="P5" draw:layer="layout" svg:width="6.784cm" svg:height="0.395cm" svg:x="2.6cm" svg:y="25.087cm">
          <draw:text-box>
            <text:p text:style-name="P1"><text:span text:style-name="T11">Public hearing, 27 January 2010, page 175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317 </text:span></text:p>
          </draw:text-box>
        </draw:frame>
        <draw:frame draw:style-name="gr4" draw:text-style-name="P5" draw:layer="layout" svg:width="7.639cm" svg:height="0.395cm" svg:x="2.6cm" svg:y="25.511cm">
          <draw:text-box>
            <text:p text:style-name="P1"><text:span text:style-name="T11">Public hearing, 27 January 2010, pages 210-211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318 </text:span></text:p>
          </draw:text-box>
        </draw:frame>
        <draw:frame draw:style-name="gr4" draw:text-style-name="P5" draw:layer="layout" svg:width="6.665cm" svg:height="0.395cm" svg:x="2.6cm" svg:y="25.934cm">
          <draw:text-box>
            <text:p text:style-name="P1"><text:span text:style-name="T11">Statement, 4 January 2011, paragraph 5.1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319 </text:span></text:p>
          </draw:text-box>
        </draw:frame>
        <draw:frame draw:style-name="gr4" draw:text-style-name="P5" draw:layer="layout" svg:width="6.665cm" svg:height="0.395cm" svg:x="2.6cm" svg:y="26.357cm">
          <draw:text-box>
            <text:p text:style-name="P1"><text:span text:style-name="T11">Statement, 4 January 2011, paragraph 5.2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320 </text:span></text:p>
          </draw:text-box>
        </draw:frame>
        <draw:frame draw:style-name="gr4" draw:text-style-name="P5" draw:layer="layout" svg:width="6.665cm" svg:height="0.395cm" svg:x="2.6cm" svg:y="26.781cm">
          <draw:text-box>
            <text:p text:style-name="P1"><text:span text:style-name="T11">Statement, 4 January 2011, paragraph 5.3.</text:span></text:p>
          </draw:text-box>
        </draw:frame>
      </draw:page>
      <draw:page draw:name="page13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6</text:span></text:p>
          </draw:text-box>
        </draw:frame>
        <draw:frame draw:style-name="gr1" draw:text-style-name="P2" draw:layer="layout" svg:width="16.088cm" svg:height="0.475cm" svg:x="2.2cm" svg:y="2.525cm">
          <draw:text-box>
            <text:p text:style-name="P1"><text:span text:style-name="T7">758. </text:span><text:span text:style-name="T4"><text:s/>Lord Goldsmith’s view that resolution 1441 authorised the use of force relied on </text:span></text:p>
          </draw:text-box>
        </draw:frame>
        <draw:frame draw:style-name="gr1" draw:text-style-name="P2" draw:layer="layout" svg:width="4.638cm" svg:height="0.475cm" svg:x="2.2cm" svg:y="3.09cm">
          <draw:text-box>
            <text:p text:style-name="P1"><text:span text:style-name="T4">the conclusion that OP4:</text:span></text:p>
          </draw:text-box>
        </draw:frame>
        <draw:frame draw:style-name="gr1" draw:text-style-name="P2" draw:layer="layout" svg:width="15.805cm" svg:height="0.475cm" svg:x="2.95cm" svg:y="4.004cm">
          <draw:text-box>
            <text:p text:style-name="P1"><text:span text:style-name="T4">“… </text:span><text:span text:style-name="T4">constituted a determination in advance that if the particular set of circumstances </text:span></text:p>
          </draw:text-box>
        </draw:frame>
        <draw:frame draw:style-name="gr1" draw:text-style-name="P2" draw:layer="layout" svg:width="15.966cm" svg:height="0.475cm" svg:x="2.95cm" svg:y="4.568cm">
          <draw:text-box>
            <text:p text:style-name="P1"><text:span text:style-name="T4">specified in it arose, so that Iraq failed to take the final opportunity it had been given, </text:span></text:p>
          </draw:text-box>
        </draw:frame>
        <draw:frame draw:style-name="gr1" draw:text-style-name="P2" draw:layer="layout" svg:width="8.744cm" svg:height="0.475cm" svg:x="2.95cm" svg:y="5.133cm">
          <draw:text-box>
            <text:p text:style-name="P1"><text:span text:style-name="T4">that would constitute a further material breach.</text:span></text:p>
          </draw:text-box>
        </draw:frame>
        <draw:frame draw:style-name="gr1" draw:text-style-name="P2" draw:layer="layout" svg:width="14.942cm" svg:height="0.475cm" svg:x="2.95cm" svg:y="6.047cm">
          <draw:text-box>
            <text:p text:style-name="P1"><text:span text:style-name="T4">“</text:span><text:span text:style-name="T4">The resolution therefore constituted authority for the use of force provided that </text:span></text:p>
          </draw:text-box>
        </draw:frame>
        <draw:frame draw:style-name="gr1" draw:text-style-name="P2" draw:layer="layout" svg:width="15.102cm" svg:height="0.475cm" svg:x="2.95cm" svg:y="6.612cm">
          <draw:text-box>
            <text:p text:style-name="P1"><text:span text:style-name="T4">such a factual situation had occurred, namely that Iraq had failed to comply with </text:span></text:p>
          </draw:text-box>
        </draw:frame>
        <draw:frame draw:style-name="gr1" draw:text-style-name="P2" draw:layer="layout" svg:width="15.627cm" svg:height="0.475cm" svg:x="2.95cm" svg:y="7.176cm">
          <draw:text-box>
            <text:p text:style-name="P1"><text:span text:style-name="T4">and co-operate fully in the implementation of the resolution. In that event a Council </text:span></text:p>
          </draw:text-box>
        </draw:frame>
        <draw:frame draw:style-name="gr1" draw:text-style-name="P2" draw:layer="layout" svg:width="7.046cm" svg:height="0.475cm" svg:x="2.95cm" svg:y="7.741cm">
          <draw:text-box>
            <text:p text:style-name="P1"><text:span text:style-name="T4">discussion would need to take place. </text:span></text:p>
          </draw:text-box>
        </draw:frame>
        <draw:frame draw:style-name="gr1" draw:text-style-name="P2" draw:layer="layout" svg:width="15.763cm" svg:height="0.475cm" svg:x="2.95cm" svg:y="8.655cm">
          <draw:text-box>
            <text:p text:style-name="P1"><text:span text:style-name="T4">“</text:span><text:span text:style-name="T4">I had concluded that in any such Council discussion the assessment contemplated </text:span></text:p>
          </draw:text-box>
        </draw:frame>
        <draw:frame draw:style-name="gr1" draw:text-style-name="P2" draw:layer="layout" svg:width="15.153cm" svg:height="0.475cm" svg:x="2.95cm" svg:y="9.22cm">
          <draw:text-box>
            <text:p text:style-name="P1"><text:span text:style-name="T4">by OP4 was not an assessment of the quality of the breaches, since the Council </text:span></text:p>
          </draw:text-box>
        </draw:frame>
        <draw:frame draw:style-name="gr1" draw:text-style-name="P2" draw:layer="layout" svg:width="14.713cm" svg:height="0.475cm" svg:x="2.95cm" svg:y="9.784cm">
          <draw:text-box>
            <text:p text:style-name="P1"><text:span text:style-name="T4">had already resolved that any failure on Iraq’s part would constitute a material </text:span></text:p>
          </draw:text-box>
        </draw:frame>
        <draw:frame draw:style-name="gr1" draw:text-style-name="P2" draw:layer="layout" svg:width="14.92cm" svg:height="0.475cm" svg:x="2.95cm" svg:y="10.348cm">
          <draw:text-box>
            <text:p text:style-name="P1"><text:span text:style-name="T4">breach, but rather an assessment of the situation as a result of those breaches </text:span></text:p>
          </draw:text-box>
        </draw:frame>
        <draw:frame draw:style-name="gr1" draw:text-style-name="P2" draw:layer="layout" svg:width="15.754cm" svg:height="0.475cm" svg:x="2.95cm" svg:y="10.913cm">
          <draw:text-box>
            <text:p text:style-name="P1"><text:span text:style-name="T4">having occurred … Accordingly, the Council did not need to conclude that breaches </text:span></text:p>
          </draw:text-box>
        </draw:frame>
        <draw:frame draw:style-name="gr1" draw:text-style-name="P2" draw:layer="layout" svg:width="15.606cm" svg:height="0.475cm" svg:x="2.95cm" svg:y="11.477cm">
          <draw:text-box>
            <text:p text:style-name="P1"><text:span text:style-name="T4">had taken place (though I believe that at the discussion no member of the Security </text:span></text:p>
          </draw:text-box>
        </draw:frame>
        <draw:frame draw:style-name="gr1" draw:text-style-name="P2" draw:layer="layout" svg:width="9.455cm" svg:height="0.475cm" svg:x="2.95cm" svg:y="12.042cm">
          <draw:text-box>
            <text:p text:style-name="P1"><text:span text:style-name="T4">Council took the view that they had not occurred). </text:span></text:p>
          </draw:text-box>
        </draw:frame>
        <draw:frame draw:style-name="gr1" draw:text-style-name="P2" draw:layer="layout" svg:width="14.819cm" svg:height="0.475cm" svg:x="2.95cm" svg:y="12.956cm">
          <draw:text-box>
            <text:p text:style-name="P1"><text:span text:style-name="T4">“</text:span><text:span text:style-name="T4">Nonetheless the authorisation in resolution 678 could not revive unless in fact </text:span></text:p>
          </draw:text-box>
        </draw:frame>
        <draw:frame draw:style-name="gr1" draw:text-style-name="P2" draw:layer="layout" svg:width="14.417cm" svg:height="0.475cm" svg:x="2.95cm" svg:y="13.521cm">
          <draw:text-box>
            <text:p text:style-name="P1"><text:span text:style-name="T4">breaches had occurred. We needed therefore to be satisfied that this factual </text:span></text:p>
          </draw:text-box>
        </draw:frame>
        <draw:frame draw:style-name="gr1" draw:text-style-name="P2" draw:layer="layout" svg:width="14.472cm" svg:height="0.475cm" svg:x="2.95cm" svg:y="14.085cm">
          <draw:text-box>
            <text:p text:style-name="P1"><text:span text:style-name="T4">situation existed, and to be in a position if necessary to justify that to a court. </text:span></text:p>
          </draw:text-box>
        </draw:frame>
        <draw:frame draw:style-name="gr1" draw:text-style-name="P2" draw:layer="layout" svg:width="14.586cm" svg:height="0.475cm" svg:x="2.95cm" svg:y="14.65cm">
          <draw:text-box>
            <text:p text:style-name="P1"><text:span text:style-name="T4">That was why I said … that there would have to be strong factual grounds for </text:span></text:p>
          </draw:text-box>
        </draw:frame>
        <draw:frame draw:style-name="gr1" draw:text-style-name="P2" draw:layer="layout" svg:width="11.131cm" svg:height="0.475cm" svg:x="2.95cm" svg:y="15.214cm">
          <draw:text-box>
            <text:p text:style-name="P1"><text:span text:style-name="T4">concluding that Iraq had failed to take the final opportunity.”</text:span></text:p>
          </draw:text-box>
        </draw:frame>
        <draw:frame draw:style-name="gr7" draw:text-style-name="P8" draw:layer="layout" svg:width="0.408cm" svg:height="0.276cm" svg:x="14.027cm" svg:y="15.233cm">
          <draw:text-box>
            <text:p text:style-name="P1"><text:span text:style-name="T13">321</text:span></text:p>
          </draw:text-box>
        </draw:frame>
        <draw:frame draw:style-name="gr1" draw:text-style-name="P2" draw:layer="layout" svg:width="0.422cm" svg:height="0.475cm" svg:x="14.438cm" svg:y="15.2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221cm" svg:height="0.475cm" svg:x="2.2cm" svg:y="16.128cm">
          <draw:text-box>
            <text:p text:style-name="P1"><text:span text:style-name="T7">759. </text:span><text:span text:style-name="T4"><text:s/>Lord Goldsmith wrote:</text:span></text:p>
          </draw:text-box>
        </draw:frame>
        <draw:frame draw:style-name="gr1" draw:text-style-name="P2" draw:layer="layout" svg:width="15.192cm" svg:height="0.475cm" svg:x="2.95cm" svg:y="17.043cm">
          <draw:text-box>
            <text:p text:style-name="P1"><text:span text:style-name="T4">“</text:span><text:span text:style-name="T4">As I explained giving my oral evidence, this was an issue on which I wanted the </text:span></text:p>
          </draw:text-box>
        </draw:frame>
        <draw:frame draw:style-name="gr1" draw:text-style-name="P2" draw:layer="layout" svg:width="15.462cm" svg:height="0.475cm" svg:x="2.95cm" svg:y="17.607cm">
          <draw:text-box>
            <text:p text:style-name="P1"><text:span text:style-name="T4">Prime Minister consciously and deliberately to focus, hence my request for written </text:span></text:p>
          </draw:text-box>
        </draw:frame>
        <draw:frame draw:style-name="gr1" draw:text-style-name="P2" draw:layer="layout" svg:width="8.198cm" svg:height="0.475cm" svg:x="2.95cm" svg:y="18.172cm">
          <draw:text-box>
            <text:p text:style-name="P1"><text:span text:style-name="T4">confirmation that he had reached this view.”</text:span></text:p>
          </draw:text-box>
        </draw:frame>
        <draw:frame draw:style-name="gr7" draw:text-style-name="P8" draw:layer="layout" svg:width="0.408cm" svg:height="0.276cm" svg:x="11.115cm" svg:y="18.191cm">
          <draw:text-box>
            <text:p text:style-name="P1"><text:span text:style-name="T13">322</text:span></text:p>
          </draw:text-box>
        </draw:frame>
        <draw:frame draw:style-name="gr6" draw:text-style-name="P7" draw:layer="layout" svg:width="3.486cm" svg:height="0.556cm" svg:x="2.2cm" svg:y="19.293cm">
          <draw:text-box>
            <text:p text:style-name="P1"><text:span text:style-name="T9">Mr Blair’s view</text:span></text:p>
          </draw:text-box>
        </draw:frame>
        <draw:frame draw:style-name="gr1" draw:text-style-name="P2" draw:layer="layout" svg:width="16.474cm" svg:height="0.475cm" svg:x="2.2cm" svg:y="20.121cm">
          <draw:text-box>
            <text:p text:style-name="P1"><text:span text:style-name="T7">760. </text:span><text:span text:style-name="T5"><text:s/>The Review of Intelligence on Weapons of Mass Destruction</text:span><text:span text:style-name="T4"> (‘The Butler Report’) </text:span></text:p>
          </draw:text-box>
        </draw:frame>
        <draw:frame draw:style-name="gr1" draw:text-style-name="P2" draw:layer="layout" svg:width="2.855cm" svg:height="0.475cm" svg:x="2.2cm" svg:y="20.686cm">
          <draw:text-box>
            <text:p text:style-name="P1"><text:span text:style-name="T4">records it was: </text:span></text:p>
          </draw:text-box>
        </draw:frame>
        <draw:frame draw:style-name="gr1" draw:text-style-name="P2" draw:layer="layout" svg:width="15.916cm" svg:height="0.475cm" svg:x="2.95cm" svg:y="21.6cm">
          <draw:text-box>
            <text:p text:style-name="P1"><text:span text:style-name="T4">“… </text:span><text:span text:style-name="T4">told that, in coming to his view that Iraq was in further material breach, the Prime </text:span></text:p>
          </draw:text-box>
        </draw:frame>
        <draw:frame draw:style-name="gr1" draw:text-style-name="P2" draw:layer="layout" svg:width="15.758cm" svg:height="0.475cm" svg:x="2.95cm" svg:y="22.165cm">
          <draw:text-box>
            <text:p text:style-name="P1"><text:span text:style-name="T4">Minister took account both of the overall intelligence picture and of information from </text:span></text:p>
          </draw:text-box>
        </draw:frame>
        <draw:frame draw:style-name="gr1" draw:text-style-name="P2" draw:layer="layout" svg:width="14.091cm" svg:height="0.475cm" svg:x="2.95cm" svg:y="22.729cm">
          <draw:text-box>
            <text:p text:style-name="P1"><text:span text:style-name="T4">a wide range of other sources, including especially UNMOVIC information.”</text:span></text:p>
          </draw:text-box>
        </draw:frame>
        <draw:frame draw:style-name="gr7" draw:text-style-name="P8" draw:layer="layout" svg:width="0.408cm" svg:height="0.276cm" svg:x="16.997cm" svg:y="22.748cm">
          <draw:text-box>
            <text:p text:style-name="P1"><text:span text:style-name="T13">323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0.422cm" svg:height="0.475cm" svg:x="17.409cm" svg:y="22.729cm">
          <draw:text-box>
            <text:p text:style-name="P1"><text:span text:style-name="T4"><text:s/>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321 </text:span></text:p>
          </draw:text-box>
        </draw:frame>
        <draw:frame draw:style-name="gr4" draw:text-style-name="P5" draw:layer="layout" svg:width="7.448cm" svg:height="0.395cm" svg:x="2.6cm" svg:y="25.511cm">
          <draw:text-box>
            <text:p text:style-name="P1"><text:span text:style-name="T11">Statement, 4 January 2011, paragraphs 5.6-5.7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322 </text:span></text:p>
          </draw:text-box>
        </draw:frame>
        <draw:frame draw:style-name="gr4" draw:text-style-name="P5" draw:layer="layout" svg:width="6.665cm" svg:height="0.395cm" svg:x="2.6cm" svg:y="25.934cm">
          <draw:text-box>
            <text:p text:style-name="P1"><text:span text:style-name="T11">Statement, 4 January 2011, paragraph 5.7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323 </text:span></text:p>
          </draw:text-box>
        </draw:frame>
        <draw:frame draw:style-name="gr4" draw:text-style-name="P5" draw:layer="layout" svg:width="15.733cm" svg:height="0.395cm" svg:x="2.6cm" svg:y="26.357cm">
          <draw:text-box>
            <text:p text:style-name="P1"><text:span text:style-name="T19">Review of Intelligence on Weapons of Mass Destruction </text:span><text:span text:style-name="T11">[“The Butler Report”], 14 July 2004, HC 898, </text:span></text:p>
          </draw:text-box>
        </draw:frame>
        <draw:frame draw:style-name="gr4" draw:text-style-name="P5" draw:layer="layout" svg:width="2.381cm" svg:height="0.395cm" svg:x="2.2cm" svg:y="26.781cm">
          <draw:text-box>
            <text:p text:style-name="P1"><text:span text:style-name="T11">paragraph 385.</text:span></text:p>
          </draw:text-box>
        </draw:frame>
      </draw:page>
      <draw:page draw:name="page137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7</text:span></text:p>
          </draw:text-box>
        </draw:frame>
        <draw:frame draw:style-name="gr1" draw:text-style-name="P2" draw:layer="layout" svg:width="16.783cm" svg:height="0.475cm" svg:x="2.2cm" svg:y="2.525cm">
          <draw:text-box>
            <text:p text:style-name="P1"><text:span text:style-name="T7">761. </text:span><text:span text:style-name="T4"><text:s/>Mr Blair told the Liaison Committee on 21 January 2003 that, if the reported breach </text:span></text:p>
          </draw:text-box>
        </draw:frame>
        <draw:frame draw:style-name="gr1" draw:text-style-name="P2" draw:layer="layout" svg:width="16.584cm" svg:height="0.475cm" svg:x="2.2cm" svg:y="3.09cm">
          <draw:text-box>
            <text:p text:style-name="P1"><text:span text:style-name="T4">was a pattern of behaviour rather than conclusive proof would require “more considered </text:span></text:p>
          </draw:text-box>
        </draw:frame>
        <draw:frame draw:style-name="gr1" draw:text-style-name="P2" draw:layer="layout" svg:width="2.246cm" svg:height="0.475cm" svg:x="2.2cm" svg:y="3.654cm">
          <draw:text-box>
            <text:p text:style-name="P1"><text:span text:style-name="T4">judgement”.</text:span></text:p>
          </draw:text-box>
        </draw:frame>
        <draw:frame draw:style-name="gr7" draw:text-style-name="P8" draw:layer="layout" svg:width="0.408cm" svg:height="0.276cm" svg:x="4.436cm" svg:y="3.673cm">
          <draw:text-box>
            <text:p text:style-name="P1"><text:span text:style-name="T13">324</text:span></text:p>
          </draw:text-box>
        </draw:frame>
        <draw:frame draw:style-name="gr1" draw:text-style-name="P2" draw:layer="layout" svg:width="16.397cm" svg:height="0.475cm" svg:x="2.2cm" svg:y="4.568cm">
          <draw:text-box>
            <text:p text:style-name="P1"><text:span text:style-name="T7">762. </text:span><text:span text:style-name="T12"><text:s/>As the Inquiry indicates in Sections 3.7 and 3.8, Mr Blair and his advisers in </text:span></text:p>
          </draw:text-box>
        </draw:frame>
        <draw:frame draw:style-name="gr1" draw:text-style-name="P2" draw:layer="layout" svg:width="16.288cm" svg:height="0.475cm" svg:x="2.2cm" svg:y="5.133cm">
          <draw:text-box>
            <text:p text:style-name="P1"><text:span text:style-name="T12">No.10 had been very closely involved, particularly since the beginning of March, </text:span></text:p>
          </draw:text-box>
        </draw:frame>
        <draw:frame draw:style-name="gr1" draw:text-style-name="P2" draw:layer="layout" svg:width="16.491cm" svg:height="0.475cm" svg:x="2.2cm" svg:y="5.697cm">
          <draw:text-box>
            <text:p text:style-name="P1"><text:span text:style-name="T12">in examining the reports of the UN weapons inspectors and had access to advice </text:span></text:p>
          </draw:text-box>
        </draw:frame>
        <draw:frame draw:style-name="gr1" draw:text-style-name="P2" draw:layer="layout" svg:width="9.836cm" svg:height="0.475cm" svg:x="2.2cm" svg:y="6.262cm">
          <draw:text-box>
            <text:p text:style-name="P1"><text:span text:style-name="T12">from the JIC on the activities of the Iraqi regime. </text:span></text:p>
          </draw:text-box>
        </draw:frame>
        <draw:frame draw:style-name="gr1" draw:text-style-name="P2" draw:layer="layout" svg:width="16.541cm" svg:height="0.475cm" svg:x="2.2cm" svg:y="7.176cm">
          <draw:text-box>
            <text:p text:style-name="P1"><text:span text:style-name="T7">763. </text:span><text:span text:style-name="T12"><text:s/>In his 7 March advice Lord Goldsmith had advised that Mr Blair “would have </text:span></text:p>
          </draw:text-box>
        </draw:frame>
        <draw:frame draw:style-name="gr1" draw:text-style-name="P2" draw:layer="layout" svg:width="15.801cm" svg:height="0.475cm" svg:x="2.2cm" svg:y="7.741cm">
          <draw:text-box>
            <text:p text:style-name="P1"><text:span text:style-name="T12">to consider extremely carefully whether the evidence of non-co-operation and </text:span></text:p>
          </draw:text-box>
        </draw:frame>
        <draw:frame draw:style-name="gr1" draw:text-style-name="P2" draw:layer="layout" svg:width="16.69cm" svg:height="0.475cm" svg:x="2.2cm" svg:y="8.305cm">
          <draw:text-box>
            <text:p text:style-name="P1"><text:span text:style-name="T12">non-compliance by Iraq [was] sufficiently compelling to justify the conclusion that </text:span></text:p>
          </draw:text-box>
        </draw:frame>
        <draw:frame draw:style-name="gr1" draw:text-style-name="P2" draw:layer="layout" svg:width="8.769cm" svg:height="0.475cm" svg:x="2.2cm" svg:y="8.87cm">
          <draw:text-box>
            <text:p text:style-name="P1"><text:span text:style-name="T12">Iraq had failed to take its final opportunity”.</text:span></text:p>
          </draw:text-box>
        </draw:frame>
        <draw:frame draw:style-name="gr1" draw:text-style-name="P2" draw:layer="layout" svg:width="15.055cm" svg:height="0.475cm" svg:x="2.2cm" svg:y="9.784cm">
          <draw:text-box>
            <text:p text:style-name="P1"><text:span text:style-name="T7">764. </text:span><text:span text:style-name="T12"><text:s/>But Mr Blair did not seek and did not receive considered advice from </text:span></text:p>
          </draw:text-box>
        </draw:frame>
        <draw:frame draw:style-name="gr1" draw:text-style-name="P2" draw:layer="layout" svg:width="16.597cm" svg:height="0.475cm" svg:x="2.2cm" svg:y="10.348cm">
          <draw:text-box>
            <text:p text:style-name="P1"><text:span text:style-name="T12">across government specifically examining whether the evidence was “sufficiently </text:span></text:p>
          </draw:text-box>
        </draw:frame>
        <draw:frame draw:style-name="gr1" draw:text-style-name="P2" draw:layer="layout" svg:width="14.518cm" svg:height="0.475cm" svg:x="2.2cm" svg:y="10.913cm">
          <draw:text-box>
            <text:p text:style-name="P1"><text:span text:style-name="T12">compelling” to provide the basis for a judgement of this magnitude and </text:span></text:p>
          </draw:text-box>
        </draw:frame>
        <draw:frame draw:style-name="gr1" draw:text-style-name="P2" draw:layer="layout" svg:width="2.72cm" svg:height="0.475cm" svg:x="2.2cm" svg:y="11.477cm">
          <draw:text-box>
            <text:p text:style-name="P1"><text:span text:style-name="T12">seriousness. </text:span></text:p>
          </draw:text-box>
        </draw:frame>
        <draw:frame draw:style-name="gr1" draw:text-style-name="P2" draw:layer="layout" svg:width="15.492cm" svg:height="0.475cm" svg:x="2.2cm" svg:y="12.392cm">
          <draw:text-box>
            <text:p text:style-name="P1"><text:span text:style-name="T7">765. </text:span><text:span text:style-name="T12"><text:s/>In mid-March, UNMOVIC was reporting increased co-operation, and the </text:span></text:p>
          </draw:text-box>
        </draw:frame>
        <draw:frame draw:style-name="gr1" draw:text-style-name="P2" draw:layer="layout" svg:width="15.123cm" svg:height="0.475cm" svg:x="2.2cm" svg:y="12.956cm">
          <draw:text-box>
            <text:p text:style-name="P1"><text:span text:style-name="T12">IAEA had confirmed that Iraq had no nuclear weapons or nuclear weapons </text:span></text:p>
          </draw:text-box>
        </draw:frame>
        <draw:frame draw:style-name="gr1" draw:text-style-name="P2" draw:layer="layout" svg:width="2.69cm" svg:height="0.475cm" svg:x="2.2cm" svg:y="13.521cm">
          <draw:text-box>
            <text:p text:style-name="P1"><text:span text:style-name="T12">programmes.</text:span></text:p>
          </draw:text-box>
        </draw:frame>
        <draw:frame draw:style-name="gr1" draw:text-style-name="P2" draw:layer="layout" svg:width="15.407cm" svg:height="0.475cm" svg:x="2.2cm" svg:y="14.435cm">
          <draw:text-box>
            <text:p text:style-name="P1"><text:span text:style-name="T7">766. </text:span><text:span text:style-name="T12"><text:s/>The Inquiry has not seen any evidence of consideration of whether the </text:span></text:p>
          </draw:text-box>
        </draw:frame>
        <draw:frame draw:style-name="gr1" draw:text-style-name="P2" draw:layer="layout" svg:width="15.488cm" svg:height="0.475cm" svg:x="2.2cm" svg:y="15cm">
          <draw:text-box>
            <text:p text:style-name="P1"><text:span text:style-name="T12">reports by UNMOVIC and the IAEA to the Security Council during January to </text:span></text:p>
          </draw:text-box>
        </draw:frame>
        <draw:frame draw:style-name="gr1" draw:text-style-name="P2" draw:layer="layout" svg:width="16.266cm" svg:height="0.475cm" svg:x="2.2cm" svg:y="15.564cm">
          <draw:text-box>
            <text:p text:style-name="P1"><text:span text:style-name="T12">March 2003 constituted reports to the Council under OP11 of resolution 1441; or </text:span></text:p>
          </draw:text-box>
        </draw:frame>
        <draw:frame draw:style-name="gr1" draw:text-style-name="P2" draw:layer="layout" svg:width="16.762cm" svg:height="0.475cm" svg:x="2.2cm" svg:y="16.128cm">
          <draw:text-box>
            <text:p text:style-name="P1"><text:span text:style-name="T12">whether the subsequent Security Council discussions constituted “consideration” </text:span></text:p>
          </draw:text-box>
        </draw:frame>
        <draw:frame draw:style-name="gr1" draw:text-style-name="P2" draw:layer="layout" svg:width="4.231cm" svg:height="0.475cm" svg:x="2.2cm" svg:y="16.693cm">
          <draw:text-box>
            <text:p text:style-name="P1"><text:span text:style-name="T12">as required by OP12.</text:span></text:p>
          </draw:text-box>
        </draw:frame>
        <draw:frame draw:style-name="gr1" draw:text-style-name="P2" draw:layer="layout" svg:width="14.586cm" svg:height="0.475cm" svg:x="2.2cm" svg:y="17.607cm">
          <draw:text-box>
            <text:p text:style-name="P1"><text:span text:style-name="T7">767. </text:span><text:span text:style-name="T12"><text:s/>There was clearly no majority support in the Security Council for a </text:span></text:p>
          </draw:text-box>
        </draw:frame>
        <draw:frame draw:style-name="gr1" draw:text-style-name="P2" draw:layer="layout" svg:width="16.207cm" svg:height="0.475cm" svg:x="2.2cm" svg:y="18.172cm">
          <draw:text-box>
            <text:p text:style-name="P1"><text:span text:style-name="T12">conclusion that the process set in hand by resolution 1441 had reached the end </text:span></text:p>
          </draw:text-box>
        </draw:frame>
        <draw:frame draw:style-name="gr1" draw:text-style-name="P2" draw:layer="layout" svg:width="2.428cm" svg:height="0.475cm" svg:x="2.2cm" svg:y="18.736cm">
          <draw:text-box>
            <text:p text:style-name="P1"><text:span text:style-name="T12">of the road. </text:span></text:p>
          </draw:text-box>
        </draw:frame>
        <draw:frame draw:style-name="gr1" draw:text-style-name="P2" draw:layer="layout" svg:width="15.72cm" svg:height="0.475cm" svg:x="2.2cm" svg:y="19.651cm">
          <draw:text-box>
            <text:p text:style-name="P1"><text:span text:style-name="T7">768. </text:span><text:span text:style-name="T4"><text:s/>Asked if he had been working from the definition of material breach set out by </text:span></text:p>
          </draw:text-box>
        </draw:frame>
        <draw:frame draw:style-name="gr1" draw:text-style-name="P2" draw:layer="layout" svg:width="10.005cm" svg:height="0.475cm" svg:x="2.2cm" svg:y="20.215cm">
          <draw:text-box>
            <text:p text:style-name="P1"><text:span text:style-name="T4">Mr Straw in November 2002, Mr Blair told the Inquiry:</text:span></text:p>
          </draw:text-box>
        </draw:frame>
        <draw:frame draw:style-name="gr1" draw:text-style-name="P2" draw:layer="layout" svg:width="3.207cm" svg:height="0.475cm" svg:x="2.95cm" svg:y="21.13cm">
          <draw:text-box>
            <text:p text:style-name="P1"><text:span text:style-name="T4">“</text:span><text:span text:style-name="T4">Yes, absolutely.”</text:span></text:p>
          </draw:text-box>
        </draw:frame>
        <draw:frame draw:style-name="gr7" draw:text-style-name="P8" draw:layer="layout" svg:width="0.408cm" svg:height="0.276cm" svg:x="6.15cm" svg:y="21.148cm">
          <draw:text-box>
            <text:p text:style-name="P1"><text:span text:style-name="T13">325</text:span></text:p>
          </draw:text-box>
        </draw:frame>
        <draw:frame draw:style-name="gr1" draw:text-style-name="P2" draw:layer="layout" svg:width="15.729cm" svg:height="0.475cm" svg:x="2.2cm" svg:y="22.044cm">
          <draw:text-box>
            <text:p text:style-name="P1"><text:span text:style-name="T7">769. </text:span><text:span text:style-name="T4"><text:s/>Asked about the process that he had followed before giving the determination </text:span></text:p>
          </draw:text-box>
        </draw:frame>
        <draw:frame draw:style-name="gr1" draw:text-style-name="P2" draw:layer="layout" svg:width="10.297cm" svg:height="0.475cm" svg:x="2.2cm" svg:y="22.608cm">
          <draw:text-box>
            <text:p text:style-name="P1"><text:span text:style-name="T4">requested by Lord Goldsmith, Mr Blair told the Inquiry: </text:span></text:p>
          </draw:text-box>
        </draw:frame>
        <draw:frame draw:style-name="gr1" draw:text-style-name="P2" draw:layer="layout" svg:width="15.407cm" svg:height="0.475cm" svg:x="2.95cm" svg:y="23.523cm">
          <draw:text-box>
            <text:p text:style-name="P1"><text:span text:style-name="T4">“</text:span><text:span text:style-name="T4">We went back over the Blix reports and it was very obvious to me, particularly on </text:span></text:p>
          </draw:text-box>
        </draw:frame>
        <draw:frame draw:style-name="gr1" draw:text-style-name="P2" draw:layer="layout" svg:width="15.183cm" svg:height="0.475cm" svg:x="2.95cm" svg:y="24.087cm">
          <draw:text-box>
            <text:p text:style-name="P1"><text:span text:style-name="T4">the subject of interviews, that they weren’t co-operating. They were co-operating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4.912cm" svg:height="0.475cm" svg:x="2.95cm" svg:y="24.652cm">
          <draw:text-box>
            <text:p text:style-name="P1"><text:span text:style-name="T4">more, as you rightly say. They started to give out a little bit more, but there was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324 </text:span></text:p>
          </draw:text-box>
        </draw:frame>
        <draw:frame draw:style-name="gr4" draw:text-style-name="P5" draw:layer="layout" svg:width="15.517cm" svg:height="0.395cm" svg:x="2.6cm" svg:y="26.357cm">
          <draw:text-box>
            <text:p text:style-name="P1"><text:span text:style-name="T11">Minutes, Liaison Committee (House of Commons), 21 January 2003 [Minutes of Evidence], Q&amp;A 24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325 </text:span></text:p>
          </draw:text-box>
        </draw:frame>
        <draw:frame draw:style-name="gr4" draw:text-style-name="P5" draw:layer="layout" svg:width="6.708cm" svg:height="0.395cm" svg:x="2.6cm" svg:y="26.781cm">
          <draw:text-box>
            <text:p text:style-name="P1"><text:span text:style-name="T11">Public hearing, 21 January 2011, page 111.</text:span></text:p>
          </draw:text-box>
        </draw:frame>
      </draw:page>
      <draw:page draw:name="page13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8</text:span></text:p>
          </draw:text-box>
        </draw:frame>
        <draw:frame draw:style-name="gr1" draw:text-style-name="P2" draw:layer="layout" svg:width="14.277cm" svg:height="0.475cm" svg:x="2.95cm" svg:y="2.525cm">
          <draw:text-box>
            <text:p text:style-name="P1"><text:span text:style-name="T4">absolutely nothing to suggest that this co-operation was full, immediate and </text:span></text:p>
          </draw:text-box>
        </draw:frame>
        <draw:frame draw:style-name="gr1" draw:text-style-name="P2" draw:layer="layout" svg:width="15.521cm" svg:height="0.475cm" svg:x="2.95cm" svg:y="3.09cm">
          <draw:text-box>
            <text:p text:style-name="P1"><text:span text:style-name="T4">unconditional. It was actually not full, not immediate. In fact, even Blix himself said </text:span></text:p>
          </draw:text-box>
        </draw:frame>
        <draw:frame draw:style-name="gr1" draw:text-style-name="P2" draw:layer="layout" svg:width="12.169cm" svg:height="0.475cm" svg:x="2.95cm" svg:y="3.654cm">
          <draw:text-box>
            <text:p text:style-name="P1"><text:span text:style-name="T4">it wasn’t immediate even on 7 March and was not unconditional. </text:span></text:p>
          </draw:text-box>
        </draw:frame>
        <draw:frame draw:style-name="gr1" draw:text-style-name="P2" draw:layer="layout" svg:width="15.517cm" svg:height="0.475cm" svg:x="2.95cm" svg:y="4.568cm">
          <draw:text-box>
            <text:p text:style-name="P1"><text:span text:style-name="T4">“</text:span><text:span text:style-name="T4">In addition to that I had I think JIC Assessments as well … where it was clear that </text:span></text:p>
          </draw:text-box>
        </draw:frame>
        <draw:frame draw:style-name="gr1" draw:text-style-name="P2" draw:layer="layout" svg:width="14.7cm" svg:height="0.475cm" svg:x="2.95cm" svg:y="5.133cm">
          <draw:text-box>
            <text:p text:style-name="P1"><text:span text:style-name="T4">Saddam was putting heavy pressure internally on people not to co-operate …”</text:span></text:p>
          </draw:text-box>
        </draw:frame>
        <draw:frame draw:style-name="gr7" draw:text-style-name="P8" draw:layer="layout" svg:width="0.408cm" svg:height="0.276cm" svg:x="17.587cm" svg:y="5.152cm">
          <draw:text-box>
            <text:p text:style-name="P1"><text:span text:style-name="T13">326</text:span></text:p>
          </draw:text-box>
        </draw:frame>
        <draw:frame draw:style-name="gr1" draw:text-style-name="P2" draw:layer="layout" svg:width="16.152cm" svg:height="0.475cm" svg:x="2.2cm" svg:y="6.047cm">
          <draw:text-box>
            <text:p text:style-name="P1"><text:span text:style-name="T7">770. </text:span><text:span text:style-name="T4"><text:s/>The Inquiry asked Mr Blair whether the process had involved only No.10 or if he </text:span></text:p>
          </draw:text-box>
        </draw:frame>
        <draw:frame draw:style-name="gr1" draw:text-style-name="P2" draw:layer="layout" svg:width="8.088cm" svg:height="0.475cm" svg:x="2.2cm" svg:y="6.612cm">
          <draw:text-box>
            <text:p text:style-name="P1"><text:span text:style-name="T4">had consulted more widely, Mr Blair stated:</text:span></text:p>
          </draw:text-box>
        </draw:frame>
        <draw:frame draw:style-name="gr1" draw:text-style-name="P2" draw:layer="layout" svg:width="15.022cm" svg:height="0.475cm" svg:x="2.95cm" svg:y="7.526cm">
          <draw:text-box>
            <text:p text:style-name="P1"><text:span text:style-name="T4">“</text:span><text:span text:style-name="T4">I am sure I would have spoken to Jack [Straw] particularly at the time … I don’t </text:span></text:p>
          </draw:text-box>
        </draw:frame>
        <draw:frame draw:style-name="gr1" draw:text-style-name="P2" draw:layer="layout" svg:width="14.641cm" svg:height="0.475cm" svg:x="2.95cm" svg:y="8.091cm">
          <draw:text-box>
            <text:p text:style-name="P1"><text:span text:style-name="T4">recollect … This literally was the whole time a conversation … [O]ur view was </text:span></text:p>
          </draw:text-box>
        </draw:frame>
        <draw:frame draw:style-name="gr1" draw:text-style-name="P2" draw:layer="layout" svg:width="15.276cm" svg:height="0.475cm" svg:x="2.95cm" svg:y="8.655cm">
          <draw:text-box>
            <text:p text:style-name="P1"><text:span text:style-name="T4">that he [Saddam Hussein] was not co-operating in the terms of 1441, and that … </text:span></text:p>
          </draw:text-box>
        </draw:frame>
        <draw:frame draw:style-name="gr1" draw:text-style-name="P2" draw:layer="layout" svg:width="15.107cm" svg:height="0.475cm" svg:x="2.95cm" svg:y="9.22cm">
          <draw:text-box>
            <text:p text:style-name="P1"><text:span text:style-name="T4">remains my view today that he wasn’t, and that he … never had any intention of </text:span></text:p>
          </draw:text-box>
        </draw:frame>
        <draw:frame draw:style-name="gr1" draw:text-style-name="P2" draw:layer="layout" svg:width="1.992cm" svg:height="0.475cm" svg:x="2.95cm" svg:y="9.784cm">
          <draw:text-box>
            <text:p text:style-name="P1"><text:span text:style-name="T4">doing that.</text:span></text:p>
          </draw:text-box>
        </draw:frame>
        <draw:frame draw:style-name="gr1" draw:text-style-name="P2" draw:layer="layout" svg:width="15.907cm" svg:height="0.475cm" svg:x="2.95cm" svg:y="10.698cm">
          <draw:text-box>
            <text:p text:style-name="P1"><text:span text:style-name="T4">“</text:span><text:span text:style-name="T4">Now it is correct … that he was offering up more, but … even in February he wasn’t </text:span></text:p>
          </draw:text-box>
        </draw:frame>
        <draw:frame draw:style-name="gr1" draw:text-style-name="P2" draw:layer="layout" svg:width="7.385cm" svg:height="0.475cm" svg:x="2.95cm" svg:y="11.263cm">
          <draw:text-box>
            <text:p text:style-name="P1"><text:span text:style-name="T4">offering up what they were asking him.”</text:span></text:p>
          </draw:text-box>
        </draw:frame>
        <draw:frame draw:style-name="gr7" draw:text-style-name="P8" draw:layer="layout" svg:width="0.408cm" svg:height="0.276cm" svg:x="10.307cm" svg:y="11.282cm">
          <draw:text-box>
            <text:p text:style-name="P1"><text:span text:style-name="T13">327</text:span></text:p>
          </draw:text-box>
        </draw:frame>
        <draw:frame draw:style-name="gr1" draw:text-style-name="P2" draw:layer="layout" svg:width="16.317cm" svg:height="0.475cm" svg:x="2.2cm" svg:y="12.177cm">
          <draw:text-box>
            <text:p text:style-name="P1"><text:span text:style-name="T7">771. </text:span><text:span text:style-name="T4"><text:s/>Asked whether he was comfortable with the situation whereby the Prime Minister </text:span></text:p>
          </draw:text-box>
        </draw:frame>
        <draw:frame draw:style-name="gr1" draw:text-style-name="P2" draw:layer="layout" svg:width="16.736cm" svg:height="0.475cm" svg:x="2.2cm" svg:y="12.742cm">
          <draw:text-box>
            <text:p text:style-name="P1"><text:span text:style-name="T4">confirmed the existence of a further material breach at a time when the head of the IAEA </text:span></text:p>
          </draw:text-box>
        </draw:frame>
        <draw:frame draw:style-name="gr1" draw:text-style-name="P2" draw:layer="layout" svg:width="16.749cm" svg:height="0.475cm" svg:x="2.2cm" svg:y="13.306cm">
          <draw:text-box>
            <text:p text:style-name="P1"><text:span text:style-name="T4">had reported there was no nuclear programme and the head of UNMOVIC was reporting </text:span></text:p>
          </draw:text-box>
        </draw:frame>
        <draw:frame draw:style-name="gr1" draw:text-style-name="P2" draw:layer="layout" svg:width="7.669cm" svg:height="0.475cm" svg:x="2.2cm" svg:y="13.871cm">
          <draw:text-box>
            <text:p text:style-name="P1"><text:span text:style-name="T4">improved co-operation. Mr Straw replied:</text:span></text:p>
          </draw:text-box>
        </draw:frame>
        <draw:frame draw:style-name="gr1" draw:text-style-name="P2" draw:layer="layout" svg:width="13.13cm" svg:height="0.475cm" svg:x="2.95cm" svg:y="14.785cm">
          <draw:text-box>
            <text:p text:style-name="P1"><text:span text:style-name="T4">“</text:span><text:span text:style-name="T4">Yes … and if I had not been I wouldn’t have stayed in the Cabinet …”</text:span></text:p>
          </draw:text-box>
        </draw:frame>
        <draw:frame draw:style-name="gr7" draw:text-style-name="P8" draw:layer="layout" svg:width="0.408cm" svg:height="0.276cm" svg:x="16.019cm" svg:y="14.804cm">
          <draw:text-box>
            <text:p text:style-name="P1"><text:span text:style-name="T13">328</text:span></text:p>
          </draw:text-box>
        </draw:frame>
        <draw:frame draw:style-name="gr1" draw:text-style-name="P2" draw:layer="layout" svg:width="15.707cm" svg:height="0.475cm" svg:x="2.2cm" svg:y="15.7cm">
          <draw:text-box>
            <text:p text:style-name="P1"><text:span text:style-name="T7">772. </text:span><text:span text:style-name="T4"><text:s/>Mr Straw added that the two tests in OP4 were “conjunctive” not “disjunctive”, </text:span></text:p>
          </draw:text-box>
        </draw:frame>
        <draw:frame draw:style-name="gr1" draw:text-style-name="P2" draw:layer="layout" svg:width="1.661cm" svg:height="0.475cm" svg:x="2.2cm" svg:y="16.264cm">
          <draw:text-box>
            <text:p text:style-name="P1"><text:span text:style-name="T4">and that:</text:span></text:p>
          </draw:text-box>
        </draw:frame>
        <draw:frame draw:style-name="gr1" draw:text-style-name="P2" draw:layer="layout" svg:width="15.979cm" svg:height="0.475cm" svg:x="2.95cm" svg:y="17.178cm">
          <draw:text-box>
            <text:p text:style-name="P1"><text:span text:style-name="T4">“</text:span><text:span text:style-name="T4">What OP4 talks about is false statements or omissions in the declarations. Well, the </text:span></text:p>
          </draw:text-box>
        </draw:frame>
        <draw:frame draw:style-name="gr1" draw:text-style-name="P2" draw:layer="layout" svg:width="13.299cm" svg:height="0.475cm" svg:x="2.95cm" svg:y="17.743cm">
          <draw:text-box>
            <text:p text:style-name="P1"><text:span text:style-name="T4">declaration was incomplete. There was no question about that. And … </text:span></text:p>
          </draw:text-box>
        </draw:frame>
        <draw:frame draw:style-name="gr1" draw:text-style-name="P2" draw:layer="layout" svg:width="15.403cm" svg:height="0.475cm" svg:x="2.95cm" svg:y="18.657cm">
          <draw:text-box>
            <text:p text:style-name="P1"><text:span text:style-name="T4">“… </text:span><text:span text:style-name="T4">They did fail to comply fully. The obligation on them was not to comply a bit … </text:span></text:p>
          </draw:text-box>
        </draw:frame>
        <draw:frame draw:style-name="gr1" draw:text-style-name="P2" draw:layer="layout" svg:width="15.115cm" svg:height="0.475cm" svg:x="2.95cm" svg:y="19.222cm">
          <draw:text-box>
            <text:p text:style-name="P1"><text:span text:style-name="T4">The obligation on Iraq was to comply fully. It is a positive obligation on them, not </text:span></text:p>
          </draw:text-box>
        </draw:frame>
        <draw:frame draw:style-name="gr1" draw:text-style-name="P2" draw:layer="layout" svg:width="15.026cm" svg:height="0.475cm" svg:x="2.95cm" svg:y="19.786cm">
          <draw:text-box>
            <text:p text:style-name="P1"><text:span text:style-name="T4">a negative one, not to disregard the whole of the resolution, and they had failed </text:span></text:p>
          </draw:text-box>
        </draw:frame>
        <draw:frame draw:style-name="gr1" draw:text-style-name="P2" draw:layer="layout" svg:width="2.038cm" svg:height="0.475cm" svg:x="2.95cm" svg:y="20.351cm">
          <draw:text-box>
            <text:p text:style-name="P1"><text:span text:style-name="T4">to do that.”</text:span></text:p>
          </draw:text-box>
        </draw:frame>
        <draw:frame draw:style-name="gr7" draw:text-style-name="P8" draw:layer="layout" svg:width="0.408cm" svg:height="0.276cm" svg:x="4.974cm" svg:y="20.369cm">
          <draw:text-box>
            <text:p text:style-name="P1"><text:span text:style-name="T13">329</text:span></text:p>
          </draw:text-box>
        </draw:frame>
        <draw:frame draw:style-name="gr1" draw:text-style-name="P2" draw:layer="layout" svg:width="0.422cm" svg:height="0.475cm" svg:x="5.386cm" svg:y="20.35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95cm" svg:height="0.475cm" svg:x="2.2cm" svg:y="21.265cm">
          <draw:text-box>
            <text:p text:style-name="P1"><text:span text:style-name="T7">773. </text:span><text:span text:style-name="T4"><text:s/>The Government motion tabled for the debate on 18 March included provisions </text:span></text:p>
          </draw:text-box>
        </draw:frame>
        <draw:frame draw:style-name="gr1" draw:text-style-name="P2" draw:layer="layout" svg:width="6.403cm" svg:height="0.475cm" svg:x="2.2cm" svg:y="21.83cm">
          <draw:text-box>
            <text:p text:style-name="P1"><text:span text:style-name="T4">asking the House of Commons to:</text:span></text:p>
          </draw:text-box>
        </draw:frame>
        <draw:frame draw:style-name="gr2" draw:text-style-name="P3" draw:layer="layout" svg:width="0.634cm" svg:height="0.712cm" svg:x="2.95cm" svg:y="22.5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45cm" svg:height="0.475cm" svg:x="3.7cm" svg:y="22.744cm">
          <draw:text-box>
            <text:p text:style-name="P1"><text:span text:style-name="T4">note that in the 130 days since resolution 1441 was adopted Iraq had not </text:span></text:p>
          </draw:text-box>
        </draw:frame>
        <draw:frame draw:style-name="gr1" draw:text-style-name="P2" draw:layer="layout" svg:width="13.549cm" svg:height="0.475cm" svg:x="3.7cm" svg:y="23.308cm">
          <draw:text-box>
            <text:p text:style-name="P1"><text:span text:style-name="T4">co-operated actively, unconditionally and immediately with the weapons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4.277cm" svg:height="0.475cm" svg:x="3.7cm" svg:y="23.873cm">
          <draw:text-box>
            <text:p text:style-name="P1"><text:span text:style-name="T4">inspectors, and had rejected the final opportunity to comply and is in further 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326 </text:span></text:p>
          </draw:text-box>
        </draw:frame>
        <draw:frame draw:style-name="gr4" draw:text-style-name="P5" draw:layer="layout" svg:width="7.563cm" svg:height="0.395cm" svg:x="2.6cm" svg:y="25.511cm">
          <draw:text-box>
            <text:p text:style-name="P1"><text:span text:style-name="T11">Public hearing, 21 January 2011, pages 111-112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327 </text:span></text:p>
          </draw:text-box>
        </draw:frame>
        <draw:frame draw:style-name="gr4" draw:text-style-name="P5" draw:layer="layout" svg:width="7.686cm" svg:height="0.395cm" svg:x="2.6cm" svg:y="25.934cm">
          <draw:text-box>
            <text:p text:style-name="P1"><text:span text:style-name="T11">Public hearing, 21 January 2011, pages 112-113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328 </text:span></text:p>
          </draw:text-box>
        </draw:frame>
        <draw:frame draw:style-name="gr4" draw:text-style-name="P5" draw:layer="layout" svg:width="6.623cm" svg:height="0.395cm" svg:x="2.6cm" svg:y="26.357cm">
          <draw:text-box>
            <text:p text:style-name="P1"><text:span text:style-name="T11">Public hearing, 2 February 2011, page 86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329 </text:span></text:p>
          </draw:text-box>
        </draw:frame>
        <draw:frame draw:style-name="gr4" draw:text-style-name="P5" draw:layer="layout" svg:width="6.526cm" svg:height="0.395cm" svg:x="2.6cm" svg:y="26.781cm">
          <draw:text-box>
            <text:p text:style-name="P1"><text:span text:style-name="T11">Public hearing, 2 February 2011, page 87.</text:span></text:p>
          </draw:text-box>
        </draw:frame>
      </draw:page>
      <draw:page draw:name="page139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9</text:span></text:p>
          </draw:text-box>
        </draw:frame>
        <draw:frame draw:style-name="gr1" draw:text-style-name="P2" draw:layer="layout" svg:width="14.116cm" svg:height="0.475cm" svg:x="3.7cm" svg:y="2.525cm">
          <draw:text-box>
            <text:p text:style-name="P1"><text:span text:style-name="T4">material breach of its obligations under successive mandatory UN Security </text:span></text:p>
          </draw:text-box>
        </draw:frame>
        <draw:frame draw:style-name="gr1" draw:text-style-name="P2" draw:layer="layout" svg:width="4.654cm" svg:height="0.475cm" svg:x="3.7cm" svg:y="3.09cm">
          <draw:text-box>
            <text:p text:style-name="P1"><text:span text:style-name="T4">Council resolutions; and 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13cm" svg:height="0.475cm" svg:x="3.7cm" svg:y="3.754cm">
          <draw:text-box>
            <text:p text:style-name="P1"><text:span text:style-name="T4">note the opinion of the Attorney General that, Iraq having failed to comply and </text:span></text:p>
          </draw:text-box>
        </draw:frame>
        <draw:frame draw:style-name="gr1" draw:text-style-name="P2" draw:layer="layout" svg:width="15.183cm" svg:height="0.475cm" svg:x="3.7cm" svg:y="4.318cm">
          <draw:text-box>
            <text:p text:style-name="P1"><text:span text:style-name="T4">Iraq being at the time of resolution 1441 and continuing to be in material breach, </text:span></text:p>
          </draw:text-box>
        </draw:frame>
        <draw:frame draw:style-name="gr1" draw:text-style-name="P2" draw:layer="layout" svg:width="14.45cm" svg:height="0.475cm" svg:x="3.7cm" svg:y="4.883cm">
          <draw:text-box>
            <text:p text:style-name="P1"><text:span text:style-name="T4">the authority to use force under resolution 678 has revived and so continued </text:span></text:p>
          </draw:text-box>
        </draw:frame>
        <draw:frame draw:style-name="gr1" draw:text-style-name="P2" draw:layer="layout" svg:width="1.602cm" svg:height="0.475cm" svg:x="3.7cm" svg:y="5.447cm">
          <draw:text-box>
            <text:p text:style-name="P1"><text:span text:style-name="T4">that day.</text:span></text:p>
          </draw:text-box>
        </draw:frame>
        <draw:frame draw:style-name="gr7" draw:text-style-name="P8" draw:layer="layout" svg:width="0.408cm" svg:height="0.276cm" svg:x="5.292cm" svg:y="5.466cm">
          <draw:text-box>
            <text:p text:style-name="P1"><text:span text:style-name="T13">330</text:span></text:p>
          </draw:text-box>
        </draw:frame>
        <draw:frame draw:style-name="gr1" draw:text-style-name="P2" draw:layer="layout" svg:width="0.422cm" svg:height="0.475cm" svg:x="5.704cm" svg:y="5.44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52cm" svg:height="0.475cm" svg:x="2.2cm" svg:y="6.362cm">
          <draw:text-box>
            <text:p text:style-name="P1"><text:span text:style-name="T7">774. </text:span><text:span text:style-name="T4"><text:s/>In his speech Mr Blair did not address the events that had taken place since the </text:span></text:p>
          </draw:text-box>
        </draw:frame>
        <draw:frame draw:style-name="gr1" draw:text-style-name="P2" draw:layer="layout" svg:width="15.72cm" svg:height="0.475cm" svg:x="2.2cm" svg:y="6.926cm">
          <draw:text-box>
            <text:p text:style-name="P1"><text:span text:style-name="T4">declaration “as the House is familiar with them”. He stated that “all members” of the </text:span></text:p>
          </draw:text-box>
        </draw:frame>
        <draw:frame draw:style-name="gr1" draw:text-style-name="P2" draw:layer="layout" svg:width="13.041cm" svg:height="0.475cm" svg:x="2.2cm" svg:y="7.491cm">
          <draw:text-box>
            <text:p text:style-name="P1"><text:span text:style-name="T4">Security Council “accepted” the Iraq declaration was false. He added:</text:span></text:p>
          </draw:text-box>
        </draw:frame>
        <draw:frame draw:style-name="gr1" draw:text-style-name="P2" draw:layer="layout" svg:width="14.468cm" svg:height="0.475cm" svg:x="2.95cm" svg:y="8.405cm">
          <draw:text-box>
            <text:p text:style-name="P1"><text:span text:style-name="T4">“</text:span><text:span text:style-name="T4">That in itself, incidentally, is a material breach. Iraq has taken some steps in </text:span></text:p>
          </draw:text-box>
        </draw:frame>
        <draw:frame draw:style-name="gr1" draw:text-style-name="P2" draw:layer="layout" svg:width="12.224cm" svg:height="0.475cm" svg:x="2.95cm" svg:y="8.97cm">
          <draw:text-box>
            <text:p text:style-name="P1"><text:span text:style-name="T4">co-operation but, no one disputes that it is not fully co-operating.”</text:span></text:p>
          </draw:text-box>
        </draw:frame>
        <draw:frame draw:style-name="gr7" draw:text-style-name="P8" draw:layer="layout" svg:width="0.408cm" svg:height="0.276cm" svg:x="15.116cm" svg:y="8.988cm">
          <draw:text-box>
            <text:p text:style-name="P1"><text:span text:style-name="T13">331</text:span></text:p>
          </draw:text-box>
        </draw:frame>
        <draw:frame draw:style-name="gr1" draw:text-style-name="P2" draw:layer="layout" svg:width="15.834cm" svg:height="0.475cm" svg:x="2.2cm" svg:y="9.884cm">
          <draw:text-box>
            <text:p text:style-name="P1"><text:span text:style-name="T7">775. </text:span><text:span text:style-name="T4"><text:s/>Mr Blair did not address how, in the absence of a consideration in the Security </text:span></text:p>
          </draw:text-box>
        </draw:frame>
        <draw:frame draw:style-name="gr1" draw:text-style-name="P2" draw:layer="layout" svg:width="15.869cm" svg:height="0.475cm" svg:x="2.2cm" svg:y="10.448cm">
          <draw:text-box>
            <text:p text:style-name="P1"><text:span text:style-name="T4">Council, the UK Government had reached the judgement that Iraq had failed to take </text:span></text:p>
          </draw:text-box>
        </draw:frame>
        <draw:frame draw:style-name="gr1" draw:text-style-name="P2" draw:layer="layout" svg:width="3.63cm" svg:height="0.475cm" svg:x="2.2cm" svg:y="11.013cm">
          <draw:text-box>
            <text:p text:style-name="P1"><text:span text:style-name="T4">its final opportunity.</text:span></text:p>
          </draw:text-box>
        </draw:frame>
        <draw:frame draw:style-name="gr1" draw:text-style-name="P2" draw:layer="layout" svg:width="15.834cm" svg:height="0.475cm" svg:x="2.2cm" svg:y="11.927cm">
          <draw:text-box>
            <text:p text:style-name="P1"><text:span text:style-name="T7">776. </text:span><text:span text:style-name="T4"><text:s/>The debate in the House of Commons and the details of Mr Blair’s speech are </text:span></text:p>
          </draw:text-box>
        </draw:frame>
        <draw:frame draw:style-name="gr1" draw:text-style-name="P2" draw:layer="layout" svg:width="4.659cm" svg:height="0.475cm" svg:x="2.2cm" svg:y="12.492cm">
          <draw:text-box>
            <text:p text:style-name="P1"><text:span text:style-name="T4">described in Section 3.8.</text:span></text:p>
          </draw:text-box>
        </draw:frame>
        <draw:frame draw:style-name="gr6" draw:text-style-name="P7" draw:layer="layout" svg:width="14.057cm" svg:height="0.556cm" svg:x="2.2cm" svg:y="13.613cm">
          <draw:text-box>
            <text:p text:style-name="P1"><text:span text:style-name="T9">Mr Blair’s conversation with President Bush, 15 March 2003</text:span></text:p>
          </draw:text-box>
        </draw:frame>
        <draw:frame draw:style-name="gr1" draw:text-style-name="P2" draw:layer="layout" svg:width="16.182cm" svg:height="0.475cm" svg:x="2.2cm" svg:y="14.441cm">
          <draw:text-box>
            <text:p text:style-name="P1"><text:span text:style-name="T7">777. </text:span><text:span text:style-name="T12"><text:s/>In his discussion with President Bush on 15 March, Mr Blair proposed that </text:span></text:p>
          </draw:text-box>
        </draw:frame>
        <draw:frame draw:style-name="gr1" draw:text-style-name="P2" draw:layer="layout" svg:width="15.356cm" svg:height="0.475cm" svg:x="2.2cm" svg:y="15.006cm">
          <draw:text-box>
            <text:p text:style-name="P1"><text:span text:style-name="T12">the main message from the Azores Summit should be that this was the final </text:span></text:p>
          </draw:text-box>
        </draw:frame>
        <draw:frame draw:style-name="gr1" draw:text-style-name="P2" draw:layer="layout" svg:width="15.234cm" svg:height="0.475cm" svg:x="2.2cm" svg:y="15.57cm">
          <draw:text-box>
            <text:p text:style-name="P1"><text:span text:style-name="T12">chance for Saddam Hussein to demonstrate that he had taken the strategic </text:span></text:p>
          </draw:text-box>
        </draw:frame>
        <draw:frame draw:style-name="gr1" draw:text-style-name="P2" draw:layer="layout" svg:width="16.084cm" svg:height="0.475cm" svg:x="2.2cm" svg:y="16.135cm">
          <draw:text-box>
            <text:p text:style-name="P1"><text:span text:style-name="T12">decision to avert war; and that members of the Security Council should be able </text:span></text:p>
          </draw:text-box>
        </draw:frame>
        <draw:frame draw:style-name="gr1" draw:text-style-name="P2" draw:layer="layout" svg:width="15.335cm" svg:height="0.475cm" svg:x="2.2cm" svg:y="16.699cm">
          <draw:text-box>
            <text:p text:style-name="P1"><text:span text:style-name="T12">to sanction the use of force as Iraq was in material breach of its obligations.</text:span></text:p>
          </draw:text-box>
        </draw:frame>
        <draw:frame draw:style-name="gr1" draw:text-style-name="P2" draw:layer="layout" svg:width="15.407cm" svg:height="0.475cm" svg:x="2.2cm" svg:y="17.613cm">
          <draw:text-box>
            <text:p text:style-name="P1"><text:span text:style-name="T7">778. </text:span><text:span text:style-name="T4"><text:s/>When Mr Blair spoke to President Bush on 15 March, he said that the “main </text:span></text:p>
          </draw:text-box>
        </draw:frame>
        <draw:frame draw:style-name="gr1" draw:text-style-name="P2" draw:layer="layout" svg:width="16.131cm" svg:height="0.475cm" svg:x="2.2cm" svg:y="18.178cm">
          <draw:text-box>
            <text:p text:style-name="P1"><text:span text:style-name="T4">message” for the Azores Summit “should be that this was a final chance for the UN to </text:span></text:p>
          </draw:text-box>
        </draw:frame>
        <draw:frame draw:style-name="gr1" draw:text-style-name="P2" draw:layer="layout" svg:width="15.818cm" svg:height="0.475cm" svg:x="2.2cm" svg:y="18.742cm">
          <draw:text-box>
            <text:p text:style-name="P1"><text:span text:style-name="T4">deliver, and that countries should be able to sanction the use of force as Iraq was in </text:span></text:p>
          </draw:text-box>
        </draw:frame>
        <draw:frame draw:style-name="gr1" draw:text-style-name="P2" draw:layer="layout" svg:width="3.185cm" svg:height="0.475cm" svg:x="2.2cm" svg:y="19.307cm">
          <draw:text-box>
            <text:p text:style-name="P1"><text:span text:style-name="T4">material breach”.</text:span></text:p>
          </draw:text-box>
        </draw:frame>
        <draw:frame draw:style-name="gr7" draw:text-style-name="P8" draw:layer="layout" svg:width="0.408cm" svg:height="0.276cm" svg:x="5.376cm" svg:y="19.326cm">
          <draw:text-box>
            <text:p text:style-name="P1"><text:span text:style-name="T13">332</text:span></text:p>
          </draw:text-box>
        </draw:frame>
        <draw:frame draw:style-name="gr1" draw:text-style-name="P2" draw:layer="layout" svg:width="0.422cm" svg:height="0.475cm" svg:x="5.788cm" svg:y="19.3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31cm" svg:height="0.475cm" svg:x="2.2cm" svg:y="20.221cm">
          <draw:text-box>
            <text:p text:style-name="P1"><text:span text:style-name="T7">779. </text:span><text:span text:style-name="T4"><text:s/>Mr Blair spoke to Mrs Margaret Beckett, Secretary of State for the Environment, </text:span></text:p>
          </draw:text-box>
        </draw:frame>
        <draw:frame draw:style-name="gr1" draw:text-style-name="P2" draw:layer="layout" svg:width="15.534cm" svg:height="0.475cm" svg:x="2.2cm" svg:y="20.786cm">
          <draw:text-box>
            <text:p text:style-name="P1"><text:span text:style-name="T4">Food and Rural Affairs, before her appearance on the </text:span><text:span text:style-name="T5">BBC</text:span><text:span text:style-name="T4">’s </text:span><text:span text:style-name="T5">The World at One </text:span><text:span text:style-name="T4">on </text:span></text:p>
          </draw:text-box>
        </draw:frame>
        <draw:frame draw:style-name="gr1" draw:text-style-name="P2" draw:layer="layout" svg:width="1.89cm" svg:height="0.475cm" svg:x="2.2cm" svg:y="21.35cm">
          <draw:text-box>
            <text:p text:style-name="P1"><text:span text:style-name="T4">16 March.</text:span></text:p>
          </draw:text-box>
        </draw:frame>
        <draw:frame draw:style-name="gr7" draw:text-style-name="P8" draw:layer="layout" svg:width="0.408cm" svg:height="0.276cm" svg:x="4.082cm" svg:y="21.369cm">
          <draw:text-box>
            <text:p text:style-name="P1"><text:span text:style-name="T13">333</text:span></text:p>
          </draw:text-box>
        </draw:frame>
        <draw:frame draw:style-name="gr1" draw:text-style-name="P2" draw:layer="layout" svg:width="16.69cm" svg:height="0.475cm" svg:x="2.2cm" svg:y="22.265cm">
          <draw:text-box>
            <text:p text:style-name="P1"><text:span text:style-name="T7">780. </text:span><text:span text:style-name="T4"><text:s/>Asked why he was not putting the second resolution to the vote, Mr Blair explained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6.19cm" svg:height="0.475cm" svg:x="2.2cm" svg:y="22.829cm">
          <draw:text-box>
            <text:p text:style-name="P1"><text:span text:style-name="T4">that losing a vote “… might cause legal difficulties”. Mr Annan was “very keen to avoid 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4">330 </text:span></text:p>
          </draw:text-box>
        </draw:frame>
        <draw:frame draw:style-name="gr4" draw:text-style-name="P5" draw:layer="layout" svg:width="10.163cm" svg:height="0.395cm" svg:x="2.6cm" svg:y="25.087cm">
          <draw:text-box>
            <text:p text:style-name="P1"><text:span text:style-name="T11">House of Commons, </text:span><text:span text:style-name="T19">Official Report</text:span><text:span text:style-name="T11">, 18 March 2003, column 760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331 </text:span></text:p>
          </draw:text-box>
        </draw:frame>
        <draw:frame draw:style-name="gr4" draw:text-style-name="P5" draw:layer="layout" svg:width="10.163cm" svg:height="0.395cm" svg:x="2.6cm" svg:y="25.511cm">
          <draw:text-box>
            <text:p text:style-name="P1"><text:span text:style-name="T11">House of Commons, </text:span><text:span text:style-name="T19">Official Report</text:span><text:span text:style-name="T11">, 18 March 2003, column 762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332 </text:span></text:p>
          </draw:text-box>
        </draw:frame>
        <draw:frame draw:style-name="gr4" draw:text-style-name="P5" draw:layer="layout" svg:width="14.696cm" svg:height="0.395cm" svg:x="2.6cm" svg:y="25.934cm">
          <draw:text-box>
            <text:p text:style-name="P1"><text:span text:style-name="T11">Letter Rycroft to McDonald, 15 March 2003, ‘Iraq and Middle East: Prime Minister’s Telephone </text:span></text:p>
          </draw:text-box>
        </draw:frame>
        <draw:frame draw:style-name="gr4" draw:text-style-name="P5" draw:layer="layout" svg:width="7.199cm" svg:height="0.395cm" svg:x="2.2cm" svg:y="26.357cm">
          <draw:text-box>
            <text:p text:style-name="P1"><text:span text:style-name="T11">Conversation with President Bush, 15 March’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333 </text:span></text:p>
          </draw:text-box>
        </draw:frame>
        <draw:frame draw:style-name="gr4" draw:text-style-name="P5" draw:layer="layout" svg:width="11.288cm" svg:height="0.395cm" svg:x="2.6cm" svg:y="26.781cm">
          <draw:text-box>
            <text:p text:style-name="P1"><text:span text:style-name="T11">Minute No.10 [junior official] to Matthews, 17 March 2003, ‘Note for File’. </text:span></text:p>
          </draw:text-box>
        </draw:frame>
      </draw:page>
      <draw:page draw:name="page14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0</text:span></text:p>
          </draw:text-box>
        </draw:frame>
        <draw:frame draw:style-name="gr1" draw:text-style-name="P2" draw:layer="layout" svg:width="16.559cm" svg:height="0.475cm" svg:x="2.2cm" svg:y="2.525cm">
          <draw:text-box>
            <text:p text:style-name="P1"><text:span text:style-name="T4">that outcome since he believed it would make it harder for the UN to move forward after </text:span></text:p>
          </draw:text-box>
        </draw:frame>
        <draw:frame draw:style-name="gr1" draw:text-style-name="P2" draw:layer="layout" svg:width="2.411cm" svg:height="0.475cm" svg:x="2.2cm" svg:y="3.09cm">
          <draw:text-box>
            <text:p text:style-name="P1"><text:span text:style-name="T4">the conflict”. </text:span></text:p>
          </draw:text-box>
        </draw:frame>
        <draw:frame draw:style-name="gr1" draw:text-style-name="P2" draw:layer="layout" svg:width="16.639cm" svg:height="0.475cm" svg:x="2.2cm" svg:y="4.004cm">
          <draw:text-box>
            <text:p text:style-name="P1"><text:span text:style-name="T7">781. </text:span><text:span text:style-name="T4"><text:s/>Mr Blair told Mrs Beckett that Lord Goldsmith would make it clear that “existing UN </text:span></text:p>
          </draw:text-box>
        </draw:frame>
        <draw:frame draw:style-name="gr1" draw:text-style-name="P2" draw:layer="layout" svg:width="16.385cm" svg:height="0.475cm" svg:x="2.2cm" svg:y="4.568cm">
          <draw:text-box>
            <text:p text:style-name="P1"><text:span text:style-name="T4">resolutions provided a legal base for military action”, in Cabinet, “which would probably </text:span></text:p>
          </draw:text-box>
        </draw:frame>
        <draw:frame draw:style-name="gr1" draw:text-style-name="P2" draw:layer="layout" svg:width="4.875cm" svg:height="0.475cm" svg:x="2.2cm" svg:y="5.133cm">
          <draw:text-box>
            <text:p text:style-name="P1"><text:span text:style-name="T4">be on Monday afternoon”.</text:span></text:p>
          </draw:text-box>
        </draw:frame>
        <draw:frame draw:style-name="gr3" draw:text-style-name="P4" draw:layer="layout" svg:width="12.469cm" svg:height="0.628cm" svg:x="2.2cm" svg:y="6.161cm">
          <draw:text-box>
            <text:p text:style-name="P1"><text:span text:style-name="T3">The presentation of the Government’s position</text:span></text:p>
          </draw:text-box>
        </draw:frame>
        <draw:frame draw:style-name="gr6" draw:text-style-name="P7" draw:layer="layout" svg:width="16.135cm" svg:height="0.556cm" svg:x="2.2cm" svg:y="7.26cm">
          <draw:text-box>
            <text:p text:style-name="P1"><text:span text:style-name="T9">FCO paper, ‘Iraqi Non-Compliance with UNSCR 1441’, 15 March 2003</text:span></text:p>
          </draw:text-box>
        </draw:frame>
        <draw:frame draw:style-name="gr1" draw:text-style-name="P2" draw:layer="layout" svg:width="16.762cm" svg:height="0.475cm" svg:x="2.2cm" svg:y="8.088cm">
          <draw:text-box>
            <text:p text:style-name="P1"><text:span text:style-name="T7">782. </text:span><text:span text:style-name="T12"><text:s/>The FCO finalised a paper providing examples of Iraq’s failure to comply with </text:span></text:p>
          </draw:text-box>
        </draw:frame>
        <draw:frame draw:style-name="gr1" draw:text-style-name="P2" draw:layer="layout" svg:width="9.459cm" svg:height="0.475cm" svg:x="2.2cm" svg:y="8.652cm">
          <draw:text-box>
            <text:p text:style-name="P1"><text:span text:style-name="T12">the obligations in resolution 1441 on 15 March.</text:span></text:p>
          </draw:text-box>
        </draw:frame>
        <draw:frame draw:style-name="gr1" draw:text-style-name="P2" draw:layer="layout" svg:width="16.008cm" svg:height="0.475cm" svg:x="2.2cm" svg:y="9.567cm">
          <draw:text-box>
            <text:p text:style-name="P1"><text:span text:style-name="T7">783. </text:span><text:span text:style-name="T4"><text:s/>The FCO paper, produced by officials in the FCO but drawn largely from official </text:span></text:p>
          </draw:text-box>
        </draw:frame>
        <draw:frame draw:style-name="gr1" draw:text-style-name="P2" draw:layer="layout" svg:width="16.622cm" svg:height="0.475cm" svg:x="2.2cm" svg:y="10.131cm">
          <draw:text-box>
            <text:p text:style-name="P1"><text:span text:style-name="T4">reports and statements by UN inspectors, examined the extent of Iraq’s non-compliance </text:span></text:p>
          </draw:text-box>
        </draw:frame>
        <draw:frame draw:style-name="gr1" draw:text-style-name="P2" draw:layer="layout" svg:width="14.319cm" svg:height="0.475cm" svg:x="2.2cm" svg:y="10.696cm">
          <draw:text-box>
            <text:p text:style-name="P1"><text:span text:style-name="T4">with the obligations placed upon it by the United Nations Security Council in </text:span></text:p>
          </draw:text-box>
        </draw:frame>
        <draw:frame draw:style-name="gr1" draw:text-style-name="P2" draw:layer="layout" svg:width="3.029cm" svg:height="0.475cm" svg:x="2.2cm" svg:y="11.26cm">
          <draw:text-box>
            <text:p text:style-name="P1"><text:span text:style-name="T4">resolution 1441.</text:span></text:p>
          </draw:text-box>
        </draw:frame>
        <draw:frame draw:style-name="gr7" draw:text-style-name="P8" draw:layer="layout" svg:width="0.408cm" svg:height="0.276cm" svg:x="5.213cm" svg:y="11.279cm">
          <draw:text-box>
            <text:p text:style-name="P1"><text:span text:style-name="T13">334</text:span></text:p>
          </draw:text-box>
        </draw:frame>
        <draw:frame draw:style-name="gr1" draw:text-style-name="P2" draw:layer="layout" svg:width="0.422cm" svg:height="0.475cm" svg:x="5.624cm" svg:y="11.2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954cm" svg:height="0.475cm" svg:x="2.2cm" svg:y="12.175cm">
          <draw:text-box>
            <text:p text:style-name="P1"><text:span text:style-name="T7">784. </text:span><text:span text:style-name="T4"><text:s/>In a note of a conversation on 14 March with Ms Kara Owen, an official in </text:span></text:p>
          </draw:text-box>
        </draw:frame>
        <draw:frame draw:style-name="gr1" draw:text-style-name="P2" draw:layer="layout" svg:width="16.364cm" svg:height="0.475cm" svg:x="2.2cm" svg:y="12.739cm">
          <draw:text-box>
            <text:p text:style-name="P1"><text:span text:style-name="T4">Mr Straw’s Private Office, Mr Brummell recorded that he had made the following points </text:span></text:p>
          </draw:text-box>
        </draw:frame>
        <draw:frame draw:style-name="gr1" draw:text-style-name="P2" draw:layer="layout" svg:width="12.99cm" svg:height="0.475cm" svg:x="2.2cm" svg:y="13.303cm">
          <draw:text-box>
            <text:p text:style-name="P1"><text:span text:style-name="T4">on Lord Goldsmith’s behalf regarding the FCO paper being prepared:</text:span></text:p>
          </draw:text-box>
        </draw:frame>
        <draw:frame draw:style-name="gr2" draw:text-style-name="P3" draw:layer="layout" svg:width="0.634cm" svg:height="0.712cm" svg:x="2.95cm" svg:y="14.0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3cm" svg:height="0.475cm" svg:x="3.7cm" svg:y="14.218cm">
          <draw:text-box>
            <text:p text:style-name="P1"><text:span text:style-name="T4">“</text:span><text:span text:style-name="T4">Demonstration of breaches of UNSCR 1441 are critical to our legal case. </text:span></text:p>
          </draw:text-box>
        </draw:frame>
        <draw:frame draw:style-name="gr1" draw:text-style-name="P2" draw:layer="layout" svg:width="14.412cm" svg:height="0.475cm" svg:x="3.7cm" svg:y="14.782cm">
          <draw:text-box>
            <text:p text:style-name="P1"><text:span text:style-name="T4">Therefore we must be scrupulously careful to ensure that the best examples </text:span></text:p>
          </draw:text-box>
        </draw:frame>
        <draw:frame draw:style-name="gr1" draw:text-style-name="P2" draw:layer="layout" svg:width="6.543cm" svg:height="0.475cm" svg:x="3.7cm" svg:y="15.347cm">
          <draw:text-box>
            <text:p text:style-name="P1"><text:span text:style-name="T4">of non-compliance are referred to.”</text:span></text:p>
          </draw:text-box>
        </draw:frame>
        <draw:frame draw:style-name="gr2" draw:text-style-name="P3" draw:layer="layout" svg:width="0.634cm" svg:height="0.712cm" svg:x="2.95cm" svg:y="15.8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596cm" svg:height="0.475cm" svg:x="3.7cm" svg:y="16.011cm">
          <draw:text-box>
            <text:p text:style-name="P1"><text:span text:style-name="T4">“</text:span><text:span text:style-name="T4">It would be distinctly unhelpful to our legal case if the examples of </text:span></text:p>
          </draw:text-box>
        </draw:frame>
        <draw:frame draw:style-name="gr1" draw:text-style-name="P2" draw:layer="layout" svg:width="14.81cm" svg:height="0.475cm" svg:x="3.7cm" svg:y="16.576cm">
          <draw:text-box>
            <text:p text:style-name="P1"><text:span text:style-name="T4">non-compliance … were weak or inadequate; and it would be difficult – indeed </text:span></text:p>
          </draw:text-box>
        </draw:frame>
        <draw:frame draw:style-name="gr1" draw:text-style-name="P2" draw:layer="layout" svg:width="14.751cm" svg:height="0.475cm" svg:x="3.7cm" svg:y="17.14cm">
          <draw:text-box>
            <text:p text:style-name="P1"><text:span text:style-name="T4">it would be too late – to seek to add further (better) examples ‘after the event’.”</text:span></text:p>
          </draw:text-box>
        </draw:frame>
        <draw:frame draw:style-name="gr2" draw:text-style-name="P3" draw:layer="layout" svg:width="0.634cm" svg:height="0.712cm" svg:x="2.95cm" svg:y="17.6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73cm" svg:height="0.475cm" svg:x="3.7cm" svg:y="17.805cm">
          <draw:text-box>
            <text:p text:style-name="P1"><text:span text:style-name="T4">The FCO needed to check the document they were preparing “very carefully” </text:span></text:p>
          </draw:text-box>
        </draw:frame>
        <draw:frame draw:style-name="gr1" draw:text-style-name="P2" draw:layer="layout" svg:width="7.161cm" svg:height="0.475cm" svg:x="3.7cm" svg:y="18.369cm">
          <draw:text-box>
            <text:p text:style-name="P1"><text:span text:style-name="T4">and subject it to “the tightest scrutiny”.</text:span></text:p>
          </draw:text-box>
        </draw:frame>
        <draw:frame draw:style-name="gr2" draw:text-style-name="P3" draw:layer="layout" svg:width="0.634cm" svg:height="0.712cm" svg:x="2.95cm" svg:y="18.8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88cm" svg:height="0.475cm" svg:x="3.7cm" svg:y="19.033cm">
          <draw:text-box>
            <text:p text:style-name="P1"><text:span text:style-name="T4">The document should include “a caveat … acknowledging that the examples </text:span></text:p>
          </draw:text-box>
        </draw:frame>
        <draw:frame draw:style-name="gr1" draw:text-style-name="P2" draw:layer="layout" svg:width="10.886cm" svg:height="0.475cm" svg:x="3.7cm" svg:y="19.598cm">
          <draw:text-box>
            <text:p text:style-name="P1"><text:span text:style-name="T4">of non-compliance … were not exhaustive but illustrative”.</text:span></text:p>
          </draw:text-box>
        </draw:frame>
        <draw:frame draw:style-name="gr2" draw:text-style-name="P3" draw:layer="layout" svg:width="0.634cm" svg:height="0.712cm" svg:x="2.95cm" svg:y="20.10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437cm" svg:height="0.475cm" svg:x="3.7cm" svg:y="20.262cm">
          <draw:text-box>
            <text:p text:style-name="P1"><text:span text:style-name="T4">The submission to Mr Straw should reflect those points.</text:span></text:p>
          </draw:text-box>
        </draw:frame>
        <draw:frame draw:style-name="gr7" draw:text-style-name="P8" draw:layer="layout" svg:width="0.408cm" svg:height="0.276cm" svg:x="14.1cm" svg:y="20.281cm">
          <draw:text-box>
            <text:p text:style-name="P1"><text:span text:style-name="T13">335</text:span></text:p>
          </draw:text-box>
        </draw:frame>
        <draw:frame draw:style-name="gr1" draw:text-style-name="P2" draw:layer="layout" svg:width="0.422cm" svg:height="0.475cm" svg:x="14.512cm" svg:y="20.2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022cm" svg:height="0.475cm" svg:x="2.2cm" svg:y="21.177cm">
          <draw:text-box>
            <text:p text:style-name="P1"><text:span text:style-name="T7">785. </text:span><text:span text:style-name="T4"><text:s/>Mr Brummell’s record of his conversation with Ms Owen on 14 March also </text:span></text:p>
          </draw:text-box>
        </draw:frame>
        <draw:frame draw:style-name="gr1" draw:text-style-name="P2" draw:layer="layout" svg:width="15.873cm" svg:height="0.475cm" svg:x="2.2cm" svg:y="21.741cm">
          <draw:text-box>
            <text:p text:style-name="P1"><text:span text:style-name="T4">stated that he had been informed that the FCO paper would be sent out with a letter </text:span></text:p>
          </draw:text-box>
        </draw:frame>
        <draw:frame draw:style-name="gr1" draw:text-style-name="P2" draw:layer="layout" svg:width="15.691cm" svg:height="0.475cm" svg:x="2.2cm" svg:y="22.306cm">
          <draw:text-box>
            <text:p text:style-name="P1"><text:span text:style-name="T4">from Mr Blair to Ministerial colleagues on 17 March, “after Cabinet”. Mr Blair’s letter </text:span></text:p>
          </draw:text-box>
        </draw:frame>
        <draw:frame draw:style-name="gr1" draw:text-style-name="P2" draw:layer="layout" svg:width="15.847cm" svg:height="0.475cm" svg:x="2.2cm" svg:y="22.87cm">
          <draw:text-box>
            <text:p text:style-name="P1"><text:span text:style-name="T4">would also contain a “one page” summary of the legal position, which was “news” to </text:span></text:p>
          </draw:text-box>
        </draw:frame>
        <draw:frame draw:style-name="gr1" draw:text-style-name="P2" draw:layer="layout" svg:width="16.114cm" svg:height="0.475cm" svg:x="2.2cm" svg:y="23.435cm">
          <draw:text-box>
            <text:p text:style-name="P1"><text:span text:style-name="T4">Mr Brummell. A subsequent conversation with Mr Rycroft had “confirmed that it would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1.496cm" svg:height="0.475cm" svg:x="2.2cm" svg:y="23.999cm">
          <draw:text-box>
            <text:p text:style-name="P1"><text:span text:style-name="T4">be helpful if” Lord Goldsmith’s staff would draft that summary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334 </text:span></text:p>
          </draw:text-box>
        </draw:frame>
        <draw:line draw:style-name="gr9" draw:text-style-name="P9" draw:layer="layout" svg:x1="2.6cm" svg:y1="26.714cm" svg:x2="17.594cm" svg:y2="26.714cm">
          <text:p/>
        </draw:line>
        <draw:line draw:style-name="gr9" draw:text-style-name="P9" draw:layer="layout" svg:x1="2.199cm" svg:y1="27.137cm" svg:x2="6.945cm" svg:y2="27.137cm">
          <text:p/>
        </draw:line>
        <draw:frame draw:style-name="gr4" draw:text-style-name="P5" draw:layer="layout" svg:width="11.191cm" svg:height="0.395cm" svg:x="2.6cm" svg:y="25.934cm">
          <draw:text-box>
            <text:p text:style-name="P1"><text:span text:style-name="T11">Paper FCO, 15 March 2003, ‘Iraqi Non-Compliance with UNSCR 1441’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335 </text:span></text:p>
          </draw:text-box>
        </draw:frame>
        <draw:frame draw:style-name="gr4" draw:text-style-name="P5" draw:layer="layout" svg:width="14.895cm" svg:height="0.395cm" svg:x="2.6cm" svg:y="26.357cm">
          <draw:text-box>
            <text:p text:style-name="P1"><text:span text:style-name="T6">Minute Brummell, 14 March 2003, ‘Iraqi Non-Compliance with UNSCR 1441: Note of Telephone </text:span></text:p>
          </draw:text-box>
        </draw:frame>
        <draw:frame draw:style-name="gr4" draw:text-style-name="P5" draw:layer="layout" svg:width="4.917cm" svg:height="0.395cm" svg:x="2.2cm" svg:y="26.781cm">
          <draw:text-box>
            <text:p text:style-name="P1"><text:span text:style-name="T6">Conversation with Kara Owen’</text:span><text:span text:style-name="T11">. </text:span></text:p>
          </draw:text-box>
        </draw:frame>
      </draw:page>
      <draw:page draw:name="page141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1</text:span></text:p>
          </draw:text-box>
        </draw:frame>
        <draw:frame draw:style-name="gr1" draw:text-style-name="P2" draw:layer="layout" svg:width="15.449cm" svg:height="0.475cm" svg:x="2.2cm" svg:y="2.525cm">
          <draw:text-box>
            <text:p text:style-name="P1"><text:span text:style-name="T7">786. </text:span><text:span text:style-name="T4"><text:s/>The FCO paper, ‘Iraqi Non-Compliance with UNSCR 1441’, was finalised on </text:span></text:p>
          </draw:text-box>
        </draw:frame>
        <draw:frame draw:style-name="gr1" draw:text-style-name="P2" draw:layer="layout" svg:width="10.471cm" svg:height="0.475cm" svg:x="2.2cm" svg:y="3.09cm">
          <draw:text-box>
            <text:p text:style-name="P1"><text:span text:style-name="T4">15 March and published on 17 March (see Section 3.8).</text:span></text:p>
          </draw:text-box>
        </draw:frame>
        <draw:frame draw:style-name="gr7" draw:text-style-name="P8" draw:layer="layout" svg:width="0.408cm" svg:height="0.276cm" svg:x="12.625cm" svg:y="3.108cm">
          <draw:text-box>
            <text:p text:style-name="P1"><text:span text:style-name="T13">336</text:span></text:p>
          </draw:text-box>
        </draw:frame>
        <draw:frame draw:style-name="gr1" draw:text-style-name="P2" draw:layer="layout" svg:width="0.422cm" svg:height="0.475cm" svg:x="13.037cm" svg:y="3.09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15.394cm" svg:height="0.556cm" svg:x="2.2cm" svg:y="4.211cm">
          <draw:text-box>
            <text:p text:style-name="P1"><text:span text:style-name="T9">Sir Jeremy Greenstock’s discussions in New York, 16 March 2003</text:span></text:p>
          </draw:text-box>
        </draw:frame>
        <draw:frame draw:style-name="gr1" draw:text-style-name="P2" draw:layer="layout" svg:width="15.356cm" svg:height="0.475cm" svg:x="2.2cm" svg:y="5.039cm">
          <draw:text-box>
            <text:p text:style-name="P1"><text:span text:style-name="T7">787. </text:span><text:span text:style-name="T12"><text:s/>Sir Jeremy Greenstock consulted colleagues in New York on 16 March </text:span></text:p>
          </draw:text-box>
        </draw:frame>
        <draw:frame draw:style-name="gr1" draw:text-style-name="P2" draw:layer="layout" svg:width="14.146cm" svg:height="0.475cm" svg:x="2.2cm" svg:y="5.603cm">
          <draw:text-box>
            <text:p text:style-name="P1"><text:span text:style-name="T12">to consider whether the Security Council could agree an ultimatum to </text:span></text:p>
          </draw:text-box>
        </draw:frame>
        <draw:frame draw:style-name="gr1" draw:text-style-name="P2" draw:layer="layout" svg:width="3.541cm" svg:height="0.475cm" svg:x="2.2cm" svg:y="6.168cm">
          <draw:text-box>
            <text:p text:style-name="P1"><text:span text:style-name="T12">Saddam Hussein.</text:span></text:p>
          </draw:text-box>
        </draw:frame>
        <draw:frame draw:style-name="gr1" draw:text-style-name="P2" draw:layer="layout" svg:width="16.452cm" svg:height="0.475cm" svg:x="2.2cm" svg:y="7.082cm">
          <draw:text-box>
            <text:p text:style-name="P1"><text:span text:style-name="T7">788. </text:span><text:span text:style-name="T12"><text:s/>Sir Jeremy reported that he had agreed with his US and Spanish colleagues </text:span></text:p>
          </draw:text-box>
        </draw:frame>
        <draw:frame draw:style-name="gr1" draw:text-style-name="P2" draw:layer="layout" svg:width="16.025cm" svg:height="0.475cm" svg:x="2.2cm" svg:y="7.647cm">
          <draw:text-box>
            <text:p text:style-name="P1"><text:span text:style-name="T12">to tell the press during the following “late morning” that there was no prospect </text:span></text:p>
          </draw:text-box>
        </draw:frame>
        <draw:frame draw:style-name="gr1" draw:text-style-name="P2" draw:layer="layout" svg:width="11.098cm" svg:height="0.475cm" svg:x="2.2cm" svg:y="8.211cm">
          <draw:text-box>
            <text:p text:style-name="P1"><text:span text:style-name="T12">of putting the resolution to a vote, and blaming France.</text:span></text:p>
          </draw:text-box>
        </draw:frame>
        <draw:frame draw:style-name="gr1" draw:text-style-name="P2" draw:layer="layout" svg:width="15.792cm" svg:height="0.475cm" svg:x="2.2cm" svg:y="9.126cm">
          <draw:text-box>
            <text:p text:style-name="P1"><text:span text:style-name="T7">789. </text:span><text:span text:style-name="T4"><text:s/>After the Azores Summit on 16 March, Sir David Manning spoke to Sir Jeremy </text:span></text:p>
          </draw:text-box>
        </draw:frame>
        <draw:frame draw:style-name="gr1" draw:text-style-name="P2" draw:layer="layout" svg:width="15.03cm" svg:height="0.475cm" svg:x="2.2cm" svg:y="9.69cm">
          <draw:text-box>
            <text:p text:style-name="P1"><text:span text:style-name="T4">Greenstock to ask him to phone his Security Council colleagues that evening to </text:span></text:p>
          </draw:text-box>
        </draw:frame>
        <draw:frame draw:style-name="gr1" draw:text-style-name="P2" draw:layer="layout" svg:width="16.152cm" svg:height="0.475cm" svg:x="2.2cm" svg:y="10.255cm">
          <draw:text-box>
            <text:p text:style-name="P1"><text:span text:style-name="T4">establish whether there had been any change in their positions on the draft resolution.</text:span></text:p>
          </draw:text-box>
        </draw:frame>
        <draw:frame draw:style-name="gr7" draw:text-style-name="P8" draw:layer="layout" svg:width="0.408cm" svg:height="0.276cm" svg:x="18.274cm" svg:y="10.273cm">
          <draw:text-box>
            <text:p text:style-name="P1"><text:span text:style-name="T13">337</text:span></text:p>
          </draw:text-box>
        </draw:frame>
        <draw:frame draw:style-name="gr1" draw:text-style-name="P2" draw:layer="layout" svg:width="16.334cm" svg:height="0.475cm" svg:x="2.2cm" svg:y="11.169cm">
          <draw:text-box>
            <text:p text:style-name="P1"><text:span text:style-name="T7">790. </text:span><text:span text:style-name="T4"><text:s/>Reporting developments in New York on 16 March, Sir Jeremy Greenstock wrote </text:span></text:p>
          </draw:text-box>
        </draw:frame>
        <draw:frame draw:style-name="gr1" draw:text-style-name="P2" draw:layer="layout" svg:width="15.983cm" svg:height="0.475cm" svg:x="2.2cm" svg:y="11.733cm">
          <draw:text-box>
            <text:p text:style-name="P1"><text:span text:style-name="T4">that, following the conclusion of the Azores Summit, the UK Mission in New York had </text:span></text:p>
          </draw:text-box>
        </draw:frame>
        <draw:frame draw:style-name="gr1" draw:text-style-name="P2" draw:layer="layout" svg:width="12.097cm" svg:height="0.475cm" svg:x="2.2cm" svg:y="12.298cm">
          <draw:text-box>
            <text:p text:style-name="P1"><text:span text:style-name="T4">spoken to all Security Council colleagues with the message that:</text:span></text:p>
          </draw:text-box>
        </draw:frame>
        <draw:frame draw:style-name="gr1" draw:text-style-name="P2" draw:layer="layout" svg:width="15.45cm" svg:height="0.475cm" svg:x="2.95cm" svg:y="13.212cm">
          <draw:text-box>
            <text:p text:style-name="P1"><text:span text:style-name="T4">“… </text:span><text:span text:style-name="T4">there was now a short time left to consider whether the Council could agree at </text:span></text:p>
          </draw:text-box>
        </draw:frame>
        <draw:frame draw:style-name="gr1" draw:text-style-name="P2" draw:layer="layout" svg:width="15.377cm" svg:height="0.475cm" svg:x="2.95cm" svg:y="13.777cm">
          <draw:text-box>
            <text:p text:style-name="P1"><text:span text:style-name="T4">last on an ultimatum to Saddam which, if he did not fulfil it, would result in serious </text:span></text:p>
          </draw:text-box>
        </draw:frame>
        <draw:frame draw:style-name="gr1" draw:text-style-name="P2" draw:layer="layout" svg:width="15.814cm" svg:height="0.475cm" svg:x="2.95cm" svg:y="14.341cm">
          <draw:text-box>
            <text:p text:style-name="P1"><text:span text:style-name="T4">consequences. If their respective governments were in a position to engage in such </text:span></text:p>
          </draw:text-box>
        </draw:frame>
        <draw:frame draw:style-name="gr1" draw:text-style-name="P2" draw:layer="layout" svg:width="15.809cm" svg:height="0.475cm" svg:x="2.95cm" svg:y="14.906cm">
          <draw:text-box>
            <text:p text:style-name="P1"><text:span text:style-name="T4">a discussion, I would need to hear it as early as possible on 17 March. When asked </text:span></text:p>
          </draw:text-box>
        </draw:frame>
        <draw:frame draw:style-name="gr1" draw:text-style-name="P2" draw:layer="layout" svg:width="15.293cm" svg:height="0.475cm" svg:x="2.95cm" svg:y="15.47cm">
          <draw:text-box>
            <text:p text:style-name="P1"><text:span text:style-name="T4">(as the majority did), I said that I had no (no) instructions as to whether to put the </text:span></text:p>
          </draw:text-box>
        </draw:frame>
        <draw:frame draw:style-name="gr1" draw:text-style-name="P2" draw:layer="layout" svg:width="3.664cm" svg:height="0.475cm" svg:x="2.95cm" svg:y="16.035cm">
          <draw:text-box>
            <text:p text:style-name="P1"><text:span text:style-name="T4">text … to a vote …”</text:span></text:p>
          </draw:text-box>
        </draw:frame>
        <draw:frame draw:style-name="gr7" draw:text-style-name="P8" draw:layer="layout" svg:width="0.408cm" svg:height="0.276cm" svg:x="6.597cm" svg:y="16.053cm">
          <draw:text-box>
            <text:p text:style-name="P1"><text:span text:style-name="T13">338</text:span></text:p>
          </draw:text-box>
        </draw:frame>
        <draw:frame draw:style-name="gr1" draw:text-style-name="P2" draw:layer="layout" svg:width="0.422cm" svg:height="0.475cm" svg:x="7.008cm" svg:y="16.0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42cm" svg:height="0.475cm" svg:x="2.2cm" svg:y="16.949cm">
          <draw:text-box>
            <text:p text:style-name="P1"><text:span text:style-name="T7">791. </text:span><text:span text:style-name="T4"><text:s/>Sir Jeremy commented that the French and Russians did not like the message. </text:span></text:p>
          </draw:text-box>
        </draw:frame>
        <draw:frame draw:style-name="gr1" draw:text-style-name="P2" draw:layer="layout" svg:width="16.766cm" svg:height="0.475cm" svg:x="2.2cm" svg:y="17.513cm">
          <draw:text-box>
            <text:p text:style-name="P1"><text:span text:style-name="T4">Mr Jean-Marc de La Sablière, French Permanent Representative to the UN, had claimed </text:span></text:p>
          </draw:text-box>
        </draw:frame>
        <draw:frame draw:style-name="gr1" draw:text-style-name="P2" draw:layer="layout" svg:width="15.864cm" svg:height="0.475cm" svg:x="2.2cm" svg:y="18.078cm">
          <draw:text-box>
            <text:p text:style-name="P1"><text:span text:style-name="T4">that the French had moved significantly over the last two days as President Chirac’s </text:span></text:p>
          </draw:text-box>
        </draw:frame>
        <draw:frame draw:style-name="gr1" draw:text-style-name="P2" draw:layer="layout" svg:width="14.052cm" svg:height="0.475cm" svg:x="2.2cm" svg:y="18.642cm">
          <draw:text-box>
            <text:p text:style-name="P1"><text:span text:style-name="T4">interview would show. The “undecided 6” were “only slightly more positive”.</text:span></text:p>
          </draw:text-box>
        </draw:frame>
        <draw:frame draw:style-name="gr1" draw:text-style-name="P2" draw:layer="layout" svg:width="16.711cm" svg:height="0.475cm" svg:x="2.2cm" svg:y="19.557cm">
          <draw:text-box>
            <text:p text:style-name="P1"><text:span text:style-name="T7">792. </text:span><text:span text:style-name="T4"><text:s/>Sir Jeremy also reported that he had agreed with his US and Spanish counterparts </text:span></text:p>
          </draw:text-box>
        </draw:frame>
        <draw:frame draw:style-name="gr1" draw:text-style-name="P2" draw:layer="layout" svg:width="15.856cm" svg:height="0.475cm" svg:x="2.2cm" svg:y="20.121cm">
          <draw:text-box>
            <text:p text:style-name="P1"><text:span text:style-name="T4">to tell the press during the “late morning” of 17 March that there was “no prospect of </text:span></text:p>
          </draw:text-box>
        </draw:frame>
        <draw:frame draw:style-name="gr1" draw:text-style-name="P2" draw:layer="layout" svg:width="16.774cm" svg:height="0.475cm" svg:x="2.2cm" svg:y="20.686cm">
          <draw:text-box>
            <text:p text:style-name="P1"><text:span text:style-name="T4">putting our resolution to the vote, casting heavy blame on the French”. The key elements </text:span></text:p>
          </draw:text-box>
        </draw:frame>
        <draw:frame draw:style-name="gr1" draw:text-style-name="P2" draw:layer="layout" svg:width="5.137cm" svg:height="0.475cm" svg:x="2.2cm" svg:y="21.25cm">
          <draw:text-box>
            <text:p text:style-name="P1"><text:span text:style-name="T4">of the statement should be:</text:span></text:p>
          </draw:text-box>
        </draw:frame>
        <draw:frame draw:style-name="gr1" draw:text-style-name="P2" draw:layer="layout" svg:width="0.658cm" svg:height="0.475cm" svg:x="2.8cm" svg:y="22.165cm">
          <draw:text-box>
            <text:p text:style-name="P1"><text:span text:style-name="T4">“</text:span><text:span text:style-name="T4">(a)</text:span></text:p>
          </draw:text-box>
        </draw:frame>
        <draw:frame draw:style-name="gr2" draw:text-style-name="P3" draw:layer="layout" svg:width="0.634cm" svg:height="0.712cm" svg:x="3.458cm" svg:y="22.008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4.522cm" svg:height="0.475cm" svg:x="3.7cm" svg:y="22.165cm">
          <draw:text-box>
            <text:p text:style-name="P1"><text:span text:style-name="T4">the Azores summit had called for a last effort to see if the Council could unite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4.113cm" svg:height="0.475cm" svg:x="3.7cm" svg:y="22.729cm">
          <draw:text-box>
            <text:p text:style-name="P1"><text:span text:style-name="T4">around an ultimatum;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336 </text:span></text:p>
          </draw:text-box>
        </draw:frame>
        <draw:frame draw:style-name="gr4" draw:text-style-name="P5" draw:layer="layout" svg:width="11.165cm" svg:height="0.395cm" svg:x="2.6cm" svg:y="25.934cm">
          <draw:text-box>
            <text:p text:style-name="P1"><text:span text:style-name="T11">Paper FCO, 15 March 2003, ‘Iraqi Non-Compliance with UNSCR 1141’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337 </text:span></text:p>
          </draw:text-box>
        </draw:frame>
        <draw:line draw:style-name="gr9" draw:text-style-name="P9" draw:layer="layout" svg:x1="2.596cm" svg:y1="27.137cm" svg:x2="18.067cm" svg:y2="27.137cm">
          <text:p/>
        </draw:line>
        <draw:frame draw:style-name="gr4" draw:text-style-name="P5" draw:layer="layout" svg:width="14.59cm" svg:height="0.395cm" svg:x="2.6cm" svg:y="26.357cm">
          <draw:text-box>
            <text:p text:style-name="P1"><text:span text:style-name="T11">Letter Manning to McDonald, 16 March 2003, ‘Iraq: Summit Meeting in the Azores: 16 March’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338 </text:span></text:p>
          </draw:text-box>
        </draw:frame>
        <draw:frame draw:style-name="gr4" draw:text-style-name="P5" draw:layer="layout" svg:width="15.577cm" svg:height="0.395cm" svg:x="2.597cm" svg:y="26.781cm">
          <draw:text-box>
            <text:p text:style-name="P1"><text:span text:style-name="T6">Telegram 452 UKMIS New York to FCO London, 17 March 2003, ‘Iraq: Developments on 16 March’</text:span><text:span text:style-name="T11">. </text:span></text:p>
          </draw:text-box>
        </draw:frame>
      </draw:page>
      <draw:page draw:name="page14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2</text:span></text:p>
          </draw:text-box>
        </draw:frame>
        <draw:frame draw:style-name="gr1" draw:text-style-name="P2" draw:layer="layout" svg:width="15.255cm" svg:height="0.475cm" svg:x="2.95cm" svg:y="2.525cm">
          <draw:text-box>
            <text:p text:style-name="P1"><text:span text:style-name="T4">(b) <text:s/>having contacted every member it was clear that Council consensus was not </text:span></text:p>
          </draw:text-box>
        </draw:frame>
        <draw:frame draw:style-name="gr1" draw:text-style-name="P2" draw:layer="layout" svg:width="14.23cm" svg:height="0.475cm" svg:x="3.7cm" svg:y="3.09cm">
          <draw:text-box>
            <text:p text:style-name="P1"><text:span text:style-name="T4">possible within the terms of 1441, given the determination of one country in </text:span></text:p>
          </draw:text-box>
        </draw:frame>
        <draw:frame draw:style-name="gr1" draw:text-style-name="P2" draw:layer="layout" svg:width="6.208cm" svg:height="0.475cm" svg:x="3.7cm" svg:y="3.654cm">
          <draw:text-box>
            <text:p text:style-name="P1"><text:span text:style-name="T4">particular to block any ultimatum;</text:span></text:p>
          </draw:text-box>
        </draw:frame>
        <draw:frame draw:style-name="gr1" draw:text-style-name="P2" draw:layer="layout" svg:width="8.769cm" svg:height="0.475cm" svg:x="2.95cm" svg:y="4.368cm">
          <draw:text-box>
            <text:p text:style-name="P1"><text:span text:style-name="T4">(c) <text:s/>we would therefore not be pursuing a vote;</text:span></text:p>
          </draw:text-box>
        </draw:frame>
        <draw:frame draw:style-name="gr1" draw:text-style-name="P2" draw:layer="layout" svg:width="15.356cm" svg:height="0.475cm" svg:x="2.95cm" svg:y="5.033cm">
          <draw:text-box>
            <text:p text:style-name="P1"><text:span text:style-name="T4">(d) <text:s/>the Azores communiqué had made clear the positions of our governments on </text:span></text:p>
          </draw:text-box>
        </draw:frame>
        <draw:frame draw:style-name="gr1" draw:text-style-name="P2" draw:layer="layout" svg:width="3.257cm" svg:height="0.475cm" svg:x="3.7cm" svg:y="5.597cm">
          <draw:text-box>
            <text:p text:style-name="P1"><text:span text:style-name="T4">the way forward.”</text:span></text:p>
          </draw:text-box>
        </draw:frame>
        <draw:frame draw:style-name="gr1" draw:text-style-name="P2" draw:layer="layout" svg:width="15.894cm" svg:height="0.475cm" svg:x="2.2cm" svg:y="6.512cm">
          <draw:text-box>
            <text:p text:style-name="P1"><text:span text:style-name="T7">793. </text:span><text:span text:style-name="T4"><text:s/>Sir Jeremy had informed Mr Annan and Dr Blix that he would be receiving final </text:span></text:p>
          </draw:text-box>
        </draw:frame>
        <draw:frame draw:style-name="gr1" draw:text-style-name="P2" draw:layer="layout" svg:width="15.695cm" svg:height="0.475cm" svg:x="2.2cm" svg:y="7.076cm">
          <draw:text-box>
            <text:p text:style-name="P1"><text:span text:style-name="T4">instructions “eg on whether to stop pursuing the resolution on the morning [Eastern </text:span></text:p>
          </draw:text-box>
        </draw:frame>
        <draw:frame draw:style-name="gr1" draw:text-style-name="P2" draw:layer="layout" svg:width="5.501cm" svg:height="0.475cm" svg:x="2.2cm" svg:y="7.641cm">
          <draw:text-box>
            <text:p text:style-name="P1"><text:span text:style-name="T4">Standard Time] of 17 March”.</text:span></text:p>
          </draw:text-box>
        </draw:frame>
        <draw:frame draw:style-name="gr1" draw:text-style-name="P2" draw:layer="layout" svg:width="15.729cm" svg:height="0.475cm" svg:x="2.2cm" svg:y="8.555cm">
          <draw:text-box>
            <text:p text:style-name="P1"><text:span text:style-name="T7">794. </text:span><text:span text:style-name="T4"><text:s/>Sir Jeremy asked for instructions and comments on a draft statement, writing: </text:span></text:p>
          </draw:text-box>
        </draw:frame>
        <draw:frame draw:style-name="gr1" draw:text-style-name="P2" draw:layer="layout" svg:width="12.046cm" svg:height="0.475cm" svg:x="2.2cm" svg:y="9.12cm">
          <draw:text-box>
            <text:p text:style-name="P1"><text:span text:style-name="T4">“</text:span><text:span text:style-name="T4">I have assumed you will want to be fairly strong on the French.”</text:span></text:p>
          </draw:text-box>
        </draw:frame>
        <draw:frame draw:style-name="gr6" draw:text-style-name="P7" draw:layer="layout" svg:width="6.856cm" svg:height="0.556cm" svg:x="2.2cm" svg:y="10.241cm">
          <draw:text-box>
            <text:p text:style-name="P1"><text:span text:style-name="T9">Preparing the legal argument</text:span></text:p>
          </draw:text-box>
        </draw:frame>
        <draw:frame draw:style-name="gr1" draw:text-style-name="P2" draw:layer="layout" svg:width="15.881cm" svg:height="0.475cm" svg:x="2.2cm" svg:y="11.069cm">
          <draw:text-box>
            <text:p text:style-name="P1"><text:span text:style-name="T7">795. </text:span><text:span text:style-name="T4"><text:s/>A team of lawyers assembled in Lord Goldsmith’s chambers over the weekend </text:span></text:p>
          </draw:text-box>
        </draw:frame>
        <draw:frame draw:style-name="gr1" draw:text-style-name="P2" draw:layer="layout" svg:width="15.183cm" svg:height="0.475cm" svg:x="2.2cm" svg:y="11.633cm">
          <draw:text-box>
            <text:p text:style-name="P1"><text:span text:style-name="T4">of 15/16 March to prepare arguments and documents to deploy in support of the </text:span></text:p>
          </draw:text-box>
        </draw:frame>
        <draw:frame draw:style-name="gr1" draw:text-style-name="P2" draw:layer="layout" svg:width="4.455cm" svg:height="0.475cm" svg:x="2.2cm" svg:y="12.198cm">
          <draw:text-box>
            <text:p text:style-name="P1"><text:span text:style-name="T4">Government’s position. </text:span></text:p>
          </draw:text-box>
        </draw:frame>
        <draw:frame draw:style-name="gr1" draw:text-style-name="P2" draw:layer="layout" svg:width="14.662cm" svg:height="0.475cm" svg:x="2.2cm" svg:y="13.112cm">
          <draw:text-box>
            <text:p text:style-name="P1"><text:span text:style-name="T7">796. </text:span><text:span text:style-name="T4"><text:s/>Mr Macleod told the Inquiry that Lord Goldsmith and Ms Harriet Harman </text:span></text:p>
          </draw:text-box>
        </draw:frame>
        <draw:frame draw:style-name="gr1" draw:text-style-name="P2" draw:layer="layout" svg:width="15.53cm" svg:height="0.475cm" svg:x="2.2cm" svg:y="13.677cm">
          <draw:text-box>
            <text:p text:style-name="P1"><text:span text:style-name="T4">(the Solicitor General), Professor Greenwood, Mr Brummell, Ms Adams, Mr Wood, </text:span></text:p>
          </draw:text-box>
        </draw:frame>
        <draw:frame draw:style-name="gr1" draw:text-style-name="P2" draw:layer="layout" svg:width="9.362cm" svg:height="0.475cm" svg:x="2.2cm" svg:y="14.241cm">
          <draw:text-box>
            <text:p text:style-name="P1"><text:span text:style-name="T4">Mr Grainger, Mr Davies and himself were present.</text:span></text:p>
          </draw:text-box>
        </draw:frame>
        <draw:frame draw:style-name="gr7" draw:text-style-name="P8" draw:layer="layout" svg:width="0.408cm" svg:height="0.276cm" svg:x="11.54cm" svg:y="14.26cm">
          <draw:text-box>
            <text:p text:style-name="P1"><text:span text:style-name="T13">339</text:span></text:p>
          </draw:text-box>
        </draw:frame>
        <draw:frame draw:style-name="gr1" draw:text-style-name="P2" draw:layer="layout" svg:width="11.914cm" svg:height="0.475cm" svg:x="2.2cm" svg:y="15.156cm">
          <draw:text-box>
            <text:p text:style-name="P1"><text:span text:style-name="T7">797. </text:span><text:span text:style-name="T4"><text:s/>Sir Michael Wood explained the team’s role to the Inquiry:</text:span></text:p>
          </draw:text-box>
        </draw:frame>
        <draw:frame draw:style-name="gr1" draw:text-style-name="P2" draw:layer="layout" svg:width="15.632cm" svg:height="0.475cm" svg:x="2.95cm" svg:y="16.07cm">
          <draw:text-box>
            <text:p text:style-name="P1"><text:span text:style-name="T4">“</text:span><text:span text:style-name="T4">Firstly there was the drafting of the Parliamentary answer. Secondly there was the </text:span></text:p>
          </draw:text-box>
        </draw:frame>
        <draw:frame draw:style-name="gr1" draw:text-style-name="P2" draw:layer="layout" svg:width="16.025cm" svg:height="0.475cm" svg:x="2.95cm" svg:y="16.635cm">
          <draw:text-box>
            <text:p text:style-name="P1"><text:span text:style-name="T4">drafting of the longer note that the Foreign Secretary sent to members of Parliament, </text:span></text:p>
          </draw:text-box>
        </draw:frame>
        <draw:frame draw:style-name="gr1" draw:text-style-name="P2" draw:layer="layout" svg:width="13.43cm" svg:height="0.475cm" svg:x="2.95cm" svg:y="17.199cm">
          <draw:text-box>
            <text:p text:style-name="P1"><text:span text:style-name="T4">the so-called Foreign Office note, but it was drafted at the Attorney’s … </text:span></text:p>
          </draw:text-box>
        </draw:frame>
        <draw:frame draw:style-name="gr1" draw:text-style-name="P2" draw:layer="layout" svg:width="14.946cm" svg:height="0.475cm" svg:x="2.95cm" svg:y="18.113cm">
          <draw:text-box>
            <text:p text:style-name="P1"><text:span text:style-name="T4">“</text:span><text:span text:style-name="T4">I think I was more or less on the sidelines, because my views were known, but </text:span></text:p>
          </draw:text-box>
        </draw:frame>
        <draw:frame draw:style-name="gr1" draw:text-style-name="P2" draw:layer="layout" svg:width="15.627cm" svg:height="0.475cm" svg:x="2.95cm" svg:y="18.678cm">
          <draw:text-box>
            <text:p text:style-name="P1"><text:span text:style-name="T4">I probably did read through the drafts and no doubt in my usual way made editorial </text:span></text:p>
          </draw:text-box>
        </draw:frame>
        <draw:frame draw:style-name="gr1" draw:text-style-name="P2" draw:layer="layout" svg:width="15.162cm" svg:height="0.475cm" svg:x="2.95cm" svg:y="19.242cm">
          <draw:text-box>
            <text:p text:style-name="P1"><text:span text:style-name="T4">suggestions and the like, but I don’t think I had a major part in the preparation of </text:span></text:p>
          </draw:text-box>
        </draw:frame>
        <draw:frame draw:style-name="gr1" draw:text-style-name="P2" draw:layer="layout" svg:width="14.726cm" svg:height="0.475cm" svg:x="2.95cm" svg:y="19.807cm">
          <draw:text-box>
            <text:p text:style-name="P1"><text:span text:style-name="T4">those questions of … the Parliamentary Question and the longer FCO note … </text:span></text:p>
          </draw:text-box>
        </draw:frame>
        <draw:frame draw:style-name="gr1" draw:text-style-name="P2" draw:layer="layout" svg:width="15.009cm" svg:height="0.475cm" svg:x="2.95cm" svg:y="20.371cm">
          <draw:text-box>
            <text:p text:style-name="P1"><text:span text:style-name="T4">I should stress that by that stage, as I saw it, we were in the advocacy mode as </text:span></text:p>
          </draw:text-box>
        </draw:frame>
        <draw:frame draw:style-name="gr1" draw:text-style-name="P2" draw:layer="layout" svg:width="15.631cm" svg:height="0.475cm" svg:x="2.95cm" svg:y="20.936cm">
          <draw:text-box>
            <text:p text:style-name="P1"><text:span text:style-name="T4">opposed to the advisory decision-making mode. This was a matter of presentation: </text:span></text:p>
          </draw:text-box>
        </draw:frame>
        <draw:frame draw:style-name="gr1" draw:text-style-name="P2" draw:layer="layout" svg:width="7.114cm" svg:height="0.475cm" svg:x="2.95cm" svg:y="21.5cm">
          <draw:text-box>
            <text:p text:style-name="P1"><text:span text:style-name="T4">how is this to be presented in public?”</text:span></text:p>
          </draw:text-box>
        </draw:frame>
        <draw:frame draw:style-name="gr7" draw:text-style-name="P8" draw:layer="layout" svg:width="0.408cm" svg:height="0.276cm" svg:x="10.033cm" svg:y="21.519cm">
          <draw:text-box>
            <text:p text:style-name="P1"><text:span text:style-name="T13">340</text:span></text:p>
          </draw:text-box>
        </draw:frame>
        <draw:frame draw:style-name="gr1" draw:text-style-name="P2" draw:layer="layout" svg:width="11.753cm" svg:height="0.475cm" svg:x="2.2cm" svg:y="22.415cm">
          <draw:text-box>
            <text:p text:style-name="P1"><text:span text:style-name="T7">798. </text:span><text:span text:style-name="T4"><text:s/>Mr Macleod told the Inquiry that the team had produced: </text:span></text:p>
          </draw:text-box>
        </draw:frame>
        <draw:frame draw:style-name="gr1" draw:text-style-name="P2" draw:layer="layout" svg:width="14.836cm" svg:height="0.475cm" svg:x="2.95cm" svg:y="23.329cm">
          <draw:text-box>
            <text:p text:style-name="P1"><text:span text:style-name="T4">“… </text:span><text:span text:style-name="T4">essentially a collection of documents to help the Attorney and the Ministers </text:span></text:p>
          </draw:text-box>
        </draw:frame>
        <draw:frame draw:style-name="gr1" draw:text-style-name="P2" draw:layer="layout" svg:width="15.293cm" svg:height="0.475cm" svg:x="2.95cm" svg:y="23.893cm">
          <draw:text-box>
            <text:p text:style-name="P1"><text:span text:style-name="T4">with a difficult explanation in Parliament. Technically difficult rather than politically </text:span></text:p>
          </draw:text-box>
        </draw:frame>
        <draw:frame draw:style-name="gr1" draw:text-style-name="P2" draw:layer="layout" svg:width="1.573cm" svg:height="0.475cm" svg:x="2.95cm" svg:y="24.458cm">
          <draw:text-box>
            <text:p text:style-name="P1"><text:span text:style-name="T4">difficult.”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7" draw:text-style-name="P8" draw:layer="layout" svg:width="0.408cm" svg:height="0.276cm" svg:x="4.526cm" svg:y="24.477cm">
          <draw:text-box>
            <text:p text:style-name="P1"><text:span text:style-name="T13">341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339 </text:span></text:p>
          </draw:text-box>
        </draw:frame>
        <draw:frame draw:style-name="gr4" draw:text-style-name="P5" draw:layer="layout" svg:width="6.098cm" svg:height="0.395cm" svg:x="2.6cm" svg:y="25.934cm">
          <draw:text-box>
            <text:p text:style-name="P1"><text:span text:style-name="T11">Public hearing, 30 June 2010, page 63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340 </text:span></text:p>
          </draw:text-box>
        </draw:frame>
        <draw:frame draw:style-name="gr4" draw:text-style-name="P5" draw:layer="layout" svg:width="7.275cm" svg:height="0.395cm" svg:x="2.6cm" svg:y="26.357cm">
          <draw:text-box>
            <text:p text:style-name="P1"><text:span text:style-name="T11">Public hearing, 26 January 2010, pages 59-60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341 </text:span></text:p>
          </draw:text-box>
        </draw:frame>
        <draw:frame draw:style-name="gr4" draw:text-style-name="P5" draw:layer="layout" svg:width="6.098cm" svg:height="0.395cm" svg:x="2.6cm" svg:y="26.781cm">
          <draw:text-box>
            <text:p text:style-name="P1"><text:span text:style-name="T11">Public hearing, 30 June 2010, page 64.</text:span></text:p>
          </draw:text-box>
        </draw:frame>
      </draw:page>
      <draw:page draw:name="page143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3</text:span></text:p>
          </draw:text-box>
        </draw:frame>
        <draw:frame draw:style-name="gr1" draw:text-style-name="P2" draw:layer="layout" svg:width="16.694cm" svg:height="0.475cm" svg:x="2.2cm" svg:y="2.525cm">
          <draw:text-box>
            <text:p text:style-name="P1"><text:span text:style-name="T7">799. </text:span><text:span text:style-name="T4"><text:s/>Asked if he agreed with Sir Michael’s description that the team was in an advocacy </text:span></text:p>
          </draw:text-box>
        </draw:frame>
        <draw:frame draw:style-name="gr1" draw:text-style-name="P2" draw:layer="layout" svg:width="5.027cm" svg:height="0.475cm" svg:x="2.2cm" svg:y="3.09cm">
          <draw:text-box>
            <text:p text:style-name="P1"><text:span text:style-name="T4">mode, Mr Macleod replied:</text:span></text:p>
          </draw:text-box>
        </draw:frame>
        <draw:frame draw:style-name="gr1" draw:text-style-name="P2" draw:layer="layout" svg:width="15.34cm" svg:height="0.475cm" svg:x="2.95cm" svg:y="4.004cm">
          <draw:text-box>
            <text:p text:style-name="P1"><text:span text:style-name="T4">“</text:span><text:span text:style-name="T4">Yes … The decision had already been made in the sense that we knew what the </text:span></text:p>
          </draw:text-box>
        </draw:frame>
        <draw:frame draw:style-name="gr1" draw:text-style-name="P2" draw:layer="layout" svg:width="15.885cm" svg:height="0.475cm" svg:x="2.95cm" svg:y="4.568cm">
          <draw:text-box>
            <text:p text:style-name="P1"><text:span text:style-name="T4">Attorney’s view was. The question was how to help present it in a way that would be </text:span></text:p>
          </draw:text-box>
        </draw:frame>
        <draw:frame draw:style-name="gr1" draw:text-style-name="P2" draw:layer="layout" svg:width="15.907cm" svg:height="0.475cm" svg:x="2.95cm" svg:y="5.133cm">
          <draw:text-box>
            <text:p text:style-name="P1"><text:span text:style-name="T4">easy to present, easy to understand, because … the full advice of 7 March is a fairly </text:span></text:p>
          </draw:text-box>
        </draw:frame>
        <draw:frame draw:style-name="gr1" draw:text-style-name="P2" draw:layer="layout" svg:width="15.725cm" svg:height="0.475cm" svg:x="2.95cm" svg:y="5.697cm">
          <draw:text-box>
            <text:p text:style-name="P1"><text:span text:style-name="T4">complex, dense legal document and you needed something else which brought out </text:span></text:p>
          </draw:text-box>
        </draw:frame>
        <draw:frame draw:style-name="gr1" draw:text-style-name="P2" draw:layer="layout" svg:width="13.163cm" svg:height="0.475cm" svg:x="2.95cm" svg:y="6.262cm">
          <draw:text-box>
            <text:p text:style-name="P1"><text:span text:style-name="T4">the key points which could be used in Parliament and in other places.”</text:span></text:p>
          </draw:text-box>
        </draw:frame>
        <draw:frame draw:style-name="gr7" draw:text-style-name="P8" draw:layer="layout" svg:width="0.408cm" svg:height="0.276cm" svg:x="16.057cm" svg:y="6.281cm">
          <draw:text-box>
            <text:p text:style-name="P1"><text:span text:style-name="T13">342</text:span></text:p>
          </draw:text-box>
        </draw:frame>
        <draw:frame draw:style-name="gr1" draw:text-style-name="P2" draw:layer="layout" svg:width="0.422cm" svg:height="0.475cm" svg:x="16.469cm" svg:y="6.2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072cm" svg:height="0.475cm" svg:x="2.2cm" svg:y="7.176cm">
          <draw:text-box>
            <text:p text:style-name="P1"><text:span text:style-name="T7">800. </text:span><text:span text:style-name="T4"><text:s/>Ms Adams told the Inquiry:</text:span></text:p>
          </draw:text-box>
        </draw:frame>
        <draw:frame draw:style-name="gr1" draw:text-style-name="P2" draw:layer="layout" svg:width="15.014cm" svg:height="0.475cm" svg:x="2.95cm" svg:y="8.091cm">
          <draw:text-box>
            <text:p text:style-name="P1"><text:span text:style-name="T4">“</text:span><text:span text:style-name="T4">I think the understanding of everybody sitting round the table on 16 March was </text:span></text:p>
          </draw:text-box>
        </draw:frame>
        <draw:frame draw:style-name="gr1" draw:text-style-name="P2" draw:layer="layout" svg:width="15.035cm" svg:height="0.475cm" svg:x="2.95cm" svg:y="8.655cm">
          <draw:text-box>
            <text:p text:style-name="P1"><text:span text:style-name="T4">not that the Attorney General was giving legal advice to Parliament through that </text:span></text:p>
          </draw:text-box>
        </draw:frame>
        <draw:frame draw:style-name="gr1" draw:text-style-name="P2" draw:layer="layout" svg:width="15.699cm" svg:height="0.475cm" svg:x="2.95cm" svg:y="9.22cm">
          <draw:text-box>
            <text:p text:style-name="P1"><text:span text:style-name="T4">statement but he was setting out a view of the legal position …. coming back to the </text:span></text:p>
          </draw:text-box>
        </draw:frame>
        <draw:frame draw:style-name="gr1" draw:text-style-name="P2" draw:layer="layout" svg:width="15.543cm" svg:height="0.475cm" svg:x="2.95cm" svg:y="9.784cm">
          <draw:text-box>
            <text:p text:style-name="P1"><text:span text:style-name="T4">difference between the earlier cases, where there had been legal advice from Law </text:span></text:p>
          </draw:text-box>
        </draw:frame>
        <draw:frame draw:style-name="gr1" draw:text-style-name="P2" draw:layer="layout" svg:width="15.763cm" svg:height="0.475cm" svg:x="2.95cm" svg:y="10.348cm">
          <draw:text-box>
            <text:p text:style-name="P1"><text:span text:style-name="T4">Officers saying there is a reasonable case, what had happened on those occasions </text:span></text:p>
          </draw:text-box>
        </draw:frame>
        <draw:frame draw:style-name="gr1" draw:text-style-name="P2" draw:layer="layout" svg:width="15.314cm" svg:height="0.475cm" svg:x="2.95cm" svg:y="10.913cm">
          <draw:text-box>
            <text:p text:style-name="P1"><text:span text:style-name="T4">was not that the Attorney General had gone to Parliament and said ‘This is lawful </text:span></text:p>
          </draw:text-box>
        </draw:frame>
        <draw:frame draw:style-name="gr1" draw:text-style-name="P2" draw:layer="layout" svg:width="15.568cm" svg:height="0.475cm" svg:x="2.95cm" svg:y="11.477cm">
          <draw:text-box>
            <text:p text:style-name="P1"><text:span text:style-name="T4">because there is an overwhelming humanitarian catastrophe’, or ‘Because there is </text:span></text:p>
          </draw:text-box>
        </draw:frame>
        <draw:frame draw:style-name="gr1" draw:text-style-name="P2" draw:layer="layout" svg:width="15.623cm" svg:height="0.475cm" svg:x="2.95cm" svg:y="12.042cm">
          <draw:text-box>
            <text:p text:style-name="P1"><text:span text:style-name="T4">a revival’, it had been the Government Minister in the Foreign Office or the Ministry </text:span></text:p>
          </draw:text-box>
        </draw:frame>
        <draw:frame draw:style-name="gr1" draw:text-style-name="P2" draw:layer="layout" svg:width="2.318cm" svg:height="0.475cm" svg:x="2.95cm" svg:y="12.606cm">
          <draw:text-box>
            <text:p text:style-name="P1"><text:span text:style-name="T4">of Defence.”</text:span></text:p>
          </draw:text-box>
        </draw:frame>
        <draw:frame draw:style-name="gr7" draw:text-style-name="P8" draw:layer="layout" svg:width="0.408cm" svg:height="0.276cm" svg:x="5.256cm" svg:y="12.625cm">
          <draw:text-box>
            <text:p text:style-name="P1"><text:span text:style-name="T13">343</text:span></text:p>
          </draw:text-box>
        </draw:frame>
        <draw:frame draw:style-name="gr1" draw:text-style-name="P2" draw:layer="layout" svg:width="0.422cm" svg:height="0.475cm" svg:x="5.668cm" svg:y="12.60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57cm" svg:height="0.475cm" svg:x="2.2cm" svg:y="13.521cm">
          <draw:text-box>
            <text:p text:style-name="P1"><text:span text:style-name="T7">801. </text:span><text:span text:style-name="T12"><text:s/>On the morning of Monday 17 March, preparations for Cabinet later that day </text:span></text:p>
          </draw:text-box>
        </draw:frame>
        <draw:frame draw:style-name="gr1" draw:text-style-name="P2" draw:layer="layout" svg:width="12.791cm" svg:height="0.475cm" svg:x="2.2cm" svg:y="14.085cm">
          <draw:text-box>
            <text:p text:style-name="P1"><text:span text:style-name="T12">and Parliamentary debates the following day were put in place. </text:span></text:p>
          </draw:text-box>
        </draw:frame>
        <draw:frame draw:style-name="gr1" draw:text-style-name="P2" draw:layer="layout" svg:width="15.36cm" svg:height="0.475cm" svg:x="2.2cm" svg:y="15cm">
          <draw:text-box>
            <text:p text:style-name="P1"><text:span text:style-name="T7">802. </text:span><text:span text:style-name="T12"><text:s/>Lord Goldsmith set out his view of the legal basis for military action in </text:span></text:p>
          </draw:text-box>
        </draw:frame>
        <draw:frame draw:style-name="gr1" draw:text-style-name="P2" draw:layer="layout" svg:width="7.22cm" svg:height="0.475cm" svg:x="2.2cm" svg:y="15.564cm">
          <draw:text-box>
            <text:p text:style-name="P1"><text:span text:style-name="T12">a Written Answer on 17 March 2003.</text:span></text:p>
          </draw:text-box>
        </draw:frame>
        <draw:frame draw:style-name="gr1" draw:text-style-name="P2" draw:layer="layout" svg:width="16.486cm" svg:height="0.475cm" svg:x="2.2cm" svg:y="16.478cm">
          <draw:text-box>
            <text:p text:style-name="P1"><text:span text:style-name="T7">803. </text:span><text:span text:style-name="T12"><text:s/>In parallel, Mr Straw wrote to the Chairman of the Foreign Affairs Committee </text:span></text:p>
          </draw:text-box>
        </draw:frame>
        <draw:frame draw:style-name="gr1" draw:text-style-name="P2" draw:layer="layout" svg:width="16.283cm" svg:height="0.475cm" svg:x="2.2cm" svg:y="17.043cm">
          <draw:text-box>
            <text:p text:style-name="P1"><text:span text:style-name="T12">with a copy of Lord Goldsmith’s Answer and an FCO paper which addressed the </text:span></text:p>
          </draw:text-box>
        </draw:frame>
        <draw:frame draw:style-name="gr1" draw:text-style-name="P2" draw:layer="layout" svg:width="3.634cm" svg:height="0.475cm" svg:x="2.2cm" svg:y="17.607cm">
          <draw:text-box>
            <text:p text:style-name="P1"><text:span text:style-name="T12">legal background.</text:span></text:p>
          </draw:text-box>
        </draw:frame>
        <draw:frame draw:style-name="gr1" draw:text-style-name="P2" draw:layer="layout" svg:width="16.16cm" svg:height="0.475cm" svg:x="2.2cm" svg:y="18.522cm">
          <draw:text-box>
            <text:p text:style-name="P1"><text:span text:style-name="T7">804. </text:span><text:span text:style-name="T12"><text:s/>Mr Straw also wrote to Parliamentary colleagues drawing their attention to </text:span></text:p>
          </draw:text-box>
        </draw:frame>
        <draw:frame draw:style-name="gr1" draw:text-style-name="P2" draw:layer="layout" svg:width="16.389cm" svg:height="0.475cm" svg:x="2.2cm" svg:y="19.086cm">
          <draw:text-box>
            <text:p text:style-name="P1"><text:span text:style-name="T12">the documents being published and the statements issued at the Azores Summit </text:span></text:p>
          </draw:text-box>
        </draw:frame>
        <draw:frame draw:style-name="gr1" draw:text-style-name="P2" draw:layer="layout" svg:width="3.461cm" svg:height="0.475cm" svg:x="2.2cm" svg:y="19.651cm">
          <draw:text-box>
            <text:p text:style-name="P1"><text:span text:style-name="T12">the previous day.</text:span></text:p>
          </draw:text-box>
        </draw:frame>
        <draw:frame draw:style-name="gr6" draw:text-style-name="P7" draw:layer="layout" svg:width="11.474cm" svg:height="0.556cm" svg:x="2.2cm" svg:y="20.772cm">
          <draw:text-box>
            <text:p text:style-name="P1"><text:span text:style-name="T9">Lord Goldsmith’s Written Answer, 17 March 2003</text:span></text:p>
          </draw:text-box>
        </draw:frame>
        <draw:frame draw:style-name="gr1" draw:text-style-name="P2" draw:layer="layout" svg:width="16.508cm" svg:height="0.475cm" svg:x="2.2cm" svg:y="21.6cm">
          <draw:text-box>
            <text:p text:style-name="P1"><text:span text:style-name="T7">805. </text:span><text:span text:style-name="T4"><text:s/>Lord Goldsmith replied on the morning of Monday 17 March to a Written Question </text:span></text:p>
          </draw:text-box>
        </draw:frame>
        <draw:frame draw:style-name="gr1" draw:text-style-name="P2" draw:layer="layout" svg:width="9.447cm" svg:height="0.475cm" svg:x="2.2cm" svg:y="22.165cm">
          <draw:text-box>
            <text:p text:style-name="P1"><text:span text:style-name="T4">tabled by Baroness Ramsey of Cartvale (Labour): </text:span></text:p>
          </draw:text-box>
        </draw:frame>
        <draw:frame draw:style-name="gr1" draw:text-style-name="P2" draw:layer="layout" svg:width="15.534cm" svg:height="0.475cm" svg:x="2.95cm" svg:y="23.079cm">
          <draw:text-box>
            <text:p text:style-name="P1"><text:span text:style-name="T4">“</text:span><text:span text:style-name="T4">To ask Her Majesty’s Government what is the Attorney General’s view of the legal </text:span></text:p>
          </draw:text-box>
        </draw:frame>
        <draw:frame draw:style-name="gr1" draw:text-style-name="P2" draw:layer="layout" svg:width="7.258cm" svg:height="0.475cm" svg:x="2.95cm" svg:y="23.643cm">
          <draw:text-box>
            <text:p text:style-name="P1"><text:span text:style-name="T4">basis for the use of force against Iraq.”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7" draw:text-style-name="P8" draw:layer="layout" svg:width="0.408cm" svg:height="0.276cm" svg:x="10.174cm" svg:y="23.662cm">
          <draw:text-box>
            <text:p text:style-name="P1"><text:span text:style-name="T13">344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342 </text:span></text:p>
          </draw:text-box>
        </draw:frame>
        <draw:frame draw:style-name="gr4" draw:text-style-name="P5" draw:layer="layout" svg:width="6.098cm" svg:height="0.395cm" svg:x="2.6cm" svg:y="25.934cm">
          <draw:text-box>
            <text:p text:style-name="P1"><text:span text:style-name="T11">Public hearing, 30 June 2010, page 65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343 </text:span></text:p>
          </draw:text-box>
        </draw:frame>
        <draw:frame draw:style-name="gr4" draw:text-style-name="P5" draw:layer="layout" svg:width="6.784cm" svg:height="0.395cm" svg:x="2.6cm" svg:y="26.357cm">
          <draw:text-box>
            <text:p text:style-name="P1"><text:span text:style-name="T11">Public hearing, 30 June 2010, pages 51-52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344 </text:span></text:p>
          </draw:text-box>
        </draw:frame>
        <draw:frame draw:style-name="gr4" draw:text-style-name="P5" draw:layer="layout" svg:width="9.599cm" svg:height="0.395cm" svg:x="2.6cm" svg:y="26.781cm">
          <draw:text-box>
            <text:p text:style-name="P1"><text:span text:style-name="T11">House of Lords, </text:span><text:span text:style-name="T19">Official Report</text:span><text:span text:style-name="T11">, 17 March 2003, column 2WA.</text:span></text:p>
          </draw:text-box>
        </draw:frame>
      </draw:page>
      <draw:page draw:name="page14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polygon draw:style-name="gr5" draw:text-style-name="P6" draw:layer="layout" svg:width="15.083cm" svg:height="17.301cm" svg:x="2.958cm" svg:y="3.449cm" svg:viewBox="0 0 15084 17302" draw:points="0,17302 15084,17302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44</text:span></text:p>
          </draw:text-box>
        </draw:frame>
        <draw:frame draw:style-name="gr1" draw:text-style-name="P2" draw:layer="layout" svg:width="13.383cm" svg:height="0.475cm" svg:x="2.2cm" svg:y="2.525cm">
          <draw:text-box>
            <text:p text:style-name="P1"><text:span text:style-name="T7">806. </text:span><text:span text:style-name="T4"><text:s/>The text of Lord Goldsmith’s response is set out in the Box below.</text:span></text:p>
          </draw:text-box>
        </draw:frame>
        <draw:frame draw:style-name="gr6" draw:text-style-name="P7" draw:layer="layout" svg:width="13.684cm" svg:height="0.556cm" svg:x="3.68cm" svg:y="3.846cm">
          <draw:text-box>
            <text:p text:style-name="P1"><text:span text:style-name="T9">Text of Lord Goldsmith’s Written Answer of 17 March 2003</text:span></text:p>
          </draw:text-box>
        </draw:frame>
        <draw:frame draw:style-name="gr4" draw:text-style-name="P5" draw:layer="layout" svg:width="13.38cm" svg:height="0.395cm" svg:x="3.45cm" svg:y="4.768cm">
          <draw:text-box>
            <text:p text:style-name="P1"><text:span text:style-name="T11">“</text:span><text:span text:style-name="T11">Authority to use force against Iraq exists from the combined effect of resolutions 678, </text:span></text:p>
          </draw:text-box>
        </draw:frame>
        <draw:frame draw:style-name="gr4" draw:text-style-name="P5" draw:layer="layout" svg:width="13.875cm" svg:height="0.395cm" svg:x="3.45cm" svg:y="5.262cm">
          <draw:text-box>
            <text:p text:style-name="P1"><text:span text:style-name="T11">687 and 1441. All of these resolutions were adopted under Chapter VII of the UN Charter </text:span></text:p>
          </draw:text-box>
        </draw:frame>
        <draw:frame draw:style-name="gr4" draw:text-style-name="P5" draw:layer="layout" svg:width="13.29cm" svg:height="0.395cm" svg:x="3.45cm" svg:y="5.756cm">
          <draw:text-box>
            <text:p text:style-name="P1"><text:span text:style-name="T11">which allows the use of force for the express purpose of restoring international peace </text:span></text:p>
          </draw:text-box>
        </draw:frame>
        <draw:frame draw:style-name="gr4" draw:text-style-name="P5" draw:layer="layout" svg:width="1.996cm" svg:height="0.395cm" svg:x="3.45cm" svg:y="6.25cm">
          <draw:text-box>
            <text:p text:style-name="P1"><text:span text:style-name="T11">and security:</text:span></text:p>
          </draw:text-box>
        </draw:frame>
        <draw:frame draw:style-name="gr4" draw:text-style-name="P5" draw:layer="layout" svg:width="0.391cm" svg:height="0.395cm" svg:x="3.42cm" svg:y="6.943cm">
          <draw:text-box>
            <text:p text:style-name="P1"><text:span text:style-name="T11">1. </text:span></text:p>
          </draw:text-box>
        </draw:frame>
        <draw:frame draw:style-name="gr4" draw:text-style-name="P5" draw:layer="layout" svg:width="12.948cm" svg:height="0.395cm" svg:x="4.05cm" svg:y="6.943cm">
          <draw:text-box>
            <text:p text:style-name="P1"><text:span text:style-name="T11">In resolution 678 the Security Council authorised force against Iraq, to eject it [Iraq] </text:span></text:p>
          </draw:text-box>
        </draw:frame>
        <draw:frame draw:style-name="gr4" draw:text-style-name="P5" draw:layer="layout" svg:width="9.015cm" svg:height="0.395cm" svg:x="4.05cm" svg:y="7.437cm">
          <draw:text-box>
            <text:p text:style-name="P1"><text:span text:style-name="T11">from Kuwait and to restore peace and security in the area.</text:span></text:p>
          </draw:text-box>
        </draw:frame>
        <draw:frame draw:style-name="gr4" draw:text-style-name="P5" draw:layer="layout" svg:width="0.391cm" svg:height="0.395cm" svg:x="3.42cm" svg:y="8.131cm">
          <draw:text-box>
            <text:p text:style-name="P1"><text:span text:style-name="T11">2. </text:span></text:p>
          </draw:text-box>
        </draw:frame>
        <draw:frame draw:style-name="gr4" draw:text-style-name="P5" draw:layer="layout" svg:width="12.503cm" svg:height="0.395cm" svg:x="4.05cm" svg:y="8.131cm">
          <draw:text-box>
            <text:p text:style-name="P1"><text:span text:style-name="T11">In resolution 687, which set out the cease-fire conditions … the Security Council </text:span></text:p>
          </draw:text-box>
        </draw:frame>
        <draw:frame draw:style-name="gr4" draw:text-style-name="P5" draw:layer="layout" svg:width="13.058cm" svg:height="0.395cm" svg:x="4.05cm" svg:y="8.625cm">
          <draw:text-box>
            <text:p text:style-name="P1"><text:span text:style-name="T11">imposed continuing obligations on Iraq to eliminate its weapons of mass destruction </text:span></text:p>
          </draw:text-box>
        </draw:frame>
        <draw:frame draw:style-name="gr4" draw:text-style-name="P5" draw:layer="layout" svg:width="12.207cm" svg:height="0.395cm" svg:x="4.05cm" svg:y="9.119cm">
          <draw:text-box>
            <text:p text:style-name="P1"><text:span text:style-name="T11">in order to restore international peace and security in the area. Resolution 687 </text:span></text:p>
          </draw:text-box>
        </draw:frame>
        <draw:frame draw:style-name="gr4" draw:text-style-name="P5" draw:layer="layout" svg:width="12.363cm" svg:height="0.395cm" svg:x="4.05cm" svg:y="9.613cm">
          <draw:text-box>
            <text:p text:style-name="P1"><text:span text:style-name="T11">suspended but did not terminate the authority to use force under resolution 678.</text:span></text:p>
          </draw:text-box>
        </draw:frame>
        <draw:frame draw:style-name="gr4" draw:text-style-name="P5" draw:layer="layout" svg:width="0.391cm" svg:height="0.395cm" svg:x="3.42cm" svg:y="10.307cm">
          <draw:text-box>
            <text:p text:style-name="P1"><text:span text:style-name="T11">3. </text:span></text:p>
          </draw:text-box>
        </draw:frame>
        <draw:frame draw:style-name="gr4" draw:text-style-name="P5" draw:layer="layout" svg:width="13.299cm" svg:height="0.395cm" svg:x="4.05cm" svg:y="10.307cm">
          <draw:text-box>
            <text:p text:style-name="P1"><text:span text:style-name="T11">A material breach of resolution 687 revives the authority to use force under resolution </text:span></text:p>
          </draw:text-box>
        </draw:frame>
        <draw:frame draw:style-name="gr4" draw:text-style-name="P5" draw:layer="layout" svg:width="0.684cm" svg:height="0.395cm" svg:x="4.05cm" svg:y="10.801cm">
          <draw:text-box>
            <text:p text:style-name="P1"><text:span text:style-name="T11">678.</text:span></text:p>
          </draw:text-box>
        </draw:frame>
        <draw:frame draw:style-name="gr4" draw:text-style-name="P5" draw:layer="layout" svg:width="0.391cm" svg:height="0.395cm" svg:x="3.42cm" svg:y="11.494cm">
          <draw:text-box>
            <text:p text:style-name="P1"><text:span text:style-name="T11">4. </text:span></text:p>
          </draw:text-box>
        </draw:frame>
        <draw:frame draw:style-name="gr4" draw:text-style-name="P5" draw:layer="layout" svg:width="13.274cm" svg:height="0.395cm" svg:x="4.05cm" svg:y="11.494cm">
          <draw:text-box>
            <text:p text:style-name="P1"><text:span text:style-name="T11">In resolution 1441 the Security Council determined that Iraq has been and remains in </text:span></text:p>
          </draw:text-box>
        </draw:frame>
        <draw:frame draw:style-name="gr4" draw:text-style-name="P5" draw:layer="layout" svg:width="13.405cm" svg:height="0.395cm" svg:x="4.05cm" svg:y="11.988cm">
          <draw:text-box>
            <text:p text:style-name="P1"><text:span text:style-name="T11">material breach of resolution 687, because it has not fully complied with its obligations </text:span></text:p>
          </draw:text-box>
        </draw:frame>
        <draw:frame draw:style-name="gr4" draw:text-style-name="P5" draw:layer="layout" svg:width="4.836cm" svg:height="0.395cm" svg:x="4.05cm" svg:y="12.482cm">
          <draw:text-box>
            <text:p text:style-name="P1"><text:span text:style-name="T11">to disarm under that resolution.</text:span></text:p>
          </draw:text-box>
        </draw:frame>
        <draw:frame draw:style-name="gr4" draw:text-style-name="P5" draw:layer="layout" svg:width="0.391cm" svg:height="0.395cm" svg:x="3.42cm" svg:y="13.176cm">
          <draw:text-box>
            <text:p text:style-name="P1"><text:span text:style-name="T11">5. </text:span></text:p>
          </draw:text-box>
        </draw:frame>
        <draw:frame draw:style-name="gr4" draw:text-style-name="P5" draw:layer="layout" svg:width="13.468cm" svg:height="0.395cm" svg:x="4.05cm" svg:y="13.176cm">
          <draw:text-box>
            <text:p text:style-name="P1"><text:span text:style-name="T11">The Security Council in resolution 1441 gave Iraq ‘a final opportunity to comply with its </text:span></text:p>
          </draw:text-box>
        </draw:frame>
        <draw:frame draw:style-name="gr4" draw:text-style-name="P5" draw:layer="layout" svg:width="12.986cm" svg:height="0.395cm" svg:x="4.05cm" svg:y="13.67cm">
          <draw:text-box>
            <text:p text:style-name="P1"><text:span text:style-name="T11">disarmament obligations’ and warned Iraq of the ‘serious consequences’ if it did not.</text:span></text:p>
          </draw:text-box>
        </draw:frame>
        <draw:frame draw:style-name="gr4" draw:text-style-name="P5" draw:layer="layout" svg:width="0.391cm" svg:height="0.395cm" svg:x="3.42cm" svg:y="14.364cm">
          <draw:text-box>
            <text:p text:style-name="P1"><text:span text:style-name="T11">6. </text:span></text:p>
          </draw:text-box>
        </draw:frame>
        <draw:frame draw:style-name="gr4" draw:text-style-name="P5" draw:layer="layout" svg:width="13.151cm" svg:height="0.395cm" svg:x="4.05cm" svg:y="14.364cm">
          <draw:text-box>
            <text:p text:style-name="P1"><text:span text:style-name="T11">The Security Council also decided in resolution 1441 that, if Iraq failed at any time to </text:span></text:p>
          </draw:text-box>
        </draw:frame>
        <draw:frame draw:style-name="gr4" draw:text-style-name="P5" draw:layer="layout" svg:width="13.206cm" svg:height="0.395cm" svg:x="4.05cm" svg:y="14.858cm">
          <draw:text-box>
            <text:p text:style-name="P1"><text:span text:style-name="T11">comply with and co-operate fully in the implementation of resolution 1441, that would </text:span></text:p>
          </draw:text-box>
        </draw:frame>
        <draw:frame draw:style-name="gr4" draw:text-style-name="P5" draw:layer="layout" svg:width="5.522cm" svg:height="0.395cm" svg:x="4.05cm" svg:y="15.352cm">
          <draw:text-box>
            <text:p text:style-name="P1"><text:span text:style-name="T11">constitute a further material breach.</text:span></text:p>
          </draw:text-box>
        </draw:frame>
        <draw:frame draw:style-name="gr4" draw:text-style-name="P5" draw:layer="layout" svg:width="0.391cm" svg:height="0.395cm" svg:x="3.42cm" svg:y="16.046cm">
          <draw:text-box>
            <text:p text:style-name="P1"><text:span text:style-name="T11">7. </text:span></text:p>
          </draw:text-box>
        </draw:frame>
        <draw:frame draw:style-name="gr4" draw:text-style-name="P5" draw:layer="layout" svg:width="12.262cm" svg:height="0.395cm" svg:x="4.05cm" svg:y="16.046cm">
          <draw:text-box>
            <text:p text:style-name="P1"><text:span text:style-name="T11">It is plain that Iraq has failed so to comply and therefore Iraq was at the time of </text:span></text:p>
          </draw:text-box>
        </draw:frame>
        <draw:frame draw:style-name="gr4" draw:text-style-name="P5" draw:layer="layout" svg:width="8.536cm" svg:height="0.395cm" svg:x="4.05cm" svg:y="16.539cm">
          <draw:text-box>
            <text:p text:style-name="P1"><text:span text:style-name="T11">resolution 1441 and continues to be in material breach.</text:span></text:p>
          </draw:text-box>
        </draw:frame>
        <draw:frame draw:style-name="gr4" draw:text-style-name="P5" draw:layer="layout" svg:width="0.391cm" svg:height="0.395cm" svg:x="3.42cm" svg:y="17.233cm">
          <draw:text-box>
            <text:p text:style-name="P1"><text:span text:style-name="T11">8. </text:span></text:p>
          </draw:text-box>
        </draw:frame>
        <draw:frame draw:style-name="gr4" draw:text-style-name="P5" draw:layer="layout" svg:width="12.787cm" svg:height="0.395cm" svg:x="4.05cm" svg:y="17.233cm">
          <draw:text-box>
            <text:p text:style-name="P1"><text:span text:style-name="T11">Thus the authority to use force under resolution 678 has revived and so continues </text:span></text:p>
          </draw:text-box>
        </draw:frame>
        <draw:frame draw:style-name="gr4" draw:text-style-name="P5" draw:layer="layout" svg:width="0.933cm" svg:height="0.395cm" svg:x="4.05cm" svg:y="17.727cm">
          <draw:text-box>
            <text:p text:style-name="P1"><text:span text:style-name="T11">today.</text:span></text:p>
          </draw:text-box>
        </draw:frame>
        <draw:frame draw:style-name="gr4" draw:text-style-name="P5" draw:layer="layout" svg:width="13.104cm" svg:height="0.395cm" svg:x="3.45cm" svg:y="18.421cm">
          <draw:text-box>
            <text:p text:style-name="P1"><text:span text:style-name="T11">Resolution 1441 would in terms have provided that a further decision of the Security </text:span></text:p>
          </draw:text-box>
        </draw:frame>
        <draw:frame draw:style-name="gr4" draw:text-style-name="P5" draw:layer="layout" svg:width="12.194cm" svg:height="0.395cm" svg:x="3.45cm" svg:y="18.915cm">
          <draw:text-box>
            <text:p text:style-name="P1"><text:span text:style-name="T11">Council to sanction force was required if that had been intended. Thus, all that </text:span></text:p>
          </draw:text-box>
        </draw:frame>
        <draw:frame draw:style-name="gr4" draw:text-style-name="P5" draw:layer="layout" svg:width="13.532cm" svg:height="0.395cm" svg:x="3.45cm" svg:y="19.409cm">
          <draw:text-box>
            <text:p text:style-name="P1"><text:span text:style-name="T11">resolution 1441 requires is reporting to and discussion by the Security Council of Iraq’s </text:span></text:p>
          </draw:text-box>
        </draw:frame>
        <draw:frame draw:style-name="gr4" draw:text-style-name="P5" draw:layer="layout" svg:width="8.867cm" svg:height="0.395cm" svg:x="3.45cm" svg:y="19.903cm">
          <draw:text-box>
            <text:p text:style-name="P1"><text:span text:style-name="T11">failures, but not an express further decision to use force.”</text:span></text:p>
          </draw:text-box>
        </draw:frame>
        <draw:frame draw:style-name="gr10" draw:text-style-name="P10" draw:layer="layout" svg:width="0.345cm" svg:height="0.23cm" svg:x="12.352cm" svg:y="19.918cm">
          <draw:text-box>
            <text:p text:style-name="P1"><text:span text:style-name="T14">345</text:span></text:p>
          </draw:text-box>
        </draw:frame>
        <draw:frame draw:style-name="gr1" draw:text-style-name="P2" draw:layer="layout" svg:width="16.457cm" svg:height="0.475cm" svg:x="2.2cm" svg:y="21.103cm">
          <draw:text-box>
            <text:p text:style-name="P1"><text:span text:style-name="T7">807. </text:span><text:span text:style-name="T4"><text:s/>Ms Harman repeated Lord Goldsmith’s Written Answer in the House of Commons </text:span></text:p>
          </draw:text-box>
        </draw:frame>
        <draw:frame draw:style-name="gr1" draw:text-style-name="P2" draw:layer="layout" svg:width="16.347cm" svg:height="0.475cm" svg:x="2.2cm" svg:y="21.668cm">
          <draw:text-box>
            <text:p text:style-name="P1"><text:span text:style-name="T4">as a pursuant answer to Mr Blair’s response on 14 March to a Question from Mr Cash, </text:span></text:p>
          </draw:text-box>
        </draw:frame>
        <draw:frame draw:style-name="gr1" draw:text-style-name="P2" draw:layer="layout" svg:width="16.525cm" svg:height="0.475cm" svg:x="2.2cm" svg:y="22.232cm">
          <draw:text-box>
            <text:p text:style-name="P1"><text:span text:style-name="T4">asking Mr Blair if he would “make a statement on the legal basis for military intervention </text:span></text:p>
          </draw:text-box>
        </draw:frame>
        <draw:frame draw:style-name="gr1" draw:text-style-name="P2" draw:layer="layout" svg:width="2.483cm" svg:height="0.475cm" svg:x="2.2cm" svg:y="22.797cm">
          <draw:text-box>
            <text:p text:style-name="P1"><text:span text:style-name="T4">against Iraq”.</text:span></text:p>
          </draw:text-box>
        </draw:frame>
        <draw:frame draw:style-name="gr7" draw:text-style-name="P8" draw:layer="layout" svg:width="0.408cm" svg:height="0.276cm" svg:x="4.671cm" svg:y="22.816cm">
          <draw:text-box>
            <text:p text:style-name="P1"><text:span text:style-name="T13">346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0.422cm" svg:height="0.475cm" svg:x="5.083cm" svg:y="22.797cm">
          <draw:text-box>
            <text:p text:style-name="P1"><text:span text:style-name="T4"><text:s/>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345 </text:span></text:p>
          </draw:text-box>
        </draw:frame>
        <draw:frame draw:style-name="gr4" draw:text-style-name="P5" draw:layer="layout" svg:width="10.319cm" svg:height="0.395cm" svg:x="2.6cm" svg:y="26.357cm">
          <draw:text-box>
            <text:p text:style-name="P1"><text:span text:style-name="T11">House of Commons, </text:span><text:span text:style-name="T19">Official Report</text:span><text:span text:style-name="T11">, 17 March 2002, column WA2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346 </text:span></text:p>
          </draw:text-box>
        </draw:frame>
        <draw:frame draw:style-name="gr4" draw:text-style-name="P5" draw:layer="layout" svg:width="11.445cm" svg:height="0.395cm" svg:x="2.6cm" svg:y="26.781cm">
          <draw:text-box>
            <text:p text:style-name="P1"><text:span text:style-name="T11">House of Commons, </text:span><text:span text:style-name="T19">Official Report</text:span><text:span text:style-name="T11">, 17 March 2002, columns 515-516W. </text:span></text:p>
          </draw:text-box>
        </draw:frame>
      </draw:page>
      <draw:page draw:name="page145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5</text:span></text:p>
          </draw:text-box>
        </draw:frame>
        <draw:frame draw:style-name="gr1" draw:text-style-name="P2" draw:layer="layout" svg:width="7.347cm" svg:height="0.475cm" svg:x="2.2cm" svg:y="2.525cm">
          <draw:text-box>
            <text:p text:style-name="P1"><text:span text:style-name="T7">808. </text:span><text:span text:style-name="T4"><text:s/>Mr Blair had replied on 14 March:</text:span></text:p>
          </draw:text-box>
        </draw:frame>
        <draw:frame draw:style-name="gr1" draw:text-style-name="P2" draw:layer="layout" svg:width="14.908cm" svg:height="0.475cm" svg:x="2.95cm" svg:y="3.44cm">
          <draw:text-box>
            <text:p text:style-name="P1"><text:span text:style-name="T4">“</text:span><text:span text:style-name="T4">There is a longstanding convention, followed by successive Governments and </text:span></text:p>
          </draw:text-box>
        </draw:frame>
        <draw:frame draw:style-name="gr1" draw:text-style-name="P2" draw:layer="layout" svg:width="14.645cm" svg:height="0.475cm" svg:x="2.95cm" svg:y="4.004cm">
          <draw:text-box>
            <text:p text:style-name="P1"><text:span text:style-name="T4">reflected in the Ministerial Code, that legal advice to the Government remains </text:span></text:p>
          </draw:text-box>
        </draw:frame>
        <draw:frame draw:style-name="gr1" draw:text-style-name="P2" draw:layer="layout" svg:width="14.742cm" svg:height="0.475cm" svg:x="2.95cm" svg:y="4.568cm">
          <draw:text-box>
            <text:p text:style-name="P1"><text:span text:style-name="T4">confidential. This enables the Government to obtain frank and full legal advice </text:span></text:p>
          </draw:text-box>
        </draw:frame>
        <draw:frame draw:style-name="gr1" draw:text-style-name="P2" draw:layer="layout" svg:width="6.881cm" svg:height="0.475cm" svg:x="2.95cm" svg:y="5.133cm">
          <draw:text-box>
            <text:p text:style-name="P1"><text:span text:style-name="T4">in confidence, as everyone else can.</text:span></text:p>
          </draw:text-box>
        </draw:frame>
        <draw:frame draw:style-name="gr1" draw:text-style-name="P2" draw:layer="layout" svg:width="15.009cm" svg:height="0.475cm" svg:x="2.95cm" svg:y="6.047cm">
          <draw:text-box>
            <text:p text:style-name="P1"><text:span text:style-name="T4">“</text:span><text:span text:style-name="T4">We always act in accordance with international law. At the appropriate time the </text:span></text:p>
          </draw:text-box>
        </draw:frame>
        <draw:frame draw:style-name="gr1" draw:text-style-name="P2" draw:layer="layout" svg:width="15.729cm" svg:height="0.475cm" svg:x="2.95cm" svg:y="6.612cm">
          <draw:text-box>
            <text:p text:style-name="P1"><text:span text:style-name="T4">Government would of course explain the legal basis for any military action that may </text:span></text:p>
          </draw:text-box>
        </draw:frame>
        <draw:frame draw:style-name="gr1" draw:text-style-name="P2" draw:layer="layout" svg:width="2.754cm" svg:height="0.475cm" svg:x="2.95cm" svg:y="7.176cm">
          <draw:text-box>
            <text:p text:style-name="P1"><text:span text:style-name="T4">be necessary.”</text:span></text:p>
          </draw:text-box>
        </draw:frame>
        <draw:frame draw:style-name="gr7" draw:text-style-name="P8" draw:layer="layout" svg:width="0.408cm" svg:height="0.276cm" svg:x="5.695cm" svg:y="7.195cm">
          <draw:text-box>
            <text:p text:style-name="P1"><text:span text:style-name="T13">347</text:span></text:p>
          </draw:text-box>
        </draw:frame>
        <draw:frame draw:style-name="gr1" draw:text-style-name="P2" draw:layer="layout" svg:width="0.422cm" svg:height="0.475cm" svg:x="6.107cm" svg:y="7.1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29cm" svg:height="0.475cm" svg:x="2.2cm" svg:y="8.091cm">
          <draw:text-box>
            <text:p text:style-name="P1"><text:span text:style-name="T7">809. </text:span><text:span text:style-name="T4"><text:s/>Mr Straw sent a copy of Lord Goldsmith’s Written Answer to Mr Anderson, the </text:span></text:p>
          </draw:text-box>
        </draw:frame>
        <draw:frame draw:style-name="gr1" draw:text-style-name="P2" draw:layer="layout" svg:width="16.262cm" svg:height="0.475cm" svg:x="2.2cm" svg:y="8.655cm">
          <draw:text-box>
            <text:p text:style-name="P1"><text:span text:style-name="T4">Chairman of the Foreign Affairs Committee, on the morning of 17 March, together with </text:span></text:p>
          </draw:text-box>
        </draw:frame>
        <draw:frame draw:style-name="gr1" draw:text-style-name="P2" draw:layer="layout" svg:width="11.055cm" svg:height="0.475cm" svg:x="2.2cm" svg:y="9.22cm">
          <draw:text-box>
            <text:p text:style-name="P1"><text:span text:style-name="T4">an FCO paper giving “the legal background in more detail”.</text:span></text:p>
          </draw:text-box>
        </draw:frame>
        <draw:frame draw:style-name="gr7" draw:text-style-name="P8" draw:layer="layout" svg:width="0.408cm" svg:height="0.276cm" svg:x="13.213cm" svg:y="9.238cm">
          <draw:text-box>
            <text:p text:style-name="P1"><text:span text:style-name="T13">348</text:span></text:p>
          </draw:text-box>
        </draw:frame>
        <draw:frame draw:style-name="gr1" draw:text-style-name="P2" draw:layer="layout" svg:width="16.249cm" svg:height="0.475cm" svg:x="2.2cm" svg:y="10.134cm">
          <draw:text-box>
            <text:p text:style-name="P1"><text:span text:style-name="T7">810. </text:span><text:span text:style-name="T4"><text:s/>The Inquiry asked Ms Adams whether she agreed that the Attorney General was </text:span></text:p>
          </draw:text-box>
        </draw:frame>
        <draw:frame draw:style-name="gr1" draw:text-style-name="P2" draw:layer="layout" svg:width="12.3cm" svg:height="0.475cm" svg:x="2.2cm" svg:y="10.698cm">
          <draw:text-box>
            <text:p text:style-name="P1"><text:span text:style-name="T4">not giving a Law Officer’s advice on 17 March. Ms Adams replied:</text:span></text:p>
          </draw:text-box>
        </draw:frame>
        <draw:frame draw:style-name="gr1" draw:text-style-name="P2" draw:layer="layout" svg:width="16.021cm" svg:height="0.475cm" svg:x="2.95cm" svg:y="11.613cm">
          <draw:text-box>
            <text:p text:style-name="P1"><text:span text:style-name="T4">“</text:span><text:span text:style-name="T4">He was essentially asserting the Government’s view of the legal position, which was </text:span></text:p>
          </draw:text-box>
        </draw:frame>
        <draw:frame draw:style-name="gr1" draw:text-style-name="P2" draw:layer="layout" svg:width="15.344cm" svg:height="0.475cm" svg:x="2.95cm" svg:y="12.177cm">
          <draw:text-box>
            <text:p text:style-name="P1"><text:span text:style-name="T4">based on his advice … I think that [using the Attorney General to make the public </text:span></text:p>
          </draw:text-box>
        </draw:frame>
        <draw:frame draw:style-name="gr1" draw:text-style-name="P2" draw:layer="layout" svg:width="11.11cm" svg:height="0.475cm" svg:x="2.95cm" svg:y="12.742cm">
          <draw:text-box>
            <text:p text:style-name="P1"><text:span text:style-name="T4">statement on the legal position] may have been a mistake.”</text:span></text:p>
          </draw:text-box>
        </draw:frame>
        <draw:frame draw:style-name="gr7" draw:text-style-name="P8" draw:layer="layout" svg:width="0.408cm" svg:height="0.276cm" svg:x="14.01cm" svg:y="12.761cm">
          <draw:text-box>
            <text:p text:style-name="P1"><text:span text:style-name="T13">349</text:span></text:p>
          </draw:text-box>
        </draw:frame>
        <draw:frame draw:style-name="gr1" draw:text-style-name="P2" draw:layer="layout" svg:width="9.061cm" svg:height="0.475cm" svg:x="2.2cm" svg:y="13.656cm">
          <draw:text-box>
            <text:p text:style-name="P1"><text:span text:style-name="T7">811. </text:span><text:span text:style-name="T4"><text:s/>Mr Macleod had expressed a similar view: </text:span></text:p>
          </draw:text-box>
        </draw:frame>
        <draw:frame draw:style-name="gr1" draw:text-style-name="P2" draw:layer="layout" svg:width="15.623cm" svg:height="0.475cm" svg:x="2.95cm" svg:y="14.571cm">
          <draw:text-box>
            <text:p text:style-name="P1"><text:span text:style-name="T4">“</text:span><text:span text:style-name="T4">There is a question whether it was right to place on the Attorney General the onus </text:span></text:p>
          </draw:text-box>
        </draw:frame>
        <draw:frame draw:style-name="gr1" draw:text-style-name="P2" draw:layer="layout" svg:width="15.615cm" svg:height="0.475cm" svg:x="2.95cm" svg:y="15.135cm">
          <draw:text-box>
            <text:p text:style-name="P1"><text:span text:style-name="T4">of explaining the legal position publicly, so that he became perceived as the arbiter </text:span></text:p>
          </draw:text-box>
        </draw:frame>
        <draw:frame draw:style-name="gr1" draw:text-style-name="P2" draw:layer="layout" svg:width="15.052cm" svg:height="0.475cm" svg:x="2.95cm" svg:y="15.7cm">
          <draw:text-box>
            <text:p text:style-name="P1"><text:span text:style-name="T4">of whether the war should take place or not. The general practice on other legal </text:span></text:p>
          </draw:text-box>
        </draw:frame>
        <draw:frame draw:style-name="gr1" draw:text-style-name="P2" draw:layer="layout" svg:width="14.552cm" svg:height="0.475cm" svg:x="2.95cm" svg:y="16.264cm">
          <draw:text-box>
            <text:p text:style-name="P1"><text:span text:style-name="T4">issues is that the Attorney does not present the Government’s legal position: <text:s/></text:span></text:p>
          </draw:text-box>
        </draw:frame>
        <draw:frame draw:style-name="gr1" draw:text-style-name="P2" draw:layer="layout" svg:width="15.229cm" svg:height="0.475cm" svg:x="2.95cm" svg:y="16.828cm">
          <draw:text-box>
            <text:p text:style-name="P1"><text:span text:style-name="T4">that is left to the Minister with policy responsibility for the issue under discussion. </text:span></text:p>
          </draw:text-box>
        </draw:frame>
        <draw:frame draw:style-name="gr1" draw:text-style-name="P2" draw:layer="layout" svg:width="11.322cm" svg:height="0.475cm" svg:x="2.95cm" svg:y="17.393cm">
          <draw:text-box>
            <text:p text:style-name="P1"><text:span text:style-name="T4">That is what was done in relation to Kosovo or Iraq in 1998.”</text:span></text:p>
          </draw:text-box>
        </draw:frame>
        <draw:frame draw:style-name="gr7" draw:text-style-name="P8" draw:layer="layout" svg:width="0.408cm" svg:height="0.276cm" svg:x="14.222cm" svg:y="17.412cm">
          <draw:text-box>
            <text:p text:style-name="P1"><text:span text:style-name="T13">350</text:span></text:p>
          </draw:text-box>
        </draw:frame>
        <draw:frame draw:style-name="gr1" draw:text-style-name="P2" draw:layer="layout" svg:width="0.422cm" svg:height="0.475cm" svg:x="14.633cm" svg:y="17.39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682cm" svg:height="0.475cm" svg:x="2.2cm" svg:y="18.307cm">
          <draw:text-box>
            <text:p text:style-name="P1"><text:span text:style-name="T7">812. </text:span><text:span text:style-name="T4"><text:s/>Sir Michael Wood explicitly endorsed Mr Macleod’s view.</text:span></text:p>
          </draw:text-box>
        </draw:frame>
        <draw:frame draw:style-name="gr7" draw:text-style-name="P8" draw:layer="layout" svg:width="0.408cm" svg:height="0.276cm" svg:x="13.831cm" svg:y="18.326cm">
          <draw:text-box>
            <text:p text:style-name="P1"><text:span text:style-name="T13">351</text:span></text:p>
          </draw:text-box>
        </draw:frame>
        <draw:frame draw:style-name="gr1" draw:text-style-name="P2" draw:layer="layout" svg:width="6.974cm" svg:height="0.475cm" svg:x="2.2cm" svg:y="19.222cm">
          <draw:text-box>
            <text:p text:style-name="P1"><text:span text:style-name="T7">813. </text:span><text:span text:style-name="T4"><text:s/>Lord Goldsmith told the Inquiry:</text:span></text:p>
          </draw:text-box>
        </draw:frame>
        <draw:frame draw:style-name="gr1" draw:text-style-name="P2" draw:layer="layout" svg:width="15.513cm" svg:height="0.475cm" svg:x="2.95cm" svg:y="20.136cm">
          <draw:text-box>
            <text:p text:style-name="P1"><text:span text:style-name="T4">“… </text:span><text:span text:style-name="T4">there was a huge interest in what my view was in relation to the legality of war, </text:span></text:p>
          </draw:text-box>
        </draw:frame>
        <draw:frame draw:style-name="gr1" draw:text-style-name="P2" draw:layer="layout" svg:width="15.687cm" svg:height="0.475cm" svg:x="2.95cm" svg:y="20.701cm">
          <draw:text-box>
            <text:p text:style-name="P1"><text:span text:style-name="T4">and I had had, for example, almost weekly calls from the Shadow Attorney General </text:span></text:p>
          </draw:text-box>
        </draw:frame>
        <draw:frame draw:style-name="gr1" draw:text-style-name="P2" draw:layer="layout" svg:width="15.492cm" svg:height="0.475cm" svg:x="2.95cm" svg:y="21.265cm">
          <draw:text-box>
            <text:p text:style-name="P1"><text:span text:style-name="T4">[Mr Cash], who had both been telling me what his view was, which was that it was </text:span></text:p>
          </draw:text-box>
        </draw:frame>
        <draw:line draw:style-name="gr8" draw:text-style-name="P9" draw:layer="layout" svg:x1="2.199cm" svg:y1="23.91cm" svg:x2="7.3cm" svg:y2="23.91cm">
          <text:p/>
        </draw:line>
        <draw:frame draw:style-name="gr1" draw:text-style-name="P2" draw:layer="layout" svg:width="16.224cm" svg:height="0.475cm" svg:x="2.95cm" svg:y="21.83cm">
          <draw:text-box>
            <text:p text:style-name="P1"><text:span text:style-name="T4">lawful, and saying ‘You will have to tell Parliament what your view is in relation to this’. </text:span></text:p>
          </draw:text-box>
        </draw:frame>
        <draw:frame draw:style-name="gr10" draw:text-style-name="P10" draw:layer="layout" svg:width="0.404cm" svg:height="0.23cm" svg:x="2.2cm" svg:y="24.43cm">
          <draw:text-box>
            <text:p text:style-name="P1"><text:span text:style-name="T14">347 </text:span></text:p>
          </draw:text-box>
        </draw:frame>
        <draw:line draw:style-name="gr9" draw:text-style-name="P9" draw:layer="layout" svg:x1="2.6cm" svg:y1="25.194cm" svg:x2="17.098cm" svg:y2="25.194cm">
          <text:p/>
        </draw:line>
        <draw:line draw:style-name="gr9" draw:text-style-name="P9" draw:layer="layout" svg:x1="2.199cm" svg:y1="25.617cm" svg:x2="15.553cm" svg:y2="25.617cm">
          <text:p/>
        </draw:line>
        <draw:frame draw:style-name="gr4" draw:text-style-name="P5" draw:layer="layout" svg:width="10.468cm" svg:height="0.395cm" svg:x="2.6cm" svg:y="24.414cm">
          <draw:text-box>
            <text:p text:style-name="P1"><text:span text:style-name="T11">House of Commons, </text:span><text:span text:style-name="T19">Official Report</text:span><text:span text:style-name="T11">, 14 March 2002, column 482W.</text:span></text:p>
          </draw:text-box>
        </draw:frame>
        <draw:frame draw:style-name="gr10" draw:text-style-name="P10" draw:layer="layout" svg:width="0.404cm" svg:height="0.23cm" svg:x="2.2cm" svg:y="24.853cm">
          <draw:text-box>
            <text:p text:style-name="P1"><text:span text:style-name="T14">348 </text:span></text:p>
          </draw:text-box>
        </draw:frame>
        <draw:frame draw:style-name="gr4" draw:text-style-name="P5" draw:layer="layout" svg:width="14.408cm" svg:height="0.395cm" svg:x="2.6cm" svg:y="24.837cm">
          <draw:text-box>
            <text:p text:style-name="P1"><text:span text:style-name="T6">Letter Straw to Anderson, 17 March 2003, ‘Iraq: Legal Position Concerning the Use of Force’ </text:span></text:p>
          </draw:text-box>
        </draw:frame>
        <draw:frame draw:style-name="gr4" draw:text-style-name="P5" draw:layer="layout" svg:width="13.481cm" svg:height="0.395cm" svg:x="2.2cm" svg:y="25.261cm">
          <draw:text-box>
            <text:p text:style-name="P1"><text:span text:style-name="T6">attaching PQ and Paper FCO, 17 March 2003, ‘Iraq: Legal Basis for the Use of Force’</text:span><text:span text:style-name="T11">. </text:span></text:p>
          </draw:text-box>
        </draw:frame>
        <draw:frame draw:style-name="gr10" draw:text-style-name="P10" draw:layer="layout" svg:width="0.404cm" svg:height="0.23cm" svg:x="2.2cm" svg:y="25.7cm">
          <draw:text-box>
            <text:p text:style-name="P1"><text:span text:style-name="T14">349 </text:span></text:p>
          </draw:text-box>
        </draw:frame>
        <draw:frame draw:style-name="gr4" draw:text-style-name="P5" draw:layer="layout" svg:width="6.098cm" svg:height="0.395cm" svg:x="2.6cm" svg:y="25.684cm">
          <draw:text-box>
            <text:p text:style-name="P1"><text:span text:style-name="T11">Public hearing, 30 June 2010, page 52.</text:span></text:p>
          </draw:text-box>
        </draw:frame>
        <draw:frame draw:style-name="gr10" draw:text-style-name="P10" draw:layer="layout" svg:width="0.404cm" svg:height="0.23cm" svg:x="2.2cm" svg:y="26.123cm">
          <draw:text-box>
            <text:p text:style-name="P1"><text:span text:style-name="T14">350 </text:span></text:p>
          </draw:text-box>
        </draw:frame>
        <draw:frame draw:style-name="gr4" draw:text-style-name="P5" draw:layer="layout" svg:width="6.297cm" svg:height="0.395cm" svg:x="2.6cm" svg:y="26.107cm">
          <draw:text-box>
            <text:p text:style-name="P1"><text:span text:style-name="T11">Statement, 24 June 2010, paragraph 33.</text:span></text:p>
          </draw:text-box>
        </draw:frame>
        <draw:frame draw:style-name="gr10" draw:text-style-name="P10" draw:layer="layout" svg:width="0.404cm" svg:height="0.23cm" svg:x="2.2cm" svg:y="26.546cm">
          <draw:text-box>
            <text:p text:style-name="P1"><text:span text:style-name="T14">351 </text:span></text:p>
          </draw:text-box>
        </draw:frame>
        <draw:frame draw:style-name="gr4" draw:text-style-name="P5" draw:layer="layout" svg:width="5.666cm" svg:height="0.395cm" svg:x="2.6cm" svg:y="26.531cm">
          <draw:text-box>
            <text:p text:style-name="P1"><text:span text:style-name="T11">Statement, 15 March 2011, page 25.</text:span></text:p>
          </draw:text-box>
        </draw:frame>
      </draw:page>
      <draw:page draw:name="page14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6</text:span></text:p>
          </draw:text-box>
        </draw:frame>
        <draw:frame draw:style-name="gr1" draw:text-style-name="P2" draw:layer="layout" svg:width="15.898cm" svg:height="0.475cm" svg:x="2.95cm" svg:y="2.525cm">
          <draw:text-box>
            <text:p text:style-name="P1"><text:span text:style-name="T4">“</text:span><text:span text:style-name="T4">Normally, a Law Officer’s opinion is not disclosed. It was in fact, impossible in these </text:span></text:p>
          </draw:text-box>
        </draw:frame>
        <draw:frame draw:style-name="gr1" draw:text-style-name="P2" draw:layer="layout" svg:width="15.018cm" svg:height="0.475cm" svg:x="2.95cm" svg:y="3.09cm">
          <draw:text-box>
            <text:p text:style-name="P1"><text:span text:style-name="T4">circumstances not to disclose what my conclusion was, because the clamour to </text:span></text:p>
          </draw:text-box>
        </draw:frame>
        <draw:frame draw:style-name="gr1" draw:text-style-name="P2" draw:layer="layout" svg:width="16cm" svg:height="0.475cm" svg:x="2.95cm" svg:y="3.654cm">
          <draw:text-box>
            <text:p text:style-name="P1"><text:span text:style-name="T4">know … would have been frankly impossible to avoid. So I knew that I would have to </text:span></text:p>
          </draw:text-box>
        </draw:frame>
        <draw:frame draw:style-name="gr1" draw:text-style-name="P2" draw:layer="layout" svg:width="15.742cm" svg:height="0.475cm" svg:x="2.95cm" svg:y="4.218cm">
          <draw:text-box>
            <text:p text:style-name="P1"><text:span text:style-name="T4">make some sort of statement as to what my position was. So that is the point about </text:span></text:p>
          </draw:text-box>
        </draw:frame>
        <draw:frame draw:style-name="gr1" draw:text-style-name="P2" draw:layer="layout" svg:width="5.048cm" svg:height="0.475cm" svg:x="2.95cm" svg:y="4.783cm">
          <draw:text-box>
            <text:p text:style-name="P1"><text:span text:style-name="T4">the Parliamentary answer.”</text:span></text:p>
          </draw:text-box>
        </draw:frame>
        <draw:frame draw:style-name="gr7" draw:text-style-name="P8" draw:layer="layout" svg:width="0.408cm" svg:height="0.276cm" svg:x="7.985cm" svg:y="4.802cm">
          <draw:text-box>
            <text:p text:style-name="P1"><text:span text:style-name="T13">352</text:span></text:p>
          </draw:text-box>
        </draw:frame>
        <draw:frame draw:style-name="gr1" draw:text-style-name="P2" draw:layer="layout" svg:width="0.422cm" svg:height="0.475cm" svg:x="8.397cm" svg:y="4.78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86cm" svg:height="0.475cm" svg:x="2.2cm" svg:y="5.697cm">
          <draw:text-box>
            <text:p text:style-name="P1"><text:span text:style-name="T7">814. </text:span><text:span text:style-name="T4"><text:s/>Parliamentary Questions and Parliamentary Committees after 2003 sought to </text:span></text:p>
          </draw:text-box>
        </draw:frame>
        <draw:frame draw:style-name="gr1" draw:text-style-name="P2" draw:layer="layout" svg:width="15.631cm" svg:height="0.475cm" svg:x="2.2cm" svg:y="6.262cm">
          <draw:text-box>
            <text:p text:style-name="P1"><text:span text:style-name="T4">probe whether Lord Goldsmith’s Written Answer to Baroness Ramsey on 17 March </text:span></text:p>
          </draw:text-box>
        </draw:frame>
        <draw:frame draw:style-name="gr1" draw:text-style-name="P2" draw:layer="layout" svg:width="16.389cm" svg:height="0.475cm" svg:x="2.2cm" svg:y="6.826cm">
          <draw:text-box>
            <text:p text:style-name="P1"><text:span text:style-name="T4">constituted the Attorney General’s advice, and by implication, whether the Government </text:span></text:p>
          </draw:text-box>
        </draw:frame>
        <draw:frame draw:style-name="gr1" draw:text-style-name="P2" draw:layer="layout" svg:width="15.839cm" svg:height="0.475cm" svg:x="2.2cm" svg:y="7.391cm">
          <draw:text-box>
            <text:p text:style-name="P1"><text:span text:style-name="T4">had waived, in the case of the legal advice on the basis of military action in Iraq, the </text:span></text:p>
          </draw:text-box>
        </draw:frame>
        <draw:frame draw:style-name="gr1" draw:text-style-name="P2" draw:layer="layout" svg:width="16.161cm" svg:height="0.475cm" svg:x="2.2cm" svg:y="7.955cm">
          <draw:text-box>
            <text:p text:style-name="P1"><text:span text:style-name="T4">convention that neither the fact that the Attorney General had advised nor the content </text:span></text:p>
          </draw:text-box>
        </draw:frame>
        <draw:frame draw:style-name="gr1" draw:text-style-name="P2" draw:layer="layout" svg:width="5.577cm" svg:height="0.475cm" svg:x="2.2cm" svg:y="8.52cm">
          <draw:text-box>
            <text:p text:style-name="P1"><text:span text:style-name="T4">of that advice were disclosed.</text:span></text:p>
          </draw:text-box>
        </draw:frame>
        <draw:frame draw:style-name="gr7" draw:text-style-name="P8" draw:layer="layout" svg:width="0.408cm" svg:height="0.276cm" svg:x="7.753cm" svg:y="8.538cm">
          <draw:text-box>
            <text:p text:style-name="P1"><text:span text:style-name="T13">353</text:span></text:p>
          </draw:text-box>
        </draw:frame>
        <draw:frame draw:style-name="gr1" draw:text-style-name="P2" draw:layer="layout" svg:width="0.422cm" svg:height="0.475cm" svg:x="8.165cm" svg:y="8.5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051cm" svg:height="0.475cm" svg:x="2.2cm" svg:y="9.434cm">
          <draw:text-box>
            <text:p text:style-name="P1"><text:span text:style-name="T7">815. </text:span><text:span text:style-name="T4"><text:s/>In his responses, Lord Goldsmith was always very careful to point out that </text:span></text:p>
          </draw:text-box>
        </draw:frame>
        <draw:frame draw:style-name="gr1" draw:text-style-name="P2" draw:layer="layout" svg:width="16.046cm" svg:height="0.475cm" svg:x="2.2cm" svg:y="9.998cm">
          <draw:text-box>
            <text:p text:style-name="P1"><text:span text:style-name="T4">Baroness Ramsey had asked for, and he had provided, his view of the legal basis for </text:span></text:p>
          </draw:text-box>
        </draw:frame>
        <draw:frame draw:style-name="gr1" draw:text-style-name="P2" draw:layer="layout" svg:width="5.891cm" svg:height="0.475cm" svg:x="2.2cm" svg:y="10.563cm">
          <draw:text-box>
            <text:p text:style-name="P1"><text:span text:style-name="T4">the use of force, not his advice.</text:span></text:p>
          </draw:text-box>
        </draw:frame>
        <draw:frame draw:style-name="gr7" draw:text-style-name="P8" draw:layer="layout" svg:width="0.408cm" svg:height="0.276cm" svg:x="8.059cm" svg:y="10.582cm">
          <draw:text-box>
            <text:p text:style-name="P1"><text:span text:style-name="T13">354</text:span></text:p>
          </draw:text-box>
        </draw:frame>
        <draw:frame draw:style-name="gr1" draw:text-style-name="P2" draw:layer="layout" svg:width="16.63cm" svg:height="0.475cm" svg:x="2.2cm" svg:y="11.477cm">
          <draw:text-box>
            <text:p text:style-name="P1"><text:span text:style-name="T7">816. </text:span><text:span text:style-name="T4"><text:s/>The FCO paper, ‘Iraq: Legal Basis for the Use of Force’, stated that the legal basis </text:span></text:p>
          </draw:text-box>
        </draw:frame>
        <draw:frame draw:style-name="gr1" draw:text-style-name="P2" draw:layer="layout" svg:width="14.869cm" svg:height="0.475cm" svg:x="2.2cm" svg:y="12.042cm">
          <draw:text-box>
            <text:p text:style-name="P1"><text:span text:style-name="T4">for the use of force in Iraq was the revival of the authorisation in resolution 678.</text:span></text:p>
          </draw:text-box>
        </draw:frame>
        <draw:frame draw:style-name="gr7" draw:text-style-name="P8" draw:layer="layout" svg:width="0.408cm" svg:height="0.276cm" svg:x="17.002cm" svg:y="12.061cm">
          <draw:text-box>
            <text:p text:style-name="P1"><text:span text:style-name="T13">355</text:span></text:p>
          </draw:text-box>
        </draw:frame>
        <draw:frame draw:style-name="gr1" draw:text-style-name="P2" draw:layer="layout" svg:width="10.894cm" svg:height="0.475cm" svg:x="2.2cm" svg:y="12.956cm">
          <draw:text-box>
            <text:p text:style-name="P1"><text:span text:style-name="T7">817. </text:span><text:span text:style-name="T4"><text:s/>Specifically, the paper stated that in resolution 1441:</text:span></text:p>
          </draw:text-box>
        </draw:frame>
        <draw:frame draw:style-name="gr1" draw:text-style-name="P2" draw:layer="layout" svg:width="7.982cm" svg:height="0.475cm" svg:x="2.95cm" svg:y="13.871cm">
          <draw:text-box>
            <text:p text:style-name="P1"><text:span text:style-name="T4">“… </text:span><text:span text:style-name="T4">the Security Council has determined – </text:span></text:p>
          </draw:text-box>
        </draw:frame>
        <draw:frame draw:style-name="gr1" draw:text-style-name="P2" draw:layer="layout" svg:width="14.675cm" svg:height="0.475cm" svg:x="2.925cm" svg:y="14.785cm">
          <draw:text-box>
            <text:p text:style-name="P1"><text:span text:style-name="T4">(1) <text:s/>that Iraq’s possession of weapons of mass destruction (WMD) constitutes </text:span></text:p>
          </draw:text-box>
        </draw:frame>
        <draw:frame draw:style-name="gr1" draw:text-style-name="P2" draw:layer="layout" svg:width="8.16cm" svg:height="0.475cm" svg:x="3.7cm" svg:y="15.35cm">
          <draw:text-box>
            <text:p text:style-name="P1"><text:span text:style-name="T4">a threat to international peace and security;</text:span></text:p>
          </draw:text-box>
        </draw:frame>
        <draw:frame draw:style-name="gr1" draw:text-style-name="P2" draw:layer="layout" svg:width="15.123cm" svg:height="0.475cm" svg:x="2.925cm" svg:y="16.064cm">
          <draw:text-box>
            <text:p text:style-name="P1"><text:span text:style-name="T4">(2) <text:s/>that Iraq has failed – in clear violation of its legal obligations – to disarm; and</text:span></text:p>
          </draw:text-box>
        </draw:frame>
        <draw:frame draw:style-name="gr1" draw:text-style-name="P2" draw:layer="layout" svg:width="14.23cm" svg:height="0.475cm" svg:x="2.925cm" svg:y="16.778cm">
          <draw:text-box>
            <text:p text:style-name="P1"><text:span text:style-name="T4">(3) <text:s/>that, in consequence, Iraq is in material breach of the conditions for the </text:span></text:p>
          </draw:text-box>
        </draw:frame>
        <draw:frame draw:style-name="gr1" draw:text-style-name="P2" draw:layer="layout" svg:width="14.844cm" svg:height="0.475cm" svg:x="3.7cm" svg:y="17.343cm">
          <draw:text-box>
            <text:p text:style-name="P1"><text:span text:style-name="T4">ceasefire laid down by the Council in SCR 687 at the end of hostilities in 1991, </text:span></text:p>
          </draw:text-box>
        </draw:frame>
        <draw:frame draw:style-name="gr1" draw:text-style-name="P2" draw:layer="layout" svg:width="8.316cm" svg:height="0.475cm" svg:x="3.7cm" svg:y="17.907cm">
          <draw:text-box>
            <text:p text:style-name="P1"><text:span text:style-name="T4">thus reviving the authorisation in SCR 678.” </text:span></text:p>
          </draw:text-box>
        </draw:frame>
        <draw:frame draw:style-name="gr1" draw:text-style-name="P2" draw:layer="layout" svg:width="15.538cm" svg:height="0.475cm" svg:x="2.2cm" svg:y="18.822cm">
          <draw:text-box>
            <text:p text:style-name="P1"><text:span text:style-name="T7">818. </text:span><text:span text:style-name="T4"><text:s/>Referring to the Security Council’s power under Chapter VII of the Charter to </text:span></text:p>
          </draw:text-box>
        </draw:frame>
        <draw:frame draw:style-name="gr1" draw:text-style-name="P2" draw:layer="layout" svg:width="16.741cm" svg:height="0.475cm" svg:x="2.2cm" svg:y="19.386cm">
          <draw:text-box>
            <text:p text:style-name="P1"><text:span text:style-name="T4">authorise States to take military action, the paper set out the occasions during the 1990s </text:span></text:p>
          </draw:text-box>
        </draw:frame>
        <draw:frame draw:style-name="gr1" draw:text-style-name="P2" draw:layer="layout" svg:width="15.911cm" svg:height="0.475cm" svg:x="2.2cm" svg:y="19.951cm">
          <draw:text-box>
            <text:p text:style-name="P1"><text:span text:style-name="T4">when action had been taken on the basis that Iraq’s non-compliance had broken the </text:span></text:p>
          </draw:text-box>
        </draw:frame>
        <draw:frame draw:style-name="gr1" draw:text-style-name="P2" draw:layer="layout" svg:width="16.478cm" svg:height="0.475cm" svg:x="2.2cm" svg:y="20.515cm">
          <draw:text-box>
            <text:p text:style-name="P1"><text:span text:style-name="T4">conditions of the cease-fire in resolution 687 and the authority to use force in resolution 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frame draw:style-name="gr1" draw:text-style-name="P2" draw:layer="layout" svg:width="13.147cm" svg:height="0.475cm" svg:x="2.2cm" svg:y="21.08cm">
          <draw:text-box>
            <text:p text:style-name="P1"><text:span text:style-name="T4">678 had been “revived”, as the “legal background” to resolution 1441. </text:span></text:p>
          </draw:text-box>
        </draw:frame>
        <draw:frame draw:style-name="gr10" draw:text-style-name="P10" draw:layer="layout" svg:width="0.404cm" svg:height="0.23cm" svg:x="2.2cm" svg:y="23.833cm">
          <draw:text-box>
            <text:p text:style-name="P1"><text:span text:style-name="T14">352 </text:span></text:p>
          </draw:text-box>
        </draw:frame>
        <draw:frame draw:style-name="gr4" draw:text-style-name="P5" draw:layer="layout" svg:width="7.664cm" svg:height="0.395cm" svg:x="2.6cm" svg:y="23.817cm">
          <draw:text-box>
            <text:p text:style-name="P1"><text:span text:style-name="T11">Public hearing, 27 January 2010, pages 198-199.</text:span></text:p>
          </draw:text-box>
        </draw:frame>
        <draw:frame draw:style-name="gr10" draw:text-style-name="P10" draw:layer="layout" svg:width="0.404cm" svg:height="0.23cm" svg:x="2.2cm" svg:y="24.256cm">
          <draw:text-box>
            <text:p text:style-name="P1"><text:span text:style-name="T14">353 </text:span></text:p>
          </draw:text-box>
        </draw:frame>
        <draw:frame draw:style-name="gr4" draw:text-style-name="P5" draw:layer="layout" svg:width="15.531cm" svg:height="0.395cm" svg:x="2.6cm" svg:y="24.241cm">
          <draw:text-box>
            <text:p text:style-name="P1"><text:span text:style-name="T11">House of Lords, </text:span><text:span text:style-name="T19">Official Report</text:span><text:span text:style-name="T11">, 6 November 2003, column 129WA; House of Lords, </text:span><text:span text:style-name="T19">Official Report</text:span><text:span text:style-name="T11">, </text:span></text:p>
          </draw:text-box>
        </draw:frame>
        <draw:frame draw:style-name="gr4" draw:text-style-name="P5" draw:layer="layout" svg:width="16.461cm" svg:height="0.395cm" svg:x="2.2cm" svg:y="24.664cm">
          <draw:text-box>
            <text:p text:style-name="P1"><text:span text:style-name="T11">28 February 2005, column 1WA; House of Lords, Constitution Committee, </text:span><text:span text:style-name="T19">Minutes of Evidence, </text:span><text:span text:style-name="T11">22 March </text:span></text:p>
          </draw:text-box>
        </draw:frame>
        <draw:frame draw:style-name="gr4" draw:text-style-name="P5" draw:layer="layout" svg:width="15.954cm" svg:height="0.395cm" svg:x="2.2cm" svg:y="25.087cm">
          <draw:text-box>
            <text:p text:style-name="P1"><text:span text:style-name="T11">2006, Q41; House of Lords, Constitution Committee, </text:span><text:span text:style-name="T19">Minutes of Evidence, </text:span><text:span text:style-name="T11">22 March 2006, Q41, Q241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354 </text:span></text:p>
          </draw:text-box>
        </draw:frame>
        <draw:frame draw:style-name="gr4" draw:text-style-name="P5" draw:layer="layout" svg:width="15.531cm" svg:height="0.395cm" svg:x="2.6cm" svg:y="25.511cm">
          <draw:text-box>
            <text:p text:style-name="P1"><text:span text:style-name="T11">House of Lords, </text:span><text:span text:style-name="T19">Official Report</text:span><text:span text:style-name="T11">, 6 November 2003, column 129WA; House of Lords, </text:span><text:span text:style-name="T19">Official Report</text:span><text:span text:style-name="T11">, </text:span></text:p>
          </draw:text-box>
        </draw:frame>
        <draw:frame draw:style-name="gr4" draw:text-style-name="P5" draw:layer="layout" svg:width="16.461cm" svg:height="0.395cm" svg:x="2.2cm" svg:y="25.934cm">
          <draw:text-box>
            <text:p text:style-name="P1"><text:span text:style-name="T11">28 February 2005, column 1WA; House of Lords, Constitution Committee, </text:span><text:span text:style-name="T19">Minutes of Evidence, </text:span><text:span text:style-name="T11">22 March </text:span></text:p>
          </draw:text-box>
        </draw:frame>
        <draw:frame draw:style-name="gr4" draw:text-style-name="P5" draw:layer="layout" svg:width="15.954cm" svg:height="0.395cm" svg:x="2.2cm" svg:y="26.357cm">
          <draw:text-box>
            <text:p text:style-name="P1"><text:span text:style-name="T11">2006, Q41; House of Lords, Constitution Committee, </text:span><text:span text:style-name="T19">Minutes of Evidence, </text:span><text:span text:style-name="T11">22 March 2006, Q41, Q241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355 </text:span></text:p>
          </draw:text-box>
        </draw:frame>
        <draw:frame draw:style-name="gr4" draw:text-style-name="P5" draw:layer="layout" svg:width="10.674cm" svg:height="0.395cm" svg:x="2.6cm" svg:y="26.781cm">
          <draw:text-box>
            <text:p text:style-name="P1"><text:span text:style-name="T11">Paper FCO, 17 March 2003, ‘Iraq: Legal Basis for the Use of Force’. </text:span></text:p>
          </draw:text-box>
        </draw:frame>
      </draw:page>
      <draw:page draw:name="page147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7</text:span></text:p>
          </draw:text-box>
        </draw:frame>
        <draw:frame draw:style-name="gr1" draw:text-style-name="P2" draw:layer="layout" svg:width="14.984cm" svg:height="0.475cm" svg:x="2.2cm" svg:y="2.525cm">
          <draw:text-box>
            <text:p text:style-name="P1"><text:span text:style-name="T7">819. </text:span><text:span text:style-name="T4"><text:s/>The FCO paper stated that the preambular paragraphs of resolution 1441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03cm" svg:height="0.475cm" svg:x="3.7cm" svg:y="3.44cm">
          <draw:text-box>
            <text:p text:style-name="P1"><text:span text:style-name="T4">confirmed “once more” by the reference to resolution 678 “that that resolution </text:span></text:p>
          </draw:text-box>
        </draw:frame>
        <draw:frame draw:style-name="gr1" draw:text-style-name="P2" draw:layer="layout" svg:width="3.253cm" svg:height="0.475cm" svg:x="3.7cm" svg:y="4.004cm">
          <draw:text-box>
            <text:p text:style-name="P1"><text:span text:style-name="T4">was still in force”;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51cm" svg:height="0.475cm" svg:x="3.7cm" svg:y="4.668cm">
          <draw:text-box>
            <text:p text:style-name="P1"><text:span text:style-name="T4">“</text:span><text:span text:style-name="T4">recognised the threat which Iraq’s non-compliance … posed to international </text:span></text:p>
          </draw:text-box>
        </draw:frame>
        <draw:frame draw:style-name="gr1" draw:text-style-name="P2" draw:layer="layout" svg:width="4.777cm" svg:height="0.475cm" svg:x="3.7cm" svg:y="5.233cm">
          <draw:text-box>
            <text:p text:style-name="P1"><text:span text:style-name="T4">peace and security”; and </text:span></text:p>
          </draw:text-box>
        </draw:frame>
        <draw:frame draw:style-name="gr2" draw:text-style-name="P3" draw:layer="layout" svg:width="0.634cm" svg:height="0.712cm" svg:x="2.95cm" svg:y="5.7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38cm" svg:height="0.475cm" svg:x="3.7cm" svg:y="5.897cm">
          <draw:text-box>
            <text:p text:style-name="P1"><text:span text:style-name="T4">“</text:span><text:span text:style-name="T4">recalled” that resolution 687 “imposed obligations on Iraq as a necessary </text:span></text:p>
          </draw:text-box>
        </draw:frame>
        <draw:frame draw:style-name="gr1" draw:text-style-name="P2" draw:layer="layout" svg:width="14.374cm" svg:height="0.475cm" svg:x="3.7cm" svg:y="6.462cm">
          <draw:text-box>
            <text:p text:style-name="P1"><text:span text:style-name="T4">step for the achievement of its objective of restoring international peace and </text:span></text:p>
          </draw:text-box>
        </draw:frame>
        <draw:frame draw:style-name="gr1" draw:text-style-name="P2" draw:layer="layout" svg:width="1.721cm" svg:height="0.475cm" svg:x="3.7cm" svg:y="7.026cm">
          <draw:text-box>
            <text:p text:style-name="P1"><text:span text:style-name="T4">security”.</text:span></text:p>
          </draw:text-box>
        </draw:frame>
        <draw:frame draw:style-name="gr7" draw:text-style-name="P8" draw:layer="layout" svg:width="0.408cm" svg:height="0.276cm" svg:x="5.417cm" svg:y="7.045cm">
          <draw:text-box>
            <text:p text:style-name="P1"><text:span text:style-name="T13">356</text:span></text:p>
          </draw:text-box>
        </draw:frame>
        <draw:frame draw:style-name="gr1" draw:text-style-name="P2" draw:layer="layout" svg:width="16.338cm" svg:height="0.475cm" svg:x="2.2cm" svg:y="7.941cm">
          <draw:text-box>
            <text:p text:style-name="P1"><text:span text:style-name="T7">820. </text:span><text:span text:style-name="T4"><text:s/>The paper stated that operative paragraph one (OP1) of resolution 1441 decided </text:span></text:p>
          </draw:text-box>
        </draw:frame>
        <draw:frame draw:style-name="gr1" draw:text-style-name="P2" draw:layer="layout" svg:width="16.664cm" svg:height="0.475cm" svg:x="2.2cm" svg:y="8.505cm">
          <draw:text-box>
            <text:p text:style-name="P1"><text:span text:style-name="T4">that “Iraq ‘has been and remains in material breach’ of its obligations” and, paraphrasing </text:span></text:p>
          </draw:text-box>
        </draw:frame>
        <draw:frame draw:style-name="gr1" draw:text-style-name="P2" draw:layer="layout" svg:width="4.096cm" svg:height="0.475cm" svg:x="2.2cm" svg:y="9.07cm">
          <draw:text-box>
            <text:p text:style-name="P1"><text:span text:style-name="T4">the resolution, added:</text:span></text:p>
          </draw:text-box>
        </draw:frame>
        <draw:frame draw:style-name="gr1" draw:text-style-name="P2" draw:layer="layout" svg:width="14.819cm" svg:height="0.475cm" svg:x="2.95cm" svg:y="9.984cm">
          <draw:text-box>
            <text:p text:style-name="P1"><text:span text:style-name="T4">“</text:span><text:span text:style-name="T4">The use of the term ‘material breach’ is of the utmost importance because the </text:span></text:p>
          </draw:text-box>
        </draw:frame>
        <draw:frame draw:style-name="gr1" draw:text-style-name="P2" draw:layer="layout" svg:width="14.768cm" svg:height="0.475cm" svg:x="2.95cm" svg:y="10.548cm">
          <draw:text-box>
            <text:p text:style-name="P1"><text:span text:style-name="T4">practice of the Security Council during the 1990s shows that it was just such a </text:span></text:p>
          </draw:text-box>
        </draw:frame>
        <draw:frame draw:style-name="gr1" draw:text-style-name="P2" draw:layer="layout" svg:width="15.852cm" svg:height="0.475cm" svg:x="2.95cm" svg:y="11.113cm">
          <draw:text-box>
            <text:p text:style-name="P1"><text:span text:style-name="T4">finding of material breach by Iraq which served to revive the authorisation of force …</text:span></text:p>
          </draw:text-box>
        </draw:frame>
        <draw:frame draw:style-name="gr1" draw:text-style-name="P2" draw:layer="layout" svg:width="14.946cm" svg:height="0.475cm" svg:x="2.95cm" svg:y="12.027cm">
          <draw:text-box>
            <text:p text:style-name="P1"><text:span text:style-name="T4">“</text:span><text:span text:style-name="T4">On this occasion, however, the Council decided (paragraph two) to offer Iraq a </text:span></text:p>
          </draw:text-box>
        </draw:frame>
        <draw:frame draw:style-name="gr1" draw:text-style-name="P2" draw:layer="layout" svg:width="15.369cm" svg:height="0.475cm" svg:x="2.95cm" svg:y="12.592cm">
          <draw:text-box>
            <text:p text:style-name="P1"><text:span text:style-name="T4">‘</text:span><text:span text:style-name="T4">final opportunity to comply with its disarmament obligations’. Iraq was required to </text:span></text:p>
          </draw:text-box>
        </draw:frame>
        <draw:frame draw:style-name="gr1" draw:text-style-name="P2" draw:layer="layout" svg:width="15.246cm" svg:height="0.475cm" svg:x="2.95cm" svg:y="13.156cm">
          <draw:text-box>
            <text:p text:style-name="P1"><text:span text:style-name="T4">produce an accurate, full and complete declaration of all aspects of its prohibited </text:span></text:p>
          </draw:text-box>
        </draw:frame>
        <draw:frame draw:style-name="gr1" draw:text-style-name="P2" draw:layer="layout" svg:width="14.099cm" svg:height="0.475cm" svg:x="2.95cm" svg:y="13.721cm">
          <draw:text-box>
            <text:p text:style-name="P1"><text:span text:style-name="T4">programmes (paragraph three), and to provide immediate and unrestricted </text:span></text:p>
          </draw:text-box>
        </draw:frame>
        <draw:frame draw:style-name="gr1" draw:text-style-name="P2" draw:layer="layout" svg:width="14.798cm" svg:height="0.475cm" svg:x="2.95cm" svg:y="14.285cm">
          <draw:text-box>
            <text:p text:style-name="P1"><text:span text:style-name="T4">access to UNMOVIC and IAEA (paragraph five). Failure by Iraq to comply with </text:span></text:p>
          </draw:text-box>
        </draw:frame>
        <draw:frame draw:style-name="gr1" draw:text-style-name="P2" draw:layer="layout" svg:width="14.768cm" svg:height="0.475cm" svg:x="2.95cm" svg:y="14.85cm">
          <draw:text-box>
            <text:p text:style-name="P1"><text:span text:style-name="T4">the requirements of SCR 1441 was declared to be a further material breach of </text:span></text:p>
          </draw:text-box>
        </draw:frame>
        <draw:frame draw:style-name="gr1" draw:text-style-name="P2" draw:layer="layout" svg:width="15.593cm" svg:height="0.475cm" svg:x="2.95cm" svg:y="15.414cm">
          <draw:text-box>
            <text:p text:style-name="P1"><text:span text:style-name="T4">Iraq’s obligations (paragraph four), in addition to the continuing breach identified in </text:span></text:p>
          </draw:text-box>
        </draw:frame>
        <draw:frame draw:style-name="gr1" draw:text-style-name="P2" draw:layer="layout" svg:width="15.678cm" svg:height="0.475cm" svg:x="2.95cm" svg:y="15.978cm">
          <draw:text-box>
            <text:p text:style-name="P1"><text:span text:style-name="T4">paragraph one. In the event of a further breach (paragraph four), or interference by </text:span></text:p>
          </draw:text-box>
        </draw:frame>
        <draw:frame draw:style-name="gr1" draw:text-style-name="P2" draw:layer="layout" svg:width="15.775cm" svg:height="0.475cm" svg:x="2.95cm" svg:y="16.543cm">
          <draw:text-box>
            <text:p text:style-name="P1"><text:span text:style-name="T4">Iraq with the inspectors or failure to comply with any of the disarmament obligations </text:span></text:p>
          </draw:text-box>
        </draw:frame>
        <draw:frame draw:style-name="gr1" draw:text-style-name="P2" draw:layer="layout" svg:width="15.687cm" svg:height="0.475cm" svg:x="2.95cm" svg:y="17.107cm">
          <draw:text-box>
            <text:p text:style-name="P1"><text:span text:style-name="T4">under any of the relevant resolutions (paragraph 11), the matter was to be reported </text:span></text:p>
          </draw:text-box>
        </draw:frame>
        <draw:frame draw:style-name="gr1" draw:text-style-name="P2" draw:layer="layout" svg:width="15.589cm" svg:height="0.475cm" svg:x="2.95cm" svg:y="17.672cm">
          <draw:text-box>
            <text:p text:style-name="P1"><text:span text:style-name="T4">to the Security Council. The Council was then to convene ‘to consider the situation </text:span></text:p>
          </draw:text-box>
        </draw:frame>
        <draw:frame draw:style-name="gr1" draw:text-style-name="P2" draw:layer="layout" svg:width="15.64cm" svg:height="0.475cm" svg:x="2.95cm" svg:y="18.236cm">
          <draw:text-box>
            <text:p text:style-name="P1"><text:span text:style-name="T4">and the need for full compliance with all of the relevant Council resolutions in order </text:span></text:p>
          </draw:text-box>
        </draw:frame>
        <draw:frame draw:style-name="gr1" draw:text-style-name="P2" draw:layer="layout" svg:width="15.852cm" svg:height="0.475cm" svg:x="2.95cm" svg:y="18.801cm">
          <draw:text-box>
            <text:p text:style-name="P1"><text:span text:style-name="T4">to secure international peace and security’ (paragraph 12). The Council warned Iraq </text:span></text:p>
          </draw:text-box>
        </draw:frame>
        <draw:frame draw:style-name="gr1" draw:text-style-name="P2" draw:layer="layout" svg:width="15.217cm" svg:height="0.475cm" svg:x="2.95cm" svg:y="19.365cm">
          <draw:text-box>
            <text:p text:style-name="P1"><text:span text:style-name="T4">(paragraph 13) that ‘it will face serious consequences as a result of its continued </text:span></text:p>
          </draw:text-box>
        </draw:frame>
        <draw:frame draw:style-name="gr1" draw:text-style-name="P2" draw:layer="layout" svg:width="5.408cm" svg:height="0.475cm" svg:x="2.95cm" svg:y="19.93cm">
          <draw:text-box>
            <text:p text:style-name="P1"><text:span text:style-name="T4">violations of its obligations’.” </text:span></text:p>
          </draw:text-box>
        </draw:frame>
        <draw:frame draw:style-name="gr1" draw:text-style-name="P2" draw:layer="layout" svg:width="15.496cm" svg:height="0.475cm" svg:x="2.2cm" svg:y="20.844cm">
          <draw:text-box>
            <text:p text:style-name="P1"><text:span text:style-name="T7">821. </text:span><text:span text:style-name="T4"><text:s/>The paper stressed that the authority to use force did not revive immediately </text:span></text:p>
          </draw:text-box>
        </draw:frame>
        <draw:frame draw:style-name="gr1" draw:text-style-name="P2" draw:layer="layout" svg:width="15.352cm" svg:height="0.475cm" svg:x="2.2cm" svg:y="21.408cm">
          <draw:text-box>
            <text:p text:style-name="P1"><text:span text:style-name="T4">and there had been “no ‘automaticity’”. The provision “for any failure by Iraq to be </text:span></text:p>
          </draw:text-box>
        </draw:frame>
        <draw:frame draw:style-name="gr1" draw:text-style-name="P2" draw:layer="layout" svg:width="8.367cm" svg:height="0.475cm" svg:x="2.2cm" svg:y="21.973cm">
          <draw:text-box>
            <text:p text:style-name="P1"><text:span text:style-name="T4">‘</text:span><text:span text:style-name="T4">considered’ by the Security Council” did not:</text:span></text:p>
          </draw:text-box>
        </draw:frame>
        <draw:frame draw:style-name="gr1" draw:text-style-name="P2" draw:layer="layout" svg:width="16.034cm" svg:height="0.475cm" svg:x="2.95cm" svg:y="22.887cm">
          <draw:text-box>
            <text:p text:style-name="P1"><text:span text:style-name="T4">“… </text:span><text:span text:style-name="T4">mean that no further action can be taken without a new resolution. Had that been </text:span></text:p>
          </draw:text-box>
        </draw:frame>
        <draw:frame draw:style-name="gr1" draw:text-style-name="P2" draw:layer="layout" svg:width="15.61cm" svg:height="0.475cm" svg:x="2.95cm" svg:y="23.452cm">
          <draw:text-box>
            <text:p text:style-name="P1"><text:span text:style-name="T4">the intention, it would have provided that the Council would decide what needed to </text:span></text:p>
          </draw:text-box>
        </draw:frame>
        <draw:frame draw:style-name="gr1" draw:text-style-name="P2" draw:layer="layout" svg:width="16.038cm" svg:height="0.475cm" svg:x="2.95cm" svg:y="24.016cm">
          <draw:text-box>
            <text:p text:style-name="P1"><text:span text:style-name="T4">be done … not that it would consider the matter. The choice of words was deliberate;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5.598cm" svg:height="0.475cm" svg:x="2.95cm" svg:y="24.581cm">
          <draw:text-box>
            <text:p text:style-name="P1"><text:span text:style-name="T4">a proposal that there should be a requirement for a decision by the Council … was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356 </text:span></text:p>
          </draw:text-box>
        </draw:frame>
        <draw:frame draw:style-name="gr4" draw:text-style-name="P5" draw:layer="layout" svg:width="10.674cm" svg:height="0.395cm" svg:x="2.6cm" svg:y="26.781cm">
          <draw:text-box>
            <text:p text:style-name="P1"><text:span text:style-name="T11">Paper FCO, 17 March 2003, ‘Iraq: Legal Basis for the Use of Force’. </text:span></text:p>
          </draw:text-box>
        </draw:frame>
      </draw:page>
      <draw:page draw:name="page14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8</text:span></text:p>
          </draw:text-box>
        </draw:frame>
        <draw:frame draw:style-name="gr1" draw:text-style-name="P2" draw:layer="layout" svg:width="14.903cm" svg:height="0.475cm" svg:x="2.95cm" svg:y="2.525cm">
          <draw:text-box>
            <text:p text:style-name="P1"><text:span text:style-name="T4">not adopted. Instead the members of the Council opted for the formula that the </text:span></text:p>
          </draw:text-box>
        </draw:frame>
        <draw:frame draw:style-name="gr1" draw:text-style-name="P2" draw:layer="layout" svg:width="10.488cm" svg:height="0.475cm" svg:x="2.95cm" svg:y="3.09cm">
          <draw:text-box>
            <text:p text:style-name="P1"><text:span text:style-name="T4">Council must consider the matter before action is taken.</text:span></text:p>
          </draw:text-box>
        </draw:frame>
        <draw:frame draw:style-name="gr1" draw:text-style-name="P2" draw:layer="layout" svg:width="14.607cm" svg:height="0.475cm" svg:x="2.95cm" svg:y="4.004cm">
          <draw:text-box>
            <text:p text:style-name="P1"><text:span text:style-name="T4">“</text:span><text:span text:style-name="T4">That consideration has taken place regularly since the adoption of resolution </text:span></text:p>
          </draw:text-box>
        </draw:frame>
        <draw:frame draw:style-name="gr1" draw:text-style-name="P2" draw:layer="layout" svg:width="15.289cm" svg:height="0.475cm" svg:x="2.95cm" svg:y="4.568cm">
          <draw:text-box>
            <text:p text:style-name="P1"><text:span text:style-name="T4">1441. It is plain, including from UNMOVIC’s statement to the Security Council, its </text:span></text:p>
          </draw:text-box>
        </draw:frame>
        <draw:frame draw:style-name="gr1" draw:text-style-name="P2" draw:layer="layout" svg:width="15.301cm" svg:height="0.475cm" svg:x="2.95cm" svg:y="5.133cm">
          <draw:text-box>
            <text:p text:style-name="P1"><text:span text:style-name="T4">Twelfth Quarterly Report and the so-called ‘Clusters Document’, that Iraq has not </text:span></text:p>
          </draw:text-box>
        </draw:frame>
        <draw:frame draw:style-name="gr1" draw:text-style-name="P2" draw:layer="layout" svg:width="15.09cm" svg:height="0.475cm" svg:x="2.95cm" svg:y="5.697cm">
          <draw:text-box>
            <text:p text:style-name="P1"><text:span text:style-name="T4">complied as required … Whatever other differences there may have been in the </text:span></text:p>
          </draw:text-box>
        </draw:frame>
        <draw:frame draw:style-name="gr1" draw:text-style-name="P2" draw:layer="layout" svg:width="15.687cm" svg:height="0.475cm" svg:x="2.95cm" svg:y="6.262cm">
          <draw:text-box>
            <text:p text:style-name="P1"><text:span text:style-name="T4">Security Council, no member of the Council questioned this conclusion. It therefore </text:span></text:p>
          </draw:text-box>
        </draw:frame>
        <draw:frame draw:style-name="gr1" draw:text-style-name="P2" draw:layer="layout" svg:width="14.298cm" svg:height="0.475cm" svg:x="2.95cm" svg:y="6.826cm">
          <draw:text-box>
            <text:p text:style-name="P1"><text:span text:style-name="T4">follows that Iraq has not taken the final opportunity offered to it and remains </text:span></text:p>
          </draw:text-box>
        </draw:frame>
        <draw:frame draw:style-name="gr1" draw:text-style-name="P2" draw:layer="layout" svg:width="14.641cm" svg:height="0.475cm" svg:x="2.95cm" svg:y="7.391cm">
          <draw:text-box>
            <text:p text:style-name="P1"><text:span text:style-name="T4">in material breach of the disarmament obligations which, for twelve years, the </text:span></text:p>
          </draw:text-box>
        </draw:frame>
        <draw:frame draw:style-name="gr1" draw:text-style-name="P2" draw:layer="layout" svg:width="15.754cm" svg:height="0.475cm" svg:x="2.95cm" svg:y="7.955cm">
          <draw:text-box>
            <text:p text:style-name="P1"><text:span text:style-name="T4">Council has insisted are essential for the restoration of peace and security. In these </text:span></text:p>
          </draw:text-box>
        </draw:frame>
        <draw:frame draw:style-name="gr1" draw:text-style-name="P2" draw:layer="layout" svg:width="15.356cm" svg:height="0.475cm" svg:x="2.95cm" svg:y="8.52cm">
          <draw:text-box>
            <text:p text:style-name="P1"><text:span text:style-name="T4">circumstances, the authorisation to use force contained in resolution 678 revives.”</text:span></text:p>
          </draw:text-box>
        </draw:frame>
        <draw:frame draw:style-name="gr1" draw:text-style-name="P2" draw:layer="layout" svg:width="15.348cm" svg:height="0.475cm" svg:x="2.2cm" svg:y="9.434cm">
          <draw:text-box>
            <text:p text:style-name="P1"><text:span text:style-name="T7">822. </text:span><text:span text:style-name="T4"><text:s/>On 17 March, Mr Straw wrote to all Parliamentary colleagues with a copy of </text:span></text:p>
          </draw:text-box>
        </draw:frame>
        <draw:frame draw:style-name="gr1" draw:text-style-name="P2" draw:layer="layout" svg:width="15.801cm" svg:height="0.475cm" svg:x="2.2cm" svg:y="9.998cm">
          <draw:text-box>
            <text:p text:style-name="P1"><text:span text:style-name="T4">the FCO paper on Iraq’s non-compliance, a copy of his letter to the Chairman of the </text:span></text:p>
          </draw:text-box>
        </draw:frame>
        <draw:frame draw:style-name="gr1" draw:text-style-name="P2" draw:layer="layout" svg:width="16.025cm" svg:height="0.475cm" svg:x="2.2cm" svg:y="10.563cm">
          <draw:text-box>
            <text:p text:style-name="P1"><text:span text:style-name="T4">Foreign Affairs Committee, and copies of the statements made at the Azores Summit </text:span></text:p>
          </draw:text-box>
        </draw:frame>
        <draw:frame draw:style-name="gr1" draw:text-style-name="P2" draw:layer="layout" svg:width="3.207cm" svg:height="0.475cm" svg:x="2.2cm" svg:y="11.127cm">
          <draw:text-box>
            <text:p text:style-name="P1"><text:span text:style-name="T4">the previous day.</text:span></text:p>
          </draw:text-box>
        </draw:frame>
        <draw:frame draw:style-name="gr7" draw:text-style-name="P8" draw:layer="layout" svg:width="0.408cm" svg:height="0.276cm" svg:x="5.393cm" svg:y="11.146cm">
          <draw:text-box>
            <text:p text:style-name="P1"><text:span text:style-name="T13">357</text:span></text:p>
          </draw:text-box>
        </draw:frame>
        <draw:frame draw:style-name="gr1" draw:text-style-name="P2" draw:layer="layout" svg:width="15.293cm" svg:height="0.475cm" svg:x="2.2cm" svg:y="12.042cm">
          <draw:text-box>
            <text:p text:style-name="P1"><text:span text:style-name="T7">823. </text:span><text:span text:style-name="T4"><text:s/>Mr Straw wrote that the FCO paper on non-compliance stated that Iraq had </text:span></text:p>
          </draw:text-box>
        </draw:frame>
        <draw:frame draw:style-name="gr1" draw:text-style-name="P2" draw:layer="layout" svg:width="16.119cm" svg:height="0.475cm" svg:x="2.2cm" svg:y="12.606cm">
          <draw:text-box>
            <text:p text:style-name="P1"><text:span text:style-name="T4">“</text:span><text:span text:style-name="T4">failed to comply fully with 14 previous UN resolutions related to WMD” and assessed </text:span></text:p>
          </draw:text-box>
        </draw:frame>
        <draw:frame draw:style-name="gr1" draw:text-style-name="P2" draw:layer="layout" svg:width="16.101cm" svg:height="0.475cm" svg:x="2.2cm" svg:y="13.171cm">
          <draw:text-box>
            <text:p text:style-name="P1"><text:span text:style-name="T4">Iraq’s “progress in complying with relevant provisions of UNSCR 1441 with illustrative </text:span></text:p>
          </draw:text-box>
        </draw:frame>
        <draw:frame draw:style-name="gr1" draw:text-style-name="P2" draw:layer="layout" svg:width="2.195cm" svg:height="0.475cm" svg:x="2.2cm" svg:y="13.735cm">
          <draw:text-box>
            <text:p text:style-name="P1"><text:span text:style-name="T4">examples”. </text:span></text:p>
          </draw:text-box>
        </draw:frame>
        <draw:frame draw:style-name="gr1" draw:text-style-name="P2" draw:layer="layout" svg:width="15.58cm" svg:height="0.475cm" svg:x="2.2cm" svg:y="14.65cm">
          <draw:text-box>
            <text:p text:style-name="P1"><text:span text:style-name="T7">824. </text:span><text:span text:style-name="T4"><text:s/>To supplement the Command Paper of UN documents published in February </text:span></text:p>
          </draw:text-box>
        </draw:frame>
        <draw:frame draw:style-name="gr1" draw:text-style-name="P2" draw:layer="layout" svg:width="15.521cm" svg:height="0.475cm" svg:x="2.2cm" svg:y="15.214cm">
          <draw:text-box>
            <text:p text:style-name="P1"><text:span text:style-name="T4">(CM 5769) Mr Straw also published a further Command Paper (CM 5785) with UN </text:span></text:p>
          </draw:text-box>
        </draw:frame>
        <draw:frame draw:style-name="gr1" draw:text-style-name="P2" draw:layer="layout" svg:width="5.497cm" svg:height="0.475cm" svg:x="2.2cm" svg:y="15.778cm">
          <draw:text-box>
            <text:p text:style-name="P1"><text:span text:style-name="T4">documents from early March.</text:span></text:p>
          </draw:text-box>
        </draw:frame>
        <draw:frame draw:style-name="gr7" draw:text-style-name="P8" draw:layer="layout" svg:width="0.408cm" svg:height="0.276cm" svg:x="7.682cm" svg:y="15.797cm">
          <draw:text-box>
            <text:p text:style-name="P1"><text:span text:style-name="T13">358</text:span></text:p>
          </draw:text-box>
        </draw:frame>
        <draw:frame draw:style-name="gr1" draw:text-style-name="P2" draw:layer="layout" svg:width="0.422cm" svg:height="0.475cm" svg:x="8.093cm" svg:y="15.778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5.484cm" svg:height="0.556cm" svg:x="2.2cm" svg:y="16.9cm">
          <draw:text-box>
            <text:p text:style-name="P1"><text:span text:style-name="T9">Cabinet, 17 March 2003</text:span></text:p>
          </draw:text-box>
        </draw:frame>
        <draw:frame draw:style-name="gr1" draw:text-style-name="P2" draw:layer="layout" svg:width="15.153cm" svg:height="0.475cm" svg:x="2.2cm" svg:y="17.728cm">
          <draw:text-box>
            <text:p text:style-name="P1"><text:span text:style-name="T7">825. </text:span><text:span text:style-name="T12"><text:s/>A specially convened Cabinet at 1600 on 17 March 2003 endorsed the </text:span></text:p>
          </draw:text-box>
        </draw:frame>
        <draw:frame draw:style-name="gr1" draw:text-style-name="P2" draw:layer="layout" svg:width="15.195cm" svg:height="0.475cm" svg:x="2.2cm" svg:y="18.292cm">
          <draw:text-box>
            <text:p text:style-name="P1"><text:span text:style-name="T12">decision to give Saddam Hussein an ultimatum to leave Iraq and to ask the </text:span></text:p>
          </draw:text-box>
        </draw:frame>
        <draw:frame draw:style-name="gr1" draw:text-style-name="P2" draw:layer="layout" svg:width="16.195cm" svg:height="0.475cm" svg:x="2.2cm" svg:y="18.857cm">
          <draw:text-box>
            <text:p text:style-name="P1"><text:span text:style-name="T12">House of Commons to endorse the use of military action against Iraq to enforce </text:span></text:p>
          </draw:text-box>
        </draw:frame>
        <draw:frame draw:style-name="gr1" draw:text-style-name="P2" draw:layer="layout" svg:width="5.12cm" svg:height="0.475cm" svg:x="2.2cm" svg:y="19.421cm">
          <draw:text-box>
            <text:p text:style-name="P1"><text:span text:style-name="T12">compliance, if necessary.</text:span></text:p>
          </draw:text-box>
        </draw:frame>
        <draw:frame draw:style-name="gr1" draw:text-style-name="P2" draw:layer="layout" svg:width="15.508cm" svg:height="0.475cm" svg:x="2.2cm" svg:y="20.336cm">
          <draw:text-box>
            <text:p text:style-name="P1"><text:span text:style-name="T7">826. </text:span><text:span text:style-name="T4"><text:s/>Mr Blair told his colleagues that he had called a meeting of Cabinet because </text:span></text:p>
          </draw:text-box>
        </draw:frame>
        <draw:frame draw:style-name="gr1" draw:text-style-name="P2" draw:layer="layout" svg:width="10.213cm" svg:height="0.475cm" svg:x="2.2cm" svg:y="20.9cm">
          <draw:text-box>
            <text:p text:style-name="P1"><text:span text:style-name="T4">“</text:span><text:span text:style-name="T4">an impasse” had been reached at the United Nations.</text:span></text:p>
          </draw:text-box>
        </draw:frame>
        <draw:frame draw:style-name="gr7" draw:text-style-name="P8" draw:layer="layout" svg:width="0.408cm" svg:height="0.276cm" svg:x="12.366cm" svg:y="20.919cm">
          <draw:text-box>
            <text:p text:style-name="P1"><text:span text:style-name="T13">359</text:span></text:p>
          </draw:text-box>
        </draw:frame>
        <draw:frame draw:style-name="gr1" draw:text-style-name="P2" draw:layer="layout" svg:width="0.422cm" svg:height="0.475cm" svg:x="12.778cm" svg:y="20.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96cm" svg:height="0.475cm" svg:x="2.2cm" svg:y="21.815cm">
          <draw:text-box>
            <text:p text:style-name="P1"><text:span text:style-name="T7">827. </text:span><text:span text:style-name="T4"><text:s/>The Government had tried its “utmost”, and had “tabled a draft … resolution, </text:span></text:p>
          </draw:text-box>
        </draw:frame>
        <draw:frame draw:style-name="gr1" draw:text-style-name="P2" draw:layer="layout" svg:width="15.953cm" svg:height="0.475cm" svg:x="2.2cm" svg:y="22.379cm">
          <draw:text-box>
            <text:p text:style-name="P1"><text:span text:style-name="T4">amended it, and then been prepared to apply tests against which Iraq’s co-operation </text:span></text:p>
          </draw:text-box>
        </draw:frame>
        <draw:frame draw:style-name="gr1" draw:text-style-name="P2" draw:layer="layout" svg:width="15.602cm" svg:height="0.475cm" svg:x="2.2cm" svg:y="22.943cm">
          <draw:text-box>
            <text:p text:style-name="P1"><text:span text:style-name="T4">… </text:span><text:span text:style-name="T4">could be judged”. Although the UK had been “gathering increasing support from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9" draw:text-style-name="P9" draw:layer="layout" svg:x1="16.542cm" svg:y1="25.444cm" svg:x2="18.111cm" svg:y2="25.444cm">
          <text:p/>
        </draw:line>
        <draw:line draw:style-name="gr9" draw:text-style-name="P9" draw:layer="layout" svg:x1="2.199cm" svg:y1="25.867cm" svg:x2="10.979cm" svg:y2="25.867cm">
          <text:p/>
        </draw:line>
        <draw:frame draw:style-name="gr1" draw:text-style-name="P2" draw:layer="layout" svg:width="15.047cm" svg:height="0.475cm" svg:x="2.2cm" svg:y="23.508cm">
          <draw:text-box>
            <text:p text:style-name="P1"><text:span text:style-name="T4">members of the Security Council”, the French statement “that they would veto a 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4">357 </text:span></text:p>
          </draw:text-box>
        </draw:frame>
        <draw:frame draw:style-name="gr4" draw:text-style-name="P5" draw:layer="layout" svg:width="15.415cm" svg:height="0.395cm" svg:x="2.6cm" svg:y="25.087cm">
          <draw:text-box>
            <text:p text:style-name="P1"><text:span text:style-name="T11">Letter Straw to Parliamentary Colleagues, 17 March 2003, [untitled] attaching Statement, </text:span><text:span text:style-name="T6">16 March </text:span></text:p>
          </draw:text-box>
        </draw:frame>
        <draw:frame draw:style-name="gr4" draw:text-style-name="P5" draw:layer="layout" svg:width="15.975cm" svg:height="0.395cm" svg:x="2.2cm" svg:y="25.511cm">
          <draw:text-box>
            <text:p text:style-name="P1"><text:span text:style-name="T6">2003, ‘A Vision for Iraq and the Iraqi People’; Statement,</text:span><text:span text:style-name="T11"> 16 March 2003, ‘Commitment to Transatlantic </text:span></text:p>
          </draw:text-box>
        </draw:frame>
        <draw:frame draw:style-name="gr4" draw:text-style-name="P5" draw:layer="layout" svg:width="12.901cm" svg:height="0.395cm" svg:x="2.2cm" svg:y="25.934cm">
          <draw:text-box>
            <text:p text:style-name="P1"><text:span text:style-name="T11">Solidarity’; Paper FCO, 15 March 2003, ‘Iraqi-Non Compliance with UNSCR 1441’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358 </text:span></text:p>
          </draw:text-box>
        </draw:frame>
        <draw:line draw:style-name="gr9" draw:text-style-name="P9" draw:layer="layout" svg:x1="2.6cm" svg:y1="27.137cm" svg:x2="8.385cm" svg:y2="27.137cm">
          <text:p/>
        </draw:line>
        <draw:frame draw:style-name="gr4" draw:text-style-name="P5" draw:layer="layout" svg:width="14.065cm" svg:height="0.395cm" svg:x="2.6cm" svg:y="26.357cm">
          <draw:text-box>
            <text:p text:style-name="P1"><text:span text:style-name="T11">Command Paper (CM 5785), 17 March 2003, ‘Iraq – UN Documents of early March 2003’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359 </text:span></text:p>
          </draw:text-box>
        </draw:frame>
        <draw:frame draw:style-name="gr4" draw:text-style-name="P5" draw:layer="layout" svg:width="5.95cm" svg:height="0.395cm" svg:x="2.6cm" svg:y="26.781cm">
          <draw:text-box>
            <text:p text:style-name="P1"><text:span text:style-name="T6">Cabinet Conclusions, 17 March 2003</text:span><text:span text:style-name="T11">. </text:span></text:p>
          </draw:text-box>
        </draw:frame>
      </draw:page>
      <draw:page draw:name="page149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9</text:span></text:p>
          </draw:text-box>
        </draw:frame>
        <draw:frame draw:style-name="gr1" draw:text-style-name="P2" draw:layer="layout" svg:width="16.313cm" svg:height="0.475cm" svg:x="2.2cm" svg:y="2.525cm">
          <draw:text-box>
            <text:p text:style-name="P1"><text:span text:style-name="T4">resolution in all circumstances had made it impossible to achieve a new … resolution”. </text:span></text:p>
          </draw:text-box>
        </draw:frame>
        <draw:frame draw:style-name="gr1" draw:text-style-name="P2" draw:layer="layout" svg:width="16.156cm" svg:height="0.475cm" svg:x="2.2cm" svg:y="3.09cm">
          <draw:text-box>
            <text:p text:style-name="P1"><text:span text:style-name="T4">France, with Russia in support, “were not prepared to accept” that if Saddam Hussein </text:span></text:p>
          </draw:text-box>
        </draw:frame>
        <draw:frame draw:style-name="gr1" draw:text-style-name="P2" draw:layer="layout" svg:width="15.297cm" svg:height="0.475cm" svg:x="2.2cm" svg:y="3.654cm">
          <draw:text-box>
            <text:p text:style-name="P1"><text:span text:style-name="T4">“</text:span><text:span text:style-name="T4">did not comply with the United Nations obligations, military action should follow”. </text:span></text:p>
          </draw:text-box>
        </draw:frame>
        <draw:frame draw:style-name="gr1" draw:text-style-name="P2" draw:layer="layout" svg:width="14.742cm" svg:height="0.475cm" svg:x="2.2cm" svg:y="4.218cm">
          <draw:text-box>
            <text:p text:style-name="P1"><text:span text:style-name="T4">The UK was in a situation it had “striven to avoid”: “There would be no second </text:span></text:p>
          </draw:text-box>
        </draw:frame>
        <draw:frame draw:style-name="gr1" draw:text-style-name="P2" draw:layer="layout" svg:width="15.369cm" svg:height="0.475cm" svg:x="2.2cm" svg:y="4.783cm">
          <draw:text-box>
            <text:p text:style-name="P1"><text:span text:style-name="T4">resolution and military action was likely to be necessary … to enforce compliance </text:span></text:p>
          </draw:text-box>
        </draw:frame>
        <draw:frame draw:style-name="gr1" draw:text-style-name="P2" draw:layer="layout" svg:width="8.232cm" svg:height="0.475cm" svg:x="2.2cm" svg:y="5.347cm">
          <draw:text-box>
            <text:p text:style-name="P1"><text:span text:style-name="T4">by Saddam Hussein with Iraq’s obligations.”</text:span></text:p>
          </draw:text-box>
        </draw:frame>
        <draw:frame draw:style-name="gr1" draw:text-style-name="P2" draw:layer="layout" svg:width="16.342cm" svg:height="0.475cm" svg:x="2.2cm" svg:y="6.262cm">
          <draw:text-box>
            <text:p text:style-name="P1"><text:span text:style-name="T7">828. </text:span><text:span text:style-name="T4"><text:s/>Mr Blair stated that the US “had now undertaken to produce a ‘Road Map’ for the </text:span></text:p>
          </draw:text-box>
        </draw:frame>
        <draw:frame draw:style-name="gr1" draw:text-style-name="P2" draw:layer="layout" svg:width="15.877cm" svg:height="0.475cm" svg:x="2.2cm" svg:y="6.826cm">
          <draw:text-box>
            <text:p text:style-name="P1"><text:span text:style-name="T4">Middle East Peace Process, once the new Palestinian Prime Minister’s appointment </text:span></text:p>
          </draw:text-box>
        </draw:frame>
        <draw:frame draw:style-name="gr1" draw:text-style-name="P2" draw:layer="layout" svg:width="15.615cm" svg:height="0.475cm" svg:x="2.2cm" svg:y="7.391cm">
          <draw:text-box>
            <text:p text:style-name="P1"><text:span text:style-name="T4">had been confirmed”. That would “open the way to a full and final settlement within </text:span></text:p>
          </draw:text-box>
        </draw:frame>
        <draw:frame draw:style-name="gr1" draw:text-style-name="P2" draw:layer="layout" svg:width="15.885cm" svg:height="0.475cm" svg:x="2.2cm" svg:y="7.955cm">
          <draw:text-box>
            <text:p text:style-name="P1"><text:span text:style-name="T4">three <text:s/>years”. The US “had also confirmed” that it “would seek a UN mandate for the </text:span></text:p>
          </draw:text-box>
        </draw:frame>
        <draw:frame draw:style-name="gr1" draw:text-style-name="P2" draw:layer="layout" svg:width="16.749cm" svg:height="0.475cm" svg:x="2.2cm" svg:y="8.52cm">
          <draw:text-box>
            <text:p text:style-name="P1"><text:span text:style-name="T4">post-conflict reconstruction of Iraq”, and that: “Oil revenues would be administered under </text:span></text:p>
          </draw:text-box>
        </draw:frame>
        <draw:frame draw:style-name="gr1" draw:text-style-name="P2" draw:layer="layout" svg:width="3.71cm" svg:height="0.475cm" svg:x="2.2cm" svg:y="9.084cm">
          <draw:text-box>
            <text:p text:style-name="P1"><text:span text:style-name="T4">the UN’s authority.” </text:span></text:p>
          </draw:text-box>
        </draw:frame>
        <draw:frame draw:style-name="gr1" draw:text-style-name="P2" draw:layer="layout" svg:width="4.04cm" svg:height="0.475cm" svg:x="2.2cm" svg:y="9.998cm">
          <draw:text-box>
            <text:p text:style-name="P1"><text:span text:style-name="T7">829. </text:span><text:span text:style-name="T4"><text:s/>Mr Blair stated: </text:span></text:p>
          </draw:text-box>
        </draw:frame>
        <draw:frame draw:style-name="gr1" draw:text-style-name="P2" draw:layer="layout" svg:width="15.729cm" svg:height="0.475cm" svg:x="2.95cm" svg:y="10.913cm">
          <draw:text-box>
            <text:p text:style-name="P1"><text:span text:style-name="T4">“</text:span><text:span text:style-name="T4">A lot of work was needed to repair the strains which had arisen internationally over </text:span></text:p>
          </draw:text-box>
        </draw:frame>
        <draw:frame draw:style-name="gr1" draw:text-style-name="P2" draw:layer="layout" svg:width="15.479cm" svg:height="0.475cm" svg:x="2.95cm" svg:y="11.477cm">
          <draw:text-box>
            <text:p text:style-name="P1"><text:span text:style-name="T4">the past few weeks. He regretted that the international community had sent mixed </text:span></text:p>
          </draw:text-box>
        </draw:frame>
        <draw:frame draw:style-name="gr1" draw:text-style-name="P2" draw:layer="layout" svg:width="15.898cm" svg:height="0.475cm" svg:x="2.95cm" svg:y="12.042cm">
          <draw:text-box>
            <text:p text:style-name="P1"><text:span text:style-name="T4">messages to Saddam Hussein, whose regime could have been disarmed peacefully </text:span></text:p>
          </draw:text-box>
        </draw:frame>
        <draw:frame draw:style-name="gr1" draw:text-style-name="P2" draw:layer="layout" svg:width="15.136cm" svg:height="0.475cm" svg:x="2.95cm" svg:y="12.606cm">
          <draw:text-box>
            <text:p text:style-name="P1"><text:span text:style-name="T4">if confronted by international solidarity. The blockage we had encountered in the </text:span></text:p>
          </draw:text-box>
        </draw:frame>
        <draw:frame draw:style-name="gr1" draw:text-style-name="P2" draw:layer="layout" svg:width="7.368cm" svg:height="0.475cm" svg:x="2.95cm" svg:y="13.171cm">
          <draw:text-box>
            <text:p text:style-name="P1"><text:span text:style-name="T4">United Nations impeded any progress.”</text:span></text:p>
          </draw:text-box>
        </draw:frame>
        <draw:frame draw:style-name="gr1" draw:text-style-name="P2" draw:layer="layout" svg:width="6.182cm" svg:height="0.475cm" svg:x="2.2cm" svg:y="14.085cm">
          <draw:text-box>
            <text:p text:style-name="P1"><text:span text:style-name="T7">830. </text:span><text:span text:style-name="T4"><text:s/>Mr Straw said that Mr Blair:</text:span></text:p>
          </draw:text-box>
        </draw:frame>
        <draw:frame draw:style-name="gr1" draw:text-style-name="P2" draw:layer="layout" svg:width="15.649cm" svg:height="0.475cm" svg:x="2.95cm" svg:y="15cm">
          <draw:text-box>
            <text:p text:style-name="P1"><text:span text:style-name="T4">“… </text:span><text:span text:style-name="T4">had persuaded President Bush … to go down the United Nations route in order </text:span></text:p>
          </draw:text-box>
        </draw:frame>
        <draw:frame draw:style-name="gr1" draw:text-style-name="P2" draw:layer="layout" svg:width="15.259cm" svg:height="0.475cm" svg:x="2.95cm" svg:y="15.564cm">
          <draw:text-box>
            <text:p text:style-name="P1"><text:span text:style-name="T4">to achieve the maximum authority for the disarmament of Iraq, but the diplomatic </text:span></text:p>
          </draw:text-box>
        </draw:frame>
        <draw:frame draw:style-name="gr1" draw:text-style-name="P2" draw:layer="layout" svg:width="5.412cm" svg:height="0.475cm" svg:x="2.95cm" svg:y="16.128cm">
          <draw:text-box>
            <text:p text:style-name="P1"><text:span text:style-name="T4">process was now at an end.”</text:span></text:p>
          </draw:text-box>
        </draw:frame>
        <draw:frame draw:style-name="gr1" draw:text-style-name="P2" draw:layer="layout" svg:width="4.184cm" svg:height="0.475cm" svg:x="2.2cm" svg:y="17.043cm">
          <draw:text-box>
            <text:p text:style-name="P1"><text:span text:style-name="T7">831. </text:span><text:span text:style-name="T4"><text:s/>Mr Straw added:</text:span></text:p>
          </draw:text-box>
        </draw:frame>
        <draw:frame draw:style-name="gr1" draw:text-style-name="P2" draw:layer="layout" svg:width="14.87cm" svg:height="0.475cm" svg:x="2.95cm" svg:y="17.957cm">
          <draw:text-box>
            <text:p text:style-name="P1"><text:span text:style-name="T4">“</text:span><text:span text:style-name="T4">Progress had been made towards forging a consensus before the French and </text:span></text:p>
          </draw:text-box>
        </draw:frame>
        <draw:frame draw:style-name="gr1" draw:text-style-name="P2" draw:layer="layout" svg:width="14.531cm" svg:height="0.475cm" svg:x="2.95cm" svg:y="18.522cm">
          <draw:text-box>
            <text:p text:style-name="P1"><text:span text:style-name="T4">Russians had indicated their intention to veto any Security Council resolution </text:span></text:p>
          </draw:text-box>
        </draw:frame>
        <draw:frame draw:style-name="gr1" draw:text-style-name="P2" draw:layer="layout" svg:width="15.809cm" svg:height="0.475cm" svg:x="2.95cm" svg:y="19.086cm">
          <draw:text-box>
            <text:p text:style-name="P1"><text:span text:style-name="T4">proposed which indicated that military action would follow Saddam Hussein’s failure </text:span></text:p>
          </draw:text-box>
        </draw:frame>
        <draw:frame draw:style-name="gr1" draw:text-style-name="P2" draw:layer="layout" svg:width="15.983cm" svg:height="0.475cm" svg:x="2.95cm" svg:y="19.651cm">
          <draw:text-box>
            <text:p text:style-name="P1"><text:span text:style-name="T4">to comply. His assessment was that President Chirac of France had decided to open </text:span></text:p>
          </draw:text-box>
        </draw:frame>
        <draw:frame draw:style-name="gr1" draw:text-style-name="P2" draw:layer="layout" svg:width="15.572cm" svg:height="0.475cm" svg:x="2.95cm" svg:y="20.215cm">
          <draw:text-box>
            <text:p text:style-name="P1"><text:span text:style-name="T4">up a strategic divide between France and the United Kingdom; the row in Brussels </text:span></text:p>
          </draw:text-box>
        </draw:frame>
        <draw:frame draw:style-name="gr1" draw:text-style-name="P2" draw:layer="layout" svg:width="14.522cm" svg:height="0.475cm" svg:x="2.95cm" svg:y="20.78cm">
          <draw:text-box>
            <text:p text:style-name="P1"><text:span text:style-name="T4">in late 2002 had been manufactured. Effectively, one member of the Security </text:span></text:p>
          </draw:text-box>
        </draw:frame>
        <draw:frame draw:style-name="gr1" draw:text-style-name="P2" draw:layer="layout" svg:width="8.083cm" svg:height="0.475cm" svg:x="2.95cm" svg:y="21.344cm">
          <draw:text-box>
            <text:p text:style-name="P1"><text:span text:style-name="T4">Council had torpedoed the whole process.”</text:span></text:p>
          </draw:text-box>
        </draw:frame>
        <draw:frame draw:style-name="gr1" draw:text-style-name="P2" draw:layer="layout" svg:width="4.938cm" svg:height="0.475cm" svg:x="2.2cm" svg:y="22.258cm">
          <draw:text-box>
            <text:p text:style-name="P1"><text:span text:style-name="T7">832. </text:span><text:span text:style-name="T4"><text:s/>Mr Straw concluded:</text:span></text:p>
          </draw:text-box>
        </draw:frame>
        <draw:frame draw:style-name="gr1" draw:text-style-name="P2" draw:layer="layout" svg:width="15.077cm" svg:height="0.475cm" svg:x="2.95cm" svg:y="23.173cm">
          <draw:text-box>
            <text:p text:style-name="P1"><text:span text:style-name="T4">“… </text:span><text:span text:style-name="T4">the one chance now remaining to Saddam Hussein was to seek exile. If that </text:span></text:p>
          </draw:text-box>
        </draw:frame>
        <draw:frame draw:style-name="gr1" draw:text-style-name="P2" draw:layer="layout" svg:width="15.361cm" svg:height="0.475cm" svg:x="2.95cm" svg:y="23.737cm">
          <draw:text-box>
            <text:p text:style-name="P1"><text:span text:style-name="T4">course failed, the Government would seek the support of the House of Commons </text:span></text:p>
          </draw:text-box>
        </draw:frame>
        <draw:frame draw:style-name="gr1" draw:text-style-name="P2" draw:layer="layout" svg:width="15.966cm" svg:height="0.475cm" svg:x="2.95cm" svg:y="24.302cm">
          <draw:text-box>
            <text:p text:style-name="P1"><text:span text:style-name="T4">for military action against Iraq. There would be a substantive motion in a debate now </text:span></text:p>
          </draw:text-box>
        </draw:frame>
        <draw:frame draw:style-name="gr1" draw:text-style-name="P2" draw:layer="layout" svg:width="6.661cm" svg:height="0.475cm" svg:x="2.95cm" svg:y="24.866cm">
          <draw:text-box>
            <text:p text:style-name="P1"><text:span text:style-name="T4">scheduled for Tuesday [18 March].”</text:span></text:p>
          </draw:text-box>
        </draw:frame>
        <draw:frame draw:style-name="gr1" draw:text-style-name="P2" draw:layer="layout" svg:width="16.025cm" svg:height="0.475cm" svg:x="2.2cm" svg:y="25.781cm">
          <draw:text-box>
            <text:p text:style-name="P1"><text:span text:style-name="T7">833. </text:span><text:span text:style-name="T4"><text:s/>Lord Goldsmith told Cabinet that he had answered a Parliamentary Question in </text:span></text:p>
          </draw:text-box>
        </draw:frame>
        <draw:frame draw:style-name="gr1" draw:text-style-name="P2" draw:layer="layout" svg:width="15.636cm" svg:height="0.475cm" svg:x="2.2cm" svg:y="26.345cm">
          <draw:text-box>
            <text:p text:style-name="P1"><text:span text:style-name="T4">the House of Lords that day “on the authority for the use of force against Iraq”; and </text:span></text:p>
          </draw:text-box>
        </draw:frame>
      </draw:page>
      <draw:page draw:name="page15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0</text:span></text:p>
          </draw:text-box>
        </draw:frame>
        <draw:frame draw:style-name="gr1" draw:text-style-name="P2" draw:layer="layout" svg:width="15.373cm" svg:height="0.475cm" svg:x="2.2cm" svg:y="2.525cm">
          <draw:text-box>
            <text:p text:style-name="P1"><text:span text:style-name="T4">that Mr Straw had also sent a document “on the legal basis” to the Foreign Affairs </text:span></text:p>
          </draw:text-box>
        </draw:frame>
        <draw:frame draw:style-name="gr1" draw:text-style-name="P2" draw:layer="layout" svg:width="2.288cm" svg:height="0.475cm" svg:x="2.2cm" svg:y="3.09cm">
          <draw:text-box>
            <text:p text:style-name="P1"><text:span text:style-name="T4">Committee. </text:span></text:p>
          </draw:text-box>
        </draw:frame>
        <draw:frame draw:style-name="gr1" draw:text-style-name="P2" draw:layer="layout" svg:width="12.846cm" svg:height="0.475cm" svg:x="2.2cm" svg:y="4.004cm">
          <draw:text-box>
            <text:p text:style-name="P1"><text:span text:style-name="T7">834. </text:span><text:span text:style-name="T4"><text:s/>The minutes record that Lord Goldsmith informed Cabinet that:</text:span></text:p>
          </draw:text-box>
        </draw:frame>
        <draw:frame draw:style-name="gr1" draw:text-style-name="P2" draw:layer="layout" svg:width="14.751cm" svg:height="0.475cm" svg:x="2.95cm" svg:y="4.918cm">
          <draw:text-box>
            <text:p text:style-name="P1"><text:span text:style-name="T4">“</text:span><text:span text:style-name="T4">Authority existed from the combined effect of United Nations Security Council </text:span></text:p>
          </draw:text-box>
        </draw:frame>
        <draw:frame draw:style-name="gr1" draw:text-style-name="P2" draw:layer="layout" svg:width="15.543cm" svg:height="0.475cm" svg:x="2.95cm" svg:y="5.483cm">
          <draw:text-box>
            <text:p text:style-name="P1"><text:span text:style-name="T4">resolutions 678, 687 and 1441, all of which were adopted under Chapter VII of the </text:span></text:p>
          </draw:text-box>
        </draw:frame>
        <draw:frame draw:style-name="gr1" draw:text-style-name="P2" draw:layer="layout" svg:width="15.631cm" svg:height="0.475cm" svg:x="2.95cm" svg:y="6.047cm">
          <draw:text-box>
            <text:p text:style-name="P1"><text:span text:style-name="T4">United Nations Charter. The latter allowed the use of force for the express purpose </text:span></text:p>
          </draw:text-box>
        </draw:frame>
        <draw:frame draw:style-name="gr1" draw:text-style-name="P2" draw:layer="layout" svg:width="15.009cm" svg:height="0.475cm" svg:x="2.95cm" svg:y="6.612cm">
          <draw:text-box>
            <text:p text:style-name="P1"><text:span text:style-name="T4">of restoring international peace and security … resolution 1441 determined that </text:span></text:p>
          </draw:text-box>
        </draw:frame>
        <draw:frame draw:style-name="gr1" draw:text-style-name="P2" draw:layer="layout" svg:width="15.488cm" svg:height="0.475cm" svg:x="2.95cm" svg:y="7.176cm">
          <draw:text-box>
            <text:p text:style-name="P1"><text:span text:style-name="T4">Iraq had been and remained in material breach of … resolution 687 and gave Iraq </text:span></text:p>
          </draw:text-box>
        </draw:frame>
        <draw:frame draw:style-name="gr1" draw:text-style-name="P2" draw:layer="layout" svg:width="15.229cm" svg:height="0.475cm" svg:x="2.95cm" svg:y="7.741cm">
          <draw:text-box>
            <text:p text:style-name="P1"><text:span text:style-name="T4">a final opportunity to comply with its disarmament obligations, warning of serious </text:span></text:p>
          </draw:text-box>
        </draw:frame>
        <draw:frame draw:style-name="gr1" draw:text-style-name="P2" draw:layer="layout" svg:width="15.42cm" svg:height="0.475cm" svg:x="2.95cm" svg:y="8.305cm">
          <draw:text-box>
            <text:p text:style-name="P1"><text:span text:style-name="T4">consequences if it did not do so. It was plain that Iraq had failed so to comply and </text:span></text:p>
          </draw:text-box>
        </draw:frame>
        <draw:frame draw:style-name="gr1" draw:text-style-name="P2" draw:layer="layout" svg:width="14.603cm" svg:height="0.475cm" svg:x="2.95cm" svg:y="8.87cm">
          <draw:text-box>
            <text:p text:style-name="P1"><text:span text:style-name="T4">therefore continued to be in material breach. The authority to use force under </text:span></text:p>
          </draw:text-box>
        </draw:frame>
        <draw:frame draw:style-name="gr1" draw:text-style-name="P2" draw:layer="layout" svg:width="14.628cm" svg:height="0.475cm" svg:x="2.95cm" svg:y="9.434cm">
          <draw:text-box>
            <text:p text:style-name="P1"><text:span text:style-name="T4">… </text:span><text:span text:style-name="T4">resolution 678 was revived as a result … [R]esolution 1441 did not contain </text:span></text:p>
          </draw:text-box>
        </draw:frame>
        <draw:frame draw:style-name="gr1" draw:text-style-name="P2" draw:layer="layout" svg:width="13.21cm" svg:height="0.475cm" svg:x="2.95cm" svg:y="9.998cm">
          <draw:text-box>
            <text:p text:style-name="P1"><text:span text:style-name="T4">a requirement for a further … resolution to authorise the use of force.” </text:span></text:p>
          </draw:text-box>
        </draw:frame>
        <draw:frame draw:style-name="gr1" draw:text-style-name="P2" draw:layer="layout" svg:width="9.446cm" svg:height="0.475cm" svg:x="2.2cm" svg:y="10.913cm">
          <draw:text-box>
            <text:p text:style-name="P1"><text:span text:style-name="T7">835. </text:span><text:span text:style-name="T4"><text:s/>The points made during discussion included:</text:span></text:p>
          </draw:text-box>
        </draw:frame>
        <draw:frame draw:style-name="gr2" draw:text-style-name="P3" draw:layer="layout" svg:width="0.634cm" svg:height="0.712cm" svg:x="2.95cm" svg:y="11.6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cm" svg:height="0.475cm" svg:x="3.7cm" svg:y="11.827cm">
          <draw:text-box>
            <text:p text:style-name="P1"><text:span text:style-name="T4">The attitude of France “had undermined the mechanism of the United Nations </text:span></text:p>
          </draw:text-box>
        </draw:frame>
        <draw:frame draw:style-name="gr1" draw:text-style-name="P2" draw:layer="layout" svg:width="9.353cm" svg:height="0.475cm" svg:x="3.7cm" svg:y="12.392cm">
          <draw:text-box>
            <text:p text:style-name="P1"><text:span text:style-name="T4">to enforce the will of the international community”.</text:span></text:p>
          </draw:text-box>
        </draw:frame>
        <draw:frame draw:style-name="gr2" draw:text-style-name="P3" draw:layer="layout" svg:width="0.634cm" svg:height="0.712cm" svg:x="2.95cm" svg:y="12.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87cm" svg:height="0.475cm" svg:x="3.7cm" svg:y="13.056cm">
          <draw:text-box>
            <text:p text:style-name="P1"><text:span text:style-name="T4">The Government’s supporters “needed a comprehensive statement to explain </text:span></text:p>
          </draw:text-box>
        </draw:frame>
        <draw:frame draw:style-name="gr1" draw:text-style-name="P2" draw:layer="layout" svg:width="14.819cm" svg:height="0.475cm" svg:x="3.7cm" svg:y="13.621cm">
          <draw:text-box>
            <text:p text:style-name="P1"><text:span text:style-name="T4">the position”: a second resolution “had been politically desirable but not legally </text:span></text:p>
          </draw:text-box>
        </draw:frame>
        <draw:frame draw:style-name="gr1" draw:text-style-name="P2" draw:layer="layout" svg:width="2.055cm" svg:height="0.475cm" svg:x="3.7cm" svg:y="14.185cm">
          <draw:text-box>
            <text:p text:style-name="P1"><text:span text:style-name="T4">essential”. </text:span></text:p>
          </draw:text-box>
        </draw:frame>
        <draw:frame draw:style-name="gr2" draw:text-style-name="P3" draw:layer="layout" svg:width="0.634cm" svg:height="0.712cm" svg:x="2.95cm" svg:y="14.6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cm" svg:height="0.475cm" svg:x="3.7cm" svg:y="14.85cm">
          <draw:text-box>
            <text:p text:style-name="P1"><text:span text:style-name="T4">“</text:span><text:span text:style-name="T4">It was important to focus on Saddam’s failure to comply, and to avoid the </text:span></text:p>
          </draw:text-box>
        </draw:frame>
        <draw:frame draw:style-name="gr1" draw:text-style-name="P2" draw:layer="layout" svg:width="13.417cm" svg:height="0.475cm" svg:x="3.7cm" svg:y="15.414cm">
          <draw:text-box>
            <text:p text:style-name="P1"><text:span text:style-name="T4">impression that the failure to gain a further … resolution was the issue”.</text:span></text:p>
          </draw:text-box>
        </draw:frame>
        <draw:frame draw:style-name="gr1" draw:text-style-name="P2" draw:layer="layout" svg:width="7.038cm" svg:height="0.475cm" svg:x="2.2cm" svg:y="16.328cm">
          <draw:text-box>
            <text:p text:style-name="P1"><text:span text:style-name="T7">836. </text:span><text:span text:style-name="T4"><text:s/>Mr Prescott stated that Mr Blair:</text:span></text:p>
          </draw:text-box>
        </draw:frame>
        <draw:frame draw:style-name="gr1" draw:text-style-name="P2" draw:layer="layout" svg:width="15.899cm" svg:height="0.475cm" svg:x="2.95cm" svg:y="17.243cm">
          <draw:text-box>
            <text:p text:style-name="P1"><text:span text:style-name="T4">“… </text:span><text:span text:style-name="T4">had played a major role in upholding the credibility of the United Nations. French </text:span></text:p>
          </draw:text-box>
        </draw:frame>
        <draw:frame draw:style-name="gr1" draw:text-style-name="P2" draw:layer="layout" svg:width="14.814cm" svg:height="0.475cm" svg:x="2.95cm" svg:y="17.807cm">
          <draw:text-box>
            <text:p text:style-name="P1"><text:span text:style-name="T4">intransigence had thwarted success in taking the United Nations process to its </text:span></text:p>
          </draw:text-box>
        </draw:frame>
        <draw:frame draw:style-name="gr1" draw:text-style-name="P2" draw:layer="layout" svg:width="14.768cm" svg:height="0.475cm" svg:x="2.95cm" svg:y="18.372cm">
          <draw:text-box>
            <text:p text:style-name="P1"><text:span text:style-name="T4">logical conclusion. Nevertheless, the use of force against Iraq was authorised <text:s/></text:span></text:p>
          </draw:text-box>
        </draw:frame>
        <draw:frame draw:style-name="gr1" draw:text-style-name="P2" draw:layer="layout" svg:width="4.98cm" svg:height="0.475cm" svg:x="2.95cm" svg:y="18.936cm">
          <draw:text-box>
            <text:p text:style-name="P1"><text:span text:style-name="T4">by existing … resolutions.”</text:span></text:p>
          </draw:text-box>
        </draw:frame>
        <draw:frame draw:style-name="gr1" draw:text-style-name="P2" draw:layer="layout" svg:width="4.701cm" svg:height="0.475cm" svg:x="2.2cm" svg:y="19.851cm">
          <draw:text-box>
            <text:p text:style-name="P1"><text:span text:style-name="T7">837. </text:span><text:span text:style-name="T4"><text:s/>Mr Blair concluded:</text:span></text:p>
          </draw:text-box>
        </draw:frame>
        <draw:frame draw:style-name="gr1" draw:text-style-name="P2" draw:layer="layout" svg:width="15.712cm" svg:height="0.475cm" svg:x="2.95cm" svg:y="20.765cm">
          <draw:text-box>
            <text:p text:style-name="P1"><text:span text:style-name="T4">“… </text:span><text:span text:style-name="T4">the diplomatic process was now at an end. Saddam Hussein would be given an </text:span></text:p>
          </draw:text-box>
        </draw:frame>
        <draw:frame draw:style-name="gr1" draw:text-style-name="P2" draw:layer="layout" svg:width="15.86cm" svg:height="0.475cm" svg:x="2.95cm" svg:y="21.33cm">
          <draw:text-box>
            <text:p text:style-name="P1"><text:span text:style-name="T4">ultimatum to leave Iraq; and the House of Commons would be asked to endorse the </text:span></text:p>
          </draw:text-box>
        </draw:frame>
        <draw:frame draw:style-name="gr1" draw:text-style-name="P2" draw:layer="layout" svg:width="13.214cm" svg:height="0.475cm" svg:x="2.95cm" svg:y="21.894cm">
          <draw:text-box>
            <text:p text:style-name="P1"><text:span text:style-name="T4">use of military action against Iraq to enforce compliance, if necessary.”</text:span></text:p>
          </draw:text-box>
        </draw:frame>
        <draw:frame draw:style-name="gr1" draw:text-style-name="P2" draw:layer="layout" svg:width="4.891cm" svg:height="0.475cm" svg:x="2.2cm" svg:y="22.808cm">
          <draw:text-box>
            <text:p text:style-name="P1"><text:span text:style-name="T7">838. </text:span><text:span text:style-name="T4"><text:s/>Cabinet “Took note.”</text:span></text:p>
          </draw:text-box>
        </draw:frame>
        <draw:frame draw:style-name="gr1" draw:text-style-name="P2" draw:layer="layout" svg:width="16.74cm" svg:height="0.475cm" svg:x="2.2cm" svg:y="23.723cm">
          <draw:text-box>
            <text:p text:style-name="P1"><text:span text:style-name="T7">839. </text:span><text:span text:style-name="T4"><text:s/>Mr Cook’s decision to resign from the Government was announced during Cabinet, </text:span></text:p>
          </draw:text-box>
        </draw:frame>
        <draw:frame draw:style-name="gr1" draw:text-style-name="P2" draw:layer="layout" svg:width="4.498cm" svg:height="0.475cm" svg:x="2.2cm" svg:y="24.287cm">
          <draw:text-box>
            <text:p text:style-name="P1"><text:span text:style-name="T4">which he did not attend.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7" draw:text-style-name="P8" draw:layer="layout" svg:width="0.408cm" svg:height="0.276cm" svg:x="6.672cm" svg:y="24.306cm">
          <draw:text-box>
            <text:p text:style-name="P1"><text:span text:style-name="T13">360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360 </text:span></text:p>
          </draw:text-box>
        </draw:frame>
        <draw:frame draw:style-name="gr4" draw:text-style-name="P5" draw:layer="layout" svg:width="15.796cm" svg:height="0.395cm" svg:x="2.6cm" svg:y="26.357cm">
          <draw:text-box>
            <text:p text:style-name="P1"><text:span text:style-name="T11">Campbell A &amp; Hagerty B. </text:span><text:span text:style-name="T19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781cm">
          <draw:text-box>
            <text:p text:style-name="P1"><text:span text:style-name="T19">to Iraq.</text:span><text:span text:style-name="T11"> Hutchinson, 2012.</text:span></text:p>
          </draw:text-box>
        </draw:frame>
      </draw:page>
      <draw:page draw:name="page151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1</text:span></text:p>
          </draw:text-box>
        </draw:frame>
        <draw:frame draw:style-name="gr1" draw:text-style-name="P2" draw:layer="layout" svg:width="12.587cm" svg:height="0.475cm" svg:x="2.2cm" svg:y="2.525cm">
          <draw:text-box>
            <text:p text:style-name="P1"><text:span text:style-name="T7">840. </text:span><text:span text:style-name="T4"><text:s/>Lord Goldsmith told the Inquiry that he had attended Cabinet:</text:span></text:p>
          </draw:text-box>
        </draw:frame>
        <draw:frame draw:style-name="gr1" draw:text-style-name="P2" draw:layer="layout" svg:width="15.615cm" svg:height="0.475cm" svg:x="2.95cm" svg:y="3.44cm">
          <draw:text-box>
            <text:p text:style-name="P1"><text:span text:style-name="T4">“… </text:span><text:span text:style-name="T4">ready to answer any questions which were put to me and to explain my advice. </text:span></text:p>
          </draw:text-box>
        </draw:frame>
        <draw:frame draw:style-name="gr1" draw:text-style-name="P2" draw:layer="layout" svg:width="15.28cm" svg:height="0.475cm" svg:x="2.95cm" svg:y="4.004cm">
          <draw:text-box>
            <text:p text:style-name="P1"><text:span text:style-name="T4">Certainly the view I took was that producing my answer to Parliament would be a </text:span></text:p>
          </draw:text-box>
        </draw:frame>
        <draw:frame draw:style-name="gr1" draw:text-style-name="P2" draw:layer="layout" svg:width="15.763cm" svg:height="0.475cm" svg:x="2.95cm" svg:y="4.568cm">
          <draw:text-box>
            <text:p text:style-name="P1"><text:span text:style-name="T4">good framework for explaining to them what the legal advice was, and I would have </text:span></text:p>
          </draw:text-box>
        </draw:frame>
        <draw:frame draw:style-name="gr1" draw:text-style-name="P2" draw:layer="layout" svg:width="15.991cm" svg:height="0.475cm" svg:x="2.95cm" svg:y="5.133cm">
          <draw:text-box>
            <text:p text:style-name="P1"><text:span text:style-name="T4">been happy to answer the questions which were put to me. I was ready, fully briefed, </text:span></text:p>
          </draw:text-box>
        </draw:frame>
        <draw:frame draw:style-name="gr1" draw:text-style-name="P2" draw:layer="layout" svg:width="6.102cm" svg:height="0.475cm" svg:x="2.95cm" svg:y="5.697cm">
          <draw:text-box>
            <text:p text:style-name="P1"><text:span text:style-name="T4">ready to debate all these issues.</text:span></text:p>
          </draw:text-box>
        </draw:frame>
        <draw:frame draw:style-name="gr1" draw:text-style-name="P2" draw:layer="layout" svg:width="15.107cm" svg:height="0.475cm" svg:x="2.95cm" svg:y="6.612cm">
          <draw:text-box>
            <text:p text:style-name="P1"><text:span text:style-name="T4">“</text:span><text:span text:style-name="T4">What actually happened was that I started to go through the PQ [Parliamentary </text:span></text:p>
          </draw:text-box>
        </draw:frame>
        <draw:frame draw:style-name="gr1" draw:text-style-name="P2" draw:layer="layout" svg:width="14.459cm" svg:height="0.475cm" svg:x="2.95cm" svg:y="7.176cm">
          <draw:text-box>
            <text:p text:style-name="P1"><text:span text:style-name="T4">Question], which had been handed out as this framework. Somebody, I can’t </text:span></text:p>
          </draw:text-box>
        </draw:frame>
        <draw:frame draw:style-name="gr1" draw:text-style-name="P2" draw:layer="layout" svg:width="15.928cm" svg:height="0.475cm" svg:x="2.95cm" svg:y="7.741cm">
          <draw:text-box>
            <text:p text:style-name="P1"><text:span text:style-name="T4">remember who it was, said ‘You don’t need to do that. We can read it.’ I was actually </text:span></text:p>
          </draw:text-box>
        </draw:frame>
        <draw:frame draw:style-name="gr1" draw:text-style-name="P2" draw:layer="layout" svg:width="15.289cm" svg:height="0.475cm" svg:x="2.95cm" svg:y="8.305cm">
          <draw:text-box>
            <text:p text:style-name="P1"><text:span text:style-name="T4">trying to use it as a sort of framework for explaining the position, and there was a </text:span></text:p>
          </draw:text-box>
        </draw:frame>
        <draw:frame draw:style-name="gr1" draw:text-style-name="P2" draw:layer="layout" svg:width="15.712cm" svg:height="0.475cm" svg:x="2.95cm" svg:y="8.87cm">
          <draw:text-box>
            <text:p text:style-name="P1"><text:span text:style-name="T4">question that was then put. I do recall telling Cabinet, ‘Well there is another point of </text:span></text:p>
          </draw:text-box>
        </draw:frame>
        <draw:frame draw:style-name="gr1" draw:text-style-name="P2" draw:layer="layout" svg:width="15.678cm" svg:height="0.475cm" svg:x="2.95cm" svg:y="9.434cm">
          <draw:text-box>
            <text:p text:style-name="P1"><text:span text:style-name="T4">view, but this is the conclusion that I have reached’, and then the discussion on the </text:span></text:p>
          </draw:text-box>
        </draw:frame>
        <draw:frame draw:style-name="gr1" draw:text-style-name="P2" draw:layer="layout" svg:width="15.267cm" svg:height="0.475cm" svg:x="2.95cm" svg:y="9.998cm">
          <draw:text-box>
            <text:p text:style-name="P1"><text:span text:style-name="T4">legality simply stopped, and Cabinet then went on to discuss all the other issues, </text:span></text:p>
          </draw:text-box>
        </draw:frame>
        <draw:frame draw:style-name="gr1" draw:text-style-name="P2" draw:layer="layout" svg:width="13.549cm" svg:height="0.475cm" svg:x="2.95cm" svg:y="10.563cm">
          <draw:text-box>
            <text:p text:style-name="P1"><text:span text:style-name="T4">the effect on international relations, domestic policy, and all the rest of it.</text:span></text:p>
          </draw:text-box>
        </draw:frame>
        <draw:frame draw:style-name="gr1" draw:text-style-name="P2" draw:layer="layout" svg:width="15.742cm" svg:height="0.475cm" svg:x="2.95cm" svg:y="11.477cm">
          <draw:text-box>
            <text:p text:style-name="P1"><text:span text:style-name="T4">“</text:span><text:span text:style-name="T4">So the way it took place was that I was ready to answer questions and to deal with </text:span></text:p>
          </draw:text-box>
        </draw:frame>
        <draw:frame draw:style-name="gr1" draw:text-style-name="P2" draw:layer="layout" svg:width="10.06cm" svg:height="0.475cm" svg:x="2.95cm" svg:y="12.042cm">
          <draw:text-box>
            <text:p text:style-name="P1"><text:span text:style-name="T4">them and in the event that debate did not take place.”</text:span></text:p>
          </draw:text-box>
        </draw:frame>
        <draw:frame draw:style-name="gr7" draw:text-style-name="P8" draw:layer="layout" svg:width="0.408cm" svg:height="0.276cm" svg:x="12.952cm" svg:y="12.061cm">
          <draw:text-box>
            <text:p text:style-name="P1"><text:span text:style-name="T13">361</text:span></text:p>
          </draw:text-box>
        </draw:frame>
        <draw:frame draw:style-name="gr1" draw:text-style-name="P2" draw:layer="layout" svg:width="0.422cm" svg:height="0.475cm" svg:x="13.364cm" svg:y="12.0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362cm" svg:height="0.475cm" svg:x="2.2cm" svg:y="12.956cm">
          <draw:text-box>
            <text:p text:style-name="P1"><text:span text:style-name="T7">841. </text:span><text:span text:style-name="T4"><text:s/>Lord Turnbull told the Inquiry that there was:</text:span></text:p>
          </draw:text-box>
        </draw:frame>
        <draw:frame draw:style-name="gr1" draw:text-style-name="P2" draw:layer="layout" svg:width="14.578cm" svg:height="0.475cm" svg:x="2.95cm" svg:y="13.871cm">
          <draw:text-box>
            <text:p text:style-name="P1"><text:span text:style-name="T4">“… </text:span><text:span text:style-name="T4">a kind of tradition which says you rely on the Attorney General to produce </text:span></text:p>
          </draw:text-box>
        </draw:frame>
        <draw:frame draw:style-name="gr1" draw:text-style-name="P2" draw:layer="layout" svg:width="15.077cm" svg:height="0.475cm" svg:x="2.95cm" svg:y="14.435cm">
          <draw:text-box>
            <text:p text:style-name="P1"><text:span text:style-name="T4">definitive advice. Once he has done it, you don’t say, ‘I don’t think much of that’. </text:span></text:p>
          </draw:text-box>
        </draw:frame>
        <draw:frame draw:style-name="gr1" draw:text-style-name="P2" draw:layer="layout" svg:width="9.916cm" svg:height="0.475cm" svg:x="2.95cm" svg:y="15cm">
          <draw:text-box>
            <text:p text:style-name="P1"><text:span text:style-name="T4">His job is to produce the version we can all work on.”</text:span></text:p>
          </draw:text-box>
        </draw:frame>
        <draw:frame draw:style-name="gr7" draw:text-style-name="P8" draw:layer="layout" svg:width="0.408cm" svg:height="0.276cm" svg:x="12.832cm" svg:y="15.018cm">
          <draw:text-box>
            <text:p text:style-name="P1"><text:span text:style-name="T13">362</text:span></text:p>
          </draw:text-box>
        </draw:frame>
        <draw:frame draw:style-name="gr1" draw:text-style-name="P2" draw:layer="layout" svg:width="5.552cm" svg:height="0.475cm" svg:x="2.2cm" svg:y="15.914cm">
          <draw:text-box>
            <text:p text:style-name="P1"><text:span text:style-name="T7">842. </text:span><text:span text:style-name="T4"><text:s/>Mr Blair told the Inquiry:</text:span></text:p>
          </draw:text-box>
        </draw:frame>
        <draw:frame draw:style-name="gr1" draw:text-style-name="P2" draw:layer="layout" svg:width="15.221cm" svg:height="0.475cm" svg:x="2.95cm" svg:y="16.828cm">
          <draw:text-box>
            <text:p text:style-name="P1"><text:span text:style-name="T4">“</text:span><text:span text:style-name="T4">The whole purpose of having the Attorney there … was so that he could answer </text:span></text:p>
          </draw:text-box>
        </draw:frame>
        <draw:frame draw:style-name="gr1" draw:text-style-name="P2" draw:layer="layout" svg:width="4.527cm" svg:height="0.475cm" svg:x="2.95cm" svg:y="17.393cm">
          <draw:text-box>
            <text:p text:style-name="P1"><text:span text:style-name="T4">anybody’s questions …”</text:span></text:p>
          </draw:text-box>
        </draw:frame>
        <draw:frame draw:style-name="gr7" draw:text-style-name="P8" draw:layer="layout" svg:width="0.408cm" svg:height="0.276cm" svg:x="7.46cm" svg:y="17.412cm">
          <draw:text-box>
            <text:p text:style-name="P1"><text:span text:style-name="T13">363</text:span></text:p>
          </draw:text-box>
        </draw:frame>
        <draw:frame draw:style-name="gr1" draw:text-style-name="P2" draw:layer="layout" svg:width="13.625cm" svg:height="0.475cm" svg:x="2.2cm" svg:y="18.307cm">
          <draw:text-box>
            <text:p text:style-name="P1"><text:span text:style-name="T7">843. </text:span><text:span text:style-name="T4"><text:s/>Ms Short told the Inquiry that she thought that Lord Goldsmith had:</text:span></text:p>
          </draw:text-box>
        </draw:frame>
        <draw:frame draw:style-name="gr1" draw:text-style-name="P2" draw:layer="layout" svg:width="15.327cm" svg:height="0.475cm" svg:x="2.95cm" svg:y="19.222cm">
          <draw:text-box>
            <text:p text:style-name="P1"><text:span text:style-name="T4">“… </text:span><text:span text:style-name="T4">misled the Cabinet. He certainly misled me, but people let it through … I think </text:span></text:p>
          </draw:text-box>
        </draw:frame>
        <draw:frame draw:style-name="gr1" draw:text-style-name="P2" draw:layer="layout" svg:width="15.771cm" svg:height="0.475cm" svg:x="2.95cm" svg:y="19.786cm">
          <draw:text-box>
            <text:p text:style-name="P1"><text:span text:style-name="T4">now we know everything we know about his doubts and his changes of opinion and </text:span></text:p>
          </draw:text-box>
        </draw:frame>
        <draw:frame draw:style-name="gr1" draw:text-style-name="P2" draw:layer="layout" svg:width="15.733cm" svg:height="0.475cm" svg:x="2.95cm" svg:y="20.351cm">
          <draw:text-box>
            <text:p text:style-name="P1"><text:span text:style-name="T4">what the Foreign Office Legal Advisers were saying and that he had got this private </text:span></text:p>
          </draw:text-box>
        </draw:frame>
        <draw:frame draw:style-name="gr1" draw:text-style-name="P2" draw:layer="layout" svg:width="15.03cm" svg:height="0.475cm" svg:x="2.95cm" svg:y="20.915cm">
          <draw:text-box>
            <text:p text:style-name="P1"><text:span text:style-name="T4">side deal that Tony Blair said there was a material breach when Blix was saying </text:span></text:p>
          </draw:text-box>
        </draw:frame>
        <draw:frame draw:style-name="gr1" draw:text-style-name="P2" draw:layer="layout" svg:width="14.891cm" svg:height="0.475cm" svg:x="2.95cm" svg:y="21.48cm">
          <draw:text-box>
            <text:p text:style-name="P1"><text:span text:style-name="T4">he needed more time. I think for the Attorney General to come and say there is </text:span></text:p>
          </draw:text-box>
        </draw:frame>
        <draw:frame draw:style-name="gr1" draw:text-style-name="P2" draw:layer="layout" svg:width="11.246cm" svg:height="0.475cm" svg:x="2.95cm" svg:y="22.044cm">
          <draw:text-box>
            <text:p text:style-name="P1"><text:span text:style-name="T4">an unequivocal legal authority to go to war was misleading.”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7" draw:text-style-name="P8" draw:layer="layout" svg:width="0.408cm" svg:height="0.276cm" svg:x="14.151cm" svg:y="22.063cm">
          <draw:text-box>
            <text:p text:style-name="P1"><text:span text:style-name="T13">364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361 </text:span></text:p>
          </draw:text-box>
        </draw:frame>
        <draw:frame draw:style-name="gr4" draw:text-style-name="P5" draw:layer="layout" svg:width="7.664cm" svg:height="0.395cm" svg:x="2.6cm" svg:y="25.511cm">
          <draw:text-box>
            <text:p text:style-name="P1"><text:span text:style-name="T11">Public hearing, 27 January 2010, pages 214-215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362 </text:span></text:p>
          </draw:text-box>
        </draw:frame>
        <draw:frame draw:style-name="gr4" draw:text-style-name="P5" draw:layer="layout" svg:width="6.589cm" svg:height="0.395cm" svg:x="2.6cm" svg:y="25.934cm">
          <draw:text-box>
            <text:p text:style-name="P1"><text:span text:style-name="T11">Public hearing, 13 January 2010, page 69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363 </text:span></text:p>
          </draw:text-box>
        </draw:frame>
        <draw:frame draw:style-name="gr4" draw:text-style-name="P5" draw:layer="layout" svg:width="6.784cm" svg:height="0.395cm" svg:x="2.6cm" svg:y="26.357cm">
          <draw:text-box>
            <text:p text:style-name="P1"><text:span text:style-name="T11">Public hearing, 29 January 2010, page 233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364 </text:span></text:p>
          </draw:text-box>
        </draw:frame>
        <draw:frame draw:style-name="gr4" draw:text-style-name="P5" draw:layer="layout" svg:width="6.551cm" svg:height="0.395cm" svg:x="2.6cm" svg:y="26.781cm">
          <draw:text-box>
            <text:p text:style-name="P1"><text:span text:style-name="T11">Public hearing, 2 February 2010, page 24.</text:span></text:p>
          </draw:text-box>
        </draw:frame>
      </draw:page>
      <draw:page draw:name="page15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2</text:span></text:p>
          </draw:text-box>
        </draw:frame>
        <draw:frame draw:style-name="gr1" draw:text-style-name="P2" draw:layer="layout" svg:width="15.593cm" svg:height="0.475cm" svg:x="2.2cm" svg:y="2.525cm">
          <draw:text-box>
            <text:p text:style-name="P1"><text:span text:style-name="T7">844. </text:span><text:span text:style-name="T4"><text:s/>Addressing the evidence given to the Inquiry by Lord Goldsmith and Mr Blair, </text:span></text:p>
          </draw:text-box>
        </draw:frame>
        <draw:frame draw:style-name="gr1" draw:text-style-name="P2" draw:layer="layout" svg:width="3.215cm" svg:height="0.475cm" svg:x="2.2cm" svg:y="3.09cm">
          <draw:text-box>
            <text:p text:style-name="P1"><text:span text:style-name="T4">Ms Short stated: </text:span></text:p>
          </draw:text-box>
        </draw:frame>
        <draw:frame draw:style-name="gr1" draw:text-style-name="P2" draw:layer="layout" svg:width="15.661cm" svg:height="0.475cm" svg:x="2.95cm" svg:y="4.004cm">
          <draw:text-box>
            <text:p text:style-name="P1"><text:span text:style-name="T4">“</text:span><text:span text:style-name="T4">I see that both Tony Blair and he [Lord Goldsmith] said the Cabinet were given the </text:span></text:p>
          </draw:text-box>
        </draw:frame>
        <draw:frame draw:style-name="gr1" draw:text-style-name="P2" draw:layer="layout" svg:width="7.652cm" svg:height="0.475cm" svg:x="2.95cm" svg:y="4.568cm">
          <draw:text-box>
            <text:p text:style-name="P1"><text:span text:style-name="T4">chance to ask questions. That is untrue.”</text:span></text:p>
          </draw:text-box>
        </draw:frame>
        <draw:frame draw:style-name="gr7" draw:text-style-name="P8" draw:layer="layout" svg:width="0.408cm" svg:height="0.276cm" svg:x="10.566cm" svg:y="4.587cm">
          <draw:text-box>
            <text:p text:style-name="P1"><text:span text:style-name="T13">365</text:span></text:p>
          </draw:text-box>
        </draw:frame>
        <draw:frame draw:style-name="gr1" draw:text-style-name="P2" draw:layer="layout" svg:width="0.422cm" svg:height="0.475cm" svg:x="10.978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78cm" svg:height="0.475cm" svg:x="2.2cm" svg:y="5.483cm">
          <draw:text-box>
            <text:p text:style-name="P1"><text:span text:style-name="T7">845. </text:span><text:span text:style-name="T4"><text:s/>Asked what she was trying to discuss and why she was not able to do so, Ms Short </text:span></text:p>
          </draw:text-box>
        </draw:frame>
        <draw:frame draw:style-name="gr1" draw:text-style-name="P2" draw:layer="layout" svg:width="13.807cm" svg:height="0.475cm" svg:x="2.2cm" svg:y="6.047cm">
          <draw:text-box>
            <text:p text:style-name="P1"><text:span text:style-name="T4">told the Inquiry that she had asked for a meeting with Lord Goldsmith but:</text:span></text:p>
          </draw:text-box>
        </draw:frame>
        <draw:frame draw:style-name="gr1" draw:text-style-name="P2" draw:layer="layout" svg:width="15.471cm" svg:height="0.475cm" svg:x="2.95cm" svg:y="6.962cm">
          <draw:text-box>
            <text:p text:style-name="P1"><text:span text:style-name="T4">“</text:span><text:span text:style-name="T4">There was a piece of paper round the table. We normally didn’t have any papers, </text:span></text:p>
          </draw:text-box>
        </draw:frame>
        <draw:frame draw:style-name="gr1" draw:text-style-name="P2" draw:layer="layout" svg:width="14.742cm" svg:height="0.475cm" svg:x="2.95cm" svg:y="7.526cm">
          <draw:text-box>
            <text:p text:style-name="P1"><text:span text:style-name="T4">apart from the agenda. It was the PQ answer, which we didn’t know was a PQ </text:span></text:p>
          </draw:text-box>
        </draw:frame>
        <draw:frame draw:style-name="gr1" draw:text-style-name="P2" draw:layer="layout" svg:width="15.483cm" svg:height="0.475cm" svg:x="2.95cm" svg:y="8.091cm">
          <draw:text-box>
            <text:p text:style-name="P1"><text:span text:style-name="T4">answer then, and he started reading it out, so everyone said ‘We can read’ … and </text:span></text:p>
          </draw:text-box>
        </draw:frame>
        <draw:frame draw:style-name="gr1" draw:text-style-name="P2" draw:layer="layout" svg:width="14.895cm" svg:height="0.475cm" svg:x="2.95cm" svg:y="8.655cm">
          <draw:text-box>
            <text:p text:style-name="P1"><text:span text:style-name="T4">then … everyone said, ‘That’s it’. I said, ‘That’s extraordinary. Why is it so late? </text:span></text:p>
          </draw:text-box>
        </draw:frame>
        <draw:frame draw:style-name="gr1" draw:text-style-name="P2" draw:layer="layout" svg:width="10.001cm" svg:height="0.475cm" svg:x="2.95cm" svg:y="9.22cm">
          <draw:text-box>
            <text:p text:style-name="P1"><text:span text:style-name="T4">Did you change your mind?’ And they all said ‘Clare!’ </text:span></text:p>
          </draw:text-box>
        </draw:frame>
        <draw:frame draw:style-name="gr1" draw:text-style-name="P2" draw:layer="layout" svg:width="15.221cm" svg:height="0.475cm" svg:x="2.95cm" svg:y="10.134cm">
          <draw:text-box>
            <text:p text:style-name="P1"><text:span text:style-name="T4">“</text:span><text:span text:style-name="T4">Everything was very fraught by then and they didn’t want me arguing, and I was </text:span></text:p>
          </draw:text-box>
        </draw:frame>
        <draw:frame draw:style-name="gr1" draw:text-style-name="P2" draw:layer="layout" svg:width="9.802cm" svg:height="0.475cm" svg:x="2.95cm" svg:y="10.698cm">
          <draw:text-box>
            <text:p text:style-name="P1"><text:span text:style-name="T4">kind of jeered at to be quiet. That’s what happened.”</text:span></text:p>
          </draw:text-box>
        </draw:frame>
        <draw:frame draw:style-name="gr7" draw:text-style-name="P8" draw:layer="layout" svg:width="0.408cm" svg:height="0.276cm" svg:x="12.701cm" svg:y="10.717cm">
          <draw:text-box>
            <text:p text:style-name="P1"><text:span text:style-name="T13">366</text:span></text:p>
          </draw:text-box>
        </draw:frame>
        <draw:frame draw:style-name="gr1" draw:text-style-name="P2" draw:layer="layout" svg:width="0.422cm" svg:height="0.475cm" svg:x="13.113cm" svg:y="10.6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81cm" svg:height="0.475cm" svg:x="2.2cm" svg:y="11.613cm">
          <draw:text-box>
            <text:p text:style-name="P1"><text:span text:style-name="T7">846. </text:span><text:span text:style-name="T4"><text:s/>Asked if she then went quiet, Ms Short replied:</text:span></text:p>
          </draw:text-box>
        </draw:frame>
        <draw:frame draw:style-name="gr1" draw:text-style-name="P2" draw:layer="layout" svg:width="15.412cm" svg:height="0.475cm" svg:x="2.95cm" svg:y="12.527cm">
          <draw:text-box>
            <text:p text:style-name="P1"><text:span text:style-name="T4">“</text:span><text:span text:style-name="T4">If he won’t answer and the Prime Minister is saying, that’s it, no discussion, there </text:span></text:p>
          </draw:text-box>
        </draw:frame>
        <draw:frame draw:style-name="gr1" draw:text-style-name="P2" draw:layer="layout" svg:width="15.064cm" svg:height="0.475cm" svg:x="2.95cm" svg:y="13.092cm">
          <draw:text-box>
            <text:p text:style-name="P1"><text:span text:style-name="T4">is only so much you can do … the Attorney, to be fair to him, says he was ready </text:span></text:p>
          </draw:text-box>
        </draw:frame>
        <draw:frame draw:style-name="gr1" draw:text-style-name="P2" draw:layer="layout" svg:width="8.367cm" svg:height="0.475cm" svg:x="2.95cm" svg:y="13.656cm">
          <draw:text-box>
            <text:p text:style-name="P1"><text:span text:style-name="T4">to answer questions, but none was allowed.”</text:span></text:p>
          </draw:text-box>
        </draw:frame>
        <draw:frame draw:style-name="gr7" draw:text-style-name="P8" draw:layer="layout" svg:width="0.408cm" svg:height="0.276cm" svg:x="11.28cm" svg:y="13.675cm">
          <draw:text-box>
            <text:p text:style-name="P1"><text:span text:style-name="T13">367</text:span></text:p>
          </draw:text-box>
        </draw:frame>
        <draw:frame draw:style-name="gr1" draw:text-style-name="P2" draw:layer="layout" svg:width="0.422cm" svg:height="0.475cm" svg:x="11.692cm" svg:y="13.6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95cm" svg:height="0.475cm" svg:x="2.2cm" svg:y="14.571cm">
          <draw:text-box>
            <text:p text:style-name="P1"><text:span text:style-name="T7">847. </text:span><text:span text:style-name="T4"><text:s/>Ms Short added that she had later asked Lord Goldsmith, “How come it was so </text:span></text:p>
          </draw:text-box>
        </draw:frame>
        <draw:frame draw:style-name="gr1" draw:text-style-name="P2" draw:layer="layout" svg:width="15.289cm" svg:height="0.475cm" svg:x="2.2cm" svg:y="15.135cm">
          <draw:text-box>
            <text:p text:style-name="P1"><text:span text:style-name="T4">late?”, and that he had replied, “Oh, it takes me a long time to make my mind up.”</text:span></text:p>
          </draw:text-box>
        </draw:frame>
        <draw:frame draw:style-name="gr7" draw:text-style-name="P8" draw:layer="layout" svg:width="0.408cm" svg:height="0.276cm" svg:x="17.424cm" svg:y="15.154cm">
          <draw:text-box>
            <text:p text:style-name="P1"><text:span text:style-name="T13">368</text:span></text:p>
          </draw:text-box>
        </draw:frame>
        <draw:frame draw:style-name="gr1" draw:text-style-name="P2" draw:layer="layout" svg:width="0.422cm" svg:height="0.475cm" svg:x="17.836cm" svg:y="15.1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821cm" svg:height="0.475cm" svg:x="2.2cm" svg:y="16.05cm">
          <draw:text-box>
            <text:p text:style-name="P1"><text:span text:style-name="T7">848. </text:span><text:span text:style-name="T4"><text:s/>Mr Campbell wrote that Ms Short had asked Lord Goldsmith “if he had any doubts”. </text:span></text:p>
          </draw:text-box>
        </draw:frame>
        <draw:frame draw:style-name="gr1" draw:text-style-name="P2" draw:layer="layout" svg:width="15.687cm" svg:height="0.475cm" svg:x="2.2cm" svg:y="16.614cm">
          <draw:text-box>
            <text:p text:style-name="P1"><text:span text:style-name="T4">Lord Goldsmith had replied that “lawyers all over the world have doubts but he was </text:span></text:p>
          </draw:text-box>
        </draw:frame>
        <draw:frame draw:style-name="gr1" draw:text-style-name="P2" draw:layer="layout" svg:width="4.731cm" svg:height="0.475cm" svg:x="2.2cm" svg:y="17.178cm">
          <draw:text-box>
            <text:p text:style-name="P1"><text:span text:style-name="T4">confident in the position”.</text:span></text:p>
          </draw:text-box>
        </draw:frame>
        <draw:frame draw:style-name="gr7" draw:text-style-name="P8" draw:layer="layout" svg:width="0.408cm" svg:height="0.276cm" svg:x="6.907cm" svg:y="17.197cm">
          <draw:text-box>
            <text:p text:style-name="P1"><text:span text:style-name="T13">369</text:span></text:p>
          </draw:text-box>
        </draw:frame>
        <draw:frame draw:style-name="gr1" draw:text-style-name="P2" draw:layer="layout" svg:width="15.267cm" svg:height="0.475cm" svg:x="2.2cm" svg:y="18.093cm">
          <draw:text-box>
            <text:p text:style-name="P1"><text:span text:style-name="T7">849. </text:span><text:span text:style-name="T4"><text:s/>Dr Reid told the Inquiry: “everyone was allowed to speak at these [Cabinet] </text:span></text:p>
          </draw:text-box>
        </draw:frame>
        <draw:frame draw:style-name="gr1" draw:text-style-name="P2" draw:layer="layout" svg:width="14.984cm" svg:height="0.475cm" svg:x="2.2cm" svg:y="18.657cm">
          <draw:text-box>
            <text:p text:style-name="P1"><text:span text:style-name="T4">meetings. I don’t recognise some descriptions of some of the least quiescent of </text:span></text:p>
          </draw:text-box>
        </draw:frame>
        <draw:frame draw:style-name="gr1" draw:text-style-name="P2" draw:layer="layout" svg:width="11.411cm" svg:height="0.475cm" svg:x="2.2cm" svg:y="19.222cm">
          <draw:text-box>
            <text:p text:style-name="P1"><text:span text:style-name="T4">my colleagues claiming to have been rendered quiescent …”</text:span></text:p>
          </draw:text-box>
        </draw:frame>
        <draw:frame draw:style-name="gr7" draw:text-style-name="P8" draw:layer="layout" svg:width="0.408cm" svg:height="0.276cm" svg:x="13.566cm" svg:y="19.241cm">
          <draw:text-box>
            <text:p text:style-name="P1"><text:span text:style-name="T13">370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0.422cm" svg:height="0.475cm" svg:x="13.978cm" svg:y="19.222cm">
          <draw:text-box>
            <text:p text:style-name="P1"><text:span text:style-name="T4"><text:s/></text:span></text:p>
          </draw:text-box>
        </draw:frame>
        <draw:frame draw:style-name="gr10" draw:text-style-name="P10" draw:layer="layout" svg:width="0.404cm" svg:height="0.23cm" svg:x="2.2cm" svg:y="24.256cm">
          <draw:text-box>
            <text:p text:style-name="P1"><text:span text:style-name="T14">365 </text:span></text:p>
          </draw:text-box>
        </draw:frame>
        <draw:frame draw:style-name="gr4" draw:text-style-name="P5" draw:layer="layout" svg:width="6.551cm" svg:height="0.395cm" svg:x="2.6cm" svg:y="24.241cm">
          <draw:text-box>
            <text:p text:style-name="P1"><text:span text:style-name="T11">Public hearing, 2 February 2010, page 28.</text:span></text:p>
          </draw:text-box>
        </draw:frame>
        <draw:frame draw:style-name="gr10" draw:text-style-name="P10" draw:layer="layout" svg:width="0.404cm" svg:height="0.23cm" svg:x="2.2cm" svg:y="24.68cm">
          <draw:text-box>
            <text:p text:style-name="P1"><text:span text:style-name="T14">366 </text:span></text:p>
          </draw:text-box>
        </draw:frame>
        <draw:frame draw:style-name="gr4" draw:text-style-name="P5" draw:layer="layout" svg:width="7.237cm" svg:height="0.395cm" svg:x="2.6cm" svg:y="24.664cm">
          <draw:text-box>
            <text:p text:style-name="P1"><text:span text:style-name="T11">Public hearing, 2 February 2010, pages 28-29.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4">367 </text:span></text:p>
          </draw:text-box>
        </draw:frame>
        <draw:frame draw:style-name="gr4" draw:text-style-name="P5" draw:layer="layout" svg:width="6.551cm" svg:height="0.395cm" svg:x="2.6cm" svg:y="25.087cm">
          <draw:text-box>
            <text:p text:style-name="P1"><text:span text:style-name="T11">Public hearing, 2 February 2010, page 29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368 </text:span></text:p>
          </draw:text-box>
        </draw:frame>
        <draw:frame draw:style-name="gr4" draw:text-style-name="P5" draw:layer="layout" svg:width="7.237cm" svg:height="0.395cm" svg:x="2.6cm" svg:y="25.511cm">
          <draw:text-box>
            <text:p text:style-name="P1"><text:span text:style-name="T11">Public hearing, 2 February 2010, pages 29-30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369 </text:span></text:p>
          </draw:text-box>
        </draw:frame>
        <draw:frame draw:style-name="gr4" draw:text-style-name="P5" draw:layer="layout" svg:width="15.796cm" svg:height="0.395cm" svg:x="2.6cm" svg:y="25.934cm">
          <draw:text-box>
            <text:p text:style-name="P1"><text:span text:style-name="T11">Campbell A &amp; Hagerty B. </text:span><text:span text:style-name="T19">The Alastair Campbell Diaries. Volume 4. The Burden of Power: Countdown </text:span></text:p>
          </draw:text-box>
        </draw:frame>
        <draw:frame draw:style-name="gr4" draw:text-style-name="P5" draw:layer="layout" svg:width="4.02cm" svg:height="0.395cm" svg:x="2.2cm" svg:y="26.357cm">
          <draw:text-box>
            <text:p text:style-name="P1"><text:span text:style-name="T19">to Iraq</text:span><text:span text:style-name="T11">. Hutchinson, 2012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370 </text:span></text:p>
          </draw:text-box>
        </draw:frame>
        <draw:frame draw:style-name="gr4" draw:text-style-name="P5" draw:layer="layout" svg:width="6.551cm" svg:height="0.395cm" svg:x="2.6cm" svg:y="26.781cm">
          <draw:text-box>
            <text:p text:style-name="P1"><text:span text:style-name="T11">Public hearing, 3 February 2010, page 75.</text:span></text:p>
          </draw:text-box>
        </draw:frame>
      </draw:page>
      <draw:page draw:name="page153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3</text:span></text:p>
          </draw:text-box>
        </draw:frame>
        <draw:frame draw:style-name="gr1" draw:text-style-name="P2" draw:layer="layout" svg:width="16.105cm" svg:height="0.475cm" svg:x="2.2cm" svg:y="2.525cm">
          <draw:text-box>
            <text:p text:style-name="P1"><text:span text:style-name="T7">850. </text:span><text:span text:style-name="T4"><text:s/>Addressing Ms Short’s evidence that she had been “kind of jeered at”, Mr Straw </text:span></text:p>
          </draw:text-box>
        </draw:frame>
        <draw:frame draw:style-name="gr1" draw:text-style-name="P2" draw:layer="layout" svg:width="3.029cm" svg:height="0.475cm" svg:x="2.2cm" svg:y="3.09cm">
          <draw:text-box>
            <text:p text:style-name="P1"><text:span text:style-name="T4">told the Inquiry: </text:span></text:p>
          </draw:text-box>
        </draw:frame>
        <draw:frame draw:style-name="gr1" draw:text-style-name="P2" draw:layer="layout" svg:width="15.708cm" svg:height="0.475cm" svg:x="2.95cm" svg:y="4.004cm">
          <draw:text-box>
            <text:p text:style-name="P1"><text:span text:style-name="T4">“… </text:span><text:span text:style-name="T4">that’s not my recollection. Obviously if that’s what she felt … but this was a very </text:span></text:p>
          </draw:text-box>
        </draw:frame>
        <draw:frame draw:style-name="gr1" draw:text-style-name="P2" draw:layer="layout" svg:width="15.162cm" svg:height="0.475cm" svg:x="2.95cm" svg:y="4.568cm">
          <draw:text-box>
            <text:p text:style-name="P1"><text:span text:style-name="T4">serious Cabinet meeting. People weren’t, as I recall … going off with that kind of </text:span></text:p>
          </draw:text-box>
        </draw:frame>
        <draw:frame draw:style-name="gr1" draw:text-style-name="P2" draw:layer="layout" svg:width="10.721cm" svg:height="0.475cm" svg:x="2.95cm" svg:y="5.133cm">
          <draw:text-box>
            <text:p text:style-name="P1"><text:span text:style-name="T4">behaviour. We all understood the gravity of the situation.”</text:span></text:p>
          </draw:text-box>
        </draw:frame>
        <draw:frame draw:style-name="gr7" draw:text-style-name="P8" draw:layer="layout" svg:width="0.408cm" svg:height="0.276cm" svg:x="13.626cm" svg:y="5.152cm">
          <draw:text-box>
            <text:p text:style-name="P1"><text:span text:style-name="T13">371</text:span></text:p>
          </draw:text-box>
        </draw:frame>
        <draw:frame draw:style-name="gr1" draw:text-style-name="P2" draw:layer="layout" svg:width="16.275cm" svg:height="0.475cm" svg:x="2.2cm" svg:y="6.047cm">
          <draw:text-box>
            <text:p text:style-name="P1"><text:span text:style-name="T7">851. </text:span><text:span text:style-name="T4"><text:s/>Asked if he recognised Ms Short’s description of events, Lord Boateng, who was </text:span></text:p>
          </draw:text-box>
        </draw:frame>
        <draw:frame draw:style-name="gr1" draw:text-style-name="P2" draw:layer="layout" svg:width="15.416cm" svg:height="0.475cm" svg:x="2.2cm" svg:y="6.612cm">
          <draw:text-box>
            <text:p text:style-name="P1"><text:span text:style-name="T4">Chief Secretary to the Treasury from 2002 to 2005, told the Inquiry that he did not.</text:span></text:p>
          </draw:text-box>
        </draw:frame>
        <draw:frame draw:style-name="gr7" draw:text-style-name="P8" draw:layer="layout" svg:width="0.408cm" svg:height="0.276cm" svg:x="17.543cm" svg:y="6.631cm">
          <draw:text-box>
            <text:p text:style-name="P1"><text:span text:style-name="T13">372</text:span></text:p>
          </draw:text-box>
        </draw:frame>
        <draw:frame draw:style-name="gr1" draw:text-style-name="P2" draw:layer="layout" svg:width="0.422cm" svg:height="0.475cm" svg:x="17.955cm" svg:y="6.6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78cm" svg:height="0.475cm" svg:x="2.2cm" svg:y="7.526cm">
          <draw:text-box>
            <text:p text:style-name="P1"><text:span text:style-name="T7">852. </text:span><text:span text:style-name="T4"><text:s/>Ms Short sent a letter to colleagues in the Parliamentary Labour Party the following </text:span></text:p>
          </draw:text-box>
        </draw:frame>
        <draw:frame draw:style-name="gr1" draw:text-style-name="P2" draw:layer="layout" svg:width="13.659cm" svg:height="0.475cm" svg:x="2.2cm" svg:y="8.091cm">
          <draw:text-box>
            <text:p text:style-name="P1"><text:span text:style-name="T4">morning, explaining her reasons for deciding to support the Government.</text:span></text:p>
          </draw:text-box>
        </draw:frame>
        <draw:frame draw:style-name="gr7" draw:text-style-name="P8" draw:layer="layout" svg:width="0.408cm" svg:height="0.276cm" svg:x="15.801cm" svg:y="8.109cm">
          <draw:text-box>
            <text:p text:style-name="P1"><text:span text:style-name="T13">373</text:span></text:p>
          </draw:text-box>
        </draw:frame>
        <draw:frame draw:style-name="gr1" draw:text-style-name="P2" draw:layer="layout" svg:width="2.153cm" svg:height="0.475cm" svg:x="16.213cm" svg:y="8.091cm">
          <draw:text-box>
            <text:p text:style-name="P1"><text:span text:style-name="T4"><text:s/></text:span><text:span text:style-name="T4">She wrote </text:span></text:p>
          </draw:text-box>
        </draw:frame>
        <draw:frame draw:style-name="gr1" draw:text-style-name="P2" draw:layer="layout" svg:width="16.711cm" svg:height="0.475cm" svg:x="2.2cm" svg:y="8.655cm">
          <draw:text-box>
            <text:p text:style-name="P1"><text:span text:style-name="T4">that there had been “a number of important developments over the last week”, including: </text:span></text:p>
          </draw:text-box>
        </draw:frame>
        <draw:frame draw:style-name="gr1" draw:text-style-name="P2" draw:layer="layout" svg:width="14.887cm" svg:height="0.475cm" svg:x="2.95cm" svg:y="9.57cm">
          <draw:text-box>
            <text:p text:style-name="P1"><text:span text:style-name="T4">“</text:span><text:span text:style-name="T4">Firstly, the Attorney General has made clear that military action would be legal </text:span></text:p>
          </draw:text-box>
        </draw:frame>
        <draw:frame draw:style-name="gr1" draw:text-style-name="P2" draw:layer="layout" svg:width="15.187cm" svg:height="0.475cm" svg:x="2.95cm" svg:y="10.134cm">
          <draw:text-box>
            <text:p text:style-name="P1"><text:span text:style-name="T4">under international law. Other lawyers have expressed contrary opinions. But for </text:span></text:p>
          </draw:text-box>
        </draw:frame>
        <draw:frame draw:style-name="gr1" draw:text-style-name="P2" draw:layer="layout" svg:width="15.526cm" svg:height="0.475cm" svg:x="2.95cm" svg:y="10.698cm">
          <draw:text-box>
            <text:p text:style-name="P1"><text:span text:style-name="T4">the UK Government, the Civil Service and the military, it is the view of the Attorney </text:span></text:p>
          </draw:text-box>
        </draw:frame>
        <draw:frame draw:style-name="gr1" draw:text-style-name="P2" draw:layer="layout" svg:width="8.553cm" svg:height="0.475cm" svg:x="2.95cm" svg:y="11.263cm">
          <draw:text-box>
            <text:p text:style-name="P1"><text:span text:style-name="T4">General that matters and this is unequivocal.”</text:span></text:p>
          </draw:text-box>
        </draw:frame>
        <draw:frame draw:style-name="gr1" draw:text-style-name="P2" draw:layer="layout" svg:width="16.601cm" svg:height="0.475cm" svg:x="2.2cm" svg:y="12.177cm">
          <draw:text-box>
            <text:p text:style-name="P1"><text:span text:style-name="T7">853. </text:span><text:span text:style-name="T4"><text:s/>Asked at what point he had initiated the process of working out what he was going </text:span></text:p>
          </draw:text-box>
        </draw:frame>
        <draw:frame draw:style-name="gr1" draw:text-style-name="P2" draw:layer="layout" svg:width="12.456cm" svg:height="0.475cm" svg:x="2.2cm" svg:y="12.742cm">
          <draw:text-box>
            <text:p text:style-name="P1"><text:span text:style-name="T4">to tell the Cabinet, and how much, Lord Goldsmith told the Inquiry:</text:span></text:p>
          </draw:text-box>
        </draw:frame>
        <draw:frame draw:style-name="gr1" draw:text-style-name="P2" draw:layer="layout" svg:width="14.768cm" svg:height="0.475cm" svg:x="2.95cm" svg:y="13.656cm">
          <draw:text-box>
            <text:p text:style-name="P1"><text:span text:style-name="T4">“</text:span><text:span text:style-name="T4">So far as Cabinet is concerned, I can’t remember at what stage I was told the </text:span></text:p>
          </draw:text-box>
        </draw:frame>
        <draw:frame draw:style-name="gr1" draw:text-style-name="P2" draw:layer="layout" svg:width="15.682cm" svg:height="0.475cm" svg:x="2.95cm" svg:y="14.221cm">
          <draw:text-box>
            <text:p text:style-name="P1"><text:span text:style-name="T4">Cabinet was going to meet and I was going to be asked to come to Cabinet on that </text:span></text:p>
          </draw:text-box>
        </draw:frame>
        <draw:frame draw:style-name="gr1" draw:text-style-name="P2" draw:layer="layout" svg:width="15.449cm" svg:height="0.475cm" svg:x="2.95cm" svg:y="14.785cm">
          <draw:text-box>
            <text:p text:style-name="P1"><text:span text:style-name="T4">occasion. I think it would have been the second occasion ever that I had attended </text:span></text:p>
          </draw:text-box>
        </draw:frame>
        <draw:frame draw:style-name="gr1" draw:text-style-name="P2" draw:layer="layout" svg:width="1.725cm" svg:height="0.475cm" svg:x="2.95cm" svg:y="15.35cm">
          <draw:text-box>
            <text:p text:style-name="P1"><text:span text:style-name="T4">Cabinet.”</text:span></text:p>
          </draw:text-box>
        </draw:frame>
        <draw:frame draw:style-name="gr7" draw:text-style-name="P8" draw:layer="layout" svg:width="0.408cm" svg:height="0.276cm" svg:x="4.668cm" svg:y="15.368cm">
          <draw:text-box>
            <text:p text:style-name="P1"><text:span text:style-name="T13">374</text:span></text:p>
          </draw:text-box>
        </draw:frame>
        <draw:frame draw:style-name="gr1" draw:text-style-name="P2" draw:layer="layout" svg:width="0.422cm" svg:height="0.475cm" svg:x="5.08cm" svg:y="15.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85cm" svg:height="0.475cm" svg:x="2.2cm" svg:y="16.264cm">
          <draw:text-box>
            <text:p text:style-name="P1"><text:span text:style-name="T7">854. </text:span><text:span text:style-name="T4"><text:s/>Asked how it was decided that he would present the advice to Cabinet in the way </text:span></text:p>
          </draw:text-box>
        </draw:frame>
        <draw:frame draw:style-name="gr1" draw:text-style-name="P2" draw:layer="layout" svg:width="16.664cm" svg:height="0.475cm" svg:x="2.2cm" svg:y="16.828cm">
          <draw:text-box>
            <text:p text:style-name="P1"><text:span text:style-name="T4">he did, and whether that decision was taken in discussion with Mr Blair or with Mr Straw, </text:span></text:p>
          </draw:text-box>
        </draw:frame>
        <draw:frame draw:style-name="gr1" draw:text-style-name="P2" draw:layer="layout" svg:width="10.395cm" svg:height="0.475cm" svg:x="2.2cm" svg:y="17.393cm">
          <draw:text-box>
            <text:p text:style-name="P1"><text:span text:style-name="T4">Lord Goldsmith told the Inquiry that it was his decision: </text:span></text:p>
          </draw:text-box>
        </draw:frame>
        <draw:frame draw:style-name="gr1" draw:text-style-name="P2" draw:layer="layout" svg:width="16.013cm" svg:height="0.475cm" svg:x="2.95cm" svg:y="18.307cm">
          <draw:text-box>
            <text:p text:style-name="P1"><text:span text:style-name="T4">“… </text:span><text:span text:style-name="T4">the point for me was to determine how to express my view to Parliament, and the </text:span></text:p>
          </draw:text-box>
        </draw:frame>
        <draw:frame draw:style-name="gr1" draw:text-style-name="P2" draw:layer="layout" svg:width="15.589cm" svg:height="0.475cm" svg:x="2.95cm" svg:y="18.872cm">
          <draw:text-box>
            <text:p text:style-name="P1"><text:span text:style-name="T4">Parliamentary answer then seemed to be a convenient way, as a framework really, </text:span></text:p>
          </draw:text-box>
        </draw:frame>
        <draw:frame draw:style-name="gr1" draw:text-style-name="P2" draw:layer="layout" svg:width="11.851cm" svg:height="0.475cm" svg:x="2.95cm" svg:y="19.436cm">
          <draw:text-box>
            <text:p text:style-name="P1"><text:span text:style-name="T4">for what I would then say to Cabinet about my view on legality.”</text:span></text:p>
          </draw:text-box>
        </draw:frame>
        <draw:frame draw:style-name="gr7" draw:text-style-name="P8" draw:layer="layout" svg:width="0.408cm" svg:height="0.276cm" svg:x="14.755cm" svg:y="19.455cm">
          <draw:text-box>
            <text:p text:style-name="P1"><text:span text:style-name="T13">375</text:span></text:p>
          </draw:text-box>
        </draw:frame>
        <draw:frame draw:style-name="gr1" draw:text-style-name="P2" draw:layer="layout" svg:width="0.422cm" svg:height="0.475cm" svg:x="15.166cm" svg:y="19.4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84cm" svg:height="0.475cm" svg:x="2.2cm" svg:y="20.351cm">
          <draw:text-box>
            <text:p text:style-name="P1"><text:span text:style-name="T7">855. </text:span><text:span text:style-name="T4"><text:s/>Asked if anyone asked him to restrict what he said to Cabinet, Lord Goldsmith </text:span></text:p>
          </draw:text-box>
        </draw:frame>
        <draw:frame draw:style-name="gr1" draw:text-style-name="P2" draw:layer="layout" svg:width="2.453cm" svg:height="0.475cm" svg:x="2.2cm" svg:y="20.915cm">
          <draw:text-box>
            <text:p text:style-name="P1"><text:span text:style-name="T4">replied: “No.”</text:span></text:p>
          </draw:text-box>
        </draw:frame>
        <draw:frame draw:style-name="gr7" draw:text-style-name="P8" draw:layer="layout" svg:width="0.408cm" svg:height="0.276cm" svg:x="4.647cm" svg:y="20.934cm">
          <draw:text-box>
            <text:p text:style-name="P1"><text:span text:style-name="T13">376</text:span></text:p>
          </draw:text-box>
        </draw:frame>
        <draw:frame draw:style-name="gr1" draw:text-style-name="P2" draw:layer="layout" svg:width="15.034cm" svg:height="0.475cm" svg:x="2.2cm" svg:y="21.83cm">
          <draw:text-box>
            <text:p text:style-name="P1"><text:span text:style-name="T7">856. </text:span><text:span text:style-name="T4"><text:s/>Asked why, given the concerns of the Armed Forces and the Civil Service,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16.152cm" svg:height="0.475cm" svg:x="2.2cm" svg:y="22.394cm">
          <draw:text-box>
            <text:p text:style-name="P1"><text:span text:style-name="T4">Cabinet had not taken the opportunity to discuss the finely balanced legal arguments, </text:span></text:p>
          </draw:text-box>
        </draw:frame>
        <draw:frame draw:style-name="gr10" draw:text-style-name="P10" draw:layer="layout" svg:width="0.404cm" svg:height="0.23cm" svg:x="2.2cm" svg:y="24.68cm">
          <draw:text-box>
            <text:p text:style-name="P1"><text:span text:style-name="T14">371 </text:span></text:p>
          </draw:text-box>
        </draw:frame>
        <draw:frame draw:style-name="gr4" draw:text-style-name="P5" draw:layer="layout" svg:width="6.551cm" svg:height="0.395cm" svg:x="2.6cm" svg:y="24.664cm">
          <draw:text-box>
            <text:p text:style-name="P1"><text:span text:style-name="T11">Public hearing, 8 February 2010, page 61.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4">372 </text:span></text:p>
          </draw:text-box>
        </draw:frame>
        <draw:frame draw:style-name="gr4" draw:text-style-name="P5" draw:layer="layout" svg:width="5.768cm" svg:height="0.395cm" svg:x="2.6cm" svg:y="25.087cm">
          <draw:text-box>
            <text:p text:style-name="P1"><text:span text:style-name="T11">Public hearing, 14 July 2010, page 7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373 </text:span></text:p>
          </draw:text-box>
        </draw:frame>
        <draw:frame draw:style-name="gr4" draw:text-style-name="P5" draw:layer="layout" svg:width="15.902cm" svg:height="0.395cm" svg:x="2.6cm" svg:y="25.511cm">
          <draw:text-box>
            <text:p text:style-name="P1"><text:span text:style-name="T11">Short C. </text:span><text:span text:style-name="T19">An Honourable Deception: New Labour, Iraq and the Misuse of Power</text:span><text:span text:style-name="T11">. The Free Press, 2004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374 </text:span></text:p>
          </draw:text-box>
        </draw:frame>
        <draw:frame draw:style-name="gr4" draw:text-style-name="P5" draw:layer="layout" svg:width="6.784cm" svg:height="0.395cm" svg:x="2.6cm" svg:y="25.934cm">
          <draw:text-box>
            <text:p text:style-name="P1"><text:span text:style-name="T11">Public hearing, 27 January 2010, page 199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375 </text:span></text:p>
          </draw:text-box>
        </draw:frame>
        <draw:frame draw:style-name="gr4" draw:text-style-name="P5" draw:layer="layout" svg:width="6.881cm" svg:height="0.395cm" svg:x="2.6cm" svg:y="26.357cm">
          <draw:text-box>
            <text:p text:style-name="P1"><text:span text:style-name="T11">Public hearing, 27 January 2010, page 200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376 </text:span></text:p>
          </draw:text-box>
        </draw:frame>
        <draw:frame draw:style-name="gr4" draw:text-style-name="P5" draw:layer="layout" svg:width="6.784cm" svg:height="0.395cm" svg:x="2.6cm" svg:y="26.781cm">
          <draw:text-box>
            <text:p text:style-name="P1"><text:span text:style-name="T11">Public hearing, 27 January 2010, page 200.</text:span></text:p>
          </draw:text-box>
        </draw:frame>
      </draw:page>
      <draw:page draw:name="page15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4</text:span></text:p>
          </draw:text-box>
        </draw:frame>
        <draw:frame draw:style-name="gr1" draw:text-style-name="P2" draw:layer="layout" svg:width="15.67cm" svg:height="0.475cm" svg:x="2.2cm" svg:y="2.525cm">
          <draw:text-box>
            <text:p text:style-name="P1"><text:span text:style-name="T4">Lord Goldsmith stated that a number of the Cabinet Ministers present had seen his </text:span></text:p>
          </draw:text-box>
        </draw:frame>
        <draw:frame draw:style-name="gr1" draw:text-style-name="P2" draw:layer="layout" svg:width="11.115cm" svg:height="0.475cm" svg:x="2.2cm" svg:y="3.09cm">
          <draw:text-box>
            <text:p text:style-name="P1"><text:span text:style-name="T4">7 March advice, although things had moved on since then. </text:span></text:p>
          </draw:text-box>
        </draw:frame>
        <draw:frame draw:style-name="gr1" draw:text-style-name="P2" draw:layer="layout" svg:width="16.469cm" svg:height="0.475cm" svg:x="2.2cm" svg:y="4.004cm">
          <draw:text-box>
            <text:p text:style-name="P1"><text:span text:style-name="T7">857. </text:span><text:span text:style-name="T4"><text:s/>Lord Goldsmith added that the issues were well known in Parliament, but Cabinet </text:span></text:p>
          </draw:text-box>
        </draw:frame>
        <draw:frame draw:style-name="gr1" draw:text-style-name="P2" draw:layer="layout" svg:width="5.374cm" svg:height="0.475cm" svg:x="2.2cm" svg:y="4.568cm">
          <draw:text-box>
            <text:p text:style-name="P1"><text:span text:style-name="T4">did not want to debate them:</text:span></text:p>
          </draw:text-box>
        </draw:frame>
        <draw:frame draw:style-name="gr1" draw:text-style-name="P2" draw:layer="layout" svg:width="16.051cm" svg:height="0.475cm" svg:x="2.95cm" svg:y="5.483cm">
          <draw:text-box>
            <text:p text:style-name="P1"><text:span text:style-name="T4">“… </text:span><text:span text:style-name="T4">thinking about it afterwards, I could sort of understand that … for this reason: that </text:span></text:p>
          </draw:text-box>
        </draw:frame>
        <draw:frame draw:style-name="gr1" draw:text-style-name="P2" draw:layer="layout" svg:width="15.547cm" svg:height="0.475cm" svg:x="2.95cm" svg:y="6.047cm">
          <draw:text-box>
            <text:p text:style-name="P1"><text:span text:style-name="T4">actually debating the legal question with the Attorney General was a slightly sterile </text:span></text:p>
          </draw:text-box>
        </draw:frame>
        <draw:frame draw:style-name="gr1" draw:text-style-name="P2" draw:layer="layout" svg:width="15.276cm" svg:height="0.475cm" svg:x="2.95cm" svg:y="6.612cm">
          <draw:text-box>
            <text:p text:style-name="P1"><text:span text:style-name="T4">exercise … because they could have put to me, ‘What about this and what about </text:span></text:p>
          </draw:text-box>
        </draw:frame>
        <draw:frame draw:style-name="gr1" draw:text-style-name="P2" draw:layer="layout" svg:width="15.784cm" svg:height="0.475cm" svg:x="2.95cm" svg:y="7.176cm">
          <draw:text-box>
            <text:p text:style-name="P1"><text:span text:style-name="T4">that?’ and I would have answered them, but what mattered, I thought, was that they </text:span></text:p>
          </draw:text-box>
        </draw:frame>
        <draw:frame draw:style-name="gr1" draw:text-style-name="P2" draw:layer="layout" svg:width="15.204cm" svg:height="0.475cm" svg:x="2.95cm" svg:y="7.741cm">
          <draw:text-box>
            <text:p text:style-name="P1"><text:span text:style-name="T4">needed to know whether or not this had the certificate, if you like, of the Attorney </text:span></text:p>
          </draw:text-box>
        </draw:frame>
        <draw:frame draw:style-name="gr1" draw:text-style-name="P2" draw:layer="layout" svg:width="15.42cm" svg:height="0.475cm" svg:x="2.95cm" svg:y="8.305cm">
          <draw:text-box>
            <text:p text:style-name="P1"><text:span text:style-name="T4">General. Was it lawful? That was a necessary condition. Then they would need to </text:span></text:p>
          </draw:text-box>
        </draw:frame>
        <draw:frame draw:style-name="gr1" draw:text-style-name="P2" draw:layer="layout" svg:width="15.267cm" svg:height="0.475cm" svg:x="2.95cm" svg:y="8.87cm">
          <draw:text-box>
            <text:p text:style-name="P1"><text:span text:style-name="T4">consider whether it was the right thing to do … So they were looking at the much </text:span></text:p>
          </draw:text-box>
        </draw:frame>
        <draw:frame draw:style-name="gr1" draw:text-style-name="P2" draw:layer="layout" svg:width="9.667cm" svg:height="0.475cm" svg:x="2.95cm" svg:y="9.434cm">
          <draw:text-box>
            <text:p text:style-name="P1"><text:span text:style-name="T4">bigger question of ‘Is it right?’ not just ‘Is it lawful?’.”</text:span></text:p>
          </draw:text-box>
        </draw:frame>
        <draw:frame draw:style-name="gr7" draw:text-style-name="P8" draw:layer="layout" svg:width="0.408cm" svg:height="0.276cm" svg:x="12.581cm" svg:y="9.453cm">
          <draw:text-box>
            <text:p text:style-name="P1"><text:span text:style-name="T13">377</text:span></text:p>
          </draw:text-box>
        </draw:frame>
        <draw:frame draw:style-name="gr1" draw:text-style-name="P2" draw:layer="layout" svg:width="15.17cm" svg:height="0.475cm" svg:x="2.2cm" svg:y="10.348cm">
          <draw:text-box>
            <text:p text:style-name="P1"><text:span text:style-name="T7">858. </text:span><text:span text:style-name="T4"><text:s/>Asked for his view on the proposition that there was never a full discussion </text:span></text:p>
          </draw:text-box>
        </draw:frame>
        <draw:frame draw:style-name="gr1" draw:text-style-name="P2" draw:layer="layout" svg:width="14.345cm" svg:height="0.475cm" svg:x="2.2cm" svg:y="10.913cm">
          <draw:text-box>
            <text:p text:style-name="P1"><text:span text:style-name="T4">in Cabinet about his opinion which was “caveated and was finely balanced”, </text:span></text:p>
          </draw:text-box>
        </draw:frame>
        <draw:frame draw:style-name="gr1" draw:text-style-name="P2" draw:layer="layout" svg:width="8.1cm" svg:height="0.475cm" svg:x="2.2cm" svg:y="11.477cm">
          <draw:text-box>
            <text:p text:style-name="P1"><text:span text:style-name="T4">Lord Goldsmith replied that his advice was:</text:span></text:p>
          </draw:text-box>
        </draw:frame>
        <draw:frame draw:style-name="gr1" draw:text-style-name="P2" draw:layer="layout" svg:width="15.89cm" svg:height="0.475cm" svg:x="2.95cm" svg:y="12.392cm">
          <draw:text-box>
            <text:p text:style-name="P1"><text:span text:style-name="T4">“… </text:span><text:span text:style-name="T4">caveated in one respect … It takes the central issue of the interpretation of 1441 </text:span></text:p>
          </draw:text-box>
        </draw:frame>
        <draw:frame draw:style-name="gr1" draw:text-style-name="P2" draw:layer="layout" svg:width="15.936cm" svg:height="0.475cm" svg:x="2.95cm" svg:y="12.956cm">
          <draw:text-box>
            <text:p text:style-name="P1"><text:span text:style-name="T4">and identifies that there are two points of view, and then I have come down in favour </text:span></text:p>
          </draw:text-box>
        </draw:frame>
        <draw:frame draw:style-name="gr1" draw:text-style-name="P2" draw:layer="layout" svg:width="2.961cm" svg:height="0.475cm" svg:x="2.95cm" svg:y="13.521cm">
          <draw:text-box>
            <text:p text:style-name="P1"><text:span text:style-name="T4">of one of them. </text:span></text:p>
          </draw:text-box>
        </draw:frame>
        <draw:frame draw:style-name="gr1" draw:text-style-name="P2" draw:layer="layout" svg:width="15.242cm" svg:height="0.475cm" svg:x="2.95cm" svg:y="14.435cm">
          <draw:text-box>
            <text:p text:style-name="P1"><text:span text:style-name="T4">“</text:span><text:span text:style-name="T4">The Cabinet, I’m sure knew that there were two points of view because that had </text:span></text:p>
          </draw:text-box>
        </draw:frame>
        <draw:frame draw:style-name="gr1" draw:text-style-name="P2" draw:layer="layout" svg:width="15.712cm" svg:height="0.475cm" svg:x="2.95cm" svg:y="15cm">
          <draw:text-box>
            <text:p text:style-name="P1"><text:span text:style-name="T4">been well-travelled in the press. The caveat was you need to be satisfied that there </text:span></text:p>
          </draw:text-box>
        </draw:frame>
        <draw:frame draw:style-name="gr1" draw:text-style-name="P2" draw:layer="layout" svg:width="15.962cm" svg:height="0.475cm" svg:x="2.95cm" svg:y="15.564cm">
          <draw:text-box>
            <text:p text:style-name="P1"><text:span text:style-name="T4">really has been a failure to take the final opportunity. That, of course, was something </text:span></text:p>
          </draw:text-box>
        </draw:frame>
        <draw:frame draw:style-name="gr1" draw:text-style-name="P2" draw:layer="layout" svg:width="15.894cm" svg:height="0.475cm" svg:x="2.95cm" svg:y="16.128cm">
          <draw:text-box>
            <text:p text:style-name="P1"><text:span text:style-name="T4">which was right in the forefront of Cabinet’s mind, I have no doubt, and I’m sure was </text:span></text:p>
          </draw:text-box>
        </draw:frame>
        <draw:frame draw:style-name="gr1" draw:text-style-name="P2" draw:layer="layout" svg:width="15.924cm" svg:height="0.475cm" svg:x="2.95cm" svg:y="16.693cm">
          <draw:text-box>
            <text:p text:style-name="P1"><text:span text:style-name="T4">mentioned by the Prime Minister and the Foreign Secretary and others in the course </text:span></text:p>
          </draw:text-box>
        </draw:frame>
        <draw:frame draw:style-name="gr1" draw:text-style-name="P2" draw:layer="layout" svg:width="6.272cm" svg:height="0.475cm" svg:x="2.95cm" svg:y="17.257cm">
          <draw:text-box>
            <text:p text:style-name="P1"><text:span text:style-name="T4">of the debate. I would expect so.”</text:span></text:p>
          </draw:text-box>
        </draw:frame>
        <draw:frame draw:style-name="gr7" draw:text-style-name="P8" draw:layer="layout" svg:width="0.408cm" svg:height="0.276cm" svg:x="9.186cm" svg:y="17.276cm">
          <draw:text-box>
            <text:p text:style-name="P1"><text:span text:style-name="T13">378</text:span></text:p>
          </draw:text-box>
        </draw:frame>
        <draw:frame draw:style-name="gr1" draw:text-style-name="P2" draw:layer="layout" svg:width="0.422cm" svg:height="0.475cm" svg:x="9.598cm" svg:y="17.2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59cm" svg:height="0.475cm" svg:x="2.2cm" svg:y="18.172cm">
          <draw:text-box>
            <text:p text:style-name="P1"><text:span text:style-name="T7">859. </text:span><text:span text:style-name="T4"><text:s/>Asked whether Cabinet should have had a discussion of Lord Goldsmith’s fuller </text:span></text:p>
          </draw:text-box>
        </draw:frame>
        <draw:frame draw:style-name="gr1" draw:text-style-name="P2" draw:layer="layout" svg:width="16.266cm" svg:height="0.475cm" svg:x="2.2cm" svg:y="18.736cm">
          <draw:text-box>
            <text:p text:style-name="P1"><text:span text:style-name="T4">opinion before they came to a decision Lord Turnbull stated: “I think what they needed </text:span></text:p>
          </draw:text-box>
        </draw:frame>
        <draw:frame draw:style-name="gr1" draw:text-style-name="P2" draw:layer="layout" svg:width="8.164cm" svg:height="0.475cm" svg:x="2.2cm" svg:y="19.301cm">
          <draw:text-box>
            <text:p text:style-name="P1"><text:span text:style-name="T4">was “yes” or “no”, and that’s what they got.”</text:span></text:p>
          </draw:text-box>
        </draw:frame>
        <draw:frame draw:style-name="gr7" draw:text-style-name="P8" draw:layer="layout" svg:width="0.408cm" svg:height="0.276cm" svg:x="10.333cm" svg:y="19.319cm">
          <draw:text-box>
            <text:p text:style-name="P1"><text:span text:style-name="T13">379</text:span></text:p>
          </draw:text-box>
        </draw:frame>
        <draw:frame draw:style-name="gr1" draw:text-style-name="P2" draw:layer="layout" svg:width="0.422cm" svg:height="0.475cm" svg:x="10.745cm" svg:y="19.3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54cm" svg:height="0.475cm" svg:x="2.2cm" svg:y="20.215cm">
          <draw:text-box>
            <text:p text:style-name="P1"><text:span text:style-name="T7">860. </text:span><text:span text:style-name="T4"><text:s/>Asked if he thought that his Cabinet colleagues would have wished to have </text:span></text:p>
          </draw:text-box>
        </draw:frame>
        <draw:frame draw:style-name="gr1" draw:text-style-name="P2" draw:layer="layout" svg:width="15.504cm" svg:height="0.475cm" svg:x="2.2cm" svg:y="20.78cm">
          <draw:text-box>
            <text:p text:style-name="P1"><text:span text:style-name="T4">a discussion of the considerations in Lord Goldsmith’s full advice, Mr Hoon replied:</text:span></text:p>
          </draw:text-box>
        </draw:frame>
        <draw:frame draw:style-name="gr1" draw:text-style-name="P2" draw:layer="layout" svg:width="15.86cm" svg:height="0.475cm" svg:x="2.95cm" svg:y="21.694cm">
          <draw:text-box>
            <text:p text:style-name="P1"><text:span text:style-name="T4">“</text:span><text:span text:style-name="T4">I’m not sure that it would be appropriate for Cabinet to have that kind of discussion, </text:span></text:p>
          </draw:text-box>
        </draw:frame>
        <draw:frame draw:style-name="gr1" draw:text-style-name="P2" draw:layer="layout" svg:width="15.377cm" svg:height="0.475cm" svg:x="2.95cm" svg:y="22.258cm">
          <draw:text-box>
            <text:p text:style-name="P1"><text:span text:style-name="T4">because, in the end, what you would be inviting people to do was to speculate on </text:span></text:p>
          </draw:text-box>
        </draw:frame>
        <draw:frame draw:style-name="gr1" draw:text-style-name="P2" draw:layer="layout" svg:width="15.775cm" svg:height="0.475cm" svg:x="2.95cm" svg:y="22.823cm">
          <draw:text-box>
            <text:p text:style-name="P1"><text:span text:style-name="T4">the legal judgment that the Attorney General had reached, and it is not the same as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0.183cm" svg:height="0.475cm" svg:x="2.95cm" svg:y="23.387cm">
          <draw:text-box>
            <text:p text:style-name="P1"><text:span text:style-name="T4">having a political discussion about options or policies. 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377 </text:span></text:p>
          </draw:text-box>
        </draw:frame>
        <draw:frame draw:style-name="gr4" draw:text-style-name="P5" draw:layer="layout" svg:width="7.664cm" svg:height="0.395cm" svg:x="2.6cm" svg:y="25.934cm">
          <draw:text-box>
            <text:p text:style-name="P1"><text:span text:style-name="T11">Public hearing, 27 January 2010, pages 216-217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378 </text:span></text:p>
          </draw:text-box>
        </draw:frame>
        <draw:frame draw:style-name="gr4" draw:text-style-name="P5" draw:layer="layout" svg:width="7.664cm" svg:height="0.395cm" svg:x="2.6cm" svg:y="26.357cm">
          <draw:text-box>
            <text:p text:style-name="P1"><text:span text:style-name="T11">Public hearing, 27 January 2010, pages 218-219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379 </text:span></text:p>
          </draw:text-box>
        </draw:frame>
        <draw:frame draw:style-name="gr4" draw:text-style-name="P5" draw:layer="layout" svg:width="6.589cm" svg:height="0.395cm" svg:x="2.6cm" svg:y="26.781cm">
          <draw:text-box>
            <text:p text:style-name="P1"><text:span text:style-name="T11">Public hearing, 13 January 2010, page 69.</text:span></text:p>
          </draw:text-box>
        </draw:frame>
      </draw:page>
      <draw:page draw:name="page155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5</text:span></text:p>
          </draw:text-box>
        </draw:frame>
        <draw:frame draw:style-name="gr1" draw:text-style-name="P2" draw:layer="layout" svg:width="15.966cm" svg:height="0.475cm" svg:x="2.95cm" svg:y="2.525cm">
          <draw:text-box>
            <text:p text:style-name="P1"><text:span text:style-name="T4">“</text:span><text:span text:style-name="T4">This is someone whose decision is that this was lawful, and I can’t see how Cabinet </text:span></text:p>
          </draw:text-box>
        </draw:frame>
        <draw:frame draw:style-name="gr1" draw:text-style-name="P2" draw:layer="layout" svg:width="14.975cm" svg:height="0.475cm" svg:x="2.95cm" svg:y="3.09cm">
          <draw:text-box>
            <text:p text:style-name="P1"><text:span text:style-name="T4">could look behind that and have the kind of discussion that you are suggesting. </text:span></text:p>
          </draw:text-box>
        </draw:frame>
        <draw:frame draw:style-name="gr1" draw:text-style-name="P2" draw:layer="layout" svg:width="14.933cm" svg:height="0.475cm" svg:x="2.95cm" svg:y="3.654cm">
          <draw:text-box>
            <text:p text:style-name="P1"><text:span text:style-name="T4">This was not policy advice. This was not, ‘On the one hand … and on the other </text:span></text:p>
          </draw:text-box>
        </draw:frame>
        <draw:frame draw:style-name="gr1" draw:text-style-name="P2" draw:layer="layout" svg:width="14.861cm" svg:height="0.475cm" svg:x="2.95cm" svg:y="4.218cm">
          <draw:text-box>
            <text:p text:style-name="P1"><text:span text:style-name="T4">hand, we might take this course of action’. What he was saying is that this was </text:span></text:p>
          </draw:text-box>
        </draw:frame>
        <draw:frame draw:style-name="gr1" draw:text-style-name="P2" draw:layer="layout" svg:width="15.881cm" svg:height="0.475cm" svg:x="2.95cm" svg:y="4.783cm">
          <draw:text-box>
            <text:p text:style-name="P1"><text:span text:style-name="T4">lawful in his judgment, and I can’t see how we could have had a sensible discussion </text:span></text:p>
          </draw:text-box>
        </draw:frame>
        <draw:frame draw:style-name="gr1" draw:text-style-name="P2" draw:layer="layout" svg:width="3.647cm" svg:height="0.475cm" svg:x="2.95cm" svg:y="5.347cm">
          <draw:text-box>
            <text:p text:style-name="P1"><text:span text:style-name="T4">going beyond that.”</text:span></text:p>
          </draw:text-box>
        </draw:frame>
        <draw:frame draw:style-name="gr7" draw:text-style-name="P8" draw:layer="layout" svg:width="0.408cm" svg:height="0.276cm" svg:x="6.575cm" svg:y="5.366cm">
          <draw:text-box>
            <text:p text:style-name="P1"><text:span text:style-name="T13">380</text:span></text:p>
          </draw:text-box>
        </draw:frame>
        <draw:frame draw:style-name="gr1" draw:text-style-name="P2" draw:layer="layout" svg:width="6.335cm" svg:height="0.475cm" svg:x="2.2cm" svg:y="6.262cm">
          <draw:text-box>
            <text:p text:style-name="P1"><text:span text:style-name="T7">861. </text:span><text:span text:style-name="T4"><text:s/>Mrs Beckett told the Inquiry:</text:span></text:p>
          </draw:text-box>
        </draw:frame>
        <draw:frame draw:style-name="gr1" draw:text-style-name="P2" draw:layer="layout" svg:width="15.746cm" svg:height="0.475cm" svg:x="2.95cm" svg:y="7.176cm">
          <draw:text-box>
            <text:p text:style-name="P1"><text:span text:style-name="T4">“</text:span><text:span text:style-name="T4">Peter Goldsmith came to Cabinet. He made it clear what was his view. It was open </text:span></text:p>
          </draw:text-box>
        </draw:frame>
        <draw:frame draw:style-name="gr1" draw:text-style-name="P2" draw:layer="layout" svg:width="15.53cm" svg:height="0.475cm" svg:x="2.95cm" svg:y="7.741cm">
          <draw:text-box>
            <text:p text:style-name="P1"><text:span text:style-name="T4">to people to ask questions … I was never the slightest bit surprised to learn that in </text:span></text:p>
          </draw:text-box>
        </draw:frame>
        <draw:frame draw:style-name="gr1" draw:text-style-name="P2" draw:layer="layout" svg:width="15.644cm" svg:height="0.475cm" svg:x="2.95cm" svg:y="8.305cm">
          <draw:text-box>
            <text:p text:style-name="P1"><text:span text:style-name="T4">earlier iterations he had drawn attention to, ‘On the one hand … on the other hand’ </text:span></text:p>
          </draw:text-box>
        </draw:frame>
        <draw:frame draw:style-name="gr1" draw:text-style-name="P2" draw:layer="layout" svg:width="4.972cm" svg:height="0.475cm" svg:x="2.95cm" svg:y="8.87cm">
          <draw:text-box>
            <text:p text:style-name="P1"><text:span text:style-name="T4">… </text:span><text:span text:style-name="T4">that’s what lawyers do.”</text:span></text:p>
          </draw:text-box>
        </draw:frame>
        <draw:frame draw:style-name="gr7" draw:text-style-name="P8" draw:layer="layout" svg:width="0.408cm" svg:height="0.276cm" svg:x="7.907cm" svg:y="8.888cm">
          <draw:text-box>
            <text:p text:style-name="P1"><text:span text:style-name="T13">381</text:span></text:p>
          </draw:text-box>
        </draw:frame>
        <draw:frame draw:style-name="gr1" draw:text-style-name="P2" draw:layer="layout" svg:width="0.422cm" svg:height="0.475cm" svg:x="8.318cm" svg:y="8.8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5cm" svg:height="0.475cm" svg:x="2.2cm" svg:y="9.784cm">
          <draw:text-box>
            <text:p text:style-name="P1"><text:span text:style-name="T7">862. </text:span><text:span text:style-name="T4"><text:s/>Mr Straw was asked whether it would have been better if Cabinet had had Lord </text:span></text:p>
          </draw:text-box>
        </draw:frame>
        <draw:frame draw:style-name="gr1" draw:text-style-name="P2" draw:layer="layout" svg:width="16.393cm" svg:height="0.475cm" svg:x="2.2cm" svg:y="10.348cm">
          <draw:text-box>
            <text:p text:style-name="P1"><text:span text:style-name="T4">Goldsmith’s full opinion, whether he had persuaded Lord Goldsmith to present only the </text:span></text:p>
          </draw:text-box>
        </draw:frame>
        <draw:frame draw:style-name="gr1" draw:text-style-name="P2" draw:layer="layout" svg:width="16.838cm" svg:height="0.475cm" svg:x="2.2cm" svg:y="10.913cm">
          <draw:text-box>
            <text:p text:style-name="P1"><text:span text:style-name="T4">(PQ) answer, whether it was incumbent on Cabinet to satisfy itself that it was be aware of </text:span></text:p>
          </draw:text-box>
        </draw:frame>
        <draw:frame draw:style-name="gr1" draw:text-style-name="P2" draw:layer="layout" svg:width="16.614cm" svg:height="0.475cm" svg:x="2.2cm" svg:y="11.477cm">
          <draw:text-box>
            <text:p text:style-name="P1"><text:span text:style-name="T4">the arguments, and why Lord Goldsmith had reached his conclusion. He told the Inquiry:</text:span></text:p>
          </draw:text-box>
        </draw:frame>
        <draw:frame draw:style-name="gr1" draw:text-style-name="P2" draw:layer="layout" svg:width="15.035cm" svg:height="0.475cm" svg:x="2.95cm" svg:y="12.392cm">
          <draw:text-box>
            <text:p text:style-name="P1"><text:span text:style-name="T4">“</text:span><text:span text:style-name="T4">I did that, partly for the reasons I have explained … but also, because we were </text:span></text:p>
          </draw:text-box>
        </draw:frame>
        <draw:frame draw:style-name="gr1" draw:text-style-name="P2" draw:layer="layout" svg:width="15.784cm" svg:height="0.475cm" svg:x="2.95cm" svg:y="12.956cm">
          <draw:text-box>
            <text:p text:style-name="P1"><text:span text:style-name="T4">concerned about leaks, and … what the military wanted to know wasn’t the process </text:span></text:p>
          </draw:text-box>
        </draw:frame>
        <draw:frame draw:style-name="gr1" draw:text-style-name="P2" draw:layer="layout" svg:width="7.728cm" svg:height="0.475cm" svg:x="2.95cm" svg:y="13.521cm">
          <draw:text-box>
            <text:p text:style-name="P1"><text:span text:style-name="T4">by which a decision had been arrived at.”</text:span></text:p>
          </draw:text-box>
        </draw:frame>
        <draw:frame draw:style-name="gr7" draw:text-style-name="P8" draw:layer="layout" svg:width="0.408cm" svg:height="0.276cm" svg:x="10.645cm" svg:y="13.539cm">
          <draw:text-box>
            <text:p text:style-name="P1"><text:span text:style-name="T13">382</text:span></text:p>
          </draw:text-box>
        </draw:frame>
        <draw:frame draw:style-name="gr1" draw:text-style-name="P2" draw:layer="layout" svg:width="16.254cm" svg:height="0.475cm" svg:x="2.2cm" svg:y="14.435cm">
          <draw:text-box>
            <text:p text:style-name="P1"><text:span text:style-name="T7">863. </text:span><text:span text:style-name="T4"><text:s/>Asked whether he had been given the opportunity to look at the full legal opinion </text:span></text:p>
          </draw:text-box>
        </draw:frame>
        <draw:frame draw:style-name="gr1" draw:text-style-name="P2" draw:layer="layout" svg:width="6.708cm" svg:height="0.475cm" svg:x="2.2cm" svg:y="15cm">
          <draw:text-box>
            <text:p text:style-name="P1"><text:span text:style-name="T4">of 7 March, Dr Reid told the Inquiry:</text:span></text:p>
          </draw:text-box>
        </draw:frame>
        <draw:frame draw:style-name="gr1" draw:text-style-name="P2" draw:layer="layout" svg:width="14.595cm" svg:height="0.475cm" svg:x="2.95cm" svg:y="15.914cm">
          <draw:text-box>
            <text:p text:style-name="P1"><text:span text:style-name="T4">“</text:span><text:span text:style-name="T4">I was given the opportunity, but I didn’t particularly want to look at some long </text:span></text:p>
          </draw:text-box>
        </draw:frame>
        <draw:frame draw:style-name="gr1" draw:text-style-name="P2" draw:layer="layout" svg:width="15.792cm" svg:height="0.475cm" svg:x="2.95cm" svg:y="16.478cm">
          <draw:text-box>
            <text:p text:style-name="P1"><text:span text:style-name="T4">‘</text:span><text:span text:style-name="T4">balancing’ legal opinion, I wanted to know ‘is what we are about to do lawful, or is it </text:span></text:p>
          </draw:text-box>
        </draw:frame>
        <draw:frame draw:style-name="gr1" draw:text-style-name="P2" draw:layer="layout" svg:width="15.979cm" svg:height="0.475cm" svg:x="2.95cm" svg:y="17.043cm">
          <draw:text-box>
            <text:p text:style-name="P1"><text:span text:style-name="T4">illegal?’ … [A]s far as I was aware, the constitutional convention and legality in Great </text:span></text:p>
          </draw:text-box>
        </draw:frame>
        <draw:frame draw:style-name="gr1" draw:text-style-name="P2" draw:layer="layout" svg:width="14.59cm" svg:height="0.475cm" svg:x="2.95cm" svg:y="17.607cm">
          <draw:text-box>
            <text:p text:style-name="P1"><text:span text:style-name="T4">Britain for the Cabinet is dependent on the judgment of the Attorney General.”</text:span></text:p>
          </draw:text-box>
        </draw:frame>
        <draw:frame draw:style-name="gr7" draw:text-style-name="P8" draw:layer="layout" svg:width="0.408cm" svg:height="0.276cm" svg:x="17.47cm" svg:y="17.626cm">
          <draw:text-box>
            <text:p text:style-name="P1"><text:span text:style-name="T13">383</text:span></text:p>
          </draw:text-box>
        </draw:frame>
        <draw:frame draw:style-name="gr1" draw:text-style-name="P2" draw:layer="layout" svg:width="0.422cm" svg:height="0.475cm" svg:x="17.882cm" svg:y="17.6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65cm" svg:height="0.475cm" svg:x="2.2cm" svg:y="18.522cm">
          <draw:text-box>
            <text:p text:style-name="P1"><text:span text:style-name="T7">864. </text:span><text:span text:style-name="T4"><text:s/>In a statement he sent the Inquiry before his second hearing on 8 February 2010, </text:span></text:p>
          </draw:text-box>
        </draw:frame>
        <draw:frame draw:style-name="gr1" draw:text-style-name="P2" draw:layer="layout" svg:width="16.779cm" svg:height="0.475cm" svg:x="2.2cm" svg:y="19.086cm">
          <draw:text-box>
            <text:p text:style-name="P1"><text:span text:style-name="T4">Mr Straw wrote that, in the absence of the ability to secure an authoritative determination </text:span></text:p>
          </draw:text-box>
        </draw:frame>
        <draw:frame draw:style-name="gr1" draw:text-style-name="P2" draw:layer="layout" svg:width="16.161cm" svg:height="0.475cm" svg:x="2.2cm" svg:y="19.651cm">
          <draw:text-box>
            <text:p text:style-name="P1"><text:span text:style-name="T4">of the law from the courts, “a great weight of responsibility” rested on the shoulders of </text:span></text:p>
          </draw:text-box>
        </draw:frame>
        <draw:frame draw:style-name="gr1" draw:text-style-name="P2" draw:layer="layout" svg:width="16.139cm" svg:height="0.475cm" svg:x="2.2cm" svg:y="20.215cm">
          <draw:text-box>
            <text:p text:style-name="P1"><text:span text:style-name="T4">the Attorney General, and that his role was to determine whether the UK Government </text:span></text:p>
          </draw:text-box>
        </draw:frame>
        <draw:frame draw:style-name="gr1" draw:text-style-name="P2" draw:layer="layout" svg:width="9.277cm" svg:height="0.475cm" svg:x="2.2cm" svg:y="20.78cm">
          <draw:text-box>
            <text:p text:style-name="P1"><text:span text:style-name="T4">could consider the merits of taking military action.</text:span></text:p>
          </draw:text-box>
        </draw:frame>
        <draw:frame draw:style-name="gr7" draw:text-style-name="P8" draw:layer="layout" svg:width="0.408cm" svg:height="0.276cm" svg:x="11.447cm" svg:y="20.798cm">
          <draw:text-box>
            <text:p text:style-name="P1"><text:span text:style-name="T13">384</text:span></text:p>
          </draw:text-box>
        </draw:frame>
        <draw:frame draw:style-name="gr1" draw:text-style-name="P2" draw:layer="layout" svg:width="0.422cm" svg:height="0.475cm" svg:x="11.859cm" svg:y="20.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61cm" svg:height="0.475cm" svg:x="2.2cm" svg:y="21.694cm">
          <draw:text-box>
            <text:p text:style-name="P1"><text:span text:style-name="T7">865. </text:span><text:span text:style-name="T4"><text:s/>Mr Straw was asked whether Cabinet could meet its responsibilities to address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6.025cm" svg:height="0.475cm" svg:x="2.2cm" svg:y="22.258cm">
          <draw:text-box>
            <text:p text:style-name="P1"><text:span text:style-name="T4">the key moral as well as political issues, as stated by Mr Straw in his ‘Supplementary 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4">380 </text:span></text:p>
          </draw:text-box>
        </draw:frame>
        <draw:frame draw:style-name="gr4" draw:text-style-name="P5" draw:layer="layout" svg:width="6.589cm" svg:height="0.395cm" svg:x="2.6cm" svg:y="25.087cm">
          <draw:text-box>
            <text:p text:style-name="P1"><text:span text:style-name="T11">Public hearing, 19 January 2010, page 70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381 </text:span></text:p>
          </draw:text-box>
        </draw:frame>
        <draw:frame draw:style-name="gr4" draw:text-style-name="P5" draw:layer="layout" svg:width="7.275cm" svg:height="0.395cm" svg:x="2.6cm" svg:y="25.511cm">
          <draw:text-box>
            <text:p text:style-name="P1"><text:span text:style-name="T11">Public hearing, 26 January 2010, pages 53-55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382 </text:span></text:p>
          </draw:text-box>
        </draw:frame>
        <draw:frame draw:style-name="gr4" draw:text-style-name="P5" draw:layer="layout" svg:width="7.237cm" svg:height="0.395cm" svg:x="2.6cm" svg:y="25.934cm">
          <draw:text-box>
            <text:p text:style-name="P1"><text:span text:style-name="T11">Public hearing, 8 February 2010, pages 62-63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383 </text:span></text:p>
          </draw:text-box>
        </draw:frame>
        <draw:frame draw:style-name="gr4" draw:text-style-name="P5" draw:layer="layout" svg:width="6.551cm" svg:height="0.395cm" svg:x="2.6cm" svg:y="26.357cm">
          <draw:text-box>
            <text:p text:style-name="P1"><text:span text:style-name="T11">Public hearing, 3 February 2010, page 76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384 </text:span></text:p>
          </draw:text-box>
        </draw:frame>
        <draw:frame draw:style-name="gr4" draw:text-style-name="P5" draw:layer="layout" svg:width="15.191cm" svg:height="0.395cm" svg:x="2.6cm" svg:y="26.781cm">
          <draw:text-box>
            <text:p text:style-name="P1"><text:span text:style-name="T11">Statement, February 2010, ‘Supplementary Memorandum by the Rt Hon Jack Straw MP’, page 5. </text:span></text:p>
          </draw:text-box>
        </draw:frame>
      </draw:page>
      <draw:page draw:name="page15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6</text:span></text:p>
          </draw:text-box>
        </draw:frame>
        <draw:frame draw:style-name="gr1" draw:text-style-name="P2" draw:layer="layout" svg:width="15.97cm" svg:height="0.475cm" svg:x="2.2cm" svg:y="2.525cm">
          <draw:text-box>
            <text:p text:style-name="P1"><text:span text:style-name="T4">Memorandum’ for the Inquiry, without being fully alive to the fact that the legal issues </text:span></text:p>
          </draw:text-box>
        </draw:frame>
        <draw:frame draw:style-name="gr1" draw:text-style-name="P2" draw:layer="layout" svg:width="7.317cm" svg:height="0.475cm" svg:x="2.2cm" svg:y="3.09cm">
          <draw:text-box>
            <text:p text:style-name="P1"><text:span text:style-name="T4">were finely balanced. Mr Straw replied:</text:span></text:p>
          </draw:text-box>
        </draw:frame>
        <draw:frame draw:style-name="gr1" draw:text-style-name="P2" draw:layer="layout" svg:width="14.764cm" svg:height="0.475cm" svg:x="2.95cm" svg:y="4.004cm">
          <draw:text-box>
            <text:p text:style-name="P1"><text:span text:style-name="T4">“</text:span><text:span text:style-name="T4">The Cabinet were fully aware that the arguments were finely balanced. It was </text:span></text:p>
          </draw:text-box>
        </draw:frame>
        <draw:frame draw:style-name="gr1" draw:text-style-name="P2" draw:layer="layout" svg:width="14.438cm" svg:height="0.475cm" svg:x="2.95cm" svg:y="4.568cm">
          <draw:text-box>
            <text:p text:style-name="P1"><text:span text:style-name="T4">impossible to open a newspaper without being fully aware of the arguments.”</text:span></text:p>
          </draw:text-box>
        </draw:frame>
        <draw:frame draw:style-name="gr7" draw:text-style-name="P8" draw:layer="layout" svg:width="0.408cm" svg:height="0.276cm" svg:x="17.328cm" svg:y="4.587cm">
          <draw:text-box>
            <text:p text:style-name="P1"><text:span text:style-name="T13">385</text:span></text:p>
          </draw:text-box>
        </draw:frame>
        <draw:frame draw:style-name="gr1" draw:text-style-name="P2" draw:layer="layout" svg:width="0.422cm" svg:height="0.475cm" svg:x="17.74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65cm" svg:height="0.475cm" svg:x="2.2cm" svg:y="5.483cm">
          <draw:text-box>
            <text:p text:style-name="P1"><text:span text:style-name="T7">866. </text:span><text:span text:style-name="T4"><text:s/>In response to the point that newspaper articles were not legal advice, Mr Straw </text:span></text:p>
          </draw:text-box>
        </draw:frame>
        <draw:frame draw:style-name="gr1" draw:text-style-name="P2" draw:layer="layout" svg:width="1.306cm" svg:height="0.475cm" svg:x="2.2cm" svg:y="6.047cm">
          <draw:text-box>
            <text:p text:style-name="P1"><text:span text:style-name="T4">added:</text:span></text:p>
          </draw:text-box>
        </draw:frame>
        <draw:frame draw:style-name="gr1" draw:text-style-name="P2" draw:layer="layout" svg:width="15.543cm" svg:height="0.475cm" svg:x="2.95cm" svg:y="6.962cm">
          <draw:text-box>
            <text:p text:style-name="P1"><text:span text:style-name="T4">“</text:span><text:span text:style-name="T4">With great respect, we had lawyers from both sides arguing the case in the public </text:span></text:p>
          </draw:text-box>
        </draw:frame>
        <draw:frame draw:style-name="gr1" draw:text-style-name="P2" draw:layer="layout" svg:width="14.929cm" svg:height="0.475cm" svg:x="2.95cm" svg:y="7.526cm">
          <draw:text-box>
            <text:p text:style-name="P1"><text:span text:style-name="T4">print. So it was very clear … that there were two arguments going on. One was </text:span></text:p>
          </draw:text-box>
        </draw:frame>
        <draw:frame draw:style-name="gr1" draw:text-style-name="P2" draw:layer="layout" svg:width="15.289cm" svg:height="0.475cm" svg:x="2.95cm" svg:y="8.091cm">
          <draw:text-box>
            <text:p text:style-name="P1"><text:span text:style-name="T4">about the … moral and political justification, and that, in many ways, in the public </text:span></text:p>
          </draw:text-box>
        </draw:frame>
        <draw:frame draw:style-name="gr1" draw:text-style-name="P2" draw:layer="layout" svg:width="15.242cm" svg:height="0.475cm" svg:x="2.95cm" svg:y="8.655cm">
          <draw:text-box>
            <text:p text:style-name="P1"><text:span text:style-name="T4">print, elided with arguments about whether it was lawful … no one in the Cabinet </text:span></text:p>
          </draw:text-box>
        </draw:frame>
        <draw:frame draw:style-name="gr1" draw:text-style-name="P2" draw:layer="layout" svg:width="15.877cm" svg:height="0.475cm" svg:x="2.95cm" svg:y="9.22cm">
          <draw:text-box>
            <text:p text:style-name="P1"><text:span text:style-name="T4">was unaware of the fact that there had been and was a continuing and intense legal </text:span></text:p>
          </draw:text-box>
        </draw:frame>
        <draw:frame draw:style-name="gr1" draw:text-style-name="P2" draw:layer="layout" svg:width="15.352cm" svg:height="0.475cm" svg:x="2.95cm" svg:y="9.784cm">
          <draw:text-box>
            <text:p text:style-name="P1"><text:span text:style-name="T4">debate about the interpretation of 1441 … But the issue for the Cabinet was: was </text:span></text:p>
          </draw:text-box>
        </draw:frame>
        <draw:frame draw:style-name="gr1" draw:text-style-name="P2" draw:layer="layout" svg:width="4.083cm" svg:height="0.475cm" svg:x="2.95cm" svg:y="10.348cm">
          <draw:text-box>
            <text:p text:style-name="P1"><text:span text:style-name="T4">it lawful or otherwise?</text:span></text:p>
          </draw:text-box>
        </draw:frame>
        <draw:frame draw:style-name="gr1" draw:text-style-name="P2" draw:layer="layout" svg:width="15.636cm" svg:height="0.475cm" svg:x="2.95cm" svg:y="11.263cm">
          <draw:text-box>
            <text:p text:style-name="P1"><text:span text:style-name="T4">“… </text:span><text:span text:style-name="T4">[W]hat was required … at that stage was essentially a yes/no decision from the </text:span></text:p>
          </draw:text-box>
        </draw:frame>
        <draw:frame draw:style-name="gr1" draw:text-style-name="P2" draw:layer="layout" svg:width="15.691cm" svg:height="0.475cm" svg:x="2.95cm" svg:y="11.827cm">
          <draw:text-box>
            <text:p text:style-name="P1"><text:span text:style-name="T4">Attorney General, yes/no for the Cabinet, yes/no for the military forces. It was open </text:span></text:p>
          </draw:text-box>
        </draw:frame>
        <draw:frame draw:style-name="gr1" draw:text-style-name="P2" draw:layer="layout" svg:width="15.593cm" svg:height="0.475cm" svg:x="2.95cm" svg:y="12.392cm">
          <draw:text-box>
            <text:p text:style-name="P1"><text:span text:style-name="T4">to members of the Cabinet to question the Attorney General … it wasn’t necessary </text:span></text:p>
          </draw:text-box>
        </draw:frame>
        <draw:frame draw:style-name="gr1" draw:text-style-name="P2" draw:layer="layout" svg:width="15.331cm" svg:height="0.475cm" svg:x="2.95cm" svg:y="12.956cm">
          <draw:text-box>
            <text:p text:style-name="P1"><text:span text:style-name="T4">to go into the process by which Peter Goldsmith had come to his view. What they </text:span></text:p>
          </draw:text-box>
        </draw:frame>
        <draw:frame draw:style-name="gr1" draw:text-style-name="P2" draw:layer="layout" svg:width="8.172cm" svg:height="0.475cm" svg:x="2.95cm" svg:y="13.521cm">
          <draw:text-box>
            <text:p text:style-name="P1"><text:span text:style-name="T4">wanted to know was what the answer was.”</text:span></text:p>
          </draw:text-box>
        </draw:frame>
        <draw:frame draw:style-name="gr7" draw:text-style-name="P8" draw:layer="layout" svg:width="0.408cm" svg:height="0.276cm" svg:x="11.091cm" svg:y="13.539cm">
          <draw:text-box>
            <text:p text:style-name="P1"><text:span text:style-name="T13">386</text:span></text:p>
          </draw:text-box>
        </draw:frame>
        <draw:frame draw:style-name="gr1" draw:text-style-name="P2" draw:layer="layout" svg:width="0.422cm" svg:height="0.475cm" svg:x="11.503cm" svg:y="13.5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789cm" svg:height="0.475cm" svg:x="2.2cm" svg:y="14.435cm">
          <draw:text-box>
            <text:p text:style-name="P1"><text:span text:style-name="T7">867. </text:span><text:span text:style-name="T4"><text:s/>Mr Straw told the Inquiry:</text:span></text:p>
          </draw:text-box>
        </draw:frame>
        <draw:frame draw:style-name="gr1" draw:text-style-name="P2" draw:layer="layout" svg:width="15.412cm" svg:height="0.475cm" svg:x="2.95cm" svg:y="15.35cm">
          <draw:text-box>
            <text:p text:style-name="P1"><text:span text:style-name="T4">“… </text:span><text:span text:style-name="T4">any member of the Cabinet could easily have asked about the finely balanced </text:span></text:p>
          </draw:text-box>
        </draw:frame>
        <draw:frame draw:style-name="gr1" draw:text-style-name="P2" draw:layer="layout" svg:width="15.369cm" svg:height="0.475cm" svg:x="2.95cm" svg:y="15.914cm">
          <draw:text-box>
            <text:p text:style-name="P1"><text:span text:style-name="T4">nature [of the legal arguments] … [T]he finely balanced arguments are part of the </text:span></text:p>
          </draw:text-box>
        </draw:frame>
        <draw:frame draw:style-name="gr1" draw:text-style-name="P2" draw:layer="layout" svg:width="8.105cm" svg:height="0.475cm" svg:x="2.95cm" svg:y="16.478cm">
          <draw:text-box>
            <text:p text:style-name="P1"><text:span text:style-name="T4">process by which he came to that decision.</text:span></text:p>
          </draw:text-box>
        </draw:frame>
        <draw:frame draw:style-name="gr1" draw:text-style-name="P2" draw:layer="layout" svg:width="8.74cm" svg:height="0.475cm" svg:x="2.95cm" svg:y="17.393cm">
          <draw:text-box>
            <text:p text:style-name="P1"><text:span text:style-name="T4">“… </text:span><text:span text:style-name="T4">He was going through all the arguments …</text:span></text:p>
          </draw:text-box>
        </draw:frame>
        <draw:frame draw:style-name="gr1" draw:text-style-name="P2" draw:layer="layout" svg:width="15.628cm" svg:height="0.475cm" svg:x="2.95cm" svg:y="18.307cm">
          <draw:text-box>
            <text:p text:style-name="P1"><text:span text:style-name="T4">“</text:span><text:span text:style-name="T4">But there is nothing unusual about legal decisions being finely balanced … [W]hat </text:span></text:p>
          </draw:text-box>
        </draw:frame>
        <draw:frame draw:style-name="gr1" draw:text-style-name="P2" draw:layer="layout" svg:width="13.261cm" svg:height="0.475cm" svg:x="2.95cm" svg:y="18.872cm">
          <draw:text-box>
            <text:p text:style-name="P1"><text:span text:style-name="T4">Cabinet wanted … and needed to know … was what was the decision.</text:span></text:p>
          </draw:text-box>
        </draw:frame>
        <draw:frame draw:style-name="gr1" draw:text-style-name="P2" draw:layer="layout" svg:width="15.97cm" svg:height="0.475cm" svg:x="2.95cm" svg:y="19.786cm">
          <draw:text-box>
            <text:p text:style-name="P1"><text:span text:style-name="T4">“</text:span><text:span text:style-name="T4">Nobody was preventing anybody from asking the Attorney … what the position was. </text:span></text:p>
          </draw:text-box>
        </draw:frame>
        <draw:frame draw:style-name="gr1" draw:text-style-name="P2" draw:layer="layout" svg:width="15.974cm" svg:height="0.475cm" svg:x="2.95cm" svg:y="20.351cm">
          <draw:text-box>
            <text:p text:style-name="P1"><text:span text:style-name="T4">In the event they chose not to. A number of lawyers were around the table. The legal </text:span></text:p>
          </draw:text-box>
        </draw:frame>
        <draw:frame draw:style-name="gr1" draw:text-style-name="P2" draw:layer="layout" svg:width="15.547cm" svg:height="0.475cm" svg:x="2.95cm" svg:y="20.915cm">
          <draw:text-box>
            <text:p text:style-name="P1"><text:span text:style-name="T4">issues had been extremely well aired in public, the press, and people were briefed </text:span></text:p>
          </draw:text-box>
        </draw:frame>
        <draw:frame draw:style-name="gr1" draw:text-style-name="P2" draw:layer="layout" svg:width="1.666cm" svg:height="0.475cm" svg:x="2.95cm" svg:y="21.48cm">
          <draw:text-box>
            <text:p text:style-name="P1"><text:span text:style-name="T4">anyway.”</text:span></text:p>
          </draw:text-box>
        </draw:frame>
        <draw:frame draw:style-name="gr7" draw:text-style-name="P8" draw:layer="layout" svg:width="0.408cm" svg:height="0.276cm" svg:x="4.613cm" svg:y="21.498cm">
          <draw:text-box>
            <text:p text:style-name="P1"><text:span text:style-name="T13">387</text:span></text:p>
          </draw:text-box>
        </draw:frame>
        <draw:frame draw:style-name="gr1" draw:text-style-name="P2" draw:layer="layout" svg:width="15.801cm" svg:height="0.475cm" svg:x="2.2cm" svg:y="22.394cm">
          <draw:text-box>
            <text:p text:style-name="P1"><text:span text:style-name="T7">868. </text:span><text:span text:style-name="T4"><text:s/>Asked for an assurance that Cabinet was sufficiently informed, separately and </text:span></text:p>
          </draw:text-box>
        </draw:frame>
        <draw:frame draw:style-name="gr1" draw:text-style-name="P2" draw:layer="layout" svg:width="15.246cm" svg:height="0.475cm" svg:x="2.2cm" svg:y="22.958cm">
          <draw:text-box>
            <text:p text:style-name="P1"><text:span text:style-name="T4">collectively, to share responsibility for the risks a decision to invade Iraq entailed, </text:span></text:p>
          </draw:text-box>
        </draw:frame>
        <draw:frame draw:style-name="gr1" draw:text-style-name="P2" draw:layer="layout" svg:width="15.365cm" svg:height="0.475cm" svg:x="2.2cm" svg:y="23.523cm">
          <draw:text-box>
            <text:p text:style-name="P1"><text:span text:style-name="T4">“</text:span><text:span text:style-name="T4">including risks, individual and collective, to Crown Servants, and … themselves”, </text:span></text:p>
          </draw:text-box>
        </draw:frame>
        <draw:frame draw:style-name="gr1" draw:text-style-name="P2" draw:layer="layout" svg:width="4.384cm" svg:height="0.475cm" svg:x="2.2cm" svg:y="24.087cm">
          <draw:text-box>
            <text:p text:style-name="P1"><text:span text:style-name="T4">Mr Straw replied: “yes”.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7" draw:text-style-name="P8" draw:layer="layout" svg:width="0.408cm" svg:height="0.276cm" svg:x="6.575cm" svg:y="24.106cm">
          <draw:text-box>
            <text:p text:style-name="P1"><text:span text:style-name="T13">388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385 </text:span></text:p>
          </draw:text-box>
        </draw:frame>
        <draw:frame draw:style-name="gr4" draw:text-style-name="P5" draw:layer="layout" svg:width="6.551cm" svg:height="0.395cm" svg:x="2.6cm" svg:y="25.511cm">
          <draw:text-box>
            <text:p text:style-name="P1"><text:span text:style-name="T11">Public hearing, 8 February 2010, page 59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386 </text:span></text:p>
          </draw:text-box>
        </draw:frame>
        <draw:frame draw:style-name="gr4" draw:text-style-name="P5" draw:layer="layout" svg:width="7.334cm" svg:height="0.395cm" svg:x="2.6cm" svg:y="25.934cm">
          <draw:text-box>
            <text:p text:style-name="P1"><text:span text:style-name="T11">Public hearing, 8 February 2010, pages 59-60. 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387 </text:span></text:p>
          </draw:text-box>
        </draw:frame>
        <draw:frame draw:style-name="gr4" draw:text-style-name="P5" draw:layer="layout" svg:width="7.237cm" svg:height="0.395cm" svg:x="2.6cm" svg:y="26.357cm">
          <draw:text-box>
            <text:p text:style-name="P1"><text:span text:style-name="T11">Public hearing, 8 February 2010, pages 62-63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388 </text:span></text:p>
          </draw:text-box>
        </draw:frame>
        <draw:frame draw:style-name="gr4" draw:text-style-name="P5" draw:layer="layout" svg:width="6.551cm" svg:height="0.395cm" svg:x="2.6cm" svg:y="26.781cm">
          <draw:text-box>
            <text:p text:style-name="P1"><text:span text:style-name="T11">Public hearing, 8 February 2010, page 64.</text:span></text:p>
          </draw:text-box>
        </draw:frame>
      </draw:page>
      <draw:page draw:name="page157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7</text:span></text:p>
          </draw:text-box>
        </draw:frame>
        <draw:frame draw:style-name="gr1" draw:text-style-name="P2" draw:layer="layout" svg:width="4.184cm" svg:height="0.475cm" svg:x="2.2cm" svg:y="2.525cm">
          <draw:text-box>
            <text:p text:style-name="P1"><text:span text:style-name="T7">869. </text:span><text:span text:style-name="T4"><text:s/>Mr Straw added:</text:span></text:p>
          </draw:text-box>
        </draw:frame>
        <draw:frame draw:style-name="gr1" draw:text-style-name="P2" draw:layer="layout" svg:width="16.021cm" svg:height="0.475cm" svg:x="2.95cm" svg:y="3.44cm">
          <draw:text-box>
            <text:p text:style-name="P1"><text:span text:style-name="T4">“… </text:span><text:span text:style-name="T4">we were being publicly bombarded with the arguments, and arguments about the </text:span></text:p>
          </draw:text-box>
        </draw:frame>
        <draw:frame draw:style-name="gr1" draw:text-style-name="P2" draw:layer="layout" svg:width="15.339cm" svg:height="0.475cm" svg:x="2.95cm" svg:y="4.004cm">
          <draw:text-box>
            <text:p text:style-name="P1"><text:span text:style-name="T4">consequences. We received detailed legal advice, for example, from CND saying </text:span></text:p>
          </draw:text-box>
        </draw:frame>
        <draw:frame draw:style-name="gr1" draw:text-style-name="P2" draw:layer="layout" svg:width="12.74cm" svg:height="0.475cm" svg:x="2.95cm" svg:y="4.568cm">
          <draw:text-box>
            <text:p text:style-name="P1"><text:span text:style-name="T4">why it was unlawful and what the personal consequences would be.</text:span></text:p>
          </draw:text-box>
        </draw:frame>
        <draw:frame draw:style-name="gr1" draw:text-style-name="P2" draw:layer="layout" svg:width="14.853cm" svg:height="0.475cm" svg:x="2.95cm" svg:y="5.483cm">
          <draw:text-box>
            <text:p text:style-name="P1"><text:span text:style-name="T4">“</text:span><text:span text:style-name="T4">So everybody understood what the issues were and the level of responsibility, </text:span></text:p>
          </draw:text-box>
        </draw:frame>
        <draw:frame draw:style-name="gr1" draw:text-style-name="P2" draw:layer="layout" svg:width="5.031cm" svg:height="0.475cm" svg:x="2.95cm" svg:y="6.047cm">
          <draw:text-box>
            <text:p text:style-name="P1"><text:span text:style-name="T4">personal and individual …”</text:span></text:p>
          </draw:text-box>
        </draw:frame>
        <draw:frame draw:style-name="gr7" draw:text-style-name="P8" draw:layer="layout" svg:width="0.408cm" svg:height="0.276cm" svg:x="7.962cm" svg:y="6.066cm">
          <draw:text-box>
            <text:p text:style-name="P1"><text:span text:style-name="T13">389</text:span></text:p>
          </draw:text-box>
        </draw:frame>
        <draw:frame draw:style-name="gr1" draw:text-style-name="P2" draw:layer="layout" svg:width="16.012cm" svg:height="0.475cm" svg:x="2.2cm" svg:y="6.962cm">
          <draw:text-box>
            <text:p text:style-name="P1"><text:span text:style-name="T7">870. </text:span><text:span text:style-name="T4"><text:s/>Mr Straw also stated that Cabinet “was more involved in this decision” because </text:span></text:p>
          </draw:text-box>
        </draw:frame>
        <draw:frame draw:style-name="gr1" draw:text-style-name="P2" draw:layer="layout" svg:width="16.127cm" svg:height="0.475cm" svg:x="2.2cm" svg:y="7.526cm">
          <draw:text-box>
            <text:p text:style-name="P1"><text:span text:style-name="T4">members of Cabinet had to “explain themselves in the House of Commons as well as </text:span></text:p>
          </draw:text-box>
        </draw:frame>
        <draw:frame draw:style-name="gr1" draw:text-style-name="P2" draw:layer="layout" svg:width="7.914cm" svg:height="0.475cm" svg:x="2.2cm" svg:y="8.091cm">
          <draw:text-box>
            <text:p text:style-name="P1"><text:span text:style-name="T4">publicly and to their constituency parties”. </text:span></text:p>
          </draw:text-box>
        </draw:frame>
        <draw:frame draw:style-name="gr1" draw:text-style-name="P2" draw:layer="layout" svg:width="16.406cm" svg:height="0.475cm" svg:x="2.2cm" svg:y="9.005cm">
          <draw:text-box>
            <text:p text:style-name="P1"><text:span text:style-name="T7">871. </text:span><text:span text:style-name="T4"><text:s/>Asked if he was fully satisfied with the advice that was given to Cabinet about the </text:span></text:p>
          </draw:text-box>
        </draw:frame>
        <draw:frame draw:style-name="gr1" draw:text-style-name="P2" draw:layer="layout" svg:width="16.216cm" svg:height="0.475cm" svg:x="2.2cm" svg:y="9.57cm">
          <draw:text-box>
            <text:p text:style-name="P1"><text:span text:style-name="T4">legality of the conflict, Mr Brown told the Inquiry that Lord Goldsmith’s role was to give </text:span></text:p>
          </draw:text-box>
        </draw:frame>
        <draw:frame draw:style-name="gr1" draw:text-style-name="P2" draw:layer="layout" svg:width="16.516cm" svg:height="0.475cm" svg:x="2.2cm" svg:y="10.134cm">
          <draw:text-box>
            <text:p text:style-name="P1"><text:span text:style-name="T4">Cabinet advice, and that “he was certain about the advice he gave” but it was Cabinet’s </text:span></text:p>
          </draw:text-box>
        </draw:frame>
        <draw:frame draw:style-name="gr1" draw:text-style-name="P2" draw:layer="layout" svg:width="16.021cm" svg:height="0.475cm" svg:x="2.2cm" svg:y="10.698cm">
          <draw:text-box>
            <text:p text:style-name="P1"><text:span text:style-name="T4">job to “make our decisions on the basis, not simply of the legal advice, but the moral, </text:span></text:p>
          </draw:text-box>
        </draw:frame>
        <draw:frame draw:style-name="gr1" draw:text-style-name="P2" draw:layer="layout" svg:width="7.728cm" svg:height="0.475cm" svg:x="2.2cm" svg:y="11.263cm">
          <draw:text-box>
            <text:p text:style-name="P1"><text:span text:style-name="T4">political and other case for taking action”.</text:span></text:p>
          </draw:text-box>
        </draw:frame>
        <draw:frame draw:style-name="gr7" draw:text-style-name="P8" draw:layer="layout" svg:width="0.408cm" svg:height="0.276cm" svg:x="9.895cm" svg:y="11.282cm">
          <draw:text-box>
            <text:p text:style-name="P1"><text:span text:style-name="T13">390</text:span></text:p>
          </draw:text-box>
        </draw:frame>
        <draw:frame draw:style-name="gr1" draw:text-style-name="P2" draw:layer="layout" svg:width="0.422cm" svg:height="0.475cm" svg:x="10.307cm" svg:y="11.2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51cm" svg:height="0.475cm" svg:x="2.2cm" svg:y="12.177cm">
          <draw:text-box>
            <text:p text:style-name="P1"><text:span text:style-name="T7">872. </text:span><text:span text:style-name="T4"><text:s/>Asked if he had been aware that Lord Goldsmith had earlier taken a different </text:span></text:p>
          </draw:text-box>
        </draw:frame>
        <draw:frame draw:style-name="gr1" draw:text-style-name="P2" draw:layer="layout" svg:width="16.055cm" svg:height="0.475cm" svg:x="2.2cm" svg:y="12.742cm">
          <draw:text-box>
            <text:p text:style-name="P1"><text:span text:style-name="T4">view, Mr Brown replied that he was not aware of the details and that he had not been </text:span></text:p>
          </draw:text-box>
        </draw:frame>
        <draw:frame draw:style-name="gr1" draw:text-style-name="P2" draw:layer="layout" svg:width="13.502cm" svg:height="0.475cm" svg:x="2.2cm" svg:y="13.306cm">
          <draw:text-box>
            <text:p text:style-name="P1"><text:span text:style-name="T4">involved in previous discussions with Lord Goldsmith. Mr Brown added: </text:span></text:p>
          </draw:text-box>
        </draw:frame>
        <draw:frame draw:style-name="gr1" draw:text-style-name="P2" draw:layer="layout" svg:width="15.424cm" svg:height="0.475cm" svg:x="2.95cm" svg:y="14.221cm">
          <draw:text-box>
            <text:p text:style-name="P1"><text:span text:style-name="T4">“</text:span><text:span text:style-name="T4">We had this straightforward issue. We were sitting down as a Cabinet, to discuss </text:span></text:p>
          </draw:text-box>
        </draw:frame>
        <draw:frame draw:style-name="gr1" draw:text-style-name="P2" draw:layer="layout" svg:width="14.569cm" svg:height="0.475cm" svg:x="2.95cm" svg:y="14.785cm">
          <draw:text-box>
            <text:p text:style-name="P1"><text:span text:style-name="T4">the merits of taking action once the diplomatic avenues had been exhausted, </text:span></text:p>
          </draw:text-box>
        </draw:frame>
        <draw:frame draw:style-name="gr1" draw:text-style-name="P2" draw:layer="layout" svg:width="15.873cm" svg:height="0.475cm" svg:x="2.95cm" svg:y="15.35cm">
          <draw:text-box>
            <text:p text:style-name="P1"><text:span text:style-name="T4">unfortunately, and we had to have straightforward advice from the Attorney General: </text:span></text:p>
          </draw:text-box>
        </draw:frame>
        <draw:frame draw:style-name="gr1" draw:text-style-name="P2" draw:layer="layout" svg:width="14.899cm" svg:height="0.475cm" svg:x="2.95cm" svg:y="15.914cm">
          <draw:text-box>
            <text:p text:style-name="P1"><text:span text:style-name="T4">was it lawful or was it not? His advice in the Cabinet meeting was unequivocal.”</text:span></text:p>
          </draw:text-box>
        </draw:frame>
        <draw:frame draw:style-name="gr7" draw:text-style-name="P8" draw:layer="layout" svg:width="0.408cm" svg:height="0.276cm" svg:x="17.797cm" svg:y="15.933cm">
          <draw:text-box>
            <text:p text:style-name="P1"><text:span text:style-name="T13">391</text:span></text:p>
          </draw:text-box>
        </draw:frame>
        <draw:frame draw:style-name="gr1" draw:text-style-name="P2" draw:layer="layout" svg:width="0.422cm" svg:height="0.475cm" svg:x="18.209cm" svg:y="15.9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43cm" svg:height="0.475cm" svg:x="2.2cm" svg:y="16.828cm">
          <draw:text-box>
            <text:p text:style-name="P1"><text:span text:style-name="T7">873. </text:span><text:span text:style-name="T4"><text:s/>Asked if he had seen Lord Goldsmith’s advice of 7 March, Mr Brown replied:</text:span></text:p>
          </draw:text-box>
        </draw:frame>
        <draw:frame draw:style-name="gr1" draw:text-style-name="P2" draw:layer="layout" svg:width="15.242cm" svg:height="0.475cm" svg:x="2.95cm" svg:y="17.743cm">
          <draw:text-box>
            <text:p text:style-name="P1"><text:span text:style-name="T4">“</text:span><text:span text:style-name="T4">As I understand it, the constitutional position is very clear, that before a decision </text:span></text:p>
          </draw:text-box>
        </draw:frame>
        <draw:frame draw:style-name="gr1" draw:text-style-name="P2" draw:layer="layout" svg:width="15.598cm" svg:height="0.475cm" svg:x="2.95cm" svg:y="18.307cm">
          <draw:text-box>
            <text:p text:style-name="P1"><text:span text:style-name="T4">of such magnitude is made, the Attorney General has to say whether he thinks it is </text:span></text:p>
          </draw:text-box>
        </draw:frame>
        <draw:frame draw:style-name="gr1" draw:text-style-name="P2" draw:layer="layout" svg:width="15.877cm" svg:height="0.475cm" svg:x="2.95cm" svg:y="18.872cm">
          <draw:text-box>
            <text:p text:style-name="P1"><text:span text:style-name="T4">lawful or not. That was the straightforward question that we had to answer. If he had </text:span></text:p>
          </draw:text-box>
        </draw:frame>
        <draw:frame draw:style-name="gr1" draw:text-style-name="P2" draw:layer="layout" svg:width="15.322cm" svg:height="0.475cm" svg:x="2.95cm" svg:y="19.436cm">
          <draw:text-box>
            <text:p text:style-name="P1"><text:span text:style-name="T4">answered equivocally … then of course there would have been questions, but he </text:span></text:p>
          </draw:text-box>
        </draw:frame>
        <draw:frame draw:style-name="gr1" draw:text-style-name="P2" draw:layer="layout" svg:width="9.226cm" svg:height="0.475cm" svg:x="2.95cm" svg:y="20.001cm">
          <draw:text-box>
            <text:p text:style-name="P1"><text:span text:style-name="T4">was very straightforward in his recommendation. </text:span></text:p>
          </draw:text-box>
        </draw:frame>
        <draw:frame draw:style-name="gr1" draw:text-style-name="P2" draw:layer="layout" svg:width="15.759cm" svg:height="0.475cm" svg:x="2.95cm" svg:y="20.915cm">
          <draw:text-box>
            <text:p text:style-name="P1"><text:span text:style-name="T4">“</text:span><text:span text:style-name="T4">To me, that was a necessary part of the discussion about the decision of war, but it </text:span></text:p>
          </draw:text-box>
        </draw:frame>
        <draw:frame draw:style-name="gr1" draw:text-style-name="P2" draw:layer="layout" svg:width="15.602cm" svg:height="0.475cm" svg:x="2.95cm" svg:y="21.48cm">
          <draw:text-box>
            <text:p text:style-name="P1"><text:span text:style-name="T4">wasn’t sufficient, because we had to look at the political and other case that had to </text:span></text:p>
          </draw:text-box>
        </draw:frame>
        <draw:frame draw:style-name="gr1" draw:text-style-name="P2" draw:layer="layout" svg:width="13.828cm" svg:height="0.475cm" svg:x="2.95cm" svg:y="22.044cm">
          <draw:text-box>
            <text:p text:style-name="P1"><text:span text:style-name="T4">be examined in the light of the period of diplomacy at the United Nations.”</text:span></text:p>
          </draw:text-box>
        </draw:frame>
        <draw:frame draw:style-name="gr7" draw:text-style-name="P8" draw:layer="layout" svg:width="0.408cm" svg:height="0.276cm" svg:x="16.716cm" svg:y="22.063cm">
          <draw:text-box>
            <text:p text:style-name="P1"><text:span text:style-name="T13">392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0.422cm" svg:height="0.475cm" svg:x="17.128cm" svg:y="22.044cm">
          <draw:text-box>
            <text:p text:style-name="P1"><text:span text:style-name="T4"><text:s/>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389 </text:span></text:p>
          </draw:text-box>
        </draw:frame>
        <draw:frame draw:style-name="gr4" draw:text-style-name="P5" draw:layer="layout" svg:width="6.551cm" svg:height="0.395cm" svg:x="2.6cm" svg:y="25.511cm">
          <draw:text-box>
            <text:p text:style-name="P1"><text:span text:style-name="T11">Public hearing, 8 February 2010, page 66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390 </text:span></text:p>
          </draw:text-box>
        </draw:frame>
        <draw:frame draw:style-name="gr4" draw:text-style-name="P5" draw:layer="layout" svg:width="6.119cm" svg:height="0.395cm" svg:x="2.6cm" svg:y="25.934cm">
          <draw:text-box>
            <text:p text:style-name="P1"><text:span text:style-name="T11">Public hearing, 5 March 2010, page 50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391 </text:span></text:p>
          </draw:text-box>
        </draw:frame>
        <draw:frame draw:style-name="gr4" draw:text-style-name="P5" draw:layer="layout" svg:width="6.119cm" svg:height="0.395cm" svg:x="2.6cm" svg:y="26.357cm">
          <draw:text-box>
            <text:p text:style-name="P1"><text:span text:style-name="T11">Public hearing, 5 March 2010, page 51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392 </text:span></text:p>
          </draw:text-box>
        </draw:frame>
        <draw:frame draw:style-name="gr4" draw:text-style-name="P5" draw:layer="layout" svg:width="6.805cm" svg:height="0.395cm" svg:x="2.6cm" svg:y="26.781cm">
          <draw:text-box>
            <text:p text:style-name="P1"><text:span text:style-name="T11">Public hearing, 5 March 2010, pages 51-52.</text:span></text:p>
          </draw:text-box>
        </draw:frame>
      </draw:page>
      <draw:page draw:name="page15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8</text:span></text:p>
          </draw:text-box>
        </draw:frame>
        <draw:frame draw:style-name="gr1" draw:text-style-name="P2" draw:layer="layout" svg:width="10.657cm" svg:height="0.475cm" svg:x="2.2cm" svg:y="2.525cm">
          <draw:text-box>
            <text:p text:style-name="P1"><text:span text:style-name="T7">874. </text:span><text:span text:style-name="T4"><text:s/>After further questioning, Mr Brown told the Inquiry:</text:span></text:p>
          </draw:text-box>
        </draw:frame>
        <draw:frame draw:style-name="gr1" draw:text-style-name="P2" draw:layer="layout" svg:width="14.921cm" svg:height="0.475cm" svg:x="2.95cm" svg:y="3.44cm">
          <draw:text-box>
            <text:p text:style-name="P1"><text:span text:style-name="T4">“</text:span><text:span text:style-name="T4">I think in retrospect, people, as historians … will look at it very carefully … and </text:span></text:p>
          </draw:text-box>
        </draw:frame>
        <draw:frame draw:style-name="gr1" draw:text-style-name="P2" draw:layer="layout" svg:width="15.204cm" svg:height="0.475cm" svg:x="2.95cm" svg:y="4.004cm">
          <draw:text-box>
            <text:p text:style-name="P1"><text:span text:style-name="T4">what was said between different people at different times and what were the first </text:span></text:p>
          </draw:text-box>
        </draw:frame>
        <draw:frame draw:style-name="gr1" draw:text-style-name="P2" draw:layer="layout" svg:width="14.954cm" svg:height="0.475cm" svg:x="2.95cm" svg:y="4.568cm">
          <draw:text-box>
            <text:p text:style-name="P1"><text:span text:style-name="T4">… </text:span><text:span text:style-name="T4">second … and the third drafts. But the issue for us was very clear … Did the </text:span></text:p>
          </draw:text-box>
        </draw:frame>
        <draw:frame draw:style-name="gr1" draw:text-style-name="P2" draw:layer="layout" svg:width="14.823cm" svg:height="0.475cm" svg:x="2.95cm" svg:y="5.133cm">
          <draw:text-box>
            <text:p text:style-name="P1"><text:span text:style-name="T4">Attorney General, who is our legal officer who is responsible for giving us legal </text:span></text:p>
          </draw:text-box>
        </draw:frame>
        <draw:frame draw:style-name="gr1" draw:text-style-name="P2" draw:layer="layout" svg:width="15.077cm" svg:height="0.475cm" svg:x="2.95cm" svg:y="5.697cm">
          <draw:text-box>
            <text:p text:style-name="P1"><text:span text:style-name="T4">advice … have a position … that was unequivocal? And his position on this was </text:span></text:p>
          </draw:text-box>
        </draw:frame>
        <draw:frame draw:style-name="gr1" draw:text-style-name="P2" draw:layer="layout" svg:width="2.39cm" svg:height="0.475cm" svg:x="2.95cm" svg:y="6.262cm">
          <draw:text-box>
            <text:p text:style-name="P1"><text:span text:style-name="T4">unequivocal.</text:span></text:p>
          </draw:text-box>
        </draw:frame>
        <draw:frame draw:style-name="gr1" draw:text-style-name="P2" draw:layer="layout" svg:width="15.861cm" svg:height="0.475cm" svg:x="2.95cm" svg:y="7.176cm">
          <draw:text-box>
            <text:p text:style-name="P1"><text:span text:style-name="T4">“… </text:span><text:span text:style-name="T4">[I]t laid the basis on which we could take a decision, but it wasn’t the reason that </text:span></text:p>
          </draw:text-box>
        </draw:frame>
        <draw:frame draw:style-name="gr1" draw:text-style-name="P2" draw:layer="layout" svg:width="15.678cm" svg:height="0.475cm" svg:x="2.95cm" svg:y="7.741cm">
          <draw:text-box>
            <text:p text:style-name="P1"><text:span text:style-name="T4">we made the decisions. He gave us the necessary means … but it wasn’t sufficient </text:span></text:p>
          </draw:text-box>
        </draw:frame>
        <draw:frame draw:style-name="gr1" draw:text-style-name="P2" draw:layer="layout" svg:width="1.581cm" svg:height="0.475cm" svg:x="2.95cm" svg:y="8.305cm">
          <draw:text-box>
            <text:p text:style-name="P1"><text:span text:style-name="T4">in itself.”</text:span></text:p>
          </draw:text-box>
        </draw:frame>
        <draw:frame draw:style-name="gr7" draw:text-style-name="P8" draw:layer="layout" svg:width="0.408cm" svg:height="0.276cm" svg:x="4.526cm" svg:y="8.324cm">
          <draw:text-box>
            <text:p text:style-name="P1"><text:span text:style-name="T13">393</text:span></text:p>
          </draw:text-box>
        </draw:frame>
        <draw:frame draw:style-name="gr1" draw:text-style-name="P2" draw:layer="layout" svg:width="15.894cm" svg:height="0.475cm" svg:x="2.2cm" svg:y="9.22cm">
          <draw:text-box>
            <text:p text:style-name="P1"><text:span text:style-name="T7">875. </text:span><text:span text:style-name="T4"><text:s/>Asked if his view would have changed if he had known that 10 days before the </text:span></text:p>
          </draw:text-box>
        </draw:frame>
        <draw:frame draw:style-name="gr1" draw:text-style-name="P2" draw:layer="layout" svg:width="15.699cm" svg:height="0.475cm" svg:x="2.2cm" svg:y="9.784cm">
          <draw:text-box>
            <text:p text:style-name="P1"><text:span text:style-name="T4">Cabinet discussion Lord Goldsmith’s position had been equivocal, Mr Brown stated:</text:span></text:p>
          </draw:text-box>
        </draw:frame>
        <draw:frame draw:style-name="gr1" draw:text-style-name="P2" draw:layer="layout" svg:width="14.887cm" svg:height="0.475cm" svg:x="2.95cm" svg:y="10.698cm">
          <draw:text-box>
            <text:p text:style-name="P1"><text:span text:style-name="T4">“</text:span><text:span text:style-name="T4">I don’t think it would have changed my view, because unless he was prepared </text:span></text:p>
          </draw:text-box>
        </draw:frame>
        <draw:frame draw:style-name="gr1" draw:text-style-name="P2" draw:layer="layout" svg:width="14.611cm" svg:height="0.475cm" svg:x="2.95cm" svg:y="11.263cm">
          <draw:text-box>
            <text:p text:style-name="P1"><text:span text:style-name="T4">to say that his unequivocal advice was that this was not lawful, then the other </text:span></text:p>
          </draw:text-box>
        </draw:frame>
        <draw:frame draw:style-name="gr1" draw:text-style-name="P2" draw:layer="layout" svg:width="14.683cm" svg:height="0.475cm" svg:x="2.95cm" svg:y="11.827cm">
          <draw:text-box>
            <text:p text:style-name="P1"><text:span text:style-name="T4">arguments that I thought were important … the obligations to the international </text:span></text:p>
          </draw:text-box>
        </draw:frame>
        <draw:frame draw:style-name="gr1" draw:text-style-name="P2" draw:layer="layout" svg:width="15.987cm" svg:height="0.475cm" svg:x="2.95cm" svg:y="12.392cm">
          <draw:text-box>
            <text:p text:style-name="P1"><text:span text:style-name="T4">community, the failure to honour them, the failure to disclose, the failure to discharge </text:span></text:p>
          </draw:text-box>
        </draw:frame>
        <draw:frame draw:style-name="gr1" draw:text-style-name="P2" draw:layer="layout" svg:width="15.479cm" svg:height="0.475cm" svg:x="2.95cm" svg:y="12.956cm">
          <draw:text-box>
            <text:p text:style-name="P1"><text:span text:style-name="T4">the spirit and letter of the resolutions, particularly 1441 … But it seemed to me the </text:span></text:p>
          </draw:text-box>
        </draw:frame>
        <draw:frame draw:style-name="gr1" draw:text-style-name="P2" draw:layer="layout" svg:width="9.417cm" svg:height="0.475cm" svg:x="2.95cm" svg:y="13.521cm">
          <draw:text-box>
            <text:p text:style-name="P1"><text:span text:style-name="T4">Attorney General’s advice was quite unequivocal.”</text:span></text:p>
          </draw:text-box>
        </draw:frame>
        <draw:frame draw:style-name="gr7" draw:text-style-name="P8" draw:layer="layout" svg:width="0.408cm" svg:height="0.276cm" svg:x="12.331cm" svg:y="13.539cm">
          <draw:text-box>
            <text:p text:style-name="P1"><text:span text:style-name="T13">394</text:span></text:p>
          </draw:text-box>
        </draw:frame>
        <draw:frame draw:style-name="gr1" draw:text-style-name="P2" draw:layer="layout" svg:width="16.609cm" svg:height="0.475cm" svg:x="2.2cm" svg:y="14.435cm">
          <draw:text-box>
            <text:p text:style-name="P1"><text:span text:style-name="T7">876. </text:span><text:span text:style-name="T4"><text:s/>Asked whether Cabinet was able to take a genuinely collective decision or if it was </text:span></text:p>
          </draw:text-box>
        </draw:frame>
        <draw:frame draw:style-name="gr1" draw:text-style-name="P2" draw:layer="layout" svg:width="16.22cm" svg:height="0.475cm" svg:x="2.2cm" svg:y="15cm">
          <draw:text-box>
            <text:p text:style-name="P1"><text:span text:style-name="T4">being asked to endorse an approach at a time when the die had effectively been cast, </text:span></text:p>
          </draw:text-box>
        </draw:frame>
        <draw:frame draw:style-name="gr1" draw:text-style-name="P2" draw:layer="layout" svg:width="3.325cm" svg:height="0.475cm" svg:x="2.2cm" svg:y="15.564cm">
          <draw:text-box>
            <text:p text:style-name="P1"><text:span text:style-name="T4">Mr Brown replied:</text:span></text:p>
          </draw:text-box>
        </draw:frame>
        <draw:frame draw:style-name="gr1" draw:text-style-name="P2" draw:layer="layout" svg:width="15.238cm" svg:height="0.475cm" svg:x="2.95cm" svg:y="16.478cm">
          <draw:text-box>
            <text:p text:style-name="P1"><text:span text:style-name="T4">“</text:span><text:span text:style-name="T4">I have got to be very clear. I believed we were making the right decisions for the </text:span></text:p>
          </draw:text-box>
        </draw:frame>
        <draw:frame draw:style-name="gr1" draw:text-style-name="P2" draw:layer="layout" svg:width="15.449cm" svg:height="0.475cm" svg:x="2.95cm" svg:y="17.043cm">
          <draw:text-box>
            <text:p text:style-name="P1"><text:span text:style-name="T4">right cause. I believed I had sufficient information before me to make a judgement </text:span></text:p>
          </draw:text-box>
        </draw:frame>
        <draw:frame draw:style-name="gr1" draw:text-style-name="P2" draw:layer="layout" svg:width="15.268cm" svg:height="0.475cm" svg:x="2.95cm" svg:y="17.607cm">
          <draw:text-box>
            <text:p text:style-name="P1"><text:span text:style-name="T4">… </text:span><text:span text:style-name="T4">I wasn’t trying to do the job of the Foreign Secretary or trying to second guess </text:span></text:p>
          </draw:text-box>
        </draw:frame>
        <draw:frame draw:style-name="gr1" draw:text-style-name="P2" draw:layer="layout" svg:width="15.28cm" svg:height="0.475cm" svg:x="2.95cm" svg:y="18.172cm">
          <draw:text-box>
            <text:p text:style-name="P1"><text:span text:style-name="T4">something that had happened at other meetings. I was looking at the issue on its </text:span></text:p>
          </draw:text-box>
        </draw:frame>
        <draw:frame draw:style-name="gr1" draw:text-style-name="P2" draw:layer="layout" svg:width="10.602cm" svg:height="0.475cm" svg:x="2.95cm" svg:y="18.736cm">
          <draw:text-box>
            <text:p text:style-name="P1"><text:span text:style-name="T4">merits and … I was convinced of the merits of our case.”</text:span></text:p>
          </draw:text-box>
        </draw:frame>
        <draw:frame draw:style-name="gr7" draw:text-style-name="P8" draw:layer="layout" svg:width="0.408cm" svg:height="0.276cm" svg:x="13.514cm" svg:y="18.755cm">
          <draw:text-box>
            <text:p text:style-name="P1"><text:span text:style-name="T13">395</text:span></text:p>
          </draw:text-box>
        </draw:frame>
        <draw:frame draw:style-name="gr1" draw:text-style-name="P2" draw:layer="layout" svg:width="16.397cm" svg:height="0.475cm" svg:x="2.2cm" svg:y="19.651cm">
          <draw:text-box>
            <text:p text:style-name="P1"><text:span text:style-name="T7">877. </text:span><text:span text:style-name="T4"><text:s/>Asked if he thought he should have seen the full legal advice, Lord Boateng said: </text:span></text:p>
          </draw:text-box>
        </draw:frame>
        <draw:frame draw:style-name="gr1" draw:text-style-name="P2" draw:layer="layout" svg:width="15.53cm" svg:height="0.475cm" svg:x="2.95cm" svg:y="20.565cm">
          <draw:text-box>
            <text:p text:style-name="P1"><text:span text:style-name="T4">“</text:span><text:span text:style-name="T4">On reflection, I think it would have been helpful if we had seen it. I think we would </text:span></text:p>
          </draw:text-box>
        </draw:frame>
        <draw:frame draw:style-name="gr1" draw:text-style-name="P2" draw:layer="layout" svg:width="14.958cm" svg:height="0.475cm" svg:x="2.95cm" svg:y="21.13cm">
          <draw:text-box>
            <text:p text:style-name="P1"><text:span text:style-name="T4">have had a fuller debate and discussion and I think that we ought to have been </text:span></text:p>
          </draw:text-box>
        </draw:frame>
        <draw:frame draw:style-name="gr1" draw:text-style-name="P2" draw:layer="layout" svg:width="15.009cm" svg:height="0.475cm" svg:x="2.95cm" svg:y="21.694cm">
          <draw:text-box>
            <text:p text:style-name="P1"><text:span text:style-name="T4">trusted with it, frankly. But be that as it may, we weren’t, and we therefore acted </text:span></text:p>
          </draw:text-box>
        </draw:frame>
        <draw:frame draw:style-name="gr1" draw:text-style-name="P2" draw:layer="layout" svg:width="14.929cm" svg:height="0.475cm" svg:x="2.95cm" svg:y="22.258cm">
          <draw:text-box>
            <text:p text:style-name="P1"><text:span text:style-name="T4">upon the best legal advice we had. I don’t think, if we had seen the full opinion, </text:span></text:p>
          </draw:text-box>
        </draw:frame>
        <draw:frame draw:style-name="gr1" draw:text-style-name="P2" draw:layer="layout" svg:width="15.966cm" svg:height="0.475cm" svg:x="2.95cm" svg:y="22.823cm">
          <draw:text-box>
            <text:p text:style-name="P1"><text:span text:style-name="T4">we would necessarily have come to a different conclusion. I think it would have been </text:span></text:p>
          </draw:text-box>
        </draw:frame>
        <draw:frame draw:style-name="gr1" draw:text-style-name="P2" draw:layer="layout" svg:width="6.703cm" svg:height="0.475cm" svg:x="2.95cm" svg:y="23.387cm">
          <draw:text-box>
            <text:p text:style-name="P1"><text:span text:style-name="T4">helpful if we had seen it. We didn’t.”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7" draw:text-style-name="P8" draw:layer="layout" svg:width="0.408cm" svg:height="0.276cm" svg:x="9.625cm" svg:y="23.406cm">
          <draw:text-box>
            <text:p text:style-name="P1"><text:span text:style-name="T13">396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393 </text:span></text:p>
          </draw:text-box>
        </draw:frame>
        <draw:frame draw:style-name="gr4" draw:text-style-name="P5" draw:layer="layout" svg:width="6.805cm" svg:height="0.395cm" svg:x="2.6cm" svg:y="25.511cm">
          <draw:text-box>
            <text:p text:style-name="P1"><text:span text:style-name="T11">Public hearing, 5 March 2010, pages 53-54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394 </text:span></text:p>
          </draw:text-box>
        </draw:frame>
        <draw:frame draw:style-name="gr4" draw:text-style-name="P5" draw:layer="layout" svg:width="6.119cm" svg:height="0.395cm" svg:x="2.6cm" svg:y="25.934cm">
          <draw:text-box>
            <text:p text:style-name="P1"><text:span text:style-name="T11">Public hearing, 5 March 2010, page 54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395 </text:span></text:p>
          </draw:text-box>
        </draw:frame>
        <draw:frame draw:style-name="gr4" draw:text-style-name="P5" draw:layer="layout" svg:width="6.805cm" svg:height="0.395cm" svg:x="2.6cm" svg:y="26.357cm">
          <draw:text-box>
            <text:p text:style-name="P1"><text:span text:style-name="T11">Public hearing, 5 March 2010, pages 55-56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396 </text:span></text:p>
          </draw:text-box>
        </draw:frame>
        <draw:frame draw:style-name="gr4" draw:text-style-name="P5" draw:layer="layout" svg:width="5.937cm" svg:height="0.395cm" svg:x="2.6cm" svg:y="26.781cm">
          <draw:text-box>
            <text:p text:style-name="P1"><text:span text:style-name="T11">Public hearing, 14 July 2010, page 11.</text:span></text:p>
          </draw:text-box>
        </draw:frame>
      </draw:page>
      <draw:page draw:name="page159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9</text:span></text:p>
          </draw:text-box>
        </draw:frame>
        <draw:frame draw:style-name="gr1" draw:text-style-name="P2" draw:layer="layout" svg:width="14.734cm" svg:height="0.475cm" svg:x="2.2cm" svg:y="2.525cm">
          <draw:text-box>
            <text:p text:style-name="P1"><text:span text:style-name="T7">878. </text:span><text:span text:style-name="T4"><text:s/>Mr Blair told the Inquiry that, in respect of Lord Goldsmith’s legal opinion:</text:span></text:p>
          </draw:text-box>
        </draw:frame>
        <draw:frame draw:style-name="gr1" draw:text-style-name="P2" draw:layer="layout" svg:width="15.259cm" svg:height="0.475cm" svg:x="2.95cm" svg:y="3.44cm">
          <draw:text-box>
            <text:p text:style-name="P1"><text:span text:style-name="T4">“… </text:span><text:span text:style-name="T4">the key thing really was … Cabinet weren’t interested in becoming part of the </text:span></text:p>
          </draw:text-box>
        </draw:frame>
        <draw:frame draw:style-name="gr1" draw:text-style-name="P2" draw:layer="layout" svg:width="15.289cm" svg:height="0.475cm" svg:x="2.95cm" svg:y="4.004cm">
          <draw:text-box>
            <text:p text:style-name="P1"><text:span text:style-name="T4">legal debate, they just wanted to know, ‘Is the Attorney General saying it is lawful </text:span></text:p>
          </draw:text-box>
        </draw:frame>
        <draw:frame draw:style-name="gr1" draw:text-style-name="P2" draw:layer="layout" svg:width="1.56cm" svg:height="0.475cm" svg:x="2.95cm" svg:y="4.568cm">
          <draw:text-box>
            <text:p text:style-name="P1"><text:span text:style-name="T4">or not?’”</text:span></text:p>
          </draw:text-box>
        </draw:frame>
        <draw:frame draw:style-name="gr7" draw:text-style-name="P8" draw:layer="layout" svg:width="0.408cm" svg:height="0.276cm" svg:x="4.503cm" svg:y="4.587cm">
          <draw:text-box>
            <text:p text:style-name="P1"><text:span text:style-name="T13">397</text:span></text:p>
          </draw:text-box>
        </draw:frame>
        <draw:frame draw:style-name="gr1" draw:text-style-name="P2" draw:layer="layout" svg:width="0.422cm" svg:height="0.475cm" svg:x="4.915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04cm" svg:height="0.475cm" svg:x="2.2cm" svg:y="5.483cm">
          <draw:text-box>
            <text:p text:style-name="P1"><text:span text:style-name="T7">879. </text:span><text:span text:style-name="T4"><text:s/>Mr Blair stated that the legal issues were “one aspect” of the Cabinet discussion, </text:span></text:p>
          </draw:text-box>
        </draw:frame>
        <draw:frame draw:style-name="gr1" draw:text-style-name="P2" draw:layer="layout" svg:width="8.905cm" svg:height="0.475cm" svg:x="2.2cm" svg:y="6.047cm">
          <draw:text-box>
            <text:p text:style-name="P1"><text:span text:style-name="T4">but Cabinet was “really focused on the politics”.</text:span></text:p>
          </draw:text-box>
        </draw:frame>
        <draw:frame draw:style-name="gr7" draw:text-style-name="P8" draw:layer="layout" svg:width="0.408cm" svg:height="0.276cm" svg:x="11.071cm" svg:y="6.066cm">
          <draw:text-box>
            <text:p text:style-name="P1"><text:span text:style-name="T13">398</text:span></text:p>
          </draw:text-box>
        </draw:frame>
        <draw:frame draw:style-name="gr1" draw:text-style-name="P2" draw:layer="layout" svg:width="15.851cm" svg:height="0.475cm" svg:x="2.2cm" svg:y="6.962cm">
          <draw:text-box>
            <text:p text:style-name="P1"><text:span text:style-name="T7">880. </text:span><text:span text:style-name="T4"><text:s/>Asked whether Cabinet should have weighed up the legal risk, Mr Blair replied:</text:span></text:p>
          </draw:text-box>
        </draw:frame>
        <draw:frame draw:style-name="gr1" draw:text-style-name="P2" draw:layer="layout" svg:width="15.513cm" svg:height="0.475cm" svg:x="2.95cm" svg:y="7.876cm">
          <draw:text-box>
            <text:p text:style-name="P1"><text:span text:style-name="T4">“</text:span><text:span text:style-name="T4">I think they were weighing the risks up for the country, but … in respect of the law </text:span></text:p>
          </draw:text-box>
        </draw:frame>
        <draw:frame draw:style-name="gr1" draw:text-style-name="P2" draw:layer="layout" svg:width="15.911cm" svg:height="0.475cm" svg:x="2.95cm" svg:y="8.441cm">
          <draw:text-box>
            <text:p text:style-name="P1"><text:span text:style-name="T4">… </text:span><text:span text:style-name="T4">I don’t think members of the Cabinet wanted to have a debate … Peter was there </text:span></text:p>
          </draw:text-box>
        </draw:frame>
        <draw:frame draw:style-name="gr1" draw:text-style-name="P2" draw:layer="layout" svg:width="15.348cm" svg:height="0.475cm" svg:x="2.95cm" svg:y="9.005cm">
          <draw:text-box>
            <text:p text:style-name="P1"><text:span text:style-name="T4">and could have answered any questions they had, but their basic question to him </text:span></text:p>
          </draw:text-box>
        </draw:frame>
        <draw:frame draw:style-name="gr1" draw:text-style-name="P2" draw:layer="layout" svg:width="13.892cm" svg:height="0.475cm" svg:x="2.95cm" svg:y="9.57cm">
          <draw:text-box>
            <text:p text:style-name="P1"><text:span text:style-name="T4">was: is there a proper legal basis for this or not and his answer was, ‘Yes.’</text:span></text:p>
          </draw:text-box>
        </draw:frame>
        <draw:frame draw:style-name="gr1" draw:text-style-name="P2" draw:layer="layout" svg:width="15.454cm" svg:height="0.475cm" svg:x="2.95cm" svg:y="10.484cm">
          <draw:text-box>
            <text:p text:style-name="P1"><text:span text:style-name="T4">“… </text:span><text:span text:style-name="T4">the reason why we had Peter there … he was the lawyer there to talk about it.”</text:span></text:p>
          </draw:text-box>
        </draw:frame>
        <draw:frame draw:style-name="gr7" draw:text-style-name="P8" draw:layer="layout" svg:width="0.408cm" svg:height="0.276cm" svg:x="18.339cm" svg:y="10.503cm">
          <draw:text-box>
            <text:p text:style-name="P1"><text:span text:style-name="T13">399</text:span></text:p>
          </draw:text-box>
        </draw:frame>
        <draw:frame draw:style-name="gr1" draw:text-style-name="P2" draw:layer="layout" svg:width="0.422cm" svg:height="0.475cm" svg:x="18.751cm" svg:y="10.48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37cm" svg:height="0.475cm" svg:x="2.2cm" svg:y="11.398cm">
          <draw:text-box>
            <text:p text:style-name="P1"><text:span text:style-name="T7">881. </text:span><text:span text:style-name="T4"><text:s/>In a letter written to Lord Goldsmith in March 2005, Ms Short stated that the way </text:span></text:p>
          </draw:text-box>
        </draw:frame>
        <draw:frame draw:style-name="gr1" draw:text-style-name="P2" draw:layer="layout" svg:width="16.029cm" svg:height="0.475cm" svg:x="2.2cm" svg:y="11.963cm">
          <draw:text-box>
            <text:p text:style-name="P1"><text:span text:style-name="T4">the legal advice had been presented to Cabinet was a breach of the Ministerial Code.</text:span></text:p>
          </draw:text-box>
        </draw:frame>
        <draw:frame draw:style-name="gr7" draw:text-style-name="P8" draw:layer="layout" svg:width="0.408cm" svg:height="0.276cm" svg:x="18.156cm" svg:y="11.982cm">
          <draw:text-box>
            <text:p text:style-name="P1"><text:span text:style-name="T13">400</text:span></text:p>
          </draw:text-box>
        </draw:frame>
        <draw:frame draw:style-name="gr1" draw:text-style-name="P2" draw:layer="layout" svg:width="0.422cm" svg:height="0.475cm" svg:x="18.567cm" svg:y="11.9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626cm" svg:height="0.475cm" svg:x="2.2cm" svg:y="12.877cm">
          <draw:text-box>
            <text:p text:style-name="P1"><text:span text:style-name="T7">882. </text:span><text:span text:style-name="T4"><text:s/>In 2003, the relevant provision of the Ministerial Code stated: </text:span></text:p>
          </draw:text-box>
        </draw:frame>
        <draw:frame draw:style-name="gr1" draw:text-style-name="P2" draw:layer="layout" svg:width="14.328cm" svg:height="0.475cm" svg:x="2.95cm" svg:y="13.792cm">
          <draw:text-box>
            <text:p text:style-name="P1"><text:span text:style-name="T4">“</text:span><text:span text:style-name="T4">When advice from the Law Officers is included in correspondence between </text:span></text:p>
          </draw:text-box>
        </draw:frame>
        <draw:frame draw:style-name="gr1" draw:text-style-name="P2" draw:layer="layout" svg:width="15.267cm" svg:height="0.475cm" svg:x="2.95cm" svg:y="14.356cm">
          <draw:text-box>
            <text:p text:style-name="P1"><text:span text:style-name="T4">Ministers, or in papers for the Cabinet or Ministerial Committees, the conclusions </text:span></text:p>
          </draw:text-box>
        </draw:frame>
        <draw:frame draw:style-name="gr1" draw:text-style-name="P2" draw:layer="layout" svg:width="15.758cm" svg:height="0.475cm" svg:x="2.95cm" svg:y="14.921cm">
          <draw:text-box>
            <text:p text:style-name="P1"><text:span text:style-name="T4">may if necessary be summarised but, if this is done, the complete text of the advice </text:span></text:p>
          </draw:text-box>
        </draw:frame>
        <draw:frame draw:style-name="gr1" draw:text-style-name="P2" draw:layer="layout" svg:width="3.859cm" svg:height="0.475cm" svg:x="2.95cm" svg:y="15.485cm">
          <draw:text-box>
            <text:p text:style-name="P1"><text:span text:style-name="T4">should be attached.”</text:span></text:p>
          </draw:text-box>
        </draw:frame>
        <draw:frame draw:style-name="gr7" draw:text-style-name="P8" draw:layer="layout" svg:width="0.408cm" svg:height="0.276cm" svg:x="6.786cm" svg:y="15.504cm">
          <draw:text-box>
            <text:p text:style-name="P1"><text:span text:style-name="T13">401</text:span></text:p>
          </draw:text-box>
        </draw:frame>
        <draw:frame draw:style-name="gr1" draw:text-style-name="P2" draw:layer="layout" svg:width="0.422cm" svg:height="0.475cm" svg:x="7.198cm" svg:y="15.4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974cm" svg:height="0.475cm" svg:x="2.2cm" svg:y="16.4cm">
          <draw:text-box>
            <text:p text:style-name="P1"><text:span text:style-name="T7">883. </text:span><text:span text:style-name="T4"><text:s/>Lord Goldsmith told the Inquiry:</text:span></text:p>
          </draw:text-box>
        </draw:frame>
        <draw:frame draw:style-name="gr1" draw:text-style-name="P2" draw:layer="layout" svg:width="14.929cm" svg:height="0.475cm" svg:x="2.95cm" svg:y="17.314cm">
          <draw:text-box>
            <text:p text:style-name="P1"><text:span text:style-name="T4">“… </text:span><text:span text:style-name="T4">the Ministerial Code, which talks about providing the full text of the Attorney </text:span></text:p>
          </draw:text-box>
        </draw:frame>
        <draw:frame draw:style-name="gr1" draw:text-style-name="P2" draw:layer="layout" svg:width="14.916cm" svg:height="0.475cm" svg:x="2.95cm" svg:y="17.878cm">
          <draw:text-box>
            <text:p text:style-name="P1"><text:span text:style-name="T4">General’s opinion, is actually dealing with a quite different circumstance. That’s </text:span></text:p>
          </draw:text-box>
        </draw:frame>
        <draw:frame draw:style-name="gr1" draw:text-style-name="P2" draw:layer="layout" svg:width="15.538cm" svg:height="0.475cm" svg:x="2.95cm" svg:y="18.443cm">
          <draw:text-box>
            <text:p text:style-name="P1"><text:span text:style-name="T4">dealing with the circumstance where a Minister comes to Cabinet and says ‘I have </text:span></text:p>
          </draw:text-box>
        </draw:frame>
        <draw:frame draw:style-name="gr1" draw:text-style-name="P2" draw:layer="layout" svg:width="15.301cm" svg:height="0.475cm" svg:x="2.95cm" svg:y="19.007cm">
          <draw:text-box>
            <text:p text:style-name="P1"><text:span text:style-name="T4">got clearance from the Attorney General. He says this is all right, or she says this </text:span></text:p>
          </draw:text-box>
        </draw:frame>
        <draw:frame draw:style-name="gr1" draw:text-style-name="P2" draw:layer="layout" svg:width="15.229cm" svg:height="0.475cm" svg:x="2.95cm" svg:y="19.572cm">
          <draw:text-box>
            <text:p text:style-name="P1"><text:span text:style-name="T4">is all right’. In those circumstances, the Ministerial Code requires that the full text </text:span></text:p>
          </draw:text-box>
        </draw:frame>
        <draw:frame draw:style-name="gr1" draw:text-style-name="P2" draw:layer="layout" svg:width="15.394cm" svg:height="0.475cm" svg:x="2.95cm" svg:y="20.136cm">
          <draw:text-box>
            <text:p text:style-name="P1"><text:span text:style-name="T4">should be there rather than just the summary. You can summarise it but you need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5.84cm" svg:height="0.475cm" svg:x="2.95cm" svg:y="20.701cm">
          <draw:text-box>
            <text:p text:style-name="P1"><text:span text:style-name="T4">to produce the full text as well. </text:span></text:p>
          </draw:text-box>
        </draw:frame>
        <draw:frame draw:style-name="gr10" draw:text-style-name="P10" draw:layer="layout" svg:width="0.404cm" svg:height="0.23cm" svg:x="2.2cm" svg:y="24.256cm">
          <draw:text-box>
            <text:p text:style-name="P1"><text:span text:style-name="T14">397 </text:span></text:p>
          </draw:text-box>
        </draw:frame>
        <draw:frame draw:style-name="gr4" draw:text-style-name="P5" draw:layer="layout" svg:width="6.758cm" svg:height="0.395cm" svg:x="2.6cm" svg:y="24.241cm">
          <draw:text-box>
            <text:p text:style-name="P1"><text:span text:style-name="T11">Public hearing 21, January 2011, page 232.</text:span></text:p>
          </draw:text-box>
        </draw:frame>
        <draw:frame draw:style-name="gr10" draw:text-style-name="P10" draw:layer="layout" svg:width="0.404cm" svg:height="0.23cm" svg:x="2.2cm" svg:y="24.68cm">
          <draw:text-box>
            <text:p text:style-name="P1"><text:span text:style-name="T14">398 </text:span></text:p>
          </draw:text-box>
        </draw:frame>
        <draw:frame draw:style-name="gr4" draw:text-style-name="P5" draw:layer="layout" svg:width="6.758cm" svg:height="0.395cm" svg:x="2.6cm" svg:y="24.664cm">
          <draw:text-box>
            <text:p text:style-name="P1"><text:span text:style-name="T11">Public hearing 21, January 2011, page 233.</text:span></text:p>
          </draw:text-box>
        </draw:frame>
        <draw:frame draw:style-name="gr10" draw:text-style-name="P10" draw:layer="layout" svg:width="0.404cm" svg:height="0.23cm" svg:x="2.2cm" svg:y="25.103cm">
          <draw:text-box>
            <text:p text:style-name="P1"><text:span text:style-name="T14">399 </text:span></text:p>
          </draw:text-box>
        </draw:frame>
        <draw:frame draw:style-name="gr4" draw:text-style-name="P5" draw:layer="layout" svg:width="6.758cm" svg:height="0.395cm" svg:x="2.6cm" svg:y="25.087cm">
          <draw:text-box>
            <text:p text:style-name="P1"><text:span text:style-name="T11">Public hearing 21, January 2011, page 234.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400 </text:span></text:p>
          </draw:text-box>
        </draw:frame>
        <draw:frame draw:style-name="gr4" draw:text-style-name="P5" draw:layer="layout" svg:width="15.255cm" svg:height="0.395cm" svg:x="2.6cm" svg:y="25.511cm">
          <draw:text-box>
            <text:p text:style-name="P1"><text:span text:style-name="T11">Letter Short to Goldsmith, March 2005. Previously available on the website of Clare Short MP and </text:span></text:p>
          </draw:text-box>
        </draw:frame>
        <draw:frame draw:style-name="gr4" draw:text-style-name="P5" draw:layer="layout" svg:width="15.564cm" svg:height="0.395cm" svg:x="2.2cm" svg:y="25.934cm">
          <draw:text-box>
            <text:p text:style-name="P1"><text:span text:style-name="T11">referred to the public hearing of Clare Short, 2 February 2010, at page 41, and discussed during the </text:span></text:p>
          </draw:text-box>
        </draw:frame>
        <draw:frame draw:style-name="gr4" draw:text-style-name="P5" draw:layer="layout" svg:width="12cm" svg:height="0.395cm" svg:x="2.2cm" svg:y="26.357cm">
          <draw:text-box>
            <text:p text:style-name="P1"><text:span text:style-name="T11">Select Committee on Public Administration, 10 March 2005, Q240 </text:span><text:span text:style-name="T19">et sequitur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401 </text:span></text:p>
          </draw:text-box>
        </draw:frame>
        <draw:frame draw:style-name="gr4" draw:text-style-name="P5" draw:layer="layout" svg:width="15.624cm" svg:height="0.395cm" svg:x="2.6cm" svg:y="26.781cm">
          <draw:text-box>
            <text:p text:style-name="P1"><text:span text:style-name="T11">Cabinet Office. </text:span><text:span text:style-name="T19">Ministerial Code: A code of conduct and guidance on procedures for Ministers, </text:span><text:span text:style-name="T11">2001. </text:span></text:p>
          </draw:text-box>
        </draw:frame>
      </draw:page>
      <draw:page draw:name="page160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0</text:span></text:p>
          </draw:text-box>
        </draw:frame>
        <draw:frame draw:style-name="gr1" draw:text-style-name="P2" draw:layer="layout" svg:width="15.831cm" svg:height="0.475cm" svg:x="2.95cm" svg:y="2.525cm">
          <draw:text-box>
            <text:p text:style-name="P1"><text:span text:style-name="T4">“</text:span><text:span text:style-name="T4">I was there. I was therefore in a position to answer all questions. I was in a position </text:span></text:p>
          </draw:text-box>
        </draw:frame>
        <draw:frame draw:style-name="gr1" draw:text-style-name="P2" draw:layer="layout" svg:width="15.648cm" svg:height="0.475cm" svg:x="2.95cm" svg:y="3.09cm">
          <draw:text-box>
            <text:p text:style-name="P1"><text:span text:style-name="T4">to say that my opinion was that this was lawful. I did manage to say – I did say that </text:span></text:p>
          </draw:text-box>
        </draw:frame>
        <draw:frame draw:style-name="gr1" draw:text-style-name="P2" draw:layer="layout" svg:width="13.989cm" svg:height="0.475cm" svg:x="2.95cm" svg:y="3.654cm">
          <draw:text-box>
            <text:p text:style-name="P1"><text:span text:style-name="T4">there was another point of view, but they knew that very well in any event.”</text:span></text:p>
          </draw:text-box>
        </draw:frame>
        <draw:frame draw:style-name="gr7" draw:text-style-name="P8" draw:layer="layout" svg:width="0.408cm" svg:height="0.276cm" svg:x="16.881cm" svg:y="3.673cm">
          <draw:text-box>
            <text:p text:style-name="P1"><text:span text:style-name="T13">402</text:span></text:p>
          </draw:text-box>
        </draw:frame>
        <draw:frame draw:style-name="gr1" draw:text-style-name="P2" draw:layer="layout" svg:width="0.422cm" svg:height="0.475cm" svg:x="17.292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98cm" svg:height="0.475cm" svg:x="2.2cm" svg:y="4.568cm">
          <draw:text-box>
            <text:p text:style-name="P1"><text:span text:style-name="T7">884. </text:span><text:span text:style-name="T4"><text:s/>Lord Turnbull confirmed that in his view the requirements of the Ministerial Code </text:span></text:p>
          </draw:text-box>
        </draw:frame>
        <draw:frame draw:style-name="gr1" draw:text-style-name="P2" draw:layer="layout" svg:width="15.797cm" svg:height="0.475cm" svg:x="2.2cm" svg:y="5.133cm">
          <draw:text-box>
            <text:p text:style-name="P1"><text:span text:style-name="T4">had not been breached because Lord Goldsmith was present in person, rather than </text:span></text:p>
          </draw:text-box>
        </draw:frame>
        <draw:frame draw:style-name="gr1" draw:text-style-name="P2" draw:layer="layout" svg:width="6.966cm" svg:height="0.475cm" svg:x="2.2cm" svg:y="5.697cm">
          <draw:text-box>
            <text:p text:style-name="P1"><text:span text:style-name="T4">another Minister reporting his advice.</text:span></text:p>
          </draw:text-box>
        </draw:frame>
        <draw:frame draw:style-name="gr7" draw:text-style-name="P8" draw:layer="layout" svg:width="0.408cm" svg:height="0.276cm" svg:x="9.141cm" svg:y="5.716cm">
          <draw:text-box>
            <text:p text:style-name="P1"><text:span text:style-name="T13">403</text:span></text:p>
          </draw:text-box>
        </draw:frame>
        <draw:frame draw:style-name="gr1" draw:text-style-name="P2" draw:layer="layout" svg:width="0.422cm" svg:height="0.475cm" svg:x="9.553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53cm" svg:height="0.475cm" svg:x="2.2cm" svg:y="6.612cm">
          <draw:text-box>
            <text:p text:style-name="P1"><text:span text:style-name="T7">885. </text:span><text:span text:style-name="T4"><text:s/>Asked about the fact that Lord Goldsmith’s advice of 7 March had raised the </text:span></text:p>
          </draw:text-box>
        </draw:frame>
        <draw:frame draw:style-name="gr1" draw:text-style-name="P2" draw:layer="layout" svg:width="16.004cm" svg:height="0.475cm" svg:x="2.2cm" svg:y="7.176cm">
          <draw:text-box>
            <text:p text:style-name="P1"><text:span text:style-name="T4">issue of the exposure of Ministers and Crown servants, both military and civil, to risk, </text:span></text:p>
          </draw:text-box>
        </draw:frame>
        <draw:frame draw:style-name="gr1" draw:text-style-name="P2" draw:layer="layout" svg:width="4.841cm" svg:height="0.475cm" svg:x="2.2cm" svg:y="7.741cm">
          <draw:text-box>
            <text:p text:style-name="P1"><text:span text:style-name="T4">Mr Brown told the Inquiry:</text:span></text:p>
          </draw:text-box>
        </draw:frame>
        <draw:frame draw:style-name="gr1" draw:text-style-name="P2" draw:layer="layout" svg:width="15.204cm" svg:height="0.475cm" svg:x="2.95cm" svg:y="8.655cm">
          <draw:text-box>
            <text:p text:style-name="P1"><text:span text:style-name="T4">“</text:span><text:span text:style-name="T4">I knew … that the Permanent Secretary to the Civil Service [sic] and the military </text:span></text:p>
          </draw:text-box>
        </draw:frame>
        <draw:frame draw:style-name="gr1" draw:text-style-name="P2" draw:layer="layout" svg:width="15.788cm" svg:height="0.475cm" svg:x="2.95cm" svg:y="9.22cm">
          <draw:text-box>
            <text:p text:style-name="P1"><text:span text:style-name="T4">Chiefs [of Staff] had required, as they should, clear guidance … So I knew that they </text:span></text:p>
          </draw:text-box>
        </draw:frame>
        <draw:frame draw:style-name="gr1" draw:text-style-name="P2" draw:layer="layout" svg:width="14.052cm" svg:height="0.475cm" svg:x="2.95cm" svg:y="9.784cm">
          <draw:text-box>
            <text:p text:style-name="P1"><text:span text:style-name="T4">were satisfied that they had got the legal assurances that were necessary.”</text:span></text:p>
          </draw:text-box>
        </draw:frame>
        <draw:frame draw:style-name="gr7" draw:text-style-name="P8" draw:layer="layout" svg:width="0.408cm" svg:height="0.276cm" svg:x="16.943cm" svg:y="9.803cm">
          <draw:text-box>
            <text:p text:style-name="P1"><text:span text:style-name="T13">404</text:span></text:p>
          </draw:text-box>
        </draw:frame>
        <draw:frame draw:style-name="gr1" draw:text-style-name="P2" draw:layer="layout" svg:width="0.422cm" svg:height="0.475cm" svg:x="17.355cm" svg:y="9.784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14.937cm" svg:height="0.556cm" svg:x="2.2cm" svg:y="10.905cm">
          <draw:text-box>
            <text:p text:style-name="P1"><text:span text:style-name="T9">Mr Straw’s statement to the House of Commons, 17 March 2003</text:span></text:p>
          </draw:text-box>
        </draw:frame>
        <draw:frame draw:style-name="gr1" draw:text-style-name="P2" draw:layer="layout" svg:width="15.559cm" svg:height="0.475cm" svg:x="2.2cm" svg:y="11.733cm">
          <draw:text-box>
            <text:p text:style-name="P1"><text:span text:style-name="T7">886. </text:span><text:span text:style-name="T12"><text:s/>In his Statement to the House of Commons on the evening of 17 March, </text:span></text:p>
          </draw:text-box>
        </draw:frame>
        <draw:frame draw:style-name="gr1" draw:text-style-name="P2" draw:layer="layout" svg:width="15.661cm" svg:height="0.475cm" svg:x="2.2cm" svg:y="12.298cm">
          <draw:text-box>
            <text:p text:style-name="P1"><text:span text:style-name="T12">Mr Straw stated that the Government had reluctantly concluded that France’s </text:span></text:p>
          </draw:text-box>
        </draw:frame>
        <draw:frame draw:style-name="gr1" draw:text-style-name="P2" draw:layer="layout" svg:width="15.301cm" svg:height="0.475cm" svg:x="2.2cm" svg:y="12.862cm">
          <draw:text-box>
            <text:p text:style-name="P1"><text:span text:style-name="T12">actions had put a consensus in the Security Council on a further resolution </text:span></text:p>
          </draw:text-box>
        </draw:frame>
        <draw:frame draw:style-name="gr1" draw:text-style-name="P2" draw:layer="layout" svg:width="3.304cm" svg:height="0.475cm" svg:x="2.2cm" svg:y="13.427cm">
          <draw:text-box>
            <text:p text:style-name="P1"><text:span text:style-name="T12">“</text:span><text:span text:style-name="T12">beyond reach”.</text:span></text:p>
          </draw:text-box>
        </draw:frame>
        <draw:frame draw:style-name="gr1" draw:text-style-name="P2" draw:layer="layout" svg:width="14.84cm" svg:height="0.475cm" svg:x="2.2cm" svg:y="14.341cm">
          <draw:text-box>
            <text:p text:style-name="P1"><text:span text:style-name="T7">887. </text:span><text:span text:style-name="T12"><text:s/>As a result of Saddam Hussein’s persistent refusal to meet the UN’s </text:span></text:p>
          </draw:text-box>
        </draw:frame>
        <draw:frame draw:style-name="gr1" draw:text-style-name="P2" draw:layer="layout" svg:width="15.551cm" svg:height="0.475cm" svg:x="2.2cm" svg:y="14.906cm">
          <draw:text-box>
            <text:p text:style-name="P1"><text:span text:style-name="T12">demands, Cabinet had decided to ask the House of Commons to support the </text:span></text:p>
          </draw:text-box>
        </draw:frame>
        <draw:frame draw:style-name="gr1" draw:text-style-name="P2" draw:layer="layout" svg:width="15.653cm" svg:height="0.475cm" svg:x="2.2cm" svg:y="15.47cm">
          <draw:text-box>
            <text:p text:style-name="P1"><text:span text:style-name="T12">UK’s participation in military operations should they be necessary to achieve </text:span></text:p>
          </draw:text-box>
        </draw:frame>
        <draw:frame draw:style-name="gr1" draw:text-style-name="P2" draw:layer="layout" svg:width="15.602cm" svg:height="0.475cm" svg:x="2.2cm" svg:y="16.035cm">
          <draw:text-box>
            <text:p text:style-name="P1"><text:span text:style-name="T12">the disarmament of Iraq “and thereby the maintenance of the authority of the </text:span></text:p>
          </draw:text-box>
        </draw:frame>
        <draw:frame draw:style-name="gr1" draw:text-style-name="P2" draw:layer="layout" svg:width="3.439cm" svg:height="0.475cm" svg:x="2.2cm" svg:y="16.599cm">
          <draw:text-box>
            <text:p text:style-name="P1"><text:span text:style-name="T12">United Nations”. </text:span></text:p>
          </draw:text-box>
        </draw:frame>
        <draw:frame draw:style-name="gr1" draw:text-style-name="P2" draw:layer="layout" svg:width="15.61cm" svg:height="0.475cm" svg:x="2.2cm" svg:y="17.513cm">
          <draw:text-box>
            <text:p text:style-name="P1"><text:span text:style-name="T7">888. </text:span><text:span text:style-name="T12"><text:s/>Mr Straw stated that Lord Goldsmith’s Written Answer “set out the legal </text:span></text:p>
          </draw:text-box>
        </draw:frame>
        <draw:frame draw:style-name="gr1" draw:text-style-name="P2" draw:layer="layout" svg:width="5.378cm" svg:height="0.475cm" svg:x="2.2cm" svg:y="18.078cm">
          <draw:text-box>
            <text:p text:style-name="P1"><text:span text:style-name="T12">basis for the use of force”.</text:span></text:p>
          </draw:text-box>
        </draw:frame>
        <draw:frame draw:style-name="gr1" draw:text-style-name="P2" draw:layer="layout" svg:width="16.452cm" svg:height="0.475cm" svg:x="2.2cm" svg:y="18.992cm">
          <draw:text-box>
            <text:p text:style-name="P1"><text:span text:style-name="T7">889. </text:span><text:span text:style-name="T12"><text:s/>Mr Straw drew attention to the significance of the fact that no-one “in all the </text:span></text:p>
          </draw:text-box>
        </draw:frame>
        <draw:frame draw:style-name="gr1" draw:text-style-name="P2" draw:layer="layout" svg:width="16.537cm" svg:height="0.475cm" svg:x="2.2cm" svg:y="19.557cm">
          <draw:text-box>
            <text:p text:style-name="P1"><text:span text:style-name="T12">discussions in the Security Council and outside” had claimed that Iraq was in full </text:span></text:p>
          </draw:text-box>
        </draw:frame>
        <draw:frame draw:style-name="gr1" draw:text-style-name="P2" draw:layer="layout" svg:width="6.534cm" svg:height="0.475cm" svg:x="2.2cm" svg:y="20.121cm">
          <draw:text-box>
            <text:p text:style-name="P1"><text:span text:style-name="T12">compliance with its obligations. </text:span></text:p>
          </draw:text-box>
        </draw:frame>
        <draw:frame draw:style-name="gr1" draw:text-style-name="P2" draw:layer="layout" svg:width="13.468cm" svg:height="0.475cm" svg:x="2.2cm" svg:y="21.036cm">
          <draw:text-box>
            <text:p text:style-name="P1"><text:span text:style-name="T7">890. </text:span><text:span text:style-name="T4"><text:s/>Mr Straw made a statement to the House of Commons at 8.24pm.</text:span></text:p>
          </draw:text-box>
        </draw:frame>
        <draw:frame draw:style-name="gr7" draw:text-style-name="P8" draw:layer="layout" svg:width="0.408cm" svg:height="0.276cm" svg:x="15.588cm" svg:y="21.054cm">
          <draw:text-box>
            <text:p text:style-name="P1"><text:span text:style-name="T13">405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0.422cm" svg:height="0.475cm" svg:x="16cm" svg:y="21.036cm">
          <draw:text-box>
            <text:p text:style-name="P1"><text:span text:style-name="T4"><text:s/></text:span></text:p>
          </draw:text-box>
        </draw:frame>
        <draw:frame draw:style-name="gr10" draw:text-style-name="P10" draw:layer="layout" svg:width="0.404cm" svg:height="0.23cm" svg:x="2.2cm" svg:y="25.526cm">
          <draw:text-box>
            <text:p text:style-name="P1"><text:span text:style-name="T14">402 </text:span></text:p>
          </draw:text-box>
        </draw:frame>
        <draw:frame draw:style-name="gr4" draw:text-style-name="P5" draw:layer="layout" svg:width="7.542cm" svg:height="0.395cm" svg:x="2.6cm" svg:y="25.511cm">
          <draw:text-box>
            <text:p text:style-name="P1"><text:span text:style-name="T11">Public hearing 21 January 2011, pages 217-218.</text:span></text:p>
          </draw:text-box>
        </draw:frame>
        <draw:frame draw:style-name="gr10" draw:text-style-name="P10" draw:layer="layout" svg:width="0.404cm" svg:height="0.23cm" svg:x="2.2cm" svg:y="25.95cm">
          <draw:text-box>
            <text:p text:style-name="P1"><text:span text:style-name="T14">403 </text:span></text:p>
          </draw:text-box>
        </draw:frame>
        <draw:frame draw:style-name="gr4" draw:text-style-name="P5" draw:layer="layout" svg:width="6.589cm" svg:height="0.395cm" svg:x="2.6cm" svg:y="25.934cm">
          <draw:text-box>
            <text:p text:style-name="P1"><text:span text:style-name="T11">Public hearing, 13 January 2010, page 68.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404 </text:span></text:p>
          </draw:text-box>
        </draw:frame>
        <draw:frame draw:style-name="gr4" draw:text-style-name="P5" draw:layer="layout" svg:width="6.805cm" svg:height="0.395cm" svg:x="2.6cm" svg:y="26.357cm">
          <draw:text-box>
            <text:p text:style-name="P1"><text:span text:style-name="T11">Public hearing, 5 March 2010, pages 65-66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405 </text:span></text:p>
          </draw:text-box>
        </draw:frame>
        <draw:frame draw:style-name="gr4" draw:text-style-name="P5" draw:layer="layout" svg:width="11.043cm" svg:height="0.395cm" svg:x="2.6cm" svg:y="26.781cm">
          <draw:text-box>
            <text:p text:style-name="P1"><text:span text:style-name="T11">House of Commons, </text:span><text:span text:style-name="T19">Official Report</text:span><text:span text:style-name="T11">, 17 March 2003, columns 703-705.</text:span></text:p>
          </draw:text-box>
        </draw:frame>
      </draw:page>
      <draw:page draw:name="page161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1</text:span></text:p>
          </draw:text-box>
        </draw:frame>
        <draw:frame draw:style-name="gr1" draw:text-style-name="P2" draw:layer="layout" svg:width="15.94cm" svg:height="0.475cm" svg:x="2.2cm" svg:y="2.525cm">
          <draw:text-box>
            <text:p text:style-name="P1"><text:span text:style-name="T7">891. </text:span><text:span text:style-name="T4"><text:s/>Referring to the statement issued at the Azores Summit calling on all members </text:span></text:p>
          </draw:text-box>
        </draw:frame>
        <draw:frame draw:style-name="gr1" draw:text-style-name="P2" draw:layer="layout" svg:width="15.365cm" svg:height="0.475cm" svg:x="2.2cm" svg:y="3.09cm">
          <draw:text-box>
            <text:p text:style-name="P1"><text:span text:style-name="T4">of the Security Council to adopt a resolution challenging Saddam Hussein to take </text:span></text:p>
          </draw:text-box>
        </draw:frame>
        <draw:frame draw:style-name="gr1" draw:text-style-name="P2" draw:layer="layout" svg:width="12.935cm" svg:height="0.475cm" svg:x="2.2cm" svg:y="3.654cm">
          <draw:text-box>
            <text:p text:style-name="P1"><text:span text:style-name="T4">a strategic decision to disarm, Mr Straw told the House of Commons:</text:span></text:p>
          </draw:text-box>
        </draw:frame>
        <draw:frame draw:style-name="gr1" draw:text-style-name="P2" draw:layer="layout" svg:width="13.71cm" svg:height="0.475cm" svg:x="2.95cm" svg:y="4.568cm">
          <draw:text-box>
            <text:p text:style-name="P1"><text:span text:style-name="T4">“</text:span><text:span text:style-name="T4">Such a resolution has never been needed legally, but we have long had </text:span></text:p>
          </draw:text-box>
        </draw:frame>
        <draw:frame draw:style-name="gr1" draw:text-style-name="P2" draw:layer="layout" svg:width="5.395cm" svg:height="0.475cm" svg:x="2.95cm" svg:y="5.133cm">
          <draw:text-box>
            <text:p text:style-name="P1"><text:span text:style-name="T4">a preference for it politically.”</text:span></text:p>
          </draw:text-box>
        </draw:frame>
        <draw:frame draw:style-name="gr1" draw:text-style-name="P2" draw:layer="layout" svg:width="16.571cm" svg:height="0.475cm" svg:x="2.2cm" svg:y="6.047cm">
          <draw:text-box>
            <text:p text:style-name="P1"><text:span text:style-name="T7">892. </text:span><text:span text:style-name="T4"><text:s/>Mr Straw stated that there had been “intense diplomatic activity to secure that end </text:span></text:p>
          </draw:text-box>
        </draw:frame>
        <draw:frame draw:style-name="gr1" draw:text-style-name="P2" draw:layer="layout" svg:width="16.703cm" svg:height="0.475cm" svg:x="2.2cm" svg:y="6.612cm">
          <draw:text-box>
            <text:p text:style-name="P1"><text:span text:style-name="T4">over many months, culminating in the last 24 hours”. Despite “final efforts” by Sir Jeremy </text:span></text:p>
          </draw:text-box>
        </draw:frame>
        <draw:frame draw:style-name="gr1" draw:text-style-name="P2" draw:layer="layout" svg:width="14.908cm" svg:height="0.475cm" svg:x="2.2cm" svg:y="7.176cm">
          <draw:text-box>
            <text:p text:style-name="P1"><text:span text:style-name="T4">Greenstock the previous evening and his own conversations with his “Spanish, </text:span></text:p>
          </draw:text-box>
        </draw:frame>
        <draw:frame draw:style-name="gr1" draw:text-style-name="P2" draw:layer="layout" svg:width="15.403cm" svg:height="0.475cm" svg:x="2.2cm" svg:y="7.741cm">
          <draw:text-box>
            <text:p text:style-name="P1"><text:span text:style-name="T4">American, Russian and Chinese counterparts that morning”, the Government had:</text:span></text:p>
          </draw:text-box>
        </draw:frame>
        <draw:frame draw:style-name="gr1" draw:text-style-name="P2" draw:layer="layout" svg:width="15.12cm" svg:height="0.475cm" svg:x="2.95cm" svg:y="8.655cm">
          <draw:text-box>
            <text:p text:style-name="P1"><text:span text:style-name="T4">“… </text:span><text:span text:style-name="T4">reluctantly concluded that a Security Council consensus on a new resolution </text:span></text:p>
          </draw:text-box>
        </draw:frame>
        <draw:frame draw:style-name="gr1" draw:text-style-name="P2" draw:layer="layout" svg:width="15.276cm" svg:height="0.475cm" svg:x="2.95cm" svg:y="9.22cm">
          <draw:text-box>
            <text:p text:style-name="P1"><text:span text:style-name="T4">would not be possible. On my instructions, Sir Jeremy Greenstock made a public </text:span></text:p>
          </draw:text-box>
        </draw:frame>
        <draw:frame draw:style-name="gr1" draw:text-style-name="P2" draw:layer="layout" svg:width="15.805cm" svg:height="0.475cm" svg:x="2.95cm" svg:y="9.784cm">
          <draw:text-box>
            <text:p text:style-name="P1"><text:span text:style-name="T4">announcement to that effect at the United Nations at about 3.15 pm UK time today.” </text:span></text:p>
          </draw:text-box>
        </draw:frame>
        <draw:frame draw:style-name="gr1" draw:text-style-name="P2" draw:layer="layout" svg:width="15.39cm" svg:height="0.475cm" svg:x="2.2cm" svg:y="10.698cm">
          <draw:text-box>
            <text:p text:style-name="P1"><text:span text:style-name="T7">893. </text:span><text:span text:style-name="T4"><text:s/>Mr Straw continued that, since the adoption of resolution 1441 in November </text:span></text:p>
          </draw:text-box>
        </draw:frame>
        <draw:frame draw:style-name="gr1" draw:text-style-name="P2" draw:layer="layout" svg:width="16.127cm" svg:height="0.475cm" svg:x="2.2cm" svg:y="11.263cm">
          <draw:text-box>
            <text:p text:style-name="P1"><text:span text:style-name="T4">2002, he, Mr Blair and Sir Jeremy Greenstock had “strained every nerve” in search of </text:span></text:p>
          </draw:text-box>
        </draw:frame>
        <draw:frame draw:style-name="gr1" draw:text-style-name="P2" draw:layer="layout" svg:width="16.093cm" svg:height="0.475cm" svg:x="2.2cm" svg:y="11.827cm">
          <draw:text-box>
            <text:p text:style-name="P1"><text:span text:style-name="T4">a consensus “which could finally persuade Iraq by peaceful means, to provide the full </text:span></text:p>
          </draw:text-box>
        </draw:frame>
        <draw:frame draw:style-name="gr1" draw:text-style-name="P2" draw:layer="layout" svg:width="12.236cm" svg:height="0.475cm" svg:x="2.2cm" svg:y="12.392cm">
          <draw:text-box>
            <text:p text:style-name="P1"><text:span text:style-name="T4">and immediate co-operation demanded by the Security Council”. </text:span></text:p>
          </draw:text-box>
        </draw:frame>
        <draw:frame draw:style-name="gr1" draw:text-style-name="P2" draw:layer="layout" svg:width="15.991cm" svg:height="0.475cm" svg:x="2.2cm" svg:y="13.306cm">
          <draw:text-box>
            <text:p text:style-name="P1"><text:span text:style-name="T7">894. </text:span><text:span text:style-name="T4"><text:s/>Mr Straw stated that it was significant that “in all the discussions in the Security </text:span></text:p>
          </draw:text-box>
        </draw:frame>
        <draw:frame draw:style-name="gr1" draw:text-style-name="P2" draw:layer="layout" svg:width="15.496cm" svg:height="0.475cm" svg:x="2.2cm" svg:y="13.871cm">
          <draw:text-box>
            <text:p text:style-name="P1"><text:span text:style-name="T4">Council and outside” no-one had claimed that Iraq was “in full compliance with the </text:span></text:p>
          </draw:text-box>
        </draw:frame>
        <draw:frame draw:style-name="gr1" draw:text-style-name="P2" draw:layer="layout" svg:width="5.416cm" svg:height="0.475cm" svg:x="2.2cm" svg:y="14.435cm">
          <draw:text-box>
            <text:p text:style-name="P1"><text:span text:style-name="T4">obligations placed on it” and:</text:span></text:p>
          </draw:text-box>
        </draw:frame>
        <draw:frame draw:style-name="gr1" draw:text-style-name="P2" draw:layer="layout" svg:width="14.231cm" svg:height="0.475cm" svg:x="2.95cm" svg:y="15.35cm">
          <draw:text-box>
            <text:p text:style-name="P1"><text:span text:style-name="T4">“</text:span><text:span text:style-name="T4">Given that, it was my belief, up to about a week ago, that we were close to </text:span></text:p>
          </draw:text-box>
        </draw:frame>
        <draw:frame draw:style-name="gr1" draw:text-style-name="P2" draw:layer="layout" svg:width="15.644cm" svg:height="0.475cm" svg:x="2.95cm" svg:y="15.914cm">
          <draw:text-box>
            <text:p text:style-name="P1"><text:span text:style-name="T4">achieving a consensus that we sought on the further resolution. Sadly, one country </text:span></text:p>
          </draw:text-box>
        </draw:frame>
        <draw:frame draw:style-name="gr1" draw:text-style-name="P2" draw:layer="layout" svg:width="15.919cm" svg:height="0.475cm" svg:x="2.95cm" svg:y="16.478cm">
          <draw:text-box>
            <text:p text:style-name="P1"><text:span text:style-name="T4">then ensured that the Security Council could not act. President Chirac’s unequivocal </text:span></text:p>
          </draw:text-box>
        </draw:frame>
        <draw:frame draw:style-name="gr1" draw:text-style-name="P2" draw:layer="layout" svg:width="15.627cm" svg:height="0.475cm" svg:x="2.95cm" svg:y="17.043cm">
          <draw:text-box>
            <text:p text:style-name="P1"><text:span text:style-name="T4">announcement last Monday that France would veto a second resolution containing </text:span></text:p>
          </draw:text-box>
        </draw:frame>
        <draw:frame draw:style-name="gr1" draw:text-style-name="P2" draw:layer="layout" svg:width="15.145cm" svg:height="0.475cm" svg:x="2.95cm" svg:y="17.607cm">
          <draw:text-box>
            <text:p text:style-name="P1"><text:span text:style-name="T4">that or any ultimatum ‘whatever the circumstances’ inevitably created a sense of </text:span></text:p>
          </draw:text-box>
        </draw:frame>
        <draw:frame draw:style-name="gr1" draw:text-style-name="P2" draw:layer="layout" svg:width="15.67cm" svg:height="0.475cm" svg:x="2.95cm" svg:y="18.172cm">
          <draw:text-box>
            <text:p text:style-name="P1"><text:span text:style-name="T4">paralysis in our negotiations. I deeply regret that France has thereby put a Security </text:span></text:p>
          </draw:text-box>
        </draw:frame>
        <draw:frame draw:style-name="gr1" draw:text-style-name="P2" draw:layer="layout" svg:width="6.521cm" svg:height="0.475cm" svg:x="2.95cm" svg:y="18.736cm">
          <draw:text-box>
            <text:p text:style-name="P1"><text:span text:style-name="T4">Council consensus beyond reach.”</text:span></text:p>
          </draw:text-box>
        </draw:frame>
        <draw:frame draw:style-name="gr7" draw:text-style-name="P8" draw:layer="layout" svg:width="0.408cm" svg:height="0.276cm" svg:x="9.445cm" svg:y="18.755cm">
          <draw:text-box>
            <text:p text:style-name="P1"><text:span text:style-name="T13">406</text:span></text:p>
          </draw:text-box>
        </draw:frame>
        <draw:frame draw:style-name="gr1" draw:text-style-name="P2" draw:layer="layout" svg:width="15.851cm" svg:height="0.475cm" svg:x="2.2cm" svg:y="19.651cm">
          <draw:text-box>
            <text:p text:style-name="P1"><text:span text:style-name="T7">895. </text:span><text:span text:style-name="T4"><text:s/>Mr Straw told the House of Commons that the proposals submitted by France, </text:span></text:p>
          </draw:text-box>
        </draw:frame>
        <draw:frame draw:style-name="gr1" draw:text-style-name="P2" draw:layer="layout" svg:width="16.66cm" svg:height="0.475cm" svg:x="2.2cm" svg:y="20.215cm">
          <draw:text-box>
            <text:p text:style-name="P1"><text:span text:style-name="T4">Germany and Russia for “more time and more inspections” sought to “rewrite” resolution </text:span></text:p>
          </draw:text-box>
        </draw:frame>
        <draw:frame draw:style-name="gr1" draw:text-style-name="P2" draw:layer="layout" svg:width="14.789cm" svg:height="0.475cm" svg:x="2.2cm" svg:y="20.78cm">
          <draw:text-box>
            <text:p text:style-name="P1"><text:span text:style-name="T4">1441. They “would have allowed Saddam to continue stringing out inspections </text:span></text:p>
          </draw:text-box>
        </draw:frame>
        <draw:frame draw:style-name="gr1" draw:text-style-name="P2" draw:layer="layout" svg:width="16.08cm" svg:height="0.475cm" svg:x="2.2cm" svg:y="21.344cm">
          <draw:text-box>
            <text:p text:style-name="P1"><text:span text:style-name="T4">indefinitely, and he would rightly have drawn the lesson that the Security Council was </text:span></text:p>
          </draw:text-box>
        </draw:frame>
        <draw:frame draw:style-name="gr1" draw:text-style-name="P2" draw:layer="layout" svg:width="14.984cm" svg:height="0.475cm" svg:x="2.2cm" svg:y="21.908cm">
          <draw:text-box>
            <text:p text:style-name="P1"><text:span text:style-name="T4">simply not prepared to enforce the ultimatum … at the heart of resolution 1441”.</text:span></text:p>
          </draw:text-box>
        </draw:frame>
        <draw:frame draw:style-name="gr1" draw:text-style-name="P2" draw:layer="layout" svg:width="16.241cm" svg:height="0.475cm" svg:x="2.2cm" svg:y="22.823cm">
          <draw:text-box>
            <text:p text:style-name="P1"><text:span text:style-name="T7">896. </text:span><text:span text:style-name="T4"><text:s/>Mr Straw pointed out that “in the event of non-compliance” Iraq should, as OP13 </text:span></text:p>
          </draw:text-box>
        </draw:frame>
        <draw:frame draw:style-name="gr1" draw:text-style-name="P2" draw:layer="layout" svg:width="11.055cm" svg:height="0.475cm" svg:x="2.2cm" svg:y="23.387cm">
          <draw:text-box>
            <text:p text:style-name="P1"><text:span text:style-name="T4">spelt out, expect “serious consequences”. Mr Straw stated:</text:span></text:p>
          </draw:text-box>
        </draw:frame>
        <draw:frame draw:style-name="gr1" draw:text-style-name="P2" draw:layer="layout" svg:width="15.001cm" svg:height="0.475cm" svg:x="2.95cm" svg:y="24.302cm">
          <draw:text-box>
            <text:p text:style-name="P1"><text:span text:style-name="T4">“</text:span><text:span text:style-name="T4">As a result of Saddam Hussein’s persistent refusal to meet the UN’s demands, </text:span></text:p>
          </draw:text-box>
        </draw:frame>
        <draw:frame draw:style-name="gr1" draw:text-style-name="P2" draw:layer="layout" svg:width="15.179cm" svg:height="0.475cm" svg:x="2.95cm" svg:y="24.866cm">
          <draw:text-box>
            <text:p text:style-name="P1"><text:span text:style-name="T4">and the inability of the Security Council to adopt a further resolution, the Cabinet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4.742cm" svg:height="0.475cm" svg:x="2.95cm" svg:y="25.431cm">
          <draw:text-box>
            <text:p text:style-name="P1"><text:span text:style-name="T4">has decided to ask the House to support the United Kingdom’s participation in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406 </text:span></text:p>
          </draw:text-box>
        </draw:frame>
        <draw:frame draw:style-name="gr4" draw:text-style-name="P5" draw:layer="layout" svg:width="11.043cm" svg:height="0.395cm" svg:x="2.6cm" svg:y="26.781cm">
          <draw:text-box>
            <text:p text:style-name="P1"><text:span text:style-name="T11">House of Commons, </text:span><text:span text:style-name="T19">Official Report</text:span><text:span text:style-name="T11">, 17 March 2003, columns 703-705.</text:span></text:p>
          </draw:text-box>
        </draw:frame>
      </draw:page>
      <draw:page draw:name="page162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2</text:span></text:p>
          </draw:text-box>
        </draw:frame>
        <draw:frame draw:style-name="gr1" draw:text-style-name="P2" draw:layer="layout" svg:width="15.018cm" svg:height="0.475cm" svg:x="2.95cm" svg:y="2.525cm">
          <draw:text-box>
            <text:p text:style-name="P1"><text:span text:style-name="T4">military operations, should they be necessary, with the objective of ensuring the </text:span></text:p>
          </draw:text-box>
        </draw:frame>
        <draw:frame draw:style-name="gr1" draw:text-style-name="P2" draw:layer="layout" svg:width="15.564cm" svg:height="0.475cm" svg:x="2.95cm" svg:y="3.09cm">
          <draw:text-box>
            <text:p text:style-name="P1"><text:span text:style-name="T4">disarmament of Iraq’s weapons of mass destruction, and thereby the maintenance </text:span></text:p>
          </draw:text-box>
        </draw:frame>
        <draw:frame draw:style-name="gr1" draw:text-style-name="P2" draw:layer="layout" svg:width="7.165cm" svg:height="0.475cm" svg:x="2.95cm" svg:y="3.654cm">
          <draw:text-box>
            <text:p text:style-name="P1"><text:span text:style-name="T4">of the authority of the United Nations.”</text:span></text:p>
          </draw:text-box>
        </draw:frame>
        <draw:frame draw:style-name="gr1" draw:text-style-name="P2" draw:layer="layout" svg:width="15.69cm" svg:height="0.475cm" svg:x="2.2cm" svg:y="4.568cm">
          <draw:text-box>
            <text:p text:style-name="P1"><text:span text:style-name="T7">897. </text:span><text:span text:style-name="T4"><text:s/>Mr Straw confirmed that Parliament “would have an opportunity to debate our </text:span></text:p>
          </draw:text-box>
        </draw:frame>
        <draw:frame draw:style-name="gr1" draw:text-style-name="P2" draw:layer="layout" svg:width="16.182cm" svg:height="0.475cm" svg:x="2.2cm" svg:y="5.133cm">
          <draw:text-box>
            <text:p text:style-name="P1"><text:span text:style-name="T4">involvement in military action prior to hostilities” the following day; and that the debate </text:span></text:p>
          </draw:text-box>
        </draw:frame>
        <draw:frame draw:style-name="gr1" draw:text-style-name="P2" draw:layer="layout" svg:width="14.98cm" svg:height="0.475cm" svg:x="2.2cm" svg:y="5.697cm">
          <draw:text-box>
            <text:p text:style-name="P1"><text:span text:style-name="T4">would be on a substantive motion “proposed by the Prime Minister and Cabinet </text:span></text:p>
          </draw:text-box>
        </draw:frame>
        <draw:frame draw:style-name="gr1" draw:text-style-name="P2" draw:layer="layout" svg:width="15.221cm" svg:height="0.475cm" svg:x="2.2cm" svg:y="6.262cm">
          <draw:text-box>
            <text:p text:style-name="P1"><text:span text:style-name="T4">colleagues”. He also drew the attention of the House to Lord Goldsmith’s Written </text:span></text:p>
          </draw:text-box>
        </draw:frame>
        <draw:frame draw:style-name="gr1" draw:text-style-name="P2" draw:layer="layout" svg:width="15.009cm" svg:height="0.475cm" svg:x="2.2cm" svg:y="6.826cm">
          <draw:text-box>
            <text:p text:style-name="P1"><text:span text:style-name="T4">Answer, which “set out the legal basis for the use of force against Iraq”, and the </text:span></text:p>
          </draw:text-box>
        </draw:frame>
        <draw:frame draw:style-name="gr1" draw:text-style-name="P2" draw:layer="layout" svg:width="6.843cm" svg:height="0.475cm" svg:x="2.2cm" svg:y="7.391cm">
          <draw:text-box>
            <text:p text:style-name="P1"><text:span text:style-name="T4">documents provided earlier that day.</text:span></text:p>
          </draw:text-box>
        </draw:frame>
        <draw:frame draw:style-name="gr1" draw:text-style-name="P2" draw:layer="layout" svg:width="4.938cm" svg:height="0.475cm" svg:x="2.2cm" svg:y="8.305cm">
          <draw:text-box>
            <text:p text:style-name="P1"><text:span text:style-name="T7">898. </text:span><text:span text:style-name="T4"><text:s/>Mr Straw concluded:</text:span></text:p>
          </draw:text-box>
        </draw:frame>
        <draw:frame draw:style-name="gr1" draw:text-style-name="P2" draw:layer="layout" svg:width="15.81cm" svg:height="0.475cm" svg:x="2.95cm" svg:y="9.22cm">
          <draw:text-box>
            <text:p text:style-name="P1"><text:span text:style-name="T4">“</text:span><text:span text:style-name="T4">Some say that Iraq can be disarmed without an ultimatum, without the threat or the </text:span></text:p>
          </draw:text-box>
        </draw:frame>
        <draw:frame draw:style-name="gr1" draw:text-style-name="P2" draw:layer="layout" svg:width="15.89cm" svg:height="0.475cm" svg:x="2.95cm" svg:y="9.784cm">
          <draw:text-box>
            <text:p text:style-name="P1"><text:span text:style-name="T4">use of force, but simply by more time and more inspections. That approach is defied </text:span></text:p>
          </draw:text-box>
        </draw:frame>
        <draw:frame draw:style-name="gr1" draw:text-style-name="P2" draw:layer="layout" svg:width="15.263cm" svg:height="0.475cm" svg:x="2.95cm" svg:y="10.348cm">
          <draw:text-box>
            <text:p text:style-name="P1"><text:span text:style-name="T4">by all our experience over 12 weary years. It cannot produce the disarmament of </text:span></text:p>
          </draw:text-box>
        </draw:frame>
        <draw:frame draw:style-name="gr1" draw:text-style-name="P2" draw:layer="layout" svg:width="15.979cm" svg:height="0.475cm" svg:x="2.95cm" svg:y="10.913cm">
          <draw:text-box>
            <text:p text:style-name="P1"><text:span text:style-name="T4">Iraq; it cannot rid the world of the danger of the Iraq regime. It can only bring comfort </text:span></text:p>
          </draw:text-box>
        </draw:frame>
        <draw:frame draw:style-name="gr1" draw:text-style-name="P2" draw:layer="layout" svg:width="12.101cm" svg:height="0.475cm" svg:x="2.95cm" svg:y="11.477cm">
          <draw:text-box>
            <text:p text:style-name="P1"><text:span text:style-name="T4">to tyrants and emasculate the authority of the United Nations …”</text:span></text:p>
          </draw:text-box>
        </draw:frame>
        <draw:frame draw:style-name="gr1" draw:text-style-name="P2" draw:layer="layout" svg:width="14.196cm" svg:height="0.475cm" svg:x="2.2cm" svg:y="12.392cm">
          <draw:text-box>
            <text:p text:style-name="P1"><text:span text:style-name="T7">899. </text:span><text:span text:style-name="T4"><text:s/>Mr Straw’s statement was repeated in the House of Lords that day by </text:span></text:p>
          </draw:text-box>
        </draw:frame>
        <draw:frame draw:style-name="gr1" draw:text-style-name="P2" draw:layer="layout" svg:width="15.534cm" svg:height="0.475cm" svg:x="2.2cm" svg:y="12.956cm">
          <draw:text-box>
            <text:p text:style-name="P1"><text:span text:style-name="T4">Baroness Symons during a debate on the legality of the use of armed force in Iraq </text:span></text:p>
          </draw:text-box>
        </draw:frame>
        <draw:frame draw:style-name="gr1" draw:text-style-name="P2" draw:layer="layout" svg:width="8.346cm" svg:height="0.475cm" svg:x="2.2cm" svg:y="13.521cm">
          <draw:text-box>
            <text:p text:style-name="P1"><text:span text:style-name="T4">initiated by Lord Goodhart (see Section 3.8).</text:span></text:p>
          </draw:text-box>
        </draw:frame>
        <draw:frame draw:style-name="gr7" draw:text-style-name="P8" draw:layer="layout" svg:width="0.408cm" svg:height="0.276cm" svg:x="10.507cm" svg:y="13.539cm">
          <draw:text-box>
            <text:p text:style-name="P1"><text:span text:style-name="T13">407</text:span></text:p>
          </draw:text-box>
        </draw:frame>
        <draw:frame draw:style-name="gr1" draw:text-style-name="P2" draw:layer="layout" svg:width="15.813cm" svg:height="0.475cm" svg:x="2.2cm" svg:y="14.435cm">
          <draw:text-box>
            <text:p text:style-name="P1"><text:span text:style-name="T7">900. </text:span><text:span text:style-name="T4"><text:s/>In answer to the responses from Lord Howell of Guildford and Lord Wallace of </text:span></text:p>
          </draw:text-box>
        </draw:frame>
        <draw:frame draw:style-name="gr1" draw:text-style-name="P2" draw:layer="layout" svg:width="9.976cm" svg:height="0.475cm" svg:x="2.2cm" svg:y="15cm">
          <draw:text-box>
            <text:p text:style-name="P1"><text:span text:style-name="T4">Saltaire, Baroness Symons stated that she believed: </text:span></text:p>
          </draw:text-box>
        </draw:frame>
        <draw:frame draw:style-name="gr1" draw:text-style-name="P2" draw:layer="layout" svg:width="15.962cm" svg:height="0.475cm" svg:x="2.95cm" svg:y="15.914cm">
          <draw:text-box>
            <text:p text:style-name="P1"><text:span text:style-name="T4">“… </text:span><text:span text:style-name="T4">the legality of the position is indeed settled. I do not think we have ever had such </text:span></text:p>
          </draw:text-box>
        </draw:frame>
        <draw:frame draw:style-name="gr1" draw:text-style-name="P2" draw:layer="layout" svg:width="15.428cm" svg:height="0.475cm" svg:x="2.95cm" svg:y="16.478cm">
          <draw:text-box>
            <text:p text:style-name="P1"><text:span text:style-name="T4">a clear statement from the Attorney General at a juncture like this … I believe that </text:span></text:p>
          </draw:text-box>
        </draw:frame>
        <draw:frame draw:style-name="gr1" draw:text-style-name="P2" draw:layer="layout" svg:width="15.348cm" svg:height="0.475cm" svg:x="2.95cm" svg:y="17.043cm">
          <draw:text-box>
            <text:p text:style-name="P1"><text:span text:style-name="T4">this Government have gone further than any other Government to put that advice </text:span></text:p>
          </draw:text-box>
        </draw:frame>
        <draw:frame draw:style-name="gr1" draw:text-style-name="P2" draw:layer="layout" svg:width="15.606cm" svg:height="0.475cm" svg:x="2.95cm" svg:y="17.607cm">
          <draw:text-box>
            <text:p text:style-name="P1"><text:span text:style-name="T4">into the public arena, and the Law Officer with his principal responsibility has given </text:span></text:p>
          </draw:text-box>
        </draw:frame>
        <draw:frame draw:style-name="gr1" draw:text-style-name="P2" draw:layer="layout" svg:width="6.428cm" svg:height="0.475cm" svg:x="2.95cm" svg:y="18.172cm">
          <draw:text-box>
            <text:p text:style-name="P1"><text:span text:style-name="T4">a clear statement of his opinion …</text:span></text:p>
          </draw:text-box>
        </draw:frame>
        <draw:frame draw:style-name="gr1" draw:text-style-name="P2" draw:layer="layout" svg:width="15.361cm" svg:height="0.475cm" svg:x="2.95cm" svg:y="19.086cm">
          <draw:text-box>
            <text:p text:style-name="P1"><text:span text:style-name="T4">“… </text:span><text:span text:style-name="T4">[W]e have already put into the public arena a full history of the United Nations </text:span></text:p>
          </draw:text-box>
        </draw:frame>
        <draw:frame draw:style-name="gr1" draw:text-style-name="P2" draw:layer="layout" svg:width="14.929cm" svg:height="0.475cm" svg:x="2.95cm" svg:y="19.651cm">
          <draw:text-box>
            <text:p text:style-name="P1"><text:span text:style-name="T4">Security Council resolutions … That is in Command Paper 5769. We have also </text:span></text:p>
          </draw:text-box>
        </draw:frame>
        <draw:frame draw:style-name="gr1" draw:text-style-name="P2" draw:layer="layout" svg:width="15.767cm" svg:height="0.475cm" svg:x="2.95cm" svg:y="20.215cm">
          <draw:text-box>
            <text:p text:style-name="P1"><text:span text:style-name="T4">published a full statement on the legal basis – a fuller statement than that which my </text:span></text:p>
          </draw:text-box>
        </draw:frame>
        <draw:frame draw:style-name="gr1" draw:text-style-name="P2" draw:layer="layout" svg:width="13.392cm" svg:height="0.475cm" svg:x="2.95cm" svg:y="20.78cm">
          <draw:text-box>
            <text:p text:style-name="P1"><text:span text:style-name="T4">noble and learned friend gave in answer to … Baroness … Ramsey …”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7" draw:text-style-name="P8" draw:layer="layout" svg:width="0.408cm" svg:height="0.276cm" svg:x="16.292cm" svg:y="20.798cm">
          <draw:text-box>
            <text:p text:style-name="P1"><text:span text:style-name="T13">408</text:span></text:p>
          </draw:text-box>
        </draw:frame>
        <draw:frame draw:style-name="gr10" draw:text-style-name="P10" draw:layer="layout" svg:width="0.404cm" svg:height="0.23cm" svg:x="2.2cm" svg:y="26.373cm">
          <draw:text-box>
            <text:p text:style-name="P1"><text:span text:style-name="T14">407 </text:span></text:p>
          </draw:text-box>
        </draw:frame>
        <draw:frame draw:style-name="gr4" draw:text-style-name="P5" draw:layer="layout" svg:width="10.226cm" svg:height="0.395cm" svg:x="2.6cm" svg:y="26.357cm">
          <draw:text-box>
            <text:p text:style-name="P1"><text:span text:style-name="T11">House of Lords, </text:span><text:span text:style-name="T19">Official Report</text:span><text:span text:style-name="T11">, 17 March 2003, columns 97-103. 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408 </text:span></text:p>
          </draw:text-box>
        </draw:frame>
        <draw:frame draw:style-name="gr4" draw:text-style-name="P5" draw:layer="layout" svg:width="10.323cm" svg:height="0.395cm" svg:x="2.6cm" svg:y="26.781cm">
          <draw:text-box>
            <text:p text:style-name="P1"><text:span text:style-name="T11">House of Lords, </text:span><text:span text:style-name="T19">Official Report</text:span><text:span text:style-name="T11">, 17 March 2003, columns 101-102.</text:span></text:p>
          </draw:text-box>
        </draw:frame>
      </draw:page>
      <draw:page draw:name="page163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3</text:span></text:p>
          </draw:text-box>
        </draw:frame>
        <draw:frame draw:style-name="gr1" draw:text-style-name="P2" draw:layer="layout" svg:width="16.749cm" svg:height="0.475cm" svg:x="2.2cm" svg:y="2.525cm">
          <draw:text-box>
            <text:p text:style-name="P1"><text:span text:style-name="T7">901. </text:span><text:span text:style-name="T4"><text:s/>Responding to points made in the debate by Lord Goodhart and Lord Howell about </text:span></text:p>
          </draw:text-box>
        </draw:frame>
        <draw:frame draw:style-name="gr1" draw:text-style-name="P2" draw:layer="layout" svg:width="15.695cm" svg:height="0.475cm" svg:x="2.2cm" svg:y="3.09cm">
          <draw:text-box>
            <text:p text:style-name="P1"><text:span text:style-name="T4">the absence of Lord Goldsmith, Baroness Symons stated in her speech closing the </text:span></text:p>
          </draw:text-box>
        </draw:frame>
        <draw:frame draw:style-name="gr1" draw:text-style-name="P2" draw:layer="layout" svg:width="1.424cm" svg:height="0.475cm" svg:x="2.2cm" svg:y="3.654cm">
          <draw:text-box>
            <text:p text:style-name="P1"><text:span text:style-name="T4">debate:</text:span></text:p>
          </draw:text-box>
        </draw:frame>
        <draw:frame draw:style-name="gr1" draw:text-style-name="P2" draw:layer="layout" svg:width="15.437cm" svg:height="0.475cm" svg:x="2.95cm" svg:y="4.568cm">
          <draw:text-box>
            <text:p text:style-name="P1"><text:span text:style-name="T4">“</text:span><text:span text:style-name="T4">The Attorney General has been more open-handed than any of his predecessors </text:span></text:p>
          </draw:text-box>
        </draw:frame>
        <draw:frame draw:style-name="gr1" draw:text-style-name="P2" draw:layer="layout" svg:width="14.129cm" svg:height="0.475cm" svg:x="2.95cm" svg:y="5.133cm">
          <draw:text-box>
            <text:p text:style-name="P1"><text:span text:style-name="T4">in publishing his advice in the way that he has. Furthermore … the Foreign </text:span></text:p>
          </draw:text-box>
        </draw:frame>
        <draw:frame draw:style-name="gr1" draw:text-style-name="P2" draw:layer="layout" svg:width="12.139cm" svg:height="0.475cm" svg:x="2.95cm" svg:y="5.697cm">
          <draw:text-box>
            <text:p text:style-name="P1"><text:span text:style-name="T4">Secretary has also tried to help … by circulating a further paper.”</text:span></text:p>
          </draw:text-box>
        </draw:frame>
        <draw:frame draw:style-name="gr7" draw:text-style-name="P8" draw:layer="layout" svg:width="0.408cm" svg:height="0.276cm" svg:x="15.045cm" svg:y="5.716cm">
          <draw:text-box>
            <text:p text:style-name="P1"><text:span text:style-name="T13">409</text:span></text:p>
          </draw:text-box>
        </draw:frame>
        <draw:frame draw:style-name="gr1" draw:text-style-name="P2" draw:layer="layout" svg:width="16.359cm" svg:height="0.475cm" svg:x="2.2cm" svg:y="6.612cm">
          <draw:text-box>
            <text:p text:style-name="P1"><text:span text:style-name="T7">902. </text:span><text:span text:style-name="T4"><text:s/>Baroness Symons added that, “In recognition of the enormous importance of this </text:span></text:p>
          </draw:text-box>
        </draw:frame>
        <draw:frame draw:style-name="gr1" draw:text-style-name="P2" draw:layer="layout" svg:width="16.135cm" svg:height="0.475cm" svg:x="2.2cm" svg:y="7.176cm">
          <draw:text-box>
            <text:p text:style-name="P1"><text:span text:style-name="T4">issue”, Lord Goldsmith had “decided to disclose his view of the legal basis for the use </text:span></text:p>
          </draw:text-box>
        </draw:frame>
        <draw:frame draw:style-name="gr1" draw:text-style-name="P2" draw:layer="layout" svg:width="3.63cm" svg:height="0.475cm" svg:x="2.2cm" svg:y="7.741cm">
          <draw:text-box>
            <text:p text:style-name="P1"><text:span text:style-name="T4">of force”. That was:</text:span></text:p>
          </draw:text-box>
        </draw:frame>
        <draw:frame draw:style-name="gr1" draw:text-style-name="P2" draw:layer="layout" svg:width="14.696cm" svg:height="0.475cm" svg:x="2.95cm" svg:y="8.655cm">
          <draw:text-box>
            <text:p text:style-name="P1"><text:span text:style-name="T4">“… </text:span><text:span text:style-name="T4">almost unprecedented. The last time a Law Officer’s views were disclosed </text:span></text:p>
          </draw:text-box>
        </draw:frame>
        <draw:frame draw:style-name="gr1" draw:text-style-name="P2" draw:layer="layout" svg:width="15.369cm" svg:height="0.475cm" svg:x="2.95cm" svg:y="9.22cm">
          <draw:text-box>
            <text:p text:style-name="P1"><text:span text:style-name="T4">concerned the Maastricht Treaty in 1992. It is right that what has happened today </text:span></text:p>
          </draw:text-box>
        </draw:frame>
        <draw:frame draw:style-name="gr1" draw:text-style-name="P2" draw:layer="layout" svg:width="8.249cm" svg:height="0.475cm" svg:x="2.95cm" svg:y="9.784cm">
          <draw:text-box>
            <text:p text:style-name="P1"><text:span text:style-name="T4">remains the exception rather than the rule.” </text:span></text:p>
          </draw:text-box>
        </draw:frame>
        <draw:frame draw:style-name="gr3" draw:text-style-name="P4" draw:layer="layout" svg:width="3.376cm" svg:height="0.628cm" svg:x="2.2cm" svg:y="10.812cm">
          <draw:text-box>
            <text:p text:style-name="P1"><text:span text:style-name="T3">Conclusions</text:span></text:p>
          </draw:text-box>
        </draw:frame>
        <draw:frame draw:style-name="gr6" draw:text-style-name="P7" draw:layer="layout" svg:width="14.709cm" svg:height="0.556cm" svg:x="2.2cm" svg:y="11.911cm">
          <draw:text-box>
            <text:p text:style-name="P1"><text:span text:style-name="T9">The timing of Lord Goldsmith’s advice on the interpretation of </text:span></text:p>
          </draw:text-box>
        </draw:frame>
        <draw:frame draw:style-name="gr6" draw:text-style-name="P7" draw:layer="layout" svg:width="3.634cm" svg:height="0.556cm" svg:x="2.2cm" svg:y="12.546cm">
          <draw:text-box>
            <text:p text:style-name="P1"><text:span text:style-name="T9">resolution 1441</text:span></text:p>
          </draw:text-box>
        </draw:frame>
        <draw:frame draw:style-name="gr1" draw:text-style-name="P2" draw:layer="layout" svg:width="15.762cm" svg:height="0.475cm" svg:x="2.2cm" svg:y="13.374cm">
          <draw:text-box>
            <text:p text:style-name="P1"><text:span text:style-name="T7">903. </text:span><text:span text:style-name="T12"><text:s/>Following the adoption of resolution 1441, a decision was taken to delay </text:span></text:p>
          </draw:text-box>
        </draw:frame>
        <draw:frame draw:style-name="gr1" draw:text-style-name="P2" draw:layer="layout" svg:width="9.972cm" svg:height="0.475cm" svg:x="2.2cm" svg:y="13.938cm">
          <draw:text-box>
            <text:p text:style-name="P1"><text:span text:style-name="T12">the receipt of formal advice from Lord Goldsmith.</text:span></text:p>
          </draw:text-box>
        </draw:frame>
        <draw:frame draw:style-name="gr1" draw:text-style-name="P2" draw:layer="layout" svg:width="14.971cm" svg:height="0.475cm" svg:x="2.2cm" svg:y="14.853cm">
          <draw:text-box>
            <text:p text:style-name="P1"><text:span text:style-name="T7">904. </text:span><text:span text:style-name="T12"><text:s/>On 11 November Mr Powell told Lord Goldsmith that there should be </text:span></text:p>
          </draw:text-box>
        </draw:frame>
        <draw:frame draw:style-name="gr1" draw:text-style-name="P2" draw:layer="layout" svg:width="13.87cm" svg:height="0.475cm" svg:x="2.2cm" svg:y="15.417cm">
          <draw:text-box>
            <text:p text:style-name="P1"><text:span text:style-name="T12">a meeting some time before Christmas to discuss the legal position. </text:span></text:p>
          </draw:text-box>
        </draw:frame>
        <draw:frame draw:style-name="gr1" draw:text-style-name="P2" draw:layer="layout" svg:width="14.984cm" svg:height="0.475cm" svg:x="2.2cm" svg:y="16.332cm">
          <draw:text-box>
            <text:p text:style-name="P1"><text:span text:style-name="T7">905. </text:span><text:span text:style-name="T12"><text:s/>On 9 December, formal “instructions” to provide advice were sent to </text:span></text:p>
          </draw:text-box>
        </draw:frame>
        <draw:frame draw:style-name="gr1" draw:text-style-name="P2" draw:layer="layout" svg:width="15.974cm" svg:height="0.475cm" svg:x="2.2cm" svg:y="16.896cm">
          <draw:text-box>
            <text:p text:style-name="P1"><text:span text:style-name="T12">Lord Goldsmith. They were sent by the FCO on behalf of the FCO and the MOD </text:span></text:p>
          </draw:text-box>
        </draw:frame>
        <draw:frame draw:style-name="gr1" draw:text-style-name="P2" draw:layer="layout" svg:width="3.384cm" svg:height="0.475cm" svg:x="2.2cm" svg:y="17.461cm">
          <draw:text-box>
            <text:p text:style-name="P1"><text:span text:style-name="T12">as well as No.10.</text:span></text:p>
          </draw:text-box>
        </draw:frame>
        <draw:frame draw:style-name="gr1" draw:text-style-name="P2" draw:layer="layout" svg:width="15.915cm" svg:height="0.475cm" svg:x="2.2cm" svg:y="18.375cm">
          <draw:text-box>
            <text:p text:style-name="P1"><text:span text:style-name="T7">906. </text:span><text:span text:style-name="T12"><text:s/>The instructions made it clear that Lord Goldsmith should not provide an </text:span></text:p>
          </draw:text-box>
        </draw:frame>
        <draw:frame draw:style-name="gr1" draw:text-style-name="P2" draw:layer="layout" svg:width="4.227cm" svg:height="0.475cm" svg:x="2.2cm" svg:y="18.94cm">
          <draw:text-box>
            <text:p text:style-name="P1"><text:span text:style-name="T12">immediate response.</text:span></text:p>
          </draw:text-box>
        </draw:frame>
        <draw:frame draw:style-name="gr1" draw:text-style-name="P2" draw:layer="layout" svg:width="15.445cm" svg:height="0.475cm" svg:x="2.2cm" svg:y="19.854cm">
          <draw:text-box>
            <text:p text:style-name="P1"><text:span text:style-name="T7">907. </text:span><text:span text:style-name="T12"><text:s/>When Lord Goldsmith met Mr Powell, Sir David Manning and Baroness </text:span></text:p>
          </draw:text-box>
        </draw:frame>
        <draw:frame draw:style-name="gr1" draw:text-style-name="P2" draw:layer="layout" svg:width="16.203cm" svg:height="0.475cm" svg:x="2.2cm" svg:y="20.418cm">
          <draw:text-box>
            <text:p text:style-name="P1"><text:span text:style-name="T12">Morgan on 19 December, he was told that he was not, at that stage, being asked </text:span></text:p>
          </draw:text-box>
        </draw:frame>
        <draw:frame draw:style-name="gr1" draw:text-style-name="P2" draw:layer="layout" svg:width="16.766cm" svg:height="0.475cm" svg:x="2.2cm" svg:y="20.983cm">
          <draw:text-box>
            <text:p text:style-name="P1"><text:span text:style-name="T12">for his advice; and that, when he was, it would be helpful for him to discuss a draft </text:span></text:p>
          </draw:text-box>
        </draw:frame>
        <draw:frame draw:style-name="gr1" draw:text-style-name="P2" draw:layer="layout" svg:width="6.674cm" svg:height="0.475cm" svg:x="2.2cm" svg:y="21.547cm">
          <draw:text-box>
            <text:p text:style-name="P1"><text:span text:style-name="T12">with Mr Blair in the first instance.</text:span></text:p>
          </draw:text-box>
        </draw:frame>
        <draw:frame draw:style-name="gr1" draw:text-style-name="P2" draw:layer="layout" svg:width="15.534cm" svg:height="0.475cm" svg:x="2.2cm" svg:y="22.462cm">
          <draw:text-box>
            <text:p text:style-name="P1"><text:span text:style-name="T7">908. </text:span><text:span text:style-name="T12"><text:s/>Until 7 March 2003, Mr Blair and Mr Powell asked that Lord Goldsmith’s </text:span></text:p>
          </draw:text-box>
        </draw:frame>
        <draw:frame draw:style-name="gr1" draw:text-style-name="P2" draw:layer="layout" svg:width="16.415cm" svg:height="0.475cm" svg:x="2.2cm" svg:y="23.026cm">
          <draw:text-box>
            <text:p text:style-name="P1"><text:span text:style-name="T12">views on the legal effect of resolution 1441 should be tightly held and not shared </text:span></text:p>
          </draw:text-box>
        </draw:frame>
        <draw:frame draw:style-name="gr1" draw:text-style-name="P2" draw:layer="layout" svg:width="11.237cm" svg:height="0.475cm" svg:x="2.2cm" svg:y="23.591cm">
          <draw:text-box>
            <text:p text:style-name="P1"><text:span text:style-name="T12">with Ministerial colleagues without No.10’s permission.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8.773cm" svg:height="0.475cm" svg:x="2.2cm" svg:y="24.505cm">
          <draw:text-box>
            <text:p text:style-name="P1"><text:span text:style-name="T7">909. </text:span><text:span text:style-name="T12"><text:s/>Lord Goldsmith agreed that approach.</text:span></text:p>
          </draw:text-box>
        </draw:frame>
        <draw:frame draw:style-name="gr10" draw:text-style-name="P10" draw:layer="layout" svg:width="0.404cm" svg:height="0.23cm" svg:x="2.2cm" svg:y="26.796cm">
          <draw:text-box>
            <text:p text:style-name="P1"><text:span text:style-name="T14">409 </text:span></text:p>
          </draw:text-box>
        </draw:frame>
        <draw:frame draw:style-name="gr4" draw:text-style-name="P5" draw:layer="layout" svg:width="10.272cm" svg:height="0.395cm" svg:x="2.6cm" svg:y="26.781cm">
          <draw:text-box>
            <text:p text:style-name="P1"><text:span text:style-name="T11">House of Lords, </text:span><text:span text:style-name="T19">Official Report</text:span><text:span text:style-name="T11">, 17 March 2003, columns 117-118.</text:span></text:p>
          </draw:text-box>
        </draw:frame>
      </draw:page>
      <draw:page draw:name="page164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4</text:span></text:p>
          </draw:text-box>
        </draw:frame>
        <draw:frame draw:style-name="gr1" draw:text-style-name="P2" draw:layer="layout" svg:width="15.127cm" svg:height="0.475cm" svg:x="2.2cm" svg:y="2.525cm">
          <draw:text-box>
            <text:p text:style-name="P1"><text:span text:style-name="T7">910. </text:span><text:span text:style-name="T12"><text:s/>Lord Goldsmith provided draft advice to Mr Blair on 14 January 2003. </text:span></text:p>
          </draw:text-box>
        </draw:frame>
        <draw:frame draw:style-name="gr1" draw:text-style-name="P2" draw:layer="layout" svg:width="15.822cm" svg:height="0.475cm" svg:x="2.2cm" svg:y="3.09cm">
          <draw:text-box>
            <text:p text:style-name="P1"><text:span text:style-name="T12">As instructed he did not, at that time, provide a copy of his advice to Mr Straw </text:span></text:p>
          </draw:text-box>
        </draw:frame>
        <draw:frame draw:style-name="gr1" draw:text-style-name="P2" draw:layer="layout" svg:width="3.012cm" svg:height="0.475cm" svg:x="2.2cm" svg:y="3.654cm">
          <draw:text-box>
            <text:p text:style-name="P1"><text:span text:style-name="T12">or to Mr Hoon. </text:span></text:p>
          </draw:text-box>
        </draw:frame>
        <draw:frame draw:style-name="gr1" draw:text-style-name="P2" draw:layer="layout" svg:width="16.474cm" svg:height="0.475cm" svg:x="2.2cm" svg:y="4.568cm">
          <draw:text-box>
            <text:p text:style-name="P1"><text:span text:style-name="T7">911. </text:span><text:span text:style-name="T12"><text:s/>Although Lord Goldsmith was invited to attend Cabinet on 16 January, there </text:span></text:p>
          </draw:text-box>
        </draw:frame>
        <draw:frame draw:style-name="gr1" draw:text-style-name="P2" draw:layer="layout" svg:width="9.303cm" svg:height="0.475cm" svg:x="2.2cm" svg:y="5.133cm">
          <draw:text-box>
            <text:p text:style-name="P1"><text:span text:style-name="T12">was no discussion of Lord Goldsmith’s views.</text:span></text:p>
          </draw:text-box>
        </draw:frame>
        <draw:frame draw:style-name="gr1" draw:text-style-name="P2" draw:layer="layout" svg:width="16.143cm" svg:height="0.475cm" svg:x="2.2cm" svg:y="6.047cm">
          <draw:text-box>
            <text:p text:style-name="P1"><text:span text:style-name="T7">912. </text:span><text:span text:style-name="T12"><text:s/>Mr Straw was aware, in general terms, of Lord Goldsmith’s position but he </text:span></text:p>
          </draw:text-box>
        </draw:frame>
        <draw:frame draw:style-name="gr1" draw:text-style-name="P2" draw:layer="layout" svg:width="16.389cm" svg:height="0.475cm" svg:x="2.2cm" svg:y="6.612cm">
          <draw:text-box>
            <text:p text:style-name="P1"><text:span text:style-name="T12">was not provided with a copy of Lord Goldsmith’s draft advice before Cabinet on </text:span></text:p>
          </draw:text-box>
        </draw:frame>
        <draw:frame draw:style-name="gr1" draw:text-style-name="P2" draw:layer="layout" svg:width="11.838cm" svg:height="0.475cm" svg:x="2.2cm" svg:y="7.176cm">
          <draw:text-box>
            <text:p text:style-name="P1"><text:span text:style-name="T12">16 January. He did not read it until at least two weeks later.</text:span></text:p>
          </draw:text-box>
        </draw:frame>
        <draw:frame draw:style-name="gr1" draw:text-style-name="P2" draw:layer="layout" svg:width="15.441cm" svg:height="0.475cm" svg:x="2.2cm" svg:y="8.091cm">
          <draw:text-box>
            <text:p text:style-name="P1"><text:span text:style-name="T7">913. </text:span><text:span text:style-name="T12"><text:s/>The draft advice of 14 January should have been provided to Mr Straw, </text:span></text:p>
          </draw:text-box>
        </draw:frame>
        <draw:frame draw:style-name="gr1" draw:text-style-name="P2" draw:layer="layout" svg:width="15.775cm" svg:height="0.475cm" svg:x="2.2cm" svg:y="8.655cm">
          <draw:text-box>
            <text:p text:style-name="P1"><text:span text:style-name="T12">Mr Hoon and the Cabinet Secretary, all of whose responsibilities were directly </text:span></text:p>
          </draw:text-box>
        </draw:frame>
        <draw:frame draw:style-name="gr1" draw:text-style-name="P2" draw:layer="layout" svg:width="1.983cm" svg:height="0.475cm" svg:x="2.2cm" svg:y="9.22cm">
          <draw:text-box>
            <text:p text:style-name="P1"><text:span text:style-name="T12">engaged. </text:span></text:p>
          </draw:text-box>
        </draw:frame>
        <draw:frame draw:style-name="gr1" draw:text-style-name="P2" draw:layer="layout" svg:width="15.017cm" svg:height="0.475cm" svg:x="2.2cm" svg:y="10.134cm">
          <draw:text-box>
            <text:p text:style-name="P1"><text:span text:style-name="T7">914. </text:span><text:span text:style-name="T12"><text:s/>Lord Goldsmith provided Mr Blair with further advice on 30 January. <text:s/></text:span></text:p>
          </draw:text-box>
        </draw:frame>
        <draw:frame draw:style-name="gr1" draw:text-style-name="P2" draw:layer="layout" svg:width="8.401cm" svg:height="0.475cm" svg:x="2.2cm" svg:y="10.698cm">
          <draw:text-box>
            <text:p text:style-name="P1"><text:span text:style-name="T12">It was not seen by anyone outside No.10. </text:span></text:p>
          </draw:text-box>
        </draw:frame>
        <draw:frame draw:style-name="gr1" draw:text-style-name="P2" draw:layer="layout" svg:width="14.975cm" svg:height="0.475cm" svg:x="2.2cm" svg:y="11.613cm">
          <draw:text-box>
            <text:p text:style-name="P1"><text:span text:style-name="T7">915. </text:span><text:span text:style-name="T12"><text:s/>Lord Goldsmith discussed the negotiating history of resolution 1441 </text:span></text:p>
          </draw:text-box>
        </draw:frame>
        <draw:frame draw:style-name="gr1" draw:text-style-name="P2" draw:layer="layout" svg:width="14.844cm" svg:height="0.475cm" svg:x="2.2cm" svg:y="12.177cm">
          <draw:text-box>
            <text:p text:style-name="P1"><text:span text:style-name="T12">with Mr Straw, Sir Jeremy Greenstock, with White House officials and the </text:span></text:p>
          </draw:text-box>
        </draw:frame>
        <draw:frame draw:style-name="gr1" draw:text-style-name="P2" draw:layer="layout" svg:width="15.843cm" svg:height="0.475cm" svg:x="2.2cm" svg:y="12.742cm">
          <draw:text-box>
            <text:p text:style-name="P1"><text:span text:style-name="T12">State Department’s Legal Advisers. They argued that resolution 1441 could be </text:span></text:p>
          </draw:text-box>
        </draw:frame>
        <draw:frame draw:style-name="gr1" draw:text-style-name="P2" draw:layer="layout" svg:width="16.203cm" svg:height="0.475cm" svg:x="2.2cm" svg:y="13.306cm">
          <draw:text-box>
            <text:p text:style-name="P1"><text:span text:style-name="T12">interpreted as not requiring a second resolution. The US Government’s position </text:span></text:p>
          </draw:text-box>
        </draw:frame>
        <draw:frame draw:style-name="gr1" draw:text-style-name="P2" draw:layer="layout" svg:width="16.228cm" svg:height="0.475cm" svg:x="2.2cm" svg:y="13.871cm">
          <draw:text-box>
            <text:p text:style-name="P1"><text:span text:style-name="T12">was that it would not have agreed to resolution 1441 had its terms required one. </text:span></text:p>
          </draw:text-box>
        </draw:frame>
        <draw:frame draw:style-name="gr1" draw:text-style-name="P2" draw:layer="layout" svg:width="15.365cm" svg:height="0.475cm" svg:x="2.2cm" svg:y="14.785cm">
          <draw:text-box>
            <text:p text:style-name="P1"><text:span text:style-name="T7">916. </text:span><text:span text:style-name="T12"><text:s/>When Lord Goldsmith met No.10 officials on 27 February, he told them </text:span></text:p>
          </draw:text-box>
        </draw:frame>
        <draw:frame draw:style-name="gr1" draw:text-style-name="P2" draw:layer="layout" svg:width="15.009cm" svg:height="0.475cm" svg:x="2.2cm" svg:y="15.35cm">
          <draw:text-box>
            <text:p text:style-name="P1"><text:span text:style-name="T12">that he had reached the view that a “reasonable case” could be made that </text:span></text:p>
          </draw:text-box>
        </draw:frame>
        <draw:frame draw:style-name="gr1" draw:text-style-name="P2" draw:layer="layout" svg:width="14.7cm" svg:height="0.475cm" svg:x="2.2cm" svg:y="15.914cm">
          <draw:text-box>
            <text:p text:style-name="P1"><text:span text:style-name="T12">resolution 1441 was capable of reviving the authorisation to use force in </text:span></text:p>
          </draw:text-box>
        </draw:frame>
        <draw:frame draw:style-name="gr1" draw:text-style-name="P2" draw:layer="layout" svg:width="15.631cm" svg:height="0.475cm" svg:x="2.2cm" svg:y="16.478cm">
          <draw:text-box>
            <text:p text:style-name="P1"><text:span text:style-name="T12">resolution 678 (1990) without a further resolution, if there were strong factual </text:span></text:p>
          </draw:text-box>
        </draw:frame>
        <draw:frame draw:style-name="gr1" draw:text-style-name="P2" draw:layer="layout" svg:width="16.017cm" svg:height="0.475cm" svg:x="2.2cm" svg:y="17.043cm">
          <draw:text-box>
            <text:p text:style-name="P1"><text:span text:style-name="T12">grounds for concluding that Iraq had failed to take the final opportunity offered </text:span></text:p>
          </draw:text-box>
        </draw:frame>
        <draw:frame draw:style-name="gr1" draw:text-style-name="P2" draw:layer="layout" svg:width="3.85cm" svg:height="0.475cm" svg:x="2.2cm" svg:y="17.607cm">
          <draw:text-box>
            <text:p text:style-name="P1"><text:span text:style-name="T12">by resolution 1441.</text:span></text:p>
          </draw:text-box>
        </draw:frame>
        <draw:frame draw:style-name="gr1" draw:text-style-name="P2" draw:layer="layout" svg:width="16.148cm" svg:height="0.475cm" svg:x="2.2cm" svg:y="18.522cm">
          <draw:text-box>
            <text:p text:style-name="P1"><text:span text:style-name="T7">917. </text:span><text:span text:style-name="T12"><text:s/>Until that time, No.10 could not have been sure that Lord Goldsmith would </text:span></text:p>
          </draw:text-box>
        </draw:frame>
        <draw:frame draw:style-name="gr1" draw:text-style-name="P2" draw:layer="layout" svg:width="16.525cm" svg:height="0.475cm" svg:x="2.2cm" svg:y="19.086cm">
          <draw:text-box>
            <text:p text:style-name="P1"><text:span text:style-name="T12">advise that there was a basis on which military action against Iraq could be taken </text:span></text:p>
          </draw:text-box>
        </draw:frame>
        <draw:frame draw:style-name="gr1" draw:text-style-name="P2" draw:layer="layout" svg:width="12.122cm" svg:height="0.475cm" svg:x="2.2cm" svg:y="19.651cm">
          <draw:text-box>
            <text:p text:style-name="P1"><text:span text:style-name="T12">in the absence of a further decision of the Security Council. </text:span></text:p>
          </draw:text-box>
        </draw:frame>
        <draw:frame draw:style-name="gr1" draw:text-style-name="P2" draw:layer="layout" svg:width="16.025cm" svg:height="0.475cm" svg:x="2.2cm" svg:y="20.565cm">
          <draw:text-box>
            <text:p text:style-name="P1"><text:span text:style-name="T7">918. </text:span><text:span text:style-name="T12"><text:s/>In the absence of Lord Goldsmith’s formal advice, uncertainties about the </text:span></text:p>
          </draw:text-box>
        </draw:frame>
        <draw:frame draw:style-name="gr1" draw:text-style-name="P2" draw:layer="layout" svg:width="15.593cm" svg:height="0.475cm" svg:x="2.2cm" svg:y="21.13cm">
          <draw:text-box>
            <text:p text:style-name="P1"><text:span text:style-name="T12">circumstances in which the UK would be able to participate in military action </text:span></text:p>
          </draw:text-box>
        </draw:frame>
        <draw:frame draw:style-name="gr1" draw:text-style-name="P2" draw:layer="layout" svg:width="13.79cm" svg:height="0.475cm" svg:x="2.2cm" svg:y="21.694cm">
          <draw:text-box>
            <text:p text:style-name="P1"><text:span text:style-name="T12">continued, although the possibility of a second resolution remained.</text:span></text:p>
          </draw:text-box>
        </draw:frame>
        <draw:frame draw:style-name="gr1" draw:text-style-name="P2" draw:layer="layout" svg:width="12.973cm" svg:height="0.475cm" svg:x="2.2cm" svg:y="22.608cm">
          <draw:text-box>
            <text:p text:style-name="P1"><text:span text:style-name="T7">919. </text:span><text:span text:style-name="T12"><text:s/>Lord Goldsmith provided formal written advice on 7 March.</text:span></text:p>
          </draw:text-box>
        </draw:frame>
        <draw:frame draw:style-name="gr6" draw:text-style-name="P7" draw:layer="layout" svg:width="9.62cm" svg:height="0.556cm" svg:x="2.2cm" svg:y="23.73cm">
          <draw:text-box>
            <text:p text:style-name="P1"><text:span text:style-name="T9">Lord Goldsmith’s advice of 7 March 2003</text:span></text:p>
          </draw:text-box>
        </draw:frame>
        <draw:frame draw:style-name="gr1" draw:text-style-name="P2" draw:layer="layout" svg:width="16.613cm" svg:height="0.475cm" svg:x="2.2cm" svg:y="24.558cm">
          <draw:text-box>
            <text:p text:style-name="P1"><text:span text:style-name="T7">920. </text:span><text:span text:style-name="T12"><text:s/>Lord Goldsmith’s formal advice of 7 March set out alternative interpretations </text:span></text:p>
          </draw:text-box>
        </draw:frame>
        <draw:frame draw:style-name="gr1" draw:text-style-name="P2" draw:layer="layout" svg:width="16.292cm" svg:height="0.475cm" svg:x="2.2cm" svg:y="25.122cm">
          <draw:text-box>
            <text:p text:style-name="P1"><text:span text:style-name="T12">of the legal effect of resolution 1441. He concluded that the safer route would be </text:span></text:p>
          </draw:text-box>
        </draw:frame>
        <draw:frame draw:style-name="gr1" draw:text-style-name="P2" draw:layer="layout" svg:width="16.258cm" svg:height="0.475cm" svg:x="2.2cm" svg:y="25.687cm">
          <draw:text-box>
            <text:p text:style-name="P1"><text:span text:style-name="T12">to seek a second resolution, and he set out the ways in which, in the absence of </text:span></text:p>
          </draw:text-box>
        </draw:frame>
        <draw:frame draw:style-name="gr1" draw:text-style-name="P2" draw:layer="layout" svg:width="16.351cm" svg:height="0.475cm" svg:x="2.2cm" svg:y="26.251cm">
          <draw:text-box>
            <text:p text:style-name="P1"><text:span text:style-name="T12">a second resolution, the matter might be brought before a court. Lord Goldsmith </text:span></text:p>
          </draw:text-box>
        </draw:frame>
      </draw:page>
      <draw:page draw:name="page165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5</text:span></text:p>
          </draw:text-box>
        </draw:frame>
        <draw:frame draw:style-name="gr1" draw:text-style-name="P2" draw:layer="layout" svg:width="16.656cm" svg:height="0.475cm" svg:x="2.2cm" svg:y="2.525cm">
          <draw:text-box>
            <text:p text:style-name="P1"><text:span text:style-name="T12">identified a key question to be whether or not there was a need for an assessment </text:span></text:p>
          </draw:text-box>
        </draw:frame>
        <draw:frame draw:style-name="gr1" draw:text-style-name="P2" draw:layer="layout" svg:width="16.008cm" svg:height="0.475cm" svg:x="2.2cm" svg:y="3.09cm">
          <draw:text-box>
            <text:p text:style-name="P1"><text:span text:style-name="T12">of whether Iraq’s conduct constituted a failure to take the final opportunity or a </text:span></text:p>
          </draw:text-box>
        </draw:frame>
        <draw:frame draw:style-name="gr1" draw:text-style-name="P2" draw:layer="layout" svg:width="15.983cm" svg:height="0.475cm" svg:x="2.2cm" svg:y="3.654cm">
          <draw:text-box>
            <text:p text:style-name="P1"><text:span text:style-name="T12">failure fully to co-operate within the meaning of OP4, such that the basis of the </text:span></text:p>
          </draw:text-box>
        </draw:frame>
        <draw:frame draw:style-name="gr1" draw:text-style-name="P2" draw:layer="layout" svg:width="5.175cm" svg:height="0.475cm" svg:x="2.2cm" svg:y="4.218cm">
          <draw:text-box>
            <text:p text:style-name="P1"><text:span text:style-name="T12">cease-fire was destroyed.</text:span></text:p>
          </draw:text-box>
        </draw:frame>
        <draw:frame draw:style-name="gr1" draw:text-style-name="P2" draw:layer="layout" svg:width="15.352cm" svg:height="0.475cm" svg:x="2.2cm" svg:y="5.133cm">
          <draw:text-box>
            <text:p text:style-name="P1"><text:span text:style-name="T7">921. </text:span><text:span text:style-name="T12"><text:s/>Lord Goldsmith wrote (paragraph 26): “A narrow textual reading of the </text:span></text:p>
          </draw:text-box>
        </draw:frame>
        <draw:frame draw:style-name="gr1" draw:text-style-name="P2" draw:layer="layout" svg:width="15.602cm" svg:height="0.475cm" svg:x="2.2cm" svg:y="5.697cm">
          <draw:text-box>
            <text:p text:style-name="P1"><text:span text:style-name="T12">resolution suggested no such assessment was needed because the Security </text:span></text:p>
          </draw:text-box>
        </draw:frame>
        <draw:frame draw:style-name="gr1" draw:text-style-name="P2" draw:layer="layout" svg:width="16.343cm" svg:height="0.475cm" svg:x="2.2cm" svg:y="6.262cm">
          <draw:text-box>
            <text:p text:style-name="P1"><text:span text:style-name="T12">Council had pre-determined the issue. Public statements, on the other hand, say </text:span></text:p>
          </draw:text-box>
        </draw:frame>
        <draw:frame draw:style-name="gr1" draw:text-style-name="P2" draw:layer="layout" svg:width="2.313cm" svg:height="0.475cm" svg:x="2.2cm" svg:y="6.826cm">
          <draw:text-box>
            <text:p text:style-name="P1"><text:span text:style-name="T12">otherwise.”</text:span></text:p>
          </draw:text-box>
        </draw:frame>
        <draw:frame draw:style-name="gr1" draw:text-style-name="P2" draw:layer="layout" svg:width="16.317cm" svg:height="0.475cm" svg:x="2.2cm" svg:y="7.741cm">
          <draw:text-box>
            <text:p text:style-name="P1"><text:span text:style-name="T7">922. </text:span><text:span text:style-name="T12"><text:s/>While Lord Goldsmith remained “of the opinion that the safest legal course </text:span></text:p>
          </draw:text-box>
        </draw:frame>
        <draw:frame draw:style-name="gr1" draw:text-style-name="P2" draw:layer="layout" svg:width="15.234cm" svg:height="0.475cm" svg:x="2.2cm" svg:y="8.305cm">
          <draw:text-box>
            <text:p text:style-name="P1"><text:span text:style-name="T12">would be to secure a second resolution”, he concluded (paragraph 28) that </text:span></text:p>
          </draw:text-box>
        </draw:frame>
        <draw:frame draw:style-name="gr1" draw:text-style-name="P2" draw:layer="layout" svg:width="15.708cm" svg:height="0.475cm" svg:x="2.2cm" svg:y="8.87cm">
          <draw:text-box>
            <text:p text:style-name="P1"><text:span text:style-name="T12">“</text:span><text:span text:style-name="T12">a reasonable case can be made that resolution 1441 was capable of reviving </text:span></text:p>
          </draw:text-box>
        </draw:frame>
        <draw:frame draw:style-name="gr1" draw:text-style-name="P2" draw:layer="layout" svg:width="12.888cm" svg:height="0.475cm" svg:x="2.2cm" svg:y="9.434cm">
          <draw:text-box>
            <text:p text:style-name="P1"><text:span text:style-name="T12">the authorisation in resolution 678 without a further resolution”.</text:span></text:p>
          </draw:text-box>
        </draw:frame>
        <draw:frame draw:style-name="gr1" draw:text-style-name="P2" draw:layer="layout" svg:width="16.461cm" svg:height="0.475cm" svg:x="2.2cm" svg:y="10.348cm">
          <draw:text-box>
            <text:p text:style-name="P1"><text:span text:style-name="T7">923. </text:span><text:span text:style-name="T12"><text:s/>Lord Goldsmith wrote that a reasonable case did not mean that if the matter </text:span></text:p>
          </draw:text-box>
        </draw:frame>
        <draw:frame draw:style-name="gr1" draw:text-style-name="P2" draw:layer="layout" svg:width="15.864cm" svg:height="0.475cm" svg:x="2.2cm" svg:y="10.913cm">
          <draw:text-box>
            <text:p text:style-name="P1"><text:span text:style-name="T12">ever came to court, he would be confident that the court would agree with this </text:span></text:p>
          </draw:text-box>
        </draw:frame>
        <draw:frame draw:style-name="gr1" draw:text-style-name="P2" draw:layer="layout" svg:width="16.355cm" svg:height="0.475cm" svg:x="2.2cm" svg:y="11.477cm">
          <draw:text-box>
            <text:p text:style-name="P1"><text:span text:style-name="T12">view. He judged a court might well conclude that OPs 4 and 12 required a further </text:span></text:p>
          </draw:text-box>
        </draw:frame>
        <draw:frame draw:style-name="gr1" draw:text-style-name="P2" draw:layer="layout" svg:width="15.924cm" svg:height="0.475cm" svg:x="2.2cm" svg:y="12.042cm">
          <draw:text-box>
            <text:p text:style-name="P1"><text:span text:style-name="T12">Security Council decision in order to revive the authorisation in resolution 678.</text:span></text:p>
          </draw:text-box>
        </draw:frame>
        <draw:frame draw:style-name="gr1" draw:text-style-name="P2" draw:layer="layout" svg:width="15.889cm" svg:height="0.475cm" svg:x="2.2cm" svg:y="12.956cm">
          <draw:text-box>
            <text:p text:style-name="P1"><text:span text:style-name="T7">924. </text:span><text:span text:style-name="T12"><text:s/>Lord Goldsmith noted that on a number of previous occasions, including </text:span></text:p>
          </draw:text-box>
        </draw:frame>
        <draw:frame draw:style-name="gr1" draw:text-style-name="P2" draw:layer="layout" svg:width="16.398cm" svg:height="0.475cm" svg:x="2.2cm" svg:y="13.521cm">
          <draw:text-box>
            <text:p text:style-name="P1"><text:span text:style-name="T12">in relation to Operation Desert Fox in Iraq in 1998 and Kosovo in 1999, UK forces </text:span></text:p>
          </draw:text-box>
        </draw:frame>
        <draw:frame draw:style-name="gr1" draw:text-style-name="P2" draw:layer="layout" svg:width="16.47cm" svg:height="0.475cm" svg:x="2.2cm" svg:y="14.085cm">
          <draw:text-box>
            <text:p text:style-name="P1"><text:span text:style-name="T12">had participated in military action on the basis of advice from previous Attorneys </text:span></text:p>
          </draw:text-box>
        </draw:frame>
        <draw:frame draw:style-name="gr1" draw:text-style-name="P2" draw:layer="layout" svg:width="16.533cm" svg:height="0.475cm" svg:x="2.2cm" svg:y="14.65cm">
          <draw:text-box>
            <text:p text:style-name="P1"><text:span text:style-name="T12">General that (paragraph 30) “the legality of the action under international law was </text:span></text:p>
          </draw:text-box>
        </draw:frame>
        <draw:frame draw:style-name="gr1" draw:text-style-name="P2" draw:layer="layout" svg:width="7.266cm" svg:height="0.475cm" svg:x="2.2cm" svg:y="15.214cm">
          <draw:text-box>
            <text:p text:style-name="P1"><text:span text:style-name="T12">no more than reasonably arguable”.</text:span></text:p>
          </draw:text-box>
        </draw:frame>
        <draw:frame draw:style-name="gr1" draw:text-style-name="P2" draw:layer="layout" svg:width="10.729cm" svg:height="0.475cm" svg:x="2.2cm" svg:y="16.128cm">
          <draw:text-box>
            <text:p text:style-name="P1"><text:span text:style-name="T7">925. </text:span><text:span text:style-name="T12"><text:s/>Lord Goldsmith warned Mr Blair (paragraph 29):</text:span></text:p>
          </draw:text-box>
        </draw:frame>
        <draw:frame draw:style-name="gr1" draw:text-style-name="P2" draw:layer="layout" svg:width="14.929cm" svg:height="0.475cm" svg:x="2.95cm" svg:y="17.043cm">
          <draw:text-box>
            <text:p text:style-name="P1"><text:span text:style-name="T12">“… </text:span><text:span text:style-name="T12">the argument that resolution 1441 alone has revived the authorisation </text:span></text:p>
          </draw:text-box>
        </draw:frame>
        <draw:frame draw:style-name="gr1" draw:text-style-name="P2" draw:layer="layout" svg:width="14.607cm" svg:height="0.475cm" svg:x="2.95cm" svg:y="17.607cm">
          <draw:text-box>
            <text:p text:style-name="P1"><text:span text:style-name="T12">to use force in resolution 678 will only be sustainable if there are strong </text:span></text:p>
          </draw:text-box>
        </draw:frame>
        <draw:frame draw:style-name="gr1" draw:text-style-name="P2" draw:layer="layout" svg:width="15.162cm" svg:height="0.475cm" svg:x="2.95cm" svg:y="18.172cm">
          <draw:text-box>
            <text:p text:style-name="P1"><text:span text:style-name="T12">factual grounds for concluding that Iraq failed to take the final opportunity. </text:span></text:p>
          </draw:text-box>
        </draw:frame>
        <draw:frame draw:style-name="gr1" draw:text-style-name="P2" draw:layer="layout" svg:width="15.068cm" svg:height="0.475cm" svg:x="2.95cm" svg:y="18.736cm">
          <draw:text-box>
            <text:p text:style-name="P1"><text:span text:style-name="T12">In other words, we would need to be able to demonstrate hard evidence of </text:span></text:p>
          </draw:text-box>
        </draw:frame>
        <draw:frame draw:style-name="gr1" draw:text-style-name="P2" draw:layer="layout" svg:width="15.648cm" svg:height="0.475cm" svg:x="2.95cm" svg:y="19.301cm">
          <draw:text-box>
            <text:p text:style-name="P1"><text:span text:style-name="T12">non-compliance and non-cooperation … the views of UNMOVIC and the IAEA </text:span></text:p>
          </draw:text-box>
        </draw:frame>
        <draw:frame draw:style-name="gr1" draw:text-style-name="P2" draw:layer="layout" svg:width="8.236cm" svg:height="0.475cm" svg:x="2.95cm" svg:y="19.865cm">
          <draw:text-box>
            <text:p text:style-name="P1"><text:span text:style-name="T12">will be highly significant in this respect.”</text:span></text:p>
          </draw:text-box>
        </draw:frame>
        <draw:frame draw:style-name="gr1" draw:text-style-name="P2" draw:layer="layout" svg:width="5.729cm" svg:height="0.475cm" svg:x="2.2cm" svg:y="20.78cm">
          <draw:text-box>
            <text:p text:style-name="P1"><text:span text:style-name="T7">926. </text:span><text:span text:style-name="T12"><text:s/>Lord Goldsmith added:</text:span></text:p>
          </draw:text-box>
        </draw:frame>
        <draw:frame draw:style-name="gr1" draw:text-style-name="P2" draw:layer="layout" svg:width="14.988cm" svg:height="0.475cm" svg:x="2.95cm" svg:y="21.694cm">
          <draw:text-box>
            <text:p text:style-name="P1"><text:span text:style-name="T12">“</text:span><text:span text:style-name="T12">In the light of the latest reporting by UNMOVIC, you will need to consider </text:span></text:p>
          </draw:text-box>
        </draw:frame>
        <draw:frame draw:style-name="gr1" draw:text-style-name="P2" draw:layer="layout" svg:width="14.171cm" svg:height="0.475cm" svg:x="2.95cm" svg:y="22.258cm">
          <draw:text-box>
            <text:p text:style-name="P1"><text:span text:style-name="T12">extremely carefully whether the evidence of non-cooperation and non-</text:span></text:p>
          </draw:text-box>
        </draw:frame>
        <draw:frame draw:style-name="gr1" draw:text-style-name="P2" draw:layer="layout" svg:width="15.945cm" svg:height="0.475cm" svg:x="2.95cm" svg:y="22.823cm">
          <draw:text-box>
            <text:p text:style-name="P1"><text:span text:style-name="T12">compliance by Iraq is sufficiently compelling to justify the conclusion that Iraq </text:span></text:p>
          </draw:text-box>
        </draw:frame>
        <draw:frame draw:style-name="gr1" draw:text-style-name="P2" draw:layer="layout" svg:width="7.817cm" svg:height="0.475cm" svg:x="2.95cm" svg:y="23.387cm">
          <draw:text-box>
            <text:p text:style-name="P1"><text:span text:style-name="T12">has failed to take its final opportunity.”</text:span></text:p>
          </draw:text-box>
        </draw:frame>
        <draw:frame draw:style-name="gr1" draw:text-style-name="P2" draw:layer="layout" svg:width="14.882cm" svg:height="0.475cm" svg:x="2.2cm" svg:y="24.302cm">
          <draw:text-box>
            <text:p text:style-name="P1"><text:span text:style-name="T7">927. </text:span><text:span text:style-name="T12"><text:s/>Mr Straw, Mr Hoon, Dr Reid and the Chiefs of Staff had all seen Lord </text:span></text:p>
          </draw:text-box>
        </draw:frame>
        <draw:frame draw:style-name="gr1" draw:text-style-name="P2" draw:layer="layout" svg:width="16.512cm" svg:height="0.475cm" svg:x="2.2cm" svg:y="24.866cm">
          <draw:text-box>
            <text:p text:style-name="P1"><text:span text:style-name="T12">Goldsmith’s advice of 7 March before the No.10 meeting on 11 March, but it is not </text:span></text:p>
          </draw:text-box>
        </draw:frame>
        <draw:frame draw:style-name="gr1" draw:text-style-name="P2" draw:layer="layout" svg:width="7.41cm" svg:height="0.475cm" svg:x="2.2cm" svg:y="25.431cm">
          <draw:text-box>
            <text:p text:style-name="P1"><text:span text:style-name="T12">clear how and when it reached them.</text:span></text:p>
          </draw:text-box>
        </draw:frame>
      </draw:page>
      <draw:page draw:name="page166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6</text:span></text:p>
          </draw:text-box>
        </draw:frame>
        <draw:frame draw:style-name="gr1" draw:text-style-name="P2" draw:layer="layout" svg:width="15.674cm" svg:height="0.475cm" svg:x="2.2cm" svg:y="2.525cm">
          <draw:text-box>
            <text:p text:style-name="P1"><text:span text:style-name="T7">928. </text:span><text:span text:style-name="T12"><text:s/>Other Ministers whose responsibilities were directly engaged, including </text:span></text:p>
          </draw:text-box>
        </draw:frame>
        <draw:frame draw:style-name="gr1" draw:text-style-name="P2" draw:layer="layout" svg:width="14.692cm" svg:height="0.475cm" svg:x="2.2cm" svg:y="3.09cm">
          <draw:text-box>
            <text:p text:style-name="P1"><text:span text:style-name="T12">Mr Brown and Ms Short, and their senior officials, did not see the advice.</text:span></text:p>
          </draw:text-box>
        </draw:frame>
        <draw:frame draw:style-name="gr6" draw:text-style-name="P7" draw:layer="layout" svg:width="9.942cm" svg:height="0.556cm" svg:x="2.2cm" svg:y="4.211cm">
          <draw:text-box>
            <text:p text:style-name="P1"><text:span text:style-name="T9">Lord Goldsmith’s arrival at a “better view”</text:span></text:p>
          </draw:text-box>
        </draw:frame>
        <draw:frame draw:style-name="gr1" draw:text-style-name="P2" draw:layer="layout" svg:width="16.025cm" svg:height="0.475cm" svg:x="2.2cm" svg:y="5.039cm">
          <draw:text-box>
            <text:p text:style-name="P1"><text:span text:style-name="T7">929. </text:span><text:span text:style-name="T12"><text:s/>At the meeting on 11 March, Mr Blair stated that Lord Goldsmith’s “advice </text:span></text:p>
          </draw:text-box>
        </draw:frame>
        <draw:frame draw:style-name="gr1" draw:text-style-name="P2" draw:layer="layout" svg:width="15.75cm" svg:height="0.475cm" svg:x="2.2cm" svg:y="5.603cm">
          <draw:text-box>
            <text:p text:style-name="P1"><text:span text:style-name="T12">made it clear that a reasonable case could be made” that resolution 1441 was </text:span></text:p>
          </draw:text-box>
        </draw:frame>
        <draw:frame draw:style-name="gr1" draw:text-style-name="P2" draw:layer="layout" svg:width="15.725cm" svg:height="0.475cm" svg:x="2.2cm" svg:y="6.168cm">
          <draw:text-box>
            <text:p text:style-name="P1"><text:span text:style-name="T12">“</text:span><text:span text:style-name="T12">capable of reviving” the authorisation of resolution 678, “although of course </text:span></text:p>
          </draw:text-box>
        </draw:frame>
        <draw:frame draw:style-name="gr1" draw:text-style-name="P2" draw:layer="layout" svg:width="16.254cm" svg:height="0.475cm" svg:x="2.2cm" svg:y="6.732cm">
          <draw:text-box>
            <text:p text:style-name="P1"><text:span text:style-name="T12">a second resolution would be preferable”. There was concern, however, that the </text:span></text:p>
          </draw:text-box>
        </draw:frame>
        <draw:frame draw:style-name="gr1" draw:text-style-name="P2" draw:layer="layout" svg:width="14.908cm" svg:height="0.475cm" svg:x="2.2cm" svg:y="7.297cm">
          <draw:text-box>
            <text:p text:style-name="P1"><text:span text:style-name="T12">advice did not offer a clear indication that military action would be lawful. </text:span></text:p>
          </draw:text-box>
        </draw:frame>
        <draw:frame draw:style-name="gr1" draw:text-style-name="P2" draw:layer="layout" svg:width="16.681cm" svg:height="0.475cm" svg:x="2.2cm" svg:y="8.211cm">
          <draw:text-box>
            <text:p text:style-name="P1"><text:span text:style-name="T7">930. </text:span><text:span text:style-name="T12"><text:s/>Lord Goldsmith was asked, after the meeting, by Adm Boyce on behalf of the </text:span></text:p>
          </draw:text-box>
        </draw:frame>
        <draw:frame draw:style-name="gr1" draw:text-style-name="P2" draw:layer="layout" svg:width="16.482cm" svg:height="0.475cm" svg:x="2.2cm" svg:y="8.776cm">
          <draw:text-box>
            <text:p text:style-name="P1"><text:span text:style-name="T12">Armed Forces, and by the Treasury Solicitor, Ms Juliet Wheldon, in respect of the </text:span></text:p>
          </draw:text-box>
        </draw:frame>
        <draw:frame draw:style-name="gr1" draw:text-style-name="P2" draw:layer="layout" svg:width="16.736cm" svg:height="0.475cm" svg:x="2.2cm" svg:y="9.34cm">
          <draw:text-box>
            <text:p text:style-name="P1"><text:span text:style-name="T12">Civil Service, to give a clear-cut answer on whether military action would be lawful </text:span></text:p>
          </draw:text-box>
        </draw:frame>
        <draw:frame draw:style-name="gr1" draw:text-style-name="P2" draw:layer="layout" svg:width="4.172cm" svg:height="0.475cm" svg:x="2.2cm" svg:y="9.905cm">
          <draw:text-box>
            <text:p text:style-name="P1"><text:span text:style-name="T12">rather than unlawful.</text:span></text:p>
          </draw:text-box>
        </draw:frame>
        <draw:frame draw:style-name="gr1" draw:text-style-name="P2" draw:layer="layout" svg:width="15.483cm" svg:height="0.475cm" svg:x="2.2cm" svg:y="10.819cm">
          <draw:text-box>
            <text:p text:style-name="P1"><text:span text:style-name="T7">931. </text:span><text:span text:style-name="T12"><text:s/>On 12 March, Mr Blair and Mr Straw reached the view that there was no </text:span></text:p>
          </draw:text-box>
        </draw:frame>
        <draw:frame draw:style-name="gr1" draw:text-style-name="P2" draw:layer="layout" svg:width="15.348cm" svg:height="0.475cm" svg:x="2.2cm" svg:y="11.383cm">
          <draw:text-box>
            <text:p text:style-name="P1"><text:span text:style-name="T12">chance of securing a majority in the Security Council in support of the draft </text:span></text:p>
          </draw:text-box>
        </draw:frame>
        <draw:frame draw:style-name="gr1" draw:text-style-name="P2" draw:layer="layout" svg:width="16.44cm" svg:height="0.475cm" svg:x="2.2cm" svg:y="11.948cm">
          <draw:text-box>
            <text:p text:style-name="P1"><text:span text:style-name="T12">resolution of 7 March and there was a risk of one or more vetoes if the resolution </text:span></text:p>
          </draw:text-box>
        </draw:frame>
        <draw:frame draw:style-name="gr1" draw:text-style-name="P2" draw:layer="layout" svg:width="3.681cm" svg:height="0.475cm" svg:x="2.2cm" svg:y="12.512cm">
          <draw:text-box>
            <text:p text:style-name="P1"><text:span text:style-name="T12">was put to a vote. </text:span></text:p>
          </draw:text-box>
        </draw:frame>
        <draw:frame draw:style-name="gr1" draw:text-style-name="P2" draw:layer="layout" svg:width="16.203cm" svg:height="0.475cm" svg:x="2.2cm" svg:y="13.427cm">
          <draw:text-box>
            <text:p text:style-name="P1"><text:span text:style-name="T7">932. </text:span><text:span text:style-name="T12"><text:s/>There is no evidence to indicate that Lord Goldsmith was informed of their </text:span></text:p>
          </draw:text-box>
        </draw:frame>
        <draw:frame draw:style-name="gr1" draw:text-style-name="P2" draw:layer="layout" svg:width="2.36cm" svg:height="0.475cm" svg:x="2.2cm" svg:y="13.991cm">
          <draw:text-box>
            <text:p text:style-name="P1"><text:span text:style-name="T12">conclusion.</text:span></text:p>
          </draw:text-box>
        </draw:frame>
        <draw:frame draw:style-name="gr1" draw:text-style-name="P2" draw:layer="layout" svg:width="16.156cm" svg:height="0.475cm" svg:x="2.2cm" svg:y="14.906cm">
          <draw:text-box>
            <text:p text:style-name="P1"><text:span text:style-name="T7">933. </text:span><text:span text:style-name="T12"><text:s/>Lord Goldsmith concluded on 13 March that, on balance, the “better view” </text:span></text:p>
          </draw:text-box>
        </draw:frame>
        <draw:frame draw:style-name="gr1" draw:text-style-name="P2" draw:layer="layout" svg:width="16.432cm" svg:height="0.475cm" svg:x="2.2cm" svg:y="15.47cm">
          <draw:text-box>
            <text:p text:style-name="P1"><text:span text:style-name="T12">was that the conditions for the operation of the revival argument were met in this </text:span></text:p>
          </draw:text-box>
        </draw:frame>
        <draw:frame draw:style-name="gr1" draw:text-style-name="P2" draw:layer="layout" svg:width="16.322cm" svg:height="0.475cm" svg:x="2.2cm" svg:y="16.035cm">
          <draw:text-box>
            <text:p text:style-name="P1"><text:span text:style-name="T12">case, meaning that there was a lawful basis for the use of force without a further </text:span></text:p>
          </draw:text-box>
        </draw:frame>
        <draw:frame draw:style-name="gr1" draw:text-style-name="P2" draw:layer="layout" svg:width="7.029cm" svg:height="0.475cm" svg:x="2.2cm" svg:y="16.599cm">
          <draw:text-box>
            <text:p text:style-name="P1"><text:span text:style-name="T12">resolution beyond resolution 1441.</text:span></text:p>
          </draw:text-box>
        </draw:frame>
        <draw:frame draw:style-name="gr6" draw:text-style-name="P7" draw:layer="layout" svg:width="11.504cm" svg:height="0.556cm" svg:x="2.2cm" svg:y="17.72cm">
          <draw:text-box>
            <text:p text:style-name="P1"><text:span text:style-name="T9">The exchange of letters on 14 and 15 March 2003</text:span></text:p>
          </draw:text-box>
        </draw:frame>
        <draw:frame draw:style-name="gr1" draw:text-style-name="P2" draw:layer="layout" svg:width="10.395cm" svg:height="0.475cm" svg:x="2.2cm" svg:y="18.548cm">
          <draw:text-box>
            <text:p text:style-name="P1"><text:span text:style-name="T7">934. </text:span><text:span text:style-name="T12"><text:s/>Mr Brummell wrote to Mr Rycroft on 14 March:</text:span></text:p>
          </draw:text-box>
        </draw:frame>
        <draw:frame draw:style-name="gr1" draw:text-style-name="P2" draw:layer="layout" svg:width="15.238cm" svg:height="0.475cm" svg:x="2.95cm" svg:y="19.463cm">
          <draw:text-box>
            <text:p text:style-name="P1"><text:span text:style-name="T12">“</text:span><text:span text:style-name="T12">It is an essential part of the legal basis for military action without a further </text:span></text:p>
          </draw:text-box>
        </draw:frame>
        <draw:frame draw:style-name="gr1" draw:text-style-name="P2" draw:layer="layout" svg:width="14.594cm" svg:height="0.475cm" svg:x="2.95cm" svg:y="20.027cm">
          <draw:text-box>
            <text:p text:style-name="P1"><text:span text:style-name="T12">resolution of the Security Council that there is strong evidence that Iraq </text:span></text:p>
          </draw:text-box>
        </draw:frame>
        <draw:frame draw:style-name="gr1" draw:text-style-name="P2" draw:layer="layout" svg:width="14.332cm" svg:height="0.475cm" svg:x="2.95cm" svg:y="20.592cm">
          <draw:text-box>
            <text:p text:style-name="P1"><text:span text:style-name="T12">has failed to comply with and co-operate fully in the implementation of </text:span></text:p>
          </draw:text-box>
        </draw:frame>
        <draw:frame draw:style-name="gr1" draw:text-style-name="P2" draw:layer="layout" svg:width="15.818cm" svg:height="0.475cm" svg:x="2.95cm" svg:y="21.156cm">
          <draw:text-box>
            <text:p text:style-name="P1"><text:span text:style-name="T12">resolution 1441 and has thus failed to take the final opportunity offered by the </text:span></text:p>
          </draw:text-box>
        </draw:frame>
        <draw:frame draw:style-name="gr1" draw:text-style-name="P2" draw:layer="layout" svg:width="15.115cm" svg:height="0.475cm" svg:x="2.95cm" svg:y="21.721cm">
          <draw:text-box>
            <text:p text:style-name="P1"><text:span text:style-name="T12">Security Council in that resolution. The Attorney General understands that </text:span></text:p>
          </draw:text-box>
        </draw:frame>
        <draw:frame draw:style-name="gr1" draw:text-style-name="P2" draw:layer="layout" svg:width="15.382cm" svg:height="0.475cm" svg:x="2.95cm" svg:y="22.285cm">
          <draw:text-box>
            <text:p text:style-name="P1"><text:span text:style-name="T12">it is unequivocally the Prime Minister’s view that Iraq has committed further </text:span></text:p>
          </draw:text-box>
        </draw:frame>
        <draw:frame draw:style-name="gr1" draw:text-style-name="P2" draw:layer="layout" svg:width="15.488cm" svg:height="0.475cm" svg:x="2.95cm" svg:y="22.85cm">
          <draw:text-box>
            <text:p text:style-name="P1"><text:span text:style-name="T12">material breaches as specified in [operative] paragraph 4 of resolution 1441, </text:span></text:p>
          </draw:text-box>
        </draw:frame>
        <draw:frame draw:style-name="gr1" draw:text-style-name="P2" draw:layer="layout" svg:width="15.89cm" svg:height="0.475cm" svg:x="2.95cm" svg:y="23.414cm">
          <draw:text-box>
            <text:p text:style-name="P1"><text:span text:style-name="T12">but as this is a judgment for the Prime Minister, the Attorney would be grateful </text:span></text:p>
          </draw:text-box>
        </draw:frame>
        <draw:frame draw:style-name="gr1" draw:text-style-name="P2" draw:layer="layout" svg:width="7.639cm" svg:height="0.475cm" svg:x="2.95cm" svg:y="23.978cm">
          <draw:text-box>
            <text:p text:style-name="P1"><text:span text:style-name="T12">for confirmation that this is the case.”</text:span></text:p>
          </draw:text-box>
        </draw:frame>
        <draw:frame draw:style-name="gr1" draw:text-style-name="P2" draw:layer="layout" svg:width="10.657cm" svg:height="0.475cm" svg:x="2.2cm" svg:y="24.893cm">
          <draw:text-box>
            <text:p text:style-name="P1"><text:span text:style-name="T7">935. </text:span><text:span text:style-name="T12"><text:s/>Mr Rycroft replied to Mr Brummell on 15 March:</text:span></text:p>
          </draw:text-box>
        </draw:frame>
        <draw:frame draw:style-name="gr1" draw:text-style-name="P2" draw:layer="layout" svg:width="15.78cm" svg:height="0.475cm" svg:x="2.95cm" svg:y="25.807cm">
          <draw:text-box>
            <text:p text:style-name="P1"><text:span text:style-name="T12">“</text:span><text:span text:style-name="T12">This is to confirm that it is indeed the Prime Minister’s unequivocal view that </text:span></text:p>
          </draw:text-box>
        </draw:frame>
        <draw:frame draw:style-name="gr1" draw:text-style-name="P2" draw:layer="layout" svg:width="15.619cm" svg:height="0.475cm" svg:x="2.95cm" svg:y="26.372cm">
          <draw:text-box>
            <text:p text:style-name="P1"><text:span text:style-name="T12">Iraq is in further material breach of its obligations, as in OP4 of UNSCR 1441, </text:span></text:p>
          </draw:text-box>
        </draw:frame>
      </draw:page>
      <draw:page draw:name="page167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7</text:span></text:p>
          </draw:text-box>
        </draw:frame>
        <draw:frame draw:style-name="gr1" draw:text-style-name="P2" draw:layer="layout" svg:width="15.289cm" svg:height="0.475cm" svg:x="2.95cm" svg:y="2.525cm">
          <draw:text-box>
            <text:p text:style-name="P1"><text:span text:style-name="T12">because of ‘false statements or omissions in the declarations submitted by </text:span></text:p>
          </draw:text-box>
        </draw:frame>
        <draw:frame draw:style-name="gr1" draw:text-style-name="P2" draw:layer="layout" svg:width="16.004cm" svg:height="0.475cm" svg:x="2.95cm" svg:y="3.09cm">
          <draw:text-box>
            <text:p text:style-name="P1"><text:span text:style-name="T12">Iraq pursuant to this resolution and failure to comply with, and co-operate fully </text:span></text:p>
          </draw:text-box>
        </draw:frame>
        <draw:frame draw:style-name="gr1" draw:text-style-name="P2" draw:layer="layout" svg:width="8.105cm" svg:height="0.475cm" svg:x="2.95cm" svg:y="3.654cm">
          <draw:text-box>
            <text:p text:style-name="P1"><text:span text:style-name="T12">in the interpretation of, this resolution’.”</text:span></text:p>
          </draw:text-box>
        </draw:frame>
        <draw:frame draw:style-name="gr1" draw:text-style-name="P2" draw:layer="layout" svg:width="16.508cm" svg:height="0.475cm" svg:x="2.2cm" svg:y="4.568cm">
          <draw:text-box>
            <text:p text:style-name="P1"><text:span text:style-name="T7">936. </text:span><text:span text:style-name="T12"><text:s/>It is unclear what specific grounds Mr Blair relied upon in reaching his view. </text:span></text:p>
          </draw:text-box>
        </draw:frame>
        <draw:frame draw:style-name="gr1" draw:text-style-name="P2" draw:layer="layout" svg:width="16.77cm" svg:height="0.475cm" svg:x="2.2cm" svg:y="5.483cm">
          <draw:text-box>
            <text:p text:style-name="P1"><text:span text:style-name="T7">937. </text:span><text:span text:style-name="T12"><text:s/>In his advice of 7 March, Lord Goldsmith had said that the views of UNMOVIC </text:span></text:p>
          </draw:text-box>
        </draw:frame>
        <draw:frame draw:style-name="gr1" draw:text-style-name="P2" draw:layer="layout" svg:width="15.352cm" svg:height="0.475cm" svg:x="2.2cm" svg:y="6.047cm">
          <draw:text-box>
            <text:p text:style-name="P1"><text:span text:style-name="T12">and the IAEA would be highly significant in demonstrating hard evidence of </text:span></text:p>
          </draw:text-box>
        </draw:frame>
        <draw:frame draw:style-name="gr1" draw:text-style-name="P2" draw:layer="layout" svg:width="15.89cm" svg:height="0.475cm" svg:x="2.2cm" svg:y="6.612cm">
          <draw:text-box>
            <text:p text:style-name="P1"><text:span text:style-name="T12">non-compliance and non-co-operation. In the exchange of letters on 14 and 15 </text:span></text:p>
          </draw:text-box>
        </draw:frame>
        <draw:frame draw:style-name="gr1" draw:text-style-name="P2" draw:layer="layout" svg:width="16.182cm" svg:height="0.475cm" svg:x="2.2cm" svg:y="7.176cm">
          <draw:text-box>
            <text:p text:style-name="P1"><text:span text:style-name="T12">March between Mr Brummell and No.10, there is no reference to their views; the </text:span></text:p>
          </draw:text-box>
        </draw:frame>
        <draw:frame draw:style-name="gr1" draw:text-style-name="P2" draw:layer="layout" svg:width="8.278cm" svg:height="0.475cm" svg:x="2.2cm" svg:y="7.741cm">
          <draw:text-box>
            <text:p text:style-name="P1"><text:span text:style-name="T12">only view referred to was that of Mr Blair.</text:span></text:p>
          </draw:text-box>
        </draw:frame>
        <draw:frame draw:style-name="gr1" draw:text-style-name="P2" draw:layer="layout" svg:width="15.221cm" svg:height="0.475cm" svg:x="2.2cm" svg:y="8.655cm">
          <draw:text-box>
            <text:p text:style-name="P1"><text:span text:style-name="T7">938. </text:span><text:span text:style-name="T12"><text:s/>Following receipt of Mr Brummell’s letter of 14 March, Mr Blair neither </text:span></text:p>
          </draw:text-box>
        </draw:frame>
        <draw:frame draw:style-name="gr1" draw:text-style-name="P2" draw:layer="layout" svg:width="15.653cm" svg:height="0.475cm" svg:x="2.2cm" svg:y="9.22cm">
          <draw:text-box>
            <text:p text:style-name="P1"><text:span text:style-name="T12">requested nor received considered advice addressing the evidence on which </text:span></text:p>
          </draw:text-box>
        </draw:frame>
        <draw:frame draw:style-name="gr1" draw:text-style-name="P2" draw:layer="layout" svg:width="15.792cm" svg:height="0.475cm" svg:x="2.2cm" svg:y="9.784cm">
          <draw:text-box>
            <text:p text:style-name="P1"><text:span text:style-name="T12">he expressed his “unequivocal view” that Iraq was “in further material breach </text:span></text:p>
          </draw:text-box>
        </draw:frame>
        <draw:frame draw:style-name="gr1" draw:text-style-name="P2" draw:layer="layout" svg:width="3.723cm" svg:height="0.475cm" svg:x="2.2cm" svg:y="10.348cm">
          <draw:text-box>
            <text:p text:style-name="P1"><text:span text:style-name="T12">of its obligations”.</text:span></text:p>
          </draw:text-box>
        </draw:frame>
        <draw:frame draw:style-name="gr1" draw:text-style-name="P2" draw:layer="layout" svg:width="13.968cm" svg:height="0.475cm" svg:x="2.2cm" svg:y="11.263cm">
          <draw:text-box>
            <text:p text:style-name="P1"><text:span text:style-name="T7">939. </text:span><text:span text:style-name="T12"><text:s/>Senior Ministers should have considered the question posed in </text:span></text:p>
          </draw:text-box>
        </draw:frame>
        <draw:frame draw:style-name="gr1" draw:text-style-name="P2" draw:layer="layout" svg:width="15.373cm" svg:height="0.475cm" svg:x="2.2cm" svg:y="11.827cm">
          <draw:text-box>
            <text:p text:style-name="P1"><text:span text:style-name="T12">Mr Brummell’s letter of 14 March, either in the Defence and Overseas Policy </text:span></text:p>
          </draw:text-box>
        </draw:frame>
        <draw:frame draw:style-name="gr1" draw:text-style-name="P2" draw:layer="layout" svg:width="16.228cm" svg:height="0.475cm" svg:x="2.2cm" svg:y="12.392cm">
          <draw:text-box>
            <text:p text:style-name="P1"><text:span text:style-name="T12">Committee or a “War Cabinet”, on the basis of formal advice. Such a Committee </text:span></text:p>
          </draw:text-box>
        </draw:frame>
        <draw:frame draw:style-name="gr1" draw:text-style-name="P2" draw:layer="layout" svg:width="15.966cm" svg:height="0.475cm" svg:x="2.2cm" svg:y="12.956cm">
          <draw:text-box>
            <text:p text:style-name="P1"><text:span text:style-name="T12">should then have reported its conclusions to Cabinet before its members were </text:span></text:p>
          </draw:text-box>
        </draw:frame>
        <draw:frame draw:style-name="gr1" draw:text-style-name="P2" draw:layer="layout" svg:width="8.634cm" svg:height="0.475cm" svg:x="2.2cm" svg:y="13.521cm">
          <draw:text-box>
            <text:p text:style-name="P1"><text:span text:style-name="T12">asked to endorse the Government’s policy.</text:span></text:p>
          </draw:text-box>
        </draw:frame>
        <draw:frame draw:style-name="gr6" draw:text-style-name="P7" draw:layer="layout" svg:width="11.965cm" svg:height="0.556cm" svg:x="2.2cm" svg:y="14.642cm">
          <draw:text-box>
            <text:p text:style-name="P1"><text:span text:style-name="T9">Lord Goldsmith’s Written Answer of 17 March 2003</text:span></text:p>
          </draw:text-box>
        </draw:frame>
        <draw:frame draw:style-name="gr1" draw:text-style-name="P2" draw:layer="layout" svg:width="16.639cm" svg:height="0.475cm" svg:x="2.2cm" svg:y="15.47cm">
          <draw:text-box>
            <text:p text:style-name="P1"><text:span text:style-name="T7">940. </text:span><text:span text:style-name="T12"><text:s/>In Parliament during the second week of March, and in the media, there were </text:span></text:p>
          </draw:text-box>
        </draw:frame>
        <draw:frame draw:style-name="gr1" draw:text-style-name="P2" draw:layer="layout" svg:width="14.01cm" svg:height="0.475cm" svg:x="2.2cm" svg:y="16.035cm">
          <draw:text-box>
            <text:p text:style-name="P1"><text:span text:style-name="T12">calls on the Government to make a statement about its legal position.</text:span></text:p>
          </draw:text-box>
        </draw:frame>
        <draw:frame draw:style-name="gr1" draw:text-style-name="P2" draw:layer="layout" svg:width="15.398cm" svg:height="0.475cm" svg:x="2.2cm" svg:y="16.949cm">
          <draw:text-box>
            <text:p text:style-name="P1"><text:span text:style-name="T7">941. </text:span><text:span text:style-name="T12"><text:s/>When Lord Goldsmith spoke to Mr Brummell on 13 March, they agreed </text:span></text:p>
          </draw:text-box>
        </draw:frame>
        <draw:frame draw:style-name="gr1" draw:text-style-name="P2" draw:layer="layout" svg:width="16.254cm" svg:height="0.475cm" svg:x="2.2cm" svg:y="17.513cm">
          <draw:text-box>
            <text:p text:style-name="P1"><text:span text:style-name="T12">that a statement should be prepared “setting out the Attorney’s view of the legal </text:span></text:p>
          </draw:text-box>
        </draw:frame>
        <draw:frame draw:style-name="gr1" draw:text-style-name="P2" draw:layer="layout" svg:width="15.488cm" svg:height="0.475cm" svg:x="2.2cm" svg:y="18.078cm">
          <draw:text-box>
            <text:p text:style-name="P1"><text:span text:style-name="T12">position which could be deployed at Cabinet and in Parliament the following </text:span></text:p>
          </draw:text-box>
        </draw:frame>
        <draw:frame draw:style-name="gr1" draw:text-style-name="P2" draw:layer="layout" svg:width="1.492cm" svg:height="0.475cm" svg:x="2.2cm" svg:y="18.642cm">
          <draw:text-box>
            <text:p text:style-name="P1"><text:span text:style-name="T12">week”. </text:span></text:p>
          </draw:text-box>
        </draw:frame>
        <draw:frame draw:style-name="gr1" draw:text-style-name="P2" draw:layer="layout" svg:width="16.042cm" svg:height="0.475cm" svg:x="2.2cm" svg:y="19.557cm">
          <draw:text-box>
            <text:p text:style-name="P1"><text:span text:style-name="T7">942. </text:span><text:span text:style-name="T12"><text:s/>The message was conveyed to No.10 during the morning of 15 March that </text:span></text:p>
          </draw:text-box>
        </draw:frame>
        <draw:frame draw:style-name="gr1" draw:text-style-name="P2" draw:layer="layout" svg:width="15.801cm" svg:height="0.475cm" svg:x="2.2cm" svg:y="20.121cm">
          <draw:text-box>
            <text:p text:style-name="P1"><text:span text:style-name="T12">Lord Goldsmith “would make clear during the course of the week that there is </text:span></text:p>
          </draw:text-box>
        </draw:frame>
        <draw:frame draw:style-name="gr1" draw:text-style-name="P2" draw:layer="layout" svg:width="12.177cm" svg:height="0.475cm" svg:x="2.2cm" svg:y="20.686cm">
          <draw:text-box>
            <text:p text:style-name="P1"><text:span text:style-name="T12">a sound legal basis for action should that prove necessary”.</text:span></text:p>
          </draw:text-box>
        </draw:frame>
        <draw:frame draw:style-name="gr1" draw:text-style-name="P2" draw:layer="layout" svg:width="15.449cm" svg:height="0.475cm" svg:x="2.2cm" svg:y="21.6cm">
          <draw:text-box>
            <text:p text:style-name="P1"><text:span text:style-name="T7">943. </text:span><text:span text:style-name="T12"><text:s/>The decision that Lord Goldsmith would take the lead in explaining the </text:span></text:p>
          </draw:text-box>
        </draw:frame>
        <draw:frame draw:style-name="gr1" draw:text-style-name="P2" draw:layer="layout" svg:width="15.407cm" svg:height="0.475cm" svg:x="2.2cm" svg:y="22.165cm">
          <draw:text-box>
            <text:p text:style-name="P1"><text:span text:style-name="T12">Government’s legal position to Parliament, rather than the Prime Minister or </text:span></text:p>
          </draw:text-box>
        </draw:frame>
        <draw:frame draw:style-name="gr1" draw:text-style-name="P2" draw:layer="layout" svg:width="14.556cm" svg:height="0.475cm" svg:x="2.2cm" svg:y="22.729cm">
          <draw:text-box>
            <text:p text:style-name="P1"><text:span text:style-name="T12">responsible Secretary of State providing that explanation, was unusual. </text:span></text:p>
          </draw:text-box>
        </draw:frame>
        <draw:frame draw:style-name="gr1" draw:text-style-name="P2" draw:layer="layout" svg:width="16.486cm" svg:height="0.475cm" svg:x="2.2cm" svg:y="23.643cm">
          <draw:text-box>
            <text:p text:style-name="P1"><text:span text:style-name="T7">944. </text:span><text:span text:style-name="T12"><text:s/>The normal practice was, and is, that the Minister responsible for the policy, </text:span></text:p>
          </draw:text-box>
        </draw:frame>
        <draw:frame draw:style-name="gr1" draw:text-style-name="P2" draw:layer="layout" svg:width="14.048cm" svg:height="0.475cm" svg:x="2.2cm" svg:y="24.208cm">
          <draw:text-box>
            <text:p text:style-name="P1"><text:span text:style-name="T12">in this case Mr Blair or Mr Straw, would have made such a statement. </text:span></text:p>
          </draw:text-box>
        </draw:frame>
      </draw:page>
      <draw:page draw:name="page168" draw:style-name="dp1" draw:master-page-name="master-page28">
        <draw:frame draw:style-name="gr4" draw:text-style-name="P5" draw:layer="layout" svg:width="4.587cm" svg:height="0.395cm" svg:x="2.2cm" svg:y="1.138cm">
          <draw:text-box>
            <text:p text:style-name="P1"><text:span text:style-name="T6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8</text:span></text:p>
          </draw:text-box>
        </draw:frame>
        <draw:frame draw:style-name="gr6" draw:text-style-name="P7" draw:layer="layout" svg:width="5.484cm" svg:height="0.556cm" svg:x="2.2cm" svg:y="2.513cm">
          <draw:text-box>
            <text:p text:style-name="P1"><text:span text:style-name="T9">Cabinet, 17 March 2003</text:span></text:p>
          </draw:text-box>
        </draw:frame>
        <draw:frame draw:style-name="gr1" draw:text-style-name="P2" draw:layer="layout" svg:width="16.008cm" svg:height="0.475cm" svg:x="2.2cm" svg:y="3.341cm">
          <draw:text-box>
            <text:p text:style-name="P1"><text:span text:style-name="T7">945. </text:span><text:span text:style-name="T12"><text:s/>Cabinet was provided with the text of Lord Goldsmith’s Written Answer to </text:span></text:p>
          </draw:text-box>
        </draw:frame>
        <draw:frame draw:style-name="gr1" draw:text-style-name="P2" draw:layer="layout" svg:width="12.931cm" svg:height="0.475cm" svg:x="2.2cm" svg:y="3.905cm">
          <draw:text-box>
            <text:p text:style-name="P1"><text:span text:style-name="T12">Baroness Ramsey setting out the legal basis for military action. </text:span></text:p>
          </draw:text-box>
        </draw:frame>
        <draw:frame draw:style-name="gr1" draw:text-style-name="P2" draw:layer="layout" svg:width="16.325cm" svg:height="0.475cm" svg:x="2.2cm" svg:y="4.82cm">
          <draw:text-box>
            <text:p text:style-name="P1"><text:span text:style-name="T7">946. </text:span><text:span text:style-name="T12"><text:s/>That document represented a statement of the Government’s legal position </text:span></text:p>
          </draw:text-box>
        </draw:frame>
        <draw:frame draw:style-name="gr1" draw:text-style-name="P2" draw:layer="layout" svg:width="15.899cm" svg:height="0.475cm" svg:x="2.2cm" svg:y="5.384cm">
          <draw:text-box>
            <text:p text:style-name="P1"><text:span text:style-name="T12">– </text:span><text:span text:style-name="T12">it did not explain the legal basis of the conclusion that Iraq had failed to take </text:span></text:p>
          </draw:text-box>
        </draw:frame>
        <draw:frame draw:style-name="gr1" draw:text-style-name="P2" draw:layer="layout" svg:width="15.645cm" svg:height="0.475cm" svg:x="2.2cm" svg:y="5.949cm">
          <draw:text-box>
            <text:p text:style-name="P1"><text:span text:style-name="T12">“</text:span><text:span text:style-name="T12">the final opportunity” to comply with its disarmament obligations offered by </text:span></text:p>
          </draw:text-box>
        </draw:frame>
        <draw:frame draw:style-name="gr1" draw:text-style-name="P2" draw:layer="layout" svg:width="3.355cm" svg:height="0.475cm" svg:x="2.2cm" svg:y="6.513cm">
          <draw:text-box>
            <text:p text:style-name="P1"><text:span text:style-name="T12">resolution 1441. </text:span></text:p>
          </draw:text-box>
        </draw:frame>
        <draw:frame draw:style-name="gr1" draw:text-style-name="P2" draw:layer="layout" svg:width="16.643cm" svg:height="0.475cm" svg:x="2.2cm" svg:y="7.428cm">
          <draw:text-box>
            <text:p text:style-name="P1"><text:span text:style-name="T7">947. </text:span><text:span text:style-name="T12"><text:s/>Lord Goldsmith told Cabinet that it was “plain” that Iraq had failed to comply </text:span></text:p>
          </draw:text-box>
        </draw:frame>
        <draw:frame draw:style-name="gr1" draw:text-style-name="P2" draw:layer="layout" svg:width="15.301cm" svg:height="0.475cm" svg:x="2.2cm" svg:y="7.992cm">
          <draw:text-box>
            <text:p text:style-name="P1"><text:span text:style-name="T12">with its obligations and continued to be in “material breach” of the relevant </text:span></text:p>
          </draw:text-box>
        </draw:frame>
        <draw:frame draw:style-name="gr1" draw:text-style-name="P2" draw:layer="layout" svg:width="16.652cm" svg:height="0.475cm" svg:x="2.2cm" svg:y="8.556cm">
          <draw:text-box>
            <text:p text:style-name="P1"><text:span text:style-name="T12">Security Council resolutions. The authority to use force under resolution 678 was, </text:span></text:p>
          </draw:text-box>
        </draw:frame>
        <draw:frame draw:style-name="gr1" draw:text-style-name="P2" draw:layer="layout" svg:width="15.97cm" svg:height="0.475cm" svg:x="2.2cm" svg:y="9.121cm">
          <draw:text-box>
            <text:p text:style-name="P1"><text:span text:style-name="T12">“</text:span><text:span text:style-name="T12">as a result”, revived. Lord Goldsmith said that there was no need for a further </text:span></text:p>
          </draw:text-box>
        </draw:frame>
        <draw:frame draw:style-name="gr1" draw:text-style-name="P2" draw:layer="layout" svg:width="2.288cm" svg:height="0.475cm" svg:x="2.2cm" svg:y="9.685cm">
          <draw:text-box>
            <text:p text:style-name="P1"><text:span text:style-name="T12">resolution. </text:span></text:p>
          </draw:text-box>
        </draw:frame>
        <draw:frame draw:style-name="gr1" draw:text-style-name="P2" draw:layer="layout" svg:width="16cm" svg:height="0.475cm" svg:x="2.2cm" svg:y="10.6cm">
          <draw:text-box>
            <text:p text:style-name="P1"><text:span text:style-name="T7">948. </text:span><text:span text:style-name="T12"><text:s/>Cabinet was not provided with written advice which set out, as the advice </text:span></text:p>
          </draw:text-box>
        </draw:frame>
        <draw:frame draw:style-name="gr1" draw:text-style-name="P2" draw:layer="layout" svg:width="15.344cm" svg:height="0.475cm" svg:x="2.2cm" svg:y="11.164cm">
          <draw:text-box>
            <text:p text:style-name="P1"><text:span text:style-name="T12">of 7 March had done, the conflicting arguments regarding the legal effect of </text:span></text:p>
          </draw:text-box>
        </draw:frame>
        <draw:frame draw:style-name="gr1" draw:text-style-name="P2" draw:layer="layout" svg:width="15.869cm" svg:height="0.475cm" svg:x="2.2cm" svg:y="11.729cm">
          <draw:text-box>
            <text:p text:style-name="P1"><text:span text:style-name="T12">resolution 1441 and whether, in particular, it authorised military action without </text:span></text:p>
          </draw:text-box>
        </draw:frame>
        <draw:frame draw:style-name="gr1" draw:text-style-name="P2" draw:layer="layout" svg:width="8.744cm" svg:height="0.475cm" svg:x="2.2cm" svg:y="12.293cm">
          <draw:text-box>
            <text:p text:style-name="P1"><text:span text:style-name="T12">a further resolution of the Security Council.</text:span></text:p>
          </draw:text-box>
        </draw:frame>
        <draw:frame draw:style-name="gr1" draw:text-style-name="P2" draw:layer="layout" svg:width="15.259cm" svg:height="0.475cm" svg:x="2.2cm" svg:y="13.208cm">
          <draw:text-box>
            <text:p text:style-name="P1"><text:span text:style-name="T7">949. </text:span><text:span text:style-name="T12"><text:s/>Cabinet was not provided with, or informed of, Mr Brummell’s letter to </text:span></text:p>
          </draw:text-box>
        </draw:frame>
        <draw:frame draw:style-name="gr1" draw:text-style-name="P2" draw:layer="layout" svg:width="15.941cm" svg:height="0.475cm" svg:x="2.2cm" svg:y="13.772cm">
          <draw:text-box>
            <text:p text:style-name="P1"><text:span text:style-name="T12">Mr Rycroft of 14 March; or Mr Rycroft’s response of 15 March. Cabinet was not </text:span></text:p>
          </draw:text-box>
        </draw:frame>
        <draw:frame draw:style-name="gr1" draw:text-style-name="P2" draw:layer="layout" svg:width="14.226cm" svg:height="0.475cm" svg:x="2.2cm" svg:y="14.336cm">
          <draw:text-box>
            <text:p text:style-name="P1"><text:span text:style-name="T12">told how Mr Blair had reached the view recorded in Mr Rycroft’s letter. </text:span></text:p>
          </draw:text-box>
        </draw:frame>
        <draw:frame draw:style-name="gr1" draw:text-style-name="P2" draw:layer="layout" svg:width="15.712cm" svg:height="0.475cm" svg:x="2.2cm" svg:y="15.251cm">
          <draw:text-box>
            <text:p text:style-name="P1"><text:span text:style-name="T7">950. </text:span><text:span text:style-name="T12"><text:s/>The majority of Cabinet members who gave evidence to the Inquiry took </text:span></text:p>
          </draw:text-box>
        </draw:frame>
        <draw:frame draw:style-name="gr1" draw:text-style-name="P2" draw:layer="layout" svg:width="16.313cm" svg:height="0.475cm" svg:x="2.2cm" svg:y="15.815cm">
          <draw:text-box>
            <text:p text:style-name="P1"><text:span text:style-name="T12">the position that the role of the Attorney General on 17 March was, simply, to tell </text:span></text:p>
          </draw:text-box>
        </draw:frame>
        <draw:frame draw:style-name="gr1" draw:text-style-name="P2" draw:layer="layout" svg:width="13.261cm" svg:height="0.475cm" svg:x="2.2cm" svg:y="16.38cm">
          <draw:text-box>
            <text:p text:style-name="P1"><text:span text:style-name="T12">Cabinet whether or not there was a legal basis for military action. </text:span></text:p>
          </draw:text-box>
        </draw:frame>
        <draw:frame draw:style-name="gr1" draw:text-style-name="P2" draw:layer="layout" svg:width="15.623cm" svg:height="0.475cm" svg:x="2.2cm" svg:y="17.294cm">
          <draw:text-box>
            <text:p text:style-name="P1"><text:span text:style-name="T7">951. </text:span><text:span text:style-name="T12"><text:s/>None of those Ministers who had read Lord Goldsmith’s 7 March advice </text:span></text:p>
          </draw:text-box>
        </draw:frame>
        <draw:frame draw:style-name="gr1" draw:text-style-name="P2" draw:layer="layout" svg:width="16.618cm" svg:height="0.475cm" svg:x="2.2cm" svg:y="17.859cm">
          <draw:text-box>
            <text:p text:style-name="P1"><text:span text:style-name="T12">asked for an explanation as to why his legal view of resolution 1441 had changed. </text:span></text:p>
          </draw:text-box>
        </draw:frame>
        <draw:frame draw:style-name="gr1" draw:text-style-name="P2" draw:layer="layout" svg:width="16.11cm" svg:height="0.475cm" svg:x="2.2cm" svg:y="18.773cm">
          <draw:text-box>
            <text:p text:style-name="P1"><text:span text:style-name="T7">952. </text:span><text:span text:style-name="T12"><text:s/>There was little appetite to question Lord Goldsmith about his advice, and </text:span></text:p>
          </draw:text-box>
        </draw:frame>
        <draw:frame draw:style-name="gr1" draw:text-style-name="P2" draw:layer="layout" svg:width="12.228cm" svg:height="0.475cm" svg:x="2.2cm" svg:y="19.338cm">
          <draw:text-box>
            <text:p text:style-name="P1"><text:span text:style-name="T12">no substantive discussion of the legal issues was recorded. </text:span></text:p>
          </draw:text-box>
        </draw:frame>
        <draw:frame draw:style-name="gr1" draw:text-style-name="P2" draw:layer="layout" svg:width="15.928cm" svg:height="0.475cm" svg:x="2.2cm" svg:y="20.252cm">
          <draw:text-box>
            <text:p text:style-name="P1"><text:span text:style-name="T7">953. </text:span><text:span text:style-name="T12"><text:s/>Cabinet was not misled on 17 March and the exchange of letters between </text:span></text:p>
          </draw:text-box>
        </draw:frame>
        <draw:frame draw:style-name="gr1" draw:text-style-name="P2" draw:layer="layout" svg:width="15.881cm" svg:height="0.475cm" svg:x="2.2cm" svg:y="20.816cm">
          <draw:text-box>
            <text:p text:style-name="P1"><text:span text:style-name="T12">the Attorney General’s office and No.10 on 14 and 15 March did not constitute, </text:span></text:p>
          </draw:text-box>
        </draw:frame>
        <draw:frame draw:style-name="gr1" draw:text-style-name="P2" draw:layer="layout" svg:width="11.017cm" svg:height="0.475cm" svg:x="2.2cm" svg:y="21.381cm">
          <draw:text-box>
            <text:p text:style-name="P1"><text:span text:style-name="T12">as suggested to the Inquiry by Ms Short, a “side deal”.</text:span></text:p>
          </draw:text-box>
        </draw:frame>
        <draw:frame draw:style-name="gr1" draw:text-style-name="P2" draw:layer="layout" svg:width="14.721cm" svg:height="0.475cm" svg:x="2.2cm" svg:y="22.295cm">
          <draw:text-box>
            <text:p text:style-name="P1"><text:span text:style-name="T7">954. </text:span><text:span text:style-name="T12"><text:s/>Cabinet was, however, being asked to confirm the decision that the </text:span></text:p>
          </draw:text-box>
        </draw:frame>
        <draw:frame draw:style-name="gr1" draw:text-style-name="P2" draw:layer="layout" svg:width="15.653cm" svg:height="0.475cm" svg:x="2.2cm" svg:y="22.86cm">
          <draw:text-box>
            <text:p text:style-name="P1"><text:span text:style-name="T12">diplomatic process was at an end and that the House of Commons should be </text:span></text:p>
          </draw:text-box>
        </draw:frame>
        <draw:frame draw:style-name="gr1" draw:text-style-name="P2" draw:layer="layout" svg:width="16.008cm" svg:height="0.475cm" svg:x="2.2cm" svg:y="23.424cm">
          <draw:text-box>
            <text:p text:style-name="P1"><text:span text:style-name="T12">asked to endorse the use of military action to enforce Iraq’s compliance. Given </text:span></text:p>
          </draw:text-box>
        </draw:frame>
        <draw:frame draw:style-name="gr1" draw:text-style-name="P2" draw:layer="layout" svg:width="15.902cm" svg:height="0.475cm" svg:x="2.2cm" svg:y="23.989cm">
          <draw:text-box>
            <text:p text:style-name="P1"><text:span text:style-name="T12">the gravity of this decision, Cabinet should have been made aware of the legal </text:span></text:p>
          </draw:text-box>
        </draw:frame>
        <draw:frame draw:style-name="gr1" draw:text-style-name="P2" draw:layer="layout" svg:width="2.762cm" svg:height="0.475cm" svg:x="2.2cm" svg:y="24.553cm">
          <draw:text-box>
            <text:p text:style-name="P1"><text:span text:style-name="T12">uncertainties.</text:span></text:p>
          </draw:text-box>
        </draw:frame>
        <draw:frame draw:style-name="gr1" draw:text-style-name="P2" draw:layer="layout" svg:width="15.809cm" svg:height="0.475cm" svg:x="2.2cm" svg:y="25.468cm">
          <draw:text-box>
            <text:p text:style-name="P1"><text:span text:style-name="T7">955. </text:span><text:span text:style-name="T12"><text:s/>Lord Goldsmith should have been asked to provide written advice which </text:span></text:p>
          </draw:text-box>
        </draw:frame>
        <draw:frame draw:style-name="gr1" draw:text-style-name="P2" draw:layer="layout" svg:width="15.949cm" svg:height="0.475cm" svg:x="2.2cm" svg:y="26.032cm">
          <draw:text-box>
            <text:p text:style-name="P1"><text:span text:style-name="T12">fully reflected the position on 17 March, explained the legal basis on which the </text:span></text:p>
          </draw:text-box>
        </draw:frame>
        <draw:frame draw:style-name="gr1" draw:text-style-name="P2" draw:layer="layout" svg:width="13.875cm" svg:height="0.475cm" svg:x="2.2cm" svg:y="26.596cm">
          <draw:text-box>
            <text:p text:style-name="P1"><text:span text:style-name="T12">UK could take military action and set out the risks of legal challenge.</text:span></text:p>
          </draw:text-box>
        </draw:frame>
      </draw:page>
      <draw:page draw:name="page169" draw:style-name="dp1" draw:master-page-name="master-page28">
        <draw:frame draw:style-name="gr4" draw:text-style-name="P5" draw:layer="layout" svg:width="12.313cm" svg:height="0.395cm" svg:x="6.453cm" svg:y="1.138cm">
          <draw:text-box>
            <text:p text:style-name="P1"><text:span text:style-name="T6">5 <text:s/>| <text:s/>Advice on the legal basis for military action, November 2002 to March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9</text:span></text:p>
          </draw:text-box>
        </draw:frame>
        <draw:frame draw:style-name="gr1" draw:text-style-name="P2" draw:layer="layout" svg:width="16.808cm" svg:height="0.475cm" svg:x="2.2cm" svg:y="2.525cm">
          <draw:text-box>
            <text:p text:style-name="P1"><text:span text:style-name="T7">956. </text:span><text:span text:style-name="T12"><text:s/>The advice should have addressed the significance of the exchange of letters </text:span></text:p>
          </draw:text-box>
        </draw:frame>
        <draw:frame draw:style-name="gr1" draw:text-style-name="P2" draw:layer="layout" svg:width="15.83cm" svg:height="0.475cm" svg:x="2.2cm" svg:y="3.09cm">
          <draw:text-box>
            <text:p text:style-name="P1"><text:span text:style-name="T12">of 14 and 15 March and how, in the absence of agreement from the majority of </text:span></text:p>
          </draw:text-box>
        </draw:frame>
        <draw:frame draw:style-name="gr1" draw:text-style-name="P2" draw:layer="layout" svg:width="16.389cm" svg:height="0.475cm" svg:x="2.2cm" svg:y="3.654cm">
          <draw:text-box>
            <text:p text:style-name="P1"><text:span text:style-name="T12">members of the Security Council, the point had been reached that Iraq had failed </text:span></text:p>
          </draw:text-box>
        </draw:frame>
        <draw:frame draw:style-name="gr1" draw:text-style-name="P2" draw:layer="layout" svg:width="11.22cm" svg:height="0.475cm" svg:x="2.2cm" svg:y="4.218cm">
          <draw:text-box>
            <text:p text:style-name="P1"><text:span text:style-name="T12">to take the final opportunity offered by resolution 1441. </text:span></text:p>
          </draw:text-box>
        </draw:frame>
        <draw:frame draw:style-name="gr1" draw:text-style-name="P2" draw:layer="layout" svg:width="15.483cm" svg:height="0.475cm" svg:x="2.2cm" svg:y="5.133cm">
          <draw:text-box>
            <text:p text:style-name="P1"><text:span text:style-name="T7">957. </text:span><text:span text:style-name="T12"><text:s/>The advice should have been provided to Ministers and senior officials </text:span></text:p>
          </draw:text-box>
        </draw:frame>
        <draw:frame draw:style-name="gr1" draw:text-style-name="P2" draw:layer="layout" svg:width="15.06cm" svg:height="0.475cm" svg:x="2.2cm" svg:y="5.697cm">
          <draw:text-box>
            <text:p text:style-name="P1"><text:span text:style-name="T12">whose responsibilities were directly engaged and should have been made </text:span></text:p>
          </draw:text-box>
        </draw:frame>
        <draw:frame draw:style-name="gr1" draw:text-style-name="P2" draw:layer="layout" svg:width="4.227cm" svg:height="0.475cm" svg:x="2.2cm" svg:y="6.262cm">
          <draw:text-box>
            <text:p text:style-name="P1"><text:span text:style-name="T12">available to Cabinet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8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971"/>
    <meta:generator>LibreOffice/5.1.4.2$Linux_X86_64 LibreOffice_project/10m0$Build-2</meta:generator>
  </office:meta>
</office:document-meta>
</file>